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1.9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7B_3_20217" table:style-name="ta1">
        <table:shapes>
          <draw:frame draw:z-index="0" draw:style-name="gr1" draw:text-style-name="P1" svg:width="38.045cm" svg:height="21.494cm" svg:x="3.797cm" svg:y="0.108cm">
            <draw:object draw:notify-on-update-of-ranges="27B_3_20217.A1:27B_3_20217.A3983 27B_3_20217.B1:27B_3_20217.B39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.122966" calcext:value-type="float">
            <text:p>2,122966</text:p>
          </table:table-cell>
          <table:table-cell office:value-type="float" office:value="9.20342" calcext:value-type="float">
            <text:p>9,20342</text:p>
          </table:table-cell>
        </table:table-row>
        <table:table-row table:style-name="ro1">
          <table:table-cell office:value-type="float" office:value="2.492672" calcext:value-type="float">
            <text:p>2,492672</text:p>
          </table:table-cell>
          <table:table-cell office:value-type="float" office:value="9.655583" calcext:value-type="float">
            <text:p>9,655583</text:p>
          </table:table-cell>
        </table:table-row>
        <table:table-row table:style-name="ro1">
          <table:table-cell office:value-type="float" office:value="1.803407" calcext:value-type="float">
            <text:p>1,803407</text:p>
          </table:table-cell>
          <table:table-cell office:value-type="float" office:value="2.345471" calcext:value-type="float">
            <text:p>2,345471</text:p>
          </table:table-cell>
        </table:table-row>
        <table:table-row table:style-name="ro1">
          <table:table-cell office:value-type="float" office:value="1.943492" calcext:value-type="float">
            <text:p>1,943492</text:p>
          </table:table-cell>
          <table:table-cell office:value-type="float" office:value="8.658772" calcext:value-type="float">
            <text:p>8,658772</text:p>
          </table:table-cell>
        </table:table-row>
        <table:table-row table:style-name="ro1">
          <table:table-cell office:value-type="float" office:value="7.995486" calcext:value-type="float">
            <text:p>7,995486</text:p>
          </table:table-cell>
          <table:table-cell office:value-type="float" office:value="7.261077" calcext:value-type="float">
            <text:p>7,261077</text:p>
          </table:table-cell>
        </table:table-row>
        <table:table-row table:style-name="ro1">
          <table:table-cell office:value-type="float" office:value="2.346578" calcext:value-type="float">
            <text:p>2,346578</text:p>
          </table:table-cell>
          <table:table-cell office:value-type="float" office:value="3.594872" calcext:value-type="float">
            <text:p>3,594872</text:p>
          </table:table-cell>
        </table:table-row>
        <table:table-row table:style-name="ro1">
          <table:table-cell office:value-type="float" office:value="6.831323" calcext:value-type="float">
            <text:p>6,831323</text:p>
          </table:table-cell>
          <table:table-cell office:value-type="float" office:value="5.383441" calcext:value-type="float">
            <text:p>5,383441</text:p>
          </table:table-cell>
        </table:table-row>
        <table:table-row table:style-name="ro1">
          <table:table-cell office:value-type="float" office:value="2.901459" calcext:value-type="float">
            <text:p>2,901459</text:p>
          </table:table-cell>
          <table:table-cell office:value-type="float" office:value="8.522512" calcext:value-type="float">
            <text:p>8,522512</text:p>
          </table:table-cell>
        </table:table-row>
        <table:table-row table:style-name="ro1">
          <table:table-cell office:value-type="float" office:value="1.999171" calcext:value-type="float">
            <text:p>1,999171</text:p>
          </table:table-cell>
          <table:table-cell office:value-type="float" office:value="9.702788" calcext:value-type="float">
            <text:p>9,702788</text:p>
          </table:table-cell>
        </table:table-row>
        <table:table-row table:style-name="ro1">
          <table:table-cell office:value-type="float" office:value="7.60201" calcext:value-type="float">
            <text:p>7,60201</text:p>
          </table:table-cell>
          <table:table-cell office:value-type="float" office:value="6.108028" calcext:value-type="float">
            <text:p>6,108028</text:p>
          </table:table-cell>
        </table:table-row>
        <table:table-row table:style-name="ro1">
          <table:table-cell office:value-type="float" office:value="7.247791" calcext:value-type="float">
            <text:p>7,247791</text:p>
          </table:table-cell>
          <table:table-cell office:value-type="float" office:value="4.820118" calcext:value-type="float">
            <text:p>4,820118</text:p>
          </table:table-cell>
        </table:table-row>
        <table:table-row table:style-name="ro1">
          <table:table-cell office:value-type="float" office:value="6.22288" calcext:value-type="float">
            <text:p>6,22288</text:p>
          </table:table-cell>
          <table:table-cell office:value-type="float" office:value="6.5243" calcext:value-type="float">
            <text:p>6,5243</text:p>
          </table:table-cell>
        </table:table-row>
        <table:table-row table:style-name="ro1">
          <table:table-cell office:value-type="float" office:value="1.982827" calcext:value-type="float">
            <text:p>1,982827</text:p>
          </table:table-cell>
          <table:table-cell office:value-type="float" office:value="9.760588" calcext:value-type="float">
            <text:p>9,760588</text:p>
          </table:table-cell>
        </table:table-row>
        <table:table-row table:style-name="ro1">
          <table:table-cell office:value-type="float" office:value="2.519185" calcext:value-type="float">
            <text:p>2,519185</text:p>
          </table:table-cell>
          <table:table-cell office:value-type="float" office:value="3.047538" calcext:value-type="float">
            <text:p>3,047538</text:p>
          </table:table-cell>
        </table:table-row>
        <table:table-row table:style-name="ro1">
          <table:table-cell office:value-type="float" office:value="7.267583" calcext:value-type="float">
            <text:p>7,267583</text:p>
          </table:table-cell>
          <table:table-cell office:value-type="float" office:value="6.552831" calcext:value-type="float">
            <text:p>6,552831</text:p>
          </table:table-cell>
        </table:table-row>
        <table:table-row table:style-name="ro1">
          <table:table-cell office:value-type="float" office:value="2.580154" calcext:value-type="float">
            <text:p>2,580154</text:p>
          </table:table-cell>
          <table:table-cell office:value-type="float" office:value="8.730553" calcext:value-type="float">
            <text:p>8,730553</text:p>
          </table:table-cell>
        </table:table-row>
        <table:table-row table:style-name="ro1">
          <table:table-cell office:value-type="float" office:value="1.813853" calcext:value-type="float">
            <text:p>1,813853</text:p>
          </table:table-cell>
          <table:table-cell office:value-type="float" office:value="9.47661" calcext:value-type="float">
            <text:p>9,47661</text:p>
          </table:table-cell>
        </table:table-row>
        <table:table-row table:style-name="ro1">
          <table:table-cell office:value-type="float" office:value="6.306197" calcext:value-type="float">
            <text:p>6,306197</text:p>
          </table:table-cell>
          <table:table-cell office:value-type="float" office:value="6.374888" calcext:value-type="float">
            <text:p>6,374888</text:p>
          </table:table-cell>
        </table:table-row>
        <table:table-row table:style-name="ro1">
          <table:table-cell office:value-type="float" office:value="2.738847" calcext:value-type="float">
            <text:p>2,738847</text:p>
          </table:table-cell>
          <table:table-cell office:value-type="float" office:value="4.602722" calcext:value-type="float">
            <text:p>4,602722</text:p>
          </table:table-cell>
        </table:table-row>
        <table:table-row table:style-name="ro1">
          <table:table-cell office:value-type="float" office:value="1.024506" calcext:value-type="float">
            <text:p>1,024506</text:p>
          </table:table-cell>
          <table:table-cell office:value-type="float" office:value="9.456661" calcext:value-type="float">
            <text:p>9,456661</text:p>
          </table:table-cell>
        </table:table-row>
        <table:table-row table:style-name="ro1">
          <table:table-cell office:value-type="float" office:value="1.353096" calcext:value-type="float">
            <text:p>1,353096</text:p>
          </table:table-cell>
          <table:table-cell office:value-type="float" office:value="8.094062" calcext:value-type="float">
            <text:p>8,094062</text:p>
          </table:table-cell>
        </table:table-row>
        <table:table-row table:style-name="ro1">
          <table:table-cell office:value-type="float" office:value="6.729303" calcext:value-type="float">
            <text:p>6,729303</text:p>
          </table:table-cell>
          <table:table-cell office:value-type="float" office:value="5.899983" calcext:value-type="float">
            <text:p>5,899983</text:p>
          </table:table-cell>
        </table:table-row>
        <table:table-row table:style-name="ro1">
          <table:table-cell office:value-type="float" office:value="1.611864" calcext:value-type="float">
            <text:p>1,611864</text:p>
          </table:table-cell>
          <table:table-cell office:value-type="float" office:value="3.892892" calcext:value-type="float">
            <text:p>3,892892</text:p>
          </table:table-cell>
        </table:table-row>
        <table:table-row table:style-name="ro1">
          <table:table-cell office:value-type="float" office:value="6.223524" calcext:value-type="float">
            <text:p>6,223524</text:p>
          </table:table-cell>
          <table:table-cell office:value-type="float" office:value="5.291315" calcext:value-type="float">
            <text:p>5,291315</text:p>
          </table:table-cell>
        </table:table-row>
        <table:table-row table:style-name="ro1">
          <table:table-cell office:value-type="float" office:value="2.084861" calcext:value-type="float">
            <text:p>2,084861</text:p>
          </table:table-cell>
          <table:table-cell office:value-type="float" office:value="2.922688" calcext:value-type="float">
            <text:p>2,922688</text:p>
          </table:table-cell>
        </table:table-row>
        <table:table-row table:style-name="ro1">
          <table:table-cell office:value-type="float" office:value="1.652317" calcext:value-type="float">
            <text:p>1,652317</text:p>
          </table:table-cell>
          <table:table-cell office:value-type="float" office:value="8.009504" calcext:value-type="float">
            <text:p>8,009504</text:p>
          </table:table-cell>
        </table:table-row>
        <table:table-row table:style-name="ro1">
          <table:table-cell office:value-type="float" office:value="1.514278" calcext:value-type="float">
            <text:p>1,514278</text:p>
          </table:table-cell>
          <table:table-cell office:value-type="float" office:value="10.225036" calcext:value-type="float">
            <text:p>10,225036</text:p>
          </table:table-cell>
        </table:table-row>
        <table:table-row table:style-name="ro1">
          <table:table-cell office:value-type="float" office:value="2.005621" calcext:value-type="float">
            <text:p>2,005621</text:p>
          </table:table-cell>
          <table:table-cell office:value-type="float" office:value="9.20894" calcext:value-type="float">
            <text:p>9,20894</text:p>
          </table:table-cell>
        </table:table-row>
        <table:table-row table:style-name="ro1">
          <table:table-cell office:value-type="float" office:value="1.955444" calcext:value-type="float">
            <text:p>1,955444</text:p>
          </table:table-cell>
          <table:table-cell office:value-type="float" office:value="2.586462" calcext:value-type="float">
            <text:p>2,586462</text:p>
          </table:table-cell>
        </table:table-row>
        <table:table-row table:style-name="ro1">
          <table:table-cell office:value-type="float" office:value="6.006567" calcext:value-type="float">
            <text:p>6,006567</text:p>
          </table:table-cell>
          <table:table-cell office:value-type="float" office:value="6.214326" calcext:value-type="float">
            <text:p>6,214326</text:p>
          </table:table-cell>
        </table:table-row>
        <table:table-row table:style-name="ro1">
          <table:table-cell office:value-type="float" office:value="1.368575" calcext:value-type="float">
            <text:p>1,368575</text:p>
          </table:table-cell>
          <table:table-cell office:value-type="float" office:value="8.421239" calcext:value-type="float">
            <text:p>8,421239</text:p>
          </table:table-cell>
        </table:table-row>
        <table:table-row table:style-name="ro1">
          <table:table-cell office:value-type="float" office:value="2.110974" calcext:value-type="float">
            <text:p>2,110974</text:p>
          </table:table-cell>
          <table:table-cell office:value-type="float" office:value="10.271941" calcext:value-type="float">
            <text:p>10,271941</text:p>
          </table:table-cell>
        </table:table-row>
        <table:table-row table:style-name="ro1">
          <table:table-cell office:value-type="float" office:value="2.396359" calcext:value-type="float">
            <text:p>2,396359</text:p>
          </table:table-cell>
          <table:table-cell office:value-type="float" office:value="9.781211" calcext:value-type="float">
            <text:p>9,781211</text:p>
          </table:table-cell>
        </table:table-row>
        <table:table-row table:style-name="ro1">
          <table:table-cell office:value-type="float" office:value="6.551895" calcext:value-type="float">
            <text:p>6,551895</text:p>
          </table:table-cell>
          <table:table-cell office:value-type="float" office:value="5.582045" calcext:value-type="float">
            <text:p>5,582045</text:p>
          </table:table-cell>
        </table:table-row>
        <table:table-row table:style-name="ro1">
          <table:table-cell office:value-type="float" office:value="1.617832" calcext:value-type="float">
            <text:p>1,617832</text:p>
          </table:table-cell>
          <table:table-cell office:value-type="float" office:value="9.248913" calcext:value-type="float">
            <text:p>9,248913</text:p>
          </table:table-cell>
        </table:table-row>
        <table:table-row table:style-name="ro1">
          <table:table-cell office:value-type="float" office:value="6.380771" calcext:value-type="float">
            <text:p>6,380771</text:p>
          </table:table-cell>
          <table:table-cell office:value-type="float" office:value="5.780159" calcext:value-type="float">
            <text:p>5,780159</text:p>
          </table:table-cell>
        </table:table-row>
        <table:table-row table:style-name="ro1">
          <table:table-cell office:value-type="float" office:value="3.07618" calcext:value-type="float">
            <text:p>3,07618</text:p>
          </table:table-cell>
          <table:table-cell office:value-type="float" office:value="3.804886" calcext:value-type="float">
            <text:p>3,804886</text:p>
          </table:table-cell>
        </table:table-row>
        <table:table-row table:style-name="ro1">
          <table:table-cell office:value-type="float" office:value="6.786945" calcext:value-type="float">
            <text:p>6,786945</text:p>
          </table:table-cell>
          <table:table-cell office:value-type="float" office:value="6.264249" calcext:value-type="float">
            <text:p>6,264249</text:p>
          </table:table-cell>
        </table:table-row>
        <table:table-row table:style-name="ro1">
          <table:table-cell office:value-type="float" office:value="3.001862" calcext:value-type="float">
            <text:p>3,001862</text:p>
          </table:table-cell>
          <table:table-cell office:value-type="float" office:value="10.253019" calcext:value-type="float">
            <text:p>10,253019</text:p>
          </table:table-cell>
        </table:table-row>
        <table:table-row table:style-name="ro1">
          <table:table-cell office:value-type="float" office:value="6.964089" calcext:value-type="float">
            <text:p>6,964089</text:p>
          </table:table-cell>
          <table:table-cell office:value-type="float" office:value="5.035962" calcext:value-type="float">
            <text:p>5,035962</text:p>
          </table:table-cell>
        </table:table-row>
        <table:table-row table:style-name="ro1">
          <table:table-cell office:value-type="float" office:value="1.645078" calcext:value-type="float">
            <text:p>1,645078</text:p>
          </table:table-cell>
          <table:table-cell office:value-type="float" office:value="9.643124" calcext:value-type="float">
            <text:p>9,643124</text:p>
          </table:table-cell>
        </table:table-row>
        <table:table-row table:style-name="ro1">
          <table:table-cell office:value-type="float" office:value="6.3719" calcext:value-type="float">
            <text:p>6,3719</text:p>
          </table:table-cell>
          <table:table-cell office:value-type="float" office:value="6.211592" calcext:value-type="float">
            <text:p>6,211592</text:p>
          </table:table-cell>
        </table:table-row>
        <table:table-row table:style-name="ro1">
          <table:table-cell office:value-type="float" office:value="1.678823" calcext:value-type="float">
            <text:p>1,678823</text:p>
          </table:table-cell>
          <table:table-cell office:value-type="float" office:value="8.79775" calcext:value-type="float">
            <text:p>8,79775</text:p>
          </table:table-cell>
        </table:table-row>
        <table:table-row table:style-name="ro1">
          <table:table-cell office:value-type="float" office:value="6.84311" calcext:value-type="float">
            <text:p>6,84311</text:p>
          </table:table-cell>
          <table:table-cell office:value-type="float" office:value="6.998571" calcext:value-type="float">
            <text:p>6,998571</text:p>
          </table:table-cell>
        </table:table-row>
        <table:table-row table:style-name="ro1">
          <table:table-cell office:value-type="float" office:value="2.836901" calcext:value-type="float">
            <text:p>2,836901</text:p>
          </table:table-cell>
          <table:table-cell office:value-type="float" office:value="2.867178" calcext:value-type="float">
            <text:p>2,867178</text:p>
          </table:table-cell>
        </table:table-row>
        <table:table-row table:style-name="ro1">
          <table:table-cell office:value-type="float" office:value="5.429195" calcext:value-type="float">
            <text:p>5,429195</text:p>
          </table:table-cell>
          <table:table-cell office:value-type="float" office:value="5.611688" calcext:value-type="float">
            <text:p>5,611688</text:p>
          </table:table-cell>
        </table:table-row>
        <table:table-row table:style-name="ro1">
          <table:table-cell office:value-type="float" office:value="7.358035" calcext:value-type="float">
            <text:p>7,358035</text:p>
          </table:table-cell>
          <table:table-cell office:value-type="float" office:value="6.985829" calcext:value-type="float">
            <text:p>6,985829</text:p>
          </table:table-cell>
        </table:table-row>
        <table:table-row table:style-name="ro1">
          <table:table-cell office:value-type="float" office:value="3.069012" calcext:value-type="float">
            <text:p>3,069012</text:p>
          </table:table-cell>
          <table:table-cell office:value-type="float" office:value="9.269434" calcext:value-type="float">
            <text:p>9,269434</text:p>
          </table:table-cell>
        </table:table-row>
        <table:table-row table:style-name="ro1">
          <table:table-cell office:value-type="float" office:value="3.269416" calcext:value-type="float">
            <text:p>3,269416</text:p>
          </table:table-cell>
          <table:table-cell office:value-type="float" office:value="3.404041" calcext:value-type="float">
            <text:p>3,404041</text:p>
          </table:table-cell>
        </table:table-row>
        <table:table-row table:style-name="ro1">
          <table:table-cell office:value-type="float" office:value="1.232051" calcext:value-type="float">
            <text:p>1,232051</text:p>
          </table:table-cell>
          <table:table-cell office:value-type="float" office:value="8.898983" calcext:value-type="float">
            <text:p>8,898983</text:p>
          </table:table-cell>
        </table:table-row>
        <table:table-row table:style-name="ro1">
          <table:table-cell office:value-type="float" office:value="7.351445" calcext:value-type="float">
            <text:p>7,351445</text:p>
          </table:table-cell>
          <table:table-cell office:value-type="float" office:value="6.960172" calcext:value-type="float">
            <text:p>6,960172</text:p>
          </table:table-cell>
        </table:table-row>
        <table:table-row table:style-name="ro1">
          <table:table-cell office:value-type="float" office:value="1.555967" calcext:value-type="float">
            <text:p>1,555967</text:p>
          </table:table-cell>
          <table:table-cell office:value-type="float" office:value="2.658257" calcext:value-type="float">
            <text:p>2,658257</text:p>
          </table:table-cell>
        </table:table-row>
        <table:table-row table:style-name="ro1">
          <table:table-cell office:value-type="float" office:value="1.521671" calcext:value-type="float">
            <text:p>1,521671</text:p>
          </table:table-cell>
          <table:table-cell office:value-type="float" office:value="9.942527" calcext:value-type="float">
            <text:p>9,942527</text:p>
          </table:table-cell>
        </table:table-row>
        <table:table-row table:style-name="ro1">
          <table:table-cell office:value-type="float" office:value="7.134767" calcext:value-type="float">
            <text:p>7,134767</text:p>
          </table:table-cell>
          <table:table-cell office:value-type="float" office:value="5.748496" calcext:value-type="float">
            <text:p>5,748496</text:p>
          </table:table-cell>
        </table:table-row>
        <table:table-row table:style-name="ro1">
          <table:table-cell office:value-type="float" office:value="5.994872" calcext:value-type="float">
            <text:p>5,994872</text:p>
          </table:table-cell>
          <table:table-cell office:value-type="float" office:value="5.566679" calcext:value-type="float">
            <text:p>5,566679</text:p>
          </table:table-cell>
        </table:table-row>
        <table:table-row table:style-name="ro1">
          <table:table-cell office:value-type="float" office:value="2.412992" calcext:value-type="float">
            <text:p>2,412992</text:p>
          </table:table-cell>
          <table:table-cell office:value-type="float" office:value="3.694516" calcext:value-type="float">
            <text:p>3,694516</text:p>
          </table:table-cell>
        </table:table-row>
        <table:table-row table:style-name="ro1">
          <table:table-cell office:value-type="float" office:value="1.456139" calcext:value-type="float">
            <text:p>1,456139</text:p>
          </table:table-cell>
          <table:table-cell office:value-type="float" office:value="3.539871" calcext:value-type="float">
            <text:p>3,539871</text:p>
          </table:table-cell>
        </table:table-row>
        <table:table-row table:style-name="ro1">
          <table:table-cell office:value-type="float" office:value="2.060212" calcext:value-type="float">
            <text:p>2,060212</text:p>
          </table:table-cell>
          <table:table-cell office:value-type="float" office:value="3.489864" calcext:value-type="float">
            <text:p>3,489864</text:p>
          </table:table-cell>
        </table:table-row>
        <table:table-row table:style-name="ro1">
          <table:table-cell office:value-type="float" office:value="2.989351" calcext:value-type="float">
            <text:p>2,989351</text:p>
          </table:table-cell>
          <table:table-cell office:value-type="float" office:value="2.5986" calcext:value-type="float">
            <text:p>2,5986</text:p>
          </table:table-cell>
        </table:table-row>
        <table:table-row table:style-name="ro1">
          <table:table-cell office:value-type="float" office:value="6.261821" calcext:value-type="float">
            <text:p>6,261821</text:p>
          </table:table-cell>
          <table:table-cell office:value-type="float" office:value="6.115313" calcext:value-type="float">
            <text:p>6,115313</text:p>
          </table:table-cell>
        </table:table-row>
        <table:table-row table:style-name="ro1">
          <table:table-cell office:value-type="float" office:value="1.590266" calcext:value-type="float">
            <text:p>1,590266</text:p>
          </table:table-cell>
          <table:table-cell office:value-type="float" office:value="4.201407" calcext:value-type="float">
            <text:p>4,201407</text:p>
          </table:table-cell>
        </table:table-row>
        <table:table-row table:style-name="ro1">
          <table:table-cell office:value-type="float" office:value="2.070191" calcext:value-type="float">
            <text:p>2,070191</text:p>
          </table:table-cell>
          <table:table-cell office:value-type="float" office:value="7.996153" calcext:value-type="float">
            <text:p>7,996153</text:p>
          </table:table-cell>
        </table:table-row>
        <table:table-row table:style-name="ro1">
          <table:table-cell office:value-type="float" office:value="3.129135" calcext:value-type="float">
            <text:p>3,129135</text:p>
          </table:table-cell>
          <table:table-cell office:value-type="float" office:value="10.21521" calcext:value-type="float">
            <text:p>10,21521</text:p>
          </table:table-cell>
        </table:table-row>
        <table:table-row table:style-name="ro1">
          <table:table-cell office:value-type="float" office:value="2.159054" calcext:value-type="float">
            <text:p>2,159054</text:p>
          </table:table-cell>
          <table:table-cell office:value-type="float" office:value="9.240718" calcext:value-type="float">
            <text:p>9,240718</text:p>
          </table:table-cell>
        </table:table-row>
        <table:table-row table:style-name="ro1">
          <table:table-cell office:value-type="float" office:value="6.419524" calcext:value-type="float">
            <text:p>6,419524</text:p>
          </table:table-cell>
          <table:table-cell office:value-type="float" office:value="5.73633" calcext:value-type="float">
            <text:p>5,73633</text:p>
          </table:table-cell>
        </table:table-row>
        <table:table-row table:style-name="ro1">
          <table:table-cell office:value-type="float" office:value="3.008877" calcext:value-type="float">
            <text:p>3,008877</text:p>
          </table:table-cell>
          <table:table-cell office:value-type="float" office:value="9.43365" calcext:value-type="float">
            <text:p>9,43365</text:p>
          </table:table-cell>
        </table:table-row>
        <table:table-row table:style-name="ro1">
          <table:table-cell office:value-type="float" office:value="6.931902" calcext:value-type="float">
            <text:p>6,931902</text:p>
          </table:table-cell>
          <table:table-cell office:value-type="float" office:value="5.506327" calcext:value-type="float">
            <text:p>5,506327</text:p>
          </table:table-cell>
        </table:table-row>
        <table:table-row table:style-name="ro1">
          <table:table-cell office:value-type="float" office:value="1.342041" calcext:value-type="float">
            <text:p>1,342041</text:p>
          </table:table-cell>
          <table:table-cell office:value-type="float" office:value="10.552996" calcext:value-type="float">
            <text:p>10,552996</text:p>
          </table:table-cell>
        </table:table-row>
        <table:table-row table:style-name="ro1">
          <table:table-cell office:value-type="float" office:value="7.337647" calcext:value-type="float">
            <text:p>7,337647</text:p>
          </table:table-cell>
          <table:table-cell office:value-type="float" office:value="5.733756" calcext:value-type="float">
            <text:p>5,733756</text:p>
          </table:table-cell>
        </table:table-row>
        <table:table-row table:style-name="ro1">
          <table:table-cell office:value-type="float" office:value="2.802521" calcext:value-type="float">
            <text:p>2,802521</text:p>
          </table:table-cell>
          <table:table-cell office:value-type="float" office:value="8.949951" calcext:value-type="float">
            <text:p>8,949951</text:p>
          </table:table-cell>
        </table:table-row>
        <table:table-row table:style-name="ro1">
          <table:table-cell office:value-type="float" office:value="2.012334" calcext:value-type="float">
            <text:p>2,012334</text:p>
          </table:table-cell>
          <table:table-cell office:value-type="float" office:value="2.490039" calcext:value-type="float">
            <text:p>2,490039</text:p>
          </table:table-cell>
        </table:table-row>
        <table:table-row table:style-name="ro1">
          <table:table-cell office:value-type="float" office:value="2.202301" calcext:value-type="float">
            <text:p>2,202301</text:p>
          </table:table-cell>
          <table:table-cell office:value-type="float" office:value="8.513593" calcext:value-type="float">
            <text:p>8,513593</text:p>
          </table:table-cell>
        </table:table-row>
        <table:table-row table:style-name="ro1">
          <table:table-cell office:value-type="float" office:value="1.846546" calcext:value-type="float">
            <text:p>1,846546</text:p>
          </table:table-cell>
          <table:table-cell office:value-type="float" office:value="3.894116" calcext:value-type="float">
            <text:p>3,894116</text:p>
          </table:table-cell>
        </table:table-row>
        <table:table-row table:style-name="ro1">
          <table:table-cell office:value-type="float" office:value="1.074805" calcext:value-type="float">
            <text:p>1,074805</text:p>
          </table:table-cell>
          <table:table-cell office:value-type="float" office:value="3.143241" calcext:value-type="float">
            <text:p>3,143241</text:p>
          </table:table-cell>
        </table:table-row>
        <table:table-row table:style-name="ro1">
          <table:table-cell office:value-type="float" office:value="2.997273" calcext:value-type="float">
            <text:p>2,997273</text:p>
          </table:table-cell>
          <table:table-cell office:value-type="float" office:value="2.166675" calcext:value-type="float">
            <text:p>2,166675</text:p>
          </table:table-cell>
        </table:table-row>
        <table:table-row table:style-name="ro1">
          <table:table-cell office:value-type="float" office:value="6.347563" calcext:value-type="float">
            <text:p>6,347563</text:p>
          </table:table-cell>
          <table:table-cell office:value-type="float" office:value="7.414106" calcext:value-type="float">
            <text:p>7,414106</text:p>
          </table:table-cell>
        </table:table-row>
        <table:table-row table:style-name="ro1">
          <table:table-cell office:value-type="float" office:value="6.80554" calcext:value-type="float">
            <text:p>6,80554</text:p>
          </table:table-cell>
          <table:table-cell office:value-type="float" office:value="5.763445" calcext:value-type="float">
            <text:p>5,763445</text:p>
          </table:table-cell>
        </table:table-row>
        <table:table-row table:style-name="ro1">
          <table:table-cell office:value-type="float" office:value="2.70809" calcext:value-type="float">
            <text:p>2,70809</text:p>
          </table:table-cell>
          <table:table-cell office:value-type="float" office:value="2.493488" calcext:value-type="float">
            <text:p>2,493488</text:p>
          </table:table-cell>
        </table:table-row>
        <table:table-row table:style-name="ro1">
          <table:table-cell office:value-type="float" office:value="2.054047" calcext:value-type="float">
            <text:p>2,054047</text:p>
          </table:table-cell>
          <table:table-cell office:value-type="float" office:value="2.663704" calcext:value-type="float">
            <text:p>2,663704</text:p>
          </table:table-cell>
        </table:table-row>
        <table:table-row table:style-name="ro1">
          <table:table-cell office:value-type="float" office:value="7.932441" calcext:value-type="float">
            <text:p>7,932441</text:p>
          </table:table-cell>
          <table:table-cell office:value-type="float" office:value="6.487871" calcext:value-type="float">
            <text:p>6,487871</text:p>
          </table:table-cell>
        </table:table-row>
        <table:table-row table:style-name="ro1">
          <table:table-cell office:value-type="float" office:value="1.564549" calcext:value-type="float">
            <text:p>1,564549</text:p>
          </table:table-cell>
          <table:table-cell office:value-type="float" office:value="7.97657" calcext:value-type="float">
            <text:p>7,97657</text:p>
          </table:table-cell>
        </table:table-row>
        <table:table-row table:style-name="ro1">
          <table:table-cell office:value-type="float" office:value="1.741811" calcext:value-type="float">
            <text:p>1,741811</text:p>
          </table:table-cell>
          <table:table-cell office:value-type="float" office:value="10.411759" calcext:value-type="float">
            <text:p>10,411759</text:p>
          </table:table-cell>
        </table:table-row>
        <table:table-row table:style-name="ro1">
          <table:table-cell office:value-type="float" office:value="7.130103" calcext:value-type="float">
            <text:p>7,130103</text:p>
          </table:table-cell>
          <table:table-cell office:value-type="float" office:value="5.006553" calcext:value-type="float">
            <text:p>5,006553</text:p>
          </table:table-cell>
        </table:table-row>
        <table:table-row table:style-name="ro1">
          <table:table-cell office:value-type="float" office:value="6.775554" calcext:value-type="float">
            <text:p>6,775554</text:p>
          </table:table-cell>
          <table:table-cell office:value-type="float" office:value="5.294915" calcext:value-type="float">
            <text:p>5,294915</text:p>
          </table:table-cell>
        </table:table-row>
        <table:table-row table:style-name="ro1">
          <table:table-cell office:value-type="float" office:value="1.999542" calcext:value-type="float">
            <text:p>1,999542</text:p>
          </table:table-cell>
          <table:table-cell office:value-type="float" office:value="8.372738" calcext:value-type="float">
            <text:p>8,372738</text:p>
          </table:table-cell>
        </table:table-row>
        <table:table-row table:style-name="ro1">
          <table:table-cell office:value-type="float" office:value="7.067834" calcext:value-type="float">
            <text:p>7,067834</text:p>
          </table:table-cell>
          <table:table-cell office:value-type="float" office:value="6.695395" calcext:value-type="float">
            <text:p>6,695395</text:p>
          </table:table-cell>
        </table:table-row>
        <table:table-row table:style-name="ro1">
          <table:table-cell office:value-type="float" office:value="7.014072" calcext:value-type="float">
            <text:p>7,014072</text:p>
          </table:table-cell>
          <table:table-cell office:value-type="float" office:value="4.935388" calcext:value-type="float">
            <text:p>4,935388</text:p>
          </table:table-cell>
        </table:table-row>
        <table:table-row table:style-name="ro1">
          <table:table-cell office:value-type="float" office:value="1.089817" calcext:value-type="float">
            <text:p>1,089817</text:p>
          </table:table-cell>
          <table:table-cell office:value-type="float" office:value="2.351419" calcext:value-type="float">
            <text:p>2,351419</text:p>
          </table:table-cell>
        </table:table-row>
        <table:table-row table:style-name="ro1">
          <table:table-cell office:value-type="float" office:value="1.607424" calcext:value-type="float">
            <text:p>1,607424</text:p>
          </table:table-cell>
          <table:table-cell office:value-type="float" office:value="4.631411" calcext:value-type="float">
            <text:p>4,631411</text:p>
          </table:table-cell>
        </table:table-row>
        <table:table-row table:style-name="ro1">
          <table:table-cell office:value-type="float" office:value="5.770323" calcext:value-type="float">
            <text:p>5,770323</text:p>
          </table:table-cell>
          <table:table-cell office:value-type="float" office:value="7.326388" calcext:value-type="float">
            <text:p>7,326388</text:p>
          </table:table-cell>
        </table:table-row>
        <table:table-row table:style-name="ro1">
          <table:table-cell office:value-type="float" office:value="5.768604" calcext:value-type="float">
            <text:p>5,768604</text:p>
          </table:table-cell>
          <table:table-cell office:value-type="float" office:value="4.582031" calcext:value-type="float">
            <text:p>4,582031</text:p>
          </table:table-cell>
        </table:table-row>
        <table:table-row table:style-name="ro1">
          <table:table-cell office:value-type="float" office:value="6.740696" calcext:value-type="float">
            <text:p>6,740696</text:p>
          </table:table-cell>
          <table:table-cell office:value-type="float" office:value="5.393061" calcext:value-type="float">
            <text:p>5,393061</text:p>
          </table:table-cell>
        </table:table-row>
        <table:table-row table:style-name="ro1">
          <table:table-cell office:value-type="float" office:value="6.710711" calcext:value-type="float">
            <text:p>6,710711</text:p>
          </table:table-cell>
          <table:table-cell office:value-type="float" office:value="5.579022" calcext:value-type="float">
            <text:p>5,579022</text:p>
          </table:table-cell>
        </table:table-row>
        <table:table-row table:style-name="ro1">
          <table:table-cell office:value-type="float" office:value="6.734056" calcext:value-type="float">
            <text:p>6,734056</text:p>
          </table:table-cell>
          <table:table-cell office:value-type="float" office:value="5.717782" calcext:value-type="float">
            <text:p>5,717782</text:p>
          </table:table-cell>
        </table:table-row>
        <table:table-row table:style-name="ro1">
          <table:table-cell office:value-type="float" office:value="2.00508" calcext:value-type="float">
            <text:p>2,00508</text:p>
          </table:table-cell>
          <table:table-cell office:value-type="float" office:value="9.245442" calcext:value-type="float">
            <text:p>9,245442</text:p>
          </table:table-cell>
        </table:table-row>
        <table:table-row table:style-name="ro1">
          <table:table-cell office:value-type="float" office:value="1.334698" calcext:value-type="float">
            <text:p>1,334698</text:p>
          </table:table-cell>
          <table:table-cell office:value-type="float" office:value="2.895133" calcext:value-type="float">
            <text:p>2,895133</text:p>
          </table:table-cell>
        </table:table-row>
        <table:table-row table:style-name="ro1">
          <table:table-cell office:value-type="float" office:value="1.825178" calcext:value-type="float">
            <text:p>1,825178</text:p>
          </table:table-cell>
          <table:table-cell office:value-type="float" office:value="3.42342" calcext:value-type="float">
            <text:p>3,42342</text:p>
          </table:table-cell>
        </table:table-row>
        <table:table-row table:style-name="ro1">
          <table:table-cell office:value-type="float" office:value="3.043495" calcext:value-type="float">
            <text:p>3,043495</text:p>
          </table:table-cell>
          <table:table-cell office:value-type="float" office:value="2.474823" calcext:value-type="float">
            <text:p>2,474823</text:p>
          </table:table-cell>
        </table:table-row>
        <table:table-row table:style-name="ro1">
          <table:table-cell office:value-type="float" office:value="1.876482" calcext:value-type="float">
            <text:p>1,876482</text:p>
          </table:table-cell>
          <table:table-cell office:value-type="float" office:value="3.486642" calcext:value-type="float">
            <text:p>3,486642</text:p>
          </table:table-cell>
        </table:table-row>
        <table:table-row table:style-name="ro1">
          <table:table-cell office:value-type="float" office:value="1.316369" calcext:value-type="float">
            <text:p>1,316369</text:p>
          </table:table-cell>
          <table:table-cell office:value-type="float" office:value="9.084478" calcext:value-type="float">
            <text:p>9,084478</text:p>
          </table:table-cell>
        </table:table-row>
        <table:table-row table:style-name="ro1">
          <table:table-cell office:value-type="float" office:value="1.280028" calcext:value-type="float">
            <text:p>1,280028</text:p>
          </table:table-cell>
          <table:table-cell office:value-type="float" office:value="3.602198" calcext:value-type="float">
            <text:p>3,602198</text:p>
          </table:table-cell>
        </table:table-row>
        <table:table-row table:style-name="ro1">
          <table:table-cell office:value-type="float" office:value="1.934472" calcext:value-type="float">
            <text:p>1,934472</text:p>
          </table:table-cell>
          <table:table-cell office:value-type="float" office:value="2.433178" calcext:value-type="float">
            <text:p>2,433178</text:p>
          </table:table-cell>
        </table:table-row>
        <table:table-row table:style-name="ro1">
          <table:table-cell office:value-type="float" office:value="1.399723" calcext:value-type="float">
            <text:p>1,399723</text:p>
          </table:table-cell>
          <table:table-cell office:value-type="float" office:value="9.864942" calcext:value-type="float">
            <text:p>9,864942</text:p>
          </table:table-cell>
        </table:table-row>
        <table:table-row table:style-name="ro1">
          <table:table-cell office:value-type="float" office:value="6.911395" calcext:value-type="float">
            <text:p>6,911395</text:p>
          </table:table-cell>
          <table:table-cell office:value-type="float" office:value="5.333122" calcext:value-type="float">
            <text:p>5,333122</text:p>
          </table:table-cell>
        </table:table-row>
        <table:table-row table:style-name="ro1">
          <table:table-cell office:value-type="float" office:value="2.457556" calcext:value-type="float">
            <text:p>2,457556</text:p>
          </table:table-cell>
          <table:table-cell office:value-type="float" office:value="9.954728" calcext:value-type="float">
            <text:p>9,954728</text:p>
          </table:table-cell>
        </table:table-row>
        <table:table-row table:style-name="ro1">
          <table:table-cell office:value-type="float" office:value="0.749321" calcext:value-type="float">
            <text:p>0,749321</text:p>
          </table:table-cell>
          <table:table-cell office:value-type="float" office:value="3.34857" calcext:value-type="float">
            <text:p>3,34857</text:p>
          </table:table-cell>
        </table:table-row>
        <table:table-row table:style-name="ro1">
          <table:table-cell office:value-type="float" office:value="6.560872" calcext:value-type="float">
            <text:p>6,560872</text:p>
          </table:table-cell>
          <table:table-cell office:value-type="float" office:value="6.534175" calcext:value-type="float">
            <text:p>6,534175</text:p>
          </table:table-cell>
        </table:table-row>
        <table:table-row table:style-name="ro1">
          <table:table-cell office:value-type="float" office:value="1.046302" calcext:value-type="float">
            <text:p>1,046302</text:p>
          </table:table-cell>
          <table:table-cell office:value-type="float" office:value="9.229609" calcext:value-type="float">
            <text:p>9,229609</text:p>
          </table:table-cell>
        </table:table-row>
        <table:table-row table:style-name="ro1">
          <table:table-cell office:value-type="float" office:value="2.517472" calcext:value-type="float">
            <text:p>2,517472</text:p>
          </table:table-cell>
          <table:table-cell office:value-type="float" office:value="3.587545" calcext:value-type="float">
            <text:p>3,587545</text:p>
          </table:table-cell>
        </table:table-row>
        <table:table-row table:style-name="ro1">
          <table:table-cell office:value-type="float" office:value="6.949955" calcext:value-type="float">
            <text:p>6,949955</text:p>
          </table:table-cell>
          <table:table-cell office:value-type="float" office:value="5.723934" calcext:value-type="float">
            <text:p>5,723934</text:p>
          </table:table-cell>
        </table:table-row>
        <table:table-row table:style-name="ro1">
          <table:table-cell office:value-type="float" office:value="1.241705" calcext:value-type="float">
            <text:p>1,241705</text:p>
          </table:table-cell>
          <table:table-cell office:value-type="float" office:value="9.477699" calcext:value-type="float">
            <text:p>9,477699</text:p>
          </table:table-cell>
        </table:table-row>
        <table:table-row table:style-name="ro1">
          <table:table-cell office:value-type="float" office:value="1.482149" calcext:value-type="float">
            <text:p>1,482149</text:p>
          </table:table-cell>
          <table:table-cell office:value-type="float" office:value="9.644455" calcext:value-type="float">
            <text:p>9,644455</text:p>
          </table:table-cell>
        </table:table-row>
        <table:table-row table:style-name="ro1">
          <table:table-cell office:value-type="float" office:value="1.621596" calcext:value-type="float">
            <text:p>1,621596</text:p>
          </table:table-cell>
          <table:table-cell office:value-type="float" office:value="3.157747" calcext:value-type="float">
            <text:p>3,157747</text:p>
          </table:table-cell>
        </table:table-row>
        <table:table-row table:style-name="ro1">
          <table:table-cell office:value-type="float" office:value="5.452787" calcext:value-type="float">
            <text:p>5,452787</text:p>
          </table:table-cell>
          <table:table-cell office:value-type="float" office:value="6.336477" calcext:value-type="float">
            <text:p>6,336477</text:p>
          </table:table-cell>
        </table:table-row>
        <table:table-row table:style-name="ro1">
          <table:table-cell office:value-type="float" office:value="3.281382" calcext:value-type="float">
            <text:p>3,281382</text:p>
          </table:table-cell>
          <table:table-cell office:value-type="float" office:value="9.055279" calcext:value-type="float">
            <text:p>9,055279</text:p>
          </table:table-cell>
        </table:table-row>
        <table:table-row table:style-name="ro1">
          <table:table-cell office:value-type="float" office:value="1.090312" calcext:value-type="float">
            <text:p>1,090312</text:p>
          </table:table-cell>
          <table:table-cell office:value-type="float" office:value="8.73679" calcext:value-type="float">
            <text:p>8,73679</text:p>
          </table:table-cell>
        </table:table-row>
        <table:table-row table:style-name="ro1">
          <table:table-cell office:value-type="float" office:value="6.26005" calcext:value-type="float">
            <text:p>6,26005</text:p>
          </table:table-cell>
          <table:table-cell office:value-type="float" office:value="5.872496" calcext:value-type="float">
            <text:p>5,872496</text:p>
          </table:table-cell>
        </table:table-row>
        <table:table-row table:style-name="ro1">
          <table:table-cell office:value-type="float" office:value="6.397157" calcext:value-type="float">
            <text:p>6,397157</text:p>
          </table:table-cell>
          <table:table-cell office:value-type="float" office:value="5.57177" calcext:value-type="float">
            <text:p>5,57177</text:p>
          </table:table-cell>
        </table:table-row>
        <table:table-row table:style-name="ro1">
          <table:table-cell office:value-type="float" office:value="6.251101" calcext:value-type="float">
            <text:p>6,251101</text:p>
          </table:table-cell>
          <table:table-cell office:value-type="float" office:value="6.567949" calcext:value-type="float">
            <text:p>6,567949</text:p>
          </table:table-cell>
        </table:table-row>
        <table:table-row table:style-name="ro1">
          <table:table-cell office:value-type="float" office:value="1.999722" calcext:value-type="float">
            <text:p>1,999722</text:p>
          </table:table-cell>
          <table:table-cell office:value-type="float" office:value="1.950689" calcext:value-type="float">
            <text:p>1,950689</text:p>
          </table:table-cell>
        </table:table-row>
        <table:table-row table:style-name="ro1">
          <table:table-cell office:value-type="float" office:value="1.881475" calcext:value-type="float">
            <text:p>1,881475</text:p>
          </table:table-cell>
          <table:table-cell office:value-type="float" office:value="9.150522" calcext:value-type="float">
            <text:p>9,150522</text:p>
          </table:table-cell>
        </table:table-row>
        <table:table-row table:style-name="ro1">
          <table:table-cell office:value-type="float" office:value="6.160268" calcext:value-type="float">
            <text:p>6,160268</text:p>
          </table:table-cell>
          <table:table-cell office:value-type="float" office:value="6.094256" calcext:value-type="float">
            <text:p>6,094256</text:p>
          </table:table-cell>
        </table:table-row>
        <table:table-row table:style-name="ro1">
          <table:table-cell office:value-type="float" office:value="7.475895" calcext:value-type="float">
            <text:p>7,475895</text:p>
          </table:table-cell>
          <table:table-cell office:value-type="float" office:value="5.900614" calcext:value-type="float">
            <text:p>5,900614</text:p>
          </table:table-cell>
        </table:table-row>
        <table:table-row table:style-name="ro1">
          <table:table-cell office:value-type="float" office:value="2.70749" calcext:value-type="float">
            <text:p>2,70749</text:p>
          </table:table-cell>
          <table:table-cell office:value-type="float" office:value="8.553376" calcext:value-type="float">
            <text:p>8,553376</text:p>
          </table:table-cell>
        </table:table-row>
        <table:table-row table:style-name="ro1">
          <table:table-cell office:value-type="float" office:value="2.272836" calcext:value-type="float">
            <text:p>2,272836</text:p>
          </table:table-cell>
          <table:table-cell office:value-type="float" office:value="9.13281" calcext:value-type="float">
            <text:p>9,13281</text:p>
          </table:table-cell>
        </table:table-row>
        <table:table-row table:style-name="ro1">
          <table:table-cell office:value-type="float" office:value="3.046627" calcext:value-type="float">
            <text:p>3,046627</text:p>
          </table:table-cell>
          <table:table-cell office:value-type="float" office:value="9.240633" calcext:value-type="float">
            <text:p>9,240633</text:p>
          </table:table-cell>
        </table:table-row>
        <table:table-row table:style-name="ro1">
          <table:table-cell office:value-type="float" office:value="1.063399" calcext:value-type="float">
            <text:p>1,063399</text:p>
          </table:table-cell>
          <table:table-cell office:value-type="float" office:value="3.737055" calcext:value-type="float">
            <text:p>3,737055</text:p>
          </table:table-cell>
        </table:table-row>
        <table:table-row table:style-name="ro1">
          <table:table-cell office:value-type="float" office:value="2.267259" calcext:value-type="float">
            <text:p>2,267259</text:p>
          </table:table-cell>
          <table:table-cell office:value-type="float" office:value="9.836185" calcext:value-type="float">
            <text:p>9,836185</text:p>
          </table:table-cell>
        </table:table-row>
        <table:table-row table:style-name="ro1">
          <table:table-cell office:value-type="float" office:value="1.173993" calcext:value-type="float">
            <text:p>1,173993</text:p>
          </table:table-cell>
          <table:table-cell office:value-type="float" office:value="9.29301" calcext:value-type="float">
            <text:p>9,29301</text:p>
          </table:table-cell>
        </table:table-row>
        <table:table-row table:style-name="ro1">
          <table:table-cell office:value-type="float" office:value="6.732276" calcext:value-type="float">
            <text:p>6,732276</text:p>
          </table:table-cell>
          <table:table-cell office:value-type="float" office:value="5.334163" calcext:value-type="float">
            <text:p>5,334163</text:p>
          </table:table-cell>
        </table:table-row>
        <table:table-row table:style-name="ro1">
          <table:table-cell office:value-type="float" office:value="2.258086" calcext:value-type="float">
            <text:p>2,258086</text:p>
          </table:table-cell>
          <table:table-cell office:value-type="float" office:value="10.267573" calcext:value-type="float">
            <text:p>10,267573</text:p>
          </table:table-cell>
        </table:table-row>
        <table:table-row table:style-name="ro1">
          <table:table-cell office:value-type="float" office:value="2.000278" calcext:value-type="float">
            <text:p>2,000278</text:p>
          </table:table-cell>
          <table:table-cell office:value-type="float" office:value="8.667634" calcext:value-type="float">
            <text:p>8,667634</text:p>
          </table:table-cell>
        </table:table-row>
        <table:table-row table:style-name="ro1">
          <table:table-cell office:value-type="float" office:value="3.276247" calcext:value-type="float">
            <text:p>3,276247</text:p>
          </table:table-cell>
          <table:table-cell office:value-type="float" office:value="3.58768" calcext:value-type="float">
            <text:p>3,58768</text:p>
          </table:table-cell>
        </table:table-row>
        <table:table-row table:style-name="ro1">
          <table:table-cell office:value-type="float" office:value="2.014704" calcext:value-type="float">
            <text:p>2,014704</text:p>
          </table:table-cell>
          <table:table-cell office:value-type="float" office:value="9.02259" calcext:value-type="float">
            <text:p>9,02259</text:p>
          </table:table-cell>
        </table:table-row>
        <table:table-row table:style-name="ro1">
          <table:table-cell office:value-type="float" office:value="1.070382" calcext:value-type="float">
            <text:p>1,070382</text:p>
          </table:table-cell>
          <table:table-cell office:value-type="float" office:value="2.563672" calcext:value-type="float">
            <text:p>2,563672</text:p>
          </table:table-cell>
        </table:table-row>
        <table:table-row table:style-name="ro1">
          <table:table-cell office:value-type="float" office:value="2.135411" calcext:value-type="float">
            <text:p>2,135411</text:p>
          </table:table-cell>
          <table:table-cell office:value-type="float" office:value="10.102537" calcext:value-type="float">
            <text:p>10,102537</text:p>
          </table:table-cell>
        </table:table-row>
        <table:table-row table:style-name="ro1">
          <table:table-cell office:value-type="float" office:value="0.548186" calcext:value-type="float">
            <text:p>0,548186</text:p>
          </table:table-cell>
          <table:table-cell office:value-type="float" office:value="8.845394" calcext:value-type="float">
            <text:p>8,845394</text:p>
          </table:table-cell>
        </table:table-row>
        <table:table-row table:style-name="ro1">
          <table:table-cell office:value-type="float" office:value="1.4125" calcext:value-type="float">
            <text:p>1,4125</text:p>
          </table:table-cell>
          <table:table-cell office:value-type="float" office:value="3.241638" calcext:value-type="float">
            <text:p>3,241638</text:p>
          </table:table-cell>
        </table:table-row>
        <table:table-row table:style-name="ro1">
          <table:table-cell office:value-type="float" office:value="6.944323" calcext:value-type="float">
            <text:p>6,944323</text:p>
          </table:table-cell>
          <table:table-cell office:value-type="float" office:value="6.284068" calcext:value-type="float">
            <text:p>6,284068</text:p>
          </table:table-cell>
        </table:table-row>
        <table:table-row table:style-name="ro1">
          <table:table-cell office:value-type="float" office:value="2.179236" calcext:value-type="float">
            <text:p>2,179236</text:p>
          </table:table-cell>
          <table:table-cell office:value-type="float" office:value="9.906724" calcext:value-type="float">
            <text:p>9,906724</text:p>
          </table:table-cell>
        </table:table-row>
        <table:table-row table:style-name="ro1">
          <table:table-cell office:value-type="float" office:value="5.715455" calcext:value-type="float">
            <text:p>5,715455</text:p>
          </table:table-cell>
          <table:table-cell office:value-type="float" office:value="6.213554" calcext:value-type="float">
            <text:p>6,213554</text:p>
          </table:table-cell>
        </table:table-row>
        <table:table-row table:style-name="ro1">
          <table:table-cell office:value-type="float" office:value="8.060986" calcext:value-type="float">
            <text:p>8,060986</text:p>
          </table:table-cell>
          <table:table-cell office:value-type="float" office:value="7.073225" calcext:value-type="float">
            <text:p>7,073225</text:p>
          </table:table-cell>
        </table:table-row>
        <table:table-row table:style-name="ro1">
          <table:table-cell office:value-type="float" office:value="6.642871" calcext:value-type="float">
            <text:p>6,642871</text:p>
          </table:table-cell>
          <table:table-cell office:value-type="float" office:value="6.225687" calcext:value-type="float">
            <text:p>6,225687</text:p>
          </table:table-cell>
        </table:table-row>
        <table:table-row table:style-name="ro1">
          <table:table-cell office:value-type="float" office:value="1.906664" calcext:value-type="float">
            <text:p>1,906664</text:p>
          </table:table-cell>
          <table:table-cell office:value-type="float" office:value="9.462847" calcext:value-type="float">
            <text:p>9,462847</text:p>
          </table:table-cell>
        </table:table-row>
        <table:table-row table:style-name="ro1">
          <table:table-cell office:value-type="float" office:value="1.826104" calcext:value-type="float">
            <text:p>1,826104</text:p>
          </table:table-cell>
          <table:table-cell office:value-type="float" office:value="9.192218" calcext:value-type="float">
            <text:p>9,192218</text:p>
          </table:table-cell>
        </table:table-row>
        <table:table-row table:style-name="ro1">
          <table:table-cell office:value-type="float" office:value="1.222659" calcext:value-type="float">
            <text:p>1,222659</text:p>
          </table:table-cell>
          <table:table-cell office:value-type="float" office:value="3.67567" calcext:value-type="float">
            <text:p>3,67567</text:p>
          </table:table-cell>
        </table:table-row>
        <table:table-row table:style-name="ro1">
          <table:table-cell office:value-type="float" office:value="2.531202" calcext:value-type="float">
            <text:p>2,531202</text:p>
          </table:table-cell>
          <table:table-cell office:value-type="float" office:value="9.437121" calcext:value-type="float">
            <text:p>9,437121</text:p>
          </table:table-cell>
        </table:table-row>
        <table:table-row table:style-name="ro1">
          <table:table-cell office:value-type="float" office:value="6.373844" calcext:value-type="float">
            <text:p>6,373844</text:p>
          </table:table-cell>
          <table:table-cell office:value-type="float" office:value="5.374032" calcext:value-type="float">
            <text:p>5,374032</text:p>
          </table:table-cell>
        </table:table-row>
        <table:table-row table:style-name="ro1">
          <table:table-cell office:value-type="float" office:value="2.529922" calcext:value-type="float">
            <text:p>2,529922</text:p>
          </table:table-cell>
          <table:table-cell office:value-type="float" office:value="3.304228" calcext:value-type="float">
            <text:p>3,304228</text:p>
          </table:table-cell>
        </table:table-row>
        <table:table-row table:style-name="ro1">
          <table:table-cell office:value-type="float" office:value="6.775281" calcext:value-type="float">
            <text:p>6,775281</text:p>
          </table:table-cell>
          <table:table-cell office:value-type="float" office:value="4.875847" calcext:value-type="float">
            <text:p>4,875847</text:p>
          </table:table-cell>
        </table:table-row>
        <table:table-row table:style-name="ro1">
          <table:table-cell office:value-type="float" office:value="6.908647" calcext:value-type="float">
            <text:p>6,908647</text:p>
          </table:table-cell>
          <table:table-cell office:value-type="float" office:value="4.786312" calcext:value-type="float">
            <text:p>4,786312</text:p>
          </table:table-cell>
        </table:table-row>
        <table:table-row table:style-name="ro1">
          <table:table-cell office:value-type="float" office:value="6.66015" calcext:value-type="float">
            <text:p>6,66015</text:p>
          </table:table-cell>
          <table:table-cell office:value-type="float" office:value="5.33478" calcext:value-type="float">
            <text:p>5,33478</text:p>
          </table:table-cell>
        </table:table-row>
        <table:table-row table:style-name="ro1">
          <table:table-cell office:value-type="float" office:value="5.643288" calcext:value-type="float">
            <text:p>5,643288</text:p>
          </table:table-cell>
          <table:table-cell office:value-type="float" office:value="6.218634" calcext:value-type="float">
            <text:p>6,218634</text:p>
          </table:table-cell>
        </table:table-row>
        <table:table-row table:style-name="ro1">
          <table:table-cell office:value-type="float" office:value="2.538022" calcext:value-type="float">
            <text:p>2,538022</text:p>
          </table:table-cell>
          <table:table-cell office:value-type="float" office:value="10.229744" calcext:value-type="float">
            <text:p>10,229744</text:p>
          </table:table-cell>
        </table:table-row>
        <table:table-row table:style-name="ro1">
          <table:table-cell office:value-type="float" office:value="1.364359" calcext:value-type="float">
            <text:p>1,364359</text:p>
          </table:table-cell>
          <table:table-cell office:value-type="float" office:value="3.023298" calcext:value-type="float">
            <text:p>3,023298</text:p>
          </table:table-cell>
        </table:table-row>
        <table:table-row table:style-name="ro1">
          <table:table-cell office:value-type="float" office:value="1.61267" calcext:value-type="float">
            <text:p>1,61267</text:p>
          </table:table-cell>
          <table:table-cell office:value-type="float" office:value="3.837369" calcext:value-type="float">
            <text:p>3,837369</text:p>
          </table:table-cell>
        </table:table-row>
        <table:table-row table:style-name="ro1">
          <table:table-cell office:value-type="float" office:value="1.590635" calcext:value-type="float">
            <text:p>1,590635</text:p>
          </table:table-cell>
          <table:table-cell office:value-type="float" office:value="9.605336" calcext:value-type="float">
            <text:p>9,605336</text:p>
          </table:table-cell>
        </table:table-row>
        <table:table-row table:style-name="ro1">
          <table:table-cell office:value-type="float" office:value="1.799588" calcext:value-type="float">
            <text:p>1,799588</text:p>
          </table:table-cell>
          <table:table-cell office:value-type="float" office:value="9.212864" calcext:value-type="float">
            <text:p>9,212864</text:p>
          </table:table-cell>
        </table:table-row>
        <table:table-row table:style-name="ro1">
          <table:table-cell office:value-type="float" office:value="7.671805" calcext:value-type="float">
            <text:p>7,671805</text:p>
          </table:table-cell>
          <table:table-cell office:value-type="float" office:value="6.728932" calcext:value-type="float">
            <text:p>6,728932</text:p>
          </table:table-cell>
        </table:table-row>
        <table:table-row table:style-name="ro1">
          <table:table-cell office:value-type="float" office:value="6.923423" calcext:value-type="float">
            <text:p>6,923423</text:p>
          </table:table-cell>
          <table:table-cell office:value-type="float" office:value="6.727068" calcext:value-type="float">
            <text:p>6,727068</text:p>
          </table:table-cell>
        </table:table-row>
        <table:table-row table:style-name="ro1">
          <table:table-cell office:value-type="float" office:value="1.947173" calcext:value-type="float">
            <text:p>1,947173</text:p>
          </table:table-cell>
          <table:table-cell office:value-type="float" office:value="3.244101" calcext:value-type="float">
            <text:p>3,244101</text:p>
          </table:table-cell>
        </table:table-row>
        <table:table-row table:style-name="ro1">
          <table:table-cell office:value-type="float" office:value="2.786366" calcext:value-type="float">
            <text:p>2,786366</text:p>
          </table:table-cell>
          <table:table-cell office:value-type="float" office:value="4.673634" calcext:value-type="float">
            <text:p>4,673634</text:p>
          </table:table-cell>
        </table:table-row>
        <table:table-row table:style-name="ro1">
          <table:table-cell office:value-type="float" office:value="2.308172" calcext:value-type="float">
            <text:p>2,308172</text:p>
          </table:table-cell>
          <table:table-cell office:value-type="float" office:value="4.041711" calcext:value-type="float">
            <text:p>4,041711</text:p>
          </table:table-cell>
        </table:table-row>
        <table:table-row table:style-name="ro1">
          <table:table-cell office:value-type="float" office:value="7.296964" calcext:value-type="float">
            <text:p>7,296964</text:p>
          </table:table-cell>
          <table:table-cell office:value-type="float" office:value="5.634755" calcext:value-type="float">
            <text:p>5,634755</text:p>
          </table:table-cell>
        </table:table-row>
        <table:table-row table:style-name="ro1">
          <table:table-cell office:value-type="float" office:value="7.364086" calcext:value-type="float">
            <text:p>7,364086</text:p>
          </table:table-cell>
          <table:table-cell office:value-type="float" office:value="6.035298" calcext:value-type="float">
            <text:p>6,035298</text:p>
          </table:table-cell>
        </table:table-row>
        <table:table-row table:style-name="ro1">
          <table:table-cell office:value-type="float" office:value="5.732618" calcext:value-type="float">
            <text:p>5,732618</text:p>
          </table:table-cell>
          <table:table-cell office:value-type="float" office:value="5.809762" calcext:value-type="float">
            <text:p>5,809762</text:p>
          </table:table-cell>
        </table:table-row>
        <table:table-row table:style-name="ro1">
          <table:table-cell office:value-type="float" office:value="2.542329" calcext:value-type="float">
            <text:p>2,542329</text:p>
          </table:table-cell>
          <table:table-cell office:value-type="float" office:value="4.576711" calcext:value-type="float">
            <text:p>4,576711</text:p>
          </table:table-cell>
        </table:table-row>
        <table:table-row table:style-name="ro1">
          <table:table-cell office:value-type="float" office:value="6.58489" calcext:value-type="float">
            <text:p>6,58489</text:p>
          </table:table-cell>
          <table:table-cell office:value-type="float" office:value="6.371353" calcext:value-type="float">
            <text:p>6,371353</text:p>
          </table:table-cell>
        </table:table-row>
        <table:table-row table:style-name="ro1">
          <table:table-cell office:value-type="float" office:value="2.573154" calcext:value-type="float">
            <text:p>2,573154</text:p>
          </table:table-cell>
          <table:table-cell office:value-type="float" office:value="3.490252" calcext:value-type="float">
            <text:p>3,490252</text:p>
          </table:table-cell>
        </table:table-row>
        <table:table-row table:style-name="ro1">
          <table:table-cell office:value-type="float" office:value="3.147921" calcext:value-type="float">
            <text:p>3,147921</text:p>
          </table:table-cell>
          <table:table-cell office:value-type="float" office:value="8.657591" calcext:value-type="float">
            <text:p>8,657591</text:p>
          </table:table-cell>
        </table:table-row>
        <table:table-row table:style-name="ro1">
          <table:table-cell office:value-type="float" office:value="5.620174" calcext:value-type="float">
            <text:p>5,620174</text:p>
          </table:table-cell>
          <table:table-cell office:value-type="float" office:value="6.617872" calcext:value-type="float">
            <text:p>6,617872</text:p>
          </table:table-cell>
        </table:table-row>
        <table:table-row table:style-name="ro1">
          <table:table-cell office:value-type="float" office:value="5.815818" calcext:value-type="float">
            <text:p>5,815818</text:p>
          </table:table-cell>
          <table:table-cell office:value-type="float" office:value="6.478679" calcext:value-type="float">
            <text:p>6,478679</text:p>
          </table:table-cell>
        </table:table-row>
        <table:table-row table:style-name="ro1">
          <table:table-cell office:value-type="float" office:value="7.087984" calcext:value-type="float">
            <text:p>7,087984</text:p>
          </table:table-cell>
          <table:table-cell office:value-type="float" office:value="5.694593" calcext:value-type="float">
            <text:p>5,694593</text:p>
          </table:table-cell>
        </table:table-row>
        <table:table-row table:style-name="ro1">
          <table:table-cell office:value-type="float" office:value="2.852887" calcext:value-type="float">
            <text:p>2,852887</text:p>
          </table:table-cell>
          <table:table-cell office:value-type="float" office:value="3.492514" calcext:value-type="float">
            <text:p>3,492514</text:p>
          </table:table-cell>
        </table:table-row>
        <table:table-row table:style-name="ro1">
          <table:table-cell office:value-type="float" office:value="6.515789" calcext:value-type="float">
            <text:p>6,515789</text:p>
          </table:table-cell>
          <table:table-cell office:value-type="float" office:value="6.047826" calcext:value-type="float">
            <text:p>6,047826</text:p>
          </table:table-cell>
        </table:table-row>
        <table:table-row table:style-name="ro1">
          <table:table-cell office:value-type="float" office:value="5.818215" calcext:value-type="float">
            <text:p>5,818215</text:p>
          </table:table-cell>
          <table:table-cell office:value-type="float" office:value="6.993123" calcext:value-type="float">
            <text:p>6,993123</text:p>
          </table:table-cell>
        </table:table-row>
        <table:table-row table:style-name="ro1">
          <table:table-cell office:value-type="float" office:value="1.17712" calcext:value-type="float">
            <text:p>1,17712</text:p>
          </table:table-cell>
          <table:table-cell office:value-type="float" office:value="10.187403" calcext:value-type="float">
            <text:p>10,187403</text:p>
          </table:table-cell>
        </table:table-row>
        <table:table-row table:style-name="ro1">
          <table:table-cell office:value-type="float" office:value="1.695174" calcext:value-type="float">
            <text:p>1,695174</text:p>
          </table:table-cell>
          <table:table-cell office:value-type="float" office:value="8.685434" calcext:value-type="float">
            <text:p>8,685434</text:p>
          </table:table-cell>
        </table:table-row>
        <table:table-row table:style-name="ro1">
          <table:table-cell office:value-type="float" office:value="6.618278" calcext:value-type="float">
            <text:p>6,618278</text:p>
          </table:table-cell>
          <table:table-cell office:value-type="float" office:value="6.522729" calcext:value-type="float">
            <text:p>6,522729</text:p>
          </table:table-cell>
        </table:table-row>
        <table:table-row table:style-name="ro1">
          <table:table-cell office:value-type="float" office:value="0.938632" calcext:value-type="float">
            <text:p>0,938632</text:p>
          </table:table-cell>
          <table:table-cell office:value-type="float" office:value="4.209481" calcext:value-type="float">
            <text:p>4,209481</text:p>
          </table:table-cell>
        </table:table-row>
        <table:table-row table:style-name="ro1">
          <table:table-cell office:value-type="float" office:value="7.081495" calcext:value-type="float">
            <text:p>7,081495</text:p>
          </table:table-cell>
          <table:table-cell office:value-type="float" office:value="5.181053" calcext:value-type="float">
            <text:p>5,181053</text:p>
          </table:table-cell>
        </table:table-row>
        <table:table-row table:style-name="ro1">
          <table:table-cell office:value-type="float" office:value="1.106195" calcext:value-type="float">
            <text:p>1,106195</text:p>
          </table:table-cell>
          <table:table-cell office:value-type="float" office:value="8.187701" calcext:value-type="float">
            <text:p>8,187701</text:p>
          </table:table-cell>
        </table:table-row>
        <table:table-row table:style-name="ro1">
          <table:table-cell office:value-type="float" office:value="1.638233" calcext:value-type="float">
            <text:p>1,638233</text:p>
          </table:table-cell>
          <table:table-cell office:value-type="float" office:value="9.507318" calcext:value-type="float">
            <text:p>9,507318</text:p>
          </table:table-cell>
        </table:table-row>
        <table:table-row table:style-name="ro1">
          <table:table-cell office:value-type="float" office:value="7.818129" calcext:value-type="float">
            <text:p>7,818129</text:p>
          </table:table-cell>
          <table:table-cell office:value-type="float" office:value="5.971998" calcext:value-type="float">
            <text:p>5,971998</text:p>
          </table:table-cell>
        </table:table-row>
        <table:table-row table:style-name="ro1">
          <table:table-cell office:value-type="float" office:value="2.249251" calcext:value-type="float">
            <text:p>2,249251</text:p>
          </table:table-cell>
          <table:table-cell office:value-type="float" office:value="9.059845" calcext:value-type="float">
            <text:p>9,059845</text:p>
          </table:table-cell>
        </table:table-row>
        <table:table-row table:style-name="ro1">
          <table:table-cell office:value-type="float" office:value="1.943915" calcext:value-type="float">
            <text:p>1,943915</text:p>
          </table:table-cell>
          <table:table-cell office:value-type="float" office:value="8.837394" calcext:value-type="float">
            <text:p>8,837394</text:p>
          </table:table-cell>
        </table:table-row>
        <table:table-row table:style-name="ro1">
          <table:table-cell office:value-type="float" office:value="7.084861" calcext:value-type="float">
            <text:p>7,084861</text:p>
          </table:table-cell>
          <table:table-cell office:value-type="float" office:value="5.94388" calcext:value-type="float">
            <text:p>5,94388</text:p>
          </table:table-cell>
        </table:table-row>
        <table:table-row table:style-name="ro1">
          <table:table-cell office:value-type="float" office:value="1.69633" calcext:value-type="float">
            <text:p>1,69633</text:p>
          </table:table-cell>
          <table:table-cell office:value-type="float" office:value="9.405179" calcext:value-type="float">
            <text:p>9,405179</text:p>
          </table:table-cell>
        </table:table-row>
        <table:table-row table:style-name="ro1">
          <table:table-cell office:value-type="float" office:value="7.071132" calcext:value-type="float">
            <text:p>7,071132</text:p>
          </table:table-cell>
          <table:table-cell office:value-type="float" office:value="6.073703" calcext:value-type="float">
            <text:p>6,073703</text:p>
          </table:table-cell>
        </table:table-row>
        <table:table-row table:style-name="ro1">
          <table:table-cell office:value-type="float" office:value="7.074238" calcext:value-type="float">
            <text:p>7,074238</text:p>
          </table:table-cell>
          <table:table-cell office:value-type="float" office:value="5.02425" calcext:value-type="float">
            <text:p>5,02425</text:p>
          </table:table-cell>
        </table:table-row>
        <table:table-row table:style-name="ro1">
          <table:table-cell office:value-type="float" office:value="1.071994" calcext:value-type="float">
            <text:p>1,071994</text:p>
          </table:table-cell>
          <table:table-cell office:value-type="float" office:value="9.06148" calcext:value-type="float">
            <text:p>9,06148</text:p>
          </table:table-cell>
        </table:table-row>
        <table:table-row table:style-name="ro1">
          <table:table-cell office:value-type="float" office:value="1.554517" calcext:value-type="float">
            <text:p>1,554517</text:p>
          </table:table-cell>
          <table:table-cell office:value-type="float" office:value="9.441228" calcext:value-type="float">
            <text:p>9,441228</text:p>
          </table:table-cell>
        </table:table-row>
        <table:table-row table:style-name="ro1">
          <table:table-cell office:value-type="float" office:value="7.513306" calcext:value-type="float">
            <text:p>7,513306</text:p>
          </table:table-cell>
          <table:table-cell office:value-type="float" office:value="5.554294" calcext:value-type="float">
            <text:p>5,554294</text:p>
          </table:table-cell>
        </table:table-row>
        <table:table-row table:style-name="ro1">
          <table:table-cell office:value-type="float" office:value="3.066028" calcext:value-type="float">
            <text:p>3,066028</text:p>
          </table:table-cell>
          <table:table-cell office:value-type="float" office:value="8.332148" calcext:value-type="float">
            <text:p>8,332148</text:p>
          </table:table-cell>
        </table:table-row>
        <table:table-row table:style-name="ro1">
          <table:table-cell office:value-type="float" office:value="2.37169" calcext:value-type="float">
            <text:p>2,37169</text:p>
          </table:table-cell>
          <table:table-cell office:value-type="float" office:value="9.127556" calcext:value-type="float">
            <text:p>9,127556</text:p>
          </table:table-cell>
        </table:table-row>
        <table:table-row table:style-name="ro1">
          <table:table-cell office:value-type="float" office:value="7.183736" calcext:value-type="float">
            <text:p>7,183736</text:p>
          </table:table-cell>
          <table:table-cell office:value-type="float" office:value="6.43127" calcext:value-type="float">
            <text:p>6,43127</text:p>
          </table:table-cell>
        </table:table-row>
        <table:table-row table:style-name="ro1">
          <table:table-cell office:value-type="float" office:value="2.252747" calcext:value-type="float">
            <text:p>2,252747</text:p>
          </table:table-cell>
          <table:table-cell office:value-type="float" office:value="3.239339" calcext:value-type="float">
            <text:p>3,239339</text:p>
          </table:table-cell>
        </table:table-row>
        <table:table-row table:style-name="ro1">
          <table:table-cell office:value-type="float" office:value="2.067189" calcext:value-type="float">
            <text:p>2,067189</text:p>
          </table:table-cell>
          <table:table-cell office:value-type="float" office:value="9.23861" calcext:value-type="float">
            <text:p>9,23861</text:p>
          </table:table-cell>
        </table:table-row>
        <table:table-row table:style-name="ro1">
          <table:table-cell office:value-type="float" office:value="1.588042" calcext:value-type="float">
            <text:p>1,588042</text:p>
          </table:table-cell>
          <table:table-cell office:value-type="float" office:value="9.579684" calcext:value-type="float">
            <text:p>9,579684</text:p>
          </table:table-cell>
        </table:table-row>
        <table:table-row table:style-name="ro1">
          <table:table-cell office:value-type="float" office:value="1.528229" calcext:value-type="float">
            <text:p>1,528229</text:p>
          </table:table-cell>
          <table:table-cell office:value-type="float" office:value="9.248829" calcext:value-type="float">
            <text:p>9,248829</text:p>
          </table:table-cell>
        </table:table-row>
        <table:table-row table:style-name="ro1">
          <table:table-cell office:value-type="float" office:value="2.788169" calcext:value-type="float">
            <text:p>2,788169</text:p>
          </table:table-cell>
          <table:table-cell office:value-type="float" office:value="2.808997" calcext:value-type="float">
            <text:p>2,808997</text:p>
          </table:table-cell>
        </table:table-row>
        <table:table-row table:style-name="ro1">
          <table:table-cell office:value-type="float" office:value="7.022782" calcext:value-type="float">
            <text:p>7,022782</text:p>
          </table:table-cell>
          <table:table-cell office:value-type="float" office:value="6.68274" calcext:value-type="float">
            <text:p>6,68274</text:p>
          </table:table-cell>
        </table:table-row>
        <table:table-row table:style-name="ro1">
          <table:table-cell office:value-type="float" office:value="3.189061" calcext:value-type="float">
            <text:p>3,189061</text:p>
          </table:table-cell>
          <table:table-cell office:value-type="float" office:value="2.504958" calcext:value-type="float">
            <text:p>2,504958</text:p>
          </table:table-cell>
        </table:table-row>
        <table:table-row table:style-name="ro1">
          <table:table-cell office:value-type="float" office:value="7.839264" calcext:value-type="float">
            <text:p>7,839264</text:p>
          </table:table-cell>
          <table:table-cell office:value-type="float" office:value="5.974335" calcext:value-type="float">
            <text:p>5,974335</text:p>
          </table:table-cell>
        </table:table-row>
        <table:table-row table:style-name="ro1">
          <table:table-cell office:value-type="float" office:value="1.148677" calcext:value-type="float">
            <text:p>1,148677</text:p>
          </table:table-cell>
          <table:table-cell office:value-type="float" office:value="3.411146" calcext:value-type="float">
            <text:p>3,411146</text:p>
          </table:table-cell>
        </table:table-row>
        <table:table-row table:style-name="ro1">
          <table:table-cell office:value-type="float" office:value="7.041309" calcext:value-type="float">
            <text:p>7,041309</text:p>
          </table:table-cell>
          <table:table-cell office:value-type="float" office:value="6.245271" calcext:value-type="float">
            <text:p>6,245271</text:p>
          </table:table-cell>
        </table:table-row>
        <table:table-row table:style-name="ro1">
          <table:table-cell office:value-type="float" office:value="6.094" calcext:value-type="float">
            <text:p>6,094</text:p>
          </table:table-cell>
          <table:table-cell office:value-type="float" office:value="5.725376" calcext:value-type="float">
            <text:p>5,725376</text:p>
          </table:table-cell>
        </table:table-row>
        <table:table-row table:style-name="ro1">
          <table:table-cell office:value-type="float" office:value="7.709342" calcext:value-type="float">
            <text:p>7,709342</text:p>
          </table:table-cell>
          <table:table-cell office:value-type="float" office:value="6.714417" calcext:value-type="float">
            <text:p>6,714417</text:p>
          </table:table-cell>
        </table:table-row>
        <table:table-row table:style-name="ro1">
          <table:table-cell office:value-type="float" office:value="6.380681" calcext:value-type="float">
            <text:p>6,380681</text:p>
          </table:table-cell>
          <table:table-cell office:value-type="float" office:value="6.127011" calcext:value-type="float">
            <text:p>6,127011</text:p>
          </table:table-cell>
        </table:table-row>
        <table:table-row table:style-name="ro1">
          <table:table-cell office:value-type="float" office:value="2.336312" calcext:value-type="float">
            <text:p>2,336312</text:p>
          </table:table-cell>
          <table:table-cell office:value-type="float" office:value="10.310503" calcext:value-type="float">
            <text:p>10,310503</text:p>
          </table:table-cell>
        </table:table-row>
        <table:table-row table:style-name="ro1">
          <table:table-cell office:value-type="float" office:value="1.28174" calcext:value-type="float">
            <text:p>1,28174</text:p>
          </table:table-cell>
          <table:table-cell office:value-type="float" office:value="2.699991" calcext:value-type="float">
            <text:p>2,699991</text:p>
          </table:table-cell>
        </table:table-row>
        <table:table-row table:style-name="ro1">
          <table:table-cell office:value-type="float" office:value="1.522798" calcext:value-type="float">
            <text:p>1,522798</text:p>
          </table:table-cell>
          <table:table-cell office:value-type="float" office:value="7.985554" calcext:value-type="float">
            <text:p>7,985554</text:p>
          </table:table-cell>
        </table:table-row>
        <table:table-row table:style-name="ro1">
          <table:table-cell office:value-type="float" office:value="1.993235" calcext:value-type="float">
            <text:p>1,993235</text:p>
          </table:table-cell>
          <table:table-cell office:value-type="float" office:value="3.68592" calcext:value-type="float">
            <text:p>3,68592</text:p>
          </table:table-cell>
        </table:table-row>
        <table:table-row table:style-name="ro1">
          <table:table-cell office:value-type="float" office:value="6.172235" calcext:value-type="float">
            <text:p>6,172235</text:p>
          </table:table-cell>
          <table:table-cell office:value-type="float" office:value="5.887218" calcext:value-type="float">
            <text:p>5,887218</text:p>
          </table:table-cell>
        </table:table-row>
        <table:table-row table:style-name="ro1">
          <table:table-cell office:value-type="float" office:value="1.641999" calcext:value-type="float">
            <text:p>1,641999</text:p>
          </table:table-cell>
          <table:table-cell office:value-type="float" office:value="10.000014" calcext:value-type="float">
            <text:p>10,000014</text:p>
          </table:table-cell>
        </table:table-row>
        <table:table-row table:style-name="ro1">
          <table:table-cell office:value-type="float" office:value="1.02779" calcext:value-type="float">
            <text:p>1,02779</text:p>
          </table:table-cell>
          <table:table-cell office:value-type="float" office:value="3.90522" calcext:value-type="float">
            <text:p>3,90522</text:p>
          </table:table-cell>
        </table:table-row>
        <table:table-row table:style-name="ro1">
          <table:table-cell office:value-type="float" office:value="1.105172" calcext:value-type="float">
            <text:p>1,105172</text:p>
          </table:table-cell>
          <table:table-cell office:value-type="float" office:value="9.061159" calcext:value-type="float">
            <text:p>9,061159</text:p>
          </table:table-cell>
        </table:table-row>
        <table:table-row table:style-name="ro1">
          <table:table-cell office:value-type="float" office:value="1.621905" calcext:value-type="float">
            <text:p>1,621905</text:p>
          </table:table-cell>
          <table:table-cell office:value-type="float" office:value="9.123823" calcext:value-type="float">
            <text:p>9,123823</text:p>
          </table:table-cell>
        </table:table-row>
        <table:table-row table:style-name="ro1">
          <table:table-cell office:value-type="float" office:value="5.967588" calcext:value-type="float">
            <text:p>5,967588</text:p>
          </table:table-cell>
          <table:table-cell office:value-type="float" office:value="5.836359" calcext:value-type="float">
            <text:p>5,836359</text:p>
          </table:table-cell>
        </table:table-row>
        <table:table-row table:style-name="ro1">
          <table:table-cell office:value-type="float" office:value="1.948754" calcext:value-type="float">
            <text:p>1,948754</text:p>
          </table:table-cell>
          <table:table-cell office:value-type="float" office:value="2.345703" calcext:value-type="float">
            <text:p>2,345703</text:p>
          </table:table-cell>
        </table:table-row>
        <table:table-row table:style-name="ro1">
          <table:table-cell office:value-type="float" office:value="2.221761" calcext:value-type="float">
            <text:p>2,221761</text:p>
          </table:table-cell>
          <table:table-cell office:value-type="float" office:value="8.414869" calcext:value-type="float">
            <text:p>8,414869</text:p>
          </table:table-cell>
        </table:table-row>
        <table:table-row table:style-name="ro1">
          <table:table-cell office:value-type="float" office:value="1.647425" calcext:value-type="float">
            <text:p>1,647425</text:p>
          </table:table-cell>
          <table:table-cell office:value-type="float" office:value="3.139887" calcext:value-type="float">
            <text:p>3,139887</text:p>
          </table:table-cell>
        </table:table-row>
        <table:table-row table:style-name="ro1">
          <table:table-cell office:value-type="float" office:value="6.494078" calcext:value-type="float">
            <text:p>6,494078</text:p>
          </table:table-cell>
          <table:table-cell office:value-type="float" office:value="6.612472" calcext:value-type="float">
            <text:p>6,612472</text:p>
          </table:table-cell>
        </table:table-row>
        <table:table-row table:style-name="ro1">
          <table:table-cell office:value-type="float" office:value="1.556565" calcext:value-type="float">
            <text:p>1,556565</text:p>
          </table:table-cell>
          <table:table-cell office:value-type="float" office:value="4.352027" calcext:value-type="float">
            <text:p>4,352027</text:p>
          </table:table-cell>
        </table:table-row>
        <table:table-row table:style-name="ro1">
          <table:table-cell office:value-type="float" office:value="0.789481" calcext:value-type="float">
            <text:p>0,789481</text:p>
          </table:table-cell>
          <table:table-cell office:value-type="float" office:value="10.096387" calcext:value-type="float">
            <text:p>10,096387</text:p>
          </table:table-cell>
        </table:table-row>
        <table:table-row table:style-name="ro1">
          <table:table-cell office:value-type="float" office:value="2.601702" calcext:value-type="float">
            <text:p>2,601702</text:p>
          </table:table-cell>
          <table:table-cell office:value-type="float" office:value="3.110696" calcext:value-type="float">
            <text:p>3,110696</text:p>
          </table:table-cell>
        </table:table-row>
        <table:table-row table:style-name="ro1">
          <table:table-cell office:value-type="float" office:value="2.60937" calcext:value-type="float">
            <text:p>2,60937</text:p>
          </table:table-cell>
          <table:table-cell office:value-type="float" office:value="3.442567" calcext:value-type="float">
            <text:p>3,442567</text:p>
          </table:table-cell>
        </table:table-row>
        <table:table-row table:style-name="ro1">
          <table:table-cell office:value-type="float" office:value="2.75285" calcext:value-type="float">
            <text:p>2,75285</text:p>
          </table:table-cell>
          <table:table-cell office:value-type="float" office:value="8.282018" calcext:value-type="float">
            <text:p>8,282018</text:p>
          </table:table-cell>
        </table:table-row>
        <table:table-row table:style-name="ro1">
          <table:table-cell office:value-type="float" office:value="2.559457" calcext:value-type="float">
            <text:p>2,559457</text:p>
          </table:table-cell>
          <table:table-cell office:value-type="float" office:value="3.695507" calcext:value-type="float">
            <text:p>3,695507</text:p>
          </table:table-cell>
        </table:table-row>
        <table:table-row table:style-name="ro1">
          <table:table-cell office:value-type="float" office:value="2.084101" calcext:value-type="float">
            <text:p>2,084101</text:p>
          </table:table-cell>
          <table:table-cell office:value-type="float" office:value="8.972729" calcext:value-type="float">
            <text:p>8,972729</text:p>
          </table:table-cell>
        </table:table-row>
        <table:table-row table:style-name="ro1">
          <table:table-cell office:value-type="float" office:value="1.777255" calcext:value-type="float">
            <text:p>1,777255</text:p>
          </table:table-cell>
          <table:table-cell office:value-type="float" office:value="8.323398" calcext:value-type="float">
            <text:p>8,323398</text:p>
          </table:table-cell>
        </table:table-row>
        <table:table-row table:style-name="ro1">
          <table:table-cell office:value-type="float" office:value="1.441424" calcext:value-type="float">
            <text:p>1,441424</text:p>
          </table:table-cell>
          <table:table-cell office:value-type="float" office:value="9.789279" calcext:value-type="float">
            <text:p>9,789279</text:p>
          </table:table-cell>
        </table:table-row>
        <table:table-row table:style-name="ro1">
          <table:table-cell office:value-type="float" office:value="7.80236" calcext:value-type="float">
            <text:p>7,80236</text:p>
          </table:table-cell>
          <table:table-cell office:value-type="float" office:value="6.006006" calcext:value-type="float">
            <text:p>6,006006</text:p>
          </table:table-cell>
        </table:table-row>
        <table:table-row table:style-name="ro1">
          <table:table-cell office:value-type="float" office:value="2.032323" calcext:value-type="float">
            <text:p>2,032323</text:p>
          </table:table-cell>
          <table:table-cell office:value-type="float" office:value="9.408886" calcext:value-type="float">
            <text:p>9,408886</text:p>
          </table:table-cell>
        </table:table-row>
        <table:table-row table:style-name="ro1">
          <table:table-cell office:value-type="float" office:value="5.704014" calcext:value-type="float">
            <text:p>5,704014</text:p>
          </table:table-cell>
          <table:table-cell office:value-type="float" office:value="5.962929" calcext:value-type="float">
            <text:p>5,962929</text:p>
          </table:table-cell>
        </table:table-row>
        <table:table-row table:style-name="ro1">
          <table:table-cell office:value-type="float" office:value="6.848544" calcext:value-type="float">
            <text:p>6,848544</text:p>
          </table:table-cell>
          <table:table-cell office:value-type="float" office:value="5.252686" calcext:value-type="float">
            <text:p>5,252686</text:p>
          </table:table-cell>
        </table:table-row>
        <table:table-row table:style-name="ro1">
          <table:table-cell office:value-type="float" office:value="1.939451" calcext:value-type="float">
            <text:p>1,939451</text:p>
          </table:table-cell>
          <table:table-cell office:value-type="float" office:value="2.37189" calcext:value-type="float">
            <text:p>2,37189</text:p>
          </table:table-cell>
        </table:table-row>
        <table:table-row table:style-name="ro1">
          <table:table-cell office:value-type="float" office:value="6.689594" calcext:value-type="float">
            <text:p>6,689594</text:p>
          </table:table-cell>
          <table:table-cell office:value-type="float" office:value="7.143806" calcext:value-type="float">
            <text:p>7,143806</text:p>
          </table:table-cell>
        </table:table-row>
        <table:table-row table:style-name="ro1">
          <table:table-cell office:value-type="float" office:value="7.37349" calcext:value-type="float">
            <text:p>7,37349</text:p>
          </table:table-cell>
          <table:table-cell office:value-type="float" office:value="5.581974" calcext:value-type="float">
            <text:p>5,581974</text:p>
          </table:table-cell>
        </table:table-row>
        <table:table-row table:style-name="ro1">
          <table:table-cell office:value-type="float" office:value="7.533746" calcext:value-type="float">
            <text:p>7,533746</text:p>
          </table:table-cell>
          <table:table-cell office:value-type="float" office:value="6.688828" calcext:value-type="float">
            <text:p>6,688828</text:p>
          </table:table-cell>
        </table:table-row>
        <table:table-row table:style-name="ro1">
          <table:table-cell office:value-type="float" office:value="6.307918" calcext:value-type="float">
            <text:p>6,307918</text:p>
          </table:table-cell>
          <table:table-cell office:value-type="float" office:value="6.687448" calcext:value-type="float">
            <text:p>6,687448</text:p>
          </table:table-cell>
        </table:table-row>
        <table:table-row table:style-name="ro1">
          <table:table-cell office:value-type="float" office:value="3.243391" calcext:value-type="float">
            <text:p>3,243391</text:p>
          </table:table-cell>
          <table:table-cell office:value-type="float" office:value="3.498882" calcext:value-type="float">
            <text:p>3,498882</text:p>
          </table:table-cell>
        </table:table-row>
        <table:table-row table:style-name="ro1">
          <table:table-cell office:value-type="float" office:value="1.512694" calcext:value-type="float">
            <text:p>1,512694</text:p>
          </table:table-cell>
          <table:table-cell office:value-type="float" office:value="8.472446" calcext:value-type="float">
            <text:p>8,472446</text:p>
          </table:table-cell>
        </table:table-row>
        <table:table-row table:style-name="ro1">
          <table:table-cell office:value-type="float" office:value="3.308183" calcext:value-type="float">
            <text:p>3,308183</text:p>
          </table:table-cell>
          <table:table-cell office:value-type="float" office:value="2.439819" calcext:value-type="float">
            <text:p>2,439819</text:p>
          </table:table-cell>
        </table:table-row>
        <table:table-row table:style-name="ro1">
          <table:table-cell office:value-type="float" office:value="0.925299" calcext:value-type="float">
            <text:p>0,925299</text:p>
          </table:table-cell>
          <table:table-cell office:value-type="float" office:value="3.884967" calcext:value-type="float">
            <text:p>3,884967</text:p>
          </table:table-cell>
        </table:table-row>
        <table:table-row table:style-name="ro1">
          <table:table-cell office:value-type="float" office:value="6.949237" calcext:value-type="float">
            <text:p>6,949237</text:p>
          </table:table-cell>
          <table:table-cell office:value-type="float" office:value="6.362809" calcext:value-type="float">
            <text:p>6,362809</text:p>
          </table:table-cell>
        </table:table-row>
        <table:table-row table:style-name="ro1">
          <table:table-cell office:value-type="float" office:value="2.161689" calcext:value-type="float">
            <text:p>2,161689</text:p>
          </table:table-cell>
          <table:table-cell office:value-type="float" office:value="2.352456" calcext:value-type="float">
            <text:p>2,352456</text:p>
          </table:table-cell>
        </table:table-row>
        <table:table-row table:style-name="ro1">
          <table:table-cell office:value-type="float" office:value="2.185928" calcext:value-type="float">
            <text:p>2,185928</text:p>
          </table:table-cell>
          <table:table-cell office:value-type="float" office:value="3.132144" calcext:value-type="float">
            <text:p>3,132144</text:p>
          </table:table-cell>
        </table:table-row>
        <table:table-row table:style-name="ro1">
          <table:table-cell office:value-type="float" office:value="7.094382" calcext:value-type="float">
            <text:p>7,094382</text:p>
          </table:table-cell>
          <table:table-cell office:value-type="float" office:value="6.493664" calcext:value-type="float">
            <text:p>6,493664</text:p>
          </table:table-cell>
        </table:table-row>
        <table:table-row table:style-name="ro1">
          <table:table-cell office:value-type="float" office:value="5.745669" calcext:value-type="float">
            <text:p>5,745669</text:p>
          </table:table-cell>
          <table:table-cell office:value-type="float" office:value="5.394068" calcext:value-type="float">
            <text:p>5,394068</text:p>
          </table:table-cell>
        </table:table-row>
        <table:table-row table:style-name="ro1">
          <table:table-cell office:value-type="float" office:value="7.180149" calcext:value-type="float">
            <text:p>7,180149</text:p>
          </table:table-cell>
          <table:table-cell office:value-type="float" office:value="4.863582" calcext:value-type="float">
            <text:p>4,863582</text:p>
          </table:table-cell>
        </table:table-row>
        <table:table-row table:style-name="ro1">
          <table:table-cell office:value-type="float" office:value="2.4278" calcext:value-type="float">
            <text:p>2,4278</text:p>
          </table:table-cell>
          <table:table-cell office:value-type="float" office:value="8.971976" calcext:value-type="float">
            <text:p>8,971976</text:p>
          </table:table-cell>
        </table:table-row>
        <table:table-row table:style-name="ro1">
          <table:table-cell office:value-type="float" office:value="2.784419" calcext:value-type="float">
            <text:p>2,784419</text:p>
          </table:table-cell>
          <table:table-cell office:value-type="float" office:value="9.357969" calcext:value-type="float">
            <text:p>9,357969</text:p>
          </table:table-cell>
        </table:table-row>
        <table:table-row table:style-name="ro1">
          <table:table-cell office:value-type="float" office:value="2.441474" calcext:value-type="float">
            <text:p>2,441474</text:p>
          </table:table-cell>
          <table:table-cell office:value-type="float" office:value="8.898376" calcext:value-type="float">
            <text:p>8,898376</text:p>
          </table:table-cell>
        </table:table-row>
        <table:table-row table:style-name="ro1">
          <table:table-cell office:value-type="float" office:value="1.579294" calcext:value-type="float">
            <text:p>1,579294</text:p>
          </table:table-cell>
          <table:table-cell office:value-type="float" office:value="9.787602" calcext:value-type="float">
            <text:p>9,787602</text:p>
          </table:table-cell>
        </table:table-row>
        <table:table-row table:style-name="ro1">
          <table:table-cell office:value-type="float" office:value="1.063367" calcext:value-type="float">
            <text:p>1,063367</text:p>
          </table:table-cell>
          <table:table-cell office:value-type="float" office:value="2.755094" calcext:value-type="float">
            <text:p>2,755094</text:p>
          </table:table-cell>
        </table:table-row>
        <table:table-row table:style-name="ro1">
          <table:table-cell office:value-type="float" office:value="1.887645" calcext:value-type="float">
            <text:p>1,887645</text:p>
          </table:table-cell>
          <table:table-cell office:value-type="float" office:value="10.254179" calcext:value-type="float">
            <text:p>10,254179</text:p>
          </table:table-cell>
        </table:table-row>
        <table:table-row table:style-name="ro1">
          <table:table-cell office:value-type="float" office:value="0.765679" calcext:value-type="float">
            <text:p>0,765679</text:p>
          </table:table-cell>
          <table:table-cell office:value-type="float" office:value="9.346581" calcext:value-type="float">
            <text:p>9,346581</text:p>
          </table:table-cell>
        </table:table-row>
        <table:table-row table:style-name="ro1">
          <table:table-cell office:value-type="float" office:value="1.442035" calcext:value-type="float">
            <text:p>1,442035</text:p>
          </table:table-cell>
          <table:table-cell office:value-type="float" office:value="8.585701" calcext:value-type="float">
            <text:p>8,585701</text:p>
          </table:table-cell>
        </table:table-row>
        <table:table-row table:style-name="ro1">
          <table:table-cell office:value-type="float" office:value="1.877029" calcext:value-type="float">
            <text:p>1,877029</text:p>
          </table:table-cell>
          <table:table-cell office:value-type="float" office:value="9.797293" calcext:value-type="float">
            <text:p>9,797293</text:p>
          </table:table-cell>
        </table:table-row>
        <table:table-row table:style-name="ro1">
          <table:table-cell office:value-type="float" office:value="2.122052" calcext:value-type="float">
            <text:p>2,122052</text:p>
          </table:table-cell>
          <table:table-cell office:value-type="float" office:value="9.674583" calcext:value-type="float">
            <text:p>9,674583</text:p>
          </table:table-cell>
        </table:table-row>
        <table:table-row table:style-name="ro1">
          <table:table-cell office:value-type="float" office:value="2.592529" calcext:value-type="float">
            <text:p>2,592529</text:p>
          </table:table-cell>
          <table:table-cell office:value-type="float" office:value="2.821451" calcext:value-type="float">
            <text:p>2,821451</text:p>
          </table:table-cell>
        </table:table-row>
        <table:table-row table:style-name="ro1">
          <table:table-cell office:value-type="float" office:value="0.588854" calcext:value-type="float">
            <text:p>0,588854</text:p>
          </table:table-cell>
          <table:table-cell office:value-type="float" office:value="3.539414" calcext:value-type="float">
            <text:p>3,539414</text:p>
          </table:table-cell>
        </table:table-row>
        <table:table-row table:style-name="ro1">
          <table:table-cell office:value-type="float" office:value="1.31278" calcext:value-type="float">
            <text:p>1,31278</text:p>
          </table:table-cell>
          <table:table-cell office:value-type="float" office:value="8.94068" calcext:value-type="float">
            <text:p>8,94068</text:p>
          </table:table-cell>
        </table:table-row>
        <table:table-row table:style-name="ro1">
          <table:table-cell office:value-type="float" office:value="3.210077" calcext:value-type="float">
            <text:p>3,210077</text:p>
          </table:table-cell>
          <table:table-cell office:value-type="float" office:value="3.344237" calcext:value-type="float">
            <text:p>3,344237</text:p>
          </table:table-cell>
        </table:table-row>
        <table:table-row table:style-name="ro1">
          <table:table-cell office:value-type="float" office:value="1.996995" calcext:value-type="float">
            <text:p>1,996995</text:p>
          </table:table-cell>
          <table:table-cell office:value-type="float" office:value="3.709819" calcext:value-type="float">
            <text:p>3,709819</text:p>
          </table:table-cell>
        </table:table-row>
        <table:table-row table:style-name="ro1">
          <table:table-cell office:value-type="float" office:value="1.110571" calcext:value-type="float">
            <text:p>1,110571</text:p>
          </table:table-cell>
          <table:table-cell office:value-type="float" office:value="9.242905" calcext:value-type="float">
            <text:p>9,242905</text:p>
          </table:table-cell>
        </table:table-row>
        <table:table-row table:style-name="ro1">
          <table:table-cell office:value-type="float" office:value="1.267224" calcext:value-type="float">
            <text:p>1,267224</text:p>
          </table:table-cell>
          <table:table-cell office:value-type="float" office:value="2.846893" calcext:value-type="float">
            <text:p>2,846893</text:p>
          </table:table-cell>
        </table:table-row>
        <table:table-row table:style-name="ro1">
          <table:table-cell office:value-type="float" office:value="7.008596" calcext:value-type="float">
            <text:p>7,008596</text:p>
          </table:table-cell>
          <table:table-cell office:value-type="float" office:value="5.48803" calcext:value-type="float">
            <text:p>5,48803</text:p>
          </table:table-cell>
        </table:table-row>
        <table:table-row table:style-name="ro1">
          <table:table-cell office:value-type="float" office:value="0.573723" calcext:value-type="float">
            <text:p>0,573723</text:p>
          </table:table-cell>
          <table:table-cell office:value-type="float" office:value="8.806849" calcext:value-type="float">
            <text:p>8,806849</text:p>
          </table:table-cell>
        </table:table-row>
        <table:table-row table:style-name="ro1">
          <table:table-cell office:value-type="float" office:value="7.354116" calcext:value-type="float">
            <text:p>7,354116</text:p>
          </table:table-cell>
          <table:table-cell office:value-type="float" office:value="5.439183" calcext:value-type="float">
            <text:p>5,439183</text:p>
          </table:table-cell>
        </table:table-row>
        <table:table-row table:style-name="ro1">
          <table:table-cell office:value-type="float" office:value="2.031915" calcext:value-type="float">
            <text:p>2,031915</text:p>
          </table:table-cell>
          <table:table-cell office:value-type="float" office:value="3.939409" calcext:value-type="float">
            <text:p>3,939409</text:p>
          </table:table-cell>
        </table:table-row>
        <table:table-row table:style-name="ro1">
          <table:table-cell office:value-type="float" office:value="6.555899" calcext:value-type="float">
            <text:p>6,555899</text:p>
          </table:table-cell>
          <table:table-cell office:value-type="float" office:value="6.99064" calcext:value-type="float">
            <text:p>6,99064</text:p>
          </table:table-cell>
        </table:table-row>
        <table:table-row table:style-name="ro1">
          <table:table-cell office:value-type="float" office:value="5.688183" calcext:value-type="float">
            <text:p>5,688183</text:p>
          </table:table-cell>
          <table:table-cell office:value-type="float" office:value="4.951842" calcext:value-type="float">
            <text:p>4,951842</text:p>
          </table:table-cell>
        </table:table-row>
        <table:table-row table:style-name="ro1">
          <table:table-cell office:value-type="float" office:value="0.893997" calcext:value-type="float">
            <text:p>0,893997</text:p>
          </table:table-cell>
          <table:table-cell office:value-type="float" office:value="2.331923" calcext:value-type="float">
            <text:p>2,331923</text:p>
          </table:table-cell>
        </table:table-row>
        <table:table-row table:style-name="ro1">
          <table:table-cell office:value-type="float" office:value="7.393791" calcext:value-type="float">
            <text:p>7,393791</text:p>
          </table:table-cell>
          <table:table-cell office:value-type="float" office:value="5.886567" calcext:value-type="float">
            <text:p>5,886567</text:p>
          </table:table-cell>
        </table:table-row>
        <table:table-row table:style-name="ro1">
          <table:table-cell office:value-type="float" office:value="3.028168" calcext:value-type="float">
            <text:p>3,028168</text:p>
          </table:table-cell>
          <table:table-cell office:value-type="float" office:value="3.099223" calcext:value-type="float">
            <text:p>3,099223</text:p>
          </table:table-cell>
        </table:table-row>
        <table:table-row table:style-name="ro1">
          <table:table-cell office:value-type="float" office:value="1.613877" calcext:value-type="float">
            <text:p>1,613877</text:p>
          </table:table-cell>
          <table:table-cell office:value-type="float" office:value="9.843222" calcext:value-type="float">
            <text:p>9,843222</text:p>
          </table:table-cell>
        </table:table-row>
        <table:table-row table:style-name="ro1">
          <table:table-cell office:value-type="float" office:value="6.30841" calcext:value-type="float">
            <text:p>6,30841</text:p>
          </table:table-cell>
          <table:table-cell office:value-type="float" office:value="6.068546" calcext:value-type="float">
            <text:p>6,068546</text:p>
          </table:table-cell>
        </table:table-row>
        <table:table-row table:style-name="ro1">
          <table:table-cell office:value-type="float" office:value="2.349171" calcext:value-type="float">
            <text:p>2,349171</text:p>
          </table:table-cell>
          <table:table-cell office:value-type="float" office:value="8.209778" calcext:value-type="float">
            <text:p>8,209778</text:p>
          </table:table-cell>
        </table:table-row>
        <table:table-row table:style-name="ro1">
          <table:table-cell office:value-type="float" office:value="7.057251" calcext:value-type="float">
            <text:p>7,057251</text:p>
          </table:table-cell>
          <table:table-cell office:value-type="float" office:value="5.777785" calcext:value-type="float">
            <text:p>5,777785</text:p>
          </table:table-cell>
        </table:table-row>
        <table:table-row table:style-name="ro1">
          <table:table-cell office:value-type="float" office:value="2.418844" calcext:value-type="float">
            <text:p>2,418844</text:p>
          </table:table-cell>
          <table:table-cell office:value-type="float" office:value="8.821313" calcext:value-type="float">
            <text:p>8,821313</text:p>
          </table:table-cell>
        </table:table-row>
        <table:table-row table:style-name="ro1">
          <table:table-cell office:value-type="float" office:value="7.676795" calcext:value-type="float">
            <text:p>7,676795</text:p>
          </table:table-cell>
          <table:table-cell office:value-type="float" office:value="6.123983" calcext:value-type="float">
            <text:p>6,123983</text:p>
          </table:table-cell>
        </table:table-row>
        <table:table-row table:style-name="ro1">
          <table:table-cell office:value-type="float" office:value="1.831205" calcext:value-type="float">
            <text:p>1,831205</text:p>
          </table:table-cell>
          <table:table-cell office:value-type="float" office:value="9.158817" calcext:value-type="float">
            <text:p>9,158817</text:p>
          </table:table-cell>
        </table:table-row>
        <table:table-row table:style-name="ro1">
          <table:table-cell office:value-type="float" office:value="2.123135" calcext:value-type="float">
            <text:p>2,123135</text:p>
          </table:table-cell>
          <table:table-cell office:value-type="float" office:value="9.26572" calcext:value-type="float">
            <text:p>9,26572</text:p>
          </table:table-cell>
        </table:table-row>
        <table:table-row table:style-name="ro1">
          <table:table-cell office:value-type="float" office:value="2.467376" calcext:value-type="float">
            <text:p>2,467376</text:p>
          </table:table-cell>
          <table:table-cell office:value-type="float" office:value="8.941117" calcext:value-type="float">
            <text:p>8,941117</text:p>
          </table:table-cell>
        </table:table-row>
        <table:table-row table:style-name="ro1">
          <table:table-cell office:value-type="float" office:value="1.30232" calcext:value-type="float">
            <text:p>1,30232</text:p>
          </table:table-cell>
          <table:table-cell office:value-type="float" office:value="3.802276" calcext:value-type="float">
            <text:p>3,802276</text:p>
          </table:table-cell>
        </table:table-row>
        <table:table-row table:style-name="ro1">
          <table:table-cell office:value-type="float" office:value="6.147057" calcext:value-type="float">
            <text:p>6,147057</text:p>
          </table:table-cell>
          <table:table-cell office:value-type="float" office:value="6.830166" calcext:value-type="float">
            <text:p>6,830166</text:p>
          </table:table-cell>
        </table:table-row>
        <table:table-row table:style-name="ro1">
          <table:table-cell office:value-type="float" office:value="3.138276" calcext:value-type="float">
            <text:p>3,138276</text:p>
          </table:table-cell>
          <table:table-cell office:value-type="float" office:value="3.057501" calcext:value-type="float">
            <text:p>3,057501</text:p>
          </table:table-cell>
        </table:table-row>
        <table:table-row table:style-name="ro1">
          <table:table-cell office:value-type="float" office:value="6.250086" calcext:value-type="float">
            <text:p>6,250086</text:p>
          </table:table-cell>
          <table:table-cell office:value-type="float" office:value="4.983933" calcext:value-type="float">
            <text:p>4,983933</text:p>
          </table:table-cell>
        </table:table-row>
        <table:table-row table:style-name="ro1">
          <table:table-cell office:value-type="float" office:value="1.706468" calcext:value-type="float">
            <text:p>1,706468</text:p>
          </table:table-cell>
          <table:table-cell office:value-type="float" office:value="3.504806" calcext:value-type="float">
            <text:p>3,504806</text:p>
          </table:table-cell>
        </table:table-row>
        <table:table-row table:style-name="ro1">
          <table:table-cell office:value-type="float" office:value="6.293198" calcext:value-type="float">
            <text:p>6,293198</text:p>
          </table:table-cell>
          <table:table-cell office:value-type="float" office:value="6.504036" calcext:value-type="float">
            <text:p>6,504036</text:p>
          </table:table-cell>
        </table:table-row>
        <table:table-row table:style-name="ro1">
          <table:table-cell office:value-type="float" office:value="2.787597" calcext:value-type="float">
            <text:p>2,787597</text:p>
          </table:table-cell>
          <table:table-cell office:value-type="float" office:value="2.92907" calcext:value-type="float">
            <text:p>2,92907</text:p>
          </table:table-cell>
        </table:table-row>
        <table:table-row table:style-name="ro1">
          <table:table-cell office:value-type="float" office:value="2.388373" calcext:value-type="float">
            <text:p>2,388373</text:p>
          </table:table-cell>
          <table:table-cell office:value-type="float" office:value="9.717655" calcext:value-type="float">
            <text:p>9,717655</text:p>
          </table:table-cell>
        </table:table-row>
        <table:table-row table:style-name="ro1">
          <table:table-cell office:value-type="float" office:value="2.271107" calcext:value-type="float">
            <text:p>2,271107</text:p>
          </table:table-cell>
          <table:table-cell office:value-type="float" office:value="3.024131" calcext:value-type="float">
            <text:p>3,024131</text:p>
          </table:table-cell>
        </table:table-row>
        <table:table-row table:style-name="ro1">
          <table:table-cell office:value-type="float" office:value="7.258137" calcext:value-type="float">
            <text:p>7,258137</text:p>
          </table:table-cell>
          <table:table-cell office:value-type="float" office:value="4.700814" calcext:value-type="float">
            <text:p>4,700814</text:p>
          </table:table-cell>
        </table:table-row>
        <table:table-row table:style-name="ro1">
          <table:table-cell office:value-type="float" office:value="2.112133" calcext:value-type="float">
            <text:p>2,112133</text:p>
          </table:table-cell>
          <table:table-cell office:value-type="float" office:value="2.15682" calcext:value-type="float">
            <text:p>2,15682</text:p>
          </table:table-cell>
        </table:table-row>
        <table:table-row table:style-name="ro1">
          <table:table-cell office:value-type="float" office:value="6.711533" calcext:value-type="float">
            <text:p>6,711533</text:p>
          </table:table-cell>
          <table:table-cell office:value-type="float" office:value="6.718994" calcext:value-type="float">
            <text:p>6,718994</text:p>
          </table:table-cell>
        </table:table-row>
        <table:table-row table:style-name="ro1">
          <table:table-cell office:value-type="float" office:value="7.285094" calcext:value-type="float">
            <text:p>7,285094</text:p>
          </table:table-cell>
          <table:table-cell office:value-type="float" office:value="5.846187" calcext:value-type="float">
            <text:p>5,846187</text:p>
          </table:table-cell>
        </table:table-row>
        <table:table-row table:style-name="ro1">
          <table:table-cell office:value-type="float" office:value="2.31474" calcext:value-type="float">
            <text:p>2,31474</text:p>
          </table:table-cell>
          <table:table-cell office:value-type="float" office:value="4.358586" calcext:value-type="float">
            <text:p>4,358586</text:p>
          </table:table-cell>
        </table:table-row>
        <table:table-row table:style-name="ro1">
          <table:table-cell office:value-type="float" office:value="6.610393" calcext:value-type="float">
            <text:p>6,610393</text:p>
          </table:table-cell>
          <table:table-cell office:value-type="float" office:value="6.34221" calcext:value-type="float">
            <text:p>6,34221</text:p>
          </table:table-cell>
        </table:table-row>
        <table:table-row table:style-name="ro1">
          <table:table-cell office:value-type="float" office:value="7.344908" calcext:value-type="float">
            <text:p>7,344908</text:p>
          </table:table-cell>
          <table:table-cell office:value-type="float" office:value="6.093236" calcext:value-type="float">
            <text:p>6,093236</text:p>
          </table:table-cell>
        </table:table-row>
        <table:table-row table:style-name="ro1">
          <table:table-cell office:value-type="float" office:value="2.544025" calcext:value-type="float">
            <text:p>2,544025</text:p>
          </table:table-cell>
          <table:table-cell office:value-type="float" office:value="3.385738" calcext:value-type="float">
            <text:p>3,385738</text:p>
          </table:table-cell>
        </table:table-row>
        <table:table-row table:style-name="ro1">
          <table:table-cell office:value-type="float" office:value="7.316336" calcext:value-type="float">
            <text:p>7,316336</text:p>
          </table:table-cell>
          <table:table-cell office:value-type="float" office:value="5.719377" calcext:value-type="float">
            <text:p>5,719377</text:p>
          </table:table-cell>
        </table:table-row>
        <table:table-row table:style-name="ro1">
          <table:table-cell office:value-type="float" office:value="2.261785" calcext:value-type="float">
            <text:p>2,261785</text:p>
          </table:table-cell>
          <table:table-cell office:value-type="float" office:value="4.499013" calcext:value-type="float">
            <text:p>4,499013</text:p>
          </table:table-cell>
        </table:table-row>
        <table:table-row table:style-name="ro1">
          <table:table-cell office:value-type="float" office:value="1.141835" calcext:value-type="float">
            <text:p>1,141835</text:p>
          </table:table-cell>
          <table:table-cell office:value-type="float" office:value="9.5927" calcext:value-type="float">
            <text:p>9,5927</text:p>
          </table:table-cell>
        </table:table-row>
        <table:table-row table:style-name="ro1">
          <table:table-cell office:value-type="float" office:value="2.397341" calcext:value-type="float">
            <text:p>2,397341</text:p>
          </table:table-cell>
          <table:table-cell office:value-type="float" office:value="9.542341" calcext:value-type="float">
            <text:p>9,542341</text:p>
          </table:table-cell>
        </table:table-row>
        <table:table-row table:style-name="ro1">
          <table:table-cell office:value-type="float" office:value="1.932939" calcext:value-type="float">
            <text:p>1,932939</text:p>
          </table:table-cell>
          <table:table-cell office:value-type="float" office:value="9.34911" calcext:value-type="float">
            <text:p>9,34911</text:p>
          </table:table-cell>
        </table:table-row>
        <table:table-row table:style-name="ro1">
          <table:table-cell office:value-type="float" office:value="2.589542" calcext:value-type="float">
            <text:p>2,589542</text:p>
          </table:table-cell>
          <table:table-cell office:value-type="float" office:value="3.437255" calcext:value-type="float">
            <text:p>3,437255</text:p>
          </table:table-cell>
        </table:table-row>
        <table:table-row table:style-name="ro1">
          <table:table-cell office:value-type="float" office:value="7.598876" calcext:value-type="float">
            <text:p>7,598876</text:p>
          </table:table-cell>
          <table:table-cell office:value-type="float" office:value="6.618335" calcext:value-type="float">
            <text:p>6,618335</text:p>
          </table:table-cell>
        </table:table-row>
        <table:table-row table:style-name="ro1">
          <table:table-cell office:value-type="float" office:value="3.090524" calcext:value-type="float">
            <text:p>3,090524</text:p>
          </table:table-cell>
          <table:table-cell office:value-type="float" office:value="8.757697" calcext:value-type="float">
            <text:p>8,757697</text:p>
          </table:table-cell>
        </table:table-row>
        <table:table-row table:style-name="ro1">
          <table:table-cell office:value-type="float" office:value="7.205765" calcext:value-type="float">
            <text:p>7,205765</text:p>
          </table:table-cell>
          <table:table-cell office:value-type="float" office:value="5.923362" calcext:value-type="float">
            <text:p>5,923362</text:p>
          </table:table-cell>
        </table:table-row>
        <table:table-row table:style-name="ro1">
          <table:table-cell office:value-type="float" office:value="7.088385" calcext:value-type="float">
            <text:p>7,088385</text:p>
          </table:table-cell>
          <table:table-cell office:value-type="float" office:value="5.824964" calcext:value-type="float">
            <text:p>5,824964</text:p>
          </table:table-cell>
        </table:table-row>
        <table:table-row table:style-name="ro1">
          <table:table-cell office:value-type="float" office:value="7.925097" calcext:value-type="float">
            <text:p>7,925097</text:p>
          </table:table-cell>
          <table:table-cell office:value-type="float" office:value="6.754015" calcext:value-type="float">
            <text:p>6,754015</text:p>
          </table:table-cell>
        </table:table-row>
        <table:table-row table:style-name="ro1">
          <table:table-cell office:value-type="float" office:value="7.212157" calcext:value-type="float">
            <text:p>7,212157</text:p>
          </table:table-cell>
          <table:table-cell office:value-type="float" office:value="5.411777" calcext:value-type="float">
            <text:p>5,411777</text:p>
          </table:table-cell>
        </table:table-row>
        <table:table-row table:style-name="ro1">
          <table:table-cell office:value-type="float" office:value="6.880672" calcext:value-type="float">
            <text:p>6,880672</text:p>
          </table:table-cell>
          <table:table-cell office:value-type="float" office:value="7.104334" calcext:value-type="float">
            <text:p>7,104334</text:p>
          </table:table-cell>
        </table:table-row>
        <table:table-row table:style-name="ro1">
          <table:table-cell office:value-type="float" office:value="1.916847" calcext:value-type="float">
            <text:p>1,916847</text:p>
          </table:table-cell>
          <table:table-cell office:value-type="float" office:value="9.261092" calcext:value-type="float">
            <text:p>9,261092</text:p>
          </table:table-cell>
        </table:table-row>
        <table:table-row table:style-name="ro1">
          <table:table-cell office:value-type="float" office:value="1.348432" calcext:value-type="float">
            <text:p>1,348432</text:p>
          </table:table-cell>
          <table:table-cell office:value-type="float" office:value="8.457256" calcext:value-type="float">
            <text:p>8,457256</text:p>
          </table:table-cell>
        </table:table-row>
        <table:table-row table:style-name="ro1">
          <table:table-cell office:value-type="float" office:value="1.916125" calcext:value-type="float">
            <text:p>1,916125</text:p>
          </table:table-cell>
          <table:table-cell office:value-type="float" office:value="10.035786" calcext:value-type="float">
            <text:p>10,035786</text:p>
          </table:table-cell>
        </table:table-row>
        <table:table-row table:style-name="ro1">
          <table:table-cell office:value-type="float" office:value="6.561431" calcext:value-type="float">
            <text:p>6,561431</text:p>
          </table:table-cell>
          <table:table-cell office:value-type="float" office:value="5.372082" calcext:value-type="float">
            <text:p>5,372082</text:p>
          </table:table-cell>
        </table:table-row>
        <table:table-row table:style-name="ro1">
          <table:table-cell office:value-type="float" office:value="6.039544" calcext:value-type="float">
            <text:p>6,039544</text:p>
          </table:table-cell>
          <table:table-cell office:value-type="float" office:value="6.040621" calcext:value-type="float">
            <text:p>6,040621</text:p>
          </table:table-cell>
        </table:table-row>
        <table:table-row table:style-name="ro1">
          <table:table-cell office:value-type="float" office:value="6.243369" calcext:value-type="float">
            <text:p>6,243369</text:p>
          </table:table-cell>
          <table:table-cell office:value-type="float" office:value="7.240541" calcext:value-type="float">
            <text:p>7,240541</text:p>
          </table:table-cell>
        </table:table-row>
        <table:table-row table:style-name="ro1">
          <table:table-cell office:value-type="float" office:value="2.205421" calcext:value-type="float">
            <text:p>2,205421</text:p>
          </table:table-cell>
          <table:table-cell office:value-type="float" office:value="8.446277" calcext:value-type="float">
            <text:p>8,446277</text:p>
          </table:table-cell>
        </table:table-row>
        <table:table-row table:style-name="ro1">
          <table:table-cell office:value-type="float" office:value="1.136579" calcext:value-type="float">
            <text:p>1,136579</text:p>
          </table:table-cell>
          <table:table-cell office:value-type="float" office:value="9.259749" calcext:value-type="float">
            <text:p>9,259749</text:p>
          </table:table-cell>
        </table:table-row>
        <table:table-row table:style-name="ro1">
          <table:table-cell office:value-type="float" office:value="2.193861" calcext:value-type="float">
            <text:p>2,193861</text:p>
          </table:table-cell>
          <table:table-cell office:value-type="float" office:value="8.477079" calcext:value-type="float">
            <text:p>8,477079</text:p>
          </table:table-cell>
        </table:table-row>
        <table:table-row table:style-name="ro1">
          <table:table-cell office:value-type="float" office:value="2.450489" calcext:value-type="float">
            <text:p>2,450489</text:p>
          </table:table-cell>
          <table:table-cell office:value-type="float" office:value="10.376556" calcext:value-type="float">
            <text:p>10,376556</text:p>
          </table:table-cell>
        </table:table-row>
        <table:table-row table:style-name="ro1">
          <table:table-cell office:value-type="float" office:value="0.65874" calcext:value-type="float">
            <text:p>0,65874</text:p>
          </table:table-cell>
          <table:table-cell office:value-type="float" office:value="10.428496" calcext:value-type="float">
            <text:p>10,428496</text:p>
          </table:table-cell>
        </table:table-row>
        <table:table-row table:style-name="ro1">
          <table:table-cell office:value-type="float" office:value="7.028296" calcext:value-type="float">
            <text:p>7,028296</text:p>
          </table:table-cell>
          <table:table-cell office:value-type="float" office:value="6.295929" calcext:value-type="float">
            <text:p>6,295929</text:p>
          </table:table-cell>
        </table:table-row>
        <table:table-row table:style-name="ro1">
          <table:table-cell office:value-type="float" office:value="3.131778" calcext:value-type="float">
            <text:p>3,131778</text:p>
          </table:table-cell>
          <table:table-cell office:value-type="float" office:value="3.731916" calcext:value-type="float">
            <text:p>3,731916</text:p>
          </table:table-cell>
        </table:table-row>
        <table:table-row table:style-name="ro1">
          <table:table-cell office:value-type="float" office:value="1.708729" calcext:value-type="float">
            <text:p>1,708729</text:p>
          </table:table-cell>
          <table:table-cell office:value-type="float" office:value="9.52365" calcext:value-type="float">
            <text:p>9,52365</text:p>
          </table:table-cell>
        </table:table-row>
        <table:table-row table:style-name="ro1">
          <table:table-cell office:value-type="float" office:value="1.684855" calcext:value-type="float">
            <text:p>1,684855</text:p>
          </table:table-cell>
          <table:table-cell office:value-type="float" office:value="3.475657" calcext:value-type="float">
            <text:p>3,475657</text:p>
          </table:table-cell>
        </table:table-row>
        <table:table-row table:style-name="ro1">
          <table:table-cell office:value-type="float" office:value="6.044417" calcext:value-type="float">
            <text:p>6,044417</text:p>
          </table:table-cell>
          <table:table-cell office:value-type="float" office:value="5.635975" calcext:value-type="float">
            <text:p>5,635975</text:p>
          </table:table-cell>
        </table:table-row>
        <table:table-row table:style-name="ro1">
          <table:table-cell office:value-type="float" office:value="1.995782" calcext:value-type="float">
            <text:p>1,995782</text:p>
          </table:table-cell>
          <table:table-cell office:value-type="float" office:value="2.368653" calcext:value-type="float">
            <text:p>2,368653</text:p>
          </table:table-cell>
        </table:table-row>
        <table:table-row table:style-name="ro1">
          <table:table-cell office:value-type="float" office:value="2.650945" calcext:value-type="float">
            <text:p>2,650945</text:p>
          </table:table-cell>
          <table:table-cell office:value-type="float" office:value="4.007567" calcext:value-type="float">
            <text:p>4,007567</text:p>
          </table:table-cell>
        </table:table-row>
        <table:table-row table:style-name="ro1">
          <table:table-cell office:value-type="float" office:value="2.936618" calcext:value-type="float">
            <text:p>2,936618</text:p>
          </table:table-cell>
          <table:table-cell office:value-type="float" office:value="3.915344" calcext:value-type="float">
            <text:p>3,915344</text:p>
          </table:table-cell>
        </table:table-row>
        <table:table-row table:style-name="ro1">
          <table:table-cell office:value-type="float" office:value="1.945474" calcext:value-type="float">
            <text:p>1,945474</text:p>
          </table:table-cell>
          <table:table-cell office:value-type="float" office:value="3.295013" calcext:value-type="float">
            <text:p>3,295013</text:p>
          </table:table-cell>
        </table:table-row>
        <table:table-row table:style-name="ro1">
          <table:table-cell office:value-type="float" office:value="1.04461" calcext:value-type="float">
            <text:p>1,04461</text:p>
          </table:table-cell>
          <table:table-cell office:value-type="float" office:value="9.098991" calcext:value-type="float">
            <text:p>9,098991</text:p>
          </table:table-cell>
        </table:table-row>
        <table:table-row table:style-name="ro1">
          <table:table-cell office:value-type="float" office:value="1.463127" calcext:value-type="float">
            <text:p>1,463127</text:p>
          </table:table-cell>
          <table:table-cell office:value-type="float" office:value="9.273446" calcext:value-type="float">
            <text:p>9,273446</text:p>
          </table:table-cell>
        </table:table-row>
        <table:table-row table:style-name="ro1">
          <table:table-cell office:value-type="float" office:value="7.150529" calcext:value-type="float">
            <text:p>7,150529</text:p>
          </table:table-cell>
          <table:table-cell office:value-type="float" office:value="6.739015" calcext:value-type="float">
            <text:p>6,739015</text:p>
          </table:table-cell>
        </table:table-row>
        <table:table-row table:style-name="ro1">
          <table:table-cell office:value-type="float" office:value="6.083453" calcext:value-type="float">
            <text:p>6,083453</text:p>
          </table:table-cell>
          <table:table-cell office:value-type="float" office:value="6.560922" calcext:value-type="float">
            <text:p>6,560922</text:p>
          </table:table-cell>
        </table:table-row>
        <table:table-row table:style-name="ro1">
          <table:table-cell office:value-type="float" office:value="1.408491" calcext:value-type="float">
            <text:p>1,408491</text:p>
          </table:table-cell>
          <table:table-cell office:value-type="float" office:value="8.80336" calcext:value-type="float">
            <text:p>8,80336</text:p>
          </table:table-cell>
        </table:table-row>
        <table:table-row table:style-name="ro1">
          <table:table-cell office:value-type="float" office:value="1.838192" calcext:value-type="float">
            <text:p>1,838192</text:p>
          </table:table-cell>
          <table:table-cell office:value-type="float" office:value="3.283675" calcext:value-type="float">
            <text:p>3,283675</text:p>
          </table:table-cell>
        </table:table-row>
        <table:table-row table:style-name="ro1">
          <table:table-cell office:value-type="float" office:value="5.387917" calcext:value-type="float">
            <text:p>5,387917</text:p>
          </table:table-cell>
          <table:table-cell office:value-type="float" office:value="5.105608" calcext:value-type="float">
            <text:p>5,105608</text:p>
          </table:table-cell>
        </table:table-row>
        <table:table-row table:style-name="ro1">
          <table:table-cell office:value-type="float" office:value="1.538424" calcext:value-type="float">
            <text:p>1,538424</text:p>
          </table:table-cell>
          <table:table-cell office:value-type="float" office:value="9.004146" calcext:value-type="float">
            <text:p>9,004146</text:p>
          </table:table-cell>
        </table:table-row>
        <table:table-row table:style-name="ro1">
          <table:table-cell office:value-type="float" office:value="1.710856" calcext:value-type="float">
            <text:p>1,710856</text:p>
          </table:table-cell>
          <table:table-cell office:value-type="float" office:value="9.260982" calcext:value-type="float">
            <text:p>9,260982</text:p>
          </table:table-cell>
        </table:table-row>
        <table:table-row table:style-name="ro1">
          <table:table-cell office:value-type="float" office:value="1.729575" calcext:value-type="float">
            <text:p>1,729575</text:p>
          </table:table-cell>
          <table:table-cell office:value-type="float" office:value="2.652326" calcext:value-type="float">
            <text:p>2,652326</text:p>
          </table:table-cell>
        </table:table-row>
        <table:table-row table:style-name="ro1">
          <table:table-cell office:value-type="float" office:value="6.695946" calcext:value-type="float">
            <text:p>6,695946</text:p>
          </table:table-cell>
          <table:table-cell office:value-type="float" office:value="4.883783" calcext:value-type="float">
            <text:p>4,883783</text:p>
          </table:table-cell>
        </table:table-row>
        <table:table-row table:style-name="ro1">
          <table:table-cell office:value-type="float" office:value="6.359333" calcext:value-type="float">
            <text:p>6,359333</text:p>
          </table:table-cell>
          <table:table-cell office:value-type="float" office:value="6.109451" calcext:value-type="float">
            <text:p>6,109451</text:p>
          </table:table-cell>
        </table:table-row>
        <table:table-row table:style-name="ro1">
          <table:table-cell office:value-type="float" office:value="6.357069" calcext:value-type="float">
            <text:p>6,357069</text:p>
          </table:table-cell>
          <table:table-cell office:value-type="float" office:value="5.728278" calcext:value-type="float">
            <text:p>5,728278</text:p>
          </table:table-cell>
        </table:table-row>
        <table:table-row table:style-name="ro1">
          <table:table-cell office:value-type="float" office:value="2.277474" calcext:value-type="float">
            <text:p>2,277474</text:p>
          </table:table-cell>
          <table:table-cell office:value-type="float" office:value="2.412004" calcext:value-type="float">
            <text:p>2,412004</text:p>
          </table:table-cell>
        </table:table-row>
        <table:table-row table:style-name="ro1">
          <table:table-cell office:value-type="float" office:value="2.04598" calcext:value-type="float">
            <text:p>2,04598</text:p>
          </table:table-cell>
          <table:table-cell office:value-type="float" office:value="3.881381" calcext:value-type="float">
            <text:p>3,881381</text:p>
          </table:table-cell>
        </table:table-row>
        <table:table-row table:style-name="ro1">
          <table:table-cell office:value-type="float" office:value="2.098384" calcext:value-type="float">
            <text:p>2,098384</text:p>
          </table:table-cell>
          <table:table-cell office:value-type="float" office:value="9.365918" calcext:value-type="float">
            <text:p>9,365918</text:p>
          </table:table-cell>
        </table:table-row>
        <table:table-row table:style-name="ro1">
          <table:table-cell office:value-type="float" office:value="6.527619" calcext:value-type="float">
            <text:p>6,527619</text:p>
          </table:table-cell>
          <table:table-cell office:value-type="float" office:value="6.672163" calcext:value-type="float">
            <text:p>6,672163</text:p>
          </table:table-cell>
        </table:table-row>
        <table:table-row table:style-name="ro1">
          <table:table-cell office:value-type="float" office:value="1.729294" calcext:value-type="float">
            <text:p>1,729294</text:p>
          </table:table-cell>
          <table:table-cell office:value-type="float" office:value="4.082286" calcext:value-type="float">
            <text:p>4,082286</text:p>
          </table:table-cell>
        </table:table-row>
        <table:table-row table:style-name="ro1">
          <table:table-cell office:value-type="float" office:value="1.451511" calcext:value-type="float">
            <text:p>1,451511</text:p>
          </table:table-cell>
          <table:table-cell office:value-type="float" office:value="4.477944" calcext:value-type="float">
            <text:p>4,477944</text:p>
          </table:table-cell>
        </table:table-row>
        <table:table-row table:style-name="ro1">
          <table:table-cell office:value-type="float" office:value="2.540062" calcext:value-type="float">
            <text:p>2,540062</text:p>
          </table:table-cell>
          <table:table-cell office:value-type="float" office:value="3.663691" calcext:value-type="float">
            <text:p>3,663691</text:p>
          </table:table-cell>
        </table:table-row>
        <table:table-row table:style-name="ro1">
          <table:table-cell office:value-type="float" office:value="7.281803" calcext:value-type="float">
            <text:p>7,281803</text:p>
          </table:table-cell>
          <table:table-cell office:value-type="float" office:value="5.954875" calcext:value-type="float">
            <text:p>5,954875</text:p>
          </table:table-cell>
        </table:table-row>
        <table:table-row table:style-name="ro1">
          <table:table-cell office:value-type="float" office:value="2.444443" calcext:value-type="float">
            <text:p>2,444443</text:p>
          </table:table-cell>
          <table:table-cell office:value-type="float" office:value="8.570779" calcext:value-type="float">
            <text:p>8,570779</text:p>
          </table:table-cell>
        </table:table-row>
        <table:table-row table:style-name="ro1">
          <table:table-cell office:value-type="float" office:value="1.059223" calcext:value-type="float">
            <text:p>1,059223</text:p>
          </table:table-cell>
          <table:table-cell office:value-type="float" office:value="2.591285" calcext:value-type="float">
            <text:p>2,591285</text:p>
          </table:table-cell>
        </table:table-row>
        <table:table-row table:style-name="ro1">
          <table:table-cell office:value-type="float" office:value="2.02566" calcext:value-type="float">
            <text:p>2,02566</text:p>
          </table:table-cell>
          <table:table-cell office:value-type="float" office:value="3.194058" calcext:value-type="float">
            <text:p>3,194058</text:p>
          </table:table-cell>
        </table:table-row>
        <table:table-row table:style-name="ro1">
          <table:table-cell office:value-type="float" office:value="2.419353" calcext:value-type="float">
            <text:p>2,419353</text:p>
          </table:table-cell>
          <table:table-cell office:value-type="float" office:value="3.453897" calcext:value-type="float">
            <text:p>3,453897</text:p>
          </table:table-cell>
        </table:table-row>
        <table:table-row table:style-name="ro1">
          <table:table-cell office:value-type="float" office:value="2.275753" calcext:value-type="float">
            <text:p>2,275753</text:p>
          </table:table-cell>
          <table:table-cell office:value-type="float" office:value="2.967499" calcext:value-type="float">
            <text:p>2,967499</text:p>
          </table:table-cell>
        </table:table-row>
        <table:table-row table:style-name="ro1">
          <table:table-cell office:value-type="float" office:value="2.398157" calcext:value-type="float">
            <text:p>2,398157</text:p>
          </table:table-cell>
          <table:table-cell office:value-type="float" office:value="3.304902" calcext:value-type="float">
            <text:p>3,304902</text:p>
          </table:table-cell>
        </table:table-row>
        <table:table-row table:style-name="ro1">
          <table:table-cell office:value-type="float" office:value="1.19414" calcext:value-type="float">
            <text:p>1,19414</text:p>
          </table:table-cell>
          <table:table-cell office:value-type="float" office:value="3.548222" calcext:value-type="float">
            <text:p>3,548222</text:p>
          </table:table-cell>
        </table:table-row>
        <table:table-row table:style-name="ro1">
          <table:table-cell office:value-type="float" office:value="2.321093" calcext:value-type="float">
            <text:p>2,321093</text:p>
          </table:table-cell>
          <table:table-cell office:value-type="float" office:value="2.523933" calcext:value-type="float">
            <text:p>2,523933</text:p>
          </table:table-cell>
        </table:table-row>
        <table:table-row table:style-name="ro1">
          <table:table-cell office:value-type="float" office:value="1.781752" calcext:value-type="float">
            <text:p>1,781752</text:p>
          </table:table-cell>
          <table:table-cell office:value-type="float" office:value="9.233274" calcext:value-type="float">
            <text:p>9,233274</text:p>
          </table:table-cell>
        </table:table-row>
        <table:table-row table:style-name="ro1">
          <table:table-cell office:value-type="float" office:value="1.720338" calcext:value-type="float">
            <text:p>1,720338</text:p>
          </table:table-cell>
          <table:table-cell office:value-type="float" office:value="2.880211" calcext:value-type="float">
            <text:p>2,880211</text:p>
          </table:table-cell>
        </table:table-row>
        <table:table-row table:style-name="ro1">
          <table:table-cell office:value-type="float" office:value="6.836724" calcext:value-type="float">
            <text:p>6,836724</text:p>
          </table:table-cell>
          <table:table-cell office:value-type="float" office:value="5.079329" calcext:value-type="float">
            <text:p>5,079329</text:p>
          </table:table-cell>
        </table:table-row>
        <table:table-row table:style-name="ro1">
          <table:table-cell office:value-type="float" office:value="1.639241" calcext:value-type="float">
            <text:p>1,639241</text:p>
          </table:table-cell>
          <table:table-cell office:value-type="float" office:value="3.737905" calcext:value-type="float">
            <text:p>3,737905</text:p>
          </table:table-cell>
        </table:table-row>
        <table:table-row table:style-name="ro1">
          <table:table-cell office:value-type="float" office:value="0.927564" calcext:value-type="float">
            <text:p>0,927564</text:p>
          </table:table-cell>
          <table:table-cell office:value-type="float" office:value="4.072642" calcext:value-type="float">
            <text:p>4,072642</text:p>
          </table:table-cell>
        </table:table-row>
        <table:table-row table:style-name="ro1">
          <table:table-cell office:value-type="float" office:value="6.868365" calcext:value-type="float">
            <text:p>6,868365</text:p>
          </table:table-cell>
          <table:table-cell office:value-type="float" office:value="6.156615" calcext:value-type="float">
            <text:p>6,156615</text:p>
          </table:table-cell>
        </table:table-row>
        <table:table-row table:style-name="ro1">
          <table:table-cell office:value-type="float" office:value="1.556683" calcext:value-type="float">
            <text:p>1,556683</text:p>
          </table:table-cell>
          <table:table-cell office:value-type="float" office:value="2.46731" calcext:value-type="float">
            <text:p>2,46731</text:p>
          </table:table-cell>
        </table:table-row>
        <table:table-row table:style-name="ro1">
          <table:table-cell office:value-type="float" office:value="1.194241" calcext:value-type="float">
            <text:p>1,194241</text:p>
          </table:table-cell>
          <table:table-cell office:value-type="float" office:value="3.918078" calcext:value-type="float">
            <text:p>3,918078</text:p>
          </table:table-cell>
        </table:table-row>
        <table:table-row table:style-name="ro1">
          <table:table-cell office:value-type="float" office:value="1.570997" calcext:value-type="float">
            <text:p>1,570997</text:p>
          </table:table-cell>
          <table:table-cell office:value-type="float" office:value="9.429389" calcext:value-type="float">
            <text:p>9,429389</text:p>
          </table:table-cell>
        </table:table-row>
        <table:table-row table:style-name="ro1">
          <table:table-cell office:value-type="float" office:value="0.982882" calcext:value-type="float">
            <text:p>0,982882</text:p>
          </table:table-cell>
          <table:table-cell office:value-type="float" office:value="7.994158" calcext:value-type="float">
            <text:p>7,994158</text:p>
          </table:table-cell>
        </table:table-row>
        <table:table-row table:style-name="ro1">
          <table:table-cell office:value-type="float" office:value="2.395996" calcext:value-type="float">
            <text:p>2,395996</text:p>
          </table:table-cell>
          <table:table-cell office:value-type="float" office:value="3.084772" calcext:value-type="float">
            <text:p>3,084772</text:p>
          </table:table-cell>
        </table:table-row>
        <table:table-row table:style-name="ro1">
          <table:table-cell office:value-type="float" office:value="2.670115" calcext:value-type="float">
            <text:p>2,670115</text:p>
          </table:table-cell>
          <table:table-cell office:value-type="float" office:value="8.055773" calcext:value-type="float">
            <text:p>8,055773</text:p>
          </table:table-cell>
        </table:table-row>
        <table:table-row table:style-name="ro1">
          <table:table-cell office:value-type="float" office:value="2.284296" calcext:value-type="float">
            <text:p>2,284296</text:p>
          </table:table-cell>
          <table:table-cell office:value-type="float" office:value="9.914926" calcext:value-type="float">
            <text:p>9,914926</text:p>
          </table:table-cell>
        </table:table-row>
        <table:table-row table:style-name="ro1">
          <table:table-cell office:value-type="float" office:value="7.741471" calcext:value-type="float">
            <text:p>7,741471</text:p>
          </table:table-cell>
          <table:table-cell office:value-type="float" office:value="6.213564" calcext:value-type="float">
            <text:p>6,213564</text:p>
          </table:table-cell>
        </table:table-row>
        <table:table-row table:style-name="ro1">
          <table:table-cell office:value-type="float" office:value="6.829402" calcext:value-type="float">
            <text:p>6,829402</text:p>
          </table:table-cell>
          <table:table-cell office:value-type="float" office:value="7.252275" calcext:value-type="float">
            <text:p>7,252275</text:p>
          </table:table-cell>
        </table:table-row>
        <table:table-row table:style-name="ro1">
          <table:table-cell office:value-type="float" office:value="1.443488" calcext:value-type="float">
            <text:p>1,443488</text:p>
          </table:table-cell>
          <table:table-cell office:value-type="float" office:value="10.336283" calcext:value-type="float">
            <text:p>10,336283</text:p>
          </table:table-cell>
        </table:table-row>
        <table:table-row table:style-name="ro1">
          <table:table-cell office:value-type="float" office:value="1.377829" calcext:value-type="float">
            <text:p>1,377829</text:p>
          </table:table-cell>
          <table:table-cell office:value-type="float" office:value="3.675203" calcext:value-type="float">
            <text:p>3,675203</text:p>
          </table:table-cell>
        </table:table-row>
        <table:table-row table:style-name="ro1">
          <table:table-cell office:value-type="float" office:value="2.052671" calcext:value-type="float">
            <text:p>2,052671</text:p>
          </table:table-cell>
          <table:table-cell office:value-type="float" office:value="3.776449" calcext:value-type="float">
            <text:p>3,776449</text:p>
          </table:table-cell>
        </table:table-row>
        <table:table-row table:style-name="ro1">
          <table:table-cell office:value-type="float" office:value="2.745373" calcext:value-type="float">
            <text:p>2,745373</text:p>
          </table:table-cell>
          <table:table-cell office:value-type="float" office:value="2.124152" calcext:value-type="float">
            <text:p>2,124152</text:p>
          </table:table-cell>
        </table:table-row>
        <table:table-row table:style-name="ro1">
          <table:table-cell office:value-type="float" office:value="1.634013" calcext:value-type="float">
            <text:p>1,634013</text:p>
          </table:table-cell>
          <table:table-cell office:value-type="float" office:value="9.242654" calcext:value-type="float">
            <text:p>9,242654</text:p>
          </table:table-cell>
        </table:table-row>
        <table:table-row table:style-name="ro1">
          <table:table-cell office:value-type="float" office:value="2.0562" calcext:value-type="float">
            <text:p>2,0562</text:p>
          </table:table-cell>
          <table:table-cell office:value-type="float" office:value="3.387938" calcext:value-type="float">
            <text:p>3,387938</text:p>
          </table:table-cell>
        </table:table-row>
        <table:table-row table:style-name="ro1">
          <table:table-cell office:value-type="float" office:value="1.43515" calcext:value-type="float">
            <text:p>1,43515</text:p>
          </table:table-cell>
          <table:table-cell office:value-type="float" office:value="3.70936" calcext:value-type="float">
            <text:p>3,70936</text:p>
          </table:table-cell>
        </table:table-row>
        <table:table-row table:style-name="ro1">
          <table:table-cell office:value-type="float" office:value="6.74471" calcext:value-type="float">
            <text:p>6,74471</text:p>
          </table:table-cell>
          <table:table-cell office:value-type="float" office:value="4.885123" calcext:value-type="float">
            <text:p>4,885123</text:p>
          </table:table-cell>
        </table:table-row>
        <table:table-row table:style-name="ro1">
          <table:table-cell office:value-type="float" office:value="2.153271" calcext:value-type="float">
            <text:p>2,153271</text:p>
          </table:table-cell>
          <table:table-cell office:value-type="float" office:value="3.940209" calcext:value-type="float">
            <text:p>3,940209</text:p>
          </table:table-cell>
        </table:table-row>
        <table:table-row table:style-name="ro1">
          <table:table-cell office:value-type="float" office:value="2.051952" calcext:value-type="float">
            <text:p>2,051952</text:p>
          </table:table-cell>
          <table:table-cell office:value-type="float" office:value="9.020956" calcext:value-type="float">
            <text:p>9,020956</text:p>
          </table:table-cell>
        </table:table-row>
        <table:table-row table:style-name="ro1">
          <table:table-cell office:value-type="float" office:value="2.667418" calcext:value-type="float">
            <text:p>2,667418</text:p>
          </table:table-cell>
          <table:table-cell office:value-type="float" office:value="8.384224" calcext:value-type="float">
            <text:p>8,384224</text:p>
          </table:table-cell>
        </table:table-row>
        <table:table-row table:style-name="ro1">
          <table:table-cell office:value-type="float" office:value="1.528741" calcext:value-type="float">
            <text:p>1,528741</text:p>
          </table:table-cell>
          <table:table-cell office:value-type="float" office:value="8.210805" calcext:value-type="float">
            <text:p>8,210805</text:p>
          </table:table-cell>
        </table:table-row>
        <table:table-row table:style-name="ro1">
          <table:table-cell office:value-type="float" office:value="6.761005" calcext:value-type="float">
            <text:p>6,761005</text:p>
          </table:table-cell>
          <table:table-cell office:value-type="float" office:value="7.009882" calcext:value-type="float">
            <text:p>7,009882</text:p>
          </table:table-cell>
        </table:table-row>
        <table:table-row table:style-name="ro1">
          <table:table-cell office:value-type="float" office:value="2.554285" calcext:value-type="float">
            <text:p>2,554285</text:p>
          </table:table-cell>
          <table:table-cell office:value-type="float" office:value="9.207734" calcext:value-type="float">
            <text:p>9,207734</text:p>
          </table:table-cell>
        </table:table-row>
        <table:table-row table:style-name="ro1">
          <table:table-cell office:value-type="float" office:value="2.000889" calcext:value-type="float">
            <text:p>2,000889</text:p>
          </table:table-cell>
          <table:table-cell office:value-type="float" office:value="3.464078" calcext:value-type="float">
            <text:p>3,464078</text:p>
          </table:table-cell>
        </table:table-row>
        <table:table-row table:style-name="ro1">
          <table:table-cell office:value-type="float" office:value="1.495887" calcext:value-type="float">
            <text:p>1,495887</text:p>
          </table:table-cell>
          <table:table-cell office:value-type="float" office:value="9.775083" calcext:value-type="float">
            <text:p>9,775083</text:p>
          </table:table-cell>
        </table:table-row>
        <table:table-row table:style-name="ro1">
          <table:table-cell office:value-type="float" office:value="2.027336" calcext:value-type="float">
            <text:p>2,027336</text:p>
          </table:table-cell>
          <table:table-cell office:value-type="float" office:value="3.675285" calcext:value-type="float">
            <text:p>3,675285</text:p>
          </table:table-cell>
        </table:table-row>
        <table:table-row table:style-name="ro1">
          <table:table-cell office:value-type="float" office:value="0.427812" calcext:value-type="float">
            <text:p>0,427812</text:p>
          </table:table-cell>
          <table:table-cell office:value-type="float" office:value="9.740282" calcext:value-type="float">
            <text:p>9,740282</text:p>
          </table:table-cell>
        </table:table-row>
        <table:table-row table:style-name="ro1">
          <table:table-cell office:value-type="float" office:value="1.73362" calcext:value-type="float">
            <text:p>1,73362</text:p>
          </table:table-cell>
          <table:table-cell office:value-type="float" office:value="9.916728" calcext:value-type="float">
            <text:p>9,916728</text:p>
          </table:table-cell>
        </table:table-row>
        <table:table-row table:style-name="ro1">
          <table:table-cell office:value-type="float" office:value="1.926072" calcext:value-type="float">
            <text:p>1,926072</text:p>
          </table:table-cell>
          <table:table-cell office:value-type="float" office:value="2.904677" calcext:value-type="float">
            <text:p>2,904677</text:p>
          </table:table-cell>
        </table:table-row>
        <table:table-row table:style-name="ro1">
          <table:table-cell office:value-type="float" office:value="2.286241" calcext:value-type="float">
            <text:p>2,286241</text:p>
          </table:table-cell>
          <table:table-cell office:value-type="float" office:value="8.957402" calcext:value-type="float">
            <text:p>8,957402</text:p>
          </table:table-cell>
        </table:table-row>
        <table:table-row table:style-name="ro1">
          <table:table-cell office:value-type="float" office:value="1.947807" calcext:value-type="float">
            <text:p>1,947807</text:p>
          </table:table-cell>
          <table:table-cell office:value-type="float" office:value="3.080456" calcext:value-type="float">
            <text:p>3,080456</text:p>
          </table:table-cell>
        </table:table-row>
        <table:table-row table:style-name="ro1">
          <table:table-cell office:value-type="float" office:value="6.482635" calcext:value-type="float">
            <text:p>6,482635</text:p>
          </table:table-cell>
          <table:table-cell office:value-type="float" office:value="5.502621" calcext:value-type="float">
            <text:p>5,502621</text:p>
          </table:table-cell>
        </table:table-row>
        <table:table-row table:style-name="ro1">
          <table:table-cell office:value-type="float" office:value="1.589529" calcext:value-type="float">
            <text:p>1,589529</text:p>
          </table:table-cell>
          <table:table-cell office:value-type="float" office:value="9.634164" calcext:value-type="float">
            <text:p>9,634164</text:p>
          </table:table-cell>
        </table:table-row>
        <table:table-row table:style-name="ro1">
          <table:table-cell office:value-type="float" office:value="1.840423" calcext:value-type="float">
            <text:p>1,840423</text:p>
          </table:table-cell>
          <table:table-cell office:value-type="float" office:value="3.112951" calcext:value-type="float">
            <text:p>3,112951</text:p>
          </table:table-cell>
        </table:table-row>
        <table:table-row table:style-name="ro1">
          <table:table-cell office:value-type="float" office:value="2.624956" calcext:value-type="float">
            <text:p>2,624956</text:p>
          </table:table-cell>
          <table:table-cell office:value-type="float" office:value="2.19774" calcext:value-type="float">
            <text:p>2,19774</text:p>
          </table:table-cell>
        </table:table-row>
        <table:table-row table:style-name="ro1">
          <table:table-cell office:value-type="float" office:value="3.007227" calcext:value-type="float">
            <text:p>3,007227</text:p>
          </table:table-cell>
          <table:table-cell office:value-type="float" office:value="9.830644" calcext:value-type="float">
            <text:p>9,830644</text:p>
          </table:table-cell>
        </table:table-row>
        <table:table-row table:style-name="ro1">
          <table:table-cell office:value-type="float" office:value="5.923909" calcext:value-type="float">
            <text:p>5,923909</text:p>
          </table:table-cell>
          <table:table-cell office:value-type="float" office:value="6.869745" calcext:value-type="float">
            <text:p>6,869745</text:p>
          </table:table-cell>
        </table:table-row>
        <table:table-row table:style-name="ro1">
          <table:table-cell office:value-type="float" office:value="0.836856" calcext:value-type="float">
            <text:p>0,836856</text:p>
          </table:table-cell>
          <table:table-cell office:value-type="float" office:value="3.31553" calcext:value-type="float">
            <text:p>3,31553</text:p>
          </table:table-cell>
        </table:table-row>
        <table:table-row table:style-name="ro1">
          <table:table-cell office:value-type="float" office:value="2.657852" calcext:value-type="float">
            <text:p>2,657852</text:p>
          </table:table-cell>
          <table:table-cell office:value-type="float" office:value="10.095236" calcext:value-type="float">
            <text:p>10,095236</text:p>
          </table:table-cell>
        </table:table-row>
        <table:table-row table:style-name="ro1">
          <table:table-cell office:value-type="float" office:value="1.944446" calcext:value-type="float">
            <text:p>1,944446</text:p>
          </table:table-cell>
          <table:table-cell office:value-type="float" office:value="3.489553" calcext:value-type="float">
            <text:p>3,489553</text:p>
          </table:table-cell>
        </table:table-row>
        <table:table-row table:style-name="ro1">
          <table:table-cell office:value-type="float" office:value="3.056133" calcext:value-type="float">
            <text:p>3,056133</text:p>
          </table:table-cell>
          <table:table-cell office:value-type="float" office:value="9.578084" calcext:value-type="float">
            <text:p>9,578084</text:p>
          </table:table-cell>
        </table:table-row>
        <table:table-row table:style-name="ro1">
          <table:table-cell office:value-type="float" office:value="7.289875" calcext:value-type="float">
            <text:p>7,289875</text:p>
          </table:table-cell>
          <table:table-cell office:value-type="float" office:value="5.413907" calcext:value-type="float">
            <text:p>5,413907</text:p>
          </table:table-cell>
        </table:table-row>
        <table:table-row table:style-name="ro1">
          <table:table-cell office:value-type="float" office:value="2.554955" calcext:value-type="float">
            <text:p>2,554955</text:p>
          </table:table-cell>
          <table:table-cell office:value-type="float" office:value="3.277666" calcext:value-type="float">
            <text:p>3,277666</text:p>
          </table:table-cell>
        </table:table-row>
        <table:table-row table:style-name="ro1">
          <table:table-cell office:value-type="float" office:value="6.715089" calcext:value-type="float">
            <text:p>6,715089</text:p>
          </table:table-cell>
          <table:table-cell office:value-type="float" office:value="5.846603" calcext:value-type="float">
            <text:p>5,846603</text:p>
          </table:table-cell>
        </table:table-row>
        <table:table-row table:style-name="ro1">
          <table:table-cell office:value-type="float" office:value="2.364831" calcext:value-type="float">
            <text:p>2,364831</text:p>
          </table:table-cell>
          <table:table-cell office:value-type="float" office:value="4.300473" calcext:value-type="float">
            <text:p>4,300473</text:p>
          </table:table-cell>
        </table:table-row>
        <table:table-row table:style-name="ro1">
          <table:table-cell office:value-type="float" office:value="1.057854" calcext:value-type="float">
            <text:p>1,057854</text:p>
          </table:table-cell>
          <table:table-cell office:value-type="float" office:value="9.894414" calcext:value-type="float">
            <text:p>9,894414</text:p>
          </table:table-cell>
        </table:table-row>
        <table:table-row table:style-name="ro1">
          <table:table-cell office:value-type="float" office:value="3.076089" calcext:value-type="float">
            <text:p>3,076089</text:p>
          </table:table-cell>
          <table:table-cell office:value-type="float" office:value="3.114026" calcext:value-type="float">
            <text:p>3,114026</text:p>
          </table:table-cell>
        </table:table-row>
        <table:table-row table:style-name="ro1">
          <table:table-cell office:value-type="float" office:value="1.657923" calcext:value-type="float">
            <text:p>1,657923</text:p>
          </table:table-cell>
          <table:table-cell office:value-type="float" office:value="10.129908" calcext:value-type="float">
            <text:p>10,129908</text:p>
          </table:table-cell>
        </table:table-row>
        <table:table-row table:style-name="ro1">
          <table:table-cell office:value-type="float" office:value="6.561384" calcext:value-type="float">
            <text:p>6,561384</text:p>
          </table:table-cell>
          <table:table-cell office:value-type="float" office:value="6.170261" calcext:value-type="float">
            <text:p>6,170261</text:p>
          </table:table-cell>
        </table:table-row>
        <table:table-row table:style-name="ro1">
          <table:table-cell office:value-type="float" office:value="2.003383" calcext:value-type="float">
            <text:p>2,003383</text:p>
          </table:table-cell>
          <table:table-cell office:value-type="float" office:value="2.938825" calcext:value-type="float">
            <text:p>2,938825</text:p>
          </table:table-cell>
        </table:table-row>
        <table:table-row table:style-name="ro1">
          <table:table-cell office:value-type="float" office:value="1.667481" calcext:value-type="float">
            <text:p>1,667481</text:p>
          </table:table-cell>
          <table:table-cell office:value-type="float" office:value="9.242713" calcext:value-type="float">
            <text:p>9,242713</text:p>
          </table:table-cell>
        </table:table-row>
        <table:table-row table:style-name="ro1">
          <table:table-cell office:value-type="float" office:value="6.649218" calcext:value-type="float">
            <text:p>6,649218</text:p>
          </table:table-cell>
          <table:table-cell office:value-type="float" office:value="5.083163" calcext:value-type="float">
            <text:p>5,083163</text:p>
          </table:table-cell>
        </table:table-row>
        <table:table-row table:style-name="ro1">
          <table:table-cell office:value-type="float" office:value="2.378776" calcext:value-type="float">
            <text:p>2,378776</text:p>
          </table:table-cell>
          <table:table-cell office:value-type="float" office:value="10.414724" calcext:value-type="float">
            <text:p>10,414724</text:p>
          </table:table-cell>
        </table:table-row>
        <table:table-row table:style-name="ro1">
          <table:table-cell office:value-type="float" office:value="1.545668" calcext:value-type="float">
            <text:p>1,545668</text:p>
          </table:table-cell>
          <table:table-cell office:value-type="float" office:value="2.624035" calcext:value-type="float">
            <text:p>2,624035</text:p>
          </table:table-cell>
        </table:table-row>
        <table:table-row table:style-name="ro1">
          <table:table-cell office:value-type="float" office:value="1.280901" calcext:value-type="float">
            <text:p>1,280901</text:p>
          </table:table-cell>
          <table:table-cell office:value-type="float" office:value="9.975775" calcext:value-type="float">
            <text:p>9,975775</text:p>
          </table:table-cell>
        </table:table-row>
        <table:table-row table:style-name="ro1">
          <table:table-cell office:value-type="float" office:value="2.306994" calcext:value-type="float">
            <text:p>2,306994</text:p>
          </table:table-cell>
          <table:table-cell office:value-type="float" office:value="8.399434" calcext:value-type="float">
            <text:p>8,399434</text:p>
          </table:table-cell>
        </table:table-row>
        <table:table-row table:style-name="ro1">
          <table:table-cell office:value-type="float" office:value="2.95263" calcext:value-type="float">
            <text:p>2,95263</text:p>
          </table:table-cell>
          <table:table-cell office:value-type="float" office:value="3.525649" calcext:value-type="float">
            <text:p>3,525649</text:p>
          </table:table-cell>
        </table:table-row>
        <table:table-row table:style-name="ro1">
          <table:table-cell office:value-type="float" office:value="7.567707" calcext:value-type="float">
            <text:p>7,567707</text:p>
          </table:table-cell>
          <table:table-cell office:value-type="float" office:value="7.01198" calcext:value-type="float">
            <text:p>7,01198</text:p>
          </table:table-cell>
        </table:table-row>
        <table:table-row table:style-name="ro1">
          <table:table-cell office:value-type="float" office:value="0.819106" calcext:value-type="float">
            <text:p>0,819106</text:p>
          </table:table-cell>
          <table:table-cell office:value-type="float" office:value="8.418902" calcext:value-type="float">
            <text:p>8,418902</text:p>
          </table:table-cell>
        </table:table-row>
        <table:table-row table:style-name="ro1">
          <table:table-cell office:value-type="float" office:value="7.01563" calcext:value-type="float">
            <text:p>7,01563</text:p>
          </table:table-cell>
          <table:table-cell office:value-type="float" office:value="6.492776" calcext:value-type="float">
            <text:p>6,492776</text:p>
          </table:table-cell>
        </table:table-row>
        <table:table-row table:style-name="ro1">
          <table:table-cell office:value-type="float" office:value="0.786159" calcext:value-type="float">
            <text:p>0,786159</text:p>
          </table:table-cell>
          <table:table-cell office:value-type="float" office:value="3.166065" calcext:value-type="float">
            <text:p>3,166065</text:p>
          </table:table-cell>
        </table:table-row>
        <table:table-row table:style-name="ro1">
          <table:table-cell office:value-type="float" office:value="1.560068" calcext:value-type="float">
            <text:p>1,560068</text:p>
          </table:table-cell>
          <table:table-cell office:value-type="float" office:value="9.112477" calcext:value-type="float">
            <text:p>9,112477</text:p>
          </table:table-cell>
        </table:table-row>
        <table:table-row table:style-name="ro1">
          <table:table-cell office:value-type="float" office:value="1.573002" calcext:value-type="float">
            <text:p>1,573002</text:p>
          </table:table-cell>
          <table:table-cell office:value-type="float" office:value="9.260512" calcext:value-type="float">
            <text:p>9,260512</text:p>
          </table:table-cell>
        </table:table-row>
        <table:table-row table:style-name="ro1">
          <table:table-cell office:value-type="float" office:value="1.516178" calcext:value-type="float">
            <text:p>1,516178</text:p>
          </table:table-cell>
          <table:table-cell office:value-type="float" office:value="10.135775" calcext:value-type="float">
            <text:p>10,135775</text:p>
          </table:table-cell>
        </table:table-row>
        <table:table-row table:style-name="ro1">
          <table:table-cell office:value-type="float" office:value="7.317285" calcext:value-type="float">
            <text:p>7,317285</text:p>
          </table:table-cell>
          <table:table-cell office:value-type="float" office:value="4.83603" calcext:value-type="float">
            <text:p>4,83603</text:p>
          </table:table-cell>
        </table:table-row>
        <table:table-row table:style-name="ro1">
          <table:table-cell office:value-type="float" office:value="6.712417" calcext:value-type="float">
            <text:p>6,712417</text:p>
          </table:table-cell>
          <table:table-cell office:value-type="float" office:value="6.75099" calcext:value-type="float">
            <text:p>6,75099</text:p>
          </table:table-cell>
        </table:table-row>
        <table:table-row table:style-name="ro1">
          <table:table-cell office:value-type="float" office:value="6.728488" calcext:value-type="float">
            <text:p>6,728488</text:p>
          </table:table-cell>
          <table:table-cell office:value-type="float" office:value="7.261802" calcext:value-type="float">
            <text:p>7,261802</text:p>
          </table:table-cell>
        </table:table-row>
        <table:table-row table:style-name="ro1">
          <table:table-cell office:value-type="float" office:value="7.37098" calcext:value-type="float">
            <text:p>7,37098</text:p>
          </table:table-cell>
          <table:table-cell office:value-type="float" office:value="5.612934" calcext:value-type="float">
            <text:p>5,612934</text:p>
          </table:table-cell>
        </table:table-row>
        <table:table-row table:style-name="ro1">
          <table:table-cell office:value-type="float" office:value="7.68498" calcext:value-type="float">
            <text:p>7,68498</text:p>
          </table:table-cell>
          <table:table-cell office:value-type="float" office:value="6.155702" calcext:value-type="float">
            <text:p>6,155702</text:p>
          </table:table-cell>
        </table:table-row>
        <table:table-row table:style-name="ro1">
          <table:table-cell office:value-type="float" office:value="1.529791" calcext:value-type="float">
            <text:p>1,529791</text:p>
          </table:table-cell>
          <table:table-cell office:value-type="float" office:value="3.254774" calcext:value-type="float">
            <text:p>3,254774</text:p>
          </table:table-cell>
        </table:table-row>
        <table:table-row table:style-name="ro1">
          <table:table-cell office:value-type="float" office:value="1.779571" calcext:value-type="float">
            <text:p>1,779571</text:p>
          </table:table-cell>
          <table:table-cell office:value-type="float" office:value="9.253806" calcext:value-type="float">
            <text:p>9,253806</text:p>
          </table:table-cell>
        </table:table-row>
        <table:table-row table:style-name="ro1">
          <table:table-cell office:value-type="float" office:value="7.595349" calcext:value-type="float">
            <text:p>7,595349</text:p>
          </table:table-cell>
          <table:table-cell office:value-type="float" office:value="6.468712" calcext:value-type="float">
            <text:p>6,468712</text:p>
          </table:table-cell>
        </table:table-row>
        <table:table-row table:style-name="ro1">
          <table:table-cell office:value-type="float" office:value="1.130307" calcext:value-type="float">
            <text:p>1,130307</text:p>
          </table:table-cell>
          <table:table-cell office:value-type="float" office:value="3.624604" calcext:value-type="float">
            <text:p>3,624604</text:p>
          </table:table-cell>
        </table:table-row>
        <table:table-row table:style-name="ro1">
          <table:table-cell office:value-type="float" office:value="1.632773" calcext:value-type="float">
            <text:p>1,632773</text:p>
          </table:table-cell>
          <table:table-cell office:value-type="float" office:value="10.049688" calcext:value-type="float">
            <text:p>10,049688</text:p>
          </table:table-cell>
        </table:table-row>
        <table:table-row table:style-name="ro1">
          <table:table-cell office:value-type="float" office:value="2.166612" calcext:value-type="float">
            <text:p>2,166612</text:p>
          </table:table-cell>
          <table:table-cell office:value-type="float" office:value="2.514517" calcext:value-type="float">
            <text:p>2,514517</text:p>
          </table:table-cell>
        </table:table-row>
        <table:table-row table:style-name="ro1">
          <table:table-cell office:value-type="float" office:value="2.329324" calcext:value-type="float">
            <text:p>2,329324</text:p>
          </table:table-cell>
          <table:table-cell office:value-type="float" office:value="10.344705" calcext:value-type="float">
            <text:p>10,344705</text:p>
          </table:table-cell>
        </table:table-row>
        <table:table-row table:style-name="ro1">
          <table:table-cell office:value-type="float" office:value="2.756252" calcext:value-type="float">
            <text:p>2,756252</text:p>
          </table:table-cell>
          <table:table-cell office:value-type="float" office:value="2.155961" calcext:value-type="float">
            <text:p>2,155961</text:p>
          </table:table-cell>
        </table:table-row>
        <table:table-row table:style-name="ro1">
          <table:table-cell office:value-type="float" office:value="6.934954" calcext:value-type="float">
            <text:p>6,934954</text:p>
          </table:table-cell>
          <table:table-cell office:value-type="float" office:value="6.604996" calcext:value-type="float">
            <text:p>6,604996</text:p>
          </table:table-cell>
        </table:table-row>
        <table:table-row table:style-name="ro1">
          <table:table-cell office:value-type="float" office:value="1.731031" calcext:value-type="float">
            <text:p>1,731031</text:p>
          </table:table-cell>
          <table:table-cell office:value-type="float" office:value="8.398021" calcext:value-type="float">
            <text:p>8,398021</text:p>
          </table:table-cell>
        </table:table-row>
        <table:table-row table:style-name="ro1">
          <table:table-cell office:value-type="float" office:value="1.65469" calcext:value-type="float">
            <text:p>1,65469</text:p>
          </table:table-cell>
          <table:table-cell office:value-type="float" office:value="3.036469" calcext:value-type="float">
            <text:p>3,036469</text:p>
          </table:table-cell>
        </table:table-row>
        <table:table-row table:style-name="ro1">
          <table:table-cell office:value-type="float" office:value="5.834686" calcext:value-type="float">
            <text:p>5,834686</text:p>
          </table:table-cell>
          <table:table-cell office:value-type="float" office:value="6.120853" calcext:value-type="float">
            <text:p>6,120853</text:p>
          </table:table-cell>
        </table:table-row>
        <table:table-row table:style-name="ro1">
          <table:table-cell office:value-type="float" office:value="6.434252" calcext:value-type="float">
            <text:p>6,434252</text:p>
          </table:table-cell>
          <table:table-cell office:value-type="float" office:value="6.180343" calcext:value-type="float">
            <text:p>6,180343</text:p>
          </table:table-cell>
        </table:table-row>
        <table:table-row table:style-name="ro1">
          <table:table-cell office:value-type="float" office:value="6.311721" calcext:value-type="float">
            <text:p>6,311721</text:p>
          </table:table-cell>
          <table:table-cell office:value-type="float" office:value="5.907488" calcext:value-type="float">
            <text:p>5,907488</text:p>
          </table:table-cell>
        </table:table-row>
        <table:table-row table:style-name="ro1">
          <table:table-cell office:value-type="float" office:value="0.841148" calcext:value-type="float">
            <text:p>0,841148</text:p>
          </table:table-cell>
          <table:table-cell office:value-type="float" office:value="3.526347" calcext:value-type="float">
            <text:p>3,526347</text:p>
          </table:table-cell>
        </table:table-row>
        <table:table-row table:style-name="ro1">
          <table:table-cell office:value-type="float" office:value="1.229301" calcext:value-type="float">
            <text:p>1,229301</text:p>
          </table:table-cell>
          <table:table-cell office:value-type="float" office:value="3.757127" calcext:value-type="float">
            <text:p>3,757127</text:p>
          </table:table-cell>
        </table:table-row>
        <table:table-row table:style-name="ro1">
          <table:table-cell office:value-type="float" office:value="6.519749" calcext:value-type="float">
            <text:p>6,519749</text:p>
          </table:table-cell>
          <table:table-cell office:value-type="float" office:value="5.212497" calcext:value-type="float">
            <text:p>5,212497</text:p>
          </table:table-cell>
        </table:table-row>
        <table:table-row table:style-name="ro1">
          <table:table-cell office:value-type="float" office:value="1.97303" calcext:value-type="float">
            <text:p>1,97303</text:p>
          </table:table-cell>
          <table:table-cell office:value-type="float" office:value="3.384792" calcext:value-type="float">
            <text:p>3,384792</text:p>
          </table:table-cell>
        </table:table-row>
        <table:table-row table:style-name="ro1">
          <table:table-cell office:value-type="float" office:value="1.046582" calcext:value-type="float">
            <text:p>1,046582</text:p>
          </table:table-cell>
          <table:table-cell office:value-type="float" office:value="8.137718" calcext:value-type="float">
            <text:p>8,137718</text:p>
          </table:table-cell>
        </table:table-row>
        <table:table-row table:style-name="ro1">
          <table:table-cell office:value-type="float" office:value="1.376957" calcext:value-type="float">
            <text:p>1,376957</text:p>
          </table:table-cell>
          <table:table-cell office:value-type="float" office:value="2.867344" calcext:value-type="float">
            <text:p>2,867344</text:p>
          </table:table-cell>
        </table:table-row>
        <table:table-row table:style-name="ro1">
          <table:table-cell office:value-type="float" office:value="1.342072" calcext:value-type="float">
            <text:p>1,342072</text:p>
          </table:table-cell>
          <table:table-cell office:value-type="float" office:value="2.16613" calcext:value-type="float">
            <text:p>2,16613</text:p>
          </table:table-cell>
        </table:table-row>
        <table:table-row table:style-name="ro1">
          <table:table-cell office:value-type="float" office:value="6.245854" calcext:value-type="float">
            <text:p>6,245854</text:p>
          </table:table-cell>
          <table:table-cell office:value-type="float" office:value="5.648087" calcext:value-type="float">
            <text:p>5,648087</text:p>
          </table:table-cell>
        </table:table-row>
        <table:table-row table:style-name="ro1">
          <table:table-cell office:value-type="float" office:value="2.25933" calcext:value-type="float">
            <text:p>2,25933</text:p>
          </table:table-cell>
          <table:table-cell office:value-type="float" office:value="8.573007" calcext:value-type="float">
            <text:p>8,573007</text:p>
          </table:table-cell>
        </table:table-row>
        <table:table-row table:style-name="ro1">
          <table:table-cell office:value-type="float" office:value="1.791612" calcext:value-type="float">
            <text:p>1,791612</text:p>
          </table:table-cell>
          <table:table-cell office:value-type="float" office:value="7.842956" calcext:value-type="float">
            <text:p>7,842956</text:p>
          </table:table-cell>
        </table:table-row>
        <table:table-row table:style-name="ro1">
          <table:table-cell office:value-type="float" office:value="6.70289" calcext:value-type="float">
            <text:p>6,70289</text:p>
          </table:table-cell>
          <table:table-cell office:value-type="float" office:value="5.460577" calcext:value-type="float">
            <text:p>5,460577</text:p>
          </table:table-cell>
        </table:table-row>
        <table:table-row table:style-name="ro1">
          <table:table-cell office:value-type="float" office:value="2.149545" calcext:value-type="float">
            <text:p>2,149545</text:p>
          </table:table-cell>
          <table:table-cell office:value-type="float" office:value="2.688058" calcext:value-type="float">
            <text:p>2,688058</text:p>
          </table:table-cell>
        </table:table-row>
        <table:table-row table:style-name="ro1">
          <table:table-cell office:value-type="float" office:value="1.211801" calcext:value-type="float">
            <text:p>1,211801</text:p>
          </table:table-cell>
          <table:table-cell office:value-type="float" office:value="2.636095" calcext:value-type="float">
            <text:p>2,636095</text:p>
          </table:table-cell>
        </table:table-row>
        <table:table-row table:style-name="ro1">
          <table:table-cell office:value-type="float" office:value="1.27782" calcext:value-type="float">
            <text:p>1,27782</text:p>
          </table:table-cell>
          <table:table-cell office:value-type="float" office:value="3.504388" calcext:value-type="float">
            <text:p>3,504388</text:p>
          </table:table-cell>
        </table:table-row>
        <table:table-row table:style-name="ro1">
          <table:table-cell office:value-type="float" office:value="7.054251" calcext:value-type="float">
            <text:p>7,054251</text:p>
          </table:table-cell>
          <table:table-cell office:value-type="float" office:value="6.921675" calcext:value-type="float">
            <text:p>6,921675</text:p>
          </table:table-cell>
        </table:table-row>
        <table:table-row table:style-name="ro1">
          <table:table-cell office:value-type="float" office:value="1.389704" calcext:value-type="float">
            <text:p>1,389704</text:p>
          </table:table-cell>
          <table:table-cell office:value-type="float" office:value="4.581959" calcext:value-type="float">
            <text:p>4,581959</text:p>
          </table:table-cell>
        </table:table-row>
        <table:table-row table:style-name="ro1">
          <table:table-cell office:value-type="float" office:value="2.478593" calcext:value-type="float">
            <text:p>2,478593</text:p>
          </table:table-cell>
          <table:table-cell office:value-type="float" office:value="9.23047" calcext:value-type="float">
            <text:p>9,23047</text:p>
          </table:table-cell>
        </table:table-row>
        <table:table-row table:style-name="ro1">
          <table:table-cell office:value-type="float" office:value="1.106312" calcext:value-type="float">
            <text:p>1,106312</text:p>
          </table:table-cell>
          <table:table-cell office:value-type="float" office:value="8.949496" calcext:value-type="float">
            <text:p>8,949496</text:p>
          </table:table-cell>
        </table:table-row>
        <table:table-row table:style-name="ro1">
          <table:table-cell office:value-type="float" office:value="6.462061" calcext:value-type="float">
            <text:p>6,462061</text:p>
          </table:table-cell>
          <table:table-cell office:value-type="float" office:value="5.359028" calcext:value-type="float">
            <text:p>5,359028</text:p>
          </table:table-cell>
        </table:table-row>
        <table:table-row table:style-name="ro1">
          <table:table-cell office:value-type="float" office:value="1.934831" calcext:value-type="float">
            <text:p>1,934831</text:p>
          </table:table-cell>
          <table:table-cell office:value-type="float" office:value="9.307843" calcext:value-type="float">
            <text:p>9,307843</text:p>
          </table:table-cell>
        </table:table-row>
        <table:table-row table:style-name="ro1">
          <table:table-cell office:value-type="float" office:value="2.373906" calcext:value-type="float">
            <text:p>2,373906</text:p>
          </table:table-cell>
          <table:table-cell office:value-type="float" office:value="2.731475" calcext:value-type="float">
            <text:p>2,731475</text:p>
          </table:table-cell>
        </table:table-row>
        <table:table-row table:style-name="ro1">
          <table:table-cell office:value-type="float" office:value="1.728444" calcext:value-type="float">
            <text:p>1,728444</text:p>
          </table:table-cell>
          <table:table-cell office:value-type="float" office:value="3.242952" calcext:value-type="float">
            <text:p>3,242952</text:p>
          </table:table-cell>
        </table:table-row>
        <table:table-row table:style-name="ro1">
          <table:table-cell office:value-type="float" office:value="0.983422" calcext:value-type="float">
            <text:p>0,983422</text:p>
          </table:table-cell>
          <table:table-cell office:value-type="float" office:value="10.287086" calcext:value-type="float">
            <text:p>10,287086</text:p>
          </table:table-cell>
        </table:table-row>
        <table:table-row table:style-name="ro1">
          <table:table-cell office:value-type="float" office:value="1.391715" calcext:value-type="float">
            <text:p>1,391715</text:p>
          </table:table-cell>
          <table:table-cell office:value-type="float" office:value="3.373994" calcext:value-type="float">
            <text:p>3,373994</text:p>
          </table:table-cell>
        </table:table-row>
        <table:table-row table:style-name="ro1">
          <table:table-cell office:value-type="float" office:value="7.615005" calcext:value-type="float">
            <text:p>7,615005</text:p>
          </table:table-cell>
          <table:table-cell office:value-type="float" office:value="6.000581" calcext:value-type="float">
            <text:p>6,000581</text:p>
          </table:table-cell>
        </table:table-row>
        <table:table-row table:style-name="ro1">
          <table:table-cell office:value-type="float" office:value="1.924043" calcext:value-type="float">
            <text:p>1,924043</text:p>
          </table:table-cell>
          <table:table-cell office:value-type="float" office:value="2.916549" calcext:value-type="float">
            <text:p>2,916549</text:p>
          </table:table-cell>
        </table:table-row>
        <table:table-row table:style-name="ro1">
          <table:table-cell office:value-type="float" office:value="1.185016" calcext:value-type="float">
            <text:p>1,185016</text:p>
          </table:table-cell>
          <table:table-cell office:value-type="float" office:value="8.458364" calcext:value-type="float">
            <text:p>8,458364</text:p>
          </table:table-cell>
        </table:table-row>
        <table:table-row table:style-name="ro1">
          <table:table-cell office:value-type="float" office:value="1.720044" calcext:value-type="float">
            <text:p>1,720044</text:p>
          </table:table-cell>
          <table:table-cell office:value-type="float" office:value="3.549084" calcext:value-type="float">
            <text:p>3,549084</text:p>
          </table:table-cell>
        </table:table-row>
        <table:table-row table:style-name="ro1">
          <table:table-cell office:value-type="float" office:value="1.563879" calcext:value-type="float">
            <text:p>1,563879</text:p>
          </table:table-cell>
          <table:table-cell office:value-type="float" office:value="4.291531" calcext:value-type="float">
            <text:p>4,291531</text:p>
          </table:table-cell>
        </table:table-row>
        <table:table-row table:style-name="ro1">
          <table:table-cell office:value-type="float" office:value="2.405272" calcext:value-type="float">
            <text:p>2,405272</text:p>
          </table:table-cell>
          <table:table-cell office:value-type="float" office:value="9.376307" calcext:value-type="float">
            <text:p>9,376307</text:p>
          </table:table-cell>
        </table:table-row>
        <table:table-row table:style-name="ro1">
          <table:table-cell office:value-type="float" office:value="6.398598" calcext:value-type="float">
            <text:p>6,398598</text:p>
          </table:table-cell>
          <table:table-cell office:value-type="float" office:value="5.844625" calcext:value-type="float">
            <text:p>5,844625</text:p>
          </table:table-cell>
        </table:table-row>
        <table:table-row table:style-name="ro1">
          <table:table-cell office:value-type="float" office:value="1.02052" calcext:value-type="float">
            <text:p>1,02052</text:p>
          </table:table-cell>
          <table:table-cell office:value-type="float" office:value="9.463951" calcext:value-type="float">
            <text:p>9,463951</text:p>
          </table:table-cell>
        </table:table-row>
        <table:table-row table:style-name="ro1">
          <table:table-cell office:value-type="float" office:value="1.598237" calcext:value-type="float">
            <text:p>1,598237</text:p>
          </table:table-cell>
          <table:table-cell office:value-type="float" office:value="8.588361" calcext:value-type="float">
            <text:p>8,588361</text:p>
          </table:table-cell>
        </table:table-row>
        <table:table-row table:style-name="ro1">
          <table:table-cell office:value-type="float" office:value="1.719804" calcext:value-type="float">
            <text:p>1,719804</text:p>
          </table:table-cell>
          <table:table-cell office:value-type="float" office:value="3.039133" calcext:value-type="float">
            <text:p>3,039133</text:p>
          </table:table-cell>
        </table:table-row>
        <table:table-row table:style-name="ro1">
          <table:table-cell office:value-type="float" office:value="7.017804" calcext:value-type="float">
            <text:p>7,017804</text:p>
          </table:table-cell>
          <table:table-cell office:value-type="float" office:value="6.142657" calcext:value-type="float">
            <text:p>6,142657</text:p>
          </table:table-cell>
        </table:table-row>
        <table:table-row table:style-name="ro1">
          <table:table-cell office:value-type="float" office:value="0.839558" calcext:value-type="float">
            <text:p>0,839558</text:p>
          </table:table-cell>
          <table:table-cell office:value-type="float" office:value="2.674346" calcext:value-type="float">
            <text:p>2,674346</text:p>
          </table:table-cell>
        </table:table-row>
        <table:table-row table:style-name="ro1">
          <table:table-cell office:value-type="float" office:value="0.8325" calcext:value-type="float">
            <text:p>0,8325</text:p>
          </table:table-cell>
          <table:table-cell office:value-type="float" office:value="8.838047" calcext:value-type="float">
            <text:p>8,838047</text:p>
          </table:table-cell>
        </table:table-row>
        <table:table-row table:style-name="ro1">
          <table:table-cell office:value-type="float" office:value="1.318864" calcext:value-type="float">
            <text:p>1,318864</text:p>
          </table:table-cell>
          <table:table-cell office:value-type="float" office:value="8.865318" calcext:value-type="float">
            <text:p>8,865318</text:p>
          </table:table-cell>
        </table:table-row>
        <table:table-row table:style-name="ro1">
          <table:table-cell office:value-type="float" office:value="2.809704" calcext:value-type="float">
            <text:p>2,809704</text:p>
          </table:table-cell>
          <table:table-cell office:value-type="float" office:value="3.65154" calcext:value-type="float">
            <text:p>3,65154</text:p>
          </table:table-cell>
        </table:table-row>
        <table:table-row table:style-name="ro1">
          <table:table-cell office:value-type="float" office:value="6.34121" calcext:value-type="float">
            <text:p>6,34121</text:p>
          </table:table-cell>
          <table:table-cell office:value-type="float" office:value="5.694814" calcext:value-type="float">
            <text:p>5,694814</text:p>
          </table:table-cell>
        </table:table-row>
        <table:table-row table:style-name="ro1">
          <table:table-cell office:value-type="float" office:value="1.771858" calcext:value-type="float">
            <text:p>1,771858</text:p>
          </table:table-cell>
          <table:table-cell office:value-type="float" office:value="8.874054" calcext:value-type="float">
            <text:p>8,874054</text:p>
          </table:table-cell>
        </table:table-row>
        <table:table-row table:style-name="ro1">
          <table:table-cell office:value-type="float" office:value="7.161985" calcext:value-type="float">
            <text:p>7,161985</text:p>
          </table:table-cell>
          <table:table-cell office:value-type="float" office:value="6.095441" calcext:value-type="float">
            <text:p>6,095441</text:p>
          </table:table-cell>
        </table:table-row>
        <table:table-row table:style-name="ro1">
          <table:table-cell office:value-type="float" office:value="1.955134" calcext:value-type="float">
            <text:p>1,955134</text:p>
          </table:table-cell>
          <table:table-cell office:value-type="float" office:value="10.212145" calcext:value-type="float">
            <text:p>10,212145</text:p>
          </table:table-cell>
        </table:table-row>
        <table:table-row table:style-name="ro1">
          <table:table-cell office:value-type="float" office:value="2.036572" calcext:value-type="float">
            <text:p>2,036572</text:p>
          </table:table-cell>
          <table:table-cell office:value-type="float" office:value="9.451341" calcext:value-type="float">
            <text:p>9,451341</text:p>
          </table:table-cell>
        </table:table-row>
        <table:table-row table:style-name="ro1">
          <table:table-cell office:value-type="float" office:value="1.519526" calcext:value-type="float">
            <text:p>1,519526</text:p>
          </table:table-cell>
          <table:table-cell office:value-type="float" office:value="10.28406" calcext:value-type="float">
            <text:p>10,28406</text:p>
          </table:table-cell>
        </table:table-row>
        <table:table-row table:style-name="ro1">
          <table:table-cell office:value-type="float" office:value="1.925358" calcext:value-type="float">
            <text:p>1,925358</text:p>
          </table:table-cell>
          <table:table-cell office:value-type="float" office:value="10.161502" calcext:value-type="float">
            <text:p>10,161502</text:p>
          </table:table-cell>
        </table:table-row>
        <table:table-row table:style-name="ro1">
          <table:table-cell office:value-type="float" office:value="6.14065" calcext:value-type="float">
            <text:p>6,14065</text:p>
          </table:table-cell>
          <table:table-cell office:value-type="float" office:value="6.348142" calcext:value-type="float">
            <text:p>6,348142</text:p>
          </table:table-cell>
        </table:table-row>
        <table:table-row table:style-name="ro1">
          <table:table-cell office:value-type="float" office:value="2.893583" calcext:value-type="float">
            <text:p>2,893583</text:p>
          </table:table-cell>
          <table:table-cell office:value-type="float" office:value="9.71584" calcext:value-type="float">
            <text:p>9,71584</text:p>
          </table:table-cell>
        </table:table-row>
        <table:table-row table:style-name="ro1">
          <table:table-cell office:value-type="float" office:value="1.294532" calcext:value-type="float">
            <text:p>1,294532</text:p>
          </table:table-cell>
          <table:table-cell office:value-type="float" office:value="3.247956" calcext:value-type="float">
            <text:p>3,247956</text:p>
          </table:table-cell>
        </table:table-row>
        <table:table-row table:style-name="ro1">
          <table:table-cell office:value-type="float" office:value="1.969142" calcext:value-type="float">
            <text:p>1,969142</text:p>
          </table:table-cell>
          <table:table-cell office:value-type="float" office:value="3.824122" calcext:value-type="float">
            <text:p>3,824122</text:p>
          </table:table-cell>
        </table:table-row>
        <table:table-row table:style-name="ro1">
          <table:table-cell office:value-type="float" office:value="1.264257" calcext:value-type="float">
            <text:p>1,264257</text:p>
          </table:table-cell>
          <table:table-cell office:value-type="float" office:value="9.262549" calcext:value-type="float">
            <text:p>9,262549</text:p>
          </table:table-cell>
        </table:table-row>
        <table:table-row table:style-name="ro1">
          <table:table-cell office:value-type="float" office:value="7.349076" calcext:value-type="float">
            <text:p>7,349076</text:p>
          </table:table-cell>
          <table:table-cell office:value-type="float" office:value="6.272658" calcext:value-type="float">
            <text:p>6,272658</text:p>
          </table:table-cell>
        </table:table-row>
        <table:table-row table:style-name="ro1">
          <table:table-cell office:value-type="float" office:value="1.489473" calcext:value-type="float">
            <text:p>1,489473</text:p>
          </table:table-cell>
          <table:table-cell office:value-type="float" office:value="3.39639" calcext:value-type="float">
            <text:p>3,39639</text:p>
          </table:table-cell>
        </table:table-row>
        <table:table-row table:style-name="ro1">
          <table:table-cell office:value-type="float" office:value="2.884063" calcext:value-type="float">
            <text:p>2,884063</text:p>
          </table:table-cell>
          <table:table-cell office:value-type="float" office:value="3.280706" calcext:value-type="float">
            <text:p>3,280706</text:p>
          </table:table-cell>
        </table:table-row>
        <table:table-row table:style-name="ro1">
          <table:table-cell office:value-type="float" office:value="0.989217" calcext:value-type="float">
            <text:p>0,989217</text:p>
          </table:table-cell>
          <table:table-cell office:value-type="float" office:value="9.472556" calcext:value-type="float">
            <text:p>9,472556</text:p>
          </table:table-cell>
        </table:table-row>
        <table:table-row table:style-name="ro1">
          <table:table-cell office:value-type="float" office:value="6.684991" calcext:value-type="float">
            <text:p>6,684991</text:p>
          </table:table-cell>
          <table:table-cell office:value-type="float" office:value="4.906771" calcext:value-type="float">
            <text:p>4,906771</text:p>
          </table:table-cell>
        </table:table-row>
        <table:table-row table:style-name="ro1">
          <table:table-cell office:value-type="float" office:value="2.073296" calcext:value-type="float">
            <text:p>2,073296</text:p>
          </table:table-cell>
          <table:table-cell office:value-type="float" office:value="2.750077" calcext:value-type="float">
            <text:p>2,750077</text:p>
          </table:table-cell>
        </table:table-row>
        <table:table-row table:style-name="ro1">
          <table:table-cell office:value-type="float" office:value="6.535683" calcext:value-type="float">
            <text:p>6,535683</text:p>
          </table:table-cell>
          <table:table-cell office:value-type="float" office:value="5.680853" calcext:value-type="float">
            <text:p>5,680853</text:p>
          </table:table-cell>
        </table:table-row>
        <table:table-row table:style-name="ro1">
          <table:table-cell office:value-type="float" office:value="2.521349" calcext:value-type="float">
            <text:p>2,521349</text:p>
          </table:table-cell>
          <table:table-cell office:value-type="float" office:value="3.390961" calcext:value-type="float">
            <text:p>3,390961</text:p>
          </table:table-cell>
        </table:table-row>
        <table:table-row table:style-name="ro1">
          <table:table-cell office:value-type="float" office:value="2.433831" calcext:value-type="float">
            <text:p>2,433831</text:p>
          </table:table-cell>
          <table:table-cell office:value-type="float" office:value="3.851092" calcext:value-type="float">
            <text:p>3,851092</text:p>
          </table:table-cell>
        </table:table-row>
        <table:table-row table:style-name="ro1">
          <table:table-cell office:value-type="float" office:value="6.434001" calcext:value-type="float">
            <text:p>6,434001</text:p>
          </table:table-cell>
          <table:table-cell office:value-type="float" office:value="5.665085" calcext:value-type="float">
            <text:p>5,665085</text:p>
          </table:table-cell>
        </table:table-row>
        <table:table-row table:style-name="ro1">
          <table:table-cell office:value-type="float" office:value="5.511851" calcext:value-type="float">
            <text:p>5,511851</text:p>
          </table:table-cell>
          <table:table-cell office:value-type="float" office:value="5.574957" calcext:value-type="float">
            <text:p>5,574957</text:p>
          </table:table-cell>
        </table:table-row>
        <table:table-row table:style-name="ro1">
          <table:table-cell office:value-type="float" office:value="2.623962" calcext:value-type="float">
            <text:p>2,623962</text:p>
          </table:table-cell>
          <table:table-cell office:value-type="float" office:value="2.59819" calcext:value-type="float">
            <text:p>2,59819</text:p>
          </table:table-cell>
        </table:table-row>
        <table:table-row table:style-name="ro1">
          <table:table-cell office:value-type="float" office:value="6.419875" calcext:value-type="float">
            <text:p>6,419875</text:p>
          </table:table-cell>
          <table:table-cell office:value-type="float" office:value="5.758128" calcext:value-type="float">
            <text:p>5,758128</text:p>
          </table:table-cell>
        </table:table-row>
        <table:table-row table:style-name="ro1">
          <table:table-cell office:value-type="float" office:value="1.805395" calcext:value-type="float">
            <text:p>1,805395</text:p>
          </table:table-cell>
          <table:table-cell office:value-type="float" office:value="8.759831" calcext:value-type="float">
            <text:p>8,759831</text:p>
          </table:table-cell>
        </table:table-row>
        <table:table-row table:style-name="ro1">
          <table:table-cell office:value-type="float" office:value="2.135707" calcext:value-type="float">
            <text:p>2,135707</text:p>
          </table:table-cell>
          <table:table-cell office:value-type="float" office:value="9.222221" calcext:value-type="float">
            <text:p>9,222221</text:p>
          </table:table-cell>
        </table:table-row>
        <table:table-row table:style-name="ro1">
          <table:table-cell office:value-type="float" office:value="6.095272" calcext:value-type="float">
            <text:p>6,095272</text:p>
          </table:table-cell>
          <table:table-cell office:value-type="float" office:value="5.860293" calcext:value-type="float">
            <text:p>5,860293</text:p>
          </table:table-cell>
        </table:table-row>
        <table:table-row table:style-name="ro1">
          <table:table-cell office:value-type="float" office:value="1.511305" calcext:value-type="float">
            <text:p>1,511305</text:p>
          </table:table-cell>
          <table:table-cell office:value-type="float" office:value="9.092745" calcext:value-type="float">
            <text:p>9,092745</text:p>
          </table:table-cell>
        </table:table-row>
        <table:table-row table:style-name="ro1">
          <table:table-cell office:value-type="float" office:value="1.1508" calcext:value-type="float">
            <text:p>1,1508</text:p>
          </table:table-cell>
          <table:table-cell office:value-type="float" office:value="4.146923" calcext:value-type="float">
            <text:p>4,146923</text:p>
          </table:table-cell>
        </table:table-row>
        <table:table-row table:style-name="ro1">
          <table:table-cell office:value-type="float" office:value="5.56201" calcext:value-type="float">
            <text:p>5,56201</text:p>
          </table:table-cell>
          <table:table-cell office:value-type="float" office:value="6.62178" calcext:value-type="float">
            <text:p>6,62178</text:p>
          </table:table-cell>
        </table:table-row>
        <table:table-row table:style-name="ro1">
          <table:table-cell office:value-type="float" office:value="1.85342" calcext:value-type="float">
            <text:p>1,85342</text:p>
          </table:table-cell>
          <table:table-cell office:value-type="float" office:value="9.58445" calcext:value-type="float">
            <text:p>9,58445</text:p>
          </table:table-cell>
        </table:table-row>
        <table:table-row table:style-name="ro1">
          <table:table-cell office:value-type="float" office:value="6.621376" calcext:value-type="float">
            <text:p>6,621376</text:p>
          </table:table-cell>
          <table:table-cell office:value-type="float" office:value="4.830926" calcext:value-type="float">
            <text:p>4,830926</text:p>
          </table:table-cell>
        </table:table-row>
        <table:table-row table:style-name="ro1">
          <table:table-cell office:value-type="float" office:value="0.879869" calcext:value-type="float">
            <text:p>0,879869</text:p>
          </table:table-cell>
          <table:table-cell office:value-type="float" office:value="9.907797" calcext:value-type="float">
            <text:p>9,907797</text:p>
          </table:table-cell>
        </table:table-row>
        <table:table-row table:style-name="ro1">
          <table:table-cell office:value-type="float" office:value="6.336295" calcext:value-type="float">
            <text:p>6,336295</text:p>
          </table:table-cell>
          <table:table-cell office:value-type="float" office:value="6.67737" calcext:value-type="float">
            <text:p>6,67737</text:p>
          </table:table-cell>
        </table:table-row>
        <table:table-row table:style-name="ro1">
          <table:table-cell office:value-type="float" office:value="2.262536" calcext:value-type="float">
            <text:p>2,262536</text:p>
          </table:table-cell>
          <table:table-cell office:value-type="float" office:value="9.683801" calcext:value-type="float">
            <text:p>9,683801</text:p>
          </table:table-cell>
        </table:table-row>
        <table:table-row table:style-name="ro1">
          <table:table-cell office:value-type="float" office:value="1.347119" calcext:value-type="float">
            <text:p>1,347119</text:p>
          </table:table-cell>
          <table:table-cell office:value-type="float" office:value="3.078594" calcext:value-type="float">
            <text:p>3,078594</text:p>
          </table:table-cell>
        </table:table-row>
        <table:table-row table:style-name="ro1">
          <table:table-cell office:value-type="float" office:value="2.071969" calcext:value-type="float">
            <text:p>2,071969</text:p>
          </table:table-cell>
          <table:table-cell office:value-type="float" office:value="8.734414" calcext:value-type="float">
            <text:p>8,734414</text:p>
          </table:table-cell>
        </table:table-row>
        <table:table-row table:style-name="ro1">
          <table:table-cell office:value-type="float" office:value="0.900208" calcext:value-type="float">
            <text:p>0,900208</text:p>
          </table:table-cell>
          <table:table-cell office:value-type="float" office:value="4.331758" calcext:value-type="float">
            <text:p>4,331758</text:p>
          </table:table-cell>
        </table:table-row>
        <table:table-row table:style-name="ro1">
          <table:table-cell office:value-type="float" office:value="6.611541" calcext:value-type="float">
            <text:p>6,611541</text:p>
          </table:table-cell>
          <table:table-cell office:value-type="float" office:value="6.432203" calcext:value-type="float">
            <text:p>6,432203</text:p>
          </table:table-cell>
        </table:table-row>
        <table:table-row table:style-name="ro1">
          <table:table-cell office:value-type="float" office:value="1.328614" calcext:value-type="float">
            <text:p>1,328614</text:p>
          </table:table-cell>
          <table:table-cell office:value-type="float" office:value="8.58399" calcext:value-type="float">
            <text:p>8,58399</text:p>
          </table:table-cell>
        </table:table-row>
        <table:table-row table:style-name="ro1">
          <table:table-cell office:value-type="float" office:value="5.540338" calcext:value-type="float">
            <text:p>5,540338</text:p>
          </table:table-cell>
          <table:table-cell office:value-type="float" office:value="6.539357" calcext:value-type="float">
            <text:p>6,539357</text:p>
          </table:table-cell>
        </table:table-row>
        <table:table-row table:style-name="ro1">
          <table:table-cell office:value-type="float" office:value="1.86139" calcext:value-type="float">
            <text:p>1,86139</text:p>
          </table:table-cell>
          <table:table-cell office:value-type="float" office:value="10.174409" calcext:value-type="float">
            <text:p>10,174409</text:p>
          </table:table-cell>
        </table:table-row>
        <table:table-row table:style-name="ro1">
          <table:table-cell office:value-type="float" office:value="2.063403" calcext:value-type="float">
            <text:p>2,063403</text:p>
          </table:table-cell>
          <table:table-cell office:value-type="float" office:value="8.370521" calcext:value-type="float">
            <text:p>8,370521</text:p>
          </table:table-cell>
        </table:table-row>
        <table:table-row table:style-name="ro1">
          <table:table-cell office:value-type="float" office:value="7.588898" calcext:value-type="float">
            <text:p>7,588898</text:p>
          </table:table-cell>
          <table:table-cell office:value-type="float" office:value="5.827349" calcext:value-type="float">
            <text:p>5,827349</text:p>
          </table:table-cell>
        </table:table-row>
        <table:table-row table:style-name="ro1">
          <table:table-cell office:value-type="float" office:value="2.688166" calcext:value-type="float">
            <text:p>2,688166</text:p>
          </table:table-cell>
          <table:table-cell office:value-type="float" office:value="2.580306" calcext:value-type="float">
            <text:p>2,580306</text:p>
          </table:table-cell>
        </table:table-row>
        <table:table-row table:style-name="ro1">
          <table:table-cell office:value-type="float" office:value="1.73208" calcext:value-type="float">
            <text:p>1,73208</text:p>
          </table:table-cell>
          <table:table-cell office:value-type="float" office:value="9.291782" calcext:value-type="float">
            <text:p>9,291782</text:p>
          </table:table-cell>
        </table:table-row>
        <table:table-row table:style-name="ro1">
          <table:table-cell office:value-type="float" office:value="1.873048" calcext:value-type="float">
            <text:p>1,873048</text:p>
          </table:table-cell>
          <table:table-cell office:value-type="float" office:value="9.541468" calcext:value-type="float">
            <text:p>9,541468</text:p>
          </table:table-cell>
        </table:table-row>
        <table:table-row table:style-name="ro1">
          <table:table-cell office:value-type="float" office:value="0.682703" calcext:value-type="float">
            <text:p>0,682703</text:p>
          </table:table-cell>
          <table:table-cell office:value-type="float" office:value="9.010077" calcext:value-type="float">
            <text:p>9,010077</text:p>
          </table:table-cell>
        </table:table-row>
        <table:table-row table:style-name="ro1">
          <table:table-cell office:value-type="float" office:value="1.299691" calcext:value-type="float">
            <text:p>1,299691</text:p>
          </table:table-cell>
          <table:table-cell office:value-type="float" office:value="3.691192" calcext:value-type="float">
            <text:p>3,691192</text:p>
          </table:table-cell>
        </table:table-row>
        <table:table-row table:style-name="ro1">
          <table:table-cell office:value-type="float" office:value="7.805999" calcext:value-type="float">
            <text:p>7,805999</text:p>
          </table:table-cell>
          <table:table-cell office:value-type="float" office:value="6.260059" calcext:value-type="float">
            <text:p>6,260059</text:p>
          </table:table-cell>
        </table:table-row>
        <table:table-row table:style-name="ro1">
          <table:table-cell office:value-type="float" office:value="7.207042" calcext:value-type="float">
            <text:p>7,207042</text:p>
          </table:table-cell>
          <table:table-cell office:value-type="float" office:value="5.882469" calcext:value-type="float">
            <text:p>5,882469</text:p>
          </table:table-cell>
        </table:table-row>
        <table:table-row table:style-name="ro1">
          <table:table-cell office:value-type="float" office:value="1.607859" calcext:value-type="float">
            <text:p>1,607859</text:p>
          </table:table-cell>
          <table:table-cell office:value-type="float" office:value="8.984708" calcext:value-type="float">
            <text:p>8,984708</text:p>
          </table:table-cell>
        </table:table-row>
        <table:table-row table:style-name="ro1">
          <table:table-cell office:value-type="float" office:value="2.803105" calcext:value-type="float">
            <text:p>2,803105</text:p>
          </table:table-cell>
          <table:table-cell office:value-type="float" office:value="2.00666" calcext:value-type="float">
            <text:p>2,00666</text:p>
          </table:table-cell>
        </table:table-row>
        <table:table-row table:style-name="ro1">
          <table:table-cell office:value-type="float" office:value="3.300384" calcext:value-type="float">
            <text:p>3,300384</text:p>
          </table:table-cell>
          <table:table-cell office:value-type="float" office:value="3.666379" calcext:value-type="float">
            <text:p>3,666379</text:p>
          </table:table-cell>
        </table:table-row>
        <table:table-row table:style-name="ro1">
          <table:table-cell office:value-type="float" office:value="1.000465" calcext:value-type="float">
            <text:p>1,000465</text:p>
          </table:table-cell>
          <table:table-cell office:value-type="float" office:value="2.332244" calcext:value-type="float">
            <text:p>2,332244</text:p>
          </table:table-cell>
        </table:table-row>
        <table:table-row table:style-name="ro1">
          <table:table-cell office:value-type="float" office:value="6.659265" calcext:value-type="float">
            <text:p>6,659265</text:p>
          </table:table-cell>
          <table:table-cell office:value-type="float" office:value="5.544356" calcext:value-type="float">
            <text:p>5,544356</text:p>
          </table:table-cell>
        </table:table-row>
        <table:table-row table:style-name="ro1">
          <table:table-cell office:value-type="float" office:value="0.861181" calcext:value-type="float">
            <text:p>0,861181</text:p>
          </table:table-cell>
          <table:table-cell office:value-type="float" office:value="8.509207" calcext:value-type="float">
            <text:p>8,509207</text:p>
          </table:table-cell>
        </table:table-row>
        <table:table-row table:style-name="ro1">
          <table:table-cell office:value-type="float" office:value="7.342935" calcext:value-type="float">
            <text:p>7,342935</text:p>
          </table:table-cell>
          <table:table-cell office:value-type="float" office:value="5.425395" calcext:value-type="float">
            <text:p>5,425395</text:p>
          </table:table-cell>
        </table:table-row>
        <table:table-row table:style-name="ro1">
          <table:table-cell office:value-type="float" office:value="6.46657" calcext:value-type="float">
            <text:p>6,46657</text:p>
          </table:table-cell>
          <table:table-cell office:value-type="float" office:value="6.068222" calcext:value-type="float">
            <text:p>6,068222</text:p>
          </table:table-cell>
        </table:table-row>
        <table:table-row table:style-name="ro1">
          <table:table-cell office:value-type="float" office:value="6.965054" calcext:value-type="float">
            <text:p>6,965054</text:p>
          </table:table-cell>
          <table:table-cell office:value-type="float" office:value="6.650683" calcext:value-type="float">
            <text:p>6,650683</text:p>
          </table:table-cell>
        </table:table-row>
        <table:table-row table:style-name="ro1">
          <table:table-cell office:value-type="float" office:value="0.883503" calcext:value-type="float">
            <text:p>0,883503</text:p>
          </table:table-cell>
          <table:table-cell office:value-type="float" office:value="2.276414" calcext:value-type="float">
            <text:p>2,276414</text:p>
          </table:table-cell>
        </table:table-row>
        <table:table-row table:style-name="ro1">
          <table:table-cell office:value-type="float" office:value="3.09163" calcext:value-type="float">
            <text:p>3,09163</text:p>
          </table:table-cell>
          <table:table-cell office:value-type="float" office:value="10.143107" calcext:value-type="float">
            <text:p>10,143107</text:p>
          </table:table-cell>
        </table:table-row>
        <table:table-row table:style-name="ro1">
          <table:table-cell office:value-type="float" office:value="0.946135" calcext:value-type="float">
            <text:p>0,946135</text:p>
          </table:table-cell>
          <table:table-cell office:value-type="float" office:value="2.835527" calcext:value-type="float">
            <text:p>2,835527</text:p>
          </table:table-cell>
        </table:table-row>
        <table:table-row table:style-name="ro1">
          <table:table-cell office:value-type="float" office:value="1.553088" calcext:value-type="float">
            <text:p>1,553088</text:p>
          </table:table-cell>
          <table:table-cell office:value-type="float" office:value="3.3401" calcext:value-type="float">
            <text:p>3,3401</text:p>
          </table:table-cell>
        </table:table-row>
        <table:table-row table:style-name="ro1">
          <table:table-cell office:value-type="float" office:value="6.641951" calcext:value-type="float">
            <text:p>6,641951</text:p>
          </table:table-cell>
          <table:table-cell office:value-type="float" office:value="6.25442" calcext:value-type="float">
            <text:p>6,25442</text:p>
          </table:table-cell>
        </table:table-row>
        <table:table-row table:style-name="ro1">
          <table:table-cell office:value-type="float" office:value="6.318577" calcext:value-type="float">
            <text:p>6,318577</text:p>
          </table:table-cell>
          <table:table-cell office:value-type="float" office:value="6.065763" calcext:value-type="float">
            <text:p>6,065763</text:p>
          </table:table-cell>
        </table:table-row>
        <table:table-row table:style-name="ro1">
          <table:table-cell office:value-type="float" office:value="7.007779" calcext:value-type="float">
            <text:p>7,007779</text:p>
          </table:table-cell>
          <table:table-cell office:value-type="float" office:value="6.697735" calcext:value-type="float">
            <text:p>6,697735</text:p>
          </table:table-cell>
        </table:table-row>
        <table:table-row table:style-name="ro1">
          <table:table-cell office:value-type="float" office:value="3.253487" calcext:value-type="float">
            <text:p>3,253487</text:p>
          </table:table-cell>
          <table:table-cell office:value-type="float" office:value="4.007237" calcext:value-type="float">
            <text:p>4,007237</text:p>
          </table:table-cell>
        </table:table-row>
        <table:table-row table:style-name="ro1">
          <table:table-cell office:value-type="float" office:value="2.076308" calcext:value-type="float">
            <text:p>2,076308</text:p>
          </table:table-cell>
          <table:table-cell office:value-type="float" office:value="8.675527" calcext:value-type="float">
            <text:p>8,675527</text:p>
          </table:table-cell>
        </table:table-row>
        <table:table-row table:style-name="ro1">
          <table:table-cell office:value-type="float" office:value="6.705727" calcext:value-type="float">
            <text:p>6,705727</text:p>
          </table:table-cell>
          <table:table-cell office:value-type="float" office:value="5.650333" calcext:value-type="float">
            <text:p>5,650333</text:p>
          </table:table-cell>
        </table:table-row>
        <table:table-row table:style-name="ro1">
          <table:table-cell office:value-type="float" office:value="1.466257" calcext:value-type="float">
            <text:p>1,466257</text:p>
          </table:table-cell>
          <table:table-cell office:value-type="float" office:value="3.777101" calcext:value-type="float">
            <text:p>3,777101</text:p>
          </table:table-cell>
        </table:table-row>
        <table:table-row table:style-name="ro1">
          <table:table-cell office:value-type="float" office:value="2.154429" calcext:value-type="float">
            <text:p>2,154429</text:p>
          </table:table-cell>
          <table:table-cell office:value-type="float" office:value="8.741734" calcext:value-type="float">
            <text:p>8,741734</text:p>
          </table:table-cell>
        </table:table-row>
        <table:table-row table:style-name="ro1">
          <table:table-cell office:value-type="float" office:value="1.315664" calcext:value-type="float">
            <text:p>1,315664</text:p>
          </table:table-cell>
          <table:table-cell office:value-type="float" office:value="7.856112" calcext:value-type="float">
            <text:p>7,856112</text:p>
          </table:table-cell>
        </table:table-row>
        <table:table-row table:style-name="ro1">
          <table:table-cell office:value-type="float" office:value="2.456846" calcext:value-type="float">
            <text:p>2,456846</text:p>
          </table:table-cell>
          <table:table-cell office:value-type="float" office:value="10.013781" calcext:value-type="float">
            <text:p>10,013781</text:p>
          </table:table-cell>
        </table:table-row>
        <table:table-row table:style-name="ro1">
          <table:table-cell office:value-type="float" office:value="2.627853" calcext:value-type="float">
            <text:p>2,627853</text:p>
          </table:table-cell>
          <table:table-cell office:value-type="float" office:value="2.902396" calcext:value-type="float">
            <text:p>2,902396</text:p>
          </table:table-cell>
        </table:table-row>
        <table:table-row table:style-name="ro1">
          <table:table-cell office:value-type="float" office:value="1.940285" calcext:value-type="float">
            <text:p>1,940285</text:p>
          </table:table-cell>
          <table:table-cell office:value-type="float" office:value="4.039213" calcext:value-type="float">
            <text:p>4,039213</text:p>
          </table:table-cell>
        </table:table-row>
        <table:table-row table:style-name="ro1">
          <table:table-cell office:value-type="float" office:value="7.236069" calcext:value-type="float">
            <text:p>7,236069</text:p>
          </table:table-cell>
          <table:table-cell office:value-type="float" office:value="6.133599" calcext:value-type="float">
            <text:p>6,133599</text:p>
          </table:table-cell>
        </table:table-row>
        <table:table-row table:style-name="ro1">
          <table:table-cell office:value-type="float" office:value="6.592456" calcext:value-type="float">
            <text:p>6,592456</text:p>
          </table:table-cell>
          <table:table-cell office:value-type="float" office:value="5.524497" calcext:value-type="float">
            <text:p>5,524497</text:p>
          </table:table-cell>
        </table:table-row>
        <table:table-row table:style-name="ro1">
          <table:table-cell office:value-type="float" office:value="7.41892" calcext:value-type="float">
            <text:p>7,41892</text:p>
          </table:table-cell>
          <table:table-cell office:value-type="float" office:value="4.840055" calcext:value-type="float">
            <text:p>4,840055</text:p>
          </table:table-cell>
        </table:table-row>
        <table:table-row table:style-name="ro1">
          <table:table-cell office:value-type="float" office:value="2.282628" calcext:value-type="float">
            <text:p>2,282628</text:p>
          </table:table-cell>
          <table:table-cell office:value-type="float" office:value="2.821429" calcext:value-type="float">
            <text:p>2,821429</text:p>
          </table:table-cell>
        </table:table-row>
        <table:table-row table:style-name="ro1">
          <table:table-cell office:value-type="float" office:value="1.002641" calcext:value-type="float">
            <text:p>1,002641</text:p>
          </table:table-cell>
          <table:table-cell office:value-type="float" office:value="8.626017" calcext:value-type="float">
            <text:p>8,626017</text:p>
          </table:table-cell>
        </table:table-row>
        <table:table-row table:style-name="ro1">
          <table:table-cell office:value-type="float" office:value="6.524529" calcext:value-type="float">
            <text:p>6,524529</text:p>
          </table:table-cell>
          <table:table-cell office:value-type="float" office:value="6.248001" calcext:value-type="float">
            <text:p>6,248001</text:p>
          </table:table-cell>
        </table:table-row>
        <table:table-row table:style-name="ro1">
          <table:table-cell office:value-type="float" office:value="2.077106" calcext:value-type="float">
            <text:p>2,077106</text:p>
          </table:table-cell>
          <table:table-cell office:value-type="float" office:value="9.595724" calcext:value-type="float">
            <text:p>9,595724</text:p>
          </table:table-cell>
        </table:table-row>
        <table:table-row table:style-name="ro1">
          <table:table-cell office:value-type="float" office:value="2.387139" calcext:value-type="float">
            <text:p>2,387139</text:p>
          </table:table-cell>
          <table:table-cell office:value-type="float" office:value="9.458691" calcext:value-type="float">
            <text:p>9,458691</text:p>
          </table:table-cell>
        </table:table-row>
        <table:table-row table:style-name="ro1">
          <table:table-cell office:value-type="float" office:value="2.079961" calcext:value-type="float">
            <text:p>2,079961</text:p>
          </table:table-cell>
          <table:table-cell office:value-type="float" office:value="3.388611" calcext:value-type="float">
            <text:p>3,388611</text:p>
          </table:table-cell>
        </table:table-row>
        <table:table-row table:style-name="ro1">
          <table:table-cell office:value-type="float" office:value="1.415355" calcext:value-type="float">
            <text:p>1,415355</text:p>
          </table:table-cell>
          <table:table-cell office:value-type="float" office:value="9.243335" calcext:value-type="float">
            <text:p>9,243335</text:p>
          </table:table-cell>
        </table:table-row>
        <table:table-row table:style-name="ro1">
          <table:table-cell office:value-type="float" office:value="6.353528" calcext:value-type="float">
            <text:p>6,353528</text:p>
          </table:table-cell>
          <table:table-cell office:value-type="float" office:value="4.829052" calcext:value-type="float">
            <text:p>4,829052</text:p>
          </table:table-cell>
        </table:table-row>
        <table:table-row table:style-name="ro1">
          <table:table-cell office:value-type="float" office:value="2.218229" calcext:value-type="float">
            <text:p>2,218229</text:p>
          </table:table-cell>
          <table:table-cell office:value-type="float" office:value="8.856073" calcext:value-type="float">
            <text:p>8,856073</text:p>
          </table:table-cell>
        </table:table-row>
        <table:table-row table:style-name="ro1">
          <table:table-cell office:value-type="float" office:value="1.860688" calcext:value-type="float">
            <text:p>1,860688</text:p>
          </table:table-cell>
          <table:table-cell office:value-type="float" office:value="8.538959" calcext:value-type="float">
            <text:p>8,538959</text:p>
          </table:table-cell>
        </table:table-row>
        <table:table-row table:style-name="ro1">
          <table:table-cell office:value-type="float" office:value="6.433121" calcext:value-type="float">
            <text:p>6,433121</text:p>
          </table:table-cell>
          <table:table-cell office:value-type="float" office:value="5.050491" calcext:value-type="float">
            <text:p>5,050491</text:p>
          </table:table-cell>
        </table:table-row>
        <table:table-row table:style-name="ro1">
          <table:table-cell office:value-type="float" office:value="6.794598" calcext:value-type="float">
            <text:p>6,794598</text:p>
          </table:table-cell>
          <table:table-cell office:value-type="float" office:value="6.851502" calcext:value-type="float">
            <text:p>6,851502</text:p>
          </table:table-cell>
        </table:table-row>
        <table:table-row table:style-name="ro1">
          <table:table-cell office:value-type="float" office:value="2.235829" calcext:value-type="float">
            <text:p>2,235829</text:p>
          </table:table-cell>
          <table:table-cell office:value-type="float" office:value="3.303097" calcext:value-type="float">
            <text:p>3,303097</text:p>
          </table:table-cell>
        </table:table-row>
        <table:table-row table:style-name="ro1">
          <table:table-cell office:value-type="float" office:value="6.289971" calcext:value-type="float">
            <text:p>6,289971</text:p>
          </table:table-cell>
          <table:table-cell office:value-type="float" office:value="5.545784" calcext:value-type="float">
            <text:p>5,545784</text:p>
          </table:table-cell>
        </table:table-row>
        <table:table-row table:style-name="ro1">
          <table:table-cell office:value-type="float" office:value="2.041262" calcext:value-type="float">
            <text:p>2,041262</text:p>
          </table:table-cell>
          <table:table-cell office:value-type="float" office:value="4.050364" calcext:value-type="float">
            <text:p>4,050364</text:p>
          </table:table-cell>
        </table:table-row>
        <table:table-row table:style-name="ro1">
          <table:table-cell office:value-type="float" office:value="6.496906" calcext:value-type="float">
            <text:p>6,496906</text:p>
          </table:table-cell>
          <table:table-cell office:value-type="float" office:value="5.670782" calcext:value-type="float">
            <text:p>5,670782</text:p>
          </table:table-cell>
        </table:table-row>
        <table:table-row table:style-name="ro1">
          <table:table-cell office:value-type="float" office:value="2.212891" calcext:value-type="float">
            <text:p>2,212891</text:p>
          </table:table-cell>
          <table:table-cell office:value-type="float" office:value="9.738603" calcext:value-type="float">
            <text:p>9,738603</text:p>
          </table:table-cell>
        </table:table-row>
        <table:table-row table:style-name="ro1">
          <table:table-cell office:value-type="float" office:value="2.385702" calcext:value-type="float">
            <text:p>2,385702</text:p>
          </table:table-cell>
          <table:table-cell office:value-type="float" office:value="9.240519" calcext:value-type="float">
            <text:p>9,240519</text:p>
          </table:table-cell>
        </table:table-row>
        <table:table-row table:style-name="ro1">
          <table:table-cell office:value-type="float" office:value="5.957266" calcext:value-type="float">
            <text:p>5,957266</text:p>
          </table:table-cell>
          <table:table-cell office:value-type="float" office:value="6.267562" calcext:value-type="float">
            <text:p>6,267562</text:p>
          </table:table-cell>
        </table:table-row>
        <table:table-row table:style-name="ro1">
          <table:table-cell office:value-type="float" office:value="1.333654" calcext:value-type="float">
            <text:p>1,333654</text:p>
          </table:table-cell>
          <table:table-cell office:value-type="float" office:value="7.885128" calcext:value-type="float">
            <text:p>7,885128</text:p>
          </table:table-cell>
        </table:table-row>
        <table:table-row table:style-name="ro1">
          <table:table-cell office:value-type="float" office:value="1.824778" calcext:value-type="float">
            <text:p>1,824778</text:p>
          </table:table-cell>
          <table:table-cell office:value-type="float" office:value="8.671252" calcext:value-type="float">
            <text:p>8,671252</text:p>
          </table:table-cell>
        </table:table-row>
        <table:table-row table:style-name="ro1">
          <table:table-cell office:value-type="float" office:value="1.945429" calcext:value-type="float">
            <text:p>1,945429</text:p>
          </table:table-cell>
          <table:table-cell office:value-type="float" office:value="8.983139" calcext:value-type="float">
            <text:p>8,983139</text:p>
          </table:table-cell>
        </table:table-row>
        <table:table-row table:style-name="ro1">
          <table:table-cell office:value-type="float" office:value="6.048474" calcext:value-type="float">
            <text:p>6,048474</text:p>
          </table:table-cell>
          <table:table-cell office:value-type="float" office:value="5.502559" calcext:value-type="float">
            <text:p>5,502559</text:p>
          </table:table-cell>
        </table:table-row>
        <table:table-row table:style-name="ro1">
          <table:table-cell office:value-type="float" office:value="5.399549" calcext:value-type="float">
            <text:p>5,399549</text:p>
          </table:table-cell>
          <table:table-cell office:value-type="float" office:value="6.365264" calcext:value-type="float">
            <text:p>6,365264</text:p>
          </table:table-cell>
        </table:table-row>
        <table:table-row table:style-name="ro1">
          <table:table-cell office:value-type="float" office:value="5.795868" calcext:value-type="float">
            <text:p>5,795868</text:p>
          </table:table-cell>
          <table:table-cell office:value-type="float" office:value="4.764655" calcext:value-type="float">
            <text:p>4,764655</text:p>
          </table:table-cell>
        </table:table-row>
        <table:table-row table:style-name="ro1">
          <table:table-cell office:value-type="float" office:value="7.76228" calcext:value-type="float">
            <text:p>7,76228</text:p>
          </table:table-cell>
          <table:table-cell office:value-type="float" office:value="5.996747" calcext:value-type="float">
            <text:p>5,996747</text:p>
          </table:table-cell>
        </table:table-row>
        <table:table-row table:style-name="ro1">
          <table:table-cell office:value-type="float" office:value="1.902911" calcext:value-type="float">
            <text:p>1,902911</text:p>
          </table:table-cell>
          <table:table-cell office:value-type="float" office:value="3.855679" calcext:value-type="float">
            <text:p>3,855679</text:p>
          </table:table-cell>
        </table:table-row>
        <table:table-row table:style-name="ro1">
          <table:table-cell office:value-type="float" office:value="1.982095" calcext:value-type="float">
            <text:p>1,982095</text:p>
          </table:table-cell>
          <table:table-cell office:value-type="float" office:value="3.064396" calcext:value-type="float">
            <text:p>3,064396</text:p>
          </table:table-cell>
        </table:table-row>
        <table:table-row table:style-name="ro1">
          <table:table-cell office:value-type="float" office:value="6.479565" calcext:value-type="float">
            <text:p>6,479565</text:p>
          </table:table-cell>
          <table:table-cell office:value-type="float" office:value="5.517423" calcext:value-type="float">
            <text:p>5,517423</text:p>
          </table:table-cell>
        </table:table-row>
        <table:table-row table:style-name="ro1">
          <table:table-cell office:value-type="float" office:value="2.488252" calcext:value-type="float">
            <text:p>2,488252</text:p>
          </table:table-cell>
          <table:table-cell office:value-type="float" office:value="2.54412" calcext:value-type="float">
            <text:p>2,54412</text:p>
          </table:table-cell>
        </table:table-row>
        <table:table-row table:style-name="ro1">
          <table:table-cell office:value-type="float" office:value="5.537532" calcext:value-type="float">
            <text:p>5,537532</text:p>
          </table:table-cell>
          <table:table-cell office:value-type="float" office:value="6.807804" calcext:value-type="float">
            <text:p>6,807804</text:p>
          </table:table-cell>
        </table:table-row>
        <table:table-row table:style-name="ro1">
          <table:table-cell office:value-type="float" office:value="1.155598" calcext:value-type="float">
            <text:p>1,155598</text:p>
          </table:table-cell>
          <table:table-cell office:value-type="float" office:value="4.393303" calcext:value-type="float">
            <text:p>4,393303</text:p>
          </table:table-cell>
        </table:table-row>
        <table:table-row table:style-name="ro1">
          <table:table-cell office:value-type="float" office:value="1.54119" calcext:value-type="float">
            <text:p>1,54119</text:p>
          </table:table-cell>
          <table:table-cell office:value-type="float" office:value="3.837724" calcext:value-type="float">
            <text:p>3,837724</text:p>
          </table:table-cell>
        </table:table-row>
        <table:table-row table:style-name="ro1">
          <table:table-cell office:value-type="float" office:value="2.228658" calcext:value-type="float">
            <text:p>2,228658</text:p>
          </table:table-cell>
          <table:table-cell office:value-type="float" office:value="4.054575" calcext:value-type="float">
            <text:p>4,054575</text:p>
          </table:table-cell>
        </table:table-row>
        <table:table-row table:style-name="ro1">
          <table:table-cell office:value-type="float" office:value="6.689424" calcext:value-type="float">
            <text:p>6,689424</text:p>
          </table:table-cell>
          <table:table-cell office:value-type="float" office:value="5.015144" calcext:value-type="float">
            <text:p>5,015144</text:p>
          </table:table-cell>
        </table:table-row>
        <table:table-row table:style-name="ro1">
          <table:table-cell office:value-type="float" office:value="2.024549" calcext:value-type="float">
            <text:p>2,024549</text:p>
          </table:table-cell>
          <table:table-cell office:value-type="float" office:value="9.402209" calcext:value-type="float">
            <text:p>9,402209</text:p>
          </table:table-cell>
        </table:table-row>
        <table:table-row table:style-name="ro1">
          <table:table-cell office:value-type="float" office:value="5.504557" calcext:value-type="float">
            <text:p>5,504557</text:p>
          </table:table-cell>
          <table:table-cell office:value-type="float" office:value="5.854748" calcext:value-type="float">
            <text:p>5,854748</text:p>
          </table:table-cell>
        </table:table-row>
        <table:table-row table:style-name="ro1">
          <table:table-cell office:value-type="float" office:value="6.977347" calcext:value-type="float">
            <text:p>6,977347</text:p>
          </table:table-cell>
          <table:table-cell office:value-type="float" office:value="5.80195" calcext:value-type="float">
            <text:p>5,80195</text:p>
          </table:table-cell>
        </table:table-row>
        <table:table-row table:style-name="ro1">
          <table:table-cell office:value-type="float" office:value="0.954358" calcext:value-type="float">
            <text:p>0,954358</text:p>
          </table:table-cell>
          <table:table-cell office:value-type="float" office:value="9.641574" calcext:value-type="float">
            <text:p>9,641574</text:p>
          </table:table-cell>
        </table:table-row>
        <table:table-row table:style-name="ro1">
          <table:table-cell office:value-type="float" office:value="7.108715" calcext:value-type="float">
            <text:p>7,108715</text:p>
          </table:table-cell>
          <table:table-cell office:value-type="float" office:value="5.552606" calcext:value-type="float">
            <text:p>5,552606</text:p>
          </table:table-cell>
        </table:table-row>
        <table:table-row table:style-name="ro1">
          <table:table-cell office:value-type="float" office:value="5.781309" calcext:value-type="float">
            <text:p>5,781309</text:p>
          </table:table-cell>
          <table:table-cell office:value-type="float" office:value="5.968403" calcext:value-type="float">
            <text:p>5,968403</text:p>
          </table:table-cell>
        </table:table-row>
        <table:table-row table:style-name="ro1">
          <table:table-cell office:value-type="float" office:value="6.488852" calcext:value-type="float">
            <text:p>6,488852</text:p>
          </table:table-cell>
          <table:table-cell office:value-type="float" office:value="6.234509" calcext:value-type="float">
            <text:p>6,234509</text:p>
          </table:table-cell>
        </table:table-row>
        <table:table-row table:style-name="ro1">
          <table:table-cell office:value-type="float" office:value="1.854534" calcext:value-type="float">
            <text:p>1,854534</text:p>
          </table:table-cell>
          <table:table-cell office:value-type="float" office:value="9.791999" calcext:value-type="float">
            <text:p>9,791999</text:p>
          </table:table-cell>
        </table:table-row>
        <table:table-row table:style-name="ro1">
          <table:table-cell office:value-type="float" office:value="1.491775" calcext:value-type="float">
            <text:p>1,491775</text:p>
          </table:table-cell>
          <table:table-cell office:value-type="float" office:value="9.737576" calcext:value-type="float">
            <text:p>9,737576</text:p>
          </table:table-cell>
        </table:table-row>
        <table:table-row table:style-name="ro1">
          <table:table-cell office:value-type="float" office:value="6.527018" calcext:value-type="float">
            <text:p>6,527018</text:p>
          </table:table-cell>
          <table:table-cell office:value-type="float" office:value="5.53312" calcext:value-type="float">
            <text:p>5,53312</text:p>
          </table:table-cell>
        </table:table-row>
        <table:table-row table:style-name="ro1">
          <table:table-cell office:value-type="float" office:value="2.784033" calcext:value-type="float">
            <text:p>2,784033</text:p>
          </table:table-cell>
          <table:table-cell office:value-type="float" office:value="3.297339" calcext:value-type="float">
            <text:p>3,297339</text:p>
          </table:table-cell>
        </table:table-row>
        <table:table-row table:style-name="ro1">
          <table:table-cell office:value-type="float" office:value="1.076407" calcext:value-type="float">
            <text:p>1,076407</text:p>
          </table:table-cell>
          <table:table-cell office:value-type="float" office:value="8.877271" calcext:value-type="float">
            <text:p>8,877271</text:p>
          </table:table-cell>
        </table:table-row>
        <table:table-row table:style-name="ro1">
          <table:table-cell office:value-type="float" office:value="2.305925" calcext:value-type="float">
            <text:p>2,305925</text:p>
          </table:table-cell>
          <table:table-cell office:value-type="float" office:value="4.075542" calcext:value-type="float">
            <text:p>4,075542</text:p>
          </table:table-cell>
        </table:table-row>
        <table:table-row table:style-name="ro1">
          <table:table-cell office:value-type="float" office:value="1.749986" calcext:value-type="float">
            <text:p>1,749986</text:p>
          </table:table-cell>
          <table:table-cell office:value-type="float" office:value="9.096371" calcext:value-type="float">
            <text:p>9,096371</text:p>
          </table:table-cell>
        </table:table-row>
        <table:table-row table:style-name="ro1">
          <table:table-cell office:value-type="float" office:value="7.109555" calcext:value-type="float">
            <text:p>7,109555</text:p>
          </table:table-cell>
          <table:table-cell office:value-type="float" office:value="6.802347" calcext:value-type="float">
            <text:p>6,802347</text:p>
          </table:table-cell>
        </table:table-row>
        <table:table-row table:style-name="ro1">
          <table:table-cell office:value-type="float" office:value="5.368235" calcext:value-type="float">
            <text:p>5,368235</text:p>
          </table:table-cell>
          <table:table-cell office:value-type="float" office:value="5.741677" calcext:value-type="float">
            <text:p>5,741677</text:p>
          </table:table-cell>
        </table:table-row>
        <table:table-row table:style-name="ro1">
          <table:table-cell office:value-type="float" office:value="6.635707" calcext:value-type="float">
            <text:p>6,635707</text:p>
          </table:table-cell>
          <table:table-cell office:value-type="float" office:value="5.036398" calcext:value-type="float">
            <text:p>5,036398</text:p>
          </table:table-cell>
        </table:table-row>
        <table:table-row table:style-name="ro1">
          <table:table-cell office:value-type="float" office:value="2.767234" calcext:value-type="float">
            <text:p>2,767234</text:p>
          </table:table-cell>
          <table:table-cell office:value-type="float" office:value="3.913254" calcext:value-type="float">
            <text:p>3,913254</text:p>
          </table:table-cell>
        </table:table-row>
        <table:table-row table:style-name="ro1">
          <table:table-cell office:value-type="float" office:value="2.259952" calcext:value-type="float">
            <text:p>2,259952</text:p>
          </table:table-cell>
          <table:table-cell office:value-type="float" office:value="2.820323" calcext:value-type="float">
            <text:p>2,820323</text:p>
          </table:table-cell>
        </table:table-row>
        <table:table-row table:style-name="ro1">
          <table:table-cell office:value-type="float" office:value="1.954492" calcext:value-type="float">
            <text:p>1,954492</text:p>
          </table:table-cell>
          <table:table-cell office:value-type="float" office:value="9.588886" calcext:value-type="float">
            <text:p>9,588886</text:p>
          </table:table-cell>
        </table:table-row>
        <table:table-row table:style-name="ro1">
          <table:table-cell office:value-type="float" office:value="7.509408" calcext:value-type="float">
            <text:p>7,509408</text:p>
          </table:table-cell>
          <table:table-cell office:value-type="float" office:value="5.761655" calcext:value-type="float">
            <text:p>5,761655</text:p>
          </table:table-cell>
        </table:table-row>
        <table:table-row table:style-name="ro1">
          <table:table-cell office:value-type="float" office:value="2.899613" calcext:value-type="float">
            <text:p>2,899613</text:p>
          </table:table-cell>
          <table:table-cell office:value-type="float" office:value="9.2032" calcext:value-type="float">
            <text:p>9,2032</text:p>
          </table:table-cell>
        </table:table-row>
        <table:table-row table:style-name="ro1">
          <table:table-cell office:value-type="float" office:value="5.44149" calcext:value-type="float">
            <text:p>5,44149</text:p>
          </table:table-cell>
          <table:table-cell office:value-type="float" office:value="5.429721" calcext:value-type="float">
            <text:p>5,429721</text:p>
          </table:table-cell>
        </table:table-row>
        <table:table-row table:style-name="ro1">
          <table:table-cell office:value-type="float" office:value="2.074622" calcext:value-type="float">
            <text:p>2,074622</text:p>
          </table:table-cell>
          <table:table-cell office:value-type="float" office:value="3.270954" calcext:value-type="float">
            <text:p>3,270954</text:p>
          </table:table-cell>
        </table:table-row>
        <table:table-row table:style-name="ro1">
          <table:table-cell office:value-type="float" office:value="2.105524" calcext:value-type="float">
            <text:p>2,105524</text:p>
          </table:table-cell>
          <table:table-cell office:value-type="float" office:value="3.565637" calcext:value-type="float">
            <text:p>3,565637</text:p>
          </table:table-cell>
        </table:table-row>
        <table:table-row table:style-name="ro1">
          <table:table-cell office:value-type="float" office:value="5.664372" calcext:value-type="float">
            <text:p>5,664372</text:p>
          </table:table-cell>
          <table:table-cell office:value-type="float" office:value="6.217015" calcext:value-type="float">
            <text:p>6,217015</text:p>
          </table:table-cell>
        </table:table-row>
        <table:table-row table:style-name="ro1">
          <table:table-cell office:value-type="float" office:value="7.500121" calcext:value-type="float">
            <text:p>7,500121</text:p>
          </table:table-cell>
          <table:table-cell office:value-type="float" office:value="4.588538" calcext:value-type="float">
            <text:p>4,588538</text:p>
          </table:table-cell>
        </table:table-row>
        <table:table-row table:style-name="ro1">
          <table:table-cell office:value-type="float" office:value="2.067775" calcext:value-type="float">
            <text:p>2,067775</text:p>
          </table:table-cell>
          <table:table-cell office:value-type="float" office:value="8.939696" calcext:value-type="float">
            <text:p>8,939696</text:p>
          </table:table-cell>
        </table:table-row>
        <table:table-row table:style-name="ro1">
          <table:table-cell office:value-type="float" office:value="3.173277" calcext:value-type="float">
            <text:p>3,173277</text:p>
          </table:table-cell>
          <table:table-cell office:value-type="float" office:value="3.293981" calcext:value-type="float">
            <text:p>3,293981</text:p>
          </table:table-cell>
        </table:table-row>
        <table:table-row table:style-name="ro1">
          <table:table-cell office:value-type="float" office:value="2.193885" calcext:value-type="float">
            <text:p>2,193885</text:p>
          </table:table-cell>
          <table:table-cell office:value-type="float" office:value="4.332023" calcext:value-type="float">
            <text:p>4,332023</text:p>
          </table:table-cell>
        </table:table-row>
        <table:table-row table:style-name="ro1">
          <table:table-cell office:value-type="float" office:value="2.113858" calcext:value-type="float">
            <text:p>2,113858</text:p>
          </table:table-cell>
          <table:table-cell office:value-type="float" office:value="8.793758" calcext:value-type="float">
            <text:p>8,793758</text:p>
          </table:table-cell>
        </table:table-row>
        <table:table-row table:style-name="ro1">
          <table:table-cell office:value-type="float" office:value="2.674391" calcext:value-type="float">
            <text:p>2,674391</text:p>
          </table:table-cell>
          <table:table-cell office:value-type="float" office:value="4.470575" calcext:value-type="float">
            <text:p>4,470575</text:p>
          </table:table-cell>
        </table:table-row>
        <table:table-row table:style-name="ro1">
          <table:table-cell office:value-type="float" office:value="0.675867" calcext:value-type="float">
            <text:p>0,675867</text:p>
          </table:table-cell>
          <table:table-cell office:value-type="float" office:value="3.341403" calcext:value-type="float">
            <text:p>3,341403</text:p>
          </table:table-cell>
        </table:table-row>
        <table:table-row table:style-name="ro1">
          <table:table-cell office:value-type="float" office:value="7.047576" calcext:value-type="float">
            <text:p>7,047576</text:p>
          </table:table-cell>
          <table:table-cell office:value-type="float" office:value="5.31021" calcext:value-type="float">
            <text:p>5,31021</text:p>
          </table:table-cell>
        </table:table-row>
        <table:table-row table:style-name="ro1">
          <table:table-cell office:value-type="float" office:value="1.877283" calcext:value-type="float">
            <text:p>1,877283</text:p>
          </table:table-cell>
          <table:table-cell office:value-type="float" office:value="9.840571" calcext:value-type="float">
            <text:p>9,840571</text:p>
          </table:table-cell>
        </table:table-row>
        <table:table-row table:style-name="ro1">
          <table:table-cell office:value-type="float" office:value="1.410886" calcext:value-type="float">
            <text:p>1,410886</text:p>
          </table:table-cell>
          <table:table-cell office:value-type="float" office:value="2.903316" calcext:value-type="float">
            <text:p>2,903316</text:p>
          </table:table-cell>
        </table:table-row>
        <table:table-row table:style-name="ro1">
          <table:table-cell office:value-type="float" office:value="0.917294" calcext:value-type="float">
            <text:p>0,917294</text:p>
          </table:table-cell>
          <table:table-cell office:value-type="float" office:value="3.87456" calcext:value-type="float">
            <text:p>3,87456</text:p>
          </table:table-cell>
        </table:table-row>
        <table:table-row table:style-name="ro1">
          <table:table-cell office:value-type="float" office:value="2.193647" calcext:value-type="float">
            <text:p>2,193647</text:p>
          </table:table-cell>
          <table:table-cell office:value-type="float" office:value="9.229572" calcext:value-type="float">
            <text:p>9,229572</text:p>
          </table:table-cell>
        </table:table-row>
        <table:table-row table:style-name="ro1">
          <table:table-cell office:value-type="float" office:value="2.714489" calcext:value-type="float">
            <text:p>2,714489</text:p>
          </table:table-cell>
          <table:table-cell office:value-type="float" office:value="2.333672" calcext:value-type="float">
            <text:p>2,333672</text:p>
          </table:table-cell>
        </table:table-row>
        <table:table-row table:style-name="ro1">
          <table:table-cell office:value-type="float" office:value="0.93534" calcext:value-type="float">
            <text:p>0,93534</text:p>
          </table:table-cell>
          <table:table-cell office:value-type="float" office:value="2.943339" calcext:value-type="float">
            <text:p>2,943339</text:p>
          </table:table-cell>
        </table:table-row>
        <table:table-row table:style-name="ro1">
          <table:table-cell office:value-type="float" office:value="3.065039" calcext:value-type="float">
            <text:p>3,065039</text:p>
          </table:table-cell>
          <table:table-cell office:value-type="float" office:value="9.516784" calcext:value-type="float">
            <text:p>9,516784</text:p>
          </table:table-cell>
        </table:table-row>
        <table:table-row table:style-name="ro1">
          <table:table-cell office:value-type="float" office:value="6.535126" calcext:value-type="float">
            <text:p>6,535126</text:p>
          </table:table-cell>
          <table:table-cell office:value-type="float" office:value="5.995716" calcext:value-type="float">
            <text:p>5,995716</text:p>
          </table:table-cell>
        </table:table-row>
        <table:table-row table:style-name="ro1">
          <table:table-cell office:value-type="float" office:value="1.496201" calcext:value-type="float">
            <text:p>1,496201</text:p>
          </table:table-cell>
          <table:table-cell office:value-type="float" office:value="8.601708" calcext:value-type="float">
            <text:p>8,601708</text:p>
          </table:table-cell>
        </table:table-row>
        <table:table-row table:style-name="ro1">
          <table:table-cell office:value-type="float" office:value="2.460817" calcext:value-type="float">
            <text:p>2,460817</text:p>
          </table:table-cell>
          <table:table-cell office:value-type="float" office:value="9.526172" calcext:value-type="float">
            <text:p>9,526172</text:p>
          </table:table-cell>
        </table:table-row>
        <table:table-row table:style-name="ro1">
          <table:table-cell office:value-type="float" office:value="6.164576" calcext:value-type="float">
            <text:p>6,164576</text:p>
          </table:table-cell>
          <table:table-cell office:value-type="float" office:value="4.75232" calcext:value-type="float">
            <text:p>4,75232</text:p>
          </table:table-cell>
        </table:table-row>
        <table:table-row table:style-name="ro1">
          <table:table-cell office:value-type="float" office:value="1.78633" calcext:value-type="float">
            <text:p>1,78633</text:p>
          </table:table-cell>
          <table:table-cell office:value-type="float" office:value="9.628461" calcext:value-type="float">
            <text:p>9,628461</text:p>
          </table:table-cell>
        </table:table-row>
        <table:table-row table:style-name="ro1">
          <table:table-cell office:value-type="float" office:value="1.708945" calcext:value-type="float">
            <text:p>1,708945</text:p>
          </table:table-cell>
          <table:table-cell office:value-type="float" office:value="8.752237" calcext:value-type="float">
            <text:p>8,752237</text:p>
          </table:table-cell>
        </table:table-row>
        <table:table-row table:style-name="ro1">
          <table:table-cell office:value-type="float" office:value="2.551763" calcext:value-type="float">
            <text:p>2,551763</text:p>
          </table:table-cell>
          <table:table-cell office:value-type="float" office:value="2.873486" calcext:value-type="float">
            <text:p>2,873486</text:p>
          </table:table-cell>
        </table:table-row>
        <table:table-row table:style-name="ro1">
          <table:table-cell office:value-type="float" office:value="1.689273" calcext:value-type="float">
            <text:p>1,689273</text:p>
          </table:table-cell>
          <table:table-cell office:value-type="float" office:value="4.225361" calcext:value-type="float">
            <text:p>4,225361</text:p>
          </table:table-cell>
        </table:table-row>
        <table:table-row table:style-name="ro1">
          <table:table-cell office:value-type="float" office:value="1.586326" calcext:value-type="float">
            <text:p>1,586326</text:p>
          </table:table-cell>
          <table:table-cell office:value-type="float" office:value="3.162404" calcext:value-type="float">
            <text:p>3,162404</text:p>
          </table:table-cell>
        </table:table-row>
        <table:table-row table:style-name="ro1">
          <table:table-cell office:value-type="float" office:value="1.518497" calcext:value-type="float">
            <text:p>1,518497</text:p>
          </table:table-cell>
          <table:table-cell office:value-type="float" office:value="2.810243" calcext:value-type="float">
            <text:p>2,810243</text:p>
          </table:table-cell>
        </table:table-row>
        <table:table-row table:style-name="ro1">
          <table:table-cell office:value-type="float" office:value="5.989978" calcext:value-type="float">
            <text:p>5,989978</text:p>
          </table:table-cell>
          <table:table-cell office:value-type="float" office:value="6.536458" calcext:value-type="float">
            <text:p>6,536458</text:p>
          </table:table-cell>
        </table:table-row>
        <table:table-row table:style-name="ro1">
          <table:table-cell office:value-type="float" office:value="2.386031" calcext:value-type="float">
            <text:p>2,386031</text:p>
          </table:table-cell>
          <table:table-cell office:value-type="float" office:value="8.342511" calcext:value-type="float">
            <text:p>8,342511</text:p>
          </table:table-cell>
        </table:table-row>
        <table:table-row table:style-name="ro1">
          <table:table-cell office:value-type="float" office:value="1.58368" calcext:value-type="float">
            <text:p>1,58368</text:p>
          </table:table-cell>
          <table:table-cell office:value-type="float" office:value="7.93372" calcext:value-type="float">
            <text:p>7,93372</text:p>
          </table:table-cell>
        </table:table-row>
        <table:table-row table:style-name="ro1">
          <table:table-cell office:value-type="float" office:value="1.862166" calcext:value-type="float">
            <text:p>1,862166</text:p>
          </table:table-cell>
          <table:table-cell office:value-type="float" office:value="9.294768" calcext:value-type="float">
            <text:p>9,294768</text:p>
          </table:table-cell>
        </table:table-row>
        <table:table-row table:style-name="ro1">
          <table:table-cell office:value-type="float" office:value="1.505785" calcext:value-type="float">
            <text:p>1,505785</text:p>
          </table:table-cell>
          <table:table-cell office:value-type="float" office:value="2.527096" calcext:value-type="float">
            <text:p>2,527096</text:p>
          </table:table-cell>
        </table:table-row>
        <table:table-row table:style-name="ro1">
          <table:table-cell office:value-type="float" office:value="7.641285" calcext:value-type="float">
            <text:p>7,641285</text:p>
          </table:table-cell>
          <table:table-cell office:value-type="float" office:value="6.65782" calcext:value-type="float">
            <text:p>6,65782</text:p>
          </table:table-cell>
        </table:table-row>
        <table:table-row table:style-name="ro1">
          <table:table-cell office:value-type="float" office:value="6.71728" calcext:value-type="float">
            <text:p>6,71728</text:p>
          </table:table-cell>
          <table:table-cell office:value-type="float" office:value="6.476832" calcext:value-type="float">
            <text:p>6,476832</text:p>
          </table:table-cell>
        </table:table-row>
        <table:table-row table:style-name="ro1">
          <table:table-cell office:value-type="float" office:value="2.444705" calcext:value-type="float">
            <text:p>2,444705</text:p>
          </table:table-cell>
          <table:table-cell office:value-type="float" office:value="8.305389" calcext:value-type="float">
            <text:p>8,305389</text:p>
          </table:table-cell>
        </table:table-row>
        <table:table-row table:style-name="ro1">
          <table:table-cell office:value-type="float" office:value="7.314484" calcext:value-type="float">
            <text:p>7,314484</text:p>
          </table:table-cell>
          <table:table-cell office:value-type="float" office:value="5.801352" calcext:value-type="float">
            <text:p>5,801352</text:p>
          </table:table-cell>
        </table:table-row>
        <table:table-row table:style-name="ro1">
          <table:table-cell office:value-type="float" office:value="2.312591" calcext:value-type="float">
            <text:p>2,312591</text:p>
          </table:table-cell>
          <table:table-cell office:value-type="float" office:value="3.16731" calcext:value-type="float">
            <text:p>3,16731</text:p>
          </table:table-cell>
        </table:table-row>
        <table:table-row table:style-name="ro1">
          <table:table-cell office:value-type="float" office:value="1.390367" calcext:value-type="float">
            <text:p>1,390367</text:p>
          </table:table-cell>
          <table:table-cell office:value-type="float" office:value="3.214228" calcext:value-type="float">
            <text:p>3,214228</text:p>
          </table:table-cell>
        </table:table-row>
        <table:table-row table:style-name="ro1">
          <table:table-cell office:value-type="float" office:value="1.793718" calcext:value-type="float">
            <text:p>1,793718</text:p>
          </table:table-cell>
          <table:table-cell office:value-type="float" office:value="3.335221" calcext:value-type="float">
            <text:p>3,335221</text:p>
          </table:table-cell>
        </table:table-row>
        <table:table-row table:style-name="ro1">
          <table:table-cell office:value-type="float" office:value="6.882089" calcext:value-type="float">
            <text:p>6,882089</text:p>
          </table:table-cell>
          <table:table-cell office:value-type="float" office:value="6.038023" calcext:value-type="float">
            <text:p>6,038023</text:p>
          </table:table-cell>
        </table:table-row>
        <table:table-row table:style-name="ro1">
          <table:table-cell office:value-type="float" office:value="2.28781" calcext:value-type="float">
            <text:p>2,28781</text:p>
          </table:table-cell>
          <table:table-cell office:value-type="float" office:value="3.758234" calcext:value-type="float">
            <text:p>3,758234</text:p>
          </table:table-cell>
        </table:table-row>
        <table:table-row table:style-name="ro1">
          <table:table-cell office:value-type="float" office:value="1.73054" calcext:value-type="float">
            <text:p>1,73054</text:p>
          </table:table-cell>
          <table:table-cell office:value-type="float" office:value="10.124311" calcext:value-type="float">
            <text:p>10,124311</text:p>
          </table:table-cell>
        </table:table-row>
        <table:table-row table:style-name="ro1">
          <table:table-cell office:value-type="float" office:value="2.205345" calcext:value-type="float">
            <text:p>2,205345</text:p>
          </table:table-cell>
          <table:table-cell office:value-type="float" office:value="2.233241" calcext:value-type="float">
            <text:p>2,233241</text:p>
          </table:table-cell>
        </table:table-row>
        <table:table-row table:style-name="ro1">
          <table:table-cell office:value-type="float" office:value="2.127959" calcext:value-type="float">
            <text:p>2,127959</text:p>
          </table:table-cell>
          <table:table-cell office:value-type="float" office:value="8.289308" calcext:value-type="float">
            <text:p>8,289308</text:p>
          </table:table-cell>
        </table:table-row>
        <table:table-row table:style-name="ro1">
          <table:table-cell office:value-type="float" office:value="1.190006" calcext:value-type="float">
            <text:p>1,190006</text:p>
          </table:table-cell>
          <table:table-cell office:value-type="float" office:value="3.177435" calcext:value-type="float">
            <text:p>3,177435</text:p>
          </table:table-cell>
        </table:table-row>
        <table:table-row table:style-name="ro1">
          <table:table-cell office:value-type="float" office:value="5.649261" calcext:value-type="float">
            <text:p>5,649261</text:p>
          </table:table-cell>
          <table:table-cell office:value-type="float" office:value="5.075042" calcext:value-type="float">
            <text:p>5,075042</text:p>
          </table:table-cell>
        </table:table-row>
        <table:table-row table:style-name="ro1">
          <table:table-cell office:value-type="float" office:value="2.125893" calcext:value-type="float">
            <text:p>2,125893</text:p>
          </table:table-cell>
          <table:table-cell office:value-type="float" office:value="3.860557" calcext:value-type="float">
            <text:p>3,860557</text:p>
          </table:table-cell>
        </table:table-row>
        <table:table-row table:style-name="ro1">
          <table:table-cell office:value-type="float" office:value="1.647186" calcext:value-type="float">
            <text:p>1,647186</text:p>
          </table:table-cell>
          <table:table-cell office:value-type="float" office:value="8.541826" calcext:value-type="float">
            <text:p>8,541826</text:p>
          </table:table-cell>
        </table:table-row>
        <table:table-row table:style-name="ro1">
          <table:table-cell office:value-type="float" office:value="1.470489" calcext:value-type="float">
            <text:p>1,470489</text:p>
          </table:table-cell>
          <table:table-cell office:value-type="float" office:value="2.774167" calcext:value-type="float">
            <text:p>2,774167</text:p>
          </table:table-cell>
        </table:table-row>
        <table:table-row table:style-name="ro1">
          <table:table-cell office:value-type="float" office:value="1.816176" calcext:value-type="float">
            <text:p>1,816176</text:p>
          </table:table-cell>
          <table:table-cell office:value-type="float" office:value="3.080427" calcext:value-type="float">
            <text:p>3,080427</text:p>
          </table:table-cell>
        </table:table-row>
        <table:table-row table:style-name="ro1">
          <table:table-cell office:value-type="float" office:value="7.666717" calcext:value-type="float">
            <text:p>7,666717</text:p>
          </table:table-cell>
          <table:table-cell office:value-type="float" office:value="5.819772" calcext:value-type="float">
            <text:p>5,819772</text:p>
          </table:table-cell>
        </table:table-row>
        <table:table-row table:style-name="ro1">
          <table:table-cell office:value-type="float" office:value="6.819987" calcext:value-type="float">
            <text:p>6,819987</text:p>
          </table:table-cell>
          <table:table-cell office:value-type="float" office:value="6.015218" calcext:value-type="float">
            <text:p>6,015218</text:p>
          </table:table-cell>
        </table:table-row>
        <table:table-row table:style-name="ro1">
          <table:table-cell office:value-type="float" office:value="1.557336" calcext:value-type="float">
            <text:p>1,557336</text:p>
          </table:table-cell>
          <table:table-cell office:value-type="float" office:value="3.025035" calcext:value-type="float">
            <text:p>3,025035</text:p>
          </table:table-cell>
        </table:table-row>
        <table:table-row table:style-name="ro1">
          <table:table-cell office:value-type="float" office:value="2.245236" calcext:value-type="float">
            <text:p>2,245236</text:p>
          </table:table-cell>
          <table:table-cell office:value-type="float" office:value="9.054391" calcext:value-type="float">
            <text:p>9,054391</text:p>
          </table:table-cell>
        </table:table-row>
        <table:table-row table:style-name="ro1">
          <table:table-cell office:value-type="float" office:value="2.597056" calcext:value-type="float">
            <text:p>2,597056</text:p>
          </table:table-cell>
          <table:table-cell office:value-type="float" office:value="9.346621" calcext:value-type="float">
            <text:p>9,346621</text:p>
          </table:table-cell>
        </table:table-row>
        <table:table-row table:style-name="ro1">
          <table:table-cell office:value-type="float" office:value="3.067552" calcext:value-type="float">
            <text:p>3,067552</text:p>
          </table:table-cell>
          <table:table-cell office:value-type="float" office:value="9.484028" calcext:value-type="float">
            <text:p>9,484028</text:p>
          </table:table-cell>
        </table:table-row>
        <table:table-row table:style-name="ro1">
          <table:table-cell office:value-type="float" office:value="1.487124" calcext:value-type="float">
            <text:p>1,487124</text:p>
          </table:table-cell>
          <table:table-cell office:value-type="float" office:value="2.920768" calcext:value-type="float">
            <text:p>2,920768</text:p>
          </table:table-cell>
        </table:table-row>
        <table:table-row table:style-name="ro1">
          <table:table-cell office:value-type="float" office:value="1.730138" calcext:value-type="float">
            <text:p>1,730138</text:p>
          </table:table-cell>
          <table:table-cell office:value-type="float" office:value="9.58603" calcext:value-type="float">
            <text:p>9,58603</text:p>
          </table:table-cell>
        </table:table-row>
        <table:table-row table:style-name="ro1">
          <table:table-cell office:value-type="float" office:value="2.615654" calcext:value-type="float">
            <text:p>2,615654</text:p>
          </table:table-cell>
          <table:table-cell office:value-type="float" office:value="3.558075" calcext:value-type="float">
            <text:p>3,558075</text:p>
          </table:table-cell>
        </table:table-row>
        <table:table-row table:style-name="ro1">
          <table:table-cell office:value-type="float" office:value="2.822683" calcext:value-type="float">
            <text:p>2,822683</text:p>
          </table:table-cell>
          <table:table-cell office:value-type="float" office:value="9.299901" calcext:value-type="float">
            <text:p>9,299901</text:p>
          </table:table-cell>
        </table:table-row>
        <table:table-row table:style-name="ro1">
          <table:table-cell office:value-type="float" office:value="1.217466" calcext:value-type="float">
            <text:p>1,217466</text:p>
          </table:table-cell>
          <table:table-cell office:value-type="float" office:value="9.29283" calcext:value-type="float">
            <text:p>9,29283</text:p>
          </table:table-cell>
        </table:table-row>
        <table:table-row table:style-name="ro1">
          <table:table-cell office:value-type="float" office:value="6.523707" calcext:value-type="float">
            <text:p>6,523707</text:p>
          </table:table-cell>
          <table:table-cell office:value-type="float" office:value="5.280295" calcext:value-type="float">
            <text:p>5,280295</text:p>
          </table:table-cell>
        </table:table-row>
        <table:table-row table:style-name="ro1">
          <table:table-cell office:value-type="float" office:value="7.956723" calcext:value-type="float">
            <text:p>7,956723</text:p>
          </table:table-cell>
          <table:table-cell office:value-type="float" office:value="5.847407" calcext:value-type="float">
            <text:p>5,847407</text:p>
          </table:table-cell>
        </table:table-row>
        <table:table-row table:style-name="ro1">
          <table:table-cell office:value-type="float" office:value="1.844337" calcext:value-type="float">
            <text:p>1,844337</text:p>
          </table:table-cell>
          <table:table-cell office:value-type="float" office:value="3.14339" calcext:value-type="float">
            <text:p>3,14339</text:p>
          </table:table-cell>
        </table:table-row>
        <table:table-row table:style-name="ro1">
          <table:table-cell office:value-type="float" office:value="1.808373" calcext:value-type="float">
            <text:p>1,808373</text:p>
          </table:table-cell>
          <table:table-cell office:value-type="float" office:value="8.859045" calcext:value-type="float">
            <text:p>8,859045</text:p>
          </table:table-cell>
        </table:table-row>
        <table:table-row table:style-name="ro1">
          <table:table-cell office:value-type="float" office:value="7.212201" calcext:value-type="float">
            <text:p>7,212201</text:p>
          </table:table-cell>
          <table:table-cell office:value-type="float" office:value="5.639348" calcext:value-type="float">
            <text:p>5,639348</text:p>
          </table:table-cell>
        </table:table-row>
        <table:table-row table:style-name="ro1">
          <table:table-cell office:value-type="float" office:value="2.205928" calcext:value-type="float">
            <text:p>2,205928</text:p>
          </table:table-cell>
          <table:table-cell office:value-type="float" office:value="8.654575" calcext:value-type="float">
            <text:p>8,654575</text:p>
          </table:table-cell>
        </table:table-row>
        <table:table-row table:style-name="ro1">
          <table:table-cell office:value-type="float" office:value="6.49856" calcext:value-type="float">
            <text:p>6,49856</text:p>
          </table:table-cell>
          <table:table-cell office:value-type="float" office:value="5.728852" calcext:value-type="float">
            <text:p>5,728852</text:p>
          </table:table-cell>
        </table:table-row>
        <table:table-row table:style-name="ro1">
          <table:table-cell office:value-type="float" office:value="6.584567" calcext:value-type="float">
            <text:p>6,584567</text:p>
          </table:table-cell>
          <table:table-cell office:value-type="float" office:value="6.689106" calcext:value-type="float">
            <text:p>6,689106</text:p>
          </table:table-cell>
        </table:table-row>
        <table:table-row table:style-name="ro1">
          <table:table-cell office:value-type="float" office:value="2.252533" calcext:value-type="float">
            <text:p>2,252533</text:p>
          </table:table-cell>
          <table:table-cell office:value-type="float" office:value="3.240102" calcext:value-type="float">
            <text:p>3,240102</text:p>
          </table:table-cell>
        </table:table-row>
        <table:table-row table:style-name="ro1">
          <table:table-cell office:value-type="float" office:value="1.756943" calcext:value-type="float">
            <text:p>1,756943</text:p>
          </table:table-cell>
          <table:table-cell office:value-type="float" office:value="8.677726" calcext:value-type="float">
            <text:p>8,677726</text:p>
          </table:table-cell>
        </table:table-row>
        <table:table-row table:style-name="ro1">
          <table:table-cell office:value-type="float" office:value="6.302077" calcext:value-type="float">
            <text:p>6,302077</text:p>
          </table:table-cell>
          <table:table-cell office:value-type="float" office:value="5.979794" calcext:value-type="float">
            <text:p>5,979794</text:p>
          </table:table-cell>
        </table:table-row>
        <table:table-row table:style-name="ro1">
          <table:table-cell office:value-type="float" office:value="6.04927" calcext:value-type="float">
            <text:p>6,04927</text:p>
          </table:table-cell>
          <table:table-cell office:value-type="float" office:value="5.611497" calcext:value-type="float">
            <text:p>5,611497</text:p>
          </table:table-cell>
        </table:table-row>
        <table:table-row table:style-name="ro1">
          <table:table-cell office:value-type="float" office:value="1.6988" calcext:value-type="float">
            <text:p>1,6988</text:p>
          </table:table-cell>
          <table:table-cell office:value-type="float" office:value="9.242756" calcext:value-type="float">
            <text:p>9,242756</text:p>
          </table:table-cell>
        </table:table-row>
        <table:table-row table:style-name="ro1">
          <table:table-cell office:value-type="float" office:value="2.071202" calcext:value-type="float">
            <text:p>2,071202</text:p>
          </table:table-cell>
          <table:table-cell office:value-type="float" office:value="10.037057" calcext:value-type="float">
            <text:p>10,037057</text:p>
          </table:table-cell>
        </table:table-row>
        <table:table-row table:style-name="ro1">
          <table:table-cell office:value-type="float" office:value="2.132519" calcext:value-type="float">
            <text:p>2,132519</text:p>
          </table:table-cell>
          <table:table-cell office:value-type="float" office:value="2.055278" calcext:value-type="float">
            <text:p>2,055278</text:p>
          </table:table-cell>
        </table:table-row>
        <table:table-row table:style-name="ro1">
          <table:table-cell office:value-type="float" office:value="6.643838" calcext:value-type="float">
            <text:p>6,643838</text:p>
          </table:table-cell>
          <table:table-cell office:value-type="float" office:value="4.815667" calcext:value-type="float">
            <text:p>4,815667</text:p>
          </table:table-cell>
        </table:table-row>
        <table:table-row table:style-name="ro1">
          <table:table-cell office:value-type="float" office:value="6.302743" calcext:value-type="float">
            <text:p>6,302743</text:p>
          </table:table-cell>
          <table:table-cell office:value-type="float" office:value="4.694111" calcext:value-type="float">
            <text:p>4,694111</text:p>
          </table:table-cell>
        </table:table-row>
        <table:table-row table:style-name="ro1">
          <table:table-cell office:value-type="float" office:value="6.625204" calcext:value-type="float">
            <text:p>6,625204</text:p>
          </table:table-cell>
          <table:table-cell office:value-type="float" office:value="6.436603" calcext:value-type="float">
            <text:p>6,436603</text:p>
          </table:table-cell>
        </table:table-row>
        <table:table-row table:style-name="ro1">
          <table:table-cell office:value-type="float" office:value="2.860454" calcext:value-type="float">
            <text:p>2,860454</text:p>
          </table:table-cell>
          <table:table-cell office:value-type="float" office:value="8.928406" calcext:value-type="float">
            <text:p>8,928406</text:p>
          </table:table-cell>
        </table:table-row>
        <table:table-row table:style-name="ro1">
          <table:table-cell office:value-type="float" office:value="1.601142" calcext:value-type="float">
            <text:p>1,601142</text:p>
          </table:table-cell>
          <table:table-cell office:value-type="float" office:value="10.277387" calcext:value-type="float">
            <text:p>10,277387</text:p>
          </table:table-cell>
        </table:table-row>
        <table:table-row table:style-name="ro1">
          <table:table-cell office:value-type="float" office:value="6.344766" calcext:value-type="float">
            <text:p>6,344766</text:p>
          </table:table-cell>
          <table:table-cell office:value-type="float" office:value="7.247749" calcext:value-type="float">
            <text:p>7,247749</text:p>
          </table:table-cell>
        </table:table-row>
        <table:table-row table:style-name="ro1">
          <table:table-cell office:value-type="float" office:value="7.644453" calcext:value-type="float">
            <text:p>7,644453</text:p>
          </table:table-cell>
          <table:table-cell office:value-type="float" office:value="5.663374" calcext:value-type="float">
            <text:p>5,663374</text:p>
          </table:table-cell>
        </table:table-row>
        <table:table-row table:style-name="ro1">
          <table:table-cell office:value-type="float" office:value="1.343544" calcext:value-type="float">
            <text:p>1,343544</text:p>
          </table:table-cell>
          <table:table-cell office:value-type="float" office:value="9.127336" calcext:value-type="float">
            <text:p>9,127336</text:p>
          </table:table-cell>
        </table:table-row>
        <table:table-row table:style-name="ro1">
          <table:table-cell office:value-type="float" office:value="2.821807" calcext:value-type="float">
            <text:p>2,821807</text:p>
          </table:table-cell>
          <table:table-cell office:value-type="float" office:value="8.537102" calcext:value-type="float">
            <text:p>8,537102</text:p>
          </table:table-cell>
        </table:table-row>
        <table:table-row table:style-name="ro1">
          <table:table-cell office:value-type="float" office:value="1.102057" calcext:value-type="float">
            <text:p>1,102057</text:p>
          </table:table-cell>
          <table:table-cell office:value-type="float" office:value="8.86948" calcext:value-type="float">
            <text:p>8,86948</text:p>
          </table:table-cell>
        </table:table-row>
        <table:table-row table:style-name="ro1">
          <table:table-cell office:value-type="float" office:value="1.534225" calcext:value-type="float">
            <text:p>1,534225</text:p>
          </table:table-cell>
          <table:table-cell office:value-type="float" office:value="8.648571" calcext:value-type="float">
            <text:p>8,648571</text:p>
          </table:table-cell>
        </table:table-row>
        <table:table-row table:style-name="ro1">
          <table:table-cell office:value-type="float" office:value="2.811323" calcext:value-type="float">
            <text:p>2,811323</text:p>
          </table:table-cell>
          <table:table-cell office:value-type="float" office:value="8.710437" calcext:value-type="float">
            <text:p>8,710437</text:p>
          </table:table-cell>
        </table:table-row>
        <table:table-row table:style-name="ro1">
          <table:table-cell office:value-type="float" office:value="2.442687" calcext:value-type="float">
            <text:p>2,442687</text:p>
          </table:table-cell>
          <table:table-cell office:value-type="float" office:value="9.113174" calcext:value-type="float">
            <text:p>9,113174</text:p>
          </table:table-cell>
        </table:table-row>
        <table:table-row table:style-name="ro1">
          <table:table-cell office:value-type="float" office:value="1.312026" calcext:value-type="float">
            <text:p>1,312026</text:p>
          </table:table-cell>
          <table:table-cell office:value-type="float" office:value="3.374347" calcext:value-type="float">
            <text:p>3,374347</text:p>
          </table:table-cell>
        </table:table-row>
        <table:table-row table:style-name="ro1">
          <table:table-cell office:value-type="float" office:value="0.637971" calcext:value-type="float">
            <text:p>0,637971</text:p>
          </table:table-cell>
          <table:table-cell office:value-type="float" office:value="8.709681" calcext:value-type="float">
            <text:p>8,709681</text:p>
          </table:table-cell>
        </table:table-row>
        <table:table-row table:style-name="ro1">
          <table:table-cell office:value-type="float" office:value="2.484061" calcext:value-type="float">
            <text:p>2,484061</text:p>
          </table:table-cell>
          <table:table-cell office:value-type="float" office:value="9.218147" calcext:value-type="float">
            <text:p>9,218147</text:p>
          </table:table-cell>
        </table:table-row>
        <table:table-row table:style-name="ro1">
          <table:table-cell office:value-type="float" office:value="1.887275" calcext:value-type="float">
            <text:p>1,887275</text:p>
          </table:table-cell>
          <table:table-cell office:value-type="float" office:value="8.687043" calcext:value-type="float">
            <text:p>8,687043</text:p>
          </table:table-cell>
        </table:table-row>
        <table:table-row table:style-name="ro1">
          <table:table-cell office:value-type="float" office:value="2.268382" calcext:value-type="float">
            <text:p>2,268382</text:p>
          </table:table-cell>
          <table:table-cell office:value-type="float" office:value="9.390688" calcext:value-type="float">
            <text:p>9,390688</text:p>
          </table:table-cell>
        </table:table-row>
        <table:table-row table:style-name="ro1">
          <table:table-cell office:value-type="float" office:value="6.411187" calcext:value-type="float">
            <text:p>6,411187</text:p>
          </table:table-cell>
          <table:table-cell office:value-type="float" office:value="6.821756" calcext:value-type="float">
            <text:p>6,821756</text:p>
          </table:table-cell>
        </table:table-row>
        <table:table-row table:style-name="ro1">
          <table:table-cell office:value-type="float" office:value="1.914853" calcext:value-type="float">
            <text:p>1,914853</text:p>
          </table:table-cell>
          <table:table-cell office:value-type="float" office:value="10.03803" calcext:value-type="float">
            <text:p>10,03803</text:p>
          </table:table-cell>
        </table:table-row>
        <table:table-row table:style-name="ro1">
          <table:table-cell office:value-type="float" office:value="2.234902" calcext:value-type="float">
            <text:p>2,234902</text:p>
          </table:table-cell>
          <table:table-cell office:value-type="float" office:value="2.754105" calcext:value-type="float">
            <text:p>2,754105</text:p>
          </table:table-cell>
        </table:table-row>
        <table:table-row table:style-name="ro1">
          <table:table-cell office:value-type="float" office:value="2.410788" calcext:value-type="float">
            <text:p>2,410788</text:p>
          </table:table-cell>
          <table:table-cell office:value-type="float" office:value="4.757041" calcext:value-type="float">
            <text:p>4,757041</text:p>
          </table:table-cell>
        </table:table-row>
        <table:table-row table:style-name="ro1">
          <table:table-cell office:value-type="float" office:value="6.710819" calcext:value-type="float">
            <text:p>6,710819</text:p>
          </table:table-cell>
          <table:table-cell office:value-type="float" office:value="6.912695" calcext:value-type="float">
            <text:p>6,912695</text:p>
          </table:table-cell>
        </table:table-row>
        <table:table-row table:style-name="ro1">
          <table:table-cell office:value-type="float" office:value="2.558754" calcext:value-type="float">
            <text:p>2,558754</text:p>
          </table:table-cell>
          <table:table-cell office:value-type="float" office:value="3.295549" calcext:value-type="float">
            <text:p>3,295549</text:p>
          </table:table-cell>
        </table:table-row>
        <table:table-row table:style-name="ro1">
          <table:table-cell office:value-type="float" office:value="2.769997" calcext:value-type="float">
            <text:p>2,769997</text:p>
          </table:table-cell>
          <table:table-cell office:value-type="float" office:value="2.785617" calcext:value-type="float">
            <text:p>2,785617</text:p>
          </table:table-cell>
        </table:table-row>
        <table:table-row table:style-name="ro1">
          <table:table-cell office:value-type="float" office:value="1.445131" calcext:value-type="float">
            <text:p>1,445131</text:p>
          </table:table-cell>
          <table:table-cell office:value-type="float" office:value="3.651092" calcext:value-type="float">
            <text:p>3,651092</text:p>
          </table:table-cell>
        </table:table-row>
        <table:table-row table:style-name="ro1">
          <table:table-cell office:value-type="float" office:value="1.377415" calcext:value-type="float">
            <text:p>1,377415</text:p>
          </table:table-cell>
          <table:table-cell office:value-type="float" office:value="3.942459" calcext:value-type="float">
            <text:p>3,942459</text:p>
          </table:table-cell>
        </table:table-row>
        <table:table-row table:style-name="ro1">
          <table:table-cell office:value-type="float" office:value="1.209701" calcext:value-type="float">
            <text:p>1,209701</text:p>
          </table:table-cell>
          <table:table-cell office:value-type="float" office:value="8.957902" calcext:value-type="float">
            <text:p>8,957902</text:p>
          </table:table-cell>
        </table:table-row>
        <table:table-row table:style-name="ro1">
          <table:table-cell office:value-type="float" office:value="2.041776" calcext:value-type="float">
            <text:p>2,041776</text:p>
          </table:table-cell>
          <table:table-cell office:value-type="float" office:value="4.78369" calcext:value-type="float">
            <text:p>4,78369</text:p>
          </table:table-cell>
        </table:table-row>
        <table:table-row table:style-name="ro1">
          <table:table-cell office:value-type="float" office:value="7.307093" calcext:value-type="float">
            <text:p>7,307093</text:p>
          </table:table-cell>
          <table:table-cell office:value-type="float" office:value="6.969079" calcext:value-type="float">
            <text:p>6,969079</text:p>
          </table:table-cell>
        </table:table-row>
        <table:table-row table:style-name="ro1">
          <table:table-cell office:value-type="float" office:value="1.957096" calcext:value-type="float">
            <text:p>1,957096</text:p>
          </table:table-cell>
          <table:table-cell office:value-type="float" office:value="3.707629" calcext:value-type="float">
            <text:p>3,707629</text:p>
          </table:table-cell>
        </table:table-row>
        <table:table-row table:style-name="ro1">
          <table:table-cell office:value-type="float" office:value="1.912435" calcext:value-type="float">
            <text:p>1,912435</text:p>
          </table:table-cell>
          <table:table-cell office:value-type="float" office:value="4.249254" calcext:value-type="float">
            <text:p>4,249254</text:p>
          </table:table-cell>
        </table:table-row>
        <table:table-row table:style-name="ro1">
          <table:table-cell office:value-type="float" office:value="1.941778" calcext:value-type="float">
            <text:p>1,941778</text:p>
          </table:table-cell>
          <table:table-cell office:value-type="float" office:value="9.129141" calcext:value-type="float">
            <text:p>9,129141</text:p>
          </table:table-cell>
        </table:table-row>
        <table:table-row table:style-name="ro1">
          <table:table-cell office:value-type="float" office:value="7.119177" calcext:value-type="float">
            <text:p>7,119177</text:p>
          </table:table-cell>
          <table:table-cell office:value-type="float" office:value="6.362173" calcext:value-type="float">
            <text:p>6,362173</text:p>
          </table:table-cell>
        </table:table-row>
        <table:table-row table:style-name="ro1">
          <table:table-cell office:value-type="float" office:value="7.350203" calcext:value-type="float">
            <text:p>7,350203</text:p>
          </table:table-cell>
          <table:table-cell office:value-type="float" office:value="5.817854" calcext:value-type="float">
            <text:p>5,817854</text:p>
          </table:table-cell>
        </table:table-row>
        <table:table-row table:style-name="ro1">
          <table:table-cell office:value-type="float" office:value="2.10204" calcext:value-type="float">
            <text:p>2,10204</text:p>
          </table:table-cell>
          <table:table-cell office:value-type="float" office:value="4.42415" calcext:value-type="float">
            <text:p>4,42415</text:p>
          </table:table-cell>
        </table:table-row>
        <table:table-row table:style-name="ro1">
          <table:table-cell office:value-type="float" office:value="1.412642" calcext:value-type="float">
            <text:p>1,412642</text:p>
          </table:table-cell>
          <table:table-cell office:value-type="float" office:value="8.26808" calcext:value-type="float">
            <text:p>8,26808</text:p>
          </table:table-cell>
        </table:table-row>
        <table:table-row table:style-name="ro1">
          <table:table-cell office:value-type="float" office:value="2.532517" calcext:value-type="float">
            <text:p>2,532517</text:p>
          </table:table-cell>
          <table:table-cell office:value-type="float" office:value="4.099715" calcext:value-type="float">
            <text:p>4,099715</text:p>
          </table:table-cell>
        </table:table-row>
        <table:table-row table:style-name="ro1">
          <table:table-cell office:value-type="float" office:value="1.767012" calcext:value-type="float">
            <text:p>1,767012</text:p>
          </table:table-cell>
          <table:table-cell office:value-type="float" office:value="2.701963" calcext:value-type="float">
            <text:p>2,701963</text:p>
          </table:table-cell>
        </table:table-row>
        <table:table-row table:style-name="ro1">
          <table:table-cell office:value-type="float" office:value="2.173925" calcext:value-type="float">
            <text:p>2,173925</text:p>
          </table:table-cell>
          <table:table-cell office:value-type="float" office:value="3.75383" calcext:value-type="float">
            <text:p>3,75383</text:p>
          </table:table-cell>
        </table:table-row>
        <table:table-row table:style-name="ro1">
          <table:table-cell office:value-type="float" office:value="2.982612" calcext:value-type="float">
            <text:p>2,982612</text:p>
          </table:table-cell>
          <table:table-cell office:value-type="float" office:value="3.801922" calcext:value-type="float">
            <text:p>3,801922</text:p>
          </table:table-cell>
        </table:table-row>
        <table:table-row table:style-name="ro1">
          <table:table-cell office:value-type="float" office:value="2.478344" calcext:value-type="float">
            <text:p>2,478344</text:p>
          </table:table-cell>
          <table:table-cell office:value-type="float" office:value="8.358003" calcext:value-type="float">
            <text:p>8,358003</text:p>
          </table:table-cell>
        </table:table-row>
        <table:table-row table:style-name="ro1">
          <table:table-cell office:value-type="float" office:value="1.955925" calcext:value-type="float">
            <text:p>1,955925</text:p>
          </table:table-cell>
          <table:table-cell office:value-type="float" office:value="9.407858" calcext:value-type="float">
            <text:p>9,407858</text:p>
          </table:table-cell>
        </table:table-row>
        <table:table-row table:style-name="ro1">
          <table:table-cell office:value-type="float" office:value="1.596699" calcext:value-type="float">
            <text:p>1,596699</text:p>
          </table:table-cell>
          <table:table-cell office:value-type="float" office:value="8.655998" calcext:value-type="float">
            <text:p>8,655998</text:p>
          </table:table-cell>
        </table:table-row>
        <table:table-row table:style-name="ro1">
          <table:table-cell office:value-type="float" office:value="6.653161" calcext:value-type="float">
            <text:p>6,653161</text:p>
          </table:table-cell>
          <table:table-cell office:value-type="float" office:value="5.026008" calcext:value-type="float">
            <text:p>5,026008</text:p>
          </table:table-cell>
        </table:table-row>
        <table:table-row table:style-name="ro1">
          <table:table-cell office:value-type="float" office:value="2.55145" calcext:value-type="float">
            <text:p>2,55145</text:p>
          </table:table-cell>
          <table:table-cell office:value-type="float" office:value="4.401019" calcext:value-type="float">
            <text:p>4,401019</text:p>
          </table:table-cell>
        </table:table-row>
        <table:table-row table:style-name="ro1">
          <table:table-cell office:value-type="float" office:value="0.806501" calcext:value-type="float">
            <text:p>0,806501</text:p>
          </table:table-cell>
          <table:table-cell office:value-type="float" office:value="7.985806" calcext:value-type="float">
            <text:p>7,985806</text:p>
          </table:table-cell>
        </table:table-row>
        <table:table-row table:style-name="ro1">
          <table:table-cell office:value-type="float" office:value="7.53729" calcext:value-type="float">
            <text:p>7,53729</text:p>
          </table:table-cell>
          <table:table-cell office:value-type="float" office:value="6.540271" calcext:value-type="float">
            <text:p>6,540271</text:p>
          </table:table-cell>
        </table:table-row>
        <table:table-row table:style-name="ro1">
          <table:table-cell office:value-type="float" office:value="1.739557" calcext:value-type="float">
            <text:p>1,739557</text:p>
          </table:table-cell>
          <table:table-cell office:value-type="float" office:value="2.555024" calcext:value-type="float">
            <text:p>2,555024</text:p>
          </table:table-cell>
        </table:table-row>
        <table:table-row table:style-name="ro1">
          <table:table-cell office:value-type="float" office:value="6.385334" calcext:value-type="float">
            <text:p>6,385334</text:p>
          </table:table-cell>
          <table:table-cell office:value-type="float" office:value="7.285587" calcext:value-type="float">
            <text:p>7,285587</text:p>
          </table:table-cell>
        </table:table-row>
        <table:table-row table:style-name="ro1">
          <table:table-cell office:value-type="float" office:value="0.741317" calcext:value-type="float">
            <text:p>0,741317</text:p>
          </table:table-cell>
          <table:table-cell office:value-type="float" office:value="9.315576" calcext:value-type="float">
            <text:p>9,315576</text:p>
          </table:table-cell>
        </table:table-row>
        <table:table-row table:style-name="ro1">
          <table:table-cell office:value-type="float" office:value="1.644766" calcext:value-type="float">
            <text:p>1,644766</text:p>
          </table:table-cell>
          <table:table-cell office:value-type="float" office:value="3.99585" calcext:value-type="float">
            <text:p>3,99585</text:p>
          </table:table-cell>
        </table:table-row>
        <table:table-row table:style-name="ro1">
          <table:table-cell office:value-type="float" office:value="6.30837" calcext:value-type="float">
            <text:p>6,30837</text:p>
          </table:table-cell>
          <table:table-cell office:value-type="float" office:value="5.850263" calcext:value-type="float">
            <text:p>5,850263</text:p>
          </table:table-cell>
        </table:table-row>
        <table:table-row table:style-name="ro1">
          <table:table-cell office:value-type="float" office:value="2.90016" calcext:value-type="float">
            <text:p>2,90016</text:p>
          </table:table-cell>
          <table:table-cell office:value-type="float" office:value="2.469748" calcext:value-type="float">
            <text:p>2,469748</text:p>
          </table:table-cell>
        </table:table-row>
        <table:table-row table:style-name="ro1">
          <table:table-cell office:value-type="float" office:value="1.295318" calcext:value-type="float">
            <text:p>1,295318</text:p>
          </table:table-cell>
          <table:table-cell office:value-type="float" office:value="9.201287" calcext:value-type="float">
            <text:p>9,201287</text:p>
          </table:table-cell>
        </table:table-row>
        <table:table-row table:style-name="ro1">
          <table:table-cell office:value-type="float" office:value="6.744719" calcext:value-type="float">
            <text:p>6,744719</text:p>
          </table:table-cell>
          <table:table-cell office:value-type="float" office:value="6.007547" calcext:value-type="float">
            <text:p>6,007547</text:p>
          </table:table-cell>
        </table:table-row>
        <table:table-row table:style-name="ro1">
          <table:table-cell office:value-type="float" office:value="2.149456" calcext:value-type="float">
            <text:p>2,149456</text:p>
          </table:table-cell>
          <table:table-cell office:value-type="float" office:value="4.455715" calcext:value-type="float">
            <text:p>4,455715</text:p>
          </table:table-cell>
        </table:table-row>
        <table:table-row table:style-name="ro1">
          <table:table-cell office:value-type="float" office:value="0.928566" calcext:value-type="float">
            <text:p>0,928566</text:p>
          </table:table-cell>
          <table:table-cell office:value-type="float" office:value="2.701499" calcext:value-type="float">
            <text:p>2,701499</text:p>
          </table:table-cell>
        </table:table-row>
        <table:table-row table:style-name="ro1">
          <table:table-cell office:value-type="float" office:value="1.285543" calcext:value-type="float">
            <text:p>1,285543</text:p>
          </table:table-cell>
          <table:table-cell office:value-type="float" office:value="3.302464" calcext:value-type="float">
            <text:p>3,302464</text:p>
          </table:table-cell>
        </table:table-row>
        <table:table-row table:style-name="ro1">
          <table:table-cell office:value-type="float" office:value="6.166257" calcext:value-type="float">
            <text:p>6,166257</text:p>
          </table:table-cell>
          <table:table-cell office:value-type="float" office:value="6.336848" calcext:value-type="float">
            <text:p>6,336848</text:p>
          </table:table-cell>
        </table:table-row>
        <table:table-row table:style-name="ro1">
          <table:table-cell office:value-type="float" office:value="3.09354" calcext:value-type="float">
            <text:p>3,09354</text:p>
          </table:table-cell>
          <table:table-cell office:value-type="float" office:value="4.50482" calcext:value-type="float">
            <text:p>4,50482</text:p>
          </table:table-cell>
        </table:table-row>
        <table:table-row table:style-name="ro1">
          <table:table-cell office:value-type="float" office:value="2.130579" calcext:value-type="float">
            <text:p>2,130579</text:p>
          </table:table-cell>
          <table:table-cell office:value-type="float" office:value="9.442183" calcext:value-type="float">
            <text:p>9,442183</text:p>
          </table:table-cell>
        </table:table-row>
        <table:table-row table:style-name="ro1">
          <table:table-cell office:value-type="float" office:value="7.203914" calcext:value-type="float">
            <text:p>7,203914</text:p>
          </table:table-cell>
          <table:table-cell office:value-type="float" office:value="6.469564" calcext:value-type="float">
            <text:p>6,469564</text:p>
          </table:table-cell>
        </table:table-row>
        <table:table-row table:style-name="ro1">
          <table:table-cell office:value-type="float" office:value="2.79373" calcext:value-type="float">
            <text:p>2,79373</text:p>
          </table:table-cell>
          <table:table-cell office:value-type="float" office:value="9.277326" calcext:value-type="float">
            <text:p>9,277326</text:p>
          </table:table-cell>
        </table:table-row>
        <table:table-row table:style-name="ro1">
          <table:table-cell office:value-type="float" office:value="1.965866" calcext:value-type="float">
            <text:p>1,965866</text:p>
          </table:table-cell>
          <table:table-cell office:value-type="float" office:value="9.377775" calcext:value-type="float">
            <text:p>9,377775</text:p>
          </table:table-cell>
        </table:table-row>
        <table:table-row table:style-name="ro1">
          <table:table-cell office:value-type="float" office:value="0.641188" calcext:value-type="float">
            <text:p>0,641188</text:p>
          </table:table-cell>
          <table:table-cell office:value-type="float" office:value="9.697085" calcext:value-type="float">
            <text:p>9,697085</text:p>
          </table:table-cell>
        </table:table-row>
        <table:table-row table:style-name="ro1">
          <table:table-cell office:value-type="float" office:value="2.583506" calcext:value-type="float">
            <text:p>2,583506</text:p>
          </table:table-cell>
          <table:table-cell office:value-type="float" office:value="2.64083" calcext:value-type="float">
            <text:p>2,64083</text:p>
          </table:table-cell>
        </table:table-row>
        <table:table-row table:style-name="ro1">
          <table:table-cell office:value-type="float" office:value="2.326028" calcext:value-type="float">
            <text:p>2,326028</text:p>
          </table:table-cell>
          <table:table-cell office:value-type="float" office:value="9.877476" calcext:value-type="float">
            <text:p>9,877476</text:p>
          </table:table-cell>
        </table:table-row>
        <table:table-row table:style-name="ro1">
          <table:table-cell office:value-type="float" office:value="7.361636" calcext:value-type="float">
            <text:p>7,361636</text:p>
          </table:table-cell>
          <table:table-cell office:value-type="float" office:value="7.197887" calcext:value-type="float">
            <text:p>7,197887</text:p>
          </table:table-cell>
        </table:table-row>
        <table:table-row table:style-name="ro1">
          <table:table-cell office:value-type="float" office:value="7.323693" calcext:value-type="float">
            <text:p>7,323693</text:p>
          </table:table-cell>
          <table:table-cell office:value-type="float" office:value="4.725399" calcext:value-type="float">
            <text:p>4,725399</text:p>
          </table:table-cell>
        </table:table-row>
        <table:table-row table:style-name="ro1">
          <table:table-cell office:value-type="float" office:value="2.804787" calcext:value-type="float">
            <text:p>2,804787</text:p>
          </table:table-cell>
          <table:table-cell office:value-type="float" office:value="2.166105" calcext:value-type="float">
            <text:p>2,166105</text:p>
          </table:table-cell>
        </table:table-row>
        <table:table-row table:style-name="ro1">
          <table:table-cell office:value-type="float" office:value="0.369608" calcext:value-type="float">
            <text:p>0,369608</text:p>
          </table:table-cell>
          <table:table-cell office:value-type="float" office:value="8.881479" calcext:value-type="float">
            <text:p>8,881479</text:p>
          </table:table-cell>
        </table:table-row>
        <table:table-row table:style-name="ro1">
          <table:table-cell office:value-type="float" office:value="3.26867" calcext:value-type="float">
            <text:p>3,26867</text:p>
          </table:table-cell>
          <table:table-cell office:value-type="float" office:value="9.847493" calcext:value-type="float">
            <text:p>9,847493</text:p>
          </table:table-cell>
        </table:table-row>
        <table:table-row table:style-name="ro1">
          <table:table-cell office:value-type="float" office:value="6.154288" calcext:value-type="float">
            <text:p>6,154288</text:p>
          </table:table-cell>
          <table:table-cell office:value-type="float" office:value="6.25533" calcext:value-type="float">
            <text:p>6,25533</text:p>
          </table:table-cell>
        </table:table-row>
        <table:table-row table:style-name="ro1">
          <table:table-cell office:value-type="float" office:value="5.890903" calcext:value-type="float">
            <text:p>5,890903</text:p>
          </table:table-cell>
          <table:table-cell office:value-type="float" office:value="6.180164" calcext:value-type="float">
            <text:p>6,180164</text:p>
          </table:table-cell>
        </table:table-row>
        <table:table-row table:style-name="ro1">
          <table:table-cell office:value-type="float" office:value="1.725843" calcext:value-type="float">
            <text:p>1,725843</text:p>
          </table:table-cell>
          <table:table-cell office:value-type="float" office:value="8.752903" calcext:value-type="float">
            <text:p>8,752903</text:p>
          </table:table-cell>
        </table:table-row>
        <table:table-row table:style-name="ro1">
          <table:table-cell office:value-type="float" office:value="1.656087" calcext:value-type="float">
            <text:p>1,656087</text:p>
          </table:table-cell>
          <table:table-cell office:value-type="float" office:value="3.600092" calcext:value-type="float">
            <text:p>3,600092</text:p>
          </table:table-cell>
        </table:table-row>
        <table:table-row table:style-name="ro1">
          <table:table-cell office:value-type="float" office:value="2.532764" calcext:value-type="float">
            <text:p>2,532764</text:p>
          </table:table-cell>
          <table:table-cell office:value-type="float" office:value="9.016762" calcext:value-type="float">
            <text:p>9,016762</text:p>
          </table:table-cell>
        </table:table-row>
        <table:table-row table:style-name="ro1">
          <table:table-cell office:value-type="float" office:value="2.801138" calcext:value-type="float">
            <text:p>2,801138</text:p>
          </table:table-cell>
          <table:table-cell office:value-type="float" office:value="2.573354" calcext:value-type="float">
            <text:p>2,573354</text:p>
          </table:table-cell>
        </table:table-row>
        <table:table-row table:style-name="ro1">
          <table:table-cell office:value-type="float" office:value="6.09168" calcext:value-type="float">
            <text:p>6,09168</text:p>
          </table:table-cell>
          <table:table-cell office:value-type="float" office:value="6.267547" calcext:value-type="float">
            <text:p>6,267547</text:p>
          </table:table-cell>
        </table:table-row>
        <table:table-row table:style-name="ro1">
          <table:table-cell office:value-type="float" office:value="3.06205" calcext:value-type="float">
            <text:p>3,06205</text:p>
          </table:table-cell>
          <table:table-cell office:value-type="float" office:value="4.21729" calcext:value-type="float">
            <text:p>4,21729</text:p>
          </table:table-cell>
        </table:table-row>
        <table:table-row table:style-name="ro1">
          <table:table-cell office:value-type="float" office:value="5.779183" calcext:value-type="float">
            <text:p>5,779183</text:p>
          </table:table-cell>
          <table:table-cell office:value-type="float" office:value="5.935925" calcext:value-type="float">
            <text:p>5,935925</text:p>
          </table:table-cell>
        </table:table-row>
        <table:table-row table:style-name="ro1">
          <table:table-cell office:value-type="float" office:value="7.074254" calcext:value-type="float">
            <text:p>7,074254</text:p>
          </table:table-cell>
          <table:table-cell office:value-type="float" office:value="5.895077" calcext:value-type="float">
            <text:p>5,895077</text:p>
          </table:table-cell>
        </table:table-row>
        <table:table-row table:style-name="ro1">
          <table:table-cell office:value-type="float" office:value="5.543954" calcext:value-type="float">
            <text:p>5,543954</text:p>
          </table:table-cell>
          <table:table-cell office:value-type="float" office:value="6.128723" calcext:value-type="float">
            <text:p>6,128723</text:p>
          </table:table-cell>
        </table:table-row>
        <table:table-row table:style-name="ro1">
          <table:table-cell office:value-type="float" office:value="6.308416" calcext:value-type="float">
            <text:p>6,308416</text:p>
          </table:table-cell>
          <table:table-cell office:value-type="float" office:value="5.713521" calcext:value-type="float">
            <text:p>5,713521</text:p>
          </table:table-cell>
        </table:table-row>
        <table:table-row table:style-name="ro1">
          <table:table-cell office:value-type="float" office:value="2.265913" calcext:value-type="float">
            <text:p>2,265913</text:p>
          </table:table-cell>
          <table:table-cell office:value-type="float" office:value="3.35426" calcext:value-type="float">
            <text:p>3,35426</text:p>
          </table:table-cell>
        </table:table-row>
        <table:table-row table:style-name="ro1">
          <table:table-cell office:value-type="float" office:value="2.292139" calcext:value-type="float">
            <text:p>2,292139</text:p>
          </table:table-cell>
          <table:table-cell office:value-type="float" office:value="9.968933" calcext:value-type="float">
            <text:p>9,968933</text:p>
          </table:table-cell>
        </table:table-row>
        <table:table-row table:style-name="ro1">
          <table:table-cell office:value-type="float" office:value="2.851394" calcext:value-type="float">
            <text:p>2,851394</text:p>
          </table:table-cell>
          <table:table-cell office:value-type="float" office:value="9.492597" calcext:value-type="float">
            <text:p>9,492597</text:p>
          </table:table-cell>
        </table:table-row>
        <table:table-row table:style-name="ro1">
          <table:table-cell office:value-type="float" office:value="7.444908" calcext:value-type="float">
            <text:p>7,444908</text:p>
          </table:table-cell>
          <table:table-cell office:value-type="float" office:value="6.417722" calcext:value-type="float">
            <text:p>6,417722</text:p>
          </table:table-cell>
        </table:table-row>
        <table:table-row table:style-name="ro1">
          <table:table-cell office:value-type="float" office:value="1.830973" calcext:value-type="float">
            <text:p>1,830973</text:p>
          </table:table-cell>
          <table:table-cell office:value-type="float" office:value="3.419795" calcext:value-type="float">
            <text:p>3,419795</text:p>
          </table:table-cell>
        </table:table-row>
        <table:table-row table:style-name="ro1">
          <table:table-cell office:value-type="float" office:value="6.810299" calcext:value-type="float">
            <text:p>6,810299</text:p>
          </table:table-cell>
          <table:table-cell office:value-type="float" office:value="5.353868" calcext:value-type="float">
            <text:p>5,353868</text:p>
          </table:table-cell>
        </table:table-row>
        <table:table-row table:style-name="ro1">
          <table:table-cell office:value-type="float" office:value="6.845907" calcext:value-type="float">
            <text:p>6,845907</text:p>
          </table:table-cell>
          <table:table-cell office:value-type="float" office:value="5.631625" calcext:value-type="float">
            <text:p>5,631625</text:p>
          </table:table-cell>
        </table:table-row>
        <table:table-row table:style-name="ro1">
          <table:table-cell office:value-type="float" office:value="1.799951" calcext:value-type="float">
            <text:p>1,799951</text:p>
          </table:table-cell>
          <table:table-cell office:value-type="float" office:value="9.412157" calcext:value-type="float">
            <text:p>9,412157</text:p>
          </table:table-cell>
        </table:table-row>
        <table:table-row table:style-name="ro1">
          <table:table-cell office:value-type="float" office:value="2.148839" calcext:value-type="float">
            <text:p>2,148839</text:p>
          </table:table-cell>
          <table:table-cell office:value-type="float" office:value="9.213498" calcext:value-type="float">
            <text:p>9,213498</text:p>
          </table:table-cell>
        </table:table-row>
        <table:table-row table:style-name="ro1">
          <table:table-cell office:value-type="float" office:value="1.914799" calcext:value-type="float">
            <text:p>1,914799</text:p>
          </table:table-cell>
          <table:table-cell office:value-type="float" office:value="9.976328" calcext:value-type="float">
            <text:p>9,976328</text:p>
          </table:table-cell>
        </table:table-row>
        <table:table-row table:style-name="ro1">
          <table:table-cell office:value-type="float" office:value="6.734403" calcext:value-type="float">
            <text:p>6,734403</text:p>
          </table:table-cell>
          <table:table-cell office:value-type="float" office:value="4.751751" calcext:value-type="float">
            <text:p>4,751751</text:p>
          </table:table-cell>
        </table:table-row>
        <table:table-row table:style-name="ro1">
          <table:table-cell office:value-type="float" office:value="1.661127" calcext:value-type="float">
            <text:p>1,661127</text:p>
          </table:table-cell>
          <table:table-cell office:value-type="float" office:value="3.808649" calcext:value-type="float">
            <text:p>3,808649</text:p>
          </table:table-cell>
        </table:table-row>
        <table:table-row table:style-name="ro1">
          <table:table-cell office:value-type="float" office:value="1.582023" calcext:value-type="float">
            <text:p>1,582023</text:p>
          </table:table-cell>
          <table:table-cell office:value-type="float" office:value="3.100447" calcext:value-type="float">
            <text:p>3,100447</text:p>
          </table:table-cell>
        </table:table-row>
        <table:table-row table:style-name="ro1">
          <table:table-cell office:value-type="float" office:value="2.601413" calcext:value-type="float">
            <text:p>2,601413</text:p>
          </table:table-cell>
          <table:table-cell office:value-type="float" office:value="8.40028" calcext:value-type="float">
            <text:p>8,40028</text:p>
          </table:table-cell>
        </table:table-row>
        <table:table-row table:style-name="ro1">
          <table:table-cell office:value-type="float" office:value="1.594273" calcext:value-type="float">
            <text:p>1,594273</text:p>
          </table:table-cell>
          <table:table-cell office:value-type="float" office:value="3.513431" calcext:value-type="float">
            <text:p>3,513431</text:p>
          </table:table-cell>
        </table:table-row>
        <table:table-row table:style-name="ro1">
          <table:table-cell office:value-type="float" office:value="1.452959" calcext:value-type="float">
            <text:p>1,452959</text:p>
          </table:table-cell>
          <table:table-cell office:value-type="float" office:value="4.17543" calcext:value-type="float">
            <text:p>4,17543</text:p>
          </table:table-cell>
        </table:table-row>
        <table:table-row table:style-name="ro1">
          <table:table-cell office:value-type="float" office:value="2.304728" calcext:value-type="float">
            <text:p>2,304728</text:p>
          </table:table-cell>
          <table:table-cell office:value-type="float" office:value="3.503567" calcext:value-type="float">
            <text:p>3,503567</text:p>
          </table:table-cell>
        </table:table-row>
        <table:table-row table:style-name="ro1">
          <table:table-cell office:value-type="float" office:value="1.328371" calcext:value-type="float">
            <text:p>1,328371</text:p>
          </table:table-cell>
          <table:table-cell office:value-type="float" office:value="8.697843" calcext:value-type="float">
            <text:p>8,697843</text:p>
          </table:table-cell>
        </table:table-row>
        <table:table-row table:style-name="ro1">
          <table:table-cell office:value-type="float" office:value="7.925499" calcext:value-type="float">
            <text:p>7,925499</text:p>
          </table:table-cell>
          <table:table-cell office:value-type="float" office:value="5.513641" calcext:value-type="float">
            <text:p>5,513641</text:p>
          </table:table-cell>
        </table:table-row>
        <table:table-row table:style-name="ro1">
          <table:table-cell office:value-type="float" office:value="1.324183" calcext:value-type="float">
            <text:p>1,324183</text:p>
          </table:table-cell>
          <table:table-cell office:value-type="float" office:value="9.486333" calcext:value-type="float">
            <text:p>9,486333</text:p>
          </table:table-cell>
        </table:table-row>
        <table:table-row table:style-name="ro1">
          <table:table-cell office:value-type="float" office:value="3.225334" calcext:value-type="float">
            <text:p>3,225334</text:p>
          </table:table-cell>
          <table:table-cell office:value-type="float" office:value="3.005375" calcext:value-type="float">
            <text:p>3,005375</text:p>
          </table:table-cell>
        </table:table-row>
        <table:table-row table:style-name="ro1">
          <table:table-cell office:value-type="float" office:value="2.002435" calcext:value-type="float">
            <text:p>2,002435</text:p>
          </table:table-cell>
          <table:table-cell office:value-type="float" office:value="2.678472" calcext:value-type="float">
            <text:p>2,678472</text:p>
          </table:table-cell>
        </table:table-row>
        <table:table-row table:style-name="ro1">
          <table:table-cell office:value-type="float" office:value="2.501079" calcext:value-type="float">
            <text:p>2,501079</text:p>
          </table:table-cell>
          <table:table-cell office:value-type="float" office:value="4.116755" calcext:value-type="float">
            <text:p>4,116755</text:p>
          </table:table-cell>
        </table:table-row>
        <table:table-row table:style-name="ro1">
          <table:table-cell office:value-type="float" office:value="1.207938" calcext:value-type="float">
            <text:p>1,207938</text:p>
          </table:table-cell>
          <table:table-cell office:value-type="float" office:value="9.847798" calcext:value-type="float">
            <text:p>9,847798</text:p>
          </table:table-cell>
        </table:table-row>
        <table:table-row table:style-name="ro1">
          <table:table-cell office:value-type="float" office:value="2.082983" calcext:value-type="float">
            <text:p>2,082983</text:p>
          </table:table-cell>
          <table:table-cell office:value-type="float" office:value="2.909534" calcext:value-type="float">
            <text:p>2,909534</text:p>
          </table:table-cell>
        </table:table-row>
        <table:table-row table:style-name="ro1">
          <table:table-cell office:value-type="float" office:value="1.611279" calcext:value-type="float">
            <text:p>1,611279</text:p>
          </table:table-cell>
          <table:table-cell office:value-type="float" office:value="3.188376" calcext:value-type="float">
            <text:p>3,188376</text:p>
          </table:table-cell>
        </table:table-row>
        <table:table-row table:style-name="ro1">
          <table:table-cell office:value-type="float" office:value="8.106212" calcext:value-type="float">
            <text:p>8,106212</text:p>
          </table:table-cell>
          <table:table-cell office:value-type="float" office:value="5.967629" calcext:value-type="float">
            <text:p>5,967629</text:p>
          </table:table-cell>
        </table:table-row>
        <table:table-row table:style-name="ro1">
          <table:table-cell office:value-type="float" office:value="1.950426" calcext:value-type="float">
            <text:p>1,950426</text:p>
          </table:table-cell>
          <table:table-cell office:value-type="float" office:value="2.081868" calcext:value-type="float">
            <text:p>2,081868</text:p>
          </table:table-cell>
        </table:table-row>
        <table:table-row table:style-name="ro1">
          <table:table-cell office:value-type="float" office:value="1.064088" calcext:value-type="float">
            <text:p>1,064088</text:p>
          </table:table-cell>
          <table:table-cell office:value-type="float" office:value="9.129185" calcext:value-type="float">
            <text:p>9,129185</text:p>
          </table:table-cell>
        </table:table-row>
        <table:table-row table:style-name="ro1">
          <table:table-cell office:value-type="float" office:value="3.12716" calcext:value-type="float">
            <text:p>3,12716</text:p>
          </table:table-cell>
          <table:table-cell office:value-type="float" office:value="2.592356" calcext:value-type="float">
            <text:p>2,592356</text:p>
          </table:table-cell>
        </table:table-row>
        <table:table-row table:style-name="ro1">
          <table:table-cell office:value-type="float" office:value="1.468092" calcext:value-type="float">
            <text:p>1,468092</text:p>
          </table:table-cell>
          <table:table-cell office:value-type="float" office:value="2.51551" calcext:value-type="float">
            <text:p>2,51551</text:p>
          </table:table-cell>
        </table:table-row>
        <table:table-row table:style-name="ro1">
          <table:table-cell office:value-type="float" office:value="6.727031" calcext:value-type="float">
            <text:p>6,727031</text:p>
          </table:table-cell>
          <table:table-cell office:value-type="float" office:value="7.032464" calcext:value-type="float">
            <text:p>7,032464</text:p>
          </table:table-cell>
        </table:table-row>
        <table:table-row table:style-name="ro1">
          <table:table-cell office:value-type="float" office:value="1.747496" calcext:value-type="float">
            <text:p>1,747496</text:p>
          </table:table-cell>
          <table:table-cell office:value-type="float" office:value="3.85474" calcext:value-type="float">
            <text:p>3,85474</text:p>
          </table:table-cell>
        </table:table-row>
        <table:table-row table:style-name="ro1">
          <table:table-cell office:value-type="float" office:value="2.439708" calcext:value-type="float">
            <text:p>2,439708</text:p>
          </table:table-cell>
          <table:table-cell office:value-type="float" office:value="3.076309" calcext:value-type="float">
            <text:p>3,076309</text:p>
          </table:table-cell>
        </table:table-row>
        <table:table-row table:style-name="ro1">
          <table:table-cell office:value-type="float" office:value="2.096543" calcext:value-type="float">
            <text:p>2,096543</text:p>
          </table:table-cell>
          <table:table-cell office:value-type="float" office:value="9.660505" calcext:value-type="float">
            <text:p>9,660505</text:p>
          </table:table-cell>
        </table:table-row>
        <table:table-row table:style-name="ro1">
          <table:table-cell office:value-type="float" office:value="1.956189" calcext:value-type="float">
            <text:p>1,956189</text:p>
          </table:table-cell>
          <table:table-cell office:value-type="float" office:value="3.296699" calcext:value-type="float">
            <text:p>3,296699</text:p>
          </table:table-cell>
        </table:table-row>
        <table:table-row table:style-name="ro1">
          <table:table-cell office:value-type="float" office:value="6.05332" calcext:value-type="float">
            <text:p>6,05332</text:p>
          </table:table-cell>
          <table:table-cell office:value-type="float" office:value="6.094202" calcext:value-type="float">
            <text:p>6,094202</text:p>
          </table:table-cell>
        </table:table-row>
        <table:table-row table:style-name="ro1">
          <table:table-cell office:value-type="float" office:value="7.065816" calcext:value-type="float">
            <text:p>7,065816</text:p>
          </table:table-cell>
          <table:table-cell office:value-type="float" office:value="4.99352" calcext:value-type="float">
            <text:p>4,99352</text:p>
          </table:table-cell>
        </table:table-row>
        <table:table-row table:style-name="ro1">
          <table:table-cell office:value-type="float" office:value="2.207774" calcext:value-type="float">
            <text:p>2,207774</text:p>
          </table:table-cell>
          <table:table-cell office:value-type="float" office:value="3.596864" calcext:value-type="float">
            <text:p>3,596864</text:p>
          </table:table-cell>
        </table:table-row>
        <table:table-row table:style-name="ro1">
          <table:table-cell office:value-type="float" office:value="1.401734" calcext:value-type="float">
            <text:p>1,401734</text:p>
          </table:table-cell>
          <table:table-cell office:value-type="float" office:value="8.848839" calcext:value-type="float">
            <text:p>8,848839</text:p>
          </table:table-cell>
        </table:table-row>
        <table:table-row table:style-name="ro1">
          <table:table-cell office:value-type="float" office:value="2.161479" calcext:value-type="float">
            <text:p>2,161479</text:p>
          </table:table-cell>
          <table:table-cell office:value-type="float" office:value="2.46291" calcext:value-type="float">
            <text:p>2,46291</text:p>
          </table:table-cell>
        </table:table-row>
        <table:table-row table:style-name="ro1">
          <table:table-cell office:value-type="float" office:value="2.481656" calcext:value-type="float">
            <text:p>2,481656</text:p>
          </table:table-cell>
          <table:table-cell office:value-type="float" office:value="9.221607" calcext:value-type="float">
            <text:p>9,221607</text:p>
          </table:table-cell>
        </table:table-row>
        <table:table-row table:style-name="ro1">
          <table:table-cell office:value-type="float" office:value="1.936545" calcext:value-type="float">
            <text:p>1,936545</text:p>
          </table:table-cell>
          <table:table-cell office:value-type="float" office:value="2.832396" calcext:value-type="float">
            <text:p>2,832396</text:p>
          </table:table-cell>
        </table:table-row>
        <table:table-row table:style-name="ro1">
          <table:table-cell office:value-type="float" office:value="2.043676" calcext:value-type="float">
            <text:p>2,043676</text:p>
          </table:table-cell>
          <table:table-cell office:value-type="float" office:value="3.261424" calcext:value-type="float">
            <text:p>3,261424</text:p>
          </table:table-cell>
        </table:table-row>
        <table:table-row table:style-name="ro1">
          <table:table-cell office:value-type="float" office:value="2.246139" calcext:value-type="float">
            <text:p>2,246139</text:p>
          </table:table-cell>
          <table:table-cell office:value-type="float" office:value="3.512247" calcext:value-type="float">
            <text:p>3,512247</text:p>
          </table:table-cell>
        </table:table-row>
        <table:table-row table:style-name="ro1">
          <table:table-cell office:value-type="float" office:value="7.941485" calcext:value-type="float">
            <text:p>7,941485</text:p>
          </table:table-cell>
          <table:table-cell office:value-type="float" office:value="5.732692" calcext:value-type="float">
            <text:p>5,732692</text:p>
          </table:table-cell>
        </table:table-row>
        <table:table-row table:style-name="ro1">
          <table:table-cell office:value-type="float" office:value="2.661022" calcext:value-type="float">
            <text:p>2,661022</text:p>
          </table:table-cell>
          <table:table-cell office:value-type="float" office:value="9.182492" calcext:value-type="float">
            <text:p>9,182492</text:p>
          </table:table-cell>
        </table:table-row>
        <table:table-row table:style-name="ro1">
          <table:table-cell office:value-type="float" office:value="1.40142" calcext:value-type="float">
            <text:p>1,40142</text:p>
          </table:table-cell>
          <table:table-cell office:value-type="float" office:value="2.054718" calcext:value-type="float">
            <text:p>2,054718</text:p>
          </table:table-cell>
        </table:table-row>
        <table:table-row table:style-name="ro1">
          <table:table-cell office:value-type="float" office:value="2.469095" calcext:value-type="float">
            <text:p>2,469095</text:p>
          </table:table-cell>
          <table:table-cell office:value-type="float" office:value="4.477244" calcext:value-type="float">
            <text:p>4,477244</text:p>
          </table:table-cell>
        </table:table-row>
        <table:table-row table:style-name="ro1">
          <table:table-cell office:value-type="float" office:value="1.982486" calcext:value-type="float">
            <text:p>1,982486</text:p>
          </table:table-cell>
          <table:table-cell office:value-type="float" office:value="4.717736" calcext:value-type="float">
            <text:p>4,717736</text:p>
          </table:table-cell>
        </table:table-row>
        <table:table-row table:style-name="ro1">
          <table:table-cell office:value-type="float" office:value="7.321445" calcext:value-type="float">
            <text:p>7,321445</text:p>
          </table:table-cell>
          <table:table-cell office:value-type="float" office:value="5.091287" calcext:value-type="float">
            <text:p>5,091287</text:p>
          </table:table-cell>
        </table:table-row>
        <table:table-row table:style-name="ro1">
          <table:table-cell office:value-type="float" office:value="1.909068" calcext:value-type="float">
            <text:p>1,909068</text:p>
          </table:table-cell>
          <table:table-cell office:value-type="float" office:value="9.916722" calcext:value-type="float">
            <text:p>9,916722</text:p>
          </table:table-cell>
        </table:table-row>
        <table:table-row table:style-name="ro1">
          <table:table-cell office:value-type="float" office:value="0.837529" calcext:value-type="float">
            <text:p>0,837529</text:p>
          </table:table-cell>
          <table:table-cell office:value-type="float" office:value="3.873329" calcext:value-type="float">
            <text:p>3,873329</text:p>
          </table:table-cell>
        </table:table-row>
        <table:table-row table:style-name="ro1">
          <table:table-cell office:value-type="float" office:value="1.324903" calcext:value-type="float">
            <text:p>1,324903</text:p>
          </table:table-cell>
          <table:table-cell office:value-type="float" office:value="8.839416" calcext:value-type="float">
            <text:p>8,839416</text:p>
          </table:table-cell>
        </table:table-row>
        <table:table-row table:style-name="ro1">
          <table:table-cell office:value-type="float" office:value="3.265775" calcext:value-type="float">
            <text:p>3,265775</text:p>
          </table:table-cell>
          <table:table-cell office:value-type="float" office:value="3.065274" calcext:value-type="float">
            <text:p>3,065274</text:p>
          </table:table-cell>
        </table:table-row>
        <table:table-row table:style-name="ro1">
          <table:table-cell office:value-type="float" office:value="7.353739" calcext:value-type="float">
            <text:p>7,353739</text:p>
          </table:table-cell>
          <table:table-cell office:value-type="float" office:value="5.560452" calcext:value-type="float">
            <text:p>5,560452</text:p>
          </table:table-cell>
        </table:table-row>
        <table:table-row table:style-name="ro1">
          <table:table-cell office:value-type="float" office:value="6.327763" calcext:value-type="float">
            <text:p>6,327763</text:p>
          </table:table-cell>
          <table:table-cell office:value-type="float" office:value="6.108015" calcext:value-type="float">
            <text:p>6,108015</text:p>
          </table:table-cell>
        </table:table-row>
        <table:table-row table:style-name="ro1">
          <table:table-cell office:value-type="float" office:value="1.676566" calcext:value-type="float">
            <text:p>1,676566</text:p>
          </table:table-cell>
          <table:table-cell office:value-type="float" office:value="8.867476" calcext:value-type="float">
            <text:p>8,867476</text:p>
          </table:table-cell>
        </table:table-row>
        <table:table-row table:style-name="ro1">
          <table:table-cell office:value-type="float" office:value="1.370539" calcext:value-type="float">
            <text:p>1,370539</text:p>
          </table:table-cell>
          <table:table-cell office:value-type="float" office:value="2.116203" calcext:value-type="float">
            <text:p>2,116203</text:p>
          </table:table-cell>
        </table:table-row>
        <table:table-row table:style-name="ro1">
          <table:table-cell office:value-type="float" office:value="1.0023" calcext:value-type="float">
            <text:p>1,0023</text:p>
          </table:table-cell>
          <table:table-cell office:value-type="float" office:value="10.020334" calcext:value-type="float">
            <text:p>10,020334</text:p>
          </table:table-cell>
        </table:table-row>
        <table:table-row table:style-name="ro1">
          <table:table-cell office:value-type="float" office:value="2.373373" calcext:value-type="float">
            <text:p>2,373373</text:p>
          </table:table-cell>
          <table:table-cell office:value-type="float" office:value="4.198309" calcext:value-type="float">
            <text:p>4,198309</text:p>
          </table:table-cell>
        </table:table-row>
        <table:table-row table:style-name="ro1">
          <table:table-cell office:value-type="float" office:value="2.982402" calcext:value-type="float">
            <text:p>2,982402</text:p>
          </table:table-cell>
          <table:table-cell office:value-type="float" office:value="3.539184" calcext:value-type="float">
            <text:p>3,539184</text:p>
          </table:table-cell>
        </table:table-row>
        <table:table-row table:style-name="ro1">
          <table:table-cell office:value-type="float" office:value="6.184758" calcext:value-type="float">
            <text:p>6,184758</text:p>
          </table:table-cell>
          <table:table-cell office:value-type="float" office:value="6.97156" calcext:value-type="float">
            <text:p>6,97156</text:p>
          </table:table-cell>
        </table:table-row>
        <table:table-row table:style-name="ro1">
          <table:table-cell office:value-type="float" office:value="2.050676" calcext:value-type="float">
            <text:p>2,050676</text:p>
          </table:table-cell>
          <table:table-cell office:value-type="float" office:value="3.897309" calcext:value-type="float">
            <text:p>3,897309</text:p>
          </table:table-cell>
        </table:table-row>
        <table:table-row table:style-name="ro1">
          <table:table-cell office:value-type="float" office:value="1.918993" calcext:value-type="float">
            <text:p>1,918993</text:p>
          </table:table-cell>
          <table:table-cell office:value-type="float" office:value="9.308526" calcext:value-type="float">
            <text:p>9,308526</text:p>
          </table:table-cell>
        </table:table-row>
        <table:table-row table:style-name="ro1">
          <table:table-cell office:value-type="float" office:value="2.049075" calcext:value-type="float">
            <text:p>2,049075</text:p>
          </table:table-cell>
          <table:table-cell office:value-type="float" office:value="3.1316" calcext:value-type="float">
            <text:p>3,1316</text:p>
          </table:table-cell>
        </table:table-row>
        <table:table-row table:style-name="ro1">
          <table:table-cell office:value-type="float" office:value="3.458911" calcext:value-type="float">
            <text:p>3,458911</text:p>
          </table:table-cell>
          <table:table-cell office:value-type="float" office:value="3.351606" calcext:value-type="float">
            <text:p>3,351606</text:p>
          </table:table-cell>
        </table:table-row>
        <table:table-row table:style-name="ro1">
          <table:table-cell office:value-type="float" office:value="0.509318" calcext:value-type="float">
            <text:p>0,509318</text:p>
          </table:table-cell>
          <table:table-cell office:value-type="float" office:value="8.345905" calcext:value-type="float">
            <text:p>8,345905</text:p>
          </table:table-cell>
        </table:table-row>
        <table:table-row table:style-name="ro1">
          <table:table-cell office:value-type="float" office:value="2.308847" calcext:value-type="float">
            <text:p>2,308847</text:p>
          </table:table-cell>
          <table:table-cell office:value-type="float" office:value="4.624201" calcext:value-type="float">
            <text:p>4,624201</text:p>
          </table:table-cell>
        </table:table-row>
        <table:table-row table:style-name="ro1">
          <table:table-cell office:value-type="float" office:value="7.436129" calcext:value-type="float">
            <text:p>7,436129</text:p>
          </table:table-cell>
          <table:table-cell office:value-type="float" office:value="6.129464" calcext:value-type="float">
            <text:p>6,129464</text:p>
          </table:table-cell>
        </table:table-row>
        <table:table-row table:style-name="ro1">
          <table:table-cell office:value-type="float" office:value="7.720322" calcext:value-type="float">
            <text:p>7,720322</text:p>
          </table:table-cell>
          <table:table-cell office:value-type="float" office:value="5.943276" calcext:value-type="float">
            <text:p>5,943276</text:p>
          </table:table-cell>
        </table:table-row>
        <table:table-row table:style-name="ro1">
          <table:table-cell office:value-type="float" office:value="6.647526" calcext:value-type="float">
            <text:p>6,647526</text:p>
          </table:table-cell>
          <table:table-cell office:value-type="float" office:value="5.56231" calcext:value-type="float">
            <text:p>5,56231</text:p>
          </table:table-cell>
        </table:table-row>
        <table:table-row table:style-name="ro1">
          <table:table-cell office:value-type="float" office:value="7.357957" calcext:value-type="float">
            <text:p>7,357957</text:p>
          </table:table-cell>
          <table:table-cell office:value-type="float" office:value="6.742699" calcext:value-type="float">
            <text:p>6,742699</text:p>
          </table:table-cell>
        </table:table-row>
        <table:table-row table:style-name="ro1">
          <table:table-cell office:value-type="float" office:value="1.713279" calcext:value-type="float">
            <text:p>1,713279</text:p>
          </table:table-cell>
          <table:table-cell office:value-type="float" office:value="2.943698" calcext:value-type="float">
            <text:p>2,943698</text:p>
          </table:table-cell>
        </table:table-row>
        <table:table-row table:style-name="ro1">
          <table:table-cell office:value-type="float" office:value="2.158969" calcext:value-type="float">
            <text:p>2,158969</text:p>
          </table:table-cell>
          <table:table-cell office:value-type="float" office:value="2.946048" calcext:value-type="float">
            <text:p>2,946048</text:p>
          </table:table-cell>
        </table:table-row>
        <table:table-row table:style-name="ro1">
          <table:table-cell office:value-type="float" office:value="6.538362" calcext:value-type="float">
            <text:p>6,538362</text:p>
          </table:table-cell>
          <table:table-cell office:value-type="float" office:value="6.207257" calcext:value-type="float">
            <text:p>6,207257</text:p>
          </table:table-cell>
        </table:table-row>
        <table:table-row table:style-name="ro1">
          <table:table-cell office:value-type="float" office:value="2.917869" calcext:value-type="float">
            <text:p>2,917869</text:p>
          </table:table-cell>
          <table:table-cell office:value-type="float" office:value="8.060272" calcext:value-type="float">
            <text:p>8,060272</text:p>
          </table:table-cell>
        </table:table-row>
        <table:table-row table:style-name="ro1">
          <table:table-cell office:value-type="float" office:value="3.380062" calcext:value-type="float">
            <text:p>3,380062</text:p>
          </table:table-cell>
          <table:table-cell office:value-type="float" office:value="3.713949" calcext:value-type="float">
            <text:p>3,713949</text:p>
          </table:table-cell>
        </table:table-row>
        <table:table-row table:style-name="ro1">
          <table:table-cell office:value-type="float" office:value="0.364612" calcext:value-type="float">
            <text:p>0,364612</text:p>
          </table:table-cell>
          <table:table-cell office:value-type="float" office:value="8.639243" calcext:value-type="float">
            <text:p>8,639243</text:p>
          </table:table-cell>
        </table:table-row>
        <table:table-row table:style-name="ro1">
          <table:table-cell office:value-type="float" office:value="1.627368" calcext:value-type="float">
            <text:p>1,627368</text:p>
          </table:table-cell>
          <table:table-cell office:value-type="float" office:value="2.666858" calcext:value-type="float">
            <text:p>2,666858</text:p>
          </table:table-cell>
        </table:table-row>
        <table:table-row table:style-name="ro1">
          <table:table-cell office:value-type="float" office:value="3.02962" calcext:value-type="float">
            <text:p>3,02962</text:p>
          </table:table-cell>
          <table:table-cell office:value-type="float" office:value="10.462772" calcext:value-type="float">
            <text:p>10,462772</text:p>
          </table:table-cell>
        </table:table-row>
        <table:table-row table:style-name="ro1">
          <table:table-cell office:value-type="float" office:value="2.632102" calcext:value-type="float">
            <text:p>2,632102</text:p>
          </table:table-cell>
          <table:table-cell office:value-type="float" office:value="8.848448" calcext:value-type="float">
            <text:p>8,848448</text:p>
          </table:table-cell>
        </table:table-row>
        <table:table-row table:style-name="ro1">
          <table:table-cell office:value-type="float" office:value="7.549054" calcext:value-type="float">
            <text:p>7,549054</text:p>
          </table:table-cell>
          <table:table-cell office:value-type="float" office:value="5.392145" calcext:value-type="float">
            <text:p>5,392145</text:p>
          </table:table-cell>
        </table:table-row>
        <table:table-row table:style-name="ro1">
          <table:table-cell office:value-type="float" office:value="6.26685" calcext:value-type="float">
            <text:p>6,26685</text:p>
          </table:table-cell>
          <table:table-cell office:value-type="float" office:value="5.451784" calcext:value-type="float">
            <text:p>5,451784</text:p>
          </table:table-cell>
        </table:table-row>
        <table:table-row table:style-name="ro1">
          <table:table-cell office:value-type="float" office:value="2.290851" calcext:value-type="float">
            <text:p>2,290851</text:p>
          </table:table-cell>
          <table:table-cell office:value-type="float" office:value="9.443172" calcext:value-type="float">
            <text:p>9,443172</text:p>
          </table:table-cell>
        </table:table-row>
        <table:table-row table:style-name="ro1">
          <table:table-cell office:value-type="float" office:value="7.282805" calcext:value-type="float">
            <text:p>7,282805</text:p>
          </table:table-cell>
          <table:table-cell office:value-type="float" office:value="5.946875" calcext:value-type="float">
            <text:p>5,946875</text:p>
          </table:table-cell>
        </table:table-row>
        <table:table-row table:style-name="ro1">
          <table:table-cell office:value-type="float" office:value="7.564083" calcext:value-type="float">
            <text:p>7,564083</text:p>
          </table:table-cell>
          <table:table-cell office:value-type="float" office:value="5.110638" calcext:value-type="float">
            <text:p>5,110638</text:p>
          </table:table-cell>
        </table:table-row>
        <table:table-row table:style-name="ro1">
          <table:table-cell office:value-type="float" office:value="0.879268" calcext:value-type="float">
            <text:p>0,879268</text:p>
          </table:table-cell>
          <table:table-cell office:value-type="float" office:value="3.957265" calcext:value-type="float">
            <text:p>3,957265</text:p>
          </table:table-cell>
        </table:table-row>
        <table:table-row table:style-name="ro1">
          <table:table-cell office:value-type="float" office:value="7.300853" calcext:value-type="float">
            <text:p>7,300853</text:p>
          </table:table-cell>
          <table:table-cell office:value-type="float" office:value="5.976651" calcext:value-type="float">
            <text:p>5,976651</text:p>
          </table:table-cell>
        </table:table-row>
        <table:table-row table:style-name="ro1">
          <table:table-cell office:value-type="float" office:value="1.662013" calcext:value-type="float">
            <text:p>1,662013</text:p>
          </table:table-cell>
          <table:table-cell office:value-type="float" office:value="9.465593" calcext:value-type="float">
            <text:p>9,465593</text:p>
          </table:table-cell>
        </table:table-row>
        <table:table-row table:style-name="ro1">
          <table:table-cell office:value-type="float" office:value="7.261892" calcext:value-type="float">
            <text:p>7,261892</text:p>
          </table:table-cell>
          <table:table-cell office:value-type="float" office:value="4.896605" calcext:value-type="float">
            <text:p>4,896605</text:p>
          </table:table-cell>
        </table:table-row>
        <table:table-row table:style-name="ro1">
          <table:table-cell office:value-type="float" office:value="5.818872" calcext:value-type="float">
            <text:p>5,818872</text:p>
          </table:table-cell>
          <table:table-cell office:value-type="float" office:value="6.012331" calcext:value-type="float">
            <text:p>6,012331</text:p>
          </table:table-cell>
        </table:table-row>
        <table:table-row table:style-name="ro1">
          <table:table-cell office:value-type="float" office:value="7.855807" calcext:value-type="float">
            <text:p>7,855807</text:p>
          </table:table-cell>
          <table:table-cell office:value-type="float" office:value="6.104659" calcext:value-type="float">
            <text:p>6,104659</text:p>
          </table:table-cell>
        </table:table-row>
        <table:table-row table:style-name="ro1">
          <table:table-cell office:value-type="float" office:value="6.391333" calcext:value-type="float">
            <text:p>6,391333</text:p>
          </table:table-cell>
          <table:table-cell office:value-type="float" office:value="5.393577" calcext:value-type="float">
            <text:p>5,393577</text:p>
          </table:table-cell>
        </table:table-row>
        <table:table-row table:style-name="ro1">
          <table:table-cell office:value-type="float" office:value="1.70518" calcext:value-type="float">
            <text:p>1,70518</text:p>
          </table:table-cell>
          <table:table-cell office:value-type="float" office:value="9.272428" calcext:value-type="float">
            <text:p>9,272428</text:p>
          </table:table-cell>
        </table:table-row>
        <table:table-row table:style-name="ro1">
          <table:table-cell office:value-type="float" office:value="7.026355" calcext:value-type="float">
            <text:p>7,026355</text:p>
          </table:table-cell>
          <table:table-cell office:value-type="float" office:value="5.595497" calcext:value-type="float">
            <text:p>5,595497</text:p>
          </table:table-cell>
        </table:table-row>
        <table:table-row table:style-name="ro1">
          <table:table-cell office:value-type="float" office:value="2.199522" calcext:value-type="float">
            <text:p>2,199522</text:p>
          </table:table-cell>
          <table:table-cell office:value-type="float" office:value="9.335251" calcext:value-type="float">
            <text:p>9,335251</text:p>
          </table:table-cell>
        </table:table-row>
        <table:table-row table:style-name="ro1">
          <table:table-cell office:value-type="float" office:value="2.409502" calcext:value-type="float">
            <text:p>2,409502</text:p>
          </table:table-cell>
          <table:table-cell office:value-type="float" office:value="4.530179" calcext:value-type="float">
            <text:p>4,530179</text:p>
          </table:table-cell>
        </table:table-row>
        <table:table-row table:style-name="ro1">
          <table:table-cell office:value-type="float" office:value="8.018122" calcext:value-type="float">
            <text:p>8,018122</text:p>
          </table:table-cell>
          <table:table-cell office:value-type="float" office:value="5.767804" calcext:value-type="float">
            <text:p>5,767804</text:p>
          </table:table-cell>
        </table:table-row>
        <table:table-row table:style-name="ro1">
          <table:table-cell office:value-type="float" office:value="5.334509" calcext:value-type="float">
            <text:p>5,334509</text:p>
          </table:table-cell>
          <table:table-cell office:value-type="float" office:value="5.52678" calcext:value-type="float">
            <text:p>5,52678</text:p>
          </table:table-cell>
        </table:table-row>
        <table:table-row table:style-name="ro1">
          <table:table-cell office:value-type="float" office:value="6.452948" calcext:value-type="float">
            <text:p>6,452948</text:p>
          </table:table-cell>
          <table:table-cell office:value-type="float" office:value="5.769668" calcext:value-type="float">
            <text:p>5,769668</text:p>
          </table:table-cell>
        </table:table-row>
        <table:table-row table:style-name="ro1">
          <table:table-cell office:value-type="float" office:value="2.915293" calcext:value-type="float">
            <text:p>2,915293</text:p>
          </table:table-cell>
          <table:table-cell office:value-type="float" office:value="8.740124" calcext:value-type="float">
            <text:p>8,740124</text:p>
          </table:table-cell>
        </table:table-row>
        <table:table-row table:style-name="ro1">
          <table:table-cell office:value-type="float" office:value="2.018225" calcext:value-type="float">
            <text:p>2,018225</text:p>
          </table:table-cell>
          <table:table-cell office:value-type="float" office:value="9.793269" calcext:value-type="float">
            <text:p>9,793269</text:p>
          </table:table-cell>
        </table:table-row>
        <table:table-row table:style-name="ro1">
          <table:table-cell office:value-type="float" office:value="1.883625" calcext:value-type="float">
            <text:p>1,883625</text:p>
          </table:table-cell>
          <table:table-cell office:value-type="float" office:value="9.434178" calcext:value-type="float">
            <text:p>9,434178</text:p>
          </table:table-cell>
        </table:table-row>
        <table:table-row table:style-name="ro1">
          <table:table-cell office:value-type="float" office:value="2.01351" calcext:value-type="float">
            <text:p>2,01351</text:p>
          </table:table-cell>
          <table:table-cell office:value-type="float" office:value="8.879204" calcext:value-type="float">
            <text:p>8,879204</text:p>
          </table:table-cell>
        </table:table-row>
        <table:table-row table:style-name="ro1">
          <table:table-cell office:value-type="float" office:value="2.443216" calcext:value-type="float">
            <text:p>2,443216</text:p>
          </table:table-cell>
          <table:table-cell office:value-type="float" office:value="3.659966" calcext:value-type="float">
            <text:p>3,659966</text:p>
          </table:table-cell>
        </table:table-row>
        <table:table-row table:style-name="ro1">
          <table:table-cell office:value-type="float" office:value="3.085636" calcext:value-type="float">
            <text:p>3,085636</text:p>
          </table:table-cell>
          <table:table-cell office:value-type="float" office:value="2.719967" calcext:value-type="float">
            <text:p>2,719967</text:p>
          </table:table-cell>
        </table:table-row>
        <table:table-row table:style-name="ro1">
          <table:table-cell office:value-type="float" office:value="1.815182" calcext:value-type="float">
            <text:p>1,815182</text:p>
          </table:table-cell>
          <table:table-cell office:value-type="float" office:value="2.042279" calcext:value-type="float">
            <text:p>2,042279</text:p>
          </table:table-cell>
        </table:table-row>
        <table:table-row table:style-name="ro1">
          <table:table-cell office:value-type="float" office:value="1.50377" calcext:value-type="float">
            <text:p>1,50377</text:p>
          </table:table-cell>
          <table:table-cell office:value-type="float" office:value="4.422044" calcext:value-type="float">
            <text:p>4,422044</text:p>
          </table:table-cell>
        </table:table-row>
        <table:table-row table:style-name="ro1">
          <table:table-cell office:value-type="float" office:value="5.884052" calcext:value-type="float">
            <text:p>5,884052</text:p>
          </table:table-cell>
          <table:table-cell office:value-type="float" office:value="6.183026" calcext:value-type="float">
            <text:p>6,183026</text:p>
          </table:table-cell>
        </table:table-row>
        <table:table-row table:style-name="ro1">
          <table:table-cell office:value-type="float" office:value="1.794566" calcext:value-type="float">
            <text:p>1,794566</text:p>
          </table:table-cell>
          <table:table-cell office:value-type="float" office:value="4.432621" calcext:value-type="float">
            <text:p>4,432621</text:p>
          </table:table-cell>
        </table:table-row>
        <table:table-row table:style-name="ro1">
          <table:table-cell office:value-type="float" office:value="2.085144" calcext:value-type="float">
            <text:p>2,085144</text:p>
          </table:table-cell>
          <table:table-cell office:value-type="float" office:value="8.632518" calcext:value-type="float">
            <text:p>8,632518</text:p>
          </table:table-cell>
        </table:table-row>
        <table:table-row table:style-name="ro1">
          <table:table-cell office:value-type="float" office:value="1.489781" calcext:value-type="float">
            <text:p>1,489781</text:p>
          </table:table-cell>
          <table:table-cell office:value-type="float" office:value="8.879449" calcext:value-type="float">
            <text:p>8,879449</text:p>
          </table:table-cell>
        </table:table-row>
        <table:table-row table:style-name="ro1">
          <table:table-cell office:value-type="float" office:value="1.880759" calcext:value-type="float">
            <text:p>1,880759</text:p>
          </table:table-cell>
          <table:table-cell office:value-type="float" office:value="3.115273" calcext:value-type="float">
            <text:p>3,115273</text:p>
          </table:table-cell>
        </table:table-row>
        <table:table-row table:style-name="ro1">
          <table:table-cell office:value-type="float" office:value="3.332955" calcext:value-type="float">
            <text:p>3,332955</text:p>
          </table:table-cell>
          <table:table-cell office:value-type="float" office:value="3.800337" calcext:value-type="float">
            <text:p>3,800337</text:p>
          </table:table-cell>
        </table:table-row>
        <table:table-row table:style-name="ro1">
          <table:table-cell office:value-type="float" office:value="2.159353" calcext:value-type="float">
            <text:p>2,159353</text:p>
          </table:table-cell>
          <table:table-cell office:value-type="float" office:value="9.04797" calcext:value-type="float">
            <text:p>9,04797</text:p>
          </table:table-cell>
        </table:table-row>
        <table:table-row table:style-name="ro1">
          <table:table-cell office:value-type="float" office:value="2.754177" calcext:value-type="float">
            <text:p>2,754177</text:p>
          </table:table-cell>
          <table:table-cell office:value-type="float" office:value="8.880254" calcext:value-type="float">
            <text:p>8,880254</text:p>
          </table:table-cell>
        </table:table-row>
        <table:table-row table:style-name="ro1">
          <table:table-cell office:value-type="float" office:value="1.99673" calcext:value-type="float">
            <text:p>1,99673</text:p>
          </table:table-cell>
          <table:table-cell office:value-type="float" office:value="8.684405" calcext:value-type="float">
            <text:p>8,684405</text:p>
          </table:table-cell>
        </table:table-row>
        <table:table-row table:style-name="ro1">
          <table:table-cell office:value-type="float" office:value="2.020317" calcext:value-type="float">
            <text:p>2,020317</text:p>
          </table:table-cell>
          <table:table-cell office:value-type="float" office:value="9.431018" calcext:value-type="float">
            <text:p>9,431018</text:p>
          </table:table-cell>
        </table:table-row>
        <table:table-row table:style-name="ro1">
          <table:table-cell office:value-type="float" office:value="2.017554" calcext:value-type="float">
            <text:p>2,017554</text:p>
          </table:table-cell>
          <table:table-cell office:value-type="float" office:value="3.31858" calcext:value-type="float">
            <text:p>3,31858</text:p>
          </table:table-cell>
        </table:table-row>
        <table:table-row table:style-name="ro1">
          <table:table-cell office:value-type="float" office:value="2.189962" calcext:value-type="float">
            <text:p>2,189962</text:p>
          </table:table-cell>
          <table:table-cell office:value-type="float" office:value="9.680755" calcext:value-type="float">
            <text:p>9,680755</text:p>
          </table:table-cell>
        </table:table-row>
        <table:table-row table:style-name="ro1">
          <table:table-cell office:value-type="float" office:value="1.661056" calcext:value-type="float">
            <text:p>1,661056</text:p>
          </table:table-cell>
          <table:table-cell office:value-type="float" office:value="3.19083" calcext:value-type="float">
            <text:p>3,19083</text:p>
          </table:table-cell>
        </table:table-row>
        <table:table-row table:style-name="ro1">
          <table:table-cell office:value-type="float" office:value="1.780999" calcext:value-type="float">
            <text:p>1,780999</text:p>
          </table:table-cell>
          <table:table-cell office:value-type="float" office:value="9.900368" calcext:value-type="float">
            <text:p>9,900368</text:p>
          </table:table-cell>
        </table:table-row>
        <table:table-row table:style-name="ro1">
          <table:table-cell office:value-type="float" office:value="0.783006" calcext:value-type="float">
            <text:p>0,783006</text:p>
          </table:table-cell>
          <table:table-cell office:value-type="float" office:value="2.419024" calcext:value-type="float">
            <text:p>2,419024</text:p>
          </table:table-cell>
        </table:table-row>
        <table:table-row table:style-name="ro1">
          <table:table-cell office:value-type="float" office:value="7.139451" calcext:value-type="float">
            <text:p>7,139451</text:p>
          </table:table-cell>
          <table:table-cell office:value-type="float" office:value="6.354979" calcext:value-type="float">
            <text:p>6,354979</text:p>
          </table:table-cell>
        </table:table-row>
        <table:table-row table:style-name="ro1">
          <table:table-cell office:value-type="float" office:value="3.137217" calcext:value-type="float">
            <text:p>3,137217</text:p>
          </table:table-cell>
          <table:table-cell office:value-type="float" office:value="3.24623" calcext:value-type="float">
            <text:p>3,24623</text:p>
          </table:table-cell>
        </table:table-row>
        <table:table-row table:style-name="ro1">
          <table:table-cell office:value-type="float" office:value="2.060555" calcext:value-type="float">
            <text:p>2,060555</text:p>
          </table:table-cell>
          <table:table-cell office:value-type="float" office:value="8.318083" calcext:value-type="float">
            <text:p>8,318083</text:p>
          </table:table-cell>
        </table:table-row>
        <table:table-row table:style-name="ro1">
          <table:table-cell office:value-type="float" office:value="1.116683" calcext:value-type="float">
            <text:p>1,116683</text:p>
          </table:table-cell>
          <table:table-cell office:value-type="float" office:value="2.978861" calcext:value-type="float">
            <text:p>2,978861</text:p>
          </table:table-cell>
        </table:table-row>
        <table:table-row table:style-name="ro1">
          <table:table-cell office:value-type="float" office:value="1.416756" calcext:value-type="float">
            <text:p>1,416756</text:p>
          </table:table-cell>
          <table:table-cell office:value-type="float" office:value="9.702498" calcext:value-type="float">
            <text:p>9,702498</text:p>
          </table:table-cell>
        </table:table-row>
        <table:table-row table:style-name="ro1">
          <table:table-cell office:value-type="float" office:value="2.46359" calcext:value-type="float">
            <text:p>2,46359</text:p>
          </table:table-cell>
          <table:table-cell office:value-type="float" office:value="3.246301" calcext:value-type="float">
            <text:p>3,246301</text:p>
          </table:table-cell>
        </table:table-row>
        <table:table-row table:style-name="ro1">
          <table:table-cell office:value-type="float" office:value="2.686266" calcext:value-type="float">
            <text:p>2,686266</text:p>
          </table:table-cell>
          <table:table-cell office:value-type="float" office:value="2.521463" calcext:value-type="float">
            <text:p>2,521463</text:p>
          </table:table-cell>
        </table:table-row>
        <table:table-row table:style-name="ro1">
          <table:table-cell office:value-type="float" office:value="1.30578" calcext:value-type="float">
            <text:p>1,30578</text:p>
          </table:table-cell>
          <table:table-cell office:value-type="float" office:value="7.817488" calcext:value-type="float">
            <text:p>7,817488</text:p>
          </table:table-cell>
        </table:table-row>
        <table:table-row table:style-name="ro1">
          <table:table-cell office:value-type="float" office:value="1.559132" calcext:value-type="float">
            <text:p>1,559132</text:p>
          </table:table-cell>
          <table:table-cell office:value-type="float" office:value="2.908576" calcext:value-type="float">
            <text:p>2,908576</text:p>
          </table:table-cell>
        </table:table-row>
        <table:table-row table:style-name="ro1">
          <table:table-cell office:value-type="float" office:value="6.715283" calcext:value-type="float">
            <text:p>6,715283</text:p>
          </table:table-cell>
          <table:table-cell office:value-type="float" office:value="6.885492" calcext:value-type="float">
            <text:p>6,885492</text:p>
          </table:table-cell>
        </table:table-row>
        <table:table-row table:style-name="ro1">
          <table:table-cell office:value-type="float" office:value="1.698814" calcext:value-type="float">
            <text:p>1,698814</text:p>
          </table:table-cell>
          <table:table-cell office:value-type="float" office:value="10.012567" calcext:value-type="float">
            <text:p>10,012567</text:p>
          </table:table-cell>
        </table:table-row>
        <table:table-row table:style-name="ro1">
          <table:table-cell office:value-type="float" office:value="1.507451" calcext:value-type="float">
            <text:p>1,507451</text:p>
          </table:table-cell>
          <table:table-cell office:value-type="float" office:value="8.532405" calcext:value-type="float">
            <text:p>8,532405</text:p>
          </table:table-cell>
        </table:table-row>
        <table:table-row table:style-name="ro1">
          <table:table-cell office:value-type="float" office:value="1.473924" calcext:value-type="float">
            <text:p>1,473924</text:p>
          </table:table-cell>
          <table:table-cell office:value-type="float" office:value="2.727658" calcext:value-type="float">
            <text:p>2,727658</text:p>
          </table:table-cell>
        </table:table-row>
        <table:table-row table:style-name="ro1">
          <table:table-cell office:value-type="float" office:value="2.872107" calcext:value-type="float">
            <text:p>2,872107</text:p>
          </table:table-cell>
          <table:table-cell office:value-type="float" office:value="3.103249" calcext:value-type="float">
            <text:p>3,103249</text:p>
          </table:table-cell>
        </table:table-row>
        <table:table-row table:style-name="ro1">
          <table:table-cell office:value-type="float" office:value="2.361244" calcext:value-type="float">
            <text:p>2,361244</text:p>
          </table:table-cell>
          <table:table-cell office:value-type="float" office:value="8.80389" calcext:value-type="float">
            <text:p>8,80389</text:p>
          </table:table-cell>
        </table:table-row>
        <table:table-row table:style-name="ro1">
          <table:table-cell office:value-type="float" office:value="1.588977" calcext:value-type="float">
            <text:p>1,588977</text:p>
          </table:table-cell>
          <table:table-cell office:value-type="float" office:value="10.03948" calcext:value-type="float">
            <text:p>10,03948</text:p>
          </table:table-cell>
        </table:table-row>
        <table:table-row table:style-name="ro1">
          <table:table-cell office:value-type="float" office:value="0.655836" calcext:value-type="float">
            <text:p>0,655836</text:p>
          </table:table-cell>
          <table:table-cell office:value-type="float" office:value="9.539969" calcext:value-type="float">
            <text:p>9,539969</text:p>
          </table:table-cell>
        </table:table-row>
        <table:table-row table:style-name="ro1">
          <table:table-cell office:value-type="float" office:value="2.34027" calcext:value-type="float">
            <text:p>2,34027</text:p>
          </table:table-cell>
          <table:table-cell office:value-type="float" office:value="3.439668" calcext:value-type="float">
            <text:p>3,439668</text:p>
          </table:table-cell>
        </table:table-row>
        <table:table-row table:style-name="ro1">
          <table:table-cell office:value-type="float" office:value="0.884288" calcext:value-type="float">
            <text:p>0,884288</text:p>
          </table:table-cell>
          <table:table-cell office:value-type="float" office:value="3.078175" calcext:value-type="float">
            <text:p>3,078175</text:p>
          </table:table-cell>
        </table:table-row>
        <table:table-row table:style-name="ro1">
          <table:table-cell office:value-type="float" office:value="2.762851" calcext:value-type="float">
            <text:p>2,762851</text:p>
          </table:table-cell>
          <table:table-cell office:value-type="float" office:value="2.975192" calcext:value-type="float">
            <text:p>2,975192</text:p>
          </table:table-cell>
        </table:table-row>
        <table:table-row table:style-name="ro1">
          <table:table-cell office:value-type="float" office:value="6.346644" calcext:value-type="float">
            <text:p>6,346644</text:p>
          </table:table-cell>
          <table:table-cell office:value-type="float" office:value="6.075723" calcext:value-type="float">
            <text:p>6,075723</text:p>
          </table:table-cell>
        </table:table-row>
        <table:table-row table:style-name="ro1">
          <table:table-cell office:value-type="float" office:value="2.380064" calcext:value-type="float">
            <text:p>2,380064</text:p>
          </table:table-cell>
          <table:table-cell office:value-type="float" office:value="9.622384" calcext:value-type="float">
            <text:p>9,622384</text:p>
          </table:table-cell>
        </table:table-row>
        <table:table-row table:style-name="ro1">
          <table:table-cell office:value-type="float" office:value="2.418653" calcext:value-type="float">
            <text:p>2,418653</text:p>
          </table:table-cell>
          <table:table-cell office:value-type="float" office:value="8.791215" calcext:value-type="float">
            <text:p>8,791215</text:p>
          </table:table-cell>
        </table:table-row>
        <table:table-row table:style-name="ro1">
          <table:table-cell office:value-type="float" office:value="6.525762" calcext:value-type="float">
            <text:p>6,525762</text:p>
          </table:table-cell>
          <table:table-cell office:value-type="float" office:value="7.21465" calcext:value-type="float">
            <text:p>7,21465</text:p>
          </table:table-cell>
        </table:table-row>
        <table:table-row table:style-name="ro1">
          <table:table-cell office:value-type="float" office:value="1.70888" calcext:value-type="float">
            <text:p>1,70888</text:p>
          </table:table-cell>
          <table:table-cell office:value-type="float" office:value="9.22797" calcext:value-type="float">
            <text:p>9,22797</text:p>
          </table:table-cell>
        </table:table-row>
        <table:table-row table:style-name="ro1">
          <table:table-cell office:value-type="float" office:value="2.562173" calcext:value-type="float">
            <text:p>2,562173</text:p>
          </table:table-cell>
          <table:table-cell office:value-type="float" office:value="2.904186" calcext:value-type="float">
            <text:p>2,904186</text:p>
          </table:table-cell>
        </table:table-row>
        <table:table-row table:style-name="ro1">
          <table:table-cell office:value-type="float" office:value="6.853841" calcext:value-type="float">
            <text:p>6,853841</text:p>
          </table:table-cell>
          <table:table-cell office:value-type="float" office:value="6.822481" calcext:value-type="float">
            <text:p>6,822481</text:p>
          </table:table-cell>
        </table:table-row>
        <table:table-row table:style-name="ro1">
          <table:table-cell office:value-type="float" office:value="1.63659" calcext:value-type="float">
            <text:p>1,63659</text:p>
          </table:table-cell>
          <table:table-cell office:value-type="float" office:value="8.882493" calcext:value-type="float">
            <text:p>8,882493</text:p>
          </table:table-cell>
        </table:table-row>
        <table:table-row table:style-name="ro1">
          <table:table-cell office:value-type="float" office:value="0.647975" calcext:value-type="float">
            <text:p>0,647975</text:p>
          </table:table-cell>
          <table:table-cell office:value-type="float" office:value="9.75896" calcext:value-type="float">
            <text:p>9,75896</text:p>
          </table:table-cell>
        </table:table-row>
        <table:table-row table:style-name="ro1">
          <table:table-cell office:value-type="float" office:value="1.817827" calcext:value-type="float">
            <text:p>1,817827</text:p>
          </table:table-cell>
          <table:table-cell office:value-type="float" office:value="8.827989" calcext:value-type="float">
            <text:p>8,827989</text:p>
          </table:table-cell>
        </table:table-row>
        <table:table-row table:style-name="ro1">
          <table:table-cell office:value-type="float" office:value="1.893201" calcext:value-type="float">
            <text:p>1,893201</text:p>
          </table:table-cell>
          <table:table-cell office:value-type="float" office:value="8.386457" calcext:value-type="float">
            <text:p>8,386457</text:p>
          </table:table-cell>
        </table:table-row>
        <table:table-row table:style-name="ro1">
          <table:table-cell office:value-type="float" office:value="2.707119" calcext:value-type="float">
            <text:p>2,707119</text:p>
          </table:table-cell>
          <table:table-cell office:value-type="float" office:value="2.678814" calcext:value-type="float">
            <text:p>2,678814</text:p>
          </table:table-cell>
        </table:table-row>
        <table:table-row table:style-name="ro1">
          <table:table-cell office:value-type="float" office:value="7.685088" calcext:value-type="float">
            <text:p>7,685088</text:p>
          </table:table-cell>
          <table:table-cell office:value-type="float" office:value="6.932559" calcext:value-type="float">
            <text:p>6,932559</text:p>
          </table:table-cell>
        </table:table-row>
        <table:table-row table:style-name="ro1">
          <table:table-cell office:value-type="float" office:value="2.91441" calcext:value-type="float">
            <text:p>2,91441</text:p>
          </table:table-cell>
          <table:table-cell office:value-type="float" office:value="2.790379" calcext:value-type="float">
            <text:p>2,790379</text:p>
          </table:table-cell>
        </table:table-row>
        <table:table-row table:style-name="ro1">
          <table:table-cell office:value-type="float" office:value="1.270734" calcext:value-type="float">
            <text:p>1,270734</text:p>
          </table:table-cell>
          <table:table-cell office:value-type="float" office:value="2.580375" calcext:value-type="float">
            <text:p>2,580375</text:p>
          </table:table-cell>
        </table:table-row>
        <table:table-row table:style-name="ro1">
          <table:table-cell office:value-type="float" office:value="2.350657" calcext:value-type="float">
            <text:p>2,350657</text:p>
          </table:table-cell>
          <table:table-cell office:value-type="float" office:value="3.785053" calcext:value-type="float">
            <text:p>3,785053</text:p>
          </table:table-cell>
        </table:table-row>
        <table:table-row table:style-name="ro1">
          <table:table-cell office:value-type="float" office:value="2.714607" calcext:value-type="float">
            <text:p>2,714607</text:p>
          </table:table-cell>
          <table:table-cell office:value-type="float" office:value="8.548438" calcext:value-type="float">
            <text:p>8,548438</text:p>
          </table:table-cell>
        </table:table-row>
        <table:table-row table:style-name="ro1">
          <table:table-cell office:value-type="float" office:value="1.211592" calcext:value-type="float">
            <text:p>1,211592</text:p>
          </table:table-cell>
          <table:table-cell office:value-type="float" office:value="8.574747" calcext:value-type="float">
            <text:p>8,574747</text:p>
          </table:table-cell>
        </table:table-row>
        <table:table-row table:style-name="ro1">
          <table:table-cell office:value-type="float" office:value="1.61112" calcext:value-type="float">
            <text:p>1,61112</text:p>
          </table:table-cell>
          <table:table-cell office:value-type="float" office:value="8.855998" calcext:value-type="float">
            <text:p>8,855998</text:p>
          </table:table-cell>
        </table:table-row>
        <table:table-row table:style-name="ro1">
          <table:table-cell office:value-type="float" office:value="7.778129" calcext:value-type="float">
            <text:p>7,778129</text:p>
          </table:table-cell>
          <table:table-cell office:value-type="float" office:value="5.906496" calcext:value-type="float">
            <text:p>5,906496</text:p>
          </table:table-cell>
        </table:table-row>
        <table:table-row table:style-name="ro1">
          <table:table-cell office:value-type="float" office:value="1.012009" calcext:value-type="float">
            <text:p>1,012009</text:p>
          </table:table-cell>
          <table:table-cell office:value-type="float" office:value="3.549324" calcext:value-type="float">
            <text:p>3,549324</text:p>
          </table:table-cell>
        </table:table-row>
        <table:table-row table:style-name="ro1">
          <table:table-cell office:value-type="float" office:value="2.043866" calcext:value-type="float">
            <text:p>2,043866</text:p>
          </table:table-cell>
          <table:table-cell office:value-type="float" office:value="3.966943" calcext:value-type="float">
            <text:p>3,966943</text:p>
          </table:table-cell>
        </table:table-row>
        <table:table-row table:style-name="ro1">
          <table:table-cell office:value-type="float" office:value="5.950017" calcext:value-type="float">
            <text:p>5,950017</text:p>
          </table:table-cell>
          <table:table-cell office:value-type="float" office:value="4.951331" calcext:value-type="float">
            <text:p>4,951331</text:p>
          </table:table-cell>
        </table:table-row>
        <table:table-row table:style-name="ro1">
          <table:table-cell office:value-type="float" office:value="6.841857" calcext:value-type="float">
            <text:p>6,841857</text:p>
          </table:table-cell>
          <table:table-cell office:value-type="float" office:value="5.641066" calcext:value-type="float">
            <text:p>5,641066</text:p>
          </table:table-cell>
        </table:table-row>
        <table:table-row table:style-name="ro1">
          <table:table-cell office:value-type="float" office:value="3.269705" calcext:value-type="float">
            <text:p>3,269705</text:p>
          </table:table-cell>
          <table:table-cell office:value-type="float" office:value="2.507674" calcext:value-type="float">
            <text:p>2,507674</text:p>
          </table:table-cell>
        </table:table-row>
        <table:table-row table:style-name="ro1">
          <table:table-cell office:value-type="float" office:value="1.635552" calcext:value-type="float">
            <text:p>1,635552</text:p>
          </table:table-cell>
          <table:table-cell office:value-type="float" office:value="8.554352" calcext:value-type="float">
            <text:p>8,554352</text:p>
          </table:table-cell>
        </table:table-row>
        <table:table-row table:style-name="ro1">
          <table:table-cell office:value-type="float" office:value="0.738938" calcext:value-type="float">
            <text:p>0,738938</text:p>
          </table:table-cell>
          <table:table-cell office:value-type="float" office:value="8.753211" calcext:value-type="float">
            <text:p>8,753211</text:p>
          </table:table-cell>
        </table:table-row>
        <table:table-row table:style-name="ro1">
          <table:table-cell office:value-type="float" office:value="2.565826" calcext:value-type="float">
            <text:p>2,565826</text:p>
          </table:table-cell>
          <table:table-cell office:value-type="float" office:value="8.568322" calcext:value-type="float">
            <text:p>8,568322</text:p>
          </table:table-cell>
        </table:table-row>
        <table:table-row table:style-name="ro1">
          <table:table-cell office:value-type="float" office:value="2.674226" calcext:value-type="float">
            <text:p>2,674226</text:p>
          </table:table-cell>
          <table:table-cell office:value-type="float" office:value="3.63263" calcext:value-type="float">
            <text:p>3,63263</text:p>
          </table:table-cell>
        </table:table-row>
        <table:table-row table:style-name="ro1">
          <table:table-cell office:value-type="float" office:value="6.786006" calcext:value-type="float">
            <text:p>6,786006</text:p>
          </table:table-cell>
          <table:table-cell office:value-type="float" office:value="4.845458" calcext:value-type="float">
            <text:p>4,845458</text:p>
          </table:table-cell>
        </table:table-row>
        <table:table-row table:style-name="ro1">
          <table:table-cell office:value-type="float" office:value="1.719395" calcext:value-type="float">
            <text:p>1,719395</text:p>
          </table:table-cell>
          <table:table-cell office:value-type="float" office:value="8.035686" calcext:value-type="float">
            <text:p>8,035686</text:p>
          </table:table-cell>
        </table:table-row>
        <table:table-row table:style-name="ro1">
          <table:table-cell office:value-type="float" office:value="2.980407" calcext:value-type="float">
            <text:p>2,980407</text:p>
          </table:table-cell>
          <table:table-cell office:value-type="float" office:value="2.768606" calcext:value-type="float">
            <text:p>2,768606</text:p>
          </table:table-cell>
        </table:table-row>
        <table:table-row table:style-name="ro1">
          <table:table-cell office:value-type="float" office:value="2.408303" calcext:value-type="float">
            <text:p>2,408303</text:p>
          </table:table-cell>
          <table:table-cell office:value-type="float" office:value="9.377704" calcext:value-type="float">
            <text:p>9,377704</text:p>
          </table:table-cell>
        </table:table-row>
        <table:table-row table:style-name="ro1">
          <table:table-cell office:value-type="float" office:value="0.87713" calcext:value-type="float">
            <text:p>0,87713</text:p>
          </table:table-cell>
          <table:table-cell office:value-type="float" office:value="4.224849" calcext:value-type="float">
            <text:p>4,224849</text:p>
          </table:table-cell>
        </table:table-row>
        <table:table-row table:style-name="ro1">
          <table:table-cell office:value-type="float" office:value="1.342013" calcext:value-type="float">
            <text:p>1,342013</text:p>
          </table:table-cell>
          <table:table-cell office:value-type="float" office:value="8.365217" calcext:value-type="float">
            <text:p>8,365217</text:p>
          </table:table-cell>
        </table:table-row>
        <table:table-row table:style-name="ro1">
          <table:table-cell office:value-type="float" office:value="1.805159" calcext:value-type="float">
            <text:p>1,805159</text:p>
          </table:table-cell>
          <table:table-cell office:value-type="float" office:value="9.300225" calcext:value-type="float">
            <text:p>9,300225</text:p>
          </table:table-cell>
        </table:table-row>
        <table:table-row table:style-name="ro1">
          <table:table-cell office:value-type="float" office:value="2.602281" calcext:value-type="float">
            <text:p>2,602281</text:p>
          </table:table-cell>
          <table:table-cell office:value-type="float" office:value="9.568207" calcext:value-type="float">
            <text:p>9,568207</text:p>
          </table:table-cell>
        </table:table-row>
        <table:table-row table:style-name="ro1">
          <table:table-cell office:value-type="float" office:value="1.936366" calcext:value-type="float">
            <text:p>1,936366</text:p>
          </table:table-cell>
          <table:table-cell office:value-type="float" office:value="3.485958" calcext:value-type="float">
            <text:p>3,485958</text:p>
          </table:table-cell>
        </table:table-row>
        <table:table-row table:style-name="ro1">
          <table:table-cell office:value-type="float" office:value="1.539741" calcext:value-type="float">
            <text:p>1,539741</text:p>
          </table:table-cell>
          <table:table-cell office:value-type="float" office:value="8.746152" calcext:value-type="float">
            <text:p>8,746152</text:p>
          </table:table-cell>
        </table:table-row>
        <table:table-row table:style-name="ro1">
          <table:table-cell office:value-type="float" office:value="2.289143" calcext:value-type="float">
            <text:p>2,289143</text:p>
          </table:table-cell>
          <table:table-cell office:value-type="float" office:value="4.23505" calcext:value-type="float">
            <text:p>4,23505</text:p>
          </table:table-cell>
        </table:table-row>
        <table:table-row table:style-name="ro1">
          <table:table-cell office:value-type="float" office:value="5.794944" calcext:value-type="float">
            <text:p>5,794944</text:p>
          </table:table-cell>
          <table:table-cell office:value-type="float" office:value="6.707254" calcext:value-type="float">
            <text:p>6,707254</text:p>
          </table:table-cell>
        </table:table-row>
        <table:table-row table:style-name="ro1">
          <table:table-cell office:value-type="float" office:value="1.707409" calcext:value-type="float">
            <text:p>1,707409</text:p>
          </table:table-cell>
          <table:table-cell office:value-type="float" office:value="3.47695" calcext:value-type="float">
            <text:p>3,47695</text:p>
          </table:table-cell>
        </table:table-row>
        <table:table-row table:style-name="ro1">
          <table:table-cell office:value-type="float" office:value="2.47205" calcext:value-type="float">
            <text:p>2,47205</text:p>
          </table:table-cell>
          <table:table-cell office:value-type="float" office:value="3.286467" calcext:value-type="float">
            <text:p>3,286467</text:p>
          </table:table-cell>
        </table:table-row>
        <table:table-row table:style-name="ro1">
          <table:table-cell office:value-type="float" office:value="7.035775" calcext:value-type="float">
            <text:p>7,035775</text:p>
          </table:table-cell>
          <table:table-cell office:value-type="float" office:value="6.066791" calcext:value-type="float">
            <text:p>6,066791</text:p>
          </table:table-cell>
        </table:table-row>
        <table:table-row table:style-name="ro1">
          <table:table-cell office:value-type="float" office:value="1.321803" calcext:value-type="float">
            <text:p>1,321803</text:p>
          </table:table-cell>
          <table:table-cell office:value-type="float" office:value="4.260149" calcext:value-type="float">
            <text:p>4,260149</text:p>
          </table:table-cell>
        </table:table-row>
        <table:table-row table:style-name="ro1">
          <table:table-cell office:value-type="float" office:value="2.410015" calcext:value-type="float">
            <text:p>2,410015</text:p>
          </table:table-cell>
          <table:table-cell office:value-type="float" office:value="9.143753" calcext:value-type="float">
            <text:p>9,143753</text:p>
          </table:table-cell>
        </table:table-row>
        <table:table-row table:style-name="ro1">
          <table:table-cell office:value-type="float" office:value="0.910368" calcext:value-type="float">
            <text:p>0,910368</text:p>
          </table:table-cell>
          <table:table-cell office:value-type="float" office:value="3.279331" calcext:value-type="float">
            <text:p>3,279331</text:p>
          </table:table-cell>
        </table:table-row>
        <table:table-row table:style-name="ro1">
          <table:table-cell office:value-type="float" office:value="1.842638" calcext:value-type="float">
            <text:p>1,842638</text:p>
          </table:table-cell>
          <table:table-cell office:value-type="float" office:value="9.117421" calcext:value-type="float">
            <text:p>9,117421</text:p>
          </table:table-cell>
        </table:table-row>
        <table:table-row table:style-name="ro1">
          <table:table-cell office:value-type="float" office:value="6.789518" calcext:value-type="float">
            <text:p>6,789518</text:p>
          </table:table-cell>
          <table:table-cell office:value-type="float" office:value="6.974077" calcext:value-type="float">
            <text:p>6,974077</text:p>
          </table:table-cell>
        </table:table-row>
        <table:table-row table:style-name="ro1">
          <table:table-cell office:value-type="float" office:value="1.45111" calcext:value-type="float">
            <text:p>1,45111</text:p>
          </table:table-cell>
          <table:table-cell office:value-type="float" office:value="9.774319" calcext:value-type="float">
            <text:p>9,774319</text:p>
          </table:table-cell>
        </table:table-row>
        <table:table-row table:style-name="ro1">
          <table:table-cell office:value-type="float" office:value="2.604798" calcext:value-type="float">
            <text:p>2,604798</text:p>
          </table:table-cell>
          <table:table-cell office:value-type="float" office:value="2.917979" calcext:value-type="float">
            <text:p>2,917979</text:p>
          </table:table-cell>
        </table:table-row>
        <table:table-row table:style-name="ro1">
          <table:table-cell office:value-type="float" office:value="7.002124" calcext:value-type="float">
            <text:p>7,002124</text:p>
          </table:table-cell>
          <table:table-cell office:value-type="float" office:value="5.284577" calcext:value-type="float">
            <text:p>5,284577</text:p>
          </table:table-cell>
        </table:table-row>
        <table:table-row table:style-name="ro1">
          <table:table-cell office:value-type="float" office:value="2.033891" calcext:value-type="float">
            <text:p>2,033891</text:p>
          </table:table-cell>
          <table:table-cell office:value-type="float" office:value="8.444012" calcext:value-type="float">
            <text:p>8,444012</text:p>
          </table:table-cell>
        </table:table-row>
        <table:table-row table:style-name="ro1">
          <table:table-cell office:value-type="float" office:value="2.22065" calcext:value-type="float">
            <text:p>2,22065</text:p>
          </table:table-cell>
          <table:table-cell office:value-type="float" office:value="9.967355" calcext:value-type="float">
            <text:p>9,967355</text:p>
          </table:table-cell>
        </table:table-row>
        <table:table-row table:style-name="ro1">
          <table:table-cell office:value-type="float" office:value="6.318547" calcext:value-type="float">
            <text:p>6,318547</text:p>
          </table:table-cell>
          <table:table-cell office:value-type="float" office:value="6.627118" calcext:value-type="float">
            <text:p>6,627118</text:p>
          </table:table-cell>
        </table:table-row>
        <table:table-row table:style-name="ro1">
          <table:table-cell office:value-type="float" office:value="2.627521" calcext:value-type="float">
            <text:p>2,627521</text:p>
          </table:table-cell>
          <table:table-cell office:value-type="float" office:value="2.8354" calcext:value-type="float">
            <text:p>2,8354</text:p>
          </table:table-cell>
        </table:table-row>
        <table:table-row table:style-name="ro1">
          <table:table-cell office:value-type="float" office:value="6.401226" calcext:value-type="float">
            <text:p>6,401226</text:p>
          </table:table-cell>
          <table:table-cell office:value-type="float" office:value="5.287564" calcext:value-type="float">
            <text:p>5,287564</text:p>
          </table:table-cell>
        </table:table-row>
        <table:table-row table:style-name="ro1">
          <table:table-cell office:value-type="float" office:value="1.483016" calcext:value-type="float">
            <text:p>1,483016</text:p>
          </table:table-cell>
          <table:table-cell office:value-type="float" office:value="9.513112" calcext:value-type="float">
            <text:p>9,513112</text:p>
          </table:table-cell>
        </table:table-row>
        <table:table-row table:style-name="ro1">
          <table:table-cell office:value-type="float" office:value="1.055393" calcext:value-type="float">
            <text:p>1,055393</text:p>
          </table:table-cell>
          <table:table-cell office:value-type="float" office:value="2.141945" calcext:value-type="float">
            <text:p>2,141945</text:p>
          </table:table-cell>
        </table:table-row>
        <table:table-row table:style-name="ro1">
          <table:table-cell office:value-type="float" office:value="6.923364" calcext:value-type="float">
            <text:p>6,923364</text:p>
          </table:table-cell>
          <table:table-cell office:value-type="float" office:value="5.988907" calcext:value-type="float">
            <text:p>5,988907</text:p>
          </table:table-cell>
        </table:table-row>
        <table:table-row table:style-name="ro1">
          <table:table-cell office:value-type="float" office:value="6.812838" calcext:value-type="float">
            <text:p>6,812838</text:p>
          </table:table-cell>
          <table:table-cell office:value-type="float" office:value="6.240586" calcext:value-type="float">
            <text:p>6,240586</text:p>
          </table:table-cell>
        </table:table-row>
        <table:table-row table:style-name="ro1">
          <table:table-cell office:value-type="float" office:value="1.975336" calcext:value-type="float">
            <text:p>1,975336</text:p>
          </table:table-cell>
          <table:table-cell office:value-type="float" office:value="3.013789" calcext:value-type="float">
            <text:p>3,013789</text:p>
          </table:table-cell>
        </table:table-row>
        <table:table-row table:style-name="ro1">
          <table:table-cell office:value-type="float" office:value="7.786491" calcext:value-type="float">
            <text:p>7,786491</text:p>
          </table:table-cell>
          <table:table-cell office:value-type="float" office:value="6.61776" calcext:value-type="float">
            <text:p>6,61776</text:p>
          </table:table-cell>
        </table:table-row>
        <table:table-row table:style-name="ro1">
          <table:table-cell office:value-type="float" office:value="2.318424" calcext:value-type="float">
            <text:p>2,318424</text:p>
          </table:table-cell>
          <table:table-cell office:value-type="float" office:value="9.623453" calcext:value-type="float">
            <text:p>9,623453</text:p>
          </table:table-cell>
        </table:table-row>
        <table:table-row table:style-name="ro1">
          <table:table-cell office:value-type="float" office:value="7.081489" calcext:value-type="float">
            <text:p>7,081489</text:p>
          </table:table-cell>
          <table:table-cell office:value-type="float" office:value="6.288955" calcext:value-type="float">
            <text:p>6,288955</text:p>
          </table:table-cell>
        </table:table-row>
        <table:table-row table:style-name="ro1">
          <table:table-cell office:value-type="float" office:value="2.342661" calcext:value-type="float">
            <text:p>2,342661</text:p>
          </table:table-cell>
          <table:table-cell office:value-type="float" office:value="2.54335" calcext:value-type="float">
            <text:p>2,54335</text:p>
          </table:table-cell>
        </table:table-row>
        <table:table-row table:style-name="ro1">
          <table:table-cell office:value-type="float" office:value="1.827677" calcext:value-type="float">
            <text:p>1,827677</text:p>
          </table:table-cell>
          <table:table-cell office:value-type="float" office:value="8.878326" calcext:value-type="float">
            <text:p>8,878326</text:p>
          </table:table-cell>
        </table:table-row>
        <table:table-row table:style-name="ro1">
          <table:table-cell office:value-type="float" office:value="6.900309" calcext:value-type="float">
            <text:p>6,900309</text:p>
          </table:table-cell>
          <table:table-cell office:value-type="float" office:value="5.91709" calcext:value-type="float">
            <text:p>5,91709</text:p>
          </table:table-cell>
        </table:table-row>
        <table:table-row table:style-name="ro1">
          <table:table-cell office:value-type="float" office:value="1.340719" calcext:value-type="float">
            <text:p>1,340719</text:p>
          </table:table-cell>
          <table:table-cell office:value-type="float" office:value="3.744261" calcext:value-type="float">
            <text:p>3,744261</text:p>
          </table:table-cell>
        </table:table-row>
        <table:table-row table:style-name="ro1">
          <table:table-cell office:value-type="float" office:value="6.334712" calcext:value-type="float">
            <text:p>6,334712</text:p>
          </table:table-cell>
          <table:table-cell office:value-type="float" office:value="6.122134" calcext:value-type="float">
            <text:p>6,122134</text:p>
          </table:table-cell>
        </table:table-row>
        <table:table-row table:style-name="ro1">
          <table:table-cell office:value-type="float" office:value="6.778401" calcext:value-type="float">
            <text:p>6,778401</text:p>
          </table:table-cell>
          <table:table-cell office:value-type="float" office:value="6.599863" calcext:value-type="float">
            <text:p>6,599863</text:p>
          </table:table-cell>
        </table:table-row>
        <table:table-row table:style-name="ro1">
          <table:table-cell office:value-type="float" office:value="6.390861" calcext:value-type="float">
            <text:p>6,390861</text:p>
          </table:table-cell>
          <table:table-cell office:value-type="float" office:value="5.991056" calcext:value-type="float">
            <text:p>5,991056</text:p>
          </table:table-cell>
        </table:table-row>
        <table:table-row table:style-name="ro1">
          <table:table-cell office:value-type="float" office:value="1.632296" calcext:value-type="float">
            <text:p>1,632296</text:p>
          </table:table-cell>
          <table:table-cell office:value-type="float" office:value="8.950791" calcext:value-type="float">
            <text:p>8,950791</text:p>
          </table:table-cell>
        </table:table-row>
        <table:table-row table:style-name="ro1">
          <table:table-cell office:value-type="float" office:value="1.010789" calcext:value-type="float">
            <text:p>1,010789</text:p>
          </table:table-cell>
          <table:table-cell office:value-type="float" office:value="3.195301" calcext:value-type="float">
            <text:p>3,195301</text:p>
          </table:table-cell>
        </table:table-row>
        <table:table-row table:style-name="ro1">
          <table:table-cell office:value-type="float" office:value="1.635667" calcext:value-type="float">
            <text:p>1,635667</text:p>
          </table:table-cell>
          <table:table-cell office:value-type="float" office:value="8.717125" calcext:value-type="float">
            <text:p>8,717125</text:p>
          </table:table-cell>
        </table:table-row>
        <table:table-row table:style-name="ro1">
          <table:table-cell office:value-type="float" office:value="2.705064" calcext:value-type="float">
            <text:p>2,705064</text:p>
          </table:table-cell>
          <table:table-cell office:value-type="float" office:value="3.115171" calcext:value-type="float">
            <text:p>3,115171</text:p>
          </table:table-cell>
        </table:table-row>
        <table:table-row table:style-name="ro1">
          <table:table-cell office:value-type="float" office:value="5.700406" calcext:value-type="float">
            <text:p>5,700406</text:p>
          </table:table-cell>
          <table:table-cell office:value-type="float" office:value="6.469122" calcext:value-type="float">
            <text:p>6,469122</text:p>
          </table:table-cell>
        </table:table-row>
        <table:table-row table:style-name="ro1">
          <table:table-cell office:value-type="float" office:value="1.588046" calcext:value-type="float">
            <text:p>1,588046</text:p>
          </table:table-cell>
          <table:table-cell office:value-type="float" office:value="10.2995" calcext:value-type="float">
            <text:p>10,2995</text:p>
          </table:table-cell>
        </table:table-row>
        <table:table-row table:style-name="ro1">
          <table:table-cell office:value-type="float" office:value="6.77485" calcext:value-type="float">
            <text:p>6,77485</text:p>
          </table:table-cell>
          <table:table-cell office:value-type="float" office:value="7.07317" calcext:value-type="float">
            <text:p>7,07317</text:p>
          </table:table-cell>
        </table:table-row>
        <table:table-row table:style-name="ro1">
          <table:table-cell office:value-type="float" office:value="2.063584" calcext:value-type="float">
            <text:p>2,063584</text:p>
          </table:table-cell>
          <table:table-cell office:value-type="float" office:value="4.470298" calcext:value-type="float">
            <text:p>4,470298</text:p>
          </table:table-cell>
        </table:table-row>
        <table:table-row table:style-name="ro1">
          <table:table-cell office:value-type="float" office:value="7.450926" calcext:value-type="float">
            <text:p>7,450926</text:p>
          </table:table-cell>
          <table:table-cell office:value-type="float" office:value="4.895246" calcext:value-type="float">
            <text:p>4,895246</text:p>
          </table:table-cell>
        </table:table-row>
        <table:table-row table:style-name="ro1">
          <table:table-cell office:value-type="float" office:value="2.707236" calcext:value-type="float">
            <text:p>2,707236</text:p>
          </table:table-cell>
          <table:table-cell office:value-type="float" office:value="8.773117" calcext:value-type="float">
            <text:p>8,773117</text:p>
          </table:table-cell>
        </table:table-row>
        <table:table-row table:style-name="ro1">
          <table:table-cell office:value-type="float" office:value="6.82169" calcext:value-type="float">
            <text:p>6,82169</text:p>
          </table:table-cell>
          <table:table-cell office:value-type="float" office:value="6.071817" calcext:value-type="float">
            <text:p>6,071817</text:p>
          </table:table-cell>
        </table:table-row>
        <table:table-row table:style-name="ro1">
          <table:table-cell office:value-type="float" office:value="1.432474" calcext:value-type="float">
            <text:p>1,432474</text:p>
          </table:table-cell>
          <table:table-cell office:value-type="float" office:value="8.922236" calcext:value-type="float">
            <text:p>8,922236</text:p>
          </table:table-cell>
        </table:table-row>
        <table:table-row table:style-name="ro1">
          <table:table-cell office:value-type="float" office:value="7.614538" calcext:value-type="float">
            <text:p>7,614538</text:p>
          </table:table-cell>
          <table:table-cell office:value-type="float" office:value="6.049123" calcext:value-type="float">
            <text:p>6,049123</text:p>
          </table:table-cell>
        </table:table-row>
        <table:table-row table:style-name="ro1">
          <table:table-cell office:value-type="float" office:value="1.693812" calcext:value-type="float">
            <text:p>1,693812</text:p>
          </table:table-cell>
          <table:table-cell office:value-type="float" office:value="10.162257" calcext:value-type="float">
            <text:p>10,162257</text:p>
          </table:table-cell>
        </table:table-row>
        <table:table-row table:style-name="ro1">
          <table:table-cell office:value-type="float" office:value="6.002778" calcext:value-type="float">
            <text:p>6,002778</text:p>
          </table:table-cell>
          <table:table-cell office:value-type="float" office:value="5.92225" calcext:value-type="float">
            <text:p>5,92225</text:p>
          </table:table-cell>
        </table:table-row>
        <table:table-row table:style-name="ro1">
          <table:table-cell office:value-type="float" office:value="1.421427" calcext:value-type="float">
            <text:p>1,421427</text:p>
          </table:table-cell>
          <table:table-cell office:value-type="float" office:value="2.522236" calcext:value-type="float">
            <text:p>2,522236</text:p>
          </table:table-cell>
        </table:table-row>
        <table:table-row table:style-name="ro1">
          <table:table-cell office:value-type="float" office:value="1.956234" calcext:value-type="float">
            <text:p>1,956234</text:p>
          </table:table-cell>
          <table:table-cell office:value-type="float" office:value="9.490895" calcext:value-type="float">
            <text:p>9,490895</text:p>
          </table:table-cell>
        </table:table-row>
        <table:table-row table:style-name="ro1">
          <table:table-cell office:value-type="float" office:value="2.185484" calcext:value-type="float">
            <text:p>2,185484</text:p>
          </table:table-cell>
          <table:table-cell office:value-type="float" office:value="3.322866" calcext:value-type="float">
            <text:p>3,322866</text:p>
          </table:table-cell>
        </table:table-row>
        <table:table-row table:style-name="ro1">
          <table:table-cell office:value-type="float" office:value="7.348651" calcext:value-type="float">
            <text:p>7,348651</text:p>
          </table:table-cell>
          <table:table-cell office:value-type="float" office:value="5.481975" calcext:value-type="float">
            <text:p>5,481975</text:p>
          </table:table-cell>
        </table:table-row>
        <table:table-row table:style-name="ro1">
          <table:table-cell office:value-type="float" office:value="6.609993" calcext:value-type="float">
            <text:p>6,609993</text:p>
          </table:table-cell>
          <table:table-cell office:value-type="float" office:value="6.253535" calcext:value-type="float">
            <text:p>6,253535</text:p>
          </table:table-cell>
        </table:table-row>
        <table:table-row table:style-name="ro1">
          <table:table-cell office:value-type="float" office:value="6.661705" calcext:value-type="float">
            <text:p>6,661705</text:p>
          </table:table-cell>
          <table:table-cell office:value-type="float" office:value="5.744334" calcext:value-type="float">
            <text:p>5,744334</text:p>
          </table:table-cell>
        </table:table-row>
        <table:table-row table:style-name="ro1">
          <table:table-cell office:value-type="float" office:value="2.305878" calcext:value-type="float">
            <text:p>2,305878</text:p>
          </table:table-cell>
          <table:table-cell office:value-type="float" office:value="3.604778" calcext:value-type="float">
            <text:p>3,604778</text:p>
          </table:table-cell>
        </table:table-row>
        <table:table-row table:style-name="ro1">
          <table:table-cell office:value-type="float" office:value="6.094059" calcext:value-type="float">
            <text:p>6,094059</text:p>
          </table:table-cell>
          <table:table-cell office:value-type="float" office:value="5.418559" calcext:value-type="float">
            <text:p>5,418559</text:p>
          </table:table-cell>
        </table:table-row>
        <table:table-row table:style-name="ro1">
          <table:table-cell office:value-type="float" office:value="1.583233" calcext:value-type="float">
            <text:p>1,583233</text:p>
          </table:table-cell>
          <table:table-cell office:value-type="float" office:value="9.159048" calcext:value-type="float">
            <text:p>9,159048</text:p>
          </table:table-cell>
        </table:table-row>
        <table:table-row table:style-name="ro1">
          <table:table-cell office:value-type="float" office:value="2.62538" calcext:value-type="float">
            <text:p>2,62538</text:p>
          </table:table-cell>
          <table:table-cell office:value-type="float" office:value="3.622437" calcext:value-type="float">
            <text:p>3,622437</text:p>
          </table:table-cell>
        </table:table-row>
        <table:table-row table:style-name="ro1">
          <table:table-cell office:value-type="float" office:value="2.991374" calcext:value-type="float">
            <text:p>2,991374</text:p>
          </table:table-cell>
          <table:table-cell office:value-type="float" office:value="10.179958" calcext:value-type="float">
            <text:p>10,179958</text:p>
          </table:table-cell>
        </table:table-row>
        <table:table-row table:style-name="ro1">
          <table:table-cell office:value-type="float" office:value="2.054781" calcext:value-type="float">
            <text:p>2,054781</text:p>
          </table:table-cell>
          <table:table-cell office:value-type="float" office:value="3.039286" calcext:value-type="float">
            <text:p>3,039286</text:p>
          </table:table-cell>
        </table:table-row>
        <table:table-row table:style-name="ro1">
          <table:table-cell office:value-type="float" office:value="1.537459" calcext:value-type="float">
            <text:p>1,537459</text:p>
          </table:table-cell>
          <table:table-cell office:value-type="float" office:value="4.676184" calcext:value-type="float">
            <text:p>4,676184</text:p>
          </table:table-cell>
        </table:table-row>
        <table:table-row table:style-name="ro1">
          <table:table-cell office:value-type="float" office:value="6.011222" calcext:value-type="float">
            <text:p>6,011222</text:p>
          </table:table-cell>
          <table:table-cell office:value-type="float" office:value="6.071031" calcext:value-type="float">
            <text:p>6,071031</text:p>
          </table:table-cell>
        </table:table-row>
        <table:table-row table:style-name="ro1">
          <table:table-cell office:value-type="float" office:value="2.285612" calcext:value-type="float">
            <text:p>2,285612</text:p>
          </table:table-cell>
          <table:table-cell office:value-type="float" office:value="2.298296" calcext:value-type="float">
            <text:p>2,298296</text:p>
          </table:table-cell>
        </table:table-row>
        <table:table-row table:style-name="ro1">
          <table:table-cell office:value-type="float" office:value="2.580129" calcext:value-type="float">
            <text:p>2,580129</text:p>
          </table:table-cell>
          <table:table-cell office:value-type="float" office:value="3.315905" calcext:value-type="float">
            <text:p>3,315905</text:p>
          </table:table-cell>
        </table:table-row>
        <table:table-row table:style-name="ro1">
          <table:table-cell office:value-type="float" office:value="1.636964" calcext:value-type="float">
            <text:p>1,636964</text:p>
          </table:table-cell>
          <table:table-cell office:value-type="float" office:value="9.633971" calcext:value-type="float">
            <text:p>9,633971</text:p>
          </table:table-cell>
        </table:table-row>
        <table:table-row table:style-name="ro1">
          <table:table-cell office:value-type="float" office:value="6.569103" calcext:value-type="float">
            <text:p>6,569103</text:p>
          </table:table-cell>
          <table:table-cell office:value-type="float" office:value="6.013922" calcext:value-type="float">
            <text:p>6,013922</text:p>
          </table:table-cell>
        </table:table-row>
        <table:table-row table:style-name="ro1">
          <table:table-cell office:value-type="float" office:value="6.623828" calcext:value-type="float">
            <text:p>6,623828</text:p>
          </table:table-cell>
          <table:table-cell office:value-type="float" office:value="6.032998" calcext:value-type="float">
            <text:p>6,032998</text:p>
          </table:table-cell>
        </table:table-row>
        <table:table-row table:style-name="ro1">
          <table:table-cell office:value-type="float" office:value="2.200041" calcext:value-type="float">
            <text:p>2,200041</text:p>
          </table:table-cell>
          <table:table-cell office:value-type="float" office:value="3.038884" calcext:value-type="float">
            <text:p>3,038884</text:p>
          </table:table-cell>
        </table:table-row>
        <table:table-row table:style-name="ro1">
          <table:table-cell office:value-type="float" office:value="2.66017" calcext:value-type="float">
            <text:p>2,66017</text:p>
          </table:table-cell>
          <table:table-cell office:value-type="float" office:value="2.937477" calcext:value-type="float">
            <text:p>2,937477</text:p>
          </table:table-cell>
        </table:table-row>
        <table:table-row table:style-name="ro1">
          <table:table-cell office:value-type="float" office:value="2.487586" calcext:value-type="float">
            <text:p>2,487586</text:p>
          </table:table-cell>
          <table:table-cell office:value-type="float" office:value="3.801397" calcext:value-type="float">
            <text:p>3,801397</text:p>
          </table:table-cell>
        </table:table-row>
        <table:table-row table:style-name="ro1">
          <table:table-cell office:value-type="float" office:value="2.109459" calcext:value-type="float">
            <text:p>2,109459</text:p>
          </table:table-cell>
          <table:table-cell office:value-type="float" office:value="2.427069" calcext:value-type="float">
            <text:p>2,427069</text:p>
          </table:table-cell>
        </table:table-row>
        <table:table-row table:style-name="ro1">
          <table:table-cell office:value-type="float" office:value="2.010293" calcext:value-type="float">
            <text:p>2,010293</text:p>
          </table:table-cell>
          <table:table-cell office:value-type="float" office:value="2.791474" calcext:value-type="float">
            <text:p>2,791474</text:p>
          </table:table-cell>
        </table:table-row>
        <table:table-row table:style-name="ro1">
          <table:table-cell office:value-type="float" office:value="1.6615" calcext:value-type="float">
            <text:p>1,6615</text:p>
          </table:table-cell>
          <table:table-cell office:value-type="float" office:value="3.564275" calcext:value-type="float">
            <text:p>3,564275</text:p>
          </table:table-cell>
        </table:table-row>
        <table:table-row table:style-name="ro1">
          <table:table-cell office:value-type="float" office:value="1.998904" calcext:value-type="float">
            <text:p>1,998904</text:p>
          </table:table-cell>
          <table:table-cell office:value-type="float" office:value="3.32267" calcext:value-type="float">
            <text:p>3,32267</text:p>
          </table:table-cell>
        </table:table-row>
        <table:table-row table:style-name="ro1">
          <table:table-cell office:value-type="float" office:value="2.578528" calcext:value-type="float">
            <text:p>2,578528</text:p>
          </table:table-cell>
          <table:table-cell office:value-type="float" office:value="2.991239" calcext:value-type="float">
            <text:p>2,991239</text:p>
          </table:table-cell>
        </table:table-row>
        <table:table-row table:style-name="ro1">
          <table:table-cell office:value-type="float" office:value="1.172826" calcext:value-type="float">
            <text:p>1,172826</text:p>
          </table:table-cell>
          <table:table-cell office:value-type="float" office:value="4.048663" calcext:value-type="float">
            <text:p>4,048663</text:p>
          </table:table-cell>
        </table:table-row>
        <table:table-row table:style-name="ro1">
          <table:table-cell office:value-type="float" office:value="1.478459" calcext:value-type="float">
            <text:p>1,478459</text:p>
          </table:table-cell>
          <table:table-cell office:value-type="float" office:value="4.244518" calcext:value-type="float">
            <text:p>4,244518</text:p>
          </table:table-cell>
        </table:table-row>
        <table:table-row table:style-name="ro1">
          <table:table-cell office:value-type="float" office:value="2.910962" calcext:value-type="float">
            <text:p>2,910962</text:p>
          </table:table-cell>
          <table:table-cell office:value-type="float" office:value="3.435179" calcext:value-type="float">
            <text:p>3,435179</text:p>
          </table:table-cell>
        </table:table-row>
        <table:table-row table:style-name="ro1">
          <table:table-cell office:value-type="float" office:value="7.721195" calcext:value-type="float">
            <text:p>7,721195</text:p>
          </table:table-cell>
          <table:table-cell office:value-type="float" office:value="6.099875" calcext:value-type="float">
            <text:p>6,099875</text:p>
          </table:table-cell>
        </table:table-row>
        <table:table-row table:style-name="ro1">
          <table:table-cell office:value-type="float" office:value="2.898083" calcext:value-type="float">
            <text:p>2,898083</text:p>
          </table:table-cell>
          <table:table-cell office:value-type="float" office:value="2.756692" calcext:value-type="float">
            <text:p>2,756692</text:p>
          </table:table-cell>
        </table:table-row>
        <table:table-row table:style-name="ro1">
          <table:table-cell office:value-type="float" office:value="6.293124" calcext:value-type="float">
            <text:p>6,293124</text:p>
          </table:table-cell>
          <table:table-cell office:value-type="float" office:value="6.047563" calcext:value-type="float">
            <text:p>6,047563</text:p>
          </table:table-cell>
        </table:table-row>
        <table:table-row table:style-name="ro1">
          <table:table-cell office:value-type="float" office:value="7.071461" calcext:value-type="float">
            <text:p>7,071461</text:p>
          </table:table-cell>
          <table:table-cell office:value-type="float" office:value="6.681978" calcext:value-type="float">
            <text:p>6,681978</text:p>
          </table:table-cell>
        </table:table-row>
        <table:table-row table:style-name="ro1">
          <table:table-cell office:value-type="float" office:value="2.226921" calcext:value-type="float">
            <text:p>2,226921</text:p>
          </table:table-cell>
          <table:table-cell office:value-type="float" office:value="10.608607" calcext:value-type="float">
            <text:p>10,608607</text:p>
          </table:table-cell>
        </table:table-row>
        <table:table-row table:style-name="ro1">
          <table:table-cell office:value-type="float" office:value="2.695785" calcext:value-type="float">
            <text:p>2,695785</text:p>
          </table:table-cell>
          <table:table-cell office:value-type="float" office:value="9.257467" calcext:value-type="float">
            <text:p>9,257467</text:p>
          </table:table-cell>
        </table:table-row>
        <table:table-row table:style-name="ro1">
          <table:table-cell office:value-type="float" office:value="6.591307" calcext:value-type="float">
            <text:p>6,591307</text:p>
          </table:table-cell>
          <table:table-cell office:value-type="float" office:value="5.047186" calcext:value-type="float">
            <text:p>5,047186</text:p>
          </table:table-cell>
        </table:table-row>
        <table:table-row table:style-name="ro1">
          <table:table-cell office:value-type="float" office:value="2.531125" calcext:value-type="float">
            <text:p>2,531125</text:p>
          </table:table-cell>
          <table:table-cell office:value-type="float" office:value="9.60734" calcext:value-type="float">
            <text:p>9,60734</text:p>
          </table:table-cell>
        </table:table-row>
        <table:table-row table:style-name="ro1">
          <table:table-cell office:value-type="float" office:value="8.000059" calcext:value-type="float">
            <text:p>8,000059</text:p>
          </table:table-cell>
          <table:table-cell office:value-type="float" office:value="5.876847" calcext:value-type="float">
            <text:p>5,876847</text:p>
          </table:table-cell>
        </table:table-row>
        <table:table-row table:style-name="ro1">
          <table:table-cell office:value-type="float" office:value="1.264185" calcext:value-type="float">
            <text:p>1,264185</text:p>
          </table:table-cell>
          <table:table-cell office:value-type="float" office:value="10.015029" calcext:value-type="float">
            <text:p>10,015029</text:p>
          </table:table-cell>
        </table:table-row>
        <table:table-row table:style-name="ro1">
          <table:table-cell office:value-type="float" office:value="1.066875" calcext:value-type="float">
            <text:p>1,066875</text:p>
          </table:table-cell>
          <table:table-cell office:value-type="float" office:value="2.690742" calcext:value-type="float">
            <text:p>2,690742</text:p>
          </table:table-cell>
        </table:table-row>
        <table:table-row table:style-name="ro1">
          <table:table-cell office:value-type="float" office:value="0.990472" calcext:value-type="float">
            <text:p>0,990472</text:p>
          </table:table-cell>
          <table:table-cell office:value-type="float" office:value="2.768365" calcext:value-type="float">
            <text:p>2,768365</text:p>
          </table:table-cell>
        </table:table-row>
        <table:table-row table:style-name="ro1">
          <table:table-cell office:value-type="float" office:value="1.93797" calcext:value-type="float">
            <text:p>1,93797</text:p>
          </table:table-cell>
          <table:table-cell office:value-type="float" office:value="3.464281" calcext:value-type="float">
            <text:p>3,464281</text:p>
          </table:table-cell>
        </table:table-row>
        <table:table-row table:style-name="ro1">
          <table:table-cell office:value-type="float" office:value="1.016197" calcext:value-type="float">
            <text:p>1,016197</text:p>
          </table:table-cell>
          <table:table-cell office:value-type="float" office:value="9.376779" calcext:value-type="float">
            <text:p>9,376779</text:p>
          </table:table-cell>
        </table:table-row>
        <table:table-row table:style-name="ro1">
          <table:table-cell office:value-type="float" office:value="5.840996" calcext:value-type="float">
            <text:p>5,840996</text:p>
          </table:table-cell>
          <table:table-cell office:value-type="float" office:value="6.221293" calcext:value-type="float">
            <text:p>6,221293</text:p>
          </table:table-cell>
        </table:table-row>
        <table:table-row table:style-name="ro1">
          <table:table-cell office:value-type="float" office:value="6.564528" calcext:value-type="float">
            <text:p>6,564528</text:p>
          </table:table-cell>
          <table:table-cell office:value-type="float" office:value="6.24279" calcext:value-type="float">
            <text:p>6,24279</text:p>
          </table:table-cell>
        </table:table-row>
        <table:table-row table:style-name="ro1">
          <table:table-cell office:value-type="float" office:value="7.088989" calcext:value-type="float">
            <text:p>7,088989</text:p>
          </table:table-cell>
          <table:table-cell office:value-type="float" office:value="5.268473" calcext:value-type="float">
            <text:p>5,268473</text:p>
          </table:table-cell>
        </table:table-row>
        <table:table-row table:style-name="ro1">
          <table:table-cell office:value-type="float" office:value="2.049785" calcext:value-type="float">
            <text:p>2,049785</text:p>
          </table:table-cell>
          <table:table-cell office:value-type="float" office:value="3.206709" calcext:value-type="float">
            <text:p>3,206709</text:p>
          </table:table-cell>
        </table:table-row>
        <table:table-row table:style-name="ro1">
          <table:table-cell office:value-type="float" office:value="7.546597" calcext:value-type="float">
            <text:p>7,546597</text:p>
          </table:table-cell>
          <table:table-cell office:value-type="float" office:value="4.990899" calcext:value-type="float">
            <text:p>4,990899</text:p>
          </table:table-cell>
        </table:table-row>
        <table:table-row table:style-name="ro1">
          <table:table-cell office:value-type="float" office:value="2.295915" calcext:value-type="float">
            <text:p>2,295915</text:p>
          </table:table-cell>
          <table:table-cell office:value-type="float" office:value="2.523142" calcext:value-type="float">
            <text:p>2,523142</text:p>
          </table:table-cell>
        </table:table-row>
        <table:table-row table:style-name="ro1">
          <table:table-cell office:value-type="float" office:value="6.755024" calcext:value-type="float">
            <text:p>6,755024</text:p>
          </table:table-cell>
          <table:table-cell office:value-type="float" office:value="6.251177" calcext:value-type="float">
            <text:p>6,251177</text:p>
          </table:table-cell>
        </table:table-row>
        <table:table-row table:style-name="ro1">
          <table:table-cell office:value-type="float" office:value="0.999548" calcext:value-type="float">
            <text:p>0,999548</text:p>
          </table:table-cell>
          <table:table-cell office:value-type="float" office:value="9.045156" calcext:value-type="float">
            <text:p>9,045156</text:p>
          </table:table-cell>
        </table:table-row>
        <table:table-row table:style-name="ro1">
          <table:table-cell office:value-type="float" office:value="1.210154" calcext:value-type="float">
            <text:p>1,210154</text:p>
          </table:table-cell>
          <table:table-cell office:value-type="float" office:value="8.679433" calcext:value-type="float">
            <text:p>8,679433</text:p>
          </table:table-cell>
        </table:table-row>
        <table:table-row table:style-name="ro1">
          <table:table-cell office:value-type="float" office:value="2.017502" calcext:value-type="float">
            <text:p>2,017502</text:p>
          </table:table-cell>
          <table:table-cell office:value-type="float" office:value="8.900754" calcext:value-type="float">
            <text:p>8,900754</text:p>
          </table:table-cell>
        </table:table-row>
        <table:table-row table:style-name="ro1">
          <table:table-cell office:value-type="float" office:value="2.93921" calcext:value-type="float">
            <text:p>2,93921</text:p>
          </table:table-cell>
          <table:table-cell office:value-type="float" office:value="4.352014" calcext:value-type="float">
            <text:p>4,352014</text:p>
          </table:table-cell>
        </table:table-row>
        <table:table-row table:style-name="ro1">
          <table:table-cell office:value-type="float" office:value="2.419454" calcext:value-type="float">
            <text:p>2,419454</text:p>
          </table:table-cell>
          <table:table-cell office:value-type="float" office:value="8.340669" calcext:value-type="float">
            <text:p>8,340669</text:p>
          </table:table-cell>
        </table:table-row>
        <table:table-row table:style-name="ro1">
          <table:table-cell office:value-type="float" office:value="1.370167" calcext:value-type="float">
            <text:p>1,370167</text:p>
          </table:table-cell>
          <table:table-cell office:value-type="float" office:value="8.93904" calcext:value-type="float">
            <text:p>8,93904</text:p>
          </table:table-cell>
        </table:table-row>
        <table:table-row table:style-name="ro1">
          <table:table-cell office:value-type="float" office:value="6.703028" calcext:value-type="float">
            <text:p>6,703028</text:p>
          </table:table-cell>
          <table:table-cell office:value-type="float" office:value="6.243863" calcext:value-type="float">
            <text:p>6,243863</text:p>
          </table:table-cell>
        </table:table-row>
        <table:table-row table:style-name="ro1">
          <table:table-cell office:value-type="float" office:value="0.959579" calcext:value-type="float">
            <text:p>0,959579</text:p>
          </table:table-cell>
          <table:table-cell office:value-type="float" office:value="2.903097" calcext:value-type="float">
            <text:p>2,903097</text:p>
          </table:table-cell>
        </table:table-row>
        <table:table-row table:style-name="ro1">
          <table:table-cell office:value-type="float" office:value="2.555641" calcext:value-type="float">
            <text:p>2,555641</text:p>
          </table:table-cell>
          <table:table-cell office:value-type="float" office:value="8.495948" calcext:value-type="float">
            <text:p>8,495948</text:p>
          </table:table-cell>
        </table:table-row>
        <table:table-row table:style-name="ro1">
          <table:table-cell office:value-type="float" office:value="2.763871" calcext:value-type="float">
            <text:p>2,763871</text:p>
          </table:table-cell>
          <table:table-cell office:value-type="float" office:value="8.477007" calcext:value-type="float">
            <text:p>8,477007</text:p>
          </table:table-cell>
        </table:table-row>
        <table:table-row table:style-name="ro1">
          <table:table-cell office:value-type="float" office:value="7.599132" calcext:value-type="float">
            <text:p>7,599132</text:p>
          </table:table-cell>
          <table:table-cell office:value-type="float" office:value="5.773695" calcext:value-type="float">
            <text:p>5,773695</text:p>
          </table:table-cell>
        </table:table-row>
        <table:table-row table:style-name="ro1">
          <table:table-cell office:value-type="float" office:value="1.154987" calcext:value-type="float">
            <text:p>1,154987</text:p>
          </table:table-cell>
          <table:table-cell office:value-type="float" office:value="8.368574" calcext:value-type="float">
            <text:p>8,368574</text:p>
          </table:table-cell>
        </table:table-row>
        <table:table-row table:style-name="ro1">
          <table:table-cell office:value-type="float" office:value="2.537276" calcext:value-type="float">
            <text:p>2,537276</text:p>
          </table:table-cell>
          <table:table-cell office:value-type="float" office:value="3.27133" calcext:value-type="float">
            <text:p>3,27133</text:p>
          </table:table-cell>
        </table:table-row>
        <table:table-row table:style-name="ro1">
          <table:table-cell office:value-type="float" office:value="6.439927" calcext:value-type="float">
            <text:p>6,439927</text:p>
          </table:table-cell>
          <table:table-cell office:value-type="float" office:value="5.819053" calcext:value-type="float">
            <text:p>5,819053</text:p>
          </table:table-cell>
        </table:table-row>
        <table:table-row table:style-name="ro1">
          <table:table-cell office:value-type="float" office:value="3.151583" calcext:value-type="float">
            <text:p>3,151583</text:p>
          </table:table-cell>
          <table:table-cell office:value-type="float" office:value="2.61297" calcext:value-type="float">
            <text:p>2,61297</text:p>
          </table:table-cell>
        </table:table-row>
        <table:table-row table:style-name="ro1">
          <table:table-cell office:value-type="float" office:value="2.350569" calcext:value-type="float">
            <text:p>2,350569</text:p>
          </table:table-cell>
          <table:table-cell office:value-type="float" office:value="2.359447" calcext:value-type="float">
            <text:p>2,359447</text:p>
          </table:table-cell>
        </table:table-row>
        <table:table-row table:style-name="ro1">
          <table:table-cell office:value-type="float" office:value="1.450468" calcext:value-type="float">
            <text:p>1,450468</text:p>
          </table:table-cell>
          <table:table-cell office:value-type="float" office:value="9.004371" calcext:value-type="float">
            <text:p>9,004371</text:p>
          </table:table-cell>
        </table:table-row>
        <table:table-row table:style-name="ro1">
          <table:table-cell office:value-type="float" office:value="6.816885" calcext:value-type="float">
            <text:p>6,816885</text:p>
          </table:table-cell>
          <table:table-cell office:value-type="float" office:value="5.962567" calcext:value-type="float">
            <text:p>5,962567</text:p>
          </table:table-cell>
        </table:table-row>
        <table:table-row table:style-name="ro1">
          <table:table-cell office:value-type="float" office:value="5.960031" calcext:value-type="float">
            <text:p>5,960031</text:p>
          </table:table-cell>
          <table:table-cell office:value-type="float" office:value="6.207863" calcext:value-type="float">
            <text:p>6,207863</text:p>
          </table:table-cell>
        </table:table-row>
        <table:table-row table:style-name="ro1">
          <table:table-cell office:value-type="float" office:value="5.631334" calcext:value-type="float">
            <text:p>5,631334</text:p>
          </table:table-cell>
          <table:table-cell office:value-type="float" office:value="5.652255" calcext:value-type="float">
            <text:p>5,652255</text:p>
          </table:table-cell>
        </table:table-row>
        <table:table-row table:style-name="ro1">
          <table:table-cell office:value-type="float" office:value="1.053638" calcext:value-type="float">
            <text:p>1,053638</text:p>
          </table:table-cell>
          <table:table-cell office:value-type="float" office:value="9.190108" calcext:value-type="float">
            <text:p>9,190108</text:p>
          </table:table-cell>
        </table:table-row>
        <table:table-row table:style-name="ro1">
          <table:table-cell office:value-type="float" office:value="1.386372" calcext:value-type="float">
            <text:p>1,386372</text:p>
          </table:table-cell>
          <table:table-cell office:value-type="float" office:value="9.055938" calcext:value-type="float">
            <text:p>9,055938</text:p>
          </table:table-cell>
        </table:table-row>
        <table:table-row table:style-name="ro1">
          <table:table-cell office:value-type="float" office:value="2.186611" calcext:value-type="float">
            <text:p>2,186611</text:p>
          </table:table-cell>
          <table:table-cell office:value-type="float" office:value="9.658044" calcext:value-type="float">
            <text:p>9,658044</text:p>
          </table:table-cell>
        </table:table-row>
        <table:table-row table:style-name="ro1">
          <table:table-cell office:value-type="float" office:value="1.79991" calcext:value-type="float">
            <text:p>1,79991</text:p>
          </table:table-cell>
          <table:table-cell office:value-type="float" office:value="3.756068" calcext:value-type="float">
            <text:p>3,756068</text:p>
          </table:table-cell>
        </table:table-row>
        <table:table-row table:style-name="ro1">
          <table:table-cell office:value-type="float" office:value="0.963027" calcext:value-type="float">
            <text:p>0,963027</text:p>
          </table:table-cell>
          <table:table-cell office:value-type="float" office:value="8.095303" calcext:value-type="float">
            <text:p>8,095303</text:p>
          </table:table-cell>
        </table:table-row>
        <table:table-row table:style-name="ro1">
          <table:table-cell office:value-type="float" office:value="1.684607" calcext:value-type="float">
            <text:p>1,684607</text:p>
          </table:table-cell>
          <table:table-cell office:value-type="float" office:value="9.776657" calcext:value-type="float">
            <text:p>9,776657</text:p>
          </table:table-cell>
        </table:table-row>
        <table:table-row table:style-name="ro1">
          <table:table-cell office:value-type="float" office:value="2.345724" calcext:value-type="float">
            <text:p>2,345724</text:p>
          </table:table-cell>
          <table:table-cell office:value-type="float" office:value="3.917744" calcext:value-type="float">
            <text:p>3,917744</text:p>
          </table:table-cell>
        </table:table-row>
        <table:table-row table:style-name="ro1">
          <table:table-cell office:value-type="float" office:value="2.176341" calcext:value-type="float">
            <text:p>2,176341</text:p>
          </table:table-cell>
          <table:table-cell office:value-type="float" office:value="1.972976" calcext:value-type="float">
            <text:p>1,972976</text:p>
          </table:table-cell>
        </table:table-row>
        <table:table-row table:style-name="ro1">
          <table:table-cell office:value-type="float" office:value="2.374866" calcext:value-type="float">
            <text:p>2,374866</text:p>
          </table:table-cell>
          <table:table-cell office:value-type="float" office:value="8.334834" calcext:value-type="float">
            <text:p>8,334834</text:p>
          </table:table-cell>
        </table:table-row>
        <table:table-row table:style-name="ro1">
          <table:table-cell office:value-type="float" office:value="1.556351" calcext:value-type="float">
            <text:p>1,556351</text:p>
          </table:table-cell>
          <table:table-cell office:value-type="float" office:value="9.140603" calcext:value-type="float">
            <text:p>9,140603</text:p>
          </table:table-cell>
        </table:table-row>
        <table:table-row table:style-name="ro1">
          <table:table-cell office:value-type="float" office:value="2.547311" calcext:value-type="float">
            <text:p>2,547311</text:p>
          </table:table-cell>
          <table:table-cell office:value-type="float" office:value="2.051015" calcext:value-type="float">
            <text:p>2,051015</text:p>
          </table:table-cell>
        </table:table-row>
        <table:table-row table:style-name="ro1">
          <table:table-cell office:value-type="float" office:value="1.828378" calcext:value-type="float">
            <text:p>1,828378</text:p>
          </table:table-cell>
          <table:table-cell office:value-type="float" office:value="4.401243" calcext:value-type="float">
            <text:p>4,401243</text:p>
          </table:table-cell>
        </table:table-row>
        <table:table-row table:style-name="ro1">
          <table:table-cell office:value-type="float" office:value="1.709498" calcext:value-type="float">
            <text:p>1,709498</text:p>
          </table:table-cell>
          <table:table-cell office:value-type="float" office:value="3.297103" calcext:value-type="float">
            <text:p>3,297103</text:p>
          </table:table-cell>
        </table:table-row>
        <table:table-row table:style-name="ro1">
          <table:table-cell office:value-type="float" office:value="1.577235" calcext:value-type="float">
            <text:p>1,577235</text:p>
          </table:table-cell>
          <table:table-cell office:value-type="float" office:value="3.077975" calcext:value-type="float">
            <text:p>3,077975</text:p>
          </table:table-cell>
        </table:table-row>
        <table:table-row table:style-name="ro1">
          <table:table-cell office:value-type="float" office:value="1.601214" calcext:value-type="float">
            <text:p>1,601214</text:p>
          </table:table-cell>
          <table:table-cell office:value-type="float" office:value="2.52733" calcext:value-type="float">
            <text:p>2,52733</text:p>
          </table:table-cell>
        </table:table-row>
        <table:table-row table:style-name="ro1">
          <table:table-cell office:value-type="float" office:value="6.679608" calcext:value-type="float">
            <text:p>6,679608</text:p>
          </table:table-cell>
          <table:table-cell office:value-type="float" office:value="5.838414" calcext:value-type="float">
            <text:p>5,838414</text:p>
          </table:table-cell>
        </table:table-row>
        <table:table-row table:style-name="ro1">
          <table:table-cell office:value-type="float" office:value="1.379544" calcext:value-type="float">
            <text:p>1,379544</text:p>
          </table:table-cell>
          <table:table-cell office:value-type="float" office:value="9.028568" calcext:value-type="float">
            <text:p>9,028568</text:p>
          </table:table-cell>
        </table:table-row>
        <table:table-row table:style-name="ro1">
          <table:table-cell office:value-type="float" office:value="1.873563" calcext:value-type="float">
            <text:p>1,873563</text:p>
          </table:table-cell>
          <table:table-cell office:value-type="float" office:value="10.287271" calcext:value-type="float">
            <text:p>10,287271</text:p>
          </table:table-cell>
        </table:table-row>
        <table:table-row table:style-name="ro1">
          <table:table-cell office:value-type="float" office:value="6.47137" calcext:value-type="float">
            <text:p>6,47137</text:p>
          </table:table-cell>
          <table:table-cell office:value-type="float" office:value="5.037028" calcext:value-type="float">
            <text:p>5,037028</text:p>
          </table:table-cell>
        </table:table-row>
        <table:table-row table:style-name="ro1">
          <table:table-cell office:value-type="float" office:value="6.907402" calcext:value-type="float">
            <text:p>6,907402</text:p>
          </table:table-cell>
          <table:table-cell office:value-type="float" office:value="6.805942" calcext:value-type="float">
            <text:p>6,805942</text:p>
          </table:table-cell>
        </table:table-row>
        <table:table-row table:style-name="ro1">
          <table:table-cell office:value-type="float" office:value="6.937622" calcext:value-type="float">
            <text:p>6,937622</text:p>
          </table:table-cell>
          <table:table-cell office:value-type="float" office:value="5.195182" calcext:value-type="float">
            <text:p>5,195182</text:p>
          </table:table-cell>
        </table:table-row>
        <table:table-row table:style-name="ro1">
          <table:table-cell office:value-type="float" office:value="2.070437" calcext:value-type="float">
            <text:p>2,070437</text:p>
          </table:table-cell>
          <table:table-cell office:value-type="float" office:value="10.308819" calcext:value-type="float">
            <text:p>10,308819</text:p>
          </table:table-cell>
        </table:table-row>
        <table:table-row table:style-name="ro1">
          <table:table-cell office:value-type="float" office:value="6.737888" calcext:value-type="float">
            <text:p>6,737888</text:p>
          </table:table-cell>
          <table:table-cell office:value-type="float" office:value="6.563607" calcext:value-type="float">
            <text:p>6,563607</text:p>
          </table:table-cell>
        </table:table-row>
        <table:table-row table:style-name="ro1">
          <table:table-cell office:value-type="float" office:value="1.564939" calcext:value-type="float">
            <text:p>1,564939</text:p>
          </table:table-cell>
          <table:table-cell office:value-type="float" office:value="2.708241" calcext:value-type="float">
            <text:p>2,708241</text:p>
          </table:table-cell>
        </table:table-row>
        <table:table-row table:style-name="ro1">
          <table:table-cell office:value-type="float" office:value="1.556507" calcext:value-type="float">
            <text:p>1,556507</text:p>
          </table:table-cell>
          <table:table-cell office:value-type="float" office:value="9.401583" calcext:value-type="float">
            <text:p>9,401583</text:p>
          </table:table-cell>
        </table:table-row>
        <table:table-row table:style-name="ro1">
          <table:table-cell office:value-type="float" office:value="6.996786" calcext:value-type="float">
            <text:p>6,996786</text:p>
          </table:table-cell>
          <table:table-cell office:value-type="float" office:value="6.196754" calcext:value-type="float">
            <text:p>6,196754</text:p>
          </table:table-cell>
        </table:table-row>
        <table:table-row table:style-name="ro1">
          <table:table-cell office:value-type="float" office:value="2.691798" calcext:value-type="float">
            <text:p>2,691798</text:p>
          </table:table-cell>
          <table:table-cell office:value-type="float" office:value="2.879839" calcext:value-type="float">
            <text:p>2,879839</text:p>
          </table:table-cell>
        </table:table-row>
        <table:table-row table:style-name="ro1">
          <table:table-cell office:value-type="float" office:value="7.022397" calcext:value-type="float">
            <text:p>7,022397</text:p>
          </table:table-cell>
          <table:table-cell office:value-type="float" office:value="6.045772" calcext:value-type="float">
            <text:p>6,045772</text:p>
          </table:table-cell>
        </table:table-row>
        <table:table-row table:style-name="ro1">
          <table:table-cell office:value-type="float" office:value="1.465567" calcext:value-type="float">
            <text:p>1,465567</text:p>
          </table:table-cell>
          <table:table-cell office:value-type="float" office:value="3.973288" calcext:value-type="float">
            <text:p>3,973288</text:p>
          </table:table-cell>
        </table:table-row>
        <table:table-row table:style-name="ro1">
          <table:table-cell office:value-type="float" office:value="2.963099" calcext:value-type="float">
            <text:p>2,963099</text:p>
          </table:table-cell>
          <table:table-cell office:value-type="float" office:value="3.0496" calcext:value-type="float">
            <text:p>3,0496</text:p>
          </table:table-cell>
        </table:table-row>
        <table:table-row table:style-name="ro1">
          <table:table-cell office:value-type="float" office:value="1.761298" calcext:value-type="float">
            <text:p>1,761298</text:p>
          </table:table-cell>
          <table:table-cell office:value-type="float" office:value="7.89869" calcext:value-type="float">
            <text:p>7,89869</text:p>
          </table:table-cell>
        </table:table-row>
        <table:table-row table:style-name="ro1">
          <table:table-cell office:value-type="float" office:value="1.328719" calcext:value-type="float">
            <text:p>1,328719</text:p>
          </table:table-cell>
          <table:table-cell office:value-type="float" office:value="7.944951" calcext:value-type="float">
            <text:p>7,944951</text:p>
          </table:table-cell>
        </table:table-row>
        <table:table-row table:style-name="ro1">
          <table:table-cell office:value-type="float" office:value="7.334359" calcext:value-type="float">
            <text:p>7,334359</text:p>
          </table:table-cell>
          <table:table-cell office:value-type="float" office:value="5.372573" calcext:value-type="float">
            <text:p>5,372573</text:p>
          </table:table-cell>
        </table:table-row>
        <table:table-row table:style-name="ro1">
          <table:table-cell office:value-type="float" office:value="5.735482" calcext:value-type="float">
            <text:p>5,735482</text:p>
          </table:table-cell>
          <table:table-cell office:value-type="float" office:value="6.224178" calcext:value-type="float">
            <text:p>6,224178</text:p>
          </table:table-cell>
        </table:table-row>
        <table:table-row table:style-name="ro1">
          <table:table-cell office:value-type="float" office:value="6.510746" calcext:value-type="float">
            <text:p>6,510746</text:p>
          </table:table-cell>
          <table:table-cell office:value-type="float" office:value="5.947579" calcext:value-type="float">
            <text:p>5,947579</text:p>
          </table:table-cell>
        </table:table-row>
        <table:table-row table:style-name="ro1">
          <table:table-cell office:value-type="float" office:value="6.817504" calcext:value-type="float">
            <text:p>6,817504</text:p>
          </table:table-cell>
          <table:table-cell office:value-type="float" office:value="5.841939" calcext:value-type="float">
            <text:p>5,841939</text:p>
          </table:table-cell>
        </table:table-row>
        <table:table-row table:style-name="ro1">
          <table:table-cell office:value-type="float" office:value="2.823955" calcext:value-type="float">
            <text:p>2,823955</text:p>
          </table:table-cell>
          <table:table-cell office:value-type="float" office:value="9.231818" calcext:value-type="float">
            <text:p>9,231818</text:p>
          </table:table-cell>
        </table:table-row>
        <table:table-row table:style-name="ro1">
          <table:table-cell office:value-type="float" office:value="2.598211" calcext:value-type="float">
            <text:p>2,598211</text:p>
          </table:table-cell>
          <table:table-cell office:value-type="float" office:value="3.492284" calcext:value-type="float">
            <text:p>3,492284</text:p>
          </table:table-cell>
        </table:table-row>
        <table:table-row table:style-name="ro1">
          <table:table-cell office:value-type="float" office:value="2.034414" calcext:value-type="float">
            <text:p>2,034414</text:p>
          </table:table-cell>
          <table:table-cell office:value-type="float" office:value="7.89967" calcext:value-type="float">
            <text:p>7,89967</text:p>
          </table:table-cell>
        </table:table-row>
        <table:table-row table:style-name="ro1">
          <table:table-cell office:value-type="float" office:value="1.62058" calcext:value-type="float">
            <text:p>1,62058</text:p>
          </table:table-cell>
          <table:table-cell office:value-type="float" office:value="4.247846" calcext:value-type="float">
            <text:p>4,247846</text:p>
          </table:table-cell>
        </table:table-row>
        <table:table-row table:style-name="ro1">
          <table:table-cell office:value-type="float" office:value="1.818481" calcext:value-type="float">
            <text:p>1,818481</text:p>
          </table:table-cell>
          <table:table-cell office:value-type="float" office:value="9.466668" calcext:value-type="float">
            <text:p>9,466668</text:p>
          </table:table-cell>
        </table:table-row>
        <table:table-row table:style-name="ro1">
          <table:table-cell office:value-type="float" office:value="1.565759" calcext:value-type="float">
            <text:p>1,565759</text:p>
          </table:table-cell>
          <table:table-cell office:value-type="float" office:value="2.981854" calcext:value-type="float">
            <text:p>2,981854</text:p>
          </table:table-cell>
        </table:table-row>
        <table:table-row table:style-name="ro1">
          <table:table-cell office:value-type="float" office:value="7.731509" calcext:value-type="float">
            <text:p>7,731509</text:p>
          </table:table-cell>
          <table:table-cell office:value-type="float" office:value="6.627246" calcext:value-type="float">
            <text:p>6,627246</text:p>
          </table:table-cell>
        </table:table-row>
        <table:table-row table:style-name="ro1">
          <table:table-cell office:value-type="float" office:value="2.961763" calcext:value-type="float">
            <text:p>2,961763</text:p>
          </table:table-cell>
          <table:table-cell office:value-type="float" office:value="8.602417" calcext:value-type="float">
            <text:p>8,602417</text:p>
          </table:table-cell>
        </table:table-row>
        <table:table-row table:style-name="ro1">
          <table:table-cell office:value-type="float" office:value="1.362727" calcext:value-type="float">
            <text:p>1,362727</text:p>
          </table:table-cell>
          <table:table-cell office:value-type="float" office:value="4.232542" calcext:value-type="float">
            <text:p>4,232542</text:p>
          </table:table-cell>
        </table:table-row>
        <table:table-row table:style-name="ro1">
          <table:table-cell office:value-type="float" office:value="0.859238" calcext:value-type="float">
            <text:p>0,859238</text:p>
          </table:table-cell>
          <table:table-cell office:value-type="float" office:value="9.261417" calcext:value-type="float">
            <text:p>9,261417</text:p>
          </table:table-cell>
        </table:table-row>
        <table:table-row table:style-name="ro1">
          <table:table-cell office:value-type="float" office:value="6.880546" calcext:value-type="float">
            <text:p>6,880546</text:p>
          </table:table-cell>
          <table:table-cell office:value-type="float" office:value="5.585087" calcext:value-type="float">
            <text:p>5,585087</text:p>
          </table:table-cell>
        </table:table-row>
        <table:table-row table:style-name="ro1">
          <table:table-cell office:value-type="float" office:value="5.696279" calcext:value-type="float">
            <text:p>5,696279</text:p>
          </table:table-cell>
          <table:table-cell office:value-type="float" office:value="6.07772" calcext:value-type="float">
            <text:p>6,07772</text:p>
          </table:table-cell>
        </table:table-row>
        <table:table-row table:style-name="ro1">
          <table:table-cell office:value-type="float" office:value="0.657712" calcext:value-type="float">
            <text:p>0,657712</text:p>
          </table:table-cell>
          <table:table-cell office:value-type="float" office:value="9.538422" calcext:value-type="float">
            <text:p>9,538422</text:p>
          </table:table-cell>
        </table:table-row>
        <table:table-row table:style-name="ro1">
          <table:table-cell office:value-type="float" office:value="5.864071" calcext:value-type="float">
            <text:p>5,864071</text:p>
          </table:table-cell>
          <table:table-cell office:value-type="float" office:value="5.919263" calcext:value-type="float">
            <text:p>5,919263</text:p>
          </table:table-cell>
        </table:table-row>
        <table:table-row table:style-name="ro1">
          <table:table-cell office:value-type="float" office:value="5.979511" calcext:value-type="float">
            <text:p>5,979511</text:p>
          </table:table-cell>
          <table:table-cell office:value-type="float" office:value="4.624749" calcext:value-type="float">
            <text:p>4,624749</text:p>
          </table:table-cell>
        </table:table-row>
        <table:table-row table:style-name="ro1">
          <table:table-cell office:value-type="float" office:value="1.411003" calcext:value-type="float">
            <text:p>1,411003</text:p>
          </table:table-cell>
          <table:table-cell office:value-type="float" office:value="9.539337" calcext:value-type="float">
            <text:p>9,539337</text:p>
          </table:table-cell>
        </table:table-row>
        <table:table-row table:style-name="ro1">
          <table:table-cell office:value-type="float" office:value="1.61803" calcext:value-type="float">
            <text:p>1,61803</text:p>
          </table:table-cell>
          <table:table-cell office:value-type="float" office:value="3.36948" calcext:value-type="float">
            <text:p>3,36948</text:p>
          </table:table-cell>
        </table:table-row>
        <table:table-row table:style-name="ro1">
          <table:table-cell office:value-type="float" office:value="7.052587" calcext:value-type="float">
            <text:p>7,052587</text:p>
          </table:table-cell>
          <table:table-cell office:value-type="float" office:value="5.93409" calcext:value-type="float">
            <text:p>5,93409</text:p>
          </table:table-cell>
        </table:table-row>
        <table:table-row table:style-name="ro1">
          <table:table-cell office:value-type="float" office:value="1.032129" calcext:value-type="float">
            <text:p>1,032129</text:p>
          </table:table-cell>
          <table:table-cell office:value-type="float" office:value="2.971682" calcext:value-type="float">
            <text:p>2,971682</text:p>
          </table:table-cell>
        </table:table-row>
        <table:table-row table:style-name="ro1">
          <table:table-cell office:value-type="float" office:value="6.674843" calcext:value-type="float">
            <text:p>6,674843</text:p>
          </table:table-cell>
          <table:table-cell office:value-type="float" office:value="5.114592" calcext:value-type="float">
            <text:p>5,114592</text:p>
          </table:table-cell>
        </table:table-row>
        <table:table-row table:style-name="ro1">
          <table:table-cell office:value-type="float" office:value="7.752667" calcext:value-type="float">
            <text:p>7,752667</text:p>
          </table:table-cell>
          <table:table-cell office:value-type="float" office:value="6.458199" calcext:value-type="float">
            <text:p>6,458199</text:p>
          </table:table-cell>
        </table:table-row>
        <table:table-row table:style-name="ro1">
          <table:table-cell office:value-type="float" office:value="2.348707" calcext:value-type="float">
            <text:p>2,348707</text:p>
          </table:table-cell>
          <table:table-cell office:value-type="float" office:value="9.787239" calcext:value-type="float">
            <text:p>9,787239</text:p>
          </table:table-cell>
        </table:table-row>
        <table:table-row table:style-name="ro1">
          <table:table-cell office:value-type="float" office:value="1.675269" calcext:value-type="float">
            <text:p>1,675269</text:p>
          </table:table-cell>
          <table:table-cell office:value-type="float" office:value="10.188343" calcext:value-type="float">
            <text:p>10,188343</text:p>
          </table:table-cell>
        </table:table-row>
        <table:table-row table:style-name="ro1">
          <table:table-cell office:value-type="float" office:value="1.9687" calcext:value-type="float">
            <text:p>1,9687</text:p>
          </table:table-cell>
          <table:table-cell office:value-type="float" office:value="2.68695" calcext:value-type="float">
            <text:p>2,68695</text:p>
          </table:table-cell>
        </table:table-row>
        <table:table-row table:style-name="ro1">
          <table:table-cell office:value-type="float" office:value="1.580692" calcext:value-type="float">
            <text:p>1,580692</text:p>
          </table:table-cell>
          <table:table-cell office:value-type="float" office:value="3.28203" calcext:value-type="float">
            <text:p>3,28203</text:p>
          </table:table-cell>
        </table:table-row>
        <table:table-row table:style-name="ro1">
          <table:table-cell office:value-type="float" office:value="2.478843" calcext:value-type="float">
            <text:p>2,478843</text:p>
          </table:table-cell>
          <table:table-cell office:value-type="float" office:value="10.252322" calcext:value-type="float">
            <text:p>10,252322</text:p>
          </table:table-cell>
        </table:table-row>
        <table:table-row table:style-name="ro1">
          <table:table-cell office:value-type="float" office:value="2.306889" calcext:value-type="float">
            <text:p>2,306889</text:p>
          </table:table-cell>
          <table:table-cell office:value-type="float" office:value="3.924377" calcext:value-type="float">
            <text:p>3,924377</text:p>
          </table:table-cell>
        </table:table-row>
        <table:table-row table:style-name="ro1">
          <table:table-cell office:value-type="float" office:value="7.532142" calcext:value-type="float">
            <text:p>7,532142</text:p>
          </table:table-cell>
          <table:table-cell office:value-type="float" office:value="5.674772" calcext:value-type="float">
            <text:p>5,674772</text:p>
          </table:table-cell>
        </table:table-row>
        <table:table-row table:style-name="ro1">
          <table:table-cell office:value-type="float" office:value="2.247495" calcext:value-type="float">
            <text:p>2,247495</text:p>
          </table:table-cell>
          <table:table-cell office:value-type="float" office:value="8.646096" calcext:value-type="float">
            <text:p>8,646096</text:p>
          </table:table-cell>
        </table:table-row>
        <table:table-row table:style-name="ro1">
          <table:table-cell office:value-type="float" office:value="6.938658" calcext:value-type="float">
            <text:p>6,938658</text:p>
          </table:table-cell>
          <table:table-cell office:value-type="float" office:value="6.574318" calcext:value-type="float">
            <text:p>6,574318</text:p>
          </table:table-cell>
        </table:table-row>
        <table:table-row table:style-name="ro1">
          <table:table-cell office:value-type="float" office:value="2.088633" calcext:value-type="float">
            <text:p>2,088633</text:p>
          </table:table-cell>
          <table:table-cell office:value-type="float" office:value="8.897042" calcext:value-type="float">
            <text:p>8,897042</text:p>
          </table:table-cell>
        </table:table-row>
        <table:table-row table:style-name="ro1">
          <table:table-cell office:value-type="float" office:value="2.29592" calcext:value-type="float">
            <text:p>2,29592</text:p>
          </table:table-cell>
          <table:table-cell office:value-type="float" office:value="9.163575" calcext:value-type="float">
            <text:p>9,163575</text:p>
          </table:table-cell>
        </table:table-row>
        <table:table-row table:style-name="ro1">
          <table:table-cell office:value-type="float" office:value="2.302369" calcext:value-type="float">
            <text:p>2,302369</text:p>
          </table:table-cell>
          <table:table-cell office:value-type="float" office:value="2.882902" calcext:value-type="float">
            <text:p>2,882902</text:p>
          </table:table-cell>
        </table:table-row>
        <table:table-row table:style-name="ro1">
          <table:table-cell office:value-type="float" office:value="1.993624" calcext:value-type="float">
            <text:p>1,993624</text:p>
          </table:table-cell>
          <table:table-cell office:value-type="float" office:value="8.8493" calcext:value-type="float">
            <text:p>8,8493</text:p>
          </table:table-cell>
        </table:table-row>
        <table:table-row table:style-name="ro1">
          <table:table-cell office:value-type="float" office:value="0.824103" calcext:value-type="float">
            <text:p>0,824103</text:p>
          </table:table-cell>
          <table:table-cell office:value-type="float" office:value="8.505266" calcext:value-type="float">
            <text:p>8,505266</text:p>
          </table:table-cell>
        </table:table-row>
        <table:table-row table:style-name="ro1">
          <table:table-cell office:value-type="float" office:value="6.158473" calcext:value-type="float">
            <text:p>6,158473</text:p>
          </table:table-cell>
          <table:table-cell office:value-type="float" office:value="5.859098" calcext:value-type="float">
            <text:p>5,859098</text:p>
          </table:table-cell>
        </table:table-row>
        <table:table-row table:style-name="ro1">
          <table:table-cell office:value-type="float" office:value="1.652951" calcext:value-type="float">
            <text:p>1,652951</text:p>
          </table:table-cell>
          <table:table-cell office:value-type="float" office:value="9.582322" calcext:value-type="float">
            <text:p>9,582322</text:p>
          </table:table-cell>
        </table:table-row>
        <table:table-row table:style-name="ro1">
          <table:table-cell office:value-type="float" office:value="2.152473" calcext:value-type="float">
            <text:p>2,152473</text:p>
          </table:table-cell>
          <table:table-cell office:value-type="float" office:value="9.990449" calcext:value-type="float">
            <text:p>9,990449</text:p>
          </table:table-cell>
        </table:table-row>
        <table:table-row table:style-name="ro1">
          <table:table-cell office:value-type="float" office:value="0.850976" calcext:value-type="float">
            <text:p>0,850976</text:p>
          </table:table-cell>
          <table:table-cell office:value-type="float" office:value="8.760639" calcext:value-type="float">
            <text:p>8,760639</text:p>
          </table:table-cell>
        </table:table-row>
        <table:table-row table:style-name="ro1">
          <table:table-cell office:value-type="float" office:value="1.772922" calcext:value-type="float">
            <text:p>1,772922</text:p>
          </table:table-cell>
          <table:table-cell office:value-type="float" office:value="9.429042" calcext:value-type="float">
            <text:p>9,429042</text:p>
          </table:table-cell>
        </table:table-row>
        <table:table-row table:style-name="ro1">
          <table:table-cell office:value-type="float" office:value="0.767672" calcext:value-type="float">
            <text:p>0,767672</text:p>
          </table:table-cell>
          <table:table-cell office:value-type="float" office:value="9.128356" calcext:value-type="float">
            <text:p>9,128356</text:p>
          </table:table-cell>
        </table:table-row>
        <table:table-row table:style-name="ro1">
          <table:table-cell office:value-type="float" office:value="2.124861" calcext:value-type="float">
            <text:p>2,124861</text:p>
          </table:table-cell>
          <table:table-cell office:value-type="float" office:value="3.450537" calcext:value-type="float">
            <text:p>3,450537</text:p>
          </table:table-cell>
        </table:table-row>
        <table:table-row table:style-name="ro1">
          <table:table-cell office:value-type="float" office:value="6.799078" calcext:value-type="float">
            <text:p>6,799078</text:p>
          </table:table-cell>
          <table:table-cell office:value-type="float" office:value="5.605926" calcext:value-type="float">
            <text:p>5,605926</text:p>
          </table:table-cell>
        </table:table-row>
        <table:table-row table:style-name="ro1">
          <table:table-cell office:value-type="float" office:value="1.430271" calcext:value-type="float">
            <text:p>1,430271</text:p>
          </table:table-cell>
          <table:table-cell office:value-type="float" office:value="10.169568" calcext:value-type="float">
            <text:p>10,169568</text:p>
          </table:table-cell>
        </table:table-row>
        <table:table-row table:style-name="ro1">
          <table:table-cell office:value-type="float" office:value="1.85127" calcext:value-type="float">
            <text:p>1,85127</text:p>
          </table:table-cell>
          <table:table-cell office:value-type="float" office:value="9.347659" calcext:value-type="float">
            <text:p>9,347659</text:p>
          </table:table-cell>
        </table:table-row>
        <table:table-row table:style-name="ro1">
          <table:table-cell office:value-type="float" office:value="7.136291" calcext:value-type="float">
            <text:p>7,136291</text:p>
          </table:table-cell>
          <table:table-cell office:value-type="float" office:value="6.04064" calcext:value-type="float">
            <text:p>6,04064</text:p>
          </table:table-cell>
        </table:table-row>
        <table:table-row table:style-name="ro1">
          <table:table-cell office:value-type="float" office:value="2.851145" calcext:value-type="float">
            <text:p>2,851145</text:p>
          </table:table-cell>
          <table:table-cell office:value-type="float" office:value="3.207817" calcext:value-type="float">
            <text:p>3,207817</text:p>
          </table:table-cell>
        </table:table-row>
        <table:table-row table:style-name="ro1">
          <table:table-cell office:value-type="float" office:value="1.17602" calcext:value-type="float">
            <text:p>1,17602</text:p>
          </table:table-cell>
          <table:table-cell office:value-type="float" office:value="2.974378" calcext:value-type="float">
            <text:p>2,974378</text:p>
          </table:table-cell>
        </table:table-row>
        <table:table-row table:style-name="ro1">
          <table:table-cell office:value-type="float" office:value="2.3235" calcext:value-type="float">
            <text:p>2,3235</text:p>
          </table:table-cell>
          <table:table-cell office:value-type="float" office:value="8.571645" calcext:value-type="float">
            <text:p>8,571645</text:p>
          </table:table-cell>
        </table:table-row>
        <table:table-row table:style-name="ro1">
          <table:table-cell office:value-type="float" office:value="2.153597" calcext:value-type="float">
            <text:p>2,153597</text:p>
          </table:table-cell>
          <table:table-cell office:value-type="float" office:value="2.225763" calcext:value-type="float">
            <text:p>2,225763</text:p>
          </table:table-cell>
        </table:table-row>
        <table:table-row table:style-name="ro1">
          <table:table-cell office:value-type="float" office:value="6.773939" calcext:value-type="float">
            <text:p>6,773939</text:p>
          </table:table-cell>
          <table:table-cell office:value-type="float" office:value="5.199482" calcext:value-type="float">
            <text:p>5,199482</text:p>
          </table:table-cell>
        </table:table-row>
        <table:table-row table:style-name="ro1">
          <table:table-cell office:value-type="float" office:value="7.512125" calcext:value-type="float">
            <text:p>7,512125</text:p>
          </table:table-cell>
          <table:table-cell office:value-type="float" office:value="5.765347" calcext:value-type="float">
            <text:p>5,765347</text:p>
          </table:table-cell>
        </table:table-row>
        <table:table-row table:style-name="ro1">
          <table:table-cell office:value-type="float" office:value="7.076064" calcext:value-type="float">
            <text:p>7,076064</text:p>
          </table:table-cell>
          <table:table-cell office:value-type="float" office:value="6.341744" calcext:value-type="float">
            <text:p>6,341744</text:p>
          </table:table-cell>
        </table:table-row>
        <table:table-row table:style-name="ro1">
          <table:table-cell office:value-type="float" office:value="6.44102" calcext:value-type="float">
            <text:p>6,44102</text:p>
          </table:table-cell>
          <table:table-cell office:value-type="float" office:value="4.486395" calcext:value-type="float">
            <text:p>4,486395</text:p>
          </table:table-cell>
        </table:table-row>
        <table:table-row table:style-name="ro1">
          <table:table-cell office:value-type="float" office:value="6.338222" calcext:value-type="float">
            <text:p>6,338222</text:p>
          </table:table-cell>
          <table:table-cell office:value-type="float" office:value="5.581367" calcext:value-type="float">
            <text:p>5,581367</text:p>
          </table:table-cell>
        </table:table-row>
        <table:table-row table:style-name="ro1">
          <table:table-cell office:value-type="float" office:value="6.848569" calcext:value-type="float">
            <text:p>6,848569</text:p>
          </table:table-cell>
          <table:table-cell office:value-type="float" office:value="6.777173" calcext:value-type="float">
            <text:p>6,777173</text:p>
          </table:table-cell>
        </table:table-row>
        <table:table-row table:style-name="ro1">
          <table:table-cell office:value-type="float" office:value="1.501508" calcext:value-type="float">
            <text:p>1,501508</text:p>
          </table:table-cell>
          <table:table-cell office:value-type="float" office:value="3.236908" calcext:value-type="float">
            <text:p>3,236908</text:p>
          </table:table-cell>
        </table:table-row>
        <table:table-row table:style-name="ro1">
          <table:table-cell office:value-type="float" office:value="2.466183" calcext:value-type="float">
            <text:p>2,466183</text:p>
          </table:table-cell>
          <table:table-cell office:value-type="float" office:value="3.446067" calcext:value-type="float">
            <text:p>3,446067</text:p>
          </table:table-cell>
        </table:table-row>
        <table:table-row table:style-name="ro1">
          <table:table-cell office:value-type="float" office:value="1.111249" calcext:value-type="float">
            <text:p>1,111249</text:p>
          </table:table-cell>
          <table:table-cell office:value-type="float" office:value="9.214156" calcext:value-type="float">
            <text:p>9,214156</text:p>
          </table:table-cell>
        </table:table-row>
        <table:table-row table:style-name="ro1">
          <table:table-cell office:value-type="float" office:value="0.786502" calcext:value-type="float">
            <text:p>0,786502</text:p>
          </table:table-cell>
          <table:table-cell office:value-type="float" office:value="8.503246" calcext:value-type="float">
            <text:p>8,503246</text:p>
          </table:table-cell>
        </table:table-row>
        <table:table-row table:style-name="ro1">
          <table:table-cell office:value-type="float" office:value="1.417908" calcext:value-type="float">
            <text:p>1,417908</text:p>
          </table:table-cell>
          <table:table-cell office:value-type="float" office:value="9.835867" calcext:value-type="float">
            <text:p>9,835867</text:p>
          </table:table-cell>
        </table:table-row>
        <table:table-row table:style-name="ro1">
          <table:table-cell office:value-type="float" office:value="1.599866" calcext:value-type="float">
            <text:p>1,599866</text:p>
          </table:table-cell>
          <table:table-cell office:value-type="float" office:value="2.619329" calcext:value-type="float">
            <text:p>2,619329</text:p>
          </table:table-cell>
        </table:table-row>
        <table:table-row table:style-name="ro1">
          <table:table-cell office:value-type="float" office:value="2.128489" calcext:value-type="float">
            <text:p>2,128489</text:p>
          </table:table-cell>
          <table:table-cell office:value-type="float" office:value="9.697495" calcext:value-type="float">
            <text:p>9,697495</text:p>
          </table:table-cell>
        </table:table-row>
        <table:table-row table:style-name="ro1">
          <table:table-cell office:value-type="float" office:value="2.381532" calcext:value-type="float">
            <text:p>2,381532</text:p>
          </table:table-cell>
          <table:table-cell office:value-type="float" office:value="2.639714" calcext:value-type="float">
            <text:p>2,639714</text:p>
          </table:table-cell>
        </table:table-row>
        <table:table-row table:style-name="ro1">
          <table:table-cell office:value-type="float" office:value="5.844826" calcext:value-type="float">
            <text:p>5,844826</text:p>
          </table:table-cell>
          <table:table-cell office:value-type="float" office:value="5.628922" calcext:value-type="float">
            <text:p>5,628922</text:p>
          </table:table-cell>
        </table:table-row>
        <table:table-row table:style-name="ro1">
          <table:table-cell office:value-type="float" office:value="1.284944" calcext:value-type="float">
            <text:p>1,284944</text:p>
          </table:table-cell>
          <table:table-cell office:value-type="float" office:value="10.297048" calcext:value-type="float">
            <text:p>10,297048</text:p>
          </table:table-cell>
        </table:table-row>
        <table:table-row table:style-name="ro1">
          <table:table-cell office:value-type="float" office:value="7.689149" calcext:value-type="float">
            <text:p>7,689149</text:p>
          </table:table-cell>
          <table:table-cell office:value-type="float" office:value="4.68483" calcext:value-type="float">
            <text:p>4,68483</text:p>
          </table:table-cell>
        </table:table-row>
        <table:table-row table:style-name="ro1">
          <table:table-cell office:value-type="float" office:value="2.435525" calcext:value-type="float">
            <text:p>2,435525</text:p>
          </table:table-cell>
          <table:table-cell office:value-type="float" office:value="2.813185" calcext:value-type="float">
            <text:p>2,813185</text:p>
          </table:table-cell>
        </table:table-row>
        <table:table-row table:style-name="ro1">
          <table:table-cell office:value-type="float" office:value="2.657642" calcext:value-type="float">
            <text:p>2,657642</text:p>
          </table:table-cell>
          <table:table-cell office:value-type="float" office:value="3.064506" calcext:value-type="float">
            <text:p>3,064506</text:p>
          </table:table-cell>
        </table:table-row>
        <table:table-row table:style-name="ro1">
          <table:table-cell office:value-type="float" office:value="1.257349" calcext:value-type="float">
            <text:p>1,257349</text:p>
          </table:table-cell>
          <table:table-cell office:value-type="float" office:value="3.262321" calcext:value-type="float">
            <text:p>3,262321</text:p>
          </table:table-cell>
        </table:table-row>
        <table:table-row table:style-name="ro1">
          <table:table-cell office:value-type="float" office:value="6.740622" calcext:value-type="float">
            <text:p>6,740622</text:p>
          </table:table-cell>
          <table:table-cell office:value-type="float" office:value="6.470631" calcext:value-type="float">
            <text:p>6,470631</text:p>
          </table:table-cell>
        </table:table-row>
        <table:table-row table:style-name="ro1">
          <table:table-cell office:value-type="float" office:value="2.247599" calcext:value-type="float">
            <text:p>2,247599</text:p>
          </table:table-cell>
          <table:table-cell office:value-type="float" office:value="3.78918" calcext:value-type="float">
            <text:p>3,78918</text:p>
          </table:table-cell>
        </table:table-row>
        <table:table-row table:style-name="ro1">
          <table:table-cell office:value-type="float" office:value="2.684431" calcext:value-type="float">
            <text:p>2,684431</text:p>
          </table:table-cell>
          <table:table-cell office:value-type="float" office:value="8.328188" calcext:value-type="float">
            <text:p>8,328188</text:p>
          </table:table-cell>
        </table:table-row>
        <table:table-row table:style-name="ro1">
          <table:table-cell office:value-type="float" office:value="6.937591" calcext:value-type="float">
            <text:p>6,937591</text:p>
          </table:table-cell>
          <table:table-cell office:value-type="float" office:value="6.008636" calcext:value-type="float">
            <text:p>6,008636</text:p>
          </table:table-cell>
        </table:table-row>
        <table:table-row table:style-name="ro1">
          <table:table-cell office:value-type="float" office:value="7.906477" calcext:value-type="float">
            <text:p>7,906477</text:p>
          </table:table-cell>
          <table:table-cell office:value-type="float" office:value="5.910382" calcext:value-type="float">
            <text:p>5,910382</text:p>
          </table:table-cell>
        </table:table-row>
        <table:table-row table:style-name="ro1">
          <table:table-cell office:value-type="float" office:value="2.170799" calcext:value-type="float">
            <text:p>2,170799</text:p>
          </table:table-cell>
          <table:table-cell office:value-type="float" office:value="9.62573" calcext:value-type="float">
            <text:p>9,62573</text:p>
          </table:table-cell>
        </table:table-row>
        <table:table-row table:style-name="ro1">
          <table:table-cell office:value-type="float" office:value="2.221366" calcext:value-type="float">
            <text:p>2,221366</text:p>
          </table:table-cell>
          <table:table-cell office:value-type="float" office:value="9.824032" calcext:value-type="float">
            <text:p>9,824032</text:p>
          </table:table-cell>
        </table:table-row>
        <table:table-row table:style-name="ro1">
          <table:table-cell office:value-type="float" office:value="1.996422" calcext:value-type="float">
            <text:p>1,996422</text:p>
          </table:table-cell>
          <table:table-cell office:value-type="float" office:value="2.183902" calcext:value-type="float">
            <text:p>2,183902</text:p>
          </table:table-cell>
        </table:table-row>
        <table:table-row table:style-name="ro1">
          <table:table-cell office:value-type="float" office:value="0.922827" calcext:value-type="float">
            <text:p>0,922827</text:p>
          </table:table-cell>
          <table:table-cell office:value-type="float" office:value="9.993017" calcext:value-type="float">
            <text:p>9,993017</text:p>
          </table:table-cell>
        </table:table-row>
        <table:table-row table:style-name="ro1">
          <table:table-cell office:value-type="float" office:value="2.169663" calcext:value-type="float">
            <text:p>2,169663</text:p>
          </table:table-cell>
          <table:table-cell office:value-type="float" office:value="3.626204" calcext:value-type="float">
            <text:p>3,626204</text:p>
          </table:table-cell>
        </table:table-row>
        <table:table-row table:style-name="ro1">
          <table:table-cell office:value-type="float" office:value="1.474067" calcext:value-type="float">
            <text:p>1,474067</text:p>
          </table:table-cell>
          <table:table-cell office:value-type="float" office:value="9.709969" calcext:value-type="float">
            <text:p>9,709969</text:p>
          </table:table-cell>
        </table:table-row>
        <table:table-row table:style-name="ro1">
          <table:table-cell office:value-type="float" office:value="1.99181" calcext:value-type="float">
            <text:p>1,99181</text:p>
          </table:table-cell>
          <table:table-cell office:value-type="float" office:value="2.7155" calcext:value-type="float">
            <text:p>2,7155</text:p>
          </table:table-cell>
        </table:table-row>
        <table:table-row table:style-name="ro1">
          <table:table-cell office:value-type="float" office:value="2.444602" calcext:value-type="float">
            <text:p>2,444602</text:p>
          </table:table-cell>
          <table:table-cell office:value-type="float" office:value="2.632674" calcext:value-type="float">
            <text:p>2,632674</text:p>
          </table:table-cell>
        </table:table-row>
        <table:table-row table:style-name="ro1">
          <table:table-cell office:value-type="float" office:value="2.417535" calcext:value-type="float">
            <text:p>2,417535</text:p>
          </table:table-cell>
          <table:table-cell office:value-type="float" office:value="2.960559" calcext:value-type="float">
            <text:p>2,960559</text:p>
          </table:table-cell>
        </table:table-row>
        <table:table-row table:style-name="ro1">
          <table:table-cell office:value-type="float" office:value="1.689921" calcext:value-type="float">
            <text:p>1,689921</text:p>
          </table:table-cell>
          <table:table-cell office:value-type="float" office:value="8.534219" calcext:value-type="float">
            <text:p>8,534219</text:p>
          </table:table-cell>
        </table:table-row>
        <table:table-row table:style-name="ro1">
          <table:table-cell office:value-type="float" office:value="1.082872" calcext:value-type="float">
            <text:p>1,082872</text:p>
          </table:table-cell>
          <table:table-cell office:value-type="float" office:value="3.327415" calcext:value-type="float">
            <text:p>3,327415</text:p>
          </table:table-cell>
        </table:table-row>
        <table:table-row table:style-name="ro1">
          <table:table-cell office:value-type="float" office:value="2.049976" calcext:value-type="float">
            <text:p>2,049976</text:p>
          </table:table-cell>
          <table:table-cell office:value-type="float" office:value="8.855614" calcext:value-type="float">
            <text:p>8,855614</text:p>
          </table:table-cell>
        </table:table-row>
        <table:table-row table:style-name="ro1">
          <table:table-cell office:value-type="float" office:value="3.167868" calcext:value-type="float">
            <text:p>3,167868</text:p>
          </table:table-cell>
          <table:table-cell office:value-type="float" office:value="10.018303" calcext:value-type="float">
            <text:p>10,018303</text:p>
          </table:table-cell>
        </table:table-row>
        <table:table-row table:style-name="ro1">
          <table:table-cell office:value-type="float" office:value="6.860386" calcext:value-type="float">
            <text:p>6,860386</text:p>
          </table:table-cell>
          <table:table-cell office:value-type="float" office:value="6.699235" calcext:value-type="float">
            <text:p>6,699235</text:p>
          </table:table-cell>
        </table:table-row>
        <table:table-row table:style-name="ro1">
          <table:table-cell office:value-type="float" office:value="6.461786" calcext:value-type="float">
            <text:p>6,461786</text:p>
          </table:table-cell>
          <table:table-cell office:value-type="float" office:value="5.570143" calcext:value-type="float">
            <text:p>5,570143</text:p>
          </table:table-cell>
        </table:table-row>
        <table:table-row table:style-name="ro1">
          <table:table-cell office:value-type="float" office:value="2.133568" calcext:value-type="float">
            <text:p>2,133568</text:p>
          </table:table-cell>
          <table:table-cell office:value-type="float" office:value="2.027116" calcext:value-type="float">
            <text:p>2,027116</text:p>
          </table:table-cell>
        </table:table-row>
        <table:table-row table:style-name="ro1">
          <table:table-cell office:value-type="float" office:value="2.246681" calcext:value-type="float">
            <text:p>2,246681</text:p>
          </table:table-cell>
          <table:table-cell office:value-type="float" office:value="2.978601" calcext:value-type="float">
            <text:p>2,978601</text:p>
          </table:table-cell>
        </table:table-row>
        <table:table-row table:style-name="ro1">
          <table:table-cell office:value-type="float" office:value="7.079039" calcext:value-type="float">
            <text:p>7,079039</text:p>
          </table:table-cell>
          <table:table-cell office:value-type="float" office:value="4.997639" calcext:value-type="float">
            <text:p>4,997639</text:p>
          </table:table-cell>
        </table:table-row>
        <table:table-row table:style-name="ro1">
          <table:table-cell office:value-type="float" office:value="0.543059" calcext:value-type="float">
            <text:p>0,543059</text:p>
          </table:table-cell>
          <table:table-cell office:value-type="float" office:value="10.018111" calcext:value-type="float">
            <text:p>10,018111</text:p>
          </table:table-cell>
        </table:table-row>
        <table:table-row table:style-name="ro1">
          <table:table-cell office:value-type="float" office:value="1.401317" calcext:value-type="float">
            <text:p>1,401317</text:p>
          </table:table-cell>
          <table:table-cell office:value-type="float" office:value="9.249313" calcext:value-type="float">
            <text:p>9,249313</text:p>
          </table:table-cell>
        </table:table-row>
        <table:table-row table:style-name="ro1">
          <table:table-cell office:value-type="float" office:value="2.312981" calcext:value-type="float">
            <text:p>2,312981</text:p>
          </table:table-cell>
          <table:table-cell office:value-type="float" office:value="8.27017" calcext:value-type="float">
            <text:p>8,27017</text:p>
          </table:table-cell>
        </table:table-row>
        <table:table-row table:style-name="ro1">
          <table:table-cell office:value-type="float" office:value="0.630869" calcext:value-type="float">
            <text:p>0,630869</text:p>
          </table:table-cell>
          <table:table-cell office:value-type="float" office:value="9.764906" calcext:value-type="float">
            <text:p>9,764906</text:p>
          </table:table-cell>
        </table:table-row>
        <table:table-row table:style-name="ro1">
          <table:table-cell office:value-type="float" office:value="6.889111" calcext:value-type="float">
            <text:p>6,889111</text:p>
          </table:table-cell>
          <table:table-cell office:value-type="float" office:value="6.977025" calcext:value-type="float">
            <text:p>6,977025</text:p>
          </table:table-cell>
        </table:table-row>
        <table:table-row table:style-name="ro1">
          <table:table-cell office:value-type="float" office:value="1.49614" calcext:value-type="float">
            <text:p>1,49614</text:p>
          </table:table-cell>
          <table:table-cell office:value-type="float" office:value="2.606168" calcext:value-type="float">
            <text:p>2,606168</text:p>
          </table:table-cell>
        </table:table-row>
        <table:table-row table:style-name="ro1">
          <table:table-cell office:value-type="float" office:value="5.988558" calcext:value-type="float">
            <text:p>5,988558</text:p>
          </table:table-cell>
          <table:table-cell office:value-type="float" office:value="4.938898" calcext:value-type="float">
            <text:p>4,938898</text:p>
          </table:table-cell>
        </table:table-row>
        <table:table-row table:style-name="ro1">
          <table:table-cell office:value-type="float" office:value="2.661301" calcext:value-type="float">
            <text:p>2,661301</text:p>
          </table:table-cell>
          <table:table-cell office:value-type="float" office:value="3.318011" calcext:value-type="float">
            <text:p>3,318011</text:p>
          </table:table-cell>
        </table:table-row>
        <table:table-row table:style-name="ro1">
          <table:table-cell office:value-type="float" office:value="1.766423" calcext:value-type="float">
            <text:p>1,766423</text:p>
          </table:table-cell>
          <table:table-cell office:value-type="float" office:value="9.42098" calcext:value-type="float">
            <text:p>9,42098</text:p>
          </table:table-cell>
        </table:table-row>
        <table:table-row table:style-name="ro1">
          <table:table-cell office:value-type="float" office:value="1.665138" calcext:value-type="float">
            <text:p>1,665138</text:p>
          </table:table-cell>
          <table:table-cell office:value-type="float" office:value="2.737086" calcext:value-type="float">
            <text:p>2,737086</text:p>
          </table:table-cell>
        </table:table-row>
        <table:table-row table:style-name="ro1">
          <table:table-cell office:value-type="float" office:value="2.597364" calcext:value-type="float">
            <text:p>2,597364</text:p>
          </table:table-cell>
          <table:table-cell office:value-type="float" office:value="2.628635" calcext:value-type="float">
            <text:p>2,628635</text:p>
          </table:table-cell>
        </table:table-row>
        <table:table-row table:style-name="ro1">
          <table:table-cell office:value-type="float" office:value="2.901886" calcext:value-type="float">
            <text:p>2,901886</text:p>
          </table:table-cell>
          <table:table-cell office:value-type="float" office:value="3.194096" calcext:value-type="float">
            <text:p>3,194096</text:p>
          </table:table-cell>
        </table:table-row>
        <table:table-row table:style-name="ro1">
          <table:table-cell office:value-type="float" office:value="2.222302" calcext:value-type="float">
            <text:p>2,222302</text:p>
          </table:table-cell>
          <table:table-cell office:value-type="float" office:value="2.391955" calcext:value-type="float">
            <text:p>2,391955</text:p>
          </table:table-cell>
        </table:table-row>
        <table:table-row table:style-name="ro1">
          <table:table-cell office:value-type="float" office:value="2.157688" calcext:value-type="float">
            <text:p>2,157688</text:p>
          </table:table-cell>
          <table:table-cell office:value-type="float" office:value="9.343532" calcext:value-type="float">
            <text:p>9,343532</text:p>
          </table:table-cell>
        </table:table-row>
        <table:table-row table:style-name="ro1">
          <table:table-cell office:value-type="float" office:value="1.887812" calcext:value-type="float">
            <text:p>1,887812</text:p>
          </table:table-cell>
          <table:table-cell office:value-type="float" office:value="2.204466" calcext:value-type="float">
            <text:p>2,204466</text:p>
          </table:table-cell>
        </table:table-row>
        <table:table-row table:style-name="ro1">
          <table:table-cell office:value-type="float" office:value="1.957379" calcext:value-type="float">
            <text:p>1,957379</text:p>
          </table:table-cell>
          <table:table-cell office:value-type="float" office:value="9.124605" calcext:value-type="float">
            <text:p>9,124605</text:p>
          </table:table-cell>
        </table:table-row>
        <table:table-row table:style-name="ro1">
          <table:table-cell office:value-type="float" office:value="1.304677" calcext:value-type="float">
            <text:p>1,304677</text:p>
          </table:table-cell>
          <table:table-cell office:value-type="float" office:value="4.019847" calcext:value-type="float">
            <text:p>4,019847</text:p>
          </table:table-cell>
        </table:table-row>
        <table:table-row table:style-name="ro1">
          <table:table-cell office:value-type="float" office:value="1.91712" calcext:value-type="float">
            <text:p>1,91712</text:p>
          </table:table-cell>
          <table:table-cell office:value-type="float" office:value="3.382228" calcext:value-type="float">
            <text:p>3,382228</text:p>
          </table:table-cell>
        </table:table-row>
        <table:table-row table:style-name="ro1">
          <table:table-cell office:value-type="float" office:value="6.140933" calcext:value-type="float">
            <text:p>6,140933</text:p>
          </table:table-cell>
          <table:table-cell office:value-type="float" office:value="5.527584" calcext:value-type="float">
            <text:p>5,527584</text:p>
          </table:table-cell>
        </table:table-row>
        <table:table-row table:style-name="ro1">
          <table:table-cell office:value-type="float" office:value="1.530116" calcext:value-type="float">
            <text:p>1,530116</text:p>
          </table:table-cell>
          <table:table-cell office:value-type="float" office:value="3.431483" calcext:value-type="float">
            <text:p>3,431483</text:p>
          </table:table-cell>
        </table:table-row>
        <table:table-row table:style-name="ro1">
          <table:table-cell office:value-type="float" office:value="1.918681" calcext:value-type="float">
            <text:p>1,918681</text:p>
          </table:table-cell>
          <table:table-cell office:value-type="float" office:value="9.631682" calcext:value-type="float">
            <text:p>9,631682</text:p>
          </table:table-cell>
        </table:table-row>
        <table:table-row table:style-name="ro1">
          <table:table-cell office:value-type="float" office:value="1.125683" calcext:value-type="float">
            <text:p>1,125683</text:p>
          </table:table-cell>
          <table:table-cell office:value-type="float" office:value="8.349359" calcext:value-type="float">
            <text:p>8,349359</text:p>
          </table:table-cell>
        </table:table-row>
        <table:table-row table:style-name="ro1">
          <table:table-cell office:value-type="float" office:value="5.550283" calcext:value-type="float">
            <text:p>5,550283</text:p>
          </table:table-cell>
          <table:table-cell office:value-type="float" office:value="6.352409" calcext:value-type="float">
            <text:p>6,352409</text:p>
          </table:table-cell>
        </table:table-row>
        <table:table-row table:style-name="ro1">
          <table:table-cell office:value-type="float" office:value="2.732919" calcext:value-type="float">
            <text:p>2,732919</text:p>
          </table:table-cell>
          <table:table-cell office:value-type="float" office:value="3.99722" calcext:value-type="float">
            <text:p>3,99722</text:p>
          </table:table-cell>
        </table:table-row>
        <table:table-row table:style-name="ro1">
          <table:table-cell office:value-type="float" office:value="0.954713" calcext:value-type="float">
            <text:p>0,954713</text:p>
          </table:table-cell>
          <table:table-cell office:value-type="float" office:value="10.381458" calcext:value-type="float">
            <text:p>10,381458</text:p>
          </table:table-cell>
        </table:table-row>
        <table:table-row table:style-name="ro1">
          <table:table-cell office:value-type="float" office:value="2.400658" calcext:value-type="float">
            <text:p>2,400658</text:p>
          </table:table-cell>
          <table:table-cell office:value-type="float" office:value="3.005757" calcext:value-type="float">
            <text:p>3,005757</text:p>
          </table:table-cell>
        </table:table-row>
        <table:table-row table:style-name="ro1">
          <table:table-cell office:value-type="float" office:value="7.467025" calcext:value-type="float">
            <text:p>7,467025</text:p>
          </table:table-cell>
          <table:table-cell office:value-type="float" office:value="6.151727" calcext:value-type="float">
            <text:p>6,151727</text:p>
          </table:table-cell>
        </table:table-row>
        <table:table-row table:style-name="ro1">
          <table:table-cell office:value-type="float" office:value="6.144694" calcext:value-type="float">
            <text:p>6,144694</text:p>
          </table:table-cell>
          <table:table-cell office:value-type="float" office:value="5.346948" calcext:value-type="float">
            <text:p>5,346948</text:p>
          </table:table-cell>
        </table:table-row>
        <table:table-row table:style-name="ro1">
          <table:table-cell office:value-type="float" office:value="6.036846" calcext:value-type="float">
            <text:p>6,036846</text:p>
          </table:table-cell>
          <table:table-cell office:value-type="float" office:value="6.21399" calcext:value-type="float">
            <text:p>6,21399</text:p>
          </table:table-cell>
        </table:table-row>
        <table:table-row table:style-name="ro1">
          <table:table-cell office:value-type="float" office:value="1.59464" calcext:value-type="float">
            <text:p>1,59464</text:p>
          </table:table-cell>
          <table:table-cell office:value-type="float" office:value="8.526128" calcext:value-type="float">
            <text:p>8,526128</text:p>
          </table:table-cell>
        </table:table-row>
        <table:table-row table:style-name="ro1">
          <table:table-cell office:value-type="float" office:value="1.767682" calcext:value-type="float">
            <text:p>1,767682</text:p>
          </table:table-cell>
          <table:table-cell office:value-type="float" office:value="8.67821" calcext:value-type="float">
            <text:p>8,67821</text:p>
          </table:table-cell>
        </table:table-row>
        <table:table-row table:style-name="ro1">
          <table:table-cell office:value-type="float" office:value="2.261636" calcext:value-type="float">
            <text:p>2,261636</text:p>
          </table:table-cell>
          <table:table-cell office:value-type="float" office:value="3.907204" calcext:value-type="float">
            <text:p>3,907204</text:p>
          </table:table-cell>
        </table:table-row>
        <table:table-row table:style-name="ro1">
          <table:table-cell office:value-type="float" office:value="6.241745" calcext:value-type="float">
            <text:p>6,241745</text:p>
          </table:table-cell>
          <table:table-cell office:value-type="float" office:value="7.176174" calcext:value-type="float">
            <text:p>7,176174</text:p>
          </table:table-cell>
        </table:table-row>
        <table:table-row table:style-name="ro1">
          <table:table-cell office:value-type="float" office:value="1.470355" calcext:value-type="float">
            <text:p>1,470355</text:p>
          </table:table-cell>
          <table:table-cell office:value-type="float" office:value="10.184475" calcext:value-type="float">
            <text:p>10,184475</text:p>
          </table:table-cell>
        </table:table-row>
        <table:table-row table:style-name="ro1">
          <table:table-cell office:value-type="float" office:value="7.896621" calcext:value-type="float">
            <text:p>7,896621</text:p>
          </table:table-cell>
          <table:table-cell office:value-type="float" office:value="5.653811" calcext:value-type="float">
            <text:p>5,653811</text:p>
          </table:table-cell>
        </table:table-row>
        <table:table-row table:style-name="ro1">
          <table:table-cell office:value-type="float" office:value="6.262986" calcext:value-type="float">
            <text:p>6,262986</text:p>
          </table:table-cell>
          <table:table-cell office:value-type="float" office:value="5.780109" calcext:value-type="float">
            <text:p>5,780109</text:p>
          </table:table-cell>
        </table:table-row>
        <table:table-row table:style-name="ro1">
          <table:table-cell office:value-type="float" office:value="8.046779" calcext:value-type="float">
            <text:p>8,046779</text:p>
          </table:table-cell>
          <table:table-cell office:value-type="float" office:value="6.806098" calcext:value-type="float">
            <text:p>6,806098</text:p>
          </table:table-cell>
        </table:table-row>
        <table:table-row table:style-name="ro1">
          <table:table-cell office:value-type="float" office:value="1.70403" calcext:value-type="float">
            <text:p>1,70403</text:p>
          </table:table-cell>
          <table:table-cell office:value-type="float" office:value="2.868995" calcext:value-type="float">
            <text:p>2,868995</text:p>
          </table:table-cell>
        </table:table-row>
        <table:table-row table:style-name="ro1">
          <table:table-cell office:value-type="float" office:value="2.432832" calcext:value-type="float">
            <text:p>2,432832</text:p>
          </table:table-cell>
          <table:table-cell office:value-type="float" office:value="9.988078" calcext:value-type="float">
            <text:p>9,988078</text:p>
          </table:table-cell>
        </table:table-row>
        <table:table-row table:style-name="ro1">
          <table:table-cell office:value-type="float" office:value="6.482331" calcext:value-type="float">
            <text:p>6,482331</text:p>
          </table:table-cell>
          <table:table-cell office:value-type="float" office:value="6.729012" calcext:value-type="float">
            <text:p>6,729012</text:p>
          </table:table-cell>
        </table:table-row>
        <table:table-row table:style-name="ro1">
          <table:table-cell office:value-type="float" office:value="1.597969" calcext:value-type="float">
            <text:p>1,597969</text:p>
          </table:table-cell>
          <table:table-cell office:value-type="float" office:value="4.040035" calcext:value-type="float">
            <text:p>4,040035</text:p>
          </table:table-cell>
        </table:table-row>
        <table:table-row table:style-name="ro1">
          <table:table-cell office:value-type="float" office:value="6.46725" calcext:value-type="float">
            <text:p>6,46725</text:p>
          </table:table-cell>
          <table:table-cell office:value-type="float" office:value="5.95455" calcext:value-type="float">
            <text:p>5,95455</text:p>
          </table:table-cell>
        </table:table-row>
        <table:table-row table:style-name="ro1">
          <table:table-cell office:value-type="float" office:value="2.474098" calcext:value-type="float">
            <text:p>2,474098</text:p>
          </table:table-cell>
          <table:table-cell office:value-type="float" office:value="3.087636" calcext:value-type="float">
            <text:p>3,087636</text:p>
          </table:table-cell>
        </table:table-row>
        <table:table-row table:style-name="ro1">
          <table:table-cell office:value-type="float" office:value="1.633417" calcext:value-type="float">
            <text:p>1,633417</text:p>
          </table:table-cell>
          <table:table-cell office:value-type="float" office:value="2.927731" calcext:value-type="float">
            <text:p>2,927731</text:p>
          </table:table-cell>
        </table:table-row>
        <table:table-row table:style-name="ro1">
          <table:table-cell office:value-type="float" office:value="6.281694" calcext:value-type="float">
            <text:p>6,281694</text:p>
          </table:table-cell>
          <table:table-cell office:value-type="float" office:value="6.266704" calcext:value-type="float">
            <text:p>6,266704</text:p>
          </table:table-cell>
        </table:table-row>
        <table:table-row table:style-name="ro1">
          <table:table-cell office:value-type="float" office:value="2.184354" calcext:value-type="float">
            <text:p>2,184354</text:p>
          </table:table-cell>
          <table:table-cell office:value-type="float" office:value="2.210849" calcext:value-type="float">
            <text:p>2,210849</text:p>
          </table:table-cell>
        </table:table-row>
        <table:table-row table:style-name="ro1">
          <table:table-cell office:value-type="float" office:value="1.550599" calcext:value-type="float">
            <text:p>1,550599</text:p>
          </table:table-cell>
          <table:table-cell office:value-type="float" office:value="8.770965" calcext:value-type="float">
            <text:p>8,770965</text:p>
          </table:table-cell>
        </table:table-row>
        <table:table-row table:style-name="ro1">
          <table:table-cell office:value-type="float" office:value="6.707223" calcext:value-type="float">
            <text:p>6,707223</text:p>
          </table:table-cell>
          <table:table-cell office:value-type="float" office:value="6.102798" calcext:value-type="float">
            <text:p>6,102798</text:p>
          </table:table-cell>
        </table:table-row>
        <table:table-row table:style-name="ro1">
          <table:table-cell office:value-type="float" office:value="1.291514" calcext:value-type="float">
            <text:p>1,291514</text:p>
          </table:table-cell>
          <table:table-cell office:value-type="float" office:value="8.459049" calcext:value-type="float">
            <text:p>8,459049</text:p>
          </table:table-cell>
        </table:table-row>
        <table:table-row table:style-name="ro1">
          <table:table-cell office:value-type="float" office:value="2.04051" calcext:value-type="float">
            <text:p>2,04051</text:p>
          </table:table-cell>
          <table:table-cell office:value-type="float" office:value="9.37601" calcext:value-type="float">
            <text:p>9,37601</text:p>
          </table:table-cell>
        </table:table-row>
        <table:table-row table:style-name="ro1">
          <table:table-cell office:value-type="float" office:value="1.212352" calcext:value-type="float">
            <text:p>1,212352</text:p>
          </table:table-cell>
          <table:table-cell office:value-type="float" office:value="2.835179" calcext:value-type="float">
            <text:p>2,835179</text:p>
          </table:table-cell>
        </table:table-row>
        <table:table-row table:style-name="ro1">
          <table:table-cell office:value-type="float" office:value="0.980395" calcext:value-type="float">
            <text:p>0,980395</text:p>
          </table:table-cell>
          <table:table-cell office:value-type="float" office:value="9.605538" calcext:value-type="float">
            <text:p>9,605538</text:p>
          </table:table-cell>
        </table:table-row>
        <table:table-row table:style-name="ro1">
          <table:table-cell office:value-type="float" office:value="2.296685" calcext:value-type="float">
            <text:p>2,296685</text:p>
          </table:table-cell>
          <table:table-cell office:value-type="float" office:value="2.591966" calcext:value-type="float">
            <text:p>2,591966</text:p>
          </table:table-cell>
        </table:table-row>
        <table:table-row table:style-name="ro1">
          <table:table-cell office:value-type="float" office:value="3.369667" calcext:value-type="float">
            <text:p>3,369667</text:p>
          </table:table-cell>
          <table:table-cell office:value-type="float" office:value="4.597375" calcext:value-type="float">
            <text:p>4,597375</text:p>
          </table:table-cell>
        </table:table-row>
        <table:table-row table:style-name="ro1">
          <table:table-cell office:value-type="float" office:value="7.230112" calcext:value-type="float">
            <text:p>7,230112</text:p>
          </table:table-cell>
          <table:table-cell office:value-type="float" office:value="6.39931" calcext:value-type="float">
            <text:p>6,39931</text:p>
          </table:table-cell>
        </table:table-row>
        <table:table-row table:style-name="ro1">
          <table:table-cell office:value-type="float" office:value="1.667826" calcext:value-type="float">
            <text:p>1,667826</text:p>
          </table:table-cell>
          <table:table-cell office:value-type="float" office:value="10.115692" calcext:value-type="float">
            <text:p>10,115692</text:p>
          </table:table-cell>
        </table:table-row>
        <table:table-row table:style-name="ro1">
          <table:table-cell office:value-type="float" office:value="2.113141" calcext:value-type="float">
            <text:p>2,113141</text:p>
          </table:table-cell>
          <table:table-cell office:value-type="float" office:value="3.501129" calcext:value-type="float">
            <text:p>3,501129</text:p>
          </table:table-cell>
        </table:table-row>
        <table:table-row table:style-name="ro1">
          <table:table-cell office:value-type="float" office:value="1.625893" calcext:value-type="float">
            <text:p>1,625893</text:p>
          </table:table-cell>
          <table:table-cell office:value-type="float" office:value="9.85509" calcext:value-type="float">
            <text:p>9,85509</text:p>
          </table:table-cell>
        </table:table-row>
        <table:table-row table:style-name="ro1">
          <table:table-cell office:value-type="float" office:value="1.23837" calcext:value-type="float">
            <text:p>1,23837</text:p>
          </table:table-cell>
          <table:table-cell office:value-type="float" office:value="10.496639" calcext:value-type="float">
            <text:p>10,496639</text:p>
          </table:table-cell>
        </table:table-row>
        <table:table-row table:style-name="ro1">
          <table:table-cell office:value-type="float" office:value="2.127111" calcext:value-type="float">
            <text:p>2,127111</text:p>
          </table:table-cell>
          <table:table-cell office:value-type="float" office:value="3.759093" calcext:value-type="float">
            <text:p>3,759093</text:p>
          </table:table-cell>
        </table:table-row>
        <table:table-row table:style-name="ro1">
          <table:table-cell office:value-type="float" office:value="1.209315" calcext:value-type="float">
            <text:p>1,209315</text:p>
          </table:table-cell>
          <table:table-cell office:value-type="float" office:value="7.80577" calcext:value-type="float">
            <text:p>7,80577</text:p>
          </table:table-cell>
        </table:table-row>
        <table:table-row table:style-name="ro1">
          <table:table-cell office:value-type="float" office:value="7.287631" calcext:value-type="float">
            <text:p>7,287631</text:p>
          </table:table-cell>
          <table:table-cell office:value-type="float" office:value="6.223554" calcext:value-type="float">
            <text:p>6,223554</text:p>
          </table:table-cell>
        </table:table-row>
        <table:table-row table:style-name="ro1">
          <table:table-cell office:value-type="float" office:value="2.420481" calcext:value-type="float">
            <text:p>2,420481</text:p>
          </table:table-cell>
          <table:table-cell office:value-type="float" office:value="2.234878" calcext:value-type="float">
            <text:p>2,234878</text:p>
          </table:table-cell>
        </table:table-row>
        <table:table-row table:style-name="ro1">
          <table:table-cell office:value-type="float" office:value="1.94291" calcext:value-type="float">
            <text:p>1,94291</text:p>
          </table:table-cell>
          <table:table-cell office:value-type="float" office:value="10.075618" calcext:value-type="float">
            <text:p>10,075618</text:p>
          </table:table-cell>
        </table:table-row>
        <table:table-row table:style-name="ro1">
          <table:table-cell office:value-type="float" office:value="2.171797" calcext:value-type="float">
            <text:p>2,171797</text:p>
          </table:table-cell>
          <table:table-cell office:value-type="float" office:value="9.153578" calcext:value-type="float">
            <text:p>9,153578</text:p>
          </table:table-cell>
        </table:table-row>
        <table:table-row table:style-name="ro1">
          <table:table-cell office:value-type="float" office:value="1.684597" calcext:value-type="float">
            <text:p>1,684597</text:p>
          </table:table-cell>
          <table:table-cell office:value-type="float" office:value="3.605744" calcext:value-type="float">
            <text:p>3,605744</text:p>
          </table:table-cell>
        </table:table-row>
        <table:table-row table:style-name="ro1">
          <table:table-cell office:value-type="float" office:value="2.286095" calcext:value-type="float">
            <text:p>2,286095</text:p>
          </table:table-cell>
          <table:table-cell office:value-type="float" office:value="8.183612" calcext:value-type="float">
            <text:p>8,183612</text:p>
          </table:table-cell>
        </table:table-row>
        <table:table-row table:style-name="ro1">
          <table:table-cell office:value-type="float" office:value="1.856062" calcext:value-type="float">
            <text:p>1,856062</text:p>
          </table:table-cell>
          <table:table-cell office:value-type="float" office:value="3.871486" calcext:value-type="float">
            <text:p>3,871486</text:p>
          </table:table-cell>
        </table:table-row>
        <table:table-row table:style-name="ro1">
          <table:table-cell office:value-type="float" office:value="7.36401" calcext:value-type="float">
            <text:p>7,36401</text:p>
          </table:table-cell>
          <table:table-cell office:value-type="float" office:value="7.109541" calcext:value-type="float">
            <text:p>7,109541</text:p>
          </table:table-cell>
        </table:table-row>
        <table:table-row table:style-name="ro1">
          <table:table-cell office:value-type="float" office:value="1.820222" calcext:value-type="float">
            <text:p>1,820222</text:p>
          </table:table-cell>
          <table:table-cell office:value-type="float" office:value="3.740357" calcext:value-type="float">
            <text:p>3,740357</text:p>
          </table:table-cell>
        </table:table-row>
        <table:table-row table:style-name="ro1">
          <table:table-cell office:value-type="float" office:value="5.41905" calcext:value-type="float">
            <text:p>5,41905</text:p>
          </table:table-cell>
          <table:table-cell office:value-type="float" office:value="6.090402" calcext:value-type="float">
            <text:p>6,090402</text:p>
          </table:table-cell>
        </table:table-row>
        <table:table-row table:style-name="ro1">
          <table:table-cell office:value-type="float" office:value="6.716783" calcext:value-type="float">
            <text:p>6,716783</text:p>
          </table:table-cell>
          <table:table-cell office:value-type="float" office:value="5.862251" calcext:value-type="float">
            <text:p>5,862251</text:p>
          </table:table-cell>
        </table:table-row>
        <table:table-row table:style-name="ro1">
          <table:table-cell office:value-type="float" office:value="7.167563" calcext:value-type="float">
            <text:p>7,167563</text:p>
          </table:table-cell>
          <table:table-cell office:value-type="float" office:value="6.337923" calcext:value-type="float">
            <text:p>6,337923</text:p>
          </table:table-cell>
        </table:table-row>
        <table:table-row table:style-name="ro1">
          <table:table-cell office:value-type="float" office:value="1.217807" calcext:value-type="float">
            <text:p>1,217807</text:p>
          </table:table-cell>
          <table:table-cell office:value-type="float" office:value="9.245432" calcext:value-type="float">
            <text:p>9,245432</text:p>
          </table:table-cell>
        </table:table-row>
        <table:table-row table:style-name="ro1">
          <table:table-cell office:value-type="float" office:value="3.267795" calcext:value-type="float">
            <text:p>3,267795</text:p>
          </table:table-cell>
          <table:table-cell office:value-type="float" office:value="2.577778" calcext:value-type="float">
            <text:p>2,577778</text:p>
          </table:table-cell>
        </table:table-row>
        <table:table-row table:style-name="ro1">
          <table:table-cell office:value-type="float" office:value="7.065176" calcext:value-type="float">
            <text:p>7,065176</text:p>
          </table:table-cell>
          <table:table-cell office:value-type="float" office:value="6.06381" calcext:value-type="float">
            <text:p>6,06381</text:p>
          </table:table-cell>
        </table:table-row>
        <table:table-row table:style-name="ro1">
          <table:table-cell office:value-type="float" office:value="1.678565" calcext:value-type="float">
            <text:p>1,678565</text:p>
          </table:table-cell>
          <table:table-cell office:value-type="float" office:value="1.886176" calcext:value-type="float">
            <text:p>1,886176</text:p>
          </table:table-cell>
        </table:table-row>
        <table:table-row table:style-name="ro1">
          <table:table-cell office:value-type="float" office:value="6.764688" calcext:value-type="float">
            <text:p>6,764688</text:p>
          </table:table-cell>
          <table:table-cell office:value-type="float" office:value="6.69735" calcext:value-type="float">
            <text:p>6,69735</text:p>
          </table:table-cell>
        </table:table-row>
        <table:table-row table:style-name="ro1">
          <table:table-cell office:value-type="float" office:value="2.35398" calcext:value-type="float">
            <text:p>2,35398</text:p>
          </table:table-cell>
          <table:table-cell office:value-type="float" office:value="3.645005" calcext:value-type="float">
            <text:p>3,645005</text:p>
          </table:table-cell>
        </table:table-row>
        <table:table-row table:style-name="ro1">
          <table:table-cell office:value-type="float" office:value="1.329016" calcext:value-type="float">
            <text:p>1,329016</text:p>
          </table:table-cell>
          <table:table-cell office:value-type="float" office:value="9.744372" calcext:value-type="float">
            <text:p>9,744372</text:p>
          </table:table-cell>
        </table:table-row>
        <table:table-row table:style-name="ro1">
          <table:table-cell office:value-type="float" office:value="6.249673" calcext:value-type="float">
            <text:p>6,249673</text:p>
          </table:table-cell>
          <table:table-cell office:value-type="float" office:value="6.833099" calcext:value-type="float">
            <text:p>6,833099</text:p>
          </table:table-cell>
        </table:table-row>
        <table:table-row table:style-name="ro1">
          <table:table-cell office:value-type="float" office:value="1.11525" calcext:value-type="float">
            <text:p>1,11525</text:p>
          </table:table-cell>
          <table:table-cell office:value-type="float" office:value="8.61473" calcext:value-type="float">
            <text:p>8,61473</text:p>
          </table:table-cell>
        </table:table-row>
        <table:table-row table:style-name="ro1">
          <table:table-cell office:value-type="float" office:value="1.70626" calcext:value-type="float">
            <text:p>1,70626</text:p>
          </table:table-cell>
          <table:table-cell office:value-type="float" office:value="3.405065" calcext:value-type="float">
            <text:p>3,405065</text:p>
          </table:table-cell>
        </table:table-row>
        <table:table-row table:style-name="ro1">
          <table:table-cell office:value-type="float" office:value="2.902459" calcext:value-type="float">
            <text:p>2,902459</text:p>
          </table:table-cell>
          <table:table-cell office:value-type="float" office:value="9.743272" calcext:value-type="float">
            <text:p>9,743272</text:p>
          </table:table-cell>
        </table:table-row>
        <table:table-row table:style-name="ro1">
          <table:table-cell office:value-type="float" office:value="6.843494" calcext:value-type="float">
            <text:p>6,843494</text:p>
          </table:table-cell>
          <table:table-cell office:value-type="float" office:value="4.872147" calcext:value-type="float">
            <text:p>4,872147</text:p>
          </table:table-cell>
        </table:table-row>
        <table:table-row table:style-name="ro1">
          <table:table-cell office:value-type="float" office:value="2.48427" calcext:value-type="float">
            <text:p>2,48427</text:p>
          </table:table-cell>
          <table:table-cell office:value-type="float" office:value="9.492281" calcext:value-type="float">
            <text:p>9,492281</text:p>
          </table:table-cell>
        </table:table-row>
        <table:table-row table:style-name="ro1">
          <table:table-cell office:value-type="float" office:value="1.726869" calcext:value-type="float">
            <text:p>1,726869</text:p>
          </table:table-cell>
          <table:table-cell office:value-type="float" office:value="2.846115" calcext:value-type="float">
            <text:p>2,846115</text:p>
          </table:table-cell>
        </table:table-row>
        <table:table-row table:style-name="ro1">
          <table:table-cell office:value-type="float" office:value="6.370873" calcext:value-type="float">
            <text:p>6,370873</text:p>
          </table:table-cell>
          <table:table-cell office:value-type="float" office:value="6.052202" calcext:value-type="float">
            <text:p>6,052202</text:p>
          </table:table-cell>
        </table:table-row>
        <table:table-row table:style-name="ro1">
          <table:table-cell office:value-type="float" office:value="6.830262" calcext:value-type="float">
            <text:p>6,830262</text:p>
          </table:table-cell>
          <table:table-cell office:value-type="float" office:value="5.531261" calcext:value-type="float">
            <text:p>5,531261</text:p>
          </table:table-cell>
        </table:table-row>
        <table:table-row table:style-name="ro1">
          <table:table-cell office:value-type="float" office:value="7.834837" calcext:value-type="float">
            <text:p>7,834837</text:p>
          </table:table-cell>
          <table:table-cell office:value-type="float" office:value="6.307149" calcext:value-type="float">
            <text:p>6,307149</text:p>
          </table:table-cell>
        </table:table-row>
        <table:table-row table:style-name="ro1">
          <table:table-cell office:value-type="float" office:value="6.548847" calcext:value-type="float">
            <text:p>6,548847</text:p>
          </table:table-cell>
          <table:table-cell office:value-type="float" office:value="5.84053" calcext:value-type="float">
            <text:p>5,84053</text:p>
          </table:table-cell>
        </table:table-row>
        <table:table-row table:style-name="ro1">
          <table:table-cell office:value-type="float" office:value="5.981059" calcext:value-type="float">
            <text:p>5,981059</text:p>
          </table:table-cell>
          <table:table-cell office:value-type="float" office:value="6.547343" calcext:value-type="float">
            <text:p>6,547343</text:p>
          </table:table-cell>
        </table:table-row>
        <table:table-row table:style-name="ro1">
          <table:table-cell office:value-type="float" office:value="2.394351" calcext:value-type="float">
            <text:p>2,394351</text:p>
          </table:table-cell>
          <table:table-cell office:value-type="float" office:value="3.221115" calcext:value-type="float">
            <text:p>3,221115</text:p>
          </table:table-cell>
        </table:table-row>
        <table:table-row table:style-name="ro1">
          <table:table-cell office:value-type="float" office:value="1.142289" calcext:value-type="float">
            <text:p>1,142289</text:p>
          </table:table-cell>
          <table:table-cell office:value-type="float" office:value="8.795208" calcext:value-type="float">
            <text:p>8,795208</text:p>
          </table:table-cell>
        </table:table-row>
        <table:table-row table:style-name="ro1">
          <table:table-cell office:value-type="float" office:value="2.450261" calcext:value-type="float">
            <text:p>2,450261</text:p>
          </table:table-cell>
          <table:table-cell office:value-type="float" office:value="3.305362" calcext:value-type="float">
            <text:p>3,305362</text:p>
          </table:table-cell>
        </table:table-row>
        <table:table-row table:style-name="ro1">
          <table:table-cell office:value-type="float" office:value="7.223189" calcext:value-type="float">
            <text:p>7,223189</text:p>
          </table:table-cell>
          <table:table-cell office:value-type="float" office:value="5.436752" calcext:value-type="float">
            <text:p>5,436752</text:p>
          </table:table-cell>
        </table:table-row>
        <table:table-row table:style-name="ro1">
          <table:table-cell office:value-type="float" office:value="1.83455" calcext:value-type="float">
            <text:p>1,83455</text:p>
          </table:table-cell>
          <table:table-cell office:value-type="float" office:value="9.978053" calcext:value-type="float">
            <text:p>9,978053</text:p>
          </table:table-cell>
        </table:table-row>
        <table:table-row table:style-name="ro1">
          <table:table-cell office:value-type="float" office:value="1.031168" calcext:value-type="float">
            <text:p>1,031168</text:p>
          </table:table-cell>
          <table:table-cell office:value-type="float" office:value="9.360391" calcext:value-type="float">
            <text:p>9,360391</text:p>
          </table:table-cell>
        </table:table-row>
        <table:table-row table:style-name="ro1">
          <table:table-cell office:value-type="float" office:value="1.534036" calcext:value-type="float">
            <text:p>1,534036</text:p>
          </table:table-cell>
          <table:table-cell office:value-type="float" office:value="3.07269" calcext:value-type="float">
            <text:p>3,07269</text:p>
          </table:table-cell>
        </table:table-row>
        <table:table-row table:style-name="ro1">
          <table:table-cell office:value-type="float" office:value="1.703741" calcext:value-type="float">
            <text:p>1,703741</text:p>
          </table:table-cell>
          <table:table-cell office:value-type="float" office:value="10.62841" calcext:value-type="float">
            <text:p>10,62841</text:p>
          </table:table-cell>
        </table:table-row>
        <table:table-row table:style-name="ro1">
          <table:table-cell office:value-type="float" office:value="2.134386" calcext:value-type="float">
            <text:p>2,134386</text:p>
          </table:table-cell>
          <table:table-cell office:value-type="float" office:value="3.955386" calcext:value-type="float">
            <text:p>3,955386</text:p>
          </table:table-cell>
        </table:table-row>
        <table:table-row table:style-name="ro1">
          <table:table-cell office:value-type="float" office:value="2.400145" calcext:value-type="float">
            <text:p>2,400145</text:p>
          </table:table-cell>
          <table:table-cell office:value-type="float" office:value="9.618079" calcext:value-type="float">
            <text:p>9,618079</text:p>
          </table:table-cell>
        </table:table-row>
        <table:table-row table:style-name="ro1">
          <table:table-cell office:value-type="float" office:value="6.565068" calcext:value-type="float">
            <text:p>6,565068</text:p>
          </table:table-cell>
          <table:table-cell office:value-type="float" office:value="5.241525" calcext:value-type="float">
            <text:p>5,241525</text:p>
          </table:table-cell>
        </table:table-row>
        <table:table-row table:style-name="ro1">
          <table:table-cell office:value-type="float" office:value="2.462458" calcext:value-type="float">
            <text:p>2,462458</text:p>
          </table:table-cell>
          <table:table-cell office:value-type="float" office:value="3.674574" calcext:value-type="float">
            <text:p>3,674574</text:p>
          </table:table-cell>
        </table:table-row>
        <table:table-row table:style-name="ro1">
          <table:table-cell office:value-type="float" office:value="1.490131" calcext:value-type="float">
            <text:p>1,490131</text:p>
          </table:table-cell>
          <table:table-cell office:value-type="float" office:value="9.371015" calcext:value-type="float">
            <text:p>9,371015</text:p>
          </table:table-cell>
        </table:table-row>
        <table:table-row table:style-name="ro1">
          <table:table-cell office:value-type="float" office:value="1.52029" calcext:value-type="float">
            <text:p>1,52029</text:p>
          </table:table-cell>
          <table:table-cell office:value-type="float" office:value="2.285323" calcext:value-type="float">
            <text:p>2,285323</text:p>
          </table:table-cell>
        </table:table-row>
        <table:table-row table:style-name="ro1">
          <table:table-cell office:value-type="float" office:value="6.580748" calcext:value-type="float">
            <text:p>6,580748</text:p>
          </table:table-cell>
          <table:table-cell office:value-type="float" office:value="6.218142" calcext:value-type="float">
            <text:p>6,218142</text:p>
          </table:table-cell>
        </table:table-row>
        <table:table-row table:style-name="ro1">
          <table:table-cell office:value-type="float" office:value="6.31425" calcext:value-type="float">
            <text:p>6,31425</text:p>
          </table:table-cell>
          <table:table-cell office:value-type="float" office:value="6.331465" calcext:value-type="float">
            <text:p>6,331465</text:p>
          </table:table-cell>
        </table:table-row>
        <table:table-row table:style-name="ro1">
          <table:table-cell office:value-type="float" office:value="6.512394" calcext:value-type="float">
            <text:p>6,512394</text:p>
          </table:table-cell>
          <table:table-cell office:value-type="float" office:value="5.884942" calcext:value-type="float">
            <text:p>5,884942</text:p>
          </table:table-cell>
        </table:table-row>
        <table:table-row table:style-name="ro1">
          <table:table-cell office:value-type="float" office:value="1.715169" calcext:value-type="float">
            <text:p>1,715169</text:p>
          </table:table-cell>
          <table:table-cell office:value-type="float" office:value="9.279251" calcext:value-type="float">
            <text:p>9,279251</text:p>
          </table:table-cell>
        </table:table-row>
        <table:table-row table:style-name="ro1">
          <table:table-cell office:value-type="float" office:value="6.304142" calcext:value-type="float">
            <text:p>6,304142</text:p>
          </table:table-cell>
          <table:table-cell office:value-type="float" office:value="5.442241" calcext:value-type="float">
            <text:p>5,442241</text:p>
          </table:table-cell>
        </table:table-row>
        <table:table-row table:style-name="ro1">
          <table:table-cell office:value-type="float" office:value="1.153509" calcext:value-type="float">
            <text:p>1,153509</text:p>
          </table:table-cell>
          <table:table-cell office:value-type="float" office:value="8.674786" calcext:value-type="float">
            <text:p>8,674786</text:p>
          </table:table-cell>
        </table:table-row>
        <table:table-row table:style-name="ro1">
          <table:table-cell office:value-type="float" office:value="2.121743" calcext:value-type="float">
            <text:p>2,121743</text:p>
          </table:table-cell>
          <table:table-cell office:value-type="float" office:value="9.408573" calcext:value-type="float">
            <text:p>9,408573</text:p>
          </table:table-cell>
        </table:table-row>
        <table:table-row table:style-name="ro1">
          <table:table-cell office:value-type="float" office:value="6.348063" calcext:value-type="float">
            <text:p>6,348063</text:p>
          </table:table-cell>
          <table:table-cell office:value-type="float" office:value="6.445782" calcext:value-type="float">
            <text:p>6,445782</text:p>
          </table:table-cell>
        </table:table-row>
        <table:table-row table:style-name="ro1">
          <table:table-cell office:value-type="float" office:value="2.167688" calcext:value-type="float">
            <text:p>2,167688</text:p>
          </table:table-cell>
          <table:table-cell office:value-type="float" office:value="8.556551" calcext:value-type="float">
            <text:p>8,556551</text:p>
          </table:table-cell>
        </table:table-row>
        <table:table-row table:style-name="ro1">
          <table:table-cell office:value-type="float" office:value="5.482458" calcext:value-type="float">
            <text:p>5,482458</text:p>
          </table:table-cell>
          <table:table-cell office:value-type="float" office:value="5.851414" calcext:value-type="float">
            <text:p>5,851414</text:p>
          </table:table-cell>
        </table:table-row>
        <table:table-row table:style-name="ro1">
          <table:table-cell office:value-type="float" office:value="6.965168" calcext:value-type="float">
            <text:p>6,965168</text:p>
          </table:table-cell>
          <table:table-cell office:value-type="float" office:value="5.425427" calcext:value-type="float">
            <text:p>5,425427</text:p>
          </table:table-cell>
        </table:table-row>
        <table:table-row table:style-name="ro1">
          <table:table-cell office:value-type="float" office:value="7.31602" calcext:value-type="float">
            <text:p>7,31602</text:p>
          </table:table-cell>
          <table:table-cell office:value-type="float" office:value="5.970692" calcext:value-type="float">
            <text:p>5,970692</text:p>
          </table:table-cell>
        </table:table-row>
        <table:table-row table:style-name="ro1">
          <table:table-cell office:value-type="float" office:value="5.967666" calcext:value-type="float">
            <text:p>5,967666</text:p>
          </table:table-cell>
          <table:table-cell office:value-type="float" office:value="5.643367" calcext:value-type="float">
            <text:p>5,643367</text:p>
          </table:table-cell>
        </table:table-row>
        <table:table-row table:style-name="ro1">
          <table:table-cell office:value-type="float" office:value="7.137894" calcext:value-type="float">
            <text:p>7,137894</text:p>
          </table:table-cell>
          <table:table-cell office:value-type="float" office:value="5.938218" calcext:value-type="float">
            <text:p>5,938218</text:p>
          </table:table-cell>
        </table:table-row>
        <table:table-row table:style-name="ro1">
          <table:table-cell office:value-type="float" office:value="1.882598" calcext:value-type="float">
            <text:p>1,882598</text:p>
          </table:table-cell>
          <table:table-cell office:value-type="float" office:value="10.061767" calcext:value-type="float">
            <text:p>10,061767</text:p>
          </table:table-cell>
        </table:table-row>
        <table:table-row table:style-name="ro1">
          <table:table-cell office:value-type="float" office:value="2.990179" calcext:value-type="float">
            <text:p>2,990179</text:p>
          </table:table-cell>
          <table:table-cell office:value-type="float" office:value="3.321864" calcext:value-type="float">
            <text:p>3,321864</text:p>
          </table:table-cell>
        </table:table-row>
        <table:table-row table:style-name="ro1">
          <table:table-cell office:value-type="float" office:value="1.341597" calcext:value-type="float">
            <text:p>1,341597</text:p>
          </table:table-cell>
          <table:table-cell office:value-type="float" office:value="9.181284" calcext:value-type="float">
            <text:p>9,181284</text:p>
          </table:table-cell>
        </table:table-row>
        <table:table-row table:style-name="ro1">
          <table:table-cell office:value-type="float" office:value="2.448487" calcext:value-type="float">
            <text:p>2,448487</text:p>
          </table:table-cell>
          <table:table-cell office:value-type="float" office:value="9.197726" calcext:value-type="float">
            <text:p>9,197726</text:p>
          </table:table-cell>
        </table:table-row>
        <table:table-row table:style-name="ro1">
          <table:table-cell office:value-type="float" office:value="0.593428" calcext:value-type="float">
            <text:p>0,593428</text:p>
          </table:table-cell>
          <table:table-cell office:value-type="float" office:value="4.071177" calcext:value-type="float">
            <text:p>4,071177</text:p>
          </table:table-cell>
        </table:table-row>
        <table:table-row table:style-name="ro1">
          <table:table-cell office:value-type="float" office:value="1.146506" calcext:value-type="float">
            <text:p>1,146506</text:p>
          </table:table-cell>
          <table:table-cell office:value-type="float" office:value="4.726415" calcext:value-type="float">
            <text:p>4,726415</text:p>
          </table:table-cell>
        </table:table-row>
        <table:table-row table:style-name="ro1">
          <table:table-cell office:value-type="float" office:value="2.350105" calcext:value-type="float">
            <text:p>2,350105</text:p>
          </table:table-cell>
          <table:table-cell office:value-type="float" office:value="9.458986" calcext:value-type="float">
            <text:p>9,458986</text:p>
          </table:table-cell>
        </table:table-row>
        <table:table-row table:style-name="ro1">
          <table:table-cell office:value-type="float" office:value="6.527462" calcext:value-type="float">
            <text:p>6,527462</text:p>
          </table:table-cell>
          <table:table-cell office:value-type="float" office:value="6.27805" calcext:value-type="float">
            <text:p>6,27805</text:p>
          </table:table-cell>
        </table:table-row>
        <table:table-row table:style-name="ro1">
          <table:table-cell office:value-type="float" office:value="6.798511" calcext:value-type="float">
            <text:p>6,798511</text:p>
          </table:table-cell>
          <table:table-cell office:value-type="float" office:value="6.313322" calcext:value-type="float">
            <text:p>6,313322</text:p>
          </table:table-cell>
        </table:table-row>
        <table:table-row table:style-name="ro1">
          <table:table-cell office:value-type="float" office:value="2.293633" calcext:value-type="float">
            <text:p>2,293633</text:p>
          </table:table-cell>
          <table:table-cell office:value-type="float" office:value="3.41076" calcext:value-type="float">
            <text:p>3,41076</text:p>
          </table:table-cell>
        </table:table-row>
        <table:table-row table:style-name="ro1">
          <table:table-cell office:value-type="float" office:value="5.496685" calcext:value-type="float">
            <text:p>5,496685</text:p>
          </table:table-cell>
          <table:table-cell office:value-type="float" office:value="6.369864" calcext:value-type="float">
            <text:p>6,369864</text:p>
          </table:table-cell>
        </table:table-row>
        <table:table-row table:style-name="ro1">
          <table:table-cell office:value-type="float" office:value="2.448787" calcext:value-type="float">
            <text:p>2,448787</text:p>
          </table:table-cell>
          <table:table-cell office:value-type="float" office:value="3.606443" calcext:value-type="float">
            <text:p>3,606443</text:p>
          </table:table-cell>
        </table:table-row>
        <table:table-row table:style-name="ro1">
          <table:table-cell office:value-type="float" office:value="1.969469" calcext:value-type="float">
            <text:p>1,969469</text:p>
          </table:table-cell>
          <table:table-cell office:value-type="float" office:value="9.638089" calcext:value-type="float">
            <text:p>9,638089</text:p>
          </table:table-cell>
        </table:table-row>
        <table:table-row table:style-name="ro1">
          <table:table-cell office:value-type="float" office:value="2.365566" calcext:value-type="float">
            <text:p>2,365566</text:p>
          </table:table-cell>
          <table:table-cell office:value-type="float" office:value="9.815335" calcext:value-type="float">
            <text:p>9,815335</text:p>
          </table:table-cell>
        </table:table-row>
        <table:table-row table:style-name="ro1">
          <table:table-cell office:value-type="float" office:value="0.555485" calcext:value-type="float">
            <text:p>0,555485</text:p>
          </table:table-cell>
          <table:table-cell office:value-type="float" office:value="8.378195" calcext:value-type="float">
            <text:p>8,378195</text:p>
          </table:table-cell>
        </table:table-row>
        <table:table-row table:style-name="ro1">
          <table:table-cell office:value-type="float" office:value="2.169869" calcext:value-type="float">
            <text:p>2,169869</text:p>
          </table:table-cell>
          <table:table-cell office:value-type="float" office:value="8.308587" calcext:value-type="float">
            <text:p>8,308587</text:p>
          </table:table-cell>
        </table:table-row>
        <table:table-row table:style-name="ro1">
          <table:table-cell office:value-type="float" office:value="1.595424" calcext:value-type="float">
            <text:p>1,595424</text:p>
          </table:table-cell>
          <table:table-cell office:value-type="float" office:value="3.165022" calcext:value-type="float">
            <text:p>3,165022</text:p>
          </table:table-cell>
        </table:table-row>
        <table:table-row table:style-name="ro1">
          <table:table-cell office:value-type="float" office:value="6.282063" calcext:value-type="float">
            <text:p>6,282063</text:p>
          </table:table-cell>
          <table:table-cell office:value-type="float" office:value="4.687637" calcext:value-type="float">
            <text:p>4,687637</text:p>
          </table:table-cell>
        </table:table-row>
        <table:table-row table:style-name="ro1">
          <table:table-cell office:value-type="float" office:value="7.646934" calcext:value-type="float">
            <text:p>7,646934</text:p>
          </table:table-cell>
          <table:table-cell office:value-type="float" office:value="6.577727" calcext:value-type="float">
            <text:p>6,577727</text:p>
          </table:table-cell>
        </table:table-row>
        <table:table-row table:style-name="ro1">
          <table:table-cell office:value-type="float" office:value="2.925736" calcext:value-type="float">
            <text:p>2,925736</text:p>
          </table:table-cell>
          <table:table-cell office:value-type="float" office:value="3.054773" calcext:value-type="float">
            <text:p>3,054773</text:p>
          </table:table-cell>
        </table:table-row>
        <table:table-row table:style-name="ro1">
          <table:table-cell office:value-type="float" office:value="1.322171" calcext:value-type="float">
            <text:p>1,322171</text:p>
          </table:table-cell>
          <table:table-cell office:value-type="float" office:value="8.728732" calcext:value-type="float">
            <text:p>8,728732</text:p>
          </table:table-cell>
        </table:table-row>
        <table:table-row table:style-name="ro1">
          <table:table-cell office:value-type="float" office:value="6.854265" calcext:value-type="float">
            <text:p>6,854265</text:p>
          </table:table-cell>
          <table:table-cell office:value-type="float" office:value="5.598342" calcext:value-type="float">
            <text:p>5,598342</text:p>
          </table:table-cell>
        </table:table-row>
        <table:table-row table:style-name="ro1">
          <table:table-cell office:value-type="float" office:value="2.987812" calcext:value-type="float">
            <text:p>2,987812</text:p>
          </table:table-cell>
          <table:table-cell office:value-type="float" office:value="3.546359" calcext:value-type="float">
            <text:p>3,546359</text:p>
          </table:table-cell>
        </table:table-row>
        <table:table-row table:style-name="ro1">
          <table:table-cell office:value-type="float" office:value="2.854416" calcext:value-type="float">
            <text:p>2,854416</text:p>
          </table:table-cell>
          <table:table-cell office:value-type="float" office:value="3.344101" calcext:value-type="float">
            <text:p>3,344101</text:p>
          </table:table-cell>
        </table:table-row>
        <table:table-row table:style-name="ro1">
          <table:table-cell office:value-type="float" office:value="7.42652" calcext:value-type="float">
            <text:p>7,42652</text:p>
          </table:table-cell>
          <table:table-cell office:value-type="float" office:value="6.698591" calcext:value-type="float">
            <text:p>6,698591</text:p>
          </table:table-cell>
        </table:table-row>
        <table:table-row table:style-name="ro1">
          <table:table-cell office:value-type="float" office:value="2.595421" calcext:value-type="float">
            <text:p>2,595421</text:p>
          </table:table-cell>
          <table:table-cell office:value-type="float" office:value="8.807515" calcext:value-type="float">
            <text:p>8,807515</text:p>
          </table:table-cell>
        </table:table-row>
        <table:table-row table:style-name="ro1">
          <table:table-cell office:value-type="float" office:value="2.670765" calcext:value-type="float">
            <text:p>2,670765</text:p>
          </table:table-cell>
          <table:table-cell office:value-type="float" office:value="9.308986" calcext:value-type="float">
            <text:p>9,308986</text:p>
          </table:table-cell>
        </table:table-row>
        <table:table-row table:style-name="ro1">
          <table:table-cell office:value-type="float" office:value="3.106304" calcext:value-type="float">
            <text:p>3,106304</text:p>
          </table:table-cell>
          <table:table-cell office:value-type="float" office:value="4.081446" calcext:value-type="float">
            <text:p>4,081446</text:p>
          </table:table-cell>
        </table:table-row>
        <table:table-row table:style-name="ro1">
          <table:table-cell office:value-type="float" office:value="2.504101" calcext:value-type="float">
            <text:p>2,504101</text:p>
          </table:table-cell>
          <table:table-cell office:value-type="float" office:value="3.700465" calcext:value-type="float">
            <text:p>3,700465</text:p>
          </table:table-cell>
        </table:table-row>
        <table:table-row table:style-name="ro1">
          <table:table-cell office:value-type="float" office:value="6.237719" calcext:value-type="float">
            <text:p>6,237719</text:p>
          </table:table-cell>
          <table:table-cell office:value-type="float" office:value="6.573841" calcext:value-type="float">
            <text:p>6,573841</text:p>
          </table:table-cell>
        </table:table-row>
        <table:table-row table:style-name="ro1">
          <table:table-cell office:value-type="float" office:value="1.61075" calcext:value-type="float">
            <text:p>1,61075</text:p>
          </table:table-cell>
          <table:table-cell office:value-type="float" office:value="3.286185" calcext:value-type="float">
            <text:p>3,286185</text:p>
          </table:table-cell>
        </table:table-row>
        <table:table-row table:style-name="ro1">
          <table:table-cell office:value-type="float" office:value="3.113735" calcext:value-type="float">
            <text:p>3,113735</text:p>
          </table:table-cell>
          <table:table-cell office:value-type="float" office:value="2.617635" calcext:value-type="float">
            <text:p>2,617635</text:p>
          </table:table-cell>
        </table:table-row>
        <table:table-row table:style-name="ro1">
          <table:table-cell office:value-type="float" office:value="7.513934" calcext:value-type="float">
            <text:p>7,513934</text:p>
          </table:table-cell>
          <table:table-cell office:value-type="float" office:value="5.352904" calcext:value-type="float">
            <text:p>5,352904</text:p>
          </table:table-cell>
        </table:table-row>
        <table:table-row table:style-name="ro1">
          <table:table-cell office:value-type="float" office:value="2.294903" calcext:value-type="float">
            <text:p>2,294903</text:p>
          </table:table-cell>
          <table:table-cell office:value-type="float" office:value="1.906113" calcext:value-type="float">
            <text:p>1,906113</text:p>
          </table:table-cell>
        </table:table-row>
        <table:table-row table:style-name="ro1">
          <table:table-cell office:value-type="float" office:value="6.963382" calcext:value-type="float">
            <text:p>6,963382</text:p>
          </table:table-cell>
          <table:table-cell office:value-type="float" office:value="6.614628" calcext:value-type="float">
            <text:p>6,614628</text:p>
          </table:table-cell>
        </table:table-row>
        <table:table-row table:style-name="ro1">
          <table:table-cell office:value-type="float" office:value="1.154524" calcext:value-type="float">
            <text:p>1,154524</text:p>
          </table:table-cell>
          <table:table-cell office:value-type="float" office:value="9.941939" calcext:value-type="float">
            <text:p>9,941939</text:p>
          </table:table-cell>
        </table:table-row>
        <table:table-row table:style-name="ro1">
          <table:table-cell office:value-type="float" office:value="2.501813" calcext:value-type="float">
            <text:p>2,501813</text:p>
          </table:table-cell>
          <table:table-cell office:value-type="float" office:value="2.671174" calcext:value-type="float">
            <text:p>2,671174</text:p>
          </table:table-cell>
        </table:table-row>
        <table:table-row table:style-name="ro1">
          <table:table-cell office:value-type="float" office:value="1.693021" calcext:value-type="float">
            <text:p>1,693021</text:p>
          </table:table-cell>
          <table:table-cell office:value-type="float" office:value="3.988236" calcext:value-type="float">
            <text:p>3,988236</text:p>
          </table:table-cell>
        </table:table-row>
        <table:table-row table:style-name="ro1">
          <table:table-cell office:value-type="float" office:value="1.577272" calcext:value-type="float">
            <text:p>1,577272</text:p>
          </table:table-cell>
          <table:table-cell office:value-type="float" office:value="3.432814" calcext:value-type="float">
            <text:p>3,432814</text:p>
          </table:table-cell>
        </table:table-row>
        <table:table-row table:style-name="ro1">
          <table:table-cell office:value-type="float" office:value="1.552313" calcext:value-type="float">
            <text:p>1,552313</text:p>
          </table:table-cell>
          <table:table-cell office:value-type="float" office:value="3.25559" calcext:value-type="float">
            <text:p>3,25559</text:p>
          </table:table-cell>
        </table:table-row>
        <table:table-row table:style-name="ro1">
          <table:table-cell office:value-type="float" office:value="7.444309" calcext:value-type="float">
            <text:p>7,444309</text:p>
          </table:table-cell>
          <table:table-cell office:value-type="float" office:value="6.32413" calcext:value-type="float">
            <text:p>6,32413</text:p>
          </table:table-cell>
        </table:table-row>
        <table:table-row table:style-name="ro1">
          <table:table-cell office:value-type="float" office:value="1.707478" calcext:value-type="float">
            <text:p>1,707478</text:p>
          </table:table-cell>
          <table:table-cell office:value-type="float" office:value="10.433518" calcext:value-type="float">
            <text:p>10,433518</text:p>
          </table:table-cell>
        </table:table-row>
        <table:table-row table:style-name="ro1">
          <table:table-cell office:value-type="float" office:value="6.645812" calcext:value-type="float">
            <text:p>6,645812</text:p>
          </table:table-cell>
          <table:table-cell office:value-type="float" office:value="6.391794" calcext:value-type="float">
            <text:p>6,391794</text:p>
          </table:table-cell>
        </table:table-row>
        <table:table-row table:style-name="ro1">
          <table:table-cell office:value-type="float" office:value="1.363081" calcext:value-type="float">
            <text:p>1,363081</text:p>
          </table:table-cell>
          <table:table-cell office:value-type="float" office:value="2.736416" calcext:value-type="float">
            <text:p>2,736416</text:p>
          </table:table-cell>
        </table:table-row>
        <table:table-row table:style-name="ro1">
          <table:table-cell office:value-type="float" office:value="6.978128" calcext:value-type="float">
            <text:p>6,978128</text:p>
          </table:table-cell>
          <table:table-cell office:value-type="float" office:value="6.303308" calcext:value-type="float">
            <text:p>6,303308</text:p>
          </table:table-cell>
        </table:table-row>
        <table:table-row table:style-name="ro1">
          <table:table-cell office:value-type="float" office:value="7.173174" calcext:value-type="float">
            <text:p>7,173174</text:p>
          </table:table-cell>
          <table:table-cell office:value-type="float" office:value="5.213502" calcext:value-type="float">
            <text:p>5,213502</text:p>
          </table:table-cell>
        </table:table-row>
        <table:table-row table:style-name="ro1">
          <table:table-cell office:value-type="float" office:value="1.88062" calcext:value-type="float">
            <text:p>1,88062</text:p>
          </table:table-cell>
          <table:table-cell office:value-type="float" office:value="2.976095" calcext:value-type="float">
            <text:p>2,976095</text:p>
          </table:table-cell>
        </table:table-row>
        <table:table-row table:style-name="ro1">
          <table:table-cell office:value-type="float" office:value="1.611913" calcext:value-type="float">
            <text:p>1,611913</text:p>
          </table:table-cell>
          <table:table-cell office:value-type="float" office:value="3.12668" calcext:value-type="float">
            <text:p>3,12668</text:p>
          </table:table-cell>
        </table:table-row>
        <table:table-row table:style-name="ro1">
          <table:table-cell office:value-type="float" office:value="7.37742" calcext:value-type="float">
            <text:p>7,37742</text:p>
          </table:table-cell>
          <table:table-cell office:value-type="float" office:value="6.1096" calcext:value-type="float">
            <text:p>6,1096</text:p>
          </table:table-cell>
        </table:table-row>
        <table:table-row table:style-name="ro1">
          <table:table-cell office:value-type="float" office:value="1.951243" calcext:value-type="float">
            <text:p>1,951243</text:p>
          </table:table-cell>
          <table:table-cell office:value-type="float" office:value="10.053141" calcext:value-type="float">
            <text:p>10,053141</text:p>
          </table:table-cell>
        </table:table-row>
        <table:table-row table:style-name="ro1">
          <table:table-cell office:value-type="float" office:value="1.985083" calcext:value-type="float">
            <text:p>1,985083</text:p>
          </table:table-cell>
          <table:table-cell office:value-type="float" office:value="2.934254" calcext:value-type="float">
            <text:p>2,934254</text:p>
          </table:table-cell>
        </table:table-row>
        <table:table-row table:style-name="ro1">
          <table:table-cell office:value-type="float" office:value="1.756036" calcext:value-type="float">
            <text:p>1,756036</text:p>
          </table:table-cell>
          <table:table-cell office:value-type="float" office:value="8.30766" calcext:value-type="float">
            <text:p>8,30766</text:p>
          </table:table-cell>
        </table:table-row>
        <table:table-row table:style-name="ro1">
          <table:table-cell office:value-type="float" office:value="2.020633" calcext:value-type="float">
            <text:p>2,020633</text:p>
          </table:table-cell>
          <table:table-cell office:value-type="float" office:value="9.931826" calcext:value-type="float">
            <text:p>9,931826</text:p>
          </table:table-cell>
        </table:table-row>
        <table:table-row table:style-name="ro1">
          <table:table-cell office:value-type="float" office:value="1.916408" calcext:value-type="float">
            <text:p>1,916408</text:p>
          </table:table-cell>
          <table:table-cell office:value-type="float" office:value="8.368457" calcext:value-type="float">
            <text:p>8,368457</text:p>
          </table:table-cell>
        </table:table-row>
        <table:table-row table:style-name="ro1">
          <table:table-cell office:value-type="float" office:value="2.476225" calcext:value-type="float">
            <text:p>2,476225</text:p>
          </table:table-cell>
          <table:table-cell office:value-type="float" office:value="9.498931" calcext:value-type="float">
            <text:p>9,498931</text:p>
          </table:table-cell>
        </table:table-row>
        <table:table-row table:style-name="ro1">
          <table:table-cell office:value-type="float" office:value="1.981482" calcext:value-type="float">
            <text:p>1,981482</text:p>
          </table:table-cell>
          <table:table-cell office:value-type="float" office:value="8.853846" calcext:value-type="float">
            <text:p>8,853846</text:p>
          </table:table-cell>
        </table:table-row>
        <table:table-row table:style-name="ro1">
          <table:table-cell office:value-type="float" office:value="1.054141" calcext:value-type="float">
            <text:p>1,054141</text:p>
          </table:table-cell>
          <table:table-cell office:value-type="float" office:value="9.515934" calcext:value-type="float">
            <text:p>9,515934</text:p>
          </table:table-cell>
        </table:table-row>
        <table:table-row table:style-name="ro1">
          <table:table-cell office:value-type="float" office:value="7.918217" calcext:value-type="float">
            <text:p>7,918217</text:p>
          </table:table-cell>
          <table:table-cell office:value-type="float" office:value="6.342555" calcext:value-type="float">
            <text:p>6,342555</text:p>
          </table:table-cell>
        </table:table-row>
        <table:table-row table:style-name="ro1">
          <table:table-cell office:value-type="float" office:value="5.643301" calcext:value-type="float">
            <text:p>5,643301</text:p>
          </table:table-cell>
          <table:table-cell office:value-type="float" office:value="5.982392" calcext:value-type="float">
            <text:p>5,982392</text:p>
          </table:table-cell>
        </table:table-row>
        <table:table-row table:style-name="ro1">
          <table:table-cell office:value-type="float" office:value="6.601214" calcext:value-type="float">
            <text:p>6,601214</text:p>
          </table:table-cell>
          <table:table-cell office:value-type="float" office:value="5.962379" calcext:value-type="float">
            <text:p>5,962379</text:p>
          </table:table-cell>
        </table:table-row>
        <table:table-row table:style-name="ro1">
          <table:table-cell office:value-type="float" office:value="1.567934" calcext:value-type="float">
            <text:p>1,567934</text:p>
          </table:table-cell>
          <table:table-cell office:value-type="float" office:value="9.074584" calcext:value-type="float">
            <text:p>9,074584</text:p>
          </table:table-cell>
        </table:table-row>
        <table:table-row table:style-name="ro1">
          <table:table-cell office:value-type="float" office:value="1.627348" calcext:value-type="float">
            <text:p>1,627348</text:p>
          </table:table-cell>
          <table:table-cell office:value-type="float" office:value="9.480553" calcext:value-type="float">
            <text:p>9,480553</text:p>
          </table:table-cell>
        </table:table-row>
        <table:table-row table:style-name="ro1">
          <table:table-cell office:value-type="float" office:value="5.653398" calcext:value-type="float">
            <text:p>5,653398</text:p>
          </table:table-cell>
          <table:table-cell office:value-type="float" office:value="5.708781" calcext:value-type="float">
            <text:p>5,708781</text:p>
          </table:table-cell>
        </table:table-row>
        <table:table-row table:style-name="ro1">
          <table:table-cell office:value-type="float" office:value="2.272384" calcext:value-type="float">
            <text:p>2,272384</text:p>
          </table:table-cell>
          <table:table-cell office:value-type="float" office:value="3.718598" calcext:value-type="float">
            <text:p>3,718598</text:p>
          </table:table-cell>
        </table:table-row>
        <table:table-row table:style-name="ro1">
          <table:table-cell office:value-type="float" office:value="2.201192" calcext:value-type="float">
            <text:p>2,201192</text:p>
          </table:table-cell>
          <table:table-cell office:value-type="float" office:value="8.242025" calcext:value-type="float">
            <text:p>8,242025</text:p>
          </table:table-cell>
        </table:table-row>
        <table:table-row table:style-name="ro1">
          <table:table-cell office:value-type="float" office:value="1.561493" calcext:value-type="float">
            <text:p>1,561493</text:p>
          </table:table-cell>
          <table:table-cell office:value-type="float" office:value="2.4621" calcext:value-type="float">
            <text:p>2,4621</text:p>
          </table:table-cell>
        </table:table-row>
        <table:table-row table:style-name="ro1">
          <table:table-cell office:value-type="float" office:value="1.024327" calcext:value-type="float">
            <text:p>1,024327</text:p>
          </table:table-cell>
          <table:table-cell office:value-type="float" office:value="2.556585" calcext:value-type="float">
            <text:p>2,556585</text:p>
          </table:table-cell>
        </table:table-row>
        <table:table-row table:style-name="ro1">
          <table:table-cell office:value-type="float" office:value="1.064792" calcext:value-type="float">
            <text:p>1,064792</text:p>
          </table:table-cell>
          <table:table-cell office:value-type="float" office:value="9.140576" calcext:value-type="float">
            <text:p>9,140576</text:p>
          </table:table-cell>
        </table:table-row>
        <table:table-row table:style-name="ro1">
          <table:table-cell office:value-type="float" office:value="1.836539" calcext:value-type="float">
            <text:p>1,836539</text:p>
          </table:table-cell>
          <table:table-cell office:value-type="float" office:value="7.846858" calcext:value-type="float">
            <text:p>7,846858</text:p>
          </table:table-cell>
        </table:table-row>
        <table:table-row table:style-name="ro1">
          <table:table-cell office:value-type="float" office:value="2.664862" calcext:value-type="float">
            <text:p>2,664862</text:p>
          </table:table-cell>
          <table:table-cell office:value-type="float" office:value="8.827908" calcext:value-type="float">
            <text:p>8,827908</text:p>
          </table:table-cell>
        </table:table-row>
        <table:table-row table:style-name="ro1">
          <table:table-cell office:value-type="float" office:value="1.390472" calcext:value-type="float">
            <text:p>1,390472</text:p>
          </table:table-cell>
          <table:table-cell office:value-type="float" office:value="3.71238" calcext:value-type="float">
            <text:p>3,71238</text:p>
          </table:table-cell>
        </table:table-row>
        <table:table-row table:style-name="ro1">
          <table:table-cell office:value-type="float" office:value="1.54091" calcext:value-type="float">
            <text:p>1,54091</text:p>
          </table:table-cell>
          <table:table-cell office:value-type="float" office:value="9.491311" calcext:value-type="float">
            <text:p>9,491311</text:p>
          </table:table-cell>
        </table:table-row>
        <table:table-row table:style-name="ro1">
          <table:table-cell office:value-type="float" office:value="2.088776" calcext:value-type="float">
            <text:p>2,088776</text:p>
          </table:table-cell>
          <table:table-cell office:value-type="float" office:value="10.056787" calcext:value-type="float">
            <text:p>10,056787</text:p>
          </table:table-cell>
        </table:table-row>
        <table:table-row table:style-name="ro1">
          <table:table-cell office:value-type="float" office:value="1.643799" calcext:value-type="float">
            <text:p>1,643799</text:p>
          </table:table-cell>
          <table:table-cell office:value-type="float" office:value="4.393201" calcext:value-type="float">
            <text:p>4,393201</text:p>
          </table:table-cell>
        </table:table-row>
        <table:table-row table:style-name="ro1">
          <table:table-cell office:value-type="float" office:value="1.360555" calcext:value-type="float">
            <text:p>1,360555</text:p>
          </table:table-cell>
          <table:table-cell office:value-type="float" office:value="9.682911" calcext:value-type="float">
            <text:p>9,682911</text:p>
          </table:table-cell>
        </table:table-row>
        <table:table-row table:style-name="ro1">
          <table:table-cell office:value-type="float" office:value="6.504736" calcext:value-type="float">
            <text:p>6,504736</text:p>
          </table:table-cell>
          <table:table-cell office:value-type="float" office:value="5.549453" calcext:value-type="float">
            <text:p>5,549453</text:p>
          </table:table-cell>
        </table:table-row>
        <table:table-row table:style-name="ro1">
          <table:table-cell office:value-type="float" office:value="2.582901" calcext:value-type="float">
            <text:p>2,582901</text:p>
          </table:table-cell>
          <table:table-cell office:value-type="float" office:value="9.927588" calcext:value-type="float">
            <text:p>9,927588</text:p>
          </table:table-cell>
        </table:table-row>
        <table:table-row table:style-name="ro1">
          <table:table-cell office:value-type="float" office:value="2.73859" calcext:value-type="float">
            <text:p>2,73859</text:p>
          </table:table-cell>
          <table:table-cell office:value-type="float" office:value="9.560367" calcext:value-type="float">
            <text:p>9,560367</text:p>
          </table:table-cell>
        </table:table-row>
        <table:table-row table:style-name="ro1">
          <table:table-cell office:value-type="float" office:value="2.027433" calcext:value-type="float">
            <text:p>2,027433</text:p>
          </table:table-cell>
          <table:table-cell office:value-type="float" office:value="3.983921" calcext:value-type="float">
            <text:p>3,983921</text:p>
          </table:table-cell>
        </table:table-row>
        <table:table-row table:style-name="ro1">
          <table:table-cell office:value-type="float" office:value="2.848596" calcext:value-type="float">
            <text:p>2,848596</text:p>
          </table:table-cell>
          <table:table-cell office:value-type="float" office:value="3.17592" calcext:value-type="float">
            <text:p>3,17592</text:p>
          </table:table-cell>
        </table:table-row>
        <table:table-row table:style-name="ro1">
          <table:table-cell office:value-type="float" office:value="6.178281" calcext:value-type="float">
            <text:p>6,178281</text:p>
          </table:table-cell>
          <table:table-cell office:value-type="float" office:value="6.093717" calcext:value-type="float">
            <text:p>6,093717</text:p>
          </table:table-cell>
        </table:table-row>
        <table:table-row table:style-name="ro1">
          <table:table-cell office:value-type="float" office:value="2.402897" calcext:value-type="float">
            <text:p>2,402897</text:p>
          </table:table-cell>
          <table:table-cell office:value-type="float" office:value="9.194412" calcext:value-type="float">
            <text:p>9,194412</text:p>
          </table:table-cell>
        </table:table-row>
        <table:table-row table:style-name="ro1">
          <table:table-cell office:value-type="float" office:value="6.118011" calcext:value-type="float">
            <text:p>6,118011</text:p>
          </table:table-cell>
          <table:table-cell office:value-type="float" office:value="5.716657" calcext:value-type="float">
            <text:p>5,716657</text:p>
          </table:table-cell>
        </table:table-row>
        <table:table-row table:style-name="ro1">
          <table:table-cell office:value-type="float" office:value="2.141471" calcext:value-type="float">
            <text:p>2,141471</text:p>
          </table:table-cell>
          <table:table-cell office:value-type="float" office:value="3.405287" calcext:value-type="float">
            <text:p>3,405287</text:p>
          </table:table-cell>
        </table:table-row>
        <table:table-row table:style-name="ro1">
          <table:table-cell office:value-type="float" office:value="2.026555" calcext:value-type="float">
            <text:p>2,026555</text:p>
          </table:table-cell>
          <table:table-cell office:value-type="float" office:value="2.432993" calcext:value-type="float">
            <text:p>2,432993</text:p>
          </table:table-cell>
        </table:table-row>
        <table:table-row table:style-name="ro1">
          <table:table-cell office:value-type="float" office:value="1.343453" calcext:value-type="float">
            <text:p>1,343453</text:p>
          </table:table-cell>
          <table:table-cell office:value-type="float" office:value="8.949725" calcext:value-type="float">
            <text:p>8,949725</text:p>
          </table:table-cell>
        </table:table-row>
        <table:table-row table:style-name="ro1">
          <table:table-cell office:value-type="float" office:value="1.348739" calcext:value-type="float">
            <text:p>1,348739</text:p>
          </table:table-cell>
          <table:table-cell office:value-type="float" office:value="9.099654" calcext:value-type="float">
            <text:p>9,099654</text:p>
          </table:table-cell>
        </table:table-row>
        <table:table-row table:style-name="ro1">
          <table:table-cell office:value-type="float" office:value="6.81204" calcext:value-type="float">
            <text:p>6,81204</text:p>
          </table:table-cell>
          <table:table-cell office:value-type="float" office:value="5.642025" calcext:value-type="float">
            <text:p>5,642025</text:p>
          </table:table-cell>
        </table:table-row>
        <table:table-row table:style-name="ro1">
          <table:table-cell office:value-type="float" office:value="1.658801" calcext:value-type="float">
            <text:p>1,658801</text:p>
          </table:table-cell>
          <table:table-cell office:value-type="float" office:value="8.965314" calcext:value-type="float">
            <text:p>8,965314</text:p>
          </table:table-cell>
        </table:table-row>
        <table:table-row table:style-name="ro1">
          <table:table-cell office:value-type="float" office:value="0.581971" calcext:value-type="float">
            <text:p>0,581971</text:p>
          </table:table-cell>
          <table:table-cell office:value-type="float" office:value="3.869926" calcext:value-type="float">
            <text:p>3,869926</text:p>
          </table:table-cell>
        </table:table-row>
        <table:table-row table:style-name="ro1">
          <table:table-cell office:value-type="float" office:value="5.900925" calcext:value-type="float">
            <text:p>5,900925</text:p>
          </table:table-cell>
          <table:table-cell office:value-type="float" office:value="6.177449" calcext:value-type="float">
            <text:p>6,177449</text:p>
          </table:table-cell>
        </table:table-row>
        <table:table-row table:style-name="ro1">
          <table:table-cell office:value-type="float" office:value="1.773089" calcext:value-type="float">
            <text:p>1,773089</text:p>
          </table:table-cell>
          <table:table-cell office:value-type="float" office:value="4.279385" calcext:value-type="float">
            <text:p>4,279385</text:p>
          </table:table-cell>
        </table:table-row>
        <table:table-row table:style-name="ro1">
          <table:table-cell office:value-type="float" office:value="2.646931" calcext:value-type="float">
            <text:p>2,646931</text:p>
          </table:table-cell>
          <table:table-cell office:value-type="float" office:value="9.777944" calcext:value-type="float">
            <text:p>9,777944</text:p>
          </table:table-cell>
        </table:table-row>
        <table:table-row table:style-name="ro1">
          <table:table-cell office:value-type="float" office:value="2.926682" calcext:value-type="float">
            <text:p>2,926682</text:p>
          </table:table-cell>
          <table:table-cell office:value-type="float" office:value="2.554744" calcext:value-type="float">
            <text:p>2,554744</text:p>
          </table:table-cell>
        </table:table-row>
        <table:table-row table:style-name="ro1">
          <table:table-cell office:value-type="float" office:value="6.839251" calcext:value-type="float">
            <text:p>6,839251</text:p>
          </table:table-cell>
          <table:table-cell office:value-type="float" office:value="6.698184" calcext:value-type="float">
            <text:p>6,698184</text:p>
          </table:table-cell>
        </table:table-row>
        <table:table-row table:style-name="ro1">
          <table:table-cell office:value-type="float" office:value="6.042639" calcext:value-type="float">
            <text:p>6,042639</text:p>
          </table:table-cell>
          <table:table-cell office:value-type="float" office:value="5.620927" calcext:value-type="float">
            <text:p>5,620927</text:p>
          </table:table-cell>
        </table:table-row>
        <table:table-row table:style-name="ro1">
          <table:table-cell office:value-type="float" office:value="6.143246" calcext:value-type="float">
            <text:p>6,143246</text:p>
          </table:table-cell>
          <table:table-cell office:value-type="float" office:value="6.498422" calcext:value-type="float">
            <text:p>6,498422</text:p>
          </table:table-cell>
        </table:table-row>
        <table:table-row table:style-name="ro1">
          <table:table-cell office:value-type="float" office:value="7.510076" calcext:value-type="float">
            <text:p>7,510076</text:p>
          </table:table-cell>
          <table:table-cell office:value-type="float" office:value="6.304984" calcext:value-type="float">
            <text:p>6,304984</text:p>
          </table:table-cell>
        </table:table-row>
        <table:table-row table:style-name="ro1">
          <table:table-cell office:value-type="float" office:value="0.656608" calcext:value-type="float">
            <text:p>0,656608</text:p>
          </table:table-cell>
          <table:table-cell office:value-type="float" office:value="9.951945" calcext:value-type="float">
            <text:p>9,951945</text:p>
          </table:table-cell>
        </table:table-row>
        <table:table-row table:style-name="ro1">
          <table:table-cell office:value-type="float" office:value="1.855866" calcext:value-type="float">
            <text:p>1,855866</text:p>
          </table:table-cell>
          <table:table-cell office:value-type="float" office:value="9.883094" calcext:value-type="float">
            <text:p>9,883094</text:p>
          </table:table-cell>
        </table:table-row>
        <table:table-row table:style-name="ro1">
          <table:table-cell office:value-type="float" office:value="1.45194" calcext:value-type="float">
            <text:p>1,45194</text:p>
          </table:table-cell>
          <table:table-cell office:value-type="float" office:value="2.965234" calcext:value-type="float">
            <text:p>2,965234</text:p>
          </table:table-cell>
        </table:table-row>
        <table:table-row table:style-name="ro1">
          <table:table-cell office:value-type="float" office:value="1.676572" calcext:value-type="float">
            <text:p>1,676572</text:p>
          </table:table-cell>
          <table:table-cell office:value-type="float" office:value="2.587137" calcext:value-type="float">
            <text:p>2,587137</text:p>
          </table:table-cell>
        </table:table-row>
        <table:table-row table:style-name="ro1">
          <table:table-cell office:value-type="float" office:value="1.38784" calcext:value-type="float">
            <text:p>1,38784</text:p>
          </table:table-cell>
          <table:table-cell office:value-type="float" office:value="2.085116" calcext:value-type="float">
            <text:p>2,085116</text:p>
          </table:table-cell>
        </table:table-row>
        <table:table-row table:style-name="ro1">
          <table:table-cell office:value-type="float" office:value="2.364405" calcext:value-type="float">
            <text:p>2,364405</text:p>
          </table:table-cell>
          <table:table-cell office:value-type="float" office:value="9.944639" calcext:value-type="float">
            <text:p>9,944639</text:p>
          </table:table-cell>
        </table:table-row>
        <table:table-row table:style-name="ro1">
          <table:table-cell office:value-type="float" office:value="6.685386" calcext:value-type="float">
            <text:p>6,685386</text:p>
          </table:table-cell>
          <table:table-cell office:value-type="float" office:value="5.986635" calcext:value-type="float">
            <text:p>5,986635</text:p>
          </table:table-cell>
        </table:table-row>
        <table:table-row table:style-name="ro1">
          <table:table-cell office:value-type="float" office:value="7.918699" calcext:value-type="float">
            <text:p>7,918699</text:p>
          </table:table-cell>
          <table:table-cell office:value-type="float" office:value="5.957657" calcext:value-type="float">
            <text:p>5,957657</text:p>
          </table:table-cell>
        </table:table-row>
        <table:table-row table:style-name="ro1">
          <table:table-cell office:value-type="float" office:value="2.060824" calcext:value-type="float">
            <text:p>2,060824</text:p>
          </table:table-cell>
          <table:table-cell office:value-type="float" office:value="8.36581" calcext:value-type="float">
            <text:p>8,36581</text:p>
          </table:table-cell>
        </table:table-row>
        <table:table-row table:style-name="ro1">
          <table:table-cell office:value-type="float" office:value="6.676187" calcext:value-type="float">
            <text:p>6,676187</text:p>
          </table:table-cell>
          <table:table-cell office:value-type="float" office:value="5.849687" calcext:value-type="float">
            <text:p>5,849687</text:p>
          </table:table-cell>
        </table:table-row>
        <table:table-row table:style-name="ro1">
          <table:table-cell office:value-type="float" office:value="2.048951" calcext:value-type="float">
            <text:p>2,048951</text:p>
          </table:table-cell>
          <table:table-cell office:value-type="float" office:value="3.366643" calcext:value-type="float">
            <text:p>3,366643</text:p>
          </table:table-cell>
        </table:table-row>
        <table:table-row table:style-name="ro1">
          <table:table-cell office:value-type="float" office:value="6.739444" calcext:value-type="float">
            <text:p>6,739444</text:p>
          </table:table-cell>
          <table:table-cell office:value-type="float" office:value="5.947659" calcext:value-type="float">
            <text:p>5,947659</text:p>
          </table:table-cell>
        </table:table-row>
        <table:table-row table:style-name="ro1">
          <table:table-cell office:value-type="float" office:value="1.469171" calcext:value-type="float">
            <text:p>1,469171</text:p>
          </table:table-cell>
          <table:table-cell office:value-type="float" office:value="10.192851" calcext:value-type="float">
            <text:p>10,192851</text:p>
          </table:table-cell>
        </table:table-row>
        <table:table-row table:style-name="ro1">
          <table:table-cell office:value-type="float" office:value="2.5884" calcext:value-type="float">
            <text:p>2,5884</text:p>
          </table:table-cell>
          <table:table-cell office:value-type="float" office:value="3.232825" calcext:value-type="float">
            <text:p>3,232825</text:p>
          </table:table-cell>
        </table:table-row>
        <table:table-row table:style-name="ro1">
          <table:table-cell office:value-type="float" office:value="3.149451" calcext:value-type="float">
            <text:p>3,149451</text:p>
          </table:table-cell>
          <table:table-cell office:value-type="float" office:value="9.481425" calcext:value-type="float">
            <text:p>9,481425</text:p>
          </table:table-cell>
        </table:table-row>
        <table:table-row table:style-name="ro1">
          <table:table-cell office:value-type="float" office:value="2.156137" calcext:value-type="float">
            <text:p>2,156137</text:p>
          </table:table-cell>
          <table:table-cell office:value-type="float" office:value="3.561501" calcext:value-type="float">
            <text:p>3,561501</text:p>
          </table:table-cell>
        </table:table-row>
        <table:table-row table:style-name="ro1">
          <table:table-cell office:value-type="float" office:value="0.983991" calcext:value-type="float">
            <text:p>0,983991</text:p>
          </table:table-cell>
          <table:table-cell office:value-type="float" office:value="9.012068" calcext:value-type="float">
            <text:p>9,012068</text:p>
          </table:table-cell>
        </table:table-row>
        <table:table-row table:style-name="ro1">
          <table:table-cell office:value-type="float" office:value="1.697074" calcext:value-type="float">
            <text:p>1,697074</text:p>
          </table:table-cell>
          <table:table-cell office:value-type="float" office:value="9.560525" calcext:value-type="float">
            <text:p>9,560525</text:p>
          </table:table-cell>
        </table:table-row>
        <table:table-row table:style-name="ro1">
          <table:table-cell office:value-type="float" office:value="2.095463" calcext:value-type="float">
            <text:p>2,095463</text:p>
          </table:table-cell>
          <table:table-cell office:value-type="float" office:value="4.649847" calcext:value-type="float">
            <text:p>4,649847</text:p>
          </table:table-cell>
        </table:table-row>
        <table:table-row table:style-name="ro1">
          <table:table-cell office:value-type="float" office:value="6.223577" calcext:value-type="float">
            <text:p>6,223577</text:p>
          </table:table-cell>
          <table:table-cell office:value-type="float" office:value="5.511835" calcext:value-type="float">
            <text:p>5,511835</text:p>
          </table:table-cell>
        </table:table-row>
        <table:table-row table:style-name="ro1">
          <table:table-cell office:value-type="float" office:value="1.871139" calcext:value-type="float">
            <text:p>1,871139</text:p>
          </table:table-cell>
          <table:table-cell office:value-type="float" office:value="9.291254" calcext:value-type="float">
            <text:p>9,291254</text:p>
          </table:table-cell>
        </table:table-row>
        <table:table-row table:style-name="ro1">
          <table:table-cell office:value-type="float" office:value="1.284922" calcext:value-type="float">
            <text:p>1,284922</text:p>
          </table:table-cell>
          <table:table-cell office:value-type="float" office:value="9.889339" calcext:value-type="float">
            <text:p>9,889339</text:p>
          </table:table-cell>
        </table:table-row>
        <table:table-row table:style-name="ro1">
          <table:table-cell office:value-type="float" office:value="7.093098" calcext:value-type="float">
            <text:p>7,093098</text:p>
          </table:table-cell>
          <table:table-cell office:value-type="float" office:value="5.809836" calcext:value-type="float">
            <text:p>5,809836</text:p>
          </table:table-cell>
        </table:table-row>
        <table:table-row table:style-name="ro1">
          <table:table-cell office:value-type="float" office:value="1.034781" calcext:value-type="float">
            <text:p>1,034781</text:p>
          </table:table-cell>
          <table:table-cell office:value-type="float" office:value="8.225359" calcext:value-type="float">
            <text:p>8,225359</text:p>
          </table:table-cell>
        </table:table-row>
        <table:table-row table:style-name="ro1">
          <table:table-cell office:value-type="float" office:value="1.589719" calcext:value-type="float">
            <text:p>1,589719</text:p>
          </table:table-cell>
          <table:table-cell office:value-type="float" office:value="9.2395" calcext:value-type="float">
            <text:p>9,2395</text:p>
          </table:table-cell>
        </table:table-row>
        <table:table-row table:style-name="ro1">
          <table:table-cell office:value-type="float" office:value="2.077762" calcext:value-type="float">
            <text:p>2,077762</text:p>
          </table:table-cell>
          <table:table-cell office:value-type="float" office:value="9.233823" calcext:value-type="float">
            <text:p>9,233823</text:p>
          </table:table-cell>
        </table:table-row>
        <table:table-row table:style-name="ro1">
          <table:table-cell office:value-type="float" office:value="6.840277" calcext:value-type="float">
            <text:p>6,840277</text:p>
          </table:table-cell>
          <table:table-cell office:value-type="float" office:value="6.662462" calcext:value-type="float">
            <text:p>6,662462</text:p>
          </table:table-cell>
        </table:table-row>
        <table:table-row table:style-name="ro1">
          <table:table-cell office:value-type="float" office:value="2.284299" calcext:value-type="float">
            <text:p>2,284299</text:p>
          </table:table-cell>
          <table:table-cell office:value-type="float" office:value="2.656329" calcext:value-type="float">
            <text:p>2,656329</text:p>
          </table:table-cell>
        </table:table-row>
        <table:table-row table:style-name="ro1">
          <table:table-cell office:value-type="float" office:value="1.628844" calcext:value-type="float">
            <text:p>1,628844</text:p>
          </table:table-cell>
          <table:table-cell office:value-type="float" office:value="9.25209" calcext:value-type="float">
            <text:p>9,25209</text:p>
          </table:table-cell>
        </table:table-row>
        <table:table-row table:style-name="ro1">
          <table:table-cell office:value-type="float" office:value="0.863035" calcext:value-type="float">
            <text:p>0,863035</text:p>
          </table:table-cell>
          <table:table-cell office:value-type="float" office:value="9.4877" calcext:value-type="float">
            <text:p>9,4877</text:p>
          </table:table-cell>
        </table:table-row>
        <table:table-row table:style-name="ro1">
          <table:table-cell office:value-type="float" office:value="1.455636" calcext:value-type="float">
            <text:p>1,455636</text:p>
          </table:table-cell>
          <table:table-cell office:value-type="float" office:value="3.46009" calcext:value-type="float">
            <text:p>3,46009</text:p>
          </table:table-cell>
        </table:table-row>
        <table:table-row table:style-name="ro1">
          <table:table-cell office:value-type="float" office:value="1.654261" calcext:value-type="float">
            <text:p>1,654261</text:p>
          </table:table-cell>
          <table:table-cell office:value-type="float" office:value="10.615549" calcext:value-type="float">
            <text:p>10,615549</text:p>
          </table:table-cell>
        </table:table-row>
        <table:table-row table:style-name="ro1">
          <table:table-cell office:value-type="float" office:value="1.539005" calcext:value-type="float">
            <text:p>1,539005</text:p>
          </table:table-cell>
          <table:table-cell office:value-type="float" office:value="9.361414" calcext:value-type="float">
            <text:p>9,361414</text:p>
          </table:table-cell>
        </table:table-row>
        <table:table-row table:style-name="ro1">
          <table:table-cell office:value-type="float" office:value="2.826224" calcext:value-type="float">
            <text:p>2,826224</text:p>
          </table:table-cell>
          <table:table-cell office:value-type="float" office:value="9.114155" calcext:value-type="float">
            <text:p>9,114155</text:p>
          </table:table-cell>
        </table:table-row>
        <table:table-row table:style-name="ro1">
          <table:table-cell office:value-type="float" office:value="7.408037" calcext:value-type="float">
            <text:p>7,408037</text:p>
          </table:table-cell>
          <table:table-cell office:value-type="float" office:value="5.505711" calcext:value-type="float">
            <text:p>5,505711</text:p>
          </table:table-cell>
        </table:table-row>
        <table:table-row table:style-name="ro1">
          <table:table-cell office:value-type="float" office:value="6.029441" calcext:value-type="float">
            <text:p>6,029441</text:p>
          </table:table-cell>
          <table:table-cell office:value-type="float" office:value="5.779019" calcext:value-type="float">
            <text:p>5,779019</text:p>
          </table:table-cell>
        </table:table-row>
        <table:table-row table:style-name="ro1">
          <table:table-cell office:value-type="float" office:value="1.893368" calcext:value-type="float">
            <text:p>1,893368</text:p>
          </table:table-cell>
          <table:table-cell office:value-type="float" office:value="3.874671" calcext:value-type="float">
            <text:p>3,874671</text:p>
          </table:table-cell>
        </table:table-row>
        <table:table-row table:style-name="ro1">
          <table:table-cell office:value-type="float" office:value="6.508799" calcext:value-type="float">
            <text:p>6,508799</text:p>
          </table:table-cell>
          <table:table-cell office:value-type="float" office:value="5.56992" calcext:value-type="float">
            <text:p>5,56992</text:p>
          </table:table-cell>
        </table:table-row>
        <table:table-row table:style-name="ro1">
          <table:table-cell office:value-type="float" office:value="6.861926" calcext:value-type="float">
            <text:p>6,861926</text:p>
          </table:table-cell>
          <table:table-cell office:value-type="float" office:value="5.940683" calcext:value-type="float">
            <text:p>5,940683</text:p>
          </table:table-cell>
        </table:table-row>
        <table:table-row table:style-name="ro1">
          <table:table-cell office:value-type="float" office:value="1.554672" calcext:value-type="float">
            <text:p>1,554672</text:p>
          </table:table-cell>
          <table:table-cell office:value-type="float" office:value="4.475165" calcext:value-type="float">
            <text:p>4,475165</text:p>
          </table:table-cell>
        </table:table-row>
        <table:table-row table:style-name="ro1">
          <table:table-cell office:value-type="float" office:value="6.619513" calcext:value-type="float">
            <text:p>6,619513</text:p>
          </table:table-cell>
          <table:table-cell office:value-type="float" office:value="5.241971" calcext:value-type="float">
            <text:p>5,241971</text:p>
          </table:table-cell>
        </table:table-row>
        <table:table-row table:style-name="ro1">
          <table:table-cell office:value-type="float" office:value="2.333141" calcext:value-type="float">
            <text:p>2,333141</text:p>
          </table:table-cell>
          <table:table-cell office:value-type="float" office:value="9.666132" calcext:value-type="float">
            <text:p>9,666132</text:p>
          </table:table-cell>
        </table:table-row>
        <table:table-row table:style-name="ro1">
          <table:table-cell office:value-type="float" office:value="2.417505" calcext:value-type="float">
            <text:p>2,417505</text:p>
          </table:table-cell>
          <table:table-cell office:value-type="float" office:value="8.979336" calcext:value-type="float">
            <text:p>8,979336</text:p>
          </table:table-cell>
        </table:table-row>
        <table:table-row table:style-name="ro1">
          <table:table-cell office:value-type="float" office:value="1.818049" calcext:value-type="float">
            <text:p>1,818049</text:p>
          </table:table-cell>
          <table:table-cell office:value-type="float" office:value="9.433958" calcext:value-type="float">
            <text:p>9,433958</text:p>
          </table:table-cell>
        </table:table-row>
        <table:table-row table:style-name="ro1">
          <table:table-cell office:value-type="float" office:value="1.270463" calcext:value-type="float">
            <text:p>1,270463</text:p>
          </table:table-cell>
          <table:table-cell office:value-type="float" office:value="9.200335" calcext:value-type="float">
            <text:p>9,200335</text:p>
          </table:table-cell>
        </table:table-row>
        <table:table-row table:style-name="ro1">
          <table:table-cell office:value-type="float" office:value="2.108066" calcext:value-type="float">
            <text:p>2,108066</text:p>
          </table:table-cell>
          <table:table-cell office:value-type="float" office:value="2.955038" calcext:value-type="float">
            <text:p>2,955038</text:p>
          </table:table-cell>
        </table:table-row>
        <table:table-row table:style-name="ro1">
          <table:table-cell office:value-type="float" office:value="2.501115" calcext:value-type="float">
            <text:p>2,501115</text:p>
          </table:table-cell>
          <table:table-cell office:value-type="float" office:value="10.023943" calcext:value-type="float">
            <text:p>10,023943</text:p>
          </table:table-cell>
        </table:table-row>
        <table:table-row table:style-name="ro1">
          <table:table-cell office:value-type="float" office:value="2.054261" calcext:value-type="float">
            <text:p>2,054261</text:p>
          </table:table-cell>
          <table:table-cell office:value-type="float" office:value="9.973981" calcext:value-type="float">
            <text:p>9,973981</text:p>
          </table:table-cell>
        </table:table-row>
        <table:table-row table:style-name="ro1">
          <table:table-cell office:value-type="float" office:value="1.288938" calcext:value-type="float">
            <text:p>1,288938</text:p>
          </table:table-cell>
          <table:table-cell office:value-type="float" office:value="8.368463" calcext:value-type="float">
            <text:p>8,368463</text:p>
          </table:table-cell>
        </table:table-row>
        <table:table-row table:style-name="ro1">
          <table:table-cell office:value-type="float" office:value="1.1822" calcext:value-type="float">
            <text:p>1,1822</text:p>
          </table:table-cell>
          <table:table-cell office:value-type="float" office:value="4.012939" calcext:value-type="float">
            <text:p>4,012939</text:p>
          </table:table-cell>
        </table:table-row>
        <table:table-row table:style-name="ro1">
          <table:table-cell office:value-type="float" office:value="1.111425" calcext:value-type="float">
            <text:p>1,111425</text:p>
          </table:table-cell>
          <table:table-cell office:value-type="float" office:value="9.283085" calcext:value-type="float">
            <text:p>9,283085</text:p>
          </table:table-cell>
        </table:table-row>
        <table:table-row table:style-name="ro1">
          <table:table-cell office:value-type="float" office:value="7.431528" calcext:value-type="float">
            <text:p>7,431528</text:p>
          </table:table-cell>
          <table:table-cell office:value-type="float" office:value="6.129906" calcext:value-type="float">
            <text:p>6,129906</text:p>
          </table:table-cell>
        </table:table-row>
        <table:table-row table:style-name="ro1">
          <table:table-cell office:value-type="float" office:value="1.475979" calcext:value-type="float">
            <text:p>1,475979</text:p>
          </table:table-cell>
          <table:table-cell office:value-type="float" office:value="3.92483" calcext:value-type="float">
            <text:p>3,92483</text:p>
          </table:table-cell>
        </table:table-row>
        <table:table-row table:style-name="ro1">
          <table:table-cell office:value-type="float" office:value="6.888434" calcext:value-type="float">
            <text:p>6,888434</text:p>
          </table:table-cell>
          <table:table-cell office:value-type="float" office:value="6.59487" calcext:value-type="float">
            <text:p>6,59487</text:p>
          </table:table-cell>
        </table:table-row>
        <table:table-row table:style-name="ro1">
          <table:table-cell office:value-type="float" office:value="7.131286" calcext:value-type="float">
            <text:p>7,131286</text:p>
          </table:table-cell>
          <table:table-cell office:value-type="float" office:value="5.497775" calcext:value-type="float">
            <text:p>5,497775</text:p>
          </table:table-cell>
        </table:table-row>
        <table:table-row table:style-name="ro1">
          <table:table-cell office:value-type="float" office:value="1.038261" calcext:value-type="float">
            <text:p>1,038261</text:p>
          </table:table-cell>
          <table:table-cell office:value-type="float" office:value="8.250739" calcext:value-type="float">
            <text:p>8,250739</text:p>
          </table:table-cell>
        </table:table-row>
        <table:table-row table:style-name="ro1">
          <table:table-cell office:value-type="float" office:value="1.276025" calcext:value-type="float">
            <text:p>1,276025</text:p>
          </table:table-cell>
          <table:table-cell office:value-type="float" office:value="3.664193" calcext:value-type="float">
            <text:p>3,664193</text:p>
          </table:table-cell>
        </table:table-row>
        <table:table-row table:style-name="ro1">
          <table:table-cell office:value-type="float" office:value="5.839757" calcext:value-type="float">
            <text:p>5,839757</text:p>
          </table:table-cell>
          <table:table-cell office:value-type="float" office:value="5.27478" calcext:value-type="float">
            <text:p>5,27478</text:p>
          </table:table-cell>
        </table:table-row>
        <table:table-row table:style-name="ro1">
          <table:table-cell office:value-type="float" office:value="1.22804" calcext:value-type="float">
            <text:p>1,22804</text:p>
          </table:table-cell>
          <table:table-cell office:value-type="float" office:value="3.331365" calcext:value-type="float">
            <text:p>3,331365</text:p>
          </table:table-cell>
        </table:table-row>
        <table:table-row table:style-name="ro1">
          <table:table-cell office:value-type="float" office:value="7.452218" calcext:value-type="float">
            <text:p>7,452218</text:p>
          </table:table-cell>
          <table:table-cell office:value-type="float" office:value="6.396012" calcext:value-type="float">
            <text:p>6,396012</text:p>
          </table:table-cell>
        </table:table-row>
        <table:table-row table:style-name="ro1">
          <table:table-cell office:value-type="float" office:value="2.550764" calcext:value-type="float">
            <text:p>2,550764</text:p>
          </table:table-cell>
          <table:table-cell office:value-type="float" office:value="3.481353" calcext:value-type="float">
            <text:p>3,481353</text:p>
          </table:table-cell>
        </table:table-row>
        <table:table-row table:style-name="ro1">
          <table:table-cell office:value-type="float" office:value="2.614274" calcext:value-type="float">
            <text:p>2,614274</text:p>
          </table:table-cell>
          <table:table-cell office:value-type="float" office:value="7.972747" calcext:value-type="float">
            <text:p>7,972747</text:p>
          </table:table-cell>
        </table:table-row>
        <table:table-row table:style-name="ro1">
          <table:table-cell office:value-type="float" office:value="2.066246" calcext:value-type="float">
            <text:p>2,066246</text:p>
          </table:table-cell>
          <table:table-cell office:value-type="float" office:value="2.681408" calcext:value-type="float">
            <text:p>2,681408</text:p>
          </table:table-cell>
        </table:table-row>
        <table:table-row table:style-name="ro1">
          <table:table-cell office:value-type="float" office:value="2.35075" calcext:value-type="float">
            <text:p>2,35075</text:p>
          </table:table-cell>
          <table:table-cell office:value-type="float" office:value="4.454491" calcext:value-type="float">
            <text:p>4,454491</text:p>
          </table:table-cell>
        </table:table-row>
        <table:table-row table:style-name="ro1">
          <table:table-cell office:value-type="float" office:value="2.247694" calcext:value-type="float">
            <text:p>2,247694</text:p>
          </table:table-cell>
          <table:table-cell office:value-type="float" office:value="3.67074" calcext:value-type="float">
            <text:p>3,67074</text:p>
          </table:table-cell>
        </table:table-row>
        <table:table-row table:style-name="ro1">
          <table:table-cell office:value-type="float" office:value="1.315477" calcext:value-type="float">
            <text:p>1,315477</text:p>
          </table:table-cell>
          <table:table-cell office:value-type="float" office:value="3.57107" calcext:value-type="float">
            <text:p>3,57107</text:p>
          </table:table-cell>
        </table:table-row>
        <table:table-row table:style-name="ro1">
          <table:table-cell office:value-type="float" office:value="7.085226" calcext:value-type="float">
            <text:p>7,085226</text:p>
          </table:table-cell>
          <table:table-cell office:value-type="float" office:value="4.738277" calcext:value-type="float">
            <text:p>4,738277</text:p>
          </table:table-cell>
        </table:table-row>
        <table:table-row table:style-name="ro1">
          <table:table-cell office:value-type="float" office:value="1.089058" calcext:value-type="float">
            <text:p>1,089058</text:p>
          </table:table-cell>
          <table:table-cell office:value-type="float" office:value="9.69318" calcext:value-type="float">
            <text:p>9,69318</text:p>
          </table:table-cell>
        </table:table-row>
        <table:table-row table:style-name="ro1">
          <table:table-cell office:value-type="float" office:value="7.715838" calcext:value-type="float">
            <text:p>7,715838</text:p>
          </table:table-cell>
          <table:table-cell office:value-type="float" office:value="6.603975" calcext:value-type="float">
            <text:p>6,603975</text:p>
          </table:table-cell>
        </table:table-row>
        <table:table-row table:style-name="ro1">
          <table:table-cell office:value-type="float" office:value="6.837292" calcext:value-type="float">
            <text:p>6,837292</text:p>
          </table:table-cell>
          <table:table-cell office:value-type="float" office:value="5.162605" calcext:value-type="float">
            <text:p>5,162605</text:p>
          </table:table-cell>
        </table:table-row>
        <table:table-row table:style-name="ro1">
          <table:table-cell office:value-type="float" office:value="2.467783" calcext:value-type="float">
            <text:p>2,467783</text:p>
          </table:table-cell>
          <table:table-cell office:value-type="float" office:value="2.669351" calcext:value-type="float">
            <text:p>2,669351</text:p>
          </table:table-cell>
        </table:table-row>
        <table:table-row table:style-name="ro1">
          <table:table-cell office:value-type="float" office:value="2.221059" calcext:value-type="float">
            <text:p>2,221059</text:p>
          </table:table-cell>
          <table:table-cell office:value-type="float" office:value="2.841079" calcext:value-type="float">
            <text:p>2,841079</text:p>
          </table:table-cell>
        </table:table-row>
        <table:table-row table:style-name="ro1">
          <table:table-cell office:value-type="float" office:value="6.873878" calcext:value-type="float">
            <text:p>6,873878</text:p>
          </table:table-cell>
          <table:table-cell office:value-type="float" office:value="7.04728" calcext:value-type="float">
            <text:p>7,04728</text:p>
          </table:table-cell>
        </table:table-row>
        <table:table-row table:style-name="ro1">
          <table:table-cell office:value-type="float" office:value="7.531992" calcext:value-type="float">
            <text:p>7,531992</text:p>
          </table:table-cell>
          <table:table-cell office:value-type="float" office:value="5.928662" calcext:value-type="float">
            <text:p>5,928662</text:p>
          </table:table-cell>
        </table:table-row>
        <table:table-row table:style-name="ro1">
          <table:table-cell office:value-type="float" office:value="0.919049" calcext:value-type="float">
            <text:p>0,919049</text:p>
          </table:table-cell>
          <table:table-cell office:value-type="float" office:value="8.689771" calcext:value-type="float">
            <text:p>8,689771</text:p>
          </table:table-cell>
        </table:table-row>
        <table:table-row table:style-name="ro1">
          <table:table-cell office:value-type="float" office:value="1.95621" calcext:value-type="float">
            <text:p>1,95621</text:p>
          </table:table-cell>
          <table:table-cell office:value-type="float" office:value="8.941271" calcext:value-type="float">
            <text:p>8,941271</text:p>
          </table:table-cell>
        </table:table-row>
        <table:table-row table:style-name="ro1">
          <table:table-cell office:value-type="float" office:value="2.124725" calcext:value-type="float">
            <text:p>2,124725</text:p>
          </table:table-cell>
          <table:table-cell office:value-type="float" office:value="3.312307" calcext:value-type="float">
            <text:p>3,312307</text:p>
          </table:table-cell>
        </table:table-row>
        <table:table-row table:style-name="ro1">
          <table:table-cell office:value-type="float" office:value="2.079189" calcext:value-type="float">
            <text:p>2,079189</text:p>
          </table:table-cell>
          <table:table-cell office:value-type="float" office:value="3.508325" calcext:value-type="float">
            <text:p>3,508325</text:p>
          </table:table-cell>
        </table:table-row>
        <table:table-row table:style-name="ro1">
          <table:table-cell office:value-type="float" office:value="6.828493" calcext:value-type="float">
            <text:p>6,828493</text:p>
          </table:table-cell>
          <table:table-cell office:value-type="float" office:value="5.368024" calcext:value-type="float">
            <text:p>5,368024</text:p>
          </table:table-cell>
        </table:table-row>
        <table:table-row table:style-name="ro1">
          <table:table-cell office:value-type="float" office:value="7.481329" calcext:value-type="float">
            <text:p>7,481329</text:p>
          </table:table-cell>
          <table:table-cell office:value-type="float" office:value="5.782043" calcext:value-type="float">
            <text:p>5,782043</text:p>
          </table:table-cell>
        </table:table-row>
        <table:table-row table:style-name="ro1">
          <table:table-cell office:value-type="float" office:value="6.013422" calcext:value-type="float">
            <text:p>6,013422</text:p>
          </table:table-cell>
          <table:table-cell office:value-type="float" office:value="6.322541" calcext:value-type="float">
            <text:p>6,322541</text:p>
          </table:table-cell>
        </table:table-row>
        <table:table-row table:style-name="ro1">
          <table:table-cell office:value-type="float" office:value="2.37154" calcext:value-type="float">
            <text:p>2,37154</text:p>
          </table:table-cell>
          <table:table-cell office:value-type="float" office:value="4.007554" calcext:value-type="float">
            <text:p>4,007554</text:p>
          </table:table-cell>
        </table:table-row>
        <table:table-row table:style-name="ro1">
          <table:table-cell office:value-type="float" office:value="0.87648" calcext:value-type="float">
            <text:p>0,87648</text:p>
          </table:table-cell>
          <table:table-cell office:value-type="float" office:value="9.436691" calcext:value-type="float">
            <text:p>9,436691</text:p>
          </table:table-cell>
        </table:table-row>
        <table:table-row table:style-name="ro1">
          <table:table-cell office:value-type="float" office:value="1.793528" calcext:value-type="float">
            <text:p>1,793528</text:p>
          </table:table-cell>
          <table:table-cell office:value-type="float" office:value="9.082376" calcext:value-type="float">
            <text:p>9,082376</text:p>
          </table:table-cell>
        </table:table-row>
        <table:table-row table:style-name="ro1">
          <table:table-cell office:value-type="float" office:value="1.286272" calcext:value-type="float">
            <text:p>1,286272</text:p>
          </table:table-cell>
          <table:table-cell office:value-type="float" office:value="8.404944" calcext:value-type="float">
            <text:p>8,404944</text:p>
          </table:table-cell>
        </table:table-row>
        <table:table-row table:style-name="ro1">
          <table:table-cell office:value-type="float" office:value="1.116224" calcext:value-type="float">
            <text:p>1,116224</text:p>
          </table:table-cell>
          <table:table-cell office:value-type="float" office:value="10.047747" calcext:value-type="float">
            <text:p>10,047747</text:p>
          </table:table-cell>
        </table:table-row>
        <table:table-row table:style-name="ro1">
          <table:table-cell office:value-type="float" office:value="0.898158" calcext:value-type="float">
            <text:p>0,898158</text:p>
          </table:table-cell>
          <table:table-cell office:value-type="float" office:value="9.16978" calcext:value-type="float">
            <text:p>9,16978</text:p>
          </table:table-cell>
        </table:table-row>
        <table:table-row table:style-name="ro1">
          <table:table-cell office:value-type="float" office:value="2.443649" calcext:value-type="float">
            <text:p>2,443649</text:p>
          </table:table-cell>
          <table:table-cell office:value-type="float" office:value="3.885211" calcext:value-type="float">
            <text:p>3,885211</text:p>
          </table:table-cell>
        </table:table-row>
        <table:table-row table:style-name="ro1">
          <table:table-cell office:value-type="float" office:value="2.879586" calcext:value-type="float">
            <text:p>2,879586</text:p>
          </table:table-cell>
          <table:table-cell office:value-type="float" office:value="4.0847" calcext:value-type="float">
            <text:p>4,0847</text:p>
          </table:table-cell>
        </table:table-row>
        <table:table-row table:style-name="ro1">
          <table:table-cell office:value-type="float" office:value="2.478161" calcext:value-type="float">
            <text:p>2,478161</text:p>
          </table:table-cell>
          <table:table-cell office:value-type="float" office:value="8.616304" calcext:value-type="float">
            <text:p>8,616304</text:p>
          </table:table-cell>
        </table:table-row>
        <table:table-row table:style-name="ro1">
          <table:table-cell office:value-type="float" office:value="1.452944" calcext:value-type="float">
            <text:p>1,452944</text:p>
          </table:table-cell>
          <table:table-cell office:value-type="float" office:value="9.291156" calcext:value-type="float">
            <text:p>9,291156</text:p>
          </table:table-cell>
        </table:table-row>
        <table:table-row table:style-name="ro1">
          <table:table-cell office:value-type="float" office:value="6.652803" calcext:value-type="float">
            <text:p>6,652803</text:p>
          </table:table-cell>
          <table:table-cell office:value-type="float" office:value="6.634316" calcext:value-type="float">
            <text:p>6,634316</text:p>
          </table:table-cell>
        </table:table-row>
        <table:table-row table:style-name="ro1">
          <table:table-cell office:value-type="float" office:value="5.85096" calcext:value-type="float">
            <text:p>5,85096</text:p>
          </table:table-cell>
          <table:table-cell office:value-type="float" office:value="6.205155" calcext:value-type="float">
            <text:p>6,205155</text:p>
          </table:table-cell>
        </table:table-row>
        <table:table-row table:style-name="ro1">
          <table:table-cell office:value-type="float" office:value="3.138675" calcext:value-type="float">
            <text:p>3,138675</text:p>
          </table:table-cell>
          <table:table-cell office:value-type="float" office:value="2.567378" calcext:value-type="float">
            <text:p>2,567378</text:p>
          </table:table-cell>
        </table:table-row>
        <table:table-row table:style-name="ro1">
          <table:table-cell office:value-type="float" office:value="3.082937" calcext:value-type="float">
            <text:p>3,082937</text:p>
          </table:table-cell>
          <table:table-cell office:value-type="float" office:value="3.3808" calcext:value-type="float">
            <text:p>3,3808</text:p>
          </table:table-cell>
        </table:table-row>
        <table:table-row table:style-name="ro1">
          <table:table-cell office:value-type="float" office:value="0.826906" calcext:value-type="float">
            <text:p>0,826906</text:p>
          </table:table-cell>
          <table:table-cell office:value-type="float" office:value="3.539455" calcext:value-type="float">
            <text:p>3,539455</text:p>
          </table:table-cell>
        </table:table-row>
        <table:table-row table:style-name="ro1">
          <table:table-cell office:value-type="float" office:value="7.204388" calcext:value-type="float">
            <text:p>7,204388</text:p>
          </table:table-cell>
          <table:table-cell office:value-type="float" office:value="6.092667" calcext:value-type="float">
            <text:p>6,092667</text:p>
          </table:table-cell>
        </table:table-row>
        <table:table-row table:style-name="ro1">
          <table:table-cell office:value-type="float" office:value="1.656114" calcext:value-type="float">
            <text:p>1,656114</text:p>
          </table:table-cell>
          <table:table-cell office:value-type="float" office:value="3.957926" calcext:value-type="float">
            <text:p>3,957926</text:p>
          </table:table-cell>
        </table:table-row>
        <table:table-row table:style-name="ro1">
          <table:table-cell office:value-type="float" office:value="5.54542" calcext:value-type="float">
            <text:p>5,54542</text:p>
          </table:table-cell>
          <table:table-cell office:value-type="float" office:value="6.349565" calcext:value-type="float">
            <text:p>6,349565</text:p>
          </table:table-cell>
        </table:table-row>
        <table:table-row table:style-name="ro1">
          <table:table-cell office:value-type="float" office:value="1.614491" calcext:value-type="float">
            <text:p>1,614491</text:p>
          </table:table-cell>
          <table:table-cell office:value-type="float" office:value="2.935986" calcext:value-type="float">
            <text:p>2,935986</text:p>
          </table:table-cell>
        </table:table-row>
        <table:table-row table:style-name="ro1">
          <table:table-cell office:value-type="float" office:value="1.786945" calcext:value-type="float">
            <text:p>1,786945</text:p>
          </table:table-cell>
          <table:table-cell office:value-type="float" office:value="8.908929" calcext:value-type="float">
            <text:p>8,908929</text:p>
          </table:table-cell>
        </table:table-row>
        <table:table-row table:style-name="ro1">
          <table:table-cell office:value-type="float" office:value="2.481044" calcext:value-type="float">
            <text:p>2,481044</text:p>
          </table:table-cell>
          <table:table-cell office:value-type="float" office:value="10.128914" calcext:value-type="float">
            <text:p>10,128914</text:p>
          </table:table-cell>
        </table:table-row>
        <table:table-row table:style-name="ro1">
          <table:table-cell office:value-type="float" office:value="6.823632" calcext:value-type="float">
            <text:p>6,823632</text:p>
          </table:table-cell>
          <table:table-cell office:value-type="float" office:value="6.891801" calcext:value-type="float">
            <text:p>6,891801</text:p>
          </table:table-cell>
        </table:table-row>
        <table:table-row table:style-name="ro1">
          <table:table-cell office:value-type="float" office:value="5.863184" calcext:value-type="float">
            <text:p>5,863184</text:p>
          </table:table-cell>
          <table:table-cell office:value-type="float" office:value="4.569788" calcext:value-type="float">
            <text:p>4,569788</text:p>
          </table:table-cell>
        </table:table-row>
        <table:table-row table:style-name="ro1">
          <table:table-cell office:value-type="float" office:value="6.886617" calcext:value-type="float">
            <text:p>6,886617</text:p>
          </table:table-cell>
          <table:table-cell office:value-type="float" office:value="4.88636" calcext:value-type="float">
            <text:p>4,88636</text:p>
          </table:table-cell>
        </table:table-row>
        <table:table-row table:style-name="ro1">
          <table:table-cell office:value-type="float" office:value="2.138413" calcext:value-type="float">
            <text:p>2,138413</text:p>
          </table:table-cell>
          <table:table-cell office:value-type="float" office:value="9.83897" calcext:value-type="float">
            <text:p>9,83897</text:p>
          </table:table-cell>
        </table:table-row>
        <table:table-row table:style-name="ro1">
          <table:table-cell office:value-type="float" office:value="2.610807" calcext:value-type="float">
            <text:p>2,610807</text:p>
          </table:table-cell>
          <table:table-cell office:value-type="float" office:value="9.312385" calcext:value-type="float">
            <text:p>9,312385</text:p>
          </table:table-cell>
        </table:table-row>
        <table:table-row table:style-name="ro1">
          <table:table-cell office:value-type="float" office:value="6.693029" calcext:value-type="float">
            <text:p>6,693029</text:p>
          </table:table-cell>
          <table:table-cell office:value-type="float" office:value="6.309069" calcext:value-type="float">
            <text:p>6,309069</text:p>
          </table:table-cell>
        </table:table-row>
        <table:table-row table:style-name="ro1">
          <table:table-cell office:value-type="float" office:value="2.603576" calcext:value-type="float">
            <text:p>2,603576</text:p>
          </table:table-cell>
          <table:table-cell office:value-type="float" office:value="9.948019" calcext:value-type="float">
            <text:p>9,948019</text:p>
          </table:table-cell>
        </table:table-row>
        <table:table-row table:style-name="ro1">
          <table:table-cell office:value-type="float" office:value="6.284551" calcext:value-type="float">
            <text:p>6,284551</text:p>
          </table:table-cell>
          <table:table-cell office:value-type="float" office:value="5.594604" calcext:value-type="float">
            <text:p>5,594604</text:p>
          </table:table-cell>
        </table:table-row>
        <table:table-row table:style-name="ro1">
          <table:table-cell office:value-type="float" office:value="7.223994" calcext:value-type="float">
            <text:p>7,223994</text:p>
          </table:table-cell>
          <table:table-cell office:value-type="float" office:value="5.081128" calcext:value-type="float">
            <text:p>5,081128</text:p>
          </table:table-cell>
        </table:table-row>
        <table:table-row table:style-name="ro1">
          <table:table-cell office:value-type="float" office:value="7.912827" calcext:value-type="float">
            <text:p>7,912827</text:p>
          </table:table-cell>
          <table:table-cell office:value-type="float" office:value="5.795521" calcext:value-type="float">
            <text:p>5,795521</text:p>
          </table:table-cell>
        </table:table-row>
        <table:table-row table:style-name="ro1">
          <table:table-cell office:value-type="float" office:value="0.794465" calcext:value-type="float">
            <text:p>0,794465</text:p>
          </table:table-cell>
          <table:table-cell office:value-type="float" office:value="8.844604" calcext:value-type="float">
            <text:p>8,844604</text:p>
          </table:table-cell>
        </table:table-row>
        <table:table-row table:style-name="ro1">
          <table:table-cell office:value-type="float" office:value="1.469385" calcext:value-type="float">
            <text:p>1,469385</text:p>
          </table:table-cell>
          <table:table-cell office:value-type="float" office:value="9.120313" calcext:value-type="float">
            <text:p>9,120313</text:p>
          </table:table-cell>
        </table:table-row>
        <table:table-row table:style-name="ro1">
          <table:table-cell office:value-type="float" office:value="2.400967" calcext:value-type="float">
            <text:p>2,400967</text:p>
          </table:table-cell>
          <table:table-cell office:value-type="float" office:value="8.903001" calcext:value-type="float">
            <text:p>8,903001</text:p>
          </table:table-cell>
        </table:table-row>
        <table:table-row table:style-name="ro1">
          <table:table-cell office:value-type="float" office:value="2.241267" calcext:value-type="float">
            <text:p>2,241267</text:p>
          </table:table-cell>
          <table:table-cell office:value-type="float" office:value="9.428695" calcext:value-type="float">
            <text:p>9,428695</text:p>
          </table:table-cell>
        </table:table-row>
        <table:table-row table:style-name="ro1">
          <table:table-cell office:value-type="float" office:value="1.645263" calcext:value-type="float">
            <text:p>1,645263</text:p>
          </table:table-cell>
          <table:table-cell office:value-type="float" office:value="8.716853" calcext:value-type="float">
            <text:p>8,716853</text:p>
          </table:table-cell>
        </table:table-row>
        <table:table-row table:style-name="ro1">
          <table:table-cell office:value-type="float" office:value="0.788945" calcext:value-type="float">
            <text:p>0,788945</text:p>
          </table:table-cell>
          <table:table-cell office:value-type="float" office:value="9.037471" calcext:value-type="float">
            <text:p>9,037471</text:p>
          </table:table-cell>
        </table:table-row>
        <table:table-row table:style-name="ro1">
          <table:table-cell office:value-type="float" office:value="0.865796" calcext:value-type="float">
            <text:p>0,865796</text:p>
          </table:table-cell>
          <table:table-cell office:value-type="float" office:value="2.726312" calcext:value-type="float">
            <text:p>2,726312</text:p>
          </table:table-cell>
        </table:table-row>
        <table:table-row table:style-name="ro1">
          <table:table-cell office:value-type="float" office:value="1.340127" calcext:value-type="float">
            <text:p>1,340127</text:p>
          </table:table-cell>
          <table:table-cell office:value-type="float" office:value="8.311641" calcext:value-type="float">
            <text:p>8,311641</text:p>
          </table:table-cell>
        </table:table-row>
        <table:table-row table:style-name="ro1">
          <table:table-cell office:value-type="float" office:value="6.797927" calcext:value-type="float">
            <text:p>6,797927</text:p>
          </table:table-cell>
          <table:table-cell office:value-type="float" office:value="6.199109" calcext:value-type="float">
            <text:p>6,199109</text:p>
          </table:table-cell>
        </table:table-row>
        <table:table-row table:style-name="ro1">
          <table:table-cell office:value-type="float" office:value="2.163781" calcext:value-type="float">
            <text:p>2,163781</text:p>
          </table:table-cell>
          <table:table-cell office:value-type="float" office:value="3.026715" calcext:value-type="float">
            <text:p>3,026715</text:p>
          </table:table-cell>
        </table:table-row>
        <table:table-row table:style-name="ro1">
          <table:table-cell office:value-type="float" office:value="1.429871" calcext:value-type="float">
            <text:p>1,429871</text:p>
          </table:table-cell>
          <table:table-cell office:value-type="float" office:value="3.58235" calcext:value-type="float">
            <text:p>3,58235</text:p>
          </table:table-cell>
        </table:table-row>
        <table:table-row table:style-name="ro1">
          <table:table-cell office:value-type="float" office:value="0.855087" calcext:value-type="float">
            <text:p>0,855087</text:p>
          </table:table-cell>
          <table:table-cell office:value-type="float" office:value="8.954967" calcext:value-type="float">
            <text:p>8,954967</text:p>
          </table:table-cell>
        </table:table-row>
        <table:table-row table:style-name="ro1">
          <table:table-cell office:value-type="float" office:value="2.176772" calcext:value-type="float">
            <text:p>2,176772</text:p>
          </table:table-cell>
          <table:table-cell office:value-type="float" office:value="3.496954" calcext:value-type="float">
            <text:p>3,496954</text:p>
          </table:table-cell>
        </table:table-row>
        <table:table-row table:style-name="ro1">
          <table:table-cell office:value-type="float" office:value="6.52543" calcext:value-type="float">
            <text:p>6,52543</text:p>
          </table:table-cell>
          <table:table-cell office:value-type="float" office:value="5.948122" calcext:value-type="float">
            <text:p>5,948122</text:p>
          </table:table-cell>
        </table:table-row>
        <table:table-row table:style-name="ro1">
          <table:table-cell office:value-type="float" office:value="7.299385" calcext:value-type="float">
            <text:p>7,299385</text:p>
          </table:table-cell>
          <table:table-cell office:value-type="float" office:value="5.34707" calcext:value-type="float">
            <text:p>5,34707</text:p>
          </table:table-cell>
        </table:table-row>
        <table:table-row table:style-name="ro1">
          <table:table-cell office:value-type="float" office:value="1.169921" calcext:value-type="float">
            <text:p>1,169921</text:p>
          </table:table-cell>
          <table:table-cell office:value-type="float" office:value="9.16345" calcext:value-type="float">
            <text:p>9,16345</text:p>
          </table:table-cell>
        </table:table-row>
        <table:table-row table:style-name="ro1">
          <table:table-cell office:value-type="float" office:value="2.188001" calcext:value-type="float">
            <text:p>2,188001</text:p>
          </table:table-cell>
          <table:table-cell office:value-type="float" office:value="9.956439" calcext:value-type="float">
            <text:p>9,956439</text:p>
          </table:table-cell>
        </table:table-row>
        <table:table-row table:style-name="ro1">
          <table:table-cell office:value-type="float" office:value="6.558452" calcext:value-type="float">
            <text:p>6,558452</text:p>
          </table:table-cell>
          <table:table-cell office:value-type="float" office:value="5.078778" calcext:value-type="float">
            <text:p>5,078778</text:p>
          </table:table-cell>
        </table:table-row>
        <table:table-row table:style-name="ro1">
          <table:table-cell office:value-type="float" office:value="1.344826" calcext:value-type="float">
            <text:p>1,344826</text:p>
          </table:table-cell>
          <table:table-cell office:value-type="float" office:value="3.14067" calcext:value-type="float">
            <text:p>3,14067</text:p>
          </table:table-cell>
        </table:table-row>
        <table:table-row table:style-name="ro1">
          <table:table-cell office:value-type="float" office:value="1.822927" calcext:value-type="float">
            <text:p>1,822927</text:p>
          </table:table-cell>
          <table:table-cell office:value-type="float" office:value="8.463908" calcext:value-type="float">
            <text:p>8,463908</text:p>
          </table:table-cell>
        </table:table-row>
        <table:table-row table:style-name="ro1">
          <table:table-cell office:value-type="float" office:value="1.221364" calcext:value-type="float">
            <text:p>1,221364</text:p>
          </table:table-cell>
          <table:table-cell office:value-type="float" office:value="8.801156" calcext:value-type="float">
            <text:p>8,801156</text:p>
          </table:table-cell>
        </table:table-row>
        <table:table-row table:style-name="ro1">
          <table:table-cell office:value-type="float" office:value="2.197442" calcext:value-type="float">
            <text:p>2,197442</text:p>
          </table:table-cell>
          <table:table-cell office:value-type="float" office:value="3.148766" calcext:value-type="float">
            <text:p>3,148766</text:p>
          </table:table-cell>
        </table:table-row>
        <table:table-row table:style-name="ro1">
          <table:table-cell office:value-type="float" office:value="6.269799" calcext:value-type="float">
            <text:p>6,269799</text:p>
          </table:table-cell>
          <table:table-cell office:value-type="float" office:value="6.22574" calcext:value-type="float">
            <text:p>6,22574</text:p>
          </table:table-cell>
        </table:table-row>
        <table:table-row table:style-name="ro1">
          <table:table-cell office:value-type="float" office:value="7.14163" calcext:value-type="float">
            <text:p>7,14163</text:p>
          </table:table-cell>
          <table:table-cell office:value-type="float" office:value="6.263106" calcext:value-type="float">
            <text:p>6,263106</text:p>
          </table:table-cell>
        </table:table-row>
        <table:table-row table:style-name="ro1">
          <table:table-cell office:value-type="float" office:value="6.670281" calcext:value-type="float">
            <text:p>6,670281</text:p>
          </table:table-cell>
          <table:table-cell office:value-type="float" office:value="5.542564" calcext:value-type="float">
            <text:p>5,542564</text:p>
          </table:table-cell>
        </table:table-row>
        <table:table-row table:style-name="ro1">
          <table:table-cell office:value-type="float" office:value="1.460951" calcext:value-type="float">
            <text:p>1,460951</text:p>
          </table:table-cell>
          <table:table-cell office:value-type="float" office:value="3.062581" calcext:value-type="float">
            <text:p>3,062581</text:p>
          </table:table-cell>
        </table:table-row>
        <table:table-row table:style-name="ro1">
          <table:table-cell office:value-type="float" office:value="6.817634" calcext:value-type="float">
            <text:p>6,817634</text:p>
          </table:table-cell>
          <table:table-cell office:value-type="float" office:value="6.610538" calcext:value-type="float">
            <text:p>6,610538</text:p>
          </table:table-cell>
        </table:table-row>
        <table:table-row table:style-name="ro1">
          <table:table-cell office:value-type="float" office:value="6.121286" calcext:value-type="float">
            <text:p>6,121286</text:p>
          </table:table-cell>
          <table:table-cell office:value-type="float" office:value="6.077669" calcext:value-type="float">
            <text:p>6,077669</text:p>
          </table:table-cell>
        </table:table-row>
        <table:table-row table:style-name="ro1">
          <table:table-cell office:value-type="float" office:value="1.009439" calcext:value-type="float">
            <text:p>1,009439</text:p>
          </table:table-cell>
          <table:table-cell office:value-type="float" office:value="8.15673" calcext:value-type="float">
            <text:p>8,15673</text:p>
          </table:table-cell>
        </table:table-row>
        <table:table-row table:style-name="ro1">
          <table:table-cell office:value-type="float" office:value="6.040725" calcext:value-type="float">
            <text:p>6,040725</text:p>
          </table:table-cell>
          <table:table-cell office:value-type="float" office:value="5.43277" calcext:value-type="float">
            <text:p>5,43277</text:p>
          </table:table-cell>
        </table:table-row>
        <table:table-row table:style-name="ro1">
          <table:table-cell office:value-type="float" office:value="2.754992" calcext:value-type="float">
            <text:p>2,754992</text:p>
          </table:table-cell>
          <table:table-cell office:value-type="float" office:value="9.872922" calcext:value-type="float">
            <text:p>9,872922</text:p>
          </table:table-cell>
        </table:table-row>
        <table:table-row table:style-name="ro1">
          <table:table-cell office:value-type="float" office:value="1.535983" calcext:value-type="float">
            <text:p>1,535983</text:p>
          </table:table-cell>
          <table:table-cell office:value-type="float" office:value="10.147445" calcext:value-type="float">
            <text:p>10,147445</text:p>
          </table:table-cell>
        </table:table-row>
        <table:table-row table:style-name="ro1">
          <table:table-cell office:value-type="float" office:value="7.019299" calcext:value-type="float">
            <text:p>7,019299</text:p>
          </table:table-cell>
          <table:table-cell office:value-type="float" office:value="5.760437" calcext:value-type="float">
            <text:p>5,760437</text:p>
          </table:table-cell>
        </table:table-row>
        <table:table-row table:style-name="ro1">
          <table:table-cell office:value-type="float" office:value="2.564918" calcext:value-type="float">
            <text:p>2,564918</text:p>
          </table:table-cell>
          <table:table-cell office:value-type="float" office:value="9.533098" calcext:value-type="float">
            <text:p>9,533098</text:p>
          </table:table-cell>
        </table:table-row>
        <table:table-row table:style-name="ro1">
          <table:table-cell office:value-type="float" office:value="2.278206" calcext:value-type="float">
            <text:p>2,278206</text:p>
          </table:table-cell>
          <table:table-cell office:value-type="float" office:value="3.985228" calcext:value-type="float">
            <text:p>3,985228</text:p>
          </table:table-cell>
        </table:table-row>
        <table:table-row table:style-name="ro1">
          <table:table-cell office:value-type="float" office:value="6.760013" calcext:value-type="float">
            <text:p>6,760013</text:p>
          </table:table-cell>
          <table:table-cell office:value-type="float" office:value="6.390695" calcext:value-type="float">
            <text:p>6,390695</text:p>
          </table:table-cell>
        </table:table-row>
        <table:table-row table:style-name="ro1">
          <table:table-cell office:value-type="float" office:value="1.009483" calcext:value-type="float">
            <text:p>1,009483</text:p>
          </table:table-cell>
          <table:table-cell office:value-type="float" office:value="9.35171" calcext:value-type="float">
            <text:p>9,35171</text:p>
          </table:table-cell>
        </table:table-row>
        <table:table-row table:style-name="ro1">
          <table:table-cell office:value-type="float" office:value="3.039508" calcext:value-type="float">
            <text:p>3,039508</text:p>
          </table:table-cell>
          <table:table-cell office:value-type="float" office:value="8.770615" calcext:value-type="float">
            <text:p>8,770615</text:p>
          </table:table-cell>
        </table:table-row>
        <table:table-row table:style-name="ro1">
          <table:table-cell office:value-type="float" office:value="1.860185" calcext:value-type="float">
            <text:p>1,860185</text:p>
          </table:table-cell>
          <table:table-cell office:value-type="float" office:value="8.495232" calcext:value-type="float">
            <text:p>8,495232</text:p>
          </table:table-cell>
        </table:table-row>
        <table:table-row table:style-name="ro1">
          <table:table-cell office:value-type="float" office:value="1.417676" calcext:value-type="float">
            <text:p>1,417676</text:p>
          </table:table-cell>
          <table:table-cell office:value-type="float" office:value="9.927868" calcext:value-type="float">
            <text:p>9,927868</text:p>
          </table:table-cell>
        </table:table-row>
        <table:table-row table:style-name="ro1">
          <table:table-cell office:value-type="float" office:value="2.476941" calcext:value-type="float">
            <text:p>2,476941</text:p>
          </table:table-cell>
          <table:table-cell office:value-type="float" office:value="3.305064" calcext:value-type="float">
            <text:p>3,305064</text:p>
          </table:table-cell>
        </table:table-row>
        <table:table-row table:style-name="ro1">
          <table:table-cell office:value-type="float" office:value="7.672969" calcext:value-type="float">
            <text:p>7,672969</text:p>
          </table:table-cell>
          <table:table-cell office:value-type="float" office:value="6.930355" calcext:value-type="float">
            <text:p>6,930355</text:p>
          </table:table-cell>
        </table:table-row>
        <table:table-row table:style-name="ro1">
          <table:table-cell office:value-type="float" office:value="1.835903" calcext:value-type="float">
            <text:p>1,835903</text:p>
          </table:table-cell>
          <table:table-cell office:value-type="float" office:value="9.477161" calcext:value-type="float">
            <text:p>9,477161</text:p>
          </table:table-cell>
        </table:table-row>
        <table:table-row table:style-name="ro1">
          <table:table-cell office:value-type="float" office:value="6.667232" calcext:value-type="float">
            <text:p>6,667232</text:p>
          </table:table-cell>
          <table:table-cell office:value-type="float" office:value="5.956293" calcext:value-type="float">
            <text:p>5,956293</text:p>
          </table:table-cell>
        </table:table-row>
        <table:table-row table:style-name="ro1">
          <table:table-cell office:value-type="float" office:value="7.361945" calcext:value-type="float">
            <text:p>7,361945</text:p>
          </table:table-cell>
          <table:table-cell office:value-type="float" office:value="5.35917" calcext:value-type="float">
            <text:p>5,35917</text:p>
          </table:table-cell>
        </table:table-row>
        <table:table-row table:style-name="ro1">
          <table:table-cell office:value-type="float" office:value="2.098525" calcext:value-type="float">
            <text:p>2,098525</text:p>
          </table:table-cell>
          <table:table-cell office:value-type="float" office:value="9.083044" calcext:value-type="float">
            <text:p>9,083044</text:p>
          </table:table-cell>
        </table:table-row>
        <table:table-row table:style-name="ro1">
          <table:table-cell office:value-type="float" office:value="1.670892" calcext:value-type="float">
            <text:p>1,670892</text:p>
          </table:table-cell>
          <table:table-cell office:value-type="float" office:value="9.361232" calcext:value-type="float">
            <text:p>9,361232</text:p>
          </table:table-cell>
        </table:table-row>
        <table:table-row table:style-name="ro1">
          <table:table-cell office:value-type="float" office:value="1.33069" calcext:value-type="float">
            <text:p>1,33069</text:p>
          </table:table-cell>
          <table:table-cell office:value-type="float" office:value="3.494566" calcext:value-type="float">
            <text:p>3,494566</text:p>
          </table:table-cell>
        </table:table-row>
        <table:table-row table:style-name="ro1">
          <table:table-cell office:value-type="float" office:value="2.46501" calcext:value-type="float">
            <text:p>2,46501</text:p>
          </table:table-cell>
          <table:table-cell office:value-type="float" office:value="2.612771" calcext:value-type="float">
            <text:p>2,612771</text:p>
          </table:table-cell>
        </table:table-row>
        <table:table-row table:style-name="ro1">
          <table:table-cell office:value-type="float" office:value="2.531053" calcext:value-type="float">
            <text:p>2,531053</text:p>
          </table:table-cell>
          <table:table-cell office:value-type="float" office:value="4.406615" calcext:value-type="float">
            <text:p>4,406615</text:p>
          </table:table-cell>
        </table:table-row>
        <table:table-row table:style-name="ro1">
          <table:table-cell office:value-type="float" office:value="2.091117" calcext:value-type="float">
            <text:p>2,091117</text:p>
          </table:table-cell>
          <table:table-cell office:value-type="float" office:value="3.868457" calcext:value-type="float">
            <text:p>3,868457</text:p>
          </table:table-cell>
        </table:table-row>
        <table:table-row table:style-name="ro1">
          <table:table-cell office:value-type="float" office:value="3.022824" calcext:value-type="float">
            <text:p>3,022824</text:p>
          </table:table-cell>
          <table:table-cell office:value-type="float" office:value="4.607325" calcext:value-type="float">
            <text:p>4,607325</text:p>
          </table:table-cell>
        </table:table-row>
        <table:table-row table:style-name="ro1">
          <table:table-cell office:value-type="float" office:value="6.763865" calcext:value-type="float">
            <text:p>6,763865</text:p>
          </table:table-cell>
          <table:table-cell office:value-type="float" office:value="6.642202" calcext:value-type="float">
            <text:p>6,642202</text:p>
          </table:table-cell>
        </table:table-row>
        <table:table-row table:style-name="ro1">
          <table:table-cell office:value-type="float" office:value="2.831582" calcext:value-type="float">
            <text:p>2,831582</text:p>
          </table:table-cell>
          <table:table-cell office:value-type="float" office:value="9.207413" calcext:value-type="float">
            <text:p>9,207413</text:p>
          </table:table-cell>
        </table:table-row>
        <table:table-row table:style-name="ro1">
          <table:table-cell office:value-type="float" office:value="1.8574" calcext:value-type="float">
            <text:p>1,8574</text:p>
          </table:table-cell>
          <table:table-cell office:value-type="float" office:value="8.750948" calcext:value-type="float">
            <text:p>8,750948</text:p>
          </table:table-cell>
        </table:table-row>
        <table:table-row table:style-name="ro1">
          <table:table-cell office:value-type="float" office:value="7.389787" calcext:value-type="float">
            <text:p>7,389787</text:p>
          </table:table-cell>
          <table:table-cell office:value-type="float" office:value="6.225511" calcext:value-type="float">
            <text:p>6,225511</text:p>
          </table:table-cell>
        </table:table-row>
        <table:table-row table:style-name="ro1">
          <table:table-cell office:value-type="float" office:value="5.429648" calcext:value-type="float">
            <text:p>5,429648</text:p>
          </table:table-cell>
          <table:table-cell office:value-type="float" office:value="5.205193" calcext:value-type="float">
            <text:p>5,205193</text:p>
          </table:table-cell>
        </table:table-row>
        <table:table-row table:style-name="ro1">
          <table:table-cell office:value-type="float" office:value="1.988926" calcext:value-type="float">
            <text:p>1,988926</text:p>
          </table:table-cell>
          <table:table-cell office:value-type="float" office:value="3.220728" calcext:value-type="float">
            <text:p>3,220728</text:p>
          </table:table-cell>
        </table:table-row>
        <table:table-row table:style-name="ro1">
          <table:table-cell office:value-type="float" office:value="1.144135" calcext:value-type="float">
            <text:p>1,144135</text:p>
          </table:table-cell>
          <table:table-cell office:value-type="float" office:value="9.300996" calcext:value-type="float">
            <text:p>9,300996</text:p>
          </table:table-cell>
        </table:table-row>
        <table:table-row table:style-name="ro1">
          <table:table-cell office:value-type="float" office:value="1.861302" calcext:value-type="float">
            <text:p>1,861302</text:p>
          </table:table-cell>
          <table:table-cell office:value-type="float" office:value="9.042238" calcext:value-type="float">
            <text:p>9,042238</text:p>
          </table:table-cell>
        </table:table-row>
        <table:table-row table:style-name="ro1">
          <table:table-cell office:value-type="float" office:value="1.224721" calcext:value-type="float">
            <text:p>1,224721</text:p>
          </table:table-cell>
          <table:table-cell office:value-type="float" office:value="2.651328" calcext:value-type="float">
            <text:p>2,651328</text:p>
          </table:table-cell>
        </table:table-row>
        <table:table-row table:style-name="ro1">
          <table:table-cell office:value-type="float" office:value="1.332475" calcext:value-type="float">
            <text:p>1,332475</text:p>
          </table:table-cell>
          <table:table-cell office:value-type="float" office:value="3.140997" calcext:value-type="float">
            <text:p>3,140997</text:p>
          </table:table-cell>
        </table:table-row>
        <table:table-row table:style-name="ro1">
          <table:table-cell office:value-type="float" office:value="6.208542" calcext:value-type="float">
            <text:p>6,208542</text:p>
          </table:table-cell>
          <table:table-cell office:value-type="float" office:value="5.14834" calcext:value-type="float">
            <text:p>5,14834</text:p>
          </table:table-cell>
        </table:table-row>
        <table:table-row table:style-name="ro1">
          <table:table-cell office:value-type="float" office:value="1.415313" calcext:value-type="float">
            <text:p>1,415313</text:p>
          </table:table-cell>
          <table:table-cell office:value-type="float" office:value="9.841248" calcext:value-type="float">
            <text:p>9,841248</text:p>
          </table:table-cell>
        </table:table-row>
        <table:table-row table:style-name="ro1">
          <table:table-cell office:value-type="float" office:value="1.388882" calcext:value-type="float">
            <text:p>1,388882</text:p>
          </table:table-cell>
          <table:table-cell office:value-type="float" office:value="4.343673" calcext:value-type="float">
            <text:p>4,343673</text:p>
          </table:table-cell>
        </table:table-row>
        <table:table-row table:style-name="ro1">
          <table:table-cell office:value-type="float" office:value="3.026742" calcext:value-type="float">
            <text:p>3,026742</text:p>
          </table:table-cell>
          <table:table-cell office:value-type="float" office:value="9.576382" calcext:value-type="float">
            <text:p>9,576382</text:p>
          </table:table-cell>
        </table:table-row>
        <table:table-row table:style-name="ro1">
          <table:table-cell office:value-type="float" office:value="6.071253" calcext:value-type="float">
            <text:p>6,071253</text:p>
          </table:table-cell>
          <table:table-cell office:value-type="float" office:value="6.832552" calcext:value-type="float">
            <text:p>6,832552</text:p>
          </table:table-cell>
        </table:table-row>
        <table:table-row table:style-name="ro1">
          <table:table-cell office:value-type="float" office:value="1.265367" calcext:value-type="float">
            <text:p>1,265367</text:p>
          </table:table-cell>
          <table:table-cell office:value-type="float" office:value="9.300228" calcext:value-type="float">
            <text:p>9,300228</text:p>
          </table:table-cell>
        </table:table-row>
        <table:table-row table:style-name="ro1">
          <table:table-cell office:value-type="float" office:value="1.640864" calcext:value-type="float">
            <text:p>1,640864</text:p>
          </table:table-cell>
          <table:table-cell office:value-type="float" office:value="3.654904" calcext:value-type="float">
            <text:p>3,654904</text:p>
          </table:table-cell>
        </table:table-row>
        <table:table-row table:style-name="ro1">
          <table:table-cell office:value-type="float" office:value="2.932235" calcext:value-type="float">
            <text:p>2,932235</text:p>
          </table:table-cell>
          <table:table-cell office:value-type="float" office:value="3.494439" calcext:value-type="float">
            <text:p>3,494439</text:p>
          </table:table-cell>
        </table:table-row>
        <table:table-row table:style-name="ro1">
          <table:table-cell office:value-type="float" office:value="2.158313" calcext:value-type="float">
            <text:p>2,158313</text:p>
          </table:table-cell>
          <table:table-cell office:value-type="float" office:value="3.15382" calcext:value-type="float">
            <text:p>3,15382</text:p>
          </table:table-cell>
        </table:table-row>
        <table:table-row table:style-name="ro1">
          <table:table-cell office:value-type="float" office:value="5.510455" calcext:value-type="float">
            <text:p>5,510455</text:p>
          </table:table-cell>
          <table:table-cell office:value-type="float" office:value="5.134853" calcext:value-type="float">
            <text:p>5,134853</text:p>
          </table:table-cell>
        </table:table-row>
        <table:table-row table:style-name="ro1">
          <table:table-cell office:value-type="float" office:value="7.052656" calcext:value-type="float">
            <text:p>7,052656</text:p>
          </table:table-cell>
          <table:table-cell office:value-type="float" office:value="6.265797" calcext:value-type="float">
            <text:p>6,265797</text:p>
          </table:table-cell>
        </table:table-row>
        <table:table-row table:style-name="ro1">
          <table:table-cell office:value-type="float" office:value="7.365706" calcext:value-type="float">
            <text:p>7,365706</text:p>
          </table:table-cell>
          <table:table-cell office:value-type="float" office:value="6.730569" calcext:value-type="float">
            <text:p>6,730569</text:p>
          </table:table-cell>
        </table:table-row>
        <table:table-row table:style-name="ro1">
          <table:table-cell office:value-type="float" office:value="1.846385" calcext:value-type="float">
            <text:p>1,846385</text:p>
          </table:table-cell>
          <table:table-cell office:value-type="float" office:value="9.936008" calcext:value-type="float">
            <text:p>9,936008</text:p>
          </table:table-cell>
        </table:table-row>
        <table:table-row table:style-name="ro1">
          <table:table-cell office:value-type="float" office:value="1.979753" calcext:value-type="float">
            <text:p>1,979753</text:p>
          </table:table-cell>
          <table:table-cell office:value-type="float" office:value="4.381123" calcext:value-type="float">
            <text:p>4,381123</text:p>
          </table:table-cell>
        </table:table-row>
        <table:table-row table:style-name="ro1">
          <table:table-cell office:value-type="float" office:value="2.562139" calcext:value-type="float">
            <text:p>2,562139</text:p>
          </table:table-cell>
          <table:table-cell office:value-type="float" office:value="9.588548" calcext:value-type="float">
            <text:p>9,588548</text:p>
          </table:table-cell>
        </table:table-row>
        <table:table-row table:style-name="ro1">
          <table:table-cell office:value-type="float" office:value="2.022834" calcext:value-type="float">
            <text:p>2,022834</text:p>
          </table:table-cell>
          <table:table-cell office:value-type="float" office:value="3.138183" calcext:value-type="float">
            <text:p>3,138183</text:p>
          </table:table-cell>
        </table:table-row>
        <table:table-row table:style-name="ro1">
          <table:table-cell office:value-type="float" office:value="7.498828" calcext:value-type="float">
            <text:p>7,498828</text:p>
          </table:table-cell>
          <table:table-cell office:value-type="float" office:value="5.034131" calcext:value-type="float">
            <text:p>5,034131</text:p>
          </table:table-cell>
        </table:table-row>
        <table:table-row table:style-name="ro1">
          <table:table-cell office:value-type="float" office:value="6.521022" calcext:value-type="float">
            <text:p>6,521022</text:p>
          </table:table-cell>
          <table:table-cell office:value-type="float" office:value="5.02007" calcext:value-type="float">
            <text:p>5,02007</text:p>
          </table:table-cell>
        </table:table-row>
        <table:table-row table:style-name="ro1">
          <table:table-cell office:value-type="float" office:value="2.106066" calcext:value-type="float">
            <text:p>2,106066</text:p>
          </table:table-cell>
          <table:table-cell office:value-type="float" office:value="8.476163" calcext:value-type="float">
            <text:p>8,476163</text:p>
          </table:table-cell>
        </table:table-row>
        <table:table-row table:style-name="ro1">
          <table:table-cell office:value-type="float" office:value="6.620619" calcext:value-type="float">
            <text:p>6,620619</text:p>
          </table:table-cell>
          <table:table-cell office:value-type="float" office:value="7.043081" calcext:value-type="float">
            <text:p>7,043081</text:p>
          </table:table-cell>
        </table:table-row>
        <table:table-row table:style-name="ro1">
          <table:table-cell office:value-type="float" office:value="0.727045" calcext:value-type="float">
            <text:p>0,727045</text:p>
          </table:table-cell>
          <table:table-cell office:value-type="float" office:value="10.446538" calcext:value-type="float">
            <text:p>10,446538</text:p>
          </table:table-cell>
        </table:table-row>
        <table:table-row table:style-name="ro1">
          <table:table-cell office:value-type="float" office:value="2.23372" calcext:value-type="float">
            <text:p>2,23372</text:p>
          </table:table-cell>
          <table:table-cell office:value-type="float" office:value="3.315095" calcext:value-type="float">
            <text:p>3,315095</text:p>
          </table:table-cell>
        </table:table-row>
        <table:table-row table:style-name="ro1">
          <table:table-cell office:value-type="float" office:value="2.076149" calcext:value-type="float">
            <text:p>2,076149</text:p>
          </table:table-cell>
          <table:table-cell office:value-type="float" office:value="3.142897" calcext:value-type="float">
            <text:p>3,142897</text:p>
          </table:table-cell>
        </table:table-row>
        <table:table-row table:style-name="ro1">
          <table:table-cell office:value-type="float" office:value="2.167344" calcext:value-type="float">
            <text:p>2,167344</text:p>
          </table:table-cell>
          <table:table-cell office:value-type="float" office:value="4.182686" calcext:value-type="float">
            <text:p>4,182686</text:p>
          </table:table-cell>
        </table:table-row>
        <table:table-row table:style-name="ro1">
          <table:table-cell office:value-type="float" office:value="2.429541" calcext:value-type="float">
            <text:p>2,429541</text:p>
          </table:table-cell>
          <table:table-cell office:value-type="float" office:value="9.371648" calcext:value-type="float">
            <text:p>9,371648</text:p>
          </table:table-cell>
        </table:table-row>
        <table:table-row table:style-name="ro1">
          <table:table-cell office:value-type="float" office:value="2.623258" calcext:value-type="float">
            <text:p>2,623258</text:p>
          </table:table-cell>
          <table:table-cell office:value-type="float" office:value="8.998164" calcext:value-type="float">
            <text:p>8,998164</text:p>
          </table:table-cell>
        </table:table-row>
        <table:table-row table:style-name="ro1">
          <table:table-cell office:value-type="float" office:value="1.200253" calcext:value-type="float">
            <text:p>1,200253</text:p>
          </table:table-cell>
          <table:table-cell office:value-type="float" office:value="9.831336" calcext:value-type="float">
            <text:p>9,831336</text:p>
          </table:table-cell>
        </table:table-row>
        <table:table-row table:style-name="ro1">
          <table:table-cell office:value-type="float" office:value="6.628412" calcext:value-type="float">
            <text:p>6,628412</text:p>
          </table:table-cell>
          <table:table-cell office:value-type="float" office:value="6.351431" calcext:value-type="float">
            <text:p>6,351431</text:p>
          </table:table-cell>
        </table:table-row>
        <table:table-row table:style-name="ro1">
          <table:table-cell office:value-type="float" office:value="1.680327" calcext:value-type="float">
            <text:p>1,680327</text:p>
          </table:table-cell>
          <table:table-cell office:value-type="float" office:value="10.127539" calcext:value-type="float">
            <text:p>10,127539</text:p>
          </table:table-cell>
        </table:table-row>
        <table:table-row table:style-name="ro1">
          <table:table-cell office:value-type="float" office:value="2.48271" calcext:value-type="float">
            <text:p>2,48271</text:p>
          </table:table-cell>
          <table:table-cell office:value-type="float" office:value="9.690168" calcext:value-type="float">
            <text:p>9,690168</text:p>
          </table:table-cell>
        </table:table-row>
        <table:table-row table:style-name="ro1">
          <table:table-cell office:value-type="float" office:value="0.88644" calcext:value-type="float">
            <text:p>0,88644</text:p>
          </table:table-cell>
          <table:table-cell office:value-type="float" office:value="9.180855" calcext:value-type="float">
            <text:p>9,180855</text:p>
          </table:table-cell>
        </table:table-row>
        <table:table-row table:style-name="ro1">
          <table:table-cell office:value-type="float" office:value="1.975513" calcext:value-type="float">
            <text:p>1,975513</text:p>
          </table:table-cell>
          <table:table-cell office:value-type="float" office:value="8.832277" calcext:value-type="float">
            <text:p>8,832277</text:p>
          </table:table-cell>
        </table:table-row>
        <table:table-row table:style-name="ro1">
          <table:table-cell office:value-type="float" office:value="6.117502" calcext:value-type="float">
            <text:p>6,117502</text:p>
          </table:table-cell>
          <table:table-cell office:value-type="float" office:value="5.190967" calcext:value-type="float">
            <text:p>5,190967</text:p>
          </table:table-cell>
        </table:table-row>
        <table:table-row table:style-name="ro1">
          <table:table-cell office:value-type="float" office:value="0.859423" calcext:value-type="float">
            <text:p>0,859423</text:p>
          </table:table-cell>
          <table:table-cell office:value-type="float" office:value="9.766855" calcext:value-type="float">
            <text:p>9,766855</text:p>
          </table:table-cell>
        </table:table-row>
        <table:table-row table:style-name="ro1">
          <table:table-cell office:value-type="float" office:value="7.177023" calcext:value-type="float">
            <text:p>7,177023</text:p>
          </table:table-cell>
          <table:table-cell office:value-type="float" office:value="6.224311" calcext:value-type="float">
            <text:p>6,224311</text:p>
          </table:table-cell>
        </table:table-row>
        <table:table-row table:style-name="ro1">
          <table:table-cell office:value-type="float" office:value="6.853536" calcext:value-type="float">
            <text:p>6,853536</text:p>
          </table:table-cell>
          <table:table-cell office:value-type="float" office:value="5.178221" calcext:value-type="float">
            <text:p>5,178221</text:p>
          </table:table-cell>
        </table:table-row>
        <table:table-row table:style-name="ro1">
          <table:table-cell office:value-type="float" office:value="1.499894" calcext:value-type="float">
            <text:p>1,499894</text:p>
          </table:table-cell>
          <table:table-cell office:value-type="float" office:value="10.241338" calcext:value-type="float">
            <text:p>10,241338</text:p>
          </table:table-cell>
        </table:table-row>
        <table:table-row table:style-name="ro1">
          <table:table-cell office:value-type="float" office:value="2.175669" calcext:value-type="float">
            <text:p>2,175669</text:p>
          </table:table-cell>
          <table:table-cell office:value-type="float" office:value="3.396872" calcext:value-type="float">
            <text:p>3,396872</text:p>
          </table:table-cell>
        </table:table-row>
        <table:table-row table:style-name="ro1">
          <table:table-cell office:value-type="float" office:value="6.505348" calcext:value-type="float">
            <text:p>6,505348</text:p>
          </table:table-cell>
          <table:table-cell office:value-type="float" office:value="5.122515" calcext:value-type="float">
            <text:p>5,122515</text:p>
          </table:table-cell>
        </table:table-row>
        <table:table-row table:style-name="ro1">
          <table:table-cell office:value-type="float" office:value="6.987702" calcext:value-type="float">
            <text:p>6,987702</text:p>
          </table:table-cell>
          <table:table-cell office:value-type="float" office:value="6.900975" calcext:value-type="float">
            <text:p>6,900975</text:p>
          </table:table-cell>
        </table:table-row>
        <table:table-row table:style-name="ro1">
          <table:table-cell office:value-type="float" office:value="6.732602" calcext:value-type="float">
            <text:p>6,732602</text:p>
          </table:table-cell>
          <table:table-cell office:value-type="float" office:value="5.764447" calcext:value-type="float">
            <text:p>5,764447</text:p>
          </table:table-cell>
        </table:table-row>
        <table:table-row table:style-name="ro1">
          <table:table-cell office:value-type="float" office:value="2.555912" calcext:value-type="float">
            <text:p>2,555912</text:p>
          </table:table-cell>
          <table:table-cell office:value-type="float" office:value="9.204089" calcext:value-type="float">
            <text:p>9,204089</text:p>
          </table:table-cell>
        </table:table-row>
        <table:table-row table:style-name="ro1">
          <table:table-cell office:value-type="float" office:value="2.68644" calcext:value-type="float">
            <text:p>2,68644</text:p>
          </table:table-cell>
          <table:table-cell office:value-type="float" office:value="2.39854" calcext:value-type="float">
            <text:p>2,39854</text:p>
          </table:table-cell>
        </table:table-row>
        <table:table-row table:style-name="ro1">
          <table:table-cell office:value-type="float" office:value="1.09366" calcext:value-type="float">
            <text:p>1,09366</text:p>
          </table:table-cell>
          <table:table-cell office:value-type="float" office:value="3.249757" calcext:value-type="float">
            <text:p>3,249757</text:p>
          </table:table-cell>
        </table:table-row>
        <table:table-row table:style-name="ro1">
          <table:table-cell office:value-type="float" office:value="7.297751" calcext:value-type="float">
            <text:p>7,297751</text:p>
          </table:table-cell>
          <table:table-cell office:value-type="float" office:value="5.754939" calcext:value-type="float">
            <text:p>5,754939</text:p>
          </table:table-cell>
        </table:table-row>
        <table:table-row table:style-name="ro1">
          <table:table-cell office:value-type="float" office:value="6.180988" calcext:value-type="float">
            <text:p>6,180988</text:p>
          </table:table-cell>
          <table:table-cell office:value-type="float" office:value="6.872117" calcext:value-type="float">
            <text:p>6,872117</text:p>
          </table:table-cell>
        </table:table-row>
        <table:table-row table:style-name="ro1">
          <table:table-cell office:value-type="float" office:value="0.992182" calcext:value-type="float">
            <text:p>0,992182</text:p>
          </table:table-cell>
          <table:table-cell office:value-type="float" office:value="9.843519" calcext:value-type="float">
            <text:p>9,843519</text:p>
          </table:table-cell>
        </table:table-row>
        <table:table-row table:style-name="ro1">
          <table:table-cell office:value-type="float" office:value="6.864955" calcext:value-type="float">
            <text:p>6,864955</text:p>
          </table:table-cell>
          <table:table-cell office:value-type="float" office:value="6.31309" calcext:value-type="float">
            <text:p>6,31309</text:p>
          </table:table-cell>
        </table:table-row>
        <table:table-row table:style-name="ro1">
          <table:table-cell office:value-type="float" office:value="2.150296" calcext:value-type="float">
            <text:p>2,150296</text:p>
          </table:table-cell>
          <table:table-cell office:value-type="float" office:value="3.394967" calcext:value-type="float">
            <text:p>3,394967</text:p>
          </table:table-cell>
        </table:table-row>
        <table:table-row table:style-name="ro1">
          <table:table-cell office:value-type="float" office:value="2.265662" calcext:value-type="float">
            <text:p>2,265662</text:p>
          </table:table-cell>
          <table:table-cell office:value-type="float" office:value="3.588346" calcext:value-type="float">
            <text:p>3,588346</text:p>
          </table:table-cell>
        </table:table-row>
        <table:table-row table:style-name="ro1">
          <table:table-cell office:value-type="float" office:value="2.291756" calcext:value-type="float">
            <text:p>2,291756</text:p>
          </table:table-cell>
          <table:table-cell office:value-type="float" office:value="3.554684" calcext:value-type="float">
            <text:p>3,554684</text:p>
          </table:table-cell>
        </table:table-row>
        <table:table-row table:style-name="ro1">
          <table:table-cell office:value-type="float" office:value="6.437397" calcext:value-type="float">
            <text:p>6,437397</text:p>
          </table:table-cell>
          <table:table-cell office:value-type="float" office:value="5.876006" calcext:value-type="float">
            <text:p>5,876006</text:p>
          </table:table-cell>
        </table:table-row>
        <table:table-row table:style-name="ro1">
          <table:table-cell office:value-type="float" office:value="1.28893" calcext:value-type="float">
            <text:p>1,28893</text:p>
          </table:table-cell>
          <table:table-cell office:value-type="float" office:value="3.440102" calcext:value-type="float">
            <text:p>3,440102</text:p>
          </table:table-cell>
        </table:table-row>
        <table:table-row table:style-name="ro1">
          <table:table-cell office:value-type="float" office:value="7.499338" calcext:value-type="float">
            <text:p>7,499338</text:p>
          </table:table-cell>
          <table:table-cell office:value-type="float" office:value="6.167858" calcext:value-type="float">
            <text:p>6,167858</text:p>
          </table:table-cell>
        </table:table-row>
        <table:table-row table:style-name="ro1">
          <table:table-cell office:value-type="float" office:value="2.231907" calcext:value-type="float">
            <text:p>2,231907</text:p>
          </table:table-cell>
          <table:table-cell office:value-type="float" office:value="10.050114" calcext:value-type="float">
            <text:p>10,050114</text:p>
          </table:table-cell>
        </table:table-row>
        <table:table-row table:style-name="ro1">
          <table:table-cell office:value-type="float" office:value="2.013322" calcext:value-type="float">
            <text:p>2,013322</text:p>
          </table:table-cell>
          <table:table-cell office:value-type="float" office:value="3.964196" calcext:value-type="float">
            <text:p>3,964196</text:p>
          </table:table-cell>
        </table:table-row>
        <table:table-row table:style-name="ro1">
          <table:table-cell office:value-type="float" office:value="1.497039" calcext:value-type="float">
            <text:p>1,497039</text:p>
          </table:table-cell>
          <table:table-cell office:value-type="float" office:value="3.535342" calcext:value-type="float">
            <text:p>3,535342</text:p>
          </table:table-cell>
        </table:table-row>
        <table:table-row table:style-name="ro1">
          <table:table-cell office:value-type="float" office:value="6.315446" calcext:value-type="float">
            <text:p>6,315446</text:p>
          </table:table-cell>
          <table:table-cell office:value-type="float" office:value="5.797218" calcext:value-type="float">
            <text:p>5,797218</text:p>
          </table:table-cell>
        </table:table-row>
        <table:table-row table:style-name="ro1">
          <table:table-cell office:value-type="float" office:value="1.01843" calcext:value-type="float">
            <text:p>1,01843</text:p>
          </table:table-cell>
          <table:table-cell office:value-type="float" office:value="3.123099" calcext:value-type="float">
            <text:p>3,123099</text:p>
          </table:table-cell>
        </table:table-row>
        <table:table-row table:style-name="ro1">
          <table:table-cell office:value-type="float" office:value="5.810968" calcext:value-type="float">
            <text:p>5,810968</text:p>
          </table:table-cell>
          <table:table-cell office:value-type="float" office:value="5.250859" calcext:value-type="float">
            <text:p>5,250859</text:p>
          </table:table-cell>
        </table:table-row>
        <table:table-row table:style-name="ro1">
          <table:table-cell office:value-type="float" office:value="6.612577" calcext:value-type="float">
            <text:p>6,612577</text:p>
          </table:table-cell>
          <table:table-cell office:value-type="float" office:value="6.256379" calcext:value-type="float">
            <text:p>6,256379</text:p>
          </table:table-cell>
        </table:table-row>
        <table:table-row table:style-name="ro1">
          <table:table-cell office:value-type="float" office:value="2.521312" calcext:value-type="float">
            <text:p>2,521312</text:p>
          </table:table-cell>
          <table:table-cell office:value-type="float" office:value="10.07852" calcext:value-type="float">
            <text:p>10,07852</text:p>
          </table:table-cell>
        </table:table-row>
        <table:table-row table:style-name="ro1">
          <table:table-cell office:value-type="float" office:value="1.2606" calcext:value-type="float">
            <text:p>1,2606</text:p>
          </table:table-cell>
          <table:table-cell office:value-type="float" office:value="8.862639" calcext:value-type="float">
            <text:p>8,862639</text:p>
          </table:table-cell>
        </table:table-row>
        <table:table-row table:style-name="ro1">
          <table:table-cell office:value-type="float" office:value="6.995719" calcext:value-type="float">
            <text:p>6,995719</text:p>
          </table:table-cell>
          <table:table-cell office:value-type="float" office:value="5.891793" calcext:value-type="float">
            <text:p>5,891793</text:p>
          </table:table-cell>
        </table:table-row>
        <table:table-row table:style-name="ro1">
          <table:table-cell office:value-type="float" office:value="0.947741" calcext:value-type="float">
            <text:p>0,947741</text:p>
          </table:table-cell>
          <table:table-cell office:value-type="float" office:value="9.392047" calcext:value-type="float">
            <text:p>9,392047</text:p>
          </table:table-cell>
        </table:table-row>
        <table:table-row table:style-name="ro1">
          <table:table-cell office:value-type="float" office:value="1.624948" calcext:value-type="float">
            <text:p>1,624948</text:p>
          </table:table-cell>
          <table:table-cell office:value-type="float" office:value="8.84832" calcext:value-type="float">
            <text:p>8,84832</text:p>
          </table:table-cell>
        </table:table-row>
        <table:table-row table:style-name="ro1">
          <table:table-cell office:value-type="float" office:value="2.383144" calcext:value-type="float">
            <text:p>2,383144</text:p>
          </table:table-cell>
          <table:table-cell office:value-type="float" office:value="4.507519" calcext:value-type="float">
            <text:p>4,507519</text:p>
          </table:table-cell>
        </table:table-row>
        <table:table-row table:style-name="ro1">
          <table:table-cell office:value-type="float" office:value="2.399716" calcext:value-type="float">
            <text:p>2,399716</text:p>
          </table:table-cell>
          <table:table-cell office:value-type="float" office:value="8.827128" calcext:value-type="float">
            <text:p>8,827128</text:p>
          </table:table-cell>
        </table:table-row>
        <table:table-row table:style-name="ro1">
          <table:table-cell office:value-type="float" office:value="1.769743" calcext:value-type="float">
            <text:p>1,769743</text:p>
          </table:table-cell>
          <table:table-cell office:value-type="float" office:value="9.559712" calcext:value-type="float">
            <text:p>9,559712</text:p>
          </table:table-cell>
        </table:table-row>
        <table:table-row table:style-name="ro1">
          <table:table-cell office:value-type="float" office:value="5.930597" calcext:value-type="float">
            <text:p>5,930597</text:p>
          </table:table-cell>
          <table:table-cell office:value-type="float" office:value="5.909641" calcext:value-type="float">
            <text:p>5,909641</text:p>
          </table:table-cell>
        </table:table-row>
        <table:table-row table:style-name="ro1">
          <table:table-cell office:value-type="float" office:value="0.416123" calcext:value-type="float">
            <text:p>0,416123</text:p>
          </table:table-cell>
          <table:table-cell office:value-type="float" office:value="8.20889" calcext:value-type="float">
            <text:p>8,20889</text:p>
          </table:table-cell>
        </table:table-row>
        <table:table-row table:style-name="ro1">
          <table:table-cell office:value-type="float" office:value="2.901981" calcext:value-type="float">
            <text:p>2,901981</text:p>
          </table:table-cell>
          <table:table-cell office:value-type="float" office:value="3.561592" calcext:value-type="float">
            <text:p>3,561592</text:p>
          </table:table-cell>
        </table:table-row>
        <table:table-row table:style-name="ro1">
          <table:table-cell office:value-type="float" office:value="0.448294" calcext:value-type="float">
            <text:p>0,448294</text:p>
          </table:table-cell>
          <table:table-cell office:value-type="float" office:value="9.99066" calcext:value-type="float">
            <text:p>9,99066</text:p>
          </table:table-cell>
        </table:table-row>
        <table:table-row table:style-name="ro1">
          <table:table-cell office:value-type="float" office:value="0.826329" calcext:value-type="float">
            <text:p>0,826329</text:p>
          </table:table-cell>
          <table:table-cell office:value-type="float" office:value="2.827219" calcext:value-type="float">
            <text:p>2,827219</text:p>
          </table:table-cell>
        </table:table-row>
        <table:table-row table:style-name="ro1">
          <table:table-cell office:value-type="float" office:value="1.164372" calcext:value-type="float">
            <text:p>1,164372</text:p>
          </table:table-cell>
          <table:table-cell office:value-type="float" office:value="3.366157" calcext:value-type="float">
            <text:p>3,366157</text:p>
          </table:table-cell>
        </table:table-row>
        <table:table-row table:style-name="ro1">
          <table:table-cell office:value-type="float" office:value="6.871911" calcext:value-type="float">
            <text:p>6,871911</text:p>
          </table:table-cell>
          <table:table-cell office:value-type="float" office:value="6.258914" calcext:value-type="float">
            <text:p>6,258914</text:p>
          </table:table-cell>
        </table:table-row>
        <table:table-row table:style-name="ro1">
          <table:table-cell office:value-type="float" office:value="1.426355" calcext:value-type="float">
            <text:p>1,426355</text:p>
          </table:table-cell>
          <table:table-cell office:value-type="float" office:value="3.406583" calcext:value-type="float">
            <text:p>3,406583</text:p>
          </table:table-cell>
        </table:table-row>
        <table:table-row table:style-name="ro1">
          <table:table-cell office:value-type="float" office:value="2.280608" calcext:value-type="float">
            <text:p>2,280608</text:p>
          </table:table-cell>
          <table:table-cell office:value-type="float" office:value="8.521078" calcext:value-type="float">
            <text:p>8,521078</text:p>
          </table:table-cell>
        </table:table-row>
        <table:table-row table:style-name="ro1">
          <table:table-cell office:value-type="float" office:value="1.603878" calcext:value-type="float">
            <text:p>1,603878</text:p>
          </table:table-cell>
          <table:table-cell office:value-type="float" office:value="8.7958" calcext:value-type="float">
            <text:p>8,7958</text:p>
          </table:table-cell>
        </table:table-row>
        <table:table-row table:style-name="ro1">
          <table:table-cell office:value-type="float" office:value="6.96457" calcext:value-type="float">
            <text:p>6,96457</text:p>
          </table:table-cell>
          <table:table-cell office:value-type="float" office:value="5.65692" calcext:value-type="float">
            <text:p>5,65692</text:p>
          </table:table-cell>
        </table:table-row>
        <table:table-row table:style-name="ro1">
          <table:table-cell office:value-type="float" office:value="2.267024" calcext:value-type="float">
            <text:p>2,267024</text:p>
          </table:table-cell>
          <table:table-cell office:value-type="float" office:value="3.323491" calcext:value-type="float">
            <text:p>3,323491</text:p>
          </table:table-cell>
        </table:table-row>
        <table:table-row table:style-name="ro1">
          <table:table-cell office:value-type="float" office:value="6.745379" calcext:value-type="float">
            <text:p>6,745379</text:p>
          </table:table-cell>
          <table:table-cell office:value-type="float" office:value="5.758767" calcext:value-type="float">
            <text:p>5,758767</text:p>
          </table:table-cell>
        </table:table-row>
        <table:table-row table:style-name="ro1">
          <table:table-cell office:value-type="float" office:value="1.791092" calcext:value-type="float">
            <text:p>1,791092</text:p>
          </table:table-cell>
          <table:table-cell office:value-type="float" office:value="4.000749" calcext:value-type="float">
            <text:p>4,000749</text:p>
          </table:table-cell>
        </table:table-row>
        <table:table-row table:style-name="ro1">
          <table:table-cell office:value-type="float" office:value="1.799081" calcext:value-type="float">
            <text:p>1,799081</text:p>
          </table:table-cell>
          <table:table-cell office:value-type="float" office:value="2.887888" calcext:value-type="float">
            <text:p>2,887888</text:p>
          </table:table-cell>
        </table:table-row>
        <table:table-row table:style-name="ro1">
          <table:table-cell office:value-type="float" office:value="7.406813" calcext:value-type="float">
            <text:p>7,406813</text:p>
          </table:table-cell>
          <table:table-cell office:value-type="float" office:value="5.951767" calcext:value-type="float">
            <text:p>5,951767</text:p>
          </table:table-cell>
        </table:table-row>
        <table:table-row table:style-name="ro1">
          <table:table-cell office:value-type="float" office:value="6.05749" calcext:value-type="float">
            <text:p>6,05749</text:p>
          </table:table-cell>
          <table:table-cell office:value-type="float" office:value="5.257787" calcext:value-type="float">
            <text:p>5,257787</text:p>
          </table:table-cell>
        </table:table-row>
        <table:table-row table:style-name="ro1">
          <table:table-cell office:value-type="float" office:value="2.584854" calcext:value-type="float">
            <text:p>2,584854</text:p>
          </table:table-cell>
          <table:table-cell office:value-type="float" office:value="10.239126" calcext:value-type="float">
            <text:p>10,239126</text:p>
          </table:table-cell>
        </table:table-row>
        <table:table-row table:style-name="ro1">
          <table:table-cell office:value-type="float" office:value="6.199406" calcext:value-type="float">
            <text:p>6,199406</text:p>
          </table:table-cell>
          <table:table-cell office:value-type="float" office:value="5.871795" calcext:value-type="float">
            <text:p>5,871795</text:p>
          </table:table-cell>
        </table:table-row>
        <table:table-row table:style-name="ro1">
          <table:table-cell office:value-type="float" office:value="6.809291" calcext:value-type="float">
            <text:p>6,809291</text:p>
          </table:table-cell>
          <table:table-cell office:value-type="float" office:value="6.04121" calcext:value-type="float">
            <text:p>6,04121</text:p>
          </table:table-cell>
        </table:table-row>
        <table:table-row table:style-name="ro1">
          <table:table-cell office:value-type="float" office:value="7.446037" calcext:value-type="float">
            <text:p>7,446037</text:p>
          </table:table-cell>
          <table:table-cell office:value-type="float" office:value="5.330851" calcext:value-type="float">
            <text:p>5,330851</text:p>
          </table:table-cell>
        </table:table-row>
        <table:table-row table:style-name="ro1">
          <table:table-cell office:value-type="float" office:value="2.018631" calcext:value-type="float">
            <text:p>2,018631</text:p>
          </table:table-cell>
          <table:table-cell office:value-type="float" office:value="3.561948" calcext:value-type="float">
            <text:p>3,561948</text:p>
          </table:table-cell>
        </table:table-row>
        <table:table-row table:style-name="ro1">
          <table:table-cell office:value-type="float" office:value="6.722954" calcext:value-type="float">
            <text:p>6,722954</text:p>
          </table:table-cell>
          <table:table-cell office:value-type="float" office:value="5.293001" calcext:value-type="float">
            <text:p>5,293001</text:p>
          </table:table-cell>
        </table:table-row>
        <table:table-row table:style-name="ro1">
          <table:table-cell office:value-type="float" office:value="2.556816" calcext:value-type="float">
            <text:p>2,556816</text:p>
          </table:table-cell>
          <table:table-cell office:value-type="float" office:value="8.271234" calcext:value-type="float">
            <text:p>8,271234</text:p>
          </table:table-cell>
        </table:table-row>
        <table:table-row table:style-name="ro1">
          <table:table-cell office:value-type="float" office:value="7.299217" calcext:value-type="float">
            <text:p>7,299217</text:p>
          </table:table-cell>
          <table:table-cell office:value-type="float" office:value="5.759716" calcext:value-type="float">
            <text:p>5,759716</text:p>
          </table:table-cell>
        </table:table-row>
        <table:table-row table:style-name="ro1">
          <table:table-cell office:value-type="float" office:value="7.318238" calcext:value-type="float">
            <text:p>7,318238</text:p>
          </table:table-cell>
          <table:table-cell office:value-type="float" office:value="7.328076" calcext:value-type="float">
            <text:p>7,328076</text:p>
          </table:table-cell>
        </table:table-row>
        <table:table-row table:style-name="ro1">
          <table:table-cell office:value-type="float" office:value="6.06199" calcext:value-type="float">
            <text:p>6,06199</text:p>
          </table:table-cell>
          <table:table-cell office:value-type="float" office:value="5.924843" calcext:value-type="float">
            <text:p>5,924843</text:p>
          </table:table-cell>
        </table:table-row>
        <table:table-row table:style-name="ro1">
          <table:table-cell office:value-type="float" office:value="5.613607" calcext:value-type="float">
            <text:p>5,613607</text:p>
          </table:table-cell>
          <table:table-cell office:value-type="float" office:value="5.590846" calcext:value-type="float">
            <text:p>5,590846</text:p>
          </table:table-cell>
        </table:table-row>
        <table:table-row table:style-name="ro1">
          <table:table-cell office:value-type="float" office:value="2.301509" calcext:value-type="float">
            <text:p>2,301509</text:p>
          </table:table-cell>
          <table:table-cell office:value-type="float" office:value="8.825247" calcext:value-type="float">
            <text:p>8,825247</text:p>
          </table:table-cell>
        </table:table-row>
        <table:table-row table:style-name="ro1">
          <table:table-cell office:value-type="float" office:value="1.580165" calcext:value-type="float">
            <text:p>1,580165</text:p>
          </table:table-cell>
          <table:table-cell office:value-type="float" office:value="3.622949" calcext:value-type="float">
            <text:p>3,622949</text:p>
          </table:table-cell>
        </table:table-row>
        <table:table-row table:style-name="ro1">
          <table:table-cell office:value-type="float" office:value="3.061979" calcext:value-type="float">
            <text:p>3,061979</text:p>
          </table:table-cell>
          <table:table-cell office:value-type="float" office:value="4.213002" calcext:value-type="float">
            <text:p>4,213002</text:p>
          </table:table-cell>
        </table:table-row>
        <table:table-row table:style-name="ro1">
          <table:table-cell office:value-type="float" office:value="1.392707" calcext:value-type="float">
            <text:p>1,392707</text:p>
          </table:table-cell>
          <table:table-cell office:value-type="float" office:value="9.826083" calcext:value-type="float">
            <text:p>9,826083</text:p>
          </table:table-cell>
        </table:table-row>
        <table:table-row table:style-name="ro1">
          <table:table-cell office:value-type="float" office:value="2.39935" calcext:value-type="float">
            <text:p>2,39935</text:p>
          </table:table-cell>
          <table:table-cell office:value-type="float" office:value="9.145804" calcext:value-type="float">
            <text:p>9,145804</text:p>
          </table:table-cell>
        </table:table-row>
        <table:table-row table:style-name="ro1">
          <table:table-cell office:value-type="float" office:value="1.179674" calcext:value-type="float">
            <text:p>1,179674</text:p>
          </table:table-cell>
          <table:table-cell office:value-type="float" office:value="3.235604" calcext:value-type="float">
            <text:p>3,235604</text:p>
          </table:table-cell>
        </table:table-row>
        <table:table-row table:style-name="ro1">
          <table:table-cell office:value-type="float" office:value="3.33013" calcext:value-type="float">
            <text:p>3,33013</text:p>
          </table:table-cell>
          <table:table-cell office:value-type="float" office:value="3.613411" calcext:value-type="float">
            <text:p>3,613411</text:p>
          </table:table-cell>
        </table:table-row>
        <table:table-row table:style-name="ro1">
          <table:table-cell office:value-type="float" office:value="5.97444" calcext:value-type="float">
            <text:p>5,97444</text:p>
          </table:table-cell>
          <table:table-cell office:value-type="float" office:value="5.98874" calcext:value-type="float">
            <text:p>5,98874</text:p>
          </table:table-cell>
        </table:table-row>
        <table:table-row table:style-name="ro1">
          <table:table-cell office:value-type="float" office:value="2.241936" calcext:value-type="float">
            <text:p>2,241936</text:p>
          </table:table-cell>
          <table:table-cell office:value-type="float" office:value="8.792962" calcext:value-type="float">
            <text:p>8,792962</text:p>
          </table:table-cell>
        </table:table-row>
        <table:table-row table:style-name="ro1">
          <table:table-cell office:value-type="float" office:value="1.975193" calcext:value-type="float">
            <text:p>1,975193</text:p>
          </table:table-cell>
          <table:table-cell office:value-type="float" office:value="3.176048" calcext:value-type="float">
            <text:p>3,176048</text:p>
          </table:table-cell>
        </table:table-row>
        <table:table-row table:style-name="ro1">
          <table:table-cell office:value-type="float" office:value="1.416622" calcext:value-type="float">
            <text:p>1,416622</text:p>
          </table:table-cell>
          <table:table-cell office:value-type="float" office:value="10.581073" calcext:value-type="float">
            <text:p>10,581073</text:p>
          </table:table-cell>
        </table:table-row>
        <table:table-row table:style-name="ro1">
          <table:table-cell office:value-type="float" office:value="6.97056" calcext:value-type="float">
            <text:p>6,97056</text:p>
          </table:table-cell>
          <table:table-cell office:value-type="float" office:value="6.073921" calcext:value-type="float">
            <text:p>6,073921</text:p>
          </table:table-cell>
        </table:table-row>
        <table:table-row table:style-name="ro1">
          <table:table-cell office:value-type="float" office:value="1.992085" calcext:value-type="float">
            <text:p>1,992085</text:p>
          </table:table-cell>
          <table:table-cell office:value-type="float" office:value="3.804119" calcext:value-type="float">
            <text:p>3,804119</text:p>
          </table:table-cell>
        </table:table-row>
        <table:table-row table:style-name="ro1">
          <table:table-cell office:value-type="float" office:value="1.945111" calcext:value-type="float">
            <text:p>1,945111</text:p>
          </table:table-cell>
          <table:table-cell office:value-type="float" office:value="8.24654" calcext:value-type="float">
            <text:p>8,24654</text:p>
          </table:table-cell>
        </table:table-row>
        <table:table-row table:style-name="ro1">
          <table:table-cell office:value-type="float" office:value="1.444443" calcext:value-type="float">
            <text:p>1,444443</text:p>
          </table:table-cell>
          <table:table-cell office:value-type="float" office:value="4.248372" calcext:value-type="float">
            <text:p>4,248372</text:p>
          </table:table-cell>
        </table:table-row>
        <table:table-row table:style-name="ro1">
          <table:table-cell office:value-type="float" office:value="1.558652" calcext:value-type="float">
            <text:p>1,558652</text:p>
          </table:table-cell>
          <table:table-cell office:value-type="float" office:value="10.089058" calcext:value-type="float">
            <text:p>10,089058</text:p>
          </table:table-cell>
        </table:table-row>
        <table:table-row table:style-name="ro1">
          <table:table-cell office:value-type="float" office:value="3.104131" calcext:value-type="float">
            <text:p>3,104131</text:p>
          </table:table-cell>
          <table:table-cell office:value-type="float" office:value="3.931701" calcext:value-type="float">
            <text:p>3,931701</text:p>
          </table:table-cell>
        </table:table-row>
        <table:table-row table:style-name="ro1">
          <table:table-cell office:value-type="float" office:value="6.052798" calcext:value-type="float">
            <text:p>6,052798</text:p>
          </table:table-cell>
          <table:table-cell office:value-type="float" office:value="4.906641" calcext:value-type="float">
            <text:p>4,906641</text:p>
          </table:table-cell>
        </table:table-row>
        <table:table-row table:style-name="ro1">
          <table:table-cell office:value-type="float" office:value="1.743986" calcext:value-type="float">
            <text:p>1,743986</text:p>
          </table:table-cell>
          <table:table-cell office:value-type="float" office:value="3.568549" calcext:value-type="float">
            <text:p>3,568549</text:p>
          </table:table-cell>
        </table:table-row>
        <table:table-row table:style-name="ro1">
          <table:table-cell office:value-type="float" office:value="6.912238" calcext:value-type="float">
            <text:p>6,912238</text:p>
          </table:table-cell>
          <table:table-cell office:value-type="float" office:value="6.045113" calcext:value-type="float">
            <text:p>6,045113</text:p>
          </table:table-cell>
        </table:table-row>
        <table:table-row table:style-name="ro1">
          <table:table-cell office:value-type="float" office:value="1.149288" calcext:value-type="float">
            <text:p>1,149288</text:p>
          </table:table-cell>
          <table:table-cell office:value-type="float" office:value="8.840432" calcext:value-type="float">
            <text:p>8,840432</text:p>
          </table:table-cell>
        </table:table-row>
        <table:table-row table:style-name="ro1">
          <table:table-cell office:value-type="float" office:value="1.47903" calcext:value-type="float">
            <text:p>1,47903</text:p>
          </table:table-cell>
          <table:table-cell office:value-type="float" office:value="9.183" calcext:value-type="float">
            <text:p>9,183</text:p>
          </table:table-cell>
        </table:table-row>
        <table:table-row table:style-name="ro1">
          <table:table-cell office:value-type="float" office:value="6.685433" calcext:value-type="float">
            <text:p>6,685433</text:p>
          </table:table-cell>
          <table:table-cell office:value-type="float" office:value="5.761184" calcext:value-type="float">
            <text:p>5,761184</text:p>
          </table:table-cell>
        </table:table-row>
        <table:table-row table:style-name="ro1">
          <table:table-cell office:value-type="float" office:value="2.53856" calcext:value-type="float">
            <text:p>2,53856</text:p>
          </table:table-cell>
          <table:table-cell office:value-type="float" office:value="8.676401" calcext:value-type="float">
            <text:p>8,676401</text:p>
          </table:table-cell>
        </table:table-row>
        <table:table-row table:style-name="ro1">
          <table:table-cell office:value-type="float" office:value="1.869451" calcext:value-type="float">
            <text:p>1,869451</text:p>
          </table:table-cell>
          <table:table-cell office:value-type="float" office:value="3.123847" calcext:value-type="float">
            <text:p>3,123847</text:p>
          </table:table-cell>
        </table:table-row>
        <table:table-row table:style-name="ro1">
          <table:table-cell office:value-type="float" office:value="2.549268" calcext:value-type="float">
            <text:p>2,549268</text:p>
          </table:table-cell>
          <table:table-cell office:value-type="float" office:value="2.431456" calcext:value-type="float">
            <text:p>2,431456</text:p>
          </table:table-cell>
        </table:table-row>
        <table:table-row table:style-name="ro1">
          <table:table-cell office:value-type="float" office:value="2.179261" calcext:value-type="float">
            <text:p>2,179261</text:p>
          </table:table-cell>
          <table:table-cell office:value-type="float" office:value="8.578929" calcext:value-type="float">
            <text:p>8,578929</text:p>
          </table:table-cell>
        </table:table-row>
        <table:table-row table:style-name="ro1">
          <table:table-cell office:value-type="float" office:value="2.36444" calcext:value-type="float">
            <text:p>2,36444</text:p>
          </table:table-cell>
          <table:table-cell office:value-type="float" office:value="3.942796" calcext:value-type="float">
            <text:p>3,942796</text:p>
          </table:table-cell>
        </table:table-row>
        <table:table-row table:style-name="ro1">
          <table:table-cell office:value-type="float" office:value="6.264287" calcext:value-type="float">
            <text:p>6,264287</text:p>
          </table:table-cell>
          <table:table-cell office:value-type="float" office:value="4.853596" calcext:value-type="float">
            <text:p>4,853596</text:p>
          </table:table-cell>
        </table:table-row>
        <table:table-row table:style-name="ro1">
          <table:table-cell office:value-type="float" office:value="2.532482" calcext:value-type="float">
            <text:p>2,532482</text:p>
          </table:table-cell>
          <table:table-cell office:value-type="float" office:value="9.361861" calcext:value-type="float">
            <text:p>9,361861</text:p>
          </table:table-cell>
        </table:table-row>
        <table:table-row table:style-name="ro1">
          <table:table-cell office:value-type="float" office:value="5.914419" calcext:value-type="float">
            <text:p>5,914419</text:p>
          </table:table-cell>
          <table:table-cell office:value-type="float" office:value="6.424097" calcext:value-type="float">
            <text:p>6,424097</text:p>
          </table:table-cell>
        </table:table-row>
        <table:table-row table:style-name="ro1">
          <table:table-cell office:value-type="float" office:value="1.770502" calcext:value-type="float">
            <text:p>1,770502</text:p>
          </table:table-cell>
          <table:table-cell office:value-type="float" office:value="2.784643" calcext:value-type="float">
            <text:p>2,784643</text:p>
          </table:table-cell>
        </table:table-row>
        <table:table-row table:style-name="ro1">
          <table:table-cell office:value-type="float" office:value="6.033119" calcext:value-type="float">
            <text:p>6,033119</text:p>
          </table:table-cell>
          <table:table-cell office:value-type="float" office:value="5.000089" calcext:value-type="float">
            <text:p>5,000089</text:p>
          </table:table-cell>
        </table:table-row>
        <table:table-row table:style-name="ro1">
          <table:table-cell office:value-type="float" office:value="1.769497" calcext:value-type="float">
            <text:p>1,769497</text:p>
          </table:table-cell>
          <table:table-cell office:value-type="float" office:value="3.988297" calcext:value-type="float">
            <text:p>3,988297</text:p>
          </table:table-cell>
        </table:table-row>
        <table:table-row table:style-name="ro1">
          <table:table-cell office:value-type="float" office:value="2.338119" calcext:value-type="float">
            <text:p>2,338119</text:p>
          </table:table-cell>
          <table:table-cell office:value-type="float" office:value="4.195984" calcext:value-type="float">
            <text:p>4,195984</text:p>
          </table:table-cell>
        </table:table-row>
        <table:table-row table:style-name="ro1">
          <table:table-cell office:value-type="float" office:value="1.847247" calcext:value-type="float">
            <text:p>1,847247</text:p>
          </table:table-cell>
          <table:table-cell office:value-type="float" office:value="8.984846" calcext:value-type="float">
            <text:p>8,984846</text:p>
          </table:table-cell>
        </table:table-row>
        <table:table-row table:style-name="ro1">
          <table:table-cell office:value-type="float" office:value="2.571806" calcext:value-type="float">
            <text:p>2,571806</text:p>
          </table:table-cell>
          <table:table-cell office:value-type="float" office:value="8.840472" calcext:value-type="float">
            <text:p>8,840472</text:p>
          </table:table-cell>
        </table:table-row>
        <table:table-row table:style-name="ro1">
          <table:table-cell office:value-type="float" office:value="7.069094" calcext:value-type="float">
            <text:p>7,069094</text:p>
          </table:table-cell>
          <table:table-cell office:value-type="float" office:value="5.508249" calcext:value-type="float">
            <text:p>5,508249</text:p>
          </table:table-cell>
        </table:table-row>
        <table:table-row table:style-name="ro1">
          <table:table-cell office:value-type="float" office:value="1.966333" calcext:value-type="float">
            <text:p>1,966333</text:p>
          </table:table-cell>
          <table:table-cell office:value-type="float" office:value="9.250993" calcext:value-type="float">
            <text:p>9,250993</text:p>
          </table:table-cell>
        </table:table-row>
        <table:table-row table:style-name="ro1">
          <table:table-cell office:value-type="float" office:value="6.434912" calcext:value-type="float">
            <text:p>6,434912</text:p>
          </table:table-cell>
          <table:table-cell office:value-type="float" office:value="6.841748" calcext:value-type="float">
            <text:p>6,841748</text:p>
          </table:table-cell>
        </table:table-row>
        <table:table-row table:style-name="ro1">
          <table:table-cell office:value-type="float" office:value="2.539173" calcext:value-type="float">
            <text:p>2,539173</text:p>
          </table:table-cell>
          <table:table-cell office:value-type="float" office:value="3.456823" calcext:value-type="float">
            <text:p>3,456823</text:p>
          </table:table-cell>
        </table:table-row>
        <table:table-row table:style-name="ro1">
          <table:table-cell office:value-type="float" office:value="2.781189" calcext:value-type="float">
            <text:p>2,781189</text:p>
          </table:table-cell>
          <table:table-cell office:value-type="float" office:value="2.778179" calcext:value-type="float">
            <text:p>2,778179</text:p>
          </table:table-cell>
        </table:table-row>
        <table:table-row table:style-name="ro1">
          <table:table-cell office:value-type="float" office:value="7.501765" calcext:value-type="float">
            <text:p>7,501765</text:p>
          </table:table-cell>
          <table:table-cell office:value-type="float" office:value="6.143683" calcext:value-type="float">
            <text:p>6,143683</text:p>
          </table:table-cell>
        </table:table-row>
        <table:table-row table:style-name="ro1">
          <table:table-cell office:value-type="float" office:value="2.049799" calcext:value-type="float">
            <text:p>2,049799</text:p>
          </table:table-cell>
          <table:table-cell office:value-type="float" office:value="9.318665" calcext:value-type="float">
            <text:p>9,318665</text:p>
          </table:table-cell>
        </table:table-row>
        <table:table-row table:style-name="ro1">
          <table:table-cell office:value-type="float" office:value="1.744032" calcext:value-type="float">
            <text:p>1,744032</text:p>
          </table:table-cell>
          <table:table-cell office:value-type="float" office:value="8.853278" calcext:value-type="float">
            <text:p>8,853278</text:p>
          </table:table-cell>
        </table:table-row>
        <table:table-row table:style-name="ro1">
          <table:table-cell office:value-type="float" office:value="6.648839" calcext:value-type="float">
            <text:p>6,648839</text:p>
          </table:table-cell>
          <table:table-cell office:value-type="float" office:value="6.074541" calcext:value-type="float">
            <text:p>6,074541</text:p>
          </table:table-cell>
        </table:table-row>
        <table:table-row table:style-name="ro1">
          <table:table-cell office:value-type="float" office:value="2.250868" calcext:value-type="float">
            <text:p>2,250868</text:p>
          </table:table-cell>
          <table:table-cell office:value-type="float" office:value="3.413667" calcext:value-type="float">
            <text:p>3,413667</text:p>
          </table:table-cell>
        </table:table-row>
        <table:table-row table:style-name="ro1">
          <table:table-cell office:value-type="float" office:value="1.377508" calcext:value-type="float">
            <text:p>1,377508</text:p>
          </table:table-cell>
          <table:table-cell office:value-type="float" office:value="9.156555" calcext:value-type="float">
            <text:p>9,156555</text:p>
          </table:table-cell>
        </table:table-row>
        <table:table-row table:style-name="ro1">
          <table:table-cell office:value-type="float" office:value="6.495662" calcext:value-type="float">
            <text:p>6,495662</text:p>
          </table:table-cell>
          <table:table-cell office:value-type="float" office:value="5.873745" calcext:value-type="float">
            <text:p>5,873745</text:p>
          </table:table-cell>
        </table:table-row>
        <table:table-row table:style-name="ro1">
          <table:table-cell office:value-type="float" office:value="7.371178" calcext:value-type="float">
            <text:p>7,371178</text:p>
          </table:table-cell>
          <table:table-cell office:value-type="float" office:value="6.558899" calcext:value-type="float">
            <text:p>6,558899</text:p>
          </table:table-cell>
        </table:table-row>
        <table:table-row table:style-name="ro1">
          <table:table-cell office:value-type="float" office:value="1.167521" calcext:value-type="float">
            <text:p>1,167521</text:p>
          </table:table-cell>
          <table:table-cell office:value-type="float" office:value="2.79172" calcext:value-type="float">
            <text:p>2,79172</text:p>
          </table:table-cell>
        </table:table-row>
        <table:table-row table:style-name="ro1">
          <table:table-cell office:value-type="float" office:value="7.34967" calcext:value-type="float">
            <text:p>7,34967</text:p>
          </table:table-cell>
          <table:table-cell office:value-type="float" office:value="5.585167" calcext:value-type="float">
            <text:p>5,585167</text:p>
          </table:table-cell>
        </table:table-row>
        <table:table-row table:style-name="ro1">
          <table:table-cell office:value-type="float" office:value="2.146453" calcext:value-type="float">
            <text:p>2,146453</text:p>
          </table:table-cell>
          <table:table-cell office:value-type="float" office:value="8.746753" calcext:value-type="float">
            <text:p>8,746753</text:p>
          </table:table-cell>
        </table:table-row>
        <table:table-row table:style-name="ro1">
          <table:table-cell office:value-type="float" office:value="1.420611" calcext:value-type="float">
            <text:p>1,420611</text:p>
          </table:table-cell>
          <table:table-cell office:value-type="float" office:value="9.251821" calcext:value-type="float">
            <text:p>9,251821</text:p>
          </table:table-cell>
        </table:table-row>
        <table:table-row table:style-name="ro1">
          <table:table-cell office:value-type="float" office:value="1.871009" calcext:value-type="float">
            <text:p>1,871009</text:p>
          </table:table-cell>
          <table:table-cell office:value-type="float" office:value="9.248148" calcext:value-type="float">
            <text:p>9,248148</text:p>
          </table:table-cell>
        </table:table-row>
        <table:table-row table:style-name="ro1">
          <table:table-cell office:value-type="float" office:value="1.807261" calcext:value-type="float">
            <text:p>1,807261</text:p>
          </table:table-cell>
          <table:table-cell office:value-type="float" office:value="9.051042" calcext:value-type="float">
            <text:p>9,051042</text:p>
          </table:table-cell>
        </table:table-row>
        <table:table-row table:style-name="ro1">
          <table:table-cell office:value-type="float" office:value="1.409431" calcext:value-type="float">
            <text:p>1,409431</text:p>
          </table:table-cell>
          <table:table-cell office:value-type="float" office:value="9.968074" calcext:value-type="float">
            <text:p>9,968074</text:p>
          </table:table-cell>
        </table:table-row>
        <table:table-row table:style-name="ro1">
          <table:table-cell office:value-type="float" office:value="0.927912" calcext:value-type="float">
            <text:p>0,927912</text:p>
          </table:table-cell>
          <table:table-cell office:value-type="float" office:value="7.924443" calcext:value-type="float">
            <text:p>7,924443</text:p>
          </table:table-cell>
        </table:table-row>
        <table:table-row table:style-name="ro1">
          <table:table-cell office:value-type="float" office:value="6.356262" calcext:value-type="float">
            <text:p>6,356262</text:p>
          </table:table-cell>
          <table:table-cell office:value-type="float" office:value="5.339714" calcext:value-type="float">
            <text:p>5,339714</text:p>
          </table:table-cell>
        </table:table-row>
        <table:table-row table:style-name="ro1">
          <table:table-cell office:value-type="float" office:value="6.221223" calcext:value-type="float">
            <text:p>6,221223</text:p>
          </table:table-cell>
          <table:table-cell office:value-type="float" office:value="4.894248" calcext:value-type="float">
            <text:p>4,894248</text:p>
          </table:table-cell>
        </table:table-row>
        <table:table-row table:style-name="ro1">
          <table:table-cell office:value-type="float" office:value="5.725169" calcext:value-type="float">
            <text:p>5,725169</text:p>
          </table:table-cell>
          <table:table-cell office:value-type="float" office:value="6.627977" calcext:value-type="float">
            <text:p>6,627977</text:p>
          </table:table-cell>
        </table:table-row>
        <table:table-row table:style-name="ro1">
          <table:table-cell office:value-type="float" office:value="6.192227" calcext:value-type="float">
            <text:p>6,192227</text:p>
          </table:table-cell>
          <table:table-cell office:value-type="float" office:value="6.045135" calcext:value-type="float">
            <text:p>6,045135</text:p>
          </table:table-cell>
        </table:table-row>
        <table:table-row table:style-name="ro1">
          <table:table-cell office:value-type="float" office:value="8.146191" calcext:value-type="float">
            <text:p>8,146191</text:p>
          </table:table-cell>
          <table:table-cell office:value-type="float" office:value="5.564707" calcext:value-type="float">
            <text:p>5,564707</text:p>
          </table:table-cell>
        </table:table-row>
        <table:table-row table:style-name="ro1">
          <table:table-cell office:value-type="float" office:value="3.051051" calcext:value-type="float">
            <text:p>3,051051</text:p>
          </table:table-cell>
          <table:table-cell office:value-type="float" office:value="4.441902" calcext:value-type="float">
            <text:p>4,441902</text:p>
          </table:table-cell>
        </table:table-row>
        <table:table-row table:style-name="ro1">
          <table:table-cell office:value-type="float" office:value="2.539748" calcext:value-type="float">
            <text:p>2,539748</text:p>
          </table:table-cell>
          <table:table-cell office:value-type="float" office:value="3.615923" calcext:value-type="float">
            <text:p>3,615923</text:p>
          </table:table-cell>
        </table:table-row>
        <table:table-row table:style-name="ro1">
          <table:table-cell office:value-type="float" office:value="6.511037" calcext:value-type="float">
            <text:p>6,511037</text:p>
          </table:table-cell>
          <table:table-cell office:value-type="float" office:value="6.59386" calcext:value-type="float">
            <text:p>6,59386</text:p>
          </table:table-cell>
        </table:table-row>
        <table:table-row table:style-name="ro1">
          <table:table-cell office:value-type="float" office:value="0.62943" calcext:value-type="float">
            <text:p>0,62943</text:p>
          </table:table-cell>
          <table:table-cell office:value-type="float" office:value="9.05344" calcext:value-type="float">
            <text:p>9,05344</text:p>
          </table:table-cell>
        </table:table-row>
        <table:table-row table:style-name="ro1">
          <table:table-cell office:value-type="float" office:value="1.723634" calcext:value-type="float">
            <text:p>1,723634</text:p>
          </table:table-cell>
          <table:table-cell office:value-type="float" office:value="2.66704" calcext:value-type="float">
            <text:p>2,66704</text:p>
          </table:table-cell>
        </table:table-row>
        <table:table-row table:style-name="ro1">
          <table:table-cell office:value-type="float" office:value="2.530563" calcext:value-type="float">
            <text:p>2,530563</text:p>
          </table:table-cell>
          <table:table-cell office:value-type="float" office:value="2.719715" calcext:value-type="float">
            <text:p>2,719715</text:p>
          </table:table-cell>
        </table:table-row>
        <table:table-row table:style-name="ro1">
          <table:table-cell office:value-type="float" office:value="1.547451" calcext:value-type="float">
            <text:p>1,547451</text:p>
          </table:table-cell>
          <table:table-cell office:value-type="float" office:value="10.524031" calcext:value-type="float">
            <text:p>10,524031</text:p>
          </table:table-cell>
        </table:table-row>
        <table:table-row table:style-name="ro1">
          <table:table-cell office:value-type="float" office:value="1.088737" calcext:value-type="float">
            <text:p>1,088737</text:p>
          </table:table-cell>
          <table:table-cell office:value-type="float" office:value="2.408588" calcext:value-type="float">
            <text:p>2,408588</text:p>
          </table:table-cell>
        </table:table-row>
        <table:table-row table:style-name="ro1">
          <table:table-cell office:value-type="float" office:value="7.908883" calcext:value-type="float">
            <text:p>7,908883</text:p>
          </table:table-cell>
          <table:table-cell office:value-type="float" office:value="6.777862" calcext:value-type="float">
            <text:p>6,777862</text:p>
          </table:table-cell>
        </table:table-row>
        <table:table-row table:style-name="ro1">
          <table:table-cell office:value-type="float" office:value="2.693339" calcext:value-type="float">
            <text:p>2,693339</text:p>
          </table:table-cell>
          <table:table-cell office:value-type="float" office:value="8.73509" calcext:value-type="float">
            <text:p>8,73509</text:p>
          </table:table-cell>
        </table:table-row>
        <table:table-row table:style-name="ro1">
          <table:table-cell office:value-type="float" office:value="6.822363" calcext:value-type="float">
            <text:p>6,822363</text:p>
          </table:table-cell>
          <table:table-cell office:value-type="float" office:value="5.218829" calcext:value-type="float">
            <text:p>5,218829</text:p>
          </table:table-cell>
        </table:table-row>
        <table:table-row table:style-name="ro1">
          <table:table-cell office:value-type="float" office:value="0.92118" calcext:value-type="float">
            <text:p>0,92118</text:p>
          </table:table-cell>
          <table:table-cell office:value-type="float" office:value="9.765721" calcext:value-type="float">
            <text:p>9,765721</text:p>
          </table:table-cell>
        </table:table-row>
        <table:table-row table:style-name="ro1">
          <table:table-cell office:value-type="float" office:value="0.78042" calcext:value-type="float">
            <text:p>0,78042</text:p>
          </table:table-cell>
          <table:table-cell office:value-type="float" office:value="8.195107" calcext:value-type="float">
            <text:p>8,195107</text:p>
          </table:table-cell>
        </table:table-row>
        <table:table-row table:style-name="ro1">
          <table:table-cell office:value-type="float" office:value="1.260231" calcext:value-type="float">
            <text:p>1,260231</text:p>
          </table:table-cell>
          <table:table-cell office:value-type="float" office:value="2.331904" calcext:value-type="float">
            <text:p>2,331904</text:p>
          </table:table-cell>
        </table:table-row>
        <table:table-row table:style-name="ro1">
          <table:table-cell office:value-type="float" office:value="1.816189" calcext:value-type="float">
            <text:p>1,816189</text:p>
          </table:table-cell>
          <table:table-cell office:value-type="float" office:value="8.689957" calcext:value-type="float">
            <text:p>8,689957</text:p>
          </table:table-cell>
        </table:table-row>
        <table:table-row table:style-name="ro1">
          <table:table-cell office:value-type="float" office:value="0.725389" calcext:value-type="float">
            <text:p>0,725389</text:p>
          </table:table-cell>
          <table:table-cell office:value-type="float" office:value="3.59572" calcext:value-type="float">
            <text:p>3,59572</text:p>
          </table:table-cell>
        </table:table-row>
        <table:table-row table:style-name="ro1">
          <table:table-cell office:value-type="float" office:value="1.553104" calcext:value-type="float">
            <text:p>1,553104</text:p>
          </table:table-cell>
          <table:table-cell office:value-type="float" office:value="10.276262" calcext:value-type="float">
            <text:p>10,276262</text:p>
          </table:table-cell>
        </table:table-row>
        <table:table-row table:style-name="ro1">
          <table:table-cell office:value-type="float" office:value="1.323371" calcext:value-type="float">
            <text:p>1,323371</text:p>
          </table:table-cell>
          <table:table-cell office:value-type="float" office:value="2.238851" calcext:value-type="float">
            <text:p>2,238851</text:p>
          </table:table-cell>
        </table:table-row>
        <table:table-row table:style-name="ro1">
          <table:table-cell office:value-type="float" office:value="7.011843" calcext:value-type="float">
            <text:p>7,011843</text:p>
          </table:table-cell>
          <table:table-cell office:value-type="float" office:value="5.985463" calcext:value-type="float">
            <text:p>5,985463</text:p>
          </table:table-cell>
        </table:table-row>
        <table:table-row table:style-name="ro1">
          <table:table-cell office:value-type="float" office:value="7.067081" calcext:value-type="float">
            <text:p>7,067081</text:p>
          </table:table-cell>
          <table:table-cell office:value-type="float" office:value="6.058708" calcext:value-type="float">
            <text:p>6,058708</text:p>
          </table:table-cell>
        </table:table-row>
        <table:table-row table:style-name="ro1">
          <table:table-cell office:value-type="float" office:value="1.594934" calcext:value-type="float">
            <text:p>1,594934</text:p>
          </table:table-cell>
          <table:table-cell office:value-type="float" office:value="8.82977" calcext:value-type="float">
            <text:p>8,82977</text:p>
          </table:table-cell>
        </table:table-row>
        <table:table-row table:style-name="ro1">
          <table:table-cell office:value-type="float" office:value="1.216445" calcext:value-type="float">
            <text:p>1,216445</text:p>
          </table:table-cell>
          <table:table-cell office:value-type="float" office:value="3.170196" calcext:value-type="float">
            <text:p>3,170196</text:p>
          </table:table-cell>
        </table:table-row>
        <table:table-row table:style-name="ro1">
          <table:table-cell office:value-type="float" office:value="2.175957" calcext:value-type="float">
            <text:p>2,175957</text:p>
          </table:table-cell>
          <table:table-cell office:value-type="float" office:value="9.135778" calcext:value-type="float">
            <text:p>9,135778</text:p>
          </table:table-cell>
        </table:table-row>
        <table:table-row table:style-name="ro1">
          <table:table-cell office:value-type="float" office:value="1.988579" calcext:value-type="float">
            <text:p>1,988579</text:p>
          </table:table-cell>
          <table:table-cell office:value-type="float" office:value="9.997044" calcext:value-type="float">
            <text:p>9,997044</text:p>
          </table:table-cell>
        </table:table-row>
        <table:table-row table:style-name="ro1">
          <table:table-cell office:value-type="float" office:value="6.19395" calcext:value-type="float">
            <text:p>6,19395</text:p>
          </table:table-cell>
          <table:table-cell office:value-type="float" office:value="6.875943" calcext:value-type="float">
            <text:p>6,875943</text:p>
          </table:table-cell>
        </table:table-row>
        <table:table-row table:style-name="ro1">
          <table:table-cell office:value-type="float" office:value="7.206335" calcext:value-type="float">
            <text:p>7,206335</text:p>
          </table:table-cell>
          <table:table-cell office:value-type="float" office:value="6.978466" calcext:value-type="float">
            <text:p>6,978466</text:p>
          </table:table-cell>
        </table:table-row>
        <table:table-row table:style-name="ro1">
          <table:table-cell office:value-type="float" office:value="1.576967" calcext:value-type="float">
            <text:p>1,576967</text:p>
          </table:table-cell>
          <table:table-cell office:value-type="float" office:value="7.970515" calcext:value-type="float">
            <text:p>7,970515</text:p>
          </table:table-cell>
        </table:table-row>
        <table:table-row table:style-name="ro1">
          <table:table-cell office:value-type="float" office:value="6.427994" calcext:value-type="float">
            <text:p>6,427994</text:p>
          </table:table-cell>
          <table:table-cell office:value-type="float" office:value="6.843526" calcext:value-type="float">
            <text:p>6,843526</text:p>
          </table:table-cell>
        </table:table-row>
        <table:table-row table:style-name="ro1">
          <table:table-cell office:value-type="float" office:value="6.048329" calcext:value-type="float">
            <text:p>6,048329</text:p>
          </table:table-cell>
          <table:table-cell office:value-type="float" office:value="6.547501" calcext:value-type="float">
            <text:p>6,547501</text:p>
          </table:table-cell>
        </table:table-row>
        <table:table-row table:style-name="ro1">
          <table:table-cell office:value-type="float" office:value="6.542717" calcext:value-type="float">
            <text:p>6,542717</text:p>
          </table:table-cell>
          <table:table-cell office:value-type="float" office:value="6.026648" calcext:value-type="float">
            <text:p>6,026648</text:p>
          </table:table-cell>
        </table:table-row>
        <table:table-row table:style-name="ro1">
          <table:table-cell office:value-type="float" office:value="1.184791" calcext:value-type="float">
            <text:p>1,184791</text:p>
          </table:table-cell>
          <table:table-cell office:value-type="float" office:value="9.334395" calcext:value-type="float">
            <text:p>9,334395</text:p>
          </table:table-cell>
        </table:table-row>
        <table:table-row table:style-name="ro1">
          <table:table-cell office:value-type="float" office:value="6.667219" calcext:value-type="float">
            <text:p>6,667219</text:p>
          </table:table-cell>
          <table:table-cell office:value-type="float" office:value="5.720384" calcext:value-type="float">
            <text:p>5,720384</text:p>
          </table:table-cell>
        </table:table-row>
        <table:table-row table:style-name="ro1">
          <table:table-cell office:value-type="float" office:value="2.780872" calcext:value-type="float">
            <text:p>2,780872</text:p>
          </table:table-cell>
          <table:table-cell office:value-type="float" office:value="3.106501" calcext:value-type="float">
            <text:p>3,106501</text:p>
          </table:table-cell>
        </table:table-row>
        <table:table-row table:style-name="ro1">
          <table:table-cell office:value-type="float" office:value="1.313757" calcext:value-type="float">
            <text:p>1,313757</text:p>
          </table:table-cell>
          <table:table-cell office:value-type="float" office:value="9.951922" calcext:value-type="float">
            <text:p>9,951922</text:p>
          </table:table-cell>
        </table:table-row>
        <table:table-row table:style-name="ro1">
          <table:table-cell office:value-type="float" office:value="0.919875" calcext:value-type="float">
            <text:p>0,919875</text:p>
          </table:table-cell>
          <table:table-cell office:value-type="float" office:value="2.906155" calcext:value-type="float">
            <text:p>2,906155</text:p>
          </table:table-cell>
        </table:table-row>
        <table:table-row table:style-name="ro1">
          <table:table-cell office:value-type="float" office:value="1.493523" calcext:value-type="float">
            <text:p>1,493523</text:p>
          </table:table-cell>
          <table:table-cell office:value-type="float" office:value="2.667916" calcext:value-type="float">
            <text:p>2,667916</text:p>
          </table:table-cell>
        </table:table-row>
        <table:table-row table:style-name="ro1">
          <table:table-cell office:value-type="float" office:value="1.361119" calcext:value-type="float">
            <text:p>1,361119</text:p>
          </table:table-cell>
          <table:table-cell office:value-type="float" office:value="10.615936" calcext:value-type="float">
            <text:p>10,615936</text:p>
          </table:table-cell>
        </table:table-row>
        <table:table-row table:style-name="ro1">
          <table:table-cell office:value-type="float" office:value="1.981449" calcext:value-type="float">
            <text:p>1,981449</text:p>
          </table:table-cell>
          <table:table-cell office:value-type="float" office:value="9.58489" calcext:value-type="float">
            <text:p>9,58489</text:p>
          </table:table-cell>
        </table:table-row>
        <table:table-row table:style-name="ro1">
          <table:table-cell office:value-type="float" office:value="2.91387" calcext:value-type="float">
            <text:p>2,91387</text:p>
          </table:table-cell>
          <table:table-cell office:value-type="float" office:value="9.202803" calcext:value-type="float">
            <text:p>9,202803</text:p>
          </table:table-cell>
        </table:table-row>
        <table:table-row table:style-name="ro1">
          <table:table-cell office:value-type="float" office:value="1.506954" calcext:value-type="float">
            <text:p>1,506954</text:p>
          </table:table-cell>
          <table:table-cell office:value-type="float" office:value="8.573306" calcext:value-type="float">
            <text:p>8,573306</text:p>
          </table:table-cell>
        </table:table-row>
        <table:table-row table:style-name="ro1">
          <table:table-cell office:value-type="float" office:value="1.510383" calcext:value-type="float">
            <text:p>1,510383</text:p>
          </table:table-cell>
          <table:table-cell office:value-type="float" office:value="3.071588" calcext:value-type="float">
            <text:p>3,071588</text:p>
          </table:table-cell>
        </table:table-row>
        <table:table-row table:style-name="ro1">
          <table:table-cell office:value-type="float" office:value="7.30099" calcext:value-type="float">
            <text:p>7,30099</text:p>
          </table:table-cell>
          <table:table-cell office:value-type="float" office:value="6.465171" calcext:value-type="float">
            <text:p>6,465171</text:p>
          </table:table-cell>
        </table:table-row>
        <table:table-row table:style-name="ro1">
          <table:table-cell office:value-type="float" office:value="3.026457" calcext:value-type="float">
            <text:p>3,026457</text:p>
          </table:table-cell>
          <table:table-cell office:value-type="float" office:value="7.948695" calcext:value-type="float">
            <text:p>7,948695</text:p>
          </table:table-cell>
        </table:table-row>
        <table:table-row table:style-name="ro1">
          <table:table-cell office:value-type="float" office:value="2.040475" calcext:value-type="float">
            <text:p>2,040475</text:p>
          </table:table-cell>
          <table:table-cell office:value-type="float" office:value="2.928876" calcext:value-type="float">
            <text:p>2,928876</text:p>
          </table:table-cell>
        </table:table-row>
        <table:table-row table:style-name="ro1">
          <table:table-cell office:value-type="float" office:value="1.286412" calcext:value-type="float">
            <text:p>1,286412</text:p>
          </table:table-cell>
          <table:table-cell office:value-type="float" office:value="3.416692" calcext:value-type="float">
            <text:p>3,416692</text:p>
          </table:table-cell>
        </table:table-row>
        <table:table-row table:style-name="ro1">
          <table:table-cell office:value-type="float" office:value="2.190474" calcext:value-type="float">
            <text:p>2,190474</text:p>
          </table:table-cell>
          <table:table-cell office:value-type="float" office:value="3.287572" calcext:value-type="float">
            <text:p>3,287572</text:p>
          </table:table-cell>
        </table:table-row>
        <table:table-row table:style-name="ro1">
          <table:table-cell office:value-type="float" office:value="6.790317" calcext:value-type="float">
            <text:p>6,790317</text:p>
          </table:table-cell>
          <table:table-cell office:value-type="float" office:value="5.053532" calcext:value-type="float">
            <text:p>5,053532</text:p>
          </table:table-cell>
        </table:table-row>
        <table:table-row table:style-name="ro1">
          <table:table-cell office:value-type="float" office:value="5.912901" calcext:value-type="float">
            <text:p>5,912901</text:p>
          </table:table-cell>
          <table:table-cell office:value-type="float" office:value="7.251721" calcext:value-type="float">
            <text:p>7,251721</text:p>
          </table:table-cell>
        </table:table-row>
        <table:table-row table:style-name="ro1">
          <table:table-cell office:value-type="float" office:value="2.96591" calcext:value-type="float">
            <text:p>2,96591</text:p>
          </table:table-cell>
          <table:table-cell office:value-type="float" office:value="2.907685" calcext:value-type="float">
            <text:p>2,907685</text:p>
          </table:table-cell>
        </table:table-row>
        <table:table-row table:style-name="ro1">
          <table:table-cell office:value-type="float" office:value="6.736288" calcext:value-type="float">
            <text:p>6,736288</text:p>
          </table:table-cell>
          <table:table-cell office:value-type="float" office:value="6.268231" calcext:value-type="float">
            <text:p>6,268231</text:p>
          </table:table-cell>
        </table:table-row>
        <table:table-row table:style-name="ro1">
          <table:table-cell office:value-type="float" office:value="1.895123" calcext:value-type="float">
            <text:p>1,895123</text:p>
          </table:table-cell>
          <table:table-cell office:value-type="float" office:value="3.482159" calcext:value-type="float">
            <text:p>3,482159</text:p>
          </table:table-cell>
        </table:table-row>
        <table:table-row table:style-name="ro1">
          <table:table-cell office:value-type="float" office:value="1.375316" calcext:value-type="float">
            <text:p>1,375316</text:p>
          </table:table-cell>
          <table:table-cell office:value-type="float" office:value="9.408697" calcext:value-type="float">
            <text:p>9,408697</text:p>
          </table:table-cell>
        </table:table-row>
        <table:table-row table:style-name="ro1">
          <table:table-cell office:value-type="float" office:value="5.538754" calcext:value-type="float">
            <text:p>5,538754</text:p>
          </table:table-cell>
          <table:table-cell office:value-type="float" office:value="7.071394" calcext:value-type="float">
            <text:p>7,071394</text:p>
          </table:table-cell>
        </table:table-row>
        <table:table-row table:style-name="ro1">
          <table:table-cell office:value-type="float" office:value="6.861696" calcext:value-type="float">
            <text:p>6,861696</text:p>
          </table:table-cell>
          <table:table-cell office:value-type="float" office:value="5.704715" calcext:value-type="float">
            <text:p>5,704715</text:p>
          </table:table-cell>
        </table:table-row>
        <table:table-row table:style-name="ro1">
          <table:table-cell office:value-type="float" office:value="1.839936" calcext:value-type="float">
            <text:p>1,839936</text:p>
          </table:table-cell>
          <table:table-cell office:value-type="float" office:value="2.716213" calcext:value-type="float">
            <text:p>2,716213</text:p>
          </table:table-cell>
        </table:table-row>
        <table:table-row table:style-name="ro1">
          <table:table-cell office:value-type="float" office:value="1.871853" calcext:value-type="float">
            <text:p>1,871853</text:p>
          </table:table-cell>
          <table:table-cell office:value-type="float" office:value="3.145324" calcext:value-type="float">
            <text:p>3,145324</text:p>
          </table:table-cell>
        </table:table-row>
        <table:table-row table:style-name="ro1">
          <table:table-cell office:value-type="float" office:value="3.084334" calcext:value-type="float">
            <text:p>3,084334</text:p>
          </table:table-cell>
          <table:table-cell office:value-type="float" office:value="7.718212" calcext:value-type="float">
            <text:p>7,718212</text:p>
          </table:table-cell>
        </table:table-row>
        <table:table-row table:style-name="ro1">
          <table:table-cell office:value-type="float" office:value="7.073777" calcext:value-type="float">
            <text:p>7,073777</text:p>
          </table:table-cell>
          <table:table-cell office:value-type="float" office:value="5.694568" calcext:value-type="float">
            <text:p>5,694568</text:p>
          </table:table-cell>
        </table:table-row>
        <table:table-row table:style-name="ro1">
          <table:table-cell office:value-type="float" office:value="2.266627" calcext:value-type="float">
            <text:p>2,266627</text:p>
          </table:table-cell>
          <table:table-cell office:value-type="float" office:value="10.032203" calcext:value-type="float">
            <text:p>10,032203</text:p>
          </table:table-cell>
        </table:table-row>
        <table:table-row table:style-name="ro1">
          <table:table-cell office:value-type="float" office:value="6.404996" calcext:value-type="float">
            <text:p>6,404996</text:p>
          </table:table-cell>
          <table:table-cell office:value-type="float" office:value="6.323311" calcext:value-type="float">
            <text:p>6,323311</text:p>
          </table:table-cell>
        </table:table-row>
        <table:table-row table:style-name="ro1">
          <table:table-cell office:value-type="float" office:value="6.171767" calcext:value-type="float">
            <text:p>6,171767</text:p>
          </table:table-cell>
          <table:table-cell office:value-type="float" office:value="5.674148" calcext:value-type="float">
            <text:p>5,674148</text:p>
          </table:table-cell>
        </table:table-row>
        <table:table-row table:style-name="ro1">
          <table:table-cell office:value-type="float" office:value="1.513739" calcext:value-type="float">
            <text:p>1,513739</text:p>
          </table:table-cell>
          <table:table-cell office:value-type="float" office:value="9.535442" calcext:value-type="float">
            <text:p>9,535442</text:p>
          </table:table-cell>
        </table:table-row>
        <table:table-row table:style-name="ro1">
          <table:table-cell office:value-type="float" office:value="5.938462" calcext:value-type="float">
            <text:p>5,938462</text:p>
          </table:table-cell>
          <table:table-cell office:value-type="float" office:value="6.155613" calcext:value-type="float">
            <text:p>6,155613</text:p>
          </table:table-cell>
        </table:table-row>
        <table:table-row table:style-name="ro1">
          <table:table-cell office:value-type="float" office:value="1.195114" calcext:value-type="float">
            <text:p>1,195114</text:p>
          </table:table-cell>
          <table:table-cell office:value-type="float" office:value="3.344814" calcext:value-type="float">
            <text:p>3,344814</text:p>
          </table:table-cell>
        </table:table-row>
        <table:table-row table:style-name="ro1">
          <table:table-cell office:value-type="float" office:value="6.190537" calcext:value-type="float">
            <text:p>6,190537</text:p>
          </table:table-cell>
          <table:table-cell office:value-type="float" office:value="5.62339" calcext:value-type="float">
            <text:p>5,62339</text:p>
          </table:table-cell>
        </table:table-row>
        <table:table-row table:style-name="ro1">
          <table:table-cell office:value-type="float" office:value="1.581707" calcext:value-type="float">
            <text:p>1,581707</text:p>
          </table:table-cell>
          <table:table-cell office:value-type="float" office:value="8.977082" calcext:value-type="float">
            <text:p>8,977082</text:p>
          </table:table-cell>
        </table:table-row>
        <table:table-row table:style-name="ro1">
          <table:table-cell office:value-type="float" office:value="1.996353" calcext:value-type="float">
            <text:p>1,996353</text:p>
          </table:table-cell>
          <table:table-cell office:value-type="float" office:value="10.262432" calcext:value-type="float">
            <text:p>10,262432</text:p>
          </table:table-cell>
        </table:table-row>
        <table:table-row table:style-name="ro1">
          <table:table-cell office:value-type="float" office:value="7.154714" calcext:value-type="float">
            <text:p>7,154714</text:p>
          </table:table-cell>
          <table:table-cell office:value-type="float" office:value="5.439725" calcext:value-type="float">
            <text:p>5,439725</text:p>
          </table:table-cell>
        </table:table-row>
        <table:table-row table:style-name="ro1">
          <table:table-cell office:value-type="float" office:value="2.115183" calcext:value-type="float">
            <text:p>2,115183</text:p>
          </table:table-cell>
          <table:table-cell office:value-type="float" office:value="4.200063" calcext:value-type="float">
            <text:p>4,200063</text:p>
          </table:table-cell>
        </table:table-row>
        <table:table-row table:style-name="ro1">
          <table:table-cell office:value-type="float" office:value="1.61321" calcext:value-type="float">
            <text:p>1,61321</text:p>
          </table:table-cell>
          <table:table-cell office:value-type="float" office:value="9.737565" calcext:value-type="float">
            <text:p>9,737565</text:p>
          </table:table-cell>
        </table:table-row>
        <table:table-row table:style-name="ro1">
          <table:table-cell office:value-type="float" office:value="0.988678" calcext:value-type="float">
            <text:p>0,988678</text:p>
          </table:table-cell>
          <table:table-cell office:value-type="float" office:value="8.668934" calcext:value-type="float">
            <text:p>8,668934</text:p>
          </table:table-cell>
        </table:table-row>
        <table:table-row table:style-name="ro1">
          <table:table-cell office:value-type="float" office:value="6.765077" calcext:value-type="float">
            <text:p>6,765077</text:p>
          </table:table-cell>
          <table:table-cell office:value-type="float" office:value="6.00185" calcext:value-type="float">
            <text:p>6,00185</text:p>
          </table:table-cell>
        </table:table-row>
        <table:table-row table:style-name="ro1">
          <table:table-cell office:value-type="float" office:value="2.407914" calcext:value-type="float">
            <text:p>2,407914</text:p>
          </table:table-cell>
          <table:table-cell office:value-type="float" office:value="9.339323" calcext:value-type="float">
            <text:p>9,339323</text:p>
          </table:table-cell>
        </table:table-row>
        <table:table-row table:style-name="ro1">
          <table:table-cell office:value-type="float" office:value="1.232451" calcext:value-type="float">
            <text:p>1,232451</text:p>
          </table:table-cell>
          <table:table-cell office:value-type="float" office:value="2.552245" calcext:value-type="float">
            <text:p>2,552245</text:p>
          </table:table-cell>
        </table:table-row>
        <table:table-row table:style-name="ro1">
          <table:table-cell office:value-type="float" office:value="6.244585" calcext:value-type="float">
            <text:p>6,244585</text:p>
          </table:table-cell>
          <table:table-cell office:value-type="float" office:value="5.329425" calcext:value-type="float">
            <text:p>5,329425</text:p>
          </table:table-cell>
        </table:table-row>
        <table:table-row table:style-name="ro1">
          <table:table-cell office:value-type="float" office:value="6.792026" calcext:value-type="float">
            <text:p>6,792026</text:p>
          </table:table-cell>
          <table:table-cell office:value-type="float" office:value="6.812409" calcext:value-type="float">
            <text:p>6,812409</text:p>
          </table:table-cell>
        </table:table-row>
        <table:table-row table:style-name="ro1">
          <table:table-cell office:value-type="float" office:value="2.222845" calcext:value-type="float">
            <text:p>2,222845</text:p>
          </table:table-cell>
          <table:table-cell office:value-type="float" office:value="3.901242" calcext:value-type="float">
            <text:p>3,901242</text:p>
          </table:table-cell>
        </table:table-row>
        <table:table-row table:style-name="ro1">
          <table:table-cell office:value-type="float" office:value="3.432123" calcext:value-type="float">
            <text:p>3,432123</text:p>
          </table:table-cell>
          <table:table-cell office:value-type="float" office:value="2.731126" calcext:value-type="float">
            <text:p>2,731126</text:p>
          </table:table-cell>
        </table:table-row>
        <table:table-row table:style-name="ro1">
          <table:table-cell office:value-type="float" office:value="2.628972" calcext:value-type="float">
            <text:p>2,628972</text:p>
          </table:table-cell>
          <table:table-cell office:value-type="float" office:value="9.352681" calcext:value-type="float">
            <text:p>9,352681</text:p>
          </table:table-cell>
        </table:table-row>
        <table:table-row table:style-name="ro1">
          <table:table-cell office:value-type="float" office:value="5.379813" calcext:value-type="float">
            <text:p>5,379813</text:p>
          </table:table-cell>
          <table:table-cell office:value-type="float" office:value="6.887394" calcext:value-type="float">
            <text:p>6,887394</text:p>
          </table:table-cell>
        </table:table-row>
        <table:table-row table:style-name="ro1">
          <table:table-cell office:value-type="float" office:value="1.879365" calcext:value-type="float">
            <text:p>1,879365</text:p>
          </table:table-cell>
          <table:table-cell office:value-type="float" office:value="8.097639" calcext:value-type="float">
            <text:p>8,097639</text:p>
          </table:table-cell>
        </table:table-row>
        <table:table-row table:style-name="ro1">
          <table:table-cell office:value-type="float" office:value="2.368672" calcext:value-type="float">
            <text:p>2,368672</text:p>
          </table:table-cell>
          <table:table-cell office:value-type="float" office:value="3.471409" calcext:value-type="float">
            <text:p>3,471409</text:p>
          </table:table-cell>
        </table:table-row>
        <table:table-row table:style-name="ro1">
          <table:table-cell office:value-type="float" office:value="1.809368" calcext:value-type="float">
            <text:p>1,809368</text:p>
          </table:table-cell>
          <table:table-cell office:value-type="float" office:value="3.069358" calcext:value-type="float">
            <text:p>3,069358</text:p>
          </table:table-cell>
        </table:table-row>
        <table:table-row table:style-name="ro1">
          <table:table-cell office:value-type="float" office:value="2.189186" calcext:value-type="float">
            <text:p>2,189186</text:p>
          </table:table-cell>
          <table:table-cell office:value-type="float" office:value="2.940459" calcext:value-type="float">
            <text:p>2,940459</text:p>
          </table:table-cell>
        </table:table-row>
        <table:table-row table:style-name="ro1">
          <table:table-cell office:value-type="float" office:value="1.223659" calcext:value-type="float">
            <text:p>1,223659</text:p>
          </table:table-cell>
          <table:table-cell office:value-type="float" office:value="3.527263" calcext:value-type="float">
            <text:p>3,527263</text:p>
          </table:table-cell>
        </table:table-row>
        <table:table-row table:style-name="ro1">
          <table:table-cell office:value-type="float" office:value="1.585387" calcext:value-type="float">
            <text:p>1,585387</text:p>
          </table:table-cell>
          <table:table-cell office:value-type="float" office:value="4.343172" calcext:value-type="float">
            <text:p>4,343172</text:p>
          </table:table-cell>
        </table:table-row>
        <table:table-row table:style-name="ro1">
          <table:table-cell office:value-type="float" office:value="6.31122" calcext:value-type="float">
            <text:p>6,31122</text:p>
          </table:table-cell>
          <table:table-cell office:value-type="float" office:value="6.693998" calcext:value-type="float">
            <text:p>6,693998</text:p>
          </table:table-cell>
        </table:table-row>
        <table:table-row table:style-name="ro1">
          <table:table-cell office:value-type="float" office:value="2.023168" calcext:value-type="float">
            <text:p>2,023168</text:p>
          </table:table-cell>
          <table:table-cell office:value-type="float" office:value="2.852261" calcext:value-type="float">
            <text:p>2,852261</text:p>
          </table:table-cell>
        </table:table-row>
        <table:table-row table:style-name="ro1">
          <table:table-cell office:value-type="float" office:value="6.657599" calcext:value-type="float">
            <text:p>6,657599</text:p>
          </table:table-cell>
          <table:table-cell office:value-type="float" office:value="5.121514" calcext:value-type="float">
            <text:p>5,121514</text:p>
          </table:table-cell>
        </table:table-row>
        <table:table-row table:style-name="ro1">
          <table:table-cell office:value-type="float" office:value="6.736668" calcext:value-type="float">
            <text:p>6,736668</text:p>
          </table:table-cell>
          <table:table-cell office:value-type="float" office:value="6.854793" calcext:value-type="float">
            <text:p>6,854793</text:p>
          </table:table-cell>
        </table:table-row>
        <table:table-row table:style-name="ro1">
          <table:table-cell office:value-type="float" office:value="6.504212" calcext:value-type="float">
            <text:p>6,504212</text:p>
          </table:table-cell>
          <table:table-cell office:value-type="float" office:value="4.887684" calcext:value-type="float">
            <text:p>4,887684</text:p>
          </table:table-cell>
        </table:table-row>
        <table:table-row table:style-name="ro1">
          <table:table-cell office:value-type="float" office:value="2.702361" calcext:value-type="float">
            <text:p>2,702361</text:p>
          </table:table-cell>
          <table:table-cell office:value-type="float" office:value="4.21336" calcext:value-type="float">
            <text:p>4,21336</text:p>
          </table:table-cell>
        </table:table-row>
        <table:table-row table:style-name="ro1">
          <table:table-cell office:value-type="float" office:value="2.352234" calcext:value-type="float">
            <text:p>2,352234</text:p>
          </table:table-cell>
          <table:table-cell office:value-type="float" office:value="2.824895" calcext:value-type="float">
            <text:p>2,824895</text:p>
          </table:table-cell>
        </table:table-row>
        <table:table-row table:style-name="ro1">
          <table:table-cell office:value-type="float" office:value="6.204399" calcext:value-type="float">
            <text:p>6,204399</text:p>
          </table:table-cell>
          <table:table-cell office:value-type="float" office:value="5.851514" calcext:value-type="float">
            <text:p>5,851514</text:p>
          </table:table-cell>
        </table:table-row>
        <table:table-row table:style-name="ro1">
          <table:table-cell office:value-type="float" office:value="2.367196" calcext:value-type="float">
            <text:p>2,367196</text:p>
          </table:table-cell>
          <table:table-cell office:value-type="float" office:value="2.583122" calcext:value-type="float">
            <text:p>2,583122</text:p>
          </table:table-cell>
        </table:table-row>
        <table:table-row table:style-name="ro1">
          <table:table-cell office:value-type="float" office:value="7.921976" calcext:value-type="float">
            <text:p>7,921976</text:p>
          </table:table-cell>
          <table:table-cell office:value-type="float" office:value="5.620383" calcext:value-type="float">
            <text:p>5,620383</text:p>
          </table:table-cell>
        </table:table-row>
        <table:table-row table:style-name="ro1">
          <table:table-cell office:value-type="float" office:value="3.403436" calcext:value-type="float">
            <text:p>3,403436</text:p>
          </table:table-cell>
          <table:table-cell office:value-type="float" office:value="3.574852" calcext:value-type="float">
            <text:p>3,574852</text:p>
          </table:table-cell>
        </table:table-row>
        <table:table-row table:style-name="ro1">
          <table:table-cell office:value-type="float" office:value="7.492248" calcext:value-type="float">
            <text:p>7,492248</text:p>
          </table:table-cell>
          <table:table-cell office:value-type="float" office:value="7.372761" calcext:value-type="float">
            <text:p>7,372761</text:p>
          </table:table-cell>
        </table:table-row>
        <table:table-row table:style-name="ro1">
          <table:table-cell office:value-type="float" office:value="2.538015" calcext:value-type="float">
            <text:p>2,538015</text:p>
          </table:table-cell>
          <table:table-cell office:value-type="float" office:value="8.568276" calcext:value-type="float">
            <text:p>8,568276</text:p>
          </table:table-cell>
        </table:table-row>
        <table:table-row table:style-name="ro1">
          <table:table-cell office:value-type="float" office:value="1.946278" calcext:value-type="float">
            <text:p>1,946278</text:p>
          </table:table-cell>
          <table:table-cell office:value-type="float" office:value="8.440169" calcext:value-type="float">
            <text:p>8,440169</text:p>
          </table:table-cell>
        </table:table-row>
        <table:table-row table:style-name="ro1">
          <table:table-cell office:value-type="float" office:value="2.319359" calcext:value-type="float">
            <text:p>2,319359</text:p>
          </table:table-cell>
          <table:table-cell office:value-type="float" office:value="9.236755" calcext:value-type="float">
            <text:p>9,236755</text:p>
          </table:table-cell>
        </table:table-row>
        <table:table-row table:style-name="ro1">
          <table:table-cell office:value-type="float" office:value="1.334183" calcext:value-type="float">
            <text:p>1,334183</text:p>
          </table:table-cell>
          <table:table-cell office:value-type="float" office:value="3.314222" calcext:value-type="float">
            <text:p>3,314222</text:p>
          </table:table-cell>
        </table:table-row>
        <table:table-row table:style-name="ro1">
          <table:table-cell office:value-type="float" office:value="1.657734" calcext:value-type="float">
            <text:p>1,657734</text:p>
          </table:table-cell>
          <table:table-cell office:value-type="float" office:value="3.97065" calcext:value-type="float">
            <text:p>3,97065</text:p>
          </table:table-cell>
        </table:table-row>
        <table:table-row table:style-name="ro1">
          <table:table-cell office:value-type="float" office:value="6.590762" calcext:value-type="float">
            <text:p>6,590762</text:p>
          </table:table-cell>
          <table:table-cell office:value-type="float" office:value="5.894884" calcext:value-type="float">
            <text:p>5,894884</text:p>
          </table:table-cell>
        </table:table-row>
        <table:table-row table:style-name="ro1">
          <table:table-cell office:value-type="float" office:value="7.557601" calcext:value-type="float">
            <text:p>7,557601</text:p>
          </table:table-cell>
          <table:table-cell office:value-type="float" office:value="5.348997" calcext:value-type="float">
            <text:p>5,348997</text:p>
          </table:table-cell>
        </table:table-row>
        <table:table-row table:style-name="ro1">
          <table:table-cell office:value-type="float" office:value="5.971931" calcext:value-type="float">
            <text:p>5,971931</text:p>
          </table:table-cell>
          <table:table-cell office:value-type="float" office:value="5.60941" calcext:value-type="float">
            <text:p>5,60941</text:p>
          </table:table-cell>
        </table:table-row>
        <table:table-row table:style-name="ro1">
          <table:table-cell office:value-type="float" office:value="6.623259" calcext:value-type="float">
            <text:p>6,623259</text:p>
          </table:table-cell>
          <table:table-cell office:value-type="float" office:value="5.700845" calcext:value-type="float">
            <text:p>5,700845</text:p>
          </table:table-cell>
        </table:table-row>
        <table:table-row table:style-name="ro1">
          <table:table-cell office:value-type="float" office:value="1.981646" calcext:value-type="float">
            <text:p>1,981646</text:p>
          </table:table-cell>
          <table:table-cell office:value-type="float" office:value="2.903993" calcext:value-type="float">
            <text:p>2,903993</text:p>
          </table:table-cell>
        </table:table-row>
        <table:table-row table:style-name="ro1">
          <table:table-cell office:value-type="float" office:value="1.590368" calcext:value-type="float">
            <text:p>1,590368</text:p>
          </table:table-cell>
          <table:table-cell office:value-type="float" office:value="8.78162" calcext:value-type="float">
            <text:p>8,78162</text:p>
          </table:table-cell>
        </table:table-row>
        <table:table-row table:style-name="ro1">
          <table:table-cell office:value-type="float" office:value="1.289708" calcext:value-type="float">
            <text:p>1,289708</text:p>
          </table:table-cell>
          <table:table-cell office:value-type="float" office:value="10.469178" calcext:value-type="float">
            <text:p>10,469178</text:p>
          </table:table-cell>
        </table:table-row>
        <table:table-row table:style-name="ro1">
          <table:table-cell office:value-type="float" office:value="6.622878" calcext:value-type="float">
            <text:p>6,622878</text:p>
          </table:table-cell>
          <table:table-cell office:value-type="float" office:value="5.648834" calcext:value-type="float">
            <text:p>5,648834</text:p>
          </table:table-cell>
        </table:table-row>
        <table:table-row table:style-name="ro1">
          <table:table-cell office:value-type="float" office:value="1.912597" calcext:value-type="float">
            <text:p>1,912597</text:p>
          </table:table-cell>
          <table:table-cell office:value-type="float" office:value="9.409758" calcext:value-type="float">
            <text:p>9,409758</text:p>
          </table:table-cell>
        </table:table-row>
        <table:table-row table:style-name="ro1">
          <table:table-cell office:value-type="float" office:value="2.06268" calcext:value-type="float">
            <text:p>2,06268</text:p>
          </table:table-cell>
          <table:table-cell office:value-type="float" office:value="9.010966" calcext:value-type="float">
            <text:p>9,010966</text:p>
          </table:table-cell>
        </table:table-row>
        <table:table-row table:style-name="ro1">
          <table:table-cell office:value-type="float" office:value="6.116487" calcext:value-type="float">
            <text:p>6,116487</text:p>
          </table:table-cell>
          <table:table-cell office:value-type="float" office:value="5.336368" calcext:value-type="float">
            <text:p>5,336368</text:p>
          </table:table-cell>
        </table:table-row>
        <table:table-row table:style-name="ro1">
          <table:table-cell office:value-type="float" office:value="1.522967" calcext:value-type="float">
            <text:p>1,522967</text:p>
          </table:table-cell>
          <table:table-cell office:value-type="float" office:value="9.247702" calcext:value-type="float">
            <text:p>9,247702</text:p>
          </table:table-cell>
        </table:table-row>
        <table:table-row table:style-name="ro1">
          <table:table-cell office:value-type="float" office:value="6.698365" calcext:value-type="float">
            <text:p>6,698365</text:p>
          </table:table-cell>
          <table:table-cell office:value-type="float" office:value="6.124509" calcext:value-type="float">
            <text:p>6,124509</text:p>
          </table:table-cell>
        </table:table-row>
        <table:table-row table:style-name="ro1">
          <table:table-cell office:value-type="float" office:value="0.794543" calcext:value-type="float">
            <text:p>0,794543</text:p>
          </table:table-cell>
          <table:table-cell office:value-type="float" office:value="4.251883" calcext:value-type="float">
            <text:p>4,251883</text:p>
          </table:table-cell>
        </table:table-row>
        <table:table-row table:style-name="ro1">
          <table:table-cell office:value-type="float" office:value="1.846565" calcext:value-type="float">
            <text:p>1,846565</text:p>
          </table:table-cell>
          <table:table-cell office:value-type="float" office:value="2.882949" calcext:value-type="float">
            <text:p>2,882949</text:p>
          </table:table-cell>
        </table:table-row>
        <table:table-row table:style-name="ro1">
          <table:table-cell office:value-type="float" office:value="2.103099" calcext:value-type="float">
            <text:p>2,103099</text:p>
          </table:table-cell>
          <table:table-cell office:value-type="float" office:value="8.244987" calcext:value-type="float">
            <text:p>8,244987</text:p>
          </table:table-cell>
        </table:table-row>
        <table:table-row table:style-name="ro1">
          <table:table-cell office:value-type="float" office:value="6.567002" calcext:value-type="float">
            <text:p>6,567002</text:p>
          </table:table-cell>
          <table:table-cell office:value-type="float" office:value="5.520715" calcext:value-type="float">
            <text:p>5,520715</text:p>
          </table:table-cell>
        </table:table-row>
        <table:table-row table:style-name="ro1">
          <table:table-cell office:value-type="float" office:value="1.655326" calcext:value-type="float">
            <text:p>1,655326</text:p>
          </table:table-cell>
          <table:table-cell office:value-type="float" office:value="8.628512" calcext:value-type="float">
            <text:p>8,628512</text:p>
          </table:table-cell>
        </table:table-row>
        <table:table-row table:style-name="ro1">
          <table:table-cell office:value-type="float" office:value="1.620248" calcext:value-type="float">
            <text:p>1,620248</text:p>
          </table:table-cell>
          <table:table-cell office:value-type="float" office:value="7.941371" calcext:value-type="float">
            <text:p>7,941371</text:p>
          </table:table-cell>
        </table:table-row>
        <table:table-row table:style-name="ro1">
          <table:table-cell office:value-type="float" office:value="0.959052" calcext:value-type="float">
            <text:p>0,959052</text:p>
          </table:table-cell>
          <table:table-cell office:value-type="float" office:value="3.398053" calcext:value-type="float">
            <text:p>3,398053</text:p>
          </table:table-cell>
        </table:table-row>
        <table:table-row table:style-name="ro1">
          <table:table-cell office:value-type="float" office:value="7.712012" calcext:value-type="float">
            <text:p>7,712012</text:p>
          </table:table-cell>
          <table:table-cell office:value-type="float" office:value="6.722217" calcext:value-type="float">
            <text:p>6,722217</text:p>
          </table:table-cell>
        </table:table-row>
        <table:table-row table:style-name="ro1">
          <table:table-cell office:value-type="float" office:value="6.881317" calcext:value-type="float">
            <text:p>6,881317</text:p>
          </table:table-cell>
          <table:table-cell office:value-type="float" office:value="6.670964" calcext:value-type="float">
            <text:p>6,670964</text:p>
          </table:table-cell>
        </table:table-row>
        <table:table-row table:style-name="ro1">
          <table:table-cell office:value-type="float" office:value="1.32124" calcext:value-type="float">
            <text:p>1,32124</text:p>
          </table:table-cell>
          <table:table-cell office:value-type="float" office:value="3.742471" calcext:value-type="float">
            <text:p>3,742471</text:p>
          </table:table-cell>
        </table:table-row>
        <table:table-row table:style-name="ro1">
          <table:table-cell office:value-type="float" office:value="2.299019" calcext:value-type="float">
            <text:p>2,299019</text:p>
          </table:table-cell>
          <table:table-cell office:value-type="float" office:value="9.140123" calcext:value-type="float">
            <text:p>9,140123</text:p>
          </table:table-cell>
        </table:table-row>
        <table:table-row table:style-name="ro1">
          <table:table-cell office:value-type="float" office:value="6.679298" calcext:value-type="float">
            <text:p>6,679298</text:p>
          </table:table-cell>
          <table:table-cell office:value-type="float" office:value="5.680044" calcext:value-type="float">
            <text:p>5,680044</text:p>
          </table:table-cell>
        </table:table-row>
        <table:table-row table:style-name="ro1">
          <table:table-cell office:value-type="float" office:value="2.865761" calcext:value-type="float">
            <text:p>2,865761</text:p>
          </table:table-cell>
          <table:table-cell office:value-type="float" office:value="3.746617" calcext:value-type="float">
            <text:p>3,746617</text:p>
          </table:table-cell>
        </table:table-row>
        <table:table-row table:style-name="ro1">
          <table:table-cell office:value-type="float" office:value="1.456103" calcext:value-type="float">
            <text:p>1,456103</text:p>
          </table:table-cell>
          <table:table-cell office:value-type="float" office:value="8.334523" calcext:value-type="float">
            <text:p>8,334523</text:p>
          </table:table-cell>
        </table:table-row>
        <table:table-row table:style-name="ro1">
          <table:table-cell office:value-type="float" office:value="1.438712" calcext:value-type="float">
            <text:p>1,438712</text:p>
          </table:table-cell>
          <table:table-cell office:value-type="float" office:value="9.325891" calcext:value-type="float">
            <text:p>9,325891</text:p>
          </table:table-cell>
        </table:table-row>
        <table:table-row table:style-name="ro1">
          <table:table-cell office:value-type="float" office:value="1.923152" calcext:value-type="float">
            <text:p>1,923152</text:p>
          </table:table-cell>
          <table:table-cell office:value-type="float" office:value="9.409447" calcext:value-type="float">
            <text:p>9,409447</text:p>
          </table:table-cell>
        </table:table-row>
        <table:table-row table:style-name="ro1">
          <table:table-cell office:value-type="float" office:value="1.750579" calcext:value-type="float">
            <text:p>1,750579</text:p>
          </table:table-cell>
          <table:table-cell office:value-type="float" office:value="10.145286" calcext:value-type="float">
            <text:p>10,145286</text:p>
          </table:table-cell>
        </table:table-row>
        <table:table-row table:style-name="ro1">
          <table:table-cell office:value-type="float" office:value="5.744091" calcext:value-type="float">
            <text:p>5,744091</text:p>
          </table:table-cell>
          <table:table-cell office:value-type="float" office:value="4.849242" calcext:value-type="float">
            <text:p>4,849242</text:p>
          </table:table-cell>
        </table:table-row>
        <table:table-row table:style-name="ro1">
          <table:table-cell office:value-type="float" office:value="1.884905" calcext:value-type="float">
            <text:p>1,884905</text:p>
          </table:table-cell>
          <table:table-cell office:value-type="float" office:value="9.642016" calcext:value-type="float">
            <text:p>9,642016</text:p>
          </table:table-cell>
        </table:table-row>
        <table:table-row table:style-name="ro1">
          <table:table-cell office:value-type="float" office:value="1.048022" calcext:value-type="float">
            <text:p>1,048022</text:p>
          </table:table-cell>
          <table:table-cell office:value-type="float" office:value="3.837" calcext:value-type="float">
            <text:p>3,837</text:p>
          </table:table-cell>
        </table:table-row>
        <table:table-row table:style-name="ro1">
          <table:table-cell office:value-type="float" office:value="1.49165" calcext:value-type="float">
            <text:p>1,49165</text:p>
          </table:table-cell>
          <table:table-cell office:value-type="float" office:value="2.597226" calcext:value-type="float">
            <text:p>2,597226</text:p>
          </table:table-cell>
        </table:table-row>
        <table:table-row table:style-name="ro1">
          <table:table-cell office:value-type="float" office:value="2.715809" calcext:value-type="float">
            <text:p>2,715809</text:p>
          </table:table-cell>
          <table:table-cell office:value-type="float" office:value="8.647904" calcext:value-type="float">
            <text:p>8,647904</text:p>
          </table:table-cell>
        </table:table-row>
        <table:table-row table:style-name="ro1">
          <table:table-cell office:value-type="float" office:value="1.854619" calcext:value-type="float">
            <text:p>1,854619</text:p>
          </table:table-cell>
          <table:table-cell office:value-type="float" office:value="9.96472" calcext:value-type="float">
            <text:p>9,96472</text:p>
          </table:table-cell>
        </table:table-row>
        <table:table-row table:style-name="ro1">
          <table:table-cell office:value-type="float" office:value="5.927938" calcext:value-type="float">
            <text:p>5,927938</text:p>
          </table:table-cell>
          <table:table-cell office:value-type="float" office:value="4.806929" calcext:value-type="float">
            <text:p>4,806929</text:p>
          </table:table-cell>
        </table:table-row>
        <table:table-row table:style-name="ro1">
          <table:table-cell office:value-type="float" office:value="0.922393" calcext:value-type="float">
            <text:p>0,922393</text:p>
          </table:table-cell>
          <table:table-cell office:value-type="float" office:value="3.648471" calcext:value-type="float">
            <text:p>3,648471</text:p>
          </table:table-cell>
        </table:table-row>
        <table:table-row table:style-name="ro1">
          <table:table-cell office:value-type="float" office:value="7.370332" calcext:value-type="float">
            <text:p>7,370332</text:p>
          </table:table-cell>
          <table:table-cell office:value-type="float" office:value="5.203754" calcext:value-type="float">
            <text:p>5,203754</text:p>
          </table:table-cell>
        </table:table-row>
        <table:table-row table:style-name="ro1">
          <table:table-cell office:value-type="float" office:value="3.387012" calcext:value-type="float">
            <text:p>3,387012</text:p>
          </table:table-cell>
          <table:table-cell office:value-type="float" office:value="3.137433" calcext:value-type="float">
            <text:p>3,137433</text:p>
          </table:table-cell>
        </table:table-row>
        <table:table-row table:style-name="ro1">
          <table:table-cell office:value-type="float" office:value="2.079541" calcext:value-type="float">
            <text:p>2,079541</text:p>
          </table:table-cell>
          <table:table-cell office:value-type="float" office:value="9.273278" calcext:value-type="float">
            <text:p>9,273278</text:p>
          </table:table-cell>
        </table:table-row>
        <table:table-row table:style-name="ro1">
          <table:table-cell office:value-type="float" office:value="5.853777" calcext:value-type="float">
            <text:p>5,853777</text:p>
          </table:table-cell>
          <table:table-cell office:value-type="float" office:value="5.719648" calcext:value-type="float">
            <text:p>5,719648</text:p>
          </table:table-cell>
        </table:table-row>
        <table:table-row table:style-name="ro1">
          <table:table-cell office:value-type="float" office:value="1.586027" calcext:value-type="float">
            <text:p>1,586027</text:p>
          </table:table-cell>
          <table:table-cell office:value-type="float" office:value="3.501326" calcext:value-type="float">
            <text:p>3,501326</text:p>
          </table:table-cell>
        </table:table-row>
        <table:table-row table:style-name="ro1">
          <table:table-cell office:value-type="float" office:value="7.625725" calcext:value-type="float">
            <text:p>7,625725</text:p>
          </table:table-cell>
          <table:table-cell office:value-type="float" office:value="6.726143" calcext:value-type="float">
            <text:p>6,726143</text:p>
          </table:table-cell>
        </table:table-row>
        <table:table-row table:style-name="ro1">
          <table:table-cell office:value-type="float" office:value="0.76778" calcext:value-type="float">
            <text:p>0,76778</text:p>
          </table:table-cell>
          <table:table-cell office:value-type="float" office:value="8.922011" calcext:value-type="float">
            <text:p>8,922011</text:p>
          </table:table-cell>
        </table:table-row>
        <table:table-row table:style-name="ro1">
          <table:table-cell office:value-type="float" office:value="1.61029" calcext:value-type="float">
            <text:p>1,61029</text:p>
          </table:table-cell>
          <table:table-cell office:value-type="float" office:value="2.669634" calcext:value-type="float">
            <text:p>2,669634</text:p>
          </table:table-cell>
        </table:table-row>
        <table:table-row table:style-name="ro1">
          <table:table-cell office:value-type="float" office:value="1.854181" calcext:value-type="float">
            <text:p>1,854181</text:p>
          </table:table-cell>
          <table:table-cell office:value-type="float" office:value="9.015433" calcext:value-type="float">
            <text:p>9,015433</text:p>
          </table:table-cell>
        </table:table-row>
        <table:table-row table:style-name="ro1">
          <table:table-cell office:value-type="float" office:value="1.955402" calcext:value-type="float">
            <text:p>1,955402</text:p>
          </table:table-cell>
          <table:table-cell office:value-type="float" office:value="4.689622" calcext:value-type="float">
            <text:p>4,689622</text:p>
          </table:table-cell>
        </table:table-row>
        <table:table-row table:style-name="ro1">
          <table:table-cell office:value-type="float" office:value="2.706229" calcext:value-type="float">
            <text:p>2,706229</text:p>
          </table:table-cell>
          <table:table-cell office:value-type="float" office:value="8.839908" calcext:value-type="float">
            <text:p>8,839908</text:p>
          </table:table-cell>
        </table:table-row>
        <table:table-row table:style-name="ro1">
          <table:table-cell office:value-type="float" office:value="6.515962" calcext:value-type="float">
            <text:p>6,515962</text:p>
          </table:table-cell>
          <table:table-cell office:value-type="float" office:value="6.191274" calcext:value-type="float">
            <text:p>6,191274</text:p>
          </table:table-cell>
        </table:table-row>
        <table:table-row table:style-name="ro1">
          <table:table-cell office:value-type="float" office:value="2.98254" calcext:value-type="float">
            <text:p>2,98254</text:p>
          </table:table-cell>
          <table:table-cell office:value-type="float" office:value="9.753035" calcext:value-type="float">
            <text:p>9,753035</text:p>
          </table:table-cell>
        </table:table-row>
        <table:table-row table:style-name="ro1">
          <table:table-cell office:value-type="float" office:value="1.011787" calcext:value-type="float">
            <text:p>1,011787</text:p>
          </table:table-cell>
          <table:table-cell office:value-type="float" office:value="2.828935" calcext:value-type="float">
            <text:p>2,828935</text:p>
          </table:table-cell>
        </table:table-row>
        <table:table-row table:style-name="ro1">
          <table:table-cell office:value-type="float" office:value="2.624843" calcext:value-type="float">
            <text:p>2,624843</text:p>
          </table:table-cell>
          <table:table-cell office:value-type="float" office:value="2.722487" calcext:value-type="float">
            <text:p>2,722487</text:p>
          </table:table-cell>
        </table:table-row>
        <table:table-row table:style-name="ro1">
          <table:table-cell office:value-type="float" office:value="2.961882" calcext:value-type="float">
            <text:p>2,961882</text:p>
          </table:table-cell>
          <table:table-cell office:value-type="float" office:value="3.408601" calcext:value-type="float">
            <text:p>3,408601</text:p>
          </table:table-cell>
        </table:table-row>
        <table:table-row table:style-name="ro1">
          <table:table-cell office:value-type="float" office:value="6.782343" calcext:value-type="float">
            <text:p>6,782343</text:p>
          </table:table-cell>
          <table:table-cell office:value-type="float" office:value="6.135795" calcext:value-type="float">
            <text:p>6,135795</text:p>
          </table:table-cell>
        </table:table-row>
        <table:table-row table:style-name="ro1">
          <table:table-cell office:value-type="float" office:value="1.819842" calcext:value-type="float">
            <text:p>1,819842</text:p>
          </table:table-cell>
          <table:table-cell office:value-type="float" office:value="3.383332" calcext:value-type="float">
            <text:p>3,383332</text:p>
          </table:table-cell>
        </table:table-row>
        <table:table-row table:style-name="ro1">
          <table:table-cell office:value-type="float" office:value="2.925205" calcext:value-type="float">
            <text:p>2,925205</text:p>
          </table:table-cell>
          <table:table-cell office:value-type="float" office:value="10.276945" calcext:value-type="float">
            <text:p>10,276945</text:p>
          </table:table-cell>
        </table:table-row>
        <table:table-row table:style-name="ro1">
          <table:table-cell office:value-type="float" office:value="5.901112" calcext:value-type="float">
            <text:p>5,901112</text:p>
          </table:table-cell>
          <table:table-cell office:value-type="float" office:value="6.135762" calcext:value-type="float">
            <text:p>6,135762</text:p>
          </table:table-cell>
        </table:table-row>
        <table:table-row table:style-name="ro1">
          <table:table-cell office:value-type="float" office:value="1.469836" calcext:value-type="float">
            <text:p>1,469836</text:p>
          </table:table-cell>
          <table:table-cell office:value-type="float" office:value="8.811379" calcext:value-type="float">
            <text:p>8,811379</text:p>
          </table:table-cell>
        </table:table-row>
        <table:table-row table:style-name="ro1">
          <table:table-cell office:value-type="float" office:value="2.139546" calcext:value-type="float">
            <text:p>2,139546</text:p>
          </table:table-cell>
          <table:table-cell office:value-type="float" office:value="3.335974" calcext:value-type="float">
            <text:p>3,335974</text:p>
          </table:table-cell>
        </table:table-row>
        <table:table-row table:style-name="ro1">
          <table:table-cell office:value-type="float" office:value="7.72355" calcext:value-type="float">
            <text:p>7,72355</text:p>
          </table:table-cell>
          <table:table-cell office:value-type="float" office:value="6.830326" calcext:value-type="float">
            <text:p>6,830326</text:p>
          </table:table-cell>
        </table:table-row>
        <table:table-row table:style-name="ro1">
          <table:table-cell office:value-type="float" office:value="7.476622" calcext:value-type="float">
            <text:p>7,476622</text:p>
          </table:table-cell>
          <table:table-cell office:value-type="float" office:value="5.507343" calcext:value-type="float">
            <text:p>5,507343</text:p>
          </table:table-cell>
        </table:table-row>
        <table:table-row table:style-name="ro1">
          <table:table-cell office:value-type="float" office:value="2.759143" calcext:value-type="float">
            <text:p>2,759143</text:p>
          </table:table-cell>
          <table:table-cell office:value-type="float" office:value="9.886753" calcext:value-type="float">
            <text:p>9,886753</text:p>
          </table:table-cell>
        </table:table-row>
        <table:table-row table:style-name="ro1">
          <table:table-cell office:value-type="float" office:value="5.647031" calcext:value-type="float">
            <text:p>5,647031</text:p>
          </table:table-cell>
          <table:table-cell office:value-type="float" office:value="5.568316" calcext:value-type="float">
            <text:p>5,568316</text:p>
          </table:table-cell>
        </table:table-row>
        <table:table-row table:style-name="ro1">
          <table:table-cell office:value-type="float" office:value="6.331853" calcext:value-type="float">
            <text:p>6,331853</text:p>
          </table:table-cell>
          <table:table-cell office:value-type="float" office:value="6.650791" calcext:value-type="float">
            <text:p>6,650791</text:p>
          </table:table-cell>
        </table:table-row>
        <table:table-row table:style-name="ro1">
          <table:table-cell office:value-type="float" office:value="1.443585" calcext:value-type="float">
            <text:p>1,443585</text:p>
          </table:table-cell>
          <table:table-cell office:value-type="float" office:value="7.837708" calcext:value-type="float">
            <text:p>7,837708</text:p>
          </table:table-cell>
        </table:table-row>
        <table:table-row table:style-name="ro1">
          <table:table-cell office:value-type="float" office:value="0.949552" calcext:value-type="float">
            <text:p>0,949552</text:p>
          </table:table-cell>
          <table:table-cell office:value-type="float" office:value="9.191831" calcext:value-type="float">
            <text:p>9,191831</text:p>
          </table:table-cell>
        </table:table-row>
        <table:table-row table:style-name="ro1">
          <table:table-cell office:value-type="float" office:value="2.262729" calcext:value-type="float">
            <text:p>2,262729</text:p>
          </table:table-cell>
          <table:table-cell office:value-type="float" office:value="9.7352" calcext:value-type="float">
            <text:p>9,7352</text:p>
          </table:table-cell>
        </table:table-row>
        <table:table-row table:style-name="ro1">
          <table:table-cell office:value-type="float" office:value="7.53344" calcext:value-type="float">
            <text:p>7,53344</text:p>
          </table:table-cell>
          <table:table-cell office:value-type="float" office:value="7.101094" calcext:value-type="float">
            <text:p>7,101094</text:p>
          </table:table-cell>
        </table:table-row>
        <table:table-row table:style-name="ro1">
          <table:table-cell office:value-type="float" office:value="6.762084" calcext:value-type="float">
            <text:p>6,762084</text:p>
          </table:table-cell>
          <table:table-cell office:value-type="float" office:value="5.638481" calcext:value-type="float">
            <text:p>5,638481</text:p>
          </table:table-cell>
        </table:table-row>
        <table:table-row table:style-name="ro1">
          <table:table-cell office:value-type="float" office:value="2.983533" calcext:value-type="float">
            <text:p>2,983533</text:p>
          </table:table-cell>
          <table:table-cell office:value-type="float" office:value="2.12197" calcext:value-type="float">
            <text:p>2,12197</text:p>
          </table:table-cell>
        </table:table-row>
        <table:table-row table:style-name="ro1">
          <table:table-cell office:value-type="float" office:value="0.82772" calcext:value-type="float">
            <text:p>0,82772</text:p>
          </table:table-cell>
          <table:table-cell office:value-type="float" office:value="8.851872" calcext:value-type="float">
            <text:p>8,851872</text:p>
          </table:table-cell>
        </table:table-row>
        <table:table-row table:style-name="ro1">
          <table:table-cell office:value-type="float" office:value="1.87973" calcext:value-type="float">
            <text:p>1,87973</text:p>
          </table:table-cell>
          <table:table-cell office:value-type="float" office:value="8.537884" calcext:value-type="float">
            <text:p>8,537884</text:p>
          </table:table-cell>
        </table:table-row>
        <table:table-row table:style-name="ro1">
          <table:table-cell office:value-type="float" office:value="6.705269" calcext:value-type="float">
            <text:p>6,705269</text:p>
          </table:table-cell>
          <table:table-cell office:value-type="float" office:value="5.59021" calcext:value-type="float">
            <text:p>5,59021</text:p>
          </table:table-cell>
        </table:table-row>
        <table:table-row table:style-name="ro1">
          <table:table-cell office:value-type="float" office:value="2.314341" calcext:value-type="float">
            <text:p>2,314341</text:p>
          </table:table-cell>
          <table:table-cell office:value-type="float" office:value="9.819387" calcext:value-type="float">
            <text:p>9,819387</text:p>
          </table:table-cell>
        </table:table-row>
        <table:table-row table:style-name="ro1">
          <table:table-cell office:value-type="float" office:value="1.415931" calcext:value-type="float">
            <text:p>1,415931</text:p>
          </table:table-cell>
          <table:table-cell office:value-type="float" office:value="3.333264" calcext:value-type="float">
            <text:p>3,333264</text:p>
          </table:table-cell>
        </table:table-row>
        <table:table-row table:style-name="ro1">
          <table:table-cell office:value-type="float" office:value="2.841911" calcext:value-type="float">
            <text:p>2,841911</text:p>
          </table:table-cell>
          <table:table-cell office:value-type="float" office:value="9.836261" calcext:value-type="float">
            <text:p>9,836261</text:p>
          </table:table-cell>
        </table:table-row>
        <table:table-row table:style-name="ro1">
          <table:table-cell office:value-type="float" office:value="1.94122" calcext:value-type="float">
            <text:p>1,94122</text:p>
          </table:table-cell>
          <table:table-cell office:value-type="float" office:value="3.067183" calcext:value-type="float">
            <text:p>3,067183</text:p>
          </table:table-cell>
        </table:table-row>
        <table:table-row table:style-name="ro1">
          <table:table-cell office:value-type="float" office:value="1.356242" calcext:value-type="float">
            <text:p>1,356242</text:p>
          </table:table-cell>
          <table:table-cell office:value-type="float" office:value="8.98826" calcext:value-type="float">
            <text:p>8,98826</text:p>
          </table:table-cell>
        </table:table-row>
        <table:table-row table:style-name="ro1">
          <table:table-cell office:value-type="float" office:value="6.963148" calcext:value-type="float">
            <text:p>6,963148</text:p>
          </table:table-cell>
          <table:table-cell office:value-type="float" office:value="5.0406" calcext:value-type="float">
            <text:p>5,0406</text:p>
          </table:table-cell>
        </table:table-row>
        <table:table-row table:style-name="ro1">
          <table:table-cell office:value-type="float" office:value="6.78071" calcext:value-type="float">
            <text:p>6,78071</text:p>
          </table:table-cell>
          <table:table-cell office:value-type="float" office:value="6.750162" calcext:value-type="float">
            <text:p>6,750162</text:p>
          </table:table-cell>
        </table:table-row>
        <table:table-row table:style-name="ro1">
          <table:table-cell office:value-type="float" office:value="1.963224" calcext:value-type="float">
            <text:p>1,963224</text:p>
          </table:table-cell>
          <table:table-cell office:value-type="float" office:value="3.531478" calcext:value-type="float">
            <text:p>3,531478</text:p>
          </table:table-cell>
        </table:table-row>
        <table:table-row table:style-name="ro1">
          <table:table-cell office:value-type="float" office:value="0.566161" calcext:value-type="float">
            <text:p>0,566161</text:p>
          </table:table-cell>
          <table:table-cell office:value-type="float" office:value="8.544849" calcext:value-type="float">
            <text:p>8,544849</text:p>
          </table:table-cell>
        </table:table-row>
        <table:table-row table:style-name="ro1">
          <table:table-cell office:value-type="float" office:value="2.124026" calcext:value-type="float">
            <text:p>2,124026</text:p>
          </table:table-cell>
          <table:table-cell office:value-type="float" office:value="9.359289" calcext:value-type="float">
            <text:p>9,359289</text:p>
          </table:table-cell>
        </table:table-row>
        <table:table-row table:style-name="ro1">
          <table:table-cell office:value-type="float" office:value="1.543213" calcext:value-type="float">
            <text:p>1,543213</text:p>
          </table:table-cell>
          <table:table-cell office:value-type="float" office:value="9.690944" calcext:value-type="float">
            <text:p>9,690944</text:p>
          </table:table-cell>
        </table:table-row>
        <table:table-row table:style-name="ro1">
          <table:table-cell office:value-type="float" office:value="1.414024" calcext:value-type="float">
            <text:p>1,414024</text:p>
          </table:table-cell>
          <table:table-cell office:value-type="float" office:value="2.346048" calcext:value-type="float">
            <text:p>2,346048</text:p>
          </table:table-cell>
        </table:table-row>
        <table:table-row table:style-name="ro1">
          <table:table-cell office:value-type="float" office:value="2.026742" calcext:value-type="float">
            <text:p>2,026742</text:p>
          </table:table-cell>
          <table:table-cell office:value-type="float" office:value="2.9506" calcext:value-type="float">
            <text:p>2,9506</text:p>
          </table:table-cell>
        </table:table-row>
        <table:table-row table:style-name="ro1">
          <table:table-cell office:value-type="float" office:value="2.412396" calcext:value-type="float">
            <text:p>2,412396</text:p>
          </table:table-cell>
          <table:table-cell office:value-type="float" office:value="4.34151" calcext:value-type="float">
            <text:p>4,34151</text:p>
          </table:table-cell>
        </table:table-row>
        <table:table-row table:style-name="ro1">
          <table:table-cell office:value-type="float" office:value="7.121561" calcext:value-type="float">
            <text:p>7,121561</text:p>
          </table:table-cell>
          <table:table-cell office:value-type="float" office:value="5.223274" calcext:value-type="float">
            <text:p>5,223274</text:p>
          </table:table-cell>
        </table:table-row>
        <table:table-row table:style-name="ro1">
          <table:table-cell office:value-type="float" office:value="7.098135" calcext:value-type="float">
            <text:p>7,098135</text:p>
          </table:table-cell>
          <table:table-cell office:value-type="float" office:value="5.203183" calcext:value-type="float">
            <text:p>5,203183</text:p>
          </table:table-cell>
        </table:table-row>
        <table:table-row table:style-name="ro1">
          <table:table-cell office:value-type="float" office:value="2.739442" calcext:value-type="float">
            <text:p>2,739442</text:p>
          </table:table-cell>
          <table:table-cell office:value-type="float" office:value="3.580591" calcext:value-type="float">
            <text:p>3,580591</text:p>
          </table:table-cell>
        </table:table-row>
        <table:table-row table:style-name="ro1">
          <table:table-cell office:value-type="float" office:value="2.099394" calcext:value-type="float">
            <text:p>2,099394</text:p>
          </table:table-cell>
          <table:table-cell office:value-type="float" office:value="9.384139" calcext:value-type="float">
            <text:p>9,384139</text:p>
          </table:table-cell>
        </table:table-row>
        <table:table-row table:style-name="ro1">
          <table:table-cell office:value-type="float" office:value="1.80393" calcext:value-type="float">
            <text:p>1,80393</text:p>
          </table:table-cell>
          <table:table-cell office:value-type="float" office:value="9.127838" calcext:value-type="float">
            <text:p>9,127838</text:p>
          </table:table-cell>
        </table:table-row>
        <table:table-row table:style-name="ro1">
          <table:table-cell office:value-type="float" office:value="2.017813" calcext:value-type="float">
            <text:p>2,017813</text:p>
          </table:table-cell>
          <table:table-cell office:value-type="float" office:value="3.788021" calcext:value-type="float">
            <text:p>3,788021</text:p>
          </table:table-cell>
        </table:table-row>
        <table:table-row table:style-name="ro1">
          <table:table-cell office:value-type="float" office:value="2.699912" calcext:value-type="float">
            <text:p>2,699912</text:p>
          </table:table-cell>
          <table:table-cell office:value-type="float" office:value="2.502674" calcext:value-type="float">
            <text:p>2,502674</text:p>
          </table:table-cell>
        </table:table-row>
        <table:table-row table:style-name="ro1">
          <table:table-cell office:value-type="float" office:value="1.103489" calcext:value-type="float">
            <text:p>1,103489</text:p>
          </table:table-cell>
          <table:table-cell office:value-type="float" office:value="8.659705" calcext:value-type="float">
            <text:p>8,659705</text:p>
          </table:table-cell>
        </table:table-row>
        <table:table-row table:style-name="ro1">
          <table:table-cell office:value-type="float" office:value="7.709676" calcext:value-type="float">
            <text:p>7,709676</text:p>
          </table:table-cell>
          <table:table-cell office:value-type="float" office:value="5.746883" calcext:value-type="float">
            <text:p>5,746883</text:p>
          </table:table-cell>
        </table:table-row>
        <table:table-row table:style-name="ro1">
          <table:table-cell office:value-type="float" office:value="6.060261" calcext:value-type="float">
            <text:p>6,060261</text:p>
          </table:table-cell>
          <table:table-cell office:value-type="float" office:value="6.19913" calcext:value-type="float">
            <text:p>6,19913</text:p>
          </table:table-cell>
        </table:table-row>
        <table:table-row table:style-name="ro1">
          <table:table-cell office:value-type="float" office:value="1.140777" calcext:value-type="float">
            <text:p>1,140777</text:p>
          </table:table-cell>
          <table:table-cell office:value-type="float" office:value="8.300176" calcext:value-type="float">
            <text:p>8,300176</text:p>
          </table:table-cell>
        </table:table-row>
        <table:table-row table:style-name="ro1">
          <table:table-cell office:value-type="float" office:value="6.189013" calcext:value-type="float">
            <text:p>6,189013</text:p>
          </table:table-cell>
          <table:table-cell office:value-type="float" office:value="6.00038" calcext:value-type="float">
            <text:p>6,00038</text:p>
          </table:table-cell>
        </table:table-row>
        <table:table-row table:style-name="ro1">
          <table:table-cell office:value-type="float" office:value="1.748946" calcext:value-type="float">
            <text:p>1,748946</text:p>
          </table:table-cell>
          <table:table-cell office:value-type="float" office:value="9.525827" calcext:value-type="float">
            <text:p>9,525827</text:p>
          </table:table-cell>
        </table:table-row>
        <table:table-row table:style-name="ro1">
          <table:table-cell office:value-type="float" office:value="6.819971" calcext:value-type="float">
            <text:p>6,819971</text:p>
          </table:table-cell>
          <table:table-cell office:value-type="float" office:value="5.215587" calcext:value-type="float">
            <text:p>5,215587</text:p>
          </table:table-cell>
        </table:table-row>
        <table:table-row table:style-name="ro1">
          <table:table-cell office:value-type="float" office:value="2.253261" calcext:value-type="float">
            <text:p>2,253261</text:p>
          </table:table-cell>
          <table:table-cell office:value-type="float" office:value="9.09062" calcext:value-type="float">
            <text:p>9,09062</text:p>
          </table:table-cell>
        </table:table-row>
        <table:table-row table:style-name="ro1">
          <table:table-cell office:value-type="float" office:value="1.366265" calcext:value-type="float">
            <text:p>1,366265</text:p>
          </table:table-cell>
          <table:table-cell office:value-type="float" office:value="2.340908" calcext:value-type="float">
            <text:p>2,340908</text:p>
          </table:table-cell>
        </table:table-row>
        <table:table-row table:style-name="ro1">
          <table:table-cell office:value-type="float" office:value="2.50614" calcext:value-type="float">
            <text:p>2,50614</text:p>
          </table:table-cell>
          <table:table-cell office:value-type="float" office:value="3.555894" calcext:value-type="float">
            <text:p>3,555894</text:p>
          </table:table-cell>
        </table:table-row>
        <table:table-row table:style-name="ro1">
          <table:table-cell office:value-type="float" office:value="1.101381" calcext:value-type="float">
            <text:p>1,101381</text:p>
          </table:table-cell>
          <table:table-cell office:value-type="float" office:value="4.395176" calcext:value-type="float">
            <text:p>4,395176</text:p>
          </table:table-cell>
        </table:table-row>
        <table:table-row table:style-name="ro1">
          <table:table-cell office:value-type="float" office:value="1.381084" calcext:value-type="float">
            <text:p>1,381084</text:p>
          </table:table-cell>
          <table:table-cell office:value-type="float" office:value="4.00828" calcext:value-type="float">
            <text:p>4,00828</text:p>
          </table:table-cell>
        </table:table-row>
        <table:table-row table:style-name="ro1">
          <table:table-cell office:value-type="float" office:value="1.378049" calcext:value-type="float">
            <text:p>1,378049</text:p>
          </table:table-cell>
          <table:table-cell office:value-type="float" office:value="8.765783" calcext:value-type="float">
            <text:p>8,765783</text:p>
          </table:table-cell>
        </table:table-row>
        <table:table-row table:style-name="ro1">
          <table:table-cell office:value-type="float" office:value="2.560062" calcext:value-type="float">
            <text:p>2,560062</text:p>
          </table:table-cell>
          <table:table-cell office:value-type="float" office:value="8.961301" calcext:value-type="float">
            <text:p>8,961301</text:p>
          </table:table-cell>
        </table:table-row>
        <table:table-row table:style-name="ro1">
          <table:table-cell office:value-type="float" office:value="2.232549" calcext:value-type="float">
            <text:p>2,232549</text:p>
          </table:table-cell>
          <table:table-cell office:value-type="float" office:value="10.263026" calcext:value-type="float">
            <text:p>10,263026</text:p>
          </table:table-cell>
        </table:table-row>
        <table:table-row table:style-name="ro1">
          <table:table-cell office:value-type="float" office:value="2.858239" calcext:value-type="float">
            <text:p>2,858239</text:p>
          </table:table-cell>
          <table:table-cell office:value-type="float" office:value="3.40253" calcext:value-type="float">
            <text:p>3,40253</text:p>
          </table:table-cell>
        </table:table-row>
        <table:table-row table:style-name="ro1">
          <table:table-cell office:value-type="float" office:value="2.221644" calcext:value-type="float">
            <text:p>2,221644</text:p>
          </table:table-cell>
          <table:table-cell office:value-type="float" office:value="3.794489" calcext:value-type="float">
            <text:p>3,794489</text:p>
          </table:table-cell>
        </table:table-row>
        <table:table-row table:style-name="ro1">
          <table:table-cell office:value-type="float" office:value="2.086772" calcext:value-type="float">
            <text:p>2,086772</text:p>
          </table:table-cell>
          <table:table-cell office:value-type="float" office:value="3.241335" calcext:value-type="float">
            <text:p>3,241335</text:p>
          </table:table-cell>
        </table:table-row>
        <table:table-row table:style-name="ro1">
          <table:table-cell office:value-type="float" office:value="2.247996" calcext:value-type="float">
            <text:p>2,247996</text:p>
          </table:table-cell>
          <table:table-cell office:value-type="float" office:value="4.314523" calcext:value-type="float">
            <text:p>4,314523</text:p>
          </table:table-cell>
        </table:table-row>
        <table:table-row table:style-name="ro1">
          <table:table-cell office:value-type="float" office:value="2.089461" calcext:value-type="float">
            <text:p>2,089461</text:p>
          </table:table-cell>
          <table:table-cell office:value-type="float" office:value="2.89569" calcext:value-type="float">
            <text:p>2,89569</text:p>
          </table:table-cell>
        </table:table-row>
        <table:table-row table:style-name="ro1">
          <table:table-cell office:value-type="float" office:value="5.975719" calcext:value-type="float">
            <text:p>5,975719</text:p>
          </table:table-cell>
          <table:table-cell office:value-type="float" office:value="6.035998" calcext:value-type="float">
            <text:p>6,035998</text:p>
          </table:table-cell>
        </table:table-row>
        <table:table-row table:style-name="ro1">
          <table:table-cell office:value-type="float" office:value="2.055073" calcext:value-type="float">
            <text:p>2,055073</text:p>
          </table:table-cell>
          <table:table-cell office:value-type="float" office:value="2.708939" calcext:value-type="float">
            <text:p>2,708939</text:p>
          </table:table-cell>
        </table:table-row>
        <table:table-row table:style-name="ro1">
          <table:table-cell office:value-type="float" office:value="1.611818" calcext:value-type="float">
            <text:p>1,611818</text:p>
          </table:table-cell>
          <table:table-cell office:value-type="float" office:value="3.750505" calcext:value-type="float">
            <text:p>3,750505</text:p>
          </table:table-cell>
        </table:table-row>
        <table:table-row table:style-name="ro1">
          <table:table-cell office:value-type="float" office:value="0.808191" calcext:value-type="float">
            <text:p>0,808191</text:p>
          </table:table-cell>
          <table:table-cell office:value-type="float" office:value="3.226377" calcext:value-type="float">
            <text:p>3,226377</text:p>
          </table:table-cell>
        </table:table-row>
        <table:table-row table:style-name="ro1">
          <table:table-cell office:value-type="float" office:value="1.368766" calcext:value-type="float">
            <text:p>1,368766</text:p>
          </table:table-cell>
          <table:table-cell office:value-type="float" office:value="9.460832" calcext:value-type="float">
            <text:p>9,460832</text:p>
          </table:table-cell>
        </table:table-row>
        <table:table-row table:style-name="ro1">
          <table:table-cell office:value-type="float" office:value="6.766449" calcext:value-type="float">
            <text:p>6,766449</text:p>
          </table:table-cell>
          <table:table-cell office:value-type="float" office:value="6.248373" calcext:value-type="float">
            <text:p>6,248373</text:p>
          </table:table-cell>
        </table:table-row>
        <table:table-row table:style-name="ro1">
          <table:table-cell office:value-type="float" office:value="2.074342" calcext:value-type="float">
            <text:p>2,074342</text:p>
          </table:table-cell>
          <table:table-cell office:value-type="float" office:value="4.382226" calcext:value-type="float">
            <text:p>4,382226</text:p>
          </table:table-cell>
        </table:table-row>
        <table:table-row table:style-name="ro1">
          <table:table-cell office:value-type="float" office:value="1.896793" calcext:value-type="float">
            <text:p>1,896793</text:p>
          </table:table-cell>
          <table:table-cell office:value-type="float" office:value="4.407416" calcext:value-type="float">
            <text:p>4,407416</text:p>
          </table:table-cell>
        </table:table-row>
        <table:table-row table:style-name="ro1">
          <table:table-cell office:value-type="float" office:value="2.960503" calcext:value-type="float">
            <text:p>2,960503</text:p>
          </table:table-cell>
          <table:table-cell office:value-type="float" office:value="2.56071" calcext:value-type="float">
            <text:p>2,56071</text:p>
          </table:table-cell>
        </table:table-row>
        <table:table-row table:style-name="ro1">
          <table:table-cell office:value-type="float" office:value="2.262611" calcext:value-type="float">
            <text:p>2,262611</text:p>
          </table:table-cell>
          <table:table-cell office:value-type="float" office:value="9.506459" calcext:value-type="float">
            <text:p>9,506459</text:p>
          </table:table-cell>
        </table:table-row>
        <table:table-row table:style-name="ro1">
          <table:table-cell office:value-type="float" office:value="2.599979" calcext:value-type="float">
            <text:p>2,599979</text:p>
          </table:table-cell>
          <table:table-cell office:value-type="float" office:value="9.438254" calcext:value-type="float">
            <text:p>9,438254</text:p>
          </table:table-cell>
        </table:table-row>
        <table:table-row table:style-name="ro1">
          <table:table-cell office:value-type="float" office:value="1.13471" calcext:value-type="float">
            <text:p>1,13471</text:p>
          </table:table-cell>
          <table:table-cell office:value-type="float" office:value="8.63616" calcext:value-type="float">
            <text:p>8,63616</text:p>
          </table:table-cell>
        </table:table-row>
        <table:table-row table:style-name="ro1">
          <table:table-cell office:value-type="float" office:value="7.510454" calcext:value-type="float">
            <text:p>7,510454</text:p>
          </table:table-cell>
          <table:table-cell office:value-type="float" office:value="6.240411" calcext:value-type="float">
            <text:p>6,240411</text:p>
          </table:table-cell>
        </table:table-row>
        <table:table-row table:style-name="ro1">
          <table:table-cell office:value-type="float" office:value="7.828911" calcext:value-type="float">
            <text:p>7,828911</text:p>
          </table:table-cell>
          <table:table-cell office:value-type="float" office:value="6.793388" calcext:value-type="float">
            <text:p>6,793388</text:p>
          </table:table-cell>
        </table:table-row>
        <table:table-row table:style-name="ro1">
          <table:table-cell office:value-type="float" office:value="1.581565" calcext:value-type="float">
            <text:p>1,581565</text:p>
          </table:table-cell>
          <table:table-cell office:value-type="float" office:value="9.463621" calcext:value-type="float">
            <text:p>9,463621</text:p>
          </table:table-cell>
        </table:table-row>
        <table:table-row table:style-name="ro1">
          <table:table-cell office:value-type="float" office:value="2.771513" calcext:value-type="float">
            <text:p>2,771513</text:p>
          </table:table-cell>
          <table:table-cell office:value-type="float" office:value="10.11939" calcext:value-type="float">
            <text:p>10,11939</text:p>
          </table:table-cell>
        </table:table-row>
        <table:table-row table:style-name="ro1">
          <table:table-cell office:value-type="float" office:value="1.840464" calcext:value-type="float">
            <text:p>1,840464</text:p>
          </table:table-cell>
          <table:table-cell office:value-type="float" office:value="3.617473" calcext:value-type="float">
            <text:p>3,617473</text:p>
          </table:table-cell>
        </table:table-row>
        <table:table-row table:style-name="ro1">
          <table:table-cell office:value-type="float" office:value="2.232589" calcext:value-type="float">
            <text:p>2,232589</text:p>
          </table:table-cell>
          <table:table-cell office:value-type="float" office:value="9.656839" calcext:value-type="float">
            <text:p>9,656839</text:p>
          </table:table-cell>
        </table:table-row>
        <table:table-row table:style-name="ro1">
          <table:table-cell office:value-type="float" office:value="1.763603" calcext:value-type="float">
            <text:p>1,763603</text:p>
          </table:table-cell>
          <table:table-cell office:value-type="float" office:value="8.692439" calcext:value-type="float">
            <text:p>8,692439</text:p>
          </table:table-cell>
        </table:table-row>
        <table:table-row table:style-name="ro1">
          <table:table-cell office:value-type="float" office:value="1.007565" calcext:value-type="float">
            <text:p>1,007565</text:p>
          </table:table-cell>
          <table:table-cell office:value-type="float" office:value="10.561316" calcext:value-type="float">
            <text:p>10,561316</text:p>
          </table:table-cell>
        </table:table-row>
        <table:table-row table:style-name="ro1">
          <table:table-cell office:value-type="float" office:value="3.144392" calcext:value-type="float">
            <text:p>3,144392</text:p>
          </table:table-cell>
          <table:table-cell office:value-type="float" office:value="2.490209" calcext:value-type="float">
            <text:p>2,490209</text:p>
          </table:table-cell>
        </table:table-row>
        <table:table-row table:style-name="ro1">
          <table:table-cell office:value-type="float" office:value="1.731825" calcext:value-type="float">
            <text:p>1,731825</text:p>
          </table:table-cell>
          <table:table-cell office:value-type="float" office:value="3.310884" calcext:value-type="float">
            <text:p>3,310884</text:p>
          </table:table-cell>
        </table:table-row>
        <table:table-row table:style-name="ro1">
          <table:table-cell office:value-type="float" office:value="2.266172" calcext:value-type="float">
            <text:p>2,266172</text:p>
          </table:table-cell>
          <table:table-cell office:value-type="float" office:value="3.451949" calcext:value-type="float">
            <text:p>3,451949</text:p>
          </table:table-cell>
        </table:table-row>
        <table:table-row table:style-name="ro1">
          <table:table-cell office:value-type="float" office:value="7.38211" calcext:value-type="float">
            <text:p>7,38211</text:p>
          </table:table-cell>
          <table:table-cell office:value-type="float" office:value="6.723454" calcext:value-type="float">
            <text:p>6,723454</text:p>
          </table:table-cell>
        </table:table-row>
        <table:table-row table:style-name="ro1">
          <table:table-cell office:value-type="float" office:value="2.297122" calcext:value-type="float">
            <text:p>2,297122</text:p>
          </table:table-cell>
          <table:table-cell office:value-type="float" office:value="8.534945" calcext:value-type="float">
            <text:p>8,534945</text:p>
          </table:table-cell>
        </table:table-row>
        <table:table-row table:style-name="ro1">
          <table:table-cell office:value-type="float" office:value="0.980035" calcext:value-type="float">
            <text:p>0,980035</text:p>
          </table:table-cell>
          <table:table-cell office:value-type="float" office:value="9.573544" calcext:value-type="float">
            <text:p>9,573544</text:p>
          </table:table-cell>
        </table:table-row>
        <table:table-row table:style-name="ro1">
          <table:table-cell office:value-type="float" office:value="1.688332" calcext:value-type="float">
            <text:p>1,688332</text:p>
          </table:table-cell>
          <table:table-cell office:value-type="float" office:value="2.785439" calcext:value-type="float">
            <text:p>2,785439</text:p>
          </table:table-cell>
        </table:table-row>
        <table:table-row table:style-name="ro1">
          <table:table-cell office:value-type="float" office:value="1.565421" calcext:value-type="float">
            <text:p>1,565421</text:p>
          </table:table-cell>
          <table:table-cell office:value-type="float" office:value="3.381402" calcext:value-type="float">
            <text:p>3,381402</text:p>
          </table:table-cell>
        </table:table-row>
        <table:table-row table:style-name="ro1">
          <table:table-cell office:value-type="float" office:value="2.317855" calcext:value-type="float">
            <text:p>2,317855</text:p>
          </table:table-cell>
          <table:table-cell office:value-type="float" office:value="3.74831" calcext:value-type="float">
            <text:p>3,74831</text:p>
          </table:table-cell>
        </table:table-row>
        <table:table-row table:style-name="ro1">
          <table:table-cell office:value-type="float" office:value="2.449277" calcext:value-type="float">
            <text:p>2,449277</text:p>
          </table:table-cell>
          <table:table-cell office:value-type="float" office:value="4.504314" calcext:value-type="float">
            <text:p>4,504314</text:p>
          </table:table-cell>
        </table:table-row>
        <table:table-row table:style-name="ro1">
          <table:table-cell office:value-type="float" office:value="2.842997" calcext:value-type="float">
            <text:p>2,842997</text:p>
          </table:table-cell>
          <table:table-cell office:value-type="float" office:value="3.38498" calcext:value-type="float">
            <text:p>3,38498</text:p>
          </table:table-cell>
        </table:table-row>
        <table:table-row table:style-name="ro1">
          <table:table-cell office:value-type="float" office:value="2.373192" calcext:value-type="float">
            <text:p>2,373192</text:p>
          </table:table-cell>
          <table:table-cell office:value-type="float" office:value="3.55029" calcext:value-type="float">
            <text:p>3,55029</text:p>
          </table:table-cell>
        </table:table-row>
        <table:table-row table:style-name="ro1">
          <table:table-cell office:value-type="float" office:value="2.200695" calcext:value-type="float">
            <text:p>2,200695</text:p>
          </table:table-cell>
          <table:table-cell office:value-type="float" office:value="9.414352" calcext:value-type="float">
            <text:p>9,414352</text:p>
          </table:table-cell>
        </table:table-row>
        <table:table-row table:style-name="ro1">
          <table:table-cell office:value-type="float" office:value="2.024933" calcext:value-type="float">
            <text:p>2,024933</text:p>
          </table:table-cell>
          <table:table-cell office:value-type="float" office:value="8.588434" calcext:value-type="float">
            <text:p>8,588434</text:p>
          </table:table-cell>
        </table:table-row>
        <table:table-row table:style-name="ro1">
          <table:table-cell office:value-type="float" office:value="2.431629" calcext:value-type="float">
            <text:p>2,431629</text:p>
          </table:table-cell>
          <table:table-cell office:value-type="float" office:value="8.557456" calcext:value-type="float">
            <text:p>8,557456</text:p>
          </table:table-cell>
        </table:table-row>
        <table:table-row table:style-name="ro1">
          <table:table-cell office:value-type="float" office:value="0.947098" calcext:value-type="float">
            <text:p>0,947098</text:p>
          </table:table-cell>
          <table:table-cell office:value-type="float" office:value="8.221503" calcext:value-type="float">
            <text:p>8,221503</text:p>
          </table:table-cell>
        </table:table-row>
        <table:table-row table:style-name="ro1">
          <table:table-cell office:value-type="float" office:value="1.338764" calcext:value-type="float">
            <text:p>1,338764</text:p>
          </table:table-cell>
          <table:table-cell office:value-type="float" office:value="9.843224" calcext:value-type="float">
            <text:p>9,843224</text:p>
          </table:table-cell>
        </table:table-row>
        <table:table-row table:style-name="ro1">
          <table:table-cell office:value-type="float" office:value="1.997058" calcext:value-type="float">
            <text:p>1,997058</text:p>
          </table:table-cell>
          <table:table-cell office:value-type="float" office:value="9.265242" calcext:value-type="float">
            <text:p>9,265242</text:p>
          </table:table-cell>
        </table:table-row>
        <table:table-row table:style-name="ro1">
          <table:table-cell office:value-type="float" office:value="1.335714" calcext:value-type="float">
            <text:p>1,335714</text:p>
          </table:table-cell>
          <table:table-cell office:value-type="float" office:value="2.9343" calcext:value-type="float">
            <text:p>2,9343</text:p>
          </table:table-cell>
        </table:table-row>
        <table:table-row table:style-name="ro1">
          <table:table-cell office:value-type="float" office:value="1.932787" calcext:value-type="float">
            <text:p>1,932787</text:p>
          </table:table-cell>
          <table:table-cell office:value-type="float" office:value="8.567933" calcext:value-type="float">
            <text:p>8,567933</text:p>
          </table:table-cell>
        </table:table-row>
        <table:table-row table:style-name="ro1">
          <table:table-cell office:value-type="float" office:value="1.425646" calcext:value-type="float">
            <text:p>1,425646</text:p>
          </table:table-cell>
          <table:table-cell office:value-type="float" office:value="3.667452" calcext:value-type="float">
            <text:p>3,667452</text:p>
          </table:table-cell>
        </table:table-row>
        <table:table-row table:style-name="ro1">
          <table:table-cell office:value-type="float" office:value="2.433258" calcext:value-type="float">
            <text:p>2,433258</text:p>
          </table:table-cell>
          <table:table-cell office:value-type="float" office:value="2.562299" calcext:value-type="float">
            <text:p>2,562299</text:p>
          </table:table-cell>
        </table:table-row>
        <table:table-row table:style-name="ro1">
          <table:table-cell office:value-type="float" office:value="1.670329" calcext:value-type="float">
            <text:p>1,670329</text:p>
          </table:table-cell>
          <table:table-cell office:value-type="float" office:value="9.477567" calcext:value-type="float">
            <text:p>9,477567</text:p>
          </table:table-cell>
        </table:table-row>
        <table:table-row table:style-name="ro1">
          <table:table-cell office:value-type="float" office:value="5.498532" calcext:value-type="float">
            <text:p>5,498532</text:p>
          </table:table-cell>
          <table:table-cell office:value-type="float" office:value="5.989542" calcext:value-type="float">
            <text:p>5,989542</text:p>
          </table:table-cell>
        </table:table-row>
        <table:table-row table:style-name="ro1">
          <table:table-cell office:value-type="float" office:value="6.37684" calcext:value-type="float">
            <text:p>6,37684</text:p>
          </table:table-cell>
          <table:table-cell office:value-type="float" office:value="6.48335" calcext:value-type="float">
            <text:p>6,48335</text:p>
          </table:table-cell>
        </table:table-row>
        <table:table-row table:style-name="ro1">
          <table:table-cell office:value-type="float" office:value="1.810896" calcext:value-type="float">
            <text:p>1,810896</text:p>
          </table:table-cell>
          <table:table-cell office:value-type="float" office:value="2.836354" calcext:value-type="float">
            <text:p>2,836354</text:p>
          </table:table-cell>
        </table:table-row>
        <table:table-row table:style-name="ro1">
          <table:table-cell office:value-type="float" office:value="2.480057" calcext:value-type="float">
            <text:p>2,480057</text:p>
          </table:table-cell>
          <table:table-cell office:value-type="float" office:value="8.198384" calcext:value-type="float">
            <text:p>8,198384</text:p>
          </table:table-cell>
        </table:table-row>
        <table:table-row table:style-name="ro1">
          <table:table-cell office:value-type="float" office:value="2.007129" calcext:value-type="float">
            <text:p>2,007129</text:p>
          </table:table-cell>
          <table:table-cell office:value-type="float" office:value="8.936622" calcext:value-type="float">
            <text:p>8,936622</text:p>
          </table:table-cell>
        </table:table-row>
        <table:table-row table:style-name="ro1">
          <table:table-cell office:value-type="float" office:value="2.02162" calcext:value-type="float">
            <text:p>2,02162</text:p>
          </table:table-cell>
          <table:table-cell office:value-type="float" office:value="2.203073" calcext:value-type="float">
            <text:p>2,203073</text:p>
          </table:table-cell>
        </table:table-row>
        <table:table-row table:style-name="ro1">
          <table:table-cell office:value-type="float" office:value="6.689509" calcext:value-type="float">
            <text:p>6,689509</text:p>
          </table:table-cell>
          <table:table-cell office:value-type="float" office:value="6.526342" calcext:value-type="float">
            <text:p>6,526342</text:p>
          </table:table-cell>
        </table:table-row>
        <table:table-row table:style-name="ro1">
          <table:table-cell office:value-type="float" office:value="5.655355" calcext:value-type="float">
            <text:p>5,655355</text:p>
          </table:table-cell>
          <table:table-cell office:value-type="float" office:value="5.316815" calcext:value-type="float">
            <text:p>5,316815</text:p>
          </table:table-cell>
        </table:table-row>
        <table:table-row table:style-name="ro1">
          <table:table-cell office:value-type="float" office:value="6.716666" calcext:value-type="float">
            <text:p>6,716666</text:p>
          </table:table-cell>
          <table:table-cell office:value-type="float" office:value="6.147243" calcext:value-type="float">
            <text:p>6,147243</text:p>
          </table:table-cell>
        </table:table-row>
        <table:table-row table:style-name="ro1">
          <table:table-cell office:value-type="float" office:value="2.305813" calcext:value-type="float">
            <text:p>2,305813</text:p>
          </table:table-cell>
          <table:table-cell office:value-type="float" office:value="9.369649" calcext:value-type="float">
            <text:p>9,369649</text:p>
          </table:table-cell>
        </table:table-row>
        <table:table-row table:style-name="ro1">
          <table:table-cell office:value-type="float" office:value="7.061618" calcext:value-type="float">
            <text:p>7,061618</text:p>
          </table:table-cell>
          <table:table-cell office:value-type="float" office:value="6.630299" calcext:value-type="float">
            <text:p>6,630299</text:p>
          </table:table-cell>
        </table:table-row>
        <table:table-row table:style-name="ro1">
          <table:table-cell office:value-type="float" office:value="1.641301" calcext:value-type="float">
            <text:p>1,641301</text:p>
          </table:table-cell>
          <table:table-cell office:value-type="float" office:value="9.650026" calcext:value-type="float">
            <text:p>9,650026</text:p>
          </table:table-cell>
        </table:table-row>
        <table:table-row table:style-name="ro1">
          <table:table-cell office:value-type="float" office:value="6.506908" calcext:value-type="float">
            <text:p>6,506908</text:p>
          </table:table-cell>
          <table:table-cell office:value-type="float" office:value="6.136752" calcext:value-type="float">
            <text:p>6,136752</text:p>
          </table:table-cell>
        </table:table-row>
        <table:table-row table:style-name="ro1">
          <table:table-cell office:value-type="float" office:value="1.160809" calcext:value-type="float">
            <text:p>1,160809</text:p>
          </table:table-cell>
          <table:table-cell office:value-type="float" office:value="3.257169" calcext:value-type="float">
            <text:p>3,257169</text:p>
          </table:table-cell>
        </table:table-row>
        <table:table-row table:style-name="ro1">
          <table:table-cell office:value-type="float" office:value="1.96223" calcext:value-type="float">
            <text:p>1,96223</text:p>
          </table:table-cell>
          <table:table-cell office:value-type="float" office:value="3.630031" calcext:value-type="float">
            <text:p>3,630031</text:p>
          </table:table-cell>
        </table:table-row>
        <table:table-row table:style-name="ro1">
          <table:table-cell office:value-type="float" office:value="6.371568" calcext:value-type="float">
            <text:p>6,371568</text:p>
          </table:table-cell>
          <table:table-cell office:value-type="float" office:value="5.43125" calcext:value-type="float">
            <text:p>5,43125</text:p>
          </table:table-cell>
        </table:table-row>
        <table:table-row table:style-name="ro1">
          <table:table-cell office:value-type="float" office:value="0.916303" calcext:value-type="float">
            <text:p>0,916303</text:p>
          </table:table-cell>
          <table:table-cell office:value-type="float" office:value="8.672679" calcext:value-type="float">
            <text:p>8,672679</text:p>
          </table:table-cell>
        </table:table-row>
        <table:table-row table:style-name="ro1">
          <table:table-cell office:value-type="float" office:value="2.081457" calcext:value-type="float">
            <text:p>2,081457</text:p>
          </table:table-cell>
          <table:table-cell office:value-type="float" office:value="3.553965" calcext:value-type="float">
            <text:p>3,553965</text:p>
          </table:table-cell>
        </table:table-row>
        <table:table-row table:style-name="ro1">
          <table:table-cell office:value-type="float" office:value="1.29538" calcext:value-type="float">
            <text:p>1,29538</text:p>
          </table:table-cell>
          <table:table-cell office:value-type="float" office:value="10.351931" calcext:value-type="float">
            <text:p>10,351931</text:p>
          </table:table-cell>
        </table:table-row>
        <table:table-row table:style-name="ro1">
          <table:table-cell office:value-type="float" office:value="6.892554" calcext:value-type="float">
            <text:p>6,892554</text:p>
          </table:table-cell>
          <table:table-cell office:value-type="float" office:value="6.025034" calcext:value-type="float">
            <text:p>6,025034</text:p>
          </table:table-cell>
        </table:table-row>
        <table:table-row table:style-name="ro1">
          <table:table-cell office:value-type="float" office:value="1.167343" calcext:value-type="float">
            <text:p>1,167343</text:p>
          </table:table-cell>
          <table:table-cell office:value-type="float" office:value="4.354543" calcext:value-type="float">
            <text:p>4,354543</text:p>
          </table:table-cell>
        </table:table-row>
        <table:table-row table:style-name="ro1">
          <table:table-cell office:value-type="float" office:value="6.594397" calcext:value-type="float">
            <text:p>6,594397</text:p>
          </table:table-cell>
          <table:table-cell office:value-type="float" office:value="6.443998" calcext:value-type="float">
            <text:p>6,443998</text:p>
          </table:table-cell>
        </table:table-row>
        <table:table-row table:style-name="ro1">
          <table:table-cell office:value-type="float" office:value="1.617689" calcext:value-type="float">
            <text:p>1,617689</text:p>
          </table:table-cell>
          <table:table-cell office:value-type="float" office:value="4.036293" calcext:value-type="float">
            <text:p>4,036293</text:p>
          </table:table-cell>
        </table:table-row>
        <table:table-row table:style-name="ro1">
          <table:table-cell office:value-type="float" office:value="7.286286" calcext:value-type="float">
            <text:p>7,286286</text:p>
          </table:table-cell>
          <table:table-cell office:value-type="float" office:value="5.467247" calcext:value-type="float">
            <text:p>5,467247</text:p>
          </table:table-cell>
        </table:table-row>
        <table:table-row table:style-name="ro1">
          <table:table-cell office:value-type="float" office:value="1.750122" calcext:value-type="float">
            <text:p>1,750122</text:p>
          </table:table-cell>
          <table:table-cell office:value-type="float" office:value="3.622457" calcext:value-type="float">
            <text:p>3,622457</text:p>
          </table:table-cell>
        </table:table-row>
        <table:table-row table:style-name="ro1">
          <table:table-cell office:value-type="float" office:value="2.025784" calcext:value-type="float">
            <text:p>2,025784</text:p>
          </table:table-cell>
          <table:table-cell office:value-type="float" office:value="9.834299" calcext:value-type="float">
            <text:p>9,834299</text:p>
          </table:table-cell>
        </table:table-row>
        <table:table-row table:style-name="ro1">
          <table:table-cell office:value-type="float" office:value="6.07741" calcext:value-type="float">
            <text:p>6,07741</text:p>
          </table:table-cell>
          <table:table-cell office:value-type="float" office:value="5.083532" calcext:value-type="float">
            <text:p>5,083532</text:p>
          </table:table-cell>
        </table:table-row>
        <table:table-row table:style-name="ro1">
          <table:table-cell office:value-type="float" office:value="2.265208" calcext:value-type="float">
            <text:p>2,265208</text:p>
          </table:table-cell>
          <table:table-cell office:value-type="float" office:value="3.793295" calcext:value-type="float">
            <text:p>3,793295</text:p>
          </table:table-cell>
        </table:table-row>
        <table:table-row table:style-name="ro1">
          <table:table-cell office:value-type="float" office:value="2.044045" calcext:value-type="float">
            <text:p>2,044045</text:p>
          </table:table-cell>
          <table:table-cell office:value-type="float" office:value="9.745816" calcext:value-type="float">
            <text:p>9,745816</text:p>
          </table:table-cell>
        </table:table-row>
        <table:table-row table:style-name="ro1">
          <table:table-cell office:value-type="float" office:value="2.371722" calcext:value-type="float">
            <text:p>2,371722</text:p>
          </table:table-cell>
          <table:table-cell office:value-type="float" office:value="4.092491" calcext:value-type="float">
            <text:p>4,092491</text:p>
          </table:table-cell>
        </table:table-row>
        <table:table-row table:style-name="ro1">
          <table:table-cell office:value-type="float" office:value="2.612204" calcext:value-type="float">
            <text:p>2,612204</text:p>
          </table:table-cell>
          <table:table-cell office:value-type="float" office:value="10.243108" calcext:value-type="float">
            <text:p>10,243108</text:p>
          </table:table-cell>
        </table:table-row>
        <table:table-row table:style-name="ro1">
          <table:table-cell office:value-type="float" office:value="5.493915" calcext:value-type="float">
            <text:p>5,493915</text:p>
          </table:table-cell>
          <table:table-cell office:value-type="float" office:value="5.250909" calcext:value-type="float">
            <text:p>5,250909</text:p>
          </table:table-cell>
        </table:table-row>
        <table:table-row table:style-name="ro1">
          <table:table-cell office:value-type="float" office:value="2.893306" calcext:value-type="float">
            <text:p>2,893306</text:p>
          </table:table-cell>
          <table:table-cell office:value-type="float" office:value="9.085231" calcext:value-type="float">
            <text:p>9,085231</text:p>
          </table:table-cell>
        </table:table-row>
        <table:table-row table:style-name="ro1">
          <table:table-cell office:value-type="float" office:value="2.972135" calcext:value-type="float">
            <text:p>2,972135</text:p>
          </table:table-cell>
          <table:table-cell office:value-type="float" office:value="9.254682" calcext:value-type="float">
            <text:p>9,254682</text:p>
          </table:table-cell>
        </table:table-row>
        <table:table-row table:style-name="ro1">
          <table:table-cell office:value-type="float" office:value="1.635239" calcext:value-type="float">
            <text:p>1,635239</text:p>
          </table:table-cell>
          <table:table-cell office:value-type="float" office:value="2.112339" calcext:value-type="float">
            <text:p>2,112339</text:p>
          </table:table-cell>
        </table:table-row>
        <table:table-row table:style-name="ro1">
          <table:table-cell office:value-type="float" office:value="2.172791" calcext:value-type="float">
            <text:p>2,172791</text:p>
          </table:table-cell>
          <table:table-cell office:value-type="float" office:value="3.504196" calcext:value-type="float">
            <text:p>3,504196</text:p>
          </table:table-cell>
        </table:table-row>
        <table:table-row table:style-name="ro1">
          <table:table-cell office:value-type="float" office:value="2.130236" calcext:value-type="float">
            <text:p>2,130236</text:p>
          </table:table-cell>
          <table:table-cell office:value-type="float" office:value="1.999354" calcext:value-type="float">
            <text:p>1,999354</text:p>
          </table:table-cell>
        </table:table-row>
        <table:table-row table:style-name="ro1">
          <table:table-cell office:value-type="float" office:value="1.713277" calcext:value-type="float">
            <text:p>1,713277</text:p>
          </table:table-cell>
          <table:table-cell office:value-type="float" office:value="2.867355" calcext:value-type="float">
            <text:p>2,867355</text:p>
          </table:table-cell>
        </table:table-row>
        <table:table-row table:style-name="ro1">
          <table:table-cell office:value-type="float" office:value="2.02593" calcext:value-type="float">
            <text:p>2,02593</text:p>
          </table:table-cell>
          <table:table-cell office:value-type="float" office:value="2.614973" calcext:value-type="float">
            <text:p>2,614973</text:p>
          </table:table-cell>
        </table:table-row>
        <table:table-row table:style-name="ro1">
          <table:table-cell office:value-type="float" office:value="1.892549" calcext:value-type="float">
            <text:p>1,892549</text:p>
          </table:table-cell>
          <table:table-cell office:value-type="float" office:value="3.725674" calcext:value-type="float">
            <text:p>3,725674</text:p>
          </table:table-cell>
        </table:table-row>
        <table:table-row table:style-name="ro1">
          <table:table-cell office:value-type="float" office:value="6.695671" calcext:value-type="float">
            <text:p>6,695671</text:p>
          </table:table-cell>
          <table:table-cell office:value-type="float" office:value="6.504397" calcext:value-type="float">
            <text:p>6,504397</text:p>
          </table:table-cell>
        </table:table-row>
        <table:table-row table:style-name="ro1">
          <table:table-cell office:value-type="float" office:value="6.265775" calcext:value-type="float">
            <text:p>6,265775</text:p>
          </table:table-cell>
          <table:table-cell office:value-type="float" office:value="5.896333" calcext:value-type="float">
            <text:p>5,896333</text:p>
          </table:table-cell>
        </table:table-row>
        <table:table-row table:style-name="ro1">
          <table:table-cell office:value-type="float" office:value="1.918919" calcext:value-type="float">
            <text:p>1,918919</text:p>
          </table:table-cell>
          <table:table-cell office:value-type="float" office:value="8.269467" calcext:value-type="float">
            <text:p>8,269467</text:p>
          </table:table-cell>
        </table:table-row>
        <table:table-row table:style-name="ro1">
          <table:table-cell office:value-type="float" office:value="1.840531" calcext:value-type="float">
            <text:p>1,840531</text:p>
          </table:table-cell>
          <table:table-cell office:value-type="float" office:value="9.123785" calcext:value-type="float">
            <text:p>9,123785</text:p>
          </table:table-cell>
        </table:table-row>
        <table:table-row table:style-name="ro1">
          <table:table-cell office:value-type="float" office:value="1.360226" calcext:value-type="float">
            <text:p>1,360226</text:p>
          </table:table-cell>
          <table:table-cell office:value-type="float" office:value="10.216965" calcext:value-type="float">
            <text:p>10,216965</text:p>
          </table:table-cell>
        </table:table-row>
        <table:table-row table:style-name="ro1">
          <table:table-cell office:value-type="float" office:value="2.135699" calcext:value-type="float">
            <text:p>2,135699</text:p>
          </table:table-cell>
          <table:table-cell office:value-type="float" office:value="9.484089" calcext:value-type="float">
            <text:p>9,484089</text:p>
          </table:table-cell>
        </table:table-row>
        <table:table-row table:style-name="ro1">
          <table:table-cell office:value-type="float" office:value="2.736326" calcext:value-type="float">
            <text:p>2,736326</text:p>
          </table:table-cell>
          <table:table-cell office:value-type="float" office:value="2.781792" calcext:value-type="float">
            <text:p>2,781792</text:p>
          </table:table-cell>
        </table:table-row>
        <table:table-row table:style-name="ro1">
          <table:table-cell office:value-type="float" office:value="2.002577" calcext:value-type="float">
            <text:p>2,002577</text:p>
          </table:table-cell>
          <table:table-cell office:value-type="float" office:value="2.82905" calcext:value-type="float">
            <text:p>2,82905</text:p>
          </table:table-cell>
        </table:table-row>
        <table:table-row table:style-name="ro1">
          <table:table-cell office:value-type="float" office:value="6.911984" calcext:value-type="float">
            <text:p>6,911984</text:p>
          </table:table-cell>
          <table:table-cell office:value-type="float" office:value="6.169357" calcext:value-type="float">
            <text:p>6,169357</text:p>
          </table:table-cell>
        </table:table-row>
        <table:table-row table:style-name="ro1">
          <table:table-cell office:value-type="float" office:value="7.29636" calcext:value-type="float">
            <text:p>7,29636</text:p>
          </table:table-cell>
          <table:table-cell office:value-type="float" office:value="5.583779" calcext:value-type="float">
            <text:p>5,583779</text:p>
          </table:table-cell>
        </table:table-row>
        <table:table-row table:style-name="ro1">
          <table:table-cell office:value-type="float" office:value="2.123866" calcext:value-type="float">
            <text:p>2,123866</text:p>
          </table:table-cell>
          <table:table-cell office:value-type="float" office:value="8.898586" calcext:value-type="float">
            <text:p>8,898586</text:p>
          </table:table-cell>
        </table:table-row>
        <table:table-row table:style-name="ro1">
          <table:table-cell office:value-type="float" office:value="2.825892" calcext:value-type="float">
            <text:p>2,825892</text:p>
          </table:table-cell>
          <table:table-cell office:value-type="float" office:value="3.302196" calcext:value-type="float">
            <text:p>3,302196</text:p>
          </table:table-cell>
        </table:table-row>
        <table:table-row table:style-name="ro1">
          <table:table-cell office:value-type="float" office:value="1.855783" calcext:value-type="float">
            <text:p>1,855783</text:p>
          </table:table-cell>
          <table:table-cell office:value-type="float" office:value="3.347739" calcext:value-type="float">
            <text:p>3,347739</text:p>
          </table:table-cell>
        </table:table-row>
        <table:table-row table:style-name="ro1">
          <table:table-cell office:value-type="float" office:value="1.651523" calcext:value-type="float">
            <text:p>1,651523</text:p>
          </table:table-cell>
          <table:table-cell office:value-type="float" office:value="8.897981" calcext:value-type="float">
            <text:p>8,897981</text:p>
          </table:table-cell>
        </table:table-row>
        <table:table-row table:style-name="ro1">
          <table:table-cell office:value-type="float" office:value="7.580525" calcext:value-type="float">
            <text:p>7,580525</text:p>
          </table:table-cell>
          <table:table-cell office:value-type="float" office:value="6.222016" calcext:value-type="float">
            <text:p>6,222016</text:p>
          </table:table-cell>
        </table:table-row>
        <table:table-row table:style-name="ro1">
          <table:table-cell office:value-type="float" office:value="1.755767" calcext:value-type="float">
            <text:p>1,755767</text:p>
          </table:table-cell>
          <table:table-cell office:value-type="float" office:value="3.217614" calcext:value-type="float">
            <text:p>3,217614</text:p>
          </table:table-cell>
        </table:table-row>
        <table:table-row table:style-name="ro1">
          <table:table-cell office:value-type="float" office:value="2.440688" calcext:value-type="float">
            <text:p>2,440688</text:p>
          </table:table-cell>
          <table:table-cell office:value-type="float" office:value="8.153317" calcext:value-type="float">
            <text:p>8,153317</text:p>
          </table:table-cell>
        </table:table-row>
        <table:table-row table:style-name="ro1">
          <table:table-cell office:value-type="float" office:value="2.880704" calcext:value-type="float">
            <text:p>2,880704</text:p>
          </table:table-cell>
          <table:table-cell office:value-type="float" office:value="7.857856" calcext:value-type="float">
            <text:p>7,857856</text:p>
          </table:table-cell>
        </table:table-row>
        <table:table-row table:style-name="ro1">
          <table:table-cell office:value-type="float" office:value="1.176261" calcext:value-type="float">
            <text:p>1,176261</text:p>
          </table:table-cell>
          <table:table-cell office:value-type="float" office:value="8.532559" calcext:value-type="float">
            <text:p>8,532559</text:p>
          </table:table-cell>
        </table:table-row>
        <table:table-row table:style-name="ro1">
          <table:table-cell office:value-type="float" office:value="3.261887" calcext:value-type="float">
            <text:p>3,261887</text:p>
          </table:table-cell>
          <table:table-cell office:value-type="float" office:value="3.669725" calcext:value-type="float">
            <text:p>3,669725</text:p>
          </table:table-cell>
        </table:table-row>
        <table:table-row table:style-name="ro1">
          <table:table-cell office:value-type="float" office:value="6.01763" calcext:value-type="float">
            <text:p>6,01763</text:p>
          </table:table-cell>
          <table:table-cell office:value-type="float" office:value="6.156435" calcext:value-type="float">
            <text:p>6,156435</text:p>
          </table:table-cell>
        </table:table-row>
        <table:table-row table:style-name="ro1">
          <table:table-cell office:value-type="float" office:value="0.693461" calcext:value-type="float">
            <text:p>0,693461</text:p>
          </table:table-cell>
          <table:table-cell office:value-type="float" office:value="3.109241" calcext:value-type="float">
            <text:p>3,109241</text:p>
          </table:table-cell>
        </table:table-row>
        <table:table-row table:style-name="ro1">
          <table:table-cell office:value-type="float" office:value="7.835519" calcext:value-type="float">
            <text:p>7,835519</text:p>
          </table:table-cell>
          <table:table-cell office:value-type="float" office:value="6.398508" calcext:value-type="float">
            <text:p>6,398508</text:p>
          </table:table-cell>
        </table:table-row>
        <table:table-row table:style-name="ro1">
          <table:table-cell office:value-type="float" office:value="7.305736" calcext:value-type="float">
            <text:p>7,305736</text:p>
          </table:table-cell>
          <table:table-cell office:value-type="float" office:value="6.104235" calcext:value-type="float">
            <text:p>6,104235</text:p>
          </table:table-cell>
        </table:table-row>
        <table:table-row table:style-name="ro1">
          <table:table-cell office:value-type="float" office:value="1.647459" calcext:value-type="float">
            <text:p>1,647459</text:p>
          </table:table-cell>
          <table:table-cell office:value-type="float" office:value="9.269979" calcext:value-type="float">
            <text:p>9,269979</text:p>
          </table:table-cell>
        </table:table-row>
        <table:table-row table:style-name="ro1">
          <table:table-cell office:value-type="float" office:value="7.529003" calcext:value-type="float">
            <text:p>7,529003</text:p>
          </table:table-cell>
          <table:table-cell office:value-type="float" office:value="6.02112" calcext:value-type="float">
            <text:p>6,02112</text:p>
          </table:table-cell>
        </table:table-row>
        <table:table-row table:style-name="ro1">
          <table:table-cell office:value-type="float" office:value="0.962524" calcext:value-type="float">
            <text:p>0,962524</text:p>
          </table:table-cell>
          <table:table-cell office:value-type="float" office:value="9.312445" calcext:value-type="float">
            <text:p>9,312445</text:p>
          </table:table-cell>
        </table:table-row>
        <table:table-row table:style-name="ro1">
          <table:table-cell office:value-type="float" office:value="6.590778" calcext:value-type="float">
            <text:p>6,590778</text:p>
          </table:table-cell>
          <table:table-cell office:value-type="float" office:value="5.123019" calcext:value-type="float">
            <text:p>5,123019</text:p>
          </table:table-cell>
        </table:table-row>
        <table:table-row table:style-name="ro1">
          <table:table-cell office:value-type="float" office:value="6.288545" calcext:value-type="float">
            <text:p>6,288545</text:p>
          </table:table-cell>
          <table:table-cell office:value-type="float" office:value="6.527024" calcext:value-type="float">
            <text:p>6,527024</text:p>
          </table:table-cell>
        </table:table-row>
        <table:table-row table:style-name="ro1">
          <table:table-cell office:value-type="float" office:value="1.764064" calcext:value-type="float">
            <text:p>1,764064</text:p>
          </table:table-cell>
          <table:table-cell office:value-type="float" office:value="3.417917" calcext:value-type="float">
            <text:p>3,417917</text:p>
          </table:table-cell>
        </table:table-row>
        <table:table-row table:style-name="ro1">
          <table:table-cell office:value-type="float" office:value="2.576214" calcext:value-type="float">
            <text:p>2,576214</text:p>
          </table:table-cell>
          <table:table-cell office:value-type="float" office:value="2.889794" calcext:value-type="float">
            <text:p>2,889794</text:p>
          </table:table-cell>
        </table:table-row>
        <table:table-row table:style-name="ro1">
          <table:table-cell office:value-type="float" office:value="2.342295" calcext:value-type="float">
            <text:p>2,342295</text:p>
          </table:table-cell>
          <table:table-cell office:value-type="float" office:value="9.635286" calcext:value-type="float">
            <text:p>9,635286</text:p>
          </table:table-cell>
        </table:table-row>
        <table:table-row table:style-name="ro1">
          <table:table-cell office:value-type="float" office:value="2.801082" calcext:value-type="float">
            <text:p>2,801082</text:p>
          </table:table-cell>
          <table:table-cell office:value-type="float" office:value="3.317054" calcext:value-type="float">
            <text:p>3,317054</text:p>
          </table:table-cell>
        </table:table-row>
        <table:table-row table:style-name="ro1">
          <table:table-cell office:value-type="float" office:value="5.684706" calcext:value-type="float">
            <text:p>5,684706</text:p>
          </table:table-cell>
          <table:table-cell office:value-type="float" office:value="6.146781" calcext:value-type="float">
            <text:p>6,146781</text:p>
          </table:table-cell>
        </table:table-row>
        <table:table-row table:style-name="ro1">
          <table:table-cell office:value-type="float" office:value="1.874655" calcext:value-type="float">
            <text:p>1,874655</text:p>
          </table:table-cell>
          <table:table-cell office:value-type="float" office:value="9.299649" calcext:value-type="float">
            <text:p>9,299649</text:p>
          </table:table-cell>
        </table:table-row>
        <table:table-row table:style-name="ro1">
          <table:table-cell office:value-type="float" office:value="1.365676" calcext:value-type="float">
            <text:p>1,365676</text:p>
          </table:table-cell>
          <table:table-cell office:value-type="float" office:value="8.607148" calcext:value-type="float">
            <text:p>8,607148</text:p>
          </table:table-cell>
        </table:table-row>
        <table:table-row table:style-name="ro1">
          <table:table-cell office:value-type="float" office:value="2.088807" calcext:value-type="float">
            <text:p>2,088807</text:p>
          </table:table-cell>
          <table:table-cell office:value-type="float" office:value="2.989006" calcext:value-type="float">
            <text:p>2,989006</text:p>
          </table:table-cell>
        </table:table-row>
        <table:table-row table:style-name="ro1">
          <table:table-cell office:value-type="float" office:value="0.742792" calcext:value-type="float">
            <text:p>0,742792</text:p>
          </table:table-cell>
          <table:table-cell office:value-type="float" office:value="9.198461" calcext:value-type="float">
            <text:p>9,198461</text:p>
          </table:table-cell>
        </table:table-row>
        <table:table-row table:style-name="ro1">
          <table:table-cell office:value-type="float" office:value="0.746083" calcext:value-type="float">
            <text:p>0,746083</text:p>
          </table:table-cell>
          <table:table-cell office:value-type="float" office:value="4.579731" calcext:value-type="float">
            <text:p>4,579731</text:p>
          </table:table-cell>
        </table:table-row>
        <table:table-row table:style-name="ro1">
          <table:table-cell office:value-type="float" office:value="1.746736" calcext:value-type="float">
            <text:p>1,746736</text:p>
          </table:table-cell>
          <table:table-cell office:value-type="float" office:value="9.113024" calcext:value-type="float">
            <text:p>9,113024</text:p>
          </table:table-cell>
        </table:table-row>
        <table:table-row table:style-name="ro1">
          <table:table-cell office:value-type="float" office:value="2.527007" calcext:value-type="float">
            <text:p>2,527007</text:p>
          </table:table-cell>
          <table:table-cell office:value-type="float" office:value="3.160008" calcext:value-type="float">
            <text:p>3,160008</text:p>
          </table:table-cell>
        </table:table-row>
        <table:table-row table:style-name="ro1">
          <table:table-cell office:value-type="float" office:value="3.175075" calcext:value-type="float">
            <text:p>3,175075</text:p>
          </table:table-cell>
          <table:table-cell office:value-type="float" office:value="2.676889" calcext:value-type="float">
            <text:p>2,676889</text:p>
          </table:table-cell>
        </table:table-row>
        <table:table-row table:style-name="ro1">
          <table:table-cell office:value-type="float" office:value="2.400971" calcext:value-type="float">
            <text:p>2,400971</text:p>
          </table:table-cell>
          <table:table-cell office:value-type="float" office:value="8.787371" calcext:value-type="float">
            <text:p>8,787371</text:p>
          </table:table-cell>
        </table:table-row>
        <table:table-row table:style-name="ro1">
          <table:table-cell office:value-type="float" office:value="0.890342" calcext:value-type="float">
            <text:p>0,890342</text:p>
          </table:table-cell>
          <table:table-cell office:value-type="float" office:value="8.026214" calcext:value-type="float">
            <text:p>8,026214</text:p>
          </table:table-cell>
        </table:table-row>
        <table:table-row table:style-name="ro1">
          <table:table-cell office:value-type="float" office:value="7.953478" calcext:value-type="float">
            <text:p>7,953478</text:p>
          </table:table-cell>
          <table:table-cell office:value-type="float" office:value="5.525116" calcext:value-type="float">
            <text:p>5,525116</text:p>
          </table:table-cell>
        </table:table-row>
        <table:table-row table:style-name="ro1">
          <table:table-cell office:value-type="float" office:value="2.329185" calcext:value-type="float">
            <text:p>2,329185</text:p>
          </table:table-cell>
          <table:table-cell office:value-type="float" office:value="10.399398" calcext:value-type="float">
            <text:p>10,399398</text:p>
          </table:table-cell>
        </table:table-row>
        <table:table-row table:style-name="ro1">
          <table:table-cell office:value-type="float" office:value="1.901099" calcext:value-type="float">
            <text:p>1,901099</text:p>
          </table:table-cell>
          <table:table-cell office:value-type="float" office:value="2.110569" calcext:value-type="float">
            <text:p>2,110569</text:p>
          </table:table-cell>
        </table:table-row>
        <table:table-row table:style-name="ro1">
          <table:table-cell office:value-type="float" office:value="6.490602" calcext:value-type="float">
            <text:p>6,490602</text:p>
          </table:table-cell>
          <table:table-cell office:value-type="float" office:value="5.229206" calcext:value-type="float">
            <text:p>5,229206</text:p>
          </table:table-cell>
        </table:table-row>
        <table:table-row table:style-name="ro1">
          <table:table-cell office:value-type="float" office:value="6.781748" calcext:value-type="float">
            <text:p>6,781748</text:p>
          </table:table-cell>
          <table:table-cell office:value-type="float" office:value="5.944434" calcext:value-type="float">
            <text:p>5,944434</text:p>
          </table:table-cell>
        </table:table-row>
        <table:table-row table:style-name="ro1">
          <table:table-cell office:value-type="float" office:value="1.798916" calcext:value-type="float">
            <text:p>1,798916</text:p>
          </table:table-cell>
          <table:table-cell office:value-type="float" office:value="9.237732" calcext:value-type="float">
            <text:p>9,237732</text:p>
          </table:table-cell>
        </table:table-row>
        <table:table-row table:style-name="ro1">
          <table:table-cell office:value-type="float" office:value="1.444871" calcext:value-type="float">
            <text:p>1,444871</text:p>
          </table:table-cell>
          <table:table-cell office:value-type="float" office:value="3.308725" calcext:value-type="float">
            <text:p>3,308725</text:p>
          </table:table-cell>
        </table:table-row>
        <table:table-row table:style-name="ro1">
          <table:table-cell office:value-type="float" office:value="6.495718" calcext:value-type="float">
            <text:p>6,495718</text:p>
          </table:table-cell>
          <table:table-cell office:value-type="float" office:value="6.107877" calcext:value-type="float">
            <text:p>6,107877</text:p>
          </table:table-cell>
        </table:table-row>
        <table:table-row table:style-name="ro1">
          <table:table-cell office:value-type="float" office:value="7.457589" calcext:value-type="float">
            <text:p>7,457589</text:p>
          </table:table-cell>
          <table:table-cell office:value-type="float" office:value="5.946711" calcext:value-type="float">
            <text:p>5,946711</text:p>
          </table:table-cell>
        </table:table-row>
        <table:table-row table:style-name="ro1">
          <table:table-cell office:value-type="float" office:value="6.549624" calcext:value-type="float">
            <text:p>6,549624</text:p>
          </table:table-cell>
          <table:table-cell office:value-type="float" office:value="5.952744" calcext:value-type="float">
            <text:p>5,952744</text:p>
          </table:table-cell>
        </table:table-row>
        <table:table-row table:style-name="ro1">
          <table:table-cell office:value-type="float" office:value="1.921914" calcext:value-type="float">
            <text:p>1,921914</text:p>
          </table:table-cell>
          <table:table-cell office:value-type="float" office:value="8.612157" calcext:value-type="float">
            <text:p>8,612157</text:p>
          </table:table-cell>
        </table:table-row>
        <table:table-row table:style-name="ro1">
          <table:table-cell office:value-type="float" office:value="2.406903" calcext:value-type="float">
            <text:p>2,406903</text:p>
          </table:table-cell>
          <table:table-cell office:value-type="float" office:value="3.361653" calcext:value-type="float">
            <text:p>3,361653</text:p>
          </table:table-cell>
        </table:table-row>
        <table:table-row table:style-name="ro1">
          <table:table-cell office:value-type="float" office:value="2.689527" calcext:value-type="float">
            <text:p>2,689527</text:p>
          </table:table-cell>
          <table:table-cell office:value-type="float" office:value="9.5742" calcext:value-type="float">
            <text:p>9,5742</text:p>
          </table:table-cell>
        </table:table-row>
        <table:table-row table:style-name="ro1">
          <table:table-cell office:value-type="float" office:value="7.034481" calcext:value-type="float">
            <text:p>7,034481</text:p>
          </table:table-cell>
          <table:table-cell office:value-type="float" office:value="7.384055" calcext:value-type="float">
            <text:p>7,384055</text:p>
          </table:table-cell>
        </table:table-row>
        <table:table-row table:style-name="ro1">
          <table:table-cell office:value-type="float" office:value="1.137315" calcext:value-type="float">
            <text:p>1,137315</text:p>
          </table:table-cell>
          <table:table-cell office:value-type="float" office:value="9.327995" calcext:value-type="float">
            <text:p>9,327995</text:p>
          </table:table-cell>
        </table:table-row>
        <table:table-row table:style-name="ro1">
          <table:table-cell office:value-type="float" office:value="6.160097" calcext:value-type="float">
            <text:p>6,160097</text:p>
          </table:table-cell>
          <table:table-cell office:value-type="float" office:value="5.800382" calcext:value-type="float">
            <text:p>5,800382</text:p>
          </table:table-cell>
        </table:table-row>
        <table:table-row table:style-name="ro1">
          <table:table-cell office:value-type="float" office:value="6.663876" calcext:value-type="float">
            <text:p>6,663876</text:p>
          </table:table-cell>
          <table:table-cell office:value-type="float" office:value="6.161264" calcext:value-type="float">
            <text:p>6,161264</text:p>
          </table:table-cell>
        </table:table-row>
        <table:table-row table:style-name="ro1">
          <table:table-cell office:value-type="float" office:value="1.427367" calcext:value-type="float">
            <text:p>1,427367</text:p>
          </table:table-cell>
          <table:table-cell office:value-type="float" office:value="3.711172" calcext:value-type="float">
            <text:p>3,711172</text:p>
          </table:table-cell>
        </table:table-row>
        <table:table-row table:style-name="ro1">
          <table:table-cell office:value-type="float" office:value="1.462968" calcext:value-type="float">
            <text:p>1,462968</text:p>
          </table:table-cell>
          <table:table-cell office:value-type="float" office:value="8.272389" calcext:value-type="float">
            <text:p>8,272389</text:p>
          </table:table-cell>
        </table:table-row>
        <table:table-row table:style-name="ro1">
          <table:table-cell office:value-type="float" office:value="2.348036" calcext:value-type="float">
            <text:p>2,348036</text:p>
          </table:table-cell>
          <table:table-cell office:value-type="float" office:value="3.280858" calcext:value-type="float">
            <text:p>3,280858</text:p>
          </table:table-cell>
        </table:table-row>
        <table:table-row table:style-name="ro1">
          <table:table-cell office:value-type="float" office:value="1.883841" calcext:value-type="float">
            <text:p>1,883841</text:p>
          </table:table-cell>
          <table:table-cell office:value-type="float" office:value="7.949333" calcext:value-type="float">
            <text:p>7,949333</text:p>
          </table:table-cell>
        </table:table-row>
        <table:table-row table:style-name="ro1">
          <table:table-cell office:value-type="float" office:value="2.006134" calcext:value-type="float">
            <text:p>2,006134</text:p>
          </table:table-cell>
          <table:table-cell office:value-type="float" office:value="8.281125" calcext:value-type="float">
            <text:p>8,281125</text:p>
          </table:table-cell>
        </table:table-row>
        <table:table-row table:style-name="ro1">
          <table:table-cell office:value-type="float" office:value="2.674954" calcext:value-type="float">
            <text:p>2,674954</text:p>
          </table:table-cell>
          <table:table-cell office:value-type="float" office:value="3.451777" calcext:value-type="float">
            <text:p>3,451777</text:p>
          </table:table-cell>
        </table:table-row>
        <table:table-row table:style-name="ro1">
          <table:table-cell office:value-type="float" office:value="1.959834" calcext:value-type="float">
            <text:p>1,959834</text:p>
          </table:table-cell>
          <table:table-cell office:value-type="float" office:value="8.180735" calcext:value-type="float">
            <text:p>8,180735</text:p>
          </table:table-cell>
        </table:table-row>
        <table:table-row table:style-name="ro1">
          <table:table-cell office:value-type="float" office:value="6.049943" calcext:value-type="float">
            <text:p>6,049943</text:p>
          </table:table-cell>
          <table:table-cell office:value-type="float" office:value="6.539892" calcext:value-type="float">
            <text:p>6,539892</text:p>
          </table:table-cell>
        </table:table-row>
        <table:table-row table:style-name="ro1">
          <table:table-cell office:value-type="float" office:value="1.059895" calcext:value-type="float">
            <text:p>1,059895</text:p>
          </table:table-cell>
          <table:table-cell office:value-type="float" office:value="2.415813" calcext:value-type="float">
            <text:p>2,415813</text:p>
          </table:table-cell>
        </table:table-row>
        <table:table-row table:style-name="ro1">
          <table:table-cell office:value-type="float" office:value="2.351585" calcext:value-type="float">
            <text:p>2,351585</text:p>
          </table:table-cell>
          <table:table-cell office:value-type="float" office:value="3.569344" calcext:value-type="float">
            <text:p>3,569344</text:p>
          </table:table-cell>
        </table:table-row>
        <table:table-row table:style-name="ro1">
          <table:table-cell office:value-type="float" office:value="2.538711" calcext:value-type="float">
            <text:p>2,538711</text:p>
          </table:table-cell>
          <table:table-cell office:value-type="float" office:value="9.64523" calcext:value-type="float">
            <text:p>9,64523</text:p>
          </table:table-cell>
        </table:table-row>
        <table:table-row table:style-name="ro1">
          <table:table-cell office:value-type="float" office:value="2.058357" calcext:value-type="float">
            <text:p>2,058357</text:p>
          </table:table-cell>
          <table:table-cell office:value-type="float" office:value="8.069776" calcext:value-type="float">
            <text:p>8,069776</text:p>
          </table:table-cell>
        </table:table-row>
        <table:table-row table:style-name="ro1">
          <table:table-cell office:value-type="float" office:value="1.933182" calcext:value-type="float">
            <text:p>1,933182</text:p>
          </table:table-cell>
          <table:table-cell office:value-type="float" office:value="4.397335" calcext:value-type="float">
            <text:p>4,397335</text:p>
          </table:table-cell>
        </table:table-row>
        <table:table-row table:style-name="ro1">
          <table:table-cell office:value-type="float" office:value="1.301848" calcext:value-type="float">
            <text:p>1,301848</text:p>
          </table:table-cell>
          <table:table-cell office:value-type="float" office:value="3.866223" calcext:value-type="float">
            <text:p>3,866223</text:p>
          </table:table-cell>
        </table:table-row>
        <table:table-row table:style-name="ro1">
          <table:table-cell office:value-type="float" office:value="6.813359" calcext:value-type="float">
            <text:p>6,813359</text:p>
          </table:table-cell>
          <table:table-cell office:value-type="float" office:value="5.013181" calcext:value-type="float">
            <text:p>5,013181</text:p>
          </table:table-cell>
        </table:table-row>
        <table:table-row table:style-name="ro1">
          <table:table-cell office:value-type="float" office:value="2.223587" calcext:value-type="float">
            <text:p>2,223587</text:p>
          </table:table-cell>
          <table:table-cell office:value-type="float" office:value="9.579104" calcext:value-type="float">
            <text:p>9,579104</text:p>
          </table:table-cell>
        </table:table-row>
        <table:table-row table:style-name="ro1">
          <table:table-cell office:value-type="float" office:value="6.488818" calcext:value-type="float">
            <text:p>6,488818</text:p>
          </table:table-cell>
          <table:table-cell office:value-type="float" office:value="6.439688" calcext:value-type="float">
            <text:p>6,439688</text:p>
          </table:table-cell>
        </table:table-row>
        <table:table-row table:style-name="ro1">
          <table:table-cell office:value-type="float" office:value="7.720802" calcext:value-type="float">
            <text:p>7,720802</text:p>
          </table:table-cell>
          <table:table-cell office:value-type="float" office:value="5.270428" calcext:value-type="float">
            <text:p>5,270428</text:p>
          </table:table-cell>
        </table:table-row>
        <table:table-row table:style-name="ro1">
          <table:table-cell office:value-type="float" office:value="1.658231" calcext:value-type="float">
            <text:p>1,658231</text:p>
          </table:table-cell>
          <table:table-cell office:value-type="float" office:value="3.552264" calcext:value-type="float">
            <text:p>3,552264</text:p>
          </table:table-cell>
        </table:table-row>
        <table:table-row table:style-name="ro1">
          <table:table-cell office:value-type="float" office:value="1.495849" calcext:value-type="float">
            <text:p>1,495849</text:p>
          </table:table-cell>
          <table:table-cell office:value-type="float" office:value="9.343203" calcext:value-type="float">
            <text:p>9,343203</text:p>
          </table:table-cell>
        </table:table-row>
        <table:table-row table:style-name="ro1">
          <table:table-cell office:value-type="float" office:value="1.485062" calcext:value-type="float">
            <text:p>1,485062</text:p>
          </table:table-cell>
          <table:table-cell office:value-type="float" office:value="9.314284" calcext:value-type="float">
            <text:p>9,314284</text:p>
          </table:table-cell>
        </table:table-row>
        <table:table-row table:style-name="ro1">
          <table:table-cell office:value-type="float" office:value="0.858834" calcext:value-type="float">
            <text:p>0,858834</text:p>
          </table:table-cell>
          <table:table-cell office:value-type="float" office:value="3.599898" calcext:value-type="float">
            <text:p>3,599898</text:p>
          </table:table-cell>
        </table:table-row>
        <table:table-row table:style-name="ro1">
          <table:table-cell office:value-type="float" office:value="2.538546" calcext:value-type="float">
            <text:p>2,538546</text:p>
          </table:table-cell>
          <table:table-cell office:value-type="float" office:value="10.009562" calcext:value-type="float">
            <text:p>10,009562</text:p>
          </table:table-cell>
        </table:table-row>
        <table:table-row table:style-name="ro1">
          <table:table-cell office:value-type="float" office:value="1.340514" calcext:value-type="float">
            <text:p>1,340514</text:p>
          </table:table-cell>
          <table:table-cell office:value-type="float" office:value="9.287974" calcext:value-type="float">
            <text:p>9,287974</text:p>
          </table:table-cell>
        </table:table-row>
        <table:table-row table:style-name="ro1">
          <table:table-cell office:value-type="float" office:value="7.052468" calcext:value-type="float">
            <text:p>7,052468</text:p>
          </table:table-cell>
          <table:table-cell office:value-type="float" office:value="6.546603" calcext:value-type="float">
            <text:p>6,546603</text:p>
          </table:table-cell>
        </table:table-row>
        <table:table-row table:style-name="ro1">
          <table:table-cell office:value-type="float" office:value="1.101192" calcext:value-type="float">
            <text:p>1,101192</text:p>
          </table:table-cell>
          <table:table-cell office:value-type="float" office:value="8.901272" calcext:value-type="float">
            <text:p>8,901272</text:p>
          </table:table-cell>
        </table:table-row>
        <table:table-row table:style-name="ro1">
          <table:table-cell office:value-type="float" office:value="6.072842" calcext:value-type="float">
            <text:p>6,072842</text:p>
          </table:table-cell>
          <table:table-cell office:value-type="float" office:value="6.283324" calcext:value-type="float">
            <text:p>6,283324</text:p>
          </table:table-cell>
        </table:table-row>
        <table:table-row table:style-name="ro1">
          <table:table-cell office:value-type="float" office:value="7.583772" calcext:value-type="float">
            <text:p>7,583772</text:p>
          </table:table-cell>
          <table:table-cell office:value-type="float" office:value="5.582224" calcext:value-type="float">
            <text:p>5,582224</text:p>
          </table:table-cell>
        </table:table-row>
        <table:table-row table:style-name="ro1">
          <table:table-cell office:value-type="float" office:value="2.956639" calcext:value-type="float">
            <text:p>2,956639</text:p>
          </table:table-cell>
          <table:table-cell office:value-type="float" office:value="3.842356" calcext:value-type="float">
            <text:p>3,842356</text:p>
          </table:table-cell>
        </table:table-row>
        <table:table-row table:style-name="ro1">
          <table:table-cell office:value-type="float" office:value="1.198335" calcext:value-type="float">
            <text:p>1,198335</text:p>
          </table:table-cell>
          <table:table-cell office:value-type="float" office:value="9.633677" calcext:value-type="float">
            <text:p>9,633677</text:p>
          </table:table-cell>
        </table:table-row>
        <table:table-row table:style-name="ro1">
          <table:table-cell office:value-type="float" office:value="1.904473" calcext:value-type="float">
            <text:p>1,904473</text:p>
          </table:table-cell>
          <table:table-cell office:value-type="float" office:value="4.081151" calcext:value-type="float">
            <text:p>4,081151</text:p>
          </table:table-cell>
        </table:table-row>
        <table:table-row table:style-name="ro1">
          <table:table-cell office:value-type="float" office:value="2.311845" calcext:value-type="float">
            <text:p>2,311845</text:p>
          </table:table-cell>
          <table:table-cell office:value-type="float" office:value="2.804236" calcext:value-type="float">
            <text:p>2,804236</text:p>
          </table:table-cell>
        </table:table-row>
        <table:table-row table:style-name="ro1">
          <table:table-cell office:value-type="float" office:value="1.998602" calcext:value-type="float">
            <text:p>1,998602</text:p>
          </table:table-cell>
          <table:table-cell office:value-type="float" office:value="3.960229" calcext:value-type="float">
            <text:p>3,960229</text:p>
          </table:table-cell>
        </table:table-row>
        <table:table-row table:style-name="ro1">
          <table:table-cell office:value-type="float" office:value="7.294877" calcext:value-type="float">
            <text:p>7,294877</text:p>
          </table:table-cell>
          <table:table-cell office:value-type="float" office:value="5.796835" calcext:value-type="float">
            <text:p>5,796835</text:p>
          </table:table-cell>
        </table:table-row>
        <table:table-row table:style-name="ro1">
          <table:table-cell office:value-type="float" office:value="1.453971" calcext:value-type="float">
            <text:p>1,453971</text:p>
          </table:table-cell>
          <table:table-cell office:value-type="float" office:value="9.603689" calcext:value-type="float">
            <text:p>9,603689</text:p>
          </table:table-cell>
        </table:table-row>
        <table:table-row table:style-name="ro1">
          <table:table-cell office:value-type="float" office:value="7.007199" calcext:value-type="float">
            <text:p>7,007199</text:p>
          </table:table-cell>
          <table:table-cell office:value-type="float" office:value="6.399155" calcext:value-type="float">
            <text:p>6,399155</text:p>
          </table:table-cell>
        </table:table-row>
        <table:table-row table:style-name="ro1">
          <table:table-cell office:value-type="float" office:value="6.52217" calcext:value-type="float">
            <text:p>6,52217</text:p>
          </table:table-cell>
          <table:table-cell office:value-type="float" office:value="5.791169" calcext:value-type="float">
            <text:p>5,791169</text:p>
          </table:table-cell>
        </table:table-row>
        <table:table-row table:style-name="ro1">
          <table:table-cell office:value-type="float" office:value="2.503609" calcext:value-type="float">
            <text:p>2,503609</text:p>
          </table:table-cell>
          <table:table-cell office:value-type="float" office:value="4.243268" calcext:value-type="float">
            <text:p>4,243268</text:p>
          </table:table-cell>
        </table:table-row>
        <table:table-row table:style-name="ro1">
          <table:table-cell office:value-type="float" office:value="0.525345" calcext:value-type="float">
            <text:p>0,525345</text:p>
          </table:table-cell>
          <table:table-cell office:value-type="float" office:value="8.824357" calcext:value-type="float">
            <text:p>8,824357</text:p>
          </table:table-cell>
        </table:table-row>
        <table:table-row table:style-name="ro1">
          <table:table-cell office:value-type="float" office:value="7.252932" calcext:value-type="float">
            <text:p>7,252932</text:p>
          </table:table-cell>
          <table:table-cell office:value-type="float" office:value="6.182394" calcext:value-type="float">
            <text:p>6,182394</text:p>
          </table:table-cell>
        </table:table-row>
        <table:table-row table:style-name="ro1">
          <table:table-cell office:value-type="float" office:value="2.365124" calcext:value-type="float">
            <text:p>2,365124</text:p>
          </table:table-cell>
          <table:table-cell office:value-type="float" office:value="2.791655" calcext:value-type="float">
            <text:p>2,791655</text:p>
          </table:table-cell>
        </table:table-row>
        <table:table-row table:style-name="ro1">
          <table:table-cell office:value-type="float" office:value="1.347509" calcext:value-type="float">
            <text:p>1,347509</text:p>
          </table:table-cell>
          <table:table-cell office:value-type="float" office:value="9.186096" calcext:value-type="float">
            <text:p>9,186096</text:p>
          </table:table-cell>
        </table:table-row>
        <table:table-row table:style-name="ro1">
          <table:table-cell office:value-type="float" office:value="1.0079" calcext:value-type="float">
            <text:p>1,0079</text:p>
          </table:table-cell>
          <table:table-cell office:value-type="float" office:value="9.201738" calcext:value-type="float">
            <text:p>9,201738</text:p>
          </table:table-cell>
        </table:table-row>
        <table:table-row table:style-name="ro1">
          <table:table-cell office:value-type="float" office:value="1.147861" calcext:value-type="float">
            <text:p>1,147861</text:p>
          </table:table-cell>
          <table:table-cell office:value-type="float" office:value="8.671577" calcext:value-type="float">
            <text:p>8,671577</text:p>
          </table:table-cell>
        </table:table-row>
        <table:table-row table:style-name="ro1">
          <table:table-cell office:value-type="float" office:value="0.94037" calcext:value-type="float">
            <text:p>0,94037</text:p>
          </table:table-cell>
          <table:table-cell office:value-type="float" office:value="4.368887" calcext:value-type="float">
            <text:p>4,368887</text:p>
          </table:table-cell>
        </table:table-row>
        <table:table-row table:style-name="ro1">
          <table:table-cell office:value-type="float" office:value="1.834155" calcext:value-type="float">
            <text:p>1,834155</text:p>
          </table:table-cell>
          <table:table-cell office:value-type="float" office:value="8.805571" calcext:value-type="float">
            <text:p>8,805571</text:p>
          </table:table-cell>
        </table:table-row>
        <table:table-row table:style-name="ro1">
          <table:table-cell office:value-type="float" office:value="6.049973" calcext:value-type="float">
            <text:p>6,049973</text:p>
          </table:table-cell>
          <table:table-cell office:value-type="float" office:value="5.788145" calcext:value-type="float">
            <text:p>5,788145</text:p>
          </table:table-cell>
        </table:table-row>
        <table:table-row table:style-name="ro1">
          <table:table-cell office:value-type="float" office:value="1.860559" calcext:value-type="float">
            <text:p>1,860559</text:p>
          </table:table-cell>
          <table:table-cell office:value-type="float" office:value="9.45439" calcext:value-type="float">
            <text:p>9,45439</text:p>
          </table:table-cell>
        </table:table-row>
        <table:table-row table:style-name="ro1">
          <table:table-cell office:value-type="float" office:value="2.599057" calcext:value-type="float">
            <text:p>2,599057</text:p>
          </table:table-cell>
          <table:table-cell office:value-type="float" office:value="3.79139" calcext:value-type="float">
            <text:p>3,79139</text:p>
          </table:table-cell>
        </table:table-row>
        <table:table-row table:style-name="ro1">
          <table:table-cell office:value-type="float" office:value="2.921487" calcext:value-type="float">
            <text:p>2,921487</text:p>
          </table:table-cell>
          <table:table-cell office:value-type="float" office:value="3.737368" calcext:value-type="float">
            <text:p>3,737368</text:p>
          </table:table-cell>
        </table:table-row>
        <table:table-row table:style-name="ro1">
          <table:table-cell office:value-type="float" office:value="2.518426" calcext:value-type="float">
            <text:p>2,518426</text:p>
          </table:table-cell>
          <table:table-cell office:value-type="float" office:value="3.418303" calcext:value-type="float">
            <text:p>3,418303</text:p>
          </table:table-cell>
        </table:table-row>
        <table:table-row table:style-name="ro1">
          <table:table-cell office:value-type="float" office:value="6.450733" calcext:value-type="float">
            <text:p>6,450733</text:p>
          </table:table-cell>
          <table:table-cell office:value-type="float" office:value="5.250948" calcext:value-type="float">
            <text:p>5,250948</text:p>
          </table:table-cell>
        </table:table-row>
        <table:table-row table:style-name="ro1">
          <table:table-cell office:value-type="float" office:value="6.41219" calcext:value-type="float">
            <text:p>6,41219</text:p>
          </table:table-cell>
          <table:table-cell office:value-type="float" office:value="6.214986" calcext:value-type="float">
            <text:p>6,214986</text:p>
          </table:table-cell>
        </table:table-row>
        <table:table-row table:style-name="ro1">
          <table:table-cell office:value-type="float" office:value="1.000561" calcext:value-type="float">
            <text:p>1,000561</text:p>
          </table:table-cell>
          <table:table-cell office:value-type="float" office:value="9.205384" calcext:value-type="float">
            <text:p>9,205384</text:p>
          </table:table-cell>
        </table:table-row>
        <table:table-row table:style-name="ro1">
          <table:table-cell office:value-type="float" office:value="2.927442" calcext:value-type="float">
            <text:p>2,927442</text:p>
          </table:table-cell>
          <table:table-cell office:value-type="float" office:value="2.350202" calcext:value-type="float">
            <text:p>2,350202</text:p>
          </table:table-cell>
        </table:table-row>
        <table:table-row table:style-name="ro1">
          <table:table-cell office:value-type="float" office:value="5.868277" calcext:value-type="float">
            <text:p>5,868277</text:p>
          </table:table-cell>
          <table:table-cell office:value-type="float" office:value="7.056516" calcext:value-type="float">
            <text:p>7,056516</text:p>
          </table:table-cell>
        </table:table-row>
        <table:table-row table:style-name="ro1">
          <table:table-cell office:value-type="float" office:value="2.870381" calcext:value-type="float">
            <text:p>2,870381</text:p>
          </table:table-cell>
          <table:table-cell office:value-type="float" office:value="9.343265" calcext:value-type="float">
            <text:p>9,343265</text:p>
          </table:table-cell>
        </table:table-row>
        <table:table-row table:style-name="ro1">
          <table:table-cell office:value-type="float" office:value="6.620093" calcext:value-type="float">
            <text:p>6,620093</text:p>
          </table:table-cell>
          <table:table-cell office:value-type="float" office:value="6.062888" calcext:value-type="float">
            <text:p>6,062888</text:p>
          </table:table-cell>
        </table:table-row>
        <table:table-row table:style-name="ro1">
          <table:table-cell office:value-type="float" office:value="6.238157" calcext:value-type="float">
            <text:p>6,238157</text:p>
          </table:table-cell>
          <table:table-cell office:value-type="float" office:value="5.948715" calcext:value-type="float">
            <text:p>5,948715</text:p>
          </table:table-cell>
        </table:table-row>
        <table:table-row table:style-name="ro1">
          <table:table-cell office:value-type="float" office:value="1.700869" calcext:value-type="float">
            <text:p>1,700869</text:p>
          </table:table-cell>
          <table:table-cell office:value-type="float" office:value="9.186433" calcext:value-type="float">
            <text:p>9,186433</text:p>
          </table:table-cell>
        </table:table-row>
        <table:table-row table:style-name="ro1">
          <table:table-cell office:value-type="float" office:value="6.175617" calcext:value-type="float">
            <text:p>6,175617</text:p>
          </table:table-cell>
          <table:table-cell office:value-type="float" office:value="5.678079" calcext:value-type="float">
            <text:p>5,678079</text:p>
          </table:table-cell>
        </table:table-row>
        <table:table-row table:style-name="ro1">
          <table:table-cell office:value-type="float" office:value="2.787552" calcext:value-type="float">
            <text:p>2,787552</text:p>
          </table:table-cell>
          <table:table-cell office:value-type="float" office:value="8.500311" calcext:value-type="float">
            <text:p>8,500311</text:p>
          </table:table-cell>
        </table:table-row>
        <table:table-row table:style-name="ro1">
          <table:table-cell office:value-type="float" office:value="1.660854" calcext:value-type="float">
            <text:p>1,660854</text:p>
          </table:table-cell>
          <table:table-cell office:value-type="float" office:value="9.511911" calcext:value-type="float">
            <text:p>9,511911</text:p>
          </table:table-cell>
        </table:table-row>
        <table:table-row table:style-name="ro1">
          <table:table-cell office:value-type="float" office:value="6.487211" calcext:value-type="float">
            <text:p>6,487211</text:p>
          </table:table-cell>
          <table:table-cell office:value-type="float" office:value="6.595598" calcext:value-type="float">
            <text:p>6,595598</text:p>
          </table:table-cell>
        </table:table-row>
        <table:table-row table:style-name="ro1">
          <table:table-cell office:value-type="float" office:value="6.944851" calcext:value-type="float">
            <text:p>6,944851</text:p>
          </table:table-cell>
          <table:table-cell office:value-type="float" office:value="6.702562" calcext:value-type="float">
            <text:p>6,702562</text:p>
          </table:table-cell>
        </table:table-row>
        <table:table-row table:style-name="ro1">
          <table:table-cell office:value-type="float" office:value="7.018521" calcext:value-type="float">
            <text:p>7,018521</text:p>
          </table:table-cell>
          <table:table-cell office:value-type="float" office:value="6.601801" calcext:value-type="float">
            <text:p>6,601801</text:p>
          </table:table-cell>
        </table:table-row>
        <table:table-row table:style-name="ro1">
          <table:table-cell office:value-type="float" office:value="6.500058" calcext:value-type="float">
            <text:p>6,500058</text:p>
          </table:table-cell>
          <table:table-cell office:value-type="float" office:value="5.676333" calcext:value-type="float">
            <text:p>5,676333</text:p>
          </table:table-cell>
        </table:table-row>
        <table:table-row table:style-name="ro1">
          <table:table-cell office:value-type="float" office:value="5.875786" calcext:value-type="float">
            <text:p>5,875786</text:p>
          </table:table-cell>
          <table:table-cell office:value-type="float" office:value="6.813007" calcext:value-type="float">
            <text:p>6,813007</text:p>
          </table:table-cell>
        </table:table-row>
        <table:table-row table:style-name="ro1">
          <table:table-cell office:value-type="float" office:value="8.090626" calcext:value-type="float">
            <text:p>8,090626</text:p>
          </table:table-cell>
          <table:table-cell office:value-type="float" office:value="6.151062" calcext:value-type="float">
            <text:p>6,151062</text:p>
          </table:table-cell>
        </table:table-row>
        <table:table-row table:style-name="ro1">
          <table:table-cell office:value-type="float" office:value="2.231183" calcext:value-type="float">
            <text:p>2,231183</text:p>
          </table:table-cell>
          <table:table-cell office:value-type="float" office:value="3.27209" calcext:value-type="float">
            <text:p>3,27209</text:p>
          </table:table-cell>
        </table:table-row>
        <table:table-row table:style-name="ro1">
          <table:table-cell office:value-type="float" office:value="1.888933" calcext:value-type="float">
            <text:p>1,888933</text:p>
          </table:table-cell>
          <table:table-cell office:value-type="float" office:value="3.512369" calcext:value-type="float">
            <text:p>3,512369</text:p>
          </table:table-cell>
        </table:table-row>
        <table:table-row table:style-name="ro1">
          <table:table-cell office:value-type="float" office:value="6.943396" calcext:value-type="float">
            <text:p>6,943396</text:p>
          </table:table-cell>
          <table:table-cell office:value-type="float" office:value="5.317686" calcext:value-type="float">
            <text:p>5,317686</text:p>
          </table:table-cell>
        </table:table-row>
        <table:table-row table:style-name="ro1">
          <table:table-cell office:value-type="float" office:value="2.08682" calcext:value-type="float">
            <text:p>2,08682</text:p>
          </table:table-cell>
          <table:table-cell office:value-type="float" office:value="8.895116" calcext:value-type="float">
            <text:p>8,895116</text:p>
          </table:table-cell>
        </table:table-row>
        <table:table-row table:style-name="ro1">
          <table:table-cell office:value-type="float" office:value="2.30358" calcext:value-type="float">
            <text:p>2,30358</text:p>
          </table:table-cell>
          <table:table-cell office:value-type="float" office:value="9.983507" calcext:value-type="float">
            <text:p>9,983507</text:p>
          </table:table-cell>
        </table:table-row>
        <table:table-row table:style-name="ro1">
          <table:table-cell office:value-type="float" office:value="2.080972" calcext:value-type="float">
            <text:p>2,080972</text:p>
          </table:table-cell>
          <table:table-cell office:value-type="float" office:value="9.166874" calcext:value-type="float">
            <text:p>9,166874</text:p>
          </table:table-cell>
        </table:table-row>
        <table:table-row table:style-name="ro1">
          <table:table-cell office:value-type="float" office:value="2.118803" calcext:value-type="float">
            <text:p>2,118803</text:p>
          </table:table-cell>
          <table:table-cell office:value-type="float" office:value="2.848458" calcext:value-type="float">
            <text:p>2,848458</text:p>
          </table:table-cell>
        </table:table-row>
        <table:table-row table:style-name="ro1">
          <table:table-cell office:value-type="float" office:value="6.88171" calcext:value-type="float">
            <text:p>6,88171</text:p>
          </table:table-cell>
          <table:table-cell office:value-type="float" office:value="6.693269" calcext:value-type="float">
            <text:p>6,693269</text:p>
          </table:table-cell>
        </table:table-row>
        <table:table-row table:style-name="ro1">
          <table:table-cell office:value-type="float" office:value="6.309702" calcext:value-type="float">
            <text:p>6,309702</text:p>
          </table:table-cell>
          <table:table-cell office:value-type="float" office:value="6.386443" calcext:value-type="float">
            <text:p>6,386443</text:p>
          </table:table-cell>
        </table:table-row>
        <table:table-row table:style-name="ro1">
          <table:table-cell office:value-type="float" office:value="2.916371" calcext:value-type="float">
            <text:p>2,916371</text:p>
          </table:table-cell>
          <table:table-cell office:value-type="float" office:value="3.249925" calcext:value-type="float">
            <text:p>3,249925</text:p>
          </table:table-cell>
        </table:table-row>
        <table:table-row table:style-name="ro1">
          <table:table-cell office:value-type="float" office:value="2.184659" calcext:value-type="float">
            <text:p>2,184659</text:p>
          </table:table-cell>
          <table:table-cell office:value-type="float" office:value="2.62454" calcext:value-type="float">
            <text:p>2,62454</text:p>
          </table:table-cell>
        </table:table-row>
        <table:table-row table:style-name="ro1">
          <table:table-cell office:value-type="float" office:value="2.248296" calcext:value-type="float">
            <text:p>2,248296</text:p>
          </table:table-cell>
          <table:table-cell office:value-type="float" office:value="2.540671" calcext:value-type="float">
            <text:p>2,540671</text:p>
          </table:table-cell>
        </table:table-row>
        <table:table-row table:style-name="ro1">
          <table:table-cell office:value-type="float" office:value="1.232058" calcext:value-type="float">
            <text:p>1,232058</text:p>
          </table:table-cell>
          <table:table-cell office:value-type="float" office:value="9.919061" calcext:value-type="float">
            <text:p>9,919061</text:p>
          </table:table-cell>
        </table:table-row>
        <table:table-row table:style-name="ro1">
          <table:table-cell office:value-type="float" office:value="6.457709" calcext:value-type="float">
            <text:p>6,457709</text:p>
          </table:table-cell>
          <table:table-cell office:value-type="float" office:value="6.835853" calcext:value-type="float">
            <text:p>6,835853</text:p>
          </table:table-cell>
        </table:table-row>
        <table:table-row table:style-name="ro1">
          <table:table-cell office:value-type="float" office:value="1.025807" calcext:value-type="float">
            <text:p>1,025807</text:p>
          </table:table-cell>
          <table:table-cell office:value-type="float" office:value="9.68638" calcext:value-type="float">
            <text:p>9,68638</text:p>
          </table:table-cell>
        </table:table-row>
        <table:table-row table:style-name="ro1">
          <table:table-cell office:value-type="float" office:value="6.499833" calcext:value-type="float">
            <text:p>6,499833</text:p>
          </table:table-cell>
          <table:table-cell office:value-type="float" office:value="5.078063" calcext:value-type="float">
            <text:p>5,078063</text:p>
          </table:table-cell>
        </table:table-row>
        <table:table-row table:style-name="ro1">
          <table:table-cell office:value-type="float" office:value="7.305742" calcext:value-type="float">
            <text:p>7,305742</text:p>
          </table:table-cell>
          <table:table-cell office:value-type="float" office:value="4.968181" calcext:value-type="float">
            <text:p>4,968181</text:p>
          </table:table-cell>
        </table:table-row>
        <table:table-row table:style-name="ro1">
          <table:table-cell office:value-type="float" office:value="7.571807" calcext:value-type="float">
            <text:p>7,571807</text:p>
          </table:table-cell>
          <table:table-cell office:value-type="float" office:value="5.72915" calcext:value-type="float">
            <text:p>5,72915</text:p>
          </table:table-cell>
        </table:table-row>
        <table:table-row table:style-name="ro1">
          <table:table-cell office:value-type="float" office:value="2.628259" calcext:value-type="float">
            <text:p>2,628259</text:p>
          </table:table-cell>
          <table:table-cell office:value-type="float" office:value="9.394276" calcext:value-type="float">
            <text:p>9,394276</text:p>
          </table:table-cell>
        </table:table-row>
        <table:table-row table:style-name="ro1">
          <table:table-cell office:value-type="float" office:value="2.156797" calcext:value-type="float">
            <text:p>2,156797</text:p>
          </table:table-cell>
          <table:table-cell office:value-type="float" office:value="3.16057" calcext:value-type="float">
            <text:p>3,16057</text:p>
          </table:table-cell>
        </table:table-row>
        <table:table-row table:style-name="ro1">
          <table:table-cell office:value-type="float" office:value="2.850556" calcext:value-type="float">
            <text:p>2,850556</text:p>
          </table:table-cell>
          <table:table-cell office:value-type="float" office:value="9.071303" calcext:value-type="float">
            <text:p>9,071303</text:p>
          </table:table-cell>
        </table:table-row>
        <table:table-row table:style-name="ro1">
          <table:table-cell office:value-type="float" office:value="0.865166" calcext:value-type="float">
            <text:p>0,865166</text:p>
          </table:table-cell>
          <table:table-cell office:value-type="float" office:value="2.778792" calcext:value-type="float">
            <text:p>2,778792</text:p>
          </table:table-cell>
        </table:table-row>
        <table:table-row table:style-name="ro1">
          <table:table-cell office:value-type="float" office:value="1.98559" calcext:value-type="float">
            <text:p>1,98559</text:p>
          </table:table-cell>
          <table:table-cell office:value-type="float" office:value="2.357189" calcext:value-type="float">
            <text:p>2,357189</text:p>
          </table:table-cell>
        </table:table-row>
        <table:table-row table:style-name="ro1">
          <table:table-cell office:value-type="float" office:value="6.165274" calcext:value-type="float">
            <text:p>6,165274</text:p>
          </table:table-cell>
          <table:table-cell office:value-type="float" office:value="6.206485" calcext:value-type="float">
            <text:p>6,206485</text:p>
          </table:table-cell>
        </table:table-row>
        <table:table-row table:style-name="ro1">
          <table:table-cell office:value-type="float" office:value="1.24092" calcext:value-type="float">
            <text:p>1,24092</text:p>
          </table:table-cell>
          <table:table-cell office:value-type="float" office:value="9.555367" calcext:value-type="float">
            <text:p>9,555367</text:p>
          </table:table-cell>
        </table:table-row>
        <table:table-row table:style-name="ro1">
          <table:table-cell office:value-type="float" office:value="6.762326" calcext:value-type="float">
            <text:p>6,762326</text:p>
          </table:table-cell>
          <table:table-cell office:value-type="float" office:value="5.747256" calcext:value-type="float">
            <text:p>5,747256</text:p>
          </table:table-cell>
        </table:table-row>
        <table:table-row table:style-name="ro1">
          <table:table-cell office:value-type="float" office:value="2.02581" calcext:value-type="float">
            <text:p>2,02581</text:p>
          </table:table-cell>
          <table:table-cell office:value-type="float" office:value="3.704764" calcext:value-type="float">
            <text:p>3,704764</text:p>
          </table:table-cell>
        </table:table-row>
        <table:table-row table:style-name="ro1">
          <table:table-cell office:value-type="float" office:value="7.003702" calcext:value-type="float">
            <text:p>7,003702</text:p>
          </table:table-cell>
          <table:table-cell office:value-type="float" office:value="5.891754" calcext:value-type="float">
            <text:p>5,891754</text:p>
          </table:table-cell>
        </table:table-row>
        <table:table-row table:style-name="ro1">
          <table:table-cell office:value-type="float" office:value="1.975037" calcext:value-type="float">
            <text:p>1,975037</text:p>
          </table:table-cell>
          <table:table-cell office:value-type="float" office:value="3.551098" calcext:value-type="float">
            <text:p>3,551098</text:p>
          </table:table-cell>
        </table:table-row>
        <table:table-row table:style-name="ro1">
          <table:table-cell office:value-type="float" office:value="7.237918" calcext:value-type="float">
            <text:p>7,237918</text:p>
          </table:table-cell>
          <table:table-cell office:value-type="float" office:value="4.926731" calcext:value-type="float">
            <text:p>4,926731</text:p>
          </table:table-cell>
        </table:table-row>
        <table:table-row table:style-name="ro1">
          <table:table-cell office:value-type="float" office:value="2.070737" calcext:value-type="float">
            <text:p>2,070737</text:p>
          </table:table-cell>
          <table:table-cell office:value-type="float" office:value="9.254762" calcext:value-type="float">
            <text:p>9,254762</text:p>
          </table:table-cell>
        </table:table-row>
        <table:table-row table:style-name="ro1">
          <table:table-cell office:value-type="float" office:value="1.690342" calcext:value-type="float">
            <text:p>1,690342</text:p>
          </table:table-cell>
          <table:table-cell office:value-type="float" office:value="3.277756" calcext:value-type="float">
            <text:p>3,277756</text:p>
          </table:table-cell>
        </table:table-row>
        <table:table-row table:style-name="ro1">
          <table:table-cell office:value-type="float" office:value="2.474372" calcext:value-type="float">
            <text:p>2,474372</text:p>
          </table:table-cell>
          <table:table-cell office:value-type="float" office:value="2.008097" calcext:value-type="float">
            <text:p>2,008097</text:p>
          </table:table-cell>
        </table:table-row>
        <table:table-row table:style-name="ro1">
          <table:table-cell office:value-type="float" office:value="7.1267" calcext:value-type="float">
            <text:p>7,1267</text:p>
          </table:table-cell>
          <table:table-cell office:value-type="float" office:value="5.005865" calcext:value-type="float">
            <text:p>5,005865</text:p>
          </table:table-cell>
        </table:table-row>
        <table:table-row table:style-name="ro1">
          <table:table-cell office:value-type="float" office:value="2.523851" calcext:value-type="float">
            <text:p>2,523851</text:p>
          </table:table-cell>
          <table:table-cell office:value-type="float" office:value="3.953923" calcext:value-type="float">
            <text:p>3,953923</text:p>
          </table:table-cell>
        </table:table-row>
        <table:table-row table:style-name="ro1">
          <table:table-cell office:value-type="float" office:value="6.570016" calcext:value-type="float">
            <text:p>6,570016</text:p>
          </table:table-cell>
          <table:table-cell office:value-type="float" office:value="5.758804" calcext:value-type="float">
            <text:p>5,758804</text:p>
          </table:table-cell>
        </table:table-row>
        <table:table-row table:style-name="ro1">
          <table:table-cell office:value-type="float" office:value="2.539724" calcext:value-type="float">
            <text:p>2,539724</text:p>
          </table:table-cell>
          <table:table-cell office:value-type="float" office:value="9.564727" calcext:value-type="float">
            <text:p>9,564727</text:p>
          </table:table-cell>
        </table:table-row>
        <table:table-row table:style-name="ro1">
          <table:table-cell office:value-type="float" office:value="1.754113" calcext:value-type="float">
            <text:p>1,754113</text:p>
          </table:table-cell>
          <table:table-cell office:value-type="float" office:value="3.346833" calcext:value-type="float">
            <text:p>3,346833</text:p>
          </table:table-cell>
        </table:table-row>
        <table:table-row table:style-name="ro1">
          <table:table-cell office:value-type="float" office:value="1.121358" calcext:value-type="float">
            <text:p>1,121358</text:p>
          </table:table-cell>
          <table:table-cell office:value-type="float" office:value="9.479861" calcext:value-type="float">
            <text:p>9,479861</text:p>
          </table:table-cell>
        </table:table-row>
        <table:table-row table:style-name="ro1">
          <table:table-cell office:value-type="float" office:value="6.80149" calcext:value-type="float">
            <text:p>6,80149</text:p>
          </table:table-cell>
          <table:table-cell office:value-type="float" office:value="5.974762" calcext:value-type="float">
            <text:p>5,974762</text:p>
          </table:table-cell>
        </table:table-row>
        <table:table-row table:style-name="ro1">
          <table:table-cell office:value-type="float" office:value="2.213173" calcext:value-type="float">
            <text:p>2,213173</text:p>
          </table:table-cell>
          <table:table-cell office:value-type="float" office:value="3.024027" calcext:value-type="float">
            <text:p>3,024027</text:p>
          </table:table-cell>
        </table:table-row>
        <table:table-row table:style-name="ro1">
          <table:table-cell office:value-type="float" office:value="1.851942" calcext:value-type="float">
            <text:p>1,851942</text:p>
          </table:table-cell>
          <table:table-cell office:value-type="float" office:value="2.905165" calcext:value-type="float">
            <text:p>2,905165</text:p>
          </table:table-cell>
        </table:table-row>
        <table:table-row table:style-name="ro1">
          <table:table-cell office:value-type="float" office:value="2.221911" calcext:value-type="float">
            <text:p>2,221911</text:p>
          </table:table-cell>
          <table:table-cell office:value-type="float" office:value="8.646591" calcext:value-type="float">
            <text:p>8,646591</text:p>
          </table:table-cell>
        </table:table-row>
        <table:table-row table:style-name="ro1">
          <table:table-cell office:value-type="float" office:value="2.370108" calcext:value-type="float">
            <text:p>2,370108</text:p>
          </table:table-cell>
          <table:table-cell office:value-type="float" office:value="9.616402" calcext:value-type="float">
            <text:p>9,616402</text:p>
          </table:table-cell>
        </table:table-row>
        <table:table-row table:style-name="ro1">
          <table:table-cell office:value-type="float" office:value="1.631781" calcext:value-type="float">
            <text:p>1,631781</text:p>
          </table:table-cell>
          <table:table-cell office:value-type="float" office:value="8.005605" calcext:value-type="float">
            <text:p>8,005605</text:p>
          </table:table-cell>
        </table:table-row>
        <table:table-row table:style-name="ro1">
          <table:table-cell office:value-type="float" office:value="2.312233" calcext:value-type="float">
            <text:p>2,312233</text:p>
          </table:table-cell>
          <table:table-cell office:value-type="float" office:value="9.324716" calcext:value-type="float">
            <text:p>9,324716</text:p>
          </table:table-cell>
        </table:table-row>
        <table:table-row table:style-name="ro1">
          <table:table-cell office:value-type="float" office:value="1.636543" calcext:value-type="float">
            <text:p>1,636543</text:p>
          </table:table-cell>
          <table:table-cell office:value-type="float" office:value="8.781435" calcext:value-type="float">
            <text:p>8,781435</text:p>
          </table:table-cell>
        </table:table-row>
        <table:table-row table:style-name="ro1">
          <table:table-cell office:value-type="float" office:value="1.579382" calcext:value-type="float">
            <text:p>1,579382</text:p>
          </table:table-cell>
          <table:table-cell office:value-type="float" office:value="9.022073" calcext:value-type="float">
            <text:p>9,022073</text:p>
          </table:table-cell>
        </table:table-row>
        <table:table-row table:style-name="ro1">
          <table:table-cell office:value-type="float" office:value="6.36154" calcext:value-type="float">
            <text:p>6,36154</text:p>
          </table:table-cell>
          <table:table-cell office:value-type="float" office:value="4.798066" calcext:value-type="float">
            <text:p>4,798066</text:p>
          </table:table-cell>
        </table:table-row>
        <table:table-row table:style-name="ro1">
          <table:table-cell office:value-type="float" office:value="2.136225" calcext:value-type="float">
            <text:p>2,136225</text:p>
          </table:table-cell>
          <table:table-cell office:value-type="float" office:value="3.625316" calcext:value-type="float">
            <text:p>3,625316</text:p>
          </table:table-cell>
        </table:table-row>
        <table:table-row table:style-name="ro1">
          <table:table-cell office:value-type="float" office:value="3.008243" calcext:value-type="float">
            <text:p>3,008243</text:p>
          </table:table-cell>
          <table:table-cell office:value-type="float" office:value="2.811253" calcext:value-type="float">
            <text:p>2,811253</text:p>
          </table:table-cell>
        </table:table-row>
        <table:table-row table:style-name="ro1">
          <table:table-cell office:value-type="float" office:value="6.777818" calcext:value-type="float">
            <text:p>6,777818</text:p>
          </table:table-cell>
          <table:table-cell office:value-type="float" office:value="5.946053" calcext:value-type="float">
            <text:p>5,946053</text:p>
          </table:table-cell>
        </table:table-row>
        <table:table-row table:style-name="ro1">
          <table:table-cell office:value-type="float" office:value="1.363104" calcext:value-type="float">
            <text:p>1,363104</text:p>
          </table:table-cell>
          <table:table-cell office:value-type="float" office:value="4.438739" calcext:value-type="float">
            <text:p>4,438739</text:p>
          </table:table-cell>
        </table:table-row>
        <table:table-row table:style-name="ro1">
          <table:table-cell office:value-type="float" office:value="5.815651" calcext:value-type="float">
            <text:p>5,815651</text:p>
          </table:table-cell>
          <table:table-cell office:value-type="float" office:value="6.658948" calcext:value-type="float">
            <text:p>6,658948</text:p>
          </table:table-cell>
        </table:table-row>
        <table:table-row table:style-name="ro1">
          <table:table-cell office:value-type="float" office:value="1.956083" calcext:value-type="float">
            <text:p>1,956083</text:p>
          </table:table-cell>
          <table:table-cell office:value-type="float" office:value="8.7005" calcext:value-type="float">
            <text:p>8,7005</text:p>
          </table:table-cell>
        </table:table-row>
        <table:table-row table:style-name="ro1">
          <table:table-cell office:value-type="float" office:value="6.584731" calcext:value-type="float">
            <text:p>6,584731</text:p>
          </table:table-cell>
          <table:table-cell office:value-type="float" office:value="5.960826" calcext:value-type="float">
            <text:p>5,960826</text:p>
          </table:table-cell>
        </table:table-row>
        <table:table-row table:style-name="ro1">
          <table:table-cell office:value-type="float" office:value="6.682749" calcext:value-type="float">
            <text:p>6,682749</text:p>
          </table:table-cell>
          <table:table-cell office:value-type="float" office:value="4.8653" calcext:value-type="float">
            <text:p>4,8653</text:p>
          </table:table-cell>
        </table:table-row>
        <table:table-row table:style-name="ro1">
          <table:table-cell office:value-type="float" office:value="5.960182" calcext:value-type="float">
            <text:p>5,960182</text:p>
          </table:table-cell>
          <table:table-cell office:value-type="float" office:value="4.800762" calcext:value-type="float">
            <text:p>4,800762</text:p>
          </table:table-cell>
        </table:table-row>
        <table:table-row table:style-name="ro1">
          <table:table-cell office:value-type="float" office:value="1.273482" calcext:value-type="float">
            <text:p>1,273482</text:p>
          </table:table-cell>
          <table:table-cell office:value-type="float" office:value="10.131233" calcext:value-type="float">
            <text:p>10,131233</text:p>
          </table:table-cell>
        </table:table-row>
        <table:table-row table:style-name="ro1">
          <table:table-cell office:value-type="float" office:value="2.489925" calcext:value-type="float">
            <text:p>2,489925</text:p>
          </table:table-cell>
          <table:table-cell office:value-type="float" office:value="2.88949" calcext:value-type="float">
            <text:p>2,88949</text:p>
          </table:table-cell>
        </table:table-row>
        <table:table-row table:style-name="ro1">
          <table:table-cell office:value-type="float" office:value="3.343028" calcext:value-type="float">
            <text:p>3,343028</text:p>
          </table:table-cell>
          <table:table-cell office:value-type="float" office:value="3.27895" calcext:value-type="float">
            <text:p>3,27895</text:p>
          </table:table-cell>
        </table:table-row>
        <table:table-row table:style-name="ro1">
          <table:table-cell office:value-type="float" office:value="1.473823" calcext:value-type="float">
            <text:p>1,473823</text:p>
          </table:table-cell>
          <table:table-cell office:value-type="float" office:value="2.898927" calcext:value-type="float">
            <text:p>2,898927</text:p>
          </table:table-cell>
        </table:table-row>
        <table:table-row table:style-name="ro1">
          <table:table-cell office:value-type="float" office:value="0.741293" calcext:value-type="float">
            <text:p>0,741293</text:p>
          </table:table-cell>
          <table:table-cell office:value-type="float" office:value="9.228812" calcext:value-type="float">
            <text:p>9,228812</text:p>
          </table:table-cell>
        </table:table-row>
        <table:table-row table:style-name="ro1">
          <table:table-cell office:value-type="float" office:value="6.600547" calcext:value-type="float">
            <text:p>6,600547</text:p>
          </table:table-cell>
          <table:table-cell office:value-type="float" office:value="6.298521" calcext:value-type="float">
            <text:p>6,298521</text:p>
          </table:table-cell>
        </table:table-row>
        <table:table-row table:style-name="ro1">
          <table:table-cell office:value-type="float" office:value="1.341524" calcext:value-type="float">
            <text:p>1,341524</text:p>
          </table:table-cell>
          <table:table-cell office:value-type="float" office:value="2.996754" calcext:value-type="float">
            <text:p>2,996754</text:p>
          </table:table-cell>
        </table:table-row>
        <table:table-row table:style-name="ro1">
          <table:table-cell office:value-type="float" office:value="2.558062" calcext:value-type="float">
            <text:p>2,558062</text:p>
          </table:table-cell>
          <table:table-cell office:value-type="float" office:value="9.157558" calcext:value-type="float">
            <text:p>9,157558</text:p>
          </table:table-cell>
        </table:table-row>
        <table:table-row table:style-name="ro1">
          <table:table-cell office:value-type="float" office:value="2.358206" calcext:value-type="float">
            <text:p>2,358206</text:p>
          </table:table-cell>
          <table:table-cell office:value-type="float" office:value="8.053979" calcext:value-type="float">
            <text:p>8,053979</text:p>
          </table:table-cell>
        </table:table-row>
        <table:table-row table:style-name="ro1">
          <table:table-cell office:value-type="float" office:value="1.898483" calcext:value-type="float">
            <text:p>1,898483</text:p>
          </table:table-cell>
          <table:table-cell office:value-type="float" office:value="9.497328" calcext:value-type="float">
            <text:p>9,497328</text:p>
          </table:table-cell>
        </table:table-row>
        <table:table-row table:style-name="ro1">
          <table:table-cell office:value-type="float" office:value="2.312998" calcext:value-type="float">
            <text:p>2,312998</text:p>
          </table:table-cell>
          <table:table-cell office:value-type="float" office:value="3.575968" calcext:value-type="float">
            <text:p>3,575968</text:p>
          </table:table-cell>
        </table:table-row>
        <table:table-row table:style-name="ro1">
          <table:table-cell office:value-type="float" office:value="1.225954" calcext:value-type="float">
            <text:p>1,225954</text:p>
          </table:table-cell>
          <table:table-cell office:value-type="float" office:value="2.492344" calcext:value-type="float">
            <text:p>2,492344</text:p>
          </table:table-cell>
        </table:table-row>
        <table:table-row table:style-name="ro1">
          <table:table-cell office:value-type="float" office:value="1.730955" calcext:value-type="float">
            <text:p>1,730955</text:p>
          </table:table-cell>
          <table:table-cell office:value-type="float" office:value="8.836875" calcext:value-type="float">
            <text:p>8,836875</text:p>
          </table:table-cell>
        </table:table-row>
        <table:table-row table:style-name="ro1">
          <table:table-cell office:value-type="float" office:value="1.836809" calcext:value-type="float">
            <text:p>1,836809</text:p>
          </table:table-cell>
          <table:table-cell office:value-type="float" office:value="9.074172" calcext:value-type="float">
            <text:p>9,074172</text:p>
          </table:table-cell>
        </table:table-row>
        <table:table-row table:style-name="ro1">
          <table:table-cell office:value-type="float" office:value="6.798396" calcext:value-type="float">
            <text:p>6,798396</text:p>
          </table:table-cell>
          <table:table-cell office:value-type="float" office:value="5.857986" calcext:value-type="float">
            <text:p>5,857986</text:p>
          </table:table-cell>
        </table:table-row>
        <table:table-row table:style-name="ro1">
          <table:table-cell office:value-type="float" office:value="6.914002" calcext:value-type="float">
            <text:p>6,914002</text:p>
          </table:table-cell>
          <table:table-cell office:value-type="float" office:value="5.463294" calcext:value-type="float">
            <text:p>5,463294</text:p>
          </table:table-cell>
        </table:table-row>
        <table:table-row table:style-name="ro1">
          <table:table-cell office:value-type="float" office:value="2.199129" calcext:value-type="float">
            <text:p>2,199129</text:p>
          </table:table-cell>
          <table:table-cell office:value-type="float" office:value="3.309156" calcext:value-type="float">
            <text:p>3,309156</text:p>
          </table:table-cell>
        </table:table-row>
        <table:table-row table:style-name="ro1">
          <table:table-cell office:value-type="float" office:value="0.935986" calcext:value-type="float">
            <text:p>0,935986</text:p>
          </table:table-cell>
          <table:table-cell office:value-type="float" office:value="9.196285" calcext:value-type="float">
            <text:p>9,196285</text:p>
          </table:table-cell>
        </table:table-row>
        <table:table-row table:style-name="ro1">
          <table:table-cell office:value-type="float" office:value="1.892228" calcext:value-type="float">
            <text:p>1,892228</text:p>
          </table:table-cell>
          <table:table-cell office:value-type="float" office:value="10.268215" calcext:value-type="float">
            <text:p>10,268215</text:p>
          </table:table-cell>
        </table:table-row>
        <table:table-row table:style-name="ro1">
          <table:table-cell office:value-type="float" office:value="6.544861" calcext:value-type="float">
            <text:p>6,544861</text:p>
          </table:table-cell>
          <table:table-cell office:value-type="float" office:value="5.657302" calcext:value-type="float">
            <text:p>5,657302</text:p>
          </table:table-cell>
        </table:table-row>
        <table:table-row table:style-name="ro1">
          <table:table-cell office:value-type="float" office:value="7.547949" calcext:value-type="float">
            <text:p>7,547949</text:p>
          </table:table-cell>
          <table:table-cell office:value-type="float" office:value="6.359981" calcext:value-type="float">
            <text:p>6,359981</text:p>
          </table:table-cell>
        </table:table-row>
        <table:table-row table:style-name="ro1">
          <table:table-cell office:value-type="float" office:value="2.234803" calcext:value-type="float">
            <text:p>2,234803</text:p>
          </table:table-cell>
          <table:table-cell office:value-type="float" office:value="9.108522" calcext:value-type="float">
            <text:p>9,108522</text:p>
          </table:table-cell>
        </table:table-row>
        <table:table-row table:style-name="ro1">
          <table:table-cell office:value-type="float" office:value="2.020384" calcext:value-type="float">
            <text:p>2,020384</text:p>
          </table:table-cell>
          <table:table-cell office:value-type="float" office:value="3.236071" calcext:value-type="float">
            <text:p>3,236071</text:p>
          </table:table-cell>
        </table:table-row>
        <table:table-row table:style-name="ro1">
          <table:table-cell office:value-type="float" office:value="2.009982" calcext:value-type="float">
            <text:p>2,009982</text:p>
          </table:table-cell>
          <table:table-cell office:value-type="float" office:value="3.859362" calcext:value-type="float">
            <text:p>3,859362</text:p>
          </table:table-cell>
        </table:table-row>
        <table:table-row table:style-name="ro1">
          <table:table-cell office:value-type="float" office:value="7.027865" calcext:value-type="float">
            <text:p>7,027865</text:p>
          </table:table-cell>
          <table:table-cell office:value-type="float" office:value="4.982346" calcext:value-type="float">
            <text:p>4,982346</text:p>
          </table:table-cell>
        </table:table-row>
        <table:table-row table:style-name="ro1">
          <table:table-cell office:value-type="float" office:value="0.829121" calcext:value-type="float">
            <text:p>0,829121</text:p>
          </table:table-cell>
          <table:table-cell office:value-type="float" office:value="3.266853" calcext:value-type="float">
            <text:p>3,266853</text:p>
          </table:table-cell>
        </table:table-row>
        <table:table-row table:style-name="ro1">
          <table:table-cell office:value-type="float" office:value="6.737928" calcext:value-type="float">
            <text:p>6,737928</text:p>
          </table:table-cell>
          <table:table-cell office:value-type="float" office:value="4.954044" calcext:value-type="float">
            <text:p>4,954044</text:p>
          </table:table-cell>
        </table:table-row>
        <table:table-row table:style-name="ro1">
          <table:table-cell office:value-type="float" office:value="6.869551" calcext:value-type="float">
            <text:p>6,869551</text:p>
          </table:table-cell>
          <table:table-cell office:value-type="float" office:value="5.834287" calcext:value-type="float">
            <text:p>5,834287</text:p>
          </table:table-cell>
        </table:table-row>
        <table:table-row table:style-name="ro1">
          <table:table-cell office:value-type="float" office:value="1.177977" calcext:value-type="float">
            <text:p>1,177977</text:p>
          </table:table-cell>
          <table:table-cell office:value-type="float" office:value="2.412381" calcext:value-type="float">
            <text:p>2,412381</text:p>
          </table:table-cell>
        </table:table-row>
        <table:table-row table:style-name="ro1">
          <table:table-cell office:value-type="float" office:value="1.480942" calcext:value-type="float">
            <text:p>1,480942</text:p>
          </table:table-cell>
          <table:table-cell office:value-type="float" office:value="8.895699" calcext:value-type="float">
            <text:p>8,895699</text:p>
          </table:table-cell>
        </table:table-row>
        <table:table-row table:style-name="ro1">
          <table:table-cell office:value-type="float" office:value="2.366928" calcext:value-type="float">
            <text:p>2,366928</text:p>
          </table:table-cell>
          <table:table-cell office:value-type="float" office:value="10.064758" calcext:value-type="float">
            <text:p>10,064758</text:p>
          </table:table-cell>
        </table:table-row>
        <table:table-row table:style-name="ro1">
          <table:table-cell office:value-type="float" office:value="2.442116" calcext:value-type="float">
            <text:p>2,442116</text:p>
          </table:table-cell>
          <table:table-cell office:value-type="float" office:value="4.216425" calcext:value-type="float">
            <text:p>4,216425</text:p>
          </table:table-cell>
        </table:table-row>
        <table:table-row table:style-name="ro1">
          <table:table-cell office:value-type="float" office:value="1.715957" calcext:value-type="float">
            <text:p>1,715957</text:p>
          </table:table-cell>
          <table:table-cell office:value-type="float" office:value="2.771203" calcext:value-type="float">
            <text:p>2,771203</text:p>
          </table:table-cell>
        </table:table-row>
        <table:table-row table:style-name="ro1">
          <table:table-cell office:value-type="float" office:value="1.512151" calcext:value-type="float">
            <text:p>1,512151</text:p>
          </table:table-cell>
          <table:table-cell office:value-type="float" office:value="3.211099" calcext:value-type="float">
            <text:p>3,211099</text:p>
          </table:table-cell>
        </table:table-row>
        <table:table-row table:style-name="ro1">
          <table:table-cell office:value-type="float" office:value="5.981264" calcext:value-type="float">
            <text:p>5,981264</text:p>
          </table:table-cell>
          <table:table-cell office:value-type="float" office:value="5.53076" calcext:value-type="float">
            <text:p>5,53076</text:p>
          </table:table-cell>
        </table:table-row>
        <table:table-row table:style-name="ro1">
          <table:table-cell office:value-type="float" office:value="7.831941" calcext:value-type="float">
            <text:p>7,831941</text:p>
          </table:table-cell>
          <table:table-cell office:value-type="float" office:value="6.677594" calcext:value-type="float">
            <text:p>6,677594</text:p>
          </table:table-cell>
        </table:table-row>
        <table:table-row table:style-name="ro1">
          <table:table-cell office:value-type="float" office:value="2.629949" calcext:value-type="float">
            <text:p>2,629949</text:p>
          </table:table-cell>
          <table:table-cell office:value-type="float" office:value="9.580869" calcext:value-type="float">
            <text:p>9,580869</text:p>
          </table:table-cell>
        </table:table-row>
        <table:table-row table:style-name="ro1">
          <table:table-cell office:value-type="float" office:value="1.589639" calcext:value-type="float">
            <text:p>1,589639</text:p>
          </table:table-cell>
          <table:table-cell office:value-type="float" office:value="3.514651" calcext:value-type="float">
            <text:p>3,514651</text:p>
          </table:table-cell>
        </table:table-row>
        <table:table-row table:style-name="ro1">
          <table:table-cell office:value-type="float" office:value="1.343171" calcext:value-type="float">
            <text:p>1,343171</text:p>
          </table:table-cell>
          <table:table-cell office:value-type="float" office:value="2.791862" calcext:value-type="float">
            <text:p>2,791862</text:p>
          </table:table-cell>
        </table:table-row>
        <table:table-row table:style-name="ro1">
          <table:table-cell office:value-type="float" office:value="1.827411" calcext:value-type="float">
            <text:p>1,827411</text:p>
          </table:table-cell>
          <table:table-cell office:value-type="float" office:value="8.365124" calcext:value-type="float">
            <text:p>8,365124</text:p>
          </table:table-cell>
        </table:table-row>
        <table:table-row table:style-name="ro1">
          <table:table-cell office:value-type="float" office:value="6.219899" calcext:value-type="float">
            <text:p>6,219899</text:p>
          </table:table-cell>
          <table:table-cell office:value-type="float" office:value="5.813508" calcext:value-type="float">
            <text:p>5,813508</text:p>
          </table:table-cell>
        </table:table-row>
        <table:table-row table:style-name="ro1">
          <table:table-cell office:value-type="float" office:value="6.84912" calcext:value-type="float">
            <text:p>6,84912</text:p>
          </table:table-cell>
          <table:table-cell office:value-type="float" office:value="6.893329" calcext:value-type="float">
            <text:p>6,893329</text:p>
          </table:table-cell>
        </table:table-row>
        <table:table-row table:style-name="ro1">
          <table:table-cell office:value-type="float" office:value="0.797396" calcext:value-type="float">
            <text:p>0,797396</text:p>
          </table:table-cell>
          <table:table-cell office:value-type="float" office:value="8.561659" calcext:value-type="float">
            <text:p>8,561659</text:p>
          </table:table-cell>
        </table:table-row>
        <table:table-row table:style-name="ro1">
          <table:table-cell office:value-type="float" office:value="1.870299" calcext:value-type="float">
            <text:p>1,870299</text:p>
          </table:table-cell>
          <table:table-cell office:value-type="float" office:value="3.692686" calcext:value-type="float">
            <text:p>3,692686</text:p>
          </table:table-cell>
        </table:table-row>
        <table:table-row table:style-name="ro1">
          <table:table-cell office:value-type="float" office:value="0.992543" calcext:value-type="float">
            <text:p>0,992543</text:p>
          </table:table-cell>
          <table:table-cell office:value-type="float" office:value="8.049239" calcext:value-type="float">
            <text:p>8,049239</text:p>
          </table:table-cell>
        </table:table-row>
        <table:table-row table:style-name="ro1">
          <table:table-cell office:value-type="float" office:value="2.077878" calcext:value-type="float">
            <text:p>2,077878</text:p>
          </table:table-cell>
          <table:table-cell office:value-type="float" office:value="8.581484" calcext:value-type="float">
            <text:p>8,581484</text:p>
          </table:table-cell>
        </table:table-row>
        <table:table-row table:style-name="ro1">
          <table:table-cell office:value-type="float" office:value="1.640743" calcext:value-type="float">
            <text:p>1,640743</text:p>
          </table:table-cell>
          <table:table-cell office:value-type="float" office:value="4.355667" calcext:value-type="float">
            <text:p>4,355667</text:p>
          </table:table-cell>
        </table:table-row>
        <table:table-row table:style-name="ro1">
          <table:table-cell office:value-type="float" office:value="0.859616" calcext:value-type="float">
            <text:p>0,859616</text:p>
          </table:table-cell>
          <table:table-cell office:value-type="float" office:value="9.829662" calcext:value-type="float">
            <text:p>9,829662</text:p>
          </table:table-cell>
        </table:table-row>
        <table:table-row table:style-name="ro1">
          <table:table-cell office:value-type="float" office:value="2.769981" calcext:value-type="float">
            <text:p>2,769981</text:p>
          </table:table-cell>
          <table:table-cell office:value-type="float" office:value="4.258967" calcext:value-type="float">
            <text:p>4,258967</text:p>
          </table:table-cell>
        </table:table-row>
        <table:table-row table:style-name="ro1">
          <table:table-cell office:value-type="float" office:value="1.347828" calcext:value-type="float">
            <text:p>1,347828</text:p>
          </table:table-cell>
          <table:table-cell office:value-type="float" office:value="3.652831" calcext:value-type="float">
            <text:p>3,652831</text:p>
          </table:table-cell>
        </table:table-row>
        <table:table-row table:style-name="ro1">
          <table:table-cell office:value-type="float" office:value="6.884355" calcext:value-type="float">
            <text:p>6,884355</text:p>
          </table:table-cell>
          <table:table-cell office:value-type="float" office:value="7.219045" calcext:value-type="float">
            <text:p>7,219045</text:p>
          </table:table-cell>
        </table:table-row>
        <table:table-row table:style-name="ro1">
          <table:table-cell office:value-type="float" office:value="2.265189" calcext:value-type="float">
            <text:p>2,265189</text:p>
          </table:table-cell>
          <table:table-cell office:value-type="float" office:value="8.640809" calcext:value-type="float">
            <text:p>8,640809</text:p>
          </table:table-cell>
        </table:table-row>
        <table:table-row table:style-name="ro1">
          <table:table-cell office:value-type="float" office:value="6.051448" calcext:value-type="float">
            <text:p>6,051448</text:p>
          </table:table-cell>
          <table:table-cell office:value-type="float" office:value="5.824232" calcext:value-type="float">
            <text:p>5,824232</text:p>
          </table:table-cell>
        </table:table-row>
        <table:table-row table:style-name="ro1">
          <table:table-cell office:value-type="float" office:value="2.055118" calcext:value-type="float">
            <text:p>2,055118</text:p>
          </table:table-cell>
          <table:table-cell office:value-type="float" office:value="3.091345" calcext:value-type="float">
            <text:p>3,091345</text:p>
          </table:table-cell>
        </table:table-row>
        <table:table-row table:style-name="ro1">
          <table:table-cell office:value-type="float" office:value="6.612493" calcext:value-type="float">
            <text:p>6,612493</text:p>
          </table:table-cell>
          <table:table-cell office:value-type="float" office:value="6.124254" calcext:value-type="float">
            <text:p>6,124254</text:p>
          </table:table-cell>
        </table:table-row>
        <table:table-row table:style-name="ro1">
          <table:table-cell office:value-type="float" office:value="2.136675" calcext:value-type="float">
            <text:p>2,136675</text:p>
          </table:table-cell>
          <table:table-cell office:value-type="float" office:value="2.768847" calcext:value-type="float">
            <text:p>2,768847</text:p>
          </table:table-cell>
        </table:table-row>
        <table:table-row table:style-name="ro1">
          <table:table-cell office:value-type="float" office:value="1.744784" calcext:value-type="float">
            <text:p>1,744784</text:p>
          </table:table-cell>
          <table:table-cell office:value-type="float" office:value="7.775251" calcext:value-type="float">
            <text:p>7,775251</text:p>
          </table:table-cell>
        </table:table-row>
        <table:table-row table:style-name="ro1">
          <table:table-cell office:value-type="float" office:value="6.359533" calcext:value-type="float">
            <text:p>6,359533</text:p>
          </table:table-cell>
          <table:table-cell office:value-type="float" office:value="5.606721" calcext:value-type="float">
            <text:p>5,606721</text:p>
          </table:table-cell>
        </table:table-row>
        <table:table-row table:style-name="ro1">
          <table:table-cell office:value-type="float" office:value="2.654672" calcext:value-type="float">
            <text:p>2,654672</text:p>
          </table:table-cell>
          <table:table-cell office:value-type="float" office:value="4.263414" calcext:value-type="float">
            <text:p>4,263414</text:p>
          </table:table-cell>
        </table:table-row>
        <table:table-row table:style-name="ro1">
          <table:table-cell office:value-type="float" office:value="7.285422" calcext:value-type="float">
            <text:p>7,285422</text:p>
          </table:table-cell>
          <table:table-cell office:value-type="float" office:value="6.74649" calcext:value-type="float">
            <text:p>6,74649</text:p>
          </table:table-cell>
        </table:table-row>
        <table:table-row table:style-name="ro1">
          <table:table-cell office:value-type="float" office:value="0.951971" calcext:value-type="float">
            <text:p>0,951971</text:p>
          </table:table-cell>
          <table:table-cell office:value-type="float" office:value="4.02431" calcext:value-type="float">
            <text:p>4,02431</text:p>
          </table:table-cell>
        </table:table-row>
        <table:table-row table:style-name="ro1">
          <table:table-cell office:value-type="float" office:value="1.941607" calcext:value-type="float">
            <text:p>1,941607</text:p>
          </table:table-cell>
          <table:table-cell office:value-type="float" office:value="3.12812" calcext:value-type="float">
            <text:p>3,12812</text:p>
          </table:table-cell>
        </table:table-row>
        <table:table-row table:style-name="ro1">
          <table:table-cell office:value-type="float" office:value="7.024314" calcext:value-type="float">
            <text:p>7,024314</text:p>
          </table:table-cell>
          <table:table-cell office:value-type="float" office:value="6.998138" calcext:value-type="float">
            <text:p>6,998138</text:p>
          </table:table-cell>
        </table:table-row>
        <table:table-row table:style-name="ro1">
          <table:table-cell office:value-type="float" office:value="1.544131" calcext:value-type="float">
            <text:p>1,544131</text:p>
          </table:table-cell>
          <table:table-cell office:value-type="float" office:value="8.30524" calcext:value-type="float">
            <text:p>8,30524</text:p>
          </table:table-cell>
        </table:table-row>
        <table:table-row table:style-name="ro1">
          <table:table-cell office:value-type="float" office:value="1.591005" calcext:value-type="float">
            <text:p>1,591005</text:p>
          </table:table-cell>
          <table:table-cell office:value-type="float" office:value="10.222933" calcext:value-type="float">
            <text:p>10,222933</text:p>
          </table:table-cell>
        </table:table-row>
        <table:table-row table:style-name="ro1">
          <table:table-cell office:value-type="float" office:value="0.649541" calcext:value-type="float">
            <text:p>0,649541</text:p>
          </table:table-cell>
          <table:table-cell office:value-type="float" office:value="9.350501" calcext:value-type="float">
            <text:p>9,350501</text:p>
          </table:table-cell>
        </table:table-row>
        <table:table-row table:style-name="ro1">
          <table:table-cell office:value-type="float" office:value="6.676795" calcext:value-type="float">
            <text:p>6,676795</text:p>
          </table:table-cell>
          <table:table-cell office:value-type="float" office:value="4.979489" calcext:value-type="float">
            <text:p>4,979489</text:p>
          </table:table-cell>
        </table:table-row>
        <table:table-row table:style-name="ro1">
          <table:table-cell office:value-type="float" office:value="2.686539" calcext:value-type="float">
            <text:p>2,686539</text:p>
          </table:table-cell>
          <table:table-cell office:value-type="float" office:value="9.08264" calcext:value-type="float">
            <text:p>9,08264</text:p>
          </table:table-cell>
        </table:table-row>
        <table:table-row table:style-name="ro1">
          <table:table-cell office:value-type="float" office:value="1.326168" calcext:value-type="float">
            <text:p>1,326168</text:p>
          </table:table-cell>
          <table:table-cell office:value-type="float" office:value="8.680761" calcext:value-type="float">
            <text:p>8,680761</text:p>
          </table:table-cell>
        </table:table-row>
        <table:table-row table:style-name="ro1">
          <table:table-cell office:value-type="float" office:value="2.135414" calcext:value-type="float">
            <text:p>2,135414</text:p>
          </table:table-cell>
          <table:table-cell office:value-type="float" office:value="2.994516" calcext:value-type="float">
            <text:p>2,994516</text:p>
          </table:table-cell>
        </table:table-row>
        <table:table-row table:style-name="ro1">
          <table:table-cell office:value-type="float" office:value="1.901292" calcext:value-type="float">
            <text:p>1,901292</text:p>
          </table:table-cell>
          <table:table-cell office:value-type="float" office:value="4.653781" calcext:value-type="float">
            <text:p>4,653781</text:p>
          </table:table-cell>
        </table:table-row>
        <table:table-row table:style-name="ro1">
          <table:table-cell office:value-type="float" office:value="2.227023" calcext:value-type="float">
            <text:p>2,227023</text:p>
          </table:table-cell>
          <table:table-cell office:value-type="float" office:value="2.950965" calcext:value-type="float">
            <text:p>2,950965</text:p>
          </table:table-cell>
        </table:table-row>
        <table:table-row table:style-name="ro1">
          <table:table-cell office:value-type="float" office:value="7.394823" calcext:value-type="float">
            <text:p>7,394823</text:p>
          </table:table-cell>
          <table:table-cell office:value-type="float" office:value="5.324961" calcext:value-type="float">
            <text:p>5,324961</text:p>
          </table:table-cell>
        </table:table-row>
        <table:table-row table:style-name="ro1">
          <table:table-cell office:value-type="float" office:value="6.006922" calcext:value-type="float">
            <text:p>6,006922</text:p>
          </table:table-cell>
          <table:table-cell office:value-type="float" office:value="5.948487" calcext:value-type="float">
            <text:p>5,948487</text:p>
          </table:table-cell>
        </table:table-row>
        <table:table-row table:style-name="ro1">
          <table:table-cell office:value-type="float" office:value="6.467607" calcext:value-type="float">
            <text:p>6,467607</text:p>
          </table:table-cell>
          <table:table-cell office:value-type="float" office:value="7.136386" calcext:value-type="float">
            <text:p>7,136386</text:p>
          </table:table-cell>
        </table:table-row>
        <table:table-row table:style-name="ro1">
          <table:table-cell office:value-type="float" office:value="7.029086" calcext:value-type="float">
            <text:p>7,029086</text:p>
          </table:table-cell>
          <table:table-cell office:value-type="float" office:value="7.250117" calcext:value-type="float">
            <text:p>7,250117</text:p>
          </table:table-cell>
        </table:table-row>
        <table:table-row table:style-name="ro1">
          <table:table-cell office:value-type="float" office:value="7.139026" calcext:value-type="float">
            <text:p>7,139026</text:p>
          </table:table-cell>
          <table:table-cell office:value-type="float" office:value="6.184982" calcext:value-type="float">
            <text:p>6,184982</text:p>
          </table:table-cell>
        </table:table-row>
        <table:table-row table:style-name="ro1">
          <table:table-cell office:value-type="float" office:value="7.24788" calcext:value-type="float">
            <text:p>7,24788</text:p>
          </table:table-cell>
          <table:table-cell office:value-type="float" office:value="6.69714" calcext:value-type="float">
            <text:p>6,69714</text:p>
          </table:table-cell>
        </table:table-row>
        <table:table-row table:style-name="ro1">
          <table:table-cell office:value-type="float" office:value="2.451001" calcext:value-type="float">
            <text:p>2,451001</text:p>
          </table:table-cell>
          <table:table-cell office:value-type="float" office:value="7.850004" calcext:value-type="float">
            <text:p>7,850004</text:p>
          </table:table-cell>
        </table:table-row>
        <table:table-row table:style-name="ro1">
          <table:table-cell office:value-type="float" office:value="1.154902" calcext:value-type="float">
            <text:p>1,154902</text:p>
          </table:table-cell>
          <table:table-cell office:value-type="float" office:value="8.635656" calcext:value-type="float">
            <text:p>8,635656</text:p>
          </table:table-cell>
        </table:table-row>
        <table:table-row table:style-name="ro1">
          <table:table-cell office:value-type="float" office:value="1.478353" calcext:value-type="float">
            <text:p>1,478353</text:p>
          </table:table-cell>
          <table:table-cell office:value-type="float" office:value="3.03173" calcext:value-type="float">
            <text:p>3,03173</text:p>
          </table:table-cell>
        </table:table-row>
        <table:table-row table:style-name="ro1">
          <table:table-cell office:value-type="float" office:value="6.652947" calcext:value-type="float">
            <text:p>6,652947</text:p>
          </table:table-cell>
          <table:table-cell office:value-type="float" office:value="4.859502" calcext:value-type="float">
            <text:p>4,859502</text:p>
          </table:table-cell>
        </table:table-row>
        <table:table-row table:style-name="ro1">
          <table:table-cell office:value-type="float" office:value="5.437006" calcext:value-type="float">
            <text:p>5,437006</text:p>
          </table:table-cell>
          <table:table-cell office:value-type="float" office:value="4.691875" calcext:value-type="float">
            <text:p>4,691875</text:p>
          </table:table-cell>
        </table:table-row>
        <table:table-row table:style-name="ro1">
          <table:table-cell office:value-type="float" office:value="2.744604" calcext:value-type="float">
            <text:p>2,744604</text:p>
          </table:table-cell>
          <table:table-cell office:value-type="float" office:value="3.563153" calcext:value-type="float">
            <text:p>3,563153</text:p>
          </table:table-cell>
        </table:table-row>
        <table:table-row table:style-name="ro1">
          <table:table-cell office:value-type="float" office:value="2.164949" calcext:value-type="float">
            <text:p>2,164949</text:p>
          </table:table-cell>
          <table:table-cell office:value-type="float" office:value="3.841761" calcext:value-type="float">
            <text:p>3,841761</text:p>
          </table:table-cell>
        </table:table-row>
        <table:table-row table:style-name="ro1">
          <table:table-cell office:value-type="float" office:value="2.515076" calcext:value-type="float">
            <text:p>2,515076</text:p>
          </table:table-cell>
          <table:table-cell office:value-type="float" office:value="2.8073" calcext:value-type="float">
            <text:p>2,8073</text:p>
          </table:table-cell>
        </table:table-row>
        <table:table-row table:style-name="ro1">
          <table:table-cell office:value-type="float" office:value="1.963031" calcext:value-type="float">
            <text:p>1,963031</text:p>
          </table:table-cell>
          <table:table-cell office:value-type="float" office:value="9.770964" calcext:value-type="float">
            <text:p>9,770964</text:p>
          </table:table-cell>
        </table:table-row>
        <table:table-row table:style-name="ro1">
          <table:table-cell office:value-type="float" office:value="6.819421" calcext:value-type="float">
            <text:p>6,819421</text:p>
          </table:table-cell>
          <table:table-cell office:value-type="float" office:value="5.298118" calcext:value-type="float">
            <text:p>5,298118</text:p>
          </table:table-cell>
        </table:table-row>
        <table:table-row table:style-name="ro1">
          <table:table-cell office:value-type="float" office:value="2.900227" calcext:value-type="float">
            <text:p>2,900227</text:p>
          </table:table-cell>
          <table:table-cell office:value-type="float" office:value="2.657296" calcext:value-type="float">
            <text:p>2,657296</text:p>
          </table:table-cell>
        </table:table-row>
        <table:table-row table:style-name="ro1">
          <table:table-cell office:value-type="float" office:value="5.818603" calcext:value-type="float">
            <text:p>5,818603</text:p>
          </table:table-cell>
          <table:table-cell office:value-type="float" office:value="6.01005" calcext:value-type="float">
            <text:p>6,01005</text:p>
          </table:table-cell>
        </table:table-row>
        <table:table-row table:style-name="ro1">
          <table:table-cell office:value-type="float" office:value="2.305514" calcext:value-type="float">
            <text:p>2,305514</text:p>
          </table:table-cell>
          <table:table-cell office:value-type="float" office:value="3.228323" calcext:value-type="float">
            <text:p>3,228323</text:p>
          </table:table-cell>
        </table:table-row>
        <table:table-row table:style-name="ro1">
          <table:table-cell office:value-type="float" office:value="1.12009" calcext:value-type="float">
            <text:p>1,12009</text:p>
          </table:table-cell>
          <table:table-cell office:value-type="float" office:value="8.942745" calcext:value-type="float">
            <text:p>8,942745</text:p>
          </table:table-cell>
        </table:table-row>
        <table:table-row table:style-name="ro1">
          <table:table-cell office:value-type="float" office:value="2.342681" calcext:value-type="float">
            <text:p>2,342681</text:p>
          </table:table-cell>
          <table:table-cell office:value-type="float" office:value="3.333072" calcext:value-type="float">
            <text:p>3,333072</text:p>
          </table:table-cell>
        </table:table-row>
        <table:table-row table:style-name="ro1">
          <table:table-cell office:value-type="float" office:value="6.350169" calcext:value-type="float">
            <text:p>6,350169</text:p>
          </table:table-cell>
          <table:table-cell office:value-type="float" office:value="6.467946" calcext:value-type="float">
            <text:p>6,467946</text:p>
          </table:table-cell>
        </table:table-row>
        <table:table-row table:style-name="ro1">
          <table:table-cell office:value-type="float" office:value="1.520122" calcext:value-type="float">
            <text:p>1,520122</text:p>
          </table:table-cell>
          <table:table-cell office:value-type="float" office:value="3.622307" calcext:value-type="float">
            <text:p>3,622307</text:p>
          </table:table-cell>
        </table:table-row>
        <table:table-row table:style-name="ro1">
          <table:table-cell office:value-type="float" office:value="1.792299" calcext:value-type="float">
            <text:p>1,792299</text:p>
          </table:table-cell>
          <table:table-cell office:value-type="float" office:value="9.393812" calcext:value-type="float">
            <text:p>9,393812</text:p>
          </table:table-cell>
        </table:table-row>
        <table:table-row table:style-name="ro1">
          <table:table-cell office:value-type="float" office:value="7.490325" calcext:value-type="float">
            <text:p>7,490325</text:p>
          </table:table-cell>
          <table:table-cell office:value-type="float" office:value="6.716461" calcext:value-type="float">
            <text:p>6,716461</text:p>
          </table:table-cell>
        </table:table-row>
        <table:table-row table:style-name="ro1">
          <table:table-cell office:value-type="float" office:value="2.631897" calcext:value-type="float">
            <text:p>2,631897</text:p>
          </table:table-cell>
          <table:table-cell office:value-type="float" office:value="2.602135" calcext:value-type="float">
            <text:p>2,602135</text:p>
          </table:table-cell>
        </table:table-row>
        <table:table-row table:style-name="ro1">
          <table:table-cell office:value-type="float" office:value="2.340114" calcext:value-type="float">
            <text:p>2,340114</text:p>
          </table:table-cell>
          <table:table-cell office:value-type="float" office:value="2.209645" calcext:value-type="float">
            <text:p>2,209645</text:p>
          </table:table-cell>
        </table:table-row>
        <table:table-row table:style-name="ro1">
          <table:table-cell office:value-type="float" office:value="2.212126" calcext:value-type="float">
            <text:p>2,212126</text:p>
          </table:table-cell>
          <table:table-cell office:value-type="float" office:value="2.732119" calcext:value-type="float">
            <text:p>2,732119</text:p>
          </table:table-cell>
        </table:table-row>
        <table:table-row table:style-name="ro1">
          <table:table-cell office:value-type="float" office:value="1.425934" calcext:value-type="float">
            <text:p>1,425934</text:p>
          </table:table-cell>
          <table:table-cell office:value-type="float" office:value="8.990452" calcext:value-type="float">
            <text:p>8,990452</text:p>
          </table:table-cell>
        </table:table-row>
        <table:table-row table:style-name="ro1">
          <table:table-cell office:value-type="float" office:value="1.787529" calcext:value-type="float">
            <text:p>1,787529</text:p>
          </table:table-cell>
          <table:table-cell office:value-type="float" office:value="8.334262" calcext:value-type="float">
            <text:p>8,334262</text:p>
          </table:table-cell>
        </table:table-row>
        <table:table-row table:style-name="ro1">
          <table:table-cell office:value-type="float" office:value="2.547244" calcext:value-type="float">
            <text:p>2,547244</text:p>
          </table:table-cell>
          <table:table-cell office:value-type="float" office:value="8.831883" calcext:value-type="float">
            <text:p>8,831883</text:p>
          </table:table-cell>
        </table:table-row>
        <table:table-row table:style-name="ro1">
          <table:table-cell office:value-type="float" office:value="6.602999" calcext:value-type="float">
            <text:p>6,602999</text:p>
          </table:table-cell>
          <table:table-cell office:value-type="float" office:value="5.812347" calcext:value-type="float">
            <text:p>5,812347</text:p>
          </table:table-cell>
        </table:table-row>
        <table:table-row table:style-name="ro1">
          <table:table-cell office:value-type="float" office:value="6.723829" calcext:value-type="float">
            <text:p>6,723829</text:p>
          </table:table-cell>
          <table:table-cell office:value-type="float" office:value="6.325743" calcext:value-type="float">
            <text:p>6,325743</text:p>
          </table:table-cell>
        </table:table-row>
        <table:table-row table:style-name="ro1">
          <table:table-cell office:value-type="float" office:value="6.42371" calcext:value-type="float">
            <text:p>6,42371</text:p>
          </table:table-cell>
          <table:table-cell office:value-type="float" office:value="6.9611" calcext:value-type="float">
            <text:p>6,9611</text:p>
          </table:table-cell>
        </table:table-row>
        <table:table-row table:style-name="ro1">
          <table:table-cell office:value-type="float" office:value="2.634598" calcext:value-type="float">
            <text:p>2,634598</text:p>
          </table:table-cell>
          <table:table-cell office:value-type="float" office:value="3.273407" calcext:value-type="float">
            <text:p>3,273407</text:p>
          </table:table-cell>
        </table:table-row>
        <table:table-row table:style-name="ro1">
          <table:table-cell office:value-type="float" office:value="2.60684" calcext:value-type="float">
            <text:p>2,60684</text:p>
          </table:table-cell>
          <table:table-cell office:value-type="float" office:value="8.043328" calcext:value-type="float">
            <text:p>8,043328</text:p>
          </table:table-cell>
        </table:table-row>
        <table:table-row table:style-name="ro1">
          <table:table-cell office:value-type="float" office:value="7.469099" calcext:value-type="float">
            <text:p>7,469099</text:p>
          </table:table-cell>
          <table:table-cell office:value-type="float" office:value="6.771486" calcext:value-type="float">
            <text:p>6,771486</text:p>
          </table:table-cell>
        </table:table-row>
        <table:table-row table:style-name="ro1">
          <table:table-cell office:value-type="float" office:value="7.717466" calcext:value-type="float">
            <text:p>7,717466</text:p>
          </table:table-cell>
          <table:table-cell office:value-type="float" office:value="7.29317" calcext:value-type="float">
            <text:p>7,29317</text:p>
          </table:table-cell>
        </table:table-row>
        <table:table-row table:style-name="ro1">
          <table:table-cell office:value-type="float" office:value="0.99324" calcext:value-type="float">
            <text:p>0,99324</text:p>
          </table:table-cell>
          <table:table-cell office:value-type="float" office:value="9.989629" calcext:value-type="float">
            <text:p>9,989629</text:p>
          </table:table-cell>
        </table:table-row>
        <table:table-row table:style-name="ro1">
          <table:table-cell office:value-type="float" office:value="7.660082" calcext:value-type="float">
            <text:p>7,660082</text:p>
          </table:table-cell>
          <table:table-cell office:value-type="float" office:value="6.600815" calcext:value-type="float">
            <text:p>6,600815</text:p>
          </table:table-cell>
        </table:table-row>
        <table:table-row table:style-name="ro1">
          <table:table-cell office:value-type="float" office:value="5.712207" calcext:value-type="float">
            <text:p>5,712207</text:p>
          </table:table-cell>
          <table:table-cell office:value-type="float" office:value="5.896424" calcext:value-type="float">
            <text:p>5,896424</text:p>
          </table:table-cell>
        </table:table-row>
        <table:table-row table:style-name="ro1">
          <table:table-cell office:value-type="float" office:value="6.515905" calcext:value-type="float">
            <text:p>6,515905</text:p>
          </table:table-cell>
          <table:table-cell office:value-type="float" office:value="4.819869" calcext:value-type="float">
            <text:p>4,819869</text:p>
          </table:table-cell>
        </table:table-row>
        <table:table-row table:style-name="ro1">
          <table:table-cell office:value-type="float" office:value="1.501589" calcext:value-type="float">
            <text:p>1,501589</text:p>
          </table:table-cell>
          <table:table-cell office:value-type="float" office:value="4.394663" calcext:value-type="float">
            <text:p>4,394663</text:p>
          </table:table-cell>
        </table:table-row>
        <table:table-row table:style-name="ro1">
          <table:table-cell office:value-type="float" office:value="6.283592" calcext:value-type="float">
            <text:p>6,283592</text:p>
          </table:table-cell>
          <table:table-cell office:value-type="float" office:value="5.452427" calcext:value-type="float">
            <text:p>5,452427</text:p>
          </table:table-cell>
        </table:table-row>
        <table:table-row table:style-name="ro1">
          <table:table-cell office:value-type="float" office:value="6.959833" calcext:value-type="float">
            <text:p>6,959833</text:p>
          </table:table-cell>
          <table:table-cell office:value-type="float" office:value="6.239931" calcext:value-type="float">
            <text:p>6,239931</text:p>
          </table:table-cell>
        </table:table-row>
        <table:table-row table:style-name="ro1">
          <table:table-cell office:value-type="float" office:value="0.758997" calcext:value-type="float">
            <text:p>0,758997</text:p>
          </table:table-cell>
          <table:table-cell office:value-type="float" office:value="3.371881" calcext:value-type="float">
            <text:p>3,371881</text:p>
          </table:table-cell>
        </table:table-row>
        <table:table-row table:style-name="ro1">
          <table:table-cell office:value-type="float" office:value="3.033667" calcext:value-type="float">
            <text:p>3,033667</text:p>
          </table:table-cell>
          <table:table-cell office:value-type="float" office:value="3.095537" calcext:value-type="float">
            <text:p>3,095537</text:p>
          </table:table-cell>
        </table:table-row>
        <table:table-row table:style-name="ro1">
          <table:table-cell office:value-type="float" office:value="2.016014" calcext:value-type="float">
            <text:p>2,016014</text:p>
          </table:table-cell>
          <table:table-cell office:value-type="float" office:value="8.421269" calcext:value-type="float">
            <text:p>8,421269</text:p>
          </table:table-cell>
        </table:table-row>
        <table:table-row table:style-name="ro1">
          <table:table-cell office:value-type="float" office:value="2.933387" calcext:value-type="float">
            <text:p>2,933387</text:p>
          </table:table-cell>
          <table:table-cell office:value-type="float" office:value="10.065047" calcext:value-type="float">
            <text:p>10,065047</text:p>
          </table:table-cell>
        </table:table-row>
        <table:table-row table:style-name="ro1">
          <table:table-cell office:value-type="float" office:value="7.047261" calcext:value-type="float">
            <text:p>7,047261</text:p>
          </table:table-cell>
          <table:table-cell office:value-type="float" office:value="4.881153" calcext:value-type="float">
            <text:p>4,881153</text:p>
          </table:table-cell>
        </table:table-row>
        <table:table-row table:style-name="ro1">
          <table:table-cell office:value-type="float" office:value="2.021175" calcext:value-type="float">
            <text:p>2,021175</text:p>
          </table:table-cell>
          <table:table-cell office:value-type="float" office:value="10.122634" calcext:value-type="float">
            <text:p>10,122634</text:p>
          </table:table-cell>
        </table:table-row>
        <table:table-row table:style-name="ro1">
          <table:table-cell office:value-type="float" office:value="2.256537" calcext:value-type="float">
            <text:p>2,256537</text:p>
          </table:table-cell>
          <table:table-cell office:value-type="float" office:value="8.268445" calcext:value-type="float">
            <text:p>8,268445</text:p>
          </table:table-cell>
        </table:table-row>
        <table:table-row table:style-name="ro1">
          <table:table-cell office:value-type="float" office:value="2.247077" calcext:value-type="float">
            <text:p>2,247077</text:p>
          </table:table-cell>
          <table:table-cell office:value-type="float" office:value="3.176163" calcext:value-type="float">
            <text:p>3,176163</text:p>
          </table:table-cell>
        </table:table-row>
        <table:table-row table:style-name="ro1">
          <table:table-cell office:value-type="float" office:value="2.21558" calcext:value-type="float">
            <text:p>2,21558</text:p>
          </table:table-cell>
          <table:table-cell office:value-type="float" office:value="9.260775" calcext:value-type="float">
            <text:p>9,260775</text:p>
          </table:table-cell>
        </table:table-row>
        <table:table-row table:style-name="ro1">
          <table:table-cell office:value-type="float" office:value="1.621835" calcext:value-type="float">
            <text:p>1,621835</text:p>
          </table:table-cell>
          <table:table-cell office:value-type="float" office:value="8.746542" calcext:value-type="float">
            <text:p>8,746542</text:p>
          </table:table-cell>
        </table:table-row>
        <table:table-row table:style-name="ro1">
          <table:table-cell office:value-type="float" office:value="2.081404" calcext:value-type="float">
            <text:p>2,081404</text:p>
          </table:table-cell>
          <table:table-cell office:value-type="float" office:value="8.556731" calcext:value-type="float">
            <text:p>8,556731</text:p>
          </table:table-cell>
        </table:table-row>
        <table:table-row table:style-name="ro1">
          <table:table-cell office:value-type="float" office:value="7.001937" calcext:value-type="float">
            <text:p>7,001937</text:p>
          </table:table-cell>
          <table:table-cell office:value-type="float" office:value="5.373711" calcext:value-type="float">
            <text:p>5,373711</text:p>
          </table:table-cell>
        </table:table-row>
        <table:table-row table:style-name="ro1">
          <table:table-cell office:value-type="float" office:value="6.793363" calcext:value-type="float">
            <text:p>6,793363</text:p>
          </table:table-cell>
          <table:table-cell office:value-type="float" office:value="6.065669" calcext:value-type="float">
            <text:p>6,065669</text:p>
          </table:table-cell>
        </table:table-row>
        <table:table-row table:style-name="ro1">
          <table:table-cell office:value-type="float" office:value="6.78837" calcext:value-type="float">
            <text:p>6,78837</text:p>
          </table:table-cell>
          <table:table-cell office:value-type="float" office:value="5.727007" calcext:value-type="float">
            <text:p>5,727007</text:p>
          </table:table-cell>
        </table:table-row>
        <table:table-row table:style-name="ro1">
          <table:table-cell office:value-type="float" office:value="1.746101" calcext:value-type="float">
            <text:p>1,746101</text:p>
          </table:table-cell>
          <table:table-cell office:value-type="float" office:value="9.728997" calcext:value-type="float">
            <text:p>9,728997</text:p>
          </table:table-cell>
        </table:table-row>
        <table:table-row table:style-name="ro1">
          <table:table-cell office:value-type="float" office:value="1.663761" calcext:value-type="float">
            <text:p>1,663761</text:p>
          </table:table-cell>
          <table:table-cell office:value-type="float" office:value="3.547627" calcext:value-type="float">
            <text:p>3,547627</text:p>
          </table:table-cell>
        </table:table-row>
        <table:table-row table:style-name="ro1">
          <table:table-cell office:value-type="float" office:value="6.993021" calcext:value-type="float">
            <text:p>6,993021</text:p>
          </table:table-cell>
          <table:table-cell office:value-type="float" office:value="6.86908" calcext:value-type="float">
            <text:p>6,86908</text:p>
          </table:table-cell>
        </table:table-row>
        <table:table-row table:style-name="ro1">
          <table:table-cell office:value-type="float" office:value="6.941303" calcext:value-type="float">
            <text:p>6,941303</text:p>
          </table:table-cell>
          <table:table-cell office:value-type="float" office:value="5.802893" calcext:value-type="float">
            <text:p>5,802893</text:p>
          </table:table-cell>
        </table:table-row>
        <table:table-row table:style-name="ro1">
          <table:table-cell office:value-type="float" office:value="7.316425" calcext:value-type="float">
            <text:p>7,316425</text:p>
          </table:table-cell>
          <table:table-cell office:value-type="float" office:value="6.784202" calcext:value-type="float">
            <text:p>6,784202</text:p>
          </table:table-cell>
        </table:table-row>
        <table:table-row table:style-name="ro1">
          <table:table-cell office:value-type="float" office:value="6.376953" calcext:value-type="float">
            <text:p>6,376953</text:p>
          </table:table-cell>
          <table:table-cell office:value-type="float" office:value="6.383367" calcext:value-type="float">
            <text:p>6,383367</text:p>
          </table:table-cell>
        </table:table-row>
        <table:table-row table:style-name="ro1">
          <table:table-cell office:value-type="float" office:value="2.759509" calcext:value-type="float">
            <text:p>2,759509</text:p>
          </table:table-cell>
          <table:table-cell office:value-type="float" office:value="3.580359" calcext:value-type="float">
            <text:p>3,580359</text:p>
          </table:table-cell>
        </table:table-row>
        <table:table-row table:style-name="ro1">
          <table:table-cell office:value-type="float" office:value="5.680302" calcext:value-type="float">
            <text:p>5,680302</text:p>
          </table:table-cell>
          <table:table-cell office:value-type="float" office:value="4.870101" calcext:value-type="float">
            <text:p>4,870101</text:p>
          </table:table-cell>
        </table:table-row>
        <table:table-row table:style-name="ro1">
          <table:table-cell office:value-type="float" office:value="2.278993" calcext:value-type="float">
            <text:p>2,278993</text:p>
          </table:table-cell>
          <table:table-cell office:value-type="float" office:value="3.571596" calcext:value-type="float">
            <text:p>3,571596</text:p>
          </table:table-cell>
        </table:table-row>
        <table:table-row table:style-name="ro1">
          <table:table-cell office:value-type="float" office:value="1.385815" calcext:value-type="float">
            <text:p>1,385815</text:p>
          </table:table-cell>
          <table:table-cell office:value-type="float" office:value="3.589921" calcext:value-type="float">
            <text:p>3,589921</text:p>
          </table:table-cell>
        </table:table-row>
        <table:table-row table:style-name="ro1">
          <table:table-cell office:value-type="float" office:value="2.040836" calcext:value-type="float">
            <text:p>2,040836</text:p>
          </table:table-cell>
          <table:table-cell office:value-type="float" office:value="9.406825" calcext:value-type="float">
            <text:p>9,406825</text:p>
          </table:table-cell>
        </table:table-row>
        <table:table-row table:style-name="ro1">
          <table:table-cell office:value-type="float" office:value="2.171248" calcext:value-type="float">
            <text:p>2,171248</text:p>
          </table:table-cell>
          <table:table-cell office:value-type="float" office:value="9.398158" calcext:value-type="float">
            <text:p>9,398158</text:p>
          </table:table-cell>
        </table:table-row>
        <table:table-row table:style-name="ro1">
          <table:table-cell office:value-type="float" office:value="2.299456" calcext:value-type="float">
            <text:p>2,299456</text:p>
          </table:table-cell>
          <table:table-cell office:value-type="float" office:value="9.710399" calcext:value-type="float">
            <text:p>9,710399</text:p>
          </table:table-cell>
        </table:table-row>
        <table:table-row table:style-name="ro1">
          <table:table-cell office:value-type="float" office:value="1.361992" calcext:value-type="float">
            <text:p>1,361992</text:p>
          </table:table-cell>
          <table:table-cell office:value-type="float" office:value="3.431631" calcext:value-type="float">
            <text:p>3,431631</text:p>
          </table:table-cell>
        </table:table-row>
        <table:table-row table:style-name="ro1">
          <table:table-cell office:value-type="float" office:value="1.474348" calcext:value-type="float">
            <text:p>1,474348</text:p>
          </table:table-cell>
          <table:table-cell office:value-type="float" office:value="8.198514" calcext:value-type="float">
            <text:p>8,198514</text:p>
          </table:table-cell>
        </table:table-row>
        <table:table-row table:style-name="ro1">
          <table:table-cell office:value-type="float" office:value="7.527219" calcext:value-type="float">
            <text:p>7,527219</text:p>
          </table:table-cell>
          <table:table-cell office:value-type="float" office:value="5.439298" calcext:value-type="float">
            <text:p>5,439298</text:p>
          </table:table-cell>
        </table:table-row>
        <table:table-row table:style-name="ro1">
          <table:table-cell office:value-type="float" office:value="6.646301" calcext:value-type="float">
            <text:p>6,646301</text:p>
          </table:table-cell>
          <table:table-cell office:value-type="float" office:value="5.669085" calcext:value-type="float">
            <text:p>5,669085</text:p>
          </table:table-cell>
        </table:table-row>
        <table:table-row table:style-name="ro1">
          <table:table-cell office:value-type="float" office:value="1.634433" calcext:value-type="float">
            <text:p>1,634433</text:p>
          </table:table-cell>
          <table:table-cell office:value-type="float" office:value="9.6911" calcext:value-type="float">
            <text:p>9,6911</text:p>
          </table:table-cell>
        </table:table-row>
        <table:table-row table:style-name="ro1">
          <table:table-cell office:value-type="float" office:value="2.092215" calcext:value-type="float">
            <text:p>2,092215</text:p>
          </table:table-cell>
          <table:table-cell office:value-type="float" office:value="2.696608" calcext:value-type="float">
            <text:p>2,696608</text:p>
          </table:table-cell>
        </table:table-row>
        <table:table-row table:style-name="ro1">
          <table:table-cell office:value-type="float" office:value="1.964342" calcext:value-type="float">
            <text:p>1,964342</text:p>
          </table:table-cell>
          <table:table-cell office:value-type="float" office:value="2.589128" calcext:value-type="float">
            <text:p>2,589128</text:p>
          </table:table-cell>
        </table:table-row>
        <table:table-row table:style-name="ro1">
          <table:table-cell office:value-type="float" office:value="1.106395" calcext:value-type="float">
            <text:p>1,106395</text:p>
          </table:table-cell>
          <table:table-cell office:value-type="float" office:value="8.950243" calcext:value-type="float">
            <text:p>8,950243</text:p>
          </table:table-cell>
        </table:table-row>
        <table:table-row table:style-name="ro1">
          <table:table-cell office:value-type="float" office:value="6.736328" calcext:value-type="float">
            <text:p>6,736328</text:p>
          </table:table-cell>
          <table:table-cell office:value-type="float" office:value="4.852479" calcext:value-type="float">
            <text:p>4,852479</text:p>
          </table:table-cell>
        </table:table-row>
        <table:table-row table:style-name="ro1">
          <table:table-cell office:value-type="float" office:value="2.071" calcext:value-type="float">
            <text:p>2,071</text:p>
          </table:table-cell>
          <table:table-cell office:value-type="float" office:value="2.701299" calcext:value-type="float">
            <text:p>2,701299</text:p>
          </table:table-cell>
        </table:table-row>
        <table:table-row table:style-name="ro1">
          <table:table-cell office:value-type="float" office:value="0.753931" calcext:value-type="float">
            <text:p>0,753931</text:p>
          </table:table-cell>
          <table:table-cell office:value-type="float" office:value="9.733903" calcext:value-type="float">
            <text:p>9,733903</text:p>
          </table:table-cell>
        </table:table-row>
        <table:table-row table:style-name="ro1">
          <table:table-cell office:value-type="float" office:value="2.151447" calcext:value-type="float">
            <text:p>2,151447</text:p>
          </table:table-cell>
          <table:table-cell office:value-type="float" office:value="8.93349" calcext:value-type="float">
            <text:p>8,93349</text:p>
          </table:table-cell>
        </table:table-row>
        <table:table-row table:style-name="ro1">
          <table:table-cell office:value-type="float" office:value="1.977315" calcext:value-type="float">
            <text:p>1,977315</text:p>
          </table:table-cell>
          <table:table-cell office:value-type="float" office:value="4.054591" calcext:value-type="float">
            <text:p>4,054591</text:p>
          </table:table-cell>
        </table:table-row>
        <table:table-row table:style-name="ro1">
          <table:table-cell office:value-type="float" office:value="6.652677" calcext:value-type="float">
            <text:p>6,652677</text:p>
          </table:table-cell>
          <table:table-cell office:value-type="float" office:value="4.674628" calcext:value-type="float">
            <text:p>4,674628</text:p>
          </table:table-cell>
        </table:table-row>
        <table:table-row table:style-name="ro1">
          <table:table-cell office:value-type="float" office:value="2.778744" calcext:value-type="float">
            <text:p>2,778744</text:p>
          </table:table-cell>
          <table:table-cell office:value-type="float" office:value="3.37156" calcext:value-type="float">
            <text:p>3,37156</text:p>
          </table:table-cell>
        </table:table-row>
        <table:table-row table:style-name="ro1">
          <table:table-cell office:value-type="float" office:value="2.308609" calcext:value-type="float">
            <text:p>2,308609</text:p>
          </table:table-cell>
          <table:table-cell office:value-type="float" office:value="9.274737" calcext:value-type="float">
            <text:p>9,274737</text:p>
          </table:table-cell>
        </table:table-row>
        <table:table-row table:style-name="ro1">
          <table:table-cell office:value-type="float" office:value="2.392628" calcext:value-type="float">
            <text:p>2,392628</text:p>
          </table:table-cell>
          <table:table-cell office:value-type="float" office:value="3.459015" calcext:value-type="float">
            <text:p>3,459015</text:p>
          </table:table-cell>
        </table:table-row>
        <table:table-row table:style-name="ro1">
          <table:table-cell office:value-type="float" office:value="1.342397" calcext:value-type="float">
            <text:p>1,342397</text:p>
          </table:table-cell>
          <table:table-cell office:value-type="float" office:value="4.099561" calcext:value-type="float">
            <text:p>4,099561</text:p>
          </table:table-cell>
        </table:table-row>
        <table:table-row table:style-name="ro1">
          <table:table-cell office:value-type="float" office:value="3.072523" calcext:value-type="float">
            <text:p>3,072523</text:p>
          </table:table-cell>
          <table:table-cell office:value-type="float" office:value="9.096599" calcext:value-type="float">
            <text:p>9,096599</text:p>
          </table:table-cell>
        </table:table-row>
        <table:table-row table:style-name="ro1">
          <table:table-cell office:value-type="float" office:value="2.519641" calcext:value-type="float">
            <text:p>2,519641</text:p>
          </table:table-cell>
          <table:table-cell office:value-type="float" office:value="9.782562" calcext:value-type="float">
            <text:p>9,782562</text:p>
          </table:table-cell>
        </table:table-row>
        <table:table-row table:style-name="ro1">
          <table:table-cell office:value-type="float" office:value="1.465284" calcext:value-type="float">
            <text:p>1,465284</text:p>
          </table:table-cell>
          <table:table-cell office:value-type="float" office:value="2.747912" calcext:value-type="float">
            <text:p>2,747912</text:p>
          </table:table-cell>
        </table:table-row>
        <table:table-row table:style-name="ro1">
          <table:table-cell office:value-type="float" office:value="2.445984" calcext:value-type="float">
            <text:p>2,445984</text:p>
          </table:table-cell>
          <table:table-cell office:value-type="float" office:value="4.219184" calcext:value-type="float">
            <text:p>4,219184</text:p>
          </table:table-cell>
        </table:table-row>
        <table:table-row table:style-name="ro1">
          <table:table-cell office:value-type="float" office:value="1.566339" calcext:value-type="float">
            <text:p>1,566339</text:p>
          </table:table-cell>
          <table:table-cell office:value-type="float" office:value="2.274749" calcext:value-type="float">
            <text:p>2,274749</text:p>
          </table:table-cell>
        </table:table-row>
        <table:table-row table:style-name="ro1">
          <table:table-cell office:value-type="float" office:value="6.260324" calcext:value-type="float">
            <text:p>6,260324</text:p>
          </table:table-cell>
          <table:table-cell office:value-type="float" office:value="5.244491" calcext:value-type="float">
            <text:p>5,244491</text:p>
          </table:table-cell>
        </table:table-row>
        <table:table-row table:style-name="ro1">
          <table:table-cell office:value-type="float" office:value="1.490989" calcext:value-type="float">
            <text:p>1,490989</text:p>
          </table:table-cell>
          <table:table-cell office:value-type="float" office:value="3.255187" calcext:value-type="float">
            <text:p>3,255187</text:p>
          </table:table-cell>
        </table:table-row>
        <table:table-row table:style-name="ro1">
          <table:table-cell office:value-type="float" office:value="1.861036" calcext:value-type="float">
            <text:p>1,861036</text:p>
          </table:table-cell>
          <table:table-cell office:value-type="float" office:value="2.124696" calcext:value-type="float">
            <text:p>2,124696</text:p>
          </table:table-cell>
        </table:table-row>
        <table:table-row table:style-name="ro1">
          <table:table-cell office:value-type="float" office:value="2.144668" calcext:value-type="float">
            <text:p>2,144668</text:p>
          </table:table-cell>
          <table:table-cell office:value-type="float" office:value="4.232383" calcext:value-type="float">
            <text:p>4,232383</text:p>
          </table:table-cell>
        </table:table-row>
        <table:table-row table:style-name="ro1">
          <table:table-cell office:value-type="float" office:value="2.065932" calcext:value-type="float">
            <text:p>2,065932</text:p>
          </table:table-cell>
          <table:table-cell office:value-type="float" office:value="9.701333" calcext:value-type="float">
            <text:p>9,701333</text:p>
          </table:table-cell>
        </table:table-row>
        <table:table-row table:style-name="ro1">
          <table:table-cell office:value-type="float" office:value="1.539445" calcext:value-type="float">
            <text:p>1,539445</text:p>
          </table:table-cell>
          <table:table-cell office:value-type="float" office:value="8.065005" calcext:value-type="float">
            <text:p>8,065005</text:p>
          </table:table-cell>
        </table:table-row>
        <table:table-row table:style-name="ro1">
          <table:table-cell office:value-type="float" office:value="2.350323" calcext:value-type="float">
            <text:p>2,350323</text:p>
          </table:table-cell>
          <table:table-cell office:value-type="float" office:value="4.379818" calcext:value-type="float">
            <text:p>4,379818</text:p>
          </table:table-cell>
        </table:table-row>
        <table:table-row table:style-name="ro1">
          <table:table-cell office:value-type="float" office:value="2.389723" calcext:value-type="float">
            <text:p>2,389723</text:p>
          </table:table-cell>
          <table:table-cell office:value-type="float" office:value="2.823379" calcext:value-type="float">
            <text:p>2,823379</text:p>
          </table:table-cell>
        </table:table-row>
        <table:table-row table:style-name="ro1">
          <table:table-cell office:value-type="float" office:value="1.849836" calcext:value-type="float">
            <text:p>1,849836</text:p>
          </table:table-cell>
          <table:table-cell office:value-type="float" office:value="8.395048" calcext:value-type="float">
            <text:p>8,395048</text:p>
          </table:table-cell>
        </table:table-row>
        <table:table-row table:style-name="ro1">
          <table:table-cell office:value-type="float" office:value="1.933557" calcext:value-type="float">
            <text:p>1,933557</text:p>
          </table:table-cell>
          <table:table-cell office:value-type="float" office:value="2.63235" calcext:value-type="float">
            <text:p>2,63235</text:p>
          </table:table-cell>
        </table:table-row>
        <table:table-row table:style-name="ro1">
          <table:table-cell office:value-type="float" office:value="6.288464" calcext:value-type="float">
            <text:p>6,288464</text:p>
          </table:table-cell>
          <table:table-cell office:value-type="float" office:value="5.262885" calcext:value-type="float">
            <text:p>5,262885</text:p>
          </table:table-cell>
        </table:table-row>
        <table:table-row table:style-name="ro1">
          <table:table-cell office:value-type="float" office:value="6.18448" calcext:value-type="float">
            <text:p>6,18448</text:p>
          </table:table-cell>
          <table:table-cell office:value-type="float" office:value="6.884183" calcext:value-type="float">
            <text:p>6,884183</text:p>
          </table:table-cell>
        </table:table-row>
        <table:table-row table:style-name="ro1">
          <table:table-cell office:value-type="float" office:value="1.723371" calcext:value-type="float">
            <text:p>1,723371</text:p>
          </table:table-cell>
          <table:table-cell office:value-type="float" office:value="8.232037" calcext:value-type="float">
            <text:p>8,232037</text:p>
          </table:table-cell>
        </table:table-row>
        <table:table-row table:style-name="ro1">
          <table:table-cell office:value-type="float" office:value="2.201152" calcext:value-type="float">
            <text:p>2,201152</text:p>
          </table:table-cell>
          <table:table-cell office:value-type="float" office:value="2.346757" calcext:value-type="float">
            <text:p>2,346757</text:p>
          </table:table-cell>
        </table:table-row>
        <table:table-row table:style-name="ro1">
          <table:table-cell office:value-type="float" office:value="6.554782" calcext:value-type="float">
            <text:p>6,554782</text:p>
          </table:table-cell>
          <table:table-cell office:value-type="float" office:value="6.57795" calcext:value-type="float">
            <text:p>6,57795</text:p>
          </table:table-cell>
        </table:table-row>
        <table:table-row table:style-name="ro1">
          <table:table-cell office:value-type="float" office:value="1.383176" calcext:value-type="float">
            <text:p>1,383176</text:p>
          </table:table-cell>
          <table:table-cell office:value-type="float" office:value="9.188634" calcext:value-type="float">
            <text:p>9,188634</text:p>
          </table:table-cell>
        </table:table-row>
        <table:table-row table:style-name="ro1">
          <table:table-cell office:value-type="float" office:value="1.57165" calcext:value-type="float">
            <text:p>1,57165</text:p>
          </table:table-cell>
          <table:table-cell office:value-type="float" office:value="3.681684" calcext:value-type="float">
            <text:p>3,681684</text:p>
          </table:table-cell>
        </table:table-row>
        <table:table-row table:style-name="ro1">
          <table:table-cell office:value-type="float" office:value="6.461239" calcext:value-type="float">
            <text:p>6,461239</text:p>
          </table:table-cell>
          <table:table-cell office:value-type="float" office:value="5.992281" calcext:value-type="float">
            <text:p>5,992281</text:p>
          </table:table-cell>
        </table:table-row>
        <table:table-row table:style-name="ro1">
          <table:table-cell office:value-type="float" office:value="2.765481" calcext:value-type="float">
            <text:p>2,765481</text:p>
          </table:table-cell>
          <table:table-cell office:value-type="float" office:value="3.323981" calcext:value-type="float">
            <text:p>3,323981</text:p>
          </table:table-cell>
        </table:table-row>
        <table:table-row table:style-name="ro1">
          <table:table-cell office:value-type="float" office:value="1.718141" calcext:value-type="float">
            <text:p>1,718141</text:p>
          </table:table-cell>
          <table:table-cell office:value-type="float" office:value="8.906875" calcext:value-type="float">
            <text:p>8,906875</text:p>
          </table:table-cell>
        </table:table-row>
        <table:table-row table:style-name="ro1">
          <table:table-cell office:value-type="float" office:value="2.712031" calcext:value-type="float">
            <text:p>2,712031</text:p>
          </table:table-cell>
          <table:table-cell office:value-type="float" office:value="3.618221" calcext:value-type="float">
            <text:p>3,618221</text:p>
          </table:table-cell>
        </table:table-row>
        <table:table-row table:style-name="ro1">
          <table:table-cell office:value-type="float" office:value="1.496942" calcext:value-type="float">
            <text:p>1,496942</text:p>
          </table:table-cell>
          <table:table-cell office:value-type="float" office:value="9.949025" calcext:value-type="float">
            <text:p>9,949025</text:p>
          </table:table-cell>
        </table:table-row>
        <table:table-row table:style-name="ro1">
          <table:table-cell office:value-type="float" office:value="6.879796" calcext:value-type="float">
            <text:p>6,879796</text:p>
          </table:table-cell>
          <table:table-cell office:value-type="float" office:value="6.15306" calcext:value-type="float">
            <text:p>6,15306</text:p>
          </table:table-cell>
        </table:table-row>
        <table:table-row table:style-name="ro1">
          <table:table-cell office:value-type="float" office:value="6.893182" calcext:value-type="float">
            <text:p>6,893182</text:p>
          </table:table-cell>
          <table:table-cell office:value-type="float" office:value="5.724186" calcext:value-type="float">
            <text:p>5,724186</text:p>
          </table:table-cell>
        </table:table-row>
        <table:table-row table:style-name="ro1">
          <table:table-cell office:value-type="float" office:value="7.24619" calcext:value-type="float">
            <text:p>7,24619</text:p>
          </table:table-cell>
          <table:table-cell office:value-type="float" office:value="5.702097" calcext:value-type="float">
            <text:p>5,702097</text:p>
          </table:table-cell>
        </table:table-row>
        <table:table-row table:style-name="ro1">
          <table:table-cell office:value-type="float" office:value="1.439016" calcext:value-type="float">
            <text:p>1,439016</text:p>
          </table:table-cell>
          <table:table-cell office:value-type="float" office:value="2.063526" calcext:value-type="float">
            <text:p>2,063526</text:p>
          </table:table-cell>
        </table:table-row>
        <table:table-row table:style-name="ro1">
          <table:table-cell office:value-type="float" office:value="2.474622" calcext:value-type="float">
            <text:p>2,474622</text:p>
          </table:table-cell>
          <table:table-cell office:value-type="float" office:value="3.434218" calcext:value-type="float">
            <text:p>3,434218</text:p>
          </table:table-cell>
        </table:table-row>
        <table:table-row table:style-name="ro1">
          <table:table-cell office:value-type="float" office:value="0.930834" calcext:value-type="float">
            <text:p>0,930834</text:p>
          </table:table-cell>
          <table:table-cell office:value-type="float" office:value="8.642781" calcext:value-type="float">
            <text:p>8,642781</text:p>
          </table:table-cell>
        </table:table-row>
        <table:table-row table:style-name="ro1">
          <table:table-cell office:value-type="float" office:value="7.482493" calcext:value-type="float">
            <text:p>7,482493</text:p>
          </table:table-cell>
          <table:table-cell office:value-type="float" office:value="5.041614" calcext:value-type="float">
            <text:p>5,041614</text:p>
          </table:table-cell>
        </table:table-row>
        <table:table-row table:style-name="ro1">
          <table:table-cell office:value-type="float" office:value="1.267891" calcext:value-type="float">
            <text:p>1,267891</text:p>
          </table:table-cell>
          <table:table-cell office:value-type="float" office:value="4.486367" calcext:value-type="float">
            <text:p>4,486367</text:p>
          </table:table-cell>
        </table:table-row>
        <table:table-row table:style-name="ro1">
          <table:table-cell office:value-type="float" office:value="6.897545" calcext:value-type="float">
            <text:p>6,897545</text:p>
          </table:table-cell>
          <table:table-cell office:value-type="float" office:value="5.543903" calcext:value-type="float">
            <text:p>5,543903</text:p>
          </table:table-cell>
        </table:table-row>
        <table:table-row table:style-name="ro1">
          <table:table-cell office:value-type="float" office:value="2.718344" calcext:value-type="float">
            <text:p>2,718344</text:p>
          </table:table-cell>
          <table:table-cell office:value-type="float" office:value="9.615932" calcext:value-type="float">
            <text:p>9,615932</text:p>
          </table:table-cell>
        </table:table-row>
        <table:table-row table:style-name="ro1">
          <table:table-cell office:value-type="float" office:value="0.980674" calcext:value-type="float">
            <text:p>0,980674</text:p>
          </table:table-cell>
          <table:table-cell office:value-type="float" office:value="4.050846" calcext:value-type="float">
            <text:p>4,050846</text:p>
          </table:table-cell>
        </table:table-row>
        <table:table-row table:style-name="ro1">
          <table:table-cell office:value-type="float" office:value="2.110132" calcext:value-type="float">
            <text:p>2,110132</text:p>
          </table:table-cell>
          <table:table-cell office:value-type="float" office:value="8.994681" calcext:value-type="float">
            <text:p>8,994681</text:p>
          </table:table-cell>
        </table:table-row>
        <table:table-row table:style-name="ro1">
          <table:table-cell office:value-type="float" office:value="1.254763" calcext:value-type="float">
            <text:p>1,254763</text:p>
          </table:table-cell>
          <table:table-cell office:value-type="float" office:value="9.083771" calcext:value-type="float">
            <text:p>9,083771</text:p>
          </table:table-cell>
        </table:table-row>
        <table:table-row table:style-name="ro1">
          <table:table-cell office:value-type="float" office:value="1.557526" calcext:value-type="float">
            <text:p>1,557526</text:p>
          </table:table-cell>
          <table:table-cell office:value-type="float" office:value="3.842289" calcext:value-type="float">
            <text:p>3,842289</text:p>
          </table:table-cell>
        </table:table-row>
        <table:table-row table:style-name="ro1">
          <table:table-cell office:value-type="float" office:value="1.911813" calcext:value-type="float">
            <text:p>1,911813</text:p>
          </table:table-cell>
          <table:table-cell office:value-type="float" office:value="3.684359" calcext:value-type="float">
            <text:p>3,684359</text:p>
          </table:table-cell>
        </table:table-row>
        <table:table-row table:style-name="ro1">
          <table:table-cell office:value-type="float" office:value="2.247618" calcext:value-type="float">
            <text:p>2,247618</text:p>
          </table:table-cell>
          <table:table-cell office:value-type="float" office:value="4.048583" calcext:value-type="float">
            <text:p>4,048583</text:p>
          </table:table-cell>
        </table:table-row>
        <table:table-row table:style-name="ro1">
          <table:table-cell office:value-type="float" office:value="2.049323" calcext:value-type="float">
            <text:p>2,049323</text:p>
          </table:table-cell>
          <table:table-cell office:value-type="float" office:value="8.99148" calcext:value-type="float">
            <text:p>8,99148</text:p>
          </table:table-cell>
        </table:table-row>
        <table:table-row table:style-name="ro1">
          <table:table-cell office:value-type="float" office:value="6.148374" calcext:value-type="float">
            <text:p>6,148374</text:p>
          </table:table-cell>
          <table:table-cell office:value-type="float" office:value="5.631371" calcext:value-type="float">
            <text:p>5,631371</text:p>
          </table:table-cell>
        </table:table-row>
        <table:table-row table:style-name="ro1">
          <table:table-cell office:value-type="float" office:value="6.887996" calcext:value-type="float">
            <text:p>6,887996</text:p>
          </table:table-cell>
          <table:table-cell office:value-type="float" office:value="6.488758" calcext:value-type="float">
            <text:p>6,488758</text:p>
          </table:table-cell>
        </table:table-row>
        <table:table-row table:style-name="ro1">
          <table:table-cell office:value-type="float" office:value="1.257993" calcext:value-type="float">
            <text:p>1,257993</text:p>
          </table:table-cell>
          <table:table-cell office:value-type="float" office:value="2.350244" calcext:value-type="float">
            <text:p>2,350244</text:p>
          </table:table-cell>
        </table:table-row>
        <table:table-row table:style-name="ro1">
          <table:table-cell office:value-type="float" office:value="7.436566" calcext:value-type="float">
            <text:p>7,436566</text:p>
          </table:table-cell>
          <table:table-cell office:value-type="float" office:value="5.544974" calcext:value-type="float">
            <text:p>5,544974</text:p>
          </table:table-cell>
        </table:table-row>
        <table:table-row table:style-name="ro1">
          <table:table-cell office:value-type="float" office:value="2.626104" calcext:value-type="float">
            <text:p>2,626104</text:p>
          </table:table-cell>
          <table:table-cell office:value-type="float" office:value="8.577578" calcext:value-type="float">
            <text:p>8,577578</text:p>
          </table:table-cell>
        </table:table-row>
        <table:table-row table:style-name="ro1">
          <table:table-cell office:value-type="float" office:value="6.261674" calcext:value-type="float">
            <text:p>6,261674</text:p>
          </table:table-cell>
          <table:table-cell office:value-type="float" office:value="6.217466" calcext:value-type="float">
            <text:p>6,217466</text:p>
          </table:table-cell>
        </table:table-row>
        <table:table-row table:style-name="ro1">
          <table:table-cell office:value-type="float" office:value="0.769386" calcext:value-type="float">
            <text:p>0,769386</text:p>
          </table:table-cell>
          <table:table-cell office:value-type="float" office:value="3.517442" calcext:value-type="float">
            <text:p>3,517442</text:p>
          </table:table-cell>
        </table:table-row>
        <table:table-row table:style-name="ro1">
          <table:table-cell office:value-type="float" office:value="2.44021" calcext:value-type="float">
            <text:p>2,44021</text:p>
          </table:table-cell>
          <table:table-cell office:value-type="float" office:value="9.806959" calcext:value-type="float">
            <text:p>9,806959</text:p>
          </table:table-cell>
        </table:table-row>
        <table:table-row table:style-name="ro1">
          <table:table-cell office:value-type="float" office:value="1.507419" calcext:value-type="float">
            <text:p>1,507419</text:p>
          </table:table-cell>
          <table:table-cell office:value-type="float" office:value="9.062995" calcext:value-type="float">
            <text:p>9,062995</text:p>
          </table:table-cell>
        </table:table-row>
        <table:table-row table:style-name="ro1">
          <table:table-cell office:value-type="float" office:value="6.581797" calcext:value-type="float">
            <text:p>6,581797</text:p>
          </table:table-cell>
          <table:table-cell office:value-type="float" office:value="6.340631" calcext:value-type="float">
            <text:p>6,340631</text:p>
          </table:table-cell>
        </table:table-row>
        <table:table-row table:style-name="ro1">
          <table:table-cell office:value-type="float" office:value="0.882777" calcext:value-type="float">
            <text:p>0,882777</text:p>
          </table:table-cell>
          <table:table-cell office:value-type="float" office:value="3.343067" calcext:value-type="float">
            <text:p>3,343067</text:p>
          </table:table-cell>
        </table:table-row>
        <table:table-row table:style-name="ro1">
          <table:table-cell office:value-type="float" office:value="1.48395" calcext:value-type="float">
            <text:p>1,48395</text:p>
          </table:table-cell>
          <table:table-cell office:value-type="float" office:value="2.806547" calcext:value-type="float">
            <text:p>2,806547</text:p>
          </table:table-cell>
        </table:table-row>
        <table:table-row table:style-name="ro1">
          <table:table-cell office:value-type="float" office:value="7.188462" calcext:value-type="float">
            <text:p>7,188462</text:p>
          </table:table-cell>
          <table:table-cell office:value-type="float" office:value="5.112796" calcext:value-type="float">
            <text:p>5,112796</text:p>
          </table:table-cell>
        </table:table-row>
        <table:table-row table:style-name="ro1">
          <table:table-cell office:value-type="float" office:value="1.493258" calcext:value-type="float">
            <text:p>1,493258</text:p>
          </table:table-cell>
          <table:table-cell office:value-type="float" office:value="8.973086" calcext:value-type="float">
            <text:p>8,973086</text:p>
          </table:table-cell>
        </table:table-row>
        <table:table-row table:style-name="ro1">
          <table:table-cell office:value-type="float" office:value="1.978034" calcext:value-type="float">
            <text:p>1,978034</text:p>
          </table:table-cell>
          <table:table-cell office:value-type="float" office:value="9.055122" calcext:value-type="float">
            <text:p>9,055122</text:p>
          </table:table-cell>
        </table:table-row>
        <table:table-row table:style-name="ro1">
          <table:table-cell office:value-type="float" office:value="6.683162" calcext:value-type="float">
            <text:p>6,683162</text:p>
          </table:table-cell>
          <table:table-cell office:value-type="float" office:value="5.995756" calcext:value-type="float">
            <text:p>5,995756</text:p>
          </table:table-cell>
        </table:table-row>
        <table:table-row table:style-name="ro1">
          <table:table-cell office:value-type="float" office:value="1.412078" calcext:value-type="float">
            <text:p>1,412078</text:p>
          </table:table-cell>
          <table:table-cell office:value-type="float" office:value="8.900585" calcext:value-type="float">
            <text:p>8,900585</text:p>
          </table:table-cell>
        </table:table-row>
        <table:table-row table:style-name="ro1">
          <table:table-cell office:value-type="float" office:value="2.72341" calcext:value-type="float">
            <text:p>2,72341</text:p>
          </table:table-cell>
          <table:table-cell office:value-type="float" office:value="3.229416" calcext:value-type="float">
            <text:p>3,229416</text:p>
          </table:table-cell>
        </table:table-row>
        <table:table-row table:style-name="ro1">
          <table:table-cell office:value-type="float" office:value="2.250166" calcext:value-type="float">
            <text:p>2,250166</text:p>
          </table:table-cell>
          <table:table-cell office:value-type="float" office:value="4.342999" calcext:value-type="float">
            <text:p>4,342999</text:p>
          </table:table-cell>
        </table:table-row>
        <table:table-row table:style-name="ro1">
          <table:table-cell office:value-type="float" office:value="1.584541" calcext:value-type="float">
            <text:p>1,584541</text:p>
          </table:table-cell>
          <table:table-cell office:value-type="float" office:value="2.51531" calcext:value-type="float">
            <text:p>2,51531</text:p>
          </table:table-cell>
        </table:table-row>
        <table:table-row table:style-name="ro1">
          <table:table-cell office:value-type="float" office:value="2.538656" calcext:value-type="float">
            <text:p>2,538656</text:p>
          </table:table-cell>
          <table:table-cell office:value-type="float" office:value="9.196193" calcext:value-type="float">
            <text:p>9,196193</text:p>
          </table:table-cell>
        </table:table-row>
        <table:table-row table:style-name="ro1">
          <table:table-cell office:value-type="float" office:value="1.74693" calcext:value-type="float">
            <text:p>1,74693</text:p>
          </table:table-cell>
          <table:table-cell office:value-type="float" office:value="8.730785" calcext:value-type="float">
            <text:p>8,730785</text:p>
          </table:table-cell>
        </table:table-row>
        <table:table-row table:style-name="ro1">
          <table:table-cell office:value-type="float" office:value="1.963331" calcext:value-type="float">
            <text:p>1,963331</text:p>
          </table:table-cell>
          <table:table-cell office:value-type="float" office:value="9.838699" calcext:value-type="float">
            <text:p>9,838699</text:p>
          </table:table-cell>
        </table:table-row>
        <table:table-row table:style-name="ro1">
          <table:table-cell office:value-type="float" office:value="7.368951" calcext:value-type="float">
            <text:p>7,368951</text:p>
          </table:table-cell>
          <table:table-cell office:value-type="float" office:value="5.500243" calcext:value-type="float">
            <text:p>5,500243</text:p>
          </table:table-cell>
        </table:table-row>
        <table:table-row table:style-name="ro1">
          <table:table-cell office:value-type="float" office:value="8.020698" calcext:value-type="float">
            <text:p>8,020698</text:p>
          </table:table-cell>
          <table:table-cell office:value-type="float" office:value="6.209801" calcext:value-type="float">
            <text:p>6,209801</text:p>
          </table:table-cell>
        </table:table-row>
        <table:table-row table:style-name="ro1">
          <table:table-cell office:value-type="float" office:value="6.782663" calcext:value-type="float">
            <text:p>6,782663</text:p>
          </table:table-cell>
          <table:table-cell office:value-type="float" office:value="6.904861" calcext:value-type="float">
            <text:p>6,904861</text:p>
          </table:table-cell>
        </table:table-row>
        <table:table-row table:style-name="ro1">
          <table:table-cell office:value-type="float" office:value="2.012475" calcext:value-type="float">
            <text:p>2,012475</text:p>
          </table:table-cell>
          <table:table-cell office:value-type="float" office:value="9.23616" calcext:value-type="float">
            <text:p>9,23616</text:p>
          </table:table-cell>
        </table:table-row>
        <table:table-row table:style-name="ro1">
          <table:table-cell office:value-type="float" office:value="1.231073" calcext:value-type="float">
            <text:p>1,231073</text:p>
          </table:table-cell>
          <table:table-cell office:value-type="float" office:value="3.86017" calcext:value-type="float">
            <text:p>3,86017</text:p>
          </table:table-cell>
        </table:table-row>
        <table:table-row table:style-name="ro1">
          <table:table-cell office:value-type="float" office:value="6.609544" calcext:value-type="float">
            <text:p>6,609544</text:p>
          </table:table-cell>
          <table:table-cell office:value-type="float" office:value="5.366511" calcext:value-type="float">
            <text:p>5,366511</text:p>
          </table:table-cell>
        </table:table-row>
        <table:table-row table:style-name="ro1">
          <table:table-cell office:value-type="float" office:value="2.431462" calcext:value-type="float">
            <text:p>2,431462</text:p>
          </table:table-cell>
          <table:table-cell office:value-type="float" office:value="3.209657" calcext:value-type="float">
            <text:p>3,209657</text:p>
          </table:table-cell>
        </table:table-row>
        <table:table-row table:style-name="ro1">
          <table:table-cell office:value-type="float" office:value="1.341346" calcext:value-type="float">
            <text:p>1,341346</text:p>
          </table:table-cell>
          <table:table-cell office:value-type="float" office:value="8.514864" calcext:value-type="float">
            <text:p>8,514864</text:p>
          </table:table-cell>
        </table:table-row>
        <table:table-row table:style-name="ro1">
          <table:table-cell office:value-type="float" office:value="1.549592" calcext:value-type="float">
            <text:p>1,549592</text:p>
          </table:table-cell>
          <table:table-cell office:value-type="float" office:value="7.749107" calcext:value-type="float">
            <text:p>7,749107</text:p>
          </table:table-cell>
        </table:table-row>
        <table:table-row table:style-name="ro1">
          <table:table-cell office:value-type="float" office:value="7.47885" calcext:value-type="float">
            <text:p>7,47885</text:p>
          </table:table-cell>
          <table:table-cell office:value-type="float" office:value="4.584924" calcext:value-type="float">
            <text:p>4,584924</text:p>
          </table:table-cell>
        </table:table-row>
        <table:table-row table:style-name="ro1">
          <table:table-cell office:value-type="float" office:value="2.355004" calcext:value-type="float">
            <text:p>2,355004</text:p>
          </table:table-cell>
          <table:table-cell office:value-type="float" office:value="3.225765" calcext:value-type="float">
            <text:p>3,225765</text:p>
          </table:table-cell>
        </table:table-row>
        <table:table-row table:style-name="ro1">
          <table:table-cell office:value-type="float" office:value="6.755467" calcext:value-type="float">
            <text:p>6,755467</text:p>
          </table:table-cell>
          <table:table-cell office:value-type="float" office:value="6.227809" calcext:value-type="float">
            <text:p>6,227809</text:p>
          </table:table-cell>
        </table:table-row>
        <table:table-row table:style-name="ro1">
          <table:table-cell office:value-type="float" office:value="6.95743" calcext:value-type="float">
            <text:p>6,95743</text:p>
          </table:table-cell>
          <table:table-cell office:value-type="float" office:value="4.880684" calcext:value-type="float">
            <text:p>4,880684</text:p>
          </table:table-cell>
        </table:table-row>
        <table:table-row table:style-name="ro1">
          <table:table-cell office:value-type="float" office:value="7.163523" calcext:value-type="float">
            <text:p>7,163523</text:p>
          </table:table-cell>
          <table:table-cell office:value-type="float" office:value="6.185204" calcext:value-type="float">
            <text:p>6,185204</text:p>
          </table:table-cell>
        </table:table-row>
        <table:table-row table:style-name="ro1">
          <table:table-cell office:value-type="float" office:value="7.148944" calcext:value-type="float">
            <text:p>7,148944</text:p>
          </table:table-cell>
          <table:table-cell office:value-type="float" office:value="6.068535" calcext:value-type="float">
            <text:p>6,068535</text:p>
          </table:table-cell>
        </table:table-row>
        <table:table-row table:style-name="ro1">
          <table:table-cell office:value-type="float" office:value="6.742098" calcext:value-type="float">
            <text:p>6,742098</text:p>
          </table:table-cell>
          <table:table-cell office:value-type="float" office:value="5.76428" calcext:value-type="float">
            <text:p>5,76428</text:p>
          </table:table-cell>
        </table:table-row>
        <table:table-row table:style-name="ro1">
          <table:table-cell office:value-type="float" office:value="2.285935" calcext:value-type="float">
            <text:p>2,285935</text:p>
          </table:table-cell>
          <table:table-cell office:value-type="float" office:value="4.251638" calcext:value-type="float">
            <text:p>4,251638</text:p>
          </table:table-cell>
        </table:table-row>
        <table:table-row table:style-name="ro1">
          <table:table-cell office:value-type="float" office:value="1.948728" calcext:value-type="float">
            <text:p>1,948728</text:p>
          </table:table-cell>
          <table:table-cell office:value-type="float" office:value="9.300706" calcext:value-type="float">
            <text:p>9,300706</text:p>
          </table:table-cell>
        </table:table-row>
        <table:table-row table:style-name="ro1">
          <table:table-cell office:value-type="float" office:value="1.262787" calcext:value-type="float">
            <text:p>1,262787</text:p>
          </table:table-cell>
          <table:table-cell office:value-type="float" office:value="10.18027" calcext:value-type="float">
            <text:p>10,18027</text:p>
          </table:table-cell>
        </table:table-row>
        <table:table-row table:style-name="ro1">
          <table:table-cell office:value-type="float" office:value="2.540143" calcext:value-type="float">
            <text:p>2,540143</text:p>
          </table:table-cell>
          <table:table-cell office:value-type="float" office:value="2.760551" calcext:value-type="float">
            <text:p>2,760551</text:p>
          </table:table-cell>
        </table:table-row>
        <table:table-row table:style-name="ro1">
          <table:table-cell office:value-type="float" office:value="6.47784" calcext:value-type="float">
            <text:p>6,47784</text:p>
          </table:table-cell>
          <table:table-cell office:value-type="float" office:value="6.052668" calcext:value-type="float">
            <text:p>6,052668</text:p>
          </table:table-cell>
        </table:table-row>
        <table:table-row table:style-name="ro1">
          <table:table-cell office:value-type="float" office:value="2.008897" calcext:value-type="float">
            <text:p>2,008897</text:p>
          </table:table-cell>
          <table:table-cell office:value-type="float" office:value="8.619118" calcext:value-type="float">
            <text:p>8,619118</text:p>
          </table:table-cell>
        </table:table-row>
        <table:table-row table:style-name="ro1">
          <table:table-cell office:value-type="float" office:value="2.016138" calcext:value-type="float">
            <text:p>2,016138</text:p>
          </table:table-cell>
          <table:table-cell office:value-type="float" office:value="10.47094" calcext:value-type="float">
            <text:p>10,47094</text:p>
          </table:table-cell>
        </table:table-row>
        <table:table-row table:style-name="ro1">
          <table:table-cell office:value-type="float" office:value="7.746201" calcext:value-type="float">
            <text:p>7,746201</text:p>
          </table:table-cell>
          <table:table-cell office:value-type="float" office:value="6.720781" calcext:value-type="float">
            <text:p>6,720781</text:p>
          </table:table-cell>
        </table:table-row>
        <table:table-row table:style-name="ro1">
          <table:table-cell office:value-type="float" office:value="1.415495" calcext:value-type="float">
            <text:p>1,415495</text:p>
          </table:table-cell>
          <table:table-cell office:value-type="float" office:value="3.341442" calcext:value-type="float">
            <text:p>3,341442</text:p>
          </table:table-cell>
        </table:table-row>
        <table:table-row table:style-name="ro1">
          <table:table-cell office:value-type="float" office:value="1.76343" calcext:value-type="float">
            <text:p>1,76343</text:p>
          </table:table-cell>
          <table:table-cell office:value-type="float" office:value="9.274267" calcext:value-type="float">
            <text:p>9,274267</text:p>
          </table:table-cell>
        </table:table-row>
        <table:table-row table:style-name="ro1">
          <table:table-cell office:value-type="float" office:value="6.73129" calcext:value-type="float">
            <text:p>6,73129</text:p>
          </table:table-cell>
          <table:table-cell office:value-type="float" office:value="5.663868" calcext:value-type="float">
            <text:p>5,663868</text:p>
          </table:table-cell>
        </table:table-row>
        <table:table-row table:style-name="ro1">
          <table:table-cell office:value-type="float" office:value="1.682567" calcext:value-type="float">
            <text:p>1,682567</text:p>
          </table:table-cell>
          <table:table-cell office:value-type="float" office:value="8.332923" calcext:value-type="float">
            <text:p>8,332923</text:p>
          </table:table-cell>
        </table:table-row>
        <table:table-row table:style-name="ro1">
          <table:table-cell office:value-type="float" office:value="2.636145" calcext:value-type="float">
            <text:p>2,636145</text:p>
          </table:table-cell>
          <table:table-cell office:value-type="float" office:value="3.422172" calcext:value-type="float">
            <text:p>3,422172</text:p>
          </table:table-cell>
        </table:table-row>
        <table:table-row table:style-name="ro1">
          <table:table-cell office:value-type="float" office:value="7.057249" calcext:value-type="float">
            <text:p>7,057249</text:p>
          </table:table-cell>
          <table:table-cell office:value-type="float" office:value="6.968221" calcext:value-type="float">
            <text:p>6,968221</text:p>
          </table:table-cell>
        </table:table-row>
        <table:table-row table:style-name="ro1">
          <table:table-cell office:value-type="float" office:value="2.658056" calcext:value-type="float">
            <text:p>2,658056</text:p>
          </table:table-cell>
          <table:table-cell office:value-type="float" office:value="3.740076" calcext:value-type="float">
            <text:p>3,740076</text:p>
          </table:table-cell>
        </table:table-row>
        <table:table-row table:style-name="ro1">
          <table:table-cell office:value-type="float" office:value="6.496742" calcext:value-type="float">
            <text:p>6,496742</text:p>
          </table:table-cell>
          <table:table-cell office:value-type="float" office:value="6.236367" calcext:value-type="float">
            <text:p>6,236367</text:p>
          </table:table-cell>
        </table:table-row>
        <table:table-row table:style-name="ro1">
          <table:table-cell office:value-type="float" office:value="7.288058" calcext:value-type="float">
            <text:p>7,288058</text:p>
          </table:table-cell>
          <table:table-cell office:value-type="float" office:value="5.324266" calcext:value-type="float">
            <text:p>5,324266</text:p>
          </table:table-cell>
        </table:table-row>
        <table:table-row table:style-name="ro1">
          <table:table-cell office:value-type="float" office:value="0.472764" calcext:value-type="float">
            <text:p>0,472764</text:p>
          </table:table-cell>
          <table:table-cell office:value-type="float" office:value="8.107232" calcext:value-type="float">
            <text:p>8,107232</text:p>
          </table:table-cell>
        </table:table-row>
        <table:table-row table:style-name="ro1">
          <table:table-cell office:value-type="float" office:value="1.674248" calcext:value-type="float">
            <text:p>1,674248</text:p>
          </table:table-cell>
          <table:table-cell office:value-type="float" office:value="9.465619" calcext:value-type="float">
            <text:p>9,465619</text:p>
          </table:table-cell>
        </table:table-row>
        <table:table-row table:style-name="ro1">
          <table:table-cell office:value-type="float" office:value="1.550752" calcext:value-type="float">
            <text:p>1,550752</text:p>
          </table:table-cell>
          <table:table-cell office:value-type="float" office:value="2.407316" calcext:value-type="float">
            <text:p>2,407316</text:p>
          </table:table-cell>
        </table:table-row>
        <table:table-row table:style-name="ro1">
          <table:table-cell office:value-type="float" office:value="2.859651" calcext:value-type="float">
            <text:p>2,859651</text:p>
          </table:table-cell>
          <table:table-cell office:value-type="float" office:value="9.55622" calcext:value-type="float">
            <text:p>9,55622</text:p>
          </table:table-cell>
        </table:table-row>
        <table:table-row table:style-name="ro1">
          <table:table-cell office:value-type="float" office:value="2.654009" calcext:value-type="float">
            <text:p>2,654009</text:p>
          </table:table-cell>
          <table:table-cell office:value-type="float" office:value="3.676779" calcext:value-type="float">
            <text:p>3,676779</text:p>
          </table:table-cell>
        </table:table-row>
        <table:table-row table:style-name="ro1">
          <table:table-cell office:value-type="float" office:value="1.369099" calcext:value-type="float">
            <text:p>1,369099</text:p>
          </table:table-cell>
          <table:table-cell office:value-type="float" office:value="3.311902" calcext:value-type="float">
            <text:p>3,311902</text:p>
          </table:table-cell>
        </table:table-row>
        <table:table-row table:style-name="ro1">
          <table:table-cell office:value-type="float" office:value="2.052439" calcext:value-type="float">
            <text:p>2,052439</text:p>
          </table:table-cell>
          <table:table-cell office:value-type="float" office:value="9.849275" calcext:value-type="float">
            <text:p>9,849275</text:p>
          </table:table-cell>
        </table:table-row>
        <table:table-row table:style-name="ro1">
          <table:table-cell office:value-type="float" office:value="3.220764" calcext:value-type="float">
            <text:p>3,220764</text:p>
          </table:table-cell>
          <table:table-cell office:value-type="float" office:value="2.712468" calcext:value-type="float">
            <text:p>2,712468</text:p>
          </table:table-cell>
        </table:table-row>
        <table:table-row table:style-name="ro1">
          <table:table-cell office:value-type="float" office:value="2.526558" calcext:value-type="float">
            <text:p>2,526558</text:p>
          </table:table-cell>
          <table:table-cell office:value-type="float" office:value="7.99014" calcext:value-type="float">
            <text:p>7,99014</text:p>
          </table:table-cell>
        </table:table-row>
        <table:table-row table:style-name="ro1">
          <table:table-cell office:value-type="float" office:value="7.89279" calcext:value-type="float">
            <text:p>7,89279</text:p>
          </table:table-cell>
          <table:table-cell office:value-type="float" office:value="6.633037" calcext:value-type="float">
            <text:p>6,633037</text:p>
          </table:table-cell>
        </table:table-row>
        <table:table-row table:style-name="ro1">
          <table:table-cell office:value-type="float" office:value="6.824546" calcext:value-type="float">
            <text:p>6,824546</text:p>
          </table:table-cell>
          <table:table-cell office:value-type="float" office:value="7.194065" calcext:value-type="float">
            <text:p>7,194065</text:p>
          </table:table-cell>
        </table:table-row>
        <table:table-row table:style-name="ro1">
          <table:table-cell office:value-type="float" office:value="3.067117" calcext:value-type="float">
            <text:p>3,067117</text:p>
          </table:table-cell>
          <table:table-cell office:value-type="float" office:value="8.103854" calcext:value-type="float">
            <text:p>8,103854</text:p>
          </table:table-cell>
        </table:table-row>
        <table:table-row table:style-name="ro1">
          <table:table-cell office:value-type="float" office:value="1.335523" calcext:value-type="float">
            <text:p>1,335523</text:p>
          </table:table-cell>
          <table:table-cell office:value-type="float" office:value="3.805588" calcext:value-type="float">
            <text:p>3,805588</text:p>
          </table:table-cell>
        </table:table-row>
        <table:table-row table:style-name="ro1">
          <table:table-cell office:value-type="float" office:value="1.754515" calcext:value-type="float">
            <text:p>1,754515</text:p>
          </table:table-cell>
          <table:table-cell office:value-type="float" office:value="2.316399" calcext:value-type="float">
            <text:p>2,316399</text:p>
          </table:table-cell>
        </table:table-row>
        <table:table-row table:style-name="ro1">
          <table:table-cell office:value-type="float" office:value="6.653879" calcext:value-type="float">
            <text:p>6,653879</text:p>
          </table:table-cell>
          <table:table-cell office:value-type="float" office:value="5.840637" calcext:value-type="float">
            <text:p>5,840637</text:p>
          </table:table-cell>
        </table:table-row>
        <table:table-row table:style-name="ro1">
          <table:table-cell office:value-type="float" office:value="7.577097" calcext:value-type="float">
            <text:p>7,577097</text:p>
          </table:table-cell>
          <table:table-cell office:value-type="float" office:value="6.354401" calcext:value-type="float">
            <text:p>6,354401</text:p>
          </table:table-cell>
        </table:table-row>
        <table:table-row table:style-name="ro1">
          <table:table-cell office:value-type="float" office:value="2.857571" calcext:value-type="float">
            <text:p>2,857571</text:p>
          </table:table-cell>
          <table:table-cell office:value-type="float" office:value="3.920674" calcext:value-type="float">
            <text:p>3,920674</text:p>
          </table:table-cell>
        </table:table-row>
        <table:table-row table:style-name="ro1">
          <table:table-cell office:value-type="float" office:value="7.66033" calcext:value-type="float">
            <text:p>7,66033</text:p>
          </table:table-cell>
          <table:table-cell office:value-type="float" office:value="5.675572" calcext:value-type="float">
            <text:p>5,675572</text:p>
          </table:table-cell>
        </table:table-row>
        <table:table-row table:style-name="ro1">
          <table:table-cell office:value-type="float" office:value="7.750382" calcext:value-type="float">
            <text:p>7,750382</text:p>
          </table:table-cell>
          <table:table-cell office:value-type="float" office:value="6.039235" calcext:value-type="float">
            <text:p>6,039235</text:p>
          </table:table-cell>
        </table:table-row>
        <table:table-row table:style-name="ro1">
          <table:table-cell office:value-type="float" office:value="2.157596" calcext:value-type="float">
            <text:p>2,157596</text:p>
          </table:table-cell>
          <table:table-cell office:value-type="float" office:value="4.002084" calcext:value-type="float">
            <text:p>4,002084</text:p>
          </table:table-cell>
        </table:table-row>
        <table:table-row table:style-name="ro1">
          <table:table-cell office:value-type="float" office:value="1.091152" calcext:value-type="float">
            <text:p>1,091152</text:p>
          </table:table-cell>
          <table:table-cell office:value-type="float" office:value="9.112759" calcext:value-type="float">
            <text:p>9,112759</text:p>
          </table:table-cell>
        </table:table-row>
        <table:table-row table:style-name="ro1">
          <table:table-cell office:value-type="float" office:value="6.71618" calcext:value-type="float">
            <text:p>6,71618</text:p>
          </table:table-cell>
          <table:table-cell office:value-type="float" office:value="7.329299" calcext:value-type="float">
            <text:p>7,329299</text:p>
          </table:table-cell>
        </table:table-row>
        <table:table-row table:style-name="ro1">
          <table:table-cell office:value-type="float" office:value="2.030219" calcext:value-type="float">
            <text:p>2,030219</text:p>
          </table:table-cell>
          <table:table-cell office:value-type="float" office:value="3.940075" calcext:value-type="float">
            <text:p>3,940075</text:p>
          </table:table-cell>
        </table:table-row>
        <table:table-row table:style-name="ro1">
          <table:table-cell office:value-type="float" office:value="7.60268" calcext:value-type="float">
            <text:p>7,60268</text:p>
          </table:table-cell>
          <table:table-cell office:value-type="float" office:value="6.478735" calcext:value-type="float">
            <text:p>6,478735</text:p>
          </table:table-cell>
        </table:table-row>
        <table:table-row table:style-name="ro1">
          <table:table-cell office:value-type="float" office:value="1.122899" calcext:value-type="float">
            <text:p>1,122899</text:p>
          </table:table-cell>
          <table:table-cell office:value-type="float" office:value="9.927098" calcext:value-type="float">
            <text:p>9,927098</text:p>
          </table:table-cell>
        </table:table-row>
        <table:table-row table:style-name="ro1">
          <table:table-cell office:value-type="float" office:value="0.977646" calcext:value-type="float">
            <text:p>0,977646</text:p>
          </table:table-cell>
          <table:table-cell office:value-type="float" office:value="9.142373" calcext:value-type="float">
            <text:p>9,142373</text:p>
          </table:table-cell>
        </table:table-row>
        <table:table-row table:style-name="ro1">
          <table:table-cell office:value-type="float" office:value="2.503386" calcext:value-type="float">
            <text:p>2,503386</text:p>
          </table:table-cell>
          <table:table-cell office:value-type="float" office:value="3.777078" calcext:value-type="float">
            <text:p>3,777078</text:p>
          </table:table-cell>
        </table:table-row>
        <table:table-row table:style-name="ro1">
          <table:table-cell office:value-type="float" office:value="3.07006" calcext:value-type="float">
            <text:p>3,07006</text:p>
          </table:table-cell>
          <table:table-cell office:value-type="float" office:value="8.648385" calcext:value-type="float">
            <text:p>8,648385</text:p>
          </table:table-cell>
        </table:table-row>
        <table:table-row table:style-name="ro1">
          <table:table-cell office:value-type="float" office:value="2.988234" calcext:value-type="float">
            <text:p>2,988234</text:p>
          </table:table-cell>
          <table:table-cell office:value-type="float" office:value="2.881933" calcext:value-type="float">
            <text:p>2,881933</text:p>
          </table:table-cell>
        </table:table-row>
        <table:table-row table:style-name="ro1">
          <table:table-cell office:value-type="float" office:value="1.294177" calcext:value-type="float">
            <text:p>1,294177</text:p>
          </table:table-cell>
          <table:table-cell office:value-type="float" office:value="4.126494" calcext:value-type="float">
            <text:p>4,126494</text:p>
          </table:table-cell>
        </table:table-row>
        <table:table-row table:style-name="ro1">
          <table:table-cell office:value-type="float" office:value="7.356772" calcext:value-type="float">
            <text:p>7,356772</text:p>
          </table:table-cell>
          <table:table-cell office:value-type="float" office:value="6.450901" calcext:value-type="float">
            <text:p>6,450901</text:p>
          </table:table-cell>
        </table:table-row>
        <table:table-row table:style-name="ro1">
          <table:table-cell office:value-type="float" office:value="2.281506" calcext:value-type="float">
            <text:p>2,281506</text:p>
          </table:table-cell>
          <table:table-cell office:value-type="float" office:value="3.195907" calcext:value-type="float">
            <text:p>3,195907</text:p>
          </table:table-cell>
        </table:table-row>
        <table:table-row table:style-name="ro1">
          <table:table-cell office:value-type="float" office:value="7.245557" calcext:value-type="float">
            <text:p>7,245557</text:p>
          </table:table-cell>
          <table:table-cell office:value-type="float" office:value="6.275812" calcext:value-type="float">
            <text:p>6,275812</text:p>
          </table:table-cell>
        </table:table-row>
        <table:table-row table:style-name="ro1">
          <table:table-cell office:value-type="float" office:value="0.746197" calcext:value-type="float">
            <text:p>0,746197</text:p>
          </table:table-cell>
          <table:table-cell office:value-type="float" office:value="3.455074" calcext:value-type="float">
            <text:p>3,455074</text:p>
          </table:table-cell>
        </table:table-row>
        <table:table-row table:style-name="ro1">
          <table:table-cell office:value-type="float" office:value="2.045528" calcext:value-type="float">
            <text:p>2,045528</text:p>
          </table:table-cell>
          <table:table-cell office:value-type="float" office:value="3.250978" calcext:value-type="float">
            <text:p>3,250978</text:p>
          </table:table-cell>
        </table:table-row>
        <table:table-row table:style-name="ro1">
          <table:table-cell office:value-type="float" office:value="3.411263" calcext:value-type="float">
            <text:p>3,411263</text:p>
          </table:table-cell>
          <table:table-cell office:value-type="float" office:value="4.019118" calcext:value-type="float">
            <text:p>4,019118</text:p>
          </table:table-cell>
        </table:table-row>
        <table:table-row table:style-name="ro1">
          <table:table-cell office:value-type="float" office:value="5.88755" calcext:value-type="float">
            <text:p>5,88755</text:p>
          </table:table-cell>
          <table:table-cell office:value-type="float" office:value="6.146279" calcext:value-type="float">
            <text:p>6,146279</text:p>
          </table:table-cell>
        </table:table-row>
        <table:table-row table:style-name="ro1">
          <table:table-cell office:value-type="float" office:value="2.540754" calcext:value-type="float">
            <text:p>2,540754</text:p>
          </table:table-cell>
          <table:table-cell office:value-type="float" office:value="3.453632" calcext:value-type="float">
            <text:p>3,453632</text:p>
          </table:table-cell>
        </table:table-row>
        <table:table-row table:style-name="ro1">
          <table:table-cell office:value-type="float" office:value="1.533612" calcext:value-type="float">
            <text:p>1,533612</text:p>
          </table:table-cell>
          <table:table-cell office:value-type="float" office:value="3.043221" calcext:value-type="float">
            <text:p>3,043221</text:p>
          </table:table-cell>
        </table:table-row>
        <table:table-row table:style-name="ro1">
          <table:table-cell office:value-type="float" office:value="1.196071" calcext:value-type="float">
            <text:p>1,196071</text:p>
          </table:table-cell>
          <table:table-cell office:value-type="float" office:value="3.170597" calcext:value-type="float">
            <text:p>3,170597</text:p>
          </table:table-cell>
        </table:table-row>
        <table:table-row table:style-name="ro1">
          <table:table-cell office:value-type="float" office:value="2.455666" calcext:value-type="float">
            <text:p>2,455666</text:p>
          </table:table-cell>
          <table:table-cell office:value-type="float" office:value="8.688884" calcext:value-type="float">
            <text:p>8,688884</text:p>
          </table:table-cell>
        </table:table-row>
        <table:table-row table:style-name="ro1">
          <table:table-cell office:value-type="float" office:value="7.170374" calcext:value-type="float">
            <text:p>7,170374</text:p>
          </table:table-cell>
          <table:table-cell office:value-type="float" office:value="6.595846" calcext:value-type="float">
            <text:p>6,595846</text:p>
          </table:table-cell>
        </table:table-row>
        <table:table-row table:style-name="ro1">
          <table:table-cell office:value-type="float" office:value="6.774204" calcext:value-type="float">
            <text:p>6,774204</text:p>
          </table:table-cell>
          <table:table-cell office:value-type="float" office:value="5.216461" calcext:value-type="float">
            <text:p>5,216461</text:p>
          </table:table-cell>
        </table:table-row>
        <table:table-row table:style-name="ro1">
          <table:table-cell office:value-type="float" office:value="0.987784" calcext:value-type="float">
            <text:p>0,987784</text:p>
          </table:table-cell>
          <table:table-cell office:value-type="float" office:value="8.871332" calcext:value-type="float">
            <text:p>8,871332</text:p>
          </table:table-cell>
        </table:table-row>
        <table:table-row table:style-name="ro1">
          <table:table-cell office:value-type="float" office:value="1.954592" calcext:value-type="float">
            <text:p>1,954592</text:p>
          </table:table-cell>
          <table:table-cell office:value-type="float" office:value="3.623534" calcext:value-type="float">
            <text:p>3,623534</text:p>
          </table:table-cell>
        </table:table-row>
        <table:table-row table:style-name="ro1">
          <table:table-cell office:value-type="float" office:value="2.153066" calcext:value-type="float">
            <text:p>2,153066</text:p>
          </table:table-cell>
          <table:table-cell office:value-type="float" office:value="9.436171" calcext:value-type="float">
            <text:p>9,436171</text:p>
          </table:table-cell>
        </table:table-row>
        <table:table-row table:style-name="ro1">
          <table:table-cell office:value-type="float" office:value="5.873547" calcext:value-type="float">
            <text:p>5,873547</text:p>
          </table:table-cell>
          <table:table-cell office:value-type="float" office:value="5.514228" calcext:value-type="float">
            <text:p>5,514228</text:p>
          </table:table-cell>
        </table:table-row>
        <table:table-row table:style-name="ro1">
          <table:table-cell office:value-type="float" office:value="1.94067" calcext:value-type="float">
            <text:p>1,94067</text:p>
          </table:table-cell>
          <table:table-cell office:value-type="float" office:value="9.174975" calcext:value-type="float">
            <text:p>9,174975</text:p>
          </table:table-cell>
        </table:table-row>
        <table:table-row table:style-name="ro1">
          <table:table-cell office:value-type="float" office:value="2.144061" calcext:value-type="float">
            <text:p>2,144061</text:p>
          </table:table-cell>
          <table:table-cell office:value-type="float" office:value="2.709349" calcext:value-type="float">
            <text:p>2,709349</text:p>
          </table:table-cell>
        </table:table-row>
        <table:table-row table:style-name="ro1">
          <table:table-cell office:value-type="float" office:value="6.823495" calcext:value-type="float">
            <text:p>6,823495</text:p>
          </table:table-cell>
          <table:table-cell office:value-type="float" office:value="6.584527" calcext:value-type="float">
            <text:p>6,584527</text:p>
          </table:table-cell>
        </table:table-row>
        <table:table-row table:style-name="ro1">
          <table:table-cell office:value-type="float" office:value="0.844725" calcext:value-type="float">
            <text:p>0,844725</text:p>
          </table:table-cell>
          <table:table-cell office:value-type="float" office:value="9.118066" calcext:value-type="float">
            <text:p>9,118066</text:p>
          </table:table-cell>
        </table:table-row>
        <table:table-row table:style-name="ro1">
          <table:table-cell office:value-type="float" office:value="1.510449" calcext:value-type="float">
            <text:p>1,510449</text:p>
          </table:table-cell>
          <table:table-cell office:value-type="float" office:value="9.295017" calcext:value-type="float">
            <text:p>9,295017</text:p>
          </table:table-cell>
        </table:table-row>
        <table:table-row table:style-name="ro1">
          <table:table-cell office:value-type="float" office:value="7.605413" calcext:value-type="float">
            <text:p>7,605413</text:p>
          </table:table-cell>
          <table:table-cell office:value-type="float" office:value="5.893739" calcext:value-type="float">
            <text:p>5,893739</text:p>
          </table:table-cell>
        </table:table-row>
        <table:table-row table:style-name="ro1">
          <table:table-cell office:value-type="float" office:value="0.571812" calcext:value-type="float">
            <text:p>0,571812</text:p>
          </table:table-cell>
          <table:table-cell office:value-type="float" office:value="9.045391" calcext:value-type="float">
            <text:p>9,045391</text:p>
          </table:table-cell>
        </table:table-row>
        <table:table-row table:style-name="ro1">
          <table:table-cell office:value-type="float" office:value="2.342701" calcext:value-type="float">
            <text:p>2,342701</text:p>
          </table:table-cell>
          <table:table-cell office:value-type="float" office:value="9.634909" calcext:value-type="float">
            <text:p>9,634909</text:p>
          </table:table-cell>
        </table:table-row>
        <table:table-row table:style-name="ro1">
          <table:table-cell office:value-type="float" office:value="6.418654" calcext:value-type="float">
            <text:p>6,418654</text:p>
          </table:table-cell>
          <table:table-cell office:value-type="float" office:value="5.71657" calcext:value-type="float">
            <text:p>5,71657</text:p>
          </table:table-cell>
        </table:table-row>
        <table:table-row table:style-name="ro1">
          <table:table-cell office:value-type="float" office:value="2.469982" calcext:value-type="float">
            <text:p>2,469982</text:p>
          </table:table-cell>
          <table:table-cell office:value-type="float" office:value="2.967633" calcext:value-type="float">
            <text:p>2,967633</text:p>
          </table:table-cell>
        </table:table-row>
        <table:table-row table:style-name="ro1">
          <table:table-cell office:value-type="float" office:value="2.250203" calcext:value-type="float">
            <text:p>2,250203</text:p>
          </table:table-cell>
          <table:table-cell office:value-type="float" office:value="9.573165" calcext:value-type="float">
            <text:p>9,573165</text:p>
          </table:table-cell>
        </table:table-row>
        <table:table-row table:style-name="ro1">
          <table:table-cell office:value-type="float" office:value="2.434192" calcext:value-type="float">
            <text:p>2,434192</text:p>
          </table:table-cell>
          <table:table-cell office:value-type="float" office:value="3.770017" calcext:value-type="float">
            <text:p>3,770017</text:p>
          </table:table-cell>
        </table:table-row>
        <table:table-row table:style-name="ro1">
          <table:table-cell office:value-type="float" office:value="3.10416" calcext:value-type="float">
            <text:p>3,10416</text:p>
          </table:table-cell>
          <table:table-cell office:value-type="float" office:value="2.113368" calcext:value-type="float">
            <text:p>2,113368</text:p>
          </table:table-cell>
        </table:table-row>
        <table:table-row table:style-name="ro1">
          <table:table-cell office:value-type="float" office:value="2.080635" calcext:value-type="float">
            <text:p>2,080635</text:p>
          </table:table-cell>
          <table:table-cell office:value-type="float" office:value="3.795477" calcext:value-type="float">
            <text:p>3,795477</text:p>
          </table:table-cell>
        </table:table-row>
        <table:table-row table:style-name="ro1">
          <table:table-cell office:value-type="float" office:value="1.92227" calcext:value-type="float">
            <text:p>1,92227</text:p>
          </table:table-cell>
          <table:table-cell office:value-type="float" office:value="3.487798" calcext:value-type="float">
            <text:p>3,487798</text:p>
          </table:table-cell>
        </table:table-row>
        <table:table-row table:style-name="ro1">
          <table:table-cell office:value-type="float" office:value="5.885669" calcext:value-type="float">
            <text:p>5,885669</text:p>
          </table:table-cell>
          <table:table-cell office:value-type="float" office:value="7.145558" calcext:value-type="float">
            <text:p>7,145558</text:p>
          </table:table-cell>
        </table:table-row>
        <table:table-row table:style-name="ro1">
          <table:table-cell office:value-type="float" office:value="2.256525" calcext:value-type="float">
            <text:p>2,256525</text:p>
          </table:table-cell>
          <table:table-cell office:value-type="float" office:value="3.401127" calcext:value-type="float">
            <text:p>3,401127</text:p>
          </table:table-cell>
        </table:table-row>
        <table:table-row table:style-name="ro1">
          <table:table-cell office:value-type="float" office:value="6.247897" calcext:value-type="float">
            <text:p>6,247897</text:p>
          </table:table-cell>
          <table:table-cell office:value-type="float" office:value="5.487033" calcext:value-type="float">
            <text:p>5,487033</text:p>
          </table:table-cell>
        </table:table-row>
        <table:table-row table:style-name="ro1">
          <table:table-cell office:value-type="float" office:value="1.991733" calcext:value-type="float">
            <text:p>1,991733</text:p>
          </table:table-cell>
          <table:table-cell office:value-type="float" office:value="3.084289" calcext:value-type="float">
            <text:p>3,084289</text:p>
          </table:table-cell>
        </table:table-row>
        <table:table-row table:style-name="ro1">
          <table:table-cell office:value-type="float" office:value="7.288319" calcext:value-type="float">
            <text:p>7,288319</text:p>
          </table:table-cell>
          <table:table-cell office:value-type="float" office:value="5.268402" calcext:value-type="float">
            <text:p>5,268402</text:p>
          </table:table-cell>
        </table:table-row>
        <table:table-row table:style-name="ro1">
          <table:table-cell office:value-type="float" office:value="2.072178" calcext:value-type="float">
            <text:p>2,072178</text:p>
          </table:table-cell>
          <table:table-cell office:value-type="float" office:value="3.930891" calcext:value-type="float">
            <text:p>3,930891</text:p>
          </table:table-cell>
        </table:table-row>
        <table:table-row table:style-name="ro1">
          <table:table-cell office:value-type="float" office:value="1.587667" calcext:value-type="float">
            <text:p>1,587667</text:p>
          </table:table-cell>
          <table:table-cell office:value-type="float" office:value="9.355359" calcext:value-type="float">
            <text:p>9,355359</text:p>
          </table:table-cell>
        </table:table-row>
        <table:table-row table:style-name="ro1">
          <table:table-cell office:value-type="float" office:value="0.975489" calcext:value-type="float">
            <text:p>0,975489</text:p>
          </table:table-cell>
          <table:table-cell office:value-type="float" office:value="8.999307" calcext:value-type="float">
            <text:p>8,999307</text:p>
          </table:table-cell>
        </table:table-row>
        <table:table-row table:style-name="ro1">
          <table:table-cell office:value-type="float" office:value="6.608411" calcext:value-type="float">
            <text:p>6,608411</text:p>
          </table:table-cell>
          <table:table-cell office:value-type="float" office:value="6.648834" calcext:value-type="float">
            <text:p>6,648834</text:p>
          </table:table-cell>
        </table:table-row>
        <table:table-row table:style-name="ro1">
          <table:table-cell office:value-type="float" office:value="1.090238" calcext:value-type="float">
            <text:p>1,090238</text:p>
          </table:table-cell>
          <table:table-cell office:value-type="float" office:value="3.993194" calcext:value-type="float">
            <text:p>3,993194</text:p>
          </table:table-cell>
        </table:table-row>
        <table:table-row table:style-name="ro1">
          <table:table-cell office:value-type="float" office:value="1.285354" calcext:value-type="float">
            <text:p>1,285354</text:p>
          </table:table-cell>
          <table:table-cell office:value-type="float" office:value="7.974191" calcext:value-type="float">
            <text:p>7,974191</text:p>
          </table:table-cell>
        </table:table-row>
        <table:table-row table:style-name="ro1">
          <table:table-cell office:value-type="float" office:value="1.783303" calcext:value-type="float">
            <text:p>1,783303</text:p>
          </table:table-cell>
          <table:table-cell office:value-type="float" office:value="4.163383" calcext:value-type="float">
            <text:p>4,163383</text:p>
          </table:table-cell>
        </table:table-row>
        <table:table-row table:style-name="ro1">
          <table:table-cell office:value-type="float" office:value="2.96337" calcext:value-type="float">
            <text:p>2,96337</text:p>
          </table:table-cell>
          <table:table-cell office:value-type="float" office:value="4.087946" calcext:value-type="float">
            <text:p>4,087946</text:p>
          </table:table-cell>
        </table:table-row>
        <table:table-row table:style-name="ro1">
          <table:table-cell office:value-type="float" office:value="6.600366" calcext:value-type="float">
            <text:p>6,600366</text:p>
          </table:table-cell>
          <table:table-cell office:value-type="float" office:value="5.409879" calcext:value-type="float">
            <text:p>5,409879</text:p>
          </table:table-cell>
        </table:table-row>
        <table:table-row table:style-name="ro1">
          <table:table-cell office:value-type="float" office:value="3.181115" calcext:value-type="float">
            <text:p>3,181115</text:p>
          </table:table-cell>
          <table:table-cell office:value-type="float" office:value="3.339294" calcext:value-type="float">
            <text:p>3,339294</text:p>
          </table:table-cell>
        </table:table-row>
        <table:table-row table:style-name="ro1">
          <table:table-cell office:value-type="float" office:value="1.615305" calcext:value-type="float">
            <text:p>1,615305</text:p>
          </table:table-cell>
          <table:table-cell office:value-type="float" office:value="8.488593" calcext:value-type="float">
            <text:p>8,488593</text:p>
          </table:table-cell>
        </table:table-row>
        <table:table-row table:style-name="ro1">
          <table:table-cell office:value-type="float" office:value="2.260546" calcext:value-type="float">
            <text:p>2,260546</text:p>
          </table:table-cell>
          <table:table-cell office:value-type="float" office:value="3.762581" calcext:value-type="float">
            <text:p>3,762581</text:p>
          </table:table-cell>
        </table:table-row>
        <table:table-row table:style-name="ro1">
          <table:table-cell office:value-type="float" office:value="6.241327" calcext:value-type="float">
            <text:p>6,241327</text:p>
          </table:table-cell>
          <table:table-cell office:value-type="float" office:value="6.571415" calcext:value-type="float">
            <text:p>6,571415</text:p>
          </table:table-cell>
        </table:table-row>
        <table:table-row table:style-name="ro1">
          <table:table-cell office:value-type="float" office:value="2.323651" calcext:value-type="float">
            <text:p>2,323651</text:p>
          </table:table-cell>
          <table:table-cell office:value-type="float" office:value="3.761756" calcext:value-type="float">
            <text:p>3,761756</text:p>
          </table:table-cell>
        </table:table-row>
        <table:table-row table:style-name="ro1">
          <table:table-cell office:value-type="float" office:value="6.150521" calcext:value-type="float">
            <text:p>6,150521</text:p>
          </table:table-cell>
          <table:table-cell office:value-type="float" office:value="4.87653" calcext:value-type="float">
            <text:p>4,87653</text:p>
          </table:table-cell>
        </table:table-row>
        <table:table-row table:style-name="ro1">
          <table:table-cell office:value-type="float" office:value="7.584006" calcext:value-type="float">
            <text:p>7,584006</text:p>
          </table:table-cell>
          <table:table-cell office:value-type="float" office:value="6.176683" calcext:value-type="float">
            <text:p>6,176683</text:p>
          </table:table-cell>
        </table:table-row>
        <table:table-row table:style-name="ro1">
          <table:table-cell office:value-type="float" office:value="2.410864" calcext:value-type="float">
            <text:p>2,410864</text:p>
          </table:table-cell>
          <table:table-cell office:value-type="float" office:value="8.675748" calcext:value-type="float">
            <text:p>8,675748</text:p>
          </table:table-cell>
        </table:table-row>
        <table:table-row table:style-name="ro1">
          <table:table-cell office:value-type="float" office:value="7.461294" calcext:value-type="float">
            <text:p>7,461294</text:p>
          </table:table-cell>
          <table:table-cell office:value-type="float" office:value="5.903037" calcext:value-type="float">
            <text:p>5,903037</text:p>
          </table:table-cell>
        </table:table-row>
        <table:table-row table:style-name="ro1">
          <table:table-cell office:value-type="float" office:value="6.398993" calcext:value-type="float">
            <text:p>6,398993</text:p>
          </table:table-cell>
          <table:table-cell office:value-type="float" office:value="6.854766" calcext:value-type="float">
            <text:p>6,854766</text:p>
          </table:table-cell>
        </table:table-row>
        <table:table-row table:style-name="ro1">
          <table:table-cell office:value-type="float" office:value="7.415955" calcext:value-type="float">
            <text:p>7,415955</text:p>
          </table:table-cell>
          <table:table-cell office:value-type="float" office:value="7.197863" calcext:value-type="float">
            <text:p>7,197863</text:p>
          </table:table-cell>
        </table:table-row>
        <table:table-row table:style-name="ro1">
          <table:table-cell office:value-type="float" office:value="6.889633" calcext:value-type="float">
            <text:p>6,889633</text:p>
          </table:table-cell>
          <table:table-cell office:value-type="float" office:value="5.769198" calcext:value-type="float">
            <text:p>5,769198</text:p>
          </table:table-cell>
        </table:table-row>
        <table:table-row table:style-name="ro1">
          <table:table-cell office:value-type="float" office:value="1.611046" calcext:value-type="float">
            <text:p>1,611046</text:p>
          </table:table-cell>
          <table:table-cell office:value-type="float" office:value="10.478567" calcext:value-type="float">
            <text:p>10,478567</text:p>
          </table:table-cell>
        </table:table-row>
        <table:table-row table:style-name="ro1">
          <table:table-cell office:value-type="float" office:value="6.932757" calcext:value-type="float">
            <text:p>6,932757</text:p>
          </table:table-cell>
          <table:table-cell office:value-type="float" office:value="5.960033" calcext:value-type="float">
            <text:p>5,960033</text:p>
          </table:table-cell>
        </table:table-row>
        <table:table-row table:style-name="ro1">
          <table:table-cell office:value-type="float" office:value="8.036966" calcext:value-type="float">
            <text:p>8,036966</text:p>
          </table:table-cell>
          <table:table-cell office:value-type="float" office:value="5.673465" calcext:value-type="float">
            <text:p>5,673465</text:p>
          </table:table-cell>
        </table:table-row>
        <table:table-row table:style-name="ro1">
          <table:table-cell office:value-type="float" office:value="7.114986" calcext:value-type="float">
            <text:p>7,114986</text:p>
          </table:table-cell>
          <table:table-cell office:value-type="float" office:value="6.957185" calcext:value-type="float">
            <text:p>6,957185</text:p>
          </table:table-cell>
        </table:table-row>
        <table:table-row table:style-name="ro1">
          <table:table-cell office:value-type="float" office:value="1.626975" calcext:value-type="float">
            <text:p>1,626975</text:p>
          </table:table-cell>
          <table:table-cell office:value-type="float" office:value="7.967722" calcext:value-type="float">
            <text:p>7,967722</text:p>
          </table:table-cell>
        </table:table-row>
        <table:table-row table:style-name="ro1">
          <table:table-cell office:value-type="float" office:value="2.148673" calcext:value-type="float">
            <text:p>2,148673</text:p>
          </table:table-cell>
          <table:table-cell office:value-type="float" office:value="3.525324" calcext:value-type="float">
            <text:p>3,525324</text:p>
          </table:table-cell>
        </table:table-row>
        <table:table-row table:style-name="ro1">
          <table:table-cell office:value-type="float" office:value="2.784527" calcext:value-type="float">
            <text:p>2,784527</text:p>
          </table:table-cell>
          <table:table-cell office:value-type="float" office:value="3.827137" calcext:value-type="float">
            <text:p>3,827137</text:p>
          </table:table-cell>
        </table:table-row>
        <table:table-row table:style-name="ro1">
          <table:table-cell office:value-type="float" office:value="1.464764" calcext:value-type="float">
            <text:p>1,464764</text:p>
          </table:table-cell>
          <table:table-cell office:value-type="float" office:value="8.536897" calcext:value-type="float">
            <text:p>8,536897</text:p>
          </table:table-cell>
        </table:table-row>
        <table:table-row table:style-name="ro1">
          <table:table-cell office:value-type="float" office:value="2.923232" calcext:value-type="float">
            <text:p>2,923232</text:p>
          </table:table-cell>
          <table:table-cell office:value-type="float" office:value="2.583367" calcext:value-type="float">
            <text:p>2,583367</text:p>
          </table:table-cell>
        </table:table-row>
        <table:table-row table:style-name="ro1">
          <table:table-cell office:value-type="float" office:value="1.974756" calcext:value-type="float">
            <text:p>1,974756</text:p>
          </table:table-cell>
          <table:table-cell office:value-type="float" office:value="7.986542" calcext:value-type="float">
            <text:p>7,986542</text:p>
          </table:table-cell>
        </table:table-row>
        <table:table-row table:style-name="ro1">
          <table:table-cell office:value-type="float" office:value="0.613859" calcext:value-type="float">
            <text:p>0,613859</text:p>
          </table:table-cell>
          <table:table-cell office:value-type="float" office:value="3.586254" calcext:value-type="float">
            <text:p>3,586254</text:p>
          </table:table-cell>
        </table:table-row>
        <table:table-row table:style-name="ro1">
          <table:table-cell office:value-type="float" office:value="0.721198" calcext:value-type="float">
            <text:p>0,721198</text:p>
          </table:table-cell>
          <table:table-cell office:value-type="float" office:value="9.924349" calcext:value-type="float">
            <text:p>9,924349</text:p>
          </table:table-cell>
        </table:table-row>
        <table:table-row table:style-name="ro1">
          <table:table-cell office:value-type="float" office:value="1.900243" calcext:value-type="float">
            <text:p>1,900243</text:p>
          </table:table-cell>
          <table:table-cell office:value-type="float" office:value="9.81885" calcext:value-type="float">
            <text:p>9,81885</text:p>
          </table:table-cell>
        </table:table-row>
        <table:table-row table:style-name="ro1">
          <table:table-cell office:value-type="float" office:value="1.93854" calcext:value-type="float">
            <text:p>1,93854</text:p>
          </table:table-cell>
          <table:table-cell office:value-type="float" office:value="3.933297" calcext:value-type="float">
            <text:p>3,933297</text:p>
          </table:table-cell>
        </table:table-row>
        <table:table-row table:style-name="ro1">
          <table:table-cell office:value-type="float" office:value="1.153102" calcext:value-type="float">
            <text:p>1,153102</text:p>
          </table:table-cell>
          <table:table-cell office:value-type="float" office:value="9.629096" calcext:value-type="float">
            <text:p>9,629096</text:p>
          </table:table-cell>
        </table:table-row>
        <table:table-row table:style-name="ro1">
          <table:table-cell office:value-type="float" office:value="6.271309" calcext:value-type="float">
            <text:p>6,271309</text:p>
          </table:table-cell>
          <table:table-cell office:value-type="float" office:value="5.363914" calcext:value-type="float">
            <text:p>5,363914</text:p>
          </table:table-cell>
        </table:table-row>
        <table:table-row table:style-name="ro1">
          <table:table-cell office:value-type="float" office:value="1.326873" calcext:value-type="float">
            <text:p>1,326873</text:p>
          </table:table-cell>
          <table:table-cell office:value-type="float" office:value="2.559825" calcext:value-type="float">
            <text:p>2,559825</text:p>
          </table:table-cell>
        </table:table-row>
        <table:table-row table:style-name="ro1">
          <table:table-cell office:value-type="float" office:value="5.586498" calcext:value-type="float">
            <text:p>5,586498</text:p>
          </table:table-cell>
          <table:table-cell office:value-type="float" office:value="6.958644" calcext:value-type="float">
            <text:p>6,958644</text:p>
          </table:table-cell>
        </table:table-row>
        <table:table-row table:style-name="ro1">
          <table:table-cell office:value-type="float" office:value="1.446874" calcext:value-type="float">
            <text:p>1,446874</text:p>
          </table:table-cell>
          <table:table-cell office:value-type="float" office:value="4.123109" calcext:value-type="float">
            <text:p>4,123109</text:p>
          </table:table-cell>
        </table:table-row>
        <table:table-row table:style-name="ro1">
          <table:table-cell office:value-type="float" office:value="1.69354" calcext:value-type="float">
            <text:p>1,69354</text:p>
          </table:table-cell>
          <table:table-cell office:value-type="float" office:value="8.483758" calcext:value-type="float">
            <text:p>8,483758</text:p>
          </table:table-cell>
        </table:table-row>
        <table:table-row table:style-name="ro1">
          <table:table-cell office:value-type="float" office:value="0.956589" calcext:value-type="float">
            <text:p>0,956589</text:p>
          </table:table-cell>
          <table:table-cell office:value-type="float" office:value="9.538646" calcext:value-type="float">
            <text:p>9,538646</text:p>
          </table:table-cell>
        </table:table-row>
        <table:table-row table:style-name="ro1">
          <table:table-cell office:value-type="float" office:value="1.777673" calcext:value-type="float">
            <text:p>1,777673</text:p>
          </table:table-cell>
          <table:table-cell office:value-type="float" office:value="9.048435" calcext:value-type="float">
            <text:p>9,048435</text:p>
          </table:table-cell>
        </table:table-row>
        <table:table-row table:style-name="ro1">
          <table:table-cell office:value-type="float" office:value="1.614537" calcext:value-type="float">
            <text:p>1,614537</text:p>
          </table:table-cell>
          <table:table-cell office:value-type="float" office:value="8.900398" calcext:value-type="float">
            <text:p>8,900398</text:p>
          </table:table-cell>
        </table:table-row>
        <table:table-row table:style-name="ro1">
          <table:table-cell office:value-type="float" office:value="2.155044" calcext:value-type="float">
            <text:p>2,155044</text:p>
          </table:table-cell>
          <table:table-cell office:value-type="float" office:value="3.153045" calcext:value-type="float">
            <text:p>3,153045</text:p>
          </table:table-cell>
        </table:table-row>
        <table:table-row table:style-name="ro1">
          <table:table-cell office:value-type="float" office:value="5.731703" calcext:value-type="float">
            <text:p>5,731703</text:p>
          </table:table-cell>
          <table:table-cell office:value-type="float" office:value="6.504145" calcext:value-type="float">
            <text:p>6,504145</text:p>
          </table:table-cell>
        </table:table-row>
        <table:table-row table:style-name="ro1">
          <table:table-cell office:value-type="float" office:value="1.215162" calcext:value-type="float">
            <text:p>1,215162</text:p>
          </table:table-cell>
          <table:table-cell office:value-type="float" office:value="2.370391" calcext:value-type="float">
            <text:p>2,370391</text:p>
          </table:table-cell>
        </table:table-row>
        <table:table-row table:style-name="ro1">
          <table:table-cell office:value-type="float" office:value="1.814339" calcext:value-type="float">
            <text:p>1,814339</text:p>
          </table:table-cell>
          <table:table-cell office:value-type="float" office:value="7.829425" calcext:value-type="float">
            <text:p>7,829425</text:p>
          </table:table-cell>
        </table:table-row>
        <table:table-row table:style-name="ro1">
          <table:table-cell office:value-type="float" office:value="6.561372" calcext:value-type="float">
            <text:p>6,561372</text:p>
          </table:table-cell>
          <table:table-cell office:value-type="float" office:value="6.930353" calcext:value-type="float">
            <text:p>6,930353</text:p>
          </table:table-cell>
        </table:table-row>
        <table:table-row table:style-name="ro1">
          <table:table-cell office:value-type="float" office:value="0.723362" calcext:value-type="float">
            <text:p>0,723362</text:p>
          </table:table-cell>
          <table:table-cell office:value-type="float" office:value="3.725424" calcext:value-type="float">
            <text:p>3,725424</text:p>
          </table:table-cell>
        </table:table-row>
        <table:table-row table:style-name="ro1">
          <table:table-cell office:value-type="float" office:value="2.631766" calcext:value-type="float">
            <text:p>2,631766</text:p>
          </table:table-cell>
          <table:table-cell office:value-type="float" office:value="3.079664" calcext:value-type="float">
            <text:p>3,079664</text:p>
          </table:table-cell>
        </table:table-row>
        <table:table-row table:style-name="ro1">
          <table:table-cell office:value-type="float" office:value="6.439776" calcext:value-type="float">
            <text:p>6,439776</text:p>
          </table:table-cell>
          <table:table-cell office:value-type="float" office:value="5.741247" calcext:value-type="float">
            <text:p>5,741247</text:p>
          </table:table-cell>
        </table:table-row>
        <table:table-row table:style-name="ro1">
          <table:table-cell office:value-type="float" office:value="6.290396" calcext:value-type="float">
            <text:p>6,290396</text:p>
          </table:table-cell>
          <table:table-cell office:value-type="float" office:value="6.269052" calcext:value-type="float">
            <text:p>6,269052</text:p>
          </table:table-cell>
        </table:table-row>
        <table:table-row table:style-name="ro1">
          <table:table-cell office:value-type="float" office:value="2.044963" calcext:value-type="float">
            <text:p>2,044963</text:p>
          </table:table-cell>
          <table:table-cell office:value-type="float" office:value="10.036758" calcext:value-type="float">
            <text:p>10,036758</text:p>
          </table:table-cell>
        </table:table-row>
        <table:table-row table:style-name="ro1">
          <table:table-cell office:value-type="float" office:value="7.860524" calcext:value-type="float">
            <text:p>7,860524</text:p>
          </table:table-cell>
          <table:table-cell office:value-type="float" office:value="6.194718" calcext:value-type="float">
            <text:p>6,194718</text:p>
          </table:table-cell>
        </table:table-row>
        <table:table-row table:style-name="ro1">
          <table:table-cell office:value-type="float" office:value="5.915094" calcext:value-type="float">
            <text:p>5,915094</text:p>
          </table:table-cell>
          <table:table-cell office:value-type="float" office:value="6.092019" calcext:value-type="float">
            <text:p>6,092019</text:p>
          </table:table-cell>
        </table:table-row>
        <table:table-row table:style-name="ro1">
          <table:table-cell office:value-type="float" office:value="2.653543" calcext:value-type="float">
            <text:p>2,653543</text:p>
          </table:table-cell>
          <table:table-cell office:value-type="float" office:value="9.600746" calcext:value-type="float">
            <text:p>9,600746</text:p>
          </table:table-cell>
        </table:table-row>
        <table:table-row table:style-name="ro1">
          <table:table-cell office:value-type="float" office:value="2.477044" calcext:value-type="float">
            <text:p>2,477044</text:p>
          </table:table-cell>
          <table:table-cell office:value-type="float" office:value="2.660606" calcext:value-type="float">
            <text:p>2,660606</text:p>
          </table:table-cell>
        </table:table-row>
        <table:table-row table:style-name="ro1">
          <table:table-cell office:value-type="float" office:value="0.938422" calcext:value-type="float">
            <text:p>0,938422</text:p>
          </table:table-cell>
          <table:table-cell office:value-type="float" office:value="7.794324" calcext:value-type="float">
            <text:p>7,794324</text:p>
          </table:table-cell>
        </table:table-row>
        <table:table-row table:style-name="ro1">
          <table:table-cell office:value-type="float" office:value="1.614148" calcext:value-type="float">
            <text:p>1,614148</text:p>
          </table:table-cell>
          <table:table-cell office:value-type="float" office:value="2.791672" calcext:value-type="float">
            <text:p>2,791672</text:p>
          </table:table-cell>
        </table:table-row>
        <table:table-row table:style-name="ro1">
          <table:table-cell office:value-type="float" office:value="6.723346" calcext:value-type="float">
            <text:p>6,723346</text:p>
          </table:table-cell>
          <table:table-cell office:value-type="float" office:value="5.450669" calcext:value-type="float">
            <text:p>5,450669</text:p>
          </table:table-cell>
        </table:table-row>
        <table:table-row table:style-name="ro1">
          <table:table-cell office:value-type="float" office:value="1.959643" calcext:value-type="float">
            <text:p>1,959643</text:p>
          </table:table-cell>
          <table:table-cell office:value-type="float" office:value="9.160502" calcext:value-type="float">
            <text:p>9,160502</text:p>
          </table:table-cell>
        </table:table-row>
        <table:table-row table:style-name="ro1">
          <table:table-cell office:value-type="float" office:value="1.317507" calcext:value-type="float">
            <text:p>1,317507</text:p>
          </table:table-cell>
          <table:table-cell office:value-type="float" office:value="9.699966" calcext:value-type="float">
            <text:p>9,699966</text:p>
          </table:table-cell>
        </table:table-row>
        <table:table-row table:style-name="ro1">
          <table:table-cell office:value-type="float" office:value="1.902819" calcext:value-type="float">
            <text:p>1,902819</text:p>
          </table:table-cell>
          <table:table-cell office:value-type="float" office:value="3.77662" calcext:value-type="float">
            <text:p>3,77662</text:p>
          </table:table-cell>
        </table:table-row>
        <table:table-row table:style-name="ro1">
          <table:table-cell office:value-type="float" office:value="2.583792" calcext:value-type="float">
            <text:p>2,583792</text:p>
          </table:table-cell>
          <table:table-cell office:value-type="float" office:value="2.770776" calcext:value-type="float">
            <text:p>2,770776</text:p>
          </table:table-cell>
        </table:table-row>
        <table:table-row table:style-name="ro1">
          <table:table-cell office:value-type="float" office:value="1.67723" calcext:value-type="float">
            <text:p>1,67723</text:p>
          </table:table-cell>
          <table:table-cell office:value-type="float" office:value="2.217788" calcext:value-type="float">
            <text:p>2,217788</text:p>
          </table:table-cell>
        </table:table-row>
        <table:table-row table:style-name="ro1">
          <table:table-cell office:value-type="float" office:value="2.002631" calcext:value-type="float">
            <text:p>2,002631</text:p>
          </table:table-cell>
          <table:table-cell office:value-type="float" office:value="3.523477" calcext:value-type="float">
            <text:p>3,523477</text:p>
          </table:table-cell>
        </table:table-row>
        <table:table-row table:style-name="ro1">
          <table:table-cell office:value-type="float" office:value="1.55432" calcext:value-type="float">
            <text:p>1,55432</text:p>
          </table:table-cell>
          <table:table-cell office:value-type="float" office:value="3.843372" calcext:value-type="float">
            <text:p>3,843372</text:p>
          </table:table-cell>
        </table:table-row>
        <table:table-row table:style-name="ro1">
          <table:table-cell office:value-type="float" office:value="2.791771" calcext:value-type="float">
            <text:p>2,791771</text:p>
          </table:table-cell>
          <table:table-cell office:value-type="float" office:value="3.212259" calcext:value-type="float">
            <text:p>3,212259</text:p>
          </table:table-cell>
        </table:table-row>
        <table:table-row table:style-name="ro1">
          <table:table-cell office:value-type="float" office:value="6.785934" calcext:value-type="float">
            <text:p>6,785934</text:p>
          </table:table-cell>
          <table:table-cell office:value-type="float" office:value="5.82775" calcext:value-type="float">
            <text:p>5,82775</text:p>
          </table:table-cell>
        </table:table-row>
        <table:table-row table:style-name="ro1">
          <table:table-cell office:value-type="float" office:value="1.795429" calcext:value-type="float">
            <text:p>1,795429</text:p>
          </table:table-cell>
          <table:table-cell office:value-type="float" office:value="9.218168" calcext:value-type="float">
            <text:p>9,218168</text:p>
          </table:table-cell>
        </table:table-row>
        <table:table-row table:style-name="ro1">
          <table:table-cell office:value-type="float" office:value="7.268058" calcext:value-type="float">
            <text:p>7,268058</text:p>
          </table:table-cell>
          <table:table-cell office:value-type="float" office:value="6.033543" calcext:value-type="float">
            <text:p>6,033543</text:p>
          </table:table-cell>
        </table:table-row>
        <table:table-row table:style-name="ro1">
          <table:table-cell office:value-type="float" office:value="1.843307" calcext:value-type="float">
            <text:p>1,843307</text:p>
          </table:table-cell>
          <table:table-cell office:value-type="float" office:value="9.900469" calcext:value-type="float">
            <text:p>9,900469</text:p>
          </table:table-cell>
        </table:table-row>
        <table:table-row table:style-name="ro1">
          <table:table-cell office:value-type="float" office:value="1.698245" calcext:value-type="float">
            <text:p>1,698245</text:p>
          </table:table-cell>
          <table:table-cell office:value-type="float" office:value="8.835805" calcext:value-type="float">
            <text:p>8,835805</text:p>
          </table:table-cell>
        </table:table-row>
        <table:table-row table:style-name="ro1">
          <table:table-cell office:value-type="float" office:value="7.193876" calcext:value-type="float">
            <text:p>7,193876</text:p>
          </table:table-cell>
          <table:table-cell office:value-type="float" office:value="4.879531" calcext:value-type="float">
            <text:p>4,879531</text:p>
          </table:table-cell>
        </table:table-row>
        <table:table-row table:style-name="ro1">
          <table:table-cell office:value-type="float" office:value="2.115959" calcext:value-type="float">
            <text:p>2,115959</text:p>
          </table:table-cell>
          <table:table-cell office:value-type="float" office:value="9.881772" calcext:value-type="float">
            <text:p>9,881772</text:p>
          </table:table-cell>
        </table:table-row>
        <table:table-row table:style-name="ro1">
          <table:table-cell office:value-type="float" office:value="5.722279" calcext:value-type="float">
            <text:p>5,722279</text:p>
          </table:table-cell>
          <table:table-cell office:value-type="float" office:value="5.839677" calcext:value-type="float">
            <text:p>5,839677</text:p>
          </table:table-cell>
        </table:table-row>
        <table:table-row table:style-name="ro1">
          <table:table-cell office:value-type="float" office:value="1.048578" calcext:value-type="float">
            <text:p>1,048578</text:p>
          </table:table-cell>
          <table:table-cell office:value-type="float" office:value="2.521138" calcext:value-type="float">
            <text:p>2,521138</text:p>
          </table:table-cell>
        </table:table-row>
        <table:table-row table:style-name="ro1">
          <table:table-cell office:value-type="float" office:value="6.65892" calcext:value-type="float">
            <text:p>6,65892</text:p>
          </table:table-cell>
          <table:table-cell office:value-type="float" office:value="5.183694" calcext:value-type="float">
            <text:p>5,183694</text:p>
          </table:table-cell>
        </table:table-row>
        <table:table-row table:style-name="ro1">
          <table:table-cell office:value-type="float" office:value="2.007556" calcext:value-type="float">
            <text:p>2,007556</text:p>
          </table:table-cell>
          <table:table-cell office:value-type="float" office:value="3.371399" calcext:value-type="float">
            <text:p>3,371399</text:p>
          </table:table-cell>
        </table:table-row>
        <table:table-row table:style-name="ro1">
          <table:table-cell office:value-type="float" office:value="2.705817" calcext:value-type="float">
            <text:p>2,705817</text:p>
          </table:table-cell>
          <table:table-cell office:value-type="float" office:value="9.159852" calcext:value-type="float">
            <text:p>9,159852</text:p>
          </table:table-cell>
        </table:table-row>
        <table:table-row table:style-name="ro1">
          <table:table-cell office:value-type="float" office:value="0.776846" calcext:value-type="float">
            <text:p>0,776846</text:p>
          </table:table-cell>
          <table:table-cell office:value-type="float" office:value="10.077953" calcext:value-type="float">
            <text:p>10,077953</text:p>
          </table:table-cell>
        </table:table-row>
        <table:table-row table:style-name="ro1">
          <table:table-cell office:value-type="float" office:value="6.846001" calcext:value-type="float">
            <text:p>6,846001</text:p>
          </table:table-cell>
          <table:table-cell office:value-type="float" office:value="5.747084" calcext:value-type="float">
            <text:p>5,747084</text:p>
          </table:table-cell>
        </table:table-row>
        <table:table-row table:style-name="ro1">
          <table:table-cell office:value-type="float" office:value="1.768862" calcext:value-type="float">
            <text:p>1,768862</text:p>
          </table:table-cell>
          <table:table-cell office:value-type="float" office:value="3.843175" calcext:value-type="float">
            <text:p>3,843175</text:p>
          </table:table-cell>
        </table:table-row>
        <table:table-row table:style-name="ro1">
          <table:table-cell office:value-type="float" office:value="1.65755" calcext:value-type="float">
            <text:p>1,65755</text:p>
          </table:table-cell>
          <table:table-cell office:value-type="float" office:value="4.502933" calcext:value-type="float">
            <text:p>4,502933</text:p>
          </table:table-cell>
        </table:table-row>
        <table:table-row table:style-name="ro1">
          <table:table-cell office:value-type="float" office:value="2.838379" calcext:value-type="float">
            <text:p>2,838379</text:p>
          </table:table-cell>
          <table:table-cell office:value-type="float" office:value="2.761819" calcext:value-type="float">
            <text:p>2,761819</text:p>
          </table:table-cell>
        </table:table-row>
        <table:table-row table:style-name="ro1">
          <table:table-cell office:value-type="float" office:value="2.644105" calcext:value-type="float">
            <text:p>2,644105</text:p>
          </table:table-cell>
          <table:table-cell office:value-type="float" office:value="3.195764" calcext:value-type="float">
            <text:p>3,195764</text:p>
          </table:table-cell>
        </table:table-row>
        <table:table-row table:style-name="ro1">
          <table:table-cell office:value-type="float" office:value="2.456815" calcext:value-type="float">
            <text:p>2,456815</text:p>
          </table:table-cell>
          <table:table-cell office:value-type="float" office:value="8.520009" calcext:value-type="float">
            <text:p>8,520009</text:p>
          </table:table-cell>
        </table:table-row>
        <table:table-row table:style-name="ro1">
          <table:table-cell office:value-type="float" office:value="3.297485" calcext:value-type="float">
            <text:p>3,297485</text:p>
          </table:table-cell>
          <table:table-cell office:value-type="float" office:value="9.028132" calcext:value-type="float">
            <text:p>9,028132</text:p>
          </table:table-cell>
        </table:table-row>
        <table:table-row table:style-name="ro1">
          <table:table-cell office:value-type="float" office:value="6.195725" calcext:value-type="float">
            <text:p>6,195725</text:p>
          </table:table-cell>
          <table:table-cell office:value-type="float" office:value="6.196177" calcext:value-type="float">
            <text:p>6,196177</text:p>
          </table:table-cell>
        </table:table-row>
        <table:table-row table:style-name="ro1">
          <table:table-cell office:value-type="float" office:value="7.188703" calcext:value-type="float">
            <text:p>7,188703</text:p>
          </table:table-cell>
          <table:table-cell office:value-type="float" office:value="5.430784" calcext:value-type="float">
            <text:p>5,430784</text:p>
          </table:table-cell>
        </table:table-row>
        <table:table-row table:style-name="ro1">
          <table:table-cell office:value-type="float" office:value="6.796404" calcext:value-type="float">
            <text:p>6,796404</text:p>
          </table:table-cell>
          <table:table-cell office:value-type="float" office:value="5.795667" calcext:value-type="float">
            <text:p>5,795667</text:p>
          </table:table-cell>
        </table:table-row>
        <table:table-row table:style-name="ro1">
          <table:table-cell office:value-type="float" office:value="2.158856" calcext:value-type="float">
            <text:p>2,158856</text:p>
          </table:table-cell>
          <table:table-cell office:value-type="float" office:value="4.028878" calcext:value-type="float">
            <text:p>4,028878</text:p>
          </table:table-cell>
        </table:table-row>
        <table:table-row table:style-name="ro1">
          <table:table-cell office:value-type="float" office:value="0.853017" calcext:value-type="float">
            <text:p>0,853017</text:p>
          </table:table-cell>
          <table:table-cell office:value-type="float" office:value="9.222714" calcext:value-type="float">
            <text:p>9,222714</text:p>
          </table:table-cell>
        </table:table-row>
        <table:table-row table:style-name="ro1">
          <table:table-cell office:value-type="float" office:value="2.617272" calcext:value-type="float">
            <text:p>2,617272</text:p>
          </table:table-cell>
          <table:table-cell office:value-type="float" office:value="3.482307" calcext:value-type="float">
            <text:p>3,482307</text:p>
          </table:table-cell>
        </table:table-row>
        <table:table-row table:style-name="ro1">
          <table:table-cell office:value-type="float" office:value="2.589272" calcext:value-type="float">
            <text:p>2,589272</text:p>
          </table:table-cell>
          <table:table-cell office:value-type="float" office:value="3.660588" calcext:value-type="float">
            <text:p>3,660588</text:p>
          </table:table-cell>
        </table:table-row>
        <table:table-row table:style-name="ro1">
          <table:table-cell office:value-type="float" office:value="2.344532" calcext:value-type="float">
            <text:p>2,344532</text:p>
          </table:table-cell>
          <table:table-cell office:value-type="float" office:value="4.725038" calcext:value-type="float">
            <text:p>4,725038</text:p>
          </table:table-cell>
        </table:table-row>
        <table:table-row table:style-name="ro1">
          <table:table-cell office:value-type="float" office:value="6.621546" calcext:value-type="float">
            <text:p>6,621546</text:p>
          </table:table-cell>
          <table:table-cell office:value-type="float" office:value="6.484408" calcext:value-type="float">
            <text:p>6,484408</text:p>
          </table:table-cell>
        </table:table-row>
        <table:table-row table:style-name="ro1">
          <table:table-cell office:value-type="float" office:value="0.880899" calcext:value-type="float">
            <text:p>0,880899</text:p>
          </table:table-cell>
          <table:table-cell office:value-type="float" office:value="9.537895" calcext:value-type="float">
            <text:p>9,537895</text:p>
          </table:table-cell>
        </table:table-row>
        <table:table-row table:style-name="ro1">
          <table:table-cell office:value-type="float" office:value="6.606505" calcext:value-type="float">
            <text:p>6,606505</text:p>
          </table:table-cell>
          <table:table-cell office:value-type="float" office:value="5.604893" calcext:value-type="float">
            <text:p>5,604893</text:p>
          </table:table-cell>
        </table:table-row>
        <table:table-row table:style-name="ro1">
          <table:table-cell office:value-type="float" office:value="7.772413" calcext:value-type="float">
            <text:p>7,772413</text:p>
          </table:table-cell>
          <table:table-cell office:value-type="float" office:value="4.735997" calcext:value-type="float">
            <text:p>4,735997</text:p>
          </table:table-cell>
        </table:table-row>
        <table:table-row table:style-name="ro1">
          <table:table-cell office:value-type="float" office:value="6.847125" calcext:value-type="float">
            <text:p>6,847125</text:p>
          </table:table-cell>
          <table:table-cell office:value-type="float" office:value="6.375193" calcext:value-type="float">
            <text:p>6,375193</text:p>
          </table:table-cell>
        </table:table-row>
        <table:table-row table:style-name="ro1">
          <table:table-cell office:value-type="float" office:value="2.166863" calcext:value-type="float">
            <text:p>2,166863</text:p>
          </table:table-cell>
          <table:table-cell office:value-type="float" office:value="8.106849" calcext:value-type="float">
            <text:p>8,106849</text:p>
          </table:table-cell>
        </table:table-row>
        <table:table-row table:style-name="ro1">
          <table:table-cell office:value-type="float" office:value="7.057019" calcext:value-type="float">
            <text:p>7,057019</text:p>
          </table:table-cell>
          <table:table-cell office:value-type="float" office:value="5.766381" calcext:value-type="float">
            <text:p>5,766381</text:p>
          </table:table-cell>
        </table:table-row>
        <table:table-row table:style-name="ro1">
          <table:table-cell office:value-type="float" office:value="6.589111" calcext:value-type="float">
            <text:p>6,589111</text:p>
          </table:table-cell>
          <table:table-cell office:value-type="float" office:value="6.062563" calcext:value-type="float">
            <text:p>6,062563</text:p>
          </table:table-cell>
        </table:table-row>
        <table:table-row table:style-name="ro1">
          <table:table-cell office:value-type="float" office:value="2.095488" calcext:value-type="float">
            <text:p>2,095488</text:p>
          </table:table-cell>
          <table:table-cell office:value-type="float" office:value="8.840981" calcext:value-type="float">
            <text:p>8,840981</text:p>
          </table:table-cell>
        </table:table-row>
        <table:table-row table:style-name="ro1">
          <table:table-cell office:value-type="float" office:value="6.464069" calcext:value-type="float">
            <text:p>6,464069</text:p>
          </table:table-cell>
          <table:table-cell office:value-type="float" office:value="6.438503" calcext:value-type="float">
            <text:p>6,438503</text:p>
          </table:table-cell>
        </table:table-row>
        <table:table-row table:style-name="ro1">
          <table:table-cell office:value-type="float" office:value="6.831488" calcext:value-type="float">
            <text:p>6,831488</text:p>
          </table:table-cell>
          <table:table-cell office:value-type="float" office:value="6.569474" calcext:value-type="float">
            <text:p>6,569474</text:p>
          </table:table-cell>
        </table:table-row>
        <table:table-row table:style-name="ro1">
          <table:table-cell office:value-type="float" office:value="2.703888" calcext:value-type="float">
            <text:p>2,703888</text:p>
          </table:table-cell>
          <table:table-cell office:value-type="float" office:value="3.788405" calcext:value-type="float">
            <text:p>3,788405</text:p>
          </table:table-cell>
        </table:table-row>
        <table:table-row table:style-name="ro1">
          <table:table-cell office:value-type="float" office:value="6.316587" calcext:value-type="float">
            <text:p>6,316587</text:p>
          </table:table-cell>
          <table:table-cell office:value-type="float" office:value="6.731249" calcext:value-type="float">
            <text:p>6,731249</text:p>
          </table:table-cell>
        </table:table-row>
        <table:table-row table:style-name="ro1">
          <table:table-cell office:value-type="float" office:value="1.482086" calcext:value-type="float">
            <text:p>1,482086</text:p>
          </table:table-cell>
          <table:table-cell office:value-type="float" office:value="9.430293" calcext:value-type="float">
            <text:p>9,430293</text:p>
          </table:table-cell>
        </table:table-row>
        <table:table-row table:style-name="ro1">
          <table:table-cell office:value-type="float" office:value="6.617593" calcext:value-type="float">
            <text:p>6,617593</text:p>
          </table:table-cell>
          <table:table-cell office:value-type="float" office:value="6.319101" calcext:value-type="float">
            <text:p>6,319101</text:p>
          </table:table-cell>
        </table:table-row>
        <table:table-row table:style-name="ro1">
          <table:table-cell office:value-type="float" office:value="0.51876" calcext:value-type="float">
            <text:p>0,51876</text:p>
          </table:table-cell>
          <table:table-cell office:value-type="float" office:value="9.586365" calcext:value-type="float">
            <text:p>9,586365</text:p>
          </table:table-cell>
        </table:table-row>
        <table:table-row table:style-name="ro1">
          <table:table-cell office:value-type="float" office:value="1.652943" calcext:value-type="float">
            <text:p>1,652943</text:p>
          </table:table-cell>
          <table:table-cell office:value-type="float" office:value="7.922033" calcext:value-type="float">
            <text:p>7,922033</text:p>
          </table:table-cell>
        </table:table-row>
        <table:table-row table:style-name="ro1">
          <table:table-cell office:value-type="float" office:value="2.030579" calcext:value-type="float">
            <text:p>2,030579</text:p>
          </table:table-cell>
          <table:table-cell office:value-type="float" office:value="8.956304" calcext:value-type="float">
            <text:p>8,956304</text:p>
          </table:table-cell>
        </table:table-row>
        <table:table-row table:style-name="ro1">
          <table:table-cell office:value-type="float" office:value="1.4328" calcext:value-type="float">
            <text:p>1,4328</text:p>
          </table:table-cell>
          <table:table-cell office:value-type="float" office:value="9.094316" calcext:value-type="float">
            <text:p>9,094316</text:p>
          </table:table-cell>
        </table:table-row>
        <table:table-row table:style-name="ro1">
          <table:table-cell office:value-type="float" office:value="1.385051" calcext:value-type="float">
            <text:p>1,385051</text:p>
          </table:table-cell>
          <table:table-cell office:value-type="float" office:value="9.915546" calcext:value-type="float">
            <text:p>9,915546</text:p>
          </table:table-cell>
        </table:table-row>
        <table:table-row table:style-name="ro1">
          <table:table-cell office:value-type="float" office:value="7.713946" calcext:value-type="float">
            <text:p>7,713946</text:p>
          </table:table-cell>
          <table:table-cell office:value-type="float" office:value="6.717853" calcext:value-type="float">
            <text:p>6,717853</text:p>
          </table:table-cell>
        </table:table-row>
        <table:table-row table:style-name="ro1">
          <table:table-cell office:value-type="float" office:value="2.137385" calcext:value-type="float">
            <text:p>2,137385</text:p>
          </table:table-cell>
          <table:table-cell office:value-type="float" office:value="9.462647" calcext:value-type="float">
            <text:p>9,462647</text:p>
          </table:table-cell>
        </table:table-row>
        <table:table-row table:style-name="ro1">
          <table:table-cell office:value-type="float" office:value="0.998679" calcext:value-type="float">
            <text:p>0,998679</text:p>
          </table:table-cell>
          <table:table-cell office:value-type="float" office:value="3.146961" calcext:value-type="float">
            <text:p>3,146961</text:p>
          </table:table-cell>
        </table:table-row>
        <table:table-row table:style-name="ro1">
          <table:table-cell office:value-type="float" office:value="2.119682" calcext:value-type="float">
            <text:p>2,119682</text:p>
          </table:table-cell>
          <table:table-cell office:value-type="float" office:value="3.666356" calcext:value-type="float">
            <text:p>3,666356</text:p>
          </table:table-cell>
        </table:table-row>
        <table:table-row table:style-name="ro1">
          <table:table-cell office:value-type="float" office:value="6.296358" calcext:value-type="float">
            <text:p>6,296358</text:p>
          </table:table-cell>
          <table:table-cell office:value-type="float" office:value="6.488673" calcext:value-type="float">
            <text:p>6,488673</text:p>
          </table:table-cell>
        </table:table-row>
        <table:table-row table:style-name="ro1">
          <table:table-cell office:value-type="float" office:value="1.658977" calcext:value-type="float">
            <text:p>1,658977</text:p>
          </table:table-cell>
          <table:table-cell office:value-type="float" office:value="2.824403" calcext:value-type="float">
            <text:p>2,824403</text:p>
          </table:table-cell>
        </table:table-row>
        <table:table-row table:style-name="ro1">
          <table:table-cell office:value-type="float" office:value="2.4829" calcext:value-type="float">
            <text:p>2,4829</text:p>
          </table:table-cell>
          <table:table-cell office:value-type="float" office:value="8.577588" calcext:value-type="float">
            <text:p>8,577588</text:p>
          </table:table-cell>
        </table:table-row>
        <table:table-row table:style-name="ro1">
          <table:table-cell office:value-type="float" office:value="1.678082" calcext:value-type="float">
            <text:p>1,678082</text:p>
          </table:table-cell>
          <table:table-cell office:value-type="float" office:value="3.380843" calcext:value-type="float">
            <text:p>3,380843</text:p>
          </table:table-cell>
        </table:table-row>
        <table:table-row table:style-name="ro1">
          <table:table-cell office:value-type="float" office:value="2.98793" calcext:value-type="float">
            <text:p>2,98793</text:p>
          </table:table-cell>
          <table:table-cell office:value-type="float" office:value="8.415061" calcext:value-type="float">
            <text:p>8,415061</text:p>
          </table:table-cell>
        </table:table-row>
        <table:table-row table:style-name="ro1">
          <table:table-cell office:value-type="float" office:value="1.582557" calcext:value-type="float">
            <text:p>1,582557</text:p>
          </table:table-cell>
          <table:table-cell office:value-type="float" office:value="9.494581" calcext:value-type="float">
            <text:p>9,494581</text:p>
          </table:table-cell>
        </table:table-row>
        <table:table-row table:style-name="ro1">
          <table:table-cell office:value-type="float" office:value="2.766653" calcext:value-type="float">
            <text:p>2,766653</text:p>
          </table:table-cell>
          <table:table-cell office:value-type="float" office:value="3.449543" calcext:value-type="float">
            <text:p>3,449543</text:p>
          </table:table-cell>
        </table:table-row>
        <table:table-row table:style-name="ro1">
          <table:table-cell office:value-type="float" office:value="5.955829" calcext:value-type="float">
            <text:p>5,955829</text:p>
          </table:table-cell>
          <table:table-cell office:value-type="float" office:value="5.988123" calcext:value-type="float">
            <text:p>5,988123</text:p>
          </table:table-cell>
        </table:table-row>
        <table:table-row table:style-name="ro1">
          <table:table-cell office:value-type="float" office:value="2.678271" calcext:value-type="float">
            <text:p>2,678271</text:p>
          </table:table-cell>
          <table:table-cell office:value-type="float" office:value="4.185485" calcext:value-type="float">
            <text:p>4,185485</text:p>
          </table:table-cell>
        </table:table-row>
        <table:table-row table:style-name="ro1">
          <table:table-cell office:value-type="float" office:value="0.933876" calcext:value-type="float">
            <text:p>0,933876</text:p>
          </table:table-cell>
          <table:table-cell office:value-type="float" office:value="2.932578" calcext:value-type="float">
            <text:p>2,932578</text:p>
          </table:table-cell>
        </table:table-row>
        <table:table-row table:style-name="ro1">
          <table:table-cell office:value-type="float" office:value="2.28007" calcext:value-type="float">
            <text:p>2,28007</text:p>
          </table:table-cell>
          <table:table-cell office:value-type="float" office:value="9.379236" calcext:value-type="float">
            <text:p>9,379236</text:p>
          </table:table-cell>
        </table:table-row>
        <table:table-row table:style-name="ro1">
          <table:table-cell office:value-type="float" office:value="2.264941" calcext:value-type="float">
            <text:p>2,264941</text:p>
          </table:table-cell>
          <table:table-cell office:value-type="float" office:value="2.988477" calcext:value-type="float">
            <text:p>2,988477</text:p>
          </table:table-cell>
        </table:table-row>
        <table:table-row table:style-name="ro1">
          <table:table-cell office:value-type="float" office:value="2.402392" calcext:value-type="float">
            <text:p>2,402392</text:p>
          </table:table-cell>
          <table:table-cell office:value-type="float" office:value="2.781815" calcext:value-type="float">
            <text:p>2,781815</text:p>
          </table:table-cell>
        </table:table-row>
        <table:table-row table:style-name="ro1">
          <table:table-cell office:value-type="float" office:value="8.01741" calcext:value-type="float">
            <text:p>8,01741</text:p>
          </table:table-cell>
          <table:table-cell office:value-type="float" office:value="6.537141" calcext:value-type="float">
            <text:p>6,537141</text:p>
          </table:table-cell>
        </table:table-row>
        <table:table-row table:style-name="ro1">
          <table:table-cell office:value-type="float" office:value="2.896644" calcext:value-type="float">
            <text:p>2,896644</text:p>
          </table:table-cell>
          <table:table-cell office:value-type="float" office:value="3.271425" calcext:value-type="float">
            <text:p>3,271425</text:p>
          </table:table-cell>
        </table:table-row>
        <table:table-row table:style-name="ro1">
          <table:table-cell office:value-type="float" office:value="6.5082" calcext:value-type="float">
            <text:p>6,5082</text:p>
          </table:table-cell>
          <table:table-cell office:value-type="float" office:value="5.417395" calcext:value-type="float">
            <text:p>5,417395</text:p>
          </table:table-cell>
        </table:table-row>
        <table:table-row table:style-name="ro1">
          <table:table-cell office:value-type="float" office:value="6.504567" calcext:value-type="float">
            <text:p>6,504567</text:p>
          </table:table-cell>
          <table:table-cell office:value-type="float" office:value="6.174915" calcext:value-type="float">
            <text:p>6,174915</text:p>
          </table:table-cell>
        </table:table-row>
        <table:table-row table:style-name="ro1">
          <table:table-cell office:value-type="float" office:value="6.990431" calcext:value-type="float">
            <text:p>6,990431</text:p>
          </table:table-cell>
          <table:table-cell office:value-type="float" office:value="5.74479" calcext:value-type="float">
            <text:p>5,74479</text:p>
          </table:table-cell>
        </table:table-row>
        <table:table-row table:style-name="ro1">
          <table:table-cell office:value-type="float" office:value="0.828005" calcext:value-type="float">
            <text:p>0,828005</text:p>
          </table:table-cell>
          <table:table-cell office:value-type="float" office:value="2.157671" calcext:value-type="float">
            <text:p>2,157671</text:p>
          </table:table-cell>
        </table:table-row>
        <table:table-row table:style-name="ro1">
          <table:table-cell office:value-type="float" office:value="6.536668" calcext:value-type="float">
            <text:p>6,536668</text:p>
          </table:table-cell>
          <table:table-cell office:value-type="float" office:value="7.190086" calcext:value-type="float">
            <text:p>7,190086</text:p>
          </table:table-cell>
        </table:table-row>
        <table:table-row table:style-name="ro1">
          <table:table-cell office:value-type="float" office:value="2.417188" calcext:value-type="float">
            <text:p>2,417188</text:p>
          </table:table-cell>
          <table:table-cell office:value-type="float" office:value="3.684444" calcext:value-type="float">
            <text:p>3,684444</text:p>
          </table:table-cell>
        </table:table-row>
        <table:table-row table:style-name="ro1">
          <table:table-cell office:value-type="float" office:value="2.971605" calcext:value-type="float">
            <text:p>2,971605</text:p>
          </table:table-cell>
          <table:table-cell office:value-type="float" office:value="9.167169" calcext:value-type="float">
            <text:p>9,167169</text:p>
          </table:table-cell>
        </table:table-row>
        <table:table-row table:style-name="ro1">
          <table:table-cell office:value-type="float" office:value="7.315972" calcext:value-type="float">
            <text:p>7,315972</text:p>
          </table:table-cell>
          <table:table-cell office:value-type="float" office:value="7.022749" calcext:value-type="float">
            <text:p>7,022749</text:p>
          </table:table-cell>
        </table:table-row>
        <table:table-row table:style-name="ro1">
          <table:table-cell office:value-type="float" office:value="2.517834" calcext:value-type="float">
            <text:p>2,517834</text:p>
          </table:table-cell>
          <table:table-cell office:value-type="float" office:value="3.53141" calcext:value-type="float">
            <text:p>3,53141</text:p>
          </table:table-cell>
        </table:table-row>
        <table:table-row table:style-name="ro1">
          <table:table-cell office:value-type="float" office:value="6.584627" calcext:value-type="float">
            <text:p>6,584627</text:p>
          </table:table-cell>
          <table:table-cell office:value-type="float" office:value="6.744341" calcext:value-type="float">
            <text:p>6,744341</text:p>
          </table:table-cell>
        </table:table-row>
        <table:table-row table:style-name="ro1">
          <table:table-cell office:value-type="float" office:value="0.99396" calcext:value-type="float">
            <text:p>0,99396</text:p>
          </table:table-cell>
          <table:table-cell office:value-type="float" office:value="2.751385" calcext:value-type="float">
            <text:p>2,751385</text:p>
          </table:table-cell>
        </table:table-row>
        <table:table-row table:style-name="ro1">
          <table:table-cell office:value-type="float" office:value="1.30657" calcext:value-type="float">
            <text:p>1,30657</text:p>
          </table:table-cell>
          <table:table-cell office:value-type="float" office:value="2.868828" calcext:value-type="float">
            <text:p>2,868828</text:p>
          </table:table-cell>
        </table:table-row>
        <table:table-row table:style-name="ro1">
          <table:table-cell office:value-type="float" office:value="6.757452" calcext:value-type="float">
            <text:p>6,757452</text:p>
          </table:table-cell>
          <table:table-cell office:value-type="float" office:value="5.096032" calcext:value-type="float">
            <text:p>5,096032</text:p>
          </table:table-cell>
        </table:table-row>
        <table:table-row table:style-name="ro1">
          <table:table-cell office:value-type="float" office:value="2.33896" calcext:value-type="float">
            <text:p>2,33896</text:p>
          </table:table-cell>
          <table:table-cell office:value-type="float" office:value="2.646913" calcext:value-type="float">
            <text:p>2,646913</text:p>
          </table:table-cell>
        </table:table-row>
        <table:table-row table:style-name="ro1">
          <table:table-cell office:value-type="float" office:value="7.063667" calcext:value-type="float">
            <text:p>7,063667</text:p>
          </table:table-cell>
          <table:table-cell office:value-type="float" office:value="5.253326" calcext:value-type="float">
            <text:p>5,253326</text:p>
          </table:table-cell>
        </table:table-row>
        <table:table-row table:style-name="ro1">
          <table:table-cell office:value-type="float" office:value="2.808449" calcext:value-type="float">
            <text:p>2,808449</text:p>
          </table:table-cell>
          <table:table-cell office:value-type="float" office:value="8.952896" calcext:value-type="float">
            <text:p>8,952896</text:p>
          </table:table-cell>
        </table:table-row>
        <table:table-row table:style-name="ro1">
          <table:table-cell office:value-type="float" office:value="1.439084" calcext:value-type="float">
            <text:p>1,439084</text:p>
          </table:table-cell>
          <table:table-cell office:value-type="float" office:value="7.877076" calcext:value-type="float">
            <text:p>7,877076</text:p>
          </table:table-cell>
        </table:table-row>
        <table:table-row table:style-name="ro1">
          <table:table-cell office:value-type="float" office:value="3.297598" calcext:value-type="float">
            <text:p>3,297598</text:p>
          </table:table-cell>
          <table:table-cell office:value-type="float" office:value="3.318755" calcext:value-type="float">
            <text:p>3,318755</text:p>
          </table:table-cell>
        </table:table-row>
        <table:table-row table:style-name="ro1">
          <table:table-cell office:value-type="float" office:value="0.949268" calcext:value-type="float">
            <text:p>0,949268</text:p>
          </table:table-cell>
          <table:table-cell office:value-type="float" office:value="3.527343" calcext:value-type="float">
            <text:p>3,527343</text:p>
          </table:table-cell>
        </table:table-row>
        <table:table-row table:style-name="ro1">
          <table:table-cell office:value-type="float" office:value="5.992222" calcext:value-type="float">
            <text:p>5,992222</text:p>
          </table:table-cell>
          <table:table-cell office:value-type="float" office:value="5.686646" calcext:value-type="float">
            <text:p>5,686646</text:p>
          </table:table-cell>
        </table:table-row>
        <table:table-row table:style-name="ro1">
          <table:table-cell office:value-type="float" office:value="0.936967" calcext:value-type="float">
            <text:p>0,936967</text:p>
          </table:table-cell>
          <table:table-cell office:value-type="float" office:value="10.438757" calcext:value-type="float">
            <text:p>10,438757</text:p>
          </table:table-cell>
        </table:table-row>
        <table:table-row table:style-name="ro1">
          <table:table-cell office:value-type="float" office:value="1.8545" calcext:value-type="float">
            <text:p>1,8545</text:p>
          </table:table-cell>
          <table:table-cell office:value-type="float" office:value="2.05948" calcext:value-type="float">
            <text:p>2,05948</text:p>
          </table:table-cell>
        </table:table-row>
        <table:table-row table:style-name="ro1">
          <table:table-cell office:value-type="float" office:value="7.97077" calcext:value-type="float">
            <text:p>7,97077</text:p>
          </table:table-cell>
          <table:table-cell office:value-type="float" office:value="4.815013" calcext:value-type="float">
            <text:p>4,815013</text:p>
          </table:table-cell>
        </table:table-row>
        <table:table-row table:style-name="ro1">
          <table:table-cell office:value-type="float" office:value="2.190061" calcext:value-type="float">
            <text:p>2,190061</text:p>
          </table:table-cell>
          <table:table-cell office:value-type="float" office:value="8.903566" calcext:value-type="float">
            <text:p>8,903566</text:p>
          </table:table-cell>
        </table:table-row>
        <table:table-row table:style-name="ro1">
          <table:table-cell office:value-type="float" office:value="5.862493" calcext:value-type="float">
            <text:p>5,862493</text:p>
          </table:table-cell>
          <table:table-cell office:value-type="float" office:value="6.05756" calcext:value-type="float">
            <text:p>6,05756</text:p>
          </table:table-cell>
        </table:table-row>
        <table:table-row table:style-name="ro1">
          <table:table-cell office:value-type="float" office:value="7.261275" calcext:value-type="float">
            <text:p>7,261275</text:p>
          </table:table-cell>
          <table:table-cell office:value-type="float" office:value="4.888085" calcext:value-type="float">
            <text:p>4,888085</text:p>
          </table:table-cell>
        </table:table-row>
        <table:table-row table:style-name="ro1">
          <table:table-cell office:value-type="float" office:value="1.723216" calcext:value-type="float">
            <text:p>1,723216</text:p>
          </table:table-cell>
          <table:table-cell office:value-type="float" office:value="8.537152" calcext:value-type="float">
            <text:p>8,537152</text:p>
          </table:table-cell>
        </table:table-row>
        <table:table-row table:style-name="ro1">
          <table:table-cell office:value-type="float" office:value="5.959501" calcext:value-type="float">
            <text:p>5,959501</text:p>
          </table:table-cell>
          <table:table-cell office:value-type="float" office:value="5.104376" calcext:value-type="float">
            <text:p>5,104376</text:p>
          </table:table-cell>
        </table:table-row>
        <table:table-row table:style-name="ro1">
          <table:table-cell office:value-type="float" office:value="6.873201" calcext:value-type="float">
            <text:p>6,873201</text:p>
          </table:table-cell>
          <table:table-cell office:value-type="float" office:value="6.777434" calcext:value-type="float">
            <text:p>6,777434</text:p>
          </table:table-cell>
        </table:table-row>
        <table:table-row table:style-name="ro1">
          <table:table-cell office:value-type="float" office:value="2.284532" calcext:value-type="float">
            <text:p>2,284532</text:p>
          </table:table-cell>
          <table:table-cell office:value-type="float" office:value="9.346392" calcext:value-type="float">
            <text:p>9,346392</text:p>
          </table:table-cell>
        </table:table-row>
        <table:table-row table:style-name="ro1">
          <table:table-cell office:value-type="float" office:value="1.970401" calcext:value-type="float">
            <text:p>1,970401</text:p>
          </table:table-cell>
          <table:table-cell office:value-type="float" office:value="2.851623" calcext:value-type="float">
            <text:p>2,851623</text:p>
          </table:table-cell>
        </table:table-row>
        <table:table-row table:style-name="ro1">
          <table:table-cell office:value-type="float" office:value="1.713942" calcext:value-type="float">
            <text:p>1,713942</text:p>
          </table:table-cell>
          <table:table-cell office:value-type="float" office:value="9.741375" calcext:value-type="float">
            <text:p>9,741375</text:p>
          </table:table-cell>
        </table:table-row>
        <table:table-row table:style-name="ro1">
          <table:table-cell office:value-type="float" office:value="1.4056" calcext:value-type="float">
            <text:p>1,4056</text:p>
          </table:table-cell>
          <table:table-cell office:value-type="float" office:value="10.132746" calcext:value-type="float">
            <text:p>10,132746</text:p>
          </table:table-cell>
        </table:table-row>
        <table:table-row table:style-name="ro1">
          <table:table-cell office:value-type="float" office:value="1.617025" calcext:value-type="float">
            <text:p>1,617025</text:p>
          </table:table-cell>
          <table:table-cell office:value-type="float" office:value="3.016606" calcext:value-type="float">
            <text:p>3,016606</text:p>
          </table:table-cell>
        </table:table-row>
        <table:table-row table:style-name="ro1">
          <table:table-cell office:value-type="float" office:value="2.185885" calcext:value-type="float">
            <text:p>2,185885</text:p>
          </table:table-cell>
          <table:table-cell office:value-type="float" office:value="9.384792" calcext:value-type="float">
            <text:p>9,384792</text:p>
          </table:table-cell>
        </table:table-row>
        <table:table-row table:style-name="ro1">
          <table:table-cell office:value-type="float" office:value="1.622775" calcext:value-type="float">
            <text:p>1,622775</text:p>
          </table:table-cell>
          <table:table-cell office:value-type="float" office:value="3.994399" calcext:value-type="float">
            <text:p>3,994399</text:p>
          </table:table-cell>
        </table:table-row>
        <table:table-row table:style-name="ro1">
          <table:table-cell office:value-type="float" office:value="7.568313" calcext:value-type="float">
            <text:p>7,568313</text:p>
          </table:table-cell>
          <table:table-cell office:value-type="float" office:value="5.333439" calcext:value-type="float">
            <text:p>5,333439</text:p>
          </table:table-cell>
        </table:table-row>
        <table:table-row table:style-name="ro1">
          <table:table-cell office:value-type="float" office:value="3.084457" calcext:value-type="float">
            <text:p>3,084457</text:p>
          </table:table-cell>
          <table:table-cell office:value-type="float" office:value="9.492143" calcext:value-type="float">
            <text:p>9,492143</text:p>
          </table:table-cell>
        </table:table-row>
        <table:table-row table:style-name="ro1">
          <table:table-cell office:value-type="float" office:value="1.44328" calcext:value-type="float">
            <text:p>1,44328</text:p>
          </table:table-cell>
          <table:table-cell office:value-type="float" office:value="3.488394" calcext:value-type="float">
            <text:p>3,488394</text:p>
          </table:table-cell>
        </table:table-row>
        <table:table-row table:style-name="ro1">
          <table:table-cell office:value-type="float" office:value="7.160501" calcext:value-type="float">
            <text:p>7,160501</text:p>
          </table:table-cell>
          <table:table-cell office:value-type="float" office:value="6.030084" calcext:value-type="float">
            <text:p>6,030084</text:p>
          </table:table-cell>
        </table:table-row>
        <table:table-row table:style-name="ro1">
          <table:table-cell office:value-type="float" office:value="2.419527" calcext:value-type="float">
            <text:p>2,419527</text:p>
          </table:table-cell>
          <table:table-cell office:value-type="float" office:value="9.862834" calcext:value-type="float">
            <text:p>9,862834</text:p>
          </table:table-cell>
        </table:table-row>
        <table:table-row table:style-name="ro1">
          <table:table-cell office:value-type="float" office:value="7.653276" calcext:value-type="float">
            <text:p>7,653276</text:p>
          </table:table-cell>
          <table:table-cell office:value-type="float" office:value="5.704849" calcext:value-type="float">
            <text:p>5,704849</text:p>
          </table:table-cell>
        </table:table-row>
        <table:table-row table:style-name="ro1">
          <table:table-cell office:value-type="float" office:value="2.495739" calcext:value-type="float">
            <text:p>2,495739</text:p>
          </table:table-cell>
          <table:table-cell office:value-type="float" office:value="8.91623" calcext:value-type="float">
            <text:p>8,91623</text:p>
          </table:table-cell>
        </table:table-row>
        <table:table-row table:style-name="ro1">
          <table:table-cell office:value-type="float" office:value="2.108454" calcext:value-type="float">
            <text:p>2,108454</text:p>
          </table:table-cell>
          <table:table-cell office:value-type="float" office:value="3.092772" calcext:value-type="float">
            <text:p>3,092772</text:p>
          </table:table-cell>
        </table:table-row>
        <table:table-row table:style-name="ro1">
          <table:table-cell office:value-type="float" office:value="2.528124" calcext:value-type="float">
            <text:p>2,528124</text:p>
          </table:table-cell>
          <table:table-cell office:value-type="float" office:value="4.243601" calcext:value-type="float">
            <text:p>4,243601</text:p>
          </table:table-cell>
        </table:table-row>
        <table:table-row table:style-name="ro1">
          <table:table-cell office:value-type="float" office:value="6.57578" calcext:value-type="float">
            <text:p>6,57578</text:p>
          </table:table-cell>
          <table:table-cell office:value-type="float" office:value="6.890989" calcext:value-type="float">
            <text:p>6,890989</text:p>
          </table:table-cell>
        </table:table-row>
        <table:table-row table:style-name="ro1">
          <table:table-cell office:value-type="float" office:value="0.798457" calcext:value-type="float">
            <text:p>0,798457</text:p>
          </table:table-cell>
          <table:table-cell office:value-type="float" office:value="10.418857" calcext:value-type="float">
            <text:p>10,418857</text:p>
          </table:table-cell>
        </table:table-row>
        <table:table-row table:style-name="ro1">
          <table:table-cell office:value-type="float" office:value="1.231313" calcext:value-type="float">
            <text:p>1,231313</text:p>
          </table:table-cell>
          <table:table-cell office:value-type="float" office:value="9.811525" calcext:value-type="float">
            <text:p>9,811525</text:p>
          </table:table-cell>
        </table:table-row>
        <table:table-row table:style-name="ro1">
          <table:table-cell office:value-type="float" office:value="1.925027" calcext:value-type="float">
            <text:p>1,925027</text:p>
          </table:table-cell>
          <table:table-cell office:value-type="float" office:value="9.725718" calcext:value-type="float">
            <text:p>9,725718</text:p>
          </table:table-cell>
        </table:table-row>
        <table:table-row table:style-name="ro1">
          <table:table-cell office:value-type="float" office:value="2.211478" calcext:value-type="float">
            <text:p>2,211478</text:p>
          </table:table-cell>
          <table:table-cell office:value-type="float" office:value="2.970951" calcext:value-type="float">
            <text:p>2,970951</text:p>
          </table:table-cell>
        </table:table-row>
        <table:table-row table:style-name="ro1">
          <table:table-cell office:value-type="float" office:value="2.017561" calcext:value-type="float">
            <text:p>2,017561</text:p>
          </table:table-cell>
          <table:table-cell office:value-type="float" office:value="2.199197" calcext:value-type="float">
            <text:p>2,199197</text:p>
          </table:table-cell>
        </table:table-row>
        <table:table-row table:style-name="ro1">
          <table:table-cell office:value-type="float" office:value="0.872011" calcext:value-type="float">
            <text:p>0,872011</text:p>
          </table:table-cell>
          <table:table-cell office:value-type="float" office:value="4.220002" calcext:value-type="float">
            <text:p>4,220002</text:p>
          </table:table-cell>
        </table:table-row>
        <table:table-row table:style-name="ro1">
          <table:table-cell office:value-type="float" office:value="0.944403" calcext:value-type="float">
            <text:p>0,944403</text:p>
          </table:table-cell>
          <table:table-cell office:value-type="float" office:value="9.843393" calcext:value-type="float">
            <text:p>9,843393</text:p>
          </table:table-cell>
        </table:table-row>
        <table:table-row table:style-name="ro1">
          <table:table-cell office:value-type="float" office:value="6.150617" calcext:value-type="float">
            <text:p>6,150617</text:p>
          </table:table-cell>
          <table:table-cell office:value-type="float" office:value="6.916418" calcext:value-type="float">
            <text:p>6,916418</text:p>
          </table:table-cell>
        </table:table-row>
        <table:table-row table:style-name="ro1">
          <table:table-cell office:value-type="float" office:value="2.370247" calcext:value-type="float">
            <text:p>2,370247</text:p>
          </table:table-cell>
          <table:table-cell office:value-type="float" office:value="2.766065" calcext:value-type="float">
            <text:p>2,766065</text:p>
          </table:table-cell>
        </table:table-row>
        <table:table-row table:style-name="ro1">
          <table:table-cell office:value-type="float" office:value="1.345977" calcext:value-type="float">
            <text:p>1,345977</text:p>
          </table:table-cell>
          <table:table-cell office:value-type="float" office:value="3.419494" calcext:value-type="float">
            <text:p>3,419494</text:p>
          </table:table-cell>
        </table:table-row>
        <table:table-row table:style-name="ro1">
          <table:table-cell office:value-type="float" office:value="6.978522" calcext:value-type="float">
            <text:p>6,978522</text:p>
          </table:table-cell>
          <table:table-cell office:value-type="float" office:value="6.576485" calcext:value-type="float">
            <text:p>6,576485</text:p>
          </table:table-cell>
        </table:table-row>
        <table:table-row table:style-name="ro1">
          <table:table-cell office:value-type="float" office:value="6.424872" calcext:value-type="float">
            <text:p>6,424872</text:p>
          </table:table-cell>
          <table:table-cell office:value-type="float" office:value="5.54009" calcext:value-type="float">
            <text:p>5,54009</text:p>
          </table:table-cell>
        </table:table-row>
        <table:table-row table:style-name="ro1">
          <table:table-cell office:value-type="float" office:value="2.538661" calcext:value-type="float">
            <text:p>2,538661</text:p>
          </table:table-cell>
          <table:table-cell office:value-type="float" office:value="2.963218" calcext:value-type="float">
            <text:p>2,963218</text:p>
          </table:table-cell>
        </table:table-row>
        <table:table-row table:style-name="ro1">
          <table:table-cell office:value-type="float" office:value="0.92561" calcext:value-type="float">
            <text:p>0,92561</text:p>
          </table:table-cell>
          <table:table-cell office:value-type="float" office:value="3.788961" calcext:value-type="float">
            <text:p>3,788961</text:p>
          </table:table-cell>
        </table:table-row>
        <table:table-row table:style-name="ro1">
          <table:table-cell office:value-type="float" office:value="6.459333" calcext:value-type="float">
            <text:p>6,459333</text:p>
          </table:table-cell>
          <table:table-cell office:value-type="float" office:value="6.568462" calcext:value-type="float">
            <text:p>6,568462</text:p>
          </table:table-cell>
        </table:table-row>
        <table:table-row table:style-name="ro1">
          <table:table-cell office:value-type="float" office:value="7.21727" calcext:value-type="float">
            <text:p>7,21727</text:p>
          </table:table-cell>
          <table:table-cell office:value-type="float" office:value="5.520558" calcext:value-type="float">
            <text:p>5,520558</text:p>
          </table:table-cell>
        </table:table-row>
        <table:table-row table:style-name="ro1">
          <table:table-cell office:value-type="float" office:value="6.23357" calcext:value-type="float">
            <text:p>6,23357</text:p>
          </table:table-cell>
          <table:table-cell office:value-type="float" office:value="5.929423" calcext:value-type="float">
            <text:p>5,929423</text:p>
          </table:table-cell>
        </table:table-row>
        <table:table-row table:style-name="ro1">
          <table:table-cell office:value-type="float" office:value="2.891135" calcext:value-type="float">
            <text:p>2,891135</text:p>
          </table:table-cell>
          <table:table-cell office:value-type="float" office:value="8.825059" calcext:value-type="float">
            <text:p>8,825059</text:p>
          </table:table-cell>
        </table:table-row>
        <table:table-row table:style-name="ro1">
          <table:table-cell office:value-type="float" office:value="6.265275" calcext:value-type="float">
            <text:p>6,265275</text:p>
          </table:table-cell>
          <table:table-cell office:value-type="float" office:value="4.874439" calcext:value-type="float">
            <text:p>4,874439</text:p>
          </table:table-cell>
        </table:table-row>
        <table:table-row table:style-name="ro1">
          <table:table-cell office:value-type="float" office:value="3.087082" calcext:value-type="float">
            <text:p>3,087082</text:p>
          </table:table-cell>
          <table:table-cell office:value-type="float" office:value="4.191614" calcext:value-type="float">
            <text:p>4,191614</text:p>
          </table:table-cell>
        </table:table-row>
        <table:table-row table:style-name="ro1">
          <table:table-cell office:value-type="float" office:value="2.47067" calcext:value-type="float">
            <text:p>2,47067</text:p>
          </table:table-cell>
          <table:table-cell office:value-type="float" office:value="2.844844" calcext:value-type="float">
            <text:p>2,844844</text:p>
          </table:table-cell>
        </table:table-row>
        <table:table-row table:style-name="ro1">
          <table:table-cell office:value-type="float" office:value="2.519077" calcext:value-type="float">
            <text:p>2,519077</text:p>
          </table:table-cell>
          <table:table-cell office:value-type="float" office:value="9.998964" calcext:value-type="float">
            <text:p>9,998964</text:p>
          </table:table-cell>
        </table:table-row>
        <table:table-row table:style-name="ro1">
          <table:table-cell office:value-type="float" office:value="6.154521" calcext:value-type="float">
            <text:p>6,154521</text:p>
          </table:table-cell>
          <table:table-cell office:value-type="float" office:value="5.477154" calcext:value-type="float">
            <text:p>5,477154</text:p>
          </table:table-cell>
        </table:table-row>
        <table:table-row table:style-name="ro1">
          <table:table-cell office:value-type="float" office:value="2.353425" calcext:value-type="float">
            <text:p>2,353425</text:p>
          </table:table-cell>
          <table:table-cell office:value-type="float" office:value="3.333086" calcext:value-type="float">
            <text:p>3,333086</text:p>
          </table:table-cell>
        </table:table-row>
        <table:table-row table:style-name="ro1">
          <table:table-cell office:value-type="float" office:value="1.031303" calcext:value-type="float">
            <text:p>1,031303</text:p>
          </table:table-cell>
          <table:table-cell office:value-type="float" office:value="9.738332" calcext:value-type="float">
            <text:p>9,738332</text:p>
          </table:table-cell>
        </table:table-row>
        <table:table-row table:style-name="ro1">
          <table:table-cell office:value-type="float" office:value="5.985805" calcext:value-type="float">
            <text:p>5,985805</text:p>
          </table:table-cell>
          <table:table-cell office:value-type="float" office:value="6.752312" calcext:value-type="float">
            <text:p>6,752312</text:p>
          </table:table-cell>
        </table:table-row>
        <table:table-row table:style-name="ro1">
          <table:table-cell office:value-type="float" office:value="1.895157" calcext:value-type="float">
            <text:p>1,895157</text:p>
          </table:table-cell>
          <table:table-cell office:value-type="float" office:value="8.024628" calcext:value-type="float">
            <text:p>8,024628</text:p>
          </table:table-cell>
        </table:table-row>
        <table:table-row table:style-name="ro1">
          <table:table-cell office:value-type="float" office:value="5.645112" calcext:value-type="float">
            <text:p>5,645112</text:p>
          </table:table-cell>
          <table:table-cell office:value-type="float" office:value="6.635984" calcext:value-type="float">
            <text:p>6,635984</text:p>
          </table:table-cell>
        </table:table-row>
        <table:table-row table:style-name="ro1">
          <table:table-cell office:value-type="float" office:value="1.891059" calcext:value-type="float">
            <text:p>1,891059</text:p>
          </table:table-cell>
          <table:table-cell office:value-type="float" office:value="9.018651" calcext:value-type="float">
            <text:p>9,018651</text:p>
          </table:table-cell>
        </table:table-row>
        <table:table-row table:style-name="ro1">
          <table:table-cell office:value-type="float" office:value="6.40747" calcext:value-type="float">
            <text:p>6,40747</text:p>
          </table:table-cell>
          <table:table-cell office:value-type="float" office:value="6.652692" calcext:value-type="float">
            <text:p>6,652692</text:p>
          </table:table-cell>
        </table:table-row>
        <table:table-row table:style-name="ro1">
          <table:table-cell office:value-type="float" office:value="1.546556" calcext:value-type="float">
            <text:p>1,546556</text:p>
          </table:table-cell>
          <table:table-cell office:value-type="float" office:value="9.646998" calcext:value-type="float">
            <text:p>9,646998</text:p>
          </table:table-cell>
        </table:table-row>
        <table:table-row table:style-name="ro1">
          <table:table-cell office:value-type="float" office:value="7.023911" calcext:value-type="float">
            <text:p>7,023911</text:p>
          </table:table-cell>
          <table:table-cell office:value-type="float" office:value="6.753609" calcext:value-type="float">
            <text:p>6,753609</text:p>
          </table:table-cell>
        </table:table-row>
        <table:table-row table:style-name="ro1">
          <table:table-cell office:value-type="float" office:value="1.515897" calcext:value-type="float">
            <text:p>1,515897</text:p>
          </table:table-cell>
          <table:table-cell office:value-type="float" office:value="3.280675" calcext:value-type="float">
            <text:p>3,280675</text:p>
          </table:table-cell>
        </table:table-row>
        <table:table-row table:style-name="ro1">
          <table:table-cell office:value-type="float" office:value="7.910634" calcext:value-type="float">
            <text:p>7,910634</text:p>
          </table:table-cell>
          <table:table-cell office:value-type="float" office:value="7.320076" calcext:value-type="float">
            <text:p>7,320076</text:p>
          </table:table-cell>
        </table:table-row>
        <table:table-row table:style-name="ro1">
          <table:table-cell office:value-type="float" office:value="7.787853" calcext:value-type="float">
            <text:p>7,787853</text:p>
          </table:table-cell>
          <table:table-cell office:value-type="float" office:value="5.789985" calcext:value-type="float">
            <text:p>5,789985</text:p>
          </table:table-cell>
        </table:table-row>
        <table:table-row table:style-name="ro1">
          <table:table-cell office:value-type="float" office:value="7.099786" calcext:value-type="float">
            <text:p>7,099786</text:p>
          </table:table-cell>
          <table:table-cell office:value-type="float" office:value="4.991147" calcext:value-type="float">
            <text:p>4,991147</text:p>
          </table:table-cell>
        </table:table-row>
        <table:table-row table:style-name="ro1">
          <table:table-cell office:value-type="float" office:value="1.41786" calcext:value-type="float">
            <text:p>1,41786</text:p>
          </table:table-cell>
          <table:table-cell office:value-type="float" office:value="8.268479" calcext:value-type="float">
            <text:p>8,268479</text:p>
          </table:table-cell>
        </table:table-row>
        <table:table-row table:style-name="ro1">
          <table:table-cell office:value-type="float" office:value="1.537793" calcext:value-type="float">
            <text:p>1,537793</text:p>
          </table:table-cell>
          <table:table-cell office:value-type="float" office:value="9.96516" calcext:value-type="float">
            <text:p>9,96516</text:p>
          </table:table-cell>
        </table:table-row>
        <table:table-row table:style-name="ro1">
          <table:table-cell office:value-type="float" office:value="6.371291" calcext:value-type="float">
            <text:p>6,371291</text:p>
          </table:table-cell>
          <table:table-cell office:value-type="float" office:value="6.604017" calcext:value-type="float">
            <text:p>6,604017</text:p>
          </table:table-cell>
        </table:table-row>
        <table:table-row table:style-name="ro1">
          <table:table-cell office:value-type="float" office:value="2.302348" calcext:value-type="float">
            <text:p>2,302348</text:p>
          </table:table-cell>
          <table:table-cell office:value-type="float" office:value="2.357751" calcext:value-type="float">
            <text:p>2,357751</text:p>
          </table:table-cell>
        </table:table-row>
        <table:table-row table:style-name="ro1">
          <table:table-cell office:value-type="float" office:value="0.768257" calcext:value-type="float">
            <text:p>0,768257</text:p>
          </table:table-cell>
          <table:table-cell office:value-type="float" office:value="10.042408" calcext:value-type="float">
            <text:p>10,042408</text:p>
          </table:table-cell>
        </table:table-row>
        <table:table-row table:style-name="ro1">
          <table:table-cell office:value-type="float" office:value="7.36594" calcext:value-type="float">
            <text:p>7,36594</text:p>
          </table:table-cell>
          <table:table-cell office:value-type="float" office:value="5.296234" calcext:value-type="float">
            <text:p>5,296234</text:p>
          </table:table-cell>
        </table:table-row>
        <table:table-row table:style-name="ro1">
          <table:table-cell office:value-type="float" office:value="6.251761" calcext:value-type="float">
            <text:p>6,251761</text:p>
          </table:table-cell>
          <table:table-cell office:value-type="float" office:value="5.10368" calcext:value-type="float">
            <text:p>5,10368</text:p>
          </table:table-cell>
        </table:table-row>
        <table:table-row table:style-name="ro1">
          <table:table-cell office:value-type="float" office:value="1.79508" calcext:value-type="float">
            <text:p>1,79508</text:p>
          </table:table-cell>
          <table:table-cell office:value-type="float" office:value="8.830103" calcext:value-type="float">
            <text:p>8,830103</text:p>
          </table:table-cell>
        </table:table-row>
        <table:table-row table:style-name="ro1">
          <table:table-cell office:value-type="float" office:value="6.506602" calcext:value-type="float">
            <text:p>6,506602</text:p>
          </table:table-cell>
          <table:table-cell office:value-type="float" office:value="6.462331" calcext:value-type="float">
            <text:p>6,462331</text:p>
          </table:table-cell>
        </table:table-row>
        <table:table-row table:style-name="ro1">
          <table:table-cell office:value-type="float" office:value="7.101753" calcext:value-type="float">
            <text:p>7,101753</text:p>
          </table:table-cell>
          <table:table-cell office:value-type="float" office:value="6.731356" calcext:value-type="float">
            <text:p>6,731356</text:p>
          </table:table-cell>
        </table:table-row>
        <table:table-row table:style-name="ro1">
          <table:table-cell office:value-type="float" office:value="6.151764" calcext:value-type="float">
            <text:p>6,151764</text:p>
          </table:table-cell>
          <table:table-cell office:value-type="float" office:value="5.239537" calcext:value-type="float">
            <text:p>5,239537</text:p>
          </table:table-cell>
        </table:table-row>
        <table:table-row table:style-name="ro1">
          <table:table-cell office:value-type="float" office:value="1.871185" calcext:value-type="float">
            <text:p>1,871185</text:p>
          </table:table-cell>
          <table:table-cell office:value-type="float" office:value="4.314144" calcext:value-type="float">
            <text:p>4,314144</text:p>
          </table:table-cell>
        </table:table-row>
        <table:table-row table:style-name="ro1">
          <table:table-cell office:value-type="float" office:value="2.139931" calcext:value-type="float">
            <text:p>2,139931</text:p>
          </table:table-cell>
          <table:table-cell office:value-type="float" office:value="10.174432" calcext:value-type="float">
            <text:p>10,174432</text:p>
          </table:table-cell>
        </table:table-row>
        <table:table-row table:style-name="ro1">
          <table:table-cell office:value-type="float" office:value="6.397576" calcext:value-type="float">
            <text:p>6,397576</text:p>
          </table:table-cell>
          <table:table-cell office:value-type="float" office:value="5.861002" calcext:value-type="float">
            <text:p>5,861002</text:p>
          </table:table-cell>
        </table:table-row>
        <table:table-row table:style-name="ro1">
          <table:table-cell office:value-type="float" office:value="2.910702" calcext:value-type="float">
            <text:p>2,910702</text:p>
          </table:table-cell>
          <table:table-cell office:value-type="float" office:value="8.691142" calcext:value-type="float">
            <text:p>8,691142</text:p>
          </table:table-cell>
        </table:table-row>
        <table:table-row table:style-name="ro1">
          <table:table-cell office:value-type="float" office:value="2.092194" calcext:value-type="float">
            <text:p>2,092194</text:p>
          </table:table-cell>
          <table:table-cell office:value-type="float" office:value="3.169299" calcext:value-type="float">
            <text:p>3,169299</text:p>
          </table:table-cell>
        </table:table-row>
        <table:table-row table:style-name="ro1">
          <table:table-cell office:value-type="float" office:value="1.795755" calcext:value-type="float">
            <text:p>1,795755</text:p>
          </table:table-cell>
          <table:table-cell office:value-type="float" office:value="9.119555" calcext:value-type="float">
            <text:p>9,119555</text:p>
          </table:table-cell>
        </table:table-row>
        <table:table-row table:style-name="ro1">
          <table:table-cell office:value-type="float" office:value="1.675219" calcext:value-type="float">
            <text:p>1,675219</text:p>
          </table:table-cell>
          <table:table-cell office:value-type="float" office:value="2.620155" calcext:value-type="float">
            <text:p>2,620155</text:p>
          </table:table-cell>
        </table:table-row>
        <table:table-row table:style-name="ro1">
          <table:table-cell office:value-type="float" office:value="1.773066" calcext:value-type="float">
            <text:p>1,773066</text:p>
          </table:table-cell>
          <table:table-cell office:value-type="float" office:value="9.60084" calcext:value-type="float">
            <text:p>9,60084</text:p>
          </table:table-cell>
        </table:table-row>
        <table:table-row table:style-name="ro1">
          <table:table-cell office:value-type="float" office:value="8.071315" calcext:value-type="float">
            <text:p>8,071315</text:p>
          </table:table-cell>
          <table:table-cell office:value-type="float" office:value="5.764375" calcext:value-type="float">
            <text:p>5,764375</text:p>
          </table:table-cell>
        </table:table-row>
        <table:table-row table:style-name="ro1">
          <table:table-cell office:value-type="float" office:value="1.857795" calcext:value-type="float">
            <text:p>1,857795</text:p>
          </table:table-cell>
          <table:table-cell office:value-type="float" office:value="3.482583" calcext:value-type="float">
            <text:p>3,482583</text:p>
          </table:table-cell>
        </table:table-row>
        <table:table-row table:style-name="ro1">
          <table:table-cell office:value-type="float" office:value="2.789678" calcext:value-type="float">
            <text:p>2,789678</text:p>
          </table:table-cell>
          <table:table-cell office:value-type="float" office:value="4.439975" calcext:value-type="float">
            <text:p>4,439975</text:p>
          </table:table-cell>
        </table:table-row>
        <table:table-row table:style-name="ro1">
          <table:table-cell office:value-type="float" office:value="5.960076" calcext:value-type="float">
            <text:p>5,960076</text:p>
          </table:table-cell>
          <table:table-cell office:value-type="float" office:value="5.694989" calcext:value-type="float">
            <text:p>5,694989</text:p>
          </table:table-cell>
        </table:table-row>
        <table:table-row table:style-name="ro1">
          <table:table-cell office:value-type="float" office:value="1.57713" calcext:value-type="float">
            <text:p>1,57713</text:p>
          </table:table-cell>
          <table:table-cell office:value-type="float" office:value="9.571006" calcext:value-type="float">
            <text:p>9,571006</text:p>
          </table:table-cell>
        </table:table-row>
        <table:table-row table:style-name="ro1">
          <table:table-cell office:value-type="float" office:value="2.799628" calcext:value-type="float">
            <text:p>2,799628</text:p>
          </table:table-cell>
          <table:table-cell office:value-type="float" office:value="9.045357" calcext:value-type="float">
            <text:p>9,045357</text:p>
          </table:table-cell>
        </table:table-row>
        <table:table-row table:style-name="ro1">
          <table:table-cell office:value-type="float" office:value="2.732607" calcext:value-type="float">
            <text:p>2,732607</text:p>
          </table:table-cell>
          <table:table-cell office:value-type="float" office:value="3.526955" calcext:value-type="float">
            <text:p>3,526955</text:p>
          </table:table-cell>
        </table:table-row>
        <table:table-row table:style-name="ro1">
          <table:table-cell office:value-type="float" office:value="2.922386" calcext:value-type="float">
            <text:p>2,922386</text:p>
          </table:table-cell>
          <table:table-cell office:value-type="float" office:value="8.465108" calcext:value-type="float">
            <text:p>8,465108</text:p>
          </table:table-cell>
        </table:table-row>
        <table:table-row table:style-name="ro1">
          <table:table-cell office:value-type="float" office:value="2.03729" calcext:value-type="float">
            <text:p>2,03729</text:p>
          </table:table-cell>
          <table:table-cell office:value-type="float" office:value="3.47442" calcext:value-type="float">
            <text:p>3,47442</text:p>
          </table:table-cell>
        </table:table-row>
        <table:table-row table:style-name="ro1">
          <table:table-cell office:value-type="float" office:value="2.189056" calcext:value-type="float">
            <text:p>2,189056</text:p>
          </table:table-cell>
          <table:table-cell office:value-type="float" office:value="2.298961" calcext:value-type="float">
            <text:p>2,298961</text:p>
          </table:table-cell>
        </table:table-row>
        <table:table-row table:style-name="ro1">
          <table:table-cell office:value-type="float" office:value="6.951631" calcext:value-type="float">
            <text:p>6,951631</text:p>
          </table:table-cell>
          <table:table-cell office:value-type="float" office:value="5.361229" calcext:value-type="float">
            <text:p>5,361229</text:p>
          </table:table-cell>
        </table:table-row>
        <table:table-row table:style-name="ro1">
          <table:table-cell office:value-type="float" office:value="6.516469" calcext:value-type="float">
            <text:p>6,516469</text:p>
          </table:table-cell>
          <table:table-cell office:value-type="float" office:value="5.736547" calcext:value-type="float">
            <text:p>5,736547</text:p>
          </table:table-cell>
        </table:table-row>
        <table:table-row table:style-name="ro1">
          <table:table-cell office:value-type="float" office:value="6.434369" calcext:value-type="float">
            <text:p>6,434369</text:p>
          </table:table-cell>
          <table:table-cell office:value-type="float" office:value="6.64952" calcext:value-type="float">
            <text:p>6,64952</text:p>
          </table:table-cell>
        </table:table-row>
        <table:table-row table:style-name="ro1">
          <table:table-cell office:value-type="float" office:value="7.346113" calcext:value-type="float">
            <text:p>7,346113</text:p>
          </table:table-cell>
          <table:table-cell office:value-type="float" office:value="5.732287" calcext:value-type="float">
            <text:p>5,732287</text:p>
          </table:table-cell>
        </table:table-row>
        <table:table-row table:style-name="ro1">
          <table:table-cell office:value-type="float" office:value="6.556431" calcext:value-type="float">
            <text:p>6,556431</text:p>
          </table:table-cell>
          <table:table-cell office:value-type="float" office:value="5.978167" calcext:value-type="float">
            <text:p>5,978167</text:p>
          </table:table-cell>
        </table:table-row>
        <table:table-row table:style-name="ro1">
          <table:table-cell office:value-type="float" office:value="1.649045" calcext:value-type="float">
            <text:p>1,649045</text:p>
          </table:table-cell>
          <table:table-cell office:value-type="float" office:value="3.368842" calcext:value-type="float">
            <text:p>3,368842</text:p>
          </table:table-cell>
        </table:table-row>
        <table:table-row table:style-name="ro1">
          <table:table-cell office:value-type="float" office:value="1.889254" calcext:value-type="float">
            <text:p>1,889254</text:p>
          </table:table-cell>
          <table:table-cell office:value-type="float" office:value="8.673194" calcext:value-type="float">
            <text:p>8,673194</text:p>
          </table:table-cell>
        </table:table-row>
        <table:table-row table:style-name="ro1">
          <table:table-cell office:value-type="float" office:value="2.1514" calcext:value-type="float">
            <text:p>2,1514</text:p>
          </table:table-cell>
          <table:table-cell office:value-type="float" office:value="3.67586" calcext:value-type="float">
            <text:p>3,67586</text:p>
          </table:table-cell>
        </table:table-row>
        <table:table-row table:style-name="ro1">
          <table:table-cell office:value-type="float" office:value="2.516082" calcext:value-type="float">
            <text:p>2,516082</text:p>
          </table:table-cell>
          <table:table-cell office:value-type="float" office:value="10.374228" calcext:value-type="float">
            <text:p>10,374228</text:p>
          </table:table-cell>
        </table:table-row>
        <table:table-row table:style-name="ro1">
          <table:table-cell office:value-type="float" office:value="6.622319" calcext:value-type="float">
            <text:p>6,622319</text:p>
          </table:table-cell>
          <table:table-cell office:value-type="float" office:value="6.865296" calcext:value-type="float">
            <text:p>6,865296</text:p>
          </table:table-cell>
        </table:table-row>
        <table:table-row table:style-name="ro1">
          <table:table-cell office:value-type="float" office:value="5.74302" calcext:value-type="float">
            <text:p>5,74302</text:p>
          </table:table-cell>
          <table:table-cell office:value-type="float" office:value="6.153306" calcext:value-type="float">
            <text:p>6,153306</text:p>
          </table:table-cell>
        </table:table-row>
        <table:table-row table:style-name="ro1">
          <table:table-cell office:value-type="float" office:value="6.55883" calcext:value-type="float">
            <text:p>6,55883</text:p>
          </table:table-cell>
          <table:table-cell office:value-type="float" office:value="6.950675" calcext:value-type="float">
            <text:p>6,950675</text:p>
          </table:table-cell>
        </table:table-row>
        <table:table-row table:style-name="ro1">
          <table:table-cell office:value-type="float" office:value="2.451789" calcext:value-type="float">
            <text:p>2,451789</text:p>
          </table:table-cell>
          <table:table-cell office:value-type="float" office:value="9.147339" calcext:value-type="float">
            <text:p>9,147339</text:p>
          </table:table-cell>
        </table:table-row>
        <table:table-row table:style-name="ro1">
          <table:table-cell office:value-type="float" office:value="1.987676" calcext:value-type="float">
            <text:p>1,987676</text:p>
          </table:table-cell>
          <table:table-cell office:value-type="float" office:value="4.335645" calcext:value-type="float">
            <text:p>4,335645</text:p>
          </table:table-cell>
        </table:table-row>
        <table:table-row table:style-name="ro1">
          <table:table-cell office:value-type="float" office:value="6.906017" calcext:value-type="float">
            <text:p>6,906017</text:p>
          </table:table-cell>
          <table:table-cell office:value-type="float" office:value="5.149257" calcext:value-type="float">
            <text:p>5,149257</text:p>
          </table:table-cell>
        </table:table-row>
        <table:table-row table:style-name="ro1">
          <table:table-cell office:value-type="float" office:value="6.660187" calcext:value-type="float">
            <text:p>6,660187</text:p>
          </table:table-cell>
          <table:table-cell office:value-type="float" office:value="6.05233" calcext:value-type="float">
            <text:p>6,05233</text:p>
          </table:table-cell>
        </table:table-row>
        <table:table-row table:style-name="ro1">
          <table:table-cell office:value-type="float" office:value="2.553129" calcext:value-type="float">
            <text:p>2,553129</text:p>
          </table:table-cell>
          <table:table-cell office:value-type="float" office:value="4.485003" calcext:value-type="float">
            <text:p>4,485003</text:p>
          </table:table-cell>
        </table:table-row>
        <table:table-row table:style-name="ro1">
          <table:table-cell office:value-type="float" office:value="1.796202" calcext:value-type="float">
            <text:p>1,796202</text:p>
          </table:table-cell>
          <table:table-cell office:value-type="float" office:value="3.183415" calcext:value-type="float">
            <text:p>3,183415</text:p>
          </table:table-cell>
        </table:table-row>
        <table:table-row table:style-name="ro1">
          <table:table-cell office:value-type="float" office:value="2.135754" calcext:value-type="float">
            <text:p>2,135754</text:p>
          </table:table-cell>
          <table:table-cell office:value-type="float" office:value="4.052236" calcext:value-type="float">
            <text:p>4,052236</text:p>
          </table:table-cell>
        </table:table-row>
        <table:table-row table:style-name="ro1">
          <table:table-cell office:value-type="float" office:value="7.532401" calcext:value-type="float">
            <text:p>7,532401</text:p>
          </table:table-cell>
          <table:table-cell office:value-type="float" office:value="5.50409" calcext:value-type="float">
            <text:p>5,50409</text:p>
          </table:table-cell>
        </table:table-row>
        <table:table-row table:style-name="ro1">
          <table:table-cell office:value-type="float" office:value="1.807382" calcext:value-type="float">
            <text:p>1,807382</text:p>
          </table:table-cell>
          <table:table-cell office:value-type="float" office:value="9.28556" calcext:value-type="float">
            <text:p>9,28556</text:p>
          </table:table-cell>
        </table:table-row>
        <table:table-row table:style-name="ro1">
          <table:table-cell office:value-type="float" office:value="1.665081" calcext:value-type="float">
            <text:p>1,665081</text:p>
          </table:table-cell>
          <table:table-cell office:value-type="float" office:value="2.722817" calcext:value-type="float">
            <text:p>2,722817</text:p>
          </table:table-cell>
        </table:table-row>
        <table:table-row table:style-name="ro1">
          <table:table-cell office:value-type="float" office:value="2.317403" calcext:value-type="float">
            <text:p>2,317403</text:p>
          </table:table-cell>
          <table:table-cell office:value-type="float" office:value="3.364812" calcext:value-type="float">
            <text:p>3,364812</text:p>
          </table:table-cell>
        </table:table-row>
        <table:table-row table:style-name="ro1">
          <table:table-cell office:value-type="float" office:value="1.845063" calcext:value-type="float">
            <text:p>1,845063</text:p>
          </table:table-cell>
          <table:table-cell office:value-type="float" office:value="4.641476" calcext:value-type="float">
            <text:p>4,641476</text:p>
          </table:table-cell>
        </table:table-row>
        <table:table-row table:style-name="ro1">
          <table:table-cell office:value-type="float" office:value="5.709575" calcext:value-type="float">
            <text:p>5,709575</text:p>
          </table:table-cell>
          <table:table-cell office:value-type="float" office:value="5.255898" calcext:value-type="float">
            <text:p>5,255898</text:p>
          </table:table-cell>
        </table:table-row>
        <table:table-row table:style-name="ro1">
          <table:table-cell office:value-type="float" office:value="1.610238" calcext:value-type="float">
            <text:p>1,610238</text:p>
          </table:table-cell>
          <table:table-cell office:value-type="float" office:value="3.799738" calcext:value-type="float">
            <text:p>3,799738</text:p>
          </table:table-cell>
        </table:table-row>
        <table:table-row table:style-name="ro1">
          <table:table-cell office:value-type="float" office:value="2.106972" calcext:value-type="float">
            <text:p>2,106972</text:p>
          </table:table-cell>
          <table:table-cell office:value-type="float" office:value="9.12444" calcext:value-type="float">
            <text:p>9,12444</text:p>
          </table:table-cell>
        </table:table-row>
        <table:table-row table:style-name="ro1">
          <table:table-cell office:value-type="float" office:value="2.879662" calcext:value-type="float">
            <text:p>2,879662</text:p>
          </table:table-cell>
          <table:table-cell office:value-type="float" office:value="2.960283" calcext:value-type="float">
            <text:p>2,960283</text:p>
          </table:table-cell>
        </table:table-row>
        <table:table-row table:style-name="ro1">
          <table:table-cell office:value-type="float" office:value="3.121187" calcext:value-type="float">
            <text:p>3,121187</text:p>
          </table:table-cell>
          <table:table-cell office:value-type="float" office:value="3.889407" calcext:value-type="float">
            <text:p>3,889407</text:p>
          </table:table-cell>
        </table:table-row>
        <table:table-row table:style-name="ro1">
          <table:table-cell office:value-type="float" office:value="2.289645" calcext:value-type="float">
            <text:p>2,289645</text:p>
          </table:table-cell>
          <table:table-cell office:value-type="float" office:value="9.314369" calcext:value-type="float">
            <text:p>9,314369</text:p>
          </table:table-cell>
        </table:table-row>
        <table:table-row table:style-name="ro1">
          <table:table-cell office:value-type="float" office:value="1.235179" calcext:value-type="float">
            <text:p>1,235179</text:p>
          </table:table-cell>
          <table:table-cell office:value-type="float" office:value="10.291862" calcext:value-type="float">
            <text:p>10,291862</text:p>
          </table:table-cell>
        </table:table-row>
        <table:table-row table:style-name="ro1">
          <table:table-cell office:value-type="float" office:value="6.549745" calcext:value-type="float">
            <text:p>6,549745</text:p>
          </table:table-cell>
          <table:table-cell office:value-type="float" office:value="7.024812" calcext:value-type="float">
            <text:p>7,024812</text:p>
          </table:table-cell>
        </table:table-row>
        <table:table-row table:style-name="ro1">
          <table:table-cell office:value-type="float" office:value="5.728532" calcext:value-type="float">
            <text:p>5,728532</text:p>
          </table:table-cell>
          <table:table-cell office:value-type="float" office:value="5.881843" calcext:value-type="float">
            <text:p>5,881843</text:p>
          </table:table-cell>
        </table:table-row>
        <table:table-row table:style-name="ro1">
          <table:table-cell office:value-type="float" office:value="6.6877" calcext:value-type="float">
            <text:p>6,6877</text:p>
          </table:table-cell>
          <table:table-cell office:value-type="float" office:value="6.373941" calcext:value-type="float">
            <text:p>6,373941</text:p>
          </table:table-cell>
        </table:table-row>
        <table:table-row table:style-name="ro1">
          <table:table-cell office:value-type="float" office:value="5.99381" calcext:value-type="float">
            <text:p>5,99381</text:p>
          </table:table-cell>
          <table:table-cell office:value-type="float" office:value="6.297066" calcext:value-type="float">
            <text:p>6,297066</text:p>
          </table:table-cell>
        </table:table-row>
        <table:table-row table:style-name="ro1">
          <table:table-cell office:value-type="float" office:value="1.90298" calcext:value-type="float">
            <text:p>1,90298</text:p>
          </table:table-cell>
          <table:table-cell office:value-type="float" office:value="9.175331" calcext:value-type="float">
            <text:p>9,175331</text:p>
          </table:table-cell>
        </table:table-row>
        <table:table-row table:style-name="ro1">
          <table:table-cell office:value-type="float" office:value="6.400864" calcext:value-type="float">
            <text:p>6,400864</text:p>
          </table:table-cell>
          <table:table-cell office:value-type="float" office:value="6.319706" calcext:value-type="float">
            <text:p>6,319706</text:p>
          </table:table-cell>
        </table:table-row>
        <table:table-row table:style-name="ro1">
          <table:table-cell office:value-type="float" office:value="1.912052" calcext:value-type="float">
            <text:p>1,912052</text:p>
          </table:table-cell>
          <table:table-cell office:value-type="float" office:value="8.703571" calcext:value-type="float">
            <text:p>8,703571</text:p>
          </table:table-cell>
        </table:table-row>
        <table:table-row table:style-name="ro1">
          <table:table-cell office:value-type="float" office:value="1.785384" calcext:value-type="float">
            <text:p>1,785384</text:p>
          </table:table-cell>
          <table:table-cell office:value-type="float" office:value="8.853502" calcext:value-type="float">
            <text:p>8,853502</text:p>
          </table:table-cell>
        </table:table-row>
        <table:table-row table:style-name="ro1">
          <table:table-cell office:value-type="float" office:value="2.069486" calcext:value-type="float">
            <text:p>2,069486</text:p>
          </table:table-cell>
          <table:table-cell office:value-type="float" office:value="9.067567" calcext:value-type="float">
            <text:p>9,067567</text:p>
          </table:table-cell>
        </table:table-row>
        <table:table-row table:style-name="ro1">
          <table:table-cell office:value-type="float" office:value="0.426711" calcext:value-type="float">
            <text:p>0,426711</text:p>
          </table:table-cell>
          <table:table-cell office:value-type="float" office:value="10.124816" calcext:value-type="float">
            <text:p>10,124816</text:p>
          </table:table-cell>
        </table:table-row>
        <table:table-row table:style-name="ro1">
          <table:table-cell office:value-type="float" office:value="2.079977" calcext:value-type="float">
            <text:p>2,079977</text:p>
          </table:table-cell>
          <table:table-cell office:value-type="float" office:value="3.669664" calcext:value-type="float">
            <text:p>3,669664</text:p>
          </table:table-cell>
        </table:table-row>
        <table:table-row table:style-name="ro1">
          <table:table-cell office:value-type="float" office:value="0.835387" calcext:value-type="float">
            <text:p>0,835387</text:p>
          </table:table-cell>
          <table:table-cell office:value-type="float" office:value="8.74727" calcext:value-type="float">
            <text:p>8,74727</text:p>
          </table:table-cell>
        </table:table-row>
        <table:table-row table:style-name="ro1">
          <table:table-cell office:value-type="float" office:value="5.906125" calcext:value-type="float">
            <text:p>5,906125</text:p>
          </table:table-cell>
          <table:table-cell office:value-type="float" office:value="5.633614" calcext:value-type="float">
            <text:p>5,633614</text:p>
          </table:table-cell>
        </table:table-row>
        <table:table-row table:style-name="ro1">
          <table:table-cell office:value-type="float" office:value="1.167" calcext:value-type="float">
            <text:p>1,167</text:p>
          </table:table-cell>
          <table:table-cell office:value-type="float" office:value="9.051364" calcext:value-type="float">
            <text:p>9,051364</text:p>
          </table:table-cell>
        </table:table-row>
        <table:table-row table:style-name="ro1">
          <table:table-cell office:value-type="float" office:value="6.791465" calcext:value-type="float">
            <text:p>6,791465</text:p>
          </table:table-cell>
          <table:table-cell office:value-type="float" office:value="6.100417" calcext:value-type="float">
            <text:p>6,100417</text:p>
          </table:table-cell>
        </table:table-row>
        <table:table-row table:style-name="ro1">
          <table:table-cell office:value-type="float" office:value="5.919167" calcext:value-type="float">
            <text:p>5,919167</text:p>
          </table:table-cell>
          <table:table-cell office:value-type="float" office:value="6.069173" calcext:value-type="float">
            <text:p>6,069173</text:p>
          </table:table-cell>
        </table:table-row>
        <table:table-row table:style-name="ro1">
          <table:table-cell office:value-type="float" office:value="2.729379" calcext:value-type="float">
            <text:p>2,729379</text:p>
          </table:table-cell>
          <table:table-cell office:value-type="float" office:value="9.136366" calcext:value-type="float">
            <text:p>9,136366</text:p>
          </table:table-cell>
        </table:table-row>
        <table:table-row table:style-name="ro1">
          <table:table-cell office:value-type="float" office:value="6.660745" calcext:value-type="float">
            <text:p>6,660745</text:p>
          </table:table-cell>
          <table:table-cell office:value-type="float" office:value="6.627209" calcext:value-type="float">
            <text:p>6,627209</text:p>
          </table:table-cell>
        </table:table-row>
        <table:table-row table:style-name="ro1">
          <table:table-cell office:value-type="float" office:value="2.798237" calcext:value-type="float">
            <text:p>2,798237</text:p>
          </table:table-cell>
          <table:table-cell office:value-type="float" office:value="8.852314" calcext:value-type="float">
            <text:p>8,852314</text:p>
          </table:table-cell>
        </table:table-row>
        <table:table-row table:style-name="ro1">
          <table:table-cell office:value-type="float" office:value="1.89376" calcext:value-type="float">
            <text:p>1,89376</text:p>
          </table:table-cell>
          <table:table-cell office:value-type="float" office:value="2.648008" calcext:value-type="float">
            <text:p>2,648008</text:p>
          </table:table-cell>
        </table:table-row>
        <table:table-row table:style-name="ro1">
          <table:table-cell office:value-type="float" office:value="3.155269" calcext:value-type="float">
            <text:p>3,155269</text:p>
          </table:table-cell>
          <table:table-cell office:value-type="float" office:value="9.029144" calcext:value-type="float">
            <text:p>9,029144</text:p>
          </table:table-cell>
        </table:table-row>
        <table:table-row table:style-name="ro1">
          <table:table-cell office:value-type="float" office:value="0.809077" calcext:value-type="float">
            <text:p>0,809077</text:p>
          </table:table-cell>
          <table:table-cell office:value-type="float" office:value="3.318754" calcext:value-type="float">
            <text:p>3,318754</text:p>
          </table:table-cell>
        </table:table-row>
        <table:table-row table:style-name="ro1">
          <table:table-cell office:value-type="float" office:value="2.842517" calcext:value-type="float">
            <text:p>2,842517</text:p>
          </table:table-cell>
          <table:table-cell office:value-type="float" office:value="3.749877" calcext:value-type="float">
            <text:p>3,749877</text:p>
          </table:table-cell>
        </table:table-row>
        <table:table-row table:style-name="ro1">
          <table:table-cell office:value-type="float" office:value="1.76294" calcext:value-type="float">
            <text:p>1,76294</text:p>
          </table:table-cell>
          <table:table-cell office:value-type="float" office:value="3.714096" calcext:value-type="float">
            <text:p>3,714096</text:p>
          </table:table-cell>
        </table:table-row>
        <table:table-row table:style-name="ro1">
          <table:table-cell office:value-type="float" office:value="8.174579" calcext:value-type="float">
            <text:p>8,174579</text:p>
          </table:table-cell>
          <table:table-cell office:value-type="float" office:value="6.507607" calcext:value-type="float">
            <text:p>6,507607</text:p>
          </table:table-cell>
        </table:table-row>
        <table:table-row table:style-name="ro1">
          <table:table-cell office:value-type="float" office:value="7.200063" calcext:value-type="float">
            <text:p>7,200063</text:p>
          </table:table-cell>
          <table:table-cell office:value-type="float" office:value="5.600905" calcext:value-type="float">
            <text:p>5,600905</text:p>
          </table:table-cell>
        </table:table-row>
        <table:table-row table:style-name="ro1">
          <table:table-cell office:value-type="float" office:value="2.871872" calcext:value-type="float">
            <text:p>2,871872</text:p>
          </table:table-cell>
          <table:table-cell office:value-type="float" office:value="3.410665" calcext:value-type="float">
            <text:p>3,410665</text:p>
          </table:table-cell>
        </table:table-row>
        <table:table-row table:style-name="ro1">
          <table:table-cell office:value-type="float" office:value="2.020793" calcext:value-type="float">
            <text:p>2,020793</text:p>
          </table:table-cell>
          <table:table-cell office:value-type="float" office:value="3.97973" calcext:value-type="float">
            <text:p>3,97973</text:p>
          </table:table-cell>
        </table:table-row>
        <table:table-row table:style-name="ro1">
          <table:table-cell office:value-type="float" office:value="6.809586" calcext:value-type="float">
            <text:p>6,809586</text:p>
          </table:table-cell>
          <table:table-cell office:value-type="float" office:value="6.298084" calcext:value-type="float">
            <text:p>6,298084</text:p>
          </table:table-cell>
        </table:table-row>
        <table:table-row table:style-name="ro1">
          <table:table-cell office:value-type="float" office:value="2.857104" calcext:value-type="float">
            <text:p>2,857104</text:p>
          </table:table-cell>
          <table:table-cell office:value-type="float" office:value="4.078366" calcext:value-type="float">
            <text:p>4,078366</text:p>
          </table:table-cell>
        </table:table-row>
        <table:table-row table:style-name="ro1">
          <table:table-cell office:value-type="float" office:value="2.465857" calcext:value-type="float">
            <text:p>2,465857</text:p>
          </table:table-cell>
          <table:table-cell office:value-type="float" office:value="8.388036" calcext:value-type="float">
            <text:p>8,388036</text:p>
          </table:table-cell>
        </table:table-row>
        <table:table-row table:style-name="ro1">
          <table:table-cell office:value-type="float" office:value="1.625838" calcext:value-type="float">
            <text:p>1,625838</text:p>
          </table:table-cell>
          <table:table-cell office:value-type="float" office:value="8.287073" calcext:value-type="float">
            <text:p>8,287073</text:p>
          </table:table-cell>
        </table:table-row>
        <table:table-row table:style-name="ro1">
          <table:table-cell office:value-type="float" office:value="3.05317" calcext:value-type="float">
            <text:p>3,05317</text:p>
          </table:table-cell>
          <table:table-cell office:value-type="float" office:value="8.148412" calcext:value-type="float">
            <text:p>8,148412</text:p>
          </table:table-cell>
        </table:table-row>
        <table:table-row table:style-name="ro1">
          <table:table-cell office:value-type="float" office:value="5.981706" calcext:value-type="float">
            <text:p>5,981706</text:p>
          </table:table-cell>
          <table:table-cell office:value-type="float" office:value="5.737364" calcext:value-type="float">
            <text:p>5,737364</text:p>
          </table:table-cell>
        </table:table-row>
        <table:table-row table:style-name="ro1">
          <table:table-cell office:value-type="float" office:value="1.398822" calcext:value-type="float">
            <text:p>1,398822</text:p>
          </table:table-cell>
          <table:table-cell office:value-type="float" office:value="9.009961" calcext:value-type="float">
            <text:p>9,009961</text:p>
          </table:table-cell>
        </table:table-row>
        <table:table-row table:style-name="ro1">
          <table:table-cell office:value-type="float" office:value="2.020611" calcext:value-type="float">
            <text:p>2,020611</text:p>
          </table:table-cell>
          <table:table-cell office:value-type="float" office:value="8.867584" calcext:value-type="float">
            <text:p>8,867584</text:p>
          </table:table-cell>
        </table:table-row>
        <table:table-row table:style-name="ro1">
          <table:table-cell office:value-type="float" office:value="6.704718" calcext:value-type="float">
            <text:p>6,704718</text:p>
          </table:table-cell>
          <table:table-cell office:value-type="float" office:value="5.074577" calcext:value-type="float">
            <text:p>5,074577</text:p>
          </table:table-cell>
        </table:table-row>
        <table:table-row table:style-name="ro1">
          <table:table-cell office:value-type="float" office:value="7.098396" calcext:value-type="float">
            <text:p>7,098396</text:p>
          </table:table-cell>
          <table:table-cell office:value-type="float" office:value="5.002905" calcext:value-type="float">
            <text:p>5,002905</text:p>
          </table:table-cell>
        </table:table-row>
        <table:table-row table:style-name="ro1">
          <table:table-cell office:value-type="float" office:value="1.759079" calcext:value-type="float">
            <text:p>1,759079</text:p>
          </table:table-cell>
          <table:table-cell office:value-type="float" office:value="9.502893" calcext:value-type="float">
            <text:p>9,502893</text:p>
          </table:table-cell>
        </table:table-row>
        <table:table-row table:style-name="ro1">
          <table:table-cell office:value-type="float" office:value="3.019651" calcext:value-type="float">
            <text:p>3,019651</text:p>
          </table:table-cell>
          <table:table-cell office:value-type="float" office:value="3.848124" calcext:value-type="float">
            <text:p>3,848124</text:p>
          </table:table-cell>
        </table:table-row>
        <table:table-row table:style-name="ro1">
          <table:table-cell office:value-type="float" office:value="1.445618" calcext:value-type="float">
            <text:p>1,445618</text:p>
          </table:table-cell>
          <table:table-cell office:value-type="float" office:value="8.908728" calcext:value-type="float">
            <text:p>8,908728</text:p>
          </table:table-cell>
        </table:table-row>
        <table:table-row table:style-name="ro1">
          <table:table-cell office:value-type="float" office:value="6.727317" calcext:value-type="float">
            <text:p>6,727317</text:p>
          </table:table-cell>
          <table:table-cell office:value-type="float" office:value="6.573989" calcext:value-type="float">
            <text:p>6,573989</text:p>
          </table:table-cell>
        </table:table-row>
        <table:table-row table:style-name="ro1">
          <table:table-cell office:value-type="float" office:value="1.489798" calcext:value-type="float">
            <text:p>1,489798</text:p>
          </table:table-cell>
          <table:table-cell office:value-type="float" office:value="4.576549" calcext:value-type="float">
            <text:p>4,576549</text:p>
          </table:table-cell>
        </table:table-row>
        <table:table-row table:style-name="ro1">
          <table:table-cell office:value-type="float" office:value="0.865439" calcext:value-type="float">
            <text:p>0,865439</text:p>
          </table:table-cell>
          <table:table-cell office:value-type="float" office:value="9.554415" calcext:value-type="float">
            <text:p>9,554415</text:p>
          </table:table-cell>
        </table:table-row>
        <table:table-row table:style-name="ro1">
          <table:table-cell office:value-type="float" office:value="1.07267" calcext:value-type="float">
            <text:p>1,07267</text:p>
          </table:table-cell>
          <table:table-cell office:value-type="float" office:value="8.167068" calcext:value-type="float">
            <text:p>8,167068</text:p>
          </table:table-cell>
        </table:table-row>
        <table:table-row table:style-name="ro1">
          <table:table-cell office:value-type="float" office:value="1.394544" calcext:value-type="float">
            <text:p>1,394544</text:p>
          </table:table-cell>
          <table:table-cell office:value-type="float" office:value="9.430169" calcext:value-type="float">
            <text:p>9,430169</text:p>
          </table:table-cell>
        </table:table-row>
        <table:table-row table:style-name="ro1">
          <table:table-cell office:value-type="float" office:value="1.440383" calcext:value-type="float">
            <text:p>1,440383</text:p>
          </table:table-cell>
          <table:table-cell office:value-type="float" office:value="9.094659" calcext:value-type="float">
            <text:p>9,094659</text:p>
          </table:table-cell>
        </table:table-row>
        <table:table-row table:style-name="ro1">
          <table:table-cell office:value-type="float" office:value="2.201094" calcext:value-type="float">
            <text:p>2,201094</text:p>
          </table:table-cell>
          <table:table-cell office:value-type="float" office:value="9.600752" calcext:value-type="float">
            <text:p>9,600752</text:p>
          </table:table-cell>
        </table:table-row>
        <table:table-row table:style-name="ro1">
          <table:table-cell office:value-type="float" office:value="2.808045" calcext:value-type="float">
            <text:p>2,808045</text:p>
          </table:table-cell>
          <table:table-cell office:value-type="float" office:value="2.868382" calcext:value-type="float">
            <text:p>2,868382</text:p>
          </table:table-cell>
        </table:table-row>
        <table:table-row table:style-name="ro1">
          <table:table-cell office:value-type="float" office:value="2.923983" calcext:value-type="float">
            <text:p>2,923983</text:p>
          </table:table-cell>
          <table:table-cell office:value-type="float" office:value="3.765082" calcext:value-type="float">
            <text:p>3,765082</text:p>
          </table:table-cell>
        </table:table-row>
        <table:table-row table:style-name="ro1">
          <table:table-cell office:value-type="float" office:value="3.010617" calcext:value-type="float">
            <text:p>3,010617</text:p>
          </table:table-cell>
          <table:table-cell office:value-type="float" office:value="2.750388" calcext:value-type="float">
            <text:p>2,750388</text:p>
          </table:table-cell>
        </table:table-row>
        <table:table-row table:style-name="ro1">
          <table:table-cell office:value-type="float" office:value="1.684616" calcext:value-type="float">
            <text:p>1,684616</text:p>
          </table:table-cell>
          <table:table-cell office:value-type="float" office:value="8.536865" calcext:value-type="float">
            <text:p>8,536865</text:p>
          </table:table-cell>
        </table:table-row>
        <table:table-row table:style-name="ro1">
          <table:table-cell office:value-type="float" office:value="7.663801" calcext:value-type="float">
            <text:p>7,663801</text:p>
          </table:table-cell>
          <table:table-cell office:value-type="float" office:value="5.66237" calcext:value-type="float">
            <text:p>5,66237</text:p>
          </table:table-cell>
        </table:table-row>
        <table:table-row table:style-name="ro1">
          <table:table-cell office:value-type="float" office:value="2.013983" calcext:value-type="float">
            <text:p>2,013983</text:p>
          </table:table-cell>
          <table:table-cell office:value-type="float" office:value="2.996477" calcext:value-type="float">
            <text:p>2,996477</text:p>
          </table:table-cell>
        </table:table-row>
        <table:table-row table:style-name="ro1">
          <table:table-cell office:value-type="float" office:value="1.748736" calcext:value-type="float">
            <text:p>1,748736</text:p>
          </table:table-cell>
          <table:table-cell office:value-type="float" office:value="9.637137" calcext:value-type="float">
            <text:p>9,637137</text:p>
          </table:table-cell>
        </table:table-row>
        <table:table-row table:style-name="ro1">
          <table:table-cell office:value-type="float" office:value="1.491365" calcext:value-type="float">
            <text:p>1,491365</text:p>
          </table:table-cell>
          <table:table-cell office:value-type="float" office:value="3.578369" calcext:value-type="float">
            <text:p>3,578369</text:p>
          </table:table-cell>
        </table:table-row>
        <table:table-row table:style-name="ro1">
          <table:table-cell office:value-type="float" office:value="2.604559" calcext:value-type="float">
            <text:p>2,604559</text:p>
          </table:table-cell>
          <table:table-cell office:value-type="float" office:value="2.91572" calcext:value-type="float">
            <text:p>2,91572</text:p>
          </table:table-cell>
        </table:table-row>
        <table:table-row table:style-name="ro1">
          <table:table-cell office:value-type="float" office:value="1.829996" calcext:value-type="float">
            <text:p>1,829996</text:p>
          </table:table-cell>
          <table:table-cell office:value-type="float" office:value="4.155947" calcext:value-type="float">
            <text:p>4,155947</text:p>
          </table:table-cell>
        </table:table-row>
        <table:table-row table:style-name="ro1">
          <table:table-cell office:value-type="float" office:value="1.683738" calcext:value-type="float">
            <text:p>1,683738</text:p>
          </table:table-cell>
          <table:table-cell office:value-type="float" office:value="9.161887" calcext:value-type="float">
            <text:p>9,161887</text:p>
          </table:table-cell>
        </table:table-row>
        <table:table-row table:style-name="ro1">
          <table:table-cell office:value-type="float" office:value="2.204004" calcext:value-type="float">
            <text:p>2,204004</text:p>
          </table:table-cell>
          <table:table-cell office:value-type="float" office:value="8.713113" calcext:value-type="float">
            <text:p>8,713113</text:p>
          </table:table-cell>
        </table:table-row>
        <table:table-row table:style-name="ro1">
          <table:table-cell office:value-type="float" office:value="2.070575" calcext:value-type="float">
            <text:p>2,070575</text:p>
          </table:table-cell>
          <table:table-cell office:value-type="float" office:value="8.736947" calcext:value-type="float">
            <text:p>8,736947</text:p>
          </table:table-cell>
        </table:table-row>
        <table:table-row table:style-name="ro1">
          <table:table-cell office:value-type="float" office:value="6.786145" calcext:value-type="float">
            <text:p>6,786145</text:p>
          </table:table-cell>
          <table:table-cell office:value-type="float" office:value="6.499443" calcext:value-type="float">
            <text:p>6,499443</text:p>
          </table:table-cell>
        </table:table-row>
        <table:table-row table:style-name="ro1">
          <table:table-cell office:value-type="float" office:value="6.715749" calcext:value-type="float">
            <text:p>6,715749</text:p>
          </table:table-cell>
          <table:table-cell office:value-type="float" office:value="5.043604" calcext:value-type="float">
            <text:p>5,043604</text:p>
          </table:table-cell>
        </table:table-row>
        <table:table-row table:style-name="ro1">
          <table:table-cell office:value-type="float" office:value="7.543665" calcext:value-type="float">
            <text:p>7,543665</text:p>
          </table:table-cell>
          <table:table-cell office:value-type="float" office:value="5.805327" calcext:value-type="float">
            <text:p>5,805327</text:p>
          </table:table-cell>
        </table:table-row>
        <table:table-row table:style-name="ro1">
          <table:table-cell office:value-type="float" office:value="2.831188" calcext:value-type="float">
            <text:p>2,831188</text:p>
          </table:table-cell>
          <table:table-cell office:value-type="float" office:value="2.840908" calcext:value-type="float">
            <text:p>2,840908</text:p>
          </table:table-cell>
        </table:table-row>
        <table:table-row table:style-name="ro1">
          <table:table-cell office:value-type="float" office:value="2.704224" calcext:value-type="float">
            <text:p>2,704224</text:p>
          </table:table-cell>
          <table:table-cell office:value-type="float" office:value="2.406189" calcext:value-type="float">
            <text:p>2,406189</text:p>
          </table:table-cell>
        </table:table-row>
        <table:table-row table:style-name="ro1">
          <table:table-cell office:value-type="float" office:value="1.750328" calcext:value-type="float">
            <text:p>1,750328</text:p>
          </table:table-cell>
          <table:table-cell office:value-type="float" office:value="9.957346" calcext:value-type="float">
            <text:p>9,957346</text:p>
          </table:table-cell>
        </table:table-row>
        <table:table-row table:style-name="ro1">
          <table:table-cell office:value-type="float" office:value="5.914348" calcext:value-type="float">
            <text:p>5,914348</text:p>
          </table:table-cell>
          <table:table-cell office:value-type="float" office:value="5.164359" calcext:value-type="float">
            <text:p>5,164359</text:p>
          </table:table-cell>
        </table:table-row>
        <table:table-row table:style-name="ro1">
          <table:table-cell office:value-type="float" office:value="2.236727" calcext:value-type="float">
            <text:p>2,236727</text:p>
          </table:table-cell>
          <table:table-cell office:value-type="float" office:value="4.217072" calcext:value-type="float">
            <text:p>4,217072</text:p>
          </table:table-cell>
        </table:table-row>
        <table:table-row table:style-name="ro1">
          <table:table-cell office:value-type="float" office:value="2.269413" calcext:value-type="float">
            <text:p>2,269413</text:p>
          </table:table-cell>
          <table:table-cell office:value-type="float" office:value="3.394272" calcext:value-type="float">
            <text:p>3,394272</text:p>
          </table:table-cell>
        </table:table-row>
        <table:table-row table:style-name="ro1">
          <table:table-cell office:value-type="float" office:value="1.19182" calcext:value-type="float">
            <text:p>1,19182</text:p>
          </table:table-cell>
          <table:table-cell office:value-type="float" office:value="3.371692" calcext:value-type="float">
            <text:p>3,371692</text:p>
          </table:table-cell>
        </table:table-row>
        <table:table-row table:style-name="ro1">
          <table:table-cell office:value-type="float" office:value="1.993588" calcext:value-type="float">
            <text:p>1,993588</text:p>
          </table:table-cell>
          <table:table-cell office:value-type="float" office:value="2.665109" calcext:value-type="float">
            <text:p>2,665109</text:p>
          </table:table-cell>
        </table:table-row>
        <table:table-row table:style-name="ro1">
          <table:table-cell office:value-type="float" office:value="5.471647" calcext:value-type="float">
            <text:p>5,471647</text:p>
          </table:table-cell>
          <table:table-cell office:value-type="float" office:value="4.967978" calcext:value-type="float">
            <text:p>4,967978</text:p>
          </table:table-cell>
        </table:table-row>
        <table:table-row table:style-name="ro1">
          <table:table-cell office:value-type="float" office:value="3.175928" calcext:value-type="float">
            <text:p>3,175928</text:p>
          </table:table-cell>
          <table:table-cell office:value-type="float" office:value="3.570444" calcext:value-type="float">
            <text:p>3,570444</text:p>
          </table:table-cell>
        </table:table-row>
        <table:table-row table:style-name="ro1">
          <table:table-cell office:value-type="float" office:value="6.148663" calcext:value-type="float">
            <text:p>6,148663</text:p>
          </table:table-cell>
          <table:table-cell office:value-type="float" office:value="7.08806" calcext:value-type="float">
            <text:p>7,08806</text:p>
          </table:table-cell>
        </table:table-row>
        <table:table-row table:style-name="ro1">
          <table:table-cell office:value-type="float" office:value="2.509562" calcext:value-type="float">
            <text:p>2,509562</text:p>
          </table:table-cell>
          <table:table-cell office:value-type="float" office:value="3.452679" calcext:value-type="float">
            <text:p>3,452679</text:p>
          </table:table-cell>
        </table:table-row>
        <table:table-row table:style-name="ro1">
          <table:table-cell office:value-type="float" office:value="1.598677" calcext:value-type="float">
            <text:p>1,598677</text:p>
          </table:table-cell>
          <table:table-cell office:value-type="float" office:value="9.992115" calcext:value-type="float">
            <text:p>9,992115</text:p>
          </table:table-cell>
        </table:table-row>
        <table:table-row table:style-name="ro1">
          <table:table-cell office:value-type="float" office:value="1.142689" calcext:value-type="float">
            <text:p>1,142689</text:p>
          </table:table-cell>
          <table:table-cell office:value-type="float" office:value="9.404209" calcext:value-type="float">
            <text:p>9,404209</text:p>
          </table:table-cell>
        </table:table-row>
        <table:table-row table:style-name="ro1">
          <table:table-cell office:value-type="float" office:value="7.911022" calcext:value-type="float">
            <text:p>7,911022</text:p>
          </table:table-cell>
          <table:table-cell office:value-type="float" office:value="5.763759" calcext:value-type="float">
            <text:p>5,763759</text:p>
          </table:table-cell>
        </table:table-row>
        <table:table-row table:style-name="ro1">
          <table:table-cell office:value-type="float" office:value="3.522072" calcext:value-type="float">
            <text:p>3,522072</text:p>
          </table:table-cell>
          <table:table-cell office:value-type="float" office:value="2.804031" calcext:value-type="float">
            <text:p>2,804031</text:p>
          </table:table-cell>
        </table:table-row>
        <table:table-row table:style-name="ro1">
          <table:table-cell office:value-type="float" office:value="1.662358" calcext:value-type="float">
            <text:p>1,662358</text:p>
          </table:table-cell>
          <table:table-cell office:value-type="float" office:value="8.880058" calcext:value-type="float">
            <text:p>8,880058</text:p>
          </table:table-cell>
        </table:table-row>
        <table:table-row table:style-name="ro1">
          <table:table-cell office:value-type="float" office:value="1.423107" calcext:value-type="float">
            <text:p>1,423107</text:p>
          </table:table-cell>
          <table:table-cell office:value-type="float" office:value="9.614306" calcext:value-type="float">
            <text:p>9,614306</text:p>
          </table:table-cell>
        </table:table-row>
        <table:table-row table:style-name="ro1">
          <table:table-cell office:value-type="float" office:value="6.412729" calcext:value-type="float">
            <text:p>6,412729</text:p>
          </table:table-cell>
          <table:table-cell office:value-type="float" office:value="6.806506" calcext:value-type="float">
            <text:p>6,806506</text:p>
          </table:table-cell>
        </table:table-row>
        <table:table-row table:style-name="ro1">
          <table:table-cell office:value-type="float" office:value="7.188193" calcext:value-type="float">
            <text:p>7,188193</text:p>
          </table:table-cell>
          <table:table-cell office:value-type="float" office:value="6.083189" calcext:value-type="float">
            <text:p>6,083189</text:p>
          </table:table-cell>
        </table:table-row>
        <table:table-row table:style-name="ro1">
          <table:table-cell office:value-type="float" office:value="1.998427" calcext:value-type="float">
            <text:p>1,998427</text:p>
          </table:table-cell>
          <table:table-cell office:value-type="float" office:value="2.986909" calcext:value-type="float">
            <text:p>2,986909</text:p>
          </table:table-cell>
        </table:table-row>
        <table:table-row table:style-name="ro1">
          <table:table-cell office:value-type="float" office:value="1.580011" calcext:value-type="float">
            <text:p>1,580011</text:p>
          </table:table-cell>
          <table:table-cell office:value-type="float" office:value="4.248367" calcext:value-type="float">
            <text:p>4,248367</text:p>
          </table:table-cell>
        </table:table-row>
        <table:table-row table:style-name="ro1">
          <table:table-cell office:value-type="float" office:value="1.143957" calcext:value-type="float">
            <text:p>1,143957</text:p>
          </table:table-cell>
          <table:table-cell office:value-type="float" office:value="8.786217" calcext:value-type="float">
            <text:p>8,786217</text:p>
          </table:table-cell>
        </table:table-row>
        <table:table-row table:style-name="ro1">
          <table:table-cell office:value-type="float" office:value="6.357627" calcext:value-type="float">
            <text:p>6,357627</text:p>
          </table:table-cell>
          <table:table-cell office:value-type="float" office:value="5.148438" calcext:value-type="float">
            <text:p>5,148438</text:p>
          </table:table-cell>
        </table:table-row>
        <table:table-row table:style-name="ro1">
          <table:table-cell office:value-type="float" office:value="6.928651" calcext:value-type="float">
            <text:p>6,928651</text:p>
          </table:table-cell>
          <table:table-cell office:value-type="float" office:value="5.899486" calcext:value-type="float">
            <text:p>5,899486</text:p>
          </table:table-cell>
        </table:table-row>
        <table:table-row table:style-name="ro1">
          <table:table-cell office:value-type="float" office:value="2.170374" calcext:value-type="float">
            <text:p>2,170374</text:p>
          </table:table-cell>
          <table:table-cell office:value-type="float" office:value="3.135058" calcext:value-type="float">
            <text:p>3,135058</text:p>
          </table:table-cell>
        </table:table-row>
        <table:table-row table:style-name="ro1">
          <table:table-cell office:value-type="float" office:value="6.633319" calcext:value-type="float">
            <text:p>6,633319</text:p>
          </table:table-cell>
          <table:table-cell office:value-type="float" office:value="6.341427" calcext:value-type="float">
            <text:p>6,341427</text:p>
          </table:table-cell>
        </table:table-row>
        <table:table-row table:style-name="ro1">
          <table:table-cell office:value-type="float" office:value="2.134218" calcext:value-type="float">
            <text:p>2,134218</text:p>
          </table:table-cell>
          <table:table-cell office:value-type="float" office:value="9.044158" calcext:value-type="float">
            <text:p>9,044158</text:p>
          </table:table-cell>
        </table:table-row>
        <table:table-row table:style-name="ro1">
          <table:table-cell office:value-type="float" office:value="1.703614" calcext:value-type="float">
            <text:p>1,703614</text:p>
          </table:table-cell>
          <table:table-cell office:value-type="float" office:value="8.359219" calcext:value-type="float">
            <text:p>8,359219</text:p>
          </table:table-cell>
        </table:table-row>
        <table:table-row table:style-name="ro1">
          <table:table-cell office:value-type="float" office:value="1.358364" calcext:value-type="float">
            <text:p>1,358364</text:p>
          </table:table-cell>
          <table:table-cell office:value-type="float" office:value="9.662241" calcext:value-type="float">
            <text:p>9,662241</text:p>
          </table:table-cell>
        </table:table-row>
        <table:table-row table:style-name="ro1">
          <table:table-cell office:value-type="float" office:value="7.352709" calcext:value-type="float">
            <text:p>7,352709</text:p>
          </table:table-cell>
          <table:table-cell office:value-type="float" office:value="5.776467" calcext:value-type="float">
            <text:p>5,776467</text:p>
          </table:table-cell>
        </table:table-row>
        <table:table-row table:style-name="ro1">
          <table:table-cell office:value-type="float" office:value="7.28624" calcext:value-type="float">
            <text:p>7,28624</text:p>
          </table:table-cell>
          <table:table-cell office:value-type="float" office:value="6.337495" calcext:value-type="float">
            <text:p>6,337495</text:p>
          </table:table-cell>
        </table:table-row>
        <table:table-row table:style-name="ro1">
          <table:table-cell office:value-type="float" office:value="2.083525" calcext:value-type="float">
            <text:p>2,083525</text:p>
          </table:table-cell>
          <table:table-cell office:value-type="float" office:value="8.176887" calcext:value-type="float">
            <text:p>8,176887</text:p>
          </table:table-cell>
        </table:table-row>
        <table:table-row table:style-name="ro1">
          <table:table-cell office:value-type="float" office:value="2.227369" calcext:value-type="float">
            <text:p>2,227369</text:p>
          </table:table-cell>
          <table:table-cell office:value-type="float" office:value="2.928621" calcext:value-type="float">
            <text:p>2,928621</text:p>
          </table:table-cell>
        </table:table-row>
        <table:table-row table:style-name="ro1">
          <table:table-cell office:value-type="float" office:value="1.235983" calcext:value-type="float">
            <text:p>1,235983</text:p>
          </table:table-cell>
          <table:table-cell office:value-type="float" office:value="8.094268" calcext:value-type="float">
            <text:p>8,094268</text:p>
          </table:table-cell>
        </table:table-row>
        <table:table-row table:style-name="ro1">
          <table:table-cell office:value-type="float" office:value="6.367752" calcext:value-type="float">
            <text:p>6,367752</text:p>
          </table:table-cell>
          <table:table-cell office:value-type="float" office:value="4.825436" calcext:value-type="float">
            <text:p>4,825436</text:p>
          </table:table-cell>
        </table:table-row>
        <table:table-row table:style-name="ro1">
          <table:table-cell office:value-type="float" office:value="5.470579" calcext:value-type="float">
            <text:p>5,470579</text:p>
          </table:table-cell>
          <table:table-cell office:value-type="float" office:value="5.801172" calcext:value-type="float">
            <text:p>5,801172</text:p>
          </table:table-cell>
        </table:table-row>
        <table:table-row table:style-name="ro1">
          <table:table-cell office:value-type="float" office:value="1.544809" calcext:value-type="float">
            <text:p>1,544809</text:p>
          </table:table-cell>
          <table:table-cell office:value-type="float" office:value="9.007202" calcext:value-type="float">
            <text:p>9,007202</text:p>
          </table:table-cell>
        </table:table-row>
        <table:table-row table:style-name="ro1">
          <table:table-cell office:value-type="float" office:value="1.911574" calcext:value-type="float">
            <text:p>1,911574</text:p>
          </table:table-cell>
          <table:table-cell office:value-type="float" office:value="8.83795" calcext:value-type="float">
            <text:p>8,83795</text:p>
          </table:table-cell>
        </table:table-row>
        <table:table-row table:style-name="ro1">
          <table:table-cell office:value-type="float" office:value="1.544061" calcext:value-type="float">
            <text:p>1,544061</text:p>
          </table:table-cell>
          <table:table-cell office:value-type="float" office:value="8.905281" calcext:value-type="float">
            <text:p>8,905281</text:p>
          </table:table-cell>
        </table:table-row>
        <table:table-row table:style-name="ro1">
          <table:table-cell office:value-type="float" office:value="3.19532" calcext:value-type="float">
            <text:p>3,19532</text:p>
          </table:table-cell>
          <table:table-cell office:value-type="float" office:value="3.406325" calcext:value-type="float">
            <text:p>3,406325</text:p>
          </table:table-cell>
        </table:table-row>
        <table:table-row table:style-name="ro1">
          <table:table-cell office:value-type="float" office:value="1.826876" calcext:value-type="float">
            <text:p>1,826876</text:p>
          </table:table-cell>
          <table:table-cell office:value-type="float" office:value="3.709872" calcext:value-type="float">
            <text:p>3,709872</text:p>
          </table:table-cell>
        </table:table-row>
        <table:table-row table:style-name="ro1">
          <table:table-cell office:value-type="float" office:value="2.544398" calcext:value-type="float">
            <text:p>2,544398</text:p>
          </table:table-cell>
          <table:table-cell office:value-type="float" office:value="3.451906" calcext:value-type="float">
            <text:p>3,451906</text:p>
          </table:table-cell>
        </table:table-row>
        <table:table-row table:style-name="ro1">
          <table:table-cell office:value-type="float" office:value="1.251475" calcext:value-type="float">
            <text:p>1,251475</text:p>
          </table:table-cell>
          <table:table-cell office:value-type="float" office:value="2.663724" calcext:value-type="float">
            <text:p>2,663724</text:p>
          </table:table-cell>
        </table:table-row>
        <table:table-row table:style-name="ro1">
          <table:table-cell office:value-type="float" office:value="6.621875" calcext:value-type="float">
            <text:p>6,621875</text:p>
          </table:table-cell>
          <table:table-cell office:value-type="float" office:value="5.770165" calcext:value-type="float">
            <text:p>5,770165</text:p>
          </table:table-cell>
        </table:table-row>
        <table:table-row table:style-name="ro1">
          <table:table-cell office:value-type="float" office:value="6.829819" calcext:value-type="float">
            <text:p>6,829819</text:p>
          </table:table-cell>
          <table:table-cell office:value-type="float" office:value="5.528931" calcext:value-type="float">
            <text:p>5,528931</text:p>
          </table:table-cell>
        </table:table-row>
        <table:table-row table:style-name="ro1">
          <table:table-cell office:value-type="float" office:value="1.095262" calcext:value-type="float">
            <text:p>1,095262</text:p>
          </table:table-cell>
          <table:table-cell office:value-type="float" office:value="10.070967" calcext:value-type="float">
            <text:p>10,070967</text:p>
          </table:table-cell>
        </table:table-row>
        <table:table-row table:style-name="ro1">
          <table:table-cell office:value-type="float" office:value="6.635617" calcext:value-type="float">
            <text:p>6,635617</text:p>
          </table:table-cell>
          <table:table-cell office:value-type="float" office:value="6.270398" calcext:value-type="float">
            <text:p>6,270398</text:p>
          </table:table-cell>
        </table:table-row>
        <table:table-row table:style-name="ro1">
          <table:table-cell office:value-type="float" office:value="2.011939" calcext:value-type="float">
            <text:p>2,011939</text:p>
          </table:table-cell>
          <table:table-cell office:value-type="float" office:value="3.453819" calcext:value-type="float">
            <text:p>3,453819</text:p>
          </table:table-cell>
        </table:table-row>
        <table:table-row table:style-name="ro1">
          <table:table-cell office:value-type="float" office:value="7.332778" calcext:value-type="float">
            <text:p>7,332778</text:p>
          </table:table-cell>
          <table:table-cell office:value-type="float" office:value="6.810245" calcext:value-type="float">
            <text:p>6,810245</text:p>
          </table:table-cell>
        </table:table-row>
        <table:table-row table:style-name="ro1">
          <table:table-cell office:value-type="float" office:value="1.674477" calcext:value-type="float">
            <text:p>1,674477</text:p>
          </table:table-cell>
          <table:table-cell office:value-type="float" office:value="3.276485" calcext:value-type="float">
            <text:p>3,276485</text:p>
          </table:table-cell>
        </table:table-row>
        <table:table-row table:style-name="ro1">
          <table:table-cell office:value-type="float" office:value="2.172876" calcext:value-type="float">
            <text:p>2,172876</text:p>
          </table:table-cell>
          <table:table-cell office:value-type="float" office:value="3.130375" calcext:value-type="float">
            <text:p>3,130375</text:p>
          </table:table-cell>
        </table:table-row>
        <table:table-row table:style-name="ro1">
          <table:table-cell office:value-type="float" office:value="1.805232" calcext:value-type="float">
            <text:p>1,805232</text:p>
          </table:table-cell>
          <table:table-cell office:value-type="float" office:value="9.023039" calcext:value-type="float">
            <text:p>9,023039</text:p>
          </table:table-cell>
        </table:table-row>
        <table:table-row table:style-name="ro1">
          <table:table-cell office:value-type="float" office:value="7.606132" calcext:value-type="float">
            <text:p>7,606132</text:p>
          </table:table-cell>
          <table:table-cell office:value-type="float" office:value="4.908422" calcext:value-type="float">
            <text:p>4,908422</text:p>
          </table:table-cell>
        </table:table-row>
        <table:table-row table:style-name="ro1">
          <table:table-cell office:value-type="float" office:value="7.528256" calcext:value-type="float">
            <text:p>7,528256</text:p>
          </table:table-cell>
          <table:table-cell office:value-type="float" office:value="5.157346" calcext:value-type="float">
            <text:p>5,157346</text:p>
          </table:table-cell>
        </table:table-row>
        <table:table-row table:style-name="ro1">
          <table:table-cell office:value-type="float" office:value="0.621447" calcext:value-type="float">
            <text:p>0,621447</text:p>
          </table:table-cell>
          <table:table-cell office:value-type="float" office:value="9.286138" calcext:value-type="float">
            <text:p>9,286138</text:p>
          </table:table-cell>
        </table:table-row>
        <table:table-row table:style-name="ro1">
          <table:table-cell office:value-type="float" office:value="7.110707" calcext:value-type="float">
            <text:p>7,110707</text:p>
          </table:table-cell>
          <table:table-cell office:value-type="float" office:value="5.916833" calcext:value-type="float">
            <text:p>5,916833</text:p>
          </table:table-cell>
        </table:table-row>
        <table:table-row table:style-name="ro1">
          <table:table-cell office:value-type="float" office:value="6.792276" calcext:value-type="float">
            <text:p>6,792276</text:p>
          </table:table-cell>
          <table:table-cell office:value-type="float" office:value="6.404894" calcext:value-type="float">
            <text:p>6,404894</text:p>
          </table:table-cell>
        </table:table-row>
        <table:table-row table:style-name="ro1">
          <table:table-cell office:value-type="float" office:value="1.153928" calcext:value-type="float">
            <text:p>1,153928</text:p>
          </table:table-cell>
          <table:table-cell office:value-type="float" office:value="10.110441" calcext:value-type="float">
            <text:p>10,110441</text:p>
          </table:table-cell>
        </table:table-row>
        <table:table-row table:style-name="ro1">
          <table:table-cell office:value-type="float" office:value="1.036948" calcext:value-type="float">
            <text:p>1,036948</text:p>
          </table:table-cell>
          <table:table-cell office:value-type="float" office:value="10.014254" calcext:value-type="float">
            <text:p>10,014254</text:p>
          </table:table-cell>
        </table:table-row>
        <table:table-row table:style-name="ro1">
          <table:table-cell office:value-type="float" office:value="1.369986" calcext:value-type="float">
            <text:p>1,369986</text:p>
          </table:table-cell>
          <table:table-cell office:value-type="float" office:value="8.416762" calcext:value-type="float">
            <text:p>8,416762</text:p>
          </table:table-cell>
        </table:table-row>
        <table:table-row table:style-name="ro1">
          <table:table-cell office:value-type="float" office:value="1.930323" calcext:value-type="float">
            <text:p>1,930323</text:p>
          </table:table-cell>
          <table:table-cell office:value-type="float" office:value="9.797213" calcext:value-type="float">
            <text:p>9,797213</text:p>
          </table:table-cell>
        </table:table-row>
        <table:table-row table:style-name="ro1">
          <table:table-cell office:value-type="float" office:value="2.109418" calcext:value-type="float">
            <text:p>2,109418</text:p>
          </table:table-cell>
          <table:table-cell office:value-type="float" office:value="4.682909" calcext:value-type="float">
            <text:p>4,682909</text:p>
          </table:table-cell>
        </table:table-row>
        <table:table-row table:style-name="ro1">
          <table:table-cell office:value-type="float" office:value="6.793757" calcext:value-type="float">
            <text:p>6,793757</text:p>
          </table:table-cell>
          <table:table-cell office:value-type="float" office:value="6.794379" calcext:value-type="float">
            <text:p>6,794379</text:p>
          </table:table-cell>
        </table:table-row>
        <table:table-row table:style-name="ro1">
          <table:table-cell office:value-type="float" office:value="1.950689" calcext:value-type="float">
            <text:p>1,950689</text:p>
          </table:table-cell>
          <table:table-cell office:value-type="float" office:value="9.30944" calcext:value-type="float">
            <text:p>9,30944</text:p>
          </table:table-cell>
        </table:table-row>
        <table:table-row table:style-name="ro1">
          <table:table-cell office:value-type="float" office:value="2.894594" calcext:value-type="float">
            <text:p>2,894594</text:p>
          </table:table-cell>
          <table:table-cell office:value-type="float" office:value="3.506272" calcext:value-type="float">
            <text:p>3,506272</text:p>
          </table:table-cell>
        </table:table-row>
        <table:table-row table:style-name="ro1">
          <table:table-cell office:value-type="float" office:value="2.198051" calcext:value-type="float">
            <text:p>2,198051</text:p>
          </table:table-cell>
          <table:table-cell office:value-type="float" office:value="8.820235" calcext:value-type="float">
            <text:p>8,820235</text:p>
          </table:table-cell>
        </table:table-row>
        <table:table-row table:style-name="ro1">
          <table:table-cell office:value-type="float" office:value="1.708855" calcext:value-type="float">
            <text:p>1,708855</text:p>
          </table:table-cell>
          <table:table-cell office:value-type="float" office:value="8.638224" calcext:value-type="float">
            <text:p>8,638224</text:p>
          </table:table-cell>
        </table:table-row>
        <table:table-row table:style-name="ro1">
          <table:table-cell office:value-type="float" office:value="1.215477" calcext:value-type="float">
            <text:p>1,215477</text:p>
          </table:table-cell>
          <table:table-cell office:value-type="float" office:value="8.659207" calcext:value-type="float">
            <text:p>8,659207</text:p>
          </table:table-cell>
        </table:table-row>
        <table:table-row table:style-name="ro1">
          <table:table-cell office:value-type="float" office:value="2.227258" calcext:value-type="float">
            <text:p>2,227258</text:p>
          </table:table-cell>
          <table:table-cell office:value-type="float" office:value="9.805261" calcext:value-type="float">
            <text:p>9,805261</text:p>
          </table:table-cell>
        </table:table-row>
        <table:table-row table:style-name="ro1">
          <table:table-cell office:value-type="float" office:value="1.753693" calcext:value-type="float">
            <text:p>1,753693</text:p>
          </table:table-cell>
          <table:table-cell office:value-type="float" office:value="8.749924" calcext:value-type="float">
            <text:p>8,749924</text:p>
          </table:table-cell>
        </table:table-row>
        <table:table-row table:style-name="ro1">
          <table:table-cell office:value-type="float" office:value="2.130575" calcext:value-type="float">
            <text:p>2,130575</text:p>
          </table:table-cell>
          <table:table-cell office:value-type="float" office:value="3.072851" calcext:value-type="float">
            <text:p>3,072851</text:p>
          </table:table-cell>
        </table:table-row>
        <table:table-row table:style-name="ro1">
          <table:table-cell office:value-type="float" office:value="1.512545" calcext:value-type="float">
            <text:p>1,512545</text:p>
          </table:table-cell>
          <table:table-cell office:value-type="float" office:value="8.538333" calcext:value-type="float">
            <text:p>8,538333</text:p>
          </table:table-cell>
        </table:table-row>
        <table:table-row table:style-name="ro1">
          <table:table-cell office:value-type="float" office:value="5.975894" calcext:value-type="float">
            <text:p>5,975894</text:p>
          </table:table-cell>
          <table:table-cell office:value-type="float" office:value="5.804609" calcext:value-type="float">
            <text:p>5,804609</text:p>
          </table:table-cell>
        </table:table-row>
        <table:table-row table:style-name="ro1">
          <table:table-cell office:value-type="float" office:value="6.044029" calcext:value-type="float">
            <text:p>6,044029</text:p>
          </table:table-cell>
          <table:table-cell office:value-type="float" office:value="6.823153" calcext:value-type="float">
            <text:p>6,823153</text:p>
          </table:table-cell>
        </table:table-row>
        <table:table-row table:style-name="ro1">
          <table:table-cell office:value-type="float" office:value="6.542441" calcext:value-type="float">
            <text:p>6,542441</text:p>
          </table:table-cell>
          <table:table-cell office:value-type="float" office:value="5.34955" calcext:value-type="float">
            <text:p>5,34955</text:p>
          </table:table-cell>
        </table:table-row>
        <table:table-row table:style-name="ro1">
          <table:table-cell office:value-type="float" office:value="5.982012" calcext:value-type="float">
            <text:p>5,982012</text:p>
          </table:table-cell>
          <table:table-cell office:value-type="float" office:value="6.765751" calcext:value-type="float">
            <text:p>6,765751</text:p>
          </table:table-cell>
        </table:table-row>
        <table:table-row table:style-name="ro1">
          <table:table-cell office:value-type="float" office:value="2.403779" calcext:value-type="float">
            <text:p>2,403779</text:p>
          </table:table-cell>
          <table:table-cell office:value-type="float" office:value="8.962578" calcext:value-type="float">
            <text:p>8,962578</text:p>
          </table:table-cell>
        </table:table-row>
        <table:table-row table:style-name="ro1">
          <table:table-cell office:value-type="float" office:value="1.804196" calcext:value-type="float">
            <text:p>1,804196</text:p>
          </table:table-cell>
          <table:table-cell office:value-type="float" office:value="4.671673" calcext:value-type="float">
            <text:p>4,671673</text:p>
          </table:table-cell>
        </table:table-row>
        <table:table-row table:style-name="ro1">
          <table:table-cell office:value-type="float" office:value="1.09803" calcext:value-type="float">
            <text:p>1,09803</text:p>
          </table:table-cell>
          <table:table-cell office:value-type="float" office:value="3.751663" calcext:value-type="float">
            <text:p>3,751663</text:p>
          </table:table-cell>
        </table:table-row>
        <table:table-row table:style-name="ro1">
          <table:table-cell office:value-type="float" office:value="1.82537" calcext:value-type="float">
            <text:p>1,82537</text:p>
          </table:table-cell>
          <table:table-cell office:value-type="float" office:value="2.851322" calcext:value-type="float">
            <text:p>2,851322</text:p>
          </table:table-cell>
        </table:table-row>
        <table:table-row table:style-name="ro1">
          <table:table-cell office:value-type="float" office:value="2.920078" calcext:value-type="float">
            <text:p>2,920078</text:p>
          </table:table-cell>
          <table:table-cell office:value-type="float" office:value="9.810368" calcext:value-type="float">
            <text:p>9,810368</text:p>
          </table:table-cell>
        </table:table-row>
        <table:table-row table:style-name="ro1">
          <table:table-cell office:value-type="float" office:value="0.978494" calcext:value-type="float">
            <text:p>0,978494</text:p>
          </table:table-cell>
          <table:table-cell office:value-type="float" office:value="8.074386" calcext:value-type="float">
            <text:p>8,074386</text:p>
          </table:table-cell>
        </table:table-row>
        <table:table-row table:style-name="ro1">
          <table:table-cell office:value-type="float" office:value="1.928414" calcext:value-type="float">
            <text:p>1,928414</text:p>
          </table:table-cell>
          <table:table-cell office:value-type="float" office:value="9.601415" calcext:value-type="float">
            <text:p>9,601415</text:p>
          </table:table-cell>
        </table:table-row>
        <table:table-row table:style-name="ro1">
          <table:table-cell office:value-type="float" office:value="5.562964" calcext:value-type="float">
            <text:p>5,562964</text:p>
          </table:table-cell>
          <table:table-cell office:value-type="float" office:value="5.690306" calcext:value-type="float">
            <text:p>5,690306</text:p>
          </table:table-cell>
        </table:table-row>
        <table:table-row table:style-name="ro1">
          <table:table-cell office:value-type="float" office:value="7.623688" calcext:value-type="float">
            <text:p>7,623688</text:p>
          </table:table-cell>
          <table:table-cell office:value-type="float" office:value="7.199294" calcext:value-type="float">
            <text:p>7,199294</text:p>
          </table:table-cell>
        </table:table-row>
        <table:table-row table:style-name="ro1">
          <table:table-cell office:value-type="float" office:value="1.528913" calcext:value-type="float">
            <text:p>1,528913</text:p>
          </table:table-cell>
          <table:table-cell office:value-type="float" office:value="8.850287" calcext:value-type="float">
            <text:p>8,850287</text:p>
          </table:table-cell>
        </table:table-row>
        <table:table-row table:style-name="ro1">
          <table:table-cell office:value-type="float" office:value="2.85093" calcext:value-type="float">
            <text:p>2,85093</text:p>
          </table:table-cell>
          <table:table-cell office:value-type="float" office:value="2.585648" calcext:value-type="float">
            <text:p>2,585648</text:p>
          </table:table-cell>
        </table:table-row>
        <table:table-row table:style-name="ro1">
          <table:table-cell office:value-type="float" office:value="6.517335" calcext:value-type="float">
            <text:p>6,517335</text:p>
          </table:table-cell>
          <table:table-cell office:value-type="float" office:value="5.75182" calcext:value-type="float">
            <text:p>5,75182</text:p>
          </table:table-cell>
        </table:table-row>
        <table:table-row table:style-name="ro1">
          <table:table-cell office:value-type="float" office:value="1.919514" calcext:value-type="float">
            <text:p>1,919514</text:p>
          </table:table-cell>
          <table:table-cell office:value-type="float" office:value="8.969227" calcext:value-type="float">
            <text:p>8,969227</text:p>
          </table:table-cell>
        </table:table-row>
        <table:table-row table:style-name="ro1">
          <table:table-cell office:value-type="float" office:value="1.691755" calcext:value-type="float">
            <text:p>1,691755</text:p>
          </table:table-cell>
          <table:table-cell office:value-type="float" office:value="8.95583" calcext:value-type="float">
            <text:p>8,95583</text:p>
          </table:table-cell>
        </table:table-row>
        <table:table-row table:style-name="ro1">
          <table:table-cell office:value-type="float" office:value="6.149485" calcext:value-type="float">
            <text:p>6,149485</text:p>
          </table:table-cell>
          <table:table-cell office:value-type="float" office:value="5.664082" calcext:value-type="float">
            <text:p>5,664082</text:p>
          </table:table-cell>
        </table:table-row>
        <table:table-row table:style-name="ro1">
          <table:table-cell office:value-type="float" office:value="2.552777" calcext:value-type="float">
            <text:p>2,552777</text:p>
          </table:table-cell>
          <table:table-cell office:value-type="float" office:value="3.651037" calcext:value-type="float">
            <text:p>3,651037</text:p>
          </table:table-cell>
        </table:table-row>
        <table:table-row table:style-name="ro1">
          <table:table-cell office:value-type="float" office:value="7.363035" calcext:value-type="float">
            <text:p>7,363035</text:p>
          </table:table-cell>
          <table:table-cell office:value-type="float" office:value="5.819267" calcext:value-type="float">
            <text:p>5,819267</text:p>
          </table:table-cell>
        </table:table-row>
        <table:table-row table:style-name="ro1">
          <table:table-cell office:value-type="float" office:value="6.080025" calcext:value-type="float">
            <text:p>6,080025</text:p>
          </table:table-cell>
          <table:table-cell office:value-type="float" office:value="4.966116" calcext:value-type="float">
            <text:p>4,966116</text:p>
          </table:table-cell>
        </table:table-row>
        <table:table-row table:style-name="ro1">
          <table:table-cell office:value-type="float" office:value="7.010715" calcext:value-type="float">
            <text:p>7,010715</text:p>
          </table:table-cell>
          <table:table-cell office:value-type="float" office:value="6.028456" calcext:value-type="float">
            <text:p>6,028456</text:p>
          </table:table-cell>
        </table:table-row>
        <table:table-row table:style-name="ro1">
          <table:table-cell office:value-type="float" office:value="1.095626" calcext:value-type="float">
            <text:p>1,095626</text:p>
          </table:table-cell>
          <table:table-cell office:value-type="float" office:value="3.028014" calcext:value-type="float">
            <text:p>3,028014</text:p>
          </table:table-cell>
        </table:table-row>
        <table:table-row table:style-name="ro1">
          <table:table-cell office:value-type="float" office:value="5.996546" calcext:value-type="float">
            <text:p>5,996546</text:p>
          </table:table-cell>
          <table:table-cell office:value-type="float" office:value="5.390198" calcext:value-type="float">
            <text:p>5,390198</text:p>
          </table:table-cell>
        </table:table-row>
        <table:table-row table:style-name="ro1">
          <table:table-cell office:value-type="float" office:value="2.995307" calcext:value-type="float">
            <text:p>2,995307</text:p>
          </table:table-cell>
          <table:table-cell office:value-type="float" office:value="3.25465" calcext:value-type="float">
            <text:p>3,25465</text:p>
          </table:table-cell>
        </table:table-row>
        <table:table-row table:style-name="ro1">
          <table:table-cell office:value-type="float" office:value="2.429421" calcext:value-type="float">
            <text:p>2,429421</text:p>
          </table:table-cell>
          <table:table-cell office:value-type="float" office:value="10.353208" calcext:value-type="float">
            <text:p>10,353208</text:p>
          </table:table-cell>
        </table:table-row>
        <table:table-row table:style-name="ro1">
          <table:table-cell office:value-type="float" office:value="6.831972" calcext:value-type="float">
            <text:p>6,831972</text:p>
          </table:table-cell>
          <table:table-cell office:value-type="float" office:value="5.603314" calcext:value-type="float">
            <text:p>5,603314</text:p>
          </table:table-cell>
        </table:table-row>
        <table:table-row table:style-name="ro1">
          <table:table-cell office:value-type="float" office:value="1.406872" calcext:value-type="float">
            <text:p>1,406872</text:p>
          </table:table-cell>
          <table:table-cell office:value-type="float" office:value="4.368787" calcext:value-type="float">
            <text:p>4,368787</text:p>
          </table:table-cell>
        </table:table-row>
        <table:table-row table:style-name="ro1">
          <table:table-cell office:value-type="float" office:value="6.836606" calcext:value-type="float">
            <text:p>6,836606</text:p>
          </table:table-cell>
          <table:table-cell office:value-type="float" office:value="6.620799" calcext:value-type="float">
            <text:p>6,620799</text:p>
          </table:table-cell>
        </table:table-row>
        <table:table-row table:style-name="ro1">
          <table:table-cell office:value-type="float" office:value="7.338092" calcext:value-type="float">
            <text:p>7,338092</text:p>
          </table:table-cell>
          <table:table-cell office:value-type="float" office:value="6.014366" calcext:value-type="float">
            <text:p>6,014366</text:p>
          </table:table-cell>
        </table:table-row>
        <table:table-row table:style-name="ro1">
          <table:table-cell office:value-type="float" office:value="1.321606" calcext:value-type="float">
            <text:p>1,321606</text:p>
          </table:table-cell>
          <table:table-cell office:value-type="float" office:value="3.437051" calcext:value-type="float">
            <text:p>3,437051</text:p>
          </table:table-cell>
        </table:table-row>
        <table:table-row table:style-name="ro1">
          <table:table-cell office:value-type="float" office:value="7.084972" calcext:value-type="float">
            <text:p>7,084972</text:p>
          </table:table-cell>
          <table:table-cell office:value-type="float" office:value="6.258548" calcext:value-type="float">
            <text:p>6,258548</text:p>
          </table:table-cell>
        </table:table-row>
        <table:table-row table:style-name="ro1">
          <table:table-cell office:value-type="float" office:value="2.81831" calcext:value-type="float">
            <text:p>2,81831</text:p>
          </table:table-cell>
          <table:table-cell office:value-type="float" office:value="3.750046" calcext:value-type="float">
            <text:p>3,750046</text:p>
          </table:table-cell>
        </table:table-row>
        <table:table-row table:style-name="ro1">
          <table:table-cell office:value-type="float" office:value="2.159698" calcext:value-type="float">
            <text:p>2,159698</text:p>
          </table:table-cell>
          <table:table-cell office:value-type="float" office:value="4.058755" calcext:value-type="float">
            <text:p>4,058755</text:p>
          </table:table-cell>
        </table:table-row>
        <table:table-row table:style-name="ro1">
          <table:table-cell office:value-type="float" office:value="2.537202" calcext:value-type="float">
            <text:p>2,537202</text:p>
          </table:table-cell>
          <table:table-cell office:value-type="float" office:value="3.449097" calcext:value-type="float">
            <text:p>3,449097</text:p>
          </table:table-cell>
        </table:table-row>
        <table:table-row table:style-name="ro1">
          <table:table-cell office:value-type="float" office:value="5.62175" calcext:value-type="float">
            <text:p>5,62175</text:p>
          </table:table-cell>
          <table:table-cell office:value-type="float" office:value="4.949916" calcext:value-type="float">
            <text:p>4,949916</text:p>
          </table:table-cell>
        </table:table-row>
        <table:table-row table:style-name="ro1">
          <table:table-cell office:value-type="float" office:value="6.517936" calcext:value-type="float">
            <text:p>6,517936</text:p>
          </table:table-cell>
          <table:table-cell office:value-type="float" office:value="5.92302" calcext:value-type="float">
            <text:p>5,92302</text:p>
          </table:table-cell>
        </table:table-row>
        <table:table-row table:style-name="ro1">
          <table:table-cell office:value-type="float" office:value="1.601153" calcext:value-type="float">
            <text:p>1,601153</text:p>
          </table:table-cell>
          <table:table-cell office:value-type="float" office:value="2.909049" calcext:value-type="float">
            <text:p>2,909049</text:p>
          </table:table-cell>
        </table:table-row>
        <table:table-row table:style-name="ro1">
          <table:table-cell office:value-type="float" office:value="5.800165" calcext:value-type="float">
            <text:p>5,800165</text:p>
          </table:table-cell>
          <table:table-cell office:value-type="float" office:value="6.337618" calcext:value-type="float">
            <text:p>6,337618</text:p>
          </table:table-cell>
        </table:table-row>
        <table:table-row table:style-name="ro1">
          <table:table-cell office:value-type="float" office:value="2.424552" calcext:value-type="float">
            <text:p>2,424552</text:p>
          </table:table-cell>
          <table:table-cell office:value-type="float" office:value="3.226483" calcext:value-type="float">
            <text:p>3,226483</text:p>
          </table:table-cell>
        </table:table-row>
        <table:table-row table:style-name="ro1">
          <table:table-cell office:value-type="float" office:value="3.199184" calcext:value-type="float">
            <text:p>3,199184</text:p>
          </table:table-cell>
          <table:table-cell office:value-type="float" office:value="3.764254" calcext:value-type="float">
            <text:p>3,764254</text:p>
          </table:table-cell>
        </table:table-row>
        <table:table-row table:style-name="ro1">
          <table:table-cell office:value-type="float" office:value="1.145981" calcext:value-type="float">
            <text:p>1,145981</text:p>
          </table:table-cell>
          <table:table-cell office:value-type="float" office:value="8.744356" calcext:value-type="float">
            <text:p>8,744356</text:p>
          </table:table-cell>
        </table:table-row>
        <table:table-row table:style-name="ro1">
          <table:table-cell office:value-type="float" office:value="0.818384" calcext:value-type="float">
            <text:p>0,818384</text:p>
          </table:table-cell>
          <table:table-cell office:value-type="float" office:value="4.261894" calcext:value-type="float">
            <text:p>4,261894</text:p>
          </table:table-cell>
        </table:table-row>
        <table:table-row table:style-name="ro1">
          <table:table-cell office:value-type="float" office:value="2.967496" calcext:value-type="float">
            <text:p>2,967496</text:p>
          </table:table-cell>
          <table:table-cell office:value-type="float" office:value="3.134858" calcext:value-type="float">
            <text:p>3,134858</text:p>
          </table:table-cell>
        </table:table-row>
        <table:table-row table:style-name="ro1">
          <table:table-cell office:value-type="float" office:value="2.664883" calcext:value-type="float">
            <text:p>2,664883</text:p>
          </table:table-cell>
          <table:table-cell office:value-type="float" office:value="3.202559" calcext:value-type="float">
            <text:p>3,202559</text:p>
          </table:table-cell>
        </table:table-row>
        <table:table-row table:style-name="ro1">
          <table:table-cell office:value-type="float" office:value="6.942042" calcext:value-type="float">
            <text:p>6,942042</text:p>
          </table:table-cell>
          <table:table-cell office:value-type="float" office:value="6.801945" calcext:value-type="float">
            <text:p>6,801945</text:p>
          </table:table-cell>
        </table:table-row>
        <table:table-row table:style-name="ro1">
          <table:table-cell office:value-type="float" office:value="1.422921" calcext:value-type="float">
            <text:p>1,422921</text:p>
          </table:table-cell>
          <table:table-cell office:value-type="float" office:value="9.549485" calcext:value-type="float">
            <text:p>9,549485</text:p>
          </table:table-cell>
        </table:table-row>
        <table:table-row table:style-name="ro1">
          <table:table-cell office:value-type="float" office:value="0.704718" calcext:value-type="float">
            <text:p>0,704718</text:p>
          </table:table-cell>
          <table:table-cell office:value-type="float" office:value="3.878777" calcext:value-type="float">
            <text:p>3,878777</text:p>
          </table:table-cell>
        </table:table-row>
        <table:table-row table:style-name="ro1">
          <table:table-cell office:value-type="float" office:value="2.518854" calcext:value-type="float">
            <text:p>2,518854</text:p>
          </table:table-cell>
          <table:table-cell office:value-type="float" office:value="9.726125" calcext:value-type="float">
            <text:p>9,726125</text:p>
          </table:table-cell>
        </table:table-row>
        <table:table-row table:style-name="ro1">
          <table:table-cell office:value-type="float" office:value="2.925691" calcext:value-type="float">
            <text:p>2,925691</text:p>
          </table:table-cell>
          <table:table-cell office:value-type="float" office:value="2.882259" calcext:value-type="float">
            <text:p>2,882259</text:p>
          </table:table-cell>
        </table:table-row>
        <table:table-row table:style-name="ro1">
          <table:table-cell office:value-type="float" office:value="2.743843" calcext:value-type="float">
            <text:p>2,743843</text:p>
          </table:table-cell>
          <table:table-cell office:value-type="float" office:value="9.722483" calcext:value-type="float">
            <text:p>9,722483</text:p>
          </table:table-cell>
        </table:table-row>
        <table:table-row table:style-name="ro1">
          <table:table-cell office:value-type="float" office:value="1.683314" calcext:value-type="float">
            <text:p>1,683314</text:p>
          </table:table-cell>
          <table:table-cell office:value-type="float" office:value="8.701197" calcext:value-type="float">
            <text:p>8,701197</text:p>
          </table:table-cell>
        </table:table-row>
        <table:table-row table:style-name="ro1">
          <table:table-cell office:value-type="float" office:value="2.161309" calcext:value-type="float">
            <text:p>2,161309</text:p>
          </table:table-cell>
          <table:table-cell office:value-type="float" office:value="4.578928" calcext:value-type="float">
            <text:p>4,578928</text:p>
          </table:table-cell>
        </table:table-row>
        <table:table-row table:style-name="ro1">
          <table:table-cell office:value-type="float" office:value="1.692153" calcext:value-type="float">
            <text:p>1,692153</text:p>
          </table:table-cell>
          <table:table-cell office:value-type="float" office:value="9.13667" calcext:value-type="float">
            <text:p>9,13667</text:p>
          </table:table-cell>
        </table:table-row>
        <table:table-row table:style-name="ro1">
          <table:table-cell office:value-type="float" office:value="8.007536" calcext:value-type="float">
            <text:p>8,007536</text:p>
          </table:table-cell>
          <table:table-cell office:value-type="float" office:value="6.29804" calcext:value-type="float">
            <text:p>6,29804</text:p>
          </table:table-cell>
        </table:table-row>
        <table:table-row table:style-name="ro1">
          <table:table-cell office:value-type="float" office:value="1.826443" calcext:value-type="float">
            <text:p>1,826443</text:p>
          </table:table-cell>
          <table:table-cell office:value-type="float" office:value="4.354107" calcext:value-type="float">
            <text:p>4,354107</text:p>
          </table:table-cell>
        </table:table-row>
        <table:table-row table:style-name="ro1">
          <table:table-cell office:value-type="float" office:value="2.108528" calcext:value-type="float">
            <text:p>2,108528</text:p>
          </table:table-cell>
          <table:table-cell office:value-type="float" office:value="2.758209" calcext:value-type="float">
            <text:p>2,758209</text:p>
          </table:table-cell>
        </table:table-row>
        <table:table-row table:style-name="ro1">
          <table:table-cell office:value-type="float" office:value="5.484603" calcext:value-type="float">
            <text:p>5,484603</text:p>
          </table:table-cell>
          <table:table-cell office:value-type="float" office:value="6.179817" calcext:value-type="float">
            <text:p>6,179817</text:p>
          </table:table-cell>
        </table:table-row>
        <table:table-row table:style-name="ro1">
          <table:table-cell office:value-type="float" office:value="2.256798" calcext:value-type="float">
            <text:p>2,256798</text:p>
          </table:table-cell>
          <table:table-cell office:value-type="float" office:value="9.336117" calcext:value-type="float">
            <text:p>9,336117</text:p>
          </table:table-cell>
        </table:table-row>
        <table:table-row table:style-name="ro1">
          <table:table-cell office:value-type="float" office:value="5.528973" calcext:value-type="float">
            <text:p>5,528973</text:p>
          </table:table-cell>
          <table:table-cell office:value-type="float" office:value="4.679083" calcext:value-type="float">
            <text:p>4,679083</text:p>
          </table:table-cell>
        </table:table-row>
        <table:table-row table:style-name="ro1">
          <table:table-cell office:value-type="float" office:value="1.384099" calcext:value-type="float">
            <text:p>1,384099</text:p>
          </table:table-cell>
          <table:table-cell office:value-type="float" office:value="4.100205" calcext:value-type="float">
            <text:p>4,100205</text:p>
          </table:table-cell>
        </table:table-row>
        <table:table-row table:style-name="ro1">
          <table:table-cell office:value-type="float" office:value="0.818353" calcext:value-type="float">
            <text:p>0,818353</text:p>
          </table:table-cell>
          <table:table-cell office:value-type="float" office:value="9.095767" calcext:value-type="float">
            <text:p>9,095767</text:p>
          </table:table-cell>
        </table:table-row>
        <table:table-row table:style-name="ro1">
          <table:table-cell office:value-type="float" office:value="6.878696" calcext:value-type="float">
            <text:p>6,878696</text:p>
          </table:table-cell>
          <table:table-cell office:value-type="float" office:value="7.097227" calcext:value-type="float">
            <text:p>7,097227</text:p>
          </table:table-cell>
        </table:table-row>
        <table:table-row table:style-name="ro1">
          <table:table-cell office:value-type="float" office:value="6.23001" calcext:value-type="float">
            <text:p>6,23001</text:p>
          </table:table-cell>
          <table:table-cell office:value-type="float" office:value="6.112024" calcext:value-type="float">
            <text:p>6,112024</text:p>
          </table:table-cell>
        </table:table-row>
        <table:table-row table:style-name="ro1">
          <table:table-cell office:value-type="float" office:value="1.64456" calcext:value-type="float">
            <text:p>1,64456</text:p>
          </table:table-cell>
          <table:table-cell office:value-type="float" office:value="3.150962" calcext:value-type="float">
            <text:p>3,150962</text:p>
          </table:table-cell>
        </table:table-row>
        <table:table-row table:style-name="ro1">
          <table:table-cell office:value-type="float" office:value="1.569848" calcext:value-type="float">
            <text:p>1,569848</text:p>
          </table:table-cell>
          <table:table-cell office:value-type="float" office:value="3.14575" calcext:value-type="float">
            <text:p>3,14575</text:p>
          </table:table-cell>
        </table:table-row>
        <table:table-row table:style-name="ro1">
          <table:table-cell office:value-type="float" office:value="2.482418" calcext:value-type="float">
            <text:p>2,482418</text:p>
          </table:table-cell>
          <table:table-cell office:value-type="float" office:value="3.742602" calcext:value-type="float">
            <text:p>3,742602</text:p>
          </table:table-cell>
        </table:table-row>
        <table:table-row table:style-name="ro1">
          <table:table-cell office:value-type="float" office:value="2.808349" calcext:value-type="float">
            <text:p>2,808349</text:p>
          </table:table-cell>
          <table:table-cell office:value-type="float" office:value="3.362716" calcext:value-type="float">
            <text:p>3,362716</text:p>
          </table:table-cell>
        </table:table-row>
        <table:table-row table:style-name="ro1">
          <table:table-cell office:value-type="float" office:value="2.408006" calcext:value-type="float">
            <text:p>2,408006</text:p>
          </table:table-cell>
          <table:table-cell office:value-type="float" office:value="8.994634" calcext:value-type="float">
            <text:p>8,994634</text:p>
          </table:table-cell>
        </table:table-row>
        <table:table-row table:style-name="ro1">
          <table:table-cell office:value-type="float" office:value="6.588562" calcext:value-type="float">
            <text:p>6,588562</text:p>
          </table:table-cell>
          <table:table-cell office:value-type="float" office:value="5.849676" calcext:value-type="float">
            <text:p>5,849676</text:p>
          </table:table-cell>
        </table:table-row>
        <table:table-row table:style-name="ro1">
          <table:table-cell office:value-type="float" office:value="5.900919" calcext:value-type="float">
            <text:p>5,900919</text:p>
          </table:table-cell>
          <table:table-cell office:value-type="float" office:value="5.453489" calcext:value-type="float">
            <text:p>5,453489</text:p>
          </table:table-cell>
        </table:table-row>
        <table:table-row table:style-name="ro1">
          <table:table-cell office:value-type="float" office:value="1.311619" calcext:value-type="float">
            <text:p>1,311619</text:p>
          </table:table-cell>
          <table:table-cell office:value-type="float" office:value="8.729854" calcext:value-type="float">
            <text:p>8,729854</text:p>
          </table:table-cell>
        </table:table-row>
        <table:table-row table:style-name="ro1">
          <table:table-cell office:value-type="float" office:value="2.320342" calcext:value-type="float">
            <text:p>2,320342</text:p>
          </table:table-cell>
          <table:table-cell office:value-type="float" office:value="2.92132" calcext:value-type="float">
            <text:p>2,92132</text:p>
          </table:table-cell>
        </table:table-row>
        <table:table-row table:style-name="ro1">
          <table:table-cell office:value-type="float" office:value="2.565339" calcext:value-type="float">
            <text:p>2,565339</text:p>
          </table:table-cell>
          <table:table-cell office:value-type="float" office:value="2.841841" calcext:value-type="float">
            <text:p>2,841841</text:p>
          </table:table-cell>
        </table:table-row>
        <table:table-row table:style-name="ro1">
          <table:table-cell office:value-type="float" office:value="2.523077" calcext:value-type="float">
            <text:p>2,523077</text:p>
          </table:table-cell>
          <table:table-cell office:value-type="float" office:value="9.699496" calcext:value-type="float">
            <text:p>9,699496</text:p>
          </table:table-cell>
        </table:table-row>
        <table:table-row table:style-name="ro1">
          <table:table-cell office:value-type="float" office:value="0.797395" calcext:value-type="float">
            <text:p>0,797395</text:p>
          </table:table-cell>
          <table:table-cell office:value-type="float" office:value="9.260893" calcext:value-type="float">
            <text:p>9,260893</text:p>
          </table:table-cell>
        </table:table-row>
        <table:table-row table:style-name="ro1">
          <table:table-cell office:value-type="float" office:value="2.778103" calcext:value-type="float">
            <text:p>2,778103</text:p>
          </table:table-cell>
          <table:table-cell office:value-type="float" office:value="2.764896" calcext:value-type="float">
            <text:p>2,764896</text:p>
          </table:table-cell>
        </table:table-row>
        <table:table-row table:style-name="ro1">
          <table:table-cell office:value-type="float" office:value="1.447274" calcext:value-type="float">
            <text:p>1,447274</text:p>
          </table:table-cell>
          <table:table-cell office:value-type="float" office:value="2.098539" calcext:value-type="float">
            <text:p>2,098539</text:p>
          </table:table-cell>
        </table:table-row>
        <table:table-row table:style-name="ro1">
          <table:table-cell office:value-type="float" office:value="6.446628" calcext:value-type="float">
            <text:p>6,446628</text:p>
          </table:table-cell>
          <table:table-cell office:value-type="float" office:value="6.180709" calcext:value-type="float">
            <text:p>6,180709</text:p>
          </table:table-cell>
        </table:table-row>
        <table:table-row table:style-name="ro1">
          <table:table-cell office:value-type="float" office:value="6.341649" calcext:value-type="float">
            <text:p>6,341649</text:p>
          </table:table-cell>
          <table:table-cell office:value-type="float" office:value="5.880981" calcext:value-type="float">
            <text:p>5,880981</text:p>
          </table:table-cell>
        </table:table-row>
        <table:table-row table:style-name="ro1">
          <table:table-cell office:value-type="float" office:value="1.895874" calcext:value-type="float">
            <text:p>1,895874</text:p>
          </table:table-cell>
          <table:table-cell office:value-type="float" office:value="3.599933" calcext:value-type="float">
            <text:p>3,599933</text:p>
          </table:table-cell>
        </table:table-row>
        <table:table-row table:style-name="ro1">
          <table:table-cell office:value-type="float" office:value="2.101194" calcext:value-type="float">
            <text:p>2,101194</text:p>
          </table:table-cell>
          <table:table-cell office:value-type="float" office:value="9.175018" calcext:value-type="float">
            <text:p>9,175018</text:p>
          </table:table-cell>
        </table:table-row>
        <table:table-row table:style-name="ro1">
          <table:table-cell office:value-type="float" office:value="2.40042" calcext:value-type="float">
            <text:p>2,40042</text:p>
          </table:table-cell>
          <table:table-cell office:value-type="float" office:value="8.588728" calcext:value-type="float">
            <text:p>8,588728</text:p>
          </table:table-cell>
        </table:table-row>
        <table:table-row table:style-name="ro1">
          <table:table-cell office:value-type="float" office:value="3.457818" calcext:value-type="float">
            <text:p>3,457818</text:p>
          </table:table-cell>
          <table:table-cell office:value-type="float" office:value="4.029387" calcext:value-type="float">
            <text:p>4,029387</text:p>
          </table:table-cell>
        </table:table-row>
        <table:table-row table:style-name="ro1">
          <table:table-cell office:value-type="float" office:value="2.2165" calcext:value-type="float">
            <text:p>2,2165</text:p>
          </table:table-cell>
          <table:table-cell office:value-type="float" office:value="9.122289" calcext:value-type="float">
            <text:p>9,122289</text:p>
          </table:table-cell>
        </table:table-row>
        <table:table-row table:style-name="ro1">
          <table:table-cell office:value-type="float" office:value="6.560922" calcext:value-type="float">
            <text:p>6,560922</text:p>
          </table:table-cell>
          <table:table-cell office:value-type="float" office:value="5.763968" calcext:value-type="float">
            <text:p>5,763968</text:p>
          </table:table-cell>
        </table:table-row>
        <table:table-row table:style-name="ro1">
          <table:table-cell office:value-type="float" office:value="1.171454" calcext:value-type="float">
            <text:p>1,171454</text:p>
          </table:table-cell>
          <table:table-cell office:value-type="float" office:value="3.91583" calcext:value-type="float">
            <text:p>3,91583</text:p>
          </table:table-cell>
        </table:table-row>
        <table:table-row table:style-name="ro1">
          <table:table-cell office:value-type="float" office:value="2.200629" calcext:value-type="float">
            <text:p>2,200629</text:p>
          </table:table-cell>
          <table:table-cell office:value-type="float" office:value="8.772332" calcext:value-type="float">
            <text:p>8,772332</text:p>
          </table:table-cell>
        </table:table-row>
        <table:table-row table:style-name="ro1">
          <table:table-cell office:value-type="float" office:value="1.799882" calcext:value-type="float">
            <text:p>1,799882</text:p>
          </table:table-cell>
          <table:table-cell office:value-type="float" office:value="9.936566" calcext:value-type="float">
            <text:p>9,936566</text:p>
          </table:table-cell>
        </table:table-row>
        <table:table-row table:style-name="ro1">
          <table:table-cell office:value-type="float" office:value="6.445897" calcext:value-type="float">
            <text:p>6,445897</text:p>
          </table:table-cell>
          <table:table-cell office:value-type="float" office:value="6.201239" calcext:value-type="float">
            <text:p>6,201239</text:p>
          </table:table-cell>
        </table:table-row>
        <table:table-row table:style-name="ro1">
          <table:table-cell office:value-type="float" office:value="2.221311" calcext:value-type="float">
            <text:p>2,221311</text:p>
          </table:table-cell>
          <table:table-cell office:value-type="float" office:value="9.562431" calcext:value-type="float">
            <text:p>9,562431</text:p>
          </table:table-cell>
        </table:table-row>
        <table:table-row table:style-name="ro1">
          <table:table-cell office:value-type="float" office:value="2.311779" calcext:value-type="float">
            <text:p>2,311779</text:p>
          </table:table-cell>
          <table:table-cell office:value-type="float" office:value="2.499021" calcext:value-type="float">
            <text:p>2,499021</text:p>
          </table:table-cell>
        </table:table-row>
        <table:table-row table:style-name="ro1">
          <table:table-cell office:value-type="float" office:value="1.671894" calcext:value-type="float">
            <text:p>1,671894</text:p>
          </table:table-cell>
          <table:table-cell office:value-type="float" office:value="2.42955" calcext:value-type="float">
            <text:p>2,42955</text:p>
          </table:table-cell>
        </table:table-row>
        <table:table-row table:style-name="ro1">
          <table:table-cell office:value-type="float" office:value="2.690253" calcext:value-type="float">
            <text:p>2,690253</text:p>
          </table:table-cell>
          <table:table-cell office:value-type="float" office:value="2.955296" calcext:value-type="float">
            <text:p>2,955296</text:p>
          </table:table-cell>
        </table:table-row>
        <table:table-row table:style-name="ro1">
          <table:table-cell office:value-type="float" office:value="6.311628" calcext:value-type="float">
            <text:p>6,311628</text:p>
          </table:table-cell>
          <table:table-cell office:value-type="float" office:value="5.266038" calcext:value-type="float">
            <text:p>5,266038</text:p>
          </table:table-cell>
        </table:table-row>
        <table:table-row table:style-name="ro1">
          <table:table-cell office:value-type="float" office:value="6.844986" calcext:value-type="float">
            <text:p>6,844986</text:p>
          </table:table-cell>
          <table:table-cell office:value-type="float" office:value="6.316378" calcext:value-type="float">
            <text:p>6,316378</text:p>
          </table:table-cell>
        </table:table-row>
        <table:table-row table:style-name="ro1">
          <table:table-cell office:value-type="float" office:value="2.1197" calcext:value-type="float">
            <text:p>2,1197</text:p>
          </table:table-cell>
          <table:table-cell office:value-type="float" office:value="3.345347" calcext:value-type="float">
            <text:p>3,345347</text:p>
          </table:table-cell>
        </table:table-row>
        <table:table-row table:style-name="ro1">
          <table:table-cell office:value-type="float" office:value="1.406456" calcext:value-type="float">
            <text:p>1,406456</text:p>
          </table:table-cell>
          <table:table-cell office:value-type="float" office:value="9.100946" calcext:value-type="float">
            <text:p>9,100946</text:p>
          </table:table-cell>
        </table:table-row>
        <table:table-row table:style-name="ro1">
          <table:table-cell office:value-type="float" office:value="2.078027" calcext:value-type="float">
            <text:p>2,078027</text:p>
          </table:table-cell>
          <table:table-cell office:value-type="float" office:value="9.117175" calcext:value-type="float">
            <text:p>9,117175</text:p>
          </table:table-cell>
        </table:table-row>
        <table:table-row table:style-name="ro1">
          <table:table-cell office:value-type="float" office:value="2.217364" calcext:value-type="float">
            <text:p>2,217364</text:p>
          </table:table-cell>
          <table:table-cell office:value-type="float" office:value="9.396406" calcext:value-type="float">
            <text:p>9,396406</text:p>
          </table:table-cell>
        </table:table-row>
        <table:table-row table:style-name="ro1">
          <table:table-cell office:value-type="float" office:value="2.345863" calcext:value-type="float">
            <text:p>2,345863</text:p>
          </table:table-cell>
          <table:table-cell office:value-type="float" office:value="7.832967" calcext:value-type="float">
            <text:p>7,832967</text:p>
          </table:table-cell>
        </table:table-row>
        <table:table-row table:style-name="ro1">
          <table:table-cell office:value-type="float" office:value="6.440638" calcext:value-type="float">
            <text:p>6,440638</text:p>
          </table:table-cell>
          <table:table-cell office:value-type="float" office:value="5.864334" calcext:value-type="float">
            <text:p>5,864334</text:p>
          </table:table-cell>
        </table:table-row>
        <table:table-row table:style-name="ro1">
          <table:table-cell office:value-type="float" office:value="6.056075" calcext:value-type="float">
            <text:p>6,056075</text:p>
          </table:table-cell>
          <table:table-cell office:value-type="float" office:value="5.882534" calcext:value-type="float">
            <text:p>5,882534</text:p>
          </table:table-cell>
        </table:table-row>
        <table:table-row table:style-name="ro1">
          <table:table-cell office:value-type="float" office:value="5.986914" calcext:value-type="float">
            <text:p>5,986914</text:p>
          </table:table-cell>
          <table:table-cell office:value-type="float" office:value="6.176111" calcext:value-type="float">
            <text:p>6,176111</text:p>
          </table:table-cell>
        </table:table-row>
        <table:table-row table:style-name="ro1">
          <table:table-cell office:value-type="float" office:value="7.426478" calcext:value-type="float">
            <text:p>7,426478</text:p>
          </table:table-cell>
          <table:table-cell office:value-type="float" office:value="5.752119" calcext:value-type="float">
            <text:p>5,752119</text:p>
          </table:table-cell>
        </table:table-row>
        <table:table-row table:style-name="ro1">
          <table:table-cell office:value-type="float" office:value="6.591388" calcext:value-type="float">
            <text:p>6,591388</text:p>
          </table:table-cell>
          <table:table-cell office:value-type="float" office:value="5.519574" calcext:value-type="float">
            <text:p>5,519574</text:p>
          </table:table-cell>
        </table:table-row>
        <table:table-row table:style-name="ro1">
          <table:table-cell office:value-type="float" office:value="5.788645" calcext:value-type="float">
            <text:p>5,788645</text:p>
          </table:table-cell>
          <table:table-cell office:value-type="float" office:value="5.06694" calcext:value-type="float">
            <text:p>5,06694</text:p>
          </table:table-cell>
        </table:table-row>
        <table:table-row table:style-name="ro1">
          <table:table-cell office:value-type="float" office:value="7.359405" calcext:value-type="float">
            <text:p>7,359405</text:p>
          </table:table-cell>
          <table:table-cell office:value-type="float" office:value="5.246811" calcext:value-type="float">
            <text:p>5,246811</text:p>
          </table:table-cell>
        </table:table-row>
        <table:table-row table:style-name="ro1">
          <table:table-cell office:value-type="float" office:value="2.476939" calcext:value-type="float">
            <text:p>2,476939</text:p>
          </table:table-cell>
          <table:table-cell office:value-type="float" office:value="2.570083" calcext:value-type="float">
            <text:p>2,570083</text:p>
          </table:table-cell>
        </table:table-row>
        <table:table-row table:style-name="ro1">
          <table:table-cell office:value-type="float" office:value="1.727021" calcext:value-type="float">
            <text:p>1,727021</text:p>
          </table:table-cell>
          <table:table-cell office:value-type="float" office:value="9.182401" calcext:value-type="float">
            <text:p>9,182401</text:p>
          </table:table-cell>
        </table:table-row>
        <table:table-row table:style-name="ro1">
          <table:table-cell office:value-type="float" office:value="1.24782" calcext:value-type="float">
            <text:p>1,24782</text:p>
          </table:table-cell>
          <table:table-cell office:value-type="float" office:value="4.103612" calcext:value-type="float">
            <text:p>4,103612</text:p>
          </table:table-cell>
        </table:table-row>
        <table:table-row table:style-name="ro1">
          <table:table-cell office:value-type="float" office:value="6.829997" calcext:value-type="float">
            <text:p>6,829997</text:p>
          </table:table-cell>
          <table:table-cell office:value-type="float" office:value="6.812304" calcext:value-type="float">
            <text:p>6,812304</text:p>
          </table:table-cell>
        </table:table-row>
        <table:table-row table:style-name="ro1">
          <table:table-cell office:value-type="float" office:value="6.70529" calcext:value-type="float">
            <text:p>6,70529</text:p>
          </table:table-cell>
          <table:table-cell office:value-type="float" office:value="6.126794" calcext:value-type="float">
            <text:p>6,126794</text:p>
          </table:table-cell>
        </table:table-row>
        <table:table-row table:style-name="ro1">
          <table:table-cell office:value-type="float" office:value="1.591474" calcext:value-type="float">
            <text:p>1,591474</text:p>
          </table:table-cell>
          <table:table-cell office:value-type="float" office:value="3.956139" calcext:value-type="float">
            <text:p>3,956139</text:p>
          </table:table-cell>
        </table:table-row>
        <table:table-row table:style-name="ro1">
          <table:table-cell office:value-type="float" office:value="0.69852" calcext:value-type="float">
            <text:p>0,69852</text:p>
          </table:table-cell>
          <table:table-cell office:value-type="float" office:value="3.597172" calcext:value-type="float">
            <text:p>3,597172</text:p>
          </table:table-cell>
        </table:table-row>
        <table:table-row table:style-name="ro1">
          <table:table-cell office:value-type="float" office:value="7.174129" calcext:value-type="float">
            <text:p>7,174129</text:p>
          </table:table-cell>
          <table:table-cell office:value-type="float" office:value="7.251358" calcext:value-type="float">
            <text:p>7,251358</text:p>
          </table:table-cell>
        </table:table-row>
        <table:table-row table:style-name="ro1">
          <table:table-cell office:value-type="float" office:value="7.016414" calcext:value-type="float">
            <text:p>7,016414</text:p>
          </table:table-cell>
          <table:table-cell office:value-type="float" office:value="5.483409" calcext:value-type="float">
            <text:p>5,483409</text:p>
          </table:table-cell>
        </table:table-row>
        <table:table-row table:style-name="ro1">
          <table:table-cell office:value-type="float" office:value="2.81565" calcext:value-type="float">
            <text:p>2,81565</text:p>
          </table:table-cell>
          <table:table-cell office:value-type="float" office:value="8.757753" calcext:value-type="float">
            <text:p>8,757753</text:p>
          </table:table-cell>
        </table:table-row>
        <table:table-row table:style-name="ro1">
          <table:table-cell office:value-type="float" office:value="1.066893" calcext:value-type="float">
            <text:p>1,066893</text:p>
          </table:table-cell>
          <table:table-cell office:value-type="float" office:value="2.715496" calcext:value-type="float">
            <text:p>2,715496</text:p>
          </table:table-cell>
        </table:table-row>
        <table:table-row table:style-name="ro1">
          <table:table-cell office:value-type="float" office:value="7.051876" calcext:value-type="float">
            <text:p>7,051876</text:p>
          </table:table-cell>
          <table:table-cell office:value-type="float" office:value="6.944479" calcext:value-type="float">
            <text:p>6,944479</text:p>
          </table:table-cell>
        </table:table-row>
        <table:table-row table:style-name="ro1">
          <table:table-cell office:value-type="float" office:value="0.877575" calcext:value-type="float">
            <text:p>0,877575</text:p>
          </table:table-cell>
          <table:table-cell office:value-type="float" office:value="7.894504" calcext:value-type="float">
            <text:p>7,894504</text:p>
          </table:table-cell>
        </table:table-row>
        <table:table-row table:style-name="ro1">
          <table:table-cell office:value-type="float" office:value="1.248884" calcext:value-type="float">
            <text:p>1,248884</text:p>
          </table:table-cell>
          <table:table-cell office:value-type="float" office:value="3.568801" calcext:value-type="float">
            <text:p>3,568801</text:p>
          </table:table-cell>
        </table:table-row>
        <table:table-row table:style-name="ro1">
          <table:table-cell office:value-type="float" office:value="7.294644" calcext:value-type="float">
            <text:p>7,294644</text:p>
          </table:table-cell>
          <table:table-cell office:value-type="float" office:value="4.768632" calcext:value-type="float">
            <text:p>4,768632</text:p>
          </table:table-cell>
        </table:table-row>
        <table:table-row table:style-name="ro1">
          <table:table-cell office:value-type="float" office:value="2.117842" calcext:value-type="float">
            <text:p>2,117842</text:p>
          </table:table-cell>
          <table:table-cell office:value-type="float" office:value="3.354604" calcext:value-type="float">
            <text:p>3,354604</text:p>
          </table:table-cell>
        </table:table-row>
        <table:table-row table:style-name="ro1">
          <table:table-cell office:value-type="float" office:value="7.392705" calcext:value-type="float">
            <text:p>7,392705</text:p>
          </table:table-cell>
          <table:table-cell office:value-type="float" office:value="4.821133" calcext:value-type="float">
            <text:p>4,821133</text:p>
          </table:table-cell>
        </table:table-row>
        <table:table-row table:style-name="ro1">
          <table:table-cell office:value-type="float" office:value="7.463218" calcext:value-type="float">
            <text:p>7,463218</text:p>
          </table:table-cell>
          <table:table-cell office:value-type="float" office:value="5.713667" calcext:value-type="float">
            <text:p>5,713667</text:p>
          </table:table-cell>
        </table:table-row>
        <table:table-row table:style-name="ro1">
          <table:table-cell office:value-type="float" office:value="1.753448" calcext:value-type="float">
            <text:p>1,753448</text:p>
          </table:table-cell>
          <table:table-cell office:value-type="float" office:value="8.52166" calcext:value-type="float">
            <text:p>8,52166</text:p>
          </table:table-cell>
        </table:table-row>
        <table:table-row table:style-name="ro1">
          <table:table-cell office:value-type="float" office:value="7.36925" calcext:value-type="float">
            <text:p>7,36925</text:p>
          </table:table-cell>
          <table:table-cell office:value-type="float" office:value="6.396138" calcext:value-type="float">
            <text:p>6,396138</text:p>
          </table:table-cell>
        </table:table-row>
        <table:table-row table:style-name="ro1">
          <table:table-cell office:value-type="float" office:value="2.049128" calcext:value-type="float">
            <text:p>2,049128</text:p>
          </table:table-cell>
          <table:table-cell office:value-type="float" office:value="3.339863" calcext:value-type="float">
            <text:p>3,339863</text:p>
          </table:table-cell>
        </table:table-row>
        <table:table-row table:style-name="ro1">
          <table:table-cell office:value-type="float" office:value="6.286684" calcext:value-type="float">
            <text:p>6,286684</text:p>
          </table:table-cell>
          <table:table-cell office:value-type="float" office:value="6.321561" calcext:value-type="float">
            <text:p>6,321561</text:p>
          </table:table-cell>
        </table:table-row>
        <table:table-row table:style-name="ro1">
          <table:table-cell office:value-type="float" office:value="7.055284" calcext:value-type="float">
            <text:p>7,055284</text:p>
          </table:table-cell>
          <table:table-cell office:value-type="float" office:value="6.251971" calcext:value-type="float">
            <text:p>6,251971</text:p>
          </table:table-cell>
        </table:table-row>
        <table:table-row table:style-name="ro1">
          <table:table-cell office:value-type="float" office:value="2.826127" calcext:value-type="float">
            <text:p>2,826127</text:p>
          </table:table-cell>
          <table:table-cell office:value-type="float" office:value="3.228845" calcext:value-type="float">
            <text:p>3,228845</text:p>
          </table:table-cell>
        </table:table-row>
        <table:table-row table:style-name="ro1">
          <table:table-cell office:value-type="float" office:value="2.259508" calcext:value-type="float">
            <text:p>2,259508</text:p>
          </table:table-cell>
          <table:table-cell office:value-type="float" office:value="9.169144" calcext:value-type="float">
            <text:p>9,169144</text:p>
          </table:table-cell>
        </table:table-row>
        <table:table-row table:style-name="ro1">
          <table:table-cell office:value-type="float" office:value="6.299904" calcext:value-type="float">
            <text:p>6,299904</text:p>
          </table:table-cell>
          <table:table-cell office:value-type="float" office:value="5.971694" calcext:value-type="float">
            <text:p>5,971694</text:p>
          </table:table-cell>
        </table:table-row>
        <table:table-row table:style-name="ro1">
          <table:table-cell office:value-type="float" office:value="1.171592" calcext:value-type="float">
            <text:p>1,171592</text:p>
          </table:table-cell>
          <table:table-cell office:value-type="float" office:value="8.189547" calcext:value-type="float">
            <text:p>8,189547</text:p>
          </table:table-cell>
        </table:table-row>
        <table:table-row table:style-name="ro1">
          <table:table-cell office:value-type="float" office:value="2.031049" calcext:value-type="float">
            <text:p>2,031049</text:p>
          </table:table-cell>
          <table:table-cell office:value-type="float" office:value="8.926017" calcext:value-type="float">
            <text:p>8,926017</text:p>
          </table:table-cell>
        </table:table-row>
        <table:table-row table:style-name="ro1">
          <table:table-cell office:value-type="float" office:value="0.451826" calcext:value-type="float">
            <text:p>0,451826</text:p>
          </table:table-cell>
          <table:table-cell office:value-type="float" office:value="9.078258" calcext:value-type="float">
            <text:p>9,078258</text:p>
          </table:table-cell>
        </table:table-row>
        <table:table-row table:style-name="ro1">
          <table:table-cell office:value-type="float" office:value="1.069848" calcext:value-type="float">
            <text:p>1,069848</text:p>
          </table:table-cell>
          <table:table-cell office:value-type="float" office:value="8.569926" calcext:value-type="float">
            <text:p>8,569926</text:p>
          </table:table-cell>
        </table:table-row>
        <table:table-row table:style-name="ro1">
          <table:table-cell office:value-type="float" office:value="1.483939" calcext:value-type="float">
            <text:p>1,483939</text:p>
          </table:table-cell>
          <table:table-cell office:value-type="float" office:value="8.610795" calcext:value-type="float">
            <text:p>8,610795</text:p>
          </table:table-cell>
        </table:table-row>
        <table:table-row table:style-name="ro1">
          <table:table-cell office:value-type="float" office:value="1.569685" calcext:value-type="float">
            <text:p>1,569685</text:p>
          </table:table-cell>
          <table:table-cell office:value-type="float" office:value="3.20087" calcext:value-type="float">
            <text:p>3,20087</text:p>
          </table:table-cell>
        </table:table-row>
        <table:table-row table:style-name="ro1">
          <table:table-cell office:value-type="float" office:value="1.623898" calcext:value-type="float">
            <text:p>1,623898</text:p>
          </table:table-cell>
          <table:table-cell office:value-type="float" office:value="3.027245" calcext:value-type="float">
            <text:p>3,027245</text:p>
          </table:table-cell>
        </table:table-row>
        <table:table-row table:style-name="ro1">
          <table:table-cell office:value-type="float" office:value="6.039598" calcext:value-type="float">
            <text:p>6,039598</text:p>
          </table:table-cell>
          <table:table-cell office:value-type="float" office:value="6.307804" calcext:value-type="float">
            <text:p>6,307804</text:p>
          </table:table-cell>
        </table:table-row>
        <table:table-row table:style-name="ro1">
          <table:table-cell office:value-type="float" office:value="1.49566" calcext:value-type="float">
            <text:p>1,49566</text:p>
          </table:table-cell>
          <table:table-cell office:value-type="float" office:value="2.892588" calcext:value-type="float">
            <text:p>2,892588</text:p>
          </table:table-cell>
        </table:table-row>
        <table:table-row table:style-name="ro1">
          <table:table-cell office:value-type="float" office:value="7.181479" calcext:value-type="float">
            <text:p>7,181479</text:p>
          </table:table-cell>
          <table:table-cell office:value-type="float" office:value="6.928361" calcext:value-type="float">
            <text:p>6,928361</text:p>
          </table:table-cell>
        </table:table-row>
        <table:table-row table:style-name="ro1">
          <table:table-cell office:value-type="float" office:value="6.185065" calcext:value-type="float">
            <text:p>6,185065</text:p>
          </table:table-cell>
          <table:table-cell office:value-type="float" office:value="6.216141" calcext:value-type="float">
            <text:p>6,216141</text:p>
          </table:table-cell>
        </table:table-row>
        <table:table-row table:style-name="ro1">
          <table:table-cell office:value-type="float" office:value="1.863702" calcext:value-type="float">
            <text:p>1,863702</text:p>
          </table:table-cell>
          <table:table-cell office:value-type="float" office:value="8.181352" calcext:value-type="float">
            <text:p>8,181352</text:p>
          </table:table-cell>
        </table:table-row>
        <table:table-row table:style-name="ro1">
          <table:table-cell office:value-type="float" office:value="6.688443" calcext:value-type="float">
            <text:p>6,688443</text:p>
          </table:table-cell>
          <table:table-cell office:value-type="float" office:value="5.916171" calcext:value-type="float">
            <text:p>5,916171</text:p>
          </table:table-cell>
        </table:table-row>
        <table:table-row table:style-name="ro1">
          <table:table-cell office:value-type="float" office:value="1.399076" calcext:value-type="float">
            <text:p>1,399076</text:p>
          </table:table-cell>
          <table:table-cell office:value-type="float" office:value="1.94385" calcext:value-type="float">
            <text:p>1,94385</text:p>
          </table:table-cell>
        </table:table-row>
        <table:table-row table:style-name="ro1">
          <table:table-cell office:value-type="float" office:value="2.85552" calcext:value-type="float">
            <text:p>2,85552</text:p>
          </table:table-cell>
          <table:table-cell office:value-type="float" office:value="8.964744" calcext:value-type="float">
            <text:p>8,964744</text:p>
          </table:table-cell>
        </table:table-row>
        <table:table-row table:style-name="ro1">
          <table:table-cell office:value-type="float" office:value="5.905587" calcext:value-type="float">
            <text:p>5,905587</text:p>
          </table:table-cell>
          <table:table-cell office:value-type="float" office:value="5.910826" calcext:value-type="float">
            <text:p>5,910826</text:p>
          </table:table-cell>
        </table:table-row>
        <table:table-row table:style-name="ro1">
          <table:table-cell office:value-type="float" office:value="2.883602" calcext:value-type="float">
            <text:p>2,883602</text:p>
          </table:table-cell>
          <table:table-cell office:value-type="float" office:value="2.618275" calcext:value-type="float">
            <text:p>2,618275</text:p>
          </table:table-cell>
        </table:table-row>
        <table:table-row table:style-name="ro1">
          <table:table-cell office:value-type="float" office:value="6.270367" calcext:value-type="float">
            <text:p>6,270367</text:p>
          </table:table-cell>
          <table:table-cell office:value-type="float" office:value="6.340556" calcext:value-type="float">
            <text:p>6,340556</text:p>
          </table:table-cell>
        </table:table-row>
        <table:table-row table:style-name="ro1">
          <table:table-cell office:value-type="float" office:value="7.395206" calcext:value-type="float">
            <text:p>7,395206</text:p>
          </table:table-cell>
          <table:table-cell office:value-type="float" office:value="5.95901" calcext:value-type="float">
            <text:p>5,95901</text:p>
          </table:table-cell>
        </table:table-row>
        <table:table-row table:style-name="ro1">
          <table:table-cell office:value-type="float" office:value="6.507093" calcext:value-type="float">
            <text:p>6,507093</text:p>
          </table:table-cell>
          <table:table-cell office:value-type="float" office:value="5.034357" calcext:value-type="float">
            <text:p>5,034357</text:p>
          </table:table-cell>
        </table:table-row>
        <table:table-row table:style-name="ro1">
          <table:table-cell office:value-type="float" office:value="6.804635" calcext:value-type="float">
            <text:p>6,804635</text:p>
          </table:table-cell>
          <table:table-cell office:value-type="float" office:value="6.756943" calcext:value-type="float">
            <text:p>6,756943</text:p>
          </table:table-cell>
        </table:table-row>
        <table:table-row table:style-name="ro1">
          <table:table-cell office:value-type="float" office:value="2.303095" calcext:value-type="float">
            <text:p>2,303095</text:p>
          </table:table-cell>
          <table:table-cell office:value-type="float" office:value="10.06858" calcext:value-type="float">
            <text:p>10,06858</text:p>
          </table:table-cell>
        </table:table-row>
        <table:table-row table:style-name="ro1">
          <table:table-cell office:value-type="float" office:value="6.696812" calcext:value-type="float">
            <text:p>6,696812</text:p>
          </table:table-cell>
          <table:table-cell office:value-type="float" office:value="6.072194" calcext:value-type="float">
            <text:p>6,072194</text:p>
          </table:table-cell>
        </table:table-row>
        <table:table-row table:style-name="ro1">
          <table:table-cell office:value-type="float" office:value="2.463489" calcext:value-type="float">
            <text:p>2,463489</text:p>
          </table:table-cell>
          <table:table-cell office:value-type="float" office:value="3.390164" calcext:value-type="float">
            <text:p>3,390164</text:p>
          </table:table-cell>
        </table:table-row>
        <table:table-row table:style-name="ro1">
          <table:table-cell office:value-type="float" office:value="7.484894" calcext:value-type="float">
            <text:p>7,484894</text:p>
          </table:table-cell>
          <table:table-cell office:value-type="float" office:value="6.614419" calcext:value-type="float">
            <text:p>6,614419</text:p>
          </table:table-cell>
        </table:table-row>
        <table:table-row table:style-name="ro1">
          <table:table-cell office:value-type="float" office:value="1.364272" calcext:value-type="float">
            <text:p>1,364272</text:p>
          </table:table-cell>
          <table:table-cell office:value-type="float" office:value="3.15861" calcext:value-type="float">
            <text:p>3,15861</text:p>
          </table:table-cell>
        </table:table-row>
        <table:table-row table:style-name="ro1">
          <table:table-cell office:value-type="float" office:value="0.914954" calcext:value-type="float">
            <text:p>0,914954</text:p>
          </table:table-cell>
          <table:table-cell office:value-type="float" office:value="8.705799" calcext:value-type="float">
            <text:p>8,705799</text:p>
          </table:table-cell>
        </table:table-row>
        <table:table-row table:style-name="ro1">
          <table:table-cell office:value-type="float" office:value="6.070645" calcext:value-type="float">
            <text:p>6,070645</text:p>
          </table:table-cell>
          <table:table-cell office:value-type="float" office:value="4.756612" calcext:value-type="float">
            <text:p>4,756612</text:p>
          </table:table-cell>
        </table:table-row>
        <table:table-row table:style-name="ro1">
          <table:table-cell office:value-type="float" office:value="6.716149" calcext:value-type="float">
            <text:p>6,716149</text:p>
          </table:table-cell>
          <table:table-cell office:value-type="float" office:value="5.471578" calcext:value-type="float">
            <text:p>5,471578</text:p>
          </table:table-cell>
        </table:table-row>
        <table:table-row table:style-name="ro1">
          <table:table-cell office:value-type="float" office:value="6.388734" calcext:value-type="float">
            <text:p>6,388734</text:p>
          </table:table-cell>
          <table:table-cell office:value-type="float" office:value="6.489803" calcext:value-type="float">
            <text:p>6,489803</text:p>
          </table:table-cell>
        </table:table-row>
        <table:table-row table:style-name="ro1">
          <table:table-cell office:value-type="float" office:value="1.812623" calcext:value-type="float">
            <text:p>1,812623</text:p>
          </table:table-cell>
          <table:table-cell office:value-type="float" office:value="9.702087" calcext:value-type="float">
            <text:p>9,702087</text:p>
          </table:table-cell>
        </table:table-row>
        <table:table-row table:style-name="ro1">
          <table:table-cell office:value-type="float" office:value="1.863999" calcext:value-type="float">
            <text:p>1,863999</text:p>
          </table:table-cell>
          <table:table-cell office:value-type="float" office:value="4.449712" calcext:value-type="float">
            <text:p>4,449712</text:p>
          </table:table-cell>
        </table:table-row>
        <table:table-row table:style-name="ro1">
          <table:table-cell office:value-type="float" office:value="6.287426" calcext:value-type="float">
            <text:p>6,287426</text:p>
          </table:table-cell>
          <table:table-cell office:value-type="float" office:value="5.956555" calcext:value-type="float">
            <text:p>5,956555</text:p>
          </table:table-cell>
        </table:table-row>
        <table:table-row table:style-name="ro1">
          <table:table-cell office:value-type="float" office:value="2.127128" calcext:value-type="float">
            <text:p>2,127128</text:p>
          </table:table-cell>
          <table:table-cell office:value-type="float" office:value="9.162418" calcext:value-type="float">
            <text:p>9,162418</text:p>
          </table:table-cell>
        </table:table-row>
        <table:table-row table:style-name="ro1">
          <table:table-cell office:value-type="float" office:value="2.104576" calcext:value-type="float">
            <text:p>2,104576</text:p>
          </table:table-cell>
          <table:table-cell office:value-type="float" office:value="3.355068" calcext:value-type="float">
            <text:p>3,355068</text:p>
          </table:table-cell>
        </table:table-row>
        <table:table-row table:style-name="ro1">
          <table:table-cell office:value-type="float" office:value="1.473355" calcext:value-type="float">
            <text:p>1,473355</text:p>
          </table:table-cell>
          <table:table-cell office:value-type="float" office:value="2.177202" calcext:value-type="float">
            <text:p>2,177202</text:p>
          </table:table-cell>
        </table:table-row>
        <table:table-row table:style-name="ro1">
          <table:table-cell office:value-type="float" office:value="2.627627" calcext:value-type="float">
            <text:p>2,627627</text:p>
          </table:table-cell>
          <table:table-cell office:value-type="float" office:value="8.399773" calcext:value-type="float">
            <text:p>8,399773</text:p>
          </table:table-cell>
        </table:table-row>
        <table:table-row table:style-name="ro1">
          <table:table-cell office:value-type="float" office:value="2.017639" calcext:value-type="float">
            <text:p>2,017639</text:p>
          </table:table-cell>
          <table:table-cell office:value-type="float" office:value="9.227176" calcext:value-type="float">
            <text:p>9,227176</text:p>
          </table:table-cell>
        </table:table-row>
        <table:table-row table:style-name="ro1">
          <table:table-cell office:value-type="float" office:value="6.478052" calcext:value-type="float">
            <text:p>6,478052</text:p>
          </table:table-cell>
          <table:table-cell office:value-type="float" office:value="5.988907" calcext:value-type="float">
            <text:p>5,988907</text:p>
          </table:table-cell>
        </table:table-row>
        <table:table-row table:style-name="ro1">
          <table:table-cell office:value-type="float" office:value="1.752553" calcext:value-type="float">
            <text:p>1,752553</text:p>
          </table:table-cell>
          <table:table-cell office:value-type="float" office:value="7.834878" calcext:value-type="float">
            <text:p>7,834878</text:p>
          </table:table-cell>
        </table:table-row>
        <table:table-row table:style-name="ro1">
          <table:table-cell office:value-type="float" office:value="1.745928" calcext:value-type="float">
            <text:p>1,745928</text:p>
          </table:table-cell>
          <table:table-cell office:value-type="float" office:value="3.360216" calcext:value-type="float">
            <text:p>3,360216</text:p>
          </table:table-cell>
        </table:table-row>
        <table:table-row table:style-name="ro1">
          <table:table-cell office:value-type="float" office:value="6.362274" calcext:value-type="float">
            <text:p>6,362274</text:p>
          </table:table-cell>
          <table:table-cell office:value-type="float" office:value="6.418696" calcext:value-type="float">
            <text:p>6,418696</text:p>
          </table:table-cell>
        </table:table-row>
        <table:table-row table:style-name="ro1">
          <table:table-cell office:value-type="float" office:value="1.152029" calcext:value-type="float">
            <text:p>1,152029</text:p>
          </table:table-cell>
          <table:table-cell office:value-type="float" office:value="4.072842" calcext:value-type="float">
            <text:p>4,072842</text:p>
          </table:table-cell>
        </table:table-row>
        <table:table-row table:style-name="ro1">
          <table:table-cell office:value-type="float" office:value="0.640476" calcext:value-type="float">
            <text:p>0,640476</text:p>
          </table:table-cell>
          <table:table-cell office:value-type="float" office:value="10.454681" calcext:value-type="float">
            <text:p>10,454681</text:p>
          </table:table-cell>
        </table:table-row>
        <table:table-row table:style-name="ro1">
          <table:table-cell office:value-type="float" office:value="5.597445" calcext:value-type="float">
            <text:p>5,597445</text:p>
          </table:table-cell>
          <table:table-cell office:value-type="float" office:value="6.82886" calcext:value-type="float">
            <text:p>6,82886</text:p>
          </table:table-cell>
        </table:table-row>
        <table:table-row table:style-name="ro1">
          <table:table-cell office:value-type="float" office:value="1.241939" calcext:value-type="float">
            <text:p>1,241939</text:p>
          </table:table-cell>
          <table:table-cell office:value-type="float" office:value="3.480413" calcext:value-type="float">
            <text:p>3,480413</text:p>
          </table:table-cell>
        </table:table-row>
        <table:table-row table:style-name="ro1">
          <table:table-cell office:value-type="float" office:value="1.814856" calcext:value-type="float">
            <text:p>1,814856</text:p>
          </table:table-cell>
          <table:table-cell office:value-type="float" office:value="8.74049" calcext:value-type="float">
            <text:p>8,74049</text:p>
          </table:table-cell>
        </table:table-row>
        <table:table-row table:style-name="ro1">
          <table:table-cell office:value-type="float" office:value="1.880864" calcext:value-type="float">
            <text:p>1,880864</text:p>
          </table:table-cell>
          <table:table-cell office:value-type="float" office:value="3.622165" calcext:value-type="float">
            <text:p>3,622165</text:p>
          </table:table-cell>
        </table:table-row>
        <table:table-row table:style-name="ro1">
          <table:table-cell office:value-type="float" office:value="1.99409" calcext:value-type="float">
            <text:p>1,99409</text:p>
          </table:table-cell>
          <table:table-cell office:value-type="float" office:value="2.282029" calcext:value-type="float">
            <text:p>2,282029</text:p>
          </table:table-cell>
        </table:table-row>
        <table:table-row table:style-name="ro1">
          <table:table-cell office:value-type="float" office:value="5.977301" calcext:value-type="float">
            <text:p>5,977301</text:p>
          </table:table-cell>
          <table:table-cell office:value-type="float" office:value="5.44961" calcext:value-type="float">
            <text:p>5,44961</text:p>
          </table:table-cell>
        </table:table-row>
        <table:table-row table:style-name="ro1">
          <table:table-cell office:value-type="float" office:value="6.189221" calcext:value-type="float">
            <text:p>6,189221</text:p>
          </table:table-cell>
          <table:table-cell office:value-type="float" office:value="6.194933" calcext:value-type="float">
            <text:p>6,194933</text:p>
          </table:table-cell>
        </table:table-row>
        <table:table-row table:style-name="ro1">
          <table:table-cell office:value-type="float" office:value="1.955823" calcext:value-type="float">
            <text:p>1,955823</text:p>
          </table:table-cell>
          <table:table-cell office:value-type="float" office:value="4.045761" calcext:value-type="float">
            <text:p>4,045761</text:p>
          </table:table-cell>
        </table:table-row>
        <table:table-row table:style-name="ro1">
          <table:table-cell office:value-type="float" office:value="1.932644" calcext:value-type="float">
            <text:p>1,932644</text:p>
          </table:table-cell>
          <table:table-cell office:value-type="float" office:value="9.349526" calcext:value-type="float">
            <text:p>9,349526</text:p>
          </table:table-cell>
        </table:table-row>
        <table:table-row table:style-name="ro1">
          <table:table-cell office:value-type="float" office:value="1.657615" calcext:value-type="float">
            <text:p>1,657615</text:p>
          </table:table-cell>
          <table:table-cell office:value-type="float" office:value="8.680199" calcext:value-type="float">
            <text:p>8,680199</text:p>
          </table:table-cell>
        </table:table-row>
        <table:table-row table:style-name="ro1">
          <table:table-cell office:value-type="float" office:value="1.742229" calcext:value-type="float">
            <text:p>1,742229</text:p>
          </table:table-cell>
          <table:table-cell office:value-type="float" office:value="10.125397" calcext:value-type="float">
            <text:p>10,125397</text:p>
          </table:table-cell>
        </table:table-row>
        <table:table-row table:style-name="ro1">
          <table:table-cell office:value-type="float" office:value="7.300329" calcext:value-type="float">
            <text:p>7,300329</text:p>
          </table:table-cell>
          <table:table-cell office:value-type="float" office:value="6.093503" calcext:value-type="float">
            <text:p>6,093503</text:p>
          </table:table-cell>
        </table:table-row>
        <table:table-row table:style-name="ro1">
          <table:table-cell office:value-type="float" office:value="7.030701" calcext:value-type="float">
            <text:p>7,030701</text:p>
          </table:table-cell>
          <table:table-cell office:value-type="float" office:value="5.993497" calcext:value-type="float">
            <text:p>5,993497</text:p>
          </table:table-cell>
        </table:table-row>
        <table:table-row table:style-name="ro1">
          <table:table-cell office:value-type="float" office:value="1.887689" calcext:value-type="float">
            <text:p>1,887689</text:p>
          </table:table-cell>
          <table:table-cell office:value-type="float" office:value="9.560256" calcext:value-type="float">
            <text:p>9,560256</text:p>
          </table:table-cell>
        </table:table-row>
        <table:table-row table:style-name="ro1">
          <table:table-cell office:value-type="float" office:value="2.934759" calcext:value-type="float">
            <text:p>2,934759</text:p>
          </table:table-cell>
          <table:table-cell office:value-type="float" office:value="3.086172" calcext:value-type="float">
            <text:p>3,086172</text:p>
          </table:table-cell>
        </table:table-row>
        <table:table-row table:style-name="ro1">
          <table:table-cell office:value-type="float" office:value="1.70932" calcext:value-type="float">
            <text:p>1,70932</text:p>
          </table:table-cell>
          <table:table-cell office:value-type="float" office:value="8.721903" calcext:value-type="float">
            <text:p>8,721903</text:p>
          </table:table-cell>
        </table:table-row>
        <table:table-row table:style-name="ro1">
          <table:table-cell office:value-type="float" office:value="0.765065" calcext:value-type="float">
            <text:p>0,765065</text:p>
          </table:table-cell>
          <table:table-cell office:value-type="float" office:value="3.508608" calcext:value-type="float">
            <text:p>3,508608</text:p>
          </table:table-cell>
        </table:table-row>
        <table:table-row table:style-name="ro1">
          <table:table-cell office:value-type="float" office:value="2.14971" calcext:value-type="float">
            <text:p>2,14971</text:p>
          </table:table-cell>
          <table:table-cell office:value-type="float" office:value="3.891899" calcext:value-type="float">
            <text:p>3,891899</text:p>
          </table:table-cell>
        </table:table-row>
        <table:table-row table:style-name="ro1">
          <table:table-cell office:value-type="float" office:value="1.356261" calcext:value-type="float">
            <text:p>1,356261</text:p>
          </table:table-cell>
          <table:table-cell office:value-type="float" office:value="9.312319" calcext:value-type="float">
            <text:p>9,312319</text:p>
          </table:table-cell>
        </table:table-row>
        <table:table-row table:style-name="ro1">
          <table:table-cell office:value-type="float" office:value="2.613252" calcext:value-type="float">
            <text:p>2,613252</text:p>
          </table:table-cell>
          <table:table-cell office:value-type="float" office:value="3.349383" calcext:value-type="float">
            <text:p>3,349383</text:p>
          </table:table-cell>
        </table:table-row>
        <table:table-row table:style-name="ro1">
          <table:table-cell office:value-type="float" office:value="2.446277" calcext:value-type="float">
            <text:p>2,446277</text:p>
          </table:table-cell>
          <table:table-cell office:value-type="float" office:value="3.788631" calcext:value-type="float">
            <text:p>3,788631</text:p>
          </table:table-cell>
        </table:table-row>
        <table:table-row table:style-name="ro1">
          <table:table-cell office:value-type="float" office:value="2.214633" calcext:value-type="float">
            <text:p>2,214633</text:p>
          </table:table-cell>
          <table:table-cell office:value-type="float" office:value="3.558564" calcext:value-type="float">
            <text:p>3,558564</text:p>
          </table:table-cell>
        </table:table-row>
        <table:table-row table:style-name="ro1">
          <table:table-cell office:value-type="float" office:value="6.981468" calcext:value-type="float">
            <text:p>6,981468</text:p>
          </table:table-cell>
          <table:table-cell office:value-type="float" office:value="6.420423" calcext:value-type="float">
            <text:p>6,420423</text:p>
          </table:table-cell>
        </table:table-row>
        <table:table-row table:style-name="ro1">
          <table:table-cell office:value-type="float" office:value="1.647461" calcext:value-type="float">
            <text:p>1,647461</text:p>
          </table:table-cell>
          <table:table-cell office:value-type="float" office:value="4.001854" calcext:value-type="float">
            <text:p>4,001854</text:p>
          </table:table-cell>
        </table:table-row>
        <table:table-row table:style-name="ro1">
          <table:table-cell office:value-type="float" office:value="2.032041" calcext:value-type="float">
            <text:p>2,032041</text:p>
          </table:table-cell>
          <table:table-cell office:value-type="float" office:value="3.515683" calcext:value-type="float">
            <text:p>3,515683</text:p>
          </table:table-cell>
        </table:table-row>
        <table:table-row table:style-name="ro1">
          <table:table-cell office:value-type="float" office:value="1.894824" calcext:value-type="float">
            <text:p>1,894824</text:p>
          </table:table-cell>
          <table:table-cell office:value-type="float" office:value="3.472179" calcext:value-type="float">
            <text:p>3,472179</text:p>
          </table:table-cell>
        </table:table-row>
        <table:table-row table:style-name="ro1">
          <table:table-cell office:value-type="float" office:value="7.233435" calcext:value-type="float">
            <text:p>7,233435</text:p>
          </table:table-cell>
          <table:table-cell office:value-type="float" office:value="5.881265" calcext:value-type="float">
            <text:p>5,881265</text:p>
          </table:table-cell>
        </table:table-row>
        <table:table-row table:style-name="ro1">
          <table:table-cell office:value-type="float" office:value="2.174916" calcext:value-type="float">
            <text:p>2,174916</text:p>
          </table:table-cell>
          <table:table-cell office:value-type="float" office:value="3.181431" calcext:value-type="float">
            <text:p>3,181431</text:p>
          </table:table-cell>
        </table:table-row>
        <table:table-row table:style-name="ro1">
          <table:table-cell office:value-type="float" office:value="1.865409" calcext:value-type="float">
            <text:p>1,865409</text:p>
          </table:table-cell>
          <table:table-cell office:value-type="float" office:value="3.074313" calcext:value-type="float">
            <text:p>3,074313</text:p>
          </table:table-cell>
        </table:table-row>
        <table:table-row table:style-name="ro1">
          <table:table-cell office:value-type="float" office:value="2.185492" calcext:value-type="float">
            <text:p>2,185492</text:p>
          </table:table-cell>
          <table:table-cell office:value-type="float" office:value="3.215457" calcext:value-type="float">
            <text:p>3,215457</text:p>
          </table:table-cell>
        </table:table-row>
        <table:table-row table:style-name="ro1">
          <table:table-cell office:value-type="float" office:value="0.971385" calcext:value-type="float">
            <text:p>0,971385</text:p>
          </table:table-cell>
          <table:table-cell office:value-type="float" office:value="8.94834" calcext:value-type="float">
            <text:p>8,94834</text:p>
          </table:table-cell>
        </table:table-row>
        <table:table-row table:style-name="ro1">
          <table:table-cell office:value-type="float" office:value="6.991467" calcext:value-type="float">
            <text:p>6,991467</text:p>
          </table:table-cell>
          <table:table-cell office:value-type="float" office:value="4.640725" calcext:value-type="float">
            <text:p>4,640725</text:p>
          </table:table-cell>
        </table:table-row>
        <table:table-row table:style-name="ro1">
          <table:table-cell office:value-type="float" office:value="2.611096" calcext:value-type="float">
            <text:p>2,611096</text:p>
          </table:table-cell>
          <table:table-cell office:value-type="float" office:value="3.749902" calcext:value-type="float">
            <text:p>3,749902</text:p>
          </table:table-cell>
        </table:table-row>
        <table:table-row table:style-name="ro1">
          <table:table-cell office:value-type="float" office:value="6.400312" calcext:value-type="float">
            <text:p>6,400312</text:p>
          </table:table-cell>
          <table:table-cell office:value-type="float" office:value="7.186407" calcext:value-type="float">
            <text:p>7,186407</text:p>
          </table:table-cell>
        </table:table-row>
        <table:table-row table:style-name="ro1">
          <table:table-cell office:value-type="float" office:value="1.765832" calcext:value-type="float">
            <text:p>1,765832</text:p>
          </table:table-cell>
          <table:table-cell office:value-type="float" office:value="8.882355" calcext:value-type="float">
            <text:p>8,882355</text:p>
          </table:table-cell>
        </table:table-row>
        <table:table-row table:style-name="ro1">
          <table:table-cell office:value-type="float" office:value="2.402271" calcext:value-type="float">
            <text:p>2,402271</text:p>
          </table:table-cell>
          <table:table-cell office:value-type="float" office:value="3.636217" calcext:value-type="float">
            <text:p>3,636217</text:p>
          </table:table-cell>
        </table:table-row>
        <table:table-row table:style-name="ro1">
          <table:table-cell office:value-type="float" office:value="1.300723" calcext:value-type="float">
            <text:p>1,300723</text:p>
          </table:table-cell>
          <table:table-cell office:value-type="float" office:value="3.854236" calcext:value-type="float">
            <text:p>3,854236</text:p>
          </table:table-cell>
        </table:table-row>
        <table:table-row table:style-name="ro1">
          <table:table-cell office:value-type="float" office:value="6.616931" calcext:value-type="float">
            <text:p>6,616931</text:p>
          </table:table-cell>
          <table:table-cell office:value-type="float" office:value="5.780636" calcext:value-type="float">
            <text:p>5,780636</text:p>
          </table:table-cell>
        </table:table-row>
        <table:table-row table:style-name="ro1">
          <table:table-cell office:value-type="float" office:value="1.924443" calcext:value-type="float">
            <text:p>1,924443</text:p>
          </table:table-cell>
          <table:table-cell office:value-type="float" office:value="2.015047" calcext:value-type="float">
            <text:p>2,015047</text:p>
          </table:table-cell>
        </table:table-row>
        <table:table-row table:style-name="ro1">
          <table:table-cell office:value-type="float" office:value="2.26471" calcext:value-type="float">
            <text:p>2,26471</text:p>
          </table:table-cell>
          <table:table-cell office:value-type="float" office:value="2.306125" calcext:value-type="float">
            <text:p>2,306125</text:p>
          </table:table-cell>
        </table:table-row>
        <table:table-row table:style-name="ro1">
          <table:table-cell office:value-type="float" office:value="0.974135" calcext:value-type="float">
            <text:p>0,974135</text:p>
          </table:table-cell>
          <table:table-cell office:value-type="float" office:value="9.902096" calcext:value-type="float">
            <text:p>9,902096</text:p>
          </table:table-cell>
        </table:table-row>
        <table:table-row table:style-name="ro1">
          <table:table-cell office:value-type="float" office:value="1.945604" calcext:value-type="float">
            <text:p>1,945604</text:p>
          </table:table-cell>
          <table:table-cell office:value-type="float" office:value="9.376612" calcext:value-type="float">
            <text:p>9,376612</text:p>
          </table:table-cell>
        </table:table-row>
        <table:table-row table:style-name="ro1">
          <table:table-cell office:value-type="float" office:value="2.129704" calcext:value-type="float">
            <text:p>2,129704</text:p>
          </table:table-cell>
          <table:table-cell office:value-type="float" office:value="3.165485" calcext:value-type="float">
            <text:p>3,165485</text:p>
          </table:table-cell>
        </table:table-row>
        <table:table-row table:style-name="ro1">
          <table:table-cell office:value-type="float" office:value="6.460623" calcext:value-type="float">
            <text:p>6,460623</text:p>
          </table:table-cell>
          <table:table-cell office:value-type="float" office:value="5.468943" calcext:value-type="float">
            <text:p>5,468943</text:p>
          </table:table-cell>
        </table:table-row>
        <table:table-row table:style-name="ro1">
          <table:table-cell office:value-type="float" office:value="1.717401" calcext:value-type="float">
            <text:p>1,717401</text:p>
          </table:table-cell>
          <table:table-cell office:value-type="float" office:value="8.8447" calcext:value-type="float">
            <text:p>8,8447</text:p>
          </table:table-cell>
        </table:table-row>
        <table:table-row table:style-name="ro1">
          <table:table-cell office:value-type="float" office:value="5.684667" calcext:value-type="float">
            <text:p>5,684667</text:p>
          </table:table-cell>
          <table:table-cell office:value-type="float" office:value="5.34878" calcext:value-type="float">
            <text:p>5,34878</text:p>
          </table:table-cell>
        </table:table-row>
        <table:table-row table:style-name="ro1">
          <table:table-cell office:value-type="float" office:value="1.997234" calcext:value-type="float">
            <text:p>1,997234</text:p>
          </table:table-cell>
          <table:table-cell office:value-type="float" office:value="8.545907" calcext:value-type="float">
            <text:p>8,545907</text:p>
          </table:table-cell>
        </table:table-row>
        <table:table-row table:style-name="ro1">
          <table:table-cell office:value-type="float" office:value="1.183463" calcext:value-type="float">
            <text:p>1,183463</text:p>
          </table:table-cell>
          <table:table-cell office:value-type="float" office:value="2.827685" calcext:value-type="float">
            <text:p>2,827685</text:p>
          </table:table-cell>
        </table:table-row>
        <table:table-row table:style-name="ro1">
          <table:table-cell office:value-type="float" office:value="6.702307" calcext:value-type="float">
            <text:p>6,702307</text:p>
          </table:table-cell>
          <table:table-cell office:value-type="float" office:value="6.13506" calcext:value-type="float">
            <text:p>6,13506</text:p>
          </table:table-cell>
        </table:table-row>
        <table:table-row table:style-name="ro1">
          <table:table-cell office:value-type="float" office:value="2.35378" calcext:value-type="float">
            <text:p>2,35378</text:p>
          </table:table-cell>
          <table:table-cell office:value-type="float" office:value="3.234121" calcext:value-type="float">
            <text:p>3,234121</text:p>
          </table:table-cell>
        </table:table-row>
        <table:table-row table:style-name="ro1">
          <table:table-cell office:value-type="float" office:value="6.658071" calcext:value-type="float">
            <text:p>6,658071</text:p>
          </table:table-cell>
          <table:table-cell office:value-type="float" office:value="6.05056" calcext:value-type="float">
            <text:p>6,05056</text:p>
          </table:table-cell>
        </table:table-row>
        <table:table-row table:style-name="ro1">
          <table:table-cell office:value-type="float" office:value="2.011808" calcext:value-type="float">
            <text:p>2,011808</text:p>
          </table:table-cell>
          <table:table-cell office:value-type="float" office:value="9.827766" calcext:value-type="float">
            <text:p>9,827766</text:p>
          </table:table-cell>
        </table:table-row>
        <table:table-row table:style-name="ro1">
          <table:table-cell office:value-type="float" office:value="6.55914" calcext:value-type="float">
            <text:p>6,55914</text:p>
          </table:table-cell>
          <table:table-cell office:value-type="float" office:value="5.160236" calcext:value-type="float">
            <text:p>5,160236</text:p>
          </table:table-cell>
        </table:table-row>
        <table:table-row table:style-name="ro1">
          <table:table-cell office:value-type="float" office:value="2.157572" calcext:value-type="float">
            <text:p>2,157572</text:p>
          </table:table-cell>
          <table:table-cell office:value-type="float" office:value="2.777914" calcext:value-type="float">
            <text:p>2,777914</text:p>
          </table:table-cell>
        </table:table-row>
        <table:table-row table:style-name="ro1">
          <table:table-cell office:value-type="float" office:value="6.599277" calcext:value-type="float">
            <text:p>6,599277</text:p>
          </table:table-cell>
          <table:table-cell office:value-type="float" office:value="5.531116" calcext:value-type="float">
            <text:p>5,531116</text:p>
          </table:table-cell>
        </table:table-row>
        <table:table-row table:style-name="ro1">
          <table:table-cell office:value-type="float" office:value="0.870458" calcext:value-type="float">
            <text:p>0,870458</text:p>
          </table:table-cell>
          <table:table-cell office:value-type="float" office:value="10.361223" calcext:value-type="float">
            <text:p>10,361223</text:p>
          </table:table-cell>
        </table:table-row>
        <table:table-row table:style-name="ro1">
          <table:table-cell office:value-type="float" office:value="2.141927" calcext:value-type="float">
            <text:p>2,141927</text:p>
          </table:table-cell>
          <table:table-cell office:value-type="float" office:value="9.046125" calcext:value-type="float">
            <text:p>9,046125</text:p>
          </table:table-cell>
        </table:table-row>
        <table:table-row table:style-name="ro1">
          <table:table-cell office:value-type="float" office:value="7.319423" calcext:value-type="float">
            <text:p>7,319423</text:p>
          </table:table-cell>
          <table:table-cell office:value-type="float" office:value="6.141213" calcext:value-type="float">
            <text:p>6,141213</text:p>
          </table:table-cell>
        </table:table-row>
        <table:table-row table:style-name="ro1">
          <table:table-cell office:value-type="float" office:value="6.253187" calcext:value-type="float">
            <text:p>6,253187</text:p>
          </table:table-cell>
          <table:table-cell office:value-type="float" office:value="6.124303" calcext:value-type="float">
            <text:p>6,124303</text:p>
          </table:table-cell>
        </table:table-row>
        <table:table-row table:style-name="ro1">
          <table:table-cell office:value-type="float" office:value="6.253166" calcext:value-type="float">
            <text:p>6,253166</text:p>
          </table:table-cell>
          <table:table-cell office:value-type="float" office:value="4.838706" calcext:value-type="float">
            <text:p>4,838706</text:p>
          </table:table-cell>
        </table:table-row>
        <table:table-row table:style-name="ro1">
          <table:table-cell office:value-type="float" office:value="1.902631" calcext:value-type="float">
            <text:p>1,902631</text:p>
          </table:table-cell>
          <table:table-cell office:value-type="float" office:value="3.217623" calcext:value-type="float">
            <text:p>3,217623</text:p>
          </table:table-cell>
        </table:table-row>
        <table:table-row table:style-name="ro1">
          <table:table-cell office:value-type="float" office:value="1.0731" calcext:value-type="float">
            <text:p>1,0731</text:p>
          </table:table-cell>
          <table:table-cell office:value-type="float" office:value="2.85605" calcext:value-type="float">
            <text:p>2,85605</text:p>
          </table:table-cell>
        </table:table-row>
        <table:table-row table:style-name="ro1">
          <table:table-cell office:value-type="float" office:value="6.735226" calcext:value-type="float">
            <text:p>6,735226</text:p>
          </table:table-cell>
          <table:table-cell office:value-type="float" office:value="6.08013" calcext:value-type="float">
            <text:p>6,08013</text:p>
          </table:table-cell>
        </table:table-row>
        <table:table-row table:style-name="ro1">
          <table:table-cell office:value-type="float" office:value="7.184027" calcext:value-type="float">
            <text:p>7,184027</text:p>
          </table:table-cell>
          <table:table-cell office:value-type="float" office:value="5.21561" calcext:value-type="float">
            <text:p>5,21561</text:p>
          </table:table-cell>
        </table:table-row>
        <table:table-row table:style-name="ro1">
          <table:table-cell office:value-type="float" office:value="2.251994" calcext:value-type="float">
            <text:p>2,251994</text:p>
          </table:table-cell>
          <table:table-cell office:value-type="float" office:value="8.874477" calcext:value-type="float">
            <text:p>8,874477</text:p>
          </table:table-cell>
        </table:table-row>
        <table:table-row table:style-name="ro1">
          <table:table-cell office:value-type="float" office:value="1.838946" calcext:value-type="float">
            <text:p>1,838946</text:p>
          </table:table-cell>
          <table:table-cell office:value-type="float" office:value="8.723301" calcext:value-type="float">
            <text:p>8,723301</text:p>
          </table:table-cell>
        </table:table-row>
        <table:table-row table:style-name="ro1">
          <table:table-cell office:value-type="float" office:value="1.437274" calcext:value-type="float">
            <text:p>1,437274</text:p>
          </table:table-cell>
          <table:table-cell office:value-type="float" office:value="8.178873" calcext:value-type="float">
            <text:p>8,178873</text:p>
          </table:table-cell>
        </table:table-row>
        <table:table-row table:style-name="ro1">
          <table:table-cell office:value-type="float" office:value="7.035344" calcext:value-type="float">
            <text:p>7,035344</text:p>
          </table:table-cell>
          <table:table-cell office:value-type="float" office:value="6.08421" calcext:value-type="float">
            <text:p>6,08421</text:p>
          </table:table-cell>
        </table:table-row>
        <table:table-row table:style-name="ro1">
          <table:table-cell office:value-type="float" office:value="1.486573" calcext:value-type="float">
            <text:p>1,486573</text:p>
          </table:table-cell>
          <table:table-cell office:value-type="float" office:value="10.366238" calcext:value-type="float">
            <text:p>10,366238</text:p>
          </table:table-cell>
        </table:table-row>
        <table:table-row table:style-name="ro1">
          <table:table-cell office:value-type="float" office:value="7.073487" calcext:value-type="float">
            <text:p>7,073487</text:p>
          </table:table-cell>
          <table:table-cell office:value-type="float" office:value="7.099514" calcext:value-type="float">
            <text:p>7,099514</text:p>
          </table:table-cell>
        </table:table-row>
        <table:table-row table:style-name="ro1">
          <table:table-cell office:value-type="float" office:value="2.536105" calcext:value-type="float">
            <text:p>2,536105</text:p>
          </table:table-cell>
          <table:table-cell office:value-type="float" office:value="7.963012" calcext:value-type="float">
            <text:p>7,963012</text:p>
          </table:table-cell>
        </table:table-row>
        <table:table-row table:style-name="ro1">
          <table:table-cell office:value-type="float" office:value="1.293619" calcext:value-type="float">
            <text:p>1,293619</text:p>
          </table:table-cell>
          <table:table-cell office:value-type="float" office:value="2.667487" calcext:value-type="float">
            <text:p>2,667487</text:p>
          </table:table-cell>
        </table:table-row>
        <table:table-row table:style-name="ro1">
          <table:table-cell office:value-type="float" office:value="2.14453" calcext:value-type="float">
            <text:p>2,14453</text:p>
          </table:table-cell>
          <table:table-cell office:value-type="float" office:value="3.691073" calcext:value-type="float">
            <text:p>3,691073</text:p>
          </table:table-cell>
        </table:table-row>
        <table:table-row table:style-name="ro1">
          <table:table-cell office:value-type="float" office:value="1.64745" calcext:value-type="float">
            <text:p>1,64745</text:p>
          </table:table-cell>
          <table:table-cell office:value-type="float" office:value="3.578223" calcext:value-type="float">
            <text:p>3,578223</text:p>
          </table:table-cell>
        </table:table-row>
        <table:table-row table:style-name="ro1">
          <table:table-cell office:value-type="float" office:value="7.611619" calcext:value-type="float">
            <text:p>7,611619</text:p>
          </table:table-cell>
          <table:table-cell office:value-type="float" office:value="4.867711" calcext:value-type="float">
            <text:p>4,867711</text:p>
          </table:table-cell>
        </table:table-row>
        <table:table-row table:style-name="ro1">
          <table:table-cell office:value-type="float" office:value="5.88614" calcext:value-type="float">
            <text:p>5,88614</text:p>
          </table:table-cell>
          <table:table-cell office:value-type="float" office:value="5.333969" calcext:value-type="float">
            <text:p>5,333969</text:p>
          </table:table-cell>
        </table:table-row>
        <table:table-row table:style-name="ro1">
          <table:table-cell office:value-type="float" office:value="6.064223" calcext:value-type="float">
            <text:p>6,064223</text:p>
          </table:table-cell>
          <table:table-cell office:value-type="float" office:value="6.919807" calcext:value-type="float">
            <text:p>6,919807</text:p>
          </table:table-cell>
        </table:table-row>
        <table:table-row table:style-name="ro1">
          <table:table-cell office:value-type="float" office:value="2.014922" calcext:value-type="float">
            <text:p>2,014922</text:p>
          </table:table-cell>
          <table:table-cell office:value-type="float" office:value="9.157435" calcext:value-type="float">
            <text:p>9,157435</text:p>
          </table:table-cell>
        </table:table-row>
        <table:table-row table:style-name="ro1">
          <table:table-cell office:value-type="float" office:value="1.718738" calcext:value-type="float">
            <text:p>1,718738</text:p>
          </table:table-cell>
          <table:table-cell office:value-type="float" office:value="9.358266" calcext:value-type="float">
            <text:p>9,358266</text:p>
          </table:table-cell>
        </table:table-row>
        <table:table-row table:style-name="ro1">
          <table:table-cell office:value-type="float" office:value="7.235377" calcext:value-type="float">
            <text:p>7,235377</text:p>
          </table:table-cell>
          <table:table-cell office:value-type="float" office:value="6.124872" calcext:value-type="float">
            <text:p>6,124872</text:p>
          </table:table-cell>
        </table:table-row>
        <table:table-row table:style-name="ro1">
          <table:table-cell office:value-type="float" office:value="1.666747" calcext:value-type="float">
            <text:p>1,666747</text:p>
          </table:table-cell>
          <table:table-cell office:value-type="float" office:value="8.686231" calcext:value-type="float">
            <text:p>8,686231</text:p>
          </table:table-cell>
        </table:table-row>
        <table:table-row table:style-name="ro1">
          <table:table-cell office:value-type="float" office:value="1.883617" calcext:value-type="float">
            <text:p>1,883617</text:p>
          </table:table-cell>
          <table:table-cell office:value-type="float" office:value="4.106174" calcext:value-type="float">
            <text:p>4,106174</text:p>
          </table:table-cell>
        </table:table-row>
        <table:table-row table:style-name="ro1">
          <table:table-cell office:value-type="float" office:value="1.211366" calcext:value-type="float">
            <text:p>1,211366</text:p>
          </table:table-cell>
          <table:table-cell office:value-type="float" office:value="10.44926" calcext:value-type="float">
            <text:p>10,44926</text:p>
          </table:table-cell>
        </table:table-row>
        <table:table-row table:style-name="ro1">
          <table:table-cell office:value-type="float" office:value="5.467474" calcext:value-type="float">
            <text:p>5,467474</text:p>
          </table:table-cell>
          <table:table-cell office:value-type="float" office:value="7.265194" calcext:value-type="float">
            <text:p>7,265194</text:p>
          </table:table-cell>
        </table:table-row>
        <table:table-row table:style-name="ro1">
          <table:table-cell office:value-type="float" office:value="2.081506" calcext:value-type="float">
            <text:p>2,081506</text:p>
          </table:table-cell>
          <table:table-cell office:value-type="float" office:value="8.924716" calcext:value-type="float">
            <text:p>8,924716</text:p>
          </table:table-cell>
        </table:table-row>
        <table:table-row table:style-name="ro1">
          <table:table-cell office:value-type="float" office:value="6.280624" calcext:value-type="float">
            <text:p>6,280624</text:p>
          </table:table-cell>
          <table:table-cell office:value-type="float" office:value="5.753348" calcext:value-type="float">
            <text:p>5,753348</text:p>
          </table:table-cell>
        </table:table-row>
        <table:table-row table:style-name="ro1">
          <table:table-cell office:value-type="float" office:value="2.623606" calcext:value-type="float">
            <text:p>2,623606</text:p>
          </table:table-cell>
          <table:table-cell office:value-type="float" office:value="10.398638" calcext:value-type="float">
            <text:p>10,398638</text:p>
          </table:table-cell>
        </table:table-row>
        <table:table-row table:style-name="ro1">
          <table:table-cell office:value-type="float" office:value="6.517183" calcext:value-type="float">
            <text:p>6,517183</text:p>
          </table:table-cell>
          <table:table-cell office:value-type="float" office:value="4.892196" calcext:value-type="float">
            <text:p>4,892196</text:p>
          </table:table-cell>
        </table:table-row>
        <table:table-row table:style-name="ro1">
          <table:table-cell office:value-type="float" office:value="1.856264" calcext:value-type="float">
            <text:p>1,856264</text:p>
          </table:table-cell>
          <table:table-cell office:value-type="float" office:value="8.934272" calcext:value-type="float">
            <text:p>8,934272</text:p>
          </table:table-cell>
        </table:table-row>
        <table:table-row table:style-name="ro1">
          <table:table-cell office:value-type="float" office:value="6.01336" calcext:value-type="float">
            <text:p>6,01336</text:p>
          </table:table-cell>
          <table:table-cell office:value-type="float" office:value="5.890396" calcext:value-type="float">
            <text:p>5,890396</text:p>
          </table:table-cell>
        </table:table-row>
        <table:table-row table:style-name="ro1">
          <table:table-cell office:value-type="float" office:value="1.529093" calcext:value-type="float">
            <text:p>1,529093</text:p>
          </table:table-cell>
          <table:table-cell office:value-type="float" office:value="9.695235" calcext:value-type="float">
            <text:p>9,695235</text:p>
          </table:table-cell>
        </table:table-row>
        <table:table-row table:style-name="ro1">
          <table:table-cell office:value-type="float" office:value="6.622007" calcext:value-type="float">
            <text:p>6,622007</text:p>
          </table:table-cell>
          <table:table-cell office:value-type="float" office:value="6.222375" calcext:value-type="float">
            <text:p>6,222375</text:p>
          </table:table-cell>
        </table:table-row>
        <table:table-row table:style-name="ro1">
          <table:table-cell office:value-type="float" office:value="2.648199" calcext:value-type="float">
            <text:p>2,648199</text:p>
          </table:table-cell>
          <table:table-cell office:value-type="float" office:value="3.948594" calcext:value-type="float">
            <text:p>3,948594</text:p>
          </table:table-cell>
        </table:table-row>
        <table:table-row table:style-name="ro1">
          <table:table-cell office:value-type="float" office:value="1.461112" calcext:value-type="float">
            <text:p>1,461112</text:p>
          </table:table-cell>
          <table:table-cell office:value-type="float" office:value="9.499688" calcext:value-type="float">
            <text:p>9,499688</text:p>
          </table:table-cell>
        </table:table-row>
        <table:table-row table:style-name="ro1">
          <table:table-cell office:value-type="float" office:value="7.70636" calcext:value-type="float">
            <text:p>7,70636</text:p>
          </table:table-cell>
          <table:table-cell office:value-type="float" office:value="4.738159" calcext:value-type="float">
            <text:p>4,738159</text:p>
          </table:table-cell>
        </table:table-row>
        <table:table-row table:style-name="ro1">
          <table:table-cell office:value-type="float" office:value="2.347077" calcext:value-type="float">
            <text:p>2,347077</text:p>
          </table:table-cell>
          <table:table-cell office:value-type="float" office:value="9.234704" calcext:value-type="float">
            <text:p>9,234704</text:p>
          </table:table-cell>
        </table:table-row>
        <table:table-row table:style-name="ro1">
          <table:table-cell office:value-type="float" office:value="1.794187" calcext:value-type="float">
            <text:p>1,794187</text:p>
          </table:table-cell>
          <table:table-cell office:value-type="float" office:value="8.44439" calcext:value-type="float">
            <text:p>8,44439</text:p>
          </table:table-cell>
        </table:table-row>
        <table:table-row table:style-name="ro1">
          <table:table-cell office:value-type="float" office:value="6.906032" calcext:value-type="float">
            <text:p>6,906032</text:p>
          </table:table-cell>
          <table:table-cell office:value-type="float" office:value="4.541867" calcext:value-type="float">
            <text:p>4,541867</text:p>
          </table:table-cell>
        </table:table-row>
        <table:table-row table:style-name="ro1">
          <table:table-cell office:value-type="float" office:value="7.051746" calcext:value-type="float">
            <text:p>7,051746</text:p>
          </table:table-cell>
          <table:table-cell office:value-type="float" office:value="5.920727" calcext:value-type="float">
            <text:p>5,920727</text:p>
          </table:table-cell>
        </table:table-row>
        <table:table-row table:style-name="ro1">
          <table:table-cell office:value-type="float" office:value="2.882236" calcext:value-type="float">
            <text:p>2,882236</text:p>
          </table:table-cell>
          <table:table-cell office:value-type="float" office:value="3.426186" calcext:value-type="float">
            <text:p>3,426186</text:p>
          </table:table-cell>
        </table:table-row>
        <table:table-row table:style-name="ro1">
          <table:table-cell office:value-type="float" office:value="5.723744" calcext:value-type="float">
            <text:p>5,723744</text:p>
          </table:table-cell>
          <table:table-cell office:value-type="float" office:value="6.729854" calcext:value-type="float">
            <text:p>6,729854</text:p>
          </table:table-cell>
        </table:table-row>
        <table:table-row table:style-name="ro1">
          <table:table-cell office:value-type="float" office:value="1.566841" calcext:value-type="float">
            <text:p>1,566841</text:p>
          </table:table-cell>
          <table:table-cell office:value-type="float" office:value="9.473994" calcext:value-type="float">
            <text:p>9,473994</text:p>
          </table:table-cell>
        </table:table-row>
        <table:table-row table:style-name="ro1">
          <table:table-cell office:value-type="float" office:value="2.015659" calcext:value-type="float">
            <text:p>2,015659</text:p>
          </table:table-cell>
          <table:table-cell office:value-type="float" office:value="2.463876" calcext:value-type="float">
            <text:p>2,463876</text:p>
          </table:table-cell>
        </table:table-row>
        <table:table-row table:style-name="ro1">
          <table:table-cell office:value-type="float" office:value="7.575652" calcext:value-type="float">
            <text:p>7,575652</text:p>
          </table:table-cell>
          <table:table-cell office:value-type="float" office:value="5.847504" calcext:value-type="float">
            <text:p>5,847504</text:p>
          </table:table-cell>
        </table:table-row>
        <table:table-row table:style-name="ro1">
          <table:table-cell office:value-type="float" office:value="7.294584" calcext:value-type="float">
            <text:p>7,294584</text:p>
          </table:table-cell>
          <table:table-cell office:value-type="float" office:value="6.852592" calcext:value-type="float">
            <text:p>6,852592</text:p>
          </table:table-cell>
        </table:table-row>
        <table:table-row table:style-name="ro1">
          <table:table-cell office:value-type="float" office:value="6.351108" calcext:value-type="float">
            <text:p>6,351108</text:p>
          </table:table-cell>
          <table:table-cell office:value-type="float" office:value="6.174431" calcext:value-type="float">
            <text:p>6,174431</text:p>
          </table:table-cell>
        </table:table-row>
        <table:table-row table:style-name="ro1">
          <table:table-cell office:value-type="float" office:value="1.744487" calcext:value-type="float">
            <text:p>1,744487</text:p>
          </table:table-cell>
          <table:table-cell office:value-type="float" office:value="8.499617" calcext:value-type="float">
            <text:p>8,499617</text:p>
          </table:table-cell>
        </table:table-row>
        <table:table-row table:style-name="ro1">
          <table:table-cell office:value-type="float" office:value="1.939288" calcext:value-type="float">
            <text:p>1,939288</text:p>
          </table:table-cell>
          <table:table-cell office:value-type="float" office:value="3.690874" calcext:value-type="float">
            <text:p>3,690874</text:p>
          </table:table-cell>
        </table:table-row>
        <table:table-row table:style-name="ro1">
          <table:table-cell office:value-type="float" office:value="6.509477" calcext:value-type="float">
            <text:p>6,509477</text:p>
          </table:table-cell>
          <table:table-cell office:value-type="float" office:value="5.250951" calcext:value-type="float">
            <text:p>5,250951</text:p>
          </table:table-cell>
        </table:table-row>
        <table:table-row table:style-name="ro1">
          <table:table-cell office:value-type="float" office:value="7.616785" calcext:value-type="float">
            <text:p>7,616785</text:p>
          </table:table-cell>
          <table:table-cell office:value-type="float" office:value="4.747389" calcext:value-type="float">
            <text:p>4,747389</text:p>
          </table:table-cell>
        </table:table-row>
        <table:table-row table:style-name="ro1">
          <table:table-cell office:value-type="float" office:value="2.008304" calcext:value-type="float">
            <text:p>2,008304</text:p>
          </table:table-cell>
          <table:table-cell office:value-type="float" office:value="9.980164" calcext:value-type="float">
            <text:p>9,980164</text:p>
          </table:table-cell>
        </table:table-row>
        <table:table-row table:style-name="ro1">
          <table:table-cell office:value-type="float" office:value="1.775737" calcext:value-type="float">
            <text:p>1,775737</text:p>
          </table:table-cell>
          <table:table-cell office:value-type="float" office:value="8.687358" calcext:value-type="float">
            <text:p>8,687358</text:p>
          </table:table-cell>
        </table:table-row>
        <table:table-row table:style-name="ro1">
          <table:table-cell office:value-type="float" office:value="1.260188" calcext:value-type="float">
            <text:p>1,260188</text:p>
          </table:table-cell>
          <table:table-cell office:value-type="float" office:value="9.1807" calcext:value-type="float">
            <text:p>9,1807</text:p>
          </table:table-cell>
        </table:table-row>
        <table:table-row table:style-name="ro1">
          <table:table-cell office:value-type="float" office:value="3.190685" calcext:value-type="float">
            <text:p>3,190685</text:p>
          </table:table-cell>
          <table:table-cell office:value-type="float" office:value="2.232669" calcext:value-type="float">
            <text:p>2,232669</text:p>
          </table:table-cell>
        </table:table-row>
        <table:table-row table:style-name="ro1">
          <table:table-cell office:value-type="float" office:value="1.906671" calcext:value-type="float">
            <text:p>1,906671</text:p>
          </table:table-cell>
          <table:table-cell office:value-type="float" office:value="9.556617" calcext:value-type="float">
            <text:p>9,556617</text:p>
          </table:table-cell>
        </table:table-row>
        <table:table-row table:style-name="ro1">
          <table:table-cell office:value-type="float" office:value="6.30325" calcext:value-type="float">
            <text:p>6,30325</text:p>
          </table:table-cell>
          <table:table-cell office:value-type="float" office:value="5.311737" calcext:value-type="float">
            <text:p>5,311737</text:p>
          </table:table-cell>
        </table:table-row>
        <table:table-row table:style-name="ro1">
          <table:table-cell office:value-type="float" office:value="2.772947" calcext:value-type="float">
            <text:p>2,772947</text:p>
          </table:table-cell>
          <table:table-cell office:value-type="float" office:value="9.051061" calcext:value-type="float">
            <text:p>9,051061</text:p>
          </table:table-cell>
        </table:table-row>
        <table:table-row table:style-name="ro1">
          <table:table-cell office:value-type="float" office:value="6.724073" calcext:value-type="float">
            <text:p>6,724073</text:p>
          </table:table-cell>
          <table:table-cell office:value-type="float" office:value="6.921466" calcext:value-type="float">
            <text:p>6,921466</text:p>
          </table:table-cell>
        </table:table-row>
        <table:table-row table:style-name="ro1">
          <table:table-cell office:value-type="float" office:value="0.966458" calcext:value-type="float">
            <text:p>0,966458</text:p>
          </table:table-cell>
          <table:table-cell office:value-type="float" office:value="2.848179" calcext:value-type="float">
            <text:p>2,848179</text:p>
          </table:table-cell>
        </table:table-row>
        <table:table-row table:style-name="ro1">
          <table:table-cell office:value-type="float" office:value="6.101262" calcext:value-type="float">
            <text:p>6,101262</text:p>
          </table:table-cell>
          <table:table-cell office:value-type="float" office:value="6.096914" calcext:value-type="float">
            <text:p>6,096914</text:p>
          </table:table-cell>
        </table:table-row>
        <table:table-row table:style-name="ro1">
          <table:table-cell office:value-type="float" office:value="6.303616" calcext:value-type="float">
            <text:p>6,303616</text:p>
          </table:table-cell>
          <table:table-cell office:value-type="float" office:value="6.056375" calcext:value-type="float">
            <text:p>6,056375</text:p>
          </table:table-cell>
        </table:table-row>
        <table:table-row table:style-name="ro1">
          <table:table-cell office:value-type="float" office:value="1.211205" calcext:value-type="float">
            <text:p>1,211205</text:p>
          </table:table-cell>
          <table:table-cell office:value-type="float" office:value="3.290138" calcext:value-type="float">
            <text:p>3,290138</text:p>
          </table:table-cell>
        </table:table-row>
        <table:table-row table:style-name="ro1">
          <table:table-cell office:value-type="float" office:value="1.700295" calcext:value-type="float">
            <text:p>1,700295</text:p>
          </table:table-cell>
          <table:table-cell office:value-type="float" office:value="8.875626" calcext:value-type="float">
            <text:p>8,875626</text:p>
          </table:table-cell>
        </table:table-row>
        <table:table-row table:style-name="ro1">
          <table:table-cell office:value-type="float" office:value="6.702614" calcext:value-type="float">
            <text:p>6,702614</text:p>
          </table:table-cell>
          <table:table-cell office:value-type="float" office:value="6.059839" calcext:value-type="float">
            <text:p>6,059839</text:p>
          </table:table-cell>
        </table:table-row>
        <table:table-row table:style-name="ro1">
          <table:table-cell office:value-type="float" office:value="1.414669" calcext:value-type="float">
            <text:p>1,414669</text:p>
          </table:table-cell>
          <table:table-cell office:value-type="float" office:value="9.432285" calcext:value-type="float">
            <text:p>9,432285</text:p>
          </table:table-cell>
        </table:table-row>
        <table:table-row table:style-name="ro1">
          <table:table-cell office:value-type="float" office:value="1.586222" calcext:value-type="float">
            <text:p>1,586222</text:p>
          </table:table-cell>
          <table:table-cell office:value-type="float" office:value="8.325385" calcext:value-type="float">
            <text:p>8,325385</text:p>
          </table:table-cell>
        </table:table-row>
        <table:table-row table:style-name="ro1">
          <table:table-cell office:value-type="float" office:value="2.837404" calcext:value-type="float">
            <text:p>2,837404</text:p>
          </table:table-cell>
          <table:table-cell office:value-type="float" office:value="7.837739" calcext:value-type="float">
            <text:p>7,837739</text:p>
          </table:table-cell>
        </table:table-row>
        <table:table-row table:style-name="ro1">
          <table:table-cell office:value-type="float" office:value="7.433986" calcext:value-type="float">
            <text:p>7,433986</text:p>
          </table:table-cell>
          <table:table-cell office:value-type="float" office:value="5.713863" calcext:value-type="float">
            <text:p>5,713863</text:p>
          </table:table-cell>
        </table:table-row>
        <table:table-row table:style-name="ro1">
          <table:table-cell office:value-type="float" office:value="1.570409" calcext:value-type="float">
            <text:p>1,570409</text:p>
          </table:table-cell>
          <table:table-cell office:value-type="float" office:value="3.441624" calcext:value-type="float">
            <text:p>3,441624</text:p>
          </table:table-cell>
        </table:table-row>
        <table:table-row table:style-name="ro1">
          <table:table-cell office:value-type="float" office:value="7.467189" calcext:value-type="float">
            <text:p>7,467189</text:p>
          </table:table-cell>
          <table:table-cell office:value-type="float" office:value="6.853168" calcext:value-type="float">
            <text:p>6,853168</text:p>
          </table:table-cell>
        </table:table-row>
        <table:table-row table:style-name="ro1">
          <table:table-cell office:value-type="float" office:value="2.084213" calcext:value-type="float">
            <text:p>2,084213</text:p>
          </table:table-cell>
          <table:table-cell office:value-type="float" office:value="4.042547" calcext:value-type="float">
            <text:p>4,042547</text:p>
          </table:table-cell>
        </table:table-row>
        <table:table-row table:style-name="ro1">
          <table:table-cell office:value-type="float" office:value="7.100167" calcext:value-type="float">
            <text:p>7,100167</text:p>
          </table:table-cell>
          <table:table-cell office:value-type="float" office:value="6.11131" calcext:value-type="float">
            <text:p>6,11131</text:p>
          </table:table-cell>
        </table:table-row>
        <table:table-row table:style-name="ro1">
          <table:table-cell office:value-type="float" office:value="2.290637" calcext:value-type="float">
            <text:p>2,290637</text:p>
          </table:table-cell>
          <table:table-cell office:value-type="float" office:value="3.563333" calcext:value-type="float">
            <text:p>3,563333</text:p>
          </table:table-cell>
        </table:table-row>
        <table:table-row table:style-name="ro1">
          <table:table-cell office:value-type="float" office:value="6.31984" calcext:value-type="float">
            <text:p>6,31984</text:p>
          </table:table-cell>
          <table:table-cell office:value-type="float" office:value="5.038313" calcext:value-type="float">
            <text:p>5,038313</text:p>
          </table:table-cell>
        </table:table-row>
        <table:table-row table:style-name="ro1">
          <table:table-cell office:value-type="float" office:value="2.100474" calcext:value-type="float">
            <text:p>2,100474</text:p>
          </table:table-cell>
          <table:table-cell office:value-type="float" office:value="9.350306" calcext:value-type="float">
            <text:p>9,350306</text:p>
          </table:table-cell>
        </table:table-row>
        <table:table-row table:style-name="ro1">
          <table:table-cell office:value-type="float" office:value="1.464066" calcext:value-type="float">
            <text:p>1,464066</text:p>
          </table:table-cell>
          <table:table-cell office:value-type="float" office:value="3.43343" calcext:value-type="float">
            <text:p>3,43343</text:p>
          </table:table-cell>
        </table:table-row>
        <table:table-row table:style-name="ro1">
          <table:table-cell office:value-type="float" office:value="1.493967" calcext:value-type="float">
            <text:p>1,493967</text:p>
          </table:table-cell>
          <table:table-cell office:value-type="float" office:value="4.182334" calcext:value-type="float">
            <text:p>4,182334</text:p>
          </table:table-cell>
        </table:table-row>
        <table:table-row table:style-name="ro1">
          <table:table-cell office:value-type="float" office:value="7.202292" calcext:value-type="float">
            <text:p>7,202292</text:p>
          </table:table-cell>
          <table:table-cell office:value-type="float" office:value="4.942405" calcext:value-type="float">
            <text:p>4,942405</text:p>
          </table:table-cell>
        </table:table-row>
        <table:table-row table:style-name="ro1">
          <table:table-cell office:value-type="float" office:value="2.881745" calcext:value-type="float">
            <text:p>2,881745</text:p>
          </table:table-cell>
          <table:table-cell office:value-type="float" office:value="8.865322" calcext:value-type="float">
            <text:p>8,865322</text:p>
          </table:table-cell>
        </table:table-row>
        <table:table-row table:style-name="ro1">
          <table:table-cell office:value-type="float" office:value="1.768965" calcext:value-type="float">
            <text:p>1,768965</text:p>
          </table:table-cell>
          <table:table-cell office:value-type="float" office:value="3.904135" calcext:value-type="float">
            <text:p>3,904135</text:p>
          </table:table-cell>
        </table:table-row>
        <table:table-row table:style-name="ro1">
          <table:table-cell office:value-type="float" office:value="6.741581" calcext:value-type="float">
            <text:p>6,741581</text:p>
          </table:table-cell>
          <table:table-cell office:value-type="float" office:value="5.87519" calcext:value-type="float">
            <text:p>5,87519</text:p>
          </table:table-cell>
        </table:table-row>
        <table:table-row table:style-name="ro1">
          <table:table-cell office:value-type="float" office:value="2.197564" calcext:value-type="float">
            <text:p>2,197564</text:p>
          </table:table-cell>
          <table:table-cell office:value-type="float" office:value="8.484201" calcext:value-type="float">
            <text:p>8,484201</text:p>
          </table:table-cell>
        </table:table-row>
        <table:table-row table:style-name="ro1">
          <table:table-cell office:value-type="float" office:value="2.653486" calcext:value-type="float">
            <text:p>2,653486</text:p>
          </table:table-cell>
          <table:table-cell office:value-type="float" office:value="2.808466" calcext:value-type="float">
            <text:p>2,808466</text:p>
          </table:table-cell>
        </table:table-row>
        <table:table-row table:style-name="ro1">
          <table:table-cell office:value-type="float" office:value="1.473744" calcext:value-type="float">
            <text:p>1,473744</text:p>
          </table:table-cell>
          <table:table-cell office:value-type="float" office:value="9.565697" calcext:value-type="float">
            <text:p>9,565697</text:p>
          </table:table-cell>
        </table:table-row>
        <table:table-row table:style-name="ro1">
          <table:table-cell office:value-type="float" office:value="1.633867" calcext:value-type="float">
            <text:p>1,633867</text:p>
          </table:table-cell>
          <table:table-cell office:value-type="float" office:value="9.044895" calcext:value-type="float">
            <text:p>9,044895</text:p>
          </table:table-cell>
        </table:table-row>
        <table:table-row table:style-name="ro1">
          <table:table-cell office:value-type="float" office:value="2.236185" calcext:value-type="float">
            <text:p>2,236185</text:p>
          </table:table-cell>
          <table:table-cell office:value-type="float" office:value="2.347126" calcext:value-type="float">
            <text:p>2,347126</text:p>
          </table:table-cell>
        </table:table-row>
        <table:table-row table:style-name="ro1">
          <table:table-cell office:value-type="float" office:value="1.740163" calcext:value-type="float">
            <text:p>1,740163</text:p>
          </table:table-cell>
          <table:table-cell office:value-type="float" office:value="2.531824" calcext:value-type="float">
            <text:p>2,531824</text:p>
          </table:table-cell>
        </table:table-row>
        <table:table-row table:style-name="ro1">
          <table:table-cell office:value-type="float" office:value="6.900605" calcext:value-type="float">
            <text:p>6,900605</text:p>
          </table:table-cell>
          <table:table-cell office:value-type="float" office:value="6.783438" calcext:value-type="float">
            <text:p>6,783438</text:p>
          </table:table-cell>
        </table:table-row>
        <table:table-row table:style-name="ro1">
          <table:table-cell office:value-type="float" office:value="1.792152" calcext:value-type="float">
            <text:p>1,792152</text:p>
          </table:table-cell>
          <table:table-cell office:value-type="float" office:value="8.385829" calcext:value-type="float">
            <text:p>8,385829</text:p>
          </table:table-cell>
        </table:table-row>
        <table:table-row table:style-name="ro1">
          <table:table-cell office:value-type="float" office:value="1.66466" calcext:value-type="float">
            <text:p>1,66466</text:p>
          </table:table-cell>
          <table:table-cell office:value-type="float" office:value="3.627748" calcext:value-type="float">
            <text:p>3,627748</text:p>
          </table:table-cell>
        </table:table-row>
        <table:table-row table:style-name="ro1">
          <table:table-cell office:value-type="float" office:value="7.147076" calcext:value-type="float">
            <text:p>7,147076</text:p>
          </table:table-cell>
          <table:table-cell office:value-type="float" office:value="5.908673" calcext:value-type="float">
            <text:p>5,908673</text:p>
          </table:table-cell>
        </table:table-row>
        <table:table-row table:style-name="ro1">
          <table:table-cell office:value-type="float" office:value="7.333854" calcext:value-type="float">
            <text:p>7,333854</text:p>
          </table:table-cell>
          <table:table-cell office:value-type="float" office:value="6.461027" calcext:value-type="float">
            <text:p>6,461027</text:p>
          </table:table-cell>
        </table:table-row>
        <table:table-row table:style-name="ro1">
          <table:table-cell office:value-type="float" office:value="1.026188" calcext:value-type="float">
            <text:p>1,026188</text:p>
          </table:table-cell>
          <table:table-cell office:value-type="float" office:value="10.182547" calcext:value-type="float">
            <text:p>10,182547</text:p>
          </table:table-cell>
        </table:table-row>
        <table:table-row table:style-name="ro1">
          <table:table-cell office:value-type="float" office:value="2.946579" calcext:value-type="float">
            <text:p>2,946579</text:p>
          </table:table-cell>
          <table:table-cell office:value-type="float" office:value="3.706375" calcext:value-type="float">
            <text:p>3,706375</text:p>
          </table:table-cell>
        </table:table-row>
        <table:table-row table:style-name="ro1">
          <table:table-cell office:value-type="float" office:value="2.464493" calcext:value-type="float">
            <text:p>2,464493</text:p>
          </table:table-cell>
          <table:table-cell office:value-type="float" office:value="9.119162" calcext:value-type="float">
            <text:p>9,119162</text:p>
          </table:table-cell>
        </table:table-row>
        <table:table-row table:style-name="ro1">
          <table:table-cell office:value-type="float" office:value="1.860713" calcext:value-type="float">
            <text:p>1,860713</text:p>
          </table:table-cell>
          <table:table-cell office:value-type="float" office:value="8.917486" calcext:value-type="float">
            <text:p>8,917486</text:p>
          </table:table-cell>
        </table:table-row>
        <table:table-row table:style-name="ro1">
          <table:table-cell office:value-type="float" office:value="1.527399" calcext:value-type="float">
            <text:p>1,527399</text:p>
          </table:table-cell>
          <table:table-cell office:value-type="float" office:value="8.820749" calcext:value-type="float">
            <text:p>8,820749</text:p>
          </table:table-cell>
        </table:table-row>
        <table:table-row table:style-name="ro1">
          <table:table-cell office:value-type="float" office:value="1.84287" calcext:value-type="float">
            <text:p>1,84287</text:p>
          </table:table-cell>
          <table:table-cell office:value-type="float" office:value="8.412422" calcext:value-type="float">
            <text:p>8,412422</text:p>
          </table:table-cell>
        </table:table-row>
        <table:table-row table:style-name="ro1">
          <table:table-cell office:value-type="float" office:value="2.11219" calcext:value-type="float">
            <text:p>2,11219</text:p>
          </table:table-cell>
          <table:table-cell office:value-type="float" office:value="2.694733" calcext:value-type="float">
            <text:p>2,694733</text:p>
          </table:table-cell>
        </table:table-row>
        <table:table-row table:style-name="ro1">
          <table:table-cell office:value-type="float" office:value="5.683228" calcext:value-type="float">
            <text:p>5,683228</text:p>
          </table:table-cell>
          <table:table-cell office:value-type="float" office:value="6.28114" calcext:value-type="float">
            <text:p>6,28114</text:p>
          </table:table-cell>
        </table:table-row>
        <table:table-row table:style-name="ro1">
          <table:table-cell office:value-type="float" office:value="1.348085" calcext:value-type="float">
            <text:p>1,348085</text:p>
          </table:table-cell>
          <table:table-cell office:value-type="float" office:value="9.666202" calcext:value-type="float">
            <text:p>9,666202</text:p>
          </table:table-cell>
        </table:table-row>
        <table:table-row table:style-name="ro1">
          <table:table-cell office:value-type="float" office:value="2.481352" calcext:value-type="float">
            <text:p>2,481352</text:p>
          </table:table-cell>
          <table:table-cell office:value-type="float" office:value="2.191343" calcext:value-type="float">
            <text:p>2,191343</text:p>
          </table:table-cell>
        </table:table-row>
        <table:table-row table:style-name="ro1">
          <table:table-cell office:value-type="float" office:value="2.551626" calcext:value-type="float">
            <text:p>2,551626</text:p>
          </table:table-cell>
          <table:table-cell office:value-type="float" office:value="3.265798" calcext:value-type="float">
            <text:p>3,265798</text:p>
          </table:table-cell>
        </table:table-row>
        <table:table-row table:style-name="ro1">
          <table:table-cell office:value-type="float" office:value="6.302647" calcext:value-type="float">
            <text:p>6,302647</text:p>
          </table:table-cell>
          <table:table-cell office:value-type="float" office:value="5.784004" calcext:value-type="float">
            <text:p>5,784004</text:p>
          </table:table-cell>
        </table:table-row>
        <table:table-row table:style-name="ro1">
          <table:table-cell office:value-type="float" office:value="1.444317" calcext:value-type="float">
            <text:p>1,444317</text:p>
          </table:table-cell>
          <table:table-cell office:value-type="float" office:value="9.845262" calcext:value-type="float">
            <text:p>9,845262</text:p>
          </table:table-cell>
        </table:table-row>
        <table:table-row table:style-name="ro1">
          <table:table-cell office:value-type="float" office:value="2.678209" calcext:value-type="float">
            <text:p>2,678209</text:p>
          </table:table-cell>
          <table:table-cell office:value-type="float" office:value="4.033445" calcext:value-type="float">
            <text:p>4,033445</text:p>
          </table:table-cell>
        </table:table-row>
        <table:table-row table:style-name="ro1">
          <table:table-cell office:value-type="float" office:value="1.396955" calcext:value-type="float">
            <text:p>1,396955</text:p>
          </table:table-cell>
          <table:table-cell office:value-type="float" office:value="3.474176" calcext:value-type="float">
            <text:p>3,474176</text:p>
          </table:table-cell>
        </table:table-row>
        <table:table-row table:style-name="ro1">
          <table:table-cell office:value-type="float" office:value="6.806773" calcext:value-type="float">
            <text:p>6,806773</text:p>
          </table:table-cell>
          <table:table-cell office:value-type="float" office:value="6.964431" calcext:value-type="float">
            <text:p>6,964431</text:p>
          </table:table-cell>
        </table:table-row>
        <table:table-row table:style-name="ro1">
          <table:table-cell office:value-type="float" office:value="6.773395" calcext:value-type="float">
            <text:p>6,773395</text:p>
          </table:table-cell>
          <table:table-cell office:value-type="float" office:value="5.829178" calcext:value-type="float">
            <text:p>5,829178</text:p>
          </table:table-cell>
        </table:table-row>
        <table:table-row table:style-name="ro1">
          <table:table-cell office:value-type="float" office:value="0.842593" calcext:value-type="float">
            <text:p>0,842593</text:p>
          </table:table-cell>
          <table:table-cell office:value-type="float" office:value="9.383715" calcext:value-type="float">
            <text:p>9,383715</text:p>
          </table:table-cell>
        </table:table-row>
        <table:table-row table:style-name="ro1">
          <table:table-cell office:value-type="float" office:value="2.023782" calcext:value-type="float">
            <text:p>2,023782</text:p>
          </table:table-cell>
          <table:table-cell office:value-type="float" office:value="2.858369" calcext:value-type="float">
            <text:p>2,858369</text:p>
          </table:table-cell>
        </table:table-row>
        <table:table-row table:style-name="ro1">
          <table:table-cell office:value-type="float" office:value="1.926482" calcext:value-type="float">
            <text:p>1,926482</text:p>
          </table:table-cell>
          <table:table-cell office:value-type="float" office:value="2.291148" calcext:value-type="float">
            <text:p>2,291148</text:p>
          </table:table-cell>
        </table:table-row>
        <table:table-row table:style-name="ro1">
          <table:table-cell office:value-type="float" office:value="2.504162" calcext:value-type="float">
            <text:p>2,504162</text:p>
          </table:table-cell>
          <table:table-cell office:value-type="float" office:value="3.736754" calcext:value-type="float">
            <text:p>3,736754</text:p>
          </table:table-cell>
        </table:table-row>
        <table:table-row table:style-name="ro1">
          <table:table-cell office:value-type="float" office:value="2.033162" calcext:value-type="float">
            <text:p>2,033162</text:p>
          </table:table-cell>
          <table:table-cell office:value-type="float" office:value="9.141664" calcext:value-type="float">
            <text:p>9,141664</text:p>
          </table:table-cell>
        </table:table-row>
        <table:table-row table:style-name="ro1">
          <table:table-cell office:value-type="float" office:value="7.39434" calcext:value-type="float">
            <text:p>7,39434</text:p>
          </table:table-cell>
          <table:table-cell office:value-type="float" office:value="5.42431" calcext:value-type="float">
            <text:p>5,42431</text:p>
          </table:table-cell>
        </table:table-row>
        <table:table-row table:style-name="ro1">
          <table:table-cell office:value-type="float" office:value="6.75756" calcext:value-type="float">
            <text:p>6,75756</text:p>
          </table:table-cell>
          <table:table-cell office:value-type="float" office:value="5.515657" calcext:value-type="float">
            <text:p>5,515657</text:p>
          </table:table-cell>
        </table:table-row>
        <table:table-row table:style-name="ro1">
          <table:table-cell office:value-type="float" office:value="1.094109" calcext:value-type="float">
            <text:p>1,094109</text:p>
          </table:table-cell>
          <table:table-cell office:value-type="float" office:value="3.92841" calcext:value-type="float">
            <text:p>3,92841</text:p>
          </table:table-cell>
        </table:table-row>
        <table:table-row table:style-name="ro1">
          <table:table-cell office:value-type="float" office:value="1.099549" calcext:value-type="float">
            <text:p>1,099549</text:p>
          </table:table-cell>
          <table:table-cell office:value-type="float" office:value="9.655448" calcext:value-type="float">
            <text:p>9,655448</text:p>
          </table:table-cell>
        </table:table-row>
        <table:table-row table:style-name="ro1">
          <table:table-cell office:value-type="float" office:value="5.616922" calcext:value-type="float">
            <text:p>5,616922</text:p>
          </table:table-cell>
          <table:table-cell office:value-type="float" office:value="6.147835" calcext:value-type="float">
            <text:p>6,147835</text:p>
          </table:table-cell>
        </table:table-row>
        <table:table-row table:style-name="ro1">
          <table:table-cell office:value-type="float" office:value="7.071356" calcext:value-type="float">
            <text:p>7,071356</text:p>
          </table:table-cell>
          <table:table-cell office:value-type="float" office:value="5.514144" calcext:value-type="float">
            <text:p>5,514144</text:p>
          </table:table-cell>
        </table:table-row>
        <table:table-row table:style-name="ro1">
          <table:table-cell office:value-type="float" office:value="1.332704" calcext:value-type="float">
            <text:p>1,332704</text:p>
          </table:table-cell>
          <table:table-cell office:value-type="float" office:value="4.040722" calcext:value-type="float">
            <text:p>4,040722</text:p>
          </table:table-cell>
        </table:table-row>
        <table:table-row table:style-name="ro1">
          <table:table-cell office:value-type="float" office:value="0.622489" calcext:value-type="float">
            <text:p>0,622489</text:p>
          </table:table-cell>
          <table:table-cell office:value-type="float" office:value="10.085613" calcext:value-type="float">
            <text:p>10,085613</text:p>
          </table:table-cell>
        </table:table-row>
        <table:table-row table:style-name="ro1">
          <table:table-cell office:value-type="float" office:value="1.333408" calcext:value-type="float">
            <text:p>1,333408</text:p>
          </table:table-cell>
          <table:table-cell office:value-type="float" office:value="9.973989" calcext:value-type="float">
            <text:p>9,973989</text:p>
          </table:table-cell>
        </table:table-row>
        <table:table-row table:style-name="ro1">
          <table:table-cell office:value-type="float" office:value="6.187856" calcext:value-type="float">
            <text:p>6,187856</text:p>
          </table:table-cell>
          <table:table-cell office:value-type="float" office:value="6.249673" calcext:value-type="float">
            <text:p>6,249673</text:p>
          </table:table-cell>
        </table:table-row>
        <table:table-row table:style-name="ro1">
          <table:table-cell office:value-type="float" office:value="1.60973" calcext:value-type="float">
            <text:p>1,60973</text:p>
          </table:table-cell>
          <table:table-cell office:value-type="float" office:value="9.005404" calcext:value-type="float">
            <text:p>9,005404</text:p>
          </table:table-cell>
        </table:table-row>
        <table:table-row table:style-name="ro1">
          <table:table-cell office:value-type="float" office:value="0.875545" calcext:value-type="float">
            <text:p>0,875545</text:p>
          </table:table-cell>
          <table:table-cell office:value-type="float" office:value="3.567032" calcext:value-type="float">
            <text:p>3,567032</text:p>
          </table:table-cell>
        </table:table-row>
        <table:table-row table:style-name="ro1">
          <table:table-cell office:value-type="float" office:value="5.588871" calcext:value-type="float">
            <text:p>5,588871</text:p>
          </table:table-cell>
          <table:table-cell office:value-type="float" office:value="5.641098" calcext:value-type="float">
            <text:p>5,641098</text:p>
          </table:table-cell>
        </table:table-row>
        <table:table-row table:style-name="ro1">
          <table:table-cell office:value-type="float" office:value="6.083589" calcext:value-type="float">
            <text:p>6,083589</text:p>
          </table:table-cell>
          <table:table-cell office:value-type="float" office:value="5.98178" calcext:value-type="float">
            <text:p>5,98178</text:p>
          </table:table-cell>
        </table:table-row>
        <table:table-row table:style-name="ro1">
          <table:table-cell office:value-type="float" office:value="1.996299" calcext:value-type="float">
            <text:p>1,996299</text:p>
          </table:table-cell>
          <table:table-cell office:value-type="float" office:value="3.523744" calcext:value-type="float">
            <text:p>3,523744</text:p>
          </table:table-cell>
        </table:table-row>
        <table:table-row table:style-name="ro1">
          <table:table-cell office:value-type="float" office:value="1.522552" calcext:value-type="float">
            <text:p>1,522552</text:p>
          </table:table-cell>
          <table:table-cell office:value-type="float" office:value="2.662303" calcext:value-type="float">
            <text:p>2,662303</text:p>
          </table:table-cell>
        </table:table-row>
        <table:table-row table:style-name="ro1">
          <table:table-cell office:value-type="float" office:value="6.210599" calcext:value-type="float">
            <text:p>6,210599</text:p>
          </table:table-cell>
          <table:table-cell office:value-type="float" office:value="6.433198" calcext:value-type="float">
            <text:p>6,433198</text:p>
          </table:table-cell>
        </table:table-row>
        <table:table-row table:style-name="ro1">
          <table:table-cell office:value-type="float" office:value="1.832894" calcext:value-type="float">
            <text:p>1,832894</text:p>
          </table:table-cell>
          <table:table-cell office:value-type="float" office:value="8.832533" calcext:value-type="float">
            <text:p>8,832533</text:p>
          </table:table-cell>
        </table:table-row>
        <table:table-row table:style-name="ro1">
          <table:table-cell office:value-type="float" office:value="6.529274" calcext:value-type="float">
            <text:p>6,529274</text:p>
          </table:table-cell>
          <table:table-cell office:value-type="float" office:value="6.270653" calcext:value-type="float">
            <text:p>6,270653</text:p>
          </table:table-cell>
        </table:table-row>
        <table:table-row table:style-name="ro1">
          <table:table-cell office:value-type="float" office:value="1.549126" calcext:value-type="float">
            <text:p>1,549126</text:p>
          </table:table-cell>
          <table:table-cell office:value-type="float" office:value="9.117145" calcext:value-type="float">
            <text:p>9,117145</text:p>
          </table:table-cell>
        </table:table-row>
        <table:table-row table:style-name="ro1">
          <table:table-cell office:value-type="float" office:value="6.357465" calcext:value-type="float">
            <text:p>6,357465</text:p>
          </table:table-cell>
          <table:table-cell office:value-type="float" office:value="6.749331" calcext:value-type="float">
            <text:p>6,749331</text:p>
          </table:table-cell>
        </table:table-row>
        <table:table-row table:style-name="ro1">
          <table:table-cell office:value-type="float" office:value="6.830019" calcext:value-type="float">
            <text:p>6,830019</text:p>
          </table:table-cell>
          <table:table-cell office:value-type="float" office:value="6.705841" calcext:value-type="float">
            <text:p>6,705841</text:p>
          </table:table-cell>
        </table:table-row>
        <table:table-row table:style-name="ro1">
          <table:table-cell office:value-type="float" office:value="6.634272" calcext:value-type="float">
            <text:p>6,634272</text:p>
          </table:table-cell>
          <table:table-cell office:value-type="float" office:value="5.802859" calcext:value-type="float">
            <text:p>5,802859</text:p>
          </table:table-cell>
        </table:table-row>
        <table:table-row table:style-name="ro1">
          <table:table-cell office:value-type="float" office:value="1.151188" calcext:value-type="float">
            <text:p>1,151188</text:p>
          </table:table-cell>
          <table:table-cell office:value-type="float" office:value="2.700961" calcext:value-type="float">
            <text:p>2,700961</text:p>
          </table:table-cell>
        </table:table-row>
        <table:table-row table:style-name="ro1">
          <table:table-cell office:value-type="float" office:value="2.68092" calcext:value-type="float">
            <text:p>2,68092</text:p>
          </table:table-cell>
          <table:table-cell office:value-type="float" office:value="3.313836" calcext:value-type="float">
            <text:p>3,313836</text:p>
          </table:table-cell>
        </table:table-row>
        <table:table-row table:style-name="ro1">
          <table:table-cell office:value-type="float" office:value="1.801415" calcext:value-type="float">
            <text:p>1,801415</text:p>
          </table:table-cell>
          <table:table-cell office:value-type="float" office:value="3.103932" calcext:value-type="float">
            <text:p>3,103932</text:p>
          </table:table-cell>
        </table:table-row>
        <table:table-row table:style-name="ro1">
          <table:table-cell office:value-type="float" office:value="5.742892" calcext:value-type="float">
            <text:p>5,742892</text:p>
          </table:table-cell>
          <table:table-cell office:value-type="float" office:value="5.515978" calcext:value-type="float">
            <text:p>5,515978</text:p>
          </table:table-cell>
        </table:table-row>
        <table:table-row table:style-name="ro1">
          <table:table-cell office:value-type="float" office:value="7.456081" calcext:value-type="float">
            <text:p>7,456081</text:p>
          </table:table-cell>
          <table:table-cell office:value-type="float" office:value="6.069211" calcext:value-type="float">
            <text:p>6,069211</text:p>
          </table:table-cell>
        </table:table-row>
        <table:table-row table:style-name="ro1">
          <table:table-cell office:value-type="float" office:value="6.975418" calcext:value-type="float">
            <text:p>6,975418</text:p>
          </table:table-cell>
          <table:table-cell office:value-type="float" office:value="5.924084" calcext:value-type="float">
            <text:p>5,924084</text:p>
          </table:table-cell>
        </table:table-row>
        <table:table-row table:style-name="ro1">
          <table:table-cell office:value-type="float" office:value="2.534036" calcext:value-type="float">
            <text:p>2,534036</text:p>
          </table:table-cell>
          <table:table-cell office:value-type="float" office:value="3.741854" calcext:value-type="float">
            <text:p>3,741854</text:p>
          </table:table-cell>
        </table:table-row>
        <table:table-row table:style-name="ro1">
          <table:table-cell office:value-type="float" office:value="6.476194" calcext:value-type="float">
            <text:p>6,476194</text:p>
          </table:table-cell>
          <table:table-cell office:value-type="float" office:value="5.639502" calcext:value-type="float">
            <text:p>5,639502</text:p>
          </table:table-cell>
        </table:table-row>
        <table:table-row table:style-name="ro1">
          <table:table-cell office:value-type="float" office:value="2.324155" calcext:value-type="float">
            <text:p>2,324155</text:p>
          </table:table-cell>
          <table:table-cell office:value-type="float" office:value="9.927999" calcext:value-type="float">
            <text:p>9,927999</text:p>
          </table:table-cell>
        </table:table-row>
        <table:table-row table:style-name="ro1">
          <table:table-cell office:value-type="float" office:value="1.262599" calcext:value-type="float">
            <text:p>1,262599</text:p>
          </table:table-cell>
          <table:table-cell office:value-type="float" office:value="8.380483" calcext:value-type="float">
            <text:p>8,380483</text:p>
          </table:table-cell>
        </table:table-row>
        <table:table-row table:style-name="ro1">
          <table:table-cell office:value-type="float" office:value="2.513243" calcext:value-type="float">
            <text:p>2,513243</text:p>
          </table:table-cell>
          <table:table-cell office:value-type="float" office:value="9.516558" calcext:value-type="float">
            <text:p>9,516558</text:p>
          </table:table-cell>
        </table:table-row>
        <table:table-row table:style-name="ro1">
          <table:table-cell office:value-type="float" office:value="1.293301" calcext:value-type="float">
            <text:p>1,293301</text:p>
          </table:table-cell>
          <table:table-cell office:value-type="float" office:value="9.99262" calcext:value-type="float">
            <text:p>9,99262</text:p>
          </table:table-cell>
        </table:table-row>
        <table:table-row table:style-name="ro1">
          <table:table-cell office:value-type="float" office:value="2.710955" calcext:value-type="float">
            <text:p>2,710955</text:p>
          </table:table-cell>
          <table:table-cell office:value-type="float" office:value="3.132842" calcext:value-type="float">
            <text:p>3,132842</text:p>
          </table:table-cell>
        </table:table-row>
        <table:table-row table:style-name="ro1">
          <table:table-cell office:value-type="float" office:value="6.943341" calcext:value-type="float">
            <text:p>6,943341</text:p>
          </table:table-cell>
          <table:table-cell office:value-type="float" office:value="6.173742" calcext:value-type="float">
            <text:p>6,173742</text:p>
          </table:table-cell>
        </table:table-row>
        <table:table-row table:style-name="ro1">
          <table:table-cell office:value-type="float" office:value="2.326288" calcext:value-type="float">
            <text:p>2,326288</text:p>
          </table:table-cell>
          <table:table-cell office:value-type="float" office:value="8.860168" calcext:value-type="float">
            <text:p>8,860168</text:p>
          </table:table-cell>
        </table:table-row>
        <table:table-row table:style-name="ro1">
          <table:table-cell office:value-type="float" office:value="6.456769" calcext:value-type="float">
            <text:p>6,456769</text:p>
          </table:table-cell>
          <table:table-cell office:value-type="float" office:value="7.319701" calcext:value-type="float">
            <text:p>7,319701</text:p>
          </table:table-cell>
        </table:table-row>
        <table:table-row table:style-name="ro1">
          <table:table-cell office:value-type="float" office:value="1.624499" calcext:value-type="float">
            <text:p>1,624499</text:p>
          </table:table-cell>
          <table:table-cell office:value-type="float" office:value="8.502987" calcext:value-type="float">
            <text:p>8,502987</text:p>
          </table:table-cell>
        </table:table-row>
        <table:table-row table:style-name="ro1">
          <table:table-cell office:value-type="float" office:value="7.479337" calcext:value-type="float">
            <text:p>7,479337</text:p>
          </table:table-cell>
          <table:table-cell office:value-type="float" office:value="5.690347" calcext:value-type="float">
            <text:p>5,690347</text:p>
          </table:table-cell>
        </table:table-row>
        <table:table-row table:style-name="ro1">
          <table:table-cell office:value-type="float" office:value="5.819338" calcext:value-type="float">
            <text:p>5,819338</text:p>
          </table:table-cell>
          <table:table-cell office:value-type="float" office:value="6.613261" calcext:value-type="float">
            <text:p>6,613261</text:p>
          </table:table-cell>
        </table:table-row>
        <table:table-row table:style-name="ro1">
          <table:table-cell office:value-type="float" office:value="2.756135" calcext:value-type="float">
            <text:p>2,756135</text:p>
          </table:table-cell>
          <table:table-cell office:value-type="float" office:value="8.348144" calcext:value-type="float">
            <text:p>8,348144</text:p>
          </table:table-cell>
        </table:table-row>
        <table:table-row table:style-name="ro1">
          <table:table-cell office:value-type="float" office:value="3.078827" calcext:value-type="float">
            <text:p>3,078827</text:p>
          </table:table-cell>
          <table:table-cell office:value-type="float" office:value="8.417414" calcext:value-type="float">
            <text:p>8,417414</text:p>
          </table:table-cell>
        </table:table-row>
        <table:table-row table:style-name="ro1">
          <table:table-cell office:value-type="float" office:value="2.899998" calcext:value-type="float">
            <text:p>2,899998</text:p>
          </table:table-cell>
          <table:table-cell office:value-type="float" office:value="8.923972" calcext:value-type="float">
            <text:p>8,923972</text:p>
          </table:table-cell>
        </table:table-row>
        <table:table-row table:style-name="ro1">
          <table:table-cell office:value-type="float" office:value="1.460395" calcext:value-type="float">
            <text:p>1,460395</text:p>
          </table:table-cell>
          <table:table-cell office:value-type="float" office:value="9.241155" calcext:value-type="float">
            <text:p>9,241155</text:p>
          </table:table-cell>
        </table:table-row>
        <table:table-row table:style-name="ro1">
          <table:table-cell office:value-type="float" office:value="1.42122" calcext:value-type="float">
            <text:p>1,42122</text:p>
          </table:table-cell>
          <table:table-cell office:value-type="float" office:value="9.083362" calcext:value-type="float">
            <text:p>9,083362</text:p>
          </table:table-cell>
        </table:table-row>
        <table:table-row table:style-name="ro1">
          <table:table-cell office:value-type="float" office:value="7.784521" calcext:value-type="float">
            <text:p>7,784521</text:p>
          </table:table-cell>
          <table:table-cell office:value-type="float" office:value="6.385392" calcext:value-type="float">
            <text:p>6,385392</text:p>
          </table:table-cell>
        </table:table-row>
        <table:table-row table:style-name="ro1">
          <table:table-cell office:value-type="float" office:value="2.839825" calcext:value-type="float">
            <text:p>2,839825</text:p>
          </table:table-cell>
          <table:table-cell office:value-type="float" office:value="4.429426" calcext:value-type="float">
            <text:p>4,429426</text:p>
          </table:table-cell>
        </table:table-row>
        <table:table-row table:style-name="ro1">
          <table:table-cell office:value-type="float" office:value="1.384911" calcext:value-type="float">
            <text:p>1,384911</text:p>
          </table:table-cell>
          <table:table-cell office:value-type="float" office:value="8.35515" calcext:value-type="float">
            <text:p>8,35515</text:p>
          </table:table-cell>
        </table:table-row>
        <table:table-row table:style-name="ro1">
          <table:table-cell office:value-type="float" office:value="2.603887" calcext:value-type="float">
            <text:p>2,603887</text:p>
          </table:table-cell>
          <table:table-cell office:value-type="float" office:value="1.955661" calcext:value-type="float">
            <text:p>1,955661</text:p>
          </table:table-cell>
        </table:table-row>
        <table:table-row table:style-name="ro1">
          <table:table-cell office:value-type="float" office:value="8.141843" calcext:value-type="float">
            <text:p>8,141843</text:p>
          </table:table-cell>
          <table:table-cell office:value-type="float" office:value="7.180795" calcext:value-type="float">
            <text:p>7,180795</text:p>
          </table:table-cell>
        </table:table-row>
        <table:table-row table:style-name="ro1">
          <table:table-cell office:value-type="float" office:value="3.074194" calcext:value-type="float">
            <text:p>3,074194</text:p>
          </table:table-cell>
          <table:table-cell office:value-type="float" office:value="9.926584" calcext:value-type="float">
            <text:p>9,926584</text:p>
          </table:table-cell>
        </table:table-row>
        <table:table-row table:style-name="ro1">
          <table:table-cell office:value-type="float" office:value="2.738253" calcext:value-type="float">
            <text:p>2,738253</text:p>
          </table:table-cell>
          <table:table-cell office:value-type="float" office:value="2.980369" calcext:value-type="float">
            <text:p>2,980369</text:p>
          </table:table-cell>
        </table:table-row>
        <table:table-row table:style-name="ro1">
          <table:table-cell office:value-type="float" office:value="1.624721" calcext:value-type="float">
            <text:p>1,624721</text:p>
          </table:table-cell>
          <table:table-cell office:value-type="float" office:value="8.908573" calcext:value-type="float">
            <text:p>8,908573</text:p>
          </table:table-cell>
        </table:table-row>
        <table:table-row table:style-name="ro1">
          <table:table-cell office:value-type="float" office:value="1.293448" calcext:value-type="float">
            <text:p>1,293448</text:p>
          </table:table-cell>
          <table:table-cell office:value-type="float" office:value="4.210521" calcext:value-type="float">
            <text:p>4,210521</text:p>
          </table:table-cell>
        </table:table-row>
        <table:table-row table:style-name="ro1">
          <table:table-cell office:value-type="float" office:value="2.173378" calcext:value-type="float">
            <text:p>2,173378</text:p>
          </table:table-cell>
          <table:table-cell office:value-type="float" office:value="8.078293" calcext:value-type="float">
            <text:p>8,078293</text:p>
          </table:table-cell>
        </table:table-row>
        <table:table-row table:style-name="ro1">
          <table:table-cell office:value-type="float" office:value="1.8939" calcext:value-type="float">
            <text:p>1,8939</text:p>
          </table:table-cell>
          <table:table-cell office:value-type="float" office:value="3.173932" calcext:value-type="float">
            <text:p>3,173932</text:p>
          </table:table-cell>
        </table:table-row>
        <table:table-row table:style-name="ro1">
          <table:table-cell office:value-type="float" office:value="1.563926" calcext:value-type="float">
            <text:p>1,563926</text:p>
          </table:table-cell>
          <table:table-cell office:value-type="float" office:value="3.484934" calcext:value-type="float">
            <text:p>3,484934</text:p>
          </table:table-cell>
        </table:table-row>
        <table:table-row table:style-name="ro1">
          <table:table-cell office:value-type="float" office:value="1.793887" calcext:value-type="float">
            <text:p>1,793887</text:p>
          </table:table-cell>
          <table:table-cell office:value-type="float" office:value="8.830354" calcext:value-type="float">
            <text:p>8,830354</text:p>
          </table:table-cell>
        </table:table-row>
        <table:table-row table:style-name="ro1">
          <table:table-cell office:value-type="float" office:value="7.354346" calcext:value-type="float">
            <text:p>7,354346</text:p>
          </table:table-cell>
          <table:table-cell office:value-type="float" office:value="6.178703" calcext:value-type="float">
            <text:p>6,178703</text:p>
          </table:table-cell>
        </table:table-row>
        <table:table-row table:style-name="ro1">
          <table:table-cell office:value-type="float" office:value="2.100853" calcext:value-type="float">
            <text:p>2,100853</text:p>
          </table:table-cell>
          <table:table-cell office:value-type="float" office:value="3.086607" calcext:value-type="float">
            <text:p>3,086607</text:p>
          </table:table-cell>
        </table:table-row>
        <table:table-row table:style-name="ro1">
          <table:table-cell office:value-type="float" office:value="1.519206" calcext:value-type="float">
            <text:p>1,519206</text:p>
          </table:table-cell>
          <table:table-cell office:value-type="float" office:value="10.300772" calcext:value-type="float">
            <text:p>10,300772</text:p>
          </table:table-cell>
        </table:table-row>
        <table:table-row table:style-name="ro1">
          <table:table-cell office:value-type="float" office:value="6.305141" calcext:value-type="float">
            <text:p>6,305141</text:p>
          </table:table-cell>
          <table:table-cell office:value-type="float" office:value="6.367454" calcext:value-type="float">
            <text:p>6,367454</text:p>
          </table:table-cell>
        </table:table-row>
        <table:table-row table:style-name="ro1">
          <table:table-cell office:value-type="float" office:value="6.077531" calcext:value-type="float">
            <text:p>6,077531</text:p>
          </table:table-cell>
          <table:table-cell office:value-type="float" office:value="6.142965" calcext:value-type="float">
            <text:p>6,142965</text:p>
          </table:table-cell>
        </table:table-row>
        <table:table-row table:style-name="ro1">
          <table:table-cell office:value-type="float" office:value="5.46387" calcext:value-type="float">
            <text:p>5,46387</text:p>
          </table:table-cell>
          <table:table-cell office:value-type="float" office:value="5.690894" calcext:value-type="float">
            <text:p>5,690894</text:p>
          </table:table-cell>
        </table:table-row>
        <table:table-row table:style-name="ro1">
          <table:table-cell office:value-type="float" office:value="2.489502" calcext:value-type="float">
            <text:p>2,489502</text:p>
          </table:table-cell>
          <table:table-cell office:value-type="float" office:value="9.536277" calcext:value-type="float">
            <text:p>9,536277</text:p>
          </table:table-cell>
        </table:table-row>
        <table:table-row table:style-name="ro1">
          <table:table-cell office:value-type="float" office:value="2.431604" calcext:value-type="float">
            <text:p>2,431604</text:p>
          </table:table-cell>
          <table:table-cell office:value-type="float" office:value="8.796516" calcext:value-type="float">
            <text:p>8,796516</text:p>
          </table:table-cell>
        </table:table-row>
        <table:table-row table:style-name="ro1">
          <table:table-cell office:value-type="float" office:value="2.424661" calcext:value-type="float">
            <text:p>2,424661</text:p>
          </table:table-cell>
          <table:table-cell office:value-type="float" office:value="3.331251" calcext:value-type="float">
            <text:p>3,331251</text:p>
          </table:table-cell>
        </table:table-row>
        <table:table-row table:style-name="ro1">
          <table:table-cell office:value-type="float" office:value="2.086582" calcext:value-type="float">
            <text:p>2,086582</text:p>
          </table:table-cell>
          <table:table-cell office:value-type="float" office:value="9.963982" calcext:value-type="float">
            <text:p>9,963982</text:p>
          </table:table-cell>
        </table:table-row>
        <table:table-row table:style-name="ro1">
          <table:table-cell office:value-type="float" office:value="1.606793" calcext:value-type="float">
            <text:p>1,606793</text:p>
          </table:table-cell>
          <table:table-cell office:value-type="float" office:value="4.200678" calcext:value-type="float">
            <text:p>4,200678</text:p>
          </table:table-cell>
        </table:table-row>
        <table:table-row table:style-name="ro1">
          <table:table-cell office:value-type="float" office:value="6.522554" calcext:value-type="float">
            <text:p>6,522554</text:p>
          </table:table-cell>
          <table:table-cell office:value-type="float" office:value="5.931662" calcext:value-type="float">
            <text:p>5,931662</text:p>
          </table:table-cell>
        </table:table-row>
        <table:table-row table:style-name="ro1">
          <table:table-cell office:value-type="float" office:value="1.439485" calcext:value-type="float">
            <text:p>1,439485</text:p>
          </table:table-cell>
          <table:table-cell office:value-type="float" office:value="3.185736" calcext:value-type="float">
            <text:p>3,185736</text:p>
          </table:table-cell>
        </table:table-row>
        <table:table-row table:style-name="ro1">
          <table:table-cell office:value-type="float" office:value="2.249901" calcext:value-type="float">
            <text:p>2,249901</text:p>
          </table:table-cell>
          <table:table-cell office:value-type="float" office:value="2.924959" calcext:value-type="float">
            <text:p>2,924959</text:p>
          </table:table-cell>
        </table:table-row>
        <table:table-row table:style-name="ro1">
          <table:table-cell office:value-type="float" office:value="1.532751" calcext:value-type="float">
            <text:p>1,532751</text:p>
          </table:table-cell>
          <table:table-cell office:value-type="float" office:value="8.587417" calcext:value-type="float">
            <text:p>8,587417</text:p>
          </table:table-cell>
        </table:table-row>
        <table:table-row table:style-name="ro1">
          <table:table-cell office:value-type="float" office:value="7.499095" calcext:value-type="float">
            <text:p>7,499095</text:p>
          </table:table-cell>
          <table:table-cell office:value-type="float" office:value="5.671862" calcext:value-type="float">
            <text:p>5,671862</text:p>
          </table:table-cell>
        </table:table-row>
        <table:table-row table:style-name="ro1">
          <table:table-cell office:value-type="float" office:value="1.698114" calcext:value-type="float">
            <text:p>1,698114</text:p>
          </table:table-cell>
          <table:table-cell office:value-type="float" office:value="9.700293" calcext:value-type="float">
            <text:p>9,700293</text:p>
          </table:table-cell>
        </table:table-row>
        <table:table-row table:style-name="ro1">
          <table:table-cell office:value-type="float" office:value="6.909957" calcext:value-type="float">
            <text:p>6,909957</text:p>
          </table:table-cell>
          <table:table-cell office:value-type="float" office:value="5.97812" calcext:value-type="float">
            <text:p>5,97812</text:p>
          </table:table-cell>
        </table:table-row>
        <table:table-row table:style-name="ro1">
          <table:table-cell office:value-type="float" office:value="1.982205" calcext:value-type="float">
            <text:p>1,982205</text:p>
          </table:table-cell>
          <table:table-cell office:value-type="float" office:value="9.430356" calcext:value-type="float">
            <text:p>9,430356</text:p>
          </table:table-cell>
        </table:table-row>
        <table:table-row table:style-name="ro1">
          <table:table-cell office:value-type="float" office:value="1.9544" calcext:value-type="float">
            <text:p>1,9544</text:p>
          </table:table-cell>
          <table:table-cell office:value-type="float" office:value="8.792864" calcext:value-type="float">
            <text:p>8,792864</text:p>
          </table:table-cell>
        </table:table-row>
        <table:table-row table:style-name="ro1">
          <table:table-cell office:value-type="float" office:value="7.547075" calcext:value-type="float">
            <text:p>7,547075</text:p>
          </table:table-cell>
          <table:table-cell office:value-type="float" office:value="5.537774" calcext:value-type="float">
            <text:p>5,537774</text:p>
          </table:table-cell>
        </table:table-row>
        <table:table-row table:style-name="ro1">
          <table:table-cell office:value-type="float" office:value="1.867913" calcext:value-type="float">
            <text:p>1,867913</text:p>
          </table:table-cell>
          <table:table-cell office:value-type="float" office:value="8.998399" calcext:value-type="float">
            <text:p>8,998399</text:p>
          </table:table-cell>
        </table:table-row>
        <table:table-row table:style-name="ro1">
          <table:table-cell office:value-type="float" office:value="0.427412" calcext:value-type="float">
            <text:p>0,427412</text:p>
          </table:table-cell>
          <table:table-cell office:value-type="float" office:value="8.930492" calcext:value-type="float">
            <text:p>8,930492</text:p>
          </table:table-cell>
        </table:table-row>
        <table:table-row table:style-name="ro1">
          <table:table-cell office:value-type="float" office:value="7.490438" calcext:value-type="float">
            <text:p>7,490438</text:p>
          </table:table-cell>
          <table:table-cell office:value-type="float" office:value="6.205964" calcext:value-type="float">
            <text:p>6,205964</text:p>
          </table:table-cell>
        </table:table-row>
        <table:table-row table:style-name="ro1">
          <table:table-cell office:value-type="float" office:value="0.736771" calcext:value-type="float">
            <text:p>0,736771</text:p>
          </table:table-cell>
          <table:table-cell office:value-type="float" office:value="3.475837" calcext:value-type="float">
            <text:p>3,475837</text:p>
          </table:table-cell>
        </table:table-row>
        <table:table-row table:style-name="ro1">
          <table:table-cell office:value-type="float" office:value="0.866167" calcext:value-type="float">
            <text:p>0,866167</text:p>
          </table:table-cell>
          <table:table-cell office:value-type="float" office:value="9.957078" calcext:value-type="float">
            <text:p>9,957078</text:p>
          </table:table-cell>
        </table:table-row>
        <table:table-row table:style-name="ro1">
          <table:table-cell office:value-type="float" office:value="1.482089" calcext:value-type="float">
            <text:p>1,482089</text:p>
          </table:table-cell>
          <table:table-cell office:value-type="float" office:value="3.053695" calcext:value-type="float">
            <text:p>3,053695</text:p>
          </table:table-cell>
        </table:table-row>
        <table:table-row table:style-name="ro1">
          <table:table-cell office:value-type="float" office:value="2.675388" calcext:value-type="float">
            <text:p>2,675388</text:p>
          </table:table-cell>
          <table:table-cell office:value-type="float" office:value="9.492392" calcext:value-type="float">
            <text:p>9,492392</text:p>
          </table:table-cell>
        </table:table-row>
        <table:table-row table:style-name="ro1">
          <table:table-cell office:value-type="float" office:value="0.996055" calcext:value-type="float">
            <text:p>0,996055</text:p>
          </table:table-cell>
          <table:table-cell office:value-type="float" office:value="8.955129" calcext:value-type="float">
            <text:p>8,955129</text:p>
          </table:table-cell>
        </table:table-row>
        <table:table-row table:style-name="ro1">
          <table:table-cell office:value-type="float" office:value="6.206107" calcext:value-type="float">
            <text:p>6,206107</text:p>
          </table:table-cell>
          <table:table-cell office:value-type="float" office:value="5.560169" calcext:value-type="float">
            <text:p>5,560169</text:p>
          </table:table-cell>
        </table:table-row>
        <table:table-row table:style-name="ro1">
          <table:table-cell office:value-type="float" office:value="6.778223" calcext:value-type="float">
            <text:p>6,778223</text:p>
          </table:table-cell>
          <table:table-cell office:value-type="float" office:value="5.96308" calcext:value-type="float">
            <text:p>5,96308</text:p>
          </table:table-cell>
        </table:table-row>
        <table:table-row table:style-name="ro1">
          <table:table-cell office:value-type="float" office:value="7.408694" calcext:value-type="float">
            <text:p>7,408694</text:p>
          </table:table-cell>
          <table:table-cell office:value-type="float" office:value="6.062779" calcext:value-type="float">
            <text:p>6,062779</text:p>
          </table:table-cell>
        </table:table-row>
        <table:table-row table:style-name="ro1">
          <table:table-cell office:value-type="float" office:value="2.473822" calcext:value-type="float">
            <text:p>2,473822</text:p>
          </table:table-cell>
          <table:table-cell office:value-type="float" office:value="3.042104" calcext:value-type="float">
            <text:p>3,042104</text:p>
          </table:table-cell>
        </table:table-row>
        <table:table-row table:style-name="ro1">
          <table:table-cell office:value-type="float" office:value="1.669994" calcext:value-type="float">
            <text:p>1,669994</text:p>
          </table:table-cell>
          <table:table-cell office:value-type="float" office:value="3.664123" calcext:value-type="float">
            <text:p>3,664123</text:p>
          </table:table-cell>
        </table:table-row>
        <table:table-row table:style-name="ro1">
          <table:table-cell office:value-type="float" office:value="7.119641" calcext:value-type="float">
            <text:p>7,119641</text:p>
          </table:table-cell>
          <table:table-cell office:value-type="float" office:value="4.98913" calcext:value-type="float">
            <text:p>4,98913</text:p>
          </table:table-cell>
        </table:table-row>
        <table:table-row table:style-name="ro1">
          <table:table-cell office:value-type="float" office:value="0.940098" calcext:value-type="float">
            <text:p>0,940098</text:p>
          </table:table-cell>
          <table:table-cell office:value-type="float" office:value="3.882254" calcext:value-type="float">
            <text:p>3,882254</text:p>
          </table:table-cell>
        </table:table-row>
        <table:table-row table:style-name="ro1">
          <table:table-cell office:value-type="float" office:value="2.361105" calcext:value-type="float">
            <text:p>2,361105</text:p>
          </table:table-cell>
          <table:table-cell office:value-type="float" office:value="3.754479" calcext:value-type="float">
            <text:p>3,754479</text:p>
          </table:table-cell>
        </table:table-row>
        <table:table-row table:style-name="ro1">
          <table:table-cell office:value-type="float" office:value="1.793635" calcext:value-type="float">
            <text:p>1,793635</text:p>
          </table:table-cell>
          <table:table-cell office:value-type="float" office:value="8.87434" calcext:value-type="float">
            <text:p>8,87434</text:p>
          </table:table-cell>
        </table:table-row>
        <table:table-row table:style-name="ro1">
          <table:table-cell office:value-type="float" office:value="6.331248" calcext:value-type="float">
            <text:p>6,331248</text:p>
          </table:table-cell>
          <table:table-cell office:value-type="float" office:value="6.41663" calcext:value-type="float">
            <text:p>6,41663</text:p>
          </table:table-cell>
        </table:table-row>
        <table:table-row table:style-name="ro1">
          <table:table-cell office:value-type="float" office:value="1.410409" calcext:value-type="float">
            <text:p>1,410409</text:p>
          </table:table-cell>
          <table:table-cell office:value-type="float" office:value="9.404141" calcext:value-type="float">
            <text:p>9,404141</text:p>
          </table:table-cell>
        </table:table-row>
        <table:table-row table:style-name="ro1">
          <table:table-cell office:value-type="float" office:value="1.533928" calcext:value-type="float">
            <text:p>1,533928</text:p>
          </table:table-cell>
          <table:table-cell office:value-type="float" office:value="4.699583" calcext:value-type="float">
            <text:p>4,699583</text:p>
          </table:table-cell>
        </table:table-row>
        <table:table-row table:style-name="ro1">
          <table:table-cell office:value-type="float" office:value="2.23761" calcext:value-type="float">
            <text:p>2,23761</text:p>
          </table:table-cell>
          <table:table-cell office:value-type="float" office:value="9.351149" calcext:value-type="float">
            <text:p>9,351149</text:p>
          </table:table-cell>
        </table:table-row>
        <table:table-row table:style-name="ro1">
          <table:table-cell office:value-type="float" office:value="1.512246" calcext:value-type="float">
            <text:p>1,512246</text:p>
          </table:table-cell>
          <table:table-cell office:value-type="float" office:value="3.566164" calcext:value-type="float">
            <text:p>3,566164</text:p>
          </table:table-cell>
        </table:table-row>
        <table:table-row table:style-name="ro1">
          <table:table-cell office:value-type="float" office:value="1.174037" calcext:value-type="float">
            <text:p>1,174037</text:p>
          </table:table-cell>
          <table:table-cell office:value-type="float" office:value="10.312291" calcext:value-type="float">
            <text:p>10,312291</text:p>
          </table:table-cell>
        </table:table-row>
        <table:table-row table:style-name="ro1">
          <table:table-cell office:value-type="float" office:value="1.029402" calcext:value-type="float">
            <text:p>1,029402</text:p>
          </table:table-cell>
          <table:table-cell office:value-type="float" office:value="3.807497" calcext:value-type="float">
            <text:p>3,807497</text:p>
          </table:table-cell>
        </table:table-row>
        <table:table-row table:style-name="ro1">
          <table:table-cell office:value-type="float" office:value="7.819455" calcext:value-type="float">
            <text:p>7,819455</text:p>
          </table:table-cell>
          <table:table-cell office:value-type="float" office:value="6.250246" calcext:value-type="float">
            <text:p>6,250246</text:p>
          </table:table-cell>
        </table:table-row>
        <table:table-row table:style-name="ro1">
          <table:table-cell office:value-type="float" office:value="6.744811" calcext:value-type="float">
            <text:p>6,744811</text:p>
          </table:table-cell>
          <table:table-cell office:value-type="float" office:value="4.814437" calcext:value-type="float">
            <text:p>4,814437</text:p>
          </table:table-cell>
        </table:table-row>
        <table:table-row table:style-name="ro1">
          <table:table-cell office:value-type="float" office:value="0.830704" calcext:value-type="float">
            <text:p>0,830704</text:p>
          </table:table-cell>
          <table:table-cell office:value-type="float" office:value="2.57439" calcext:value-type="float">
            <text:p>2,57439</text:p>
          </table:table-cell>
        </table:table-row>
        <table:table-row table:style-name="ro1">
          <table:table-cell office:value-type="float" office:value="5.781852" calcext:value-type="float">
            <text:p>5,781852</text:p>
          </table:table-cell>
          <table:table-cell office:value-type="float" office:value="6.328" calcext:value-type="float">
            <text:p>6,328</text:p>
          </table:table-cell>
        </table:table-row>
        <table:table-row table:style-name="ro1">
          <table:table-cell office:value-type="float" office:value="1.457661" calcext:value-type="float">
            <text:p>1,457661</text:p>
          </table:table-cell>
          <table:table-cell office:value-type="float" office:value="10.096965" calcext:value-type="float">
            <text:p>10,096965</text:p>
          </table:table-cell>
        </table:table-row>
        <table:table-row table:style-name="ro1">
          <table:table-cell office:value-type="float" office:value="2.043379" calcext:value-type="float">
            <text:p>2,043379</text:p>
          </table:table-cell>
          <table:table-cell office:value-type="float" office:value="9.90586" calcext:value-type="float">
            <text:p>9,90586</text:p>
          </table:table-cell>
        </table:table-row>
        <table:table-row table:style-name="ro1">
          <table:table-cell office:value-type="float" office:value="2.666596" calcext:value-type="float">
            <text:p>2,666596</text:p>
          </table:table-cell>
          <table:table-cell office:value-type="float" office:value="2.439866" calcext:value-type="float">
            <text:p>2,439866</text:p>
          </table:table-cell>
        </table:table-row>
        <table:table-row table:style-name="ro1">
          <table:table-cell office:value-type="float" office:value="7.306199" calcext:value-type="float">
            <text:p>7,306199</text:p>
          </table:table-cell>
          <table:table-cell office:value-type="float" office:value="6.219377" calcext:value-type="float">
            <text:p>6,219377</text:p>
          </table:table-cell>
        </table:table-row>
        <table:table-row table:style-name="ro1">
          <table:table-cell office:value-type="float" office:value="2.367987" calcext:value-type="float">
            <text:p>2,367987</text:p>
          </table:table-cell>
          <table:table-cell office:value-type="float" office:value="9.537116" calcext:value-type="float">
            <text:p>9,537116</text:p>
          </table:table-cell>
        </table:table-row>
        <table:table-row table:style-name="ro1">
          <table:table-cell office:value-type="float" office:value="1.830496" calcext:value-type="float">
            <text:p>1,830496</text:p>
          </table:table-cell>
          <table:table-cell office:value-type="float" office:value="3.018932" calcext:value-type="float">
            <text:p>3,018932</text:p>
          </table:table-cell>
        </table:table-row>
        <table:table-row table:style-name="ro1">
          <table:table-cell office:value-type="float" office:value="1.69824" calcext:value-type="float">
            <text:p>1,69824</text:p>
          </table:table-cell>
          <table:table-cell office:value-type="float" office:value="9.788163" calcext:value-type="float">
            <text:p>9,788163</text:p>
          </table:table-cell>
        </table:table-row>
        <table:table-row table:style-name="ro1">
          <table:table-cell office:value-type="float" office:value="7.300597" calcext:value-type="float">
            <text:p>7,300597</text:p>
          </table:table-cell>
          <table:table-cell office:value-type="float" office:value="4.756676" calcext:value-type="float">
            <text:p>4,756676</text:p>
          </table:table-cell>
        </table:table-row>
        <table:table-row table:style-name="ro1">
          <table:table-cell office:value-type="float" office:value="6.149657" calcext:value-type="float">
            <text:p>6,149657</text:p>
          </table:table-cell>
          <table:table-cell office:value-type="float" office:value="5.766222" calcext:value-type="float">
            <text:p>5,766222</text:p>
          </table:table-cell>
        </table:table-row>
        <table:table-row table:style-name="ro1">
          <table:table-cell office:value-type="float" office:value="1.497767" calcext:value-type="float">
            <text:p>1,497767</text:p>
          </table:table-cell>
          <table:table-cell office:value-type="float" office:value="9.553325" calcext:value-type="float">
            <text:p>9,553325</text:p>
          </table:table-cell>
        </table:table-row>
        <table:table-row table:style-name="ro1">
          <table:table-cell office:value-type="float" office:value="7.600941" calcext:value-type="float">
            <text:p>7,600941</text:p>
          </table:table-cell>
          <table:table-cell office:value-type="float" office:value="5.933185" calcext:value-type="float">
            <text:p>5,933185</text:p>
          </table:table-cell>
        </table:table-row>
        <table:table-row table:style-name="ro1">
          <table:table-cell office:value-type="float" office:value="6.485639" calcext:value-type="float">
            <text:p>6,485639</text:p>
          </table:table-cell>
          <table:table-cell office:value-type="float" office:value="5.194254" calcext:value-type="float">
            <text:p>5,194254</text:p>
          </table:table-cell>
        </table:table-row>
        <table:table-row table:style-name="ro1">
          <table:table-cell office:value-type="float" office:value="1.851351" calcext:value-type="float">
            <text:p>1,851351</text:p>
          </table:table-cell>
          <table:table-cell office:value-type="float" office:value="3.508045" calcext:value-type="float">
            <text:p>3,508045</text:p>
          </table:table-cell>
        </table:table-row>
        <table:table-row table:style-name="ro1">
          <table:table-cell office:value-type="float" office:value="2.867692" calcext:value-type="float">
            <text:p>2,867692</text:p>
          </table:table-cell>
          <table:table-cell office:value-type="float" office:value="9.007135" calcext:value-type="float">
            <text:p>9,007135</text:p>
          </table:table-cell>
        </table:table-row>
        <table:table-row table:style-name="ro1">
          <table:table-cell office:value-type="float" office:value="7.123019" calcext:value-type="float">
            <text:p>7,123019</text:p>
          </table:table-cell>
          <table:table-cell office:value-type="float" office:value="6.233456" calcext:value-type="float">
            <text:p>6,233456</text:p>
          </table:table-cell>
        </table:table-row>
        <table:table-row table:style-name="ro1">
          <table:table-cell office:value-type="float" office:value="1.405065" calcext:value-type="float">
            <text:p>1,405065</text:p>
          </table:table-cell>
          <table:table-cell office:value-type="float" office:value="2.362983" calcext:value-type="float">
            <text:p>2,362983</text:p>
          </table:table-cell>
        </table:table-row>
        <table:table-row table:style-name="ro1">
          <table:table-cell office:value-type="float" office:value="2.417428" calcext:value-type="float">
            <text:p>2,417428</text:p>
          </table:table-cell>
          <table:table-cell office:value-type="float" office:value="2.215958" calcext:value-type="float">
            <text:p>2,215958</text:p>
          </table:table-cell>
        </table:table-row>
        <table:table-row table:style-name="ro1">
          <table:table-cell office:value-type="float" office:value="1.920605" calcext:value-type="float">
            <text:p>1,920605</text:p>
          </table:table-cell>
          <table:table-cell office:value-type="float" office:value="7.794961" calcext:value-type="float">
            <text:p>7,794961</text:p>
          </table:table-cell>
        </table:table-row>
        <table:table-row table:style-name="ro1">
          <table:table-cell office:value-type="float" office:value="0.915053" calcext:value-type="float">
            <text:p>0,915053</text:p>
          </table:table-cell>
          <table:table-cell office:value-type="float" office:value="10.456517" calcext:value-type="float">
            <text:p>10,456517</text:p>
          </table:table-cell>
        </table:table-row>
        <table:table-row table:style-name="ro1">
          <table:table-cell office:value-type="float" office:value="2.260733" calcext:value-type="float">
            <text:p>2,260733</text:p>
          </table:table-cell>
          <table:table-cell office:value-type="float" office:value="2.365586" calcext:value-type="float">
            <text:p>2,365586</text:p>
          </table:table-cell>
        </table:table-row>
        <table:table-row table:style-name="ro1">
          <table:table-cell office:value-type="float" office:value="1.046118" calcext:value-type="float">
            <text:p>1,046118</text:p>
          </table:table-cell>
          <table:table-cell office:value-type="float" office:value="3.852912" calcext:value-type="float">
            <text:p>3,852912</text:p>
          </table:table-cell>
        </table:table-row>
        <table:table-row table:style-name="ro1">
          <table:table-cell office:value-type="float" office:value="7.231271" calcext:value-type="float">
            <text:p>7,231271</text:p>
          </table:table-cell>
          <table:table-cell office:value-type="float" office:value="6.835715" calcext:value-type="float">
            <text:p>6,835715</text:p>
          </table:table-cell>
        </table:table-row>
        <table:table-row table:style-name="ro1">
          <table:table-cell office:value-type="float" office:value="2.344595" calcext:value-type="float">
            <text:p>2,344595</text:p>
          </table:table-cell>
          <table:table-cell office:value-type="float" office:value="3.470887" calcext:value-type="float">
            <text:p>3,470887</text:p>
          </table:table-cell>
        </table:table-row>
        <table:table-row table:style-name="ro1">
          <table:table-cell office:value-type="float" office:value="3.04892" calcext:value-type="float">
            <text:p>3,04892</text:p>
          </table:table-cell>
          <table:table-cell office:value-type="float" office:value="4.21373" calcext:value-type="float">
            <text:p>4,21373</text:p>
          </table:table-cell>
        </table:table-row>
        <table:table-row table:style-name="ro1">
          <table:table-cell office:value-type="float" office:value="6.20924" calcext:value-type="float">
            <text:p>6,20924</text:p>
          </table:table-cell>
          <table:table-cell office:value-type="float" office:value="6.120018" calcext:value-type="float">
            <text:p>6,120018</text:p>
          </table:table-cell>
        </table:table-row>
        <table:table-row table:style-name="ro1">
          <table:table-cell office:value-type="float" office:value="1.670122" calcext:value-type="float">
            <text:p>1,670122</text:p>
          </table:table-cell>
          <table:table-cell office:value-type="float" office:value="3.266754" calcext:value-type="float">
            <text:p>3,266754</text:p>
          </table:table-cell>
        </table:table-row>
        <table:table-row table:style-name="ro1">
          <table:table-cell office:value-type="float" office:value="1.998501" calcext:value-type="float">
            <text:p>1,998501</text:p>
          </table:table-cell>
          <table:table-cell office:value-type="float" office:value="8.35194" calcext:value-type="float">
            <text:p>8,35194</text:p>
          </table:table-cell>
        </table:table-row>
        <table:table-row table:style-name="ro1">
          <table:table-cell office:value-type="float" office:value="2.844842" calcext:value-type="float">
            <text:p>2,844842</text:p>
          </table:table-cell>
          <table:table-cell office:value-type="float" office:value="9.863418" calcext:value-type="float">
            <text:p>9,863418</text:p>
          </table:table-cell>
        </table:table-row>
        <table:table-row table:style-name="ro1">
          <table:table-cell office:value-type="float" office:value="2.541412" calcext:value-type="float">
            <text:p>2,541412</text:p>
          </table:table-cell>
          <table:table-cell office:value-type="float" office:value="3.88793" calcext:value-type="float">
            <text:p>3,88793</text:p>
          </table:table-cell>
        </table:table-row>
        <table:table-row table:style-name="ro1">
          <table:table-cell office:value-type="float" office:value="6.493469" calcext:value-type="float">
            <text:p>6,493469</text:p>
          </table:table-cell>
          <table:table-cell office:value-type="float" office:value="6.310898" calcext:value-type="float">
            <text:p>6,310898</text:p>
          </table:table-cell>
        </table:table-row>
        <table:table-row table:style-name="ro1">
          <table:table-cell office:value-type="float" office:value="1.06847" calcext:value-type="float">
            <text:p>1,06847</text:p>
          </table:table-cell>
          <table:table-cell office:value-type="float" office:value="9.596983" calcext:value-type="float">
            <text:p>9,596983</text:p>
          </table:table-cell>
        </table:table-row>
        <table:table-row table:style-name="ro1">
          <table:table-cell office:value-type="float" office:value="1.201853" calcext:value-type="float">
            <text:p>1,201853</text:p>
          </table:table-cell>
          <table:table-cell office:value-type="float" office:value="3.173082" calcext:value-type="float">
            <text:p>3,173082</text:p>
          </table:table-cell>
        </table:table-row>
        <table:table-row table:style-name="ro1">
          <table:table-cell office:value-type="float" office:value="7.6234" calcext:value-type="float">
            <text:p>7,6234</text:p>
          </table:table-cell>
          <table:table-cell office:value-type="float" office:value="6.901965" calcext:value-type="float">
            <text:p>6,901965</text:p>
          </table:table-cell>
        </table:table-row>
        <table:table-row table:style-name="ro1">
          <table:table-cell office:value-type="float" office:value="7.823475" calcext:value-type="float">
            <text:p>7,823475</text:p>
          </table:table-cell>
          <table:table-cell office:value-type="float" office:value="5.901838" calcext:value-type="float">
            <text:p>5,901838</text:p>
          </table:table-cell>
        </table:table-row>
        <table:table-row table:style-name="ro1">
          <table:table-cell office:value-type="float" office:value="6.870893" calcext:value-type="float">
            <text:p>6,870893</text:p>
          </table:table-cell>
          <table:table-cell office:value-type="float" office:value="6.375113" calcext:value-type="float">
            <text:p>6,375113</text:p>
          </table:table-cell>
        </table:table-row>
        <table:table-row table:style-name="ro1">
          <table:table-cell office:value-type="float" office:value="7.110861" calcext:value-type="float">
            <text:p>7,110861</text:p>
          </table:table-cell>
          <table:table-cell office:value-type="float" office:value="6.254109" calcext:value-type="float">
            <text:p>6,254109</text:p>
          </table:table-cell>
        </table:table-row>
        <table:table-row table:style-name="ro1">
          <table:table-cell office:value-type="float" office:value="6.06205" calcext:value-type="float">
            <text:p>6,06205</text:p>
          </table:table-cell>
          <table:table-cell office:value-type="float" office:value="4.926514" calcext:value-type="float">
            <text:p>4,926514</text:p>
          </table:table-cell>
        </table:table-row>
        <table:table-row table:style-name="ro1">
          <table:table-cell office:value-type="float" office:value="1.61211" calcext:value-type="float">
            <text:p>1,61211</text:p>
          </table:table-cell>
          <table:table-cell office:value-type="float" office:value="9.407894" calcext:value-type="float">
            <text:p>9,407894</text:p>
          </table:table-cell>
        </table:table-row>
        <table:table-row table:style-name="ro1">
          <table:table-cell office:value-type="float" office:value="1.754421" calcext:value-type="float">
            <text:p>1,754421</text:p>
          </table:table-cell>
          <table:table-cell office:value-type="float" office:value="8.359497" calcext:value-type="float">
            <text:p>8,359497</text:p>
          </table:table-cell>
        </table:table-row>
        <table:table-row table:style-name="ro1">
          <table:table-cell office:value-type="float" office:value="3.161275" calcext:value-type="float">
            <text:p>3,161275</text:p>
          </table:table-cell>
          <table:table-cell office:value-type="float" office:value="2.525377" calcext:value-type="float">
            <text:p>2,525377</text:p>
          </table:table-cell>
        </table:table-row>
        <table:table-row table:style-name="ro1">
          <table:table-cell office:value-type="float" office:value="1.269872" calcext:value-type="float">
            <text:p>1,269872</text:p>
          </table:table-cell>
          <table:table-cell office:value-type="float" office:value="3.952802" calcext:value-type="float">
            <text:p>3,952802</text:p>
          </table:table-cell>
        </table:table-row>
        <table:table-row table:style-name="ro1">
          <table:table-cell office:value-type="float" office:value="7.020566" calcext:value-type="float">
            <text:p>7,020566</text:p>
          </table:table-cell>
          <table:table-cell office:value-type="float" office:value="5.826255" calcext:value-type="float">
            <text:p>5,826255</text:p>
          </table:table-cell>
        </table:table-row>
        <table:table-row table:style-name="ro1">
          <table:table-cell office:value-type="float" office:value="6.552224" calcext:value-type="float">
            <text:p>6,552224</text:p>
          </table:table-cell>
          <table:table-cell office:value-type="float" office:value="5.827004" calcext:value-type="float">
            <text:p>5,827004</text:p>
          </table:table-cell>
        </table:table-row>
        <table:table-row table:style-name="ro1">
          <table:table-cell office:value-type="float" office:value="2.411525" calcext:value-type="float">
            <text:p>2,411525</text:p>
          </table:table-cell>
          <table:table-cell office:value-type="float" office:value="9.717607" calcext:value-type="float">
            <text:p>9,717607</text:p>
          </table:table-cell>
        </table:table-row>
        <table:table-row table:style-name="ro1">
          <table:table-cell office:value-type="float" office:value="2.493352" calcext:value-type="float">
            <text:p>2,493352</text:p>
          </table:table-cell>
          <table:table-cell office:value-type="float" office:value="8.57716" calcext:value-type="float">
            <text:p>8,57716</text:p>
          </table:table-cell>
        </table:table-row>
        <table:table-row table:style-name="ro1">
          <table:table-cell office:value-type="float" office:value="2.404052" calcext:value-type="float">
            <text:p>2,404052</text:p>
          </table:table-cell>
          <table:table-cell office:value-type="float" office:value="9.52024" calcext:value-type="float">
            <text:p>9,52024</text:p>
          </table:table-cell>
        </table:table-row>
        <table:table-row table:style-name="ro1">
          <table:table-cell office:value-type="float" office:value="6.243037" calcext:value-type="float">
            <text:p>6,243037</text:p>
          </table:table-cell>
          <table:table-cell office:value-type="float" office:value="6.459433" calcext:value-type="float">
            <text:p>6,459433</text:p>
          </table:table-cell>
        </table:table-row>
        <table:table-row table:style-name="ro1">
          <table:table-cell office:value-type="float" office:value="2.495905" calcext:value-type="float">
            <text:p>2,495905</text:p>
          </table:table-cell>
          <table:table-cell office:value-type="float" office:value="9.301878" calcext:value-type="float">
            <text:p>9,301878</text:p>
          </table:table-cell>
        </table:table-row>
        <table:table-row table:style-name="ro1">
          <table:table-cell office:value-type="float" office:value="2.892169" calcext:value-type="float">
            <text:p>2,892169</text:p>
          </table:table-cell>
          <table:table-cell office:value-type="float" office:value="8.8924" calcext:value-type="float">
            <text:p>8,8924</text:p>
          </table:table-cell>
        </table:table-row>
        <table:table-row table:style-name="ro1">
          <table:table-cell office:value-type="float" office:value="6.836554" calcext:value-type="float">
            <text:p>6,836554</text:p>
          </table:table-cell>
          <table:table-cell office:value-type="float" office:value="6.584845" calcext:value-type="float">
            <text:p>6,584845</text:p>
          </table:table-cell>
        </table:table-row>
        <table:table-row table:style-name="ro1">
          <table:table-cell office:value-type="float" office:value="1.530365" calcext:value-type="float">
            <text:p>1,530365</text:p>
          </table:table-cell>
          <table:table-cell office:value-type="float" office:value="9.270947" calcext:value-type="float">
            <text:p>9,270947</text:p>
          </table:table-cell>
        </table:table-row>
        <table:table-row table:style-name="ro1">
          <table:table-cell office:value-type="float" office:value="7.264547" calcext:value-type="float">
            <text:p>7,264547</text:p>
          </table:table-cell>
          <table:table-cell office:value-type="float" office:value="6.221671" calcext:value-type="float">
            <text:p>6,221671</text:p>
          </table:table-cell>
        </table:table-row>
        <table:table-row table:style-name="ro1">
          <table:table-cell office:value-type="float" office:value="1.079148" calcext:value-type="float">
            <text:p>1,079148</text:p>
          </table:table-cell>
          <table:table-cell office:value-type="float" office:value="3.047848" calcext:value-type="float">
            <text:p>3,047848</text:p>
          </table:table-cell>
        </table:table-row>
        <table:table-row table:style-name="ro1">
          <table:table-cell office:value-type="float" office:value="1.944029" calcext:value-type="float">
            <text:p>1,944029</text:p>
          </table:table-cell>
          <table:table-cell office:value-type="float" office:value="9.03372" calcext:value-type="float">
            <text:p>9,03372</text:p>
          </table:table-cell>
        </table:table-row>
        <table:table-row table:style-name="ro1">
          <table:table-cell office:value-type="float" office:value="1.438363" calcext:value-type="float">
            <text:p>1,438363</text:p>
          </table:table-cell>
          <table:table-cell office:value-type="float" office:value="2.883247" calcext:value-type="float">
            <text:p>2,883247</text:p>
          </table:table-cell>
        </table:table-row>
        <table:table-row table:style-name="ro1">
          <table:table-cell office:value-type="float" office:value="2.686499" calcext:value-type="float">
            <text:p>2,686499</text:p>
          </table:table-cell>
          <table:table-cell office:value-type="float" office:value="3.614915" calcext:value-type="float">
            <text:p>3,614915</text:p>
          </table:table-cell>
        </table:table-row>
        <table:table-row table:style-name="ro1">
          <table:table-cell office:value-type="float" office:value="6.823913" calcext:value-type="float">
            <text:p>6,823913</text:p>
          </table:table-cell>
          <table:table-cell office:value-type="float" office:value="6.035777" calcext:value-type="float">
            <text:p>6,035777</text:p>
          </table:table-cell>
        </table:table-row>
        <table:table-row table:style-name="ro1">
          <table:table-cell office:value-type="float" office:value="5.72822" calcext:value-type="float">
            <text:p>5,72822</text:p>
          </table:table-cell>
          <table:table-cell office:value-type="float" office:value="6.967106" calcext:value-type="float">
            <text:p>6,967106</text:p>
          </table:table-cell>
        </table:table-row>
        <table:table-row table:style-name="ro1">
          <table:table-cell office:value-type="float" office:value="1.84889" calcext:value-type="float">
            <text:p>1,84889</text:p>
          </table:table-cell>
          <table:table-cell office:value-type="float" office:value="2.399427" calcext:value-type="float">
            <text:p>2,399427</text:p>
          </table:table-cell>
        </table:table-row>
        <table:table-row table:style-name="ro1">
          <table:table-cell office:value-type="float" office:value="2.218008" calcext:value-type="float">
            <text:p>2,218008</text:p>
          </table:table-cell>
          <table:table-cell office:value-type="float" office:value="2.784145" calcext:value-type="float">
            <text:p>2,784145</text:p>
          </table:table-cell>
        </table:table-row>
        <table:table-row table:style-name="ro1">
          <table:table-cell office:value-type="float" office:value="7.636131" calcext:value-type="float">
            <text:p>7,636131</text:p>
          </table:table-cell>
          <table:table-cell office:value-type="float" office:value="5.862596" calcext:value-type="float">
            <text:p>5,862596</text:p>
          </table:table-cell>
        </table:table-row>
        <table:table-row table:style-name="ro1">
          <table:table-cell office:value-type="float" office:value="3.059783" calcext:value-type="float">
            <text:p>3,059783</text:p>
          </table:table-cell>
          <table:table-cell office:value-type="float" office:value="3.428262" calcext:value-type="float">
            <text:p>3,428262</text:p>
          </table:table-cell>
        </table:table-row>
        <table:table-row table:style-name="ro1">
          <table:table-cell office:value-type="float" office:value="7.135971" calcext:value-type="float">
            <text:p>7,135971</text:p>
          </table:table-cell>
          <table:table-cell office:value-type="float" office:value="6.473648" calcext:value-type="float">
            <text:p>6,473648</text:p>
          </table:table-cell>
        </table:table-row>
        <table:table-row table:style-name="ro1">
          <table:table-cell office:value-type="float" office:value="2.847727" calcext:value-type="float">
            <text:p>2,847727</text:p>
          </table:table-cell>
          <table:table-cell office:value-type="float" office:value="3.19349" calcext:value-type="float">
            <text:p>3,19349</text:p>
          </table:table-cell>
        </table:table-row>
        <table:table-row table:style-name="ro1">
          <table:table-cell office:value-type="float" office:value="2.095204" calcext:value-type="float">
            <text:p>2,095204</text:p>
          </table:table-cell>
          <table:table-cell office:value-type="float" office:value="9.274737" calcext:value-type="float">
            <text:p>9,274737</text:p>
          </table:table-cell>
        </table:table-row>
        <table:table-row table:style-name="ro1">
          <table:table-cell office:value-type="float" office:value="2.957195" calcext:value-type="float">
            <text:p>2,957195</text:p>
          </table:table-cell>
          <table:table-cell office:value-type="float" office:value="10.340745" calcext:value-type="float">
            <text:p>10,340745</text:p>
          </table:table-cell>
        </table:table-row>
        <table:table-row table:style-name="ro1">
          <table:table-cell office:value-type="float" office:value="1.355185" calcext:value-type="float">
            <text:p>1,355185</text:p>
          </table:table-cell>
          <table:table-cell office:value-type="float" office:value="10.099146" calcext:value-type="float">
            <text:p>10,099146</text:p>
          </table:table-cell>
        </table:table-row>
        <table:table-row table:style-name="ro1">
          <table:table-cell office:value-type="float" office:value="0.89726" calcext:value-type="float">
            <text:p>0,89726</text:p>
          </table:table-cell>
          <table:table-cell office:value-type="float" office:value="9.852396" calcext:value-type="float">
            <text:p>9,852396</text:p>
          </table:table-cell>
        </table:table-row>
        <table:table-row table:style-name="ro1">
          <table:table-cell office:value-type="float" office:value="1.948198" calcext:value-type="float">
            <text:p>1,948198</text:p>
          </table:table-cell>
          <table:table-cell office:value-type="float" office:value="8.754638" calcext:value-type="float">
            <text:p>8,754638</text:p>
          </table:table-cell>
        </table:table-row>
        <table:table-row table:style-name="ro1">
          <table:table-cell office:value-type="float" office:value="1.721136" calcext:value-type="float">
            <text:p>1,721136</text:p>
          </table:table-cell>
          <table:table-cell office:value-type="float" office:value="8.886663" calcext:value-type="float">
            <text:p>8,886663</text:p>
          </table:table-cell>
        </table:table-row>
        <table:table-row table:style-name="ro1">
          <table:table-cell office:value-type="float" office:value="2.077548" calcext:value-type="float">
            <text:p>2,077548</text:p>
          </table:table-cell>
          <table:table-cell office:value-type="float" office:value="2.760765" calcext:value-type="float">
            <text:p>2,760765</text:p>
          </table:table-cell>
        </table:table-row>
        <table:table-row table:style-name="ro1">
          <table:table-cell office:value-type="float" office:value="1.595618" calcext:value-type="float">
            <text:p>1,595618</text:p>
          </table:table-cell>
          <table:table-cell office:value-type="float" office:value="3.458847" calcext:value-type="float">
            <text:p>3,458847</text:p>
          </table:table-cell>
        </table:table-row>
        <table:table-row table:style-name="ro1">
          <table:table-cell office:value-type="float" office:value="6.263164" calcext:value-type="float">
            <text:p>6,263164</text:p>
          </table:table-cell>
          <table:table-cell office:value-type="float" office:value="5.688965" calcext:value-type="float">
            <text:p>5,688965</text:p>
          </table:table-cell>
        </table:table-row>
        <table:table-row table:style-name="ro1">
          <table:table-cell office:value-type="float" office:value="6.324162" calcext:value-type="float">
            <text:p>6,324162</text:p>
          </table:table-cell>
          <table:table-cell office:value-type="float" office:value="5.892683" calcext:value-type="float">
            <text:p>5,892683</text:p>
          </table:table-cell>
        </table:table-row>
        <table:table-row table:style-name="ro1">
          <table:table-cell office:value-type="float" office:value="1.325763" calcext:value-type="float">
            <text:p>1,325763</text:p>
          </table:table-cell>
          <table:table-cell office:value-type="float" office:value="8.884122" calcext:value-type="float">
            <text:p>8,884122</text:p>
          </table:table-cell>
        </table:table-row>
        <table:table-row table:style-name="ro1">
          <table:table-cell office:value-type="float" office:value="6.960097" calcext:value-type="float">
            <text:p>6,960097</text:p>
          </table:table-cell>
          <table:table-cell office:value-type="float" office:value="5.943976" calcext:value-type="float">
            <text:p>5,943976</text:p>
          </table:table-cell>
        </table:table-row>
        <table:table-row table:style-name="ro1">
          <table:table-cell office:value-type="float" office:value="1.777424" calcext:value-type="float">
            <text:p>1,777424</text:p>
          </table:table-cell>
          <table:table-cell office:value-type="float" office:value="9.40946" calcext:value-type="float">
            <text:p>9,40946</text:p>
          </table:table-cell>
        </table:table-row>
        <table:table-row table:style-name="ro1">
          <table:table-cell office:value-type="float" office:value="7.675859" calcext:value-type="float">
            <text:p>7,675859</text:p>
          </table:table-cell>
          <table:table-cell office:value-type="float" office:value="7.036177" calcext:value-type="float">
            <text:p>7,036177</text:p>
          </table:table-cell>
        </table:table-row>
        <table:table-row table:style-name="ro1">
          <table:table-cell office:value-type="float" office:value="1.752596" calcext:value-type="float">
            <text:p>1,752596</text:p>
          </table:table-cell>
          <table:table-cell office:value-type="float" office:value="2.441758" calcext:value-type="float">
            <text:p>2,441758</text:p>
          </table:table-cell>
        </table:table-row>
        <table:table-row table:style-name="ro1">
          <table:table-cell office:value-type="float" office:value="7.0649" calcext:value-type="float">
            <text:p>7,0649</text:p>
          </table:table-cell>
          <table:table-cell office:value-type="float" office:value="5.404373" calcext:value-type="float">
            <text:p>5,404373</text:p>
          </table:table-cell>
        </table:table-row>
        <table:table-row table:style-name="ro1">
          <table:table-cell office:value-type="float" office:value="1.164971" calcext:value-type="float">
            <text:p>1,164971</text:p>
          </table:table-cell>
          <table:table-cell office:value-type="float" office:value="7.90589" calcext:value-type="float">
            <text:p>7,90589</text:p>
          </table:table-cell>
        </table:table-row>
        <table:table-row table:style-name="ro1">
          <table:table-cell office:value-type="float" office:value="7.30536" calcext:value-type="float">
            <text:p>7,30536</text:p>
          </table:table-cell>
          <table:table-cell office:value-type="float" office:value="6.00779" calcext:value-type="float">
            <text:p>6,00779</text:p>
          </table:table-cell>
        </table:table-row>
        <table:table-row table:style-name="ro1">
          <table:table-cell office:value-type="float" office:value="6.121454" calcext:value-type="float">
            <text:p>6,121454</text:p>
          </table:table-cell>
          <table:table-cell office:value-type="float" office:value="6.024905" calcext:value-type="float">
            <text:p>6,024905</text:p>
          </table:table-cell>
        </table:table-row>
        <table:table-row table:style-name="ro1">
          <table:table-cell office:value-type="float" office:value="0.954782" calcext:value-type="float">
            <text:p>0,954782</text:p>
          </table:table-cell>
          <table:table-cell office:value-type="float" office:value="8.874174" calcext:value-type="float">
            <text:p>8,874174</text:p>
          </table:table-cell>
        </table:table-row>
        <table:table-row table:style-name="ro1">
          <table:table-cell office:value-type="float" office:value="2.013703" calcext:value-type="float">
            <text:p>2,013703</text:p>
          </table:table-cell>
          <table:table-cell office:value-type="float" office:value="3.380951" calcext:value-type="float">
            <text:p>3,380951</text:p>
          </table:table-cell>
        </table:table-row>
        <table:table-row table:style-name="ro1">
          <table:table-cell office:value-type="float" office:value="2.166514" calcext:value-type="float">
            <text:p>2,166514</text:p>
          </table:table-cell>
          <table:table-cell office:value-type="float" office:value="3.402587" calcext:value-type="float">
            <text:p>3,402587</text:p>
          </table:table-cell>
        </table:table-row>
        <table:table-row table:style-name="ro1">
          <table:table-cell office:value-type="float" office:value="2.396996" calcext:value-type="float">
            <text:p>2,396996</text:p>
          </table:table-cell>
          <table:table-cell office:value-type="float" office:value="2.089715" calcext:value-type="float">
            <text:p>2,089715</text:p>
          </table:table-cell>
        </table:table-row>
        <table:table-row table:style-name="ro1">
          <table:table-cell office:value-type="float" office:value="1.278258" calcext:value-type="float">
            <text:p>1,278258</text:p>
          </table:table-cell>
          <table:table-cell office:value-type="float" office:value="8.706748" calcext:value-type="float">
            <text:p>8,706748</text:p>
          </table:table-cell>
        </table:table-row>
        <table:table-row table:style-name="ro1">
          <table:table-cell office:value-type="float" office:value="1.624512" calcext:value-type="float">
            <text:p>1,624512</text:p>
          </table:table-cell>
          <table:table-cell office:value-type="float" office:value="2.8908" calcext:value-type="float">
            <text:p>2,8908</text:p>
          </table:table-cell>
        </table:table-row>
        <table:table-row table:style-name="ro1">
          <table:table-cell office:value-type="float" office:value="6.751024" calcext:value-type="float">
            <text:p>6,751024</text:p>
          </table:table-cell>
          <table:table-cell office:value-type="float" office:value="6.096993" calcext:value-type="float">
            <text:p>6,096993</text:p>
          </table:table-cell>
        </table:table-row>
        <table:table-row table:style-name="ro1">
          <table:table-cell office:value-type="float" office:value="1.703621" calcext:value-type="float">
            <text:p>1,703621</text:p>
          </table:table-cell>
          <table:table-cell office:value-type="float" office:value="2.908561" calcext:value-type="float">
            <text:p>2,908561</text:p>
          </table:table-cell>
        </table:table-row>
        <table:table-row table:style-name="ro1">
          <table:table-cell office:value-type="float" office:value="1.471582" calcext:value-type="float">
            <text:p>1,471582</text:p>
          </table:table-cell>
          <table:table-cell office:value-type="float" office:value="9.40781" calcext:value-type="float">
            <text:p>9,40781</text:p>
          </table:table-cell>
        </table:table-row>
        <table:table-row table:style-name="ro1">
          <table:table-cell office:value-type="float" office:value="3.017814" calcext:value-type="float">
            <text:p>3,017814</text:p>
          </table:table-cell>
          <table:table-cell office:value-type="float" office:value="9.102208" calcext:value-type="float">
            <text:p>9,102208</text:p>
          </table:table-cell>
        </table:table-row>
        <table:table-row table:style-name="ro1">
          <table:table-cell office:value-type="float" office:value="1.649162" calcext:value-type="float">
            <text:p>1,649162</text:p>
          </table:table-cell>
          <table:table-cell office:value-type="float" office:value="3.10372" calcext:value-type="float">
            <text:p>3,10372</text:p>
          </table:table-cell>
        </table:table-row>
        <table:table-row table:style-name="ro1">
          <table:table-cell office:value-type="float" office:value="6.86134" calcext:value-type="float">
            <text:p>6,86134</text:p>
          </table:table-cell>
          <table:table-cell office:value-type="float" office:value="4.863129" calcext:value-type="float">
            <text:p>4,863129</text:p>
          </table:table-cell>
        </table:table-row>
        <table:table-row table:style-name="ro1">
          <table:table-cell office:value-type="float" office:value="3.185222" calcext:value-type="float">
            <text:p>3,185222</text:p>
          </table:table-cell>
          <table:table-cell office:value-type="float" office:value="3.484913" calcext:value-type="float">
            <text:p>3,484913</text:p>
          </table:table-cell>
        </table:table-row>
        <table:table-row table:style-name="ro1">
          <table:table-cell office:value-type="float" office:value="6.34586" calcext:value-type="float">
            <text:p>6,34586</text:p>
          </table:table-cell>
          <table:table-cell office:value-type="float" office:value="6.45365" calcext:value-type="float">
            <text:p>6,45365</text:p>
          </table:table-cell>
        </table:table-row>
        <table:table-row table:style-name="ro1">
          <table:table-cell office:value-type="float" office:value="6.167097" calcext:value-type="float">
            <text:p>6,167097</text:p>
          </table:table-cell>
          <table:table-cell office:value-type="float" office:value="6.439864" calcext:value-type="float">
            <text:p>6,439864</text:p>
          </table:table-cell>
        </table:table-row>
        <table:table-row table:style-name="ro1">
          <table:table-cell office:value-type="float" office:value="1.820258" calcext:value-type="float">
            <text:p>1,820258</text:p>
          </table:table-cell>
          <table:table-cell office:value-type="float" office:value="2.431491" calcext:value-type="float">
            <text:p>2,431491</text:p>
          </table:table-cell>
        </table:table-row>
        <table:table-row table:style-name="ro1">
          <table:table-cell office:value-type="float" office:value="2.144904" calcext:value-type="float">
            <text:p>2,144904</text:p>
          </table:table-cell>
          <table:table-cell office:value-type="float" office:value="2.75936" calcext:value-type="float">
            <text:p>2,75936</text:p>
          </table:table-cell>
        </table:table-row>
        <table:table-row table:style-name="ro1">
          <table:table-cell office:value-type="float" office:value="2.505517" calcext:value-type="float">
            <text:p>2,505517</text:p>
          </table:table-cell>
          <table:table-cell office:value-type="float" office:value="8.044415" calcext:value-type="float">
            <text:p>8,044415</text:p>
          </table:table-cell>
        </table:table-row>
        <table:table-row table:style-name="ro1">
          <table:table-cell office:value-type="float" office:value="5.765321" calcext:value-type="float">
            <text:p>5,765321</text:p>
          </table:table-cell>
          <table:table-cell office:value-type="float" office:value="6.792819" calcext:value-type="float">
            <text:p>6,792819</text:p>
          </table:table-cell>
        </table:table-row>
        <table:table-row table:style-name="ro1">
          <table:table-cell office:value-type="float" office:value="5.709123" calcext:value-type="float">
            <text:p>5,709123</text:p>
          </table:table-cell>
          <table:table-cell office:value-type="float" office:value="6.119373" calcext:value-type="float">
            <text:p>6,119373</text:p>
          </table:table-cell>
        </table:table-row>
        <table:table-row table:style-name="ro1">
          <table:table-cell office:value-type="float" office:value="2.440743" calcext:value-type="float">
            <text:p>2,440743</text:p>
          </table:table-cell>
          <table:table-cell office:value-type="float" office:value="9.18649" calcext:value-type="float">
            <text:p>9,18649</text:p>
          </table:table-cell>
        </table:table-row>
        <table:table-row table:style-name="ro1">
          <table:table-cell office:value-type="float" office:value="1.95924" calcext:value-type="float">
            <text:p>1,95924</text:p>
          </table:table-cell>
          <table:table-cell office:value-type="float" office:value="2.822216" calcext:value-type="float">
            <text:p>2,822216</text:p>
          </table:table-cell>
        </table:table-row>
        <table:table-row table:style-name="ro1">
          <table:table-cell office:value-type="float" office:value="2.660927" calcext:value-type="float">
            <text:p>2,660927</text:p>
          </table:table-cell>
          <table:table-cell office:value-type="float" office:value="9.802382" calcext:value-type="float">
            <text:p>9,802382</text:p>
          </table:table-cell>
        </table:table-row>
        <table:table-row table:style-name="ro1">
          <table:table-cell office:value-type="float" office:value="1.901694" calcext:value-type="float">
            <text:p>1,901694</text:p>
          </table:table-cell>
          <table:table-cell office:value-type="float" office:value="3.000375" calcext:value-type="float">
            <text:p>3,000375</text:p>
          </table:table-cell>
        </table:table-row>
        <table:table-row table:style-name="ro1">
          <table:table-cell office:value-type="float" office:value="2.414897" calcext:value-type="float">
            <text:p>2,414897</text:p>
          </table:table-cell>
          <table:table-cell office:value-type="float" office:value="9.53743" calcext:value-type="float">
            <text:p>9,53743</text:p>
          </table:table-cell>
        </table:table-row>
        <table:table-row table:style-name="ro1">
          <table:table-cell office:value-type="float" office:value="1.609053" calcext:value-type="float">
            <text:p>1,609053</text:p>
          </table:table-cell>
          <table:table-cell office:value-type="float" office:value="8.311438" calcext:value-type="float">
            <text:p>8,311438</text:p>
          </table:table-cell>
        </table:table-row>
        <table:table-row table:style-name="ro1">
          <table:table-cell office:value-type="float" office:value="6.103901" calcext:value-type="float">
            <text:p>6,103901</text:p>
          </table:table-cell>
          <table:table-cell office:value-type="float" office:value="5.5522" calcext:value-type="float">
            <text:p>5,5522</text:p>
          </table:table-cell>
        </table:table-row>
        <table:table-row table:style-name="ro1">
          <table:table-cell office:value-type="float" office:value="5.587884" calcext:value-type="float">
            <text:p>5,587884</text:p>
          </table:table-cell>
          <table:table-cell office:value-type="float" office:value="6.132553" calcext:value-type="float">
            <text:p>6,132553</text:p>
          </table:table-cell>
        </table:table-row>
        <table:table-row table:style-name="ro1">
          <table:table-cell office:value-type="float" office:value="0.470824" calcext:value-type="float">
            <text:p>0,470824</text:p>
          </table:table-cell>
          <table:table-cell office:value-type="float" office:value="9.258102" calcext:value-type="float">
            <text:p>9,258102</text:p>
          </table:table-cell>
        </table:table-row>
        <table:table-row table:style-name="ro1">
          <table:table-cell office:value-type="float" office:value="1.244421" calcext:value-type="float">
            <text:p>1,244421</text:p>
          </table:table-cell>
          <table:table-cell office:value-type="float" office:value="10.098193" calcext:value-type="float">
            <text:p>10,098193</text:p>
          </table:table-cell>
        </table:table-row>
        <table:table-row table:style-name="ro1">
          <table:table-cell office:value-type="float" office:value="1.735981" calcext:value-type="float">
            <text:p>1,735981</text:p>
          </table:table-cell>
          <table:table-cell office:value-type="float" office:value="9.96719" calcext:value-type="float">
            <text:p>9,96719</text:p>
          </table:table-cell>
        </table:table-row>
        <table:table-row table:style-name="ro1">
          <table:table-cell office:value-type="float" office:value="7.860449" calcext:value-type="float">
            <text:p>7,860449</text:p>
          </table:table-cell>
          <table:table-cell office:value-type="float" office:value="6.615007" calcext:value-type="float">
            <text:p>6,615007</text:p>
          </table:table-cell>
        </table:table-row>
        <table:table-row table:style-name="ro1">
          <table:table-cell office:value-type="float" office:value="2.954689" calcext:value-type="float">
            <text:p>2,954689</text:p>
          </table:table-cell>
          <table:table-cell office:value-type="float" office:value="3.370354" calcext:value-type="float">
            <text:p>3,370354</text:p>
          </table:table-cell>
        </table:table-row>
        <table:table-row table:style-name="ro1">
          <table:table-cell office:value-type="float" office:value="6.391988" calcext:value-type="float">
            <text:p>6,391988</text:p>
          </table:table-cell>
          <table:table-cell office:value-type="float" office:value="6.021521" calcext:value-type="float">
            <text:p>6,021521</text:p>
          </table:table-cell>
        </table:table-row>
        <table:table-row table:style-name="ro1">
          <table:table-cell office:value-type="float" office:value="6.929379" calcext:value-type="float">
            <text:p>6,929379</text:p>
          </table:table-cell>
          <table:table-cell office:value-type="float" office:value="5.968614" calcext:value-type="float">
            <text:p>5,968614</text:p>
          </table:table-cell>
        </table:table-row>
        <table:table-row table:style-name="ro1">
          <table:table-cell office:value-type="float" office:value="2.029148" calcext:value-type="float">
            <text:p>2,029148</text:p>
          </table:table-cell>
          <table:table-cell office:value-type="float" office:value="2.562944" calcext:value-type="float">
            <text:p>2,562944</text:p>
          </table:table-cell>
        </table:table-row>
        <table:table-row table:style-name="ro1">
          <table:table-cell office:value-type="float" office:value="2.031368" calcext:value-type="float">
            <text:p>2,031368</text:p>
          </table:table-cell>
          <table:table-cell office:value-type="float" office:value="8.294131" calcext:value-type="float">
            <text:p>8,294131</text:p>
          </table:table-cell>
        </table:table-row>
        <table:table-row table:style-name="ro1">
          <table:table-cell office:value-type="float" office:value="2.519338" calcext:value-type="float">
            <text:p>2,519338</text:p>
          </table:table-cell>
          <table:table-cell office:value-type="float" office:value="3.335986" calcext:value-type="float">
            <text:p>3,335986</text:p>
          </table:table-cell>
        </table:table-row>
        <table:table-row table:style-name="ro1">
          <table:table-cell office:value-type="float" office:value="5.708827" calcext:value-type="float">
            <text:p>5,708827</text:p>
          </table:table-cell>
          <table:table-cell office:value-type="float" office:value="5.655356" calcext:value-type="float">
            <text:p>5,655356</text:p>
          </table:table-cell>
        </table:table-row>
        <table:table-row table:style-name="ro1">
          <table:table-cell office:value-type="float" office:value="1.987895" calcext:value-type="float">
            <text:p>1,987895</text:p>
          </table:table-cell>
          <table:table-cell office:value-type="float" office:value="8.892694" calcext:value-type="float">
            <text:p>8,892694</text:p>
          </table:table-cell>
        </table:table-row>
        <table:table-row table:style-name="ro1">
          <table:table-cell office:value-type="float" office:value="5.319266" calcext:value-type="float">
            <text:p>5,319266</text:p>
          </table:table-cell>
          <table:table-cell office:value-type="float" office:value="7.016348" calcext:value-type="float">
            <text:p>7,016348</text:p>
          </table:table-cell>
        </table:table-row>
        <table:table-row table:style-name="ro1">
          <table:table-cell office:value-type="float" office:value="0.576371" calcext:value-type="float">
            <text:p>0,576371</text:p>
          </table:table-cell>
          <table:table-cell office:value-type="float" office:value="3.318047" calcext:value-type="float">
            <text:p>3,318047</text:p>
          </table:table-cell>
        </table:table-row>
        <table:table-row table:style-name="ro1">
          <table:table-cell office:value-type="float" office:value="2.079156" calcext:value-type="float">
            <text:p>2,079156</text:p>
          </table:table-cell>
          <table:table-cell office:value-type="float" office:value="7.832636" calcext:value-type="float">
            <text:p>7,832636</text:p>
          </table:table-cell>
        </table:table-row>
        <table:table-row table:style-name="ro1">
          <table:table-cell office:value-type="float" office:value="2.357503" calcext:value-type="float">
            <text:p>2,357503</text:p>
          </table:table-cell>
          <table:table-cell office:value-type="float" office:value="3.036287" calcext:value-type="float">
            <text:p>3,036287</text:p>
          </table:table-cell>
        </table:table-row>
        <table:table-row table:style-name="ro1">
          <table:table-cell office:value-type="float" office:value="2.489319" calcext:value-type="float">
            <text:p>2,489319</text:p>
          </table:table-cell>
          <table:table-cell office:value-type="float" office:value="3.683139" calcext:value-type="float">
            <text:p>3,683139</text:p>
          </table:table-cell>
        </table:table-row>
        <table:table-row table:style-name="ro1">
          <table:table-cell office:value-type="float" office:value="1.944127" calcext:value-type="float">
            <text:p>1,944127</text:p>
          </table:table-cell>
          <table:table-cell office:value-type="float" office:value="8.869349" calcext:value-type="float">
            <text:p>8,869349</text:p>
          </table:table-cell>
        </table:table-row>
        <table:table-row table:style-name="ro1">
          <table:table-cell office:value-type="float" office:value="6.747427" calcext:value-type="float">
            <text:p>6,747427</text:p>
          </table:table-cell>
          <table:table-cell office:value-type="float" office:value="5.22821" calcext:value-type="float">
            <text:p>5,22821</text:p>
          </table:table-cell>
        </table:table-row>
        <table:table-row table:style-name="ro1">
          <table:table-cell office:value-type="float" office:value="6.72195" calcext:value-type="float">
            <text:p>6,72195</text:p>
          </table:table-cell>
          <table:table-cell office:value-type="float" office:value="5.074799" calcext:value-type="float">
            <text:p>5,074799</text:p>
          </table:table-cell>
        </table:table-row>
        <table:table-row table:style-name="ro1">
          <table:table-cell office:value-type="float" office:value="2.472641" calcext:value-type="float">
            <text:p>2,472641</text:p>
          </table:table-cell>
          <table:table-cell office:value-type="float" office:value="3.861999" calcext:value-type="float">
            <text:p>3,861999</text:p>
          </table:table-cell>
        </table:table-row>
        <table:table-row table:style-name="ro1">
          <table:table-cell office:value-type="float" office:value="0.954692" calcext:value-type="float">
            <text:p>0,954692</text:p>
          </table:table-cell>
          <table:table-cell office:value-type="float" office:value="2.86307" calcext:value-type="float">
            <text:p>2,86307</text:p>
          </table:table-cell>
        </table:table-row>
        <table:table-row table:style-name="ro1">
          <table:table-cell office:value-type="float" office:value="1.595636" calcext:value-type="float">
            <text:p>1,595636</text:p>
          </table:table-cell>
          <table:table-cell office:value-type="float" office:value="8.094164" calcext:value-type="float">
            <text:p>8,094164</text:p>
          </table:table-cell>
        </table:table-row>
        <table:table-row table:style-name="ro1">
          <table:table-cell office:value-type="float" office:value="6.625319" calcext:value-type="float">
            <text:p>6,625319</text:p>
          </table:table-cell>
          <table:table-cell office:value-type="float" office:value="5.682063" calcext:value-type="float">
            <text:p>5,682063</text:p>
          </table:table-cell>
        </table:table-row>
        <table:table-row table:style-name="ro1">
          <table:table-cell office:value-type="float" office:value="2.660395" calcext:value-type="float">
            <text:p>2,660395</text:p>
          </table:table-cell>
          <table:table-cell office:value-type="float" office:value="8.027356" calcext:value-type="float">
            <text:p>8,027356</text:p>
          </table:table-cell>
        </table:table-row>
        <table:table-row table:style-name="ro1">
          <table:table-cell office:value-type="float" office:value="7.448862" calcext:value-type="float">
            <text:p>7,448862</text:p>
          </table:table-cell>
          <table:table-cell office:value-type="float" office:value="6.608263" calcext:value-type="float">
            <text:p>6,608263</text:p>
          </table:table-cell>
        </table:table-row>
        <table:table-row table:style-name="ro1">
          <table:table-cell office:value-type="float" office:value="1.765534" calcext:value-type="float">
            <text:p>1,765534</text:p>
          </table:table-cell>
          <table:table-cell office:value-type="float" office:value="8.310309" calcext:value-type="float">
            <text:p>8,310309</text:p>
          </table:table-cell>
        </table:table-row>
        <table:table-row table:style-name="ro1">
          <table:table-cell office:value-type="float" office:value="0.986025" calcext:value-type="float">
            <text:p>0,986025</text:p>
          </table:table-cell>
          <table:table-cell office:value-type="float" office:value="3.467746" calcext:value-type="float">
            <text:p>3,467746</text:p>
          </table:table-cell>
        </table:table-row>
        <table:table-row table:style-name="ro1">
          <table:table-cell office:value-type="float" office:value="6.991191" calcext:value-type="float">
            <text:p>6,991191</text:p>
          </table:table-cell>
          <table:table-cell office:value-type="float" office:value="5.71283" calcext:value-type="float">
            <text:p>5,71283</text:p>
          </table:table-cell>
        </table:table-row>
        <table:table-row table:style-name="ro1">
          <table:table-cell office:value-type="float" office:value="7.28596" calcext:value-type="float">
            <text:p>7,28596</text:p>
          </table:table-cell>
          <table:table-cell office:value-type="float" office:value="6.929761" calcext:value-type="float">
            <text:p>6,929761</text:p>
          </table:table-cell>
        </table:table-row>
        <table:table-row table:style-name="ro1">
          <table:table-cell office:value-type="float" office:value="3.001936" calcext:value-type="float">
            <text:p>3,001936</text:p>
          </table:table-cell>
          <table:table-cell office:value-type="float" office:value="3.703858" calcext:value-type="float">
            <text:p>3,703858</text:p>
          </table:table-cell>
        </table:table-row>
        <table:table-row table:style-name="ro1">
          <table:table-cell office:value-type="float" office:value="6.784741" calcext:value-type="float">
            <text:p>6,784741</text:p>
          </table:table-cell>
          <table:table-cell office:value-type="float" office:value="4.981774" calcext:value-type="float">
            <text:p>4,981774</text:p>
          </table:table-cell>
        </table:table-row>
        <table:table-row table:style-name="ro1">
          <table:table-cell office:value-type="float" office:value="6.855246" calcext:value-type="float">
            <text:p>6,855246</text:p>
          </table:table-cell>
          <table:table-cell office:value-type="float" office:value="5.533662" calcext:value-type="float">
            <text:p>5,533662</text:p>
          </table:table-cell>
        </table:table-row>
        <table:table-row table:style-name="ro1">
          <table:table-cell office:value-type="float" office:value="6.63035" calcext:value-type="float">
            <text:p>6,63035</text:p>
          </table:table-cell>
          <table:table-cell office:value-type="float" office:value="5.4603" calcext:value-type="float">
            <text:p>5,4603</text:p>
          </table:table-cell>
        </table:table-row>
        <table:table-row table:style-name="ro1">
          <table:table-cell office:value-type="float" office:value="2.601137" calcext:value-type="float">
            <text:p>2,601137</text:p>
          </table:table-cell>
          <table:table-cell office:value-type="float" office:value="9.702685" calcext:value-type="float">
            <text:p>9,702685</text:p>
          </table:table-cell>
        </table:table-row>
        <table:table-row table:style-name="ro1">
          <table:table-cell office:value-type="float" office:value="5.90987" calcext:value-type="float">
            <text:p>5,90987</text:p>
          </table:table-cell>
          <table:table-cell office:value-type="float" office:value="5.105843" calcext:value-type="float">
            <text:p>5,105843</text:p>
          </table:table-cell>
        </table:table-row>
        <table:table-row table:style-name="ro1">
          <table:table-cell office:value-type="float" office:value="1.003186" calcext:value-type="float">
            <text:p>1,003186</text:p>
          </table:table-cell>
          <table:table-cell office:value-type="float" office:value="9.190754" calcext:value-type="float">
            <text:p>9,190754</text:p>
          </table:table-cell>
        </table:table-row>
        <table:table-row table:style-name="ro1">
          <table:table-cell office:value-type="float" office:value="5.984937" calcext:value-type="float">
            <text:p>5,984937</text:p>
          </table:table-cell>
          <table:table-cell office:value-type="float" office:value="6.881461" calcext:value-type="float">
            <text:p>6,881461</text:p>
          </table:table-cell>
        </table:table-row>
        <table:table-row table:style-name="ro1">
          <table:table-cell office:value-type="float" office:value="6.712765" calcext:value-type="float">
            <text:p>6,712765</text:p>
          </table:table-cell>
          <table:table-cell office:value-type="float" office:value="5.098353" calcext:value-type="float">
            <text:p>5,098353</text:p>
          </table:table-cell>
        </table:table-row>
        <table:table-row table:style-name="ro1">
          <table:table-cell office:value-type="float" office:value="1.550462" calcext:value-type="float">
            <text:p>1,550462</text:p>
          </table:table-cell>
          <table:table-cell office:value-type="float" office:value="3.104662" calcext:value-type="float">
            <text:p>3,104662</text:p>
          </table:table-cell>
        </table:table-row>
        <table:table-row table:style-name="ro1">
          <table:table-cell office:value-type="float" office:value="2.099044" calcext:value-type="float">
            <text:p>2,099044</text:p>
          </table:table-cell>
          <table:table-cell office:value-type="float" office:value="2.672661" calcext:value-type="float">
            <text:p>2,672661</text:p>
          </table:table-cell>
        </table:table-row>
        <table:table-row table:style-name="ro1">
          <table:table-cell office:value-type="float" office:value="6.256404" calcext:value-type="float">
            <text:p>6,256404</text:p>
          </table:table-cell>
          <table:table-cell office:value-type="float" office:value="7.142272" calcext:value-type="float">
            <text:p>7,142272</text:p>
          </table:table-cell>
        </table:table-row>
        <table:table-row table:style-name="ro1">
          <table:table-cell office:value-type="float" office:value="6.741378" calcext:value-type="float">
            <text:p>6,741378</text:p>
          </table:table-cell>
          <table:table-cell office:value-type="float" office:value="4.810324" calcext:value-type="float">
            <text:p>4,810324</text:p>
          </table:table-cell>
        </table:table-row>
        <table:table-row table:style-name="ro1">
          <table:table-cell office:value-type="float" office:value="0.974108" calcext:value-type="float">
            <text:p>0,974108</text:p>
          </table:table-cell>
          <table:table-cell office:value-type="float" office:value="3.231508" calcext:value-type="float">
            <text:p>3,231508</text:p>
          </table:table-cell>
        </table:table-row>
        <table:table-row table:style-name="ro1">
          <table:table-cell office:value-type="float" office:value="7.511353" calcext:value-type="float">
            <text:p>7,511353</text:p>
          </table:table-cell>
          <table:table-cell office:value-type="float" office:value="5.831067" calcext:value-type="float">
            <text:p>5,831067</text:p>
          </table:table-cell>
        </table:table-row>
        <table:table-row table:style-name="ro1">
          <table:table-cell office:value-type="float" office:value="2.659579" calcext:value-type="float">
            <text:p>2,659579</text:p>
          </table:table-cell>
          <table:table-cell office:value-type="float" office:value="3.737863" calcext:value-type="float">
            <text:p>3,737863</text:p>
          </table:table-cell>
        </table:table-row>
        <table:table-row table:style-name="ro1">
          <table:table-cell office:value-type="float" office:value="2.225417" calcext:value-type="float">
            <text:p>2,225417</text:p>
          </table:table-cell>
          <table:table-cell office:value-type="float" office:value="2.480698" calcext:value-type="float">
            <text:p>2,480698</text:p>
          </table:table-cell>
        </table:table-row>
        <table:table-row table:style-name="ro1">
          <table:table-cell office:value-type="float" office:value="3.054801" calcext:value-type="float">
            <text:p>3,054801</text:p>
          </table:table-cell>
          <table:table-cell office:value-type="float" office:value="10.336028" calcext:value-type="float">
            <text:p>10,336028</text:p>
          </table:table-cell>
        </table:table-row>
        <table:table-row table:style-name="ro1">
          <table:table-cell office:value-type="float" office:value="2.094219" calcext:value-type="float">
            <text:p>2,094219</text:p>
          </table:table-cell>
          <table:table-cell office:value-type="float" office:value="9.353059" calcext:value-type="float">
            <text:p>9,353059</text:p>
          </table:table-cell>
        </table:table-row>
        <table:table-row table:style-name="ro1">
          <table:table-cell office:value-type="float" office:value="2.284264" calcext:value-type="float">
            <text:p>2,284264</text:p>
          </table:table-cell>
          <table:table-cell office:value-type="float" office:value="8.984145" calcext:value-type="float">
            <text:p>8,984145</text:p>
          </table:table-cell>
        </table:table-row>
        <table:table-row table:style-name="ro1">
          <table:table-cell office:value-type="float" office:value="1.732888" calcext:value-type="float">
            <text:p>1,732888</text:p>
          </table:table-cell>
          <table:table-cell office:value-type="float" office:value="2.649547" calcext:value-type="float">
            <text:p>2,649547</text:p>
          </table:table-cell>
        </table:table-row>
        <table:table-row table:style-name="ro1">
          <table:table-cell office:value-type="float" office:value="6.830062" calcext:value-type="float">
            <text:p>6,830062</text:p>
          </table:table-cell>
          <table:table-cell office:value-type="float" office:value="4.728262" calcext:value-type="float">
            <text:p>4,728262</text:p>
          </table:table-cell>
        </table:table-row>
        <table:table-row table:style-name="ro1">
          <table:table-cell office:value-type="float" office:value="2.917162" calcext:value-type="float">
            <text:p>2,917162</text:p>
          </table:table-cell>
          <table:table-cell office:value-type="float" office:value="9.821544" calcext:value-type="float">
            <text:p>9,821544</text:p>
          </table:table-cell>
        </table:table-row>
        <table:table-row table:style-name="ro1">
          <table:table-cell office:value-type="float" office:value="6.719639" calcext:value-type="float">
            <text:p>6,719639</text:p>
          </table:table-cell>
          <table:table-cell office:value-type="float" office:value="6.896624" calcext:value-type="float">
            <text:p>6,896624</text:p>
          </table:table-cell>
        </table:table-row>
        <table:table-row table:style-name="ro1">
          <table:table-cell office:value-type="float" office:value="2.47659" calcext:value-type="float">
            <text:p>2,47659</text:p>
          </table:table-cell>
          <table:table-cell office:value-type="float" office:value="2.859588" calcext:value-type="float">
            <text:p>2,859588</text:p>
          </table:table-cell>
        </table:table-row>
        <table:table-row table:style-name="ro1">
          <table:table-cell office:value-type="float" office:value="7.262151" calcext:value-type="float">
            <text:p>7,262151</text:p>
          </table:table-cell>
          <table:table-cell office:value-type="float" office:value="5.675122" calcext:value-type="float">
            <text:p>5,675122</text:p>
          </table:table-cell>
        </table:table-row>
        <table:table-row table:style-name="ro1">
          <table:table-cell office:value-type="float" office:value="6.841013" calcext:value-type="float">
            <text:p>6,841013</text:p>
          </table:table-cell>
          <table:table-cell office:value-type="float" office:value="5.514259" calcext:value-type="float">
            <text:p>5,514259</text:p>
          </table:table-cell>
        </table:table-row>
        <table:table-row table:style-name="ro1">
          <table:table-cell office:value-type="float" office:value="7.140626" calcext:value-type="float">
            <text:p>7,140626</text:p>
          </table:table-cell>
          <table:table-cell office:value-type="float" office:value="5.91683" calcext:value-type="float">
            <text:p>5,91683</text:p>
          </table:table-cell>
        </table:table-row>
        <table:table-row table:style-name="ro1">
          <table:table-cell office:value-type="float" office:value="5.750322" calcext:value-type="float">
            <text:p>5,750322</text:p>
          </table:table-cell>
          <table:table-cell office:value-type="float" office:value="5.751078" calcext:value-type="float">
            <text:p>5,751078</text:p>
          </table:table-cell>
        </table:table-row>
        <table:table-row table:style-name="ro1">
          <table:table-cell office:value-type="float" office:value="3.015773" calcext:value-type="float">
            <text:p>3,015773</text:p>
          </table:table-cell>
          <table:table-cell office:value-type="float" office:value="3.380565" calcext:value-type="float">
            <text:p>3,380565</text:p>
          </table:table-cell>
        </table:table-row>
        <table:table-row table:style-name="ro1">
          <table:table-cell office:value-type="float" office:value="6.462237" calcext:value-type="float">
            <text:p>6,462237</text:p>
          </table:table-cell>
          <table:table-cell office:value-type="float" office:value="5.829248" calcext:value-type="float">
            <text:p>5,829248</text:p>
          </table:table-cell>
        </table:table-row>
        <table:table-row table:style-name="ro1">
          <table:table-cell office:value-type="float" office:value="1.953242" calcext:value-type="float">
            <text:p>1,953242</text:p>
          </table:table-cell>
          <table:table-cell office:value-type="float" office:value="8.357997" calcext:value-type="float">
            <text:p>8,357997</text:p>
          </table:table-cell>
        </table:table-row>
        <table:table-row table:style-name="ro1">
          <table:table-cell office:value-type="float" office:value="7.269877" calcext:value-type="float">
            <text:p>7,269877</text:p>
          </table:table-cell>
          <table:table-cell office:value-type="float" office:value="6.250345" calcext:value-type="float">
            <text:p>6,250345</text:p>
          </table:table-cell>
        </table:table-row>
        <table:table-row table:style-name="ro1">
          <table:table-cell office:value-type="float" office:value="1.751508" calcext:value-type="float">
            <text:p>1,751508</text:p>
          </table:table-cell>
          <table:table-cell office:value-type="float" office:value="2.937551" calcext:value-type="float">
            <text:p>2,937551</text:p>
          </table:table-cell>
        </table:table-row>
        <table:table-row table:style-name="ro1">
          <table:table-cell office:value-type="float" office:value="2.746521" calcext:value-type="float">
            <text:p>2,746521</text:p>
          </table:table-cell>
          <table:table-cell office:value-type="float" office:value="4.460931" calcext:value-type="float">
            <text:p>4,460931</text:p>
          </table:table-cell>
        </table:table-row>
        <table:table-row table:style-name="ro1">
          <table:table-cell office:value-type="float" office:value="2.653784" calcext:value-type="float">
            <text:p>2,653784</text:p>
          </table:table-cell>
          <table:table-cell office:value-type="float" office:value="9.81031" calcext:value-type="float">
            <text:p>9,81031</text:p>
          </table:table-cell>
        </table:table-row>
        <table:table-row table:style-name="ro1">
          <table:table-cell office:value-type="float" office:value="2.383756" calcext:value-type="float">
            <text:p>2,383756</text:p>
          </table:table-cell>
          <table:table-cell office:value-type="float" office:value="2.661753" calcext:value-type="float">
            <text:p>2,661753</text:p>
          </table:table-cell>
        </table:table-row>
        <table:table-row table:style-name="ro1">
          <table:table-cell office:value-type="float" office:value="7.258899" calcext:value-type="float">
            <text:p>7,258899</text:p>
          </table:table-cell>
          <table:table-cell office:value-type="float" office:value="6.092803" calcext:value-type="float">
            <text:p>6,092803</text:p>
          </table:table-cell>
        </table:table-row>
        <table:table-row table:style-name="ro1">
          <table:table-cell office:value-type="float" office:value="1.228941" calcext:value-type="float">
            <text:p>1,228941</text:p>
          </table:table-cell>
          <table:table-cell office:value-type="float" office:value="8.914704" calcext:value-type="float">
            <text:p>8,914704</text:p>
          </table:table-cell>
        </table:table-row>
        <table:table-row table:style-name="ro1">
          <table:table-cell office:value-type="float" office:value="6.594421" calcext:value-type="float">
            <text:p>6,594421</text:p>
          </table:table-cell>
          <table:table-cell office:value-type="float" office:value="5.7996" calcext:value-type="float">
            <text:p>5,7996</text:p>
          </table:table-cell>
        </table:table-row>
        <table:table-row table:style-name="ro1">
          <table:table-cell office:value-type="float" office:value="6.453885" calcext:value-type="float">
            <text:p>6,453885</text:p>
          </table:table-cell>
          <table:table-cell office:value-type="float" office:value="4.697259" calcext:value-type="float">
            <text:p>4,697259</text:p>
          </table:table-cell>
        </table:table-row>
        <table:table-row table:style-name="ro1">
          <table:table-cell office:value-type="float" office:value="2.449928" calcext:value-type="float">
            <text:p>2,449928</text:p>
          </table:table-cell>
          <table:table-cell office:value-type="float" office:value="8.587261" calcext:value-type="float">
            <text:p>8,587261</text:p>
          </table:table-cell>
        </table:table-row>
        <table:table-row table:style-name="ro1">
          <table:table-cell office:value-type="float" office:value="2.539883" calcext:value-type="float">
            <text:p>2,539883</text:p>
          </table:table-cell>
          <table:table-cell office:value-type="float" office:value="8.489357" calcext:value-type="float">
            <text:p>8,489357</text:p>
          </table:table-cell>
        </table:table-row>
        <table:table-row table:style-name="ro1">
          <table:table-cell office:value-type="float" office:value="5.868664" calcext:value-type="float">
            <text:p>5,868664</text:p>
          </table:table-cell>
          <table:table-cell office:value-type="float" office:value="6.135667" calcext:value-type="float">
            <text:p>6,135667</text:p>
          </table:table-cell>
        </table:table-row>
        <table:table-row table:style-name="ro1">
          <table:table-cell office:value-type="float" office:value="1.532282" calcext:value-type="float">
            <text:p>1,532282</text:p>
          </table:table-cell>
          <table:table-cell office:value-type="float" office:value="3.747611" calcext:value-type="float">
            <text:p>3,747611</text:p>
          </table:table-cell>
        </table:table-row>
        <table:table-row table:style-name="ro1">
          <table:table-cell office:value-type="float" office:value="0.604677" calcext:value-type="float">
            <text:p>0,604677</text:p>
          </table:table-cell>
          <table:table-cell office:value-type="float" office:value="9.730117" calcext:value-type="float">
            <text:p>9,730117</text:p>
          </table:table-cell>
        </table:table-row>
        <table:table-row table:style-name="ro1">
          <table:table-cell office:value-type="float" office:value="0.854827" calcext:value-type="float">
            <text:p>0,854827</text:p>
          </table:table-cell>
          <table:table-cell office:value-type="float" office:value="8.408655" calcext:value-type="float">
            <text:p>8,408655</text:p>
          </table:table-cell>
        </table:table-row>
        <table:table-row table:style-name="ro1">
          <table:table-cell office:value-type="float" office:value="2.162209" calcext:value-type="float">
            <text:p>2,162209</text:p>
          </table:table-cell>
          <table:table-cell office:value-type="float" office:value="3.193462" calcext:value-type="float">
            <text:p>3,193462</text:p>
          </table:table-cell>
        </table:table-row>
        <table:table-row table:style-name="ro1">
          <table:table-cell office:value-type="float" office:value="2.878327" calcext:value-type="float">
            <text:p>2,878327</text:p>
          </table:table-cell>
          <table:table-cell office:value-type="float" office:value="3.54514" calcext:value-type="float">
            <text:p>3,54514</text:p>
          </table:table-cell>
        </table:table-row>
        <table:table-row table:style-name="ro1">
          <table:table-cell office:value-type="float" office:value="6.316136" calcext:value-type="float">
            <text:p>6,316136</text:p>
          </table:table-cell>
          <table:table-cell office:value-type="float" office:value="6.478142" calcext:value-type="float">
            <text:p>6,478142</text:p>
          </table:table-cell>
        </table:table-row>
        <table:table-row table:style-name="ro1">
          <table:table-cell office:value-type="float" office:value="6.251949" calcext:value-type="float">
            <text:p>6,251949</text:p>
          </table:table-cell>
          <table:table-cell office:value-type="float" office:value="7.083947" calcext:value-type="float">
            <text:p>7,083947</text:p>
          </table:table-cell>
        </table:table-row>
        <table:table-row table:style-name="ro1">
          <table:table-cell office:value-type="float" office:value="2.511853" calcext:value-type="float">
            <text:p>2,511853</text:p>
          </table:table-cell>
          <table:table-cell office:value-type="float" office:value="8.762136" calcext:value-type="float">
            <text:p>8,762136</text:p>
          </table:table-cell>
        </table:table-row>
        <table:table-row table:style-name="ro1">
          <table:table-cell office:value-type="float" office:value="6.554865" calcext:value-type="float">
            <text:p>6,554865</text:p>
          </table:table-cell>
          <table:table-cell office:value-type="float" office:value="5.50187" calcext:value-type="float">
            <text:p>5,50187</text:p>
          </table:table-cell>
        </table:table-row>
        <table:table-row table:style-name="ro1">
          <table:table-cell office:value-type="float" office:value="2.817683" calcext:value-type="float">
            <text:p>2,817683</text:p>
          </table:table-cell>
          <table:table-cell office:value-type="float" office:value="3.13246" calcext:value-type="float">
            <text:p>3,13246</text:p>
          </table:table-cell>
        </table:table-row>
        <table:table-row table:style-name="ro1">
          <table:table-cell office:value-type="float" office:value="2.536194" calcext:value-type="float">
            <text:p>2,536194</text:p>
          </table:table-cell>
          <table:table-cell office:value-type="float" office:value="3.663459" calcext:value-type="float">
            <text:p>3,663459</text:p>
          </table:table-cell>
        </table:table-row>
        <table:table-row table:style-name="ro1">
          <table:table-cell office:value-type="float" office:value="7.06468" calcext:value-type="float">
            <text:p>7,06468</text:p>
          </table:table-cell>
          <table:table-cell office:value-type="float" office:value="5.590756" calcext:value-type="float">
            <text:p>5,590756</text:p>
          </table:table-cell>
        </table:table-row>
        <table:table-row table:style-name="ro1">
          <table:table-cell office:value-type="float" office:value="6.52182" calcext:value-type="float">
            <text:p>6,52182</text:p>
          </table:table-cell>
          <table:table-cell office:value-type="float" office:value="5.959592" calcext:value-type="float">
            <text:p>5,959592</text:p>
          </table:table-cell>
        </table:table-row>
        <table:table-row table:style-name="ro1">
          <table:table-cell office:value-type="float" office:value="6.326107" calcext:value-type="float">
            <text:p>6,326107</text:p>
          </table:table-cell>
          <table:table-cell office:value-type="float" office:value="6.81759" calcext:value-type="float">
            <text:p>6,81759</text:p>
          </table:table-cell>
        </table:table-row>
        <table:table-row table:style-name="ro1">
          <table:table-cell office:value-type="float" office:value="1.836259" calcext:value-type="float">
            <text:p>1,836259</text:p>
          </table:table-cell>
          <table:table-cell office:value-type="float" office:value="2.828678" calcext:value-type="float">
            <text:p>2,828678</text:p>
          </table:table-cell>
        </table:table-row>
        <table:table-row table:style-name="ro1">
          <table:table-cell office:value-type="float" office:value="2.072115" calcext:value-type="float">
            <text:p>2,072115</text:p>
          </table:table-cell>
          <table:table-cell office:value-type="float" office:value="7.857228" calcext:value-type="float">
            <text:p>7,857228</text:p>
          </table:table-cell>
        </table:table-row>
        <table:table-row table:style-name="ro1">
          <table:table-cell office:value-type="float" office:value="1.400154" calcext:value-type="float">
            <text:p>1,400154</text:p>
          </table:table-cell>
          <table:table-cell office:value-type="float" office:value="3.795339" calcext:value-type="float">
            <text:p>3,795339</text:p>
          </table:table-cell>
        </table:table-row>
        <table:table-row table:style-name="ro1">
          <table:table-cell office:value-type="float" office:value="0.994933" calcext:value-type="float">
            <text:p>0,994933</text:p>
          </table:table-cell>
          <table:table-cell office:value-type="float" office:value="4.302079" calcext:value-type="float">
            <text:p>4,302079</text:p>
          </table:table-cell>
        </table:table-row>
        <table:table-row table:style-name="ro1">
          <table:table-cell office:value-type="float" office:value="6.428898" calcext:value-type="float">
            <text:p>6,428898</text:p>
          </table:table-cell>
          <table:table-cell office:value-type="float" office:value="5.900377" calcext:value-type="float">
            <text:p>5,900377</text:p>
          </table:table-cell>
        </table:table-row>
        <table:table-row table:style-name="ro1">
          <table:table-cell office:value-type="float" office:value="2.379607" calcext:value-type="float">
            <text:p>2,379607</text:p>
          </table:table-cell>
          <table:table-cell office:value-type="float" office:value="8.650817" calcext:value-type="float">
            <text:p>8,650817</text:p>
          </table:table-cell>
        </table:table-row>
        <table:table-row table:style-name="ro1">
          <table:table-cell office:value-type="float" office:value="1.529145" calcext:value-type="float">
            <text:p>1,529145</text:p>
          </table:table-cell>
          <table:table-cell office:value-type="float" office:value="3.179431" calcext:value-type="float">
            <text:p>3,179431</text:p>
          </table:table-cell>
        </table:table-row>
        <table:table-row table:style-name="ro1">
          <table:table-cell office:value-type="float" office:value="2.465791" calcext:value-type="float">
            <text:p>2,465791</text:p>
          </table:table-cell>
          <table:table-cell office:value-type="float" office:value="2.629671" calcext:value-type="float">
            <text:p>2,629671</text:p>
          </table:table-cell>
        </table:table-row>
        <table:table-row table:style-name="ro1">
          <table:table-cell office:value-type="float" office:value="2.272736" calcext:value-type="float">
            <text:p>2,272736</text:p>
          </table:table-cell>
          <table:table-cell office:value-type="float" office:value="4.529432" calcext:value-type="float">
            <text:p>4,529432</text:p>
          </table:table-cell>
        </table:table-row>
        <table:table-row table:style-name="ro1">
          <table:table-cell office:value-type="float" office:value="1.434782" calcext:value-type="float">
            <text:p>1,434782</text:p>
          </table:table-cell>
          <table:table-cell office:value-type="float" office:value="10.21841" calcext:value-type="float">
            <text:p>10,21841</text:p>
          </table:table-cell>
        </table:table-row>
        <table:table-row table:style-name="ro1">
          <table:table-cell office:value-type="float" office:value="1.101782" calcext:value-type="float">
            <text:p>1,101782</text:p>
          </table:table-cell>
          <table:table-cell office:value-type="float" office:value="8.81032" calcext:value-type="float">
            <text:p>8,81032</text:p>
          </table:table-cell>
        </table:table-row>
        <table:table-row table:style-name="ro1">
          <table:table-cell office:value-type="float" office:value="1.394282" calcext:value-type="float">
            <text:p>1,394282</text:p>
          </table:table-cell>
          <table:table-cell office:value-type="float" office:value="10.083789" calcext:value-type="float">
            <text:p>10,083789</text:p>
          </table:table-cell>
        </table:table-row>
        <table:table-row table:style-name="ro1">
          <table:table-cell office:value-type="float" office:value="1.952124" calcext:value-type="float">
            <text:p>1,952124</text:p>
          </table:table-cell>
          <table:table-cell office:value-type="float" office:value="10.558751" calcext:value-type="float">
            <text:p>10,558751</text:p>
          </table:table-cell>
        </table:table-row>
        <table:table-row table:style-name="ro1">
          <table:table-cell office:value-type="float" office:value="5.818855" calcext:value-type="float">
            <text:p>5,818855</text:p>
          </table:table-cell>
          <table:table-cell office:value-type="float" office:value="6.32344" calcext:value-type="float">
            <text:p>6,32344</text:p>
          </table:table-cell>
        </table:table-row>
        <table:table-row table:style-name="ro1">
          <table:table-cell office:value-type="float" office:value="5.600697" calcext:value-type="float">
            <text:p>5,600697</text:p>
          </table:table-cell>
          <table:table-cell office:value-type="float" office:value="4.699065" calcext:value-type="float">
            <text:p>4,699065</text:p>
          </table:table-cell>
        </table:table-row>
        <table:table-row table:style-name="ro1">
          <table:table-cell office:value-type="float" office:value="7.096033" calcext:value-type="float">
            <text:p>7,096033</text:p>
          </table:table-cell>
          <table:table-cell office:value-type="float" office:value="6.083324" calcext:value-type="float">
            <text:p>6,083324</text:p>
          </table:table-cell>
        </table:table-row>
        <table:table-row table:style-name="ro1">
          <table:table-cell office:value-type="float" office:value="1.558038" calcext:value-type="float">
            <text:p>1,558038</text:p>
          </table:table-cell>
          <table:table-cell office:value-type="float" office:value="3.739506" calcext:value-type="float">
            <text:p>3,739506</text:p>
          </table:table-cell>
        </table:table-row>
        <table:table-row table:style-name="ro1">
          <table:table-cell office:value-type="float" office:value="1.547951" calcext:value-type="float">
            <text:p>1,547951</text:p>
          </table:table-cell>
          <table:table-cell office:value-type="float" office:value="2.966461" calcext:value-type="float">
            <text:p>2,966461</text:p>
          </table:table-cell>
        </table:table-row>
        <table:table-row table:style-name="ro1">
          <table:table-cell office:value-type="float" office:value="1.901224" calcext:value-type="float">
            <text:p>1,901224</text:p>
          </table:table-cell>
          <table:table-cell office:value-type="float" office:value="9.0609" calcext:value-type="float">
            <text:p>9,0609</text:p>
          </table:table-cell>
        </table:table-row>
        <table:table-row table:style-name="ro1">
          <table:table-cell office:value-type="float" office:value="6.230617" calcext:value-type="float">
            <text:p>6,230617</text:p>
          </table:table-cell>
          <table:table-cell office:value-type="float" office:value="6.028656" calcext:value-type="float">
            <text:p>6,028656</text:p>
          </table:table-cell>
        </table:table-row>
        <table:table-row table:style-name="ro1">
          <table:table-cell office:value-type="float" office:value="2.394869" calcext:value-type="float">
            <text:p>2,394869</text:p>
          </table:table-cell>
          <table:table-cell office:value-type="float" office:value="2.752518" calcext:value-type="float">
            <text:p>2,752518</text:p>
          </table:table-cell>
        </table:table-row>
        <table:table-row table:style-name="ro1">
          <table:table-cell office:value-type="float" office:value="6.73085" calcext:value-type="float">
            <text:p>6,73085</text:p>
          </table:table-cell>
          <table:table-cell office:value-type="float" office:value="6.709474" calcext:value-type="float">
            <text:p>6,709474</text:p>
          </table:table-cell>
        </table:table-row>
        <table:table-row table:style-name="ro1">
          <table:table-cell office:value-type="float" office:value="7.195189" calcext:value-type="float">
            <text:p>7,195189</text:p>
          </table:table-cell>
          <table:table-cell office:value-type="float" office:value="5.819304" calcext:value-type="float">
            <text:p>5,819304</text:p>
          </table:table-cell>
        </table:table-row>
        <table:table-row table:style-name="ro1">
          <table:table-cell office:value-type="float" office:value="2.237684" calcext:value-type="float">
            <text:p>2,237684</text:p>
          </table:table-cell>
          <table:table-cell office:value-type="float" office:value="3.80224" calcext:value-type="float">
            <text:p>3,80224</text:p>
          </table:table-cell>
        </table:table-row>
        <table:table-row table:style-name="ro1">
          <table:table-cell office:value-type="float" office:value="7.410877" calcext:value-type="float">
            <text:p>7,410877</text:p>
          </table:table-cell>
          <table:table-cell office:value-type="float" office:value="6.037129" calcext:value-type="float">
            <text:p>6,037129</text:p>
          </table:table-cell>
        </table:table-row>
        <table:table-row table:style-name="ro1">
          <table:table-cell office:value-type="float" office:value="7.138437" calcext:value-type="float">
            <text:p>7,138437</text:p>
          </table:table-cell>
          <table:table-cell office:value-type="float" office:value="6.271142" calcext:value-type="float">
            <text:p>6,271142</text:p>
          </table:table-cell>
        </table:table-row>
        <table:table-row table:style-name="ro1">
          <table:table-cell office:value-type="float" office:value="2.412265" calcext:value-type="float">
            <text:p>2,412265</text:p>
          </table:table-cell>
          <table:table-cell office:value-type="float" office:value="8.997277" calcext:value-type="float">
            <text:p>8,997277</text:p>
          </table:table-cell>
        </table:table-row>
        <table:table-row table:style-name="ro1">
          <table:table-cell office:value-type="float" office:value="2.160066" calcext:value-type="float">
            <text:p>2,160066</text:p>
          </table:table-cell>
          <table:table-cell office:value-type="float" office:value="3.314043" calcext:value-type="float">
            <text:p>3,314043</text:p>
          </table:table-cell>
        </table:table-row>
        <table:table-row table:style-name="ro1">
          <table:table-cell office:value-type="float" office:value="5.487537" calcext:value-type="float">
            <text:p>5,487537</text:p>
          </table:table-cell>
          <table:table-cell office:value-type="float" office:value="5.752771" calcext:value-type="float">
            <text:p>5,752771</text:p>
          </table:table-cell>
        </table:table-row>
        <table:table-row table:style-name="ro1">
          <table:table-cell office:value-type="float" office:value="1.542328" calcext:value-type="float">
            <text:p>1,542328</text:p>
          </table:table-cell>
          <table:table-cell office:value-type="float" office:value="2.989184" calcext:value-type="float">
            <text:p>2,989184</text:p>
          </table:table-cell>
        </table:table-row>
        <table:table-row table:style-name="ro1">
          <table:table-cell office:value-type="float" office:value="1.725807" calcext:value-type="float">
            <text:p>1,725807</text:p>
          </table:table-cell>
          <table:table-cell office:value-type="float" office:value="9.130845" calcext:value-type="float">
            <text:p>9,130845</text:p>
          </table:table-cell>
        </table:table-row>
        <table:table-row table:style-name="ro1">
          <table:table-cell office:value-type="float" office:value="1.558809" calcext:value-type="float">
            <text:p>1,558809</text:p>
          </table:table-cell>
          <table:table-cell office:value-type="float" office:value="9.168727" calcext:value-type="float">
            <text:p>9,168727</text:p>
          </table:table-cell>
        </table:table-row>
        <table:table-row table:style-name="ro1">
          <table:table-cell office:value-type="float" office:value="7.067761" calcext:value-type="float">
            <text:p>7,067761</text:p>
          </table:table-cell>
          <table:table-cell office:value-type="float" office:value="5.333519" calcext:value-type="float">
            <text:p>5,333519</text:p>
          </table:table-cell>
        </table:table-row>
        <table:table-row table:style-name="ro1">
          <table:table-cell office:value-type="float" office:value="1.165757" calcext:value-type="float">
            <text:p>1,165757</text:p>
          </table:table-cell>
          <table:table-cell office:value-type="float" office:value="9.262263" calcext:value-type="float">
            <text:p>9,262263</text:p>
          </table:table-cell>
        </table:table-row>
        <table:table-row table:style-name="ro1">
          <table:table-cell office:value-type="float" office:value="1.463221" calcext:value-type="float">
            <text:p>1,463221</text:p>
          </table:table-cell>
          <table:table-cell office:value-type="float" office:value="9.41614" calcext:value-type="float">
            <text:p>9,41614</text:p>
          </table:table-cell>
        </table:table-row>
        <table:table-row table:style-name="ro1">
          <table:table-cell office:value-type="float" office:value="3.213344" calcext:value-type="float">
            <text:p>3,213344</text:p>
          </table:table-cell>
          <table:table-cell office:value-type="float" office:value="2.349581" calcext:value-type="float">
            <text:p>2,349581</text:p>
          </table:table-cell>
        </table:table-row>
        <table:table-row table:style-name="ro1">
          <table:table-cell office:value-type="float" office:value="1.05875" calcext:value-type="float">
            <text:p>1,05875</text:p>
          </table:table-cell>
          <table:table-cell office:value-type="float" office:value="3.961572" calcext:value-type="float">
            <text:p>3,961572</text:p>
          </table:table-cell>
        </table:table-row>
        <table:table-row table:style-name="ro1">
          <table:table-cell office:value-type="float" office:value="6.577074" calcext:value-type="float">
            <text:p>6,577074</text:p>
          </table:table-cell>
          <table:table-cell office:value-type="float" office:value="5.18937" calcext:value-type="float">
            <text:p>5,18937</text:p>
          </table:table-cell>
        </table:table-row>
        <table:table-row table:style-name="ro1">
          <table:table-cell office:value-type="float" office:value="2.17437" calcext:value-type="float">
            <text:p>2,17437</text:p>
          </table:table-cell>
          <table:table-cell office:value-type="float" office:value="9.157547" calcext:value-type="float">
            <text:p>9,157547</text:p>
          </table:table-cell>
        </table:table-row>
        <table:table-row table:style-name="ro1">
          <table:table-cell office:value-type="float" office:value="1.955371" calcext:value-type="float">
            <text:p>1,955371</text:p>
          </table:table-cell>
          <table:table-cell office:value-type="float" office:value="8.948975" calcext:value-type="float">
            <text:p>8,948975</text:p>
          </table:table-cell>
        </table:table-row>
        <table:table-row table:style-name="ro1">
          <table:table-cell office:value-type="float" office:value="2.401424" calcext:value-type="float">
            <text:p>2,401424</text:p>
          </table:table-cell>
          <table:table-cell office:value-type="float" office:value="2.968895" calcext:value-type="float">
            <text:p>2,968895</text:p>
          </table:table-cell>
        </table:table-row>
        <table:table-row table:style-name="ro1">
          <table:table-cell office:value-type="float" office:value="1.728281" calcext:value-type="float">
            <text:p>1,728281</text:p>
          </table:table-cell>
          <table:table-cell office:value-type="float" office:value="3.965237" calcext:value-type="float">
            <text:p>3,965237</text:p>
          </table:table-cell>
        </table:table-row>
        <table:table-row table:style-name="ro1">
          <table:table-cell office:value-type="float" office:value="3.230278" calcext:value-type="float">
            <text:p>3,230278</text:p>
          </table:table-cell>
          <table:table-cell office:value-type="float" office:value="2.891503" calcext:value-type="float">
            <text:p>2,891503</text:p>
          </table:table-cell>
        </table:table-row>
        <table:table-row table:style-name="ro1">
          <table:table-cell office:value-type="float" office:value="7.08473" calcext:value-type="float">
            <text:p>7,08473</text:p>
          </table:table-cell>
          <table:table-cell office:value-type="float" office:value="6.306449" calcext:value-type="float">
            <text:p>6,306449</text:p>
          </table:table-cell>
        </table:table-row>
        <table:table-row table:style-name="ro1">
          <table:table-cell office:value-type="float" office:value="6.934805" calcext:value-type="float">
            <text:p>6,934805</text:p>
          </table:table-cell>
          <table:table-cell office:value-type="float" office:value="6.040858" calcext:value-type="float">
            <text:p>6,040858</text:p>
          </table:table-cell>
        </table:table-row>
        <table:table-row table:style-name="ro1">
          <table:table-cell office:value-type="float" office:value="2.599546" calcext:value-type="float">
            <text:p>2,599546</text:p>
          </table:table-cell>
          <table:table-cell office:value-type="float" office:value="3.052579" calcext:value-type="float">
            <text:p>3,052579</text:p>
          </table:table-cell>
        </table:table-row>
        <table:table-row table:style-name="ro1">
          <table:table-cell office:value-type="float" office:value="2.362189" calcext:value-type="float">
            <text:p>2,362189</text:p>
          </table:table-cell>
          <table:table-cell office:value-type="float" office:value="2.01051" calcext:value-type="float">
            <text:p>2,01051</text:p>
          </table:table-cell>
        </table:table-row>
        <table:table-row table:style-name="ro1">
          <table:table-cell office:value-type="float" office:value="7.357235" calcext:value-type="float">
            <text:p>7,357235</text:p>
          </table:table-cell>
          <table:table-cell office:value-type="float" office:value="5.001649" calcext:value-type="float">
            <text:p>5,001649</text:p>
          </table:table-cell>
        </table:table-row>
        <table:table-row table:style-name="ro1">
          <table:table-cell office:value-type="float" office:value="1.433121" calcext:value-type="float">
            <text:p>1,433121</text:p>
          </table:table-cell>
          <table:table-cell office:value-type="float" office:value="8.949929" calcext:value-type="float">
            <text:p>8,949929</text:p>
          </table:table-cell>
        </table:table-row>
        <table:table-row table:style-name="ro1">
          <table:table-cell office:value-type="float" office:value="2.887666" calcext:value-type="float">
            <text:p>2,887666</text:p>
          </table:table-cell>
          <table:table-cell office:value-type="float" office:value="8.695224" calcext:value-type="float">
            <text:p>8,695224</text:p>
          </table:table-cell>
        </table:table-row>
        <table:table-row table:style-name="ro1">
          <table:table-cell office:value-type="float" office:value="1.424835" calcext:value-type="float">
            <text:p>1,424835</text:p>
          </table:table-cell>
          <table:table-cell office:value-type="float" office:value="9.084524" calcext:value-type="float">
            <text:p>9,084524</text:p>
          </table:table-cell>
        </table:table-row>
        <table:table-row table:style-name="ro1">
          <table:table-cell office:value-type="float" office:value="1.870169" calcext:value-type="float">
            <text:p>1,870169</text:p>
          </table:table-cell>
          <table:table-cell office:value-type="float" office:value="10.03469" calcext:value-type="float">
            <text:p>10,03469</text:p>
          </table:table-cell>
        </table:table-row>
        <table:table-row table:style-name="ro1">
          <table:table-cell office:value-type="float" office:value="2.276581" calcext:value-type="float">
            <text:p>2,276581</text:p>
          </table:table-cell>
          <table:table-cell office:value-type="float" office:value="8.563598" calcext:value-type="float">
            <text:p>8,563598</text:p>
          </table:table-cell>
        </table:table-row>
        <table:table-row table:style-name="ro1">
          <table:table-cell office:value-type="float" office:value="2.046776" calcext:value-type="float">
            <text:p>2,046776</text:p>
          </table:table-cell>
          <table:table-cell office:value-type="float" office:value="9.791207" calcext:value-type="float">
            <text:p>9,791207</text:p>
          </table:table-cell>
        </table:table-row>
        <table:table-row table:style-name="ro1">
          <table:table-cell office:value-type="float" office:value="2.731555" calcext:value-type="float">
            <text:p>2,731555</text:p>
          </table:table-cell>
          <table:table-cell office:value-type="float" office:value="3.62302" calcext:value-type="float">
            <text:p>3,62302</text:p>
          </table:table-cell>
        </table:table-row>
        <table:table-row table:style-name="ro1">
          <table:table-cell office:value-type="float" office:value="2.467526" calcext:value-type="float">
            <text:p>2,467526</text:p>
          </table:table-cell>
          <table:table-cell office:value-type="float" office:value="9.098384" calcext:value-type="float">
            <text:p>9,098384</text:p>
          </table:table-cell>
        </table:table-row>
        <table:table-row table:style-name="ro1">
          <table:table-cell office:value-type="float" office:value="2.001222" calcext:value-type="float">
            <text:p>2,001222</text:p>
          </table:table-cell>
          <table:table-cell office:value-type="float" office:value="4.190851" calcext:value-type="float">
            <text:p>4,190851</text:p>
          </table:table-cell>
        </table:table-row>
        <table:table-row table:style-name="ro1">
          <table:table-cell office:value-type="float" office:value="2.91443" calcext:value-type="float">
            <text:p>2,91443</text:p>
          </table:table-cell>
          <table:table-cell office:value-type="float" office:value="8.428943" calcext:value-type="float">
            <text:p>8,428943</text:p>
          </table:table-cell>
        </table:table-row>
        <table:table-row table:style-name="ro1">
          <table:table-cell office:value-type="float" office:value="7.155105" calcext:value-type="float">
            <text:p>7,155105</text:p>
          </table:table-cell>
          <table:table-cell office:value-type="float" office:value="4.800062" calcext:value-type="float">
            <text:p>4,800062</text:p>
          </table:table-cell>
        </table:table-row>
        <table:table-row table:style-name="ro1">
          <table:table-cell office:value-type="float" office:value="6.307571" calcext:value-type="float">
            <text:p>6,307571</text:p>
          </table:table-cell>
          <table:table-cell office:value-type="float" office:value="5.982826" calcext:value-type="float">
            <text:p>5,982826</text:p>
          </table:table-cell>
        </table:table-row>
        <table:table-row table:style-name="ro1">
          <table:table-cell office:value-type="float" office:value="6.99733" calcext:value-type="float">
            <text:p>6,99733</text:p>
          </table:table-cell>
          <table:table-cell office:value-type="float" office:value="5.463869" calcext:value-type="float">
            <text:p>5,463869</text:p>
          </table:table-cell>
        </table:table-row>
        <table:table-row table:style-name="ro1">
          <table:table-cell office:value-type="float" office:value="7.356182" calcext:value-type="float">
            <text:p>7,356182</text:p>
          </table:table-cell>
          <table:table-cell office:value-type="float" office:value="5.786759" calcext:value-type="float">
            <text:p>5,786759</text:p>
          </table:table-cell>
        </table:table-row>
        <table:table-row table:style-name="ro1">
          <table:table-cell office:value-type="float" office:value="1.462399" calcext:value-type="float">
            <text:p>1,462399</text:p>
          </table:table-cell>
          <table:table-cell office:value-type="float" office:value="2.269905" calcext:value-type="float">
            <text:p>2,269905</text:p>
          </table:table-cell>
        </table:table-row>
        <table:table-row table:style-name="ro1">
          <table:table-cell office:value-type="float" office:value="1.062777" calcext:value-type="float">
            <text:p>1,062777</text:p>
          </table:table-cell>
          <table:table-cell office:value-type="float" office:value="3.751374" calcext:value-type="float">
            <text:p>3,751374</text:p>
          </table:table-cell>
        </table:table-row>
        <table:table-row table:style-name="ro1">
          <table:table-cell office:value-type="float" office:value="7.122766" calcext:value-type="float">
            <text:p>7,122766</text:p>
          </table:table-cell>
          <table:table-cell office:value-type="float" office:value="5.972867" calcext:value-type="float">
            <text:p>5,972867</text:p>
          </table:table-cell>
        </table:table-row>
        <table:table-row table:style-name="ro1">
          <table:table-cell office:value-type="float" office:value="1.981692" calcext:value-type="float">
            <text:p>1,981692</text:p>
          </table:table-cell>
          <table:table-cell office:value-type="float" office:value="8.530601" calcext:value-type="float">
            <text:p>8,530601</text:p>
          </table:table-cell>
        </table:table-row>
        <table:table-row table:style-name="ro1">
          <table:table-cell office:value-type="float" office:value="1.871879" calcext:value-type="float">
            <text:p>1,871879</text:p>
          </table:table-cell>
          <table:table-cell office:value-type="float" office:value="9.429676" calcext:value-type="float">
            <text:p>9,429676</text:p>
          </table:table-cell>
        </table:table-row>
        <table:table-row table:style-name="ro1">
          <table:table-cell office:value-type="float" office:value="6.366794" calcext:value-type="float">
            <text:p>6,366794</text:p>
          </table:table-cell>
          <table:table-cell office:value-type="float" office:value="5.103786" calcext:value-type="float">
            <text:p>5,103786</text:p>
          </table:table-cell>
        </table:table-row>
        <table:table-row table:style-name="ro1">
          <table:table-cell office:value-type="float" office:value="1.788214" calcext:value-type="float">
            <text:p>1,788214</text:p>
          </table:table-cell>
          <table:table-cell office:value-type="float" office:value="9.044261" calcext:value-type="float">
            <text:p>9,044261</text:p>
          </table:table-cell>
        </table:table-row>
        <table:table-row table:style-name="ro1">
          <table:table-cell office:value-type="float" office:value="6.99395" calcext:value-type="float">
            <text:p>6,99395</text:p>
          </table:table-cell>
          <table:table-cell office:value-type="float" office:value="5.805178" calcext:value-type="float">
            <text:p>5,805178</text:p>
          </table:table-cell>
        </table:table-row>
        <table:table-row table:style-name="ro1">
          <table:table-cell office:value-type="float" office:value="1.356022" calcext:value-type="float">
            <text:p>1,356022</text:p>
          </table:table-cell>
          <table:table-cell office:value-type="float" office:value="9.12165" calcext:value-type="float">
            <text:p>9,12165</text:p>
          </table:table-cell>
        </table:table-row>
        <table:table-row table:style-name="ro1">
          <table:table-cell office:value-type="float" office:value="5.747183" calcext:value-type="float">
            <text:p>5,747183</text:p>
          </table:table-cell>
          <table:table-cell office:value-type="float" office:value="6.141837" calcext:value-type="float">
            <text:p>6,141837</text:p>
          </table:table-cell>
        </table:table-row>
        <table:table-row table:style-name="ro1">
          <table:table-cell office:value-type="float" office:value="6.729056" calcext:value-type="float">
            <text:p>6,729056</text:p>
          </table:table-cell>
          <table:table-cell office:value-type="float" office:value="6.599439" calcext:value-type="float">
            <text:p>6,599439</text:p>
          </table:table-cell>
        </table:table-row>
        <table:table-row table:style-name="ro1">
          <table:table-cell office:value-type="float" office:value="1.837081" calcext:value-type="float">
            <text:p>1,837081</text:p>
          </table:table-cell>
          <table:table-cell office:value-type="float" office:value="3.543662" calcext:value-type="float">
            <text:p>3,543662</text:p>
          </table:table-cell>
        </table:table-row>
        <table:table-row table:style-name="ro1">
          <table:table-cell office:value-type="float" office:value="6.889682" calcext:value-type="float">
            <text:p>6,889682</text:p>
          </table:table-cell>
          <table:table-cell office:value-type="float" office:value="6.777459" calcext:value-type="float">
            <text:p>6,777459</text:p>
          </table:table-cell>
        </table:table-row>
        <table:table-row table:style-name="ro1">
          <table:table-cell office:value-type="float" office:value="2.581019" calcext:value-type="float">
            <text:p>2,581019</text:p>
          </table:table-cell>
          <table:table-cell office:value-type="float" office:value="8.299635" calcext:value-type="float">
            <text:p>8,299635</text:p>
          </table:table-cell>
        </table:table-row>
        <table:table-row table:style-name="ro1">
          <table:table-cell office:value-type="float" office:value="2.601314" calcext:value-type="float">
            <text:p>2,601314</text:p>
          </table:table-cell>
          <table:table-cell office:value-type="float" office:value="7.878451" calcext:value-type="float">
            <text:p>7,878451</text:p>
          </table:table-cell>
        </table:table-row>
        <table:table-row table:style-name="ro1">
          <table:table-cell office:value-type="float" office:value="5.755756" calcext:value-type="float">
            <text:p>5,755756</text:p>
          </table:table-cell>
          <table:table-cell office:value-type="float" office:value="6.070323" calcext:value-type="float">
            <text:p>6,070323</text:p>
          </table:table-cell>
        </table:table-row>
        <table:table-row table:style-name="ro1">
          <table:table-cell office:value-type="float" office:value="3.01069" calcext:value-type="float">
            <text:p>3,01069</text:p>
          </table:table-cell>
          <table:table-cell office:value-type="float" office:value="9.602767" calcext:value-type="float">
            <text:p>9,602767</text:p>
          </table:table-cell>
        </table:table-row>
        <table:table-row table:style-name="ro1">
          <table:table-cell office:value-type="float" office:value="1.7768" calcext:value-type="float">
            <text:p>1,7768</text:p>
          </table:table-cell>
          <table:table-cell office:value-type="float" office:value="9.86058" calcext:value-type="float">
            <text:p>9,86058</text:p>
          </table:table-cell>
        </table:table-row>
        <table:table-row table:style-name="ro1">
          <table:table-cell office:value-type="float" office:value="1.424476" calcext:value-type="float">
            <text:p>1,424476</text:p>
          </table:table-cell>
          <table:table-cell office:value-type="float" office:value="9.469227" calcext:value-type="float">
            <text:p>9,469227</text:p>
          </table:table-cell>
        </table:table-row>
        <table:table-row table:style-name="ro1">
          <table:table-cell office:value-type="float" office:value="2.331889" calcext:value-type="float">
            <text:p>2,331889</text:p>
          </table:table-cell>
          <table:table-cell office:value-type="float" office:value="3.750568" calcext:value-type="float">
            <text:p>3,750568</text:p>
          </table:table-cell>
        </table:table-row>
        <table:table-row table:style-name="ro1">
          <table:table-cell office:value-type="float" office:value="2.13641" calcext:value-type="float">
            <text:p>2,13641</text:p>
          </table:table-cell>
          <table:table-cell office:value-type="float" office:value="9.768584" calcext:value-type="float">
            <text:p>9,768584</text:p>
          </table:table-cell>
        </table:table-row>
        <table:table-row table:style-name="ro1">
          <table:table-cell office:value-type="float" office:value="1.902116" calcext:value-type="float">
            <text:p>1,902116</text:p>
          </table:table-cell>
          <table:table-cell office:value-type="float" office:value="2.699751" calcext:value-type="float">
            <text:p>2,699751</text:p>
          </table:table-cell>
        </table:table-row>
        <table:table-row table:style-name="ro1">
          <table:table-cell office:value-type="float" office:value="1.436375" calcext:value-type="float">
            <text:p>1,436375</text:p>
          </table:table-cell>
          <table:table-cell office:value-type="float" office:value="9.674778" calcext:value-type="float">
            <text:p>9,674778</text:p>
          </table:table-cell>
        </table:table-row>
        <table:table-row table:style-name="ro1">
          <table:table-cell office:value-type="float" office:value="2.576606" calcext:value-type="float">
            <text:p>2,576606</text:p>
          </table:table-cell>
          <table:table-cell office:value-type="float" office:value="2.803953" calcext:value-type="float">
            <text:p>2,803953</text:p>
          </table:table-cell>
        </table:table-row>
        <table:table-row table:style-name="ro1">
          <table:table-cell office:value-type="float" office:value="0.514923" calcext:value-type="float">
            <text:p>0,514923</text:p>
          </table:table-cell>
          <table:table-cell office:value-type="float" office:value="10.359368" calcext:value-type="float">
            <text:p>10,359368</text:p>
          </table:table-cell>
        </table:table-row>
        <table:table-row table:style-name="ro1">
          <table:table-cell office:value-type="float" office:value="2.592953" calcext:value-type="float">
            <text:p>2,592953</text:p>
          </table:table-cell>
          <table:table-cell office:value-type="float" office:value="2.923061" calcext:value-type="float">
            <text:p>2,923061</text:p>
          </table:table-cell>
        </table:table-row>
        <table:table-row table:style-name="ro1">
          <table:table-cell office:value-type="float" office:value="6.421151" calcext:value-type="float">
            <text:p>6,421151</text:p>
          </table:table-cell>
          <table:table-cell office:value-type="float" office:value="6.015727" calcext:value-type="float">
            <text:p>6,015727</text:p>
          </table:table-cell>
        </table:table-row>
        <table:table-row table:style-name="ro1">
          <table:table-cell office:value-type="float" office:value="6.463316" calcext:value-type="float">
            <text:p>6,463316</text:p>
          </table:table-cell>
          <table:table-cell office:value-type="float" office:value="5.299924" calcext:value-type="float">
            <text:p>5,299924</text:p>
          </table:table-cell>
        </table:table-row>
        <table:table-row table:style-name="ro1">
          <table:table-cell office:value-type="float" office:value="7.634702" calcext:value-type="float">
            <text:p>7,634702</text:p>
          </table:table-cell>
          <table:table-cell office:value-type="float" office:value="7.26776" calcext:value-type="float">
            <text:p>7,26776</text:p>
          </table:table-cell>
        </table:table-row>
        <table:table-row table:style-name="ro1">
          <table:table-cell office:value-type="float" office:value="2.505765" calcext:value-type="float">
            <text:p>2,505765</text:p>
          </table:table-cell>
          <table:table-cell office:value-type="float" office:value="3.575999" calcext:value-type="float">
            <text:p>3,575999</text:p>
          </table:table-cell>
        </table:table-row>
        <table:table-row table:style-name="ro1">
          <table:table-cell office:value-type="float" office:value="1.446273" calcext:value-type="float">
            <text:p>1,446273</text:p>
          </table:table-cell>
          <table:table-cell office:value-type="float" office:value="2.320358" calcext:value-type="float">
            <text:p>2,320358</text:p>
          </table:table-cell>
        </table:table-row>
        <table:table-row table:style-name="ro1">
          <table:table-cell office:value-type="float" office:value="2.487991" calcext:value-type="float">
            <text:p>2,487991</text:p>
          </table:table-cell>
          <table:table-cell office:value-type="float" office:value="2.811275" calcext:value-type="float">
            <text:p>2,811275</text:p>
          </table:table-cell>
        </table:table-row>
        <table:table-row table:style-name="ro1">
          <table:table-cell office:value-type="float" office:value="2.04169" calcext:value-type="float">
            <text:p>2,04169</text:p>
          </table:table-cell>
          <table:table-cell office:value-type="float" office:value="3.589861" calcext:value-type="float">
            <text:p>3,589861</text:p>
          </table:table-cell>
        </table:table-row>
        <table:table-row table:style-name="ro1">
          <table:table-cell office:value-type="float" office:value="7.200974" calcext:value-type="float">
            <text:p>7,200974</text:p>
          </table:table-cell>
          <table:table-cell office:value-type="float" office:value="5.777037" calcext:value-type="float">
            <text:p>5,777037</text:p>
          </table:table-cell>
        </table:table-row>
        <table:table-row table:style-name="ro1">
          <table:table-cell office:value-type="float" office:value="2.188929" calcext:value-type="float">
            <text:p>2,188929</text:p>
          </table:table-cell>
          <table:table-cell office:value-type="float" office:value="3.914258" calcext:value-type="float">
            <text:p>3,914258</text:p>
          </table:table-cell>
        </table:table-row>
        <table:table-row table:style-name="ro1">
          <table:table-cell office:value-type="float" office:value="2.727581" calcext:value-type="float">
            <text:p>2,727581</text:p>
          </table:table-cell>
          <table:table-cell office:value-type="float" office:value="9.066491" calcext:value-type="float">
            <text:p>9,066491</text:p>
          </table:table-cell>
        </table:table-row>
        <table:table-row table:style-name="ro1">
          <table:table-cell office:value-type="float" office:value="1.221876" calcext:value-type="float">
            <text:p>1,221876</text:p>
          </table:table-cell>
          <table:table-cell office:value-type="float" office:value="10.043239" calcext:value-type="float">
            <text:p>10,043239</text:p>
          </table:table-cell>
        </table:table-row>
        <table:table-row table:style-name="ro1">
          <table:table-cell office:value-type="float" office:value="1.772519" calcext:value-type="float">
            <text:p>1,772519</text:p>
          </table:table-cell>
          <table:table-cell office:value-type="float" office:value="8.218431" calcext:value-type="float">
            <text:p>8,218431</text:p>
          </table:table-cell>
        </table:table-row>
        <table:table-row table:style-name="ro1">
          <table:table-cell office:value-type="float" office:value="2.228654" calcext:value-type="float">
            <text:p>2,228654</text:p>
          </table:table-cell>
          <table:table-cell office:value-type="float" office:value="9.615579" calcext:value-type="float">
            <text:p>9,615579</text:p>
          </table:table-cell>
        </table:table-row>
        <table:table-row table:style-name="ro1">
          <table:table-cell office:value-type="float" office:value="1.202193" calcext:value-type="float">
            <text:p>1,202193</text:p>
          </table:table-cell>
          <table:table-cell office:value-type="float" office:value="3.439173" calcext:value-type="float">
            <text:p>3,439173</text:p>
          </table:table-cell>
        </table:table-row>
        <table:table-row table:style-name="ro1">
          <table:table-cell office:value-type="float" office:value="2.542308" calcext:value-type="float">
            <text:p>2,542308</text:p>
          </table:table-cell>
          <table:table-cell office:value-type="float" office:value="3.299258" calcext:value-type="float">
            <text:p>3,299258</text:p>
          </table:table-cell>
        </table:table-row>
        <table:table-row table:style-name="ro1">
          <table:table-cell office:value-type="float" office:value="1.755014" calcext:value-type="float">
            <text:p>1,755014</text:p>
          </table:table-cell>
          <table:table-cell office:value-type="float" office:value="8.529855" calcext:value-type="float">
            <text:p>8,529855</text:p>
          </table:table-cell>
        </table:table-row>
        <table:table-row table:style-name="ro1">
          <table:table-cell office:value-type="float" office:value="7.78485" calcext:value-type="float">
            <text:p>7,78485</text:p>
          </table:table-cell>
          <table:table-cell office:value-type="float" office:value="6.313302" calcext:value-type="float">
            <text:p>6,313302</text:p>
          </table:table-cell>
        </table:table-row>
        <table:table-row table:style-name="ro1">
          <table:table-cell office:value-type="float" office:value="2.096359" calcext:value-type="float">
            <text:p>2,096359</text:p>
          </table:table-cell>
          <table:table-cell office:value-type="float" office:value="8.910088" calcext:value-type="float">
            <text:p>8,910088</text:p>
          </table:table-cell>
        </table:table-row>
        <table:table-row table:style-name="ro1">
          <table:table-cell office:value-type="float" office:value="1.594784" calcext:value-type="float">
            <text:p>1,594784</text:p>
          </table:table-cell>
          <table:table-cell office:value-type="float" office:value="3.90607" calcext:value-type="float">
            <text:p>3,90607</text:p>
          </table:table-cell>
        </table:table-row>
        <table:table-row table:style-name="ro1">
          <table:table-cell office:value-type="float" office:value="1.999199" calcext:value-type="float">
            <text:p>1,999199</text:p>
          </table:table-cell>
          <table:table-cell office:value-type="float" office:value="3.461713" calcext:value-type="float">
            <text:p>3,461713</text:p>
          </table:table-cell>
        </table:table-row>
        <table:table-row table:style-name="ro1">
          <table:table-cell office:value-type="float" office:value="2.725398" calcext:value-type="float">
            <text:p>2,725398</text:p>
          </table:table-cell>
          <table:table-cell office:value-type="float" office:value="2.853549" calcext:value-type="float">
            <text:p>2,853549</text:p>
          </table:table-cell>
        </table:table-row>
        <table:table-row table:style-name="ro1">
          <table:table-cell office:value-type="float" office:value="1.931796" calcext:value-type="float">
            <text:p>1,931796</text:p>
          </table:table-cell>
          <table:table-cell office:value-type="float" office:value="10.119124" calcext:value-type="float">
            <text:p>10,119124</text:p>
          </table:table-cell>
        </table:table-row>
        <table:table-row table:style-name="ro1">
          <table:table-cell office:value-type="float" office:value="6.467824" calcext:value-type="float">
            <text:p>6,467824</text:p>
          </table:table-cell>
          <table:table-cell office:value-type="float" office:value="5.976676" calcext:value-type="float">
            <text:p>5,976676</text:p>
          </table:table-cell>
        </table:table-row>
        <table:table-row table:style-name="ro1">
          <table:table-cell office:value-type="float" office:value="1.768781" calcext:value-type="float">
            <text:p>1,768781</text:p>
          </table:table-cell>
          <table:table-cell office:value-type="float" office:value="7.776687" calcext:value-type="float">
            <text:p>7,776687</text:p>
          </table:table-cell>
        </table:table-row>
        <table:table-row table:style-name="ro1">
          <table:table-cell office:value-type="float" office:value="2.710871" calcext:value-type="float">
            <text:p>2,710871</text:p>
          </table:table-cell>
          <table:table-cell office:value-type="float" office:value="3.013678" calcext:value-type="float">
            <text:p>3,013678</text:p>
          </table:table-cell>
        </table:table-row>
        <table:table-row table:style-name="ro1">
          <table:table-cell office:value-type="float" office:value="2.510544" calcext:value-type="float">
            <text:p>2,510544</text:p>
          </table:table-cell>
          <table:table-cell office:value-type="float" office:value="4.027257" calcext:value-type="float">
            <text:p>4,027257</text:p>
          </table:table-cell>
        </table:table-row>
        <table:table-row table:style-name="ro1">
          <table:table-cell office:value-type="float" office:value="1.815564" calcext:value-type="float">
            <text:p>1,815564</text:p>
          </table:table-cell>
          <table:table-cell office:value-type="float" office:value="8.440102" calcext:value-type="float">
            <text:p>8,440102</text:p>
          </table:table-cell>
        </table:table-row>
        <table:table-row table:style-name="ro1">
          <table:table-cell office:value-type="float" office:value="2.30696" calcext:value-type="float">
            <text:p>2,30696</text:p>
          </table:table-cell>
          <table:table-cell office:value-type="float" office:value="8.961082" calcext:value-type="float">
            <text:p>8,961082</text:p>
          </table:table-cell>
        </table:table-row>
        <table:table-row table:style-name="ro1">
          <table:table-cell office:value-type="float" office:value="1.994562" calcext:value-type="float">
            <text:p>1,994562</text:p>
          </table:table-cell>
          <table:table-cell office:value-type="float" office:value="2.864792" calcext:value-type="float">
            <text:p>2,864792</text:p>
          </table:table-cell>
        </table:table-row>
        <table:table-row table:style-name="ro1">
          <table:table-cell office:value-type="float" office:value="5.844257" calcext:value-type="float">
            <text:p>5,844257</text:p>
          </table:table-cell>
          <table:table-cell office:value-type="float" office:value="6.130259" calcext:value-type="float">
            <text:p>6,130259</text:p>
          </table:table-cell>
        </table:table-row>
        <table:table-row table:style-name="ro1">
          <table:table-cell office:value-type="float" office:value="6.800009" calcext:value-type="float">
            <text:p>6,800009</text:p>
          </table:table-cell>
          <table:table-cell office:value-type="float" office:value="6.410141" calcext:value-type="float">
            <text:p>6,410141</text:p>
          </table:table-cell>
        </table:table-row>
        <table:table-row table:style-name="ro1">
          <table:table-cell office:value-type="float" office:value="1.198742" calcext:value-type="float">
            <text:p>1,198742</text:p>
          </table:table-cell>
          <table:table-cell office:value-type="float" office:value="3.057272" calcext:value-type="float">
            <text:p>3,057272</text:p>
          </table:table-cell>
        </table:table-row>
        <table:table-row table:style-name="ro1">
          <table:table-cell office:value-type="float" office:value="1.900731" calcext:value-type="float">
            <text:p>1,900731</text:p>
          </table:table-cell>
          <table:table-cell office:value-type="float" office:value="10.20369" calcext:value-type="float">
            <text:p>10,20369</text:p>
          </table:table-cell>
        </table:table-row>
        <table:table-row table:style-name="ro1">
          <table:table-cell office:value-type="float" office:value="2.009937" calcext:value-type="float">
            <text:p>2,009937</text:p>
          </table:table-cell>
          <table:table-cell office:value-type="float" office:value="3.028744" calcext:value-type="float">
            <text:p>3,028744</text:p>
          </table:table-cell>
        </table:table-row>
        <table:table-row table:style-name="ro1">
          <table:table-cell office:value-type="float" office:value="7.606402" calcext:value-type="float">
            <text:p>7,606402</text:p>
          </table:table-cell>
          <table:table-cell office:value-type="float" office:value="5.412098" calcext:value-type="float">
            <text:p>5,412098</text:p>
          </table:table-cell>
        </table:table-row>
        <table:table-row table:style-name="ro1">
          <table:table-cell office:value-type="float" office:value="3.027258" calcext:value-type="float">
            <text:p>3,027258</text:p>
          </table:table-cell>
          <table:table-cell office:value-type="float" office:value="8.305964" calcext:value-type="float">
            <text:p>8,305964</text:p>
          </table:table-cell>
        </table:table-row>
        <table:table-row table:style-name="ro1">
          <table:table-cell office:value-type="float" office:value="1.023354" calcext:value-type="float">
            <text:p>1,023354</text:p>
          </table:table-cell>
          <table:table-cell office:value-type="float" office:value="3.204771" calcext:value-type="float">
            <text:p>3,204771</text:p>
          </table:table-cell>
        </table:table-row>
        <table:table-row table:style-name="ro1">
          <table:table-cell office:value-type="float" office:value="7.528404" calcext:value-type="float">
            <text:p>7,528404</text:p>
          </table:table-cell>
          <table:table-cell office:value-type="float" office:value="5.604377" calcext:value-type="float">
            <text:p>5,604377</text:p>
          </table:table-cell>
        </table:table-row>
        <table:table-row table:style-name="ro1">
          <table:table-cell office:value-type="float" office:value="1.403799" calcext:value-type="float">
            <text:p>1,403799</text:p>
          </table:table-cell>
          <table:table-cell office:value-type="float" office:value="9.694039" calcext:value-type="float">
            <text:p>9,694039</text:p>
          </table:table-cell>
        </table:table-row>
        <table:table-row table:style-name="ro1">
          <table:table-cell office:value-type="float" office:value="5.758135" calcext:value-type="float">
            <text:p>5,758135</text:p>
          </table:table-cell>
          <table:table-cell office:value-type="float" office:value="6.272277" calcext:value-type="float">
            <text:p>6,272277</text:p>
          </table:table-cell>
        </table:table-row>
        <table:table-row table:style-name="ro1">
          <table:table-cell office:value-type="float" office:value="7.63797" calcext:value-type="float">
            <text:p>7,63797</text:p>
          </table:table-cell>
          <table:table-cell office:value-type="float" office:value="6.546084" calcext:value-type="float">
            <text:p>6,546084</text:p>
          </table:table-cell>
        </table:table-row>
        <table:table-row table:style-name="ro1">
          <table:table-cell office:value-type="float" office:value="6.703835" calcext:value-type="float">
            <text:p>6,703835</text:p>
          </table:table-cell>
          <table:table-cell office:value-type="float" office:value="5.177141" calcext:value-type="float">
            <text:p>5,177141</text:p>
          </table:table-cell>
        </table:table-row>
        <table:table-row table:style-name="ro1">
          <table:table-cell office:value-type="float" office:value="2.865651" calcext:value-type="float">
            <text:p>2,865651</text:p>
          </table:table-cell>
          <table:table-cell office:value-type="float" office:value="2.553943" calcext:value-type="float">
            <text:p>2,553943</text:p>
          </table:table-cell>
        </table:table-row>
        <table:table-row table:style-name="ro1">
          <table:table-cell office:value-type="float" office:value="1.916159" calcext:value-type="float">
            <text:p>1,916159</text:p>
          </table:table-cell>
          <table:table-cell office:value-type="float" office:value="4.313296" calcext:value-type="float">
            <text:p>4,313296</text:p>
          </table:table-cell>
        </table:table-row>
        <table:table-row table:style-name="ro1">
          <table:table-cell office:value-type="float" office:value="8.122151" calcext:value-type="float">
            <text:p>8,122151</text:p>
          </table:table-cell>
          <table:table-cell office:value-type="float" office:value="6.6317" calcext:value-type="float">
            <text:p>6,6317</text:p>
          </table:table-cell>
        </table:table-row>
        <table:table-row table:style-name="ro1">
          <table:table-cell office:value-type="float" office:value="1.975387" calcext:value-type="float">
            <text:p>1,975387</text:p>
          </table:table-cell>
          <table:table-cell office:value-type="float" office:value="2.176128" calcext:value-type="float">
            <text:p>2,176128</text:p>
          </table:table-cell>
        </table:table-row>
        <table:table-row table:style-name="ro1">
          <table:table-cell office:value-type="float" office:value="2.651255" calcext:value-type="float">
            <text:p>2,651255</text:p>
          </table:table-cell>
          <table:table-cell office:value-type="float" office:value="8.914902" calcext:value-type="float">
            <text:p>8,914902</text:p>
          </table:table-cell>
        </table:table-row>
        <table:table-row table:style-name="ro1">
          <table:table-cell office:value-type="float" office:value="2.047124" calcext:value-type="float">
            <text:p>2,047124</text:p>
          </table:table-cell>
          <table:table-cell office:value-type="float" office:value="8.334226" calcext:value-type="float">
            <text:p>8,334226</text:p>
          </table:table-cell>
        </table:table-row>
        <table:table-row table:style-name="ro1">
          <table:table-cell office:value-type="float" office:value="1.744402" calcext:value-type="float">
            <text:p>1,744402</text:p>
          </table:table-cell>
          <table:table-cell office:value-type="float" office:value="9.118897" calcext:value-type="float">
            <text:p>9,118897</text:p>
          </table:table-cell>
        </table:table-row>
        <table:table-row table:style-name="ro1">
          <table:table-cell office:value-type="float" office:value="1.677196" calcext:value-type="float">
            <text:p>1,677196</text:p>
          </table:table-cell>
          <table:table-cell office:value-type="float" office:value="2.448212" calcext:value-type="float">
            <text:p>2,448212</text:p>
          </table:table-cell>
        </table:table-row>
        <table:table-row table:style-name="ro1">
          <table:table-cell office:value-type="float" office:value="1.937944" calcext:value-type="float">
            <text:p>1,937944</text:p>
          </table:table-cell>
          <table:table-cell office:value-type="float" office:value="9.394532" calcext:value-type="float">
            <text:p>9,394532</text:p>
          </table:table-cell>
        </table:table-row>
        <table:table-row table:style-name="ro1">
          <table:table-cell office:value-type="float" office:value="1.840969" calcext:value-type="float">
            <text:p>1,840969</text:p>
          </table:table-cell>
          <table:table-cell office:value-type="float" office:value="2.924743" calcext:value-type="float">
            <text:p>2,924743</text:p>
          </table:table-cell>
        </table:table-row>
        <table:table-row table:style-name="ro1">
          <table:table-cell office:value-type="float" office:value="2.444569" calcext:value-type="float">
            <text:p>2,444569</text:p>
          </table:table-cell>
          <table:table-cell office:value-type="float" office:value="3.580465" calcext:value-type="float">
            <text:p>3,580465</text:p>
          </table:table-cell>
        </table:table-row>
        <table:table-row table:style-name="ro1">
          <table:table-cell office:value-type="float" office:value="1.645659" calcext:value-type="float">
            <text:p>1,645659</text:p>
          </table:table-cell>
          <table:table-cell office:value-type="float" office:value="9.15894" calcext:value-type="float">
            <text:p>9,15894</text:p>
          </table:table-cell>
        </table:table-row>
        <table:table-row table:style-name="ro1">
          <table:table-cell office:value-type="float" office:value="3.130102" calcext:value-type="float">
            <text:p>3,130102</text:p>
          </table:table-cell>
          <table:table-cell office:value-type="float" office:value="3.059129" calcext:value-type="float">
            <text:p>3,059129</text:p>
          </table:table-cell>
        </table:table-row>
        <table:table-row table:style-name="ro1">
          <table:table-cell office:value-type="float" office:value="7.099709" calcext:value-type="float">
            <text:p>7,099709</text:p>
          </table:table-cell>
          <table:table-cell office:value-type="float" office:value="6.003476" calcext:value-type="float">
            <text:p>6,003476</text:p>
          </table:table-cell>
        </table:table-row>
        <table:table-row table:style-name="ro1">
          <table:table-cell office:value-type="float" office:value="3.157696" calcext:value-type="float">
            <text:p>3,157696</text:p>
          </table:table-cell>
          <table:table-cell office:value-type="float" office:value="9.875601" calcext:value-type="float">
            <text:p>9,875601</text:p>
          </table:table-cell>
        </table:table-row>
        <table:table-row table:style-name="ro1">
          <table:table-cell office:value-type="float" office:value="1.586381" calcext:value-type="float">
            <text:p>1,586381</text:p>
          </table:table-cell>
          <table:table-cell office:value-type="float" office:value="3.1294" calcext:value-type="float">
            <text:p>3,1294</text:p>
          </table:table-cell>
        </table:table-row>
        <table:table-row table:style-name="ro1">
          <table:table-cell office:value-type="float" office:value="2.377087" calcext:value-type="float">
            <text:p>2,377087</text:p>
          </table:table-cell>
          <table:table-cell office:value-type="float" office:value="4.184821" calcext:value-type="float">
            <text:p>4,184821</text:p>
          </table:table-cell>
        </table:table-row>
        <table:table-row table:style-name="ro1">
          <table:table-cell office:value-type="float" office:value="7.374151" calcext:value-type="float">
            <text:p>7,374151</text:p>
          </table:table-cell>
          <table:table-cell office:value-type="float" office:value="6.393318" calcext:value-type="float">
            <text:p>6,393318</text:p>
          </table:table-cell>
        </table:table-row>
        <table:table-row table:style-name="ro1">
          <table:table-cell office:value-type="float" office:value="1.473147" calcext:value-type="float">
            <text:p>1,473147</text:p>
          </table:table-cell>
          <table:table-cell office:value-type="float" office:value="3.35711" calcext:value-type="float">
            <text:p>3,35711</text:p>
          </table:table-cell>
        </table:table-row>
        <table:table-row table:style-name="ro1">
          <table:table-cell office:value-type="float" office:value="2.731965" calcext:value-type="float">
            <text:p>2,731965</text:p>
          </table:table-cell>
          <table:table-cell office:value-type="float" office:value="8.496059" calcext:value-type="float">
            <text:p>8,496059</text:p>
          </table:table-cell>
        </table:table-row>
        <table:table-row table:style-name="ro1">
          <table:table-cell office:value-type="float" office:value="3.022995" calcext:value-type="float">
            <text:p>3,022995</text:p>
          </table:table-cell>
          <table:table-cell office:value-type="float" office:value="2.837301" calcext:value-type="float">
            <text:p>2,837301</text:p>
          </table:table-cell>
        </table:table-row>
        <table:table-row table:style-name="ro1">
          <table:table-cell office:value-type="float" office:value="7.121012" calcext:value-type="float">
            <text:p>7,121012</text:p>
          </table:table-cell>
          <table:table-cell office:value-type="float" office:value="4.854969" calcext:value-type="float">
            <text:p>4,854969</text:p>
          </table:table-cell>
        </table:table-row>
        <table:table-row table:style-name="ro1">
          <table:table-cell office:value-type="float" office:value="1.97674" calcext:value-type="float">
            <text:p>1,97674</text:p>
          </table:table-cell>
          <table:table-cell office:value-type="float" office:value="8.99814" calcext:value-type="float">
            <text:p>8,99814</text:p>
          </table:table-cell>
        </table:table-row>
        <table:table-row table:style-name="ro1">
          <table:table-cell office:value-type="float" office:value="3.163239" calcext:value-type="float">
            <text:p>3,163239</text:p>
          </table:table-cell>
          <table:table-cell office:value-type="float" office:value="3.668608" calcext:value-type="float">
            <text:p>3,668608</text:p>
          </table:table-cell>
        </table:table-row>
        <table:table-row table:style-name="ro1">
          <table:table-cell office:value-type="float" office:value="6.821383" calcext:value-type="float">
            <text:p>6,821383</text:p>
          </table:table-cell>
          <table:table-cell office:value-type="float" office:value="5.543124" calcext:value-type="float">
            <text:p>5,543124</text:p>
          </table:table-cell>
        </table:table-row>
        <table:table-row table:style-name="ro1">
          <table:table-cell office:value-type="float" office:value="6.906834" calcext:value-type="float">
            <text:p>6,906834</text:p>
          </table:table-cell>
          <table:table-cell office:value-type="float" office:value="6.032294" calcext:value-type="float">
            <text:p>6,032294</text:p>
          </table:table-cell>
        </table:table-row>
        <table:table-row table:style-name="ro1">
          <table:table-cell office:value-type="float" office:value="2.361692" calcext:value-type="float">
            <text:p>2,361692</text:p>
          </table:table-cell>
          <table:table-cell office:value-type="float" office:value="8.423913" calcext:value-type="float">
            <text:p>8,423913</text:p>
          </table:table-cell>
        </table:table-row>
        <table:table-row table:style-name="ro1">
          <table:table-cell office:value-type="float" office:value="6.179011" calcext:value-type="float">
            <text:p>6,179011</text:p>
          </table:table-cell>
          <table:table-cell office:value-type="float" office:value="6.033207" calcext:value-type="float">
            <text:p>6,033207</text:p>
          </table:table-cell>
        </table:table-row>
        <table:table-row table:style-name="ro1">
          <table:table-cell office:value-type="float" office:value="7.50827" calcext:value-type="float">
            <text:p>7,50827</text:p>
          </table:table-cell>
          <table:table-cell office:value-type="float" office:value="5.934842" calcext:value-type="float">
            <text:p>5,934842</text:p>
          </table:table-cell>
        </table:table-row>
        <table:table-row table:style-name="ro1">
          <table:table-cell office:value-type="float" office:value="2.142992" calcext:value-type="float">
            <text:p>2,142992</text:p>
          </table:table-cell>
          <table:table-cell office:value-type="float" office:value="3.984149" calcext:value-type="float">
            <text:p>3,984149</text:p>
          </table:table-cell>
        </table:table-row>
        <table:table-row table:style-name="ro1">
          <table:table-cell office:value-type="float" office:value="2.778732" calcext:value-type="float">
            <text:p>2,778732</text:p>
          </table:table-cell>
          <table:table-cell office:value-type="float" office:value="8.941556" calcext:value-type="float">
            <text:p>8,941556</text:p>
          </table:table-cell>
        </table:table-row>
        <table:table-row table:style-name="ro1">
          <table:table-cell office:value-type="float" office:value="6.535646" calcext:value-type="float">
            <text:p>6,535646</text:p>
          </table:table-cell>
          <table:table-cell office:value-type="float" office:value="6.037728" calcext:value-type="float">
            <text:p>6,037728</text:p>
          </table:table-cell>
        </table:table-row>
        <table:table-row table:style-name="ro1">
          <table:table-cell office:value-type="float" office:value="1.590816" calcext:value-type="float">
            <text:p>1,590816</text:p>
          </table:table-cell>
          <table:table-cell office:value-type="float" office:value="4.191127" calcext:value-type="float">
            <text:p>4,191127</text:p>
          </table:table-cell>
        </table:table-row>
        <table:table-row table:style-name="ro1">
          <table:table-cell office:value-type="float" office:value="1.308673" calcext:value-type="float">
            <text:p>1,308673</text:p>
          </table:table-cell>
          <table:table-cell office:value-type="float" office:value="4.280197" calcext:value-type="float">
            <text:p>4,280197</text:p>
          </table:table-cell>
        </table:table-row>
        <table:table-row table:style-name="ro1">
          <table:table-cell office:value-type="float" office:value="1.885242" calcext:value-type="float">
            <text:p>1,885242</text:p>
          </table:table-cell>
          <table:table-cell office:value-type="float" office:value="8.709286" calcext:value-type="float">
            <text:p>8,709286</text:p>
          </table:table-cell>
        </table:table-row>
        <table:table-row table:style-name="ro1">
          <table:table-cell office:value-type="float" office:value="1.560886" calcext:value-type="float">
            <text:p>1,560886</text:p>
          </table:table-cell>
          <table:table-cell office:value-type="float" office:value="2.926375" calcext:value-type="float">
            <text:p>2,926375</text:p>
          </table:table-cell>
        </table:table-row>
        <table:table-row table:style-name="ro1">
          <table:table-cell office:value-type="float" office:value="5.863206" calcext:value-type="float">
            <text:p>5,863206</text:p>
          </table:table-cell>
          <table:table-cell office:value-type="float" office:value="5.380886" calcext:value-type="float">
            <text:p>5,380886</text:p>
          </table:table-cell>
        </table:table-row>
        <table:table-row table:style-name="ro1">
          <table:table-cell office:value-type="float" office:value="7.243895" calcext:value-type="float">
            <text:p>7,243895</text:p>
          </table:table-cell>
          <table:table-cell office:value-type="float" office:value="5.84247" calcext:value-type="float">
            <text:p>5,84247</text:p>
          </table:table-cell>
        </table:table-row>
        <table:table-row table:style-name="ro1">
          <table:table-cell office:value-type="float" office:value="2.007317" calcext:value-type="float">
            <text:p>2,007317</text:p>
          </table:table-cell>
          <table:table-cell office:value-type="float" office:value="9.945169" calcext:value-type="float">
            <text:p>9,945169</text:p>
          </table:table-cell>
        </table:table-row>
        <table:table-row table:style-name="ro1">
          <table:table-cell office:value-type="float" office:value="1.970251" calcext:value-type="float">
            <text:p>1,970251</text:p>
          </table:table-cell>
          <table:table-cell office:value-type="float" office:value="8.631081" calcext:value-type="float">
            <text:p>8,631081</text:p>
          </table:table-cell>
        </table:table-row>
        <table:table-row table:style-name="ro1">
          <table:table-cell office:value-type="float" office:value="1.360475" calcext:value-type="float">
            <text:p>1,360475</text:p>
          </table:table-cell>
          <table:table-cell office:value-type="float" office:value="9.399116" calcext:value-type="float">
            <text:p>9,399116</text:p>
          </table:table-cell>
        </table:table-row>
        <table:table-row table:style-name="ro1">
          <table:table-cell office:value-type="float" office:value="1.327412" calcext:value-type="float">
            <text:p>1,327412</text:p>
          </table:table-cell>
          <table:table-cell office:value-type="float" office:value="9.22125" calcext:value-type="float">
            <text:p>9,22125</text:p>
          </table:table-cell>
        </table:table-row>
        <table:table-row table:style-name="ro1">
          <table:table-cell office:value-type="float" office:value="2.421338" calcext:value-type="float">
            <text:p>2,421338</text:p>
          </table:table-cell>
          <table:table-cell office:value-type="float" office:value="3.103182" calcext:value-type="float">
            <text:p>3,103182</text:p>
          </table:table-cell>
        </table:table-row>
        <table:table-row table:style-name="ro1">
          <table:table-cell office:value-type="float" office:value="1.877652" calcext:value-type="float">
            <text:p>1,877652</text:p>
          </table:table-cell>
          <table:table-cell office:value-type="float" office:value="8.113454" calcext:value-type="float">
            <text:p>8,113454</text:p>
          </table:table-cell>
        </table:table-row>
        <table:table-row table:style-name="ro1">
          <table:table-cell office:value-type="float" office:value="1.818348" calcext:value-type="float">
            <text:p>1,818348</text:p>
          </table:table-cell>
          <table:table-cell office:value-type="float" office:value="3.437503" calcext:value-type="float">
            <text:p>3,437503</text:p>
          </table:table-cell>
        </table:table-row>
        <table:table-row table:style-name="ro1">
          <table:table-cell office:value-type="float" office:value="1.062415" calcext:value-type="float">
            <text:p>1,062415</text:p>
          </table:table-cell>
          <table:table-cell office:value-type="float" office:value="8.175365" calcext:value-type="float">
            <text:p>8,175365</text:p>
          </table:table-cell>
        </table:table-row>
        <table:table-row table:style-name="ro1">
          <table:table-cell office:value-type="float" office:value="6.938709" calcext:value-type="float">
            <text:p>6,938709</text:p>
          </table:table-cell>
          <table:table-cell office:value-type="float" office:value="6.214962" calcext:value-type="float">
            <text:p>6,214962</text:p>
          </table:table-cell>
        </table:table-row>
        <table:table-row table:style-name="ro1">
          <table:table-cell office:value-type="float" office:value="2.099402" calcext:value-type="float">
            <text:p>2,099402</text:p>
          </table:table-cell>
          <table:table-cell office:value-type="float" office:value="8.932824" calcext:value-type="float">
            <text:p>8,932824</text:p>
          </table:table-cell>
        </table:table-row>
        <table:table-row table:style-name="ro1">
          <table:table-cell office:value-type="float" office:value="1.800397" calcext:value-type="float">
            <text:p>1,800397</text:p>
          </table:table-cell>
          <table:table-cell office:value-type="float" office:value="8.520026" calcext:value-type="float">
            <text:p>8,520026</text:p>
          </table:table-cell>
        </table:table-row>
        <table:table-row table:style-name="ro1">
          <table:table-cell office:value-type="float" office:value="6.934189" calcext:value-type="float">
            <text:p>6,934189</text:p>
          </table:table-cell>
          <table:table-cell office:value-type="float" office:value="4.586559" calcext:value-type="float">
            <text:p>4,586559</text:p>
          </table:table-cell>
        </table:table-row>
        <table:table-row table:style-name="ro1">
          <table:table-cell office:value-type="float" office:value="1.777229" calcext:value-type="float">
            <text:p>1,777229</text:p>
          </table:table-cell>
          <table:table-cell office:value-type="float" office:value="3.664337" calcext:value-type="float">
            <text:p>3,664337</text:p>
          </table:table-cell>
        </table:table-row>
        <table:table-row table:style-name="ro1">
          <table:table-cell office:value-type="float" office:value="0.748677" calcext:value-type="float">
            <text:p>0,748677</text:p>
          </table:table-cell>
          <table:table-cell office:value-type="float" office:value="2.460334" calcext:value-type="float">
            <text:p>2,460334</text:p>
          </table:table-cell>
        </table:table-row>
        <table:table-row table:style-name="ro1">
          <table:table-cell office:value-type="float" office:value="2.198872" calcext:value-type="float">
            <text:p>2,198872</text:p>
          </table:table-cell>
          <table:table-cell office:value-type="float" office:value="8.309337" calcext:value-type="float">
            <text:p>8,309337</text:p>
          </table:table-cell>
        </table:table-row>
        <table:table-row table:style-name="ro1">
          <table:table-cell office:value-type="float" office:value="2.861995" calcext:value-type="float">
            <text:p>2,861995</text:p>
          </table:table-cell>
          <table:table-cell office:value-type="float" office:value="3.097834" calcext:value-type="float">
            <text:p>3,097834</text:p>
          </table:table-cell>
        </table:table-row>
        <table:table-row table:style-name="ro1">
          <table:table-cell office:value-type="float" office:value="0.94734" calcext:value-type="float">
            <text:p>0,94734</text:p>
          </table:table-cell>
          <table:table-cell office:value-type="float" office:value="3.717868" calcext:value-type="float">
            <text:p>3,717868</text:p>
          </table:table-cell>
        </table:table-row>
        <table:table-row table:style-name="ro1">
          <table:table-cell office:value-type="float" office:value="2.263786" calcext:value-type="float">
            <text:p>2,263786</text:p>
          </table:table-cell>
          <table:table-cell office:value-type="float" office:value="3.480544" calcext:value-type="float">
            <text:p>3,480544</text:p>
          </table:table-cell>
        </table:table-row>
        <table:table-row table:style-name="ro1">
          <table:table-cell office:value-type="float" office:value="7.242577" calcext:value-type="float">
            <text:p>7,242577</text:p>
          </table:table-cell>
          <table:table-cell office:value-type="float" office:value="5.856555" calcext:value-type="float">
            <text:p>5,856555</text:p>
          </table:table-cell>
        </table:table-row>
        <table:table-row table:style-name="ro1">
          <table:table-cell office:value-type="float" office:value="2.917914" calcext:value-type="float">
            <text:p>2,917914</text:p>
          </table:table-cell>
          <table:table-cell office:value-type="float" office:value="3.706664" calcext:value-type="float">
            <text:p>3,706664</text:p>
          </table:table-cell>
        </table:table-row>
        <table:table-row table:style-name="ro1">
          <table:table-cell office:value-type="float" office:value="0.612933" calcext:value-type="float">
            <text:p>0,612933</text:p>
          </table:table-cell>
          <table:table-cell office:value-type="float" office:value="9.085092" calcext:value-type="float">
            <text:p>9,085092</text:p>
          </table:table-cell>
        </table:table-row>
        <table:table-row table:style-name="ro1">
          <table:table-cell office:value-type="float" office:value="6.345761" calcext:value-type="float">
            <text:p>6,345761</text:p>
          </table:table-cell>
          <table:table-cell office:value-type="float" office:value="5.849788" calcext:value-type="float">
            <text:p>5,849788</text:p>
          </table:table-cell>
        </table:table-row>
        <table:table-row table:style-name="ro1">
          <table:table-cell office:value-type="float" office:value="1.236555" calcext:value-type="float">
            <text:p>1,236555</text:p>
          </table:table-cell>
          <table:table-cell office:value-type="float" office:value="8.579121" calcext:value-type="float">
            <text:p>8,579121</text:p>
          </table:table-cell>
        </table:table-row>
        <table:table-row table:style-name="ro1">
          <table:table-cell office:value-type="float" office:value="7.038965" calcext:value-type="float">
            <text:p>7,038965</text:p>
          </table:table-cell>
          <table:table-cell office:value-type="float" office:value="5.467109" calcext:value-type="float">
            <text:p>5,467109</text:p>
          </table:table-cell>
        </table:table-row>
        <table:table-row table:style-name="ro1">
          <table:table-cell office:value-type="float" office:value="2.49522" calcext:value-type="float">
            <text:p>2,49522</text:p>
          </table:table-cell>
          <table:table-cell office:value-type="float" office:value="2.181679" calcext:value-type="float">
            <text:p>2,181679</text:p>
          </table:table-cell>
        </table:table-row>
        <table:table-row table:style-name="ro1">
          <table:table-cell office:value-type="float" office:value="1.511202" calcext:value-type="float">
            <text:p>1,511202</text:p>
          </table:table-cell>
          <table:table-cell office:value-type="float" office:value="8.48072" calcext:value-type="float">
            <text:p>8,48072</text:p>
          </table:table-cell>
        </table:table-row>
        <table:table-row table:style-name="ro1">
          <table:table-cell office:value-type="float" office:value="1.613896" calcext:value-type="float">
            <text:p>1,613896</text:p>
          </table:table-cell>
          <table:table-cell office:value-type="float" office:value="9.678824" calcext:value-type="float">
            <text:p>9,678824</text:p>
          </table:table-cell>
        </table:table-row>
        <table:table-row table:style-name="ro1">
          <table:table-cell office:value-type="float" office:value="2.150593" calcext:value-type="float">
            <text:p>2,150593</text:p>
          </table:table-cell>
          <table:table-cell office:value-type="float" office:value="8.599771" calcext:value-type="float">
            <text:p>8,599771</text:p>
          </table:table-cell>
        </table:table-row>
        <table:table-row table:style-name="ro1">
          <table:table-cell office:value-type="float" office:value="1.765197" calcext:value-type="float">
            <text:p>1,765197</text:p>
          </table:table-cell>
          <table:table-cell office:value-type="float" office:value="9.120634" calcext:value-type="float">
            <text:p>9,120634</text:p>
          </table:table-cell>
        </table:table-row>
        <table:table-row table:style-name="ro1">
          <table:table-cell office:value-type="float" office:value="5.948832" calcext:value-type="float">
            <text:p>5,948832</text:p>
          </table:table-cell>
          <table:table-cell office:value-type="float" office:value="6.782742" calcext:value-type="float">
            <text:p>6,782742</text:p>
          </table:table-cell>
        </table:table-row>
        <table:table-row table:style-name="ro1">
          <table:table-cell office:value-type="float" office:value="1.142389" calcext:value-type="float">
            <text:p>1,142389</text:p>
          </table:table-cell>
          <table:table-cell office:value-type="float" office:value="4.247151" calcext:value-type="float">
            <text:p>4,247151</text:p>
          </table:table-cell>
        </table:table-row>
        <table:table-row table:style-name="ro1">
          <table:table-cell office:value-type="float" office:value="1.936326" calcext:value-type="float">
            <text:p>1,936326</text:p>
          </table:table-cell>
          <table:table-cell office:value-type="float" office:value="8.939237" calcext:value-type="float">
            <text:p>8,939237</text:p>
          </table:table-cell>
        </table:table-row>
        <table:table-row table:style-name="ro1">
          <table:table-cell office:value-type="float" office:value="1.578447" calcext:value-type="float">
            <text:p>1,578447</text:p>
          </table:table-cell>
          <table:table-cell office:value-type="float" office:value="9.907966" calcext:value-type="float">
            <text:p>9,907966</text:p>
          </table:table-cell>
        </table:table-row>
        <table:table-row table:style-name="ro1">
          <table:table-cell office:value-type="float" office:value="2.698018" calcext:value-type="float">
            <text:p>2,698018</text:p>
          </table:table-cell>
          <table:table-cell office:value-type="float" office:value="10.16191" calcext:value-type="float">
            <text:p>10,16191</text:p>
          </table:table-cell>
        </table:table-row>
        <table:table-row table:style-name="ro1">
          <table:table-cell office:value-type="float" office:value="1.267626" calcext:value-type="float">
            <text:p>1,267626</text:p>
          </table:table-cell>
          <table:table-cell office:value-type="float" office:value="8.002991" calcext:value-type="float">
            <text:p>8,002991</text:p>
          </table:table-cell>
        </table:table-row>
        <table:table-row table:style-name="ro1">
          <table:table-cell office:value-type="float" office:value="5.698395" calcext:value-type="float">
            <text:p>5,698395</text:p>
          </table:table-cell>
          <table:table-cell office:value-type="float" office:value="5.965797" calcext:value-type="float">
            <text:p>5,965797</text:p>
          </table:table-cell>
        </table:table-row>
        <table:table-row table:style-name="ro1">
          <table:table-cell office:value-type="float" office:value="1.713311" calcext:value-type="float">
            <text:p>1,713311</text:p>
          </table:table-cell>
          <table:table-cell office:value-type="float" office:value="2.822835" calcext:value-type="float">
            <text:p>2,822835</text:p>
          </table:table-cell>
        </table:table-row>
        <table:table-row table:style-name="ro1">
          <table:table-cell office:value-type="float" office:value="1.716956" calcext:value-type="float">
            <text:p>1,716956</text:p>
          </table:table-cell>
          <table:table-cell office:value-type="float" office:value="9.506546" calcext:value-type="float">
            <text:p>9,506546</text:p>
          </table:table-cell>
        </table:table-row>
        <table:table-row table:style-name="ro1">
          <table:table-cell office:value-type="float" office:value="2.863457" calcext:value-type="float">
            <text:p>2,863457</text:p>
          </table:table-cell>
          <table:table-cell office:value-type="float" office:value="2.46551" calcext:value-type="float">
            <text:p>2,46551</text:p>
          </table:table-cell>
        </table:table-row>
        <table:table-row table:style-name="ro1">
          <table:table-cell office:value-type="float" office:value="2.621894" calcext:value-type="float">
            <text:p>2,621894</text:p>
          </table:table-cell>
          <table:table-cell office:value-type="float" office:value="2.973806" calcext:value-type="float">
            <text:p>2,973806</text:p>
          </table:table-cell>
        </table:table-row>
        <table:table-row table:style-name="ro1">
          <table:table-cell office:value-type="float" office:value="6.823469" calcext:value-type="float">
            <text:p>6,823469</text:p>
          </table:table-cell>
          <table:table-cell office:value-type="float" office:value="6.27341" calcext:value-type="float">
            <text:p>6,27341</text:p>
          </table:table-cell>
        </table:table-row>
        <table:table-row table:style-name="ro1">
          <table:table-cell office:value-type="float" office:value="6.500429" calcext:value-type="float">
            <text:p>6,500429</text:p>
          </table:table-cell>
          <table:table-cell office:value-type="float" office:value="6.624239" calcext:value-type="float">
            <text:p>6,624239</text:p>
          </table:table-cell>
        </table:table-row>
        <table:table-row table:style-name="ro1">
          <table:table-cell office:value-type="float" office:value="2.071457" calcext:value-type="float">
            <text:p>2,071457</text:p>
          </table:table-cell>
          <table:table-cell office:value-type="float" office:value="8.869047" calcext:value-type="float">
            <text:p>8,869047</text:p>
          </table:table-cell>
        </table:table-row>
        <table:table-row table:style-name="ro1">
          <table:table-cell office:value-type="float" office:value="1.226003" calcext:value-type="float">
            <text:p>1,226003</text:p>
          </table:table-cell>
          <table:table-cell office:value-type="float" office:value="9.044966" calcext:value-type="float">
            <text:p>9,044966</text:p>
          </table:table-cell>
        </table:table-row>
        <table:table-row table:style-name="ro1">
          <table:table-cell office:value-type="float" office:value="2.089665" calcext:value-type="float">
            <text:p>2,089665</text:p>
          </table:table-cell>
          <table:table-cell office:value-type="float" office:value="8.806856" calcext:value-type="float">
            <text:p>8,806856</text:p>
          </table:table-cell>
        </table:table-row>
        <table:table-row table:style-name="ro1">
          <table:table-cell office:value-type="float" office:value="7.145558" calcext:value-type="float">
            <text:p>7,145558</text:p>
          </table:table-cell>
          <table:table-cell office:value-type="float" office:value="5.481841" calcext:value-type="float">
            <text:p>5,481841</text:p>
          </table:table-cell>
        </table:table-row>
        <table:table-row table:style-name="ro1">
          <table:table-cell office:value-type="float" office:value="1.821881" calcext:value-type="float">
            <text:p>1,821881</text:p>
          </table:table-cell>
          <table:table-cell office:value-type="float" office:value="3.156374" calcext:value-type="float">
            <text:p>3,156374</text:p>
          </table:table-cell>
        </table:table-row>
        <table:table-row table:style-name="ro1">
          <table:table-cell office:value-type="float" office:value="1.472821" calcext:value-type="float">
            <text:p>1,472821</text:p>
          </table:table-cell>
          <table:table-cell office:value-type="float" office:value="4.107346" calcext:value-type="float">
            <text:p>4,107346</text:p>
          </table:table-cell>
        </table:table-row>
        <table:table-row table:style-name="ro1">
          <table:table-cell office:value-type="float" office:value="6.508463" calcext:value-type="float">
            <text:p>6,508463</text:p>
          </table:table-cell>
          <table:table-cell office:value-type="float" office:value="5.579052" calcext:value-type="float">
            <text:p>5,579052</text:p>
          </table:table-cell>
        </table:table-row>
        <table:table-row table:style-name="ro1">
          <table:table-cell office:value-type="float" office:value="1.813805" calcext:value-type="float">
            <text:p>1,813805</text:p>
          </table:table-cell>
          <table:table-cell office:value-type="float" office:value="2.991726" calcext:value-type="float">
            <text:p>2,991726</text:p>
          </table:table-cell>
        </table:table-row>
        <table:table-row table:style-name="ro1">
          <table:table-cell office:value-type="float" office:value="6.634862" calcext:value-type="float">
            <text:p>6,634862</text:p>
          </table:table-cell>
          <table:table-cell office:value-type="float" office:value="5.116293" calcext:value-type="float">
            <text:p>5,116293</text:p>
          </table:table-cell>
        </table:table-row>
        <table:table-row table:style-name="ro1">
          <table:table-cell office:value-type="float" office:value="1.68445" calcext:value-type="float">
            <text:p>1,68445</text:p>
          </table:table-cell>
          <table:table-cell office:value-type="float" office:value="2.307179" calcext:value-type="float">
            <text:p>2,307179</text:p>
          </table:table-cell>
        </table:table-row>
        <table:table-row table:style-name="ro1">
          <table:table-cell office:value-type="float" office:value="6.774894" calcext:value-type="float">
            <text:p>6,774894</text:p>
          </table:table-cell>
          <table:table-cell office:value-type="float" office:value="5.459394" calcext:value-type="float">
            <text:p>5,459394</text:p>
          </table:table-cell>
        </table:table-row>
        <table:table-row table:style-name="ro1">
          <table:table-cell office:value-type="float" office:value="3.193072" calcext:value-type="float">
            <text:p>3,193072</text:p>
          </table:table-cell>
          <table:table-cell office:value-type="float" office:value="3.499029" calcext:value-type="float">
            <text:p>3,499029</text:p>
          </table:table-cell>
        </table:table-row>
        <table:table-row table:style-name="ro1">
          <table:table-cell office:value-type="float" office:value="1.619647" calcext:value-type="float">
            <text:p>1,619647</text:p>
          </table:table-cell>
          <table:table-cell office:value-type="float" office:value="2.790111" calcext:value-type="float">
            <text:p>2,790111</text:p>
          </table:table-cell>
        </table:table-row>
        <table:table-row table:style-name="ro1">
          <table:table-cell office:value-type="float" office:value="2.768938" calcext:value-type="float">
            <text:p>2,768938</text:p>
          </table:table-cell>
          <table:table-cell office:value-type="float" office:value="9.619865" calcext:value-type="float">
            <text:p>9,619865</text:p>
          </table:table-cell>
        </table:table-row>
        <table:table-row table:style-name="ro1">
          <table:table-cell office:value-type="float" office:value="5.683125" calcext:value-type="float">
            <text:p>5,683125</text:p>
          </table:table-cell>
          <table:table-cell office:value-type="float" office:value="5.338109" calcext:value-type="float">
            <text:p>5,338109</text:p>
          </table:table-cell>
        </table:table-row>
        <table:table-row table:style-name="ro1">
          <table:table-cell office:value-type="float" office:value="2.625554" calcext:value-type="float">
            <text:p>2,625554</text:p>
          </table:table-cell>
          <table:table-cell office:value-type="float" office:value="9.643501" calcext:value-type="float">
            <text:p>9,643501</text:p>
          </table:table-cell>
        </table:table-row>
        <table:table-row table:style-name="ro1">
          <table:table-cell office:value-type="float" office:value="6.930369" calcext:value-type="float">
            <text:p>6,930369</text:p>
          </table:table-cell>
          <table:table-cell office:value-type="float" office:value="6.487775" calcext:value-type="float">
            <text:p>6,487775</text:p>
          </table:table-cell>
        </table:table-row>
        <table:table-row table:style-name="ro1">
          <table:table-cell office:value-type="float" office:value="2.0705" calcext:value-type="float">
            <text:p>2,0705</text:p>
          </table:table-cell>
          <table:table-cell office:value-type="float" office:value="9.152161" calcext:value-type="float">
            <text:p>9,152161</text:p>
          </table:table-cell>
        </table:table-row>
        <table:table-row table:style-name="ro1">
          <table:table-cell office:value-type="float" office:value="1.055218" calcext:value-type="float">
            <text:p>1,055218</text:p>
          </table:table-cell>
          <table:table-cell office:value-type="float" office:value="3.993253" calcext:value-type="float">
            <text:p>3,993253</text:p>
          </table:table-cell>
        </table:table-row>
        <table:table-row table:style-name="ro1">
          <table:table-cell office:value-type="float" office:value="5.904005" calcext:value-type="float">
            <text:p>5,904005</text:p>
          </table:table-cell>
          <table:table-cell office:value-type="float" office:value="6.162431" calcext:value-type="float">
            <text:p>6,162431</text:p>
          </table:table-cell>
        </table:table-row>
        <table:table-row table:style-name="ro1">
          <table:table-cell office:value-type="float" office:value="2.313262" calcext:value-type="float">
            <text:p>2,313262</text:p>
          </table:table-cell>
          <table:table-cell office:value-type="float" office:value="9.596104" calcext:value-type="float">
            <text:p>9,596104</text:p>
          </table:table-cell>
        </table:table-row>
        <table:table-row table:style-name="ro1">
          <table:table-cell office:value-type="float" office:value="0.887851" calcext:value-type="float">
            <text:p>0,887851</text:p>
          </table:table-cell>
          <table:table-cell office:value-type="float" office:value="9.219565" calcext:value-type="float">
            <text:p>9,219565</text:p>
          </table:table-cell>
        </table:table-row>
        <table:table-row table:style-name="ro1">
          <table:table-cell office:value-type="float" office:value="5.732038" calcext:value-type="float">
            <text:p>5,732038</text:p>
          </table:table-cell>
          <table:table-cell office:value-type="float" office:value="5.185523" calcext:value-type="float">
            <text:p>5,185523</text:p>
          </table:table-cell>
        </table:table-row>
        <table:table-row table:style-name="ro1">
          <table:table-cell office:value-type="float" office:value="2.651246" calcext:value-type="float">
            <text:p>2,651246</text:p>
          </table:table-cell>
          <table:table-cell office:value-type="float" office:value="2.333728" calcext:value-type="float">
            <text:p>2,333728</text:p>
          </table:table-cell>
        </table:table-row>
        <table:table-row table:style-name="ro1">
          <table:table-cell office:value-type="float" office:value="2.587808" calcext:value-type="float">
            <text:p>2,587808</text:p>
          </table:table-cell>
          <table:table-cell office:value-type="float" office:value="10.339094" calcext:value-type="float">
            <text:p>10,339094</text:p>
          </table:table-cell>
        </table:table-row>
        <table:table-row table:style-name="ro1">
          <table:table-cell office:value-type="float" office:value="2.72123" calcext:value-type="float">
            <text:p>2,72123</text:p>
          </table:table-cell>
          <table:table-cell office:value-type="float" office:value="3.722339" calcext:value-type="float">
            <text:p>3,722339</text:p>
          </table:table-cell>
        </table:table-row>
        <table:table-row table:style-name="ro1">
          <table:table-cell office:value-type="float" office:value="7.215209" calcext:value-type="float">
            <text:p>7,215209</text:p>
          </table:table-cell>
          <table:table-cell office:value-type="float" office:value="6.147468" calcext:value-type="float">
            <text:p>6,147468</text:p>
          </table:table-cell>
        </table:table-row>
        <table:table-row table:style-name="ro1">
          <table:table-cell office:value-type="float" office:value="2.304137" calcext:value-type="float">
            <text:p>2,304137</text:p>
          </table:table-cell>
          <table:table-cell office:value-type="float" office:value="8.611624" calcext:value-type="float">
            <text:p>8,611624</text:p>
          </table:table-cell>
        </table:table-row>
        <table:table-row table:style-name="ro1">
          <table:table-cell office:value-type="float" office:value="2.037743" calcext:value-type="float">
            <text:p>2,037743</text:p>
          </table:table-cell>
          <table:table-cell office:value-type="float" office:value="8.619311" calcext:value-type="float">
            <text:p>8,619311</text:p>
          </table:table-cell>
        </table:table-row>
        <table:table-row table:style-name="ro1">
          <table:table-cell office:value-type="float" office:value="1.693779" calcext:value-type="float">
            <text:p>1,693779</text:p>
          </table:table-cell>
          <table:table-cell office:value-type="float" office:value="8.901748" calcext:value-type="float">
            <text:p>8,901748</text:p>
          </table:table-cell>
        </table:table-row>
        <table:table-row table:style-name="ro1">
          <table:table-cell office:value-type="float" office:value="1.794358" calcext:value-type="float">
            <text:p>1,794358</text:p>
          </table:table-cell>
          <table:table-cell office:value-type="float" office:value="4.056221" calcext:value-type="float">
            <text:p>4,056221</text:p>
          </table:table-cell>
        </table:table-row>
        <table:table-row table:style-name="ro1">
          <table:table-cell office:value-type="float" office:value="5.399888" calcext:value-type="float">
            <text:p>5,399888</text:p>
          </table:table-cell>
          <table:table-cell office:value-type="float" office:value="4.693805" calcext:value-type="float">
            <text:p>4,693805</text:p>
          </table:table-cell>
        </table:table-row>
        <table:table-row table:style-name="ro1">
          <table:table-cell office:value-type="float" office:value="6.955766" calcext:value-type="float">
            <text:p>6,955766</text:p>
          </table:table-cell>
          <table:table-cell office:value-type="float" office:value="6.073521" calcext:value-type="float">
            <text:p>6,073521</text:p>
          </table:table-cell>
        </table:table-row>
        <table:table-row table:style-name="ro1">
          <table:table-cell office:value-type="float" office:value="2.830715" calcext:value-type="float">
            <text:p>2,830715</text:p>
          </table:table-cell>
          <table:table-cell office:value-type="float" office:value="9.259765" calcext:value-type="float">
            <text:p>9,259765</text:p>
          </table:table-cell>
        </table:table-row>
        <table:table-row table:style-name="ro1">
          <table:table-cell office:value-type="float" office:value="2.664874" calcext:value-type="float">
            <text:p>2,664874</text:p>
          </table:table-cell>
          <table:table-cell office:value-type="float" office:value="4.635488" calcext:value-type="float">
            <text:p>4,635488</text:p>
          </table:table-cell>
        </table:table-row>
        <table:table-row table:style-name="ro1">
          <table:table-cell office:value-type="float" office:value="7.704602" calcext:value-type="float">
            <text:p>7,704602</text:p>
          </table:table-cell>
          <table:table-cell office:value-type="float" office:value="4.994811" calcext:value-type="float">
            <text:p>4,994811</text:p>
          </table:table-cell>
        </table:table-row>
        <table:table-row table:style-name="ro1">
          <table:table-cell office:value-type="float" office:value="2.492439" calcext:value-type="float">
            <text:p>2,492439</text:p>
          </table:table-cell>
          <table:table-cell office:value-type="float" office:value="8.222442" calcext:value-type="float">
            <text:p>8,222442</text:p>
          </table:table-cell>
        </table:table-row>
        <table:table-row table:style-name="ro1">
          <table:table-cell office:value-type="float" office:value="6.306511" calcext:value-type="float">
            <text:p>6,306511</text:p>
          </table:table-cell>
          <table:table-cell office:value-type="float" office:value="6.247662" calcext:value-type="float">
            <text:p>6,247662</text:p>
          </table:table-cell>
        </table:table-row>
        <table:table-row table:style-name="ro1">
          <table:table-cell office:value-type="float" office:value="7.214147" calcext:value-type="float">
            <text:p>7,214147</text:p>
          </table:table-cell>
          <table:table-cell office:value-type="float" office:value="5.784945" calcext:value-type="float">
            <text:p>5,784945</text:p>
          </table:table-cell>
        </table:table-row>
        <table:table-row table:style-name="ro1">
          <table:table-cell office:value-type="float" office:value="2.083861" calcext:value-type="float">
            <text:p>2,083861</text:p>
          </table:table-cell>
          <table:table-cell office:value-type="float" office:value="3.440974" calcext:value-type="float">
            <text:p>3,440974</text:p>
          </table:table-cell>
        </table:table-row>
        <table:table-row table:style-name="ro1">
          <table:table-cell office:value-type="float" office:value="2.210543" calcext:value-type="float">
            <text:p>2,210543</text:p>
          </table:table-cell>
          <table:table-cell office:value-type="float" office:value="9.649453" calcext:value-type="float">
            <text:p>9,649453</text:p>
          </table:table-cell>
        </table:table-row>
        <table:table-row table:style-name="ro1">
          <table:table-cell office:value-type="float" office:value="7.384164" calcext:value-type="float">
            <text:p>7,384164</text:p>
          </table:table-cell>
          <table:table-cell office:value-type="float" office:value="5.267102" calcext:value-type="float">
            <text:p>5,267102</text:p>
          </table:table-cell>
        </table:table-row>
        <table:table-row table:style-name="ro1">
          <table:table-cell office:value-type="float" office:value="1.626279" calcext:value-type="float">
            <text:p>1,626279</text:p>
          </table:table-cell>
          <table:table-cell office:value-type="float" office:value="9.258837" calcext:value-type="float">
            <text:p>9,258837</text:p>
          </table:table-cell>
        </table:table-row>
        <table:table-row table:style-name="ro1">
          <table:table-cell office:value-type="float" office:value="2.329203" calcext:value-type="float">
            <text:p>2,329203</text:p>
          </table:table-cell>
          <table:table-cell office:value-type="float" office:value="4.104087" calcext:value-type="float">
            <text:p>4,104087</text:p>
          </table:table-cell>
        </table:table-row>
        <table:table-row table:style-name="ro1">
          <table:table-cell office:value-type="float" office:value="3.106807" calcext:value-type="float">
            <text:p>3,106807</text:p>
          </table:table-cell>
          <table:table-cell office:value-type="float" office:value="3.257876" calcext:value-type="float">
            <text:p>3,257876</text:p>
          </table:table-cell>
        </table:table-row>
        <table:table-row table:style-name="ro1">
          <table:table-cell office:value-type="float" office:value="6.135675" calcext:value-type="float">
            <text:p>6,135675</text:p>
          </table:table-cell>
          <table:table-cell office:value-type="float" office:value="6.403116" calcext:value-type="float">
            <text:p>6,403116</text:p>
          </table:table-cell>
        </table:table-row>
        <table:table-row table:style-name="ro1">
          <table:table-cell office:value-type="float" office:value="6.315035" calcext:value-type="float">
            <text:p>6,315035</text:p>
          </table:table-cell>
          <table:table-cell office:value-type="float" office:value="5.713013" calcext:value-type="float">
            <text:p>5,713013</text:p>
          </table:table-cell>
        </table:table-row>
        <table:table-row table:style-name="ro1">
          <table:table-cell office:value-type="float" office:value="5.743919" calcext:value-type="float">
            <text:p>5,743919</text:p>
          </table:table-cell>
          <table:table-cell office:value-type="float" office:value="5.495307" calcext:value-type="float">
            <text:p>5,495307</text:p>
          </table:table-cell>
        </table:table-row>
        <table:table-row table:style-name="ro1">
          <table:table-cell office:value-type="float" office:value="2.4517" calcext:value-type="float">
            <text:p>2,4517</text:p>
          </table:table-cell>
          <table:table-cell office:value-type="float" office:value="1.922618" calcext:value-type="float">
            <text:p>1,922618</text:p>
          </table:table-cell>
        </table:table-row>
        <table:table-row table:style-name="ro1">
          <table:table-cell office:value-type="float" office:value="1.578505" calcext:value-type="float">
            <text:p>1,578505</text:p>
          </table:table-cell>
          <table:table-cell office:value-type="float" office:value="2.912432" calcext:value-type="float">
            <text:p>2,912432</text:p>
          </table:table-cell>
        </table:table-row>
        <table:table-row table:style-name="ro1">
          <table:table-cell office:value-type="float" office:value="6.007997" calcext:value-type="float">
            <text:p>6,007997</text:p>
          </table:table-cell>
          <table:table-cell office:value-type="float" office:value="6.095828" calcext:value-type="float">
            <text:p>6,095828</text:p>
          </table:table-cell>
        </table:table-row>
        <table:table-row table:style-name="ro1">
          <table:table-cell office:value-type="float" office:value="2.856753" calcext:value-type="float">
            <text:p>2,856753</text:p>
          </table:table-cell>
          <table:table-cell office:value-type="float" office:value="10.045231" calcext:value-type="float">
            <text:p>10,045231</text:p>
          </table:table-cell>
        </table:table-row>
        <table:table-row table:style-name="ro1">
          <table:table-cell office:value-type="float" office:value="1.796288" calcext:value-type="float">
            <text:p>1,796288</text:p>
          </table:table-cell>
          <table:table-cell office:value-type="float" office:value="8.032424" calcext:value-type="float">
            <text:p>8,032424</text:p>
          </table:table-cell>
        </table:table-row>
        <table:table-row table:style-name="ro1">
          <table:table-cell office:value-type="float" office:value="2.038068" calcext:value-type="float">
            <text:p>2,038068</text:p>
          </table:table-cell>
          <table:table-cell office:value-type="float" office:value="8.648924" calcext:value-type="float">
            <text:p>8,648924</text:p>
          </table:table-cell>
        </table:table-row>
        <table:table-row table:style-name="ro1">
          <table:table-cell office:value-type="float" office:value="1.404154" calcext:value-type="float">
            <text:p>1,404154</text:p>
          </table:table-cell>
          <table:table-cell office:value-type="float" office:value="9.276564" calcext:value-type="float">
            <text:p>9,276564</text:p>
          </table:table-cell>
        </table:table-row>
        <table:table-row table:style-name="ro1">
          <table:table-cell office:value-type="float" office:value="7.100395" calcext:value-type="float">
            <text:p>7,100395</text:p>
          </table:table-cell>
          <table:table-cell office:value-type="float" office:value="7.150404" calcext:value-type="float">
            <text:p>7,150404</text:p>
          </table:table-cell>
        </table:table-row>
        <table:table-row table:style-name="ro1">
          <table:table-cell office:value-type="float" office:value="1.641643" calcext:value-type="float">
            <text:p>1,641643</text:p>
          </table:table-cell>
          <table:table-cell office:value-type="float" office:value="9.19857" calcext:value-type="float">
            <text:p>9,19857</text:p>
          </table:table-cell>
        </table:table-row>
        <table:table-row table:style-name="ro1">
          <table:table-cell office:value-type="float" office:value="1.563464" calcext:value-type="float">
            <text:p>1,563464</text:p>
          </table:table-cell>
          <table:table-cell office:value-type="float" office:value="9.478588" calcext:value-type="float">
            <text:p>9,478588</text:p>
          </table:table-cell>
        </table:table-row>
        <table:table-row table:style-name="ro1">
          <table:table-cell office:value-type="float" office:value="7.048682" calcext:value-type="float">
            <text:p>7,048682</text:p>
          </table:table-cell>
          <table:table-cell office:value-type="float" office:value="6.644319" calcext:value-type="float">
            <text:p>6,644319</text:p>
          </table:table-cell>
        </table:table-row>
        <table:table-row table:style-name="ro1">
          <table:table-cell office:value-type="float" office:value="6.548355" calcext:value-type="float">
            <text:p>6,548355</text:p>
          </table:table-cell>
          <table:table-cell office:value-type="float" office:value="6.085344" calcext:value-type="float">
            <text:p>6,085344</text:p>
          </table:table-cell>
        </table:table-row>
        <table:table-row table:style-name="ro1">
          <table:table-cell office:value-type="float" office:value="2.228195" calcext:value-type="float">
            <text:p>2,228195</text:p>
          </table:table-cell>
          <table:table-cell office:value-type="float" office:value="8.117962" calcext:value-type="float">
            <text:p>8,117962</text:p>
          </table:table-cell>
        </table:table-row>
        <table:table-row table:style-name="ro1">
          <table:table-cell office:value-type="float" office:value="6.81714" calcext:value-type="float">
            <text:p>6,81714</text:p>
          </table:table-cell>
          <table:table-cell office:value-type="float" office:value="5.840448" calcext:value-type="float">
            <text:p>5,840448</text:p>
          </table:table-cell>
        </table:table-row>
        <table:table-row table:style-name="ro1">
          <table:table-cell office:value-type="float" office:value="7.365948" calcext:value-type="float">
            <text:p>7,365948</text:p>
          </table:table-cell>
          <table:table-cell office:value-type="float" office:value="5.481928" calcext:value-type="float">
            <text:p>5,481928</text:p>
          </table:table-cell>
        </table:table-row>
        <table:table-row table:style-name="ro1">
          <table:table-cell office:value-type="float" office:value="1.406208" calcext:value-type="float">
            <text:p>1,406208</text:p>
          </table:table-cell>
          <table:table-cell office:value-type="float" office:value="9.122476" calcext:value-type="float">
            <text:p>9,122476</text:p>
          </table:table-cell>
        </table:table-row>
        <table:table-row table:style-name="ro1">
          <table:table-cell office:value-type="float" office:value="7.395237" calcext:value-type="float">
            <text:p>7,395237</text:p>
          </table:table-cell>
          <table:table-cell office:value-type="float" office:value="6.166394" calcext:value-type="float">
            <text:p>6,166394</text:p>
          </table:table-cell>
        </table:table-row>
        <table:table-row table:style-name="ro1">
          <table:table-cell office:value-type="float" office:value="7.200927" calcext:value-type="float">
            <text:p>7,200927</text:p>
          </table:table-cell>
          <table:table-cell office:value-type="float" office:value="5.901659" calcext:value-type="float">
            <text:p>5,901659</text:p>
          </table:table-cell>
        </table:table-row>
        <table:table-row table:style-name="ro1">
          <table:table-cell office:value-type="float" office:value="6.996497" calcext:value-type="float">
            <text:p>6,996497</text:p>
          </table:table-cell>
          <table:table-cell office:value-type="float" office:value="6.976079" calcext:value-type="float">
            <text:p>6,976079</text:p>
          </table:table-cell>
        </table:table-row>
        <table:table-row table:style-name="ro1">
          <table:table-cell office:value-type="float" office:value="1.713456" calcext:value-type="float">
            <text:p>1,713456</text:p>
          </table:table-cell>
          <table:table-cell office:value-type="float" office:value="8.847381" calcext:value-type="float">
            <text:p>8,847381</text:p>
          </table:table-cell>
        </table:table-row>
        <table:table-row table:style-name="ro1">
          <table:table-cell office:value-type="float" office:value="2.279261" calcext:value-type="float">
            <text:p>2,279261</text:p>
          </table:table-cell>
          <table:table-cell office:value-type="float" office:value="9.340135" calcext:value-type="float">
            <text:p>9,340135</text:p>
          </table:table-cell>
        </table:table-row>
        <table:table-row table:style-name="ro1">
          <table:table-cell office:value-type="float" office:value="0.559691" calcext:value-type="float">
            <text:p>0,559691</text:p>
          </table:table-cell>
          <table:table-cell office:value-type="float" office:value="9.40486" calcext:value-type="float">
            <text:p>9,40486</text:p>
          </table:table-cell>
        </table:table-row>
        <table:table-row table:style-name="ro1">
          <table:table-cell office:value-type="float" office:value="1.388166" calcext:value-type="float">
            <text:p>1,388166</text:p>
          </table:table-cell>
          <table:table-cell office:value-type="float" office:value="8.673579" calcext:value-type="float">
            <text:p>8,673579</text:p>
          </table:table-cell>
        </table:table-row>
        <table:table-row table:style-name="ro1">
          <table:table-cell office:value-type="float" office:value="1.488131" calcext:value-type="float">
            <text:p>1,488131</text:p>
          </table:table-cell>
          <table:table-cell office:value-type="float" office:value="8.612101" calcext:value-type="float">
            <text:p>8,612101</text:p>
          </table:table-cell>
        </table:table-row>
        <table:table-row table:style-name="ro1">
          <table:table-cell office:value-type="float" office:value="7.590148" calcext:value-type="float">
            <text:p>7,590148</text:p>
          </table:table-cell>
          <table:table-cell office:value-type="float" office:value="6.085937" calcext:value-type="float">
            <text:p>6,085937</text:p>
          </table:table-cell>
        </table:table-row>
        <table:table-row table:style-name="ro1">
          <table:table-cell office:value-type="float" office:value="5.876932" calcext:value-type="float">
            <text:p>5,876932</text:p>
          </table:table-cell>
          <table:table-cell office:value-type="float" office:value="5.790952" calcext:value-type="float">
            <text:p>5,790952</text:p>
          </table:table-cell>
        </table:table-row>
        <table:table-row table:style-name="ro1">
          <table:table-cell office:value-type="float" office:value="1.776356" calcext:value-type="float">
            <text:p>1,776356</text:p>
          </table:table-cell>
          <table:table-cell office:value-type="float" office:value="3.14702" calcext:value-type="float">
            <text:p>3,14702</text:p>
          </table:table-cell>
        </table:table-row>
        <table:table-row table:style-name="ro1">
          <table:table-cell office:value-type="float" office:value="1.2783" calcext:value-type="float">
            <text:p>1,2783</text:p>
          </table:table-cell>
          <table:table-cell office:value-type="float" office:value="2.81001" calcext:value-type="float">
            <text:p>2,81001</text:p>
          </table:table-cell>
        </table:table-row>
        <table:table-row table:style-name="ro1">
          <table:table-cell office:value-type="float" office:value="6.947585" calcext:value-type="float">
            <text:p>6,947585</text:p>
          </table:table-cell>
          <table:table-cell office:value-type="float" office:value="6.58025" calcext:value-type="float">
            <text:p>6,58025</text:p>
          </table:table-cell>
        </table:table-row>
        <table:table-row table:style-name="ro1">
          <table:table-cell office:value-type="float" office:value="6.921772" calcext:value-type="float">
            <text:p>6,921772</text:p>
          </table:table-cell>
          <table:table-cell office:value-type="float" office:value="6.585335" calcext:value-type="float">
            <text:p>6,585335</text:p>
          </table:table-cell>
        </table:table-row>
        <table:table-row table:style-name="ro1">
          <table:table-cell office:value-type="float" office:value="1.447433" calcext:value-type="float">
            <text:p>1,447433</text:p>
          </table:table-cell>
          <table:table-cell office:value-type="float" office:value="9.984741" calcext:value-type="float">
            <text:p>9,984741</text:p>
          </table:table-cell>
        </table:table-row>
        <table:table-row table:style-name="ro1">
          <table:table-cell office:value-type="float" office:value="1.808537" calcext:value-type="float">
            <text:p>1,808537</text:p>
          </table:table-cell>
          <table:table-cell office:value-type="float" office:value="9.610745" calcext:value-type="float">
            <text:p>9,610745</text:p>
          </table:table-cell>
        </table:table-row>
        <table:table-row table:style-name="ro1">
          <table:table-cell office:value-type="float" office:value="2.158665" calcext:value-type="float">
            <text:p>2,158665</text:p>
          </table:table-cell>
          <table:table-cell office:value-type="float" office:value="9.595632" calcext:value-type="float">
            <text:p>9,595632</text:p>
          </table:table-cell>
        </table:table-row>
        <table:table-row table:style-name="ro1">
          <table:table-cell office:value-type="float" office:value="1.559332" calcext:value-type="float">
            <text:p>1,559332</text:p>
          </table:table-cell>
          <table:table-cell office:value-type="float" office:value="2.743646" calcext:value-type="float">
            <text:p>2,743646</text:p>
          </table:table-cell>
        </table:table-row>
        <table:table-row table:style-name="ro1">
          <table:table-cell office:value-type="float" office:value="2.685209" calcext:value-type="float">
            <text:p>2,685209</text:p>
          </table:table-cell>
          <table:table-cell office:value-type="float" office:value="8.616355" calcext:value-type="float">
            <text:p>8,616355</text:p>
          </table:table-cell>
        </table:table-row>
        <table:table-row table:style-name="ro1">
          <table:table-cell office:value-type="float" office:value="6.651994" calcext:value-type="float">
            <text:p>6,651994</text:p>
          </table:table-cell>
          <table:table-cell office:value-type="float" office:value="5.857217" calcext:value-type="float">
            <text:p>5,857217</text:p>
          </table:table-cell>
        </table:table-row>
        <table:table-row table:style-name="ro1">
          <table:table-cell office:value-type="float" office:value="7.337273" calcext:value-type="float">
            <text:p>7,337273</text:p>
          </table:table-cell>
          <table:table-cell office:value-type="float" office:value="6.659516" calcext:value-type="float">
            <text:p>6,659516</text:p>
          </table:table-cell>
        </table:table-row>
        <table:table-row table:style-name="ro1">
          <table:table-cell office:value-type="float" office:value="1.838304" calcext:value-type="float">
            <text:p>1,838304</text:p>
          </table:table-cell>
          <table:table-cell office:value-type="float" office:value="8.477683" calcext:value-type="float">
            <text:p>8,477683</text:p>
          </table:table-cell>
        </table:table-row>
        <table:table-row table:style-name="ro1">
          <table:table-cell office:value-type="float" office:value="1.530842" calcext:value-type="float">
            <text:p>1,530842</text:p>
          </table:table-cell>
          <table:table-cell office:value-type="float" office:value="3.725249" calcext:value-type="float">
            <text:p>3,725249</text:p>
          </table:table-cell>
        </table:table-row>
        <table:table-row table:style-name="ro1">
          <table:table-cell office:value-type="float" office:value="6.664418" calcext:value-type="float">
            <text:p>6,664418</text:p>
          </table:table-cell>
          <table:table-cell office:value-type="float" office:value="6.041288" calcext:value-type="float">
            <text:p>6,041288</text:p>
          </table:table-cell>
        </table:table-row>
        <table:table-row table:style-name="ro1">
          <table:table-cell office:value-type="float" office:value="1.988143" calcext:value-type="float">
            <text:p>1,988143</text:p>
          </table:table-cell>
          <table:table-cell office:value-type="float" office:value="10.549894" calcext:value-type="float">
            <text:p>10,549894</text:p>
          </table:table-cell>
        </table:table-row>
        <table:table-row table:style-name="ro1">
          <table:table-cell office:value-type="float" office:value="1.573656" calcext:value-type="float">
            <text:p>1,573656</text:p>
          </table:table-cell>
          <table:table-cell office:value-type="float" office:value="8.715176" calcext:value-type="float">
            <text:p>8,715176</text:p>
          </table:table-cell>
        </table:table-row>
        <table:table-row table:style-name="ro1">
          <table:table-cell office:value-type="float" office:value="2.418733" calcext:value-type="float">
            <text:p>2,418733</text:p>
          </table:table-cell>
          <table:table-cell office:value-type="float" office:value="3.342669" calcext:value-type="float">
            <text:p>3,342669</text:p>
          </table:table-cell>
        </table:table-row>
        <table:table-row table:style-name="ro1">
          <table:table-cell office:value-type="float" office:value="6.176292" calcext:value-type="float">
            <text:p>6,176292</text:p>
          </table:table-cell>
          <table:table-cell office:value-type="float" office:value="5.219562" calcext:value-type="float">
            <text:p>5,219562</text:p>
          </table:table-cell>
        </table:table-row>
        <table:table-row table:style-name="ro1">
          <table:table-cell office:value-type="float" office:value="6.211551" calcext:value-type="float">
            <text:p>6,211551</text:p>
          </table:table-cell>
          <table:table-cell office:value-type="float" office:value="6.337548" calcext:value-type="float">
            <text:p>6,337548</text:p>
          </table:table-cell>
        </table:table-row>
        <table:table-row table:style-name="ro1">
          <table:table-cell office:value-type="float" office:value="0.960361" calcext:value-type="float">
            <text:p>0,960361</text:p>
          </table:table-cell>
          <table:table-cell office:value-type="float" office:value="9.069799" calcext:value-type="float">
            <text:p>9,069799</text:p>
          </table:table-cell>
        </table:table-row>
        <table:table-row table:style-name="ro1">
          <table:table-cell office:value-type="float" office:value="1.262443" calcext:value-type="float">
            <text:p>1,262443</text:p>
          </table:table-cell>
          <table:table-cell office:value-type="float" office:value="3.003937" calcext:value-type="float">
            <text:p>3,003937</text:p>
          </table:table-cell>
        </table:table-row>
        <table:table-row table:style-name="ro1">
          <table:table-cell office:value-type="float" office:value="7.343043" calcext:value-type="float">
            <text:p>7,343043</text:p>
          </table:table-cell>
          <table:table-cell office:value-type="float" office:value="6.015564" calcext:value-type="float">
            <text:p>6,015564</text:p>
          </table:table-cell>
        </table:table-row>
        <table:table-row table:style-name="ro1">
          <table:table-cell office:value-type="float" office:value="1.781908" calcext:value-type="float">
            <text:p>1,781908</text:p>
          </table:table-cell>
          <table:table-cell office:value-type="float" office:value="9.361087" calcext:value-type="float">
            <text:p>9,361087</text:p>
          </table:table-cell>
        </table:table-row>
        <table:table-row table:style-name="ro1">
          <table:table-cell office:value-type="float" office:value="2.103475" calcext:value-type="float">
            <text:p>2,103475</text:p>
          </table:table-cell>
          <table:table-cell office:value-type="float" office:value="4.086233" calcext:value-type="float">
            <text:p>4,086233</text:p>
          </table:table-cell>
        </table:table-row>
        <table:table-row table:style-name="ro1">
          <table:table-cell office:value-type="float" office:value="7.76867" calcext:value-type="float">
            <text:p>7,76867</text:p>
          </table:table-cell>
          <table:table-cell office:value-type="float" office:value="7.359675" calcext:value-type="float">
            <text:p>7,359675</text:p>
          </table:table-cell>
        </table:table-row>
        <table:table-row table:style-name="ro1">
          <table:table-cell office:value-type="float" office:value="6.829816" calcext:value-type="float">
            <text:p>6,829816</text:p>
          </table:table-cell>
          <table:table-cell office:value-type="float" office:value="5.745175" calcext:value-type="float">
            <text:p>5,745175</text:p>
          </table:table-cell>
        </table:table-row>
        <table:table-row table:style-name="ro1">
          <table:table-cell office:value-type="float" office:value="8.092405" calcext:value-type="float">
            <text:p>8,092405</text:p>
          </table:table-cell>
          <table:table-cell office:value-type="float" office:value="5.859847" calcext:value-type="float">
            <text:p>5,859847</text:p>
          </table:table-cell>
        </table:table-row>
        <table:table-row table:style-name="ro1">
          <table:table-cell office:value-type="float" office:value="5.887251" calcext:value-type="float">
            <text:p>5,887251</text:p>
          </table:table-cell>
          <table:table-cell office:value-type="float" office:value="5.88717" calcext:value-type="float">
            <text:p>5,88717</text:p>
          </table:table-cell>
        </table:table-row>
        <table:table-row table:style-name="ro1">
          <table:table-cell office:value-type="float" office:value="7.381067" calcext:value-type="float">
            <text:p>7,381067</text:p>
          </table:table-cell>
          <table:table-cell office:value-type="float" office:value="6.159642" calcext:value-type="float">
            <text:p>6,159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4T23:27:08.926161900</dc:date>
    <meta:editing-duration>PT19M41S</meta:editing-duration>
    <meta:editing-cycles>1</meta:editing-cycles>
    <meta:document-statistic meta:table-count="1" meta:cell-count="7966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046cm" svg:height="21.495cm" xlink:href=".." xlink:type="simple" chart:class="chart:scatter" chart:style-name="ch1">
        <chart:legend chart:legend-position="end" svg:x="35.539cm" svg:y="10.452cm" style:legend-expansion="high" chart:style-name="ch2"/>
        <chart:plot-area chart:style-name="ch3" svg:x="0.76cm" svg:y="0.429cm" svg:width="34.019cm" svg:height="20.637cm">
          <chart:coordinate-region svg:x="1.403cm" svg:y="0.624cm" svg:width="33.276cm" svg:height="19.80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27B_3_20217.B1:27B_3_20217.B3983" chart:class="chart:scatter">
            <chart:domain table:cell-range-address="27B_3_20217.A1:27B_3_20217.A3983"/>
            <chart:data-point chart:repeated="39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22966">
                <text:p>2.122966</text:p>
                <draw:g>
                  <svg:desc>27B_3_20217.A1:27B_3_20217.A3983</svg:desc>
                </draw:g>
              </table:table-cell>
              <table:table-cell office:value-type="float" office:value="9.20342">
                <text:p>9.20342</text:p>
                <draw:g>
                  <svg:desc>27B_3_20217.B1:27B_3_20217.B39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92672">
                <text:p>2.492672</text:p>
              </table:table-cell>
              <table:table-cell office:value-type="float" office:value="9.655583">
                <text:p>9.655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03407">
                <text:p>1.803407</text:p>
              </table:table-cell>
              <table:table-cell office:value-type="float" office:value="2.345471">
                <text:p>2.345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3492">
                <text:p>1.943492</text:p>
              </table:table-cell>
              <table:table-cell office:value-type="float" office:value="8.658772">
                <text:p>8.658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95486">
                <text:p>7.995486</text:p>
              </table:table-cell>
              <table:table-cell office:value-type="float" office:value="7.261077">
                <text:p>7.26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46578">
                <text:p>2.346578</text:p>
              </table:table-cell>
              <table:table-cell office:value-type="float" office:value="3.594872">
                <text:p>3.594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31323">
                <text:p>6.831323</text:p>
              </table:table-cell>
              <table:table-cell office:value-type="float" office:value="5.383441">
                <text:p>5.383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01459">
                <text:p>2.901459</text:p>
              </table:table-cell>
              <table:table-cell office:value-type="float" office:value="8.522512">
                <text:p>8.522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99171">
                <text:p>1.999171</text:p>
              </table:table-cell>
              <table:table-cell office:value-type="float" office:value="9.702788">
                <text:p>9.702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0201">
                <text:p>7.60201</text:p>
              </table:table-cell>
              <table:table-cell office:value-type="float" office:value="6.108028">
                <text:p>6.108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47791">
                <text:p>7.247791</text:p>
              </table:table-cell>
              <table:table-cell office:value-type="float" office:value="4.820118">
                <text:p>4.820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2288">
                <text:p>6.22288</text:p>
              </table:table-cell>
              <table:table-cell office:value-type="float" office:value="6.5243">
                <text:p>6.5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82827">
                <text:p>1.982827</text:p>
              </table:table-cell>
              <table:table-cell office:value-type="float" office:value="9.760588">
                <text:p>9.760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19185">
                <text:p>2.519185</text:p>
              </table:table-cell>
              <table:table-cell office:value-type="float" office:value="3.047538">
                <text:p>3.047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67583">
                <text:p>7.267583</text:p>
              </table:table-cell>
              <table:table-cell office:value-type="float" office:value="6.552831">
                <text:p>6.552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80154">
                <text:p>2.580154</text:p>
              </table:table-cell>
              <table:table-cell office:value-type="float" office:value="8.730553">
                <text:p>8.730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13853">
                <text:p>1.813853</text:p>
              </table:table-cell>
              <table:table-cell office:value-type="float" office:value="9.47661">
                <text:p>9.47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06197">
                <text:p>6.306197</text:p>
              </table:table-cell>
              <table:table-cell office:value-type="float" office:value="6.374888">
                <text:p>6.374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38847">
                <text:p>2.738847</text:p>
              </table:table-cell>
              <table:table-cell office:value-type="float" office:value="4.602722">
                <text:p>4.6027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4506">
                <text:p>1.024506</text:p>
              </table:table-cell>
              <table:table-cell office:value-type="float" office:value="9.456661">
                <text:p>9.456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53096">
                <text:p>1.353096</text:p>
              </table:table-cell>
              <table:table-cell office:value-type="float" office:value="8.094062">
                <text:p>8.0940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29303">
                <text:p>6.729303</text:p>
              </table:table-cell>
              <table:table-cell office:value-type="float" office:value="5.899983">
                <text:p>5.899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11864">
                <text:p>1.611864</text:p>
              </table:table-cell>
              <table:table-cell office:value-type="float" office:value="3.892892">
                <text:p>3.892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23524">
                <text:p>6.223524</text:p>
              </table:table-cell>
              <table:table-cell office:value-type="float" office:value="5.291315">
                <text:p>5.291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84861">
                <text:p>2.084861</text:p>
              </table:table-cell>
              <table:table-cell office:value-type="float" office:value="2.922688">
                <text:p>2.922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52317">
                <text:p>1.652317</text:p>
              </table:table-cell>
              <table:table-cell office:value-type="float" office:value="8.009504">
                <text:p>8.0095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4278">
                <text:p>1.514278</text:p>
              </table:table-cell>
              <table:table-cell office:value-type="float" office:value="10.225036">
                <text:p>10.225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05621">
                <text:p>2.005621</text:p>
              </table:table-cell>
              <table:table-cell office:value-type="float" office:value="9.20894">
                <text:p>9.20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55444">
                <text:p>1.955444</text:p>
              </table:table-cell>
              <table:table-cell office:value-type="float" office:value="2.586462">
                <text:p>2.586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06567">
                <text:p>6.006567</text:p>
              </table:table-cell>
              <table:table-cell office:value-type="float" office:value="6.214326">
                <text:p>6.214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68575">
                <text:p>1.368575</text:p>
              </table:table-cell>
              <table:table-cell office:value-type="float" office:value="8.421239">
                <text:p>8.421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10974">
                <text:p>2.110974</text:p>
              </table:table-cell>
              <table:table-cell office:value-type="float" office:value="10.271941">
                <text:p>10.271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96359">
                <text:p>2.396359</text:p>
              </table:table-cell>
              <table:table-cell office:value-type="float" office:value="9.781211">
                <text:p>9.781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51895">
                <text:p>6.551895</text:p>
              </table:table-cell>
              <table:table-cell office:value-type="float" office:value="5.582045">
                <text:p>5.582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17832">
                <text:p>1.617832</text:p>
              </table:table-cell>
              <table:table-cell office:value-type="float" office:value="9.248913">
                <text:p>9.248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80771">
                <text:p>6.380771</text:p>
              </table:table-cell>
              <table:table-cell office:value-type="float" office:value="5.780159">
                <text:p>5.780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7618">
                <text:p>3.07618</text:p>
              </table:table-cell>
              <table:table-cell office:value-type="float" office:value="3.804886">
                <text:p>3.8048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86945">
                <text:p>6.786945</text:p>
              </table:table-cell>
              <table:table-cell office:value-type="float" office:value="6.264249">
                <text:p>6.264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01862">
                <text:p>3.001862</text:p>
              </table:table-cell>
              <table:table-cell office:value-type="float" office:value="10.253019">
                <text:p>10.253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64089">
                <text:p>6.964089</text:p>
              </table:table-cell>
              <table:table-cell office:value-type="float" office:value="5.035962">
                <text:p>5.035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5078">
                <text:p>1.645078</text:p>
              </table:table-cell>
              <table:table-cell office:value-type="float" office:value="9.643124">
                <text:p>9.643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3719">
                <text:p>6.3719</text:p>
              </table:table-cell>
              <table:table-cell office:value-type="float" office:value="6.211592">
                <text:p>6.211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8823">
                <text:p>1.678823</text:p>
              </table:table-cell>
              <table:table-cell office:value-type="float" office:value="8.79775">
                <text:p>8.797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4311">
                <text:p>6.84311</text:p>
              </table:table-cell>
              <table:table-cell office:value-type="float" office:value="6.998571">
                <text:p>6.998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36901">
                <text:p>2.836901</text:p>
              </table:table-cell>
              <table:table-cell office:value-type="float" office:value="2.867178">
                <text:p>2.867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29195">
                <text:p>5.429195</text:p>
              </table:table-cell>
              <table:table-cell office:value-type="float" office:value="5.611688">
                <text:p>5.611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58035">
                <text:p>7.358035</text:p>
              </table:table-cell>
              <table:table-cell office:value-type="float" office:value="6.985829">
                <text:p>6.9858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69012">
                <text:p>3.069012</text:p>
              </table:table-cell>
              <table:table-cell office:value-type="float" office:value="9.269434">
                <text:p>9.269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69416">
                <text:p>3.269416</text:p>
              </table:table-cell>
              <table:table-cell office:value-type="float" office:value="3.404041">
                <text:p>3.404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32051">
                <text:p>1.232051</text:p>
              </table:table-cell>
              <table:table-cell office:value-type="float" office:value="8.898983">
                <text:p>8.898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351445">
                <text:p>7.351445</text:p>
              </table:table-cell>
              <table:table-cell office:value-type="float" office:value="6.960172">
                <text:p>6.9601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5967">
                <text:p>1.555967</text:p>
              </table:table-cell>
              <table:table-cell office:value-type="float" office:value="2.658257">
                <text:p>2.658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21671">
                <text:p>1.521671</text:p>
              </table:table-cell>
              <table:table-cell office:value-type="float" office:value="9.942527">
                <text:p>9.9425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134767">
                <text:p>7.134767</text:p>
              </table:table-cell>
              <table:table-cell office:value-type="float" office:value="5.748496">
                <text:p>5.748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94872">
                <text:p>5.994872</text:p>
              </table:table-cell>
              <table:table-cell office:value-type="float" office:value="5.566679">
                <text:p>5.5666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12992">
                <text:p>2.412992</text:p>
              </table:table-cell>
              <table:table-cell office:value-type="float" office:value="3.694516">
                <text:p>3.694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56139">
                <text:p>1.456139</text:p>
              </table:table-cell>
              <table:table-cell office:value-type="float" office:value="3.539871">
                <text:p>3.539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60212">
                <text:p>2.060212</text:p>
              </table:table-cell>
              <table:table-cell office:value-type="float" office:value="3.489864">
                <text:p>3.489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89351">
                <text:p>2.989351</text:p>
              </table:table-cell>
              <table:table-cell office:value-type="float" office:value="2.5986">
                <text:p>2.59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61821">
                <text:p>6.261821</text:p>
              </table:table-cell>
              <table:table-cell office:value-type="float" office:value="6.115313">
                <text:p>6.115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90266">
                <text:p>1.590266</text:p>
              </table:table-cell>
              <table:table-cell office:value-type="float" office:value="4.201407">
                <text:p>4.201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70191">
                <text:p>2.070191</text:p>
              </table:table-cell>
              <table:table-cell office:value-type="float" office:value="7.996153">
                <text:p>7.9961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29135">
                <text:p>3.129135</text:p>
              </table:table-cell>
              <table:table-cell office:value-type="float" office:value="10.21521">
                <text:p>10.215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59054">
                <text:p>2.159054</text:p>
              </table:table-cell>
              <table:table-cell office:value-type="float" office:value="9.240718">
                <text:p>9.2407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19524">
                <text:p>6.419524</text:p>
              </table:table-cell>
              <table:table-cell office:value-type="float" office:value="5.73633">
                <text:p>5.73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008877">
                <text:p>3.008877</text:p>
              </table:table-cell>
              <table:table-cell office:value-type="float" office:value="9.43365">
                <text:p>9.433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931902">
                <text:p>6.931902</text:p>
              </table:table-cell>
              <table:table-cell office:value-type="float" office:value="5.506327">
                <text:p>5.5063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2041">
                <text:p>1.342041</text:p>
              </table:table-cell>
              <table:table-cell office:value-type="float" office:value="10.552996">
                <text:p>10.552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37647">
                <text:p>7.337647</text:p>
              </table:table-cell>
              <table:table-cell office:value-type="float" office:value="5.733756">
                <text:p>5.7337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02521">
                <text:p>2.802521</text:p>
              </table:table-cell>
              <table:table-cell office:value-type="float" office:value="8.949951">
                <text:p>8.94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12334">
                <text:p>2.012334</text:p>
              </table:table-cell>
              <table:table-cell office:value-type="float" office:value="2.490039">
                <text:p>2.4900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02301">
                <text:p>2.202301</text:p>
              </table:table-cell>
              <table:table-cell office:value-type="float" office:value="8.513593">
                <text:p>8.513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46546">
                <text:p>1.846546</text:p>
              </table:table-cell>
              <table:table-cell office:value-type="float" office:value="3.894116">
                <text:p>3.894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74805">
                <text:p>1.074805</text:p>
              </table:table-cell>
              <table:table-cell office:value-type="float" office:value="3.143241">
                <text:p>3.143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97273">
                <text:p>2.997273</text:p>
              </table:table-cell>
              <table:table-cell office:value-type="float" office:value="2.166675">
                <text:p>2.166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347563">
                <text:p>6.347563</text:p>
              </table:table-cell>
              <table:table-cell office:value-type="float" office:value="7.414106">
                <text:p>7.414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80554">
                <text:p>6.80554</text:p>
              </table:table-cell>
              <table:table-cell office:value-type="float" office:value="5.763445">
                <text:p>5.7634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0809">
                <text:p>2.70809</text:p>
              </table:table-cell>
              <table:table-cell office:value-type="float" office:value="2.493488">
                <text:p>2.4934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54047">
                <text:p>2.054047</text:p>
              </table:table-cell>
              <table:table-cell office:value-type="float" office:value="2.663704">
                <text:p>2.663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32441">
                <text:p>7.932441</text:p>
              </table:table-cell>
              <table:table-cell office:value-type="float" office:value="6.487871">
                <text:p>6.4878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64549">
                <text:p>1.564549</text:p>
              </table:table-cell>
              <table:table-cell office:value-type="float" office:value="7.97657">
                <text:p>7.976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41811">
                <text:p>1.741811</text:p>
              </table:table-cell>
              <table:table-cell office:value-type="float" office:value="10.411759">
                <text:p>10.4117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130103">
                <text:p>7.130103</text:p>
              </table:table-cell>
              <table:table-cell office:value-type="float" office:value="5.006553">
                <text:p>5.0065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75554">
                <text:p>6.775554</text:p>
              </table:table-cell>
              <table:table-cell office:value-type="float" office:value="5.294915">
                <text:p>5.294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99542">
                <text:p>1.999542</text:p>
              </table:table-cell>
              <table:table-cell office:value-type="float" office:value="8.372738">
                <text:p>8.372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67834">
                <text:p>7.067834</text:p>
              </table:table-cell>
              <table:table-cell office:value-type="float" office:value="6.695395">
                <text:p>6.6953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014072">
                <text:p>7.014072</text:p>
              </table:table-cell>
              <table:table-cell office:value-type="float" office:value="4.935388">
                <text:p>4.9353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89817">
                <text:p>1.089817</text:p>
              </table:table-cell>
              <table:table-cell office:value-type="float" office:value="2.351419">
                <text:p>2.351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07424">
                <text:p>1.607424</text:p>
              </table:table-cell>
              <table:table-cell office:value-type="float" office:value="4.631411">
                <text:p>4.6314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770323">
                <text:p>5.770323</text:p>
              </table:table-cell>
              <table:table-cell office:value-type="float" office:value="7.326388">
                <text:p>7.3263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768604">
                <text:p>5.768604</text:p>
              </table:table-cell>
              <table:table-cell office:value-type="float" office:value="4.582031">
                <text:p>4.582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740696">
                <text:p>6.740696</text:p>
              </table:table-cell>
              <table:table-cell office:value-type="float" office:value="5.393061">
                <text:p>5.3930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710711">
                <text:p>6.710711</text:p>
              </table:table-cell>
              <table:table-cell office:value-type="float" office:value="5.579022">
                <text:p>5.5790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734056">
                <text:p>6.734056</text:p>
              </table:table-cell>
              <table:table-cell office:value-type="float" office:value="5.717782">
                <text:p>5.7177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0508">
                <text:p>2.00508</text:p>
              </table:table-cell>
              <table:table-cell office:value-type="float" office:value="9.245442">
                <text:p>9.245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34698">
                <text:p>1.334698</text:p>
              </table:table-cell>
              <table:table-cell office:value-type="float" office:value="2.895133">
                <text:p>2.8951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25178">
                <text:p>1.825178</text:p>
              </table:table-cell>
              <table:table-cell office:value-type="float" office:value="3.42342">
                <text:p>3.423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43495">
                <text:p>3.043495</text:p>
              </table:table-cell>
              <table:table-cell office:value-type="float" office:value="2.474823">
                <text:p>2.474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76482">
                <text:p>1.876482</text:p>
              </table:table-cell>
              <table:table-cell office:value-type="float" office:value="3.486642">
                <text:p>3.4866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16369">
                <text:p>1.316369</text:p>
              </table:table-cell>
              <table:table-cell office:value-type="float" office:value="9.084478">
                <text:p>9.084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80028">
                <text:p>1.280028</text:p>
              </table:table-cell>
              <table:table-cell office:value-type="float" office:value="3.602198">
                <text:p>3.6021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34472">
                <text:p>1.934472</text:p>
              </table:table-cell>
              <table:table-cell office:value-type="float" office:value="2.433178">
                <text:p>2.4331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99723">
                <text:p>1.399723</text:p>
              </table:table-cell>
              <table:table-cell office:value-type="float" office:value="9.864942">
                <text:p>9.864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11395">
                <text:p>6.911395</text:p>
              </table:table-cell>
              <table:table-cell office:value-type="float" office:value="5.333122">
                <text:p>5.333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457556">
                <text:p>2.457556</text:p>
              </table:table-cell>
              <table:table-cell office:value-type="float" office:value="9.954728">
                <text:p>9.954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49321">
                <text:p>0.749321</text:p>
              </table:table-cell>
              <table:table-cell office:value-type="float" office:value="3.34857">
                <text:p>3.348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560872">
                <text:p>6.560872</text:p>
              </table:table-cell>
              <table:table-cell office:value-type="float" office:value="6.534175">
                <text:p>6.534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46302">
                <text:p>1.046302</text:p>
              </table:table-cell>
              <table:table-cell office:value-type="float" office:value="9.229609">
                <text:p>9.229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17472">
                <text:p>2.517472</text:p>
              </table:table-cell>
              <table:table-cell office:value-type="float" office:value="3.587545">
                <text:p>3.587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949955">
                <text:p>6.949955</text:p>
              </table:table-cell>
              <table:table-cell office:value-type="float" office:value="5.723934">
                <text:p>5.7239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41705">
                <text:p>1.241705</text:p>
              </table:table-cell>
              <table:table-cell office:value-type="float" office:value="9.477699">
                <text:p>9.4776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82149">
                <text:p>1.482149</text:p>
              </table:table-cell>
              <table:table-cell office:value-type="float" office:value="9.644455">
                <text:p>9.644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21596">
                <text:p>1.621596</text:p>
              </table:table-cell>
              <table:table-cell office:value-type="float" office:value="3.157747">
                <text:p>3.1577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452787">
                <text:p>5.452787</text:p>
              </table:table-cell>
              <table:table-cell office:value-type="float" office:value="6.336477">
                <text:p>6.3364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281382">
                <text:p>3.281382</text:p>
              </table:table-cell>
              <table:table-cell office:value-type="float" office:value="9.055279">
                <text:p>9.0552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90312">
                <text:p>1.090312</text:p>
              </table:table-cell>
              <table:table-cell office:value-type="float" office:value="8.73679">
                <text:p>8.736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6005">
                <text:p>6.26005</text:p>
              </table:table-cell>
              <table:table-cell office:value-type="float" office:value="5.872496">
                <text:p>5.8724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397157">
                <text:p>6.397157</text:p>
              </table:table-cell>
              <table:table-cell office:value-type="float" office:value="5.57177">
                <text:p>5.571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51101">
                <text:p>6.251101</text:p>
              </table:table-cell>
              <table:table-cell office:value-type="float" office:value="6.567949">
                <text:p>6.5679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99722">
                <text:p>1.999722</text:p>
              </table:table-cell>
              <table:table-cell office:value-type="float" office:value="1.950689">
                <text:p>1.9506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81475">
                <text:p>1.881475</text:p>
              </table:table-cell>
              <table:table-cell office:value-type="float" office:value="9.150522">
                <text:p>9.1505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60268">
                <text:p>6.160268</text:p>
              </table:table-cell>
              <table:table-cell office:value-type="float" office:value="6.094256">
                <text:p>6.0942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475895">
                <text:p>7.475895</text:p>
              </table:table-cell>
              <table:table-cell office:value-type="float" office:value="5.900614">
                <text:p>5.9006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70749">
                <text:p>2.70749</text:p>
              </table:table-cell>
              <table:table-cell office:value-type="float" office:value="8.553376">
                <text:p>8.5533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272836">
                <text:p>2.272836</text:p>
              </table:table-cell>
              <table:table-cell office:value-type="float" office:value="9.13281">
                <text:p>9.132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46627">
                <text:p>3.046627</text:p>
              </table:table-cell>
              <table:table-cell office:value-type="float" office:value="9.240633">
                <text:p>9.2406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63399">
                <text:p>1.063399</text:p>
              </table:table-cell>
              <table:table-cell office:value-type="float" office:value="3.737055">
                <text:p>3.737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67259">
                <text:p>2.267259</text:p>
              </table:table-cell>
              <table:table-cell office:value-type="float" office:value="9.836185">
                <text:p>9.8361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73993">
                <text:p>1.173993</text:p>
              </table:table-cell>
              <table:table-cell office:value-type="float" office:value="9.29301">
                <text:p>9.293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732276">
                <text:p>6.732276</text:p>
              </table:table-cell>
              <table:table-cell office:value-type="float" office:value="5.334163">
                <text:p>5.3341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58086">
                <text:p>2.258086</text:p>
              </table:table-cell>
              <table:table-cell office:value-type="float" office:value="10.267573">
                <text:p>10.2675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00278">
                <text:p>2.000278</text:p>
              </table:table-cell>
              <table:table-cell office:value-type="float" office:value="8.667634">
                <text:p>8.6676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76247">
                <text:p>3.276247</text:p>
              </table:table-cell>
              <table:table-cell office:value-type="float" office:value="3.58768">
                <text:p>3.58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14704">
                <text:p>2.014704</text:p>
              </table:table-cell>
              <table:table-cell office:value-type="float" office:value="9.02259">
                <text:p>9.022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70382">
                <text:p>1.070382</text:p>
              </table:table-cell>
              <table:table-cell office:value-type="float" office:value="2.563672">
                <text:p>2.5636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35411">
                <text:p>2.135411</text:p>
              </table:table-cell>
              <table:table-cell office:value-type="float" office:value="10.102537">
                <text:p>10.1025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48186">
                <text:p>0.548186</text:p>
              </table:table-cell>
              <table:table-cell office:value-type="float" office:value="8.845394">
                <text:p>8.8453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125">
                <text:p>1.4125</text:p>
              </table:table-cell>
              <table:table-cell office:value-type="float" office:value="3.241638">
                <text:p>3.2416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44323">
                <text:p>6.944323</text:p>
              </table:table-cell>
              <table:table-cell office:value-type="float" office:value="6.284068">
                <text:p>6.2840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79236">
                <text:p>2.179236</text:p>
              </table:table-cell>
              <table:table-cell office:value-type="float" office:value="9.906724">
                <text:p>9.9067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715455">
                <text:p>5.715455</text:p>
              </table:table-cell>
              <table:table-cell office:value-type="float" office:value="6.213554">
                <text:p>6.2135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060986">
                <text:p>8.060986</text:p>
              </table:table-cell>
              <table:table-cell office:value-type="float" office:value="7.073225">
                <text:p>7.073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642871">
                <text:p>6.642871</text:p>
              </table:table-cell>
              <table:table-cell office:value-type="float" office:value="6.225687">
                <text:p>6.2256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06664">
                <text:p>1.906664</text:p>
              </table:table-cell>
              <table:table-cell office:value-type="float" office:value="9.462847">
                <text:p>9.4628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26104">
                <text:p>1.826104</text:p>
              </table:table-cell>
              <table:table-cell office:value-type="float" office:value="9.192218">
                <text:p>9.1922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22659">
                <text:p>1.222659</text:p>
              </table:table-cell>
              <table:table-cell office:value-type="float" office:value="3.67567">
                <text:p>3.67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31202">
                <text:p>2.531202</text:p>
              </table:table-cell>
              <table:table-cell office:value-type="float" office:value="9.437121">
                <text:p>9.437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373844">
                <text:p>6.373844</text:p>
              </table:table-cell>
              <table:table-cell office:value-type="float" office:value="5.374032">
                <text:p>5.3740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29922">
                <text:p>2.529922</text:p>
              </table:table-cell>
              <table:table-cell office:value-type="float" office:value="3.304228">
                <text:p>3.3042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775281">
                <text:p>6.775281</text:p>
              </table:table-cell>
              <table:table-cell office:value-type="float" office:value="4.875847">
                <text:p>4.8758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908647">
                <text:p>6.908647</text:p>
              </table:table-cell>
              <table:table-cell office:value-type="float" office:value="4.786312">
                <text:p>4.7863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6015">
                <text:p>6.66015</text:p>
              </table:table-cell>
              <table:table-cell office:value-type="float" office:value="5.33478">
                <text:p>5.334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643288">
                <text:p>5.643288</text:p>
              </table:table-cell>
              <table:table-cell office:value-type="float" office:value="6.218634">
                <text:p>6.2186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38022">
                <text:p>2.538022</text:p>
              </table:table-cell>
              <table:table-cell office:value-type="float" office:value="10.229744">
                <text:p>10.2297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64359">
                <text:p>1.364359</text:p>
              </table:table-cell>
              <table:table-cell office:value-type="float" office:value="3.023298">
                <text:p>3.0232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1267">
                <text:p>1.61267</text:p>
              </table:table-cell>
              <table:table-cell office:value-type="float" office:value="3.837369">
                <text:p>3.8373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90635">
                <text:p>1.590635</text:p>
              </table:table-cell>
              <table:table-cell office:value-type="float" office:value="9.605336">
                <text:p>9.605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99588">
                <text:p>1.799588</text:p>
              </table:table-cell>
              <table:table-cell office:value-type="float" office:value="9.212864">
                <text:p>9.2128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671805">
                <text:p>7.671805</text:p>
              </table:table-cell>
              <table:table-cell office:value-type="float" office:value="6.728932">
                <text:p>6.7289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923423">
                <text:p>6.923423</text:p>
              </table:table-cell>
              <table:table-cell office:value-type="float" office:value="6.727068">
                <text:p>6.7270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947173">
                <text:p>1.947173</text:p>
              </table:table-cell>
              <table:table-cell office:value-type="float" office:value="3.244101">
                <text:p>3.244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786366">
                <text:p>2.786366</text:p>
              </table:table-cell>
              <table:table-cell office:value-type="float" office:value="4.673634">
                <text:p>4.6736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308172">
                <text:p>2.308172</text:p>
              </table:table-cell>
              <table:table-cell office:value-type="float" office:value="4.041711">
                <text:p>4.0417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296964">
                <text:p>7.296964</text:p>
              </table:table-cell>
              <table:table-cell office:value-type="float" office:value="5.634755">
                <text:p>5.6347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64086">
                <text:p>7.364086</text:p>
              </table:table-cell>
              <table:table-cell office:value-type="float" office:value="6.035298">
                <text:p>6.0352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732618">
                <text:p>5.732618</text:p>
              </table:table-cell>
              <table:table-cell office:value-type="float" office:value="5.809762">
                <text:p>5.8097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42329">
                <text:p>2.542329</text:p>
              </table:table-cell>
              <table:table-cell office:value-type="float" office:value="4.576711">
                <text:p>4.5767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58489">
                <text:p>6.58489</text:p>
              </table:table-cell>
              <table:table-cell office:value-type="float" office:value="6.371353">
                <text:p>6.371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73154">
                <text:p>2.573154</text:p>
              </table:table-cell>
              <table:table-cell office:value-type="float" office:value="3.490252">
                <text:p>3.4902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47921">
                <text:p>3.147921</text:p>
              </table:table-cell>
              <table:table-cell office:value-type="float" office:value="8.657591">
                <text:p>8.6575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620174">
                <text:p>5.620174</text:p>
              </table:table-cell>
              <table:table-cell office:value-type="float" office:value="6.617872">
                <text:p>6.6178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815818">
                <text:p>5.815818</text:p>
              </table:table-cell>
              <table:table-cell office:value-type="float" office:value="6.478679">
                <text:p>6.4786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087984">
                <text:p>7.087984</text:p>
              </table:table-cell>
              <table:table-cell office:value-type="float" office:value="5.694593">
                <text:p>5.6945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52887">
                <text:p>2.852887</text:p>
              </table:table-cell>
              <table:table-cell office:value-type="float" office:value="3.492514">
                <text:p>3.4925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515789">
                <text:p>6.515789</text:p>
              </table:table-cell>
              <table:table-cell office:value-type="float" office:value="6.047826">
                <text:p>6.0478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18215">
                <text:p>5.818215</text:p>
              </table:table-cell>
              <table:table-cell office:value-type="float" office:value="6.993123">
                <text:p>6.9931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7712">
                <text:p>1.17712</text:p>
              </table:table-cell>
              <table:table-cell office:value-type="float" office:value="10.187403">
                <text:p>10.1874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95174">
                <text:p>1.695174</text:p>
              </table:table-cell>
              <table:table-cell office:value-type="float" office:value="8.685434">
                <text:p>8.6854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618278">
                <text:p>6.618278</text:p>
              </table:table-cell>
              <table:table-cell office:value-type="float" office:value="6.522729">
                <text:p>6.5227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8632">
                <text:p>0.938632</text:p>
              </table:table-cell>
              <table:table-cell office:value-type="float" office:value="4.209481">
                <text:p>4.2094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081495">
                <text:p>7.081495</text:p>
              </table:table-cell>
              <table:table-cell office:value-type="float" office:value="5.181053">
                <text:p>5.1810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06195">
                <text:p>1.106195</text:p>
              </table:table-cell>
              <table:table-cell office:value-type="float" office:value="8.187701">
                <text:p>8.1877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38233">
                <text:p>1.638233</text:p>
              </table:table-cell>
              <table:table-cell office:value-type="float" office:value="9.507318">
                <text:p>9.5073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818129">
                <text:p>7.818129</text:p>
              </table:table-cell>
              <table:table-cell office:value-type="float" office:value="5.971998">
                <text:p>5.971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249251">
                <text:p>2.249251</text:p>
              </table:table-cell>
              <table:table-cell office:value-type="float" office:value="9.059845">
                <text:p>9.0598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43915">
                <text:p>1.943915</text:p>
              </table:table-cell>
              <table:table-cell office:value-type="float" office:value="8.837394">
                <text:p>8.8373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084861">
                <text:p>7.084861</text:p>
              </table:table-cell>
              <table:table-cell office:value-type="float" office:value="5.94388">
                <text:p>5.943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9633">
                <text:p>1.69633</text:p>
              </table:table-cell>
              <table:table-cell office:value-type="float" office:value="9.405179">
                <text:p>9.4051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071132">
                <text:p>7.071132</text:p>
              </table:table-cell>
              <table:table-cell office:value-type="float" office:value="6.073703">
                <text:p>6.0737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074238">
                <text:p>7.074238</text:p>
              </table:table-cell>
              <table:table-cell office:value-type="float" office:value="5.02425">
                <text:p>5.024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71994">
                <text:p>1.071994</text:p>
              </table:table-cell>
              <table:table-cell office:value-type="float" office:value="9.06148">
                <text:p>9.061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54517">
                <text:p>1.554517</text:p>
              </table:table-cell>
              <table:table-cell office:value-type="float" office:value="9.441228">
                <text:p>9.4412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513306">
                <text:p>7.513306</text:p>
              </table:table-cell>
              <table:table-cell office:value-type="float" office:value="5.554294">
                <text:p>5.5542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66028">
                <text:p>3.066028</text:p>
              </table:table-cell>
              <table:table-cell office:value-type="float" office:value="8.332148">
                <text:p>8.332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37169">
                <text:p>2.37169</text:p>
              </table:table-cell>
              <table:table-cell office:value-type="float" office:value="9.127556">
                <text:p>9.127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183736">
                <text:p>7.183736</text:p>
              </table:table-cell>
              <table:table-cell office:value-type="float" office:value="6.43127">
                <text:p>6.43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52747">
                <text:p>2.252747</text:p>
              </table:table-cell>
              <table:table-cell office:value-type="float" office:value="3.239339">
                <text:p>3.2393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67189">
                <text:p>2.067189</text:p>
              </table:table-cell>
              <table:table-cell office:value-type="float" office:value="9.23861">
                <text:p>9.238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88042">
                <text:p>1.588042</text:p>
              </table:table-cell>
              <table:table-cell office:value-type="float" office:value="9.579684">
                <text:p>9.5796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28229">
                <text:p>1.528229</text:p>
              </table:table-cell>
              <table:table-cell office:value-type="float" office:value="9.248829">
                <text:p>9.2488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788169">
                <text:p>2.788169</text:p>
              </table:table-cell>
              <table:table-cell office:value-type="float" office:value="2.808997">
                <text:p>2.8089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022782">
                <text:p>7.022782</text:p>
              </table:table-cell>
              <table:table-cell office:value-type="float" office:value="6.68274">
                <text:p>6.682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89061">
                <text:p>3.189061</text:p>
              </table:table-cell>
              <table:table-cell office:value-type="float" office:value="2.504958">
                <text:p>2.5049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839264">
                <text:p>7.839264</text:p>
              </table:table-cell>
              <table:table-cell office:value-type="float" office:value="5.974335">
                <text:p>5.9743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48677">
                <text:p>1.148677</text:p>
              </table:table-cell>
              <table:table-cell office:value-type="float" office:value="3.411146">
                <text:p>3.4111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041309">
                <text:p>7.041309</text:p>
              </table:table-cell>
              <table:table-cell office:value-type="float" office:value="6.245271">
                <text:p>6.2452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094">
                <text:p>6.094</text:p>
              </table:table-cell>
              <table:table-cell office:value-type="float" office:value="5.725376">
                <text:p>5.7253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709342">
                <text:p>7.709342</text:p>
              </table:table-cell>
              <table:table-cell office:value-type="float" office:value="6.714417">
                <text:p>6.7144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380681">
                <text:p>6.380681</text:p>
              </table:table-cell>
              <table:table-cell office:value-type="float" office:value="6.127011">
                <text:p>6.1270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36312">
                <text:p>2.336312</text:p>
              </table:table-cell>
              <table:table-cell office:value-type="float" office:value="10.310503">
                <text:p>10.3105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8174">
                <text:p>1.28174</text:p>
              </table:table-cell>
              <table:table-cell office:value-type="float" office:value="2.699991">
                <text:p>2.699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22798">
                <text:p>1.522798</text:p>
              </table:table-cell>
              <table:table-cell office:value-type="float" office:value="7.985554">
                <text:p>7.9855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993235">
                <text:p>1.993235</text:p>
              </table:table-cell>
              <table:table-cell office:value-type="float" office:value="3.68592">
                <text:p>3.68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172235">
                <text:p>6.172235</text:p>
              </table:table-cell>
              <table:table-cell office:value-type="float" office:value="5.887218">
                <text:p>5.8872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641999">
                <text:p>1.641999</text:p>
              </table:table-cell>
              <table:table-cell office:value-type="float" office:value="10.000014">
                <text:p>10.0000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2779">
                <text:p>1.02779</text:p>
              </table:table-cell>
              <table:table-cell office:value-type="float" office:value="3.90522">
                <text:p>3.905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05172">
                <text:p>1.105172</text:p>
              </table:table-cell>
              <table:table-cell office:value-type="float" office:value="9.061159">
                <text:p>9.0611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21905">
                <text:p>1.621905</text:p>
              </table:table-cell>
              <table:table-cell office:value-type="float" office:value="9.123823">
                <text:p>9.1238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967588">
                <text:p>5.967588</text:p>
              </table:table-cell>
              <table:table-cell office:value-type="float" office:value="5.836359">
                <text:p>5.8363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48754">
                <text:p>1.948754</text:p>
              </table:table-cell>
              <table:table-cell office:value-type="float" office:value="2.345703">
                <text:p>2.3457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21761">
                <text:p>2.221761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647425">
                <text:p>1.647425</text:p>
              </table:table-cell>
              <table:table-cell office:value-type="float" office:value="3.139887">
                <text:p>3.1398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494078">
                <text:p>6.494078</text:p>
              </table:table-cell>
              <table:table-cell office:value-type="float" office:value="6.612472">
                <text:p>6.6124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56565">
                <text:p>1.556565</text:p>
              </table:table-cell>
              <table:table-cell office:value-type="float" office:value="4.352027">
                <text:p>4.3520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89481">
                <text:p>0.789481</text:p>
              </table:table-cell>
              <table:table-cell office:value-type="float" office:value="10.096387">
                <text:p>10.0963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601702">
                <text:p>2.601702</text:p>
              </table:table-cell>
              <table:table-cell office:value-type="float" office:value="3.110696">
                <text:p>3.110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60937">
                <text:p>2.60937</text:p>
              </table:table-cell>
              <table:table-cell office:value-type="float" office:value="3.442567">
                <text:p>3.4425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75285">
                <text:p>2.75285</text:p>
              </table:table-cell>
              <table:table-cell office:value-type="float" office:value="8.282018">
                <text:p>8.282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559457">
                <text:p>2.559457</text:p>
              </table:table-cell>
              <table:table-cell office:value-type="float" office:value="3.695507">
                <text:p>3.6955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084101">
                <text:p>2.084101</text:p>
              </table:table-cell>
              <table:table-cell office:value-type="float" office:value="8.972729">
                <text:p>8.9727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777255">
                <text:p>1.777255</text:p>
              </table:table-cell>
              <table:table-cell office:value-type="float" office:value="8.323398">
                <text:p>8.3233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41424">
                <text:p>1.441424</text:p>
              </table:table-cell>
              <table:table-cell office:value-type="float" office:value="9.789279">
                <text:p>9.7892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80236">
                <text:p>7.80236</text:p>
              </table:table-cell>
              <table:table-cell office:value-type="float" office:value="6.006006">
                <text:p>6.0060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032323">
                <text:p>2.032323</text:p>
              </table:table-cell>
              <table:table-cell office:value-type="float" office:value="9.408886">
                <text:p>9.4088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704014">
                <text:p>5.704014</text:p>
              </table:table-cell>
              <table:table-cell office:value-type="float" office:value="5.962929">
                <text:p>5.9629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848544">
                <text:p>6.848544</text:p>
              </table:table-cell>
              <table:table-cell office:value-type="float" office:value="5.252686">
                <text:p>5.2526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39451">
                <text:p>1.939451</text:p>
              </table:table-cell>
              <table:table-cell office:value-type="float" office:value="2.37189">
                <text:p>2.371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689594">
                <text:p>6.689594</text:p>
              </table:table-cell>
              <table:table-cell office:value-type="float" office:value="7.143806">
                <text:p>7.1438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37349">
                <text:p>7.37349</text:p>
              </table:table-cell>
              <table:table-cell office:value-type="float" office:value="5.581974">
                <text:p>5.5819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533746">
                <text:p>7.533746</text:p>
              </table:table-cell>
              <table:table-cell office:value-type="float" office:value="6.688828">
                <text:p>6.6888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307918">
                <text:p>6.307918</text:p>
              </table:table-cell>
              <table:table-cell office:value-type="float" office:value="6.687448">
                <text:p>6.6874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43391">
                <text:p>3.243391</text:p>
              </table:table-cell>
              <table:table-cell office:value-type="float" office:value="3.498882">
                <text:p>3.4988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12694">
                <text:p>1.512694</text:p>
              </table:table-cell>
              <table:table-cell office:value-type="float" office:value="8.472446">
                <text:p>8.4724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308183">
                <text:p>3.308183</text:p>
              </table:table-cell>
              <table:table-cell office:value-type="float" office:value="2.439819">
                <text:p>2.4398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25299">
                <text:p>0.925299</text:p>
              </table:table-cell>
              <table:table-cell office:value-type="float" office:value="3.884967">
                <text:p>3.8849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949237">
                <text:p>6.949237</text:p>
              </table:table-cell>
              <table:table-cell office:value-type="float" office:value="6.362809">
                <text:p>6.3628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161689">
                <text:p>2.161689</text:p>
              </table:table-cell>
              <table:table-cell office:value-type="float" office:value="2.352456">
                <text:p>2.3524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185928">
                <text:p>2.185928</text:p>
              </table:table-cell>
              <table:table-cell office:value-type="float" office:value="3.132144">
                <text:p>3.1321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094382">
                <text:p>7.094382</text:p>
              </table:table-cell>
              <table:table-cell office:value-type="float" office:value="6.493664">
                <text:p>6.4936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745669">
                <text:p>5.745669</text:p>
              </table:table-cell>
              <table:table-cell office:value-type="float" office:value="5.394068">
                <text:p>5.3940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180149">
                <text:p>7.180149</text:p>
              </table:table-cell>
              <table:table-cell office:value-type="float" office:value="4.863582">
                <text:p>4.8635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4278">
                <text:p>2.4278</text:p>
              </table:table-cell>
              <table:table-cell office:value-type="float" office:value="8.971976">
                <text:p>8.9719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784419">
                <text:p>2.784419</text:p>
              </table:table-cell>
              <table:table-cell office:value-type="float" office:value="9.357969">
                <text:p>9.3579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441474">
                <text:p>2.441474</text:p>
              </table:table-cell>
              <table:table-cell office:value-type="float" office:value="8.898376">
                <text:p>8.8983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79294">
                <text:p>1.579294</text:p>
              </table:table-cell>
              <table:table-cell office:value-type="float" office:value="9.787602">
                <text:p>9.787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63367">
                <text:p>1.063367</text:p>
              </table:table-cell>
              <table:table-cell office:value-type="float" office:value="2.755094">
                <text:p>2.7550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887645">
                <text:p>1.887645</text:p>
              </table:table-cell>
              <table:table-cell office:value-type="float" office:value="10.254179">
                <text:p>10.2541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65679">
                <text:p>0.765679</text:p>
              </table:table-cell>
              <table:table-cell office:value-type="float" office:value="9.346581">
                <text:p>9.3465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442035">
                <text:p>1.442035</text:p>
              </table:table-cell>
              <table:table-cell office:value-type="float" office:value="8.585701">
                <text:p>8.5857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877029">
                <text:p>1.877029</text:p>
              </table:table-cell>
              <table:table-cell office:value-type="float" office:value="9.797293">
                <text:p>9.7972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122052">
                <text:p>2.122052</text:p>
              </table:table-cell>
              <table:table-cell office:value-type="float" office:value="9.674583">
                <text:p>9.6745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592529">
                <text:p>2.592529</text:p>
              </table:table-cell>
              <table:table-cell office:value-type="float" office:value="2.821451">
                <text:p>2.8214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88854">
                <text:p>0.588854</text:p>
              </table:table-cell>
              <table:table-cell office:value-type="float" office:value="3.539414">
                <text:p>3.5394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31278">
                <text:p>1.31278</text:p>
              </table:table-cell>
              <table:table-cell office:value-type="float" office:value="8.94068">
                <text:p>8.940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210077">
                <text:p>3.210077</text:p>
              </table:table-cell>
              <table:table-cell office:value-type="float" office:value="3.344237">
                <text:p>3.3442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996995">
                <text:p>1.996995</text:p>
              </table:table-cell>
              <table:table-cell office:value-type="float" office:value="3.709819">
                <text:p>3.7098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10571">
                <text:p>1.110571</text:p>
              </table:table-cell>
              <table:table-cell office:value-type="float" office:value="9.242905">
                <text:p>9.2429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267224">
                <text:p>1.267224</text:p>
              </table:table-cell>
              <table:table-cell office:value-type="float" office:value="2.846893">
                <text:p>2.8468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008596">
                <text:p>7.008596</text:p>
              </table:table-cell>
              <table:table-cell office:value-type="float" office:value="5.48803">
                <text:p>5.488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73723">
                <text:p>0.573723</text:p>
              </table:table-cell>
              <table:table-cell office:value-type="float" office:value="8.806849">
                <text:p>8.8068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354116">
                <text:p>7.354116</text:p>
              </table:table-cell>
              <table:table-cell office:value-type="float" office:value="5.439183">
                <text:p>5.4391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031915">
                <text:p>2.031915</text:p>
              </table:table-cell>
              <table:table-cell office:value-type="float" office:value="3.939409">
                <text:p>3.9394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555899">
                <text:p>6.555899</text:p>
              </table:table-cell>
              <table:table-cell office:value-type="float" office:value="6.99064">
                <text:p>6.990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688183">
                <text:p>5.688183</text:p>
              </table:table-cell>
              <table:table-cell office:value-type="float" office:value="4.951842">
                <text:p>4.9518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93997">
                <text:p>0.893997</text:p>
              </table:table-cell>
              <table:table-cell office:value-type="float" office:value="2.331923">
                <text:p>2.3319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393791">
                <text:p>7.393791</text:p>
              </table:table-cell>
              <table:table-cell office:value-type="float" office:value="5.886567">
                <text:p>5.8865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028168">
                <text:p>3.028168</text:p>
              </table:table-cell>
              <table:table-cell office:value-type="float" office:value="3.099223">
                <text:p>3.0992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13877">
                <text:p>1.613877</text:p>
              </table:table-cell>
              <table:table-cell office:value-type="float" office:value="9.843222">
                <text:p>9.8432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0841">
                <text:p>6.30841</text:p>
              </table:table-cell>
              <table:table-cell office:value-type="float" office:value="6.068546">
                <text:p>6.0685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349171">
                <text:p>2.349171</text:p>
              </table:table-cell>
              <table:table-cell office:value-type="float" office:value="8.209778">
                <text:p>8.2097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057251">
                <text:p>7.057251</text:p>
              </table:table-cell>
              <table:table-cell office:value-type="float" office:value="5.777785">
                <text:p>5.7777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418844">
                <text:p>2.418844</text:p>
              </table:table-cell>
              <table:table-cell office:value-type="float" office:value="8.821313">
                <text:p>8.8213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676795">
                <text:p>7.676795</text:p>
              </table:table-cell>
              <table:table-cell office:value-type="float" office:value="6.123983">
                <text:p>6.1239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31205">
                <text:p>1.831205</text:p>
              </table:table-cell>
              <table:table-cell office:value-type="float" office:value="9.158817">
                <text:p>9.1588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123135">
                <text:p>2.123135</text:p>
              </table:table-cell>
              <table:table-cell office:value-type="float" office:value="9.26572">
                <text:p>9.265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467376">
                <text:p>2.467376</text:p>
              </table:table-cell>
              <table:table-cell office:value-type="float" office:value="8.941117">
                <text:p>8.9411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30232">
                <text:p>1.30232</text:p>
              </table:table-cell>
              <table:table-cell office:value-type="float" office:value="3.802276">
                <text:p>3.8022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147057">
                <text:p>6.147057</text:p>
              </table:table-cell>
              <table:table-cell office:value-type="float" office:value="6.830166">
                <text:p>6.8301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138276">
                <text:p>3.138276</text:p>
              </table:table-cell>
              <table:table-cell office:value-type="float" office:value="3.057501">
                <text:p>3.0575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250086">
                <text:p>6.250086</text:p>
              </table:table-cell>
              <table:table-cell office:value-type="float" office:value="4.983933">
                <text:p>4.9839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06468">
                <text:p>1.706468</text:p>
              </table:table-cell>
              <table:table-cell office:value-type="float" office:value="3.504806">
                <text:p>3.5048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293198">
                <text:p>6.293198</text:p>
              </table:table-cell>
              <table:table-cell office:value-type="float" office:value="6.504036">
                <text:p>6.5040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787597">
                <text:p>2.787597</text:p>
              </table:table-cell>
              <table:table-cell office:value-type="float" office:value="2.92907">
                <text:p>2.929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388373">
                <text:p>2.388373</text:p>
              </table:table-cell>
              <table:table-cell office:value-type="float" office:value="9.717655">
                <text:p>9.7176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271107">
                <text:p>2.271107</text:p>
              </table:table-cell>
              <table:table-cell office:value-type="float" office:value="3.024131">
                <text:p>3.0241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258137">
                <text:p>7.258137</text:p>
              </table:table-cell>
              <table:table-cell office:value-type="float" office:value="4.700814">
                <text:p>4.7008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112133">
                <text:p>2.112133</text:p>
              </table:table-cell>
              <table:table-cell office:value-type="float" office:value="2.15682">
                <text:p>2.156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711533">
                <text:p>6.711533</text:p>
              </table:table-cell>
              <table:table-cell office:value-type="float" office:value="6.718994">
                <text:p>6.7189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285094">
                <text:p>7.285094</text:p>
              </table:table-cell>
              <table:table-cell office:value-type="float" office:value="5.846187">
                <text:p>5.8461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31474">
                <text:p>2.31474</text:p>
              </table:table-cell>
              <table:table-cell office:value-type="float" office:value="4.358586">
                <text:p>4.3585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610393">
                <text:p>6.610393</text:p>
              </table:table-cell>
              <table:table-cell office:value-type="float" office:value="6.34221">
                <text:p>6.342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344908">
                <text:p>7.344908</text:p>
              </table:table-cell>
              <table:table-cell office:value-type="float" office:value="6.093236">
                <text:p>6.0932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44025">
                <text:p>2.544025</text:p>
              </table:table-cell>
              <table:table-cell office:value-type="float" office:value="3.385738">
                <text:p>3.3857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316336">
                <text:p>7.316336</text:p>
              </table:table-cell>
              <table:table-cell office:value-type="float" office:value="5.719377">
                <text:p>5.7193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261785">
                <text:p>2.261785</text:p>
              </table:table-cell>
              <table:table-cell office:value-type="float" office:value="4.499013">
                <text:p>4.4990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41835">
                <text:p>1.141835</text:p>
              </table:table-cell>
              <table:table-cell office:value-type="float" office:value="9.5927">
                <text:p>9.59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397341">
                <text:p>2.397341</text:p>
              </table:table-cell>
              <table:table-cell office:value-type="float" office:value="9.542341">
                <text:p>9.5423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32939">
                <text:p>1.932939</text:p>
              </table:table-cell>
              <table:table-cell office:value-type="float" office:value="9.34911">
                <text:p>9.349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589542">
                <text:p>2.589542</text:p>
              </table:table-cell>
              <table:table-cell office:value-type="float" office:value="3.437255">
                <text:p>3.4372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598876">
                <text:p>7.598876</text:p>
              </table:table-cell>
              <table:table-cell office:value-type="float" office:value="6.618335">
                <text:p>6.6183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90524">
                <text:p>3.090524</text:p>
              </table:table-cell>
              <table:table-cell office:value-type="float" office:value="8.757697">
                <text:p>8.7576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205765">
                <text:p>7.205765</text:p>
              </table:table-cell>
              <table:table-cell office:value-type="float" office:value="5.923362">
                <text:p>5.9233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088385">
                <text:p>7.088385</text:p>
              </table:table-cell>
              <table:table-cell office:value-type="float" office:value="5.824964">
                <text:p>5.8249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925097">
                <text:p>7.925097</text:p>
              </table:table-cell>
              <table:table-cell office:value-type="float" office:value="6.754015">
                <text:p>6.7540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212157">
                <text:p>7.212157</text:p>
              </table:table-cell>
              <table:table-cell office:value-type="float" office:value="5.411777">
                <text:p>5.4117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880672">
                <text:p>6.880672</text:p>
              </table:table-cell>
              <table:table-cell office:value-type="float" office:value="7.104334">
                <text:p>7.1043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16847">
                <text:p>1.916847</text:p>
              </table:table-cell>
              <table:table-cell office:value-type="float" office:value="9.261092">
                <text:p>9.2610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348432">
                <text:p>1.348432</text:p>
              </table:table-cell>
              <table:table-cell office:value-type="float" office:value="8.457256">
                <text:p>8.4572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916125">
                <text:p>1.916125</text:p>
              </table:table-cell>
              <table:table-cell office:value-type="float" office:value="10.035786">
                <text:p>10.0357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561431">
                <text:p>6.561431</text:p>
              </table:table-cell>
              <table:table-cell office:value-type="float" office:value="5.372082">
                <text:p>5.3720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039544">
                <text:p>6.039544</text:p>
              </table:table-cell>
              <table:table-cell office:value-type="float" office:value="6.040621">
                <text:p>6.0406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243369">
                <text:p>6.243369</text:p>
              </table:table-cell>
              <table:table-cell office:value-type="float" office:value="7.240541">
                <text:p>7.2405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205421">
                <text:p>2.205421</text:p>
              </table:table-cell>
              <table:table-cell office:value-type="float" office:value="8.446277">
                <text:p>8.4462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36579">
                <text:p>1.136579</text:p>
              </table:table-cell>
              <table:table-cell office:value-type="float" office:value="9.259749">
                <text:p>9.2597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193861">
                <text:p>2.193861</text:p>
              </table:table-cell>
              <table:table-cell office:value-type="float" office:value="8.477079">
                <text:p>8.4770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450489">
                <text:p>2.450489</text:p>
              </table:table-cell>
              <table:table-cell office:value-type="float" office:value="10.376556">
                <text:p>10.3765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5874">
                <text:p>0.65874</text:p>
              </table:table-cell>
              <table:table-cell office:value-type="float" office:value="10.428496">
                <text:p>10.4284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028296">
                <text:p>7.028296</text:p>
              </table:table-cell>
              <table:table-cell office:value-type="float" office:value="6.295929">
                <text:p>6.2959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131778">
                <text:p>3.131778</text:p>
              </table:table-cell>
              <table:table-cell office:value-type="float" office:value="3.731916">
                <text:p>3.7319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08729">
                <text:p>1.708729</text:p>
              </table:table-cell>
              <table:table-cell office:value-type="float" office:value="9.52365">
                <text:p>9.523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684855">
                <text:p>1.684855</text:p>
              </table:table-cell>
              <table:table-cell office:value-type="float" office:value="3.475657">
                <text:p>3.4756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044417">
                <text:p>6.044417</text:p>
              </table:table-cell>
              <table:table-cell office:value-type="float" office:value="5.635975">
                <text:p>5.6359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995782">
                <text:p>1.995782</text:p>
              </table:table-cell>
              <table:table-cell office:value-type="float" office:value="2.368653">
                <text:p>2.3686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650945">
                <text:p>2.650945</text:p>
              </table:table-cell>
              <table:table-cell office:value-type="float" office:value="4.007567">
                <text:p>4.0075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936618">
                <text:p>2.936618</text:p>
              </table:table-cell>
              <table:table-cell office:value-type="float" office:value="3.915344">
                <text:p>3.9153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945474">
                <text:p>1.945474</text:p>
              </table:table-cell>
              <table:table-cell office:value-type="float" office:value="3.295013">
                <text:p>3.2950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04461">
                <text:p>1.04461</text:p>
              </table:table-cell>
              <table:table-cell office:value-type="float" office:value="9.098991">
                <text:p>9.0989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63127">
                <text:p>1.463127</text:p>
              </table:table-cell>
              <table:table-cell office:value-type="float" office:value="9.273446">
                <text:p>9.2734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50529">
                <text:p>7.150529</text:p>
              </table:table-cell>
              <table:table-cell office:value-type="float" office:value="6.739015">
                <text:p>6.7390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083453">
                <text:p>6.083453</text:p>
              </table:table-cell>
              <table:table-cell office:value-type="float" office:value="6.560922">
                <text:p>6.5609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408491">
                <text:p>1.408491</text:p>
              </table:table-cell>
              <table:table-cell office:value-type="float" office:value="8.80336">
                <text:p>8.803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838192">
                <text:p>1.838192</text:p>
              </table:table-cell>
              <table:table-cell office:value-type="float" office:value="3.283675">
                <text:p>3.2836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87917">
                <text:p>5.387917</text:p>
              </table:table-cell>
              <table:table-cell office:value-type="float" office:value="5.105608">
                <text:p>5.1056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38424">
                <text:p>1.538424</text:p>
              </table:table-cell>
              <table:table-cell office:value-type="float" office:value="9.004146">
                <text:p>9.0041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10856">
                <text:p>1.710856</text:p>
              </table:table-cell>
              <table:table-cell office:value-type="float" office:value="9.260982">
                <text:p>9.2609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729575">
                <text:p>1.729575</text:p>
              </table:table-cell>
              <table:table-cell office:value-type="float" office:value="2.652326">
                <text:p>2.6523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695946">
                <text:p>6.695946</text:p>
              </table:table-cell>
              <table:table-cell office:value-type="float" office:value="4.883783">
                <text:p>4.8837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359333">
                <text:p>6.359333</text:p>
              </table:table-cell>
              <table:table-cell office:value-type="float" office:value="6.109451">
                <text:p>6.1094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357069">
                <text:p>6.357069</text:p>
              </table:table-cell>
              <table:table-cell office:value-type="float" office:value="5.728278">
                <text:p>5.7282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277474">
                <text:p>2.277474</text:p>
              </table:table-cell>
              <table:table-cell office:value-type="float" office:value="2.412004">
                <text:p>2.4120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04598">
                <text:p>2.04598</text:p>
              </table:table-cell>
              <table:table-cell office:value-type="float" office:value="3.881381">
                <text:p>3.8813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098384">
                <text:p>2.098384</text:p>
              </table:table-cell>
              <table:table-cell office:value-type="float" office:value="9.365918">
                <text:p>9.3659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527619">
                <text:p>6.527619</text:p>
              </table:table-cell>
              <table:table-cell office:value-type="float" office:value="6.672163">
                <text:p>6.6721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729294">
                <text:p>1.729294</text:p>
              </table:table-cell>
              <table:table-cell office:value-type="float" office:value="4.082286">
                <text:p>4.0822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51511">
                <text:p>1.451511</text:p>
              </table:table-cell>
              <table:table-cell office:value-type="float" office:value="4.477944">
                <text:p>4.4779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540062">
                <text:p>2.540062</text:p>
              </table:table-cell>
              <table:table-cell office:value-type="float" office:value="3.663691">
                <text:p>3.6636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281803">
                <text:p>7.281803</text:p>
              </table:table-cell>
              <table:table-cell office:value-type="float" office:value="5.954875">
                <text:p>5.9548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444443">
                <text:p>2.444443</text:p>
              </table:table-cell>
              <table:table-cell office:value-type="float" office:value="8.570779">
                <text:p>8.5707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59223">
                <text:p>1.059223</text:p>
              </table:table-cell>
              <table:table-cell office:value-type="float" office:value="2.591285">
                <text:p>2.5912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02566">
                <text:p>2.02566</text:p>
              </table:table-cell>
              <table:table-cell office:value-type="float" office:value="3.194058">
                <text:p>3.1940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419353">
                <text:p>2.419353</text:p>
              </table:table-cell>
              <table:table-cell office:value-type="float" office:value="3.453897">
                <text:p>3.4538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275753">
                <text:p>2.275753</text:p>
              </table:table-cell>
              <table:table-cell office:value-type="float" office:value="2.967499">
                <text:p>2.9674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398157">
                <text:p>2.398157</text:p>
              </table:table-cell>
              <table:table-cell office:value-type="float" office:value="3.304902">
                <text:p>3.3049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9414">
                <text:p>1.19414</text:p>
              </table:table-cell>
              <table:table-cell office:value-type="float" office:value="3.548222">
                <text:p>3.5482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321093">
                <text:p>2.321093</text:p>
              </table:table-cell>
              <table:table-cell office:value-type="float" office:value="2.523933">
                <text:p>2.5239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81752">
                <text:p>1.781752</text:p>
              </table:table-cell>
              <table:table-cell office:value-type="float" office:value="9.233274">
                <text:p>9.2332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20338">
                <text:p>1.720338</text:p>
              </table:table-cell>
              <table:table-cell office:value-type="float" office:value="2.880211">
                <text:p>2.8802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836724">
                <text:p>6.836724</text:p>
              </table:table-cell>
              <table:table-cell office:value-type="float" office:value="5.079329">
                <text:p>5.0793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639241">
                <text:p>1.639241</text:p>
              </table:table-cell>
              <table:table-cell office:value-type="float" office:value="3.737905">
                <text:p>3.7379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27564">
                <text:p>0.927564</text:p>
              </table:table-cell>
              <table:table-cell office:value-type="float" office:value="4.072642">
                <text:p>4.0726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868365">
                <text:p>6.868365</text:p>
              </table:table-cell>
              <table:table-cell office:value-type="float" office:value="6.156615">
                <text:p>6.1566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56683">
                <text:p>1.556683</text:p>
              </table:table-cell>
              <table:table-cell office:value-type="float" office:value="2.46731">
                <text:p>2.467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94241">
                <text:p>1.194241</text:p>
              </table:table-cell>
              <table:table-cell office:value-type="float" office:value="3.918078">
                <text:p>3.9180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70997">
                <text:p>1.570997</text:p>
              </table:table-cell>
              <table:table-cell office:value-type="float" office:value="9.429389">
                <text:p>9.4293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82882">
                <text:p>0.982882</text:p>
              </table:table-cell>
              <table:table-cell office:value-type="float" office:value="7.994158">
                <text:p>7.9941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395996">
                <text:p>2.395996</text:p>
              </table:table-cell>
              <table:table-cell office:value-type="float" office:value="3.084772">
                <text:p>3.0847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70115">
                <text:p>2.670115</text:p>
              </table:table-cell>
              <table:table-cell office:value-type="float" office:value="8.055773">
                <text:p>8.0557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284296">
                <text:p>2.284296</text:p>
              </table:table-cell>
              <table:table-cell office:value-type="float" office:value="9.914926">
                <text:p>9.9149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741471">
                <text:p>7.741471</text:p>
              </table:table-cell>
              <table:table-cell office:value-type="float" office:value="6.213564">
                <text:p>6.2135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829402">
                <text:p>6.829402</text:p>
              </table:table-cell>
              <table:table-cell office:value-type="float" office:value="7.252275">
                <text:p>7.2522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443488">
                <text:p>1.443488</text:p>
              </table:table-cell>
              <table:table-cell office:value-type="float" office:value="10.336283">
                <text:p>10.3362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377829">
                <text:p>1.377829</text:p>
              </table:table-cell>
              <table:table-cell office:value-type="float" office:value="3.675203">
                <text:p>3.6752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052671">
                <text:p>2.052671</text:p>
              </table:table-cell>
              <table:table-cell office:value-type="float" office:value="3.776449">
                <text:p>3.7764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745373">
                <text:p>2.745373</text:p>
              </table:table-cell>
              <table:table-cell office:value-type="float" office:value="2.124152">
                <text:p>2.1241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34013">
                <text:p>1.634013</text:p>
              </table:table-cell>
              <table:table-cell office:value-type="float" office:value="9.242654">
                <text:p>9.2426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0562">
                <text:p>2.0562</text:p>
              </table:table-cell>
              <table:table-cell office:value-type="float" office:value="3.387938">
                <text:p>3.3879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3515">
                <text:p>1.43515</text:p>
              </table:table-cell>
              <table:table-cell office:value-type="float" office:value="3.70936">
                <text:p>3.709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74471">
                <text:p>6.74471</text:p>
              </table:table-cell>
              <table:table-cell office:value-type="float" office:value="4.885123">
                <text:p>4.8851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153271">
                <text:p>2.153271</text:p>
              </table:table-cell>
              <table:table-cell office:value-type="float" office:value="3.940209">
                <text:p>3.9402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051952">
                <text:p>2.051952</text:p>
              </table:table-cell>
              <table:table-cell office:value-type="float" office:value="9.020956">
                <text:p>9.0209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667418">
                <text:p>2.667418</text:p>
              </table:table-cell>
              <table:table-cell office:value-type="float" office:value="8.384224">
                <text:p>8.3842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28741">
                <text:p>1.528741</text:p>
              </table:table-cell>
              <table:table-cell office:value-type="float" office:value="8.210805">
                <text:p>8.2108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761005">
                <text:p>6.761005</text:p>
              </table:table-cell>
              <table:table-cell office:value-type="float" office:value="7.009882">
                <text:p>7.0098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554285">
                <text:p>2.554285</text:p>
              </table:table-cell>
              <table:table-cell office:value-type="float" office:value="9.207734">
                <text:p>9.2077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000889">
                <text:p>2.000889</text:p>
              </table:table-cell>
              <table:table-cell office:value-type="float" office:value="3.464078">
                <text:p>3.4640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495887">
                <text:p>1.495887</text:p>
              </table:table-cell>
              <table:table-cell office:value-type="float" office:value="9.775083">
                <text:p>9.7750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027336">
                <text:p>2.027336</text:p>
              </table:table-cell>
              <table:table-cell office:value-type="float" office:value="3.675285">
                <text:p>3.6752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27812">
                <text:p>0.427812</text:p>
              </table:table-cell>
              <table:table-cell office:value-type="float" office:value="9.740282">
                <text:p>9.7402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73362">
                <text:p>1.73362</text:p>
              </table:table-cell>
              <table:table-cell office:value-type="float" office:value="9.916728">
                <text:p>9.9167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26072">
                <text:p>1.926072</text:p>
              </table:table-cell>
              <table:table-cell office:value-type="float" office:value="2.904677">
                <text:p>2.9046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286241">
                <text:p>2.286241</text:p>
              </table:table-cell>
              <table:table-cell office:value-type="float" office:value="8.957402">
                <text:p>8.9574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47807">
                <text:p>1.947807</text:p>
              </table:table-cell>
              <table:table-cell office:value-type="float" office:value="3.080456">
                <text:p>3.0804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482635">
                <text:p>6.482635</text:p>
              </table:table-cell>
              <table:table-cell office:value-type="float" office:value="5.502621">
                <text:p>5.5026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89529">
                <text:p>1.589529</text:p>
              </table:table-cell>
              <table:table-cell office:value-type="float" office:value="9.634164">
                <text:p>9.6341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840423">
                <text:p>1.840423</text:p>
              </table:table-cell>
              <table:table-cell office:value-type="float" office:value="3.112951">
                <text:p>3.1129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624956">
                <text:p>2.624956</text:p>
              </table:table-cell>
              <table:table-cell office:value-type="float" office:value="2.19774">
                <text:p>2.197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007227">
                <text:p>3.007227</text:p>
              </table:table-cell>
              <table:table-cell office:value-type="float" office:value="9.830644">
                <text:p>9.8306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923909">
                <text:p>5.923909</text:p>
              </table:table-cell>
              <table:table-cell office:value-type="float" office:value="6.869745">
                <text:p>6.8697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36856">
                <text:p>0.836856</text:p>
              </table:table-cell>
              <table:table-cell office:value-type="float" office:value="3.31553">
                <text:p>3.315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657852">
                <text:p>2.657852</text:p>
              </table:table-cell>
              <table:table-cell office:value-type="float" office:value="10.095236">
                <text:p>10.0952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944446">
                <text:p>1.944446</text:p>
              </table:table-cell>
              <table:table-cell office:value-type="float" office:value="3.489553">
                <text:p>3.4895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056133">
                <text:p>3.056133</text:p>
              </table:table-cell>
              <table:table-cell office:value-type="float" office:value="9.578084">
                <text:p>9.5780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289875">
                <text:p>7.289875</text:p>
              </table:table-cell>
              <table:table-cell office:value-type="float" office:value="5.413907">
                <text:p>5.4139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554955">
                <text:p>2.554955</text:p>
              </table:table-cell>
              <table:table-cell office:value-type="float" office:value="3.277666">
                <text:p>3.277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715089">
                <text:p>6.715089</text:p>
              </table:table-cell>
              <table:table-cell office:value-type="float" office:value="5.846603">
                <text:p>5.8466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364831">
                <text:p>2.364831</text:p>
              </table:table-cell>
              <table:table-cell office:value-type="float" office:value="4.300473">
                <text:p>4.3004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57854">
                <text:p>1.057854</text:p>
              </table:table-cell>
              <table:table-cell office:value-type="float" office:value="9.894414">
                <text:p>9.8944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076089">
                <text:p>3.076089</text:p>
              </table:table-cell>
              <table:table-cell office:value-type="float" office:value="3.114026">
                <text:p>3.1140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657923">
                <text:p>1.657923</text:p>
              </table:table-cell>
              <table:table-cell office:value-type="float" office:value="10.129908">
                <text:p>10.1299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61384">
                <text:p>6.561384</text:p>
              </table:table-cell>
              <table:table-cell office:value-type="float" office:value="6.170261">
                <text:p>6.1702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003383">
                <text:p>2.003383</text:p>
              </table:table-cell>
              <table:table-cell office:value-type="float" office:value="2.938825">
                <text:p>2.9388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667481">
                <text:p>1.667481</text:p>
              </table:table-cell>
              <table:table-cell office:value-type="float" office:value="9.242713">
                <text:p>9.2427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649218">
                <text:p>6.649218</text:p>
              </table:table-cell>
              <table:table-cell office:value-type="float" office:value="5.083163">
                <text:p>5.0831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378776">
                <text:p>2.378776</text:p>
              </table:table-cell>
              <table:table-cell office:value-type="float" office:value="10.414724">
                <text:p>10.4147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45668">
                <text:p>1.545668</text:p>
              </table:table-cell>
              <table:table-cell office:value-type="float" office:value="2.624035">
                <text:p>2.6240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80901">
                <text:p>1.280901</text:p>
              </table:table-cell>
              <table:table-cell office:value-type="float" office:value="9.975775">
                <text:p>9.9757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306994">
                <text:p>2.306994</text:p>
              </table:table-cell>
              <table:table-cell office:value-type="float" office:value="8.399434">
                <text:p>8.3994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95263">
                <text:p>2.95263</text:p>
              </table:table-cell>
              <table:table-cell office:value-type="float" office:value="3.525649">
                <text:p>3.5256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567707">
                <text:p>7.567707</text:p>
              </table:table-cell>
              <table:table-cell office:value-type="float" office:value="7.01198">
                <text:p>7.011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19106">
                <text:p>0.819106</text:p>
              </table:table-cell>
              <table:table-cell office:value-type="float" office:value="8.418902">
                <text:p>8.4189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01563">
                <text:p>7.01563</text:p>
              </table:table-cell>
              <table:table-cell office:value-type="float" office:value="6.492776">
                <text:p>6.4927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86159">
                <text:p>0.786159</text:p>
              </table:table-cell>
              <table:table-cell office:value-type="float" office:value="3.166065">
                <text:p>3.1660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60068">
                <text:p>1.560068</text:p>
              </table:table-cell>
              <table:table-cell office:value-type="float" office:value="9.112477">
                <text:p>9.1124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73002">
                <text:p>1.573002</text:p>
              </table:table-cell>
              <table:table-cell office:value-type="float" office:value="9.260512">
                <text:p>9.2605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16178">
                <text:p>1.516178</text:p>
              </table:table-cell>
              <table:table-cell office:value-type="float" office:value="10.135775">
                <text:p>10.1357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317285">
                <text:p>7.317285</text:p>
              </table:table-cell>
              <table:table-cell office:value-type="float" office:value="4.83603">
                <text:p>4.836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712417">
                <text:p>6.712417</text:p>
              </table:table-cell>
              <table:table-cell office:value-type="float" office:value="6.75099">
                <text:p>6.750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728488">
                <text:p>6.728488</text:p>
              </table:table-cell>
              <table:table-cell office:value-type="float" office:value="7.261802">
                <text:p>7.2618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37098">
                <text:p>7.37098</text:p>
              </table:table-cell>
              <table:table-cell office:value-type="float" office:value="5.612934">
                <text:p>5.6129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68498">
                <text:p>7.68498</text:p>
              </table:table-cell>
              <table:table-cell office:value-type="float" office:value="6.155702">
                <text:p>6.1557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29791">
                <text:p>1.529791</text:p>
              </table:table-cell>
              <table:table-cell office:value-type="float" office:value="3.254774">
                <text:p>3.2547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79571">
                <text:p>1.779571</text:p>
              </table:table-cell>
              <table:table-cell office:value-type="float" office:value="9.253806">
                <text:p>9.2538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595349">
                <text:p>7.595349</text:p>
              </table:table-cell>
              <table:table-cell office:value-type="float" office:value="6.468712">
                <text:p>6.4687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30307">
                <text:p>1.130307</text:p>
              </table:table-cell>
              <table:table-cell office:value-type="float" office:value="3.624604">
                <text:p>3.6246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632773">
                <text:p>1.632773</text:p>
              </table:table-cell>
              <table:table-cell office:value-type="float" office:value="10.049688">
                <text:p>10.0496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166612">
                <text:p>2.166612</text:p>
              </table:table-cell>
              <table:table-cell office:value-type="float" office:value="2.514517">
                <text:p>2.5145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329324">
                <text:p>2.329324</text:p>
              </table:table-cell>
              <table:table-cell office:value-type="float" office:value="10.344705">
                <text:p>10.3447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756252">
                <text:p>2.756252</text:p>
              </table:table-cell>
              <table:table-cell office:value-type="float" office:value="2.155961">
                <text:p>2.1559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34954">
                <text:p>6.934954</text:p>
              </table:table-cell>
              <table:table-cell office:value-type="float" office:value="6.604996">
                <text:p>6.6049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731031">
                <text:p>1.731031</text:p>
              </table:table-cell>
              <table:table-cell office:value-type="float" office:value="8.398021">
                <text:p>8.3980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65469">
                <text:p>1.65469</text:p>
              </table:table-cell>
              <table:table-cell office:value-type="float" office:value="3.036469">
                <text:p>3.0364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834686">
                <text:p>5.834686</text:p>
              </table:table-cell>
              <table:table-cell office:value-type="float" office:value="6.120853">
                <text:p>6.1208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434252">
                <text:p>6.434252</text:p>
              </table:table-cell>
              <table:table-cell office:value-type="float" office:value="6.180343">
                <text:p>6.1803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311721">
                <text:p>6.311721</text:p>
              </table:table-cell>
              <table:table-cell office:value-type="float" office:value="5.907488">
                <text:p>5.9074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41148">
                <text:p>0.841148</text:p>
              </table:table-cell>
              <table:table-cell office:value-type="float" office:value="3.526347">
                <text:p>3.5263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29301">
                <text:p>1.229301</text:p>
              </table:table-cell>
              <table:table-cell office:value-type="float" office:value="3.757127">
                <text:p>3.7571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519749">
                <text:p>6.519749</text:p>
              </table:table-cell>
              <table:table-cell office:value-type="float" office:value="5.212497">
                <text:p>5.212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7303">
                <text:p>1.97303</text:p>
              </table:table-cell>
              <table:table-cell office:value-type="float" office:value="3.384792">
                <text:p>3.3847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046582">
                <text:p>1.046582</text:p>
              </table:table-cell>
              <table:table-cell office:value-type="float" office:value="8.137718">
                <text:p>8.1377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376957">
                <text:p>1.376957</text:p>
              </table:table-cell>
              <table:table-cell office:value-type="float" office:value="2.867344">
                <text:p>2.8673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342072">
                <text:p>1.342072</text:p>
              </table:table-cell>
              <table:table-cell office:value-type="float" office:value="2.16613">
                <text:p>2.166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245854">
                <text:p>6.245854</text:p>
              </table:table-cell>
              <table:table-cell office:value-type="float" office:value="5.648087">
                <text:p>5.6480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25933">
                <text:p>2.25933</text:p>
              </table:table-cell>
              <table:table-cell office:value-type="float" office:value="8.573007">
                <text:p>8.5730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791612">
                <text:p>1.791612</text:p>
              </table:table-cell>
              <table:table-cell office:value-type="float" office:value="7.842956">
                <text:p>7.8429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70289">
                <text:p>6.70289</text:p>
              </table:table-cell>
              <table:table-cell office:value-type="float" office:value="5.460577">
                <text:p>5.4605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149545">
                <text:p>2.149545</text:p>
              </table:table-cell>
              <table:table-cell office:value-type="float" office:value="2.688058">
                <text:p>2.6880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11801">
                <text:p>1.211801</text:p>
              </table:table-cell>
              <table:table-cell office:value-type="float" office:value="2.636095">
                <text:p>2.6360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27782">
                <text:p>1.27782</text:p>
              </table:table-cell>
              <table:table-cell office:value-type="float" office:value="3.504388">
                <text:p>3.5043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054251">
                <text:p>7.054251</text:p>
              </table:table-cell>
              <table:table-cell office:value-type="float" office:value="6.921675">
                <text:p>6.9216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389704">
                <text:p>1.389704</text:p>
              </table:table-cell>
              <table:table-cell office:value-type="float" office:value="4.581959">
                <text:p>4.5819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478593">
                <text:p>2.478593</text:p>
              </table:table-cell>
              <table:table-cell office:value-type="float" office:value="9.23047">
                <text:p>9.230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106312">
                <text:p>1.106312</text:p>
              </table:table-cell>
              <table:table-cell office:value-type="float" office:value="8.949496">
                <text:p>8.9494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462061">
                <text:p>6.462061</text:p>
              </table:table-cell>
              <table:table-cell office:value-type="float" office:value="5.359028">
                <text:p>5.3590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34831">
                <text:p>1.934831</text:p>
              </table:table-cell>
              <table:table-cell office:value-type="float" office:value="9.307843">
                <text:p>9.3078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373906">
                <text:p>2.373906</text:p>
              </table:table-cell>
              <table:table-cell office:value-type="float" office:value="2.731475">
                <text:p>2.7314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28444">
                <text:p>1.728444</text:p>
              </table:table-cell>
              <table:table-cell office:value-type="float" office:value="3.242952">
                <text:p>3.2429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83422">
                <text:p>0.983422</text:p>
              </table:table-cell>
              <table:table-cell office:value-type="float" office:value="10.287086">
                <text:p>10.2870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391715">
                <text:p>1.391715</text:p>
              </table:table-cell>
              <table:table-cell office:value-type="float" office:value="3.373994">
                <text:p>3.3739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615005">
                <text:p>7.615005</text:p>
              </table:table-cell>
              <table:table-cell office:value-type="float" office:value="6.000581">
                <text:p>6.0005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24043">
                <text:p>1.924043</text:p>
              </table:table-cell>
              <table:table-cell office:value-type="float" office:value="2.916549">
                <text:p>2.9165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185016">
                <text:p>1.185016</text:p>
              </table:table-cell>
              <table:table-cell office:value-type="float" office:value="8.458364">
                <text:p>8.4583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720044">
                <text:p>1.720044</text:p>
              </table:table-cell>
              <table:table-cell office:value-type="float" office:value="3.549084">
                <text:p>3.5490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63879">
                <text:p>1.563879</text:p>
              </table:table-cell>
              <table:table-cell office:value-type="float" office:value="4.291531">
                <text:p>4.2915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405272">
                <text:p>2.405272</text:p>
              </table:table-cell>
              <table:table-cell office:value-type="float" office:value="9.376307">
                <text:p>9.3763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398598">
                <text:p>6.398598</text:p>
              </table:table-cell>
              <table:table-cell office:value-type="float" office:value="5.844625">
                <text:p>5.844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02052">
                <text:p>1.02052</text:p>
              </table:table-cell>
              <table:table-cell office:value-type="float" office:value="9.463951">
                <text:p>9.4639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98237">
                <text:p>1.598237</text:p>
              </table:table-cell>
              <table:table-cell office:value-type="float" office:value="8.588361">
                <text:p>8.5883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719804">
                <text:p>1.719804</text:p>
              </table:table-cell>
              <table:table-cell office:value-type="float" office:value="3.039133">
                <text:p>3.0391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017804">
                <text:p>7.017804</text:p>
              </table:table-cell>
              <table:table-cell office:value-type="float" office:value="6.142657">
                <text:p>6.1426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39558">
                <text:p>0.839558</text:p>
              </table:table-cell>
              <table:table-cell office:value-type="float" office:value="2.674346">
                <text:p>2.6743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325">
                <text:p>0.8325</text:p>
              </table:table-cell>
              <table:table-cell office:value-type="float" office:value="8.838047">
                <text:p>8.8380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318864">
                <text:p>1.318864</text:p>
              </table:table-cell>
              <table:table-cell office:value-type="float" office:value="8.865318">
                <text:p>8.8653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809704">
                <text:p>2.809704</text:p>
              </table:table-cell>
              <table:table-cell office:value-type="float" office:value="3.65154">
                <text:p>3.651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34121">
                <text:p>6.34121</text:p>
              </table:table-cell>
              <table:table-cell office:value-type="float" office:value="5.694814">
                <text:p>5.6948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771858">
                <text:p>1.771858</text:p>
              </table:table-cell>
              <table:table-cell office:value-type="float" office:value="8.874054">
                <text:p>8.8740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.161985">
                <text:p>7.161985</text:p>
              </table:table-cell>
              <table:table-cell office:value-type="float" office:value="6.095441">
                <text:p>6.0954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55134">
                <text:p>1.955134</text:p>
              </table:table-cell>
              <table:table-cell office:value-type="float" office:value="10.212145">
                <text:p>10.2121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036572">
                <text:p>2.036572</text:p>
              </table:table-cell>
              <table:table-cell office:value-type="float" office:value="9.451341">
                <text:p>9.4513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19526">
                <text:p>1.519526</text:p>
              </table:table-cell>
              <table:table-cell office:value-type="float" office:value="10.28406">
                <text:p>10.284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25358">
                <text:p>1.925358</text:p>
              </table:table-cell>
              <table:table-cell office:value-type="float" office:value="10.161502">
                <text:p>10.1615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.14065">
                <text:p>6.14065</text:p>
              </table:table-cell>
              <table:table-cell office:value-type="float" office:value="6.348142">
                <text:p>6.3481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893583">
                <text:p>2.893583</text:p>
              </table:table-cell>
              <table:table-cell office:value-type="float" office:value="9.71584">
                <text:p>9.715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94532">
                <text:p>1.294532</text:p>
              </table:table-cell>
              <table:table-cell office:value-type="float" office:value="3.247956">
                <text:p>3.2479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969142">
                <text:p>1.969142</text:p>
              </table:table-cell>
              <table:table-cell office:value-type="float" office:value="3.824122">
                <text:p>3.8241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64257">
                <text:p>1.264257</text:p>
              </table:table-cell>
              <table:table-cell office:value-type="float" office:value="9.262549">
                <text:p>9.2625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349076">
                <text:p>7.349076</text:p>
              </table:table-cell>
              <table:table-cell office:value-type="float" office:value="6.272658">
                <text:p>6.2726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489473">
                <text:p>1.489473</text:p>
              </table:table-cell>
              <table:table-cell office:value-type="float" office:value="3.39639">
                <text:p>3.3963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884063">
                <text:p>2.884063</text:p>
              </table:table-cell>
              <table:table-cell office:value-type="float" office:value="3.280706">
                <text:p>3.2807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89217">
                <text:p>0.989217</text:p>
              </table:table-cell>
              <table:table-cell office:value-type="float" office:value="9.472556">
                <text:p>9.4725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684991">
                <text:p>6.684991</text:p>
              </table:table-cell>
              <table:table-cell office:value-type="float" office:value="4.906771">
                <text:p>4.9067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073296">
                <text:p>2.073296</text:p>
              </table:table-cell>
              <table:table-cell office:value-type="float" office:value="2.750077">
                <text:p>2.7500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535683">
                <text:p>6.535683</text:p>
              </table:table-cell>
              <table:table-cell office:value-type="float" office:value="5.680853">
                <text:p>5.6808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521349">
                <text:p>2.521349</text:p>
              </table:table-cell>
              <table:table-cell office:value-type="float" office:value="3.390961">
                <text:p>3.3909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433831">
                <text:p>2.433831</text:p>
              </table:table-cell>
              <table:table-cell office:value-type="float" office:value="3.851092">
                <text:p>3.8510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434001">
                <text:p>6.434001</text:p>
              </table:table-cell>
              <table:table-cell office:value-type="float" office:value="5.665085">
                <text:p>5.6650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511851">
                <text:p>5.511851</text:p>
              </table:table-cell>
              <table:table-cell office:value-type="float" office:value="5.574957">
                <text:p>5.5749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623962">
                <text:p>2.623962</text:p>
              </table:table-cell>
              <table:table-cell office:value-type="float" office:value="2.59819">
                <text:p>2.598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419875">
                <text:p>6.419875</text:p>
              </table:table-cell>
              <table:table-cell office:value-type="float" office:value="5.758128">
                <text:p>5.7581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805395">
                <text:p>1.805395</text:p>
              </table:table-cell>
              <table:table-cell office:value-type="float" office:value="8.759831">
                <text:p>8.7598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135707">
                <text:p>2.135707</text:p>
              </table:table-cell>
              <table:table-cell office:value-type="float" office:value="9.222221">
                <text:p>9.2222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095272">
                <text:p>6.095272</text:p>
              </table:table-cell>
              <table:table-cell office:value-type="float" office:value="5.860293">
                <text:p>5.8602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511305">
                <text:p>1.511305</text:p>
              </table:table-cell>
              <table:table-cell office:value-type="float" office:value="9.092745">
                <text:p>9.0927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1508">
                <text:p>1.1508</text:p>
              </table:table-cell>
              <table:table-cell office:value-type="float" office:value="4.146923">
                <text:p>4.1469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56201">
                <text:p>5.56201</text:p>
              </table:table-cell>
              <table:table-cell office:value-type="float" office:value="6.62178">
                <text:p>6.621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85342">
                <text:p>1.85342</text:p>
              </table:table-cell>
              <table:table-cell office:value-type="float" office:value="9.58445">
                <text:p>9.584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621376">
                <text:p>6.621376</text:p>
              </table:table-cell>
              <table:table-cell office:value-type="float" office:value="4.830926">
                <text:p>4.8309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79869">
                <text:p>0.879869</text:p>
              </table:table-cell>
              <table:table-cell office:value-type="float" office:value="9.907797">
                <text:p>9.9077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336295">
                <text:p>6.336295</text:p>
              </table:table-cell>
              <table:table-cell office:value-type="float" office:value="6.67737">
                <text:p>6.677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262536">
                <text:p>2.262536</text:p>
              </table:table-cell>
              <table:table-cell office:value-type="float" office:value="9.683801">
                <text:p>9.6838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347119">
                <text:p>1.347119</text:p>
              </table:table-cell>
              <table:table-cell office:value-type="float" office:value="3.078594">
                <text:p>3.0785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071969">
                <text:p>2.071969</text:p>
              </table:table-cell>
              <table:table-cell office:value-type="float" office:value="8.734414">
                <text:p>8.7344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00208">
                <text:p>0.900208</text:p>
              </table:table-cell>
              <table:table-cell office:value-type="float" office:value="4.331758">
                <text:p>4.3317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611541">
                <text:p>6.611541</text:p>
              </table:table-cell>
              <table:table-cell office:value-type="float" office:value="6.432203">
                <text:p>6.4322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328614">
                <text:p>1.328614</text:p>
              </table:table-cell>
              <table:table-cell office:value-type="float" office:value="8.58399">
                <text:p>8.583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540338">
                <text:p>5.540338</text:p>
              </table:table-cell>
              <table:table-cell office:value-type="float" office:value="6.539357">
                <text:p>6.5393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86139">
                <text:p>1.86139</text:p>
              </table:table-cell>
              <table:table-cell office:value-type="float" office:value="10.174409">
                <text:p>10.1744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063403">
                <text:p>2.063403</text:p>
              </table:table-cell>
              <table:table-cell office:value-type="float" office:value="8.370521">
                <text:p>8.3705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588898">
                <text:p>7.588898</text:p>
              </table:table-cell>
              <table:table-cell office:value-type="float" office:value="5.827349">
                <text:p>5.8273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688166">
                <text:p>2.688166</text:p>
              </table:table-cell>
              <table:table-cell office:value-type="float" office:value="2.580306">
                <text:p>2.5803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3208">
                <text:p>1.73208</text:p>
              </table:table-cell>
              <table:table-cell office:value-type="float" office:value="9.291782">
                <text:p>9.2917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873048">
                <text:p>1.873048</text:p>
              </table:table-cell>
              <table:table-cell office:value-type="float" office:value="9.541468">
                <text:p>9.5414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82703">
                <text:p>0.682703</text:p>
              </table:table-cell>
              <table:table-cell office:value-type="float" office:value="9.010077">
                <text:p>9.0100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299691">
                <text:p>1.299691</text:p>
              </table:table-cell>
              <table:table-cell office:value-type="float" office:value="3.691192">
                <text:p>3.6911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805999">
                <text:p>7.805999</text:p>
              </table:table-cell>
              <table:table-cell office:value-type="float" office:value="6.260059">
                <text:p>6.2600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207042">
                <text:p>7.207042</text:p>
              </table:table-cell>
              <table:table-cell office:value-type="float" office:value="5.882469">
                <text:p>5.8824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607859">
                <text:p>1.607859</text:p>
              </table:table-cell>
              <table:table-cell office:value-type="float" office:value="8.984708">
                <text:p>8.9847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803105">
                <text:p>2.803105</text:p>
              </table:table-cell>
              <table:table-cell office:value-type="float" office:value="2.00666">
                <text:p>2.006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300384">
                <text:p>3.300384</text:p>
              </table:table-cell>
              <table:table-cell office:value-type="float" office:value="3.666379">
                <text:p>3.6663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00465">
                <text:p>1.000465</text:p>
              </table:table-cell>
              <table:table-cell office:value-type="float" office:value="2.332244">
                <text:p>2.3322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659265">
                <text:p>6.659265</text:p>
              </table:table-cell>
              <table:table-cell office:value-type="float" office:value="5.544356">
                <text:p>5.5443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61181">
                <text:p>0.861181</text:p>
              </table:table-cell>
              <table:table-cell office:value-type="float" office:value="8.509207">
                <text:p>8.5092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342935">
                <text:p>7.342935</text:p>
              </table:table-cell>
              <table:table-cell office:value-type="float" office:value="5.425395">
                <text:p>5.4253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46657">
                <text:p>6.46657</text:p>
              </table:table-cell>
              <table:table-cell office:value-type="float" office:value="6.068222">
                <text:p>6.0682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965054">
                <text:p>6.965054</text:p>
              </table:table-cell>
              <table:table-cell office:value-type="float" office:value="6.650683">
                <text:p>6.6506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83503">
                <text:p>0.883503</text:p>
              </table:table-cell>
              <table:table-cell office:value-type="float" office:value="2.276414">
                <text:p>2.2764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09163">
                <text:p>3.09163</text:p>
              </table:table-cell>
              <table:table-cell office:value-type="float" office:value="10.143107">
                <text:p>10.14310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46135">
                <text:p>0.946135</text:p>
              </table:table-cell>
              <table:table-cell office:value-type="float" office:value="2.835527">
                <text:p>2.8355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553088">
                <text:p>1.553088</text:p>
              </table:table-cell>
              <table:table-cell office:value-type="float" office:value="3.3401">
                <text:p>3.34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641951">
                <text:p>6.641951</text:p>
              </table:table-cell>
              <table:table-cell office:value-type="float" office:value="6.25442">
                <text:p>6.254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318577">
                <text:p>6.318577</text:p>
              </table:table-cell>
              <table:table-cell office:value-type="float" office:value="6.065763">
                <text:p>6.0657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007779">
                <text:p>7.007779</text:p>
              </table:table-cell>
              <table:table-cell office:value-type="float" office:value="6.697735">
                <text:p>6.6977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253487">
                <text:p>3.253487</text:p>
              </table:table-cell>
              <table:table-cell office:value-type="float" office:value="4.007237">
                <text:p>4.0072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076308">
                <text:p>2.076308</text:p>
              </table:table-cell>
              <table:table-cell office:value-type="float" office:value="8.675527">
                <text:p>8.6755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705727">
                <text:p>6.705727</text:p>
              </table:table-cell>
              <table:table-cell office:value-type="float" office:value="5.650333">
                <text:p>5.6503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466257">
                <text:p>1.466257</text:p>
              </table:table-cell>
              <table:table-cell office:value-type="float" office:value="3.777101">
                <text:p>3.7771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154429">
                <text:p>2.154429</text:p>
              </table:table-cell>
              <table:table-cell office:value-type="float" office:value="8.741734">
                <text:p>8.7417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315664">
                <text:p>1.315664</text:p>
              </table:table-cell>
              <table:table-cell office:value-type="float" office:value="7.856112">
                <text:p>7.8561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456846">
                <text:p>2.456846</text:p>
              </table:table-cell>
              <table:table-cell office:value-type="float" office:value="10.013781">
                <text:p>10.0137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627853">
                <text:p>2.627853</text:p>
              </table:table-cell>
              <table:table-cell office:value-type="float" office:value="2.902396">
                <text:p>2.9023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40285">
                <text:p>1.940285</text:p>
              </table:table-cell>
              <table:table-cell office:value-type="float" office:value="4.039213">
                <text:p>4.0392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236069">
                <text:p>7.236069</text:p>
              </table:table-cell>
              <table:table-cell office:value-type="float" office:value="6.133599">
                <text:p>6.1335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592456">
                <text:p>6.592456</text:p>
              </table:table-cell>
              <table:table-cell office:value-type="float" office:value="5.524497">
                <text:p>5.5244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41892">
                <text:p>7.41892</text:p>
              </table:table-cell>
              <table:table-cell office:value-type="float" office:value="4.840055">
                <text:p>4.8400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282628">
                <text:p>2.282628</text:p>
              </table:table-cell>
              <table:table-cell office:value-type="float" office:value="2.821429">
                <text:p>2.8214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002641">
                <text:p>1.002641</text:p>
              </table:table-cell>
              <table:table-cell office:value-type="float" office:value="8.626017">
                <text:p>8.6260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524529">
                <text:p>6.524529</text:p>
              </table:table-cell>
              <table:table-cell office:value-type="float" office:value="6.248001">
                <text:p>6.2480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077106">
                <text:p>2.077106</text:p>
              </table:table-cell>
              <table:table-cell office:value-type="float" office:value="9.595724">
                <text:p>9.5957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387139">
                <text:p>2.387139</text:p>
              </table:table-cell>
              <table:table-cell office:value-type="float" office:value="9.458691">
                <text:p>9.4586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079961">
                <text:p>2.079961</text:p>
              </table:table-cell>
              <table:table-cell office:value-type="float" office:value="3.388611">
                <text:p>3.3886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415355">
                <text:p>1.415355</text:p>
              </table:table-cell>
              <table:table-cell office:value-type="float" office:value="9.243335">
                <text:p>9.2433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353528">
                <text:p>6.353528</text:p>
              </table:table-cell>
              <table:table-cell office:value-type="float" office:value="4.829052">
                <text:p>4.8290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218229">
                <text:p>2.218229</text:p>
              </table:table-cell>
              <table:table-cell office:value-type="float" office:value="8.856073">
                <text:p>8.8560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60688">
                <text:p>1.860688</text:p>
              </table:table-cell>
              <table:table-cell office:value-type="float" office:value="8.538959">
                <text:p>8.5389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433121">
                <text:p>6.433121</text:p>
              </table:table-cell>
              <table:table-cell office:value-type="float" office:value="5.050491">
                <text:p>5.0504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794598">
                <text:p>6.794598</text:p>
              </table:table-cell>
              <table:table-cell office:value-type="float" office:value="6.851502">
                <text:p>6.8515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235829">
                <text:p>2.235829</text:p>
              </table:table-cell>
              <table:table-cell office:value-type="float" office:value="3.303097">
                <text:p>3.3030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289971">
                <text:p>6.289971</text:p>
              </table:table-cell>
              <table:table-cell office:value-type="float" office:value="5.545784">
                <text:p>5.5457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041262">
                <text:p>2.041262</text:p>
              </table:table-cell>
              <table:table-cell office:value-type="float" office:value="4.050364">
                <text:p>4.0503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496906">
                <text:p>6.496906</text:p>
              </table:table-cell>
              <table:table-cell office:value-type="float" office:value="5.670782">
                <text:p>5.6707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212891">
                <text:p>2.212891</text:p>
              </table:table-cell>
              <table:table-cell office:value-type="float" office:value="9.738603">
                <text:p>9.7386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385702">
                <text:p>2.385702</text:p>
              </table:table-cell>
              <table:table-cell office:value-type="float" office:value="9.240519">
                <text:p>9.2405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57266">
                <text:p>5.957266</text:p>
              </table:table-cell>
              <table:table-cell office:value-type="float" office:value="6.267562">
                <text:p>6.2675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333654">
                <text:p>1.333654</text:p>
              </table:table-cell>
              <table:table-cell office:value-type="float" office:value="7.885128">
                <text:p>7.8851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824778">
                <text:p>1.824778</text:p>
              </table:table-cell>
              <table:table-cell office:value-type="float" office:value="8.671252">
                <text:p>8.6712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45429">
                <text:p>1.945429</text:p>
              </table:table-cell>
              <table:table-cell office:value-type="float" office:value="8.983139">
                <text:p>8.9831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048474">
                <text:p>6.048474</text:p>
              </table:table-cell>
              <table:table-cell office:value-type="float" office:value="5.502559">
                <text:p>5.5025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399549">
                <text:p>5.399549</text:p>
              </table:table-cell>
              <table:table-cell office:value-type="float" office:value="6.365264">
                <text:p>6.3652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795868">
                <text:p>5.795868</text:p>
              </table:table-cell>
              <table:table-cell office:value-type="float" office:value="4.764655">
                <text:p>4.7646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.76228">
                <text:p>7.76228</text:p>
              </table:table-cell>
              <table:table-cell office:value-type="float" office:value="5.996747">
                <text:p>5.9967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02911">
                <text:p>1.902911</text:p>
              </table:table-cell>
              <table:table-cell office:value-type="float" office:value="3.855679">
                <text:p>3.8556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82095">
                <text:p>1.982095</text:p>
              </table:table-cell>
              <table:table-cell office:value-type="float" office:value="3.064396">
                <text:p>3.0643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479565">
                <text:p>6.479565</text:p>
              </table:table-cell>
              <table:table-cell office:value-type="float" office:value="5.517423">
                <text:p>5.5174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488252">
                <text:p>2.488252</text:p>
              </table:table-cell>
              <table:table-cell office:value-type="float" office:value="2.54412">
                <text:p>2.544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.537532">
                <text:p>5.537532</text:p>
              </table:table-cell>
              <table:table-cell office:value-type="float" office:value="6.807804">
                <text:p>6.8078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155598">
                <text:p>1.155598</text:p>
              </table:table-cell>
              <table:table-cell office:value-type="float" office:value="4.393303">
                <text:p>4.3933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54119">
                <text:p>1.54119</text:p>
              </table:table-cell>
              <table:table-cell office:value-type="float" office:value="3.837724">
                <text:p>3.8377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228658">
                <text:p>2.228658</text:p>
              </table:table-cell>
              <table:table-cell office:value-type="float" office:value="4.054575">
                <text:p>4.0545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689424">
                <text:p>6.689424</text:p>
              </table:table-cell>
              <table:table-cell office:value-type="float" office:value="5.015144">
                <text:p>5.0151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024549">
                <text:p>2.024549</text:p>
              </table:table-cell>
              <table:table-cell office:value-type="float" office:value="9.402209">
                <text:p>9.4022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.504557">
                <text:p>5.504557</text:p>
              </table:table-cell>
              <table:table-cell office:value-type="float" office:value="5.854748">
                <text:p>5.8547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977347">
                <text:p>6.977347</text:p>
              </table:table-cell>
              <table:table-cell office:value-type="float" office:value="5.80195">
                <text:p>5.801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54358">
                <text:p>0.954358</text:p>
              </table:table-cell>
              <table:table-cell office:value-type="float" office:value="9.641574">
                <text:p>9.6415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.108715">
                <text:p>7.108715</text:p>
              </table:table-cell>
              <table:table-cell office:value-type="float" office:value="5.552606">
                <text:p>5.5526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.781309">
                <text:p>5.781309</text:p>
              </table:table-cell>
              <table:table-cell office:value-type="float" office:value="5.968403">
                <text:p>5.9684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488852">
                <text:p>6.488852</text:p>
              </table:table-cell>
              <table:table-cell office:value-type="float" office:value="6.234509">
                <text:p>6.2345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54534">
                <text:p>1.854534</text:p>
              </table:table-cell>
              <table:table-cell office:value-type="float" office:value="9.791999">
                <text:p>9.7919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91775">
                <text:p>1.491775</text:p>
              </table:table-cell>
              <table:table-cell office:value-type="float" office:value="9.737576">
                <text:p>9.7375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527018">
                <text:p>6.527018</text:p>
              </table:table-cell>
              <table:table-cell office:value-type="float" office:value="5.53312">
                <text:p>5.533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784033">
                <text:p>2.784033</text:p>
              </table:table-cell>
              <table:table-cell office:value-type="float" office:value="3.297339">
                <text:p>3.2973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076407">
                <text:p>1.076407</text:p>
              </table:table-cell>
              <table:table-cell office:value-type="float" office:value="8.877271">
                <text:p>8.8772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305925">
                <text:p>2.305925</text:p>
              </table:table-cell>
              <table:table-cell office:value-type="float" office:value="4.075542">
                <text:p>4.0755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749986">
                <text:p>1.749986</text:p>
              </table:table-cell>
              <table:table-cell office:value-type="float" office:value="9.096371">
                <text:p>9.0963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109555">
                <text:p>7.109555</text:p>
              </table:table-cell>
              <table:table-cell office:value-type="float" office:value="6.802347">
                <text:p>6.8023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.368235">
                <text:p>5.368235</text:p>
              </table:table-cell>
              <table:table-cell office:value-type="float" office:value="5.741677">
                <text:p>5.74167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635707">
                <text:p>6.635707</text:p>
              </table:table-cell>
              <table:table-cell office:value-type="float" office:value="5.036398">
                <text:p>5.0363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767234">
                <text:p>2.767234</text:p>
              </table:table-cell>
              <table:table-cell office:value-type="float" office:value="3.913254">
                <text:p>3.9132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259952">
                <text:p>2.259952</text:p>
              </table:table-cell>
              <table:table-cell office:value-type="float" office:value="2.820323">
                <text:p>2.82032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54492">
                <text:p>1.954492</text:p>
              </table:table-cell>
              <table:table-cell office:value-type="float" office:value="9.588886">
                <text:p>9.5888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509408">
                <text:p>7.509408</text:p>
              </table:table-cell>
              <table:table-cell office:value-type="float" office:value="5.761655">
                <text:p>5.7616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899613">
                <text:p>2.899613</text:p>
              </table:table-cell>
              <table:table-cell office:value-type="float" office:value="9.2032">
                <text:p>9.20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44149">
                <text:p>5.44149</text:p>
              </table:table-cell>
              <table:table-cell office:value-type="float" office:value="5.429721">
                <text:p>5.4297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074622">
                <text:p>2.074622</text:p>
              </table:table-cell>
              <table:table-cell office:value-type="float" office:value="3.270954">
                <text:p>3.2709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105524">
                <text:p>2.105524</text:p>
              </table:table-cell>
              <table:table-cell office:value-type="float" office:value="3.565637">
                <text:p>3.5656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664372">
                <text:p>5.664372</text:p>
              </table:table-cell>
              <table:table-cell office:value-type="float" office:value="6.217015">
                <text:p>6.2170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500121">
                <text:p>7.500121</text:p>
              </table:table-cell>
              <table:table-cell office:value-type="float" office:value="4.588538">
                <text:p>4.5885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067775">
                <text:p>2.067775</text:p>
              </table:table-cell>
              <table:table-cell office:value-type="float" office:value="8.939696">
                <text:p>8.9396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173277">
                <text:p>3.173277</text:p>
              </table:table-cell>
              <table:table-cell office:value-type="float" office:value="3.293981">
                <text:p>3.2939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193885">
                <text:p>2.193885</text:p>
              </table:table-cell>
              <table:table-cell office:value-type="float" office:value="4.332023">
                <text:p>4.3320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113858">
                <text:p>2.113858</text:p>
              </table:table-cell>
              <table:table-cell office:value-type="float" office:value="8.793758">
                <text:p>8.7937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674391">
                <text:p>2.674391</text:p>
              </table:table-cell>
              <table:table-cell office:value-type="float" office:value="4.470575">
                <text:p>4.4705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75867">
                <text:p>0.675867</text:p>
              </table:table-cell>
              <table:table-cell office:value-type="float" office:value="3.341403">
                <text:p>3.3414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.047576">
                <text:p>7.047576</text:p>
              </table:table-cell>
              <table:table-cell office:value-type="float" office:value="5.31021">
                <text:p>5.310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877283">
                <text:p>1.877283</text:p>
              </table:table-cell>
              <table:table-cell office:value-type="float" office:value="9.840571">
                <text:p>9.84057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410886">
                <text:p>1.410886</text:p>
              </table:table-cell>
              <table:table-cell office:value-type="float" office:value="2.903316">
                <text:p>2.9033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17294">
                <text:p>0.917294</text:p>
              </table:table-cell>
              <table:table-cell office:value-type="float" office:value="3.87456">
                <text:p>3.874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193647">
                <text:p>2.193647</text:p>
              </table:table-cell>
              <table:table-cell office:value-type="float" office:value="9.229572">
                <text:p>9.2295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714489">
                <text:p>2.714489</text:p>
              </table:table-cell>
              <table:table-cell office:value-type="float" office:value="2.333672">
                <text:p>2.3336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3534">
                <text:p>0.93534</text:p>
              </table:table-cell>
              <table:table-cell office:value-type="float" office:value="2.943339">
                <text:p>2.94333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065039">
                <text:p>3.065039</text:p>
              </table:table-cell>
              <table:table-cell office:value-type="float" office:value="9.516784">
                <text:p>9.51678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35126">
                <text:p>6.535126</text:p>
              </table:table-cell>
              <table:table-cell office:value-type="float" office:value="5.995716">
                <text:p>5.9957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496201">
                <text:p>1.496201</text:p>
              </table:table-cell>
              <table:table-cell office:value-type="float" office:value="8.601708">
                <text:p>8.6017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460817">
                <text:p>2.460817</text:p>
              </table:table-cell>
              <table:table-cell office:value-type="float" office:value="9.526172">
                <text:p>9.5261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164576">
                <text:p>6.164576</text:p>
              </table:table-cell>
              <table:table-cell office:value-type="float" office:value="4.75232">
                <text:p>4.752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78633">
                <text:p>1.78633</text:p>
              </table:table-cell>
              <table:table-cell office:value-type="float" office:value="9.628461">
                <text:p>9.6284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708945">
                <text:p>1.708945</text:p>
              </table:table-cell>
              <table:table-cell office:value-type="float" office:value="8.752237">
                <text:p>8.7522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551763">
                <text:p>2.551763</text:p>
              </table:table-cell>
              <table:table-cell office:value-type="float" office:value="2.873486">
                <text:p>2.87348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689273">
                <text:p>1.689273</text:p>
              </table:table-cell>
              <table:table-cell office:value-type="float" office:value="4.225361">
                <text:p>4.2253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586326">
                <text:p>1.586326</text:p>
              </table:table-cell>
              <table:table-cell office:value-type="float" office:value="3.162404">
                <text:p>3.1624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518497">
                <text:p>1.518497</text:p>
              </table:table-cell>
              <table:table-cell office:value-type="float" office:value="2.810243">
                <text:p>2.8102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.989978">
                <text:p>5.989978</text:p>
              </table:table-cell>
              <table:table-cell office:value-type="float" office:value="6.536458">
                <text:p>6.5364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386031">
                <text:p>2.386031</text:p>
              </table:table-cell>
              <table:table-cell office:value-type="float" office:value="8.342511">
                <text:p>8.3425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58368">
                <text:p>1.58368</text:p>
              </table:table-cell>
              <table:table-cell office:value-type="float" office:value="7.93372">
                <text:p>7.933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862166">
                <text:p>1.862166</text:p>
              </table:table-cell>
              <table:table-cell office:value-type="float" office:value="9.294768">
                <text:p>9.2947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505785">
                <text:p>1.505785</text:p>
              </table:table-cell>
              <table:table-cell office:value-type="float" office:value="2.527096">
                <text:p>2.5270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.641285">
                <text:p>7.641285</text:p>
              </table:table-cell>
              <table:table-cell office:value-type="float" office:value="6.65782">
                <text:p>6.657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71728">
                <text:p>6.71728</text:p>
              </table:table-cell>
              <table:table-cell office:value-type="float" office:value="6.476832">
                <text:p>6.4768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444705">
                <text:p>2.444705</text:p>
              </table:table-cell>
              <table:table-cell office:value-type="float" office:value="8.305389">
                <text:p>8.3053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.314484">
                <text:p>7.314484</text:p>
              </table:table-cell>
              <table:table-cell office:value-type="float" office:value="5.801352">
                <text:p>5.8013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312591">
                <text:p>2.312591</text:p>
              </table:table-cell>
              <table:table-cell office:value-type="float" office:value="3.16731">
                <text:p>3.167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390367">
                <text:p>1.390367</text:p>
              </table:table-cell>
              <table:table-cell office:value-type="float" office:value="3.214228">
                <text:p>3.2142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793718">
                <text:p>1.793718</text:p>
              </table:table-cell>
              <table:table-cell office:value-type="float" office:value="3.335221">
                <text:p>3.33522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882089">
                <text:p>6.882089</text:p>
              </table:table-cell>
              <table:table-cell office:value-type="float" office:value="6.038023">
                <text:p>6.0380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28781">
                <text:p>2.28781</text:p>
              </table:table-cell>
              <table:table-cell office:value-type="float" office:value="3.758234">
                <text:p>3.7582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73054">
                <text:p>1.73054</text:p>
              </table:table-cell>
              <table:table-cell office:value-type="float" office:value="10.124311">
                <text:p>10.1243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205345">
                <text:p>2.205345</text:p>
              </table:table-cell>
              <table:table-cell office:value-type="float" office:value="2.233241">
                <text:p>2.2332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127959">
                <text:p>2.127959</text:p>
              </table:table-cell>
              <table:table-cell office:value-type="float" office:value="8.289308">
                <text:p>8.2893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190006">
                <text:p>1.190006</text:p>
              </table:table-cell>
              <table:table-cell office:value-type="float" office:value="3.177435">
                <text:p>3.1774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.649261">
                <text:p>5.649261</text:p>
              </table:table-cell>
              <table:table-cell office:value-type="float" office:value="5.075042">
                <text:p>5.0750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125893">
                <text:p>2.125893</text:p>
              </table:table-cell>
              <table:table-cell office:value-type="float" office:value="3.860557">
                <text:p>3.8605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647186">
                <text:p>1.647186</text:p>
              </table:table-cell>
              <table:table-cell office:value-type="float" office:value="8.541826">
                <text:p>8.5418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470489">
                <text:p>1.470489</text:p>
              </table:table-cell>
              <table:table-cell office:value-type="float" office:value="2.774167">
                <text:p>2.7741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816176">
                <text:p>1.816176</text:p>
              </table:table-cell>
              <table:table-cell office:value-type="float" office:value="3.080427">
                <text:p>3.0804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.666717">
                <text:p>7.666717</text:p>
              </table:table-cell>
              <table:table-cell office:value-type="float" office:value="5.819772">
                <text:p>5.8197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19987">
                <text:p>6.819987</text:p>
              </table:table-cell>
              <table:table-cell office:value-type="float" office:value="6.015218">
                <text:p>6.01521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557336">
                <text:p>1.557336</text:p>
              </table:table-cell>
              <table:table-cell office:value-type="float" office:value="3.025035">
                <text:p>3.0250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245236">
                <text:p>2.245236</text:p>
              </table:table-cell>
              <table:table-cell office:value-type="float" office:value="9.054391">
                <text:p>9.0543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597056">
                <text:p>2.597056</text:p>
              </table:table-cell>
              <table:table-cell office:value-type="float" office:value="9.346621">
                <text:p>9.3466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067552">
                <text:p>3.067552</text:p>
              </table:table-cell>
              <table:table-cell office:value-type="float" office:value="9.484028">
                <text:p>9.4840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487124">
                <text:p>1.487124</text:p>
              </table:table-cell>
              <table:table-cell office:value-type="float" office:value="2.920768">
                <text:p>2.9207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730138">
                <text:p>1.730138</text:p>
              </table:table-cell>
              <table:table-cell office:value-type="float" office:value="9.58603">
                <text:p>9.586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615654">
                <text:p>2.615654</text:p>
              </table:table-cell>
              <table:table-cell office:value-type="float" office:value="3.558075">
                <text:p>3.5580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822683">
                <text:p>2.822683</text:p>
              </table:table-cell>
              <table:table-cell office:value-type="float" office:value="9.299901">
                <text:p>9.2999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217466">
                <text:p>1.217466</text:p>
              </table:table-cell>
              <table:table-cell office:value-type="float" office:value="9.29283">
                <text:p>9.292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523707">
                <text:p>6.523707</text:p>
              </table:table-cell>
              <table:table-cell office:value-type="float" office:value="5.280295">
                <text:p>5.2802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.956723">
                <text:p>7.956723</text:p>
              </table:table-cell>
              <table:table-cell office:value-type="float" office:value="5.847407">
                <text:p>5.84740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844337">
                <text:p>1.844337</text:p>
              </table:table-cell>
              <table:table-cell office:value-type="float" office:value="3.14339">
                <text:p>3.1433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808373">
                <text:p>1.808373</text:p>
              </table:table-cell>
              <table:table-cell office:value-type="float" office:value="8.859045">
                <text:p>8.8590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.212201">
                <text:p>7.212201</text:p>
              </table:table-cell>
              <table:table-cell office:value-type="float" office:value="5.639348">
                <text:p>5.63934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205928">
                <text:p>2.205928</text:p>
              </table:table-cell>
              <table:table-cell office:value-type="float" office:value="8.654575">
                <text:p>8.6545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49856">
                <text:p>6.49856</text:p>
              </table:table-cell>
              <table:table-cell office:value-type="float" office:value="5.728852">
                <text:p>5.7288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584567">
                <text:p>6.584567</text:p>
              </table:table-cell>
              <table:table-cell office:value-type="float" office:value="6.689106">
                <text:p>6.6891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252533">
                <text:p>2.252533</text:p>
              </table:table-cell>
              <table:table-cell office:value-type="float" office:value="3.240102">
                <text:p>3.2401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756943">
                <text:p>1.756943</text:p>
              </table:table-cell>
              <table:table-cell office:value-type="float" office:value="8.677726">
                <text:p>8.6777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.302077">
                <text:p>6.302077</text:p>
              </table:table-cell>
              <table:table-cell office:value-type="float" office:value="5.979794">
                <text:p>5.9797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.04927">
                <text:p>6.04927</text:p>
              </table:table-cell>
              <table:table-cell office:value-type="float" office:value="5.611497">
                <text:p>5.6114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6988">
                <text:p>1.6988</text:p>
              </table:table-cell>
              <table:table-cell office:value-type="float" office:value="9.242756">
                <text:p>9.2427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071202">
                <text:p>2.071202</text:p>
              </table:table-cell>
              <table:table-cell office:value-type="float" office:value="10.037057">
                <text:p>10.0370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132519">
                <text:p>2.132519</text:p>
              </table:table-cell>
              <table:table-cell office:value-type="float" office:value="2.055278">
                <text:p>2.0552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.643838">
                <text:p>6.643838</text:p>
              </table:table-cell>
              <table:table-cell office:value-type="float" office:value="4.815667">
                <text:p>4.8156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.302743">
                <text:p>6.302743</text:p>
              </table:table-cell>
              <table:table-cell office:value-type="float" office:value="4.694111">
                <text:p>4.6941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.625204">
                <text:p>6.625204</text:p>
              </table:table-cell>
              <table:table-cell office:value-type="float" office:value="6.436603">
                <text:p>6.4366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860454">
                <text:p>2.860454</text:p>
              </table:table-cell>
              <table:table-cell office:value-type="float" office:value="8.928406">
                <text:p>8.9284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601142">
                <text:p>1.601142</text:p>
              </table:table-cell>
              <table:table-cell office:value-type="float" office:value="10.277387">
                <text:p>10.2773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.344766">
                <text:p>6.344766</text:p>
              </table:table-cell>
              <table:table-cell office:value-type="float" office:value="7.247749">
                <text:p>7.2477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644453">
                <text:p>7.644453</text:p>
              </table:table-cell>
              <table:table-cell office:value-type="float" office:value="5.663374">
                <text:p>5.6633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343544">
                <text:p>1.343544</text:p>
              </table:table-cell>
              <table:table-cell office:value-type="float" office:value="9.127336">
                <text:p>9.1273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821807">
                <text:p>2.821807</text:p>
              </table:table-cell>
              <table:table-cell office:value-type="float" office:value="8.537102">
                <text:p>8.5371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102057">
                <text:p>1.102057</text:p>
              </table:table-cell>
              <table:table-cell office:value-type="float" office:value="8.86948">
                <text:p>8.869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534225">
                <text:p>1.534225</text:p>
              </table:table-cell>
              <table:table-cell office:value-type="float" office:value="8.648571">
                <text:p>8.6485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811323">
                <text:p>2.811323</text:p>
              </table:table-cell>
              <table:table-cell office:value-type="float" office:value="8.710437">
                <text:p>8.7104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442687">
                <text:p>2.442687</text:p>
              </table:table-cell>
              <table:table-cell office:value-type="float" office:value="9.113174">
                <text:p>9.11317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312026">
                <text:p>1.312026</text:p>
              </table:table-cell>
              <table:table-cell office:value-type="float" office:value="3.374347">
                <text:p>3.3743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37971">
                <text:p>0.637971</text:p>
              </table:table-cell>
              <table:table-cell office:value-type="float" office:value="8.709681">
                <text:p>8.70968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484061">
                <text:p>2.484061</text:p>
              </table:table-cell>
              <table:table-cell office:value-type="float" office:value="9.218147">
                <text:p>9.2181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887275">
                <text:p>1.887275</text:p>
              </table:table-cell>
              <table:table-cell office:value-type="float" office:value="8.687043">
                <text:p>8.6870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268382">
                <text:p>2.268382</text:p>
              </table:table-cell>
              <table:table-cell office:value-type="float" office:value="9.390688">
                <text:p>9.3906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411187">
                <text:p>6.411187</text:p>
              </table:table-cell>
              <table:table-cell office:value-type="float" office:value="6.821756">
                <text:p>6.8217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914853">
                <text:p>1.914853</text:p>
              </table:table-cell>
              <table:table-cell office:value-type="float" office:value="10.03803">
                <text:p>10.038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234902">
                <text:p>2.234902</text:p>
              </table:table-cell>
              <table:table-cell office:value-type="float" office:value="2.754105">
                <text:p>2.7541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410788">
                <text:p>2.410788</text:p>
              </table:table-cell>
              <table:table-cell office:value-type="float" office:value="4.757041">
                <text:p>4.7570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.710819">
                <text:p>6.710819</text:p>
              </table:table-cell>
              <table:table-cell office:value-type="float" office:value="6.912695">
                <text:p>6.91269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558754">
                <text:p>2.558754</text:p>
              </table:table-cell>
              <table:table-cell office:value-type="float" office:value="3.295549">
                <text:p>3.29554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769997">
                <text:p>2.769997</text:p>
              </table:table-cell>
              <table:table-cell office:value-type="float" office:value="2.785617">
                <text:p>2.7856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445131">
                <text:p>1.445131</text:p>
              </table:table-cell>
              <table:table-cell office:value-type="float" office:value="3.651092">
                <text:p>3.6510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377415">
                <text:p>1.377415</text:p>
              </table:table-cell>
              <table:table-cell office:value-type="float" office:value="3.942459">
                <text:p>3.94245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209701">
                <text:p>1.209701</text:p>
              </table:table-cell>
              <table:table-cell office:value-type="float" office:value="8.957902">
                <text:p>8.9579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041776">
                <text:p>2.041776</text:p>
              </table:table-cell>
              <table:table-cell office:value-type="float" office:value="4.78369">
                <text:p>4.783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07093">
                <text:p>7.307093</text:p>
              </table:table-cell>
              <table:table-cell office:value-type="float" office:value="6.969079">
                <text:p>6.9690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57096">
                <text:p>1.957096</text:p>
              </table:table-cell>
              <table:table-cell office:value-type="float" office:value="3.707629">
                <text:p>3.7076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912435">
                <text:p>1.912435</text:p>
              </table:table-cell>
              <table:table-cell office:value-type="float" office:value="4.249254">
                <text:p>4.24925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941778">
                <text:p>1.941778</text:p>
              </table:table-cell>
              <table:table-cell office:value-type="float" office:value="9.129141">
                <text:p>9.1291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119177">
                <text:p>7.119177</text:p>
              </table:table-cell>
              <table:table-cell office:value-type="float" office:value="6.362173">
                <text:p>6.3621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350203">
                <text:p>7.350203</text:p>
              </table:table-cell>
              <table:table-cell office:value-type="float" office:value="5.817854">
                <text:p>5.81785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10204">
                <text:p>2.10204</text:p>
              </table:table-cell>
              <table:table-cell office:value-type="float" office:value="4.42415">
                <text:p>4.424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412642">
                <text:p>1.412642</text:p>
              </table:table-cell>
              <table:table-cell office:value-type="float" office:value="8.26808">
                <text:p>8.2680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532517">
                <text:p>2.532517</text:p>
              </table:table-cell>
              <table:table-cell office:value-type="float" office:value="4.099715">
                <text:p>4.0997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767012">
                <text:p>1.767012</text:p>
              </table:table-cell>
              <table:table-cell office:value-type="float" office:value="2.701963">
                <text:p>2.7019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173925">
                <text:p>2.173925</text:p>
              </table:table-cell>
              <table:table-cell office:value-type="float" office:value="3.75383">
                <text:p>3.7538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982612">
                <text:p>2.982612</text:p>
              </table:table-cell>
              <table:table-cell office:value-type="float" office:value="3.801922">
                <text:p>3.8019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478344">
                <text:p>2.478344</text:p>
              </table:table-cell>
              <table:table-cell office:value-type="float" office:value="8.358003">
                <text:p>8.3580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955925">
                <text:p>1.955925</text:p>
              </table:table-cell>
              <table:table-cell office:value-type="float" office:value="9.407858">
                <text:p>9.4078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596699">
                <text:p>1.596699</text:p>
              </table:table-cell>
              <table:table-cell office:value-type="float" office:value="8.655998">
                <text:p>8.6559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653161">
                <text:p>6.653161</text:p>
              </table:table-cell>
              <table:table-cell office:value-type="float" office:value="5.026008">
                <text:p>5.0260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5145">
                <text:p>2.55145</text:p>
              </table:table-cell>
              <table:table-cell office:value-type="float" office:value="4.401019">
                <text:p>4.4010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06501">
                <text:p>0.806501</text:p>
              </table:table-cell>
              <table:table-cell office:value-type="float" office:value="7.985806">
                <text:p>7.98580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3729">
                <text:p>7.53729</text:p>
              </table:table-cell>
              <table:table-cell office:value-type="float" office:value="6.540271">
                <text:p>6.5402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739557">
                <text:p>1.739557</text:p>
              </table:table-cell>
              <table:table-cell office:value-type="float" office:value="2.555024">
                <text:p>2.5550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385334">
                <text:p>6.385334</text:p>
              </table:table-cell>
              <table:table-cell office:value-type="float" office:value="7.285587">
                <text:p>7.2855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41317">
                <text:p>0.741317</text:p>
              </table:table-cell>
              <table:table-cell office:value-type="float" office:value="9.315576">
                <text:p>9.3155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644766">
                <text:p>1.644766</text:p>
              </table:table-cell>
              <table:table-cell office:value-type="float" office:value="3.99585">
                <text:p>3.995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30837">
                <text:p>6.30837</text:p>
              </table:table-cell>
              <table:table-cell office:value-type="float" office:value="5.850263">
                <text:p>5.8502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90016">
                <text:p>2.90016</text:p>
              </table:table-cell>
              <table:table-cell office:value-type="float" office:value="2.469748">
                <text:p>2.4697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295318">
                <text:p>1.295318</text:p>
              </table:table-cell>
              <table:table-cell office:value-type="float" office:value="9.201287">
                <text:p>9.2012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.744719">
                <text:p>6.744719</text:p>
              </table:table-cell>
              <table:table-cell office:value-type="float" office:value="6.007547">
                <text:p>6.0075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149456">
                <text:p>2.149456</text:p>
              </table:table-cell>
              <table:table-cell office:value-type="float" office:value="4.455715">
                <text:p>4.4557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28566">
                <text:p>0.928566</text:p>
              </table:table-cell>
              <table:table-cell office:value-type="float" office:value="2.701499">
                <text:p>2.7014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285543">
                <text:p>1.285543</text:p>
              </table:table-cell>
              <table:table-cell office:value-type="float" office:value="3.302464">
                <text:p>3.3024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.166257">
                <text:p>6.166257</text:p>
              </table:table-cell>
              <table:table-cell office:value-type="float" office:value="6.336848">
                <text:p>6.3368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09354">
                <text:p>3.09354</text:p>
              </table:table-cell>
              <table:table-cell office:value-type="float" office:value="4.50482">
                <text:p>4.5048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30579">
                <text:p>2.130579</text:p>
              </table:table-cell>
              <table:table-cell office:value-type="float" office:value="9.442183">
                <text:p>9.44218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203914">
                <text:p>7.203914</text:p>
              </table:table-cell>
              <table:table-cell office:value-type="float" office:value="6.469564">
                <text:p>6.4695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79373">
                <text:p>2.79373</text:p>
              </table:table-cell>
              <table:table-cell office:value-type="float" office:value="9.277326">
                <text:p>9.2773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65866">
                <text:p>1.965866</text:p>
              </table:table-cell>
              <table:table-cell office:value-type="float" office:value="9.377775">
                <text:p>9.3777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41188">
                <text:p>0.641188</text:p>
              </table:table-cell>
              <table:table-cell office:value-type="float" office:value="9.697085">
                <text:p>9.6970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83506">
                <text:p>2.583506</text:p>
              </table:table-cell>
              <table:table-cell office:value-type="float" office:value="2.64083">
                <text:p>2.640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326028">
                <text:p>2.326028</text:p>
              </table:table-cell>
              <table:table-cell office:value-type="float" office:value="9.877476">
                <text:p>9.8774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361636">
                <text:p>7.361636</text:p>
              </table:table-cell>
              <table:table-cell office:value-type="float" office:value="7.197887">
                <text:p>7.1978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323693">
                <text:p>7.323693</text:p>
              </table:table-cell>
              <table:table-cell office:value-type="float" office:value="4.725399">
                <text:p>4.7253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804787">
                <text:p>2.804787</text:p>
              </table:table-cell>
              <table:table-cell office:value-type="float" office:value="2.166105">
                <text:p>2.1661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69608">
                <text:p>0.369608</text:p>
              </table:table-cell>
              <table:table-cell office:value-type="float" office:value="8.881479">
                <text:p>8.8814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26867">
                <text:p>3.26867</text:p>
              </table:table-cell>
              <table:table-cell office:value-type="float" office:value="9.847493">
                <text:p>9.8474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154288">
                <text:p>6.154288</text:p>
              </table:table-cell>
              <table:table-cell office:value-type="float" office:value="6.25533">
                <text:p>6.255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.890903">
                <text:p>5.890903</text:p>
              </table:table-cell>
              <table:table-cell office:value-type="float" office:value="6.180164">
                <text:p>6.1801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725843">
                <text:p>1.725843</text:p>
              </table:table-cell>
              <table:table-cell office:value-type="float" office:value="8.752903">
                <text:p>8.7529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656087">
                <text:p>1.656087</text:p>
              </table:table-cell>
              <table:table-cell office:value-type="float" office:value="3.600092">
                <text:p>3.6000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32764">
                <text:p>2.532764</text:p>
              </table:table-cell>
              <table:table-cell office:value-type="float" office:value="9.016762">
                <text:p>9.0167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801138">
                <text:p>2.801138</text:p>
              </table:table-cell>
              <table:table-cell office:value-type="float" office:value="2.573354">
                <text:p>2.5733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.09168">
                <text:p>6.09168</text:p>
              </table:table-cell>
              <table:table-cell office:value-type="float" office:value="6.267547">
                <text:p>6.2675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06205">
                <text:p>3.06205</text:p>
              </table:table-cell>
              <table:table-cell office:value-type="float" office:value="4.21729">
                <text:p>4.2172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.779183">
                <text:p>5.779183</text:p>
              </table:table-cell>
              <table:table-cell office:value-type="float" office:value="5.935925">
                <text:p>5.9359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074254">
                <text:p>7.074254</text:p>
              </table:table-cell>
              <table:table-cell office:value-type="float" office:value="5.895077">
                <text:p>5.8950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.543954">
                <text:p>5.543954</text:p>
              </table:table-cell>
              <table:table-cell office:value-type="float" office:value="6.128723">
                <text:p>6.1287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.308416">
                <text:p>6.308416</text:p>
              </table:table-cell>
              <table:table-cell office:value-type="float" office:value="5.713521">
                <text:p>5.7135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265913">
                <text:p>2.265913</text:p>
              </table:table-cell>
              <table:table-cell office:value-type="float" office:value="3.35426">
                <text:p>3.354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292139">
                <text:p>2.292139</text:p>
              </table:table-cell>
              <table:table-cell office:value-type="float" office:value="9.968933">
                <text:p>9.9689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851394">
                <text:p>2.851394</text:p>
              </table:table-cell>
              <table:table-cell office:value-type="float" office:value="9.492597">
                <text:p>9.4925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444908">
                <text:p>7.444908</text:p>
              </table:table-cell>
              <table:table-cell office:value-type="float" office:value="6.417722">
                <text:p>6.41772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830973">
                <text:p>1.830973</text:p>
              </table:table-cell>
              <table:table-cell office:value-type="float" office:value="3.419795">
                <text:p>3.4197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.810299">
                <text:p>6.810299</text:p>
              </table:table-cell>
              <table:table-cell office:value-type="float" office:value="5.353868">
                <text:p>5.3538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.845907">
                <text:p>6.845907</text:p>
              </table:table-cell>
              <table:table-cell office:value-type="float" office:value="5.631625">
                <text:p>5.6316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799951">
                <text:p>1.799951</text:p>
              </table:table-cell>
              <table:table-cell office:value-type="float" office:value="9.412157">
                <text:p>9.4121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148839">
                <text:p>2.148839</text:p>
              </table:table-cell>
              <table:table-cell office:value-type="float" office:value="9.213498">
                <text:p>9.2134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914799">
                <text:p>1.914799</text:p>
              </table:table-cell>
              <table:table-cell office:value-type="float" office:value="9.976328">
                <text:p>9.9763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.734403">
                <text:p>6.734403</text:p>
              </table:table-cell>
              <table:table-cell office:value-type="float" office:value="4.751751">
                <text:p>4.7517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661127">
                <text:p>1.661127</text:p>
              </table:table-cell>
              <table:table-cell office:value-type="float" office:value="3.808649">
                <text:p>3.8086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582023">
                <text:p>1.582023</text:p>
              </table:table-cell>
              <table:table-cell office:value-type="float" office:value="3.100447">
                <text:p>3.1004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601413">
                <text:p>2.601413</text:p>
              </table:table-cell>
              <table:table-cell office:value-type="float" office:value="8.40028">
                <text:p>8.400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594273">
                <text:p>1.594273</text:p>
              </table:table-cell>
              <table:table-cell office:value-type="float" office:value="3.513431">
                <text:p>3.5134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52959">
                <text:p>1.452959</text:p>
              </table:table-cell>
              <table:table-cell office:value-type="float" office:value="4.17543">
                <text:p>4.175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304728">
                <text:p>2.304728</text:p>
              </table:table-cell>
              <table:table-cell office:value-type="float" office:value="3.503567">
                <text:p>3.5035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328371">
                <text:p>1.328371</text:p>
              </table:table-cell>
              <table:table-cell office:value-type="float" office:value="8.697843">
                <text:p>8.6978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.925499">
                <text:p>7.925499</text:p>
              </table:table-cell>
              <table:table-cell office:value-type="float" office:value="5.513641">
                <text:p>5.51364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324183">
                <text:p>1.324183</text:p>
              </table:table-cell>
              <table:table-cell office:value-type="float" office:value="9.486333">
                <text:p>9.4863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225334">
                <text:p>3.225334</text:p>
              </table:table-cell>
              <table:table-cell office:value-type="float" office:value="3.005375">
                <text:p>3.0053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002435">
                <text:p>2.002435</text:p>
              </table:table-cell>
              <table:table-cell office:value-type="float" office:value="2.678472">
                <text:p>2.6784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01079">
                <text:p>2.501079</text:p>
              </table:table-cell>
              <table:table-cell office:value-type="float" office:value="4.116755">
                <text:p>4.1167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207938">
                <text:p>1.207938</text:p>
              </table:table-cell>
              <table:table-cell office:value-type="float" office:value="9.847798">
                <text:p>9.8477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082983">
                <text:p>2.082983</text:p>
              </table:table-cell>
              <table:table-cell office:value-type="float" office:value="2.909534">
                <text:p>2.90953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611279">
                <text:p>1.611279</text:p>
              </table:table-cell>
              <table:table-cell office:value-type="float" office:value="3.188376">
                <text:p>3.1883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06212">
                <text:p>8.106212</text:p>
              </table:table-cell>
              <table:table-cell office:value-type="float" office:value="5.967629">
                <text:p>5.9676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950426">
                <text:p>1.950426</text:p>
              </table:table-cell>
              <table:table-cell office:value-type="float" office:value="2.081868">
                <text:p>2.08186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064088">
                <text:p>1.064088</text:p>
              </table:table-cell>
              <table:table-cell office:value-type="float" office:value="9.129185">
                <text:p>9.12918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12716">
                <text:p>3.12716</text:p>
              </table:table-cell>
              <table:table-cell office:value-type="float" office:value="2.592356">
                <text:p>2.5923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468092">
                <text:p>1.468092</text:p>
              </table:table-cell>
              <table:table-cell office:value-type="float" office:value="2.51551">
                <text:p>2.515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.727031">
                <text:p>6.727031</text:p>
              </table:table-cell>
              <table:table-cell office:value-type="float" office:value="7.032464">
                <text:p>7.0324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747496">
                <text:p>1.747496</text:p>
              </table:table-cell>
              <table:table-cell office:value-type="float" office:value="3.85474">
                <text:p>3.8547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439708">
                <text:p>2.439708</text:p>
              </table:table-cell>
              <table:table-cell office:value-type="float" office:value="3.076309">
                <text:p>3.0763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096543">
                <text:p>2.096543</text:p>
              </table:table-cell>
              <table:table-cell office:value-type="float" office:value="9.660505">
                <text:p>9.6605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956189">
                <text:p>1.956189</text:p>
              </table:table-cell>
              <table:table-cell office:value-type="float" office:value="3.296699">
                <text:p>3.29669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.05332">
                <text:p>6.05332</text:p>
              </table:table-cell>
              <table:table-cell office:value-type="float" office:value="6.094202">
                <text:p>6.0942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.065816">
                <text:p>7.065816</text:p>
              </table:table-cell>
              <table:table-cell office:value-type="float" office:value="4.99352">
                <text:p>4.993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207774">
                <text:p>2.207774</text:p>
              </table:table-cell>
              <table:table-cell office:value-type="float" office:value="3.596864">
                <text:p>3.59686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401734">
                <text:p>1.401734</text:p>
              </table:table-cell>
              <table:table-cell office:value-type="float" office:value="8.848839">
                <text:p>8.8488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161479">
                <text:p>2.161479</text:p>
              </table:table-cell>
              <table:table-cell office:value-type="float" office:value="2.46291">
                <text:p>2.462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481656">
                <text:p>2.481656</text:p>
              </table:table-cell>
              <table:table-cell office:value-type="float" office:value="9.221607">
                <text:p>9.22160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936545">
                <text:p>1.936545</text:p>
              </table:table-cell>
              <table:table-cell office:value-type="float" office:value="2.832396">
                <text:p>2.83239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043676">
                <text:p>2.043676</text:p>
              </table:table-cell>
              <table:table-cell office:value-type="float" office:value="3.261424">
                <text:p>3.2614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246139">
                <text:p>2.246139</text:p>
              </table:table-cell>
              <table:table-cell office:value-type="float" office:value="3.512247">
                <text:p>3.51224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.941485">
                <text:p>7.941485</text:p>
              </table:table-cell>
              <table:table-cell office:value-type="float" office:value="5.732692">
                <text:p>5.7326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661022">
                <text:p>2.661022</text:p>
              </table:table-cell>
              <table:table-cell office:value-type="float" office:value="9.182492">
                <text:p>9.1824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40142">
                <text:p>1.40142</text:p>
              </table:table-cell>
              <table:table-cell office:value-type="float" office:value="2.054718">
                <text:p>2.0547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469095">
                <text:p>2.469095</text:p>
              </table:table-cell>
              <table:table-cell office:value-type="float" office:value="4.477244">
                <text:p>4.47724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982486">
                <text:p>1.982486</text:p>
              </table:table-cell>
              <table:table-cell office:value-type="float" office:value="4.717736">
                <text:p>4.7177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.321445">
                <text:p>7.321445</text:p>
              </table:table-cell>
              <table:table-cell office:value-type="float" office:value="5.091287">
                <text:p>5.0912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909068">
                <text:p>1.909068</text:p>
              </table:table-cell>
              <table:table-cell office:value-type="float" office:value="9.916722">
                <text:p>9.9167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37529">
                <text:p>0.837529</text:p>
              </table:table-cell>
              <table:table-cell office:value-type="float" office:value="3.873329">
                <text:p>3.8733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324903">
                <text:p>1.324903</text:p>
              </table:table-cell>
              <table:table-cell office:value-type="float" office:value="8.839416">
                <text:p>8.8394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265775">
                <text:p>3.265775</text:p>
              </table:table-cell>
              <table:table-cell office:value-type="float" office:value="3.065274">
                <text:p>3.06527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.353739">
                <text:p>7.353739</text:p>
              </table:table-cell>
              <table:table-cell office:value-type="float" office:value="5.560452">
                <text:p>5.56045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.327763">
                <text:p>6.327763</text:p>
              </table:table-cell>
              <table:table-cell office:value-type="float" office:value="6.108015">
                <text:p>6.1080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676566">
                <text:p>1.676566</text:p>
              </table:table-cell>
              <table:table-cell office:value-type="float" office:value="8.867476">
                <text:p>8.86747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370539">
                <text:p>1.370539</text:p>
              </table:table-cell>
              <table:table-cell office:value-type="float" office:value="2.116203">
                <text:p>2.11620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0023">
                <text:p>1.0023</text:p>
              </table:table-cell>
              <table:table-cell office:value-type="float" office:value="10.020334">
                <text:p>10.0203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373373">
                <text:p>2.373373</text:p>
              </table:table-cell>
              <table:table-cell office:value-type="float" office:value="4.198309">
                <text:p>4.1983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982402">
                <text:p>2.982402</text:p>
              </table:table-cell>
              <table:table-cell office:value-type="float" office:value="3.539184">
                <text:p>3.53918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.184758">
                <text:p>6.184758</text:p>
              </table:table-cell>
              <table:table-cell office:value-type="float" office:value="6.97156">
                <text:p>6.9715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050676">
                <text:p>2.050676</text:p>
              </table:table-cell>
              <table:table-cell office:value-type="float" office:value="3.897309">
                <text:p>3.8973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918993">
                <text:p>1.918993</text:p>
              </table:table-cell>
              <table:table-cell office:value-type="float" office:value="9.308526">
                <text:p>9.3085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049075">
                <text:p>2.049075</text:p>
              </table:table-cell>
              <table:table-cell office:value-type="float" office:value="3.1316">
                <text:p>3.13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458911">
                <text:p>3.458911</text:p>
              </table:table-cell>
              <table:table-cell office:value-type="float" office:value="3.351606">
                <text:p>3.3516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509318">
                <text:p>0.509318</text:p>
              </table:table-cell>
              <table:table-cell office:value-type="float" office:value="8.345905">
                <text:p>8.34590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308847">
                <text:p>2.308847</text:p>
              </table:table-cell>
              <table:table-cell office:value-type="float" office:value="4.624201">
                <text:p>4.6242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.436129">
                <text:p>7.436129</text:p>
              </table:table-cell>
              <table:table-cell office:value-type="float" office:value="6.129464">
                <text:p>6.12946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.720322">
                <text:p>7.720322</text:p>
              </table:table-cell>
              <table:table-cell office:value-type="float" office:value="5.943276">
                <text:p>5.9432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.647526">
                <text:p>6.647526</text:p>
              </table:table-cell>
              <table:table-cell office:value-type="float" office:value="5.56231">
                <text:p>5.562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.357957">
                <text:p>7.357957</text:p>
              </table:table-cell>
              <table:table-cell office:value-type="float" office:value="6.742699">
                <text:p>6.7426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713279">
                <text:p>1.713279</text:p>
              </table:table-cell>
              <table:table-cell office:value-type="float" office:value="2.943698">
                <text:p>2.9436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158969">
                <text:p>2.158969</text:p>
              </table:table-cell>
              <table:table-cell office:value-type="float" office:value="2.946048">
                <text:p>2.9460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.538362">
                <text:p>6.538362</text:p>
              </table:table-cell>
              <table:table-cell office:value-type="float" office:value="6.207257">
                <text:p>6.2072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917869">
                <text:p>2.917869</text:p>
              </table:table-cell>
              <table:table-cell office:value-type="float" office:value="8.060272">
                <text:p>8.0602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380062">
                <text:p>3.380062</text:p>
              </table:table-cell>
              <table:table-cell office:value-type="float" office:value="3.713949">
                <text:p>3.71394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64612">
                <text:p>0.364612</text:p>
              </table:table-cell>
              <table:table-cell office:value-type="float" office:value="8.639243">
                <text:p>8.63924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627368">
                <text:p>1.627368</text:p>
              </table:table-cell>
              <table:table-cell office:value-type="float" office:value="2.666858">
                <text:p>2.6668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02962">
                <text:p>3.02962</text:p>
              </table:table-cell>
              <table:table-cell office:value-type="float" office:value="10.462772">
                <text:p>10.4627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632102">
                <text:p>2.632102</text:p>
              </table:table-cell>
              <table:table-cell office:value-type="float" office:value="8.848448">
                <text:p>8.8484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.549054">
                <text:p>7.549054</text:p>
              </table:table-cell>
              <table:table-cell office:value-type="float" office:value="5.392145">
                <text:p>5.3921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.26685">
                <text:p>6.26685</text:p>
              </table:table-cell>
              <table:table-cell office:value-type="float" office:value="5.451784">
                <text:p>5.45178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290851">
                <text:p>2.290851</text:p>
              </table:table-cell>
              <table:table-cell office:value-type="float" office:value="9.443172">
                <text:p>9.4431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.282805">
                <text:p>7.282805</text:p>
              </table:table-cell>
              <table:table-cell office:value-type="float" office:value="5.946875">
                <text:p>5.9468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.564083">
                <text:p>7.564083</text:p>
              </table:table-cell>
              <table:table-cell office:value-type="float" office:value="5.110638">
                <text:p>5.11063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79268">
                <text:p>0.879268</text:p>
              </table:table-cell>
              <table:table-cell office:value-type="float" office:value="3.957265">
                <text:p>3.9572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.300853">
                <text:p>7.300853</text:p>
              </table:table-cell>
              <table:table-cell office:value-type="float" office:value="5.976651">
                <text:p>5.97665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662013">
                <text:p>1.662013</text:p>
              </table:table-cell>
              <table:table-cell office:value-type="float" office:value="9.465593">
                <text:p>9.4655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.261892">
                <text:p>7.261892</text:p>
              </table:table-cell>
              <table:table-cell office:value-type="float" office:value="4.896605">
                <text:p>4.8966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.818872">
                <text:p>5.818872</text:p>
              </table:table-cell>
              <table:table-cell office:value-type="float" office:value="6.012331">
                <text:p>6.0123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.855807">
                <text:p>7.855807</text:p>
              </table:table-cell>
              <table:table-cell office:value-type="float" office:value="6.104659">
                <text:p>6.10465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.391333">
                <text:p>6.391333</text:p>
              </table:table-cell>
              <table:table-cell office:value-type="float" office:value="5.393577">
                <text:p>5.39357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70518">
                <text:p>1.70518</text:p>
              </table:table-cell>
              <table:table-cell office:value-type="float" office:value="9.272428">
                <text:p>9.2724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.026355">
                <text:p>7.026355</text:p>
              </table:table-cell>
              <table:table-cell office:value-type="float" office:value="5.595497">
                <text:p>5.5954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199522">
                <text:p>2.199522</text:p>
              </table:table-cell>
              <table:table-cell office:value-type="float" office:value="9.335251">
                <text:p>9.3352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409502">
                <text:p>2.409502</text:p>
              </table:table-cell>
              <table:table-cell office:value-type="float" office:value="4.530179">
                <text:p>4.5301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018122">
                <text:p>8.018122</text:p>
              </table:table-cell>
              <table:table-cell office:value-type="float" office:value="5.767804">
                <text:p>5.7678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.334509">
                <text:p>5.334509</text:p>
              </table:table-cell>
              <table:table-cell office:value-type="float" office:value="5.52678">
                <text:p>5.5267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.452948">
                <text:p>6.452948</text:p>
              </table:table-cell>
              <table:table-cell office:value-type="float" office:value="5.769668">
                <text:p>5.7696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915293">
                <text:p>2.915293</text:p>
              </table:table-cell>
              <table:table-cell office:value-type="float" office:value="8.740124">
                <text:p>8.7401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018225">
                <text:p>2.018225</text:p>
              </table:table-cell>
              <table:table-cell office:value-type="float" office:value="9.793269">
                <text:p>9.79326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883625">
                <text:p>1.883625</text:p>
              </table:table-cell>
              <table:table-cell office:value-type="float" office:value="9.434178">
                <text:p>9.43417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01351">
                <text:p>2.01351</text:p>
              </table:table-cell>
              <table:table-cell office:value-type="float" office:value="8.879204">
                <text:p>8.8792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443216">
                <text:p>2.443216</text:p>
              </table:table-cell>
              <table:table-cell office:value-type="float" office:value="3.659966">
                <text:p>3.6599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085636">
                <text:p>3.085636</text:p>
              </table:table-cell>
              <table:table-cell office:value-type="float" office:value="2.719967">
                <text:p>2.7199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815182">
                <text:p>1.815182</text:p>
              </table:table-cell>
              <table:table-cell office:value-type="float" office:value="2.042279">
                <text:p>2.04227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50377">
                <text:p>1.50377</text:p>
              </table:table-cell>
              <table:table-cell office:value-type="float" office:value="4.422044">
                <text:p>4.4220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.884052">
                <text:p>5.884052</text:p>
              </table:table-cell>
              <table:table-cell office:value-type="float" office:value="6.183026">
                <text:p>6.1830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794566">
                <text:p>1.794566</text:p>
              </table:table-cell>
              <table:table-cell office:value-type="float" office:value="4.432621">
                <text:p>4.4326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085144">
                <text:p>2.085144</text:p>
              </table:table-cell>
              <table:table-cell office:value-type="float" office:value="8.632518">
                <text:p>8.63251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489781">
                <text:p>1.489781</text:p>
              </table:table-cell>
              <table:table-cell office:value-type="float" office:value="8.879449">
                <text:p>8.8794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880759">
                <text:p>1.880759</text:p>
              </table:table-cell>
              <table:table-cell office:value-type="float" office:value="3.115273">
                <text:p>3.1152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332955">
                <text:p>3.332955</text:p>
              </table:table-cell>
              <table:table-cell office:value-type="float" office:value="3.800337">
                <text:p>3.8003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159353">
                <text:p>2.159353</text:p>
              </table:table-cell>
              <table:table-cell office:value-type="float" office:value="9.04797">
                <text:p>9.0479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754177">
                <text:p>2.754177</text:p>
              </table:table-cell>
              <table:table-cell office:value-type="float" office:value="8.880254">
                <text:p>8.8802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99673">
                <text:p>1.99673</text:p>
              </table:table-cell>
              <table:table-cell office:value-type="float" office:value="8.684405">
                <text:p>8.6844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020317">
                <text:p>2.020317</text:p>
              </table:table-cell>
              <table:table-cell office:value-type="float" office:value="9.431018">
                <text:p>9.4310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017554">
                <text:p>2.017554</text:p>
              </table:table-cell>
              <table:table-cell office:value-type="float" office:value="3.31858">
                <text:p>3.318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189962">
                <text:p>2.189962</text:p>
              </table:table-cell>
              <table:table-cell office:value-type="float" office:value="9.680755">
                <text:p>9.6807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661056">
                <text:p>1.661056</text:p>
              </table:table-cell>
              <table:table-cell office:value-type="float" office:value="3.19083">
                <text:p>3.190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780999">
                <text:p>1.780999</text:p>
              </table:table-cell>
              <table:table-cell office:value-type="float" office:value="9.900368">
                <text:p>9.9003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83006">
                <text:p>0.783006</text:p>
              </table:table-cell>
              <table:table-cell office:value-type="float" office:value="2.419024">
                <text:p>2.4190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.139451">
                <text:p>7.139451</text:p>
              </table:table-cell>
              <table:table-cell office:value-type="float" office:value="6.354979">
                <text:p>6.3549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137217">
                <text:p>3.137217</text:p>
              </table:table-cell>
              <table:table-cell office:value-type="float" office:value="3.24623">
                <text:p>3.2462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060555">
                <text:p>2.060555</text:p>
              </table:table-cell>
              <table:table-cell office:value-type="float" office:value="8.318083">
                <text:p>8.31808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116683">
                <text:p>1.116683</text:p>
              </table:table-cell>
              <table:table-cell office:value-type="float" office:value="2.978861">
                <text:p>2.97886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416756">
                <text:p>1.416756</text:p>
              </table:table-cell>
              <table:table-cell office:value-type="float" office:value="9.702498">
                <text:p>9.70249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46359">
                <text:p>2.46359</text:p>
              </table:table-cell>
              <table:table-cell office:value-type="float" office:value="3.246301">
                <text:p>3.2463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686266">
                <text:p>2.686266</text:p>
              </table:table-cell>
              <table:table-cell office:value-type="float" office:value="2.521463">
                <text:p>2.5214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30578">
                <text:p>1.30578</text:p>
              </table:table-cell>
              <table:table-cell office:value-type="float" office:value="7.817488">
                <text:p>7.8174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559132">
                <text:p>1.559132</text:p>
              </table:table-cell>
              <table:table-cell office:value-type="float" office:value="2.908576">
                <text:p>2.9085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.715283">
                <text:p>6.715283</text:p>
              </table:table-cell>
              <table:table-cell office:value-type="float" office:value="6.885492">
                <text:p>6.8854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698814">
                <text:p>1.698814</text:p>
              </table:table-cell>
              <table:table-cell office:value-type="float" office:value="10.012567">
                <text:p>10.0125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507451">
                <text:p>1.507451</text:p>
              </table:table-cell>
              <table:table-cell office:value-type="float" office:value="8.532405">
                <text:p>8.5324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473924">
                <text:p>1.473924</text:p>
              </table:table-cell>
              <table:table-cell office:value-type="float" office:value="2.727658">
                <text:p>2.7276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872107">
                <text:p>2.872107</text:p>
              </table:table-cell>
              <table:table-cell office:value-type="float" office:value="3.103249">
                <text:p>3.10324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361244">
                <text:p>2.361244</text:p>
              </table:table-cell>
              <table:table-cell office:value-type="float" office:value="8.80389">
                <text:p>8.8038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588977">
                <text:p>1.588977</text:p>
              </table:table-cell>
              <table:table-cell office:value-type="float" office:value="10.03948">
                <text:p>10.039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655836">
                <text:p>0.655836</text:p>
              </table:table-cell>
              <table:table-cell office:value-type="float" office:value="9.539969">
                <text:p>9.53996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34027">
                <text:p>2.34027</text:p>
              </table:table-cell>
              <table:table-cell office:value-type="float" office:value="3.439668">
                <text:p>3.4396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84288">
                <text:p>0.884288</text:p>
              </table:table-cell>
              <table:table-cell office:value-type="float" office:value="3.078175">
                <text:p>3.0781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762851">
                <text:p>2.762851</text:p>
              </table:table-cell>
              <table:table-cell office:value-type="float" office:value="2.975192">
                <text:p>2.9751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.346644">
                <text:p>6.346644</text:p>
              </table:table-cell>
              <table:table-cell office:value-type="float" office:value="6.075723">
                <text:p>6.0757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380064">
                <text:p>2.380064</text:p>
              </table:table-cell>
              <table:table-cell office:value-type="float" office:value="9.622384">
                <text:p>9.6223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418653">
                <text:p>2.418653</text:p>
              </table:table-cell>
              <table:table-cell office:value-type="float" office:value="8.791215">
                <text:p>8.7912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.525762">
                <text:p>6.525762</text:p>
              </table:table-cell>
              <table:table-cell office:value-type="float" office:value="7.21465">
                <text:p>7.214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70888">
                <text:p>1.70888</text:p>
              </table:table-cell>
              <table:table-cell office:value-type="float" office:value="9.22797">
                <text:p>9.227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62173">
                <text:p>2.562173</text:p>
              </table:table-cell>
              <table:table-cell office:value-type="float" office:value="2.904186">
                <text:p>2.9041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.853841">
                <text:p>6.853841</text:p>
              </table:table-cell>
              <table:table-cell office:value-type="float" office:value="6.822481">
                <text:p>6.82248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63659">
                <text:p>1.63659</text:p>
              </table:table-cell>
              <table:table-cell office:value-type="float" office:value="8.882493">
                <text:p>8.88249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647975">
                <text:p>0.647975</text:p>
              </table:table-cell>
              <table:table-cell office:value-type="float" office:value="9.75896">
                <text:p>9.758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817827">
                <text:p>1.817827</text:p>
              </table:table-cell>
              <table:table-cell office:value-type="float" office:value="8.827989">
                <text:p>8.82798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893201">
                <text:p>1.893201</text:p>
              </table:table-cell>
              <table:table-cell office:value-type="float" office:value="8.386457">
                <text:p>8.38645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707119">
                <text:p>2.707119</text:p>
              </table:table-cell>
              <table:table-cell office:value-type="float" office:value="2.678814">
                <text:p>2.6788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.685088">
                <text:p>7.685088</text:p>
              </table:table-cell>
              <table:table-cell office:value-type="float" office:value="6.932559">
                <text:p>6.9325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91441">
                <text:p>2.91441</text:p>
              </table:table-cell>
              <table:table-cell office:value-type="float" office:value="2.790379">
                <text:p>2.79037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270734">
                <text:p>1.270734</text:p>
              </table:table-cell>
              <table:table-cell office:value-type="float" office:value="2.580375">
                <text:p>2.5803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350657">
                <text:p>2.350657</text:p>
              </table:table-cell>
              <table:table-cell office:value-type="float" office:value="3.785053">
                <text:p>3.78505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714607">
                <text:p>2.714607</text:p>
              </table:table-cell>
              <table:table-cell office:value-type="float" office:value="8.548438">
                <text:p>8.5484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211592">
                <text:p>1.211592</text:p>
              </table:table-cell>
              <table:table-cell office:value-type="float" office:value="8.574747">
                <text:p>8.5747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61112">
                <text:p>1.61112</text:p>
              </table:table-cell>
              <table:table-cell office:value-type="float" office:value="8.855998">
                <text:p>8.8559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.778129">
                <text:p>7.778129</text:p>
              </table:table-cell>
              <table:table-cell office:value-type="float" office:value="5.906496">
                <text:p>5.9064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012009">
                <text:p>1.012009</text:p>
              </table:table-cell>
              <table:table-cell office:value-type="float" office:value="3.549324">
                <text:p>3.5493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043866">
                <text:p>2.043866</text:p>
              </table:table-cell>
              <table:table-cell office:value-type="float" office:value="3.966943">
                <text:p>3.9669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.950017">
                <text:p>5.950017</text:p>
              </table:table-cell>
              <table:table-cell office:value-type="float" office:value="4.951331">
                <text:p>4.95133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.841857">
                <text:p>6.841857</text:p>
              </table:table-cell>
              <table:table-cell office:value-type="float" office:value="5.641066">
                <text:p>5.6410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269705">
                <text:p>3.269705</text:p>
              </table:table-cell>
              <table:table-cell office:value-type="float" office:value="2.507674">
                <text:p>2.50767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635552">
                <text:p>1.635552</text:p>
              </table:table-cell>
              <table:table-cell office:value-type="float" office:value="8.554352">
                <text:p>8.5543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738938">
                <text:p>0.738938</text:p>
              </table:table-cell>
              <table:table-cell office:value-type="float" office:value="8.753211">
                <text:p>8.7532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65826">
                <text:p>2.565826</text:p>
              </table:table-cell>
              <table:table-cell office:value-type="float" office:value="8.568322">
                <text:p>8.5683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674226">
                <text:p>2.674226</text:p>
              </table:table-cell>
              <table:table-cell office:value-type="float" office:value="3.63263">
                <text:p>3.632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.786006">
                <text:p>6.786006</text:p>
              </table:table-cell>
              <table:table-cell office:value-type="float" office:value="4.845458">
                <text:p>4.84545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719395">
                <text:p>1.719395</text:p>
              </table:table-cell>
              <table:table-cell office:value-type="float" office:value="8.035686">
                <text:p>8.0356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980407">
                <text:p>2.980407</text:p>
              </table:table-cell>
              <table:table-cell office:value-type="float" office:value="2.768606">
                <text:p>2.7686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408303">
                <text:p>2.408303</text:p>
              </table:table-cell>
              <table:table-cell office:value-type="float" office:value="9.377704">
                <text:p>9.3777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87713">
                <text:p>0.87713</text:p>
              </table:table-cell>
              <table:table-cell office:value-type="float" office:value="4.224849">
                <text:p>4.22484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342013">
                <text:p>1.342013</text:p>
              </table:table-cell>
              <table:table-cell office:value-type="float" office:value="8.365217">
                <text:p>8.3652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805159">
                <text:p>1.805159</text:p>
              </table:table-cell>
              <table:table-cell office:value-type="float" office:value="9.300225">
                <text:p>9.3002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602281">
                <text:p>2.602281</text:p>
              </table:table-cell>
              <table:table-cell office:value-type="float" office:value="9.568207">
                <text:p>9.56820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936366">
                <text:p>1.936366</text:p>
              </table:table-cell>
              <table:table-cell office:value-type="float" office:value="3.485958">
                <text:p>3.48595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539741">
                <text:p>1.539741</text:p>
              </table:table-cell>
              <table:table-cell office:value-type="float" office:value="8.746152">
                <text:p>8.7461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289143">
                <text:p>2.289143</text:p>
              </table:table-cell>
              <table:table-cell office:value-type="float" office:value="4.23505">
                <text:p>4.235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.794944">
                <text:p>5.794944</text:p>
              </table:table-cell>
              <table:table-cell office:value-type="float" office:value="6.707254">
                <text:p>6.70725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707409">
                <text:p>1.707409</text:p>
              </table:table-cell>
              <table:table-cell office:value-type="float" office:value="3.47695">
                <text:p>3.4769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47205">
                <text:p>2.47205</text:p>
              </table:table-cell>
              <table:table-cell office:value-type="float" office:value="3.286467">
                <text:p>3.2864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.035775">
                <text:p>7.035775</text:p>
              </table:table-cell>
              <table:table-cell office:value-type="float" office:value="6.066791">
                <text:p>6.0667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321803">
                <text:p>1.321803</text:p>
              </table:table-cell>
              <table:table-cell office:value-type="float" office:value="4.260149">
                <text:p>4.2601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410015">
                <text:p>2.410015</text:p>
              </table:table-cell>
              <table:table-cell office:value-type="float" office:value="9.143753">
                <text:p>9.14375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10368">
                <text:p>0.910368</text:p>
              </table:table-cell>
              <table:table-cell office:value-type="float" office:value="3.279331">
                <text:p>3.2793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842638">
                <text:p>1.842638</text:p>
              </table:table-cell>
              <table:table-cell office:value-type="float" office:value="9.117421">
                <text:p>9.1174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.789518">
                <text:p>6.789518</text:p>
              </table:table-cell>
              <table:table-cell office:value-type="float" office:value="6.974077">
                <text:p>6.97407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45111">
                <text:p>1.45111</text:p>
              </table:table-cell>
              <table:table-cell office:value-type="float" office:value="9.774319">
                <text:p>9.7743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604798">
                <text:p>2.604798</text:p>
              </table:table-cell>
              <table:table-cell office:value-type="float" office:value="2.917979">
                <text:p>2.9179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.002124">
                <text:p>7.002124</text:p>
              </table:table-cell>
              <table:table-cell office:value-type="float" office:value="5.284577">
                <text:p>5.28457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033891">
                <text:p>2.033891</text:p>
              </table:table-cell>
              <table:table-cell office:value-type="float" office:value="8.444012">
                <text:p>8.4440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22065">
                <text:p>2.22065</text:p>
              </table:table-cell>
              <table:table-cell office:value-type="float" office:value="9.967355">
                <text:p>9.9673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.318547">
                <text:p>6.318547</text:p>
              </table:table-cell>
              <table:table-cell office:value-type="float" office:value="6.627118">
                <text:p>6.6271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627521">
                <text:p>2.627521</text:p>
              </table:table-cell>
              <table:table-cell office:value-type="float" office:value="2.8354">
                <text:p>2.835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.401226">
                <text:p>6.401226</text:p>
              </table:table-cell>
              <table:table-cell office:value-type="float" office:value="5.287564">
                <text:p>5.2875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483016">
                <text:p>1.483016</text:p>
              </table:table-cell>
              <table:table-cell office:value-type="float" office:value="9.513112">
                <text:p>9.5131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055393">
                <text:p>1.055393</text:p>
              </table:table-cell>
              <table:table-cell office:value-type="float" office:value="2.141945">
                <text:p>2.1419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.923364">
                <text:p>6.923364</text:p>
              </table:table-cell>
              <table:table-cell office:value-type="float" office:value="5.988907">
                <text:p>5.98890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.812838">
                <text:p>6.812838</text:p>
              </table:table-cell>
              <table:table-cell office:value-type="float" office:value="6.240586">
                <text:p>6.2405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975336">
                <text:p>1.975336</text:p>
              </table:table-cell>
              <table:table-cell office:value-type="float" office:value="3.013789">
                <text:p>3.01378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786491">
                <text:p>7.786491</text:p>
              </table:table-cell>
              <table:table-cell office:value-type="float" office:value="6.61776">
                <text:p>6.6177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.318424">
                <text:p>2.318424</text:p>
              </table:table-cell>
              <table:table-cell office:value-type="float" office:value="9.623453">
                <text:p>9.62345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.081489">
                <text:p>7.081489</text:p>
              </table:table-cell>
              <table:table-cell office:value-type="float" office:value="6.288955">
                <text:p>6.28895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342661">
                <text:p>2.342661</text:p>
              </table:table-cell>
              <table:table-cell office:value-type="float" office:value="2.54335">
                <text:p>2.5433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827677">
                <text:p>1.827677</text:p>
              </table:table-cell>
              <table:table-cell office:value-type="float" office:value="8.878326">
                <text:p>8.8783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.900309">
                <text:p>6.900309</text:p>
              </table:table-cell>
              <table:table-cell office:value-type="float" office:value="5.91709">
                <text:p>5.9170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340719">
                <text:p>1.340719</text:p>
              </table:table-cell>
              <table:table-cell office:value-type="float" office:value="3.744261">
                <text:p>3.7442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.334712">
                <text:p>6.334712</text:p>
              </table:table-cell>
              <table:table-cell office:value-type="float" office:value="6.122134">
                <text:p>6.12213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.778401">
                <text:p>6.778401</text:p>
              </table:table-cell>
              <table:table-cell office:value-type="float" office:value="6.599863">
                <text:p>6.59986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.390861">
                <text:p>6.390861</text:p>
              </table:table-cell>
              <table:table-cell office:value-type="float" office:value="5.991056">
                <text:p>5.99105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632296">
                <text:p>1.632296</text:p>
              </table:table-cell>
              <table:table-cell office:value-type="float" office:value="8.950791">
                <text:p>8.95079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010789">
                <text:p>1.010789</text:p>
              </table:table-cell>
              <table:table-cell office:value-type="float" office:value="3.195301">
                <text:p>3.19530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635667">
                <text:p>1.635667</text:p>
              </table:table-cell>
              <table:table-cell office:value-type="float" office:value="8.717125">
                <text:p>8.7171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.705064">
                <text:p>2.705064</text:p>
              </table:table-cell>
              <table:table-cell office:value-type="float" office:value="3.115171">
                <text:p>3.11517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.700406">
                <text:p>5.700406</text:p>
              </table:table-cell>
              <table:table-cell office:value-type="float" office:value="6.469122">
                <text:p>6.46912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588046">
                <text:p>1.588046</text:p>
              </table:table-cell>
              <table:table-cell office:value-type="float" office:value="10.2995">
                <text:p>10.299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.77485">
                <text:p>6.77485</text:p>
              </table:table-cell>
              <table:table-cell office:value-type="float" office:value="7.07317">
                <text:p>7.0731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.063584">
                <text:p>2.063584</text:p>
              </table:table-cell>
              <table:table-cell office:value-type="float" office:value="4.470298">
                <text:p>4.47029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.450926">
                <text:p>7.450926</text:p>
              </table:table-cell>
              <table:table-cell office:value-type="float" office:value="4.895246">
                <text:p>4.8952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.707236">
                <text:p>2.707236</text:p>
              </table:table-cell>
              <table:table-cell office:value-type="float" office:value="8.773117">
                <text:p>8.77311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.82169">
                <text:p>6.82169</text:p>
              </table:table-cell>
              <table:table-cell office:value-type="float" office:value="6.071817">
                <text:p>6.0718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432474">
                <text:p>1.432474</text:p>
              </table:table-cell>
              <table:table-cell office:value-type="float" office:value="8.922236">
                <text:p>8.92223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.614538">
                <text:p>7.614538</text:p>
              </table:table-cell>
              <table:table-cell office:value-type="float" office:value="6.049123">
                <text:p>6.04912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693812">
                <text:p>1.693812</text:p>
              </table:table-cell>
              <table:table-cell office:value-type="float" office:value="10.162257">
                <text:p>10.16225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.002778">
                <text:p>6.002778</text:p>
              </table:table-cell>
              <table:table-cell office:value-type="float" office:value="5.92225">
                <text:p>5.922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421427">
                <text:p>1.421427</text:p>
              </table:table-cell>
              <table:table-cell office:value-type="float" office:value="2.522236">
                <text:p>2.52223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956234">
                <text:p>1.956234</text:p>
              </table:table-cell>
              <table:table-cell office:value-type="float" office:value="9.490895">
                <text:p>9.49089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.185484">
                <text:p>2.185484</text:p>
              </table:table-cell>
              <table:table-cell office:value-type="float" office:value="3.322866">
                <text:p>3.32286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.348651">
                <text:p>7.348651</text:p>
              </table:table-cell>
              <table:table-cell office:value-type="float" office:value="5.481975">
                <text:p>5.48197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.609993">
                <text:p>6.609993</text:p>
              </table:table-cell>
              <table:table-cell office:value-type="float" office:value="6.253535">
                <text:p>6.25353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.661705">
                <text:p>6.661705</text:p>
              </table:table-cell>
              <table:table-cell office:value-type="float" office:value="5.744334">
                <text:p>5.74433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.305878">
                <text:p>2.305878</text:p>
              </table:table-cell>
              <table:table-cell office:value-type="float" office:value="3.604778">
                <text:p>3.60477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.094059">
                <text:p>6.094059</text:p>
              </table:table-cell>
              <table:table-cell office:value-type="float" office:value="5.418559">
                <text:p>5.41855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583233">
                <text:p>1.583233</text:p>
              </table:table-cell>
              <table:table-cell office:value-type="float" office:value="9.159048">
                <text:p>9.15904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.62538">
                <text:p>2.62538</text:p>
              </table:table-cell>
              <table:table-cell office:value-type="float" office:value="3.622437">
                <text:p>3.6224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.991374">
                <text:p>2.991374</text:p>
              </table:table-cell>
              <table:table-cell office:value-type="float" office:value="10.179958">
                <text:p>10.17995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.054781">
                <text:p>2.054781</text:p>
              </table:table-cell>
              <table:table-cell office:value-type="float" office:value="3.039286">
                <text:p>3.03928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537459">
                <text:p>1.537459</text:p>
              </table:table-cell>
              <table:table-cell office:value-type="float" office:value="4.676184">
                <text:p>4.6761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.011222">
                <text:p>6.011222</text:p>
              </table:table-cell>
              <table:table-cell office:value-type="float" office:value="6.071031">
                <text:p>6.07103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.285612">
                <text:p>2.285612</text:p>
              </table:table-cell>
              <table:table-cell office:value-type="float" office:value="2.298296">
                <text:p>2.29829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.580129">
                <text:p>2.580129</text:p>
              </table:table-cell>
              <table:table-cell office:value-type="float" office:value="3.315905">
                <text:p>3.3159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636964">
                <text:p>1.636964</text:p>
              </table:table-cell>
              <table:table-cell office:value-type="float" office:value="9.633971">
                <text:p>9.63397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.569103">
                <text:p>6.569103</text:p>
              </table:table-cell>
              <table:table-cell office:value-type="float" office:value="6.013922">
                <text:p>6.01392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.623828">
                <text:p>6.623828</text:p>
              </table:table-cell>
              <table:table-cell office:value-type="float" office:value="6.032998">
                <text:p>6.03299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.200041">
                <text:p>2.200041</text:p>
              </table:table-cell>
              <table:table-cell office:value-type="float" office:value="3.038884">
                <text:p>3.03888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.66017">
                <text:p>2.66017</text:p>
              </table:table-cell>
              <table:table-cell office:value-type="float" office:value="2.937477">
                <text:p>2.93747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.487586">
                <text:p>2.487586</text:p>
              </table:table-cell>
              <table:table-cell office:value-type="float" office:value="3.801397">
                <text:p>3.80139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.109459">
                <text:p>2.109459</text:p>
              </table:table-cell>
              <table:table-cell office:value-type="float" office:value="2.427069">
                <text:p>2.42706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.010293">
                <text:p>2.010293</text:p>
              </table:table-cell>
              <table:table-cell office:value-type="float" office:value="2.791474">
                <text:p>2.79147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6615">
                <text:p>1.6615</text:p>
              </table:table-cell>
              <table:table-cell office:value-type="float" office:value="3.564275">
                <text:p>3.56427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998904">
                <text:p>1.998904</text:p>
              </table:table-cell>
              <table:table-cell office:value-type="float" office:value="3.32267">
                <text:p>3.3226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.578528">
                <text:p>2.578528</text:p>
              </table:table-cell>
              <table:table-cell office:value-type="float" office:value="2.991239">
                <text:p>2.99123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172826">
                <text:p>1.172826</text:p>
              </table:table-cell>
              <table:table-cell office:value-type="float" office:value="4.048663">
                <text:p>4.04866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478459">
                <text:p>1.478459</text:p>
              </table:table-cell>
              <table:table-cell office:value-type="float" office:value="4.244518">
                <text:p>4.24451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.910962">
                <text:p>2.910962</text:p>
              </table:table-cell>
              <table:table-cell office:value-type="float" office:value="3.435179">
                <text:p>3.43517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.721195">
                <text:p>7.721195</text:p>
              </table:table-cell>
              <table:table-cell office:value-type="float" office:value="6.099875">
                <text:p>6.09987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.898083">
                <text:p>2.898083</text:p>
              </table:table-cell>
              <table:table-cell office:value-type="float" office:value="2.756692">
                <text:p>2.7566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.293124">
                <text:p>6.293124</text:p>
              </table:table-cell>
              <table:table-cell office:value-type="float" office:value="6.047563">
                <text:p>6.04756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.071461">
                <text:p>7.071461</text:p>
              </table:table-cell>
              <table:table-cell office:value-type="float" office:value="6.681978">
                <text:p>6.68197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.226921">
                <text:p>2.226921</text:p>
              </table:table-cell>
              <table:table-cell office:value-type="float" office:value="10.608607">
                <text:p>10.60860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.695785">
                <text:p>2.695785</text:p>
              </table:table-cell>
              <table:table-cell office:value-type="float" office:value="9.257467">
                <text:p>9.25746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.591307">
                <text:p>6.591307</text:p>
              </table:table-cell>
              <table:table-cell office:value-type="float" office:value="5.047186">
                <text:p>5.0471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.531125">
                <text:p>2.531125</text:p>
              </table:table-cell>
              <table:table-cell office:value-type="float" office:value="9.60734">
                <text:p>9.6073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.000059">
                <text:p>8.000059</text:p>
              </table:table-cell>
              <table:table-cell office:value-type="float" office:value="5.876847">
                <text:p>5.87684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264185">
                <text:p>1.264185</text:p>
              </table:table-cell>
              <table:table-cell office:value-type="float" office:value="10.015029">
                <text:p>10.01502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066875">
                <text:p>1.066875</text:p>
              </table:table-cell>
              <table:table-cell office:value-type="float" office:value="2.690742">
                <text:p>2.69074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990472">
                <text:p>0.990472</text:p>
              </table:table-cell>
              <table:table-cell office:value-type="float" office:value="2.768365">
                <text:p>2.76836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93797">
                <text:p>1.93797</text:p>
              </table:table-cell>
              <table:table-cell office:value-type="float" office:value="3.464281">
                <text:p>3.46428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016197">
                <text:p>1.016197</text:p>
              </table:table-cell>
              <table:table-cell office:value-type="float" office:value="9.376779">
                <text:p>9.37677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.840996">
                <text:p>5.840996</text:p>
              </table:table-cell>
              <table:table-cell office:value-type="float" office:value="6.221293">
                <text:p>6.22129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.564528">
                <text:p>6.564528</text:p>
              </table:table-cell>
              <table:table-cell office:value-type="float" office:value="6.24279">
                <text:p>6.2427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.088989">
                <text:p>7.088989</text:p>
              </table:table-cell>
              <table:table-cell office:value-type="float" office:value="5.268473">
                <text:p>5.26847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.049785">
                <text:p>2.049785</text:p>
              </table:table-cell>
              <table:table-cell office:value-type="float" office:value="3.206709">
                <text:p>3.20670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.546597">
                <text:p>7.546597</text:p>
              </table:table-cell>
              <table:table-cell office:value-type="float" office:value="4.990899">
                <text:p>4.99089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.295915">
                <text:p>2.295915</text:p>
              </table:table-cell>
              <table:table-cell office:value-type="float" office:value="2.523142">
                <text:p>2.52314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.755024">
                <text:p>6.755024</text:p>
              </table:table-cell>
              <table:table-cell office:value-type="float" office:value="6.251177">
                <text:p>6.25117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999548">
                <text:p>0.999548</text:p>
              </table:table-cell>
              <table:table-cell office:value-type="float" office:value="9.045156">
                <text:p>9.04515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210154">
                <text:p>1.210154</text:p>
              </table:table-cell>
              <table:table-cell office:value-type="float" office:value="8.679433">
                <text:p>8.67943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.017502">
                <text:p>2.017502</text:p>
              </table:table-cell>
              <table:table-cell office:value-type="float" office:value="8.900754">
                <text:p>8.90075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.93921">
                <text:p>2.93921</text:p>
              </table:table-cell>
              <table:table-cell office:value-type="float" office:value="4.352014">
                <text:p>4.3520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.419454">
                <text:p>2.419454</text:p>
              </table:table-cell>
              <table:table-cell office:value-type="float" office:value="8.340669">
                <text:p>8.34066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370167">
                <text:p>1.370167</text:p>
              </table:table-cell>
              <table:table-cell office:value-type="float" office:value="8.93904">
                <text:p>8.9390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.703028">
                <text:p>6.703028</text:p>
              </table:table-cell>
              <table:table-cell office:value-type="float" office:value="6.243863">
                <text:p>6.24386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959579">
                <text:p>0.959579</text:p>
              </table:table-cell>
              <table:table-cell office:value-type="float" office:value="2.903097">
                <text:p>2.90309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.555641">
                <text:p>2.555641</text:p>
              </table:table-cell>
              <table:table-cell office:value-type="float" office:value="8.495948">
                <text:p>8.49594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.763871">
                <text:p>2.763871</text:p>
              </table:table-cell>
              <table:table-cell office:value-type="float" office:value="8.477007">
                <text:p>8.47700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.599132">
                <text:p>7.599132</text:p>
              </table:table-cell>
              <table:table-cell office:value-type="float" office:value="5.773695">
                <text:p>5.77369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154987">
                <text:p>1.154987</text:p>
              </table:table-cell>
              <table:table-cell office:value-type="float" office:value="8.368574">
                <text:p>8.36857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.537276">
                <text:p>2.537276</text:p>
              </table:table-cell>
              <table:table-cell office:value-type="float" office:value="3.27133">
                <text:p>3.2713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.439927">
                <text:p>6.439927</text:p>
              </table:table-cell>
              <table:table-cell office:value-type="float" office:value="5.819053">
                <text:p>5.81905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151583">
                <text:p>3.151583</text:p>
              </table:table-cell>
              <table:table-cell office:value-type="float" office:value="2.61297">
                <text:p>2.6129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.350569">
                <text:p>2.350569</text:p>
              </table:table-cell>
              <table:table-cell office:value-type="float" office:value="2.359447">
                <text:p>2.35944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450468">
                <text:p>1.450468</text:p>
              </table:table-cell>
              <table:table-cell office:value-type="float" office:value="9.004371">
                <text:p>9.00437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.816885">
                <text:p>6.816885</text:p>
              </table:table-cell>
              <table:table-cell office:value-type="float" office:value="5.962567">
                <text:p>5.96256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.960031">
                <text:p>5.960031</text:p>
              </table:table-cell>
              <table:table-cell office:value-type="float" office:value="6.207863">
                <text:p>6.20786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.631334">
                <text:p>5.631334</text:p>
              </table:table-cell>
              <table:table-cell office:value-type="float" office:value="5.652255">
                <text:p>5.65225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053638">
                <text:p>1.053638</text:p>
              </table:table-cell>
              <table:table-cell office:value-type="float" office:value="9.190108">
                <text:p>9.19010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386372">
                <text:p>1.386372</text:p>
              </table:table-cell>
              <table:table-cell office:value-type="float" office:value="9.055938">
                <text:p>9.05593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.186611">
                <text:p>2.186611</text:p>
              </table:table-cell>
              <table:table-cell office:value-type="float" office:value="9.658044">
                <text:p>9.65804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79991">
                <text:p>1.79991</text:p>
              </table:table-cell>
              <table:table-cell office:value-type="float" office:value="3.756068">
                <text:p>3.75606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963027">
                <text:p>0.963027</text:p>
              </table:table-cell>
              <table:table-cell office:value-type="float" office:value="8.095303">
                <text:p>8.09530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684607">
                <text:p>1.684607</text:p>
              </table:table-cell>
              <table:table-cell office:value-type="float" office:value="9.776657">
                <text:p>9.77665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.345724">
                <text:p>2.345724</text:p>
              </table:table-cell>
              <table:table-cell office:value-type="float" office:value="3.917744">
                <text:p>3.91774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.176341">
                <text:p>2.176341</text:p>
              </table:table-cell>
              <table:table-cell office:value-type="float" office:value="1.972976">
                <text:p>1.97297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.374866">
                <text:p>2.374866</text:p>
              </table:table-cell>
              <table:table-cell office:value-type="float" office:value="8.334834">
                <text:p>8.33483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556351">
                <text:p>1.556351</text:p>
              </table:table-cell>
              <table:table-cell office:value-type="float" office:value="9.140603">
                <text:p>9.14060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.547311">
                <text:p>2.547311</text:p>
              </table:table-cell>
              <table:table-cell office:value-type="float" office:value="2.051015">
                <text:p>2.05101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828378">
                <text:p>1.828378</text:p>
              </table:table-cell>
              <table:table-cell office:value-type="float" office:value="4.401243">
                <text:p>4.40124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709498">
                <text:p>1.709498</text:p>
              </table:table-cell>
              <table:table-cell office:value-type="float" office:value="3.297103">
                <text:p>3.29710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577235">
                <text:p>1.577235</text:p>
              </table:table-cell>
              <table:table-cell office:value-type="float" office:value="3.077975">
                <text:p>3.07797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601214">
                <text:p>1.601214</text:p>
              </table:table-cell>
              <table:table-cell office:value-type="float" office:value="2.52733">
                <text:p>2.5273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.679608">
                <text:p>6.679608</text:p>
              </table:table-cell>
              <table:table-cell office:value-type="float" office:value="5.838414">
                <text:p>5.83841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379544">
                <text:p>1.379544</text:p>
              </table:table-cell>
              <table:table-cell office:value-type="float" office:value="9.028568">
                <text:p>9.0285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873563">
                <text:p>1.873563</text:p>
              </table:table-cell>
              <table:table-cell office:value-type="float" office:value="10.287271">
                <text:p>10.28727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.47137">
                <text:p>6.47137</text:p>
              </table:table-cell>
              <table:table-cell office:value-type="float" office:value="5.037028">
                <text:p>5.03702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.907402">
                <text:p>6.907402</text:p>
              </table:table-cell>
              <table:table-cell office:value-type="float" office:value="6.805942">
                <text:p>6.80594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.937622">
                <text:p>6.937622</text:p>
              </table:table-cell>
              <table:table-cell office:value-type="float" office:value="5.195182">
                <text:p>5.19518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.070437">
                <text:p>2.070437</text:p>
              </table:table-cell>
              <table:table-cell office:value-type="float" office:value="10.308819">
                <text:p>10.30881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.737888">
                <text:p>6.737888</text:p>
              </table:table-cell>
              <table:table-cell office:value-type="float" office:value="6.563607">
                <text:p>6.56360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564939">
                <text:p>1.564939</text:p>
              </table:table-cell>
              <table:table-cell office:value-type="float" office:value="2.708241">
                <text:p>2.7082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556507">
                <text:p>1.556507</text:p>
              </table:table-cell>
              <table:table-cell office:value-type="float" office:value="9.401583">
                <text:p>9.40158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.996786">
                <text:p>6.996786</text:p>
              </table:table-cell>
              <table:table-cell office:value-type="float" office:value="6.196754">
                <text:p>6.1967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.691798">
                <text:p>2.691798</text:p>
              </table:table-cell>
              <table:table-cell office:value-type="float" office:value="2.879839">
                <text:p>2.87983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.022397">
                <text:p>7.022397</text:p>
              </table:table-cell>
              <table:table-cell office:value-type="float" office:value="6.045772">
                <text:p>6.04577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465567">
                <text:p>1.465567</text:p>
              </table:table-cell>
              <table:table-cell office:value-type="float" office:value="3.973288">
                <text:p>3.97328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.963099">
                <text:p>2.963099</text:p>
              </table:table-cell>
              <table:table-cell office:value-type="float" office:value="3.0496">
                <text:p>3.049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761298">
                <text:p>1.761298</text:p>
              </table:table-cell>
              <table:table-cell office:value-type="float" office:value="7.89869">
                <text:p>7.8986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328719">
                <text:p>1.328719</text:p>
              </table:table-cell>
              <table:table-cell office:value-type="float" office:value="7.944951">
                <text:p>7.94495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.334359">
                <text:p>7.334359</text:p>
              </table:table-cell>
              <table:table-cell office:value-type="float" office:value="5.372573">
                <text:p>5.37257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.735482">
                <text:p>5.735482</text:p>
              </table:table-cell>
              <table:table-cell office:value-type="float" office:value="6.224178">
                <text:p>6.22417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.510746">
                <text:p>6.510746</text:p>
              </table:table-cell>
              <table:table-cell office:value-type="float" office:value="5.947579">
                <text:p>5.94757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.817504">
                <text:p>6.817504</text:p>
              </table:table-cell>
              <table:table-cell office:value-type="float" office:value="5.841939">
                <text:p>5.84193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.823955">
                <text:p>2.823955</text:p>
              </table:table-cell>
              <table:table-cell office:value-type="float" office:value="9.231818">
                <text:p>9.23181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.598211">
                <text:p>2.598211</text:p>
              </table:table-cell>
              <table:table-cell office:value-type="float" office:value="3.492284">
                <text:p>3.49228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.034414">
                <text:p>2.034414</text:p>
              </table:table-cell>
              <table:table-cell office:value-type="float" office:value="7.89967">
                <text:p>7.8996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62058">
                <text:p>1.62058</text:p>
              </table:table-cell>
              <table:table-cell office:value-type="float" office:value="4.247846">
                <text:p>4.24784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818481">
                <text:p>1.818481</text:p>
              </table:table-cell>
              <table:table-cell office:value-type="float" office:value="9.466668">
                <text:p>9.46666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565759">
                <text:p>1.565759</text:p>
              </table:table-cell>
              <table:table-cell office:value-type="float" office:value="2.981854">
                <text:p>2.98185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.731509">
                <text:p>7.731509</text:p>
              </table:table-cell>
              <table:table-cell office:value-type="float" office:value="6.627246">
                <text:p>6.62724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.961763">
                <text:p>2.961763</text:p>
              </table:table-cell>
              <table:table-cell office:value-type="float" office:value="8.602417">
                <text:p>8.60241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362727">
                <text:p>1.362727</text:p>
              </table:table-cell>
              <table:table-cell office:value-type="float" office:value="4.232542">
                <text:p>4.23254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859238">
                <text:p>0.859238</text:p>
              </table:table-cell>
              <table:table-cell office:value-type="float" office:value="9.261417">
                <text:p>9.26141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.880546">
                <text:p>6.880546</text:p>
              </table:table-cell>
              <table:table-cell office:value-type="float" office:value="5.585087">
                <text:p>5.58508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.696279">
                <text:p>5.696279</text:p>
              </table:table-cell>
              <table:table-cell office:value-type="float" office:value="6.07772">
                <text:p>6.0777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657712">
                <text:p>0.657712</text:p>
              </table:table-cell>
              <table:table-cell office:value-type="float" office:value="9.538422">
                <text:p>9.53842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.864071">
                <text:p>5.864071</text:p>
              </table:table-cell>
              <table:table-cell office:value-type="float" office:value="5.919263">
                <text:p>5.91926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.979511">
                <text:p>5.979511</text:p>
              </table:table-cell>
              <table:table-cell office:value-type="float" office:value="4.624749">
                <text:p>4.62474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411003">
                <text:p>1.411003</text:p>
              </table:table-cell>
              <table:table-cell office:value-type="float" office:value="9.539337">
                <text:p>9.53933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61803">
                <text:p>1.61803</text:p>
              </table:table-cell>
              <table:table-cell office:value-type="float" office:value="3.36948">
                <text:p>3.3694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.052587">
                <text:p>7.052587</text:p>
              </table:table-cell>
              <table:table-cell office:value-type="float" office:value="5.93409">
                <text:p>5.9340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032129">
                <text:p>1.032129</text:p>
              </table:table-cell>
              <table:table-cell office:value-type="float" office:value="2.971682">
                <text:p>2.97168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.674843">
                <text:p>6.674843</text:p>
              </table:table-cell>
              <table:table-cell office:value-type="float" office:value="5.114592">
                <text:p>5.11459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.752667">
                <text:p>7.752667</text:p>
              </table:table-cell>
              <table:table-cell office:value-type="float" office:value="6.458199">
                <text:p>6.45819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.348707">
                <text:p>2.348707</text:p>
              </table:table-cell>
              <table:table-cell office:value-type="float" office:value="9.787239">
                <text:p>9.78723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675269">
                <text:p>1.675269</text:p>
              </table:table-cell>
              <table:table-cell office:value-type="float" office:value="10.188343">
                <text:p>10.18834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9687">
                <text:p>1.9687</text:p>
              </table:table-cell>
              <table:table-cell office:value-type="float" office:value="2.68695">
                <text:p>2.6869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580692">
                <text:p>1.580692</text:p>
              </table:table-cell>
              <table:table-cell office:value-type="float" office:value="3.28203">
                <text:p>3.2820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.478843">
                <text:p>2.478843</text:p>
              </table:table-cell>
              <table:table-cell office:value-type="float" office:value="10.252322">
                <text:p>10.25232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.306889">
                <text:p>2.306889</text:p>
              </table:table-cell>
              <table:table-cell office:value-type="float" office:value="3.924377">
                <text:p>3.92437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.532142">
                <text:p>7.532142</text:p>
              </table:table-cell>
              <table:table-cell office:value-type="float" office:value="5.674772">
                <text:p>5.67477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.247495">
                <text:p>2.247495</text:p>
              </table:table-cell>
              <table:table-cell office:value-type="float" office:value="8.646096">
                <text:p>8.64609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.938658">
                <text:p>6.938658</text:p>
              </table:table-cell>
              <table:table-cell office:value-type="float" office:value="6.574318">
                <text:p>6.57431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.088633">
                <text:p>2.088633</text:p>
              </table:table-cell>
              <table:table-cell office:value-type="float" office:value="8.897042">
                <text:p>8.89704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.29592">
                <text:p>2.29592</text:p>
              </table:table-cell>
              <table:table-cell office:value-type="float" office:value="9.163575">
                <text:p>9.16357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.302369">
                <text:p>2.302369</text:p>
              </table:table-cell>
              <table:table-cell office:value-type="float" office:value="2.882902">
                <text:p>2.88290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993624">
                <text:p>1.993624</text:p>
              </table:table-cell>
              <table:table-cell office:value-type="float" office:value="8.8493">
                <text:p>8.849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824103">
                <text:p>0.824103</text:p>
              </table:table-cell>
              <table:table-cell office:value-type="float" office:value="8.505266">
                <text:p>8.50526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.158473">
                <text:p>6.158473</text:p>
              </table:table-cell>
              <table:table-cell office:value-type="float" office:value="5.859098">
                <text:p>5.85909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652951">
                <text:p>1.652951</text:p>
              </table:table-cell>
              <table:table-cell office:value-type="float" office:value="9.582322">
                <text:p>9.58232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152473">
                <text:p>2.152473</text:p>
              </table:table-cell>
              <table:table-cell office:value-type="float" office:value="9.990449">
                <text:p>9.99044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850976">
                <text:p>0.850976</text:p>
              </table:table-cell>
              <table:table-cell office:value-type="float" office:value="8.760639">
                <text:p>8.7606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772922">
                <text:p>1.772922</text:p>
              </table:table-cell>
              <table:table-cell office:value-type="float" office:value="9.429042">
                <text:p>9.42904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767672">
                <text:p>0.767672</text:p>
              </table:table-cell>
              <table:table-cell office:value-type="float" office:value="9.128356">
                <text:p>9.12835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124861">
                <text:p>2.124861</text:p>
              </table:table-cell>
              <table:table-cell office:value-type="float" office:value="3.450537">
                <text:p>3.45053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.799078">
                <text:p>6.799078</text:p>
              </table:table-cell>
              <table:table-cell office:value-type="float" office:value="5.605926">
                <text:p>5.60592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430271">
                <text:p>1.430271</text:p>
              </table:table-cell>
              <table:table-cell office:value-type="float" office:value="10.169568">
                <text:p>10.16956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85127">
                <text:p>1.85127</text:p>
              </table:table-cell>
              <table:table-cell office:value-type="float" office:value="9.347659">
                <text:p>9.34765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.136291">
                <text:p>7.136291</text:p>
              </table:table-cell>
              <table:table-cell office:value-type="float" office:value="6.04064">
                <text:p>6.0406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851145">
                <text:p>2.851145</text:p>
              </table:table-cell>
              <table:table-cell office:value-type="float" office:value="3.207817">
                <text:p>3.20781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17602">
                <text:p>1.17602</text:p>
              </table:table-cell>
              <table:table-cell office:value-type="float" office:value="2.974378">
                <text:p>2.97437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.3235">
                <text:p>2.3235</text:p>
              </table:table-cell>
              <table:table-cell office:value-type="float" office:value="8.571645">
                <text:p>8.57164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153597">
                <text:p>2.153597</text:p>
              </table:table-cell>
              <table:table-cell office:value-type="float" office:value="2.225763">
                <text:p>2.22576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.773939">
                <text:p>6.773939</text:p>
              </table:table-cell>
              <table:table-cell office:value-type="float" office:value="5.199482">
                <text:p>5.19948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.512125">
                <text:p>7.512125</text:p>
              </table:table-cell>
              <table:table-cell office:value-type="float" office:value="5.765347">
                <text:p>5.76534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.076064">
                <text:p>7.076064</text:p>
              </table:table-cell>
              <table:table-cell office:value-type="float" office:value="6.341744">
                <text:p>6.34174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.44102">
                <text:p>6.44102</text:p>
              </table:table-cell>
              <table:table-cell office:value-type="float" office:value="4.486395">
                <text:p>4.48639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.338222">
                <text:p>6.338222</text:p>
              </table:table-cell>
              <table:table-cell office:value-type="float" office:value="5.581367">
                <text:p>5.58136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.848569">
                <text:p>6.848569</text:p>
              </table:table-cell>
              <table:table-cell office:value-type="float" office:value="6.777173">
                <text:p>6.77717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501508">
                <text:p>1.501508</text:p>
              </table:table-cell>
              <table:table-cell office:value-type="float" office:value="3.236908">
                <text:p>3.23690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.466183">
                <text:p>2.466183</text:p>
              </table:table-cell>
              <table:table-cell office:value-type="float" office:value="3.446067">
                <text:p>3.44606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111249">
                <text:p>1.111249</text:p>
              </table:table-cell>
              <table:table-cell office:value-type="float" office:value="9.214156">
                <text:p>9.21415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786502">
                <text:p>0.786502</text:p>
              </table:table-cell>
              <table:table-cell office:value-type="float" office:value="8.503246">
                <text:p>8.50324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417908">
                <text:p>1.417908</text:p>
              </table:table-cell>
              <table:table-cell office:value-type="float" office:value="9.835867">
                <text:p>9.83586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599866">
                <text:p>1.599866</text:p>
              </table:table-cell>
              <table:table-cell office:value-type="float" office:value="2.619329">
                <text:p>2.61932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.128489">
                <text:p>2.128489</text:p>
              </table:table-cell>
              <table:table-cell office:value-type="float" office:value="9.697495">
                <text:p>9.69749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.381532">
                <text:p>2.381532</text:p>
              </table:table-cell>
              <table:table-cell office:value-type="float" office:value="2.639714">
                <text:p>2.63971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.844826">
                <text:p>5.844826</text:p>
              </table:table-cell>
              <table:table-cell office:value-type="float" office:value="5.628922">
                <text:p>5.62892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284944">
                <text:p>1.284944</text:p>
              </table:table-cell>
              <table:table-cell office:value-type="float" office:value="10.297048">
                <text:p>10.29704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.689149">
                <text:p>7.689149</text:p>
              </table:table-cell>
              <table:table-cell office:value-type="float" office:value="4.68483">
                <text:p>4.6848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.435525">
                <text:p>2.435525</text:p>
              </table:table-cell>
              <table:table-cell office:value-type="float" office:value="2.813185">
                <text:p>2.81318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.657642">
                <text:p>2.657642</text:p>
              </table:table-cell>
              <table:table-cell office:value-type="float" office:value="3.064506">
                <text:p>3.06450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257349">
                <text:p>1.257349</text:p>
              </table:table-cell>
              <table:table-cell office:value-type="float" office:value="3.262321">
                <text:p>3.26232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.740622">
                <text:p>6.740622</text:p>
              </table:table-cell>
              <table:table-cell office:value-type="float" office:value="6.470631">
                <text:p>6.47063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.247599">
                <text:p>2.247599</text:p>
              </table:table-cell>
              <table:table-cell office:value-type="float" office:value="3.78918">
                <text:p>3.7891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684431">
                <text:p>2.684431</text:p>
              </table:table-cell>
              <table:table-cell office:value-type="float" office:value="8.328188">
                <text:p>8.32818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.937591">
                <text:p>6.937591</text:p>
              </table:table-cell>
              <table:table-cell office:value-type="float" office:value="6.008636">
                <text:p>6.00863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.906477">
                <text:p>7.906477</text:p>
              </table:table-cell>
              <table:table-cell office:value-type="float" office:value="5.910382">
                <text:p>5.91038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170799">
                <text:p>2.170799</text:p>
              </table:table-cell>
              <table:table-cell office:value-type="float" office:value="9.62573">
                <text:p>9.6257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221366">
                <text:p>2.221366</text:p>
              </table:table-cell>
              <table:table-cell office:value-type="float" office:value="9.824032">
                <text:p>9.82403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996422">
                <text:p>1.996422</text:p>
              </table:table-cell>
              <table:table-cell office:value-type="float" office:value="2.183902">
                <text:p>2.18390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922827">
                <text:p>0.922827</text:p>
              </table:table-cell>
              <table:table-cell office:value-type="float" office:value="9.993017">
                <text:p>9.99301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169663">
                <text:p>2.169663</text:p>
              </table:table-cell>
              <table:table-cell office:value-type="float" office:value="3.626204">
                <text:p>3.62620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474067">
                <text:p>1.474067</text:p>
              </table:table-cell>
              <table:table-cell office:value-type="float" office:value="9.709969">
                <text:p>9.70996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99181">
                <text:p>1.99181</text:p>
              </table:table-cell>
              <table:table-cell office:value-type="float" office:value="2.7155">
                <text:p>2.715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444602">
                <text:p>2.444602</text:p>
              </table:table-cell>
              <table:table-cell office:value-type="float" office:value="2.632674">
                <text:p>2.63267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417535">
                <text:p>2.417535</text:p>
              </table:table-cell>
              <table:table-cell office:value-type="float" office:value="2.960559">
                <text:p>2.96055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689921">
                <text:p>1.689921</text:p>
              </table:table-cell>
              <table:table-cell office:value-type="float" office:value="8.534219">
                <text:p>8.5342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082872">
                <text:p>1.082872</text:p>
              </table:table-cell>
              <table:table-cell office:value-type="float" office:value="3.327415">
                <text:p>3.3274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.049976">
                <text:p>2.049976</text:p>
              </table:table-cell>
              <table:table-cell office:value-type="float" office:value="8.855614">
                <text:p>8.85561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.167868">
                <text:p>3.167868</text:p>
              </table:table-cell>
              <table:table-cell office:value-type="float" office:value="10.018303">
                <text:p>10.01830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.860386">
                <text:p>6.860386</text:p>
              </table:table-cell>
              <table:table-cell office:value-type="float" office:value="6.699235">
                <text:p>6.69923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.461786">
                <text:p>6.461786</text:p>
              </table:table-cell>
              <table:table-cell office:value-type="float" office:value="5.570143">
                <text:p>5.57014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.133568">
                <text:p>2.133568</text:p>
              </table:table-cell>
              <table:table-cell office:value-type="float" office:value="2.027116">
                <text:p>2.02711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.246681">
                <text:p>2.246681</text:p>
              </table:table-cell>
              <table:table-cell office:value-type="float" office:value="2.978601">
                <text:p>2.97860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7.079039">
                <text:p>7.079039</text:p>
              </table:table-cell>
              <table:table-cell office:value-type="float" office:value="4.997639">
                <text:p>4.99763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543059">
                <text:p>0.543059</text:p>
              </table:table-cell>
              <table:table-cell office:value-type="float" office:value="10.018111">
                <text:p>10.01811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401317">
                <text:p>1.401317</text:p>
              </table:table-cell>
              <table:table-cell office:value-type="float" office:value="9.249313">
                <text:p>9.24931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312981">
                <text:p>2.312981</text:p>
              </table:table-cell>
              <table:table-cell office:value-type="float" office:value="8.27017">
                <text:p>8.2701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630869">
                <text:p>0.630869</text:p>
              </table:table-cell>
              <table:table-cell office:value-type="float" office:value="9.764906">
                <text:p>9.76490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.889111">
                <text:p>6.889111</text:p>
              </table:table-cell>
              <table:table-cell office:value-type="float" office:value="6.977025">
                <text:p>6.97702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49614">
                <text:p>1.49614</text:p>
              </table:table-cell>
              <table:table-cell office:value-type="float" office:value="2.606168">
                <text:p>2.60616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.988558">
                <text:p>5.988558</text:p>
              </table:table-cell>
              <table:table-cell office:value-type="float" office:value="4.938898">
                <text:p>4.93889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661301">
                <text:p>2.661301</text:p>
              </table:table-cell>
              <table:table-cell office:value-type="float" office:value="3.318011">
                <text:p>3.31801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766423">
                <text:p>1.766423</text:p>
              </table:table-cell>
              <table:table-cell office:value-type="float" office:value="9.42098">
                <text:p>9.4209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665138">
                <text:p>1.665138</text:p>
              </table:table-cell>
              <table:table-cell office:value-type="float" office:value="2.737086">
                <text:p>2.73708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597364">
                <text:p>2.597364</text:p>
              </table:table-cell>
              <table:table-cell office:value-type="float" office:value="2.628635">
                <text:p>2.62863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.901886">
                <text:p>2.901886</text:p>
              </table:table-cell>
              <table:table-cell office:value-type="float" office:value="3.194096">
                <text:p>3.19409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.222302">
                <text:p>2.222302</text:p>
              </table:table-cell>
              <table:table-cell office:value-type="float" office:value="2.391955">
                <text:p>2.39195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157688">
                <text:p>2.157688</text:p>
              </table:table-cell>
              <table:table-cell office:value-type="float" office:value="9.343532">
                <text:p>9.34353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887812">
                <text:p>1.887812</text:p>
              </table:table-cell>
              <table:table-cell office:value-type="float" office:value="2.204466">
                <text:p>2.20446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957379">
                <text:p>1.957379</text:p>
              </table:table-cell>
              <table:table-cell office:value-type="float" office:value="9.124605">
                <text:p>9.12460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304677">
                <text:p>1.304677</text:p>
              </table:table-cell>
              <table:table-cell office:value-type="float" office:value="4.019847">
                <text:p>4.01984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91712">
                <text:p>1.91712</text:p>
              </table:table-cell>
              <table:table-cell office:value-type="float" office:value="3.382228">
                <text:p>3.38222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.140933">
                <text:p>6.140933</text:p>
              </table:table-cell>
              <table:table-cell office:value-type="float" office:value="5.527584">
                <text:p>5.52758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530116">
                <text:p>1.530116</text:p>
              </table:table-cell>
              <table:table-cell office:value-type="float" office:value="3.431483">
                <text:p>3.43148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918681">
                <text:p>1.918681</text:p>
              </table:table-cell>
              <table:table-cell office:value-type="float" office:value="9.631682">
                <text:p>9.63168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125683">
                <text:p>1.125683</text:p>
              </table:table-cell>
              <table:table-cell office:value-type="float" office:value="8.349359">
                <text:p>8.34935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.550283">
                <text:p>5.550283</text:p>
              </table:table-cell>
              <table:table-cell office:value-type="float" office:value="6.352409">
                <text:p>6.35240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.732919">
                <text:p>2.732919</text:p>
              </table:table-cell>
              <table:table-cell office:value-type="float" office:value="3.99722">
                <text:p>3.9972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954713">
                <text:p>0.954713</text:p>
              </table:table-cell>
              <table:table-cell office:value-type="float" office:value="10.381458">
                <text:p>10.38145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400658">
                <text:p>2.400658</text:p>
              </table:table-cell>
              <table:table-cell office:value-type="float" office:value="3.005757">
                <text:p>3.00575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.467025">
                <text:p>7.467025</text:p>
              </table:table-cell>
              <table:table-cell office:value-type="float" office:value="6.151727">
                <text:p>6.15172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.144694">
                <text:p>6.144694</text:p>
              </table:table-cell>
              <table:table-cell office:value-type="float" office:value="5.346948">
                <text:p>5.34694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.036846">
                <text:p>6.036846</text:p>
              </table:table-cell>
              <table:table-cell office:value-type="float" office:value="6.21399">
                <text:p>6.2139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59464">
                <text:p>1.59464</text:p>
              </table:table-cell>
              <table:table-cell office:value-type="float" office:value="8.526128">
                <text:p>8.52612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767682">
                <text:p>1.767682</text:p>
              </table:table-cell>
              <table:table-cell office:value-type="float" office:value="8.67821">
                <text:p>8.6782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.261636">
                <text:p>2.261636</text:p>
              </table:table-cell>
              <table:table-cell office:value-type="float" office:value="3.907204">
                <text:p>3.90720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.241745">
                <text:p>6.241745</text:p>
              </table:table-cell>
              <table:table-cell office:value-type="float" office:value="7.176174">
                <text:p>7.17617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470355">
                <text:p>1.470355</text:p>
              </table:table-cell>
              <table:table-cell office:value-type="float" office:value="10.184475">
                <text:p>10.18447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.896621">
                <text:p>7.896621</text:p>
              </table:table-cell>
              <table:table-cell office:value-type="float" office:value="5.653811">
                <text:p>5.6538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.262986">
                <text:p>6.262986</text:p>
              </table:table-cell>
              <table:table-cell office:value-type="float" office:value="5.780109">
                <text:p>5.78010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.046779">
                <text:p>8.046779</text:p>
              </table:table-cell>
              <table:table-cell office:value-type="float" office:value="6.806098">
                <text:p>6.80609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70403">
                <text:p>1.70403</text:p>
              </table:table-cell>
              <table:table-cell office:value-type="float" office:value="2.868995">
                <text:p>2.86899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432832">
                <text:p>2.432832</text:p>
              </table:table-cell>
              <table:table-cell office:value-type="float" office:value="9.988078">
                <text:p>9.98807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.482331">
                <text:p>6.482331</text:p>
              </table:table-cell>
              <table:table-cell office:value-type="float" office:value="6.729012">
                <text:p>6.72901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597969">
                <text:p>1.597969</text:p>
              </table:table-cell>
              <table:table-cell office:value-type="float" office:value="4.040035">
                <text:p>4.04003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.46725">
                <text:p>6.46725</text:p>
              </table:table-cell>
              <table:table-cell office:value-type="float" office:value="5.95455">
                <text:p>5.9545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.474098">
                <text:p>2.474098</text:p>
              </table:table-cell>
              <table:table-cell office:value-type="float" office:value="3.087636">
                <text:p>3.08763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633417">
                <text:p>1.633417</text:p>
              </table:table-cell>
              <table:table-cell office:value-type="float" office:value="2.927731">
                <text:p>2.92773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.281694">
                <text:p>6.281694</text:p>
              </table:table-cell>
              <table:table-cell office:value-type="float" office:value="6.266704">
                <text:p>6.26670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.184354">
                <text:p>2.184354</text:p>
              </table:table-cell>
              <table:table-cell office:value-type="float" office:value="2.210849">
                <text:p>2.21084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550599">
                <text:p>1.550599</text:p>
              </table:table-cell>
              <table:table-cell office:value-type="float" office:value="8.770965">
                <text:p>8.77096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.707223">
                <text:p>6.707223</text:p>
              </table:table-cell>
              <table:table-cell office:value-type="float" office:value="6.102798">
                <text:p>6.10279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291514">
                <text:p>1.291514</text:p>
              </table:table-cell>
              <table:table-cell office:value-type="float" office:value="8.459049">
                <text:p>8.45904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.04051">
                <text:p>2.04051</text:p>
              </table:table-cell>
              <table:table-cell office:value-type="float" office:value="9.37601">
                <text:p>9.3760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212352">
                <text:p>1.212352</text:p>
              </table:table-cell>
              <table:table-cell office:value-type="float" office:value="2.835179">
                <text:p>2.83517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980395">
                <text:p>0.980395</text:p>
              </table:table-cell>
              <table:table-cell office:value-type="float" office:value="9.605538">
                <text:p>9.60553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.296685">
                <text:p>2.296685</text:p>
              </table:table-cell>
              <table:table-cell office:value-type="float" office:value="2.591966">
                <text:p>2.59196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369667">
                <text:p>3.369667</text:p>
              </table:table-cell>
              <table:table-cell office:value-type="float" office:value="4.597375">
                <text:p>4.59737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.230112">
                <text:p>7.230112</text:p>
              </table:table-cell>
              <table:table-cell office:value-type="float" office:value="6.39931">
                <text:p>6.3993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667826">
                <text:p>1.667826</text:p>
              </table:table-cell>
              <table:table-cell office:value-type="float" office:value="10.115692">
                <text:p>10.11569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.113141">
                <text:p>2.113141</text:p>
              </table:table-cell>
              <table:table-cell office:value-type="float" office:value="3.501129">
                <text:p>3.50112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625893">
                <text:p>1.625893</text:p>
              </table:table-cell>
              <table:table-cell office:value-type="float" office:value="9.85509">
                <text:p>9.8550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23837">
                <text:p>1.23837</text:p>
              </table:table-cell>
              <table:table-cell office:value-type="float" office:value="10.496639">
                <text:p>10.49663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127111">
                <text:p>2.127111</text:p>
              </table:table-cell>
              <table:table-cell office:value-type="float" office:value="3.759093">
                <text:p>3.75909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209315">
                <text:p>1.209315</text:p>
              </table:table-cell>
              <table:table-cell office:value-type="float" office:value="7.80577">
                <text:p>7.8057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.287631">
                <text:p>7.287631</text:p>
              </table:table-cell>
              <table:table-cell office:value-type="float" office:value="6.223554">
                <text:p>6.22355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.420481">
                <text:p>2.420481</text:p>
              </table:table-cell>
              <table:table-cell office:value-type="float" office:value="2.234878">
                <text:p>2.23487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.94291">
                <text:p>1.94291</text:p>
              </table:table-cell>
              <table:table-cell office:value-type="float" office:value="10.075618">
                <text:p>10.07561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.171797">
                <text:p>2.171797</text:p>
              </table:table-cell>
              <table:table-cell office:value-type="float" office:value="9.153578">
                <text:p>9.15357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684597">
                <text:p>1.684597</text:p>
              </table:table-cell>
              <table:table-cell office:value-type="float" office:value="3.605744">
                <text:p>3.60574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.286095">
                <text:p>2.286095</text:p>
              </table:table-cell>
              <table:table-cell office:value-type="float" office:value="8.183612">
                <text:p>8.18361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856062">
                <text:p>1.856062</text:p>
              </table:table-cell>
              <table:table-cell office:value-type="float" office:value="3.871486">
                <text:p>3.87148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.36401">
                <text:p>7.36401</text:p>
              </table:table-cell>
              <table:table-cell office:value-type="float" office:value="7.109541">
                <text:p>7.10954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820222">
                <text:p>1.820222</text:p>
              </table:table-cell>
              <table:table-cell office:value-type="float" office:value="3.740357">
                <text:p>3.74035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.41905">
                <text:p>5.41905</text:p>
              </table:table-cell>
              <table:table-cell office:value-type="float" office:value="6.090402">
                <text:p>6.09040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.716783">
                <text:p>6.716783</text:p>
              </table:table-cell>
              <table:table-cell office:value-type="float" office:value="5.862251">
                <text:p>5.86225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.167563">
                <text:p>7.167563</text:p>
              </table:table-cell>
              <table:table-cell office:value-type="float" office:value="6.337923">
                <text:p>6.33792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217807">
                <text:p>1.217807</text:p>
              </table:table-cell>
              <table:table-cell office:value-type="float" office:value="9.245432">
                <text:p>9.24543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267795">
                <text:p>3.267795</text:p>
              </table:table-cell>
              <table:table-cell office:value-type="float" office:value="2.577778">
                <text:p>2.57777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.065176">
                <text:p>7.065176</text:p>
              </table:table-cell>
              <table:table-cell office:value-type="float" office:value="6.06381">
                <text:p>6.0638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.678565">
                <text:p>1.678565</text:p>
              </table:table-cell>
              <table:table-cell office:value-type="float" office:value="1.886176">
                <text:p>1.88617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.764688">
                <text:p>6.764688</text:p>
              </table:table-cell>
              <table:table-cell office:value-type="float" office:value="6.69735">
                <text:p>6.6973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.35398">
                <text:p>2.35398</text:p>
              </table:table-cell>
              <table:table-cell office:value-type="float" office:value="3.645005">
                <text:p>3.64500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329016">
                <text:p>1.329016</text:p>
              </table:table-cell>
              <table:table-cell office:value-type="float" office:value="9.744372">
                <text:p>9.74437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.249673">
                <text:p>6.249673</text:p>
              </table:table-cell>
              <table:table-cell office:value-type="float" office:value="6.833099">
                <text:p>6.83309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11525">
                <text:p>1.11525</text:p>
              </table:table-cell>
              <table:table-cell office:value-type="float" office:value="8.61473">
                <text:p>8.6147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70626">
                <text:p>1.70626</text:p>
              </table:table-cell>
              <table:table-cell office:value-type="float" office:value="3.405065">
                <text:p>3.40506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.902459">
                <text:p>2.902459</text:p>
              </table:table-cell>
              <table:table-cell office:value-type="float" office:value="9.743272">
                <text:p>9.74327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.843494">
                <text:p>6.843494</text:p>
              </table:table-cell>
              <table:table-cell office:value-type="float" office:value="4.872147">
                <text:p>4.87214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.48427">
                <text:p>2.48427</text:p>
              </table:table-cell>
              <table:table-cell office:value-type="float" office:value="9.492281">
                <text:p>9.49228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726869">
                <text:p>1.726869</text:p>
              </table:table-cell>
              <table:table-cell office:value-type="float" office:value="2.846115">
                <text:p>2.84611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.370873">
                <text:p>6.370873</text:p>
              </table:table-cell>
              <table:table-cell office:value-type="float" office:value="6.052202">
                <text:p>6.05220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.830262">
                <text:p>6.830262</text:p>
              </table:table-cell>
              <table:table-cell office:value-type="float" office:value="5.531261">
                <text:p>5.53126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.834837">
                <text:p>7.834837</text:p>
              </table:table-cell>
              <table:table-cell office:value-type="float" office:value="6.307149">
                <text:p>6.30714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.548847">
                <text:p>6.548847</text:p>
              </table:table-cell>
              <table:table-cell office:value-type="float" office:value="5.84053">
                <text:p>5.8405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.981059">
                <text:p>5.981059</text:p>
              </table:table-cell>
              <table:table-cell office:value-type="float" office:value="6.547343">
                <text:p>6.54734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.394351">
                <text:p>2.394351</text:p>
              </table:table-cell>
              <table:table-cell office:value-type="float" office:value="3.221115">
                <text:p>3.22111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142289">
                <text:p>1.142289</text:p>
              </table:table-cell>
              <table:table-cell office:value-type="float" office:value="8.795208">
                <text:p>8.79520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.450261">
                <text:p>2.450261</text:p>
              </table:table-cell>
              <table:table-cell office:value-type="float" office:value="3.305362">
                <text:p>3.30536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.223189">
                <text:p>7.223189</text:p>
              </table:table-cell>
              <table:table-cell office:value-type="float" office:value="5.436752">
                <text:p>5.43675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.83455">
                <text:p>1.83455</text:p>
              </table:table-cell>
              <table:table-cell office:value-type="float" office:value="9.978053">
                <text:p>9.97805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.031168">
                <text:p>1.031168</text:p>
              </table:table-cell>
              <table:table-cell office:value-type="float" office:value="9.360391">
                <text:p>9.36039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.534036">
                <text:p>1.534036</text:p>
              </table:table-cell>
              <table:table-cell office:value-type="float" office:value="3.07269">
                <text:p>3.0726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.703741">
                <text:p>1.703741</text:p>
              </table:table-cell>
              <table:table-cell office:value-type="float" office:value="10.62841">
                <text:p>10.6284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.134386">
                <text:p>2.134386</text:p>
              </table:table-cell>
              <table:table-cell office:value-type="float" office:value="3.955386">
                <text:p>3.95538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.400145">
                <text:p>2.400145</text:p>
              </table:table-cell>
              <table:table-cell office:value-type="float" office:value="9.618079">
                <text:p>9.61807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.565068">
                <text:p>6.565068</text:p>
              </table:table-cell>
              <table:table-cell office:value-type="float" office:value="5.241525">
                <text:p>5.24152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.462458">
                <text:p>2.462458</text:p>
              </table:table-cell>
              <table:table-cell office:value-type="float" office:value="3.674574">
                <text:p>3.67457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.490131">
                <text:p>1.490131</text:p>
              </table:table-cell>
              <table:table-cell office:value-type="float" office:value="9.371015">
                <text:p>9.37101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.52029">
                <text:p>1.52029</text:p>
              </table:table-cell>
              <table:table-cell office:value-type="float" office:value="2.285323">
                <text:p>2.28532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.580748">
                <text:p>6.580748</text:p>
              </table:table-cell>
              <table:table-cell office:value-type="float" office:value="6.218142">
                <text:p>6.21814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.31425">
                <text:p>6.31425</text:p>
              </table:table-cell>
              <table:table-cell office:value-type="float" office:value="6.331465">
                <text:p>6.33146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.512394">
                <text:p>6.512394</text:p>
              </table:table-cell>
              <table:table-cell office:value-type="float" office:value="5.884942">
                <text:p>5.88494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.715169">
                <text:p>1.715169</text:p>
              </table:table-cell>
              <table:table-cell office:value-type="float" office:value="9.279251">
                <text:p>9.27925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.304142">
                <text:p>6.304142</text:p>
              </table:table-cell>
              <table:table-cell office:value-type="float" office:value="5.442241">
                <text:p>5.44224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.153509">
                <text:p>1.153509</text:p>
              </table:table-cell>
              <table:table-cell office:value-type="float" office:value="8.674786">
                <text:p>8.67478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121743">
                <text:p>2.121743</text:p>
              </table:table-cell>
              <table:table-cell office:value-type="float" office:value="9.408573">
                <text:p>9.40857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.348063">
                <text:p>6.348063</text:p>
              </table:table-cell>
              <table:table-cell office:value-type="float" office:value="6.445782">
                <text:p>6.44578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.167688">
                <text:p>2.167688</text:p>
              </table:table-cell>
              <table:table-cell office:value-type="float" office:value="8.556551">
                <text:p>8.55655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.482458">
                <text:p>5.482458</text:p>
              </table:table-cell>
              <table:table-cell office:value-type="float" office:value="5.851414">
                <text:p>5.85141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.965168">
                <text:p>6.965168</text:p>
              </table:table-cell>
              <table:table-cell office:value-type="float" office:value="5.425427">
                <text:p>5.42542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.31602">
                <text:p>7.31602</text:p>
              </table:table-cell>
              <table:table-cell office:value-type="float" office:value="5.970692">
                <text:p>5.97069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.967666">
                <text:p>5.967666</text:p>
              </table:table-cell>
              <table:table-cell office:value-type="float" office:value="5.643367">
                <text:p>5.64336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.137894">
                <text:p>7.137894</text:p>
              </table:table-cell>
              <table:table-cell office:value-type="float" office:value="5.938218">
                <text:p>5.93821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.882598">
                <text:p>1.882598</text:p>
              </table:table-cell>
              <table:table-cell office:value-type="float" office:value="10.061767">
                <text:p>10.06176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.990179">
                <text:p>2.990179</text:p>
              </table:table-cell>
              <table:table-cell office:value-type="float" office:value="3.321864">
                <text:p>3.32186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341597">
                <text:p>1.341597</text:p>
              </table:table-cell>
              <table:table-cell office:value-type="float" office:value="9.181284">
                <text:p>9.18128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.448487">
                <text:p>2.448487</text:p>
              </table:table-cell>
              <table:table-cell office:value-type="float" office:value="9.197726">
                <text:p>9.19772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593428">
                <text:p>0.593428</text:p>
              </table:table-cell>
              <table:table-cell office:value-type="float" office:value="4.071177">
                <text:p>4.07117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146506">
                <text:p>1.146506</text:p>
              </table:table-cell>
              <table:table-cell office:value-type="float" office:value="4.726415">
                <text:p>4.72641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.350105">
                <text:p>2.350105</text:p>
              </table:table-cell>
              <table:table-cell office:value-type="float" office:value="9.458986">
                <text:p>9.45898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.527462">
                <text:p>6.527462</text:p>
              </table:table-cell>
              <table:table-cell office:value-type="float" office:value="6.27805">
                <text:p>6.2780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.798511">
                <text:p>6.798511</text:p>
              </table:table-cell>
              <table:table-cell office:value-type="float" office:value="6.313322">
                <text:p>6.31332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.293633">
                <text:p>2.293633</text:p>
              </table:table-cell>
              <table:table-cell office:value-type="float" office:value="3.41076">
                <text:p>3.4107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.496685">
                <text:p>5.496685</text:p>
              </table:table-cell>
              <table:table-cell office:value-type="float" office:value="6.369864">
                <text:p>6.36986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.448787">
                <text:p>2.448787</text:p>
              </table:table-cell>
              <table:table-cell office:value-type="float" office:value="3.606443">
                <text:p>3.6064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969469">
                <text:p>1.969469</text:p>
              </table:table-cell>
              <table:table-cell office:value-type="float" office:value="9.638089">
                <text:p>9.63808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365566">
                <text:p>2.365566</text:p>
              </table:table-cell>
              <table:table-cell office:value-type="float" office:value="9.815335">
                <text:p>9.81533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555485">
                <text:p>0.555485</text:p>
              </table:table-cell>
              <table:table-cell office:value-type="float" office:value="8.378195">
                <text:p>8.37819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.169869">
                <text:p>2.169869</text:p>
              </table:table-cell>
              <table:table-cell office:value-type="float" office:value="8.308587">
                <text:p>8.30858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.595424">
                <text:p>1.595424</text:p>
              </table:table-cell>
              <table:table-cell office:value-type="float" office:value="3.165022">
                <text:p>3.16502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.282063">
                <text:p>6.282063</text:p>
              </table:table-cell>
              <table:table-cell office:value-type="float" office:value="4.687637">
                <text:p>4.6876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.646934">
                <text:p>7.646934</text:p>
              </table:table-cell>
              <table:table-cell office:value-type="float" office:value="6.577727">
                <text:p>6.57772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.925736">
                <text:p>2.925736</text:p>
              </table:table-cell>
              <table:table-cell office:value-type="float" office:value="3.054773">
                <text:p>3.05477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.322171">
                <text:p>1.322171</text:p>
              </table:table-cell>
              <table:table-cell office:value-type="float" office:value="8.728732">
                <text:p>8.72873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.854265">
                <text:p>6.854265</text:p>
              </table:table-cell>
              <table:table-cell office:value-type="float" office:value="5.598342">
                <text:p>5.59834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.987812">
                <text:p>2.987812</text:p>
              </table:table-cell>
              <table:table-cell office:value-type="float" office:value="3.546359">
                <text:p>3.54635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.854416">
                <text:p>2.854416</text:p>
              </table:table-cell>
              <table:table-cell office:value-type="float" office:value="3.344101">
                <text:p>3.34410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.42652">
                <text:p>7.42652</text:p>
              </table:table-cell>
              <table:table-cell office:value-type="float" office:value="6.698591">
                <text:p>6.69859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.595421">
                <text:p>2.595421</text:p>
              </table:table-cell>
              <table:table-cell office:value-type="float" office:value="8.807515">
                <text:p>8.80751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.670765">
                <text:p>2.670765</text:p>
              </table:table-cell>
              <table:table-cell office:value-type="float" office:value="9.308986">
                <text:p>9.30898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106304">
                <text:p>3.106304</text:p>
              </table:table-cell>
              <table:table-cell office:value-type="float" office:value="4.081446">
                <text:p>4.08144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.504101">
                <text:p>2.504101</text:p>
              </table:table-cell>
              <table:table-cell office:value-type="float" office:value="3.700465">
                <text:p>3.70046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.237719">
                <text:p>6.237719</text:p>
              </table:table-cell>
              <table:table-cell office:value-type="float" office:value="6.573841">
                <text:p>6.57384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.61075">
                <text:p>1.61075</text:p>
              </table:table-cell>
              <table:table-cell office:value-type="float" office:value="3.286185">
                <text:p>3.28618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113735">
                <text:p>3.113735</text:p>
              </table:table-cell>
              <table:table-cell office:value-type="float" office:value="2.617635">
                <text:p>2.61763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.513934">
                <text:p>7.513934</text:p>
              </table:table-cell>
              <table:table-cell office:value-type="float" office:value="5.352904">
                <text:p>5.35290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.294903">
                <text:p>2.294903</text:p>
              </table:table-cell>
              <table:table-cell office:value-type="float" office:value="1.906113">
                <text:p>1.90611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.963382">
                <text:p>6.963382</text:p>
              </table:table-cell>
              <table:table-cell office:value-type="float" office:value="6.614628">
                <text:p>6.61462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.154524">
                <text:p>1.154524</text:p>
              </table:table-cell>
              <table:table-cell office:value-type="float" office:value="9.941939">
                <text:p>9.94193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.501813">
                <text:p>2.501813</text:p>
              </table:table-cell>
              <table:table-cell office:value-type="float" office:value="2.671174">
                <text:p>2.67117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.693021">
                <text:p>1.693021</text:p>
              </table:table-cell>
              <table:table-cell office:value-type="float" office:value="3.988236">
                <text:p>3.98823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.577272">
                <text:p>1.577272</text:p>
              </table:table-cell>
              <table:table-cell office:value-type="float" office:value="3.432814">
                <text:p>3.43281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.552313">
                <text:p>1.552313</text:p>
              </table:table-cell>
              <table:table-cell office:value-type="float" office:value="3.25559">
                <text:p>3.2555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.444309">
                <text:p>7.444309</text:p>
              </table:table-cell>
              <table:table-cell office:value-type="float" office:value="6.32413">
                <text:p>6.3241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707478">
                <text:p>1.707478</text:p>
              </table:table-cell>
              <table:table-cell office:value-type="float" office:value="10.433518">
                <text:p>10.4335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.645812">
                <text:p>6.645812</text:p>
              </table:table-cell>
              <table:table-cell office:value-type="float" office:value="6.391794">
                <text:p>6.39179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.363081">
                <text:p>1.363081</text:p>
              </table:table-cell>
              <table:table-cell office:value-type="float" office:value="2.736416">
                <text:p>2.73641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.978128">
                <text:p>6.978128</text:p>
              </table:table-cell>
              <table:table-cell office:value-type="float" office:value="6.303308">
                <text:p>6.30330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.173174">
                <text:p>7.173174</text:p>
              </table:table-cell>
              <table:table-cell office:value-type="float" office:value="5.213502">
                <text:p>5.21350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.88062">
                <text:p>1.88062</text:p>
              </table:table-cell>
              <table:table-cell office:value-type="float" office:value="2.976095">
                <text:p>2.97609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.611913">
                <text:p>1.611913</text:p>
              </table:table-cell>
              <table:table-cell office:value-type="float" office:value="3.12668">
                <text:p>3.1266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.37742">
                <text:p>7.37742</text:p>
              </table:table-cell>
              <table:table-cell office:value-type="float" office:value="6.1096">
                <text:p>6.109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951243">
                <text:p>1.951243</text:p>
              </table:table-cell>
              <table:table-cell office:value-type="float" office:value="10.053141">
                <text:p>10.05314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.985083">
                <text:p>1.985083</text:p>
              </table:table-cell>
              <table:table-cell office:value-type="float" office:value="2.934254">
                <text:p>2.93425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756036">
                <text:p>1.756036</text:p>
              </table:table-cell>
              <table:table-cell office:value-type="float" office:value="8.30766">
                <text:p>8.3076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.020633">
                <text:p>2.020633</text:p>
              </table:table-cell>
              <table:table-cell office:value-type="float" office:value="9.931826">
                <text:p>9.93182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.916408">
                <text:p>1.916408</text:p>
              </table:table-cell>
              <table:table-cell office:value-type="float" office:value="8.368457">
                <text:p>8.36845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.476225">
                <text:p>2.476225</text:p>
              </table:table-cell>
              <table:table-cell office:value-type="float" office:value="9.498931">
                <text:p>9.49893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.981482">
                <text:p>1.981482</text:p>
              </table:table-cell>
              <table:table-cell office:value-type="float" office:value="8.853846">
                <text:p>8.85384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054141">
                <text:p>1.054141</text:p>
              </table:table-cell>
              <table:table-cell office:value-type="float" office:value="9.515934">
                <text:p>9.51593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.918217">
                <text:p>7.918217</text:p>
              </table:table-cell>
              <table:table-cell office:value-type="float" office:value="6.342555">
                <text:p>6.34255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.643301">
                <text:p>5.643301</text:p>
              </table:table-cell>
              <table:table-cell office:value-type="float" office:value="5.982392">
                <text:p>5.98239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.601214">
                <text:p>6.601214</text:p>
              </table:table-cell>
              <table:table-cell office:value-type="float" office:value="5.962379">
                <text:p>5.96237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.567934">
                <text:p>1.567934</text:p>
              </table:table-cell>
              <table:table-cell office:value-type="float" office:value="9.074584">
                <text:p>9.07458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.627348">
                <text:p>1.627348</text:p>
              </table:table-cell>
              <table:table-cell office:value-type="float" office:value="9.480553">
                <text:p>9.48055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.653398">
                <text:p>5.653398</text:p>
              </table:table-cell>
              <table:table-cell office:value-type="float" office:value="5.708781">
                <text:p>5.70878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.272384">
                <text:p>2.272384</text:p>
              </table:table-cell>
              <table:table-cell office:value-type="float" office:value="3.718598">
                <text:p>3.71859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.201192">
                <text:p>2.201192</text:p>
              </table:table-cell>
              <table:table-cell office:value-type="float" office:value="8.242025">
                <text:p>8.24202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.561493">
                <text:p>1.561493</text:p>
              </table:table-cell>
              <table:table-cell office:value-type="float" office:value="2.4621">
                <text:p>2.462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.024327">
                <text:p>1.024327</text:p>
              </table:table-cell>
              <table:table-cell office:value-type="float" office:value="2.556585">
                <text:p>2.55658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.064792">
                <text:p>1.064792</text:p>
              </table:table-cell>
              <table:table-cell office:value-type="float" office:value="9.140576">
                <text:p>9.14057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.836539">
                <text:p>1.836539</text:p>
              </table:table-cell>
              <table:table-cell office:value-type="float" office:value="7.846858">
                <text:p>7.84685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.664862">
                <text:p>2.664862</text:p>
              </table:table-cell>
              <table:table-cell office:value-type="float" office:value="8.827908">
                <text:p>8.82790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.390472">
                <text:p>1.390472</text:p>
              </table:table-cell>
              <table:table-cell office:value-type="float" office:value="3.71238">
                <text:p>3.7123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.54091">
                <text:p>1.54091</text:p>
              </table:table-cell>
              <table:table-cell office:value-type="float" office:value="9.491311">
                <text:p>9.49131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.088776">
                <text:p>2.088776</text:p>
              </table:table-cell>
              <table:table-cell office:value-type="float" office:value="10.056787">
                <text:p>10.05678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.643799">
                <text:p>1.643799</text:p>
              </table:table-cell>
              <table:table-cell office:value-type="float" office:value="4.393201">
                <text:p>4.39320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360555">
                <text:p>1.360555</text:p>
              </table:table-cell>
              <table:table-cell office:value-type="float" office:value="9.682911">
                <text:p>9.68291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.504736">
                <text:p>6.504736</text:p>
              </table:table-cell>
              <table:table-cell office:value-type="float" office:value="5.549453">
                <text:p>5.54945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.582901">
                <text:p>2.582901</text:p>
              </table:table-cell>
              <table:table-cell office:value-type="float" office:value="9.927588">
                <text:p>9.92758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.73859">
                <text:p>2.73859</text:p>
              </table:table-cell>
              <table:table-cell office:value-type="float" office:value="9.560367">
                <text:p>9.56036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.027433">
                <text:p>2.027433</text:p>
              </table:table-cell>
              <table:table-cell office:value-type="float" office:value="3.983921">
                <text:p>3.98392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.848596">
                <text:p>2.848596</text:p>
              </table:table-cell>
              <table:table-cell office:value-type="float" office:value="3.17592">
                <text:p>3.1759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.178281">
                <text:p>6.178281</text:p>
              </table:table-cell>
              <table:table-cell office:value-type="float" office:value="6.093717">
                <text:p>6.09371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.402897">
                <text:p>2.402897</text:p>
              </table:table-cell>
              <table:table-cell office:value-type="float" office:value="9.194412">
                <text:p>9.19441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.118011">
                <text:p>6.118011</text:p>
              </table:table-cell>
              <table:table-cell office:value-type="float" office:value="5.716657">
                <text:p>5.71665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.141471">
                <text:p>2.141471</text:p>
              </table:table-cell>
              <table:table-cell office:value-type="float" office:value="3.405287">
                <text:p>3.40528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.026555">
                <text:p>2.026555</text:p>
              </table:table-cell>
              <table:table-cell office:value-type="float" office:value="2.432993">
                <text:p>2.43299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.343453">
                <text:p>1.343453</text:p>
              </table:table-cell>
              <table:table-cell office:value-type="float" office:value="8.949725">
                <text:p>8.94972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.348739">
                <text:p>1.348739</text:p>
              </table:table-cell>
              <table:table-cell office:value-type="float" office:value="9.099654">
                <text:p>9.09965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.81204">
                <text:p>6.81204</text:p>
              </table:table-cell>
              <table:table-cell office:value-type="float" office:value="5.642025">
                <text:p>5.6420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.658801">
                <text:p>1.658801</text:p>
              </table:table-cell>
              <table:table-cell office:value-type="float" office:value="8.965314">
                <text:p>8.96531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581971">
                <text:p>0.581971</text:p>
              </table:table-cell>
              <table:table-cell office:value-type="float" office:value="3.869926">
                <text:p>3.86992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5.900925">
                <text:p>5.900925</text:p>
              </table:table-cell>
              <table:table-cell office:value-type="float" office:value="6.177449">
                <text:p>6.17744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.773089">
                <text:p>1.773089</text:p>
              </table:table-cell>
              <table:table-cell office:value-type="float" office:value="4.279385">
                <text:p>4.27938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.646931">
                <text:p>2.646931</text:p>
              </table:table-cell>
              <table:table-cell office:value-type="float" office:value="9.777944">
                <text:p>9.77794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.926682">
                <text:p>2.926682</text:p>
              </table:table-cell>
              <table:table-cell office:value-type="float" office:value="2.554744">
                <text:p>2.5547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.839251">
                <text:p>6.839251</text:p>
              </table:table-cell>
              <table:table-cell office:value-type="float" office:value="6.698184">
                <text:p>6.69818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.042639">
                <text:p>6.042639</text:p>
              </table:table-cell>
              <table:table-cell office:value-type="float" office:value="5.620927">
                <text:p>5.62092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.143246">
                <text:p>6.143246</text:p>
              </table:table-cell>
              <table:table-cell office:value-type="float" office:value="6.498422">
                <text:p>6.49842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.510076">
                <text:p>7.510076</text:p>
              </table:table-cell>
              <table:table-cell office:value-type="float" office:value="6.304984">
                <text:p>6.30498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656608">
                <text:p>0.656608</text:p>
              </table:table-cell>
              <table:table-cell office:value-type="float" office:value="9.951945">
                <text:p>9.95194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.855866">
                <text:p>1.855866</text:p>
              </table:table-cell>
              <table:table-cell office:value-type="float" office:value="9.883094">
                <text:p>9.88309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.45194">
                <text:p>1.45194</text:p>
              </table:table-cell>
              <table:table-cell office:value-type="float" office:value="2.965234">
                <text:p>2.96523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.676572">
                <text:p>1.676572</text:p>
              </table:table-cell>
              <table:table-cell office:value-type="float" office:value="2.587137">
                <text:p>2.58713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.38784">
                <text:p>1.38784</text:p>
              </table:table-cell>
              <table:table-cell office:value-type="float" office:value="2.085116">
                <text:p>2.08511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.364405">
                <text:p>2.364405</text:p>
              </table:table-cell>
              <table:table-cell office:value-type="float" office:value="9.944639">
                <text:p>9.94463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.685386">
                <text:p>6.685386</text:p>
              </table:table-cell>
              <table:table-cell office:value-type="float" office:value="5.986635">
                <text:p>5.98663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.918699">
                <text:p>7.918699</text:p>
              </table:table-cell>
              <table:table-cell office:value-type="float" office:value="5.957657">
                <text:p>5.95765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060824">
                <text:p>2.060824</text:p>
              </table:table-cell>
              <table:table-cell office:value-type="float" office:value="8.36581">
                <text:p>8.3658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.676187">
                <text:p>6.676187</text:p>
              </table:table-cell>
              <table:table-cell office:value-type="float" office:value="5.849687">
                <text:p>5.84968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.048951">
                <text:p>2.048951</text:p>
              </table:table-cell>
              <table:table-cell office:value-type="float" office:value="3.366643">
                <text:p>3.36664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.739444">
                <text:p>6.739444</text:p>
              </table:table-cell>
              <table:table-cell office:value-type="float" office:value="5.947659">
                <text:p>5.94765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.469171">
                <text:p>1.469171</text:p>
              </table:table-cell>
              <table:table-cell office:value-type="float" office:value="10.192851">
                <text:p>10.19285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.5884">
                <text:p>2.5884</text:p>
              </table:table-cell>
              <table:table-cell office:value-type="float" office:value="3.232825">
                <text:p>3.23282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149451">
                <text:p>3.149451</text:p>
              </table:table-cell>
              <table:table-cell office:value-type="float" office:value="9.481425">
                <text:p>9.48142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.156137">
                <text:p>2.156137</text:p>
              </table:table-cell>
              <table:table-cell office:value-type="float" office:value="3.561501">
                <text:p>3.56150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983991">
                <text:p>0.983991</text:p>
              </table:table-cell>
              <table:table-cell office:value-type="float" office:value="9.012068">
                <text:p>9.01206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.697074">
                <text:p>1.697074</text:p>
              </table:table-cell>
              <table:table-cell office:value-type="float" office:value="9.560525">
                <text:p>9.56052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.095463">
                <text:p>2.095463</text:p>
              </table:table-cell>
              <table:table-cell office:value-type="float" office:value="4.649847">
                <text:p>4.64984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.223577">
                <text:p>6.223577</text:p>
              </table:table-cell>
              <table:table-cell office:value-type="float" office:value="5.511835">
                <text:p>5.5118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.871139">
                <text:p>1.871139</text:p>
              </table:table-cell>
              <table:table-cell office:value-type="float" office:value="9.291254">
                <text:p>9.29125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.284922">
                <text:p>1.284922</text:p>
              </table:table-cell>
              <table:table-cell office:value-type="float" office:value="9.889339">
                <text:p>9.88933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.093098">
                <text:p>7.093098</text:p>
              </table:table-cell>
              <table:table-cell office:value-type="float" office:value="5.809836">
                <text:p>5.80983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.034781">
                <text:p>1.034781</text:p>
              </table:table-cell>
              <table:table-cell office:value-type="float" office:value="8.225359">
                <text:p>8.22535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.589719">
                <text:p>1.589719</text:p>
              </table:table-cell>
              <table:table-cell office:value-type="float" office:value="9.2395">
                <text:p>9.239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.077762">
                <text:p>2.077762</text:p>
              </table:table-cell>
              <table:table-cell office:value-type="float" office:value="9.233823">
                <text:p>9.23382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.840277">
                <text:p>6.840277</text:p>
              </table:table-cell>
              <table:table-cell office:value-type="float" office:value="6.662462">
                <text:p>6.66246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.284299">
                <text:p>2.284299</text:p>
              </table:table-cell>
              <table:table-cell office:value-type="float" office:value="2.656329">
                <text:p>2.65632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.628844">
                <text:p>1.628844</text:p>
              </table:table-cell>
              <table:table-cell office:value-type="float" office:value="9.25209">
                <text:p>9.2520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863035">
                <text:p>0.863035</text:p>
              </table:table-cell>
              <table:table-cell office:value-type="float" office:value="9.4877">
                <text:p>9.487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.455636">
                <text:p>1.455636</text:p>
              </table:table-cell>
              <table:table-cell office:value-type="float" office:value="3.46009">
                <text:p>3.4600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.654261">
                <text:p>1.654261</text:p>
              </table:table-cell>
              <table:table-cell office:value-type="float" office:value="10.615549">
                <text:p>10.61554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.539005">
                <text:p>1.539005</text:p>
              </table:table-cell>
              <table:table-cell office:value-type="float" office:value="9.361414">
                <text:p>9.36141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.826224">
                <text:p>2.826224</text:p>
              </table:table-cell>
              <table:table-cell office:value-type="float" office:value="9.114155">
                <text:p>9.11415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.408037">
                <text:p>7.408037</text:p>
              </table:table-cell>
              <table:table-cell office:value-type="float" office:value="5.505711">
                <text:p>5.50571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.029441">
                <text:p>6.029441</text:p>
              </table:table-cell>
              <table:table-cell office:value-type="float" office:value="5.779019">
                <text:p>5.77901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.893368">
                <text:p>1.893368</text:p>
              </table:table-cell>
              <table:table-cell office:value-type="float" office:value="3.874671">
                <text:p>3.87467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.508799">
                <text:p>6.508799</text:p>
              </table:table-cell>
              <table:table-cell office:value-type="float" office:value="5.56992">
                <text:p>5.5699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.861926">
                <text:p>6.861926</text:p>
              </table:table-cell>
              <table:table-cell office:value-type="float" office:value="5.940683">
                <text:p>5.94068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.554672">
                <text:p>1.554672</text:p>
              </table:table-cell>
              <table:table-cell office:value-type="float" office:value="4.475165">
                <text:p>4.47516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.619513">
                <text:p>6.619513</text:p>
              </table:table-cell>
              <table:table-cell office:value-type="float" office:value="5.241971">
                <text:p>5.24197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.333141">
                <text:p>2.333141</text:p>
              </table:table-cell>
              <table:table-cell office:value-type="float" office:value="9.666132">
                <text:p>9.6661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.417505">
                <text:p>2.417505</text:p>
              </table:table-cell>
              <table:table-cell office:value-type="float" office:value="8.979336">
                <text:p>8.97933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.818049">
                <text:p>1.818049</text:p>
              </table:table-cell>
              <table:table-cell office:value-type="float" office:value="9.433958">
                <text:p>9.43395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.270463">
                <text:p>1.270463</text:p>
              </table:table-cell>
              <table:table-cell office:value-type="float" office:value="9.200335">
                <text:p>9.20033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.108066">
                <text:p>2.108066</text:p>
              </table:table-cell>
              <table:table-cell office:value-type="float" office:value="2.955038">
                <text:p>2.95503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.501115">
                <text:p>2.501115</text:p>
              </table:table-cell>
              <table:table-cell office:value-type="float" office:value="10.023943">
                <text:p>10.02394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.054261">
                <text:p>2.054261</text:p>
              </table:table-cell>
              <table:table-cell office:value-type="float" office:value="9.973981">
                <text:p>9.97398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.288938">
                <text:p>1.288938</text:p>
              </table:table-cell>
              <table:table-cell office:value-type="float" office:value="8.368463">
                <text:p>8.36846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.1822">
                <text:p>1.1822</text:p>
              </table:table-cell>
              <table:table-cell office:value-type="float" office:value="4.012939">
                <text:p>4.01293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.111425">
                <text:p>1.111425</text:p>
              </table:table-cell>
              <table:table-cell office:value-type="float" office:value="9.283085">
                <text:p>9.28308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.431528">
                <text:p>7.431528</text:p>
              </table:table-cell>
              <table:table-cell office:value-type="float" office:value="6.129906">
                <text:p>6.12990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.475979">
                <text:p>1.475979</text:p>
              </table:table-cell>
              <table:table-cell office:value-type="float" office:value="3.92483">
                <text:p>3.9248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.888434">
                <text:p>6.888434</text:p>
              </table:table-cell>
              <table:table-cell office:value-type="float" office:value="6.59487">
                <text:p>6.5948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.131286">
                <text:p>7.131286</text:p>
              </table:table-cell>
              <table:table-cell office:value-type="float" office:value="5.497775">
                <text:p>5.49777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.038261">
                <text:p>1.038261</text:p>
              </table:table-cell>
              <table:table-cell office:value-type="float" office:value="8.250739">
                <text:p>8.25073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.276025">
                <text:p>1.276025</text:p>
              </table:table-cell>
              <table:table-cell office:value-type="float" office:value="3.664193">
                <text:p>3.66419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.839757">
                <text:p>5.839757</text:p>
              </table:table-cell>
              <table:table-cell office:value-type="float" office:value="5.27478">
                <text:p>5.2747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.22804">
                <text:p>1.22804</text:p>
              </table:table-cell>
              <table:table-cell office:value-type="float" office:value="3.331365">
                <text:p>3.33136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.452218">
                <text:p>7.452218</text:p>
              </table:table-cell>
              <table:table-cell office:value-type="float" office:value="6.396012">
                <text:p>6.39601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.550764">
                <text:p>2.550764</text:p>
              </table:table-cell>
              <table:table-cell office:value-type="float" office:value="3.481353">
                <text:p>3.48135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.614274">
                <text:p>2.614274</text:p>
              </table:table-cell>
              <table:table-cell office:value-type="float" office:value="7.972747">
                <text:p>7.97274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.066246">
                <text:p>2.066246</text:p>
              </table:table-cell>
              <table:table-cell office:value-type="float" office:value="2.681408">
                <text:p>2.68140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.35075">
                <text:p>2.35075</text:p>
              </table:table-cell>
              <table:table-cell office:value-type="float" office:value="4.454491">
                <text:p>4.45449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.247694">
                <text:p>2.247694</text:p>
              </table:table-cell>
              <table:table-cell office:value-type="float" office:value="3.67074">
                <text:p>3.6707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.315477">
                <text:p>1.315477</text:p>
              </table:table-cell>
              <table:table-cell office:value-type="float" office:value="3.57107">
                <text:p>3.5710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.085226">
                <text:p>7.085226</text:p>
              </table:table-cell>
              <table:table-cell office:value-type="float" office:value="4.738277">
                <text:p>4.73827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.089058">
                <text:p>1.089058</text:p>
              </table:table-cell>
              <table:table-cell office:value-type="float" office:value="9.69318">
                <text:p>9.6931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.715838">
                <text:p>7.715838</text:p>
              </table:table-cell>
              <table:table-cell office:value-type="float" office:value="6.603975">
                <text:p>6.60397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.837292">
                <text:p>6.837292</text:p>
              </table:table-cell>
              <table:table-cell office:value-type="float" office:value="5.162605">
                <text:p>5.16260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.467783">
                <text:p>2.467783</text:p>
              </table:table-cell>
              <table:table-cell office:value-type="float" office:value="2.669351">
                <text:p>2.66935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.221059">
                <text:p>2.221059</text:p>
              </table:table-cell>
              <table:table-cell office:value-type="float" office:value="2.841079">
                <text:p>2.84107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.873878">
                <text:p>6.873878</text:p>
              </table:table-cell>
              <table:table-cell office:value-type="float" office:value="7.04728">
                <text:p>7.0472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.531992">
                <text:p>7.531992</text:p>
              </table:table-cell>
              <table:table-cell office:value-type="float" office:value="5.928662">
                <text:p>5.92866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919049">
                <text:p>0.919049</text:p>
              </table:table-cell>
              <table:table-cell office:value-type="float" office:value="8.689771">
                <text:p>8.68977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.95621">
                <text:p>1.95621</text:p>
              </table:table-cell>
              <table:table-cell office:value-type="float" office:value="8.941271">
                <text:p>8.94127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.124725">
                <text:p>2.124725</text:p>
              </table:table-cell>
              <table:table-cell office:value-type="float" office:value="3.312307">
                <text:p>3.31230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.079189">
                <text:p>2.079189</text:p>
              </table:table-cell>
              <table:table-cell office:value-type="float" office:value="3.508325">
                <text:p>3.50832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.828493">
                <text:p>6.828493</text:p>
              </table:table-cell>
              <table:table-cell office:value-type="float" office:value="5.368024">
                <text:p>5.36802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.481329">
                <text:p>7.481329</text:p>
              </table:table-cell>
              <table:table-cell office:value-type="float" office:value="5.782043">
                <text:p>5.78204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.013422">
                <text:p>6.013422</text:p>
              </table:table-cell>
              <table:table-cell office:value-type="float" office:value="6.322541">
                <text:p>6.32254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.37154">
                <text:p>2.37154</text:p>
              </table:table-cell>
              <table:table-cell office:value-type="float" office:value="4.007554">
                <text:p>4.00755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87648">
                <text:p>0.87648</text:p>
              </table:table-cell>
              <table:table-cell office:value-type="float" office:value="9.436691">
                <text:p>9.43669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.793528">
                <text:p>1.793528</text:p>
              </table:table-cell>
              <table:table-cell office:value-type="float" office:value="9.082376">
                <text:p>9.08237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.286272">
                <text:p>1.286272</text:p>
              </table:table-cell>
              <table:table-cell office:value-type="float" office:value="8.404944">
                <text:p>8.40494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.116224">
                <text:p>1.116224</text:p>
              </table:table-cell>
              <table:table-cell office:value-type="float" office:value="10.047747">
                <text:p>10.04774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898158">
                <text:p>0.898158</text:p>
              </table:table-cell>
              <table:table-cell office:value-type="float" office:value="9.16978">
                <text:p>9.1697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.443649">
                <text:p>2.443649</text:p>
              </table:table-cell>
              <table:table-cell office:value-type="float" office:value="3.885211">
                <text:p>3.88521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.879586">
                <text:p>2.879586</text:p>
              </table:table-cell>
              <table:table-cell office:value-type="float" office:value="4.0847">
                <text:p>4.084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.478161">
                <text:p>2.478161</text:p>
              </table:table-cell>
              <table:table-cell office:value-type="float" office:value="8.616304">
                <text:p>8.61630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.452944">
                <text:p>1.452944</text:p>
              </table:table-cell>
              <table:table-cell office:value-type="float" office:value="9.291156">
                <text:p>9.29115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6.652803">
                <text:p>6.652803</text:p>
              </table:table-cell>
              <table:table-cell office:value-type="float" office:value="6.634316">
                <text:p>6.63431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.85096">
                <text:p>5.85096</text:p>
              </table:table-cell>
              <table:table-cell office:value-type="float" office:value="6.205155">
                <text:p>6.20515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.138675">
                <text:p>3.138675</text:p>
              </table:table-cell>
              <table:table-cell office:value-type="float" office:value="2.567378">
                <text:p>2.56737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.082937">
                <text:p>3.082937</text:p>
              </table:table-cell>
              <table:table-cell office:value-type="float" office:value="3.3808">
                <text:p>3.380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826906">
                <text:p>0.826906</text:p>
              </table:table-cell>
              <table:table-cell office:value-type="float" office:value="3.539455">
                <text:p>3.53945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.204388">
                <text:p>7.204388</text:p>
              </table:table-cell>
              <table:table-cell office:value-type="float" office:value="6.092667">
                <text:p>6.09266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656114">
                <text:p>1.656114</text:p>
              </table:table-cell>
              <table:table-cell office:value-type="float" office:value="3.957926">
                <text:p>3.95792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.54542">
                <text:p>5.54542</text:p>
              </table:table-cell>
              <table:table-cell office:value-type="float" office:value="6.349565">
                <text:p>6.34956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.614491">
                <text:p>1.614491</text:p>
              </table:table-cell>
              <table:table-cell office:value-type="float" office:value="2.935986">
                <text:p>2.93598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.786945">
                <text:p>1.786945</text:p>
              </table:table-cell>
              <table:table-cell office:value-type="float" office:value="8.908929">
                <text:p>8.90892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.481044">
                <text:p>2.481044</text:p>
              </table:table-cell>
              <table:table-cell office:value-type="float" office:value="10.128914">
                <text:p>10.12891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.823632">
                <text:p>6.823632</text:p>
              </table:table-cell>
              <table:table-cell office:value-type="float" office:value="6.891801">
                <text:p>6.89180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.863184">
                <text:p>5.863184</text:p>
              </table:table-cell>
              <table:table-cell office:value-type="float" office:value="4.569788">
                <text:p>4.56978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.886617">
                <text:p>6.886617</text:p>
              </table:table-cell>
              <table:table-cell office:value-type="float" office:value="4.88636">
                <text:p>4.8863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.138413">
                <text:p>2.138413</text:p>
              </table:table-cell>
              <table:table-cell office:value-type="float" office:value="9.83897">
                <text:p>9.8389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.610807">
                <text:p>2.610807</text:p>
              </table:table-cell>
              <table:table-cell office:value-type="float" office:value="9.312385">
                <text:p>9.31238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.693029">
                <text:p>6.693029</text:p>
              </table:table-cell>
              <table:table-cell office:value-type="float" office:value="6.309069">
                <text:p>6.30906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.603576">
                <text:p>2.603576</text:p>
              </table:table-cell>
              <table:table-cell office:value-type="float" office:value="9.948019">
                <text:p>9.94801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.284551">
                <text:p>6.284551</text:p>
              </table:table-cell>
              <table:table-cell office:value-type="float" office:value="5.594604">
                <text:p>5.59460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.223994">
                <text:p>7.223994</text:p>
              </table:table-cell>
              <table:table-cell office:value-type="float" office:value="5.081128">
                <text:p>5.08112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.912827">
                <text:p>7.912827</text:p>
              </table:table-cell>
              <table:table-cell office:value-type="float" office:value="5.795521">
                <text:p>5.79552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794465">
                <text:p>0.794465</text:p>
              </table:table-cell>
              <table:table-cell office:value-type="float" office:value="8.844604">
                <text:p>8.84460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.469385">
                <text:p>1.469385</text:p>
              </table:table-cell>
              <table:table-cell office:value-type="float" office:value="9.120313">
                <text:p>9.12031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.400967">
                <text:p>2.400967</text:p>
              </table:table-cell>
              <table:table-cell office:value-type="float" office:value="8.903001">
                <text:p>8.90300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.241267">
                <text:p>2.241267</text:p>
              </table:table-cell>
              <table:table-cell office:value-type="float" office:value="9.428695">
                <text:p>9.42869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.645263">
                <text:p>1.645263</text:p>
              </table:table-cell>
              <table:table-cell office:value-type="float" office:value="8.716853">
                <text:p>8.71685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788945">
                <text:p>0.788945</text:p>
              </table:table-cell>
              <table:table-cell office:value-type="float" office:value="9.037471">
                <text:p>9.03747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865796">
                <text:p>0.865796</text:p>
              </table:table-cell>
              <table:table-cell office:value-type="float" office:value="2.726312">
                <text:p>2.72631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340127">
                <text:p>1.340127</text:p>
              </table:table-cell>
              <table:table-cell office:value-type="float" office:value="8.311641">
                <text:p>8.31164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.797927">
                <text:p>6.797927</text:p>
              </table:table-cell>
              <table:table-cell office:value-type="float" office:value="6.199109">
                <text:p>6.19910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.163781">
                <text:p>2.163781</text:p>
              </table:table-cell>
              <table:table-cell office:value-type="float" office:value="3.026715">
                <text:p>3.02671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.429871">
                <text:p>1.429871</text:p>
              </table:table-cell>
              <table:table-cell office:value-type="float" office:value="3.58235">
                <text:p>3.5823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855087">
                <text:p>0.855087</text:p>
              </table:table-cell>
              <table:table-cell office:value-type="float" office:value="8.954967">
                <text:p>8.95496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176772">
                <text:p>2.176772</text:p>
              </table:table-cell>
              <table:table-cell office:value-type="float" office:value="3.496954">
                <text:p>3.49695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.52543">
                <text:p>6.52543</text:p>
              </table:table-cell>
              <table:table-cell office:value-type="float" office:value="5.948122">
                <text:p>5.94812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.299385">
                <text:p>7.299385</text:p>
              </table:table-cell>
              <table:table-cell office:value-type="float" office:value="5.34707">
                <text:p>5.3470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.169921">
                <text:p>1.169921</text:p>
              </table:table-cell>
              <table:table-cell office:value-type="float" office:value="9.16345">
                <text:p>9.1634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.188001">
                <text:p>2.188001</text:p>
              </table:table-cell>
              <table:table-cell office:value-type="float" office:value="9.956439">
                <text:p>9.95643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.558452">
                <text:p>6.558452</text:p>
              </table:table-cell>
              <table:table-cell office:value-type="float" office:value="5.078778">
                <text:p>5.07877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.344826">
                <text:p>1.344826</text:p>
              </table:table-cell>
              <table:table-cell office:value-type="float" office:value="3.14067">
                <text:p>3.1406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.822927">
                <text:p>1.822927</text:p>
              </table:table-cell>
              <table:table-cell office:value-type="float" office:value="8.463908">
                <text:p>8.46390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.221364">
                <text:p>1.221364</text:p>
              </table:table-cell>
              <table:table-cell office:value-type="float" office:value="8.801156">
                <text:p>8.80115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.197442">
                <text:p>2.197442</text:p>
              </table:table-cell>
              <table:table-cell office:value-type="float" office:value="3.148766">
                <text:p>3.14876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.269799">
                <text:p>6.269799</text:p>
              </table:table-cell>
              <table:table-cell office:value-type="float" office:value="6.22574">
                <text:p>6.2257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.14163">
                <text:p>7.14163</text:p>
              </table:table-cell>
              <table:table-cell office:value-type="float" office:value="6.263106">
                <text:p>6.26310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.670281">
                <text:p>6.670281</text:p>
              </table:table-cell>
              <table:table-cell office:value-type="float" office:value="5.542564">
                <text:p>5.54256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.460951">
                <text:p>1.460951</text:p>
              </table:table-cell>
              <table:table-cell office:value-type="float" office:value="3.062581">
                <text:p>3.06258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.817634">
                <text:p>6.817634</text:p>
              </table:table-cell>
              <table:table-cell office:value-type="float" office:value="6.610538">
                <text:p>6.61053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.121286">
                <text:p>6.121286</text:p>
              </table:table-cell>
              <table:table-cell office:value-type="float" office:value="6.077669">
                <text:p>6.07766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.009439">
                <text:p>1.009439</text:p>
              </table:table-cell>
              <table:table-cell office:value-type="float" office:value="8.15673">
                <text:p>8.1567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.040725">
                <text:p>6.040725</text:p>
              </table:table-cell>
              <table:table-cell office:value-type="float" office:value="5.43277">
                <text:p>5.4327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.754992">
                <text:p>2.754992</text:p>
              </table:table-cell>
              <table:table-cell office:value-type="float" office:value="9.872922">
                <text:p>9.87292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.535983">
                <text:p>1.535983</text:p>
              </table:table-cell>
              <table:table-cell office:value-type="float" office:value="10.147445">
                <text:p>10.14744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.019299">
                <text:p>7.019299</text:p>
              </table:table-cell>
              <table:table-cell office:value-type="float" office:value="5.760437">
                <text:p>5.76043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.564918">
                <text:p>2.564918</text:p>
              </table:table-cell>
              <table:table-cell office:value-type="float" office:value="9.533098">
                <text:p>9.53309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278206">
                <text:p>2.278206</text:p>
              </table:table-cell>
              <table:table-cell office:value-type="float" office:value="3.985228">
                <text:p>3.98522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.760013">
                <text:p>6.760013</text:p>
              </table:table-cell>
              <table:table-cell office:value-type="float" office:value="6.390695">
                <text:p>6.39069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.009483">
                <text:p>1.009483</text:p>
              </table:table-cell>
              <table:table-cell office:value-type="float" office:value="9.35171">
                <text:p>9.3517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.039508">
                <text:p>3.039508</text:p>
              </table:table-cell>
              <table:table-cell office:value-type="float" office:value="8.770615">
                <text:p>8.77061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.860185">
                <text:p>1.860185</text:p>
              </table:table-cell>
              <table:table-cell office:value-type="float" office:value="8.495232">
                <text:p>8.4952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.417676">
                <text:p>1.417676</text:p>
              </table:table-cell>
              <table:table-cell office:value-type="float" office:value="9.927868">
                <text:p>9.92786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476941">
                <text:p>2.476941</text:p>
              </table:table-cell>
              <table:table-cell office:value-type="float" office:value="3.305064">
                <text:p>3.30506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.672969">
                <text:p>7.672969</text:p>
              </table:table-cell>
              <table:table-cell office:value-type="float" office:value="6.930355">
                <text:p>6.93035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.835903">
                <text:p>1.835903</text:p>
              </table:table-cell>
              <table:table-cell office:value-type="float" office:value="9.477161">
                <text:p>9.47716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.667232">
                <text:p>6.667232</text:p>
              </table:table-cell>
              <table:table-cell office:value-type="float" office:value="5.956293">
                <text:p>5.95629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.361945">
                <text:p>7.361945</text:p>
              </table:table-cell>
              <table:table-cell office:value-type="float" office:value="5.35917">
                <text:p>5.3591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.098525">
                <text:p>2.098525</text:p>
              </table:table-cell>
              <table:table-cell office:value-type="float" office:value="9.083044">
                <text:p>9.08304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.670892">
                <text:p>1.670892</text:p>
              </table:table-cell>
              <table:table-cell office:value-type="float" office:value="9.361232">
                <text:p>9.36123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.33069">
                <text:p>1.33069</text:p>
              </table:table-cell>
              <table:table-cell office:value-type="float" office:value="3.494566">
                <text:p>3.49456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.46501">
                <text:p>2.46501</text:p>
              </table:table-cell>
              <table:table-cell office:value-type="float" office:value="2.612771">
                <text:p>2.61277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.531053">
                <text:p>2.531053</text:p>
              </table:table-cell>
              <table:table-cell office:value-type="float" office:value="4.406615">
                <text:p>4.40661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.091117">
                <text:p>2.091117</text:p>
              </table:table-cell>
              <table:table-cell office:value-type="float" office:value="3.868457">
                <text:p>3.86845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.022824">
                <text:p>3.022824</text:p>
              </table:table-cell>
              <table:table-cell office:value-type="float" office:value="4.607325">
                <text:p>4.60732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6.763865">
                <text:p>6.763865</text:p>
              </table:table-cell>
              <table:table-cell office:value-type="float" office:value="6.642202">
                <text:p>6.64220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.831582">
                <text:p>2.831582</text:p>
              </table:table-cell>
              <table:table-cell office:value-type="float" office:value="9.207413">
                <text:p>9.20741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.8574">
                <text:p>1.8574</text:p>
              </table:table-cell>
              <table:table-cell office:value-type="float" office:value="8.750948">
                <text:p>8.75094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.389787">
                <text:p>7.389787</text:p>
              </table:table-cell>
              <table:table-cell office:value-type="float" office:value="6.225511">
                <text:p>6.22551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.429648">
                <text:p>5.429648</text:p>
              </table:table-cell>
              <table:table-cell office:value-type="float" office:value="5.205193">
                <text:p>5.20519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.988926">
                <text:p>1.988926</text:p>
              </table:table-cell>
              <table:table-cell office:value-type="float" office:value="3.220728">
                <text:p>3.22072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.144135">
                <text:p>1.144135</text:p>
              </table:table-cell>
              <table:table-cell office:value-type="float" office:value="9.300996">
                <text:p>9.30099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.861302">
                <text:p>1.861302</text:p>
              </table:table-cell>
              <table:table-cell office:value-type="float" office:value="9.042238">
                <text:p>9.04223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.224721">
                <text:p>1.224721</text:p>
              </table:table-cell>
              <table:table-cell office:value-type="float" office:value="2.651328">
                <text:p>2.65132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.332475">
                <text:p>1.332475</text:p>
              </table:table-cell>
              <table:table-cell office:value-type="float" office:value="3.140997">
                <text:p>3.14099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6.208542">
                <text:p>6.208542</text:p>
              </table:table-cell>
              <table:table-cell office:value-type="float" office:value="5.14834">
                <text:p>5.1483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.415313">
                <text:p>1.415313</text:p>
              </table:table-cell>
              <table:table-cell office:value-type="float" office:value="9.841248">
                <text:p>9.84124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.388882">
                <text:p>1.388882</text:p>
              </table:table-cell>
              <table:table-cell office:value-type="float" office:value="4.343673">
                <text:p>4.34367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.026742">
                <text:p>3.026742</text:p>
              </table:table-cell>
              <table:table-cell office:value-type="float" office:value="9.576382">
                <text:p>9.57638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6.071253">
                <text:p>6.071253</text:p>
              </table:table-cell>
              <table:table-cell office:value-type="float" office:value="6.832552">
                <text:p>6.83255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.265367">
                <text:p>1.265367</text:p>
              </table:table-cell>
              <table:table-cell office:value-type="float" office:value="9.300228">
                <text:p>9.30022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.640864">
                <text:p>1.640864</text:p>
              </table:table-cell>
              <table:table-cell office:value-type="float" office:value="3.654904">
                <text:p>3.65490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.932235">
                <text:p>2.932235</text:p>
              </table:table-cell>
              <table:table-cell office:value-type="float" office:value="3.494439">
                <text:p>3.49443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.158313">
                <text:p>2.158313</text:p>
              </table:table-cell>
              <table:table-cell office:value-type="float" office:value="3.15382">
                <text:p>3.153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.510455">
                <text:p>5.510455</text:p>
              </table:table-cell>
              <table:table-cell office:value-type="float" office:value="5.134853">
                <text:p>5.13485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.052656">
                <text:p>7.052656</text:p>
              </table:table-cell>
              <table:table-cell office:value-type="float" office:value="6.265797">
                <text:p>6.26579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.365706">
                <text:p>7.365706</text:p>
              </table:table-cell>
              <table:table-cell office:value-type="float" office:value="6.730569">
                <text:p>6.73056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.846385">
                <text:p>1.846385</text:p>
              </table:table-cell>
              <table:table-cell office:value-type="float" office:value="9.936008">
                <text:p>9.93600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.979753">
                <text:p>1.979753</text:p>
              </table:table-cell>
              <table:table-cell office:value-type="float" office:value="4.381123">
                <text:p>4.38112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.562139">
                <text:p>2.562139</text:p>
              </table:table-cell>
              <table:table-cell office:value-type="float" office:value="9.588548">
                <text:p>9.58854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.022834">
                <text:p>2.022834</text:p>
              </table:table-cell>
              <table:table-cell office:value-type="float" office:value="3.138183">
                <text:p>3.13818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.498828">
                <text:p>7.498828</text:p>
              </table:table-cell>
              <table:table-cell office:value-type="float" office:value="5.034131">
                <text:p>5.03413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.521022">
                <text:p>6.521022</text:p>
              </table:table-cell>
              <table:table-cell office:value-type="float" office:value="5.02007">
                <text:p>5.0200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.106066">
                <text:p>2.106066</text:p>
              </table:table-cell>
              <table:table-cell office:value-type="float" office:value="8.476163">
                <text:p>8.4761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.620619">
                <text:p>6.620619</text:p>
              </table:table-cell>
              <table:table-cell office:value-type="float" office:value="7.043081">
                <text:p>7.04308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727045">
                <text:p>0.727045</text:p>
              </table:table-cell>
              <table:table-cell office:value-type="float" office:value="10.446538">
                <text:p>10.44653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.23372">
                <text:p>2.23372</text:p>
              </table:table-cell>
              <table:table-cell office:value-type="float" office:value="3.315095">
                <text:p>3.31509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.076149">
                <text:p>2.076149</text:p>
              </table:table-cell>
              <table:table-cell office:value-type="float" office:value="3.142897">
                <text:p>3.14289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.167344">
                <text:p>2.167344</text:p>
              </table:table-cell>
              <table:table-cell office:value-type="float" office:value="4.182686">
                <text:p>4.18268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.429541">
                <text:p>2.429541</text:p>
              </table:table-cell>
              <table:table-cell office:value-type="float" office:value="9.371648">
                <text:p>9.37164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.623258">
                <text:p>2.623258</text:p>
              </table:table-cell>
              <table:table-cell office:value-type="float" office:value="8.998164">
                <text:p>8.99816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.200253">
                <text:p>1.200253</text:p>
              </table:table-cell>
              <table:table-cell office:value-type="float" office:value="9.831336">
                <text:p>9.83133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.628412">
                <text:p>6.628412</text:p>
              </table:table-cell>
              <table:table-cell office:value-type="float" office:value="6.351431">
                <text:p>6.35143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.680327">
                <text:p>1.680327</text:p>
              </table:table-cell>
              <table:table-cell office:value-type="float" office:value="10.127539">
                <text:p>10.12753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.48271">
                <text:p>2.48271</text:p>
              </table:table-cell>
              <table:table-cell office:value-type="float" office:value="9.690168">
                <text:p>9.69016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88644">
                <text:p>0.88644</text:p>
              </table:table-cell>
              <table:table-cell office:value-type="float" office:value="9.180855">
                <text:p>9.18085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.975513">
                <text:p>1.975513</text:p>
              </table:table-cell>
              <table:table-cell office:value-type="float" office:value="8.832277">
                <text:p>8.83227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.117502">
                <text:p>6.117502</text:p>
              </table:table-cell>
              <table:table-cell office:value-type="float" office:value="5.190967">
                <text:p>5.19096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859423">
                <text:p>0.859423</text:p>
              </table:table-cell>
              <table:table-cell office:value-type="float" office:value="9.766855">
                <text:p>9.76685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.177023">
                <text:p>7.177023</text:p>
              </table:table-cell>
              <table:table-cell office:value-type="float" office:value="6.224311">
                <text:p>6.22431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.853536">
                <text:p>6.853536</text:p>
              </table:table-cell>
              <table:table-cell office:value-type="float" office:value="5.178221">
                <text:p>5.17822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.499894">
                <text:p>1.499894</text:p>
              </table:table-cell>
              <table:table-cell office:value-type="float" office:value="10.241338">
                <text:p>10.24133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.175669">
                <text:p>2.175669</text:p>
              </table:table-cell>
              <table:table-cell office:value-type="float" office:value="3.396872">
                <text:p>3.39687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.505348">
                <text:p>6.505348</text:p>
              </table:table-cell>
              <table:table-cell office:value-type="float" office:value="5.122515">
                <text:p>5.1225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.987702">
                <text:p>6.987702</text:p>
              </table:table-cell>
              <table:table-cell office:value-type="float" office:value="6.900975">
                <text:p>6.90097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.732602">
                <text:p>6.732602</text:p>
              </table:table-cell>
              <table:table-cell office:value-type="float" office:value="5.764447">
                <text:p>5.76444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.555912">
                <text:p>2.555912</text:p>
              </table:table-cell>
              <table:table-cell office:value-type="float" office:value="9.204089">
                <text:p>9.20408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.68644">
                <text:p>2.68644</text:p>
              </table:table-cell>
              <table:table-cell office:value-type="float" office:value="2.39854">
                <text:p>2.3985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.09366">
                <text:p>1.09366</text:p>
              </table:table-cell>
              <table:table-cell office:value-type="float" office:value="3.249757">
                <text:p>3.24975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.297751">
                <text:p>7.297751</text:p>
              </table:table-cell>
              <table:table-cell office:value-type="float" office:value="5.754939">
                <text:p>5.75493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.180988">
                <text:p>6.180988</text:p>
              </table:table-cell>
              <table:table-cell office:value-type="float" office:value="6.872117">
                <text:p>6.87211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992182">
                <text:p>0.992182</text:p>
              </table:table-cell>
              <table:table-cell office:value-type="float" office:value="9.843519">
                <text:p>9.84351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.864955">
                <text:p>6.864955</text:p>
              </table:table-cell>
              <table:table-cell office:value-type="float" office:value="6.31309">
                <text:p>6.3130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.150296">
                <text:p>2.150296</text:p>
              </table:table-cell>
              <table:table-cell office:value-type="float" office:value="3.394967">
                <text:p>3.39496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.265662">
                <text:p>2.265662</text:p>
              </table:table-cell>
              <table:table-cell office:value-type="float" office:value="3.588346">
                <text:p>3.58834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.291756">
                <text:p>2.291756</text:p>
              </table:table-cell>
              <table:table-cell office:value-type="float" office:value="3.554684">
                <text:p>3.55468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.437397">
                <text:p>6.437397</text:p>
              </table:table-cell>
              <table:table-cell office:value-type="float" office:value="5.876006">
                <text:p>5.87600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.28893">
                <text:p>1.28893</text:p>
              </table:table-cell>
              <table:table-cell office:value-type="float" office:value="3.440102">
                <text:p>3.44010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.499338">
                <text:p>7.499338</text:p>
              </table:table-cell>
              <table:table-cell office:value-type="float" office:value="6.167858">
                <text:p>6.16785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.231907">
                <text:p>2.231907</text:p>
              </table:table-cell>
              <table:table-cell office:value-type="float" office:value="10.050114">
                <text:p>10.05011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.013322">
                <text:p>2.013322</text:p>
              </table:table-cell>
              <table:table-cell office:value-type="float" office:value="3.964196">
                <text:p>3.96419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.497039">
                <text:p>1.497039</text:p>
              </table:table-cell>
              <table:table-cell office:value-type="float" office:value="3.535342">
                <text:p>3.53534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.315446">
                <text:p>6.315446</text:p>
              </table:table-cell>
              <table:table-cell office:value-type="float" office:value="5.797218">
                <text:p>5.79721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.01843">
                <text:p>1.01843</text:p>
              </table:table-cell>
              <table:table-cell office:value-type="float" office:value="3.123099">
                <text:p>3.12309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.810968">
                <text:p>5.810968</text:p>
              </table:table-cell>
              <table:table-cell office:value-type="float" office:value="5.250859">
                <text:p>5.25085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.612577">
                <text:p>6.612577</text:p>
              </table:table-cell>
              <table:table-cell office:value-type="float" office:value="6.256379">
                <text:p>6.25637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.521312">
                <text:p>2.521312</text:p>
              </table:table-cell>
              <table:table-cell office:value-type="float" office:value="10.07852">
                <text:p>10.0785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.2606">
                <text:p>1.2606</text:p>
              </table:table-cell>
              <table:table-cell office:value-type="float" office:value="8.862639">
                <text:p>8.8626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.995719">
                <text:p>6.995719</text:p>
              </table:table-cell>
              <table:table-cell office:value-type="float" office:value="5.891793">
                <text:p>5.89179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947741">
                <text:p>0.947741</text:p>
              </table:table-cell>
              <table:table-cell office:value-type="float" office:value="9.392047">
                <text:p>9.39204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.624948">
                <text:p>1.624948</text:p>
              </table:table-cell>
              <table:table-cell office:value-type="float" office:value="8.84832">
                <text:p>8.8483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.383144">
                <text:p>2.383144</text:p>
              </table:table-cell>
              <table:table-cell office:value-type="float" office:value="4.507519">
                <text:p>4.50751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.399716">
                <text:p>2.399716</text:p>
              </table:table-cell>
              <table:table-cell office:value-type="float" office:value="8.827128">
                <text:p>8.82712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.769743">
                <text:p>1.769743</text:p>
              </table:table-cell>
              <table:table-cell office:value-type="float" office:value="9.559712">
                <text:p>9.5597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.930597">
                <text:p>5.930597</text:p>
              </table:table-cell>
              <table:table-cell office:value-type="float" office:value="5.909641">
                <text:p>5.90964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416123">
                <text:p>0.416123</text:p>
              </table:table-cell>
              <table:table-cell office:value-type="float" office:value="8.20889">
                <text:p>8.2088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.901981">
                <text:p>2.901981</text:p>
              </table:table-cell>
              <table:table-cell office:value-type="float" office:value="3.561592">
                <text:p>3.56159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448294">
                <text:p>0.448294</text:p>
              </table:table-cell>
              <table:table-cell office:value-type="float" office:value="9.99066">
                <text:p>9.9906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826329">
                <text:p>0.826329</text:p>
              </table:table-cell>
              <table:table-cell office:value-type="float" office:value="2.827219">
                <text:p>2.82721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.164372">
                <text:p>1.164372</text:p>
              </table:table-cell>
              <table:table-cell office:value-type="float" office:value="3.366157">
                <text:p>3.36615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.871911">
                <text:p>6.871911</text:p>
              </table:table-cell>
              <table:table-cell office:value-type="float" office:value="6.258914">
                <text:p>6.25891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.426355">
                <text:p>1.426355</text:p>
              </table:table-cell>
              <table:table-cell office:value-type="float" office:value="3.406583">
                <text:p>3.40658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.280608">
                <text:p>2.280608</text:p>
              </table:table-cell>
              <table:table-cell office:value-type="float" office:value="8.521078">
                <text:p>8.52107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.603878">
                <text:p>1.603878</text:p>
              </table:table-cell>
              <table:table-cell office:value-type="float" office:value="8.7958">
                <text:p>8.795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.96457">
                <text:p>6.96457</text:p>
              </table:table-cell>
              <table:table-cell office:value-type="float" office:value="5.65692">
                <text:p>5.6569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.267024">
                <text:p>2.267024</text:p>
              </table:table-cell>
              <table:table-cell office:value-type="float" office:value="3.323491">
                <text:p>3.32349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.745379">
                <text:p>6.745379</text:p>
              </table:table-cell>
              <table:table-cell office:value-type="float" office:value="5.758767">
                <text:p>5.75876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.791092">
                <text:p>1.791092</text:p>
              </table:table-cell>
              <table:table-cell office:value-type="float" office:value="4.000749">
                <text:p>4.00074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.799081">
                <text:p>1.799081</text:p>
              </table:table-cell>
              <table:table-cell office:value-type="float" office:value="2.887888">
                <text:p>2.88788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.406813">
                <text:p>7.406813</text:p>
              </table:table-cell>
              <table:table-cell office:value-type="float" office:value="5.951767">
                <text:p>5.95176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.05749">
                <text:p>6.05749</text:p>
              </table:table-cell>
              <table:table-cell office:value-type="float" office:value="5.257787">
                <text:p>5.25778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.584854">
                <text:p>2.584854</text:p>
              </table:table-cell>
              <table:table-cell office:value-type="float" office:value="10.239126">
                <text:p>10.23912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.199406">
                <text:p>6.199406</text:p>
              </table:table-cell>
              <table:table-cell office:value-type="float" office:value="5.871795">
                <text:p>5.87179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.809291">
                <text:p>6.809291</text:p>
              </table:table-cell>
              <table:table-cell office:value-type="float" office:value="6.04121">
                <text:p>6.0412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.446037">
                <text:p>7.446037</text:p>
              </table:table-cell>
              <table:table-cell office:value-type="float" office:value="5.330851">
                <text:p>5.33085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.018631">
                <text:p>2.018631</text:p>
              </table:table-cell>
              <table:table-cell office:value-type="float" office:value="3.561948">
                <text:p>3.56194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.722954">
                <text:p>6.722954</text:p>
              </table:table-cell>
              <table:table-cell office:value-type="float" office:value="5.293001">
                <text:p>5.29300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.556816">
                <text:p>2.556816</text:p>
              </table:table-cell>
              <table:table-cell office:value-type="float" office:value="8.271234">
                <text:p>8.2712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.299217">
                <text:p>7.299217</text:p>
              </table:table-cell>
              <table:table-cell office:value-type="float" office:value="5.759716">
                <text:p>5.75971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.318238">
                <text:p>7.318238</text:p>
              </table:table-cell>
              <table:table-cell office:value-type="float" office:value="7.328076">
                <text:p>7.32807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.06199">
                <text:p>6.06199</text:p>
              </table:table-cell>
              <table:table-cell office:value-type="float" office:value="5.924843">
                <text:p>5.92484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.613607">
                <text:p>5.613607</text:p>
              </table:table-cell>
              <table:table-cell office:value-type="float" office:value="5.590846">
                <text:p>5.59084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.301509">
                <text:p>2.301509</text:p>
              </table:table-cell>
              <table:table-cell office:value-type="float" office:value="8.825247">
                <text:p>8.82524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.580165">
                <text:p>1.580165</text:p>
              </table:table-cell>
              <table:table-cell office:value-type="float" office:value="3.622949">
                <text:p>3.62294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.061979">
                <text:p>3.061979</text:p>
              </table:table-cell>
              <table:table-cell office:value-type="float" office:value="4.213002">
                <text:p>4.21300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.392707">
                <text:p>1.392707</text:p>
              </table:table-cell>
              <table:table-cell office:value-type="float" office:value="9.826083">
                <text:p>9.82608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.39935">
                <text:p>2.39935</text:p>
              </table:table-cell>
              <table:table-cell office:value-type="float" office:value="9.145804">
                <text:p>9.14580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.179674">
                <text:p>1.179674</text:p>
              </table:table-cell>
              <table:table-cell office:value-type="float" office:value="3.235604">
                <text:p>3.23560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.33013">
                <text:p>3.33013</text:p>
              </table:table-cell>
              <table:table-cell office:value-type="float" office:value="3.613411">
                <text:p>3.61341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.97444">
                <text:p>5.97444</text:p>
              </table:table-cell>
              <table:table-cell office:value-type="float" office:value="5.98874">
                <text:p>5.9887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.241936">
                <text:p>2.241936</text:p>
              </table:table-cell>
              <table:table-cell office:value-type="float" office:value="8.792962">
                <text:p>8.79296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.975193">
                <text:p>1.975193</text:p>
              </table:table-cell>
              <table:table-cell office:value-type="float" office:value="3.176048">
                <text:p>3.17604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.416622">
                <text:p>1.416622</text:p>
              </table:table-cell>
              <table:table-cell office:value-type="float" office:value="10.581073">
                <text:p>10.58107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.97056">
                <text:p>6.97056</text:p>
              </table:table-cell>
              <table:table-cell office:value-type="float" office:value="6.073921">
                <text:p>6.07392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.992085">
                <text:p>1.992085</text:p>
              </table:table-cell>
              <table:table-cell office:value-type="float" office:value="3.804119">
                <text:p>3.80411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.945111">
                <text:p>1.945111</text:p>
              </table:table-cell>
              <table:table-cell office:value-type="float" office:value="8.24654">
                <text:p>8.2465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.444443">
                <text:p>1.444443</text:p>
              </table:table-cell>
              <table:table-cell office:value-type="float" office:value="4.248372">
                <text:p>4.24837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.558652">
                <text:p>1.558652</text:p>
              </table:table-cell>
              <table:table-cell office:value-type="float" office:value="10.089058">
                <text:p>10.08905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.104131">
                <text:p>3.104131</text:p>
              </table:table-cell>
              <table:table-cell office:value-type="float" office:value="3.931701">
                <text:p>3.93170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.052798">
                <text:p>6.052798</text:p>
              </table:table-cell>
              <table:table-cell office:value-type="float" office:value="4.906641">
                <text:p>4.90664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.743986">
                <text:p>1.743986</text:p>
              </table:table-cell>
              <table:table-cell office:value-type="float" office:value="3.568549">
                <text:p>3.56854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.912238">
                <text:p>6.912238</text:p>
              </table:table-cell>
              <table:table-cell office:value-type="float" office:value="6.045113">
                <text:p>6.04511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.149288">
                <text:p>1.149288</text:p>
              </table:table-cell>
              <table:table-cell office:value-type="float" office:value="8.840432">
                <text:p>8.84043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.47903">
                <text:p>1.47903</text:p>
              </table:table-cell>
              <table:table-cell office:value-type="float" office:value="9.183">
                <text:p>9.18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.685433">
                <text:p>6.685433</text:p>
              </table:table-cell>
              <table:table-cell office:value-type="float" office:value="5.761184">
                <text:p>5.76118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.53856">
                <text:p>2.53856</text:p>
              </table:table-cell>
              <table:table-cell office:value-type="float" office:value="8.676401">
                <text:p>8.67640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.869451">
                <text:p>1.869451</text:p>
              </table:table-cell>
              <table:table-cell office:value-type="float" office:value="3.123847">
                <text:p>3.12384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.549268">
                <text:p>2.549268</text:p>
              </table:table-cell>
              <table:table-cell office:value-type="float" office:value="2.431456">
                <text:p>2.43145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.179261">
                <text:p>2.179261</text:p>
              </table:table-cell>
              <table:table-cell office:value-type="float" office:value="8.578929">
                <text:p>8.5789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.36444">
                <text:p>2.36444</text:p>
              </table:table-cell>
              <table:table-cell office:value-type="float" office:value="3.942796">
                <text:p>3.94279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.264287">
                <text:p>6.264287</text:p>
              </table:table-cell>
              <table:table-cell office:value-type="float" office:value="4.853596">
                <text:p>4.85359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.532482">
                <text:p>2.532482</text:p>
              </table:table-cell>
              <table:table-cell office:value-type="float" office:value="9.361861">
                <text:p>9.36186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.914419">
                <text:p>5.914419</text:p>
              </table:table-cell>
              <table:table-cell office:value-type="float" office:value="6.424097">
                <text:p>6.42409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.770502">
                <text:p>1.770502</text:p>
              </table:table-cell>
              <table:table-cell office:value-type="float" office:value="2.784643">
                <text:p>2.78464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.033119">
                <text:p>6.033119</text:p>
              </table:table-cell>
              <table:table-cell office:value-type="float" office:value="5.000089">
                <text:p>5.00008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.769497">
                <text:p>1.769497</text:p>
              </table:table-cell>
              <table:table-cell office:value-type="float" office:value="3.988297">
                <text:p>3.98829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.338119">
                <text:p>2.338119</text:p>
              </table:table-cell>
              <table:table-cell office:value-type="float" office:value="4.195984">
                <text:p>4.19598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.847247">
                <text:p>1.847247</text:p>
              </table:table-cell>
              <table:table-cell office:value-type="float" office:value="8.984846">
                <text:p>8.98484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.571806">
                <text:p>2.571806</text:p>
              </table:table-cell>
              <table:table-cell office:value-type="float" office:value="8.840472">
                <text:p>8.84047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.069094">
                <text:p>7.069094</text:p>
              </table:table-cell>
              <table:table-cell office:value-type="float" office:value="5.508249">
                <text:p>5.50824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.966333">
                <text:p>1.966333</text:p>
              </table:table-cell>
              <table:table-cell office:value-type="float" office:value="9.250993">
                <text:p>9.25099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6.434912">
                <text:p>6.434912</text:p>
              </table:table-cell>
              <table:table-cell office:value-type="float" office:value="6.841748">
                <text:p>6.84174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.539173">
                <text:p>2.539173</text:p>
              </table:table-cell>
              <table:table-cell office:value-type="float" office:value="3.456823">
                <text:p>3.45682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.781189">
                <text:p>2.781189</text:p>
              </table:table-cell>
              <table:table-cell office:value-type="float" office:value="2.778179">
                <text:p>2.77817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.501765">
                <text:p>7.501765</text:p>
              </table:table-cell>
              <table:table-cell office:value-type="float" office:value="6.143683">
                <text:p>6.14368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.049799">
                <text:p>2.049799</text:p>
              </table:table-cell>
              <table:table-cell office:value-type="float" office:value="9.318665">
                <text:p>9.31866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.744032">
                <text:p>1.744032</text:p>
              </table:table-cell>
              <table:table-cell office:value-type="float" office:value="8.853278">
                <text:p>8.85327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.648839">
                <text:p>6.648839</text:p>
              </table:table-cell>
              <table:table-cell office:value-type="float" office:value="6.074541">
                <text:p>6.07454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.250868">
                <text:p>2.250868</text:p>
              </table:table-cell>
              <table:table-cell office:value-type="float" office:value="3.413667">
                <text:p>3.41366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.377508">
                <text:p>1.377508</text:p>
              </table:table-cell>
              <table:table-cell office:value-type="float" office:value="9.156555">
                <text:p>9.15655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.495662">
                <text:p>6.495662</text:p>
              </table:table-cell>
              <table:table-cell office:value-type="float" office:value="5.873745">
                <text:p>5.87374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.371178">
                <text:p>7.371178</text:p>
              </table:table-cell>
              <table:table-cell office:value-type="float" office:value="6.558899">
                <text:p>6.55889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.167521">
                <text:p>1.167521</text:p>
              </table:table-cell>
              <table:table-cell office:value-type="float" office:value="2.79172">
                <text:p>2.7917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.34967">
                <text:p>7.34967</text:p>
              </table:table-cell>
              <table:table-cell office:value-type="float" office:value="5.585167">
                <text:p>5.58516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.146453">
                <text:p>2.146453</text:p>
              </table:table-cell>
              <table:table-cell office:value-type="float" office:value="8.746753">
                <text:p>8.74675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.420611">
                <text:p>1.420611</text:p>
              </table:table-cell>
              <table:table-cell office:value-type="float" office:value="9.251821">
                <text:p>9.25182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.871009">
                <text:p>1.871009</text:p>
              </table:table-cell>
              <table:table-cell office:value-type="float" office:value="9.248148">
                <text:p>9.24814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.807261">
                <text:p>1.807261</text:p>
              </table:table-cell>
              <table:table-cell office:value-type="float" office:value="9.051042">
                <text:p>9.05104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.409431">
                <text:p>1.409431</text:p>
              </table:table-cell>
              <table:table-cell office:value-type="float" office:value="9.968074">
                <text:p>9.96807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927912">
                <text:p>0.927912</text:p>
              </table:table-cell>
              <table:table-cell office:value-type="float" office:value="7.924443">
                <text:p>7.92444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6.356262">
                <text:p>6.356262</text:p>
              </table:table-cell>
              <table:table-cell office:value-type="float" office:value="5.339714">
                <text:p>5.33971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6.221223">
                <text:p>6.221223</text:p>
              </table:table-cell>
              <table:table-cell office:value-type="float" office:value="4.894248">
                <text:p>4.89424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.725169">
                <text:p>5.725169</text:p>
              </table:table-cell>
              <table:table-cell office:value-type="float" office:value="6.627977">
                <text:p>6.62797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.192227">
                <text:p>6.192227</text:p>
              </table:table-cell>
              <table:table-cell office:value-type="float" office:value="6.045135">
                <text:p>6.04513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.146191">
                <text:p>8.146191</text:p>
              </table:table-cell>
              <table:table-cell office:value-type="float" office:value="5.564707">
                <text:p>5.56470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.051051">
                <text:p>3.051051</text:p>
              </table:table-cell>
              <table:table-cell office:value-type="float" office:value="4.441902">
                <text:p>4.44190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.539748">
                <text:p>2.539748</text:p>
              </table:table-cell>
              <table:table-cell office:value-type="float" office:value="3.615923">
                <text:p>3.61592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.511037">
                <text:p>6.511037</text:p>
              </table:table-cell>
              <table:table-cell office:value-type="float" office:value="6.59386">
                <text:p>6.5938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62943">
                <text:p>0.62943</text:p>
              </table:table-cell>
              <table:table-cell office:value-type="float" office:value="9.05344">
                <text:p>9.0534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.723634">
                <text:p>1.723634</text:p>
              </table:table-cell>
              <table:table-cell office:value-type="float" office:value="2.66704">
                <text:p>2.6670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.530563">
                <text:p>2.530563</text:p>
              </table:table-cell>
              <table:table-cell office:value-type="float" office:value="2.719715">
                <text:p>2.71971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.547451">
                <text:p>1.547451</text:p>
              </table:table-cell>
              <table:table-cell office:value-type="float" office:value="10.524031">
                <text:p>10.52403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.088737">
                <text:p>1.088737</text:p>
              </table:table-cell>
              <table:table-cell office:value-type="float" office:value="2.408588">
                <text:p>2.40858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.908883">
                <text:p>7.908883</text:p>
              </table:table-cell>
              <table:table-cell office:value-type="float" office:value="6.777862">
                <text:p>6.77786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.693339">
                <text:p>2.693339</text:p>
              </table:table-cell>
              <table:table-cell office:value-type="float" office:value="8.73509">
                <text:p>8.7350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6.822363">
                <text:p>6.822363</text:p>
              </table:table-cell>
              <table:table-cell office:value-type="float" office:value="5.218829">
                <text:p>5.21882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92118">
                <text:p>0.92118</text:p>
              </table:table-cell>
              <table:table-cell office:value-type="float" office:value="9.765721">
                <text:p>9.76572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78042">
                <text:p>0.78042</text:p>
              </table:table-cell>
              <table:table-cell office:value-type="float" office:value="8.195107">
                <text:p>8.19510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.260231">
                <text:p>1.260231</text:p>
              </table:table-cell>
              <table:table-cell office:value-type="float" office:value="2.331904">
                <text:p>2.33190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.816189">
                <text:p>1.816189</text:p>
              </table:table-cell>
              <table:table-cell office:value-type="float" office:value="8.689957">
                <text:p>8.68995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725389">
                <text:p>0.725389</text:p>
              </table:table-cell>
              <table:table-cell office:value-type="float" office:value="3.59572">
                <text:p>3.5957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.553104">
                <text:p>1.553104</text:p>
              </table:table-cell>
              <table:table-cell office:value-type="float" office:value="10.276262">
                <text:p>10.27626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.323371">
                <text:p>1.323371</text:p>
              </table:table-cell>
              <table:table-cell office:value-type="float" office:value="2.238851">
                <text:p>2.23885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.011843">
                <text:p>7.011843</text:p>
              </table:table-cell>
              <table:table-cell office:value-type="float" office:value="5.985463">
                <text:p>5.98546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.067081">
                <text:p>7.067081</text:p>
              </table:table-cell>
              <table:table-cell office:value-type="float" office:value="6.058708">
                <text:p>6.05870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.594934">
                <text:p>1.594934</text:p>
              </table:table-cell>
              <table:table-cell office:value-type="float" office:value="8.82977">
                <text:p>8.8297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.216445">
                <text:p>1.216445</text:p>
              </table:table-cell>
              <table:table-cell office:value-type="float" office:value="3.170196">
                <text:p>3.17019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.175957">
                <text:p>2.175957</text:p>
              </table:table-cell>
              <table:table-cell office:value-type="float" office:value="9.135778">
                <text:p>9.13577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.988579">
                <text:p>1.988579</text:p>
              </table:table-cell>
              <table:table-cell office:value-type="float" office:value="9.997044">
                <text:p>9.99704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.19395">
                <text:p>6.19395</text:p>
              </table:table-cell>
              <table:table-cell office:value-type="float" office:value="6.875943">
                <text:p>6.87594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.206335">
                <text:p>7.206335</text:p>
              </table:table-cell>
              <table:table-cell office:value-type="float" office:value="6.978466">
                <text:p>6.97846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.576967">
                <text:p>1.576967</text:p>
              </table:table-cell>
              <table:table-cell office:value-type="float" office:value="7.970515">
                <text:p>7.97051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.427994">
                <text:p>6.427994</text:p>
              </table:table-cell>
              <table:table-cell office:value-type="float" office:value="6.843526">
                <text:p>6.84352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.048329">
                <text:p>6.048329</text:p>
              </table:table-cell>
              <table:table-cell office:value-type="float" office:value="6.547501">
                <text:p>6.54750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.542717">
                <text:p>6.542717</text:p>
              </table:table-cell>
              <table:table-cell office:value-type="float" office:value="6.026648">
                <text:p>6.02664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.184791">
                <text:p>1.184791</text:p>
              </table:table-cell>
              <table:table-cell office:value-type="float" office:value="9.334395">
                <text:p>9.33439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.667219">
                <text:p>6.667219</text:p>
              </table:table-cell>
              <table:table-cell office:value-type="float" office:value="5.720384">
                <text:p>5.72038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.780872">
                <text:p>2.780872</text:p>
              </table:table-cell>
              <table:table-cell office:value-type="float" office:value="3.106501">
                <text:p>3.10650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.313757">
                <text:p>1.313757</text:p>
              </table:table-cell>
              <table:table-cell office:value-type="float" office:value="9.951922">
                <text:p>9.95192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919875">
                <text:p>0.919875</text:p>
              </table:table-cell>
              <table:table-cell office:value-type="float" office:value="2.906155">
                <text:p>2.90615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.493523">
                <text:p>1.493523</text:p>
              </table:table-cell>
              <table:table-cell office:value-type="float" office:value="2.667916">
                <text:p>2.66791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.361119">
                <text:p>1.361119</text:p>
              </table:table-cell>
              <table:table-cell office:value-type="float" office:value="10.615936">
                <text:p>10.61593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.981449">
                <text:p>1.981449</text:p>
              </table:table-cell>
              <table:table-cell office:value-type="float" office:value="9.58489">
                <text:p>9.5848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.91387">
                <text:p>2.91387</text:p>
              </table:table-cell>
              <table:table-cell office:value-type="float" office:value="9.202803">
                <text:p>9.20280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.506954">
                <text:p>1.506954</text:p>
              </table:table-cell>
              <table:table-cell office:value-type="float" office:value="8.573306">
                <text:p>8.57330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.510383">
                <text:p>1.510383</text:p>
              </table:table-cell>
              <table:table-cell office:value-type="float" office:value="3.071588">
                <text:p>3.07158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.30099">
                <text:p>7.30099</text:p>
              </table:table-cell>
              <table:table-cell office:value-type="float" office:value="6.465171">
                <text:p>6.46517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.026457">
                <text:p>3.026457</text:p>
              </table:table-cell>
              <table:table-cell office:value-type="float" office:value="7.948695">
                <text:p>7.94869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.040475">
                <text:p>2.040475</text:p>
              </table:table-cell>
              <table:table-cell office:value-type="float" office:value="2.928876">
                <text:p>2.92887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.286412">
                <text:p>1.286412</text:p>
              </table:table-cell>
              <table:table-cell office:value-type="float" office:value="3.416692">
                <text:p>3.41669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.190474">
                <text:p>2.190474</text:p>
              </table:table-cell>
              <table:table-cell office:value-type="float" office:value="3.287572">
                <text:p>3.28757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.790317">
                <text:p>6.790317</text:p>
              </table:table-cell>
              <table:table-cell office:value-type="float" office:value="5.053532">
                <text:p>5.05353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.912901">
                <text:p>5.912901</text:p>
              </table:table-cell>
              <table:table-cell office:value-type="float" office:value="7.251721">
                <text:p>7.25172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.96591">
                <text:p>2.96591</text:p>
              </table:table-cell>
              <table:table-cell office:value-type="float" office:value="2.907685">
                <text:p>2.90768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.736288">
                <text:p>6.736288</text:p>
              </table:table-cell>
              <table:table-cell office:value-type="float" office:value="6.268231">
                <text:p>6.26823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.895123">
                <text:p>1.895123</text:p>
              </table:table-cell>
              <table:table-cell office:value-type="float" office:value="3.482159">
                <text:p>3.48215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.375316">
                <text:p>1.375316</text:p>
              </table:table-cell>
              <table:table-cell office:value-type="float" office:value="9.408697">
                <text:p>9.40869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5.538754">
                <text:p>5.538754</text:p>
              </table:table-cell>
              <table:table-cell office:value-type="float" office:value="7.071394">
                <text:p>7.07139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.861696">
                <text:p>6.861696</text:p>
              </table:table-cell>
              <table:table-cell office:value-type="float" office:value="5.704715">
                <text:p>5.70471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.839936">
                <text:p>1.839936</text:p>
              </table:table-cell>
              <table:table-cell office:value-type="float" office:value="2.716213">
                <text:p>2.71621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.871853">
                <text:p>1.871853</text:p>
              </table:table-cell>
              <table:table-cell office:value-type="float" office:value="3.145324">
                <text:p>3.14532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.084334">
                <text:p>3.084334</text:p>
              </table:table-cell>
              <table:table-cell office:value-type="float" office:value="7.718212">
                <text:p>7.71821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.073777">
                <text:p>7.073777</text:p>
              </table:table-cell>
              <table:table-cell office:value-type="float" office:value="5.694568">
                <text:p>5.69456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.266627">
                <text:p>2.266627</text:p>
              </table:table-cell>
              <table:table-cell office:value-type="float" office:value="10.032203">
                <text:p>10.03220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.404996">
                <text:p>6.404996</text:p>
              </table:table-cell>
              <table:table-cell office:value-type="float" office:value="6.323311">
                <text:p>6.32331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.171767">
                <text:p>6.171767</text:p>
              </table:table-cell>
              <table:table-cell office:value-type="float" office:value="5.674148">
                <text:p>5.67414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.513739">
                <text:p>1.513739</text:p>
              </table:table-cell>
              <table:table-cell office:value-type="float" office:value="9.535442">
                <text:p>9.53544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5.938462">
                <text:p>5.938462</text:p>
              </table:table-cell>
              <table:table-cell office:value-type="float" office:value="6.155613">
                <text:p>6.15561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.195114">
                <text:p>1.195114</text:p>
              </table:table-cell>
              <table:table-cell office:value-type="float" office:value="3.344814">
                <text:p>3.34481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.190537">
                <text:p>6.190537</text:p>
              </table:table-cell>
              <table:table-cell office:value-type="float" office:value="5.62339">
                <text:p>5.6233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.581707">
                <text:p>1.581707</text:p>
              </table:table-cell>
              <table:table-cell office:value-type="float" office:value="8.977082">
                <text:p>8.97708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.996353">
                <text:p>1.996353</text:p>
              </table:table-cell>
              <table:table-cell office:value-type="float" office:value="10.262432">
                <text:p>10.26243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7.154714">
                <text:p>7.154714</text:p>
              </table:table-cell>
              <table:table-cell office:value-type="float" office:value="5.439725">
                <text:p>5.43972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.115183">
                <text:p>2.115183</text:p>
              </table:table-cell>
              <table:table-cell office:value-type="float" office:value="4.200063">
                <text:p>4.20006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.61321">
                <text:p>1.61321</text:p>
              </table:table-cell>
              <table:table-cell office:value-type="float" office:value="9.737565">
                <text:p>9.73756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988678">
                <text:p>0.988678</text:p>
              </table:table-cell>
              <table:table-cell office:value-type="float" office:value="8.668934">
                <text:p>8.66893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.765077">
                <text:p>6.765077</text:p>
              </table:table-cell>
              <table:table-cell office:value-type="float" office:value="6.00185">
                <text:p>6.0018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.407914">
                <text:p>2.407914</text:p>
              </table:table-cell>
              <table:table-cell office:value-type="float" office:value="9.339323">
                <text:p>9.33932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.232451">
                <text:p>1.232451</text:p>
              </table:table-cell>
              <table:table-cell office:value-type="float" office:value="2.552245">
                <text:p>2.55224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.244585">
                <text:p>6.244585</text:p>
              </table:table-cell>
              <table:table-cell office:value-type="float" office:value="5.329425">
                <text:p>5.32942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.792026">
                <text:p>6.792026</text:p>
              </table:table-cell>
              <table:table-cell office:value-type="float" office:value="6.812409">
                <text:p>6.81240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.222845">
                <text:p>2.222845</text:p>
              </table:table-cell>
              <table:table-cell office:value-type="float" office:value="3.901242">
                <text:p>3.90124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.432123">
                <text:p>3.432123</text:p>
              </table:table-cell>
              <table:table-cell office:value-type="float" office:value="2.731126">
                <text:p>2.73112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.628972">
                <text:p>2.628972</text:p>
              </table:table-cell>
              <table:table-cell office:value-type="float" office:value="9.352681">
                <text:p>9.35268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5.379813">
                <text:p>5.379813</text:p>
              </table:table-cell>
              <table:table-cell office:value-type="float" office:value="6.887394">
                <text:p>6.88739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.879365">
                <text:p>1.879365</text:p>
              </table:table-cell>
              <table:table-cell office:value-type="float" office:value="8.097639">
                <text:p>8.09763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.368672">
                <text:p>2.368672</text:p>
              </table:table-cell>
              <table:table-cell office:value-type="float" office:value="3.471409">
                <text:p>3.47140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.809368">
                <text:p>1.809368</text:p>
              </table:table-cell>
              <table:table-cell office:value-type="float" office:value="3.069358">
                <text:p>3.06935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.189186">
                <text:p>2.189186</text:p>
              </table:table-cell>
              <table:table-cell office:value-type="float" office:value="2.940459">
                <text:p>2.94045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.223659">
                <text:p>1.223659</text:p>
              </table:table-cell>
              <table:table-cell office:value-type="float" office:value="3.527263">
                <text:p>3.52726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.585387">
                <text:p>1.585387</text:p>
              </table:table-cell>
              <table:table-cell office:value-type="float" office:value="4.343172">
                <text:p>4.34317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.31122">
                <text:p>6.31122</text:p>
              </table:table-cell>
              <table:table-cell office:value-type="float" office:value="6.693998">
                <text:p>6.69399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.023168">
                <text:p>2.023168</text:p>
              </table:table-cell>
              <table:table-cell office:value-type="float" office:value="2.852261">
                <text:p>2.85226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.657599">
                <text:p>6.657599</text:p>
              </table:table-cell>
              <table:table-cell office:value-type="float" office:value="5.121514">
                <text:p>5.12151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.736668">
                <text:p>6.736668</text:p>
              </table:table-cell>
              <table:table-cell office:value-type="float" office:value="6.854793">
                <text:p>6.85479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.504212">
                <text:p>6.504212</text:p>
              </table:table-cell>
              <table:table-cell office:value-type="float" office:value="4.887684">
                <text:p>4.88768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.702361">
                <text:p>2.702361</text:p>
              </table:table-cell>
              <table:table-cell office:value-type="float" office:value="4.21336">
                <text:p>4.2133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.352234">
                <text:p>2.352234</text:p>
              </table:table-cell>
              <table:table-cell office:value-type="float" office:value="2.824895">
                <text:p>2.82489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.204399">
                <text:p>6.204399</text:p>
              </table:table-cell>
              <table:table-cell office:value-type="float" office:value="5.851514">
                <text:p>5.85151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.367196">
                <text:p>2.367196</text:p>
              </table:table-cell>
              <table:table-cell office:value-type="float" office:value="2.583122">
                <text:p>2.58312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7.921976">
                <text:p>7.921976</text:p>
              </table:table-cell>
              <table:table-cell office:value-type="float" office:value="5.620383">
                <text:p>5.62038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.403436">
                <text:p>3.403436</text:p>
              </table:table-cell>
              <table:table-cell office:value-type="float" office:value="3.574852">
                <text:p>3.57485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.492248">
                <text:p>7.492248</text:p>
              </table:table-cell>
              <table:table-cell office:value-type="float" office:value="7.372761">
                <text:p>7.37276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.538015">
                <text:p>2.538015</text:p>
              </table:table-cell>
              <table:table-cell office:value-type="float" office:value="8.568276">
                <text:p>8.56827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.946278">
                <text:p>1.946278</text:p>
              </table:table-cell>
              <table:table-cell office:value-type="float" office:value="8.440169">
                <text:p>8.44016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.319359">
                <text:p>2.319359</text:p>
              </table:table-cell>
              <table:table-cell office:value-type="float" office:value="9.236755">
                <text:p>9.23675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.334183">
                <text:p>1.334183</text:p>
              </table:table-cell>
              <table:table-cell office:value-type="float" office:value="3.314222">
                <text:p>3.31422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.657734">
                <text:p>1.657734</text:p>
              </table:table-cell>
              <table:table-cell office:value-type="float" office:value="3.97065">
                <text:p>3.9706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.590762">
                <text:p>6.590762</text:p>
              </table:table-cell>
              <table:table-cell office:value-type="float" office:value="5.894884">
                <text:p>5.89488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7.557601">
                <text:p>7.557601</text:p>
              </table:table-cell>
              <table:table-cell office:value-type="float" office:value="5.348997">
                <text:p>5.34899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5.971931">
                <text:p>5.971931</text:p>
              </table:table-cell>
              <table:table-cell office:value-type="float" office:value="5.60941">
                <text:p>5.6094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.623259">
                <text:p>6.623259</text:p>
              </table:table-cell>
              <table:table-cell office:value-type="float" office:value="5.700845">
                <text:p>5.70084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.981646">
                <text:p>1.981646</text:p>
              </table:table-cell>
              <table:table-cell office:value-type="float" office:value="2.903993">
                <text:p>2.90399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.590368">
                <text:p>1.590368</text:p>
              </table:table-cell>
              <table:table-cell office:value-type="float" office:value="8.78162">
                <text:p>8.7816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.289708">
                <text:p>1.289708</text:p>
              </table:table-cell>
              <table:table-cell office:value-type="float" office:value="10.469178">
                <text:p>10.46917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.622878">
                <text:p>6.622878</text:p>
              </table:table-cell>
              <table:table-cell office:value-type="float" office:value="5.648834">
                <text:p>5.64883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.912597">
                <text:p>1.912597</text:p>
              </table:table-cell>
              <table:table-cell office:value-type="float" office:value="9.409758">
                <text:p>9.40975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.06268">
                <text:p>2.06268</text:p>
              </table:table-cell>
              <table:table-cell office:value-type="float" office:value="9.010966">
                <text:p>9.01096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.116487">
                <text:p>6.116487</text:p>
              </table:table-cell>
              <table:table-cell office:value-type="float" office:value="5.336368">
                <text:p>5.33636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.522967">
                <text:p>1.522967</text:p>
              </table:table-cell>
              <table:table-cell office:value-type="float" office:value="9.247702">
                <text:p>9.24770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.698365">
                <text:p>6.698365</text:p>
              </table:table-cell>
              <table:table-cell office:value-type="float" office:value="6.124509">
                <text:p>6.12450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794543">
                <text:p>0.794543</text:p>
              </table:table-cell>
              <table:table-cell office:value-type="float" office:value="4.251883">
                <text:p>4.25188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.846565">
                <text:p>1.846565</text:p>
              </table:table-cell>
              <table:table-cell office:value-type="float" office:value="2.882949">
                <text:p>2.88294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.103099">
                <text:p>2.103099</text:p>
              </table:table-cell>
              <table:table-cell office:value-type="float" office:value="8.244987">
                <text:p>8.24498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.567002">
                <text:p>6.567002</text:p>
              </table:table-cell>
              <table:table-cell office:value-type="float" office:value="5.520715">
                <text:p>5.52071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.655326">
                <text:p>1.655326</text:p>
              </table:table-cell>
              <table:table-cell office:value-type="float" office:value="8.628512">
                <text:p>8.62851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.620248">
                <text:p>1.620248</text:p>
              </table:table-cell>
              <table:table-cell office:value-type="float" office:value="7.941371">
                <text:p>7.94137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959052">
                <text:p>0.959052</text:p>
              </table:table-cell>
              <table:table-cell office:value-type="float" office:value="3.398053">
                <text:p>3.39805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7.712012">
                <text:p>7.712012</text:p>
              </table:table-cell>
              <table:table-cell office:value-type="float" office:value="6.722217">
                <text:p>6.72221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.881317">
                <text:p>6.881317</text:p>
              </table:table-cell>
              <table:table-cell office:value-type="float" office:value="6.670964">
                <text:p>6.67096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.32124">
                <text:p>1.32124</text:p>
              </table:table-cell>
              <table:table-cell office:value-type="float" office:value="3.742471">
                <text:p>3.74247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.299019">
                <text:p>2.299019</text:p>
              </table:table-cell>
              <table:table-cell office:value-type="float" office:value="9.140123">
                <text:p>9.14012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.679298">
                <text:p>6.679298</text:p>
              </table:table-cell>
              <table:table-cell office:value-type="float" office:value="5.680044">
                <text:p>5.68004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.865761">
                <text:p>2.865761</text:p>
              </table:table-cell>
              <table:table-cell office:value-type="float" office:value="3.746617">
                <text:p>3.74661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.456103">
                <text:p>1.456103</text:p>
              </table:table-cell>
              <table:table-cell office:value-type="float" office:value="8.334523">
                <text:p>8.33452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.438712">
                <text:p>1.438712</text:p>
              </table:table-cell>
              <table:table-cell office:value-type="float" office:value="9.325891">
                <text:p>9.32589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.923152">
                <text:p>1.923152</text:p>
              </table:table-cell>
              <table:table-cell office:value-type="float" office:value="9.409447">
                <text:p>9.40944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.750579">
                <text:p>1.750579</text:p>
              </table:table-cell>
              <table:table-cell office:value-type="float" office:value="10.145286">
                <text:p>10.14528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5.744091">
                <text:p>5.744091</text:p>
              </table:table-cell>
              <table:table-cell office:value-type="float" office:value="4.849242">
                <text:p>4.84924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.884905">
                <text:p>1.884905</text:p>
              </table:table-cell>
              <table:table-cell office:value-type="float" office:value="9.642016">
                <text:p>9.64201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.048022">
                <text:p>1.048022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.49165">
                <text:p>1.49165</text:p>
              </table:table-cell>
              <table:table-cell office:value-type="float" office:value="2.597226">
                <text:p>2.59722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.715809">
                <text:p>2.715809</text:p>
              </table:table-cell>
              <table:table-cell office:value-type="float" office:value="8.647904">
                <text:p>8.64790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.854619">
                <text:p>1.854619</text:p>
              </table:table-cell>
              <table:table-cell office:value-type="float" office:value="9.96472">
                <text:p>9.9647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5.927938">
                <text:p>5.927938</text:p>
              </table:table-cell>
              <table:table-cell office:value-type="float" office:value="4.806929">
                <text:p>4.80692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922393">
                <text:p>0.922393</text:p>
              </table:table-cell>
              <table:table-cell office:value-type="float" office:value="3.648471">
                <text:p>3.64847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.370332">
                <text:p>7.370332</text:p>
              </table:table-cell>
              <table:table-cell office:value-type="float" office:value="5.203754">
                <text:p>5.20375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.387012">
                <text:p>3.387012</text:p>
              </table:table-cell>
              <table:table-cell office:value-type="float" office:value="3.137433">
                <text:p>3.13743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.079541">
                <text:p>2.079541</text:p>
              </table:table-cell>
              <table:table-cell office:value-type="float" office:value="9.273278">
                <text:p>9.27327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5.853777">
                <text:p>5.853777</text:p>
              </table:table-cell>
              <table:table-cell office:value-type="float" office:value="5.719648">
                <text:p>5.71964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.586027">
                <text:p>1.586027</text:p>
              </table:table-cell>
              <table:table-cell office:value-type="float" office:value="3.501326">
                <text:p>3.50132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.625725">
                <text:p>7.625725</text:p>
              </table:table-cell>
              <table:table-cell office:value-type="float" office:value="6.726143">
                <text:p>6.72614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76778">
                <text:p>0.76778</text:p>
              </table:table-cell>
              <table:table-cell office:value-type="float" office:value="8.922011">
                <text:p>8.92201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.61029">
                <text:p>1.61029</text:p>
              </table:table-cell>
              <table:table-cell office:value-type="float" office:value="2.669634">
                <text:p>2.66963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.854181">
                <text:p>1.854181</text:p>
              </table:table-cell>
              <table:table-cell office:value-type="float" office:value="9.015433">
                <text:p>9.01543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.955402">
                <text:p>1.955402</text:p>
              </table:table-cell>
              <table:table-cell office:value-type="float" office:value="4.689622">
                <text:p>4.68962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.706229">
                <text:p>2.706229</text:p>
              </table:table-cell>
              <table:table-cell office:value-type="float" office:value="8.839908">
                <text:p>8.83990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.515962">
                <text:p>6.515962</text:p>
              </table:table-cell>
              <table:table-cell office:value-type="float" office:value="6.191274">
                <text:p>6.19127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.98254">
                <text:p>2.98254</text:p>
              </table:table-cell>
              <table:table-cell office:value-type="float" office:value="9.753035">
                <text:p>9.75303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.011787">
                <text:p>1.011787</text:p>
              </table:table-cell>
              <table:table-cell office:value-type="float" office:value="2.828935">
                <text:p>2.82893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.624843">
                <text:p>2.624843</text:p>
              </table:table-cell>
              <table:table-cell office:value-type="float" office:value="2.722487">
                <text:p>2.72248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.961882">
                <text:p>2.961882</text:p>
              </table:table-cell>
              <table:table-cell office:value-type="float" office:value="3.408601">
                <text:p>3.40860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.782343">
                <text:p>6.782343</text:p>
              </table:table-cell>
              <table:table-cell office:value-type="float" office:value="6.135795">
                <text:p>6.13579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.819842">
                <text:p>1.819842</text:p>
              </table:table-cell>
              <table:table-cell office:value-type="float" office:value="3.383332">
                <text:p>3.38333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.925205">
                <text:p>2.925205</text:p>
              </table:table-cell>
              <table:table-cell office:value-type="float" office:value="10.276945">
                <text:p>10.27694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5.901112">
                <text:p>5.901112</text:p>
              </table:table-cell>
              <table:table-cell office:value-type="float" office:value="6.135762">
                <text:p>6.13576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.469836">
                <text:p>1.469836</text:p>
              </table:table-cell>
              <table:table-cell office:value-type="float" office:value="8.811379">
                <text:p>8.81137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.139546">
                <text:p>2.139546</text:p>
              </table:table-cell>
              <table:table-cell office:value-type="float" office:value="3.335974">
                <text:p>3.33597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.72355">
                <text:p>7.72355</text:p>
              </table:table-cell>
              <table:table-cell office:value-type="float" office:value="6.830326">
                <text:p>6.83032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.476622">
                <text:p>7.476622</text:p>
              </table:table-cell>
              <table:table-cell office:value-type="float" office:value="5.507343">
                <text:p>5.50734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.759143">
                <text:p>2.759143</text:p>
              </table:table-cell>
              <table:table-cell office:value-type="float" office:value="9.886753">
                <text:p>9.88675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5.647031">
                <text:p>5.647031</text:p>
              </table:table-cell>
              <table:table-cell office:value-type="float" office:value="5.568316">
                <text:p>5.56831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.331853">
                <text:p>6.331853</text:p>
              </table:table-cell>
              <table:table-cell office:value-type="float" office:value="6.650791">
                <text:p>6.65079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.443585">
                <text:p>1.443585</text:p>
              </table:table-cell>
              <table:table-cell office:value-type="float" office:value="7.837708">
                <text:p>7.83770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949552">
                <text:p>0.949552</text:p>
              </table:table-cell>
              <table:table-cell office:value-type="float" office:value="9.191831">
                <text:p>9.19183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.262729">
                <text:p>2.262729</text:p>
              </table:table-cell>
              <table:table-cell office:value-type="float" office:value="9.7352">
                <text:p>9.735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.53344">
                <text:p>7.53344</text:p>
              </table:table-cell>
              <table:table-cell office:value-type="float" office:value="7.101094">
                <text:p>7.10109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.762084">
                <text:p>6.762084</text:p>
              </table:table-cell>
              <table:table-cell office:value-type="float" office:value="5.638481">
                <text:p>5.63848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.983533">
                <text:p>2.983533</text:p>
              </table:table-cell>
              <table:table-cell office:value-type="float" office:value="2.12197">
                <text:p>2.1219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82772">
                <text:p>0.82772</text:p>
              </table:table-cell>
              <table:table-cell office:value-type="float" office:value="8.851872">
                <text:p>8.85187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.87973">
                <text:p>1.87973</text:p>
              </table:table-cell>
              <table:table-cell office:value-type="float" office:value="8.537884">
                <text:p>8.53788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.705269">
                <text:p>6.705269</text:p>
              </table:table-cell>
              <table:table-cell office:value-type="float" office:value="5.59021">
                <text:p>5.5902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.314341">
                <text:p>2.314341</text:p>
              </table:table-cell>
              <table:table-cell office:value-type="float" office:value="9.819387">
                <text:p>9.81938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.415931">
                <text:p>1.415931</text:p>
              </table:table-cell>
              <table:table-cell office:value-type="float" office:value="3.333264">
                <text:p>3.33326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.841911">
                <text:p>2.841911</text:p>
              </table:table-cell>
              <table:table-cell office:value-type="float" office:value="9.836261">
                <text:p>9.83626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.94122">
                <text:p>1.94122</text:p>
              </table:table-cell>
              <table:table-cell office:value-type="float" office:value="3.067183">
                <text:p>3.06718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.356242">
                <text:p>1.356242</text:p>
              </table:table-cell>
              <table:table-cell office:value-type="float" office:value="8.98826">
                <text:p>8.9882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.963148">
                <text:p>6.963148</text:p>
              </table:table-cell>
              <table:table-cell office:value-type="float" office:value="5.0406">
                <text:p>5.040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.78071">
                <text:p>6.78071</text:p>
              </table:table-cell>
              <table:table-cell office:value-type="float" office:value="6.750162">
                <text:p>6.75016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.963224">
                <text:p>1.963224</text:p>
              </table:table-cell>
              <table:table-cell office:value-type="float" office:value="3.531478">
                <text:p>3.53147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566161">
                <text:p>0.566161</text:p>
              </table:table-cell>
              <table:table-cell office:value-type="float" office:value="8.544849">
                <text:p>8.54484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.124026">
                <text:p>2.124026</text:p>
              </table:table-cell>
              <table:table-cell office:value-type="float" office:value="9.359289">
                <text:p>9.35928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.543213">
                <text:p>1.543213</text:p>
              </table:table-cell>
              <table:table-cell office:value-type="float" office:value="9.690944">
                <text:p>9.69094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.414024">
                <text:p>1.414024</text:p>
              </table:table-cell>
              <table:table-cell office:value-type="float" office:value="2.346048">
                <text:p>2.34604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.026742">
                <text:p>2.026742</text:p>
              </table:table-cell>
              <table:table-cell office:value-type="float" office:value="2.9506">
                <text:p>2.950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.412396">
                <text:p>2.412396</text:p>
              </table:table-cell>
              <table:table-cell office:value-type="float" office:value="4.34151">
                <text:p>4.3415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7.121561">
                <text:p>7.121561</text:p>
              </table:table-cell>
              <table:table-cell office:value-type="float" office:value="5.223274">
                <text:p>5.22327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.098135">
                <text:p>7.098135</text:p>
              </table:table-cell>
              <table:table-cell office:value-type="float" office:value="5.203183">
                <text:p>5.20318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.739442">
                <text:p>2.739442</text:p>
              </table:table-cell>
              <table:table-cell office:value-type="float" office:value="3.580591">
                <text:p>3.58059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.099394">
                <text:p>2.099394</text:p>
              </table:table-cell>
              <table:table-cell office:value-type="float" office:value="9.384139">
                <text:p>9.38413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.80393">
                <text:p>1.80393</text:p>
              </table:table-cell>
              <table:table-cell office:value-type="float" office:value="9.127838">
                <text:p>9.12783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.017813">
                <text:p>2.017813</text:p>
              </table:table-cell>
              <table:table-cell office:value-type="float" office:value="3.788021">
                <text:p>3.78802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.699912">
                <text:p>2.699912</text:p>
              </table:table-cell>
              <table:table-cell office:value-type="float" office:value="2.502674">
                <text:p>2.50267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.103489">
                <text:p>1.103489</text:p>
              </table:table-cell>
              <table:table-cell office:value-type="float" office:value="8.659705">
                <text:p>8.65970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.709676">
                <text:p>7.709676</text:p>
              </table:table-cell>
              <table:table-cell office:value-type="float" office:value="5.746883">
                <text:p>5.74688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.060261">
                <text:p>6.060261</text:p>
              </table:table-cell>
              <table:table-cell office:value-type="float" office:value="6.19913">
                <text:p>6.1991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.140777">
                <text:p>1.140777</text:p>
              </table:table-cell>
              <table:table-cell office:value-type="float" office:value="8.300176">
                <text:p>8.30017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.189013">
                <text:p>6.189013</text:p>
              </table:table-cell>
              <table:table-cell office:value-type="float" office:value="6.00038">
                <text:p>6.0003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.748946">
                <text:p>1.748946</text:p>
              </table:table-cell>
              <table:table-cell office:value-type="float" office:value="9.525827">
                <text:p>9.52582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.819971">
                <text:p>6.819971</text:p>
              </table:table-cell>
              <table:table-cell office:value-type="float" office:value="5.215587">
                <text:p>5.21558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.253261">
                <text:p>2.253261</text:p>
              </table:table-cell>
              <table:table-cell office:value-type="float" office:value="9.09062">
                <text:p>9.0906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.366265">
                <text:p>1.366265</text:p>
              </table:table-cell>
              <table:table-cell office:value-type="float" office:value="2.340908">
                <text:p>2.34090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.50614">
                <text:p>2.50614</text:p>
              </table:table-cell>
              <table:table-cell office:value-type="float" office:value="3.555894">
                <text:p>3.55589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.101381">
                <text:p>1.101381</text:p>
              </table:table-cell>
              <table:table-cell office:value-type="float" office:value="4.395176">
                <text:p>4.39517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.381084">
                <text:p>1.381084</text:p>
              </table:table-cell>
              <table:table-cell office:value-type="float" office:value="4.00828">
                <text:p>4.0082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.378049">
                <text:p>1.378049</text:p>
              </table:table-cell>
              <table:table-cell office:value-type="float" office:value="8.765783">
                <text:p>8.76578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.560062">
                <text:p>2.560062</text:p>
              </table:table-cell>
              <table:table-cell office:value-type="float" office:value="8.961301">
                <text:p>8.96130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.232549">
                <text:p>2.232549</text:p>
              </table:table-cell>
              <table:table-cell office:value-type="float" office:value="10.263026">
                <text:p>10.26302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.858239">
                <text:p>2.858239</text:p>
              </table:table-cell>
              <table:table-cell office:value-type="float" office:value="3.40253">
                <text:p>3.4025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.221644">
                <text:p>2.221644</text:p>
              </table:table-cell>
              <table:table-cell office:value-type="float" office:value="3.794489">
                <text:p>3.79448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.086772">
                <text:p>2.086772</text:p>
              </table:table-cell>
              <table:table-cell office:value-type="float" office:value="3.241335">
                <text:p>3.24133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.247996">
                <text:p>2.247996</text:p>
              </table:table-cell>
              <table:table-cell office:value-type="float" office:value="4.314523">
                <text:p>4.31452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.089461">
                <text:p>2.089461</text:p>
              </table:table-cell>
              <table:table-cell office:value-type="float" office:value="2.89569">
                <text:p>2.8956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.975719">
                <text:p>5.975719</text:p>
              </table:table-cell>
              <table:table-cell office:value-type="float" office:value="6.035998">
                <text:p>6.03599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.055073">
                <text:p>2.055073</text:p>
              </table:table-cell>
              <table:table-cell office:value-type="float" office:value="2.708939">
                <text:p>2.70893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611818">
                <text:p>1.611818</text:p>
              </table:table-cell>
              <table:table-cell office:value-type="float" office:value="3.750505">
                <text:p>3.75050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808191">
                <text:p>0.808191</text:p>
              </table:table-cell>
              <table:table-cell office:value-type="float" office:value="3.226377">
                <text:p>3.22637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.368766">
                <text:p>1.368766</text:p>
              </table:table-cell>
              <table:table-cell office:value-type="float" office:value="9.460832">
                <text:p>9.46083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.766449">
                <text:p>6.766449</text:p>
              </table:table-cell>
              <table:table-cell office:value-type="float" office:value="6.248373">
                <text:p>6.24837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.074342">
                <text:p>2.074342</text:p>
              </table:table-cell>
              <table:table-cell office:value-type="float" office:value="4.382226">
                <text:p>4.38222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.896793">
                <text:p>1.896793</text:p>
              </table:table-cell>
              <table:table-cell office:value-type="float" office:value="4.407416">
                <text:p>4.40741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.960503">
                <text:p>2.960503</text:p>
              </table:table-cell>
              <table:table-cell office:value-type="float" office:value="2.56071">
                <text:p>2.5607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.262611">
                <text:p>2.262611</text:p>
              </table:table-cell>
              <table:table-cell office:value-type="float" office:value="9.506459">
                <text:p>9.5064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.599979">
                <text:p>2.599979</text:p>
              </table:table-cell>
              <table:table-cell office:value-type="float" office:value="9.438254">
                <text:p>9.43825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.13471">
                <text:p>1.13471</text:p>
              </table:table-cell>
              <table:table-cell office:value-type="float" office:value="8.63616">
                <text:p>8.6361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.510454">
                <text:p>7.510454</text:p>
              </table:table-cell>
              <table:table-cell office:value-type="float" office:value="6.240411">
                <text:p>6.24041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.828911">
                <text:p>7.828911</text:p>
              </table:table-cell>
              <table:table-cell office:value-type="float" office:value="6.793388">
                <text:p>6.79338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.581565">
                <text:p>1.581565</text:p>
              </table:table-cell>
              <table:table-cell office:value-type="float" office:value="9.463621">
                <text:p>9.46362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.771513">
                <text:p>2.771513</text:p>
              </table:table-cell>
              <table:table-cell office:value-type="float" office:value="10.11939">
                <text:p>10.1193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.840464">
                <text:p>1.840464</text:p>
              </table:table-cell>
              <table:table-cell office:value-type="float" office:value="3.617473">
                <text:p>3.61747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.232589">
                <text:p>2.232589</text:p>
              </table:table-cell>
              <table:table-cell office:value-type="float" office:value="9.656839">
                <text:p>9.65683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.763603">
                <text:p>1.763603</text:p>
              </table:table-cell>
              <table:table-cell office:value-type="float" office:value="8.692439">
                <text:p>8.69243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.007565">
                <text:p>1.007565</text:p>
              </table:table-cell>
              <table:table-cell office:value-type="float" office:value="10.561316">
                <text:p>10.56131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.144392">
                <text:p>3.144392</text:p>
              </table:table-cell>
              <table:table-cell office:value-type="float" office:value="2.490209">
                <text:p>2.49020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.731825">
                <text:p>1.731825</text:p>
              </table:table-cell>
              <table:table-cell office:value-type="float" office:value="3.310884">
                <text:p>3.31088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.266172">
                <text:p>2.266172</text:p>
              </table:table-cell>
              <table:table-cell office:value-type="float" office:value="3.451949">
                <text:p>3.45194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.38211">
                <text:p>7.38211</text:p>
              </table:table-cell>
              <table:table-cell office:value-type="float" office:value="6.723454">
                <text:p>6.72345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.297122">
                <text:p>2.297122</text:p>
              </table:table-cell>
              <table:table-cell office:value-type="float" office:value="8.534945">
                <text:p>8.53494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980035">
                <text:p>0.980035</text:p>
              </table:table-cell>
              <table:table-cell office:value-type="float" office:value="9.573544">
                <text:p>9.57354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.688332">
                <text:p>1.688332</text:p>
              </table:table-cell>
              <table:table-cell office:value-type="float" office:value="2.785439">
                <text:p>2.78543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.565421">
                <text:p>1.565421</text:p>
              </table:table-cell>
              <table:table-cell office:value-type="float" office:value="3.381402">
                <text:p>3.38140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.317855">
                <text:p>2.317855</text:p>
              </table:table-cell>
              <table:table-cell office:value-type="float" office:value="3.74831">
                <text:p>3.7483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.449277">
                <text:p>2.449277</text:p>
              </table:table-cell>
              <table:table-cell office:value-type="float" office:value="4.504314">
                <text:p>4.50431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.842997">
                <text:p>2.842997</text:p>
              </table:table-cell>
              <table:table-cell office:value-type="float" office:value="3.38498">
                <text:p>3.3849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.373192">
                <text:p>2.373192</text:p>
              </table:table-cell>
              <table:table-cell office:value-type="float" office:value="3.55029">
                <text:p>3.5502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.200695">
                <text:p>2.200695</text:p>
              </table:table-cell>
              <table:table-cell office:value-type="float" office:value="9.414352">
                <text:p>9.41435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.024933">
                <text:p>2.024933</text:p>
              </table:table-cell>
              <table:table-cell office:value-type="float" office:value="8.588434">
                <text:p>8.58843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.431629">
                <text:p>2.431629</text:p>
              </table:table-cell>
              <table:table-cell office:value-type="float" office:value="8.557456">
                <text:p>8.55745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947098">
                <text:p>0.947098</text:p>
              </table:table-cell>
              <table:table-cell office:value-type="float" office:value="8.221503">
                <text:p>8.22150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.338764">
                <text:p>1.338764</text:p>
              </table:table-cell>
              <table:table-cell office:value-type="float" office:value="9.843224">
                <text:p>9.84322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.997058">
                <text:p>1.997058</text:p>
              </table:table-cell>
              <table:table-cell office:value-type="float" office:value="9.265242">
                <text:p>9.26524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.335714">
                <text:p>1.335714</text:p>
              </table:table-cell>
              <table:table-cell office:value-type="float" office:value="2.9343">
                <text:p>2.934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.932787">
                <text:p>1.932787</text:p>
              </table:table-cell>
              <table:table-cell office:value-type="float" office:value="8.567933">
                <text:p>8.56793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.425646">
                <text:p>1.425646</text:p>
              </table:table-cell>
              <table:table-cell office:value-type="float" office:value="3.667452">
                <text:p>3.66745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.433258">
                <text:p>2.433258</text:p>
              </table:table-cell>
              <table:table-cell office:value-type="float" office:value="2.562299">
                <text:p>2.56229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.670329">
                <text:p>1.670329</text:p>
              </table:table-cell>
              <table:table-cell office:value-type="float" office:value="9.477567">
                <text:p>9.47756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.498532">
                <text:p>5.498532</text:p>
              </table:table-cell>
              <table:table-cell office:value-type="float" office:value="5.989542">
                <text:p>5.98954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6.37684">
                <text:p>6.37684</text:p>
              </table:table-cell>
              <table:table-cell office:value-type="float" office:value="6.48335">
                <text:p>6.4833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.810896">
                <text:p>1.810896</text:p>
              </table:table-cell>
              <table:table-cell office:value-type="float" office:value="2.836354">
                <text:p>2.83635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.480057">
                <text:p>2.480057</text:p>
              </table:table-cell>
              <table:table-cell office:value-type="float" office:value="8.198384">
                <text:p>8.19838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.007129">
                <text:p>2.007129</text:p>
              </table:table-cell>
              <table:table-cell office:value-type="float" office:value="8.936622">
                <text:p>8.93662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.02162">
                <text:p>2.02162</text:p>
              </table:table-cell>
              <table:table-cell office:value-type="float" office:value="2.203073">
                <text:p>2.20307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.689509">
                <text:p>6.689509</text:p>
              </table:table-cell>
              <table:table-cell office:value-type="float" office:value="6.526342">
                <text:p>6.52634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.655355">
                <text:p>5.655355</text:p>
              </table:table-cell>
              <table:table-cell office:value-type="float" office:value="5.316815">
                <text:p>5.31681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.716666">
                <text:p>6.716666</text:p>
              </table:table-cell>
              <table:table-cell office:value-type="float" office:value="6.147243">
                <text:p>6.14724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.305813">
                <text:p>2.305813</text:p>
              </table:table-cell>
              <table:table-cell office:value-type="float" office:value="9.369649">
                <text:p>9.36964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7.061618">
                <text:p>7.061618</text:p>
              </table:table-cell>
              <table:table-cell office:value-type="float" office:value="6.630299">
                <text:p>6.63029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.641301">
                <text:p>1.641301</text:p>
              </table:table-cell>
              <table:table-cell office:value-type="float" office:value="9.650026">
                <text:p>9.650026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.506908">
                <text:p>6.506908</text:p>
              </table:table-cell>
              <table:table-cell office:value-type="float" office:value="6.136752">
                <text:p>6.13675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.160809">
                <text:p>1.160809</text:p>
              </table:table-cell>
              <table:table-cell office:value-type="float" office:value="3.257169">
                <text:p>3.25716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.96223">
                <text:p>1.96223</text:p>
              </table:table-cell>
              <table:table-cell office:value-type="float" office:value="3.630031">
                <text:p>3.63003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.371568">
                <text:p>6.371568</text:p>
              </table:table-cell>
              <table:table-cell office:value-type="float" office:value="5.43125">
                <text:p>5.4312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916303">
                <text:p>0.916303</text:p>
              </table:table-cell>
              <table:table-cell office:value-type="float" office:value="8.672679">
                <text:p>8.67267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.081457">
                <text:p>2.081457</text:p>
              </table:table-cell>
              <table:table-cell office:value-type="float" office:value="3.553965">
                <text:p>3.55396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.29538">
                <text:p>1.29538</text:p>
              </table:table-cell>
              <table:table-cell office:value-type="float" office:value="10.351931">
                <text:p>10.35193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.892554">
                <text:p>6.892554</text:p>
              </table:table-cell>
              <table:table-cell office:value-type="float" office:value="6.025034">
                <text:p>6.02503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.167343">
                <text:p>1.167343</text:p>
              </table:table-cell>
              <table:table-cell office:value-type="float" office:value="4.354543">
                <text:p>4.35454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.594397">
                <text:p>6.594397</text:p>
              </table:table-cell>
              <table:table-cell office:value-type="float" office:value="6.443998">
                <text:p>6.44399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.617689">
                <text:p>1.617689</text:p>
              </table:table-cell>
              <table:table-cell office:value-type="float" office:value="4.036293">
                <text:p>4.03629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.286286">
                <text:p>7.286286</text:p>
              </table:table-cell>
              <table:table-cell office:value-type="float" office:value="5.467247">
                <text:p>5.46724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.750122">
                <text:p>1.750122</text:p>
              </table:table-cell>
              <table:table-cell office:value-type="float" office:value="3.622457">
                <text:p>3.62245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.025784">
                <text:p>2.025784</text:p>
              </table:table-cell>
              <table:table-cell office:value-type="float" office:value="9.834299">
                <text:p>9.83429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.07741">
                <text:p>6.07741</text:p>
              </table:table-cell>
              <table:table-cell office:value-type="float" office:value="5.083532">
                <text:p>5.08353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.265208">
                <text:p>2.265208</text:p>
              </table:table-cell>
              <table:table-cell office:value-type="float" office:value="3.793295">
                <text:p>3.79329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.044045">
                <text:p>2.044045</text:p>
              </table:table-cell>
              <table:table-cell office:value-type="float" office:value="9.745816">
                <text:p>9.74581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.371722">
                <text:p>2.371722</text:p>
              </table:table-cell>
              <table:table-cell office:value-type="float" office:value="4.092491">
                <text:p>4.09249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.612204">
                <text:p>2.612204</text:p>
              </table:table-cell>
              <table:table-cell office:value-type="float" office:value="10.243108">
                <text:p>10.24310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.493915">
                <text:p>5.493915</text:p>
              </table:table-cell>
              <table:table-cell office:value-type="float" office:value="5.250909">
                <text:p>5.25090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.893306">
                <text:p>2.893306</text:p>
              </table:table-cell>
              <table:table-cell office:value-type="float" office:value="9.085231">
                <text:p>9.08523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.972135">
                <text:p>2.972135</text:p>
              </table:table-cell>
              <table:table-cell office:value-type="float" office:value="9.254682">
                <text:p>9.25468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.635239">
                <text:p>1.635239</text:p>
              </table:table-cell>
              <table:table-cell office:value-type="float" office:value="2.112339">
                <text:p>2.11233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.172791">
                <text:p>2.172791</text:p>
              </table:table-cell>
              <table:table-cell office:value-type="float" office:value="3.504196">
                <text:p>3.50419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.130236">
                <text:p>2.130236</text:p>
              </table:table-cell>
              <table:table-cell office:value-type="float" office:value="1.999354">
                <text:p>1.999354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.713277">
                <text:p>1.713277</text:p>
              </table:table-cell>
              <table:table-cell office:value-type="float" office:value="2.867355">
                <text:p>2.86735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.02593">
                <text:p>2.02593</text:p>
              </table:table-cell>
              <table:table-cell office:value-type="float" office:value="2.614973">
                <text:p>2.614973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.892549">
                <text:p>1.892549</text:p>
              </table:table-cell>
              <table:table-cell office:value-type="float" office:value="3.725674">
                <text:p>3.72567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.695671">
                <text:p>6.695671</text:p>
              </table:table-cell>
              <table:table-cell office:value-type="float" office:value="6.504397">
                <text:p>6.50439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.265775">
                <text:p>6.265775</text:p>
              </table:table-cell>
              <table:table-cell office:value-type="float" office:value="5.896333">
                <text:p>5.896333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.918919">
                <text:p>1.918919</text:p>
              </table:table-cell>
              <table:table-cell office:value-type="float" office:value="8.269467">
                <text:p>8.26946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.840531">
                <text:p>1.840531</text:p>
              </table:table-cell>
              <table:table-cell office:value-type="float" office:value="9.123785">
                <text:p>9.12378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.360226">
                <text:p>1.360226</text:p>
              </table:table-cell>
              <table:table-cell office:value-type="float" office:value="10.216965">
                <text:p>10.21696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.135699">
                <text:p>2.135699</text:p>
              </table:table-cell>
              <table:table-cell office:value-type="float" office:value="9.484089">
                <text:p>9.48408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.736326">
                <text:p>2.736326</text:p>
              </table:table-cell>
              <table:table-cell office:value-type="float" office:value="2.781792">
                <text:p>2.78179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.002577">
                <text:p>2.002577</text:p>
              </table:table-cell>
              <table:table-cell office:value-type="float" office:value="2.82905">
                <text:p>2.8290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.911984">
                <text:p>6.911984</text:p>
              </table:table-cell>
              <table:table-cell office:value-type="float" office:value="6.169357">
                <text:p>6.16935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.29636">
                <text:p>7.29636</text:p>
              </table:table-cell>
              <table:table-cell office:value-type="float" office:value="5.583779">
                <text:p>5.58377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.123866">
                <text:p>2.123866</text:p>
              </table:table-cell>
              <table:table-cell office:value-type="float" office:value="8.898586">
                <text:p>8.89858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.825892">
                <text:p>2.825892</text:p>
              </table:table-cell>
              <table:table-cell office:value-type="float" office:value="3.302196">
                <text:p>3.302196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.855783">
                <text:p>1.855783</text:p>
              </table:table-cell>
              <table:table-cell office:value-type="float" office:value="3.347739">
                <text:p>3.34773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.651523">
                <text:p>1.651523</text:p>
              </table:table-cell>
              <table:table-cell office:value-type="float" office:value="8.897981">
                <text:p>8.89798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7.580525">
                <text:p>7.580525</text:p>
              </table:table-cell>
              <table:table-cell office:value-type="float" office:value="6.222016">
                <text:p>6.22201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.755767">
                <text:p>1.755767</text:p>
              </table:table-cell>
              <table:table-cell office:value-type="float" office:value="3.217614">
                <text:p>3.21761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.440688">
                <text:p>2.440688</text:p>
              </table:table-cell>
              <table:table-cell office:value-type="float" office:value="8.153317">
                <text:p>8.153317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.880704">
                <text:p>2.880704</text:p>
              </table:table-cell>
              <table:table-cell office:value-type="float" office:value="7.857856">
                <text:p>7.85785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.176261">
                <text:p>1.176261</text:p>
              </table:table-cell>
              <table:table-cell office:value-type="float" office:value="8.532559">
                <text:p>8.53255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.261887">
                <text:p>3.261887</text:p>
              </table:table-cell>
              <table:table-cell office:value-type="float" office:value="3.669725">
                <text:p>3.66972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.01763">
                <text:p>6.01763</text:p>
              </table:table-cell>
              <table:table-cell office:value-type="float" office:value="6.156435">
                <text:p>6.15643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693461">
                <text:p>0.693461</text:p>
              </table:table-cell>
              <table:table-cell office:value-type="float" office:value="3.109241">
                <text:p>3.10924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.835519">
                <text:p>7.835519</text:p>
              </table:table-cell>
              <table:table-cell office:value-type="float" office:value="6.398508">
                <text:p>6.39850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.305736">
                <text:p>7.305736</text:p>
              </table:table-cell>
              <table:table-cell office:value-type="float" office:value="6.104235">
                <text:p>6.10423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.647459">
                <text:p>1.647459</text:p>
              </table:table-cell>
              <table:table-cell office:value-type="float" office:value="9.269979">
                <text:p>9.26997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.529003">
                <text:p>7.529003</text:p>
              </table:table-cell>
              <table:table-cell office:value-type="float" office:value="6.02112">
                <text:p>6.0211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962524">
                <text:p>0.962524</text:p>
              </table:table-cell>
              <table:table-cell office:value-type="float" office:value="9.312445">
                <text:p>9.31244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6.590778">
                <text:p>6.590778</text:p>
              </table:table-cell>
              <table:table-cell office:value-type="float" office:value="5.123019">
                <text:p>5.12301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6.288545">
                <text:p>6.288545</text:p>
              </table:table-cell>
              <table:table-cell office:value-type="float" office:value="6.527024">
                <text:p>6.52702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.764064">
                <text:p>1.764064</text:p>
              </table:table-cell>
              <table:table-cell office:value-type="float" office:value="3.417917">
                <text:p>3.41791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.576214">
                <text:p>2.576214</text:p>
              </table:table-cell>
              <table:table-cell office:value-type="float" office:value="2.889794">
                <text:p>2.88979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.342295">
                <text:p>2.342295</text:p>
              </table:table-cell>
              <table:table-cell office:value-type="float" office:value="9.635286">
                <text:p>9.63528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.801082">
                <text:p>2.801082</text:p>
              </table:table-cell>
              <table:table-cell office:value-type="float" office:value="3.317054">
                <text:p>3.31705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.684706">
                <text:p>5.684706</text:p>
              </table:table-cell>
              <table:table-cell office:value-type="float" office:value="6.146781">
                <text:p>6.14678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.874655">
                <text:p>1.874655</text:p>
              </table:table-cell>
              <table:table-cell office:value-type="float" office:value="9.299649">
                <text:p>9.29964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.365676">
                <text:p>1.365676</text:p>
              </table:table-cell>
              <table:table-cell office:value-type="float" office:value="8.607148">
                <text:p>8.60714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.088807">
                <text:p>2.088807</text:p>
              </table:table-cell>
              <table:table-cell office:value-type="float" office:value="2.989006">
                <text:p>2.989006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742792">
                <text:p>0.742792</text:p>
              </table:table-cell>
              <table:table-cell office:value-type="float" office:value="9.198461">
                <text:p>9.19846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746083">
                <text:p>0.746083</text:p>
              </table:table-cell>
              <table:table-cell office:value-type="float" office:value="4.579731">
                <text:p>4.57973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.746736">
                <text:p>1.746736</text:p>
              </table:table-cell>
              <table:table-cell office:value-type="float" office:value="9.113024">
                <text:p>9.11302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.527007">
                <text:p>2.527007</text:p>
              </table:table-cell>
              <table:table-cell office:value-type="float" office:value="3.160008">
                <text:p>3.16000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.175075">
                <text:p>3.175075</text:p>
              </table:table-cell>
              <table:table-cell office:value-type="float" office:value="2.676889">
                <text:p>2.67688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.400971">
                <text:p>2.400971</text:p>
              </table:table-cell>
              <table:table-cell office:value-type="float" office:value="8.787371">
                <text:p>8.78737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890342">
                <text:p>0.890342</text:p>
              </table:table-cell>
              <table:table-cell office:value-type="float" office:value="8.026214">
                <text:p>8.02621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.953478">
                <text:p>7.953478</text:p>
              </table:table-cell>
              <table:table-cell office:value-type="float" office:value="5.525116">
                <text:p>5.52511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.329185">
                <text:p>2.329185</text:p>
              </table:table-cell>
              <table:table-cell office:value-type="float" office:value="10.399398">
                <text:p>10.39939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.901099">
                <text:p>1.901099</text:p>
              </table:table-cell>
              <table:table-cell office:value-type="float" office:value="2.110569">
                <text:p>2.11056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.490602">
                <text:p>6.490602</text:p>
              </table:table-cell>
              <table:table-cell office:value-type="float" office:value="5.229206">
                <text:p>5.22920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.781748">
                <text:p>6.781748</text:p>
              </table:table-cell>
              <table:table-cell office:value-type="float" office:value="5.944434">
                <text:p>5.94443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.798916">
                <text:p>1.798916</text:p>
              </table:table-cell>
              <table:table-cell office:value-type="float" office:value="9.237732">
                <text:p>9.23773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.444871">
                <text:p>1.444871</text:p>
              </table:table-cell>
              <table:table-cell office:value-type="float" office:value="3.308725">
                <text:p>3.30872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6.495718">
                <text:p>6.495718</text:p>
              </table:table-cell>
              <table:table-cell office:value-type="float" office:value="6.107877">
                <text:p>6.10787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.457589">
                <text:p>7.457589</text:p>
              </table:table-cell>
              <table:table-cell office:value-type="float" office:value="5.946711">
                <text:p>5.94671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6.549624">
                <text:p>6.549624</text:p>
              </table:table-cell>
              <table:table-cell office:value-type="float" office:value="5.952744">
                <text:p>5.95274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.921914">
                <text:p>1.921914</text:p>
              </table:table-cell>
              <table:table-cell office:value-type="float" office:value="8.612157">
                <text:p>8.61215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.406903">
                <text:p>2.406903</text:p>
              </table:table-cell>
              <table:table-cell office:value-type="float" office:value="3.361653">
                <text:p>3.36165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.689527">
                <text:p>2.689527</text:p>
              </table:table-cell>
              <table:table-cell office:value-type="float" office:value="9.5742">
                <text:p>9.574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7.034481">
                <text:p>7.034481</text:p>
              </table:table-cell>
              <table:table-cell office:value-type="float" office:value="7.384055">
                <text:p>7.38405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.137315">
                <text:p>1.137315</text:p>
              </table:table-cell>
              <table:table-cell office:value-type="float" office:value="9.327995">
                <text:p>9.32799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6.160097">
                <text:p>6.160097</text:p>
              </table:table-cell>
              <table:table-cell office:value-type="float" office:value="5.800382">
                <text:p>5.80038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.663876">
                <text:p>6.663876</text:p>
              </table:table-cell>
              <table:table-cell office:value-type="float" office:value="6.161264">
                <text:p>6.16126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.427367">
                <text:p>1.427367</text:p>
              </table:table-cell>
              <table:table-cell office:value-type="float" office:value="3.711172">
                <text:p>3.71117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.462968">
                <text:p>1.462968</text:p>
              </table:table-cell>
              <table:table-cell office:value-type="float" office:value="8.272389">
                <text:p>8.27238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.348036">
                <text:p>2.348036</text:p>
              </table:table-cell>
              <table:table-cell office:value-type="float" office:value="3.280858">
                <text:p>3.28085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.883841">
                <text:p>1.883841</text:p>
              </table:table-cell>
              <table:table-cell office:value-type="float" office:value="7.949333">
                <text:p>7.949333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.006134">
                <text:p>2.006134</text:p>
              </table:table-cell>
              <table:table-cell office:value-type="float" office:value="8.281125">
                <text:p>8.28112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.674954">
                <text:p>2.674954</text:p>
              </table:table-cell>
              <table:table-cell office:value-type="float" office:value="3.451777">
                <text:p>3.45177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.959834">
                <text:p>1.959834</text:p>
              </table:table-cell>
              <table:table-cell office:value-type="float" office:value="8.180735">
                <text:p>8.18073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6.049943">
                <text:p>6.049943</text:p>
              </table:table-cell>
              <table:table-cell office:value-type="float" office:value="6.539892">
                <text:p>6.53989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.059895">
                <text:p>1.059895</text:p>
              </table:table-cell>
              <table:table-cell office:value-type="float" office:value="2.415813">
                <text:p>2.4158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.351585">
                <text:p>2.351585</text:p>
              </table:table-cell>
              <table:table-cell office:value-type="float" office:value="3.569344">
                <text:p>3.569344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.538711">
                <text:p>2.538711</text:p>
              </table:table-cell>
              <table:table-cell office:value-type="float" office:value="9.64523">
                <text:p>9.6452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.058357">
                <text:p>2.058357</text:p>
              </table:table-cell>
              <table:table-cell office:value-type="float" office:value="8.069776">
                <text:p>8.069776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.933182">
                <text:p>1.933182</text:p>
              </table:table-cell>
              <table:table-cell office:value-type="float" office:value="4.397335">
                <text:p>4.39733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.301848">
                <text:p>1.301848</text:p>
              </table:table-cell>
              <table:table-cell office:value-type="float" office:value="3.866223">
                <text:p>3.86622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6.813359">
                <text:p>6.813359</text:p>
              </table:table-cell>
              <table:table-cell office:value-type="float" office:value="5.013181">
                <text:p>5.01318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.223587">
                <text:p>2.223587</text:p>
              </table:table-cell>
              <table:table-cell office:value-type="float" office:value="9.579104">
                <text:p>9.57910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6.488818">
                <text:p>6.488818</text:p>
              </table:table-cell>
              <table:table-cell office:value-type="float" office:value="6.439688">
                <text:p>6.43968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.720802">
                <text:p>7.720802</text:p>
              </table:table-cell>
              <table:table-cell office:value-type="float" office:value="5.270428">
                <text:p>5.27042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.658231">
                <text:p>1.658231</text:p>
              </table:table-cell>
              <table:table-cell office:value-type="float" office:value="3.552264">
                <text:p>3.55226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.495849">
                <text:p>1.495849</text:p>
              </table:table-cell>
              <table:table-cell office:value-type="float" office:value="9.343203">
                <text:p>9.34320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.485062">
                <text:p>1.485062</text:p>
              </table:table-cell>
              <table:table-cell office:value-type="float" office:value="9.314284">
                <text:p>9.31428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858834">
                <text:p>0.858834</text:p>
              </table:table-cell>
              <table:table-cell office:value-type="float" office:value="3.599898">
                <text:p>3.59989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.538546">
                <text:p>2.538546</text:p>
              </table:table-cell>
              <table:table-cell office:value-type="float" office:value="10.009562">
                <text:p>10.00956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.340514">
                <text:p>1.340514</text:p>
              </table:table-cell>
              <table:table-cell office:value-type="float" office:value="9.287974">
                <text:p>9.28797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7.052468">
                <text:p>7.052468</text:p>
              </table:table-cell>
              <table:table-cell office:value-type="float" office:value="6.546603">
                <text:p>6.54660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.101192">
                <text:p>1.101192</text:p>
              </table:table-cell>
              <table:table-cell office:value-type="float" office:value="8.901272">
                <text:p>8.90127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6.072842">
                <text:p>6.072842</text:p>
              </table:table-cell>
              <table:table-cell office:value-type="float" office:value="6.283324">
                <text:p>6.28332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7.583772">
                <text:p>7.583772</text:p>
              </table:table-cell>
              <table:table-cell office:value-type="float" office:value="5.582224">
                <text:p>5.58222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.956639">
                <text:p>2.956639</text:p>
              </table:table-cell>
              <table:table-cell office:value-type="float" office:value="3.842356">
                <text:p>3.842356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.198335">
                <text:p>1.198335</text:p>
              </table:table-cell>
              <table:table-cell office:value-type="float" office:value="9.633677">
                <text:p>9.63367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.904473">
                <text:p>1.904473</text:p>
              </table:table-cell>
              <table:table-cell office:value-type="float" office:value="4.081151">
                <text:p>4.08115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.311845">
                <text:p>2.311845</text:p>
              </table:table-cell>
              <table:table-cell office:value-type="float" office:value="2.804236">
                <text:p>2.80423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.998602">
                <text:p>1.998602</text:p>
              </table:table-cell>
              <table:table-cell office:value-type="float" office:value="3.960229">
                <text:p>3.96022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7.294877">
                <text:p>7.294877</text:p>
              </table:table-cell>
              <table:table-cell office:value-type="float" office:value="5.796835">
                <text:p>5.79683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.453971">
                <text:p>1.453971</text:p>
              </table:table-cell>
              <table:table-cell office:value-type="float" office:value="9.603689">
                <text:p>9.60368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7.007199">
                <text:p>7.007199</text:p>
              </table:table-cell>
              <table:table-cell office:value-type="float" office:value="6.399155">
                <text:p>6.39915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6.52217">
                <text:p>6.52217</text:p>
              </table:table-cell>
              <table:table-cell office:value-type="float" office:value="5.791169">
                <text:p>5.79116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.503609">
                <text:p>2.503609</text:p>
              </table:table-cell>
              <table:table-cell office:value-type="float" office:value="4.243268">
                <text:p>4.24326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525345">
                <text:p>0.525345</text:p>
              </table:table-cell>
              <table:table-cell office:value-type="float" office:value="8.824357">
                <text:p>8.82435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7.252932">
                <text:p>7.252932</text:p>
              </table:table-cell>
              <table:table-cell office:value-type="float" office:value="6.182394">
                <text:p>6.18239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.365124">
                <text:p>2.365124</text:p>
              </table:table-cell>
              <table:table-cell office:value-type="float" office:value="2.791655">
                <text:p>2.79165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.347509">
                <text:p>1.347509</text:p>
              </table:table-cell>
              <table:table-cell office:value-type="float" office:value="9.186096">
                <text:p>9.186096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.0079">
                <text:p>1.0079</text:p>
              </table:table-cell>
              <table:table-cell office:value-type="float" office:value="9.201738">
                <text:p>9.201738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.147861">
                <text:p>1.147861</text:p>
              </table:table-cell>
              <table:table-cell office:value-type="float" office:value="8.671577">
                <text:p>8.67157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94037">
                <text:p>0.94037</text:p>
              </table:table-cell>
              <table:table-cell office:value-type="float" office:value="4.368887">
                <text:p>4.36888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.834155">
                <text:p>1.834155</text:p>
              </table:table-cell>
              <table:table-cell office:value-type="float" office:value="8.805571">
                <text:p>8.80557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6.049973">
                <text:p>6.049973</text:p>
              </table:table-cell>
              <table:table-cell office:value-type="float" office:value="5.788145">
                <text:p>5.78814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.860559">
                <text:p>1.860559</text:p>
              </table:table-cell>
              <table:table-cell office:value-type="float" office:value="9.45439">
                <text:p>9.4543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.599057">
                <text:p>2.599057</text:p>
              </table:table-cell>
              <table:table-cell office:value-type="float" office:value="3.79139">
                <text:p>3.7913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.921487">
                <text:p>2.921487</text:p>
              </table:table-cell>
              <table:table-cell office:value-type="float" office:value="3.737368">
                <text:p>3.73736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.518426">
                <text:p>2.518426</text:p>
              </table:table-cell>
              <table:table-cell office:value-type="float" office:value="3.418303">
                <text:p>3.41830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6.450733">
                <text:p>6.450733</text:p>
              </table:table-cell>
              <table:table-cell office:value-type="float" office:value="5.250948">
                <text:p>5.25094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6.41219">
                <text:p>6.41219</text:p>
              </table:table-cell>
              <table:table-cell office:value-type="float" office:value="6.214986">
                <text:p>6.21498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.000561">
                <text:p>1.000561</text:p>
              </table:table-cell>
              <table:table-cell office:value-type="float" office:value="9.205384">
                <text:p>9.205384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.927442">
                <text:p>2.927442</text:p>
              </table:table-cell>
              <table:table-cell office:value-type="float" office:value="2.350202">
                <text:p>2.35020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.868277">
                <text:p>5.868277</text:p>
              </table:table-cell>
              <table:table-cell office:value-type="float" office:value="7.056516">
                <text:p>7.05651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.870381">
                <text:p>2.870381</text:p>
              </table:table-cell>
              <table:table-cell office:value-type="float" office:value="9.343265">
                <text:p>9.34326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6.620093">
                <text:p>6.620093</text:p>
              </table:table-cell>
              <table:table-cell office:value-type="float" office:value="6.062888">
                <text:p>6.06288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6.238157">
                <text:p>6.238157</text:p>
              </table:table-cell>
              <table:table-cell office:value-type="float" office:value="5.948715">
                <text:p>5.94871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.700869">
                <text:p>1.700869</text:p>
              </table:table-cell>
              <table:table-cell office:value-type="float" office:value="9.186433">
                <text:p>9.186433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6.175617">
                <text:p>6.175617</text:p>
              </table:table-cell>
              <table:table-cell office:value-type="float" office:value="5.678079">
                <text:p>5.67807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.787552">
                <text:p>2.787552</text:p>
              </table:table-cell>
              <table:table-cell office:value-type="float" office:value="8.500311">
                <text:p>8.50031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.660854">
                <text:p>1.660854</text:p>
              </table:table-cell>
              <table:table-cell office:value-type="float" office:value="9.511911">
                <text:p>9.51191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6.487211">
                <text:p>6.487211</text:p>
              </table:table-cell>
              <table:table-cell office:value-type="float" office:value="6.595598">
                <text:p>6.59559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.944851">
                <text:p>6.944851</text:p>
              </table:table-cell>
              <table:table-cell office:value-type="float" office:value="6.702562">
                <text:p>6.702562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7.018521">
                <text:p>7.018521</text:p>
              </table:table-cell>
              <table:table-cell office:value-type="float" office:value="6.601801">
                <text:p>6.60180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6.500058">
                <text:p>6.500058</text:p>
              </table:table-cell>
              <table:table-cell office:value-type="float" office:value="5.676333">
                <text:p>5.67633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.875786">
                <text:p>5.875786</text:p>
              </table:table-cell>
              <table:table-cell office:value-type="float" office:value="6.813007">
                <text:p>6.81300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8.090626">
                <text:p>8.090626</text:p>
              </table:table-cell>
              <table:table-cell office:value-type="float" office:value="6.151062">
                <text:p>6.15106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.231183">
                <text:p>2.231183</text:p>
              </table:table-cell>
              <table:table-cell office:value-type="float" office:value="3.27209">
                <text:p>3.2720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.888933">
                <text:p>1.888933</text:p>
              </table:table-cell>
              <table:table-cell office:value-type="float" office:value="3.512369">
                <text:p>3.51236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6.943396">
                <text:p>6.943396</text:p>
              </table:table-cell>
              <table:table-cell office:value-type="float" office:value="5.317686">
                <text:p>5.31768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.08682">
                <text:p>2.08682</text:p>
              </table:table-cell>
              <table:table-cell office:value-type="float" office:value="8.895116">
                <text:p>8.89511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.30358">
                <text:p>2.30358</text:p>
              </table:table-cell>
              <table:table-cell office:value-type="float" office:value="9.983507">
                <text:p>9.98350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.080972">
                <text:p>2.080972</text:p>
              </table:table-cell>
              <table:table-cell office:value-type="float" office:value="9.166874">
                <text:p>9.16687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.118803">
                <text:p>2.118803</text:p>
              </table:table-cell>
              <table:table-cell office:value-type="float" office:value="2.848458">
                <text:p>2.84845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6.88171">
                <text:p>6.88171</text:p>
              </table:table-cell>
              <table:table-cell office:value-type="float" office:value="6.693269">
                <text:p>6.69326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6.309702">
                <text:p>6.309702</text:p>
              </table:table-cell>
              <table:table-cell office:value-type="float" office:value="6.386443">
                <text:p>6.386443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.916371">
                <text:p>2.916371</text:p>
              </table:table-cell>
              <table:table-cell office:value-type="float" office:value="3.249925">
                <text:p>3.24992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.184659">
                <text:p>2.184659</text:p>
              </table:table-cell>
              <table:table-cell office:value-type="float" office:value="2.62454">
                <text:p>2.6245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.248296">
                <text:p>2.248296</text:p>
              </table:table-cell>
              <table:table-cell office:value-type="float" office:value="2.540671">
                <text:p>2.540671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.232058">
                <text:p>1.232058</text:p>
              </table:table-cell>
              <table:table-cell office:value-type="float" office:value="9.919061">
                <text:p>9.919061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.457709">
                <text:p>6.457709</text:p>
              </table:table-cell>
              <table:table-cell office:value-type="float" office:value="6.835853">
                <text:p>6.835853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.025807">
                <text:p>1.025807</text:p>
              </table:table-cell>
              <table:table-cell office:value-type="float" office:value="9.68638">
                <text:p>9.6863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6.499833">
                <text:p>6.499833</text:p>
              </table:table-cell>
              <table:table-cell office:value-type="float" office:value="5.078063">
                <text:p>5.07806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7.305742">
                <text:p>7.305742</text:p>
              </table:table-cell>
              <table:table-cell office:value-type="float" office:value="4.968181">
                <text:p>4.96818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7.571807">
                <text:p>7.571807</text:p>
              </table:table-cell>
              <table:table-cell office:value-type="float" office:value="5.72915">
                <text:p>5.7291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.628259">
                <text:p>2.628259</text:p>
              </table:table-cell>
              <table:table-cell office:value-type="float" office:value="9.394276">
                <text:p>9.39427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.156797">
                <text:p>2.156797</text:p>
              </table:table-cell>
              <table:table-cell office:value-type="float" office:value="3.16057">
                <text:p>3.1605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.850556">
                <text:p>2.850556</text:p>
              </table:table-cell>
              <table:table-cell office:value-type="float" office:value="9.071303">
                <text:p>9.07130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865166">
                <text:p>0.865166</text:p>
              </table:table-cell>
              <table:table-cell office:value-type="float" office:value="2.778792">
                <text:p>2.77879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.98559">
                <text:p>1.98559</text:p>
              </table:table-cell>
              <table:table-cell office:value-type="float" office:value="2.357189">
                <text:p>2.35718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6.165274">
                <text:p>6.165274</text:p>
              </table:table-cell>
              <table:table-cell office:value-type="float" office:value="6.206485">
                <text:p>6.20648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.24092">
                <text:p>1.24092</text:p>
              </table:table-cell>
              <table:table-cell office:value-type="float" office:value="9.555367">
                <text:p>9.55536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6.762326">
                <text:p>6.762326</text:p>
              </table:table-cell>
              <table:table-cell office:value-type="float" office:value="5.747256">
                <text:p>5.747256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.02581">
                <text:p>2.02581</text:p>
              </table:table-cell>
              <table:table-cell office:value-type="float" office:value="3.704764">
                <text:p>3.70476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.003702">
                <text:p>7.003702</text:p>
              </table:table-cell>
              <table:table-cell office:value-type="float" office:value="5.891754">
                <text:p>5.89175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.975037">
                <text:p>1.975037</text:p>
              </table:table-cell>
              <table:table-cell office:value-type="float" office:value="3.551098">
                <text:p>3.55109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7.237918">
                <text:p>7.237918</text:p>
              </table:table-cell>
              <table:table-cell office:value-type="float" office:value="4.926731">
                <text:p>4.92673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.070737">
                <text:p>2.070737</text:p>
              </table:table-cell>
              <table:table-cell office:value-type="float" office:value="9.254762">
                <text:p>9.25476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.690342">
                <text:p>1.690342</text:p>
              </table:table-cell>
              <table:table-cell office:value-type="float" office:value="3.277756">
                <text:p>3.27775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.474372">
                <text:p>2.474372</text:p>
              </table:table-cell>
              <table:table-cell office:value-type="float" office:value="2.008097">
                <text:p>2.00809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.1267">
                <text:p>7.1267</text:p>
              </table:table-cell>
              <table:table-cell office:value-type="float" office:value="5.005865">
                <text:p>5.00586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.523851">
                <text:p>2.523851</text:p>
              </table:table-cell>
              <table:table-cell office:value-type="float" office:value="3.953923">
                <text:p>3.95392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6.570016">
                <text:p>6.570016</text:p>
              </table:table-cell>
              <table:table-cell office:value-type="float" office:value="5.758804">
                <text:p>5.75880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.539724">
                <text:p>2.539724</text:p>
              </table:table-cell>
              <table:table-cell office:value-type="float" office:value="9.564727">
                <text:p>9.56472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.754113">
                <text:p>1.754113</text:p>
              </table:table-cell>
              <table:table-cell office:value-type="float" office:value="3.346833">
                <text:p>3.34683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.121358">
                <text:p>1.121358</text:p>
              </table:table-cell>
              <table:table-cell office:value-type="float" office:value="9.479861">
                <text:p>9.479861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6.80149">
                <text:p>6.80149</text:p>
              </table:table-cell>
              <table:table-cell office:value-type="float" office:value="5.974762">
                <text:p>5.97476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.213173">
                <text:p>2.213173</text:p>
              </table:table-cell>
              <table:table-cell office:value-type="float" office:value="3.024027">
                <text:p>3.02402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.851942">
                <text:p>1.851942</text:p>
              </table:table-cell>
              <table:table-cell office:value-type="float" office:value="2.905165">
                <text:p>2.90516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.221911">
                <text:p>2.221911</text:p>
              </table:table-cell>
              <table:table-cell office:value-type="float" office:value="8.646591">
                <text:p>8.64659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.370108">
                <text:p>2.370108</text:p>
              </table:table-cell>
              <table:table-cell office:value-type="float" office:value="9.616402">
                <text:p>9.61640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.631781">
                <text:p>1.631781</text:p>
              </table:table-cell>
              <table:table-cell office:value-type="float" office:value="8.005605">
                <text:p>8.00560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.312233">
                <text:p>2.312233</text:p>
              </table:table-cell>
              <table:table-cell office:value-type="float" office:value="9.324716">
                <text:p>9.32471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.636543">
                <text:p>1.636543</text:p>
              </table:table-cell>
              <table:table-cell office:value-type="float" office:value="8.781435">
                <text:p>8.78143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.579382">
                <text:p>1.579382</text:p>
              </table:table-cell>
              <table:table-cell office:value-type="float" office:value="9.022073">
                <text:p>9.022073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6.36154">
                <text:p>6.36154</text:p>
              </table:table-cell>
              <table:table-cell office:value-type="float" office:value="4.798066">
                <text:p>4.79806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.136225">
                <text:p>2.136225</text:p>
              </table:table-cell>
              <table:table-cell office:value-type="float" office:value="3.625316">
                <text:p>3.62531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.008243">
                <text:p>3.008243</text:p>
              </table:table-cell>
              <table:table-cell office:value-type="float" office:value="2.811253">
                <text:p>2.811253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6.777818">
                <text:p>6.777818</text:p>
              </table:table-cell>
              <table:table-cell office:value-type="float" office:value="5.946053">
                <text:p>5.94605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.363104">
                <text:p>1.363104</text:p>
              </table:table-cell>
              <table:table-cell office:value-type="float" office:value="4.438739">
                <text:p>4.43873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5.815651">
                <text:p>5.815651</text:p>
              </table:table-cell>
              <table:table-cell office:value-type="float" office:value="6.658948">
                <text:p>6.65894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.956083">
                <text:p>1.956083</text:p>
              </table:table-cell>
              <table:table-cell office:value-type="float" office:value="8.7005">
                <text:p>8.700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6.584731">
                <text:p>6.584731</text:p>
              </table:table-cell>
              <table:table-cell office:value-type="float" office:value="5.960826">
                <text:p>5.96082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6.682749">
                <text:p>6.682749</text:p>
              </table:table-cell>
              <table:table-cell office:value-type="float" office:value="4.8653">
                <text:p>4.865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5.960182">
                <text:p>5.960182</text:p>
              </table:table-cell>
              <table:table-cell office:value-type="float" office:value="4.800762">
                <text:p>4.80076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.273482">
                <text:p>1.273482</text:p>
              </table:table-cell>
              <table:table-cell office:value-type="float" office:value="10.131233">
                <text:p>10.131233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.489925">
                <text:p>2.489925</text:p>
              </table:table-cell>
              <table:table-cell office:value-type="float" office:value="2.88949">
                <text:p>2.88949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.343028">
                <text:p>3.343028</text:p>
              </table:table-cell>
              <table:table-cell office:value-type="float" office:value="3.27895">
                <text:p>3.2789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.473823">
                <text:p>1.473823</text:p>
              </table:table-cell>
              <table:table-cell office:value-type="float" office:value="2.898927">
                <text:p>2.898927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741293">
                <text:p>0.741293</text:p>
              </table:table-cell>
              <table:table-cell office:value-type="float" office:value="9.228812">
                <text:p>9.22881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6.600547">
                <text:p>6.600547</text:p>
              </table:table-cell>
              <table:table-cell office:value-type="float" office:value="6.298521">
                <text:p>6.29852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.341524">
                <text:p>1.341524</text:p>
              </table:table-cell>
              <table:table-cell office:value-type="float" office:value="2.996754">
                <text:p>2.99675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.558062">
                <text:p>2.558062</text:p>
              </table:table-cell>
              <table:table-cell office:value-type="float" office:value="9.157558">
                <text:p>9.15755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.358206">
                <text:p>2.358206</text:p>
              </table:table-cell>
              <table:table-cell office:value-type="float" office:value="8.053979">
                <text:p>8.053979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.898483">
                <text:p>1.898483</text:p>
              </table:table-cell>
              <table:table-cell office:value-type="float" office:value="9.497328">
                <text:p>9.497328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.312998">
                <text:p>2.312998</text:p>
              </table:table-cell>
              <table:table-cell office:value-type="float" office:value="3.575968">
                <text:p>3.57596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.225954">
                <text:p>1.225954</text:p>
              </table:table-cell>
              <table:table-cell office:value-type="float" office:value="2.492344">
                <text:p>2.49234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.730955">
                <text:p>1.730955</text:p>
              </table:table-cell>
              <table:table-cell office:value-type="float" office:value="8.836875">
                <text:p>8.83687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.836809">
                <text:p>1.836809</text:p>
              </table:table-cell>
              <table:table-cell office:value-type="float" office:value="9.074172">
                <text:p>9.07417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.798396">
                <text:p>6.798396</text:p>
              </table:table-cell>
              <table:table-cell office:value-type="float" office:value="5.857986">
                <text:p>5.857986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.914002">
                <text:p>6.914002</text:p>
              </table:table-cell>
              <table:table-cell office:value-type="float" office:value="5.463294">
                <text:p>5.46329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.199129">
                <text:p>2.199129</text:p>
              </table:table-cell>
              <table:table-cell office:value-type="float" office:value="3.309156">
                <text:p>3.30915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935986">
                <text:p>0.935986</text:p>
              </table:table-cell>
              <table:table-cell office:value-type="float" office:value="9.196285">
                <text:p>9.19628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.892228">
                <text:p>1.892228</text:p>
              </table:table-cell>
              <table:table-cell office:value-type="float" office:value="10.268215">
                <text:p>10.26821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6.544861">
                <text:p>6.544861</text:p>
              </table:table-cell>
              <table:table-cell office:value-type="float" office:value="5.657302">
                <text:p>5.65730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7.547949">
                <text:p>7.547949</text:p>
              </table:table-cell>
              <table:table-cell office:value-type="float" office:value="6.359981">
                <text:p>6.35998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.234803">
                <text:p>2.234803</text:p>
              </table:table-cell>
              <table:table-cell office:value-type="float" office:value="9.108522">
                <text:p>9.10852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.020384">
                <text:p>2.020384</text:p>
              </table:table-cell>
              <table:table-cell office:value-type="float" office:value="3.236071">
                <text:p>3.23607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.009982">
                <text:p>2.009982</text:p>
              </table:table-cell>
              <table:table-cell office:value-type="float" office:value="3.859362">
                <text:p>3.85936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.027865">
                <text:p>7.027865</text:p>
              </table:table-cell>
              <table:table-cell office:value-type="float" office:value="4.982346">
                <text:p>4.982346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829121">
                <text:p>0.829121</text:p>
              </table:table-cell>
              <table:table-cell office:value-type="float" office:value="3.266853">
                <text:p>3.266853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6.737928">
                <text:p>6.737928</text:p>
              </table:table-cell>
              <table:table-cell office:value-type="float" office:value="4.954044">
                <text:p>4.95404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6.869551">
                <text:p>6.869551</text:p>
              </table:table-cell>
              <table:table-cell office:value-type="float" office:value="5.834287">
                <text:p>5.83428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.177977">
                <text:p>1.177977</text:p>
              </table:table-cell>
              <table:table-cell office:value-type="float" office:value="2.412381">
                <text:p>2.41238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.480942">
                <text:p>1.480942</text:p>
              </table:table-cell>
              <table:table-cell office:value-type="float" office:value="8.895699">
                <text:p>8.89569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.366928">
                <text:p>2.366928</text:p>
              </table:table-cell>
              <table:table-cell office:value-type="float" office:value="10.064758">
                <text:p>10.064758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.442116">
                <text:p>2.442116</text:p>
              </table:table-cell>
              <table:table-cell office:value-type="float" office:value="4.216425">
                <text:p>4.21642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.715957">
                <text:p>1.715957</text:p>
              </table:table-cell>
              <table:table-cell office:value-type="float" office:value="2.771203">
                <text:p>2.77120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.512151">
                <text:p>1.512151</text:p>
              </table:table-cell>
              <table:table-cell office:value-type="float" office:value="3.211099">
                <text:p>3.21109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5.981264">
                <text:p>5.981264</text:p>
              </table:table-cell>
              <table:table-cell office:value-type="float" office:value="5.53076">
                <text:p>5.53076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.831941">
                <text:p>7.831941</text:p>
              </table:table-cell>
              <table:table-cell office:value-type="float" office:value="6.677594">
                <text:p>6.67759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.629949">
                <text:p>2.629949</text:p>
              </table:table-cell>
              <table:table-cell office:value-type="float" office:value="9.580869">
                <text:p>9.58086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.589639">
                <text:p>1.589639</text:p>
              </table:table-cell>
              <table:table-cell office:value-type="float" office:value="3.514651">
                <text:p>3.51465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.343171">
                <text:p>1.343171</text:p>
              </table:table-cell>
              <table:table-cell office:value-type="float" office:value="2.791862">
                <text:p>2.79186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.827411">
                <text:p>1.827411</text:p>
              </table:table-cell>
              <table:table-cell office:value-type="float" office:value="8.365124">
                <text:p>8.36512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6.219899">
                <text:p>6.219899</text:p>
              </table:table-cell>
              <table:table-cell office:value-type="float" office:value="5.813508">
                <text:p>5.81350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6.84912">
                <text:p>6.84912</text:p>
              </table:table-cell>
              <table:table-cell office:value-type="float" office:value="6.893329">
                <text:p>6.893329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797396">
                <text:p>0.797396</text:p>
              </table:table-cell>
              <table:table-cell office:value-type="float" office:value="8.561659">
                <text:p>8.56165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.870299">
                <text:p>1.870299</text:p>
              </table:table-cell>
              <table:table-cell office:value-type="float" office:value="3.692686">
                <text:p>3.692686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992543">
                <text:p>0.992543</text:p>
              </table:table-cell>
              <table:table-cell office:value-type="float" office:value="8.049239">
                <text:p>8.04923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.077878">
                <text:p>2.077878</text:p>
              </table:table-cell>
              <table:table-cell office:value-type="float" office:value="8.581484">
                <text:p>8.58148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.640743">
                <text:p>1.640743</text:p>
              </table:table-cell>
              <table:table-cell office:value-type="float" office:value="4.355667">
                <text:p>4.355667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859616">
                <text:p>0.859616</text:p>
              </table:table-cell>
              <table:table-cell office:value-type="float" office:value="9.829662">
                <text:p>9.829662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.769981">
                <text:p>2.769981</text:p>
              </table:table-cell>
              <table:table-cell office:value-type="float" office:value="4.258967">
                <text:p>4.258967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.347828">
                <text:p>1.347828</text:p>
              </table:table-cell>
              <table:table-cell office:value-type="float" office:value="3.652831">
                <text:p>3.65283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.884355">
                <text:p>6.884355</text:p>
              </table:table-cell>
              <table:table-cell office:value-type="float" office:value="7.219045">
                <text:p>7.21904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.265189">
                <text:p>2.265189</text:p>
              </table:table-cell>
              <table:table-cell office:value-type="float" office:value="8.640809">
                <text:p>8.64080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6.051448">
                <text:p>6.051448</text:p>
              </table:table-cell>
              <table:table-cell office:value-type="float" office:value="5.824232">
                <text:p>5.82423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.055118">
                <text:p>2.055118</text:p>
              </table:table-cell>
              <table:table-cell office:value-type="float" office:value="3.091345">
                <text:p>3.09134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6.612493">
                <text:p>6.612493</text:p>
              </table:table-cell>
              <table:table-cell office:value-type="float" office:value="6.124254">
                <text:p>6.124254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.136675">
                <text:p>2.136675</text:p>
              </table:table-cell>
              <table:table-cell office:value-type="float" office:value="2.768847">
                <text:p>2.768847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.744784">
                <text:p>1.744784</text:p>
              </table:table-cell>
              <table:table-cell office:value-type="float" office:value="7.775251">
                <text:p>7.77525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6.359533">
                <text:p>6.359533</text:p>
              </table:table-cell>
              <table:table-cell office:value-type="float" office:value="5.606721">
                <text:p>5.60672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.654672">
                <text:p>2.654672</text:p>
              </table:table-cell>
              <table:table-cell office:value-type="float" office:value="4.263414">
                <text:p>4.26341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7.285422">
                <text:p>7.285422</text:p>
              </table:table-cell>
              <table:table-cell office:value-type="float" office:value="6.74649">
                <text:p>6.746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951971">
                <text:p>0.951971</text:p>
              </table:table-cell>
              <table:table-cell office:value-type="float" office:value="4.02431">
                <text:p>4.0243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.941607">
                <text:p>1.941607</text:p>
              </table:table-cell>
              <table:table-cell office:value-type="float" office:value="3.12812">
                <text:p>3.1281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7.024314">
                <text:p>7.024314</text:p>
              </table:table-cell>
              <table:table-cell office:value-type="float" office:value="6.998138">
                <text:p>6.99813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.544131">
                <text:p>1.544131</text:p>
              </table:table-cell>
              <table:table-cell office:value-type="float" office:value="8.30524">
                <text:p>8.3052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.591005">
                <text:p>1.591005</text:p>
              </table:table-cell>
              <table:table-cell office:value-type="float" office:value="10.222933">
                <text:p>10.22293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649541">
                <text:p>0.649541</text:p>
              </table:table-cell>
              <table:table-cell office:value-type="float" office:value="9.350501">
                <text:p>9.35050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6.676795">
                <text:p>6.676795</text:p>
              </table:table-cell>
              <table:table-cell office:value-type="float" office:value="4.979489">
                <text:p>4.979489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.686539">
                <text:p>2.686539</text:p>
              </table:table-cell>
              <table:table-cell office:value-type="float" office:value="9.08264">
                <text:p>9.0826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.326168">
                <text:p>1.326168</text:p>
              </table:table-cell>
              <table:table-cell office:value-type="float" office:value="8.680761">
                <text:p>8.680761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.135414">
                <text:p>2.135414</text:p>
              </table:table-cell>
              <table:table-cell office:value-type="float" office:value="2.994516">
                <text:p>2.994516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.901292">
                <text:p>1.901292</text:p>
              </table:table-cell>
              <table:table-cell office:value-type="float" office:value="4.653781">
                <text:p>4.65378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.227023">
                <text:p>2.227023</text:p>
              </table:table-cell>
              <table:table-cell office:value-type="float" office:value="2.950965">
                <text:p>2.95096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.394823">
                <text:p>7.394823</text:p>
              </table:table-cell>
              <table:table-cell office:value-type="float" office:value="5.324961">
                <text:p>5.32496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6.006922">
                <text:p>6.006922</text:p>
              </table:table-cell>
              <table:table-cell office:value-type="float" office:value="5.948487">
                <text:p>5.94848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6.467607">
                <text:p>6.467607</text:p>
              </table:table-cell>
              <table:table-cell office:value-type="float" office:value="7.136386">
                <text:p>7.136386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7.029086">
                <text:p>7.029086</text:p>
              </table:table-cell>
              <table:table-cell office:value-type="float" office:value="7.250117">
                <text:p>7.250117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7.139026">
                <text:p>7.139026</text:p>
              </table:table-cell>
              <table:table-cell office:value-type="float" office:value="6.184982">
                <text:p>6.18498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7.24788">
                <text:p>7.24788</text:p>
              </table:table-cell>
              <table:table-cell office:value-type="float" office:value="6.69714">
                <text:p>6.6971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.451001">
                <text:p>2.451001</text:p>
              </table:table-cell>
              <table:table-cell office:value-type="float" office:value="7.850004">
                <text:p>7.85000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.154902">
                <text:p>1.154902</text:p>
              </table:table-cell>
              <table:table-cell office:value-type="float" office:value="8.635656">
                <text:p>8.63565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.478353">
                <text:p>1.478353</text:p>
              </table:table-cell>
              <table:table-cell office:value-type="float" office:value="3.03173">
                <text:p>3.0317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6.652947">
                <text:p>6.652947</text:p>
              </table:table-cell>
              <table:table-cell office:value-type="float" office:value="4.859502">
                <text:p>4.85950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5.437006">
                <text:p>5.437006</text:p>
              </table:table-cell>
              <table:table-cell office:value-type="float" office:value="4.691875">
                <text:p>4.69187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.744604">
                <text:p>2.744604</text:p>
              </table:table-cell>
              <table:table-cell office:value-type="float" office:value="3.563153">
                <text:p>3.563153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.164949">
                <text:p>2.164949</text:p>
              </table:table-cell>
              <table:table-cell office:value-type="float" office:value="3.841761">
                <text:p>3.84176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.515076">
                <text:p>2.515076</text:p>
              </table:table-cell>
              <table:table-cell office:value-type="float" office:value="2.8073">
                <text:p>2.807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.963031">
                <text:p>1.963031</text:p>
              </table:table-cell>
              <table:table-cell office:value-type="float" office:value="9.770964">
                <text:p>9.77096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6.819421">
                <text:p>6.819421</text:p>
              </table:table-cell>
              <table:table-cell office:value-type="float" office:value="5.298118">
                <text:p>5.29811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.900227">
                <text:p>2.900227</text:p>
              </table:table-cell>
              <table:table-cell office:value-type="float" office:value="2.657296">
                <text:p>2.65729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5.818603">
                <text:p>5.818603</text:p>
              </table:table-cell>
              <table:table-cell office:value-type="float" office:value="6.01005">
                <text:p>6.0100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.305514">
                <text:p>2.305514</text:p>
              </table:table-cell>
              <table:table-cell office:value-type="float" office:value="3.228323">
                <text:p>3.22832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.12009">
                <text:p>1.12009</text:p>
              </table:table-cell>
              <table:table-cell office:value-type="float" office:value="8.942745">
                <text:p>8.94274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.342681">
                <text:p>2.342681</text:p>
              </table:table-cell>
              <table:table-cell office:value-type="float" office:value="3.333072">
                <text:p>3.33307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6.350169">
                <text:p>6.350169</text:p>
              </table:table-cell>
              <table:table-cell office:value-type="float" office:value="6.467946">
                <text:p>6.46794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.520122">
                <text:p>1.520122</text:p>
              </table:table-cell>
              <table:table-cell office:value-type="float" office:value="3.622307">
                <text:p>3.622307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.792299">
                <text:p>1.792299</text:p>
              </table:table-cell>
              <table:table-cell office:value-type="float" office:value="9.393812">
                <text:p>9.39381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.490325">
                <text:p>7.490325</text:p>
              </table:table-cell>
              <table:table-cell office:value-type="float" office:value="6.716461">
                <text:p>6.716461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.631897">
                <text:p>2.631897</text:p>
              </table:table-cell>
              <table:table-cell office:value-type="float" office:value="2.602135">
                <text:p>2.60213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.340114">
                <text:p>2.340114</text:p>
              </table:table-cell>
              <table:table-cell office:value-type="float" office:value="2.209645">
                <text:p>2.20964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.212126">
                <text:p>2.212126</text:p>
              </table:table-cell>
              <table:table-cell office:value-type="float" office:value="2.732119">
                <text:p>2.73211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.425934">
                <text:p>1.425934</text:p>
              </table:table-cell>
              <table:table-cell office:value-type="float" office:value="8.990452">
                <text:p>8.99045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.787529">
                <text:p>1.787529</text:p>
              </table:table-cell>
              <table:table-cell office:value-type="float" office:value="8.334262">
                <text:p>8.334262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.547244">
                <text:p>2.547244</text:p>
              </table:table-cell>
              <table:table-cell office:value-type="float" office:value="8.831883">
                <text:p>8.83188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6.602999">
                <text:p>6.602999</text:p>
              </table:table-cell>
              <table:table-cell office:value-type="float" office:value="5.812347">
                <text:p>5.81234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6.723829">
                <text:p>6.723829</text:p>
              </table:table-cell>
              <table:table-cell office:value-type="float" office:value="6.325743">
                <text:p>6.325743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6.42371">
                <text:p>6.42371</text:p>
              </table:table-cell>
              <table:table-cell office:value-type="float" office:value="6.9611">
                <text:p>6.961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.634598">
                <text:p>2.634598</text:p>
              </table:table-cell>
              <table:table-cell office:value-type="float" office:value="3.273407">
                <text:p>3.27340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.60684">
                <text:p>2.60684</text:p>
              </table:table-cell>
              <table:table-cell office:value-type="float" office:value="8.043328">
                <text:p>8.04332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7.469099">
                <text:p>7.469099</text:p>
              </table:table-cell>
              <table:table-cell office:value-type="float" office:value="6.771486">
                <text:p>6.77148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7.717466">
                <text:p>7.717466</text:p>
              </table:table-cell>
              <table:table-cell office:value-type="float" office:value="7.29317">
                <text:p>7.2931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99324">
                <text:p>0.99324</text:p>
              </table:table-cell>
              <table:table-cell office:value-type="float" office:value="9.989629">
                <text:p>9.98962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.660082">
                <text:p>7.660082</text:p>
              </table:table-cell>
              <table:table-cell office:value-type="float" office:value="6.600815">
                <text:p>6.60081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5.712207">
                <text:p>5.712207</text:p>
              </table:table-cell>
              <table:table-cell office:value-type="float" office:value="5.896424">
                <text:p>5.89642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6.515905">
                <text:p>6.515905</text:p>
              </table:table-cell>
              <table:table-cell office:value-type="float" office:value="4.819869">
                <text:p>4.81986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.501589">
                <text:p>1.501589</text:p>
              </table:table-cell>
              <table:table-cell office:value-type="float" office:value="4.394663">
                <text:p>4.394663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.283592">
                <text:p>6.283592</text:p>
              </table:table-cell>
              <table:table-cell office:value-type="float" office:value="5.452427">
                <text:p>5.45242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6.959833">
                <text:p>6.959833</text:p>
              </table:table-cell>
              <table:table-cell office:value-type="float" office:value="6.239931">
                <text:p>6.23993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758997">
                <text:p>0.758997</text:p>
              </table:table-cell>
              <table:table-cell office:value-type="float" office:value="3.371881">
                <text:p>3.37188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3.033667">
                <text:p>3.033667</text:p>
              </table:table-cell>
              <table:table-cell office:value-type="float" office:value="3.095537">
                <text:p>3.09553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.016014">
                <text:p>2.016014</text:p>
              </table:table-cell>
              <table:table-cell office:value-type="float" office:value="8.421269">
                <text:p>8.42126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.933387">
                <text:p>2.933387</text:p>
              </table:table-cell>
              <table:table-cell office:value-type="float" office:value="10.065047">
                <text:p>10.06504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.047261">
                <text:p>7.047261</text:p>
              </table:table-cell>
              <table:table-cell office:value-type="float" office:value="4.881153">
                <text:p>4.881153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.021175">
                <text:p>2.021175</text:p>
              </table:table-cell>
              <table:table-cell office:value-type="float" office:value="10.122634">
                <text:p>10.12263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.256537">
                <text:p>2.256537</text:p>
              </table:table-cell>
              <table:table-cell office:value-type="float" office:value="8.268445">
                <text:p>8.26844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.247077">
                <text:p>2.247077</text:p>
              </table:table-cell>
              <table:table-cell office:value-type="float" office:value="3.176163">
                <text:p>3.176163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.21558">
                <text:p>2.21558</text:p>
              </table:table-cell>
              <table:table-cell office:value-type="float" office:value="9.260775">
                <text:p>9.26077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.621835">
                <text:p>1.621835</text:p>
              </table:table-cell>
              <table:table-cell office:value-type="float" office:value="8.746542">
                <text:p>8.74654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.081404">
                <text:p>2.081404</text:p>
              </table:table-cell>
              <table:table-cell office:value-type="float" office:value="8.556731">
                <text:p>8.5567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7.001937">
                <text:p>7.001937</text:p>
              </table:table-cell>
              <table:table-cell office:value-type="float" office:value="5.373711">
                <text:p>5.373711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6.793363">
                <text:p>6.793363</text:p>
              </table:table-cell>
              <table:table-cell office:value-type="float" office:value="6.065669">
                <text:p>6.06566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6.78837">
                <text:p>6.78837</text:p>
              </table:table-cell>
              <table:table-cell office:value-type="float" office:value="5.727007">
                <text:p>5.72700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.746101">
                <text:p>1.746101</text:p>
              </table:table-cell>
              <table:table-cell office:value-type="float" office:value="9.728997">
                <text:p>9.72899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.663761">
                <text:p>1.663761</text:p>
              </table:table-cell>
              <table:table-cell office:value-type="float" office:value="3.547627">
                <text:p>3.547627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6.993021">
                <text:p>6.993021</text:p>
              </table:table-cell>
              <table:table-cell office:value-type="float" office:value="6.86908">
                <text:p>6.86908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6.941303">
                <text:p>6.941303</text:p>
              </table:table-cell>
              <table:table-cell office:value-type="float" office:value="5.802893">
                <text:p>5.80289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7.316425">
                <text:p>7.316425</text:p>
              </table:table-cell>
              <table:table-cell office:value-type="float" office:value="6.784202">
                <text:p>6.78420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6.376953">
                <text:p>6.376953</text:p>
              </table:table-cell>
              <table:table-cell office:value-type="float" office:value="6.383367">
                <text:p>6.38336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.759509">
                <text:p>2.759509</text:p>
              </table:table-cell>
              <table:table-cell office:value-type="float" office:value="3.580359">
                <text:p>3.580359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5.680302">
                <text:p>5.680302</text:p>
              </table:table-cell>
              <table:table-cell office:value-type="float" office:value="4.870101">
                <text:p>4.870101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.278993">
                <text:p>2.278993</text:p>
              </table:table-cell>
              <table:table-cell office:value-type="float" office:value="3.571596">
                <text:p>3.571596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.385815">
                <text:p>1.385815</text:p>
              </table:table-cell>
              <table:table-cell office:value-type="float" office:value="3.589921">
                <text:p>3.589921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.040836">
                <text:p>2.040836</text:p>
              </table:table-cell>
              <table:table-cell office:value-type="float" office:value="9.406825">
                <text:p>9.40682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.171248">
                <text:p>2.171248</text:p>
              </table:table-cell>
              <table:table-cell office:value-type="float" office:value="9.398158">
                <text:p>9.39815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.299456">
                <text:p>2.299456</text:p>
              </table:table-cell>
              <table:table-cell office:value-type="float" office:value="9.710399">
                <text:p>9.710399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.361992">
                <text:p>1.361992</text:p>
              </table:table-cell>
              <table:table-cell office:value-type="float" office:value="3.431631">
                <text:p>3.43163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.474348">
                <text:p>1.474348</text:p>
              </table:table-cell>
              <table:table-cell office:value-type="float" office:value="8.198514">
                <text:p>8.19851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7.527219">
                <text:p>7.527219</text:p>
              </table:table-cell>
              <table:table-cell office:value-type="float" office:value="5.439298">
                <text:p>5.43929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.646301">
                <text:p>6.646301</text:p>
              </table:table-cell>
              <table:table-cell office:value-type="float" office:value="5.669085">
                <text:p>5.66908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.634433">
                <text:p>1.634433</text:p>
              </table:table-cell>
              <table:table-cell office:value-type="float" office:value="9.6911">
                <text:p>9.6911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.092215">
                <text:p>2.092215</text:p>
              </table:table-cell>
              <table:table-cell office:value-type="float" office:value="2.696608">
                <text:p>2.69660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.964342">
                <text:p>1.964342</text:p>
              </table:table-cell>
              <table:table-cell office:value-type="float" office:value="2.589128">
                <text:p>2.589128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.106395">
                <text:p>1.106395</text:p>
              </table:table-cell>
              <table:table-cell office:value-type="float" office:value="8.950243">
                <text:p>8.95024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.736328">
                <text:p>6.736328</text:p>
              </table:table-cell>
              <table:table-cell office:value-type="float" office:value="4.852479">
                <text:p>4.85247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.071">
                <text:p>2.071</text:p>
              </table:table-cell>
              <table:table-cell office:value-type="float" office:value="2.701299">
                <text:p>2.701299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753931">
                <text:p>0.753931</text:p>
              </table:table-cell>
              <table:table-cell office:value-type="float" office:value="9.733903">
                <text:p>9.73390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.151447">
                <text:p>2.151447</text:p>
              </table:table-cell>
              <table:table-cell office:value-type="float" office:value="8.93349">
                <text:p>8.93349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.977315">
                <text:p>1.977315</text:p>
              </table:table-cell>
              <table:table-cell office:value-type="float" office:value="4.054591">
                <text:p>4.054591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6.652677">
                <text:p>6.652677</text:p>
              </table:table-cell>
              <table:table-cell office:value-type="float" office:value="4.674628">
                <text:p>4.67462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.778744">
                <text:p>2.778744</text:p>
              </table:table-cell>
              <table:table-cell office:value-type="float" office:value="3.37156">
                <text:p>3.37156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.308609">
                <text:p>2.308609</text:p>
              </table:table-cell>
              <table:table-cell office:value-type="float" office:value="9.274737">
                <text:p>9.27473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.392628">
                <text:p>2.392628</text:p>
              </table:table-cell>
              <table:table-cell office:value-type="float" office:value="3.459015">
                <text:p>3.45901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.342397">
                <text:p>1.342397</text:p>
              </table:table-cell>
              <table:table-cell office:value-type="float" office:value="4.099561">
                <text:p>4.09956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.072523">
                <text:p>3.072523</text:p>
              </table:table-cell>
              <table:table-cell office:value-type="float" office:value="9.096599">
                <text:p>9.09659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.519641">
                <text:p>2.519641</text:p>
              </table:table-cell>
              <table:table-cell office:value-type="float" office:value="9.782562">
                <text:p>9.782562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.465284">
                <text:p>1.465284</text:p>
              </table:table-cell>
              <table:table-cell office:value-type="float" office:value="2.747912">
                <text:p>2.74791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.445984">
                <text:p>2.445984</text:p>
              </table:table-cell>
              <table:table-cell office:value-type="float" office:value="4.219184">
                <text:p>4.21918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.566339">
                <text:p>1.566339</text:p>
              </table:table-cell>
              <table:table-cell office:value-type="float" office:value="2.274749">
                <text:p>2.27474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6.260324">
                <text:p>6.260324</text:p>
              </table:table-cell>
              <table:table-cell office:value-type="float" office:value="5.244491">
                <text:p>5.244491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.490989">
                <text:p>1.490989</text:p>
              </table:table-cell>
              <table:table-cell office:value-type="float" office:value="3.255187">
                <text:p>3.25518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.861036">
                <text:p>1.861036</text:p>
              </table:table-cell>
              <table:table-cell office:value-type="float" office:value="2.124696">
                <text:p>2.12469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.144668">
                <text:p>2.144668</text:p>
              </table:table-cell>
              <table:table-cell office:value-type="float" office:value="4.232383">
                <text:p>4.23238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.065932">
                <text:p>2.065932</text:p>
              </table:table-cell>
              <table:table-cell office:value-type="float" office:value="9.701333">
                <text:p>9.701333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.539445">
                <text:p>1.539445</text:p>
              </table:table-cell>
              <table:table-cell office:value-type="float" office:value="8.065005">
                <text:p>8.06500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.350323">
                <text:p>2.350323</text:p>
              </table:table-cell>
              <table:table-cell office:value-type="float" office:value="4.379818">
                <text:p>4.37981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.389723">
                <text:p>2.389723</text:p>
              </table:table-cell>
              <table:table-cell office:value-type="float" office:value="2.823379">
                <text:p>2.823379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.849836">
                <text:p>1.849836</text:p>
              </table:table-cell>
              <table:table-cell office:value-type="float" office:value="8.395048">
                <text:p>8.39504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.933557">
                <text:p>1.933557</text:p>
              </table:table-cell>
              <table:table-cell office:value-type="float" office:value="2.63235">
                <text:p>2.6323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6.288464">
                <text:p>6.288464</text:p>
              </table:table-cell>
              <table:table-cell office:value-type="float" office:value="5.262885">
                <text:p>5.26288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6.18448">
                <text:p>6.18448</text:p>
              </table:table-cell>
              <table:table-cell office:value-type="float" office:value="6.884183">
                <text:p>6.88418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.723371">
                <text:p>1.723371</text:p>
              </table:table-cell>
              <table:table-cell office:value-type="float" office:value="8.232037">
                <text:p>8.23203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.201152">
                <text:p>2.201152</text:p>
              </table:table-cell>
              <table:table-cell office:value-type="float" office:value="2.346757">
                <text:p>2.34675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6.554782">
                <text:p>6.554782</text:p>
              </table:table-cell>
              <table:table-cell office:value-type="float" office:value="6.57795">
                <text:p>6.5779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.383176">
                <text:p>1.383176</text:p>
              </table:table-cell>
              <table:table-cell office:value-type="float" office:value="9.188634">
                <text:p>9.188634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.57165">
                <text:p>1.57165</text:p>
              </table:table-cell>
              <table:table-cell office:value-type="float" office:value="3.681684">
                <text:p>3.68168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.461239">
                <text:p>6.461239</text:p>
              </table:table-cell>
              <table:table-cell office:value-type="float" office:value="5.992281">
                <text:p>5.99228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.765481">
                <text:p>2.765481</text:p>
              </table:table-cell>
              <table:table-cell office:value-type="float" office:value="3.323981">
                <text:p>3.32398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.718141">
                <text:p>1.718141</text:p>
              </table:table-cell>
              <table:table-cell office:value-type="float" office:value="8.906875">
                <text:p>8.90687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.712031">
                <text:p>2.712031</text:p>
              </table:table-cell>
              <table:table-cell office:value-type="float" office:value="3.618221">
                <text:p>3.618221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.496942">
                <text:p>1.496942</text:p>
              </table:table-cell>
              <table:table-cell office:value-type="float" office:value="9.949025">
                <text:p>9.94902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6.879796">
                <text:p>6.879796</text:p>
              </table:table-cell>
              <table:table-cell office:value-type="float" office:value="6.15306">
                <text:p>6.1530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6.893182">
                <text:p>6.893182</text:p>
              </table:table-cell>
              <table:table-cell office:value-type="float" office:value="5.724186">
                <text:p>5.72418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7.24619">
                <text:p>7.24619</text:p>
              </table:table-cell>
              <table:table-cell office:value-type="float" office:value="5.702097">
                <text:p>5.70209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.439016">
                <text:p>1.439016</text:p>
              </table:table-cell>
              <table:table-cell office:value-type="float" office:value="2.063526">
                <text:p>2.06352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.474622">
                <text:p>2.474622</text:p>
              </table:table-cell>
              <table:table-cell office:value-type="float" office:value="3.434218">
                <text:p>3.434218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930834">
                <text:p>0.930834</text:p>
              </table:table-cell>
              <table:table-cell office:value-type="float" office:value="8.642781">
                <text:p>8.642781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7.482493">
                <text:p>7.482493</text:p>
              </table:table-cell>
              <table:table-cell office:value-type="float" office:value="5.041614">
                <text:p>5.041614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.267891">
                <text:p>1.267891</text:p>
              </table:table-cell>
              <table:table-cell office:value-type="float" office:value="4.486367">
                <text:p>4.48636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6.897545">
                <text:p>6.897545</text:p>
              </table:table-cell>
              <table:table-cell office:value-type="float" office:value="5.543903">
                <text:p>5.54390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.718344">
                <text:p>2.718344</text:p>
              </table:table-cell>
              <table:table-cell office:value-type="float" office:value="9.615932">
                <text:p>9.615932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980674">
                <text:p>0.980674</text:p>
              </table:table-cell>
              <table:table-cell office:value-type="float" office:value="4.050846">
                <text:p>4.050846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.110132">
                <text:p>2.110132</text:p>
              </table:table-cell>
              <table:table-cell office:value-type="float" office:value="8.994681">
                <text:p>8.99468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.254763">
                <text:p>1.254763</text:p>
              </table:table-cell>
              <table:table-cell office:value-type="float" office:value="9.083771">
                <text:p>9.08377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.557526">
                <text:p>1.557526</text:p>
              </table:table-cell>
              <table:table-cell office:value-type="float" office:value="3.842289">
                <text:p>3.84228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.911813">
                <text:p>1.911813</text:p>
              </table:table-cell>
              <table:table-cell office:value-type="float" office:value="3.684359">
                <text:p>3.684359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.247618">
                <text:p>2.247618</text:p>
              </table:table-cell>
              <table:table-cell office:value-type="float" office:value="4.048583">
                <text:p>4.04858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.049323">
                <text:p>2.049323</text:p>
              </table:table-cell>
              <table:table-cell office:value-type="float" office:value="8.99148">
                <text:p>8.9914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.148374">
                <text:p>6.148374</text:p>
              </table:table-cell>
              <table:table-cell office:value-type="float" office:value="5.631371">
                <text:p>5.631371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6.887996">
                <text:p>6.887996</text:p>
              </table:table-cell>
              <table:table-cell office:value-type="float" office:value="6.488758">
                <text:p>6.48875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.257993">
                <text:p>1.257993</text:p>
              </table:table-cell>
              <table:table-cell office:value-type="float" office:value="2.350244">
                <text:p>2.35024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7.436566">
                <text:p>7.436566</text:p>
              </table:table-cell>
              <table:table-cell office:value-type="float" office:value="5.544974">
                <text:p>5.54497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.626104">
                <text:p>2.626104</text:p>
              </table:table-cell>
              <table:table-cell office:value-type="float" office:value="8.577578">
                <text:p>8.577578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6.261674">
                <text:p>6.261674</text:p>
              </table:table-cell>
              <table:table-cell office:value-type="float" office:value="6.217466">
                <text:p>6.217466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769386">
                <text:p>0.769386</text:p>
              </table:table-cell>
              <table:table-cell office:value-type="float" office:value="3.517442">
                <text:p>3.51744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.44021">
                <text:p>2.44021</text:p>
              </table:table-cell>
              <table:table-cell office:value-type="float" office:value="9.806959">
                <text:p>9.80695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.507419">
                <text:p>1.507419</text:p>
              </table:table-cell>
              <table:table-cell office:value-type="float" office:value="9.062995">
                <text:p>9.06299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6.581797">
                <text:p>6.581797</text:p>
              </table:table-cell>
              <table:table-cell office:value-type="float" office:value="6.340631">
                <text:p>6.34063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882777">
                <text:p>0.882777</text:p>
              </table:table-cell>
              <table:table-cell office:value-type="float" office:value="3.343067">
                <text:p>3.343067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.48395">
                <text:p>1.48395</text:p>
              </table:table-cell>
              <table:table-cell office:value-type="float" office:value="2.806547">
                <text:p>2.80654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7.188462">
                <text:p>7.188462</text:p>
              </table:table-cell>
              <table:table-cell office:value-type="float" office:value="5.112796">
                <text:p>5.11279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.493258">
                <text:p>1.493258</text:p>
              </table:table-cell>
              <table:table-cell office:value-type="float" office:value="8.973086">
                <text:p>8.973086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.978034">
                <text:p>1.978034</text:p>
              </table:table-cell>
              <table:table-cell office:value-type="float" office:value="9.055122">
                <text:p>9.05512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.683162">
                <text:p>6.683162</text:p>
              </table:table-cell>
              <table:table-cell office:value-type="float" office:value="5.995756">
                <text:p>5.99575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.412078">
                <text:p>1.412078</text:p>
              </table:table-cell>
              <table:table-cell office:value-type="float" office:value="8.900585">
                <text:p>8.90058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.72341">
                <text:p>2.72341</text:p>
              </table:table-cell>
              <table:table-cell office:value-type="float" office:value="3.229416">
                <text:p>3.229416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.250166">
                <text:p>2.250166</text:p>
              </table:table-cell>
              <table:table-cell office:value-type="float" office:value="4.342999">
                <text:p>4.34299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.584541">
                <text:p>1.584541</text:p>
              </table:table-cell>
              <table:table-cell office:value-type="float" office:value="2.51531">
                <text:p>2.5153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.538656">
                <text:p>2.538656</text:p>
              </table:table-cell>
              <table:table-cell office:value-type="float" office:value="9.196193">
                <text:p>9.19619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.74693">
                <text:p>1.74693</text:p>
              </table:table-cell>
              <table:table-cell office:value-type="float" office:value="8.730785">
                <text:p>8.73078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.963331">
                <text:p>1.963331</text:p>
              </table:table-cell>
              <table:table-cell office:value-type="float" office:value="9.838699">
                <text:p>9.838699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7.368951">
                <text:p>7.368951</text:p>
              </table:table-cell>
              <table:table-cell office:value-type="float" office:value="5.500243">
                <text:p>5.50024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8.020698">
                <text:p>8.020698</text:p>
              </table:table-cell>
              <table:table-cell office:value-type="float" office:value="6.209801">
                <text:p>6.20980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6.782663">
                <text:p>6.782663</text:p>
              </table:table-cell>
              <table:table-cell office:value-type="float" office:value="6.904861">
                <text:p>6.90486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.012475">
                <text:p>2.012475</text:p>
              </table:table-cell>
              <table:table-cell office:value-type="float" office:value="9.23616">
                <text:p>9.23616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.231073">
                <text:p>1.231073</text:p>
              </table:table-cell>
              <table:table-cell office:value-type="float" office:value="3.86017">
                <text:p>3.8601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.609544">
                <text:p>6.609544</text:p>
              </table:table-cell>
              <table:table-cell office:value-type="float" office:value="5.366511">
                <text:p>5.36651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.431462">
                <text:p>2.431462</text:p>
              </table:table-cell>
              <table:table-cell office:value-type="float" office:value="3.209657">
                <text:p>3.20965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.341346">
                <text:p>1.341346</text:p>
              </table:table-cell>
              <table:table-cell office:value-type="float" office:value="8.514864">
                <text:p>8.514864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.549592">
                <text:p>1.549592</text:p>
              </table:table-cell>
              <table:table-cell office:value-type="float" office:value="7.749107">
                <text:p>7.749107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7.47885">
                <text:p>7.47885</text:p>
              </table:table-cell>
              <table:table-cell office:value-type="float" office:value="4.584924">
                <text:p>4.58492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.355004">
                <text:p>2.355004</text:p>
              </table:table-cell>
              <table:table-cell office:value-type="float" office:value="3.225765">
                <text:p>3.225765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6.755467">
                <text:p>6.755467</text:p>
              </table:table-cell>
              <table:table-cell office:value-type="float" office:value="6.227809">
                <text:p>6.22780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6.95743">
                <text:p>6.95743</text:p>
              </table:table-cell>
              <table:table-cell office:value-type="float" office:value="4.880684">
                <text:p>4.880684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7.163523">
                <text:p>7.163523</text:p>
              </table:table-cell>
              <table:table-cell office:value-type="float" office:value="6.185204">
                <text:p>6.185204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7.148944">
                <text:p>7.148944</text:p>
              </table:table-cell>
              <table:table-cell office:value-type="float" office:value="6.068535">
                <text:p>6.06853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6.742098">
                <text:p>6.742098</text:p>
              </table:table-cell>
              <table:table-cell office:value-type="float" office:value="5.76428">
                <text:p>5.7642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.285935">
                <text:p>2.285935</text:p>
              </table:table-cell>
              <table:table-cell office:value-type="float" office:value="4.251638">
                <text:p>4.251638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.948728">
                <text:p>1.948728</text:p>
              </table:table-cell>
              <table:table-cell office:value-type="float" office:value="9.300706">
                <text:p>9.30070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.262787">
                <text:p>1.262787</text:p>
              </table:table-cell>
              <table:table-cell office:value-type="float" office:value="10.18027">
                <text:p>10.1802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.540143">
                <text:p>2.540143</text:p>
              </table:table-cell>
              <table:table-cell office:value-type="float" office:value="2.760551">
                <text:p>2.76055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6.47784">
                <text:p>6.47784</text:p>
              </table:table-cell>
              <table:table-cell office:value-type="float" office:value="6.052668">
                <text:p>6.052668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.008897">
                <text:p>2.008897</text:p>
              </table:table-cell>
              <table:table-cell office:value-type="float" office:value="8.619118">
                <text:p>8.61911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.016138">
                <text:p>2.016138</text:p>
              </table:table-cell>
              <table:table-cell office:value-type="float" office:value="10.47094">
                <text:p>10.47094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7.746201">
                <text:p>7.746201</text:p>
              </table:table-cell>
              <table:table-cell office:value-type="float" office:value="6.720781">
                <text:p>6.720781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.415495">
                <text:p>1.415495</text:p>
              </table:table-cell>
              <table:table-cell office:value-type="float" office:value="3.341442">
                <text:p>3.34144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.76343">
                <text:p>1.76343</text:p>
              </table:table-cell>
              <table:table-cell office:value-type="float" office:value="9.274267">
                <text:p>9.274267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6.73129">
                <text:p>6.73129</text:p>
              </table:table-cell>
              <table:table-cell office:value-type="float" office:value="5.663868">
                <text:p>5.66386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.682567">
                <text:p>1.682567</text:p>
              </table:table-cell>
              <table:table-cell office:value-type="float" office:value="8.332923">
                <text:p>8.332923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.636145">
                <text:p>2.636145</text:p>
              </table:table-cell>
              <table:table-cell office:value-type="float" office:value="3.422172">
                <text:p>3.42217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7.057249">
                <text:p>7.057249</text:p>
              </table:table-cell>
              <table:table-cell office:value-type="float" office:value="6.968221">
                <text:p>6.968221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.658056">
                <text:p>2.658056</text:p>
              </table:table-cell>
              <table:table-cell office:value-type="float" office:value="3.740076">
                <text:p>3.740076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6.496742">
                <text:p>6.496742</text:p>
              </table:table-cell>
              <table:table-cell office:value-type="float" office:value="6.236367">
                <text:p>6.236367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7.288058">
                <text:p>7.288058</text:p>
              </table:table-cell>
              <table:table-cell office:value-type="float" office:value="5.324266">
                <text:p>5.324266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472764">
                <text:p>0.472764</text:p>
              </table:table-cell>
              <table:table-cell office:value-type="float" office:value="8.107232">
                <text:p>8.10723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.674248">
                <text:p>1.674248</text:p>
              </table:table-cell>
              <table:table-cell office:value-type="float" office:value="9.465619">
                <text:p>9.465619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.550752">
                <text:p>1.550752</text:p>
              </table:table-cell>
              <table:table-cell office:value-type="float" office:value="2.407316">
                <text:p>2.407316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.859651">
                <text:p>2.859651</text:p>
              </table:table-cell>
              <table:table-cell office:value-type="float" office:value="9.55622">
                <text:p>9.5562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.654009">
                <text:p>2.654009</text:p>
              </table:table-cell>
              <table:table-cell office:value-type="float" office:value="3.676779">
                <text:p>3.676779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.369099">
                <text:p>1.369099</text:p>
              </table:table-cell>
              <table:table-cell office:value-type="float" office:value="3.311902">
                <text:p>3.31190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.052439">
                <text:p>2.052439</text:p>
              </table:table-cell>
              <table:table-cell office:value-type="float" office:value="9.849275">
                <text:p>9.849275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3.220764">
                <text:p>3.220764</text:p>
              </table:table-cell>
              <table:table-cell office:value-type="float" office:value="2.712468">
                <text:p>2.71246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.526558">
                <text:p>2.526558</text:p>
              </table:table-cell>
              <table:table-cell office:value-type="float" office:value="7.99014">
                <text:p>7.99014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.89279">
                <text:p>7.89279</text:p>
              </table:table-cell>
              <table:table-cell office:value-type="float" office:value="6.633037">
                <text:p>6.63303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.824546">
                <text:p>6.824546</text:p>
              </table:table-cell>
              <table:table-cell office:value-type="float" office:value="7.194065">
                <text:p>7.19406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3.067117">
                <text:p>3.067117</text:p>
              </table:table-cell>
              <table:table-cell office:value-type="float" office:value="8.103854">
                <text:p>8.103854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.335523">
                <text:p>1.335523</text:p>
              </table:table-cell>
              <table:table-cell office:value-type="float" office:value="3.805588">
                <text:p>3.80558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.754515">
                <text:p>1.754515</text:p>
              </table:table-cell>
              <table:table-cell office:value-type="float" office:value="2.316399">
                <text:p>2.316399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.653879">
                <text:p>6.653879</text:p>
              </table:table-cell>
              <table:table-cell office:value-type="float" office:value="5.840637">
                <text:p>5.840637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7.577097">
                <text:p>7.577097</text:p>
              </table:table-cell>
              <table:table-cell office:value-type="float" office:value="6.354401">
                <text:p>6.35440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.857571">
                <text:p>2.857571</text:p>
              </table:table-cell>
              <table:table-cell office:value-type="float" office:value="3.920674">
                <text:p>3.920674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7.66033">
                <text:p>7.66033</text:p>
              </table:table-cell>
              <table:table-cell office:value-type="float" office:value="5.675572">
                <text:p>5.67557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7.750382">
                <text:p>7.750382</text:p>
              </table:table-cell>
              <table:table-cell office:value-type="float" office:value="6.039235">
                <text:p>6.03923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.157596">
                <text:p>2.157596</text:p>
              </table:table-cell>
              <table:table-cell office:value-type="float" office:value="4.002084">
                <text:p>4.00208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.091152">
                <text:p>1.091152</text:p>
              </table:table-cell>
              <table:table-cell office:value-type="float" office:value="9.112759">
                <text:p>9.112759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6.71618">
                <text:p>6.71618</text:p>
              </table:table-cell>
              <table:table-cell office:value-type="float" office:value="7.329299">
                <text:p>7.32929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.030219">
                <text:p>2.030219</text:p>
              </table:table-cell>
              <table:table-cell office:value-type="float" office:value="3.940075">
                <text:p>3.940075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7.60268">
                <text:p>7.60268</text:p>
              </table:table-cell>
              <table:table-cell office:value-type="float" office:value="6.478735">
                <text:p>6.478735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.122899">
                <text:p>1.122899</text:p>
              </table:table-cell>
              <table:table-cell office:value-type="float" office:value="9.927098">
                <text:p>9.927098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977646">
                <text:p>0.977646</text:p>
              </table:table-cell>
              <table:table-cell office:value-type="float" office:value="9.142373">
                <text:p>9.142373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.503386">
                <text:p>2.503386</text:p>
              </table:table-cell>
              <table:table-cell office:value-type="float" office:value="3.777078">
                <text:p>3.777078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3.07006">
                <text:p>3.07006</text:p>
              </table:table-cell>
              <table:table-cell office:value-type="float" office:value="8.648385">
                <text:p>8.64838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.988234">
                <text:p>2.988234</text:p>
              </table:table-cell>
              <table:table-cell office:value-type="float" office:value="2.881933">
                <text:p>2.881933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.294177">
                <text:p>1.294177</text:p>
              </table:table-cell>
              <table:table-cell office:value-type="float" office:value="4.126494">
                <text:p>4.12649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7.356772">
                <text:p>7.356772</text:p>
              </table:table-cell>
              <table:table-cell office:value-type="float" office:value="6.450901">
                <text:p>6.45090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.281506">
                <text:p>2.281506</text:p>
              </table:table-cell>
              <table:table-cell office:value-type="float" office:value="3.195907">
                <text:p>3.195907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7.245557">
                <text:p>7.245557</text:p>
              </table:table-cell>
              <table:table-cell office:value-type="float" office:value="6.275812">
                <text:p>6.27581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746197">
                <text:p>0.746197</text:p>
              </table:table-cell>
              <table:table-cell office:value-type="float" office:value="3.455074">
                <text:p>3.45507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.045528">
                <text:p>2.045528</text:p>
              </table:table-cell>
              <table:table-cell office:value-type="float" office:value="3.250978">
                <text:p>3.25097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3.411263">
                <text:p>3.411263</text:p>
              </table:table-cell>
              <table:table-cell office:value-type="float" office:value="4.019118">
                <text:p>4.01911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5.88755">
                <text:p>5.88755</text:p>
              </table:table-cell>
              <table:table-cell office:value-type="float" office:value="6.146279">
                <text:p>6.14627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.540754">
                <text:p>2.540754</text:p>
              </table:table-cell>
              <table:table-cell office:value-type="float" office:value="3.453632">
                <text:p>3.45363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.533612">
                <text:p>1.533612</text:p>
              </table:table-cell>
              <table:table-cell office:value-type="float" office:value="3.043221">
                <text:p>3.04322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.196071">
                <text:p>1.196071</text:p>
              </table:table-cell>
              <table:table-cell office:value-type="float" office:value="3.170597">
                <text:p>3.170597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.455666">
                <text:p>2.455666</text:p>
              </table:table-cell>
              <table:table-cell office:value-type="float" office:value="8.688884">
                <text:p>8.688884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7.170374">
                <text:p>7.170374</text:p>
              </table:table-cell>
              <table:table-cell office:value-type="float" office:value="6.595846">
                <text:p>6.59584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6.774204">
                <text:p>6.774204</text:p>
              </table:table-cell>
              <table:table-cell office:value-type="float" office:value="5.216461">
                <text:p>5.216461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987784">
                <text:p>0.987784</text:p>
              </table:table-cell>
              <table:table-cell office:value-type="float" office:value="8.871332">
                <text:p>8.87133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.954592">
                <text:p>1.954592</text:p>
              </table:table-cell>
              <table:table-cell office:value-type="float" office:value="3.623534">
                <text:p>3.62353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.153066">
                <text:p>2.153066</text:p>
              </table:table-cell>
              <table:table-cell office:value-type="float" office:value="9.436171">
                <text:p>9.436171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5.873547">
                <text:p>5.873547</text:p>
              </table:table-cell>
              <table:table-cell office:value-type="float" office:value="5.514228">
                <text:p>5.514228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.94067">
                <text:p>1.94067</text:p>
              </table:table-cell>
              <table:table-cell office:value-type="float" office:value="9.174975">
                <text:p>9.17497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.144061">
                <text:p>2.144061</text:p>
              </table:table-cell>
              <table:table-cell office:value-type="float" office:value="2.709349">
                <text:p>2.709349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6.823495">
                <text:p>6.823495</text:p>
              </table:table-cell>
              <table:table-cell office:value-type="float" office:value="6.584527">
                <text:p>6.584527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844725">
                <text:p>0.844725</text:p>
              </table:table-cell>
              <table:table-cell office:value-type="float" office:value="9.118066">
                <text:p>9.118066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.510449">
                <text:p>1.510449</text:p>
              </table:table-cell>
              <table:table-cell office:value-type="float" office:value="9.295017">
                <text:p>9.295017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7.605413">
                <text:p>7.605413</text:p>
              </table:table-cell>
              <table:table-cell office:value-type="float" office:value="5.893739">
                <text:p>5.89373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571812">
                <text:p>0.571812</text:p>
              </table:table-cell>
              <table:table-cell office:value-type="float" office:value="9.045391">
                <text:p>9.04539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.342701">
                <text:p>2.342701</text:p>
              </table:table-cell>
              <table:table-cell office:value-type="float" office:value="9.634909">
                <text:p>9.634909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6.418654">
                <text:p>6.418654</text:p>
              </table:table-cell>
              <table:table-cell office:value-type="float" office:value="5.71657">
                <text:p>5.7165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.469982">
                <text:p>2.469982</text:p>
              </table:table-cell>
              <table:table-cell office:value-type="float" office:value="2.967633">
                <text:p>2.967633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.250203">
                <text:p>2.250203</text:p>
              </table:table-cell>
              <table:table-cell office:value-type="float" office:value="9.573165">
                <text:p>9.57316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.434192">
                <text:p>2.434192</text:p>
              </table:table-cell>
              <table:table-cell office:value-type="float" office:value="3.770017">
                <text:p>3.770017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3.10416">
                <text:p>3.10416</text:p>
              </table:table-cell>
              <table:table-cell office:value-type="float" office:value="2.113368">
                <text:p>2.113368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.080635">
                <text:p>2.080635</text:p>
              </table:table-cell>
              <table:table-cell office:value-type="float" office:value="3.795477">
                <text:p>3.795477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.92227">
                <text:p>1.92227</text:p>
              </table:table-cell>
              <table:table-cell office:value-type="float" office:value="3.487798">
                <text:p>3.487798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5.885669">
                <text:p>5.885669</text:p>
              </table:table-cell>
              <table:table-cell office:value-type="float" office:value="7.145558">
                <text:p>7.145558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.256525">
                <text:p>2.256525</text:p>
              </table:table-cell>
              <table:table-cell office:value-type="float" office:value="3.401127">
                <text:p>3.401127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.247897">
                <text:p>6.247897</text:p>
              </table:table-cell>
              <table:table-cell office:value-type="float" office:value="5.487033">
                <text:p>5.487033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.991733">
                <text:p>1.991733</text:p>
              </table:table-cell>
              <table:table-cell office:value-type="float" office:value="3.084289">
                <text:p>3.084289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7.288319">
                <text:p>7.288319</text:p>
              </table:table-cell>
              <table:table-cell office:value-type="float" office:value="5.268402">
                <text:p>5.268402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.072178">
                <text:p>2.072178</text:p>
              </table:table-cell>
              <table:table-cell office:value-type="float" office:value="3.930891">
                <text:p>3.930891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.587667">
                <text:p>1.587667</text:p>
              </table:table-cell>
              <table:table-cell office:value-type="float" office:value="9.355359">
                <text:p>9.355359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975489">
                <text:p>0.975489</text:p>
              </table:table-cell>
              <table:table-cell office:value-type="float" office:value="8.999307">
                <text:p>8.999307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.608411">
                <text:p>6.608411</text:p>
              </table:table-cell>
              <table:table-cell office:value-type="float" office:value="6.648834">
                <text:p>6.648834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.090238">
                <text:p>1.090238</text:p>
              </table:table-cell>
              <table:table-cell office:value-type="float" office:value="3.993194">
                <text:p>3.993194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.285354">
                <text:p>1.285354</text:p>
              </table:table-cell>
              <table:table-cell office:value-type="float" office:value="7.974191">
                <text:p>7.974191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.783303">
                <text:p>1.783303</text:p>
              </table:table-cell>
              <table:table-cell office:value-type="float" office:value="4.163383">
                <text:p>4.163383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.96337">
                <text:p>2.96337</text:p>
              </table:table-cell>
              <table:table-cell office:value-type="float" office:value="4.087946">
                <text:p>4.087946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6.600366">
                <text:p>6.600366</text:p>
              </table:table-cell>
              <table:table-cell office:value-type="float" office:value="5.409879">
                <text:p>5.409879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3.181115">
                <text:p>3.181115</text:p>
              </table:table-cell>
              <table:table-cell office:value-type="float" office:value="3.339294">
                <text:p>3.339294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.615305">
                <text:p>1.615305</text:p>
              </table:table-cell>
              <table:table-cell office:value-type="float" office:value="8.488593">
                <text:p>8.488593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.260546">
                <text:p>2.260546</text:p>
              </table:table-cell>
              <table:table-cell office:value-type="float" office:value="3.762581">
                <text:p>3.762581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6.241327">
                <text:p>6.241327</text:p>
              </table:table-cell>
              <table:table-cell office:value-type="float" office:value="6.571415">
                <text:p>6.57141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.323651">
                <text:p>2.323651</text:p>
              </table:table-cell>
              <table:table-cell office:value-type="float" office:value="3.761756">
                <text:p>3.761756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6.150521">
                <text:p>6.150521</text:p>
              </table:table-cell>
              <table:table-cell office:value-type="float" office:value="4.87653">
                <text:p>4.87653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7.584006">
                <text:p>7.584006</text:p>
              </table:table-cell>
              <table:table-cell office:value-type="float" office:value="6.176683">
                <text:p>6.176683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.410864">
                <text:p>2.410864</text:p>
              </table:table-cell>
              <table:table-cell office:value-type="float" office:value="8.675748">
                <text:p>8.675748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7.461294">
                <text:p>7.461294</text:p>
              </table:table-cell>
              <table:table-cell office:value-type="float" office:value="5.903037">
                <text:p>5.903037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6.398993">
                <text:p>6.398993</text:p>
              </table:table-cell>
              <table:table-cell office:value-type="float" office:value="6.854766">
                <text:p>6.854766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7.415955">
                <text:p>7.415955</text:p>
              </table:table-cell>
              <table:table-cell office:value-type="float" office:value="7.197863">
                <text:p>7.19786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6.889633">
                <text:p>6.889633</text:p>
              </table:table-cell>
              <table:table-cell office:value-type="float" office:value="5.769198">
                <text:p>5.769198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.611046">
                <text:p>1.611046</text:p>
              </table:table-cell>
              <table:table-cell office:value-type="float" office:value="10.478567">
                <text:p>10.478567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6.932757">
                <text:p>6.932757</text:p>
              </table:table-cell>
              <table:table-cell office:value-type="float" office:value="5.960033">
                <text:p>5.960033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8.036966">
                <text:p>8.036966</text:p>
              </table:table-cell>
              <table:table-cell office:value-type="float" office:value="5.673465">
                <text:p>5.67346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7.114986">
                <text:p>7.114986</text:p>
              </table:table-cell>
              <table:table-cell office:value-type="float" office:value="6.957185">
                <text:p>6.957185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.626975">
                <text:p>1.626975</text:p>
              </table:table-cell>
              <table:table-cell office:value-type="float" office:value="7.967722">
                <text:p>7.96772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.148673">
                <text:p>2.148673</text:p>
              </table:table-cell>
              <table:table-cell office:value-type="float" office:value="3.525324">
                <text:p>3.52532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.784527">
                <text:p>2.784527</text:p>
              </table:table-cell>
              <table:table-cell office:value-type="float" office:value="3.827137">
                <text:p>3.827137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.464764">
                <text:p>1.464764</text:p>
              </table:table-cell>
              <table:table-cell office:value-type="float" office:value="8.536897">
                <text:p>8.53689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.923232">
                <text:p>2.923232</text:p>
              </table:table-cell>
              <table:table-cell office:value-type="float" office:value="2.583367">
                <text:p>2.583367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.974756">
                <text:p>1.974756</text:p>
              </table:table-cell>
              <table:table-cell office:value-type="float" office:value="7.986542">
                <text:p>7.98654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613859">
                <text:p>0.613859</text:p>
              </table:table-cell>
              <table:table-cell office:value-type="float" office:value="3.586254">
                <text:p>3.586254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721198">
                <text:p>0.721198</text:p>
              </table:table-cell>
              <table:table-cell office:value-type="float" office:value="9.924349">
                <text:p>9.924349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.900243">
                <text:p>1.900243</text:p>
              </table:table-cell>
              <table:table-cell office:value-type="float" office:value="9.81885">
                <text:p>9.8188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.93854">
                <text:p>1.93854</text:p>
              </table:table-cell>
              <table:table-cell office:value-type="float" office:value="3.933297">
                <text:p>3.933297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.153102">
                <text:p>1.153102</text:p>
              </table:table-cell>
              <table:table-cell office:value-type="float" office:value="9.629096">
                <text:p>9.629096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.271309">
                <text:p>6.271309</text:p>
              </table:table-cell>
              <table:table-cell office:value-type="float" office:value="5.363914">
                <text:p>5.363914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.326873">
                <text:p>1.326873</text:p>
              </table:table-cell>
              <table:table-cell office:value-type="float" office:value="2.559825">
                <text:p>2.55982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.586498">
                <text:p>5.586498</text:p>
              </table:table-cell>
              <table:table-cell office:value-type="float" office:value="6.958644">
                <text:p>6.95864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.446874">
                <text:p>1.446874</text:p>
              </table:table-cell>
              <table:table-cell office:value-type="float" office:value="4.123109">
                <text:p>4.123109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.69354">
                <text:p>1.69354</text:p>
              </table:table-cell>
              <table:table-cell office:value-type="float" office:value="8.483758">
                <text:p>8.483758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956589">
                <text:p>0.956589</text:p>
              </table:table-cell>
              <table:table-cell office:value-type="float" office:value="9.538646">
                <text:p>9.5386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.777673">
                <text:p>1.777673</text:p>
              </table:table-cell>
              <table:table-cell office:value-type="float" office:value="9.048435">
                <text:p>9.04843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.614537">
                <text:p>1.614537</text:p>
              </table:table-cell>
              <table:table-cell office:value-type="float" office:value="8.900398">
                <text:p>8.900398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.155044">
                <text:p>2.155044</text:p>
              </table:table-cell>
              <table:table-cell office:value-type="float" office:value="3.153045">
                <text:p>3.153045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.731703">
                <text:p>5.731703</text:p>
              </table:table-cell>
              <table:table-cell office:value-type="float" office:value="6.504145">
                <text:p>6.504145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.215162">
                <text:p>1.215162</text:p>
              </table:table-cell>
              <table:table-cell office:value-type="float" office:value="2.370391">
                <text:p>2.37039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.814339">
                <text:p>1.814339</text:p>
              </table:table-cell>
              <table:table-cell office:value-type="float" office:value="7.829425">
                <text:p>7.829425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6.561372">
                <text:p>6.561372</text:p>
              </table:table-cell>
              <table:table-cell office:value-type="float" office:value="6.930353">
                <text:p>6.93035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723362">
                <text:p>0.723362</text:p>
              </table:table-cell>
              <table:table-cell office:value-type="float" office:value="3.725424">
                <text:p>3.72542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.631766">
                <text:p>2.631766</text:p>
              </table:table-cell>
              <table:table-cell office:value-type="float" office:value="3.079664">
                <text:p>3.07966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6.439776">
                <text:p>6.439776</text:p>
              </table:table-cell>
              <table:table-cell office:value-type="float" office:value="5.741247">
                <text:p>5.74124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6.290396">
                <text:p>6.290396</text:p>
              </table:table-cell>
              <table:table-cell office:value-type="float" office:value="6.269052">
                <text:p>6.26905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.044963">
                <text:p>2.044963</text:p>
              </table:table-cell>
              <table:table-cell office:value-type="float" office:value="10.036758">
                <text:p>10.036758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7.860524">
                <text:p>7.860524</text:p>
              </table:table-cell>
              <table:table-cell office:value-type="float" office:value="6.194718">
                <text:p>6.19471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5.915094">
                <text:p>5.915094</text:p>
              </table:table-cell>
              <table:table-cell office:value-type="float" office:value="6.092019">
                <text:p>6.09201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.653543">
                <text:p>2.653543</text:p>
              </table:table-cell>
              <table:table-cell office:value-type="float" office:value="9.600746">
                <text:p>9.600746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.477044">
                <text:p>2.477044</text:p>
              </table:table-cell>
              <table:table-cell office:value-type="float" office:value="2.660606">
                <text:p>2.66060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938422">
                <text:p>0.938422</text:p>
              </table:table-cell>
              <table:table-cell office:value-type="float" office:value="7.794324">
                <text:p>7.794324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.614148">
                <text:p>1.614148</text:p>
              </table:table-cell>
              <table:table-cell office:value-type="float" office:value="2.791672">
                <text:p>2.79167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6.723346">
                <text:p>6.723346</text:p>
              </table:table-cell>
              <table:table-cell office:value-type="float" office:value="5.450669">
                <text:p>5.450669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.959643">
                <text:p>1.959643</text:p>
              </table:table-cell>
              <table:table-cell office:value-type="float" office:value="9.160502">
                <text:p>9.16050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.317507">
                <text:p>1.317507</text:p>
              </table:table-cell>
              <table:table-cell office:value-type="float" office:value="9.699966">
                <text:p>9.69996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.902819">
                <text:p>1.902819</text:p>
              </table:table-cell>
              <table:table-cell office:value-type="float" office:value="3.77662">
                <text:p>3.7766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.583792">
                <text:p>2.583792</text:p>
              </table:table-cell>
              <table:table-cell office:value-type="float" office:value="2.770776">
                <text:p>2.770776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.67723">
                <text:p>1.67723</text:p>
              </table:table-cell>
              <table:table-cell office:value-type="float" office:value="2.217788">
                <text:p>2.21778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.002631">
                <text:p>2.002631</text:p>
              </table:table-cell>
              <table:table-cell office:value-type="float" office:value="3.523477">
                <text:p>3.52347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.55432">
                <text:p>1.55432</text:p>
              </table:table-cell>
              <table:table-cell office:value-type="float" office:value="3.843372">
                <text:p>3.84337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.791771">
                <text:p>2.791771</text:p>
              </table:table-cell>
              <table:table-cell office:value-type="float" office:value="3.212259">
                <text:p>3.212259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6.785934">
                <text:p>6.785934</text:p>
              </table:table-cell>
              <table:table-cell office:value-type="float" office:value="5.82775">
                <text:p>5.8277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.795429">
                <text:p>1.795429</text:p>
              </table:table-cell>
              <table:table-cell office:value-type="float" office:value="9.218168">
                <text:p>9.218168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7.268058">
                <text:p>7.268058</text:p>
              </table:table-cell>
              <table:table-cell office:value-type="float" office:value="6.033543">
                <text:p>6.03354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.843307">
                <text:p>1.843307</text:p>
              </table:table-cell>
              <table:table-cell office:value-type="float" office:value="9.900469">
                <text:p>9.900469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.698245">
                <text:p>1.698245</text:p>
              </table:table-cell>
              <table:table-cell office:value-type="float" office:value="8.835805">
                <text:p>8.835805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7.193876">
                <text:p>7.193876</text:p>
              </table:table-cell>
              <table:table-cell office:value-type="float" office:value="4.879531">
                <text:p>4.879531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.115959">
                <text:p>2.115959</text:p>
              </table:table-cell>
              <table:table-cell office:value-type="float" office:value="9.881772">
                <text:p>9.88177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5.722279">
                <text:p>5.722279</text:p>
              </table:table-cell>
              <table:table-cell office:value-type="float" office:value="5.839677">
                <text:p>5.839677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.048578">
                <text:p>1.048578</text:p>
              </table:table-cell>
              <table:table-cell office:value-type="float" office:value="2.521138">
                <text:p>2.52113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6.65892">
                <text:p>6.65892</text:p>
              </table:table-cell>
              <table:table-cell office:value-type="float" office:value="5.183694">
                <text:p>5.18369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.007556">
                <text:p>2.007556</text:p>
              </table:table-cell>
              <table:table-cell office:value-type="float" office:value="3.371399">
                <text:p>3.371399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.705817">
                <text:p>2.705817</text:p>
              </table:table-cell>
              <table:table-cell office:value-type="float" office:value="9.159852">
                <text:p>9.159852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776846">
                <text:p>0.776846</text:p>
              </table:table-cell>
              <table:table-cell office:value-type="float" office:value="10.077953">
                <text:p>10.077953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.846001">
                <text:p>6.846001</text:p>
              </table:table-cell>
              <table:table-cell office:value-type="float" office:value="5.747084">
                <text:p>5.747084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.768862">
                <text:p>1.768862</text:p>
              </table:table-cell>
              <table:table-cell office:value-type="float" office:value="3.843175">
                <text:p>3.843175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.65755">
                <text:p>1.65755</text:p>
              </table:table-cell>
              <table:table-cell office:value-type="float" office:value="4.502933">
                <text:p>4.50293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.838379">
                <text:p>2.838379</text:p>
              </table:table-cell>
              <table:table-cell office:value-type="float" office:value="2.761819">
                <text:p>2.761819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.644105">
                <text:p>2.644105</text:p>
              </table:table-cell>
              <table:table-cell office:value-type="float" office:value="3.195764">
                <text:p>3.19576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.456815">
                <text:p>2.456815</text:p>
              </table:table-cell>
              <table:table-cell office:value-type="float" office:value="8.520009">
                <text:p>8.520009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.297485">
                <text:p>3.297485</text:p>
              </table:table-cell>
              <table:table-cell office:value-type="float" office:value="9.028132">
                <text:p>9.02813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6.195725">
                <text:p>6.195725</text:p>
              </table:table-cell>
              <table:table-cell office:value-type="float" office:value="6.196177">
                <text:p>6.196177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7.188703">
                <text:p>7.188703</text:p>
              </table:table-cell>
              <table:table-cell office:value-type="float" office:value="5.430784">
                <text:p>5.43078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6.796404">
                <text:p>6.796404</text:p>
              </table:table-cell>
              <table:table-cell office:value-type="float" office:value="5.795667">
                <text:p>5.795667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.158856">
                <text:p>2.158856</text:p>
              </table:table-cell>
              <table:table-cell office:value-type="float" office:value="4.028878">
                <text:p>4.028878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853017">
                <text:p>0.853017</text:p>
              </table:table-cell>
              <table:table-cell office:value-type="float" office:value="9.222714">
                <text:p>9.22271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.617272">
                <text:p>2.617272</text:p>
              </table:table-cell>
              <table:table-cell office:value-type="float" office:value="3.482307">
                <text:p>3.482307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.589272">
                <text:p>2.589272</text:p>
              </table:table-cell>
              <table:table-cell office:value-type="float" office:value="3.660588">
                <text:p>3.66058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.344532">
                <text:p>2.344532</text:p>
              </table:table-cell>
              <table:table-cell office:value-type="float" office:value="4.725038">
                <text:p>4.72503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.621546">
                <text:p>6.621546</text:p>
              </table:table-cell>
              <table:table-cell office:value-type="float" office:value="6.484408">
                <text:p>6.484408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880899">
                <text:p>0.880899</text:p>
              </table:table-cell>
              <table:table-cell office:value-type="float" office:value="9.537895">
                <text:p>9.537895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6.606505">
                <text:p>6.606505</text:p>
              </table:table-cell>
              <table:table-cell office:value-type="float" office:value="5.604893">
                <text:p>5.604893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7.772413">
                <text:p>7.772413</text:p>
              </table:table-cell>
              <table:table-cell office:value-type="float" office:value="4.735997">
                <text:p>4.73599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6.847125">
                <text:p>6.847125</text:p>
              </table:table-cell>
              <table:table-cell office:value-type="float" office:value="6.375193">
                <text:p>6.375193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.166863">
                <text:p>2.166863</text:p>
              </table:table-cell>
              <table:table-cell office:value-type="float" office:value="8.106849">
                <text:p>8.106849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7.057019">
                <text:p>7.057019</text:p>
              </table:table-cell>
              <table:table-cell office:value-type="float" office:value="5.766381">
                <text:p>5.766381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6.589111">
                <text:p>6.589111</text:p>
              </table:table-cell>
              <table:table-cell office:value-type="float" office:value="6.062563">
                <text:p>6.06256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.095488">
                <text:p>2.095488</text:p>
              </table:table-cell>
              <table:table-cell office:value-type="float" office:value="8.840981">
                <text:p>8.84098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6.464069">
                <text:p>6.464069</text:p>
              </table:table-cell>
              <table:table-cell office:value-type="float" office:value="6.438503">
                <text:p>6.438503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6.831488">
                <text:p>6.831488</text:p>
              </table:table-cell>
              <table:table-cell office:value-type="float" office:value="6.569474">
                <text:p>6.569474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.703888">
                <text:p>2.703888</text:p>
              </table:table-cell>
              <table:table-cell office:value-type="float" office:value="3.788405">
                <text:p>3.78840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6.316587">
                <text:p>6.316587</text:p>
              </table:table-cell>
              <table:table-cell office:value-type="float" office:value="6.731249">
                <text:p>6.731249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.482086">
                <text:p>1.482086</text:p>
              </table:table-cell>
              <table:table-cell office:value-type="float" office:value="9.430293">
                <text:p>9.430293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6.617593">
                <text:p>6.617593</text:p>
              </table:table-cell>
              <table:table-cell office:value-type="float" office:value="6.319101">
                <text:p>6.319101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51876">
                <text:p>0.51876</text:p>
              </table:table-cell>
              <table:table-cell office:value-type="float" office:value="9.586365">
                <text:p>9.586365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.652943">
                <text:p>1.652943</text:p>
              </table:table-cell>
              <table:table-cell office:value-type="float" office:value="7.922033">
                <text:p>7.922033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.030579">
                <text:p>2.030579</text:p>
              </table:table-cell>
              <table:table-cell office:value-type="float" office:value="8.956304">
                <text:p>8.95630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.4328">
                <text:p>1.4328</text:p>
              </table:table-cell>
              <table:table-cell office:value-type="float" office:value="9.094316">
                <text:p>9.094316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.385051">
                <text:p>1.385051</text:p>
              </table:table-cell>
              <table:table-cell office:value-type="float" office:value="9.915546">
                <text:p>9.915546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7.713946">
                <text:p>7.713946</text:p>
              </table:table-cell>
              <table:table-cell office:value-type="float" office:value="6.717853">
                <text:p>6.717853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.137385">
                <text:p>2.137385</text:p>
              </table:table-cell>
              <table:table-cell office:value-type="float" office:value="9.462647">
                <text:p>9.462647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998679">
                <text:p>0.998679</text:p>
              </table:table-cell>
              <table:table-cell office:value-type="float" office:value="3.146961">
                <text:p>3.14696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.119682">
                <text:p>2.119682</text:p>
              </table:table-cell>
              <table:table-cell office:value-type="float" office:value="3.666356">
                <text:p>3.666356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.296358">
                <text:p>6.296358</text:p>
              </table:table-cell>
              <table:table-cell office:value-type="float" office:value="6.488673">
                <text:p>6.488673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.658977">
                <text:p>1.658977</text:p>
              </table:table-cell>
              <table:table-cell office:value-type="float" office:value="2.824403">
                <text:p>2.824403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.4829">
                <text:p>2.4829</text:p>
              </table:table-cell>
              <table:table-cell office:value-type="float" office:value="8.577588">
                <text:p>8.577588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.678082">
                <text:p>1.678082</text:p>
              </table:table-cell>
              <table:table-cell office:value-type="float" office:value="3.380843">
                <text:p>3.380843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.98793">
                <text:p>2.98793</text:p>
              </table:table-cell>
              <table:table-cell office:value-type="float" office:value="8.415061">
                <text:p>8.415061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.582557">
                <text:p>1.582557</text:p>
              </table:table-cell>
              <table:table-cell office:value-type="float" office:value="9.494581">
                <text:p>9.494581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.766653">
                <text:p>2.766653</text:p>
              </table:table-cell>
              <table:table-cell office:value-type="float" office:value="3.449543">
                <text:p>3.449543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.955829">
                <text:p>5.955829</text:p>
              </table:table-cell>
              <table:table-cell office:value-type="float" office:value="5.988123">
                <text:p>5.98812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.678271">
                <text:p>2.678271</text:p>
              </table:table-cell>
              <table:table-cell office:value-type="float" office:value="4.185485">
                <text:p>4.185485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.933876">
                <text:p>0.933876</text:p>
              </table:table-cell>
              <table:table-cell office:value-type="float" office:value="2.932578">
                <text:p>2.932578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.28007">
                <text:p>2.28007</text:p>
              </table:table-cell>
              <table:table-cell office:value-type="float" office:value="9.379236">
                <text:p>9.379236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.264941">
                <text:p>2.264941</text:p>
              </table:table-cell>
              <table:table-cell office:value-type="float" office:value="2.988477">
                <text:p>2.98847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.402392">
                <text:p>2.402392</text:p>
              </table:table-cell>
              <table:table-cell office:value-type="float" office:value="2.781815">
                <text:p>2.78181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8.01741">
                <text:p>8.01741</text:p>
              </table:table-cell>
              <table:table-cell office:value-type="float" office:value="6.537141">
                <text:p>6.537141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.896644">
                <text:p>2.896644</text:p>
              </table:table-cell>
              <table:table-cell office:value-type="float" office:value="3.271425">
                <text:p>3.271425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6.5082">
                <text:p>6.5082</text:p>
              </table:table-cell>
              <table:table-cell office:value-type="float" office:value="5.417395">
                <text:p>5.41739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6.504567">
                <text:p>6.504567</text:p>
              </table:table-cell>
              <table:table-cell office:value-type="float" office:value="6.174915">
                <text:p>6.17491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6.990431">
                <text:p>6.990431</text:p>
              </table:table-cell>
              <table:table-cell office:value-type="float" office:value="5.74479">
                <text:p>5.74479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.828005">
                <text:p>0.828005</text:p>
              </table:table-cell>
              <table:table-cell office:value-type="float" office:value="2.157671">
                <text:p>2.157671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6.536668">
                <text:p>6.536668</text:p>
              </table:table-cell>
              <table:table-cell office:value-type="float" office:value="7.190086">
                <text:p>7.19008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.417188">
                <text:p>2.417188</text:p>
              </table:table-cell>
              <table:table-cell office:value-type="float" office:value="3.684444">
                <text:p>3.68444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.971605">
                <text:p>2.971605</text:p>
              </table:table-cell>
              <table:table-cell office:value-type="float" office:value="9.167169">
                <text:p>9.16716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7.315972">
                <text:p>7.315972</text:p>
              </table:table-cell>
              <table:table-cell office:value-type="float" office:value="7.022749">
                <text:p>7.02274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.517834">
                <text:p>2.517834</text:p>
              </table:table-cell>
              <table:table-cell office:value-type="float" office:value="3.53141">
                <text:p>3.5314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.584627">
                <text:p>6.584627</text:p>
              </table:table-cell>
              <table:table-cell office:value-type="float" office:value="6.744341">
                <text:p>6.744341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.99396">
                <text:p>0.99396</text:p>
              </table:table-cell>
              <table:table-cell office:value-type="float" office:value="2.751385">
                <text:p>2.75138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.30657">
                <text:p>1.30657</text:p>
              </table:table-cell>
              <table:table-cell office:value-type="float" office:value="2.868828">
                <text:p>2.86882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6.757452">
                <text:p>6.757452</text:p>
              </table:table-cell>
              <table:table-cell office:value-type="float" office:value="5.096032">
                <text:p>5.09603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.33896">
                <text:p>2.33896</text:p>
              </table:table-cell>
              <table:table-cell office:value-type="float" office:value="2.646913">
                <text:p>2.646913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7.063667">
                <text:p>7.063667</text:p>
              </table:table-cell>
              <table:table-cell office:value-type="float" office:value="5.253326">
                <text:p>5.253326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.808449">
                <text:p>2.808449</text:p>
              </table:table-cell>
              <table:table-cell office:value-type="float" office:value="8.952896">
                <text:p>8.952896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.439084">
                <text:p>1.439084</text:p>
              </table:table-cell>
              <table:table-cell office:value-type="float" office:value="7.877076">
                <text:p>7.87707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.297598">
                <text:p>3.297598</text:p>
              </table:table-cell>
              <table:table-cell office:value-type="float" office:value="3.318755">
                <text:p>3.318755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.949268">
                <text:p>0.949268</text:p>
              </table:table-cell>
              <table:table-cell office:value-type="float" office:value="3.527343">
                <text:p>3.527343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5.992222">
                <text:p>5.992222</text:p>
              </table:table-cell>
              <table:table-cell office:value-type="float" office:value="5.686646">
                <text:p>5.686646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.936967">
                <text:p>0.936967</text:p>
              </table:table-cell>
              <table:table-cell office:value-type="float" office:value="10.438757">
                <text:p>10.43875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.8545">
                <text:p>1.8545</text:p>
              </table:table-cell>
              <table:table-cell office:value-type="float" office:value="2.05948">
                <text:p>2.05948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7.97077">
                <text:p>7.97077</text:p>
              </table:table-cell>
              <table:table-cell office:value-type="float" office:value="4.815013">
                <text:p>4.815013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.190061">
                <text:p>2.190061</text:p>
              </table:table-cell>
              <table:table-cell office:value-type="float" office:value="8.903566">
                <text:p>8.90356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5.862493">
                <text:p>5.862493</text:p>
              </table:table-cell>
              <table:table-cell office:value-type="float" office:value="6.05756">
                <text:p>6.05756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7.261275">
                <text:p>7.261275</text:p>
              </table:table-cell>
              <table:table-cell office:value-type="float" office:value="4.888085">
                <text:p>4.88808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.723216">
                <text:p>1.723216</text:p>
              </table:table-cell>
              <table:table-cell office:value-type="float" office:value="8.537152">
                <text:p>8.53715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5.959501">
                <text:p>5.959501</text:p>
              </table:table-cell>
              <table:table-cell office:value-type="float" office:value="5.104376">
                <text:p>5.104376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6.873201">
                <text:p>6.873201</text:p>
              </table:table-cell>
              <table:table-cell office:value-type="float" office:value="6.777434">
                <text:p>6.777434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.284532">
                <text:p>2.284532</text:p>
              </table:table-cell>
              <table:table-cell office:value-type="float" office:value="9.346392">
                <text:p>9.346392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.970401">
                <text:p>1.970401</text:p>
              </table:table-cell>
              <table:table-cell office:value-type="float" office:value="2.851623">
                <text:p>2.851623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.713942">
                <text:p>1.713942</text:p>
              </table:table-cell>
              <table:table-cell office:value-type="float" office:value="9.741375">
                <text:p>9.741375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.4056">
                <text:p>1.4056</text:p>
              </table:table-cell>
              <table:table-cell office:value-type="float" office:value="10.132746">
                <text:p>10.132746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.617025">
                <text:p>1.617025</text:p>
              </table:table-cell>
              <table:table-cell office:value-type="float" office:value="3.016606">
                <text:p>3.01660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.185885">
                <text:p>2.185885</text:p>
              </table:table-cell>
              <table:table-cell office:value-type="float" office:value="9.384792">
                <text:p>9.38479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.622775">
                <text:p>1.622775</text:p>
              </table:table-cell>
              <table:table-cell office:value-type="float" office:value="3.994399">
                <text:p>3.99439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7.568313">
                <text:p>7.568313</text:p>
              </table:table-cell>
              <table:table-cell office:value-type="float" office:value="5.333439">
                <text:p>5.33343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3.084457">
                <text:p>3.084457</text:p>
              </table:table-cell>
              <table:table-cell office:value-type="float" office:value="9.492143">
                <text:p>9.492143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.44328">
                <text:p>1.44328</text:p>
              </table:table-cell>
              <table:table-cell office:value-type="float" office:value="3.488394">
                <text:p>3.488394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7.160501">
                <text:p>7.160501</text:p>
              </table:table-cell>
              <table:table-cell office:value-type="float" office:value="6.030084">
                <text:p>6.030084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.419527">
                <text:p>2.419527</text:p>
              </table:table-cell>
              <table:table-cell office:value-type="float" office:value="9.862834">
                <text:p>9.86283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.653276">
                <text:p>7.653276</text:p>
              </table:table-cell>
              <table:table-cell office:value-type="float" office:value="5.704849">
                <text:p>5.70484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.495739">
                <text:p>2.495739</text:p>
              </table:table-cell>
              <table:table-cell office:value-type="float" office:value="8.91623">
                <text:p>8.9162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.108454">
                <text:p>2.108454</text:p>
              </table:table-cell>
              <table:table-cell office:value-type="float" office:value="3.092772">
                <text:p>3.09277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.528124">
                <text:p>2.528124</text:p>
              </table:table-cell>
              <table:table-cell office:value-type="float" office:value="4.243601">
                <text:p>4.24360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.57578">
                <text:p>6.57578</text:p>
              </table:table-cell>
              <table:table-cell office:value-type="float" office:value="6.890989">
                <text:p>6.890989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.798457">
                <text:p>0.798457</text:p>
              </table:table-cell>
              <table:table-cell office:value-type="float" office:value="10.418857">
                <text:p>10.41885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.231313">
                <text:p>1.231313</text:p>
              </table:table-cell>
              <table:table-cell office:value-type="float" office:value="9.811525">
                <text:p>9.811525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.925027">
                <text:p>1.925027</text:p>
              </table:table-cell>
              <table:table-cell office:value-type="float" office:value="9.725718">
                <text:p>9.725718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.211478">
                <text:p>2.211478</text:p>
              </table:table-cell>
              <table:table-cell office:value-type="float" office:value="2.970951">
                <text:p>2.97095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.017561">
                <text:p>2.017561</text:p>
              </table:table-cell>
              <table:table-cell office:value-type="float" office:value="2.199197">
                <text:p>2.199197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.872011">
                <text:p>0.872011</text:p>
              </table:table-cell>
              <table:table-cell office:value-type="float" office:value="4.220002">
                <text:p>4.22000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.944403">
                <text:p>0.944403</text:p>
              </table:table-cell>
              <table:table-cell office:value-type="float" office:value="9.843393">
                <text:p>9.843393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6.150617">
                <text:p>6.150617</text:p>
              </table:table-cell>
              <table:table-cell office:value-type="float" office:value="6.916418">
                <text:p>6.916418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.370247">
                <text:p>2.370247</text:p>
              </table:table-cell>
              <table:table-cell office:value-type="float" office:value="2.766065">
                <text:p>2.76606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.345977">
                <text:p>1.345977</text:p>
              </table:table-cell>
              <table:table-cell office:value-type="float" office:value="3.419494">
                <text:p>3.419494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6.978522">
                <text:p>6.978522</text:p>
              </table:table-cell>
              <table:table-cell office:value-type="float" office:value="6.576485">
                <text:p>6.576485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6.424872">
                <text:p>6.424872</text:p>
              </table:table-cell>
              <table:table-cell office:value-type="float" office:value="5.54009">
                <text:p>5.5400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.538661">
                <text:p>2.538661</text:p>
              </table:table-cell>
              <table:table-cell office:value-type="float" office:value="2.963218">
                <text:p>2.963218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.92561">
                <text:p>0.92561</text:p>
              </table:table-cell>
              <table:table-cell office:value-type="float" office:value="3.788961">
                <text:p>3.78896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6.459333">
                <text:p>6.459333</text:p>
              </table:table-cell>
              <table:table-cell office:value-type="float" office:value="6.568462">
                <text:p>6.568462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7.21727">
                <text:p>7.21727</text:p>
              </table:table-cell>
              <table:table-cell office:value-type="float" office:value="5.520558">
                <text:p>5.520558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6.23357">
                <text:p>6.23357</text:p>
              </table:table-cell>
              <table:table-cell office:value-type="float" office:value="5.929423">
                <text:p>5.92942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.891135">
                <text:p>2.891135</text:p>
              </table:table-cell>
              <table:table-cell office:value-type="float" office:value="8.825059">
                <text:p>8.82505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6.265275">
                <text:p>6.265275</text:p>
              </table:table-cell>
              <table:table-cell office:value-type="float" office:value="4.874439">
                <text:p>4.874439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3.087082">
                <text:p>3.087082</text:p>
              </table:table-cell>
              <table:table-cell office:value-type="float" office:value="4.191614">
                <text:p>4.19161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.47067">
                <text:p>2.47067</text:p>
              </table:table-cell>
              <table:table-cell office:value-type="float" office:value="2.844844">
                <text:p>2.844844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.519077">
                <text:p>2.519077</text:p>
              </table:table-cell>
              <table:table-cell office:value-type="float" office:value="9.998964">
                <text:p>9.998964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.154521">
                <text:p>6.154521</text:p>
              </table:table-cell>
              <table:table-cell office:value-type="float" office:value="5.477154">
                <text:p>5.477154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.353425">
                <text:p>2.353425</text:p>
              </table:table-cell>
              <table:table-cell office:value-type="float" office:value="3.333086">
                <text:p>3.333086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.031303">
                <text:p>1.031303</text:p>
              </table:table-cell>
              <table:table-cell office:value-type="float" office:value="9.738332">
                <text:p>9.738332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.985805">
                <text:p>5.985805</text:p>
              </table:table-cell>
              <table:table-cell office:value-type="float" office:value="6.752312">
                <text:p>6.75231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.895157">
                <text:p>1.895157</text:p>
              </table:table-cell>
              <table:table-cell office:value-type="float" office:value="8.024628">
                <text:p>8.024628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5.645112">
                <text:p>5.645112</text:p>
              </table:table-cell>
              <table:table-cell office:value-type="float" office:value="6.635984">
                <text:p>6.635984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.891059">
                <text:p>1.891059</text:p>
              </table:table-cell>
              <table:table-cell office:value-type="float" office:value="9.018651">
                <text:p>9.018651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6.40747">
                <text:p>6.40747</text:p>
              </table:table-cell>
              <table:table-cell office:value-type="float" office:value="6.652692">
                <text:p>6.65269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.546556">
                <text:p>1.546556</text:p>
              </table:table-cell>
              <table:table-cell office:value-type="float" office:value="9.646998">
                <text:p>9.646998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7.023911">
                <text:p>7.023911</text:p>
              </table:table-cell>
              <table:table-cell office:value-type="float" office:value="6.753609">
                <text:p>6.75360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.515897">
                <text:p>1.515897</text:p>
              </table:table-cell>
              <table:table-cell office:value-type="float" office:value="3.280675">
                <text:p>3.28067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7.910634">
                <text:p>7.910634</text:p>
              </table:table-cell>
              <table:table-cell office:value-type="float" office:value="7.320076">
                <text:p>7.320076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7.787853">
                <text:p>7.787853</text:p>
              </table:table-cell>
              <table:table-cell office:value-type="float" office:value="5.789985">
                <text:p>5.789985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7.099786">
                <text:p>7.099786</text:p>
              </table:table-cell>
              <table:table-cell office:value-type="float" office:value="4.991147">
                <text:p>4.99114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.41786">
                <text:p>1.41786</text:p>
              </table:table-cell>
              <table:table-cell office:value-type="float" office:value="8.268479">
                <text:p>8.268479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.537793">
                <text:p>1.537793</text:p>
              </table:table-cell>
              <table:table-cell office:value-type="float" office:value="9.96516">
                <text:p>9.96516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6.371291">
                <text:p>6.371291</text:p>
              </table:table-cell>
              <table:table-cell office:value-type="float" office:value="6.604017">
                <text:p>6.604017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.302348">
                <text:p>2.302348</text:p>
              </table:table-cell>
              <table:table-cell office:value-type="float" office:value="2.357751">
                <text:p>2.357751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.768257">
                <text:p>0.768257</text:p>
              </table:table-cell>
              <table:table-cell office:value-type="float" office:value="10.042408">
                <text:p>10.042408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.36594">
                <text:p>7.36594</text:p>
              </table:table-cell>
              <table:table-cell office:value-type="float" office:value="5.296234">
                <text:p>5.296234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6.251761">
                <text:p>6.251761</text:p>
              </table:table-cell>
              <table:table-cell office:value-type="float" office:value="5.10368">
                <text:p>5.10368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.79508">
                <text:p>1.79508</text:p>
              </table:table-cell>
              <table:table-cell office:value-type="float" office:value="8.830103">
                <text:p>8.830103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6.506602">
                <text:p>6.506602</text:p>
              </table:table-cell>
              <table:table-cell office:value-type="float" office:value="6.462331">
                <text:p>6.462331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.101753">
                <text:p>7.101753</text:p>
              </table:table-cell>
              <table:table-cell office:value-type="float" office:value="6.731356">
                <text:p>6.731356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.151764">
                <text:p>6.151764</text:p>
              </table:table-cell>
              <table:table-cell office:value-type="float" office:value="5.239537">
                <text:p>5.239537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.871185">
                <text:p>1.871185</text:p>
              </table:table-cell>
              <table:table-cell office:value-type="float" office:value="4.314144">
                <text:p>4.314144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.139931">
                <text:p>2.139931</text:p>
              </table:table-cell>
              <table:table-cell office:value-type="float" office:value="10.174432">
                <text:p>10.17443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.397576">
                <text:p>6.397576</text:p>
              </table:table-cell>
              <table:table-cell office:value-type="float" office:value="5.861002">
                <text:p>5.861002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.910702">
                <text:p>2.910702</text:p>
              </table:table-cell>
              <table:table-cell office:value-type="float" office:value="8.691142">
                <text:p>8.69114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.092194">
                <text:p>2.092194</text:p>
              </table:table-cell>
              <table:table-cell office:value-type="float" office:value="3.169299">
                <text:p>3.16929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.795755">
                <text:p>1.795755</text:p>
              </table:table-cell>
              <table:table-cell office:value-type="float" office:value="9.119555">
                <text:p>9.119555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.675219">
                <text:p>1.675219</text:p>
              </table:table-cell>
              <table:table-cell office:value-type="float" office:value="2.620155">
                <text:p>2.62015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.773066">
                <text:p>1.773066</text:p>
              </table:table-cell>
              <table:table-cell office:value-type="float" office:value="9.60084">
                <text:p>9.60084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8.071315">
                <text:p>8.071315</text:p>
              </table:table-cell>
              <table:table-cell office:value-type="float" office:value="5.764375">
                <text:p>5.764375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.857795">
                <text:p>1.857795</text:p>
              </table:table-cell>
              <table:table-cell office:value-type="float" office:value="3.482583">
                <text:p>3.482583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.789678">
                <text:p>2.789678</text:p>
              </table:table-cell>
              <table:table-cell office:value-type="float" office:value="4.439975">
                <text:p>4.43997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.960076">
                <text:p>5.960076</text:p>
              </table:table-cell>
              <table:table-cell office:value-type="float" office:value="5.694989">
                <text:p>5.694989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.57713">
                <text:p>1.57713</text:p>
              </table:table-cell>
              <table:table-cell office:value-type="float" office:value="9.571006">
                <text:p>9.571006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.799628">
                <text:p>2.799628</text:p>
              </table:table-cell>
              <table:table-cell office:value-type="float" office:value="9.045357">
                <text:p>9.045357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.732607">
                <text:p>2.732607</text:p>
              </table:table-cell>
              <table:table-cell office:value-type="float" office:value="3.526955">
                <text:p>3.52695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.922386">
                <text:p>2.922386</text:p>
              </table:table-cell>
              <table:table-cell office:value-type="float" office:value="8.465108">
                <text:p>8.46510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.03729">
                <text:p>2.03729</text:p>
              </table:table-cell>
              <table:table-cell office:value-type="float" office:value="3.47442">
                <text:p>3.47442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.189056">
                <text:p>2.189056</text:p>
              </table:table-cell>
              <table:table-cell office:value-type="float" office:value="2.298961">
                <text:p>2.29896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6.951631">
                <text:p>6.951631</text:p>
              </table:table-cell>
              <table:table-cell office:value-type="float" office:value="5.361229">
                <text:p>5.36122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6.516469">
                <text:p>6.516469</text:p>
              </table:table-cell>
              <table:table-cell office:value-type="float" office:value="5.736547">
                <text:p>5.736547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6.434369">
                <text:p>6.434369</text:p>
              </table:table-cell>
              <table:table-cell office:value-type="float" office:value="6.64952">
                <text:p>6.6495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7.346113">
                <text:p>7.346113</text:p>
              </table:table-cell>
              <table:table-cell office:value-type="float" office:value="5.732287">
                <text:p>5.732287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6.556431">
                <text:p>6.556431</text:p>
              </table:table-cell>
              <table:table-cell office:value-type="float" office:value="5.978167">
                <text:p>5.978167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.649045">
                <text:p>1.649045</text:p>
              </table:table-cell>
              <table:table-cell office:value-type="float" office:value="3.368842">
                <text:p>3.368842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.889254">
                <text:p>1.889254</text:p>
              </table:table-cell>
              <table:table-cell office:value-type="float" office:value="8.673194">
                <text:p>8.673194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.1514">
                <text:p>2.1514</text:p>
              </table:table-cell>
              <table:table-cell office:value-type="float" office:value="3.67586">
                <text:p>3.6758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.516082">
                <text:p>2.516082</text:p>
              </table:table-cell>
              <table:table-cell office:value-type="float" office:value="10.374228">
                <text:p>10.374228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6.622319">
                <text:p>6.622319</text:p>
              </table:table-cell>
              <table:table-cell office:value-type="float" office:value="6.865296">
                <text:p>6.865296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5.74302">
                <text:p>5.74302</text:p>
              </table:table-cell>
              <table:table-cell office:value-type="float" office:value="6.153306">
                <text:p>6.153306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6.55883">
                <text:p>6.55883</text:p>
              </table:table-cell>
              <table:table-cell office:value-type="float" office:value="6.950675">
                <text:p>6.950675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.451789">
                <text:p>2.451789</text:p>
              </table:table-cell>
              <table:table-cell office:value-type="float" office:value="9.147339">
                <text:p>9.14733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.987676">
                <text:p>1.987676</text:p>
              </table:table-cell>
              <table:table-cell office:value-type="float" office:value="4.335645">
                <text:p>4.33564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.906017">
                <text:p>6.906017</text:p>
              </table:table-cell>
              <table:table-cell office:value-type="float" office:value="5.149257">
                <text:p>5.149257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6.660187">
                <text:p>6.660187</text:p>
              </table:table-cell>
              <table:table-cell office:value-type="float" office:value="6.05233">
                <text:p>6.0523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.553129">
                <text:p>2.553129</text:p>
              </table:table-cell>
              <table:table-cell office:value-type="float" office:value="4.485003">
                <text:p>4.485003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.796202">
                <text:p>1.796202</text:p>
              </table:table-cell>
              <table:table-cell office:value-type="float" office:value="3.183415">
                <text:p>3.183415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.135754">
                <text:p>2.135754</text:p>
              </table:table-cell>
              <table:table-cell office:value-type="float" office:value="4.052236">
                <text:p>4.05223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.532401">
                <text:p>7.532401</text:p>
              </table:table-cell>
              <table:table-cell office:value-type="float" office:value="5.50409">
                <text:p>5.50409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.807382">
                <text:p>1.807382</text:p>
              </table:table-cell>
              <table:table-cell office:value-type="float" office:value="9.28556">
                <text:p>9.28556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.665081">
                <text:p>1.665081</text:p>
              </table:table-cell>
              <table:table-cell office:value-type="float" office:value="2.722817">
                <text:p>2.72281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2.317403">
                <text:p>2.317403</text:p>
              </table:table-cell>
              <table:table-cell office:value-type="float" office:value="3.364812">
                <text:p>3.36481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.845063">
                <text:p>1.845063</text:p>
              </table:table-cell>
              <table:table-cell office:value-type="float" office:value="4.641476">
                <text:p>4.641476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.709575">
                <text:p>5.709575</text:p>
              </table:table-cell>
              <table:table-cell office:value-type="float" office:value="5.255898">
                <text:p>5.25589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.610238">
                <text:p>1.610238</text:p>
              </table:table-cell>
              <table:table-cell office:value-type="float" office:value="3.799738">
                <text:p>3.799738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.106972">
                <text:p>2.106972</text:p>
              </table:table-cell>
              <table:table-cell office:value-type="float" office:value="9.12444">
                <text:p>9.12444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2.879662">
                <text:p>2.879662</text:p>
              </table:table-cell>
              <table:table-cell office:value-type="float" office:value="2.960283">
                <text:p>2.960283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3.121187">
                <text:p>3.121187</text:p>
              </table:table-cell>
              <table:table-cell office:value-type="float" office:value="3.889407">
                <text:p>3.88940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.289645">
                <text:p>2.289645</text:p>
              </table:table-cell>
              <table:table-cell office:value-type="float" office:value="9.314369">
                <text:p>9.314369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.235179">
                <text:p>1.235179</text:p>
              </table:table-cell>
              <table:table-cell office:value-type="float" office:value="10.291862">
                <text:p>10.29186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.549745">
                <text:p>6.549745</text:p>
              </table:table-cell>
              <table:table-cell office:value-type="float" office:value="7.024812">
                <text:p>7.024812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5.728532">
                <text:p>5.728532</text:p>
              </table:table-cell>
              <table:table-cell office:value-type="float" office:value="5.881843">
                <text:p>5.881843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.6877">
                <text:p>6.6877</text:p>
              </table:table-cell>
              <table:table-cell office:value-type="float" office:value="6.373941">
                <text:p>6.37394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.99381">
                <text:p>5.99381</text:p>
              </table:table-cell>
              <table:table-cell office:value-type="float" office:value="6.297066">
                <text:p>6.297066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.90298">
                <text:p>1.90298</text:p>
              </table:table-cell>
              <table:table-cell office:value-type="float" office:value="9.175331">
                <text:p>9.17533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.400864">
                <text:p>6.400864</text:p>
              </table:table-cell>
              <table:table-cell office:value-type="float" office:value="6.319706">
                <text:p>6.319706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.912052">
                <text:p>1.912052</text:p>
              </table:table-cell>
              <table:table-cell office:value-type="float" office:value="8.703571">
                <text:p>8.703571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.785384">
                <text:p>1.785384</text:p>
              </table:table-cell>
              <table:table-cell office:value-type="float" office:value="8.853502">
                <text:p>8.853502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.069486">
                <text:p>2.069486</text:p>
              </table:table-cell>
              <table:table-cell office:value-type="float" office:value="9.067567">
                <text:p>9.067567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.426711">
                <text:p>0.426711</text:p>
              </table:table-cell>
              <table:table-cell office:value-type="float" office:value="10.124816">
                <text:p>10.124816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.079977">
                <text:p>2.079977</text:p>
              </table:table-cell>
              <table:table-cell office:value-type="float" office:value="3.669664">
                <text:p>3.66966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.835387">
                <text:p>0.835387</text:p>
              </table:table-cell>
              <table:table-cell office:value-type="float" office:value="8.74727">
                <text:p>8.74727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.906125">
                <text:p>5.906125</text:p>
              </table:table-cell>
              <table:table-cell office:value-type="float" office:value="5.633614">
                <text:p>5.633614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.167">
                <text:p>1.167</text:p>
              </table:table-cell>
              <table:table-cell office:value-type="float" office:value="9.051364">
                <text:p>9.051364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6.791465">
                <text:p>6.791465</text:p>
              </table:table-cell>
              <table:table-cell office:value-type="float" office:value="6.100417">
                <text:p>6.10041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5.919167">
                <text:p>5.919167</text:p>
              </table:table-cell>
              <table:table-cell office:value-type="float" office:value="6.069173">
                <text:p>6.069173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.729379">
                <text:p>2.729379</text:p>
              </table:table-cell>
              <table:table-cell office:value-type="float" office:value="9.136366">
                <text:p>9.136366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6.660745">
                <text:p>6.660745</text:p>
              </table:table-cell>
              <table:table-cell office:value-type="float" office:value="6.627209">
                <text:p>6.627209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.798237">
                <text:p>2.798237</text:p>
              </table:table-cell>
              <table:table-cell office:value-type="float" office:value="8.852314">
                <text:p>8.852314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.89376">
                <text:p>1.89376</text:p>
              </table:table-cell>
              <table:table-cell office:value-type="float" office:value="2.648008">
                <text:p>2.648008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3.155269">
                <text:p>3.155269</text:p>
              </table:table-cell>
              <table:table-cell office:value-type="float" office:value="9.029144">
                <text:p>9.029144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.809077">
                <text:p>0.809077</text:p>
              </table:table-cell>
              <table:table-cell office:value-type="float" office:value="3.318754">
                <text:p>3.318754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.842517">
                <text:p>2.842517</text:p>
              </table:table-cell>
              <table:table-cell office:value-type="float" office:value="3.749877">
                <text:p>3.749877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.76294">
                <text:p>1.76294</text:p>
              </table:table-cell>
              <table:table-cell office:value-type="float" office:value="3.714096">
                <text:p>3.714096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8.174579">
                <text:p>8.174579</text:p>
              </table:table-cell>
              <table:table-cell office:value-type="float" office:value="6.507607">
                <text:p>6.507607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7.200063">
                <text:p>7.200063</text:p>
              </table:table-cell>
              <table:table-cell office:value-type="float" office:value="5.600905">
                <text:p>5.60090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2.871872">
                <text:p>2.871872</text:p>
              </table:table-cell>
              <table:table-cell office:value-type="float" office:value="3.410665">
                <text:p>3.41066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.020793">
                <text:p>2.020793</text:p>
              </table:table-cell>
              <table:table-cell office:value-type="float" office:value="3.97973">
                <text:p>3.97973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.809586">
                <text:p>6.809586</text:p>
              </table:table-cell>
              <table:table-cell office:value-type="float" office:value="6.298084">
                <text:p>6.298084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.857104">
                <text:p>2.857104</text:p>
              </table:table-cell>
              <table:table-cell office:value-type="float" office:value="4.078366">
                <text:p>4.078366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.465857">
                <text:p>2.465857</text:p>
              </table:table-cell>
              <table:table-cell office:value-type="float" office:value="8.388036">
                <text:p>8.388036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.625838">
                <text:p>1.625838</text:p>
              </table:table-cell>
              <table:table-cell office:value-type="float" office:value="8.287073">
                <text:p>8.287073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3.05317">
                <text:p>3.05317</text:p>
              </table:table-cell>
              <table:table-cell office:value-type="float" office:value="8.148412">
                <text:p>8.14841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.981706">
                <text:p>5.981706</text:p>
              </table:table-cell>
              <table:table-cell office:value-type="float" office:value="5.737364">
                <text:p>5.737364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.398822">
                <text:p>1.398822</text:p>
              </table:table-cell>
              <table:table-cell office:value-type="float" office:value="9.009961">
                <text:p>9.009961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.020611">
                <text:p>2.020611</text:p>
              </table:table-cell>
              <table:table-cell office:value-type="float" office:value="8.867584">
                <text:p>8.86758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6.704718">
                <text:p>6.704718</text:p>
              </table:table-cell>
              <table:table-cell office:value-type="float" office:value="5.074577">
                <text:p>5.074577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7.098396">
                <text:p>7.098396</text:p>
              </table:table-cell>
              <table:table-cell office:value-type="float" office:value="5.002905">
                <text:p>5.00290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.759079">
                <text:p>1.759079</text:p>
              </table:table-cell>
              <table:table-cell office:value-type="float" office:value="9.502893">
                <text:p>9.50289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.019651">
                <text:p>3.019651</text:p>
              </table:table-cell>
              <table:table-cell office:value-type="float" office:value="3.848124">
                <text:p>3.848124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.445618">
                <text:p>1.445618</text:p>
              </table:table-cell>
              <table:table-cell office:value-type="float" office:value="8.908728">
                <text:p>8.908728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6.727317">
                <text:p>6.727317</text:p>
              </table:table-cell>
              <table:table-cell office:value-type="float" office:value="6.573989">
                <text:p>6.57398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.489798">
                <text:p>1.489798</text:p>
              </table:table-cell>
              <table:table-cell office:value-type="float" office:value="4.576549">
                <text:p>4.57654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.865439">
                <text:p>0.865439</text:p>
              </table:table-cell>
              <table:table-cell office:value-type="float" office:value="9.554415">
                <text:p>9.55441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.07267">
                <text:p>1.07267</text:p>
              </table:table-cell>
              <table:table-cell office:value-type="float" office:value="8.167068">
                <text:p>8.167068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.394544">
                <text:p>1.394544</text:p>
              </table:table-cell>
              <table:table-cell office:value-type="float" office:value="9.430169">
                <text:p>9.43016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.440383">
                <text:p>1.440383</text:p>
              </table:table-cell>
              <table:table-cell office:value-type="float" office:value="9.094659">
                <text:p>9.094659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.201094">
                <text:p>2.201094</text:p>
              </table:table-cell>
              <table:table-cell office:value-type="float" office:value="9.600752">
                <text:p>9.60075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.808045">
                <text:p>2.808045</text:p>
              </table:table-cell>
              <table:table-cell office:value-type="float" office:value="2.868382">
                <text:p>2.86838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.923983">
                <text:p>2.923983</text:p>
              </table:table-cell>
              <table:table-cell office:value-type="float" office:value="3.765082">
                <text:p>3.765082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3.010617">
                <text:p>3.010617</text:p>
              </table:table-cell>
              <table:table-cell office:value-type="float" office:value="2.750388">
                <text:p>2.75038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.684616">
                <text:p>1.684616</text:p>
              </table:table-cell>
              <table:table-cell office:value-type="float" office:value="8.536865">
                <text:p>8.53686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7.663801">
                <text:p>7.663801</text:p>
              </table:table-cell>
              <table:table-cell office:value-type="float" office:value="5.66237">
                <text:p>5.66237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2.013983">
                <text:p>2.013983</text:p>
              </table:table-cell>
              <table:table-cell office:value-type="float" office:value="2.996477">
                <text:p>2.996477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.748736">
                <text:p>1.748736</text:p>
              </table:table-cell>
              <table:table-cell office:value-type="float" office:value="9.637137">
                <text:p>9.637137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.491365">
                <text:p>1.491365</text:p>
              </table:table-cell>
              <table:table-cell office:value-type="float" office:value="3.578369">
                <text:p>3.578369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.604559">
                <text:p>2.604559</text:p>
              </table:table-cell>
              <table:table-cell office:value-type="float" office:value="2.91572">
                <text:p>2.9157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.829996">
                <text:p>1.829996</text:p>
              </table:table-cell>
              <table:table-cell office:value-type="float" office:value="4.155947">
                <text:p>4.155947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.683738">
                <text:p>1.683738</text:p>
              </table:table-cell>
              <table:table-cell office:value-type="float" office:value="9.161887">
                <text:p>9.161887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.204004">
                <text:p>2.204004</text:p>
              </table:table-cell>
              <table:table-cell office:value-type="float" office:value="8.713113">
                <text:p>8.71311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.070575">
                <text:p>2.070575</text:p>
              </table:table-cell>
              <table:table-cell office:value-type="float" office:value="8.736947">
                <text:p>8.736947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6.786145">
                <text:p>6.786145</text:p>
              </table:table-cell>
              <table:table-cell office:value-type="float" office:value="6.499443">
                <text:p>6.499443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6.715749">
                <text:p>6.715749</text:p>
              </table:table-cell>
              <table:table-cell office:value-type="float" office:value="5.043604">
                <text:p>5.043604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7.543665">
                <text:p>7.543665</text:p>
              </table:table-cell>
              <table:table-cell office:value-type="float" office:value="5.805327">
                <text:p>5.80532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.831188">
                <text:p>2.831188</text:p>
              </table:table-cell>
              <table:table-cell office:value-type="float" office:value="2.840908">
                <text:p>2.840908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.704224">
                <text:p>2.704224</text:p>
              </table:table-cell>
              <table:table-cell office:value-type="float" office:value="2.406189">
                <text:p>2.40618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.750328">
                <text:p>1.750328</text:p>
              </table:table-cell>
              <table:table-cell office:value-type="float" office:value="9.957346">
                <text:p>9.957346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5.914348">
                <text:p>5.914348</text:p>
              </table:table-cell>
              <table:table-cell office:value-type="float" office:value="5.164359">
                <text:p>5.164359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.236727">
                <text:p>2.236727</text:p>
              </table:table-cell>
              <table:table-cell office:value-type="float" office:value="4.217072">
                <text:p>4.21707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.269413">
                <text:p>2.269413</text:p>
              </table:table-cell>
              <table:table-cell office:value-type="float" office:value="3.394272">
                <text:p>3.39427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.19182">
                <text:p>1.19182</text:p>
              </table:table-cell>
              <table:table-cell office:value-type="float" office:value="3.371692">
                <text:p>3.37169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.993588">
                <text:p>1.993588</text:p>
              </table:table-cell>
              <table:table-cell office:value-type="float" office:value="2.665109">
                <text:p>2.665109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5.471647">
                <text:p>5.471647</text:p>
              </table:table-cell>
              <table:table-cell office:value-type="float" office:value="4.967978">
                <text:p>4.967978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3.175928">
                <text:p>3.175928</text:p>
              </table:table-cell>
              <table:table-cell office:value-type="float" office:value="3.570444">
                <text:p>3.570444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6.148663">
                <text:p>6.148663</text:p>
              </table:table-cell>
              <table:table-cell office:value-type="float" office:value="7.08806">
                <text:p>7.08806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.509562">
                <text:p>2.509562</text:p>
              </table:table-cell>
              <table:table-cell office:value-type="float" office:value="3.452679">
                <text:p>3.452679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.598677">
                <text:p>1.598677</text:p>
              </table:table-cell>
              <table:table-cell office:value-type="float" office:value="9.992115">
                <text:p>9.992115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.142689">
                <text:p>1.142689</text:p>
              </table:table-cell>
              <table:table-cell office:value-type="float" office:value="9.404209">
                <text:p>9.40420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7.911022">
                <text:p>7.911022</text:p>
              </table:table-cell>
              <table:table-cell office:value-type="float" office:value="5.763759">
                <text:p>5.763759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3.522072">
                <text:p>3.522072</text:p>
              </table:table-cell>
              <table:table-cell office:value-type="float" office:value="2.804031">
                <text:p>2.80403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.662358">
                <text:p>1.662358</text:p>
              </table:table-cell>
              <table:table-cell office:value-type="float" office:value="8.880058">
                <text:p>8.880058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.423107">
                <text:p>1.423107</text:p>
              </table:table-cell>
              <table:table-cell office:value-type="float" office:value="9.614306">
                <text:p>9.61430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6.412729">
                <text:p>6.412729</text:p>
              </table:table-cell>
              <table:table-cell office:value-type="float" office:value="6.806506">
                <text:p>6.806506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7.188193">
                <text:p>7.188193</text:p>
              </table:table-cell>
              <table:table-cell office:value-type="float" office:value="6.083189">
                <text:p>6.08318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.998427">
                <text:p>1.998427</text:p>
              </table:table-cell>
              <table:table-cell office:value-type="float" office:value="2.986909">
                <text:p>2.98690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.580011">
                <text:p>1.580011</text:p>
              </table:table-cell>
              <table:table-cell office:value-type="float" office:value="4.248367">
                <text:p>4.248367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.143957">
                <text:p>1.143957</text:p>
              </table:table-cell>
              <table:table-cell office:value-type="float" office:value="8.786217">
                <text:p>8.786217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6.357627">
                <text:p>6.357627</text:p>
              </table:table-cell>
              <table:table-cell office:value-type="float" office:value="5.148438">
                <text:p>5.148438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6.928651">
                <text:p>6.928651</text:p>
              </table:table-cell>
              <table:table-cell office:value-type="float" office:value="5.899486">
                <text:p>5.899486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2.170374">
                <text:p>2.170374</text:p>
              </table:table-cell>
              <table:table-cell office:value-type="float" office:value="3.135058">
                <text:p>3.135058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6.633319">
                <text:p>6.633319</text:p>
              </table:table-cell>
              <table:table-cell office:value-type="float" office:value="6.341427">
                <text:p>6.341427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.134218">
                <text:p>2.134218</text:p>
              </table:table-cell>
              <table:table-cell office:value-type="float" office:value="9.044158">
                <text:p>9.044158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.703614">
                <text:p>1.703614</text:p>
              </table:table-cell>
              <table:table-cell office:value-type="float" office:value="8.359219">
                <text:p>8.359219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.358364">
                <text:p>1.358364</text:p>
              </table:table-cell>
              <table:table-cell office:value-type="float" office:value="9.662241">
                <text:p>9.662241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7.352709">
                <text:p>7.352709</text:p>
              </table:table-cell>
              <table:table-cell office:value-type="float" office:value="5.776467">
                <text:p>5.776467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7.28624">
                <text:p>7.28624</text:p>
              </table:table-cell>
              <table:table-cell office:value-type="float" office:value="6.337495">
                <text:p>6.33749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.083525">
                <text:p>2.083525</text:p>
              </table:table-cell>
              <table:table-cell office:value-type="float" office:value="8.176887">
                <text:p>8.176887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.227369">
                <text:p>2.227369</text:p>
              </table:table-cell>
              <table:table-cell office:value-type="float" office:value="2.928621">
                <text:p>2.92862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.235983">
                <text:p>1.235983</text:p>
              </table:table-cell>
              <table:table-cell office:value-type="float" office:value="8.094268">
                <text:p>8.094268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6.367752">
                <text:p>6.367752</text:p>
              </table:table-cell>
              <table:table-cell office:value-type="float" office:value="4.825436">
                <text:p>4.82543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5.470579">
                <text:p>5.470579</text:p>
              </table:table-cell>
              <table:table-cell office:value-type="float" office:value="5.801172">
                <text:p>5.801172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.544809">
                <text:p>1.544809</text:p>
              </table:table-cell>
              <table:table-cell office:value-type="float" office:value="9.007202">
                <text:p>9.00720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.911574">
                <text:p>1.911574</text:p>
              </table:table-cell>
              <table:table-cell office:value-type="float" office:value="8.83795">
                <text:p>8.8379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.544061">
                <text:p>1.544061</text:p>
              </table:table-cell>
              <table:table-cell office:value-type="float" office:value="8.905281">
                <text:p>8.905281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3.19532">
                <text:p>3.19532</text:p>
              </table:table-cell>
              <table:table-cell office:value-type="float" office:value="3.406325">
                <text:p>3.406325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.826876">
                <text:p>1.826876</text:p>
              </table:table-cell>
              <table:table-cell office:value-type="float" office:value="3.709872">
                <text:p>3.709872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.544398">
                <text:p>2.544398</text:p>
              </table:table-cell>
              <table:table-cell office:value-type="float" office:value="3.451906">
                <text:p>3.451906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.251475">
                <text:p>1.251475</text:p>
              </table:table-cell>
              <table:table-cell office:value-type="float" office:value="2.663724">
                <text:p>2.663724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6.621875">
                <text:p>6.621875</text:p>
              </table:table-cell>
              <table:table-cell office:value-type="float" office:value="5.770165">
                <text:p>5.77016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6.829819">
                <text:p>6.829819</text:p>
              </table:table-cell>
              <table:table-cell office:value-type="float" office:value="5.528931">
                <text:p>5.528931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.095262">
                <text:p>1.095262</text:p>
              </table:table-cell>
              <table:table-cell office:value-type="float" office:value="10.070967">
                <text:p>10.070967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6.635617">
                <text:p>6.635617</text:p>
              </table:table-cell>
              <table:table-cell office:value-type="float" office:value="6.270398">
                <text:p>6.27039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.011939">
                <text:p>2.011939</text:p>
              </table:table-cell>
              <table:table-cell office:value-type="float" office:value="3.453819">
                <text:p>3.453819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7.332778">
                <text:p>7.332778</text:p>
              </table:table-cell>
              <table:table-cell office:value-type="float" office:value="6.810245">
                <text:p>6.810245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.674477">
                <text:p>1.674477</text:p>
              </table:table-cell>
              <table:table-cell office:value-type="float" office:value="3.276485">
                <text:p>3.276485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.172876">
                <text:p>2.172876</text:p>
              </table:table-cell>
              <table:table-cell office:value-type="float" office:value="3.130375">
                <text:p>3.13037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.805232">
                <text:p>1.805232</text:p>
              </table:table-cell>
              <table:table-cell office:value-type="float" office:value="9.023039">
                <text:p>9.023039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.606132">
                <text:p>7.606132</text:p>
              </table:table-cell>
              <table:table-cell office:value-type="float" office:value="4.908422">
                <text:p>4.908422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.528256">
                <text:p>7.528256</text:p>
              </table:table-cell>
              <table:table-cell office:value-type="float" office:value="5.157346">
                <text:p>5.157346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.621447">
                <text:p>0.621447</text:p>
              </table:table-cell>
              <table:table-cell office:value-type="float" office:value="9.286138">
                <text:p>9.286138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7.110707">
                <text:p>7.110707</text:p>
              </table:table-cell>
              <table:table-cell office:value-type="float" office:value="5.916833">
                <text:p>5.916833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.792276">
                <text:p>6.792276</text:p>
              </table:table-cell>
              <table:table-cell office:value-type="float" office:value="6.404894">
                <text:p>6.404894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.153928">
                <text:p>1.153928</text:p>
              </table:table-cell>
              <table:table-cell office:value-type="float" office:value="10.110441">
                <text:p>10.110441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.036948">
                <text:p>1.036948</text:p>
              </table:table-cell>
              <table:table-cell office:value-type="float" office:value="10.014254">
                <text:p>10.014254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.369986">
                <text:p>1.369986</text:p>
              </table:table-cell>
              <table:table-cell office:value-type="float" office:value="8.416762">
                <text:p>8.416762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.930323">
                <text:p>1.930323</text:p>
              </table:table-cell>
              <table:table-cell office:value-type="float" office:value="9.797213">
                <text:p>9.797213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.109418">
                <text:p>2.109418</text:p>
              </table:table-cell>
              <table:table-cell office:value-type="float" office:value="4.682909">
                <text:p>4.682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.793757">
                <text:p>6.793757</text:p>
              </table:table-cell>
              <table:table-cell office:value-type="float" office:value="6.794379">
                <text:p>6.794379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.950689">
                <text:p>1.950689</text:p>
              </table:table-cell>
              <table:table-cell office:value-type="float" office:value="9.30944">
                <text:p>9.30944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2.894594">
                <text:p>2.894594</text:p>
              </table:table-cell>
              <table:table-cell office:value-type="float" office:value="3.506272">
                <text:p>3.50627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2.198051">
                <text:p>2.198051</text:p>
              </table:table-cell>
              <table:table-cell office:value-type="float" office:value="8.820235">
                <text:p>8.820235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.708855">
                <text:p>1.708855</text:p>
              </table:table-cell>
              <table:table-cell office:value-type="float" office:value="8.638224">
                <text:p>8.638224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.215477">
                <text:p>1.215477</text:p>
              </table:table-cell>
              <table:table-cell office:value-type="float" office:value="8.659207">
                <text:p>8.659207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2.227258">
                <text:p>2.227258</text:p>
              </table:table-cell>
              <table:table-cell office:value-type="float" office:value="9.805261">
                <text:p>9.805261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.753693">
                <text:p>1.753693</text:p>
              </table:table-cell>
              <table:table-cell office:value-type="float" office:value="8.749924">
                <text:p>8.749924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2.130575">
                <text:p>2.130575</text:p>
              </table:table-cell>
              <table:table-cell office:value-type="float" office:value="3.072851">
                <text:p>3.07285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.512545">
                <text:p>1.512545</text:p>
              </table:table-cell>
              <table:table-cell office:value-type="float" office:value="8.538333">
                <text:p>8.538333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5.975894">
                <text:p>5.975894</text:p>
              </table:table-cell>
              <table:table-cell office:value-type="float" office:value="5.804609">
                <text:p>5.80460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6.044029">
                <text:p>6.044029</text:p>
              </table:table-cell>
              <table:table-cell office:value-type="float" office:value="6.823153">
                <text:p>6.823153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6.542441">
                <text:p>6.542441</text:p>
              </table:table-cell>
              <table:table-cell office:value-type="float" office:value="5.34955">
                <text:p>5.34955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.982012">
                <text:p>5.982012</text:p>
              </table:table-cell>
              <table:table-cell office:value-type="float" office:value="6.765751">
                <text:p>6.765751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2.403779">
                <text:p>2.403779</text:p>
              </table:table-cell>
              <table:table-cell office:value-type="float" office:value="8.962578">
                <text:p>8.962578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.804196">
                <text:p>1.804196</text:p>
              </table:table-cell>
              <table:table-cell office:value-type="float" office:value="4.671673">
                <text:p>4.67167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.09803">
                <text:p>1.09803</text:p>
              </table:table-cell>
              <table:table-cell office:value-type="float" office:value="3.751663">
                <text:p>3.75166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.82537">
                <text:p>1.82537</text:p>
              </table:table-cell>
              <table:table-cell office:value-type="float" office:value="2.851322">
                <text:p>2.851322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2.920078">
                <text:p>2.920078</text:p>
              </table:table-cell>
              <table:table-cell office:value-type="float" office:value="9.810368">
                <text:p>9.810368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.978494">
                <text:p>0.978494</text:p>
              </table:table-cell>
              <table:table-cell office:value-type="float" office:value="8.074386">
                <text:p>8.074386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.928414">
                <text:p>1.928414</text:p>
              </table:table-cell>
              <table:table-cell office:value-type="float" office:value="9.601415">
                <text:p>9.60141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5.562964">
                <text:p>5.562964</text:p>
              </table:table-cell>
              <table:table-cell office:value-type="float" office:value="5.690306">
                <text:p>5.690306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7.623688">
                <text:p>7.623688</text:p>
              </table:table-cell>
              <table:table-cell office:value-type="float" office:value="7.199294">
                <text:p>7.199294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.528913">
                <text:p>1.528913</text:p>
              </table:table-cell>
              <table:table-cell office:value-type="float" office:value="8.850287">
                <text:p>8.850287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.85093">
                <text:p>2.85093</text:p>
              </table:table-cell>
              <table:table-cell office:value-type="float" office:value="2.585648">
                <text:p>2.58564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6.517335">
                <text:p>6.517335</text:p>
              </table:table-cell>
              <table:table-cell office:value-type="float" office:value="5.75182">
                <text:p>5.75182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.919514">
                <text:p>1.919514</text:p>
              </table:table-cell>
              <table:table-cell office:value-type="float" office:value="8.969227">
                <text:p>8.969227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.691755">
                <text:p>1.691755</text:p>
              </table:table-cell>
              <table:table-cell office:value-type="float" office:value="8.95583">
                <text:p>8.95583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6.149485">
                <text:p>6.149485</text:p>
              </table:table-cell>
              <table:table-cell office:value-type="float" office:value="5.664082">
                <text:p>5.664082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.552777">
                <text:p>2.552777</text:p>
              </table:table-cell>
              <table:table-cell office:value-type="float" office:value="3.651037">
                <text:p>3.65103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7.363035">
                <text:p>7.363035</text:p>
              </table:table-cell>
              <table:table-cell office:value-type="float" office:value="5.819267">
                <text:p>5.819267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6.080025">
                <text:p>6.080025</text:p>
              </table:table-cell>
              <table:table-cell office:value-type="float" office:value="4.966116">
                <text:p>4.966116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7.010715">
                <text:p>7.010715</text:p>
              </table:table-cell>
              <table:table-cell office:value-type="float" office:value="6.028456">
                <text:p>6.028456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.095626">
                <text:p>1.095626</text:p>
              </table:table-cell>
              <table:table-cell office:value-type="float" office:value="3.028014">
                <text:p>3.028014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.996546">
                <text:p>5.996546</text:p>
              </table:table-cell>
              <table:table-cell office:value-type="float" office:value="5.390198">
                <text:p>5.39019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2.995307">
                <text:p>2.995307</text:p>
              </table:table-cell>
              <table:table-cell office:value-type="float" office:value="3.25465">
                <text:p>3.2546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2.429421">
                <text:p>2.429421</text:p>
              </table:table-cell>
              <table:table-cell office:value-type="float" office:value="10.353208">
                <text:p>10.353208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6.831972">
                <text:p>6.831972</text:p>
              </table:table-cell>
              <table:table-cell office:value-type="float" office:value="5.603314">
                <text:p>5.603314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.406872">
                <text:p>1.406872</text:p>
              </table:table-cell>
              <table:table-cell office:value-type="float" office:value="4.368787">
                <text:p>4.368787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6.836606">
                <text:p>6.836606</text:p>
              </table:table-cell>
              <table:table-cell office:value-type="float" office:value="6.620799">
                <text:p>6.620799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7.338092">
                <text:p>7.338092</text:p>
              </table:table-cell>
              <table:table-cell office:value-type="float" office:value="6.014366">
                <text:p>6.014366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.321606">
                <text:p>1.321606</text:p>
              </table:table-cell>
              <table:table-cell office:value-type="float" office:value="3.437051">
                <text:p>3.437051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7.084972">
                <text:p>7.084972</text:p>
              </table:table-cell>
              <table:table-cell office:value-type="float" office:value="6.258548">
                <text:p>6.258548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2.81831">
                <text:p>2.81831</text:p>
              </table:table-cell>
              <table:table-cell office:value-type="float" office:value="3.750046">
                <text:p>3.750046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.159698">
                <text:p>2.159698</text:p>
              </table:table-cell>
              <table:table-cell office:value-type="float" office:value="4.058755">
                <text:p>4.058755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2.537202">
                <text:p>2.537202</text:p>
              </table:table-cell>
              <table:table-cell office:value-type="float" office:value="3.449097">
                <text:p>3.449097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.62175">
                <text:p>5.62175</text:p>
              </table:table-cell>
              <table:table-cell office:value-type="float" office:value="4.949916">
                <text:p>4.94991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6.517936">
                <text:p>6.517936</text:p>
              </table:table-cell>
              <table:table-cell office:value-type="float" office:value="5.92302">
                <text:p>5.92302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.601153">
                <text:p>1.601153</text:p>
              </table:table-cell>
              <table:table-cell office:value-type="float" office:value="2.909049">
                <text:p>2.909049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5.800165">
                <text:p>5.800165</text:p>
              </table:table-cell>
              <table:table-cell office:value-type="float" office:value="6.337618">
                <text:p>6.337618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2.424552">
                <text:p>2.424552</text:p>
              </table:table-cell>
              <table:table-cell office:value-type="float" office:value="3.226483">
                <text:p>3.226483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.199184">
                <text:p>3.199184</text:p>
              </table:table-cell>
              <table:table-cell office:value-type="float" office:value="3.764254">
                <text:p>3.76425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.145981">
                <text:p>1.145981</text:p>
              </table:table-cell>
              <table:table-cell office:value-type="float" office:value="8.744356">
                <text:p>8.744356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.818384">
                <text:p>0.818384</text:p>
              </table:table-cell>
              <table:table-cell office:value-type="float" office:value="4.261894">
                <text:p>4.261894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2.967496">
                <text:p>2.967496</text:p>
              </table:table-cell>
              <table:table-cell office:value-type="float" office:value="3.134858">
                <text:p>3.134858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.664883">
                <text:p>2.664883</text:p>
              </table:table-cell>
              <table:table-cell office:value-type="float" office:value="3.202559">
                <text:p>3.20255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6.942042">
                <text:p>6.942042</text:p>
              </table:table-cell>
              <table:table-cell office:value-type="float" office:value="6.801945">
                <text:p>6.801945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.422921">
                <text:p>1.422921</text:p>
              </table:table-cell>
              <table:table-cell office:value-type="float" office:value="9.549485">
                <text:p>9.549485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.704718">
                <text:p>0.704718</text:p>
              </table:table-cell>
              <table:table-cell office:value-type="float" office:value="3.878777">
                <text:p>3.878777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2.518854">
                <text:p>2.518854</text:p>
              </table:table-cell>
              <table:table-cell office:value-type="float" office:value="9.726125">
                <text:p>9.726125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2.925691">
                <text:p>2.925691</text:p>
              </table:table-cell>
              <table:table-cell office:value-type="float" office:value="2.882259">
                <text:p>2.88225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.743843">
                <text:p>2.743843</text:p>
              </table:table-cell>
              <table:table-cell office:value-type="float" office:value="9.722483">
                <text:p>9.72248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.683314">
                <text:p>1.683314</text:p>
              </table:table-cell>
              <table:table-cell office:value-type="float" office:value="8.701197">
                <text:p>8.70119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.161309">
                <text:p>2.161309</text:p>
              </table:table-cell>
              <table:table-cell office:value-type="float" office:value="4.578928">
                <text:p>4.578928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.692153">
                <text:p>1.692153</text:p>
              </table:table-cell>
              <table:table-cell office:value-type="float" office:value="9.13667">
                <text:p>9.13667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8.007536">
                <text:p>8.007536</text:p>
              </table:table-cell>
              <table:table-cell office:value-type="float" office:value="6.29804">
                <text:p>6.29804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.826443">
                <text:p>1.826443</text:p>
              </table:table-cell>
              <table:table-cell office:value-type="float" office:value="4.354107">
                <text:p>4.354107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.108528">
                <text:p>2.108528</text:p>
              </table:table-cell>
              <table:table-cell office:value-type="float" office:value="2.758209">
                <text:p>2.758209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5.484603">
                <text:p>5.484603</text:p>
              </table:table-cell>
              <table:table-cell office:value-type="float" office:value="6.179817">
                <text:p>6.179817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.256798">
                <text:p>2.256798</text:p>
              </table:table-cell>
              <table:table-cell office:value-type="float" office:value="9.336117">
                <text:p>9.336117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5.528973">
                <text:p>5.528973</text:p>
              </table:table-cell>
              <table:table-cell office:value-type="float" office:value="4.679083">
                <text:p>4.679083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.384099">
                <text:p>1.384099</text:p>
              </table:table-cell>
              <table:table-cell office:value-type="float" office:value="4.100205">
                <text:p>4.100205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.818353">
                <text:p>0.818353</text:p>
              </table:table-cell>
              <table:table-cell office:value-type="float" office:value="9.095767">
                <text:p>9.095767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6.878696">
                <text:p>6.878696</text:p>
              </table:table-cell>
              <table:table-cell office:value-type="float" office:value="7.097227">
                <text:p>7.097227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6.23001">
                <text:p>6.23001</text:p>
              </table:table-cell>
              <table:table-cell office:value-type="float" office:value="6.112024">
                <text:p>6.112024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.64456">
                <text:p>1.64456</text:p>
              </table:table-cell>
              <table:table-cell office:value-type="float" office:value="3.150962">
                <text:p>3.15096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.569848">
                <text:p>1.569848</text:p>
              </table:table-cell>
              <table:table-cell office:value-type="float" office:value="3.14575">
                <text:p>3.14575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2.482418">
                <text:p>2.482418</text:p>
              </table:table-cell>
              <table:table-cell office:value-type="float" office:value="3.742602">
                <text:p>3.742602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2.808349">
                <text:p>2.808349</text:p>
              </table:table-cell>
              <table:table-cell office:value-type="float" office:value="3.362716">
                <text:p>3.362716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2.408006">
                <text:p>2.408006</text:p>
              </table:table-cell>
              <table:table-cell office:value-type="float" office:value="8.994634">
                <text:p>8.994634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6.588562">
                <text:p>6.588562</text:p>
              </table:table-cell>
              <table:table-cell office:value-type="float" office:value="5.849676">
                <text:p>5.849676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5.900919">
                <text:p>5.900919</text:p>
              </table:table-cell>
              <table:table-cell office:value-type="float" office:value="5.453489">
                <text:p>5.453489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.311619">
                <text:p>1.311619</text:p>
              </table:table-cell>
              <table:table-cell office:value-type="float" office:value="8.729854">
                <text:p>8.729854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2.320342">
                <text:p>2.320342</text:p>
              </table:table-cell>
              <table:table-cell office:value-type="float" office:value="2.92132">
                <text:p>2.92132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2.565339">
                <text:p>2.565339</text:p>
              </table:table-cell>
              <table:table-cell office:value-type="float" office:value="2.841841">
                <text:p>2.841841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2.523077">
                <text:p>2.523077</text:p>
              </table:table-cell>
              <table:table-cell office:value-type="float" office:value="9.699496">
                <text:p>9.699496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.797395">
                <text:p>0.797395</text:p>
              </table:table-cell>
              <table:table-cell office:value-type="float" office:value="9.260893">
                <text:p>9.260893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2.778103">
                <text:p>2.778103</text:p>
              </table:table-cell>
              <table:table-cell office:value-type="float" office:value="2.764896">
                <text:p>2.764896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.447274">
                <text:p>1.447274</text:p>
              </table:table-cell>
              <table:table-cell office:value-type="float" office:value="2.098539">
                <text:p>2.098539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6.446628">
                <text:p>6.446628</text:p>
              </table:table-cell>
              <table:table-cell office:value-type="float" office:value="6.180709">
                <text:p>6.180709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6.341649">
                <text:p>6.341649</text:p>
              </table:table-cell>
              <table:table-cell office:value-type="float" office:value="5.880981">
                <text:p>5.88098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.895874">
                <text:p>1.895874</text:p>
              </table:table-cell>
              <table:table-cell office:value-type="float" office:value="3.599933">
                <text:p>3.599933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2.101194">
                <text:p>2.101194</text:p>
              </table:table-cell>
              <table:table-cell office:value-type="float" office:value="9.175018">
                <text:p>9.175018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2.40042">
                <text:p>2.40042</text:p>
              </table:table-cell>
              <table:table-cell office:value-type="float" office:value="8.588728">
                <text:p>8.588728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.457818">
                <text:p>3.457818</text:p>
              </table:table-cell>
              <table:table-cell office:value-type="float" office:value="4.029387">
                <text:p>4.029387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2.2165">
                <text:p>2.2165</text:p>
              </table:table-cell>
              <table:table-cell office:value-type="float" office:value="9.122289">
                <text:p>9.122289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6.560922">
                <text:p>6.560922</text:p>
              </table:table-cell>
              <table:table-cell office:value-type="float" office:value="5.763968">
                <text:p>5.763968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.171454">
                <text:p>1.171454</text:p>
              </table:table-cell>
              <table:table-cell office:value-type="float" office:value="3.91583">
                <text:p>3.91583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.200629">
                <text:p>2.200629</text:p>
              </table:table-cell>
              <table:table-cell office:value-type="float" office:value="8.772332">
                <text:p>8.772332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.799882">
                <text:p>1.799882</text:p>
              </table:table-cell>
              <table:table-cell office:value-type="float" office:value="9.936566">
                <text:p>9.93656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6.445897">
                <text:p>6.445897</text:p>
              </table:table-cell>
              <table:table-cell office:value-type="float" office:value="6.201239">
                <text:p>6.201239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.221311">
                <text:p>2.221311</text:p>
              </table:table-cell>
              <table:table-cell office:value-type="float" office:value="9.562431">
                <text:p>9.562431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2.311779">
                <text:p>2.311779</text:p>
              </table:table-cell>
              <table:table-cell office:value-type="float" office:value="2.499021">
                <text:p>2.49902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.671894">
                <text:p>1.671894</text:p>
              </table:table-cell>
              <table:table-cell office:value-type="float" office:value="2.42955">
                <text:p>2.42955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.690253">
                <text:p>2.690253</text:p>
              </table:table-cell>
              <table:table-cell office:value-type="float" office:value="2.955296">
                <text:p>2.955296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.311628">
                <text:p>6.311628</text:p>
              </table:table-cell>
              <table:table-cell office:value-type="float" office:value="5.266038">
                <text:p>5.266038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6.844986">
                <text:p>6.844986</text:p>
              </table:table-cell>
              <table:table-cell office:value-type="float" office:value="6.316378">
                <text:p>6.316378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2.1197">
                <text:p>2.1197</text:p>
              </table:table-cell>
              <table:table-cell office:value-type="float" office:value="3.345347">
                <text:p>3.345347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.406456">
                <text:p>1.406456</text:p>
              </table:table-cell>
              <table:table-cell office:value-type="float" office:value="9.100946">
                <text:p>9.100946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2.078027">
                <text:p>2.078027</text:p>
              </table:table-cell>
              <table:table-cell office:value-type="float" office:value="9.117175">
                <text:p>9.117175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2.217364">
                <text:p>2.217364</text:p>
              </table:table-cell>
              <table:table-cell office:value-type="float" office:value="9.396406">
                <text:p>9.396406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2.345863">
                <text:p>2.345863</text:p>
              </table:table-cell>
              <table:table-cell office:value-type="float" office:value="7.832967">
                <text:p>7.832967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6.440638">
                <text:p>6.440638</text:p>
              </table:table-cell>
              <table:table-cell office:value-type="float" office:value="5.864334">
                <text:p>5.864334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6.056075">
                <text:p>6.056075</text:p>
              </table:table-cell>
              <table:table-cell office:value-type="float" office:value="5.882534">
                <text:p>5.882534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5.986914">
                <text:p>5.986914</text:p>
              </table:table-cell>
              <table:table-cell office:value-type="float" office:value="6.176111">
                <text:p>6.17611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7.426478">
                <text:p>7.426478</text:p>
              </table:table-cell>
              <table:table-cell office:value-type="float" office:value="5.752119">
                <text:p>5.752119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6.591388">
                <text:p>6.591388</text:p>
              </table:table-cell>
              <table:table-cell office:value-type="float" office:value="5.519574">
                <text:p>5.519574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5.788645">
                <text:p>5.788645</text:p>
              </table:table-cell>
              <table:table-cell office:value-type="float" office:value="5.06694">
                <text:p>5.06694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7.359405">
                <text:p>7.359405</text:p>
              </table:table-cell>
              <table:table-cell office:value-type="float" office:value="5.246811">
                <text:p>5.246811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2.476939">
                <text:p>2.476939</text:p>
              </table:table-cell>
              <table:table-cell office:value-type="float" office:value="2.570083">
                <text:p>2.57008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.727021">
                <text:p>1.727021</text:p>
              </table:table-cell>
              <table:table-cell office:value-type="float" office:value="9.182401">
                <text:p>9.182401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.24782">
                <text:p>1.24782</text:p>
              </table:table-cell>
              <table:table-cell office:value-type="float" office:value="4.103612">
                <text:p>4.103612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6.829997">
                <text:p>6.829997</text:p>
              </table:table-cell>
              <table:table-cell office:value-type="float" office:value="6.812304">
                <text:p>6.812304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6.70529">
                <text:p>6.70529</text:p>
              </table:table-cell>
              <table:table-cell office:value-type="float" office:value="6.126794">
                <text:p>6.126794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.591474">
                <text:p>1.591474</text:p>
              </table:table-cell>
              <table:table-cell office:value-type="float" office:value="3.956139">
                <text:p>3.956139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.69852">
                <text:p>0.69852</text:p>
              </table:table-cell>
              <table:table-cell office:value-type="float" office:value="3.597172">
                <text:p>3.597172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7.174129">
                <text:p>7.174129</text:p>
              </table:table-cell>
              <table:table-cell office:value-type="float" office:value="7.251358">
                <text:p>7.251358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7.016414">
                <text:p>7.016414</text:p>
              </table:table-cell>
              <table:table-cell office:value-type="float" office:value="5.483409">
                <text:p>5.483409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2.81565">
                <text:p>2.81565</text:p>
              </table:table-cell>
              <table:table-cell office:value-type="float" office:value="8.757753">
                <text:p>8.757753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.066893">
                <text:p>1.066893</text:p>
              </table:table-cell>
              <table:table-cell office:value-type="float" office:value="2.715496">
                <text:p>2.715496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7.051876">
                <text:p>7.051876</text:p>
              </table:table-cell>
              <table:table-cell office:value-type="float" office:value="6.944479">
                <text:p>6.944479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.877575">
                <text:p>0.877575</text:p>
              </table:table-cell>
              <table:table-cell office:value-type="float" office:value="7.894504">
                <text:p>7.894504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.248884">
                <text:p>1.248884</text:p>
              </table:table-cell>
              <table:table-cell office:value-type="float" office:value="3.568801">
                <text:p>3.568801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7.294644">
                <text:p>7.294644</text:p>
              </table:table-cell>
              <table:table-cell office:value-type="float" office:value="4.768632">
                <text:p>4.76863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2.117842">
                <text:p>2.117842</text:p>
              </table:table-cell>
              <table:table-cell office:value-type="float" office:value="3.354604">
                <text:p>3.354604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7.392705">
                <text:p>7.392705</text:p>
              </table:table-cell>
              <table:table-cell office:value-type="float" office:value="4.821133">
                <text:p>4.82113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7.463218">
                <text:p>7.463218</text:p>
              </table:table-cell>
              <table:table-cell office:value-type="float" office:value="5.713667">
                <text:p>5.713667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.753448">
                <text:p>1.753448</text:p>
              </table:table-cell>
              <table:table-cell office:value-type="float" office:value="8.52166">
                <text:p>8.52166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7.36925">
                <text:p>7.36925</text:p>
              </table:table-cell>
              <table:table-cell office:value-type="float" office:value="6.396138">
                <text:p>6.396138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2.049128">
                <text:p>2.049128</text:p>
              </table:table-cell>
              <table:table-cell office:value-type="float" office:value="3.339863">
                <text:p>3.339863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6.286684">
                <text:p>6.286684</text:p>
              </table:table-cell>
              <table:table-cell office:value-type="float" office:value="6.321561">
                <text:p>6.321561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7.055284">
                <text:p>7.055284</text:p>
              </table:table-cell>
              <table:table-cell office:value-type="float" office:value="6.251971">
                <text:p>6.251971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2.826127">
                <text:p>2.826127</text:p>
              </table:table-cell>
              <table:table-cell office:value-type="float" office:value="3.228845">
                <text:p>3.22884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2.259508">
                <text:p>2.259508</text:p>
              </table:table-cell>
              <table:table-cell office:value-type="float" office:value="9.169144">
                <text:p>9.16914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6.299904">
                <text:p>6.299904</text:p>
              </table:table-cell>
              <table:table-cell office:value-type="float" office:value="5.971694">
                <text:p>5.97169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.171592">
                <text:p>1.171592</text:p>
              </table:table-cell>
              <table:table-cell office:value-type="float" office:value="8.189547">
                <text:p>8.189547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2.031049">
                <text:p>2.031049</text:p>
              </table:table-cell>
              <table:table-cell office:value-type="float" office:value="8.926017">
                <text:p>8.926017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.451826">
                <text:p>0.451826</text:p>
              </table:table-cell>
              <table:table-cell office:value-type="float" office:value="9.078258">
                <text:p>9.078258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.069848">
                <text:p>1.069848</text:p>
              </table:table-cell>
              <table:table-cell office:value-type="float" office:value="8.569926">
                <text:p>8.569926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.483939">
                <text:p>1.483939</text:p>
              </table:table-cell>
              <table:table-cell office:value-type="float" office:value="8.610795">
                <text:p>8.610795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.569685">
                <text:p>1.569685</text:p>
              </table:table-cell>
              <table:table-cell office:value-type="float" office:value="3.20087">
                <text:p>3.20087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.623898">
                <text:p>1.623898</text:p>
              </table:table-cell>
              <table:table-cell office:value-type="float" office:value="3.027245">
                <text:p>3.027245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6.039598">
                <text:p>6.039598</text:p>
              </table:table-cell>
              <table:table-cell office:value-type="float" office:value="6.307804">
                <text:p>6.307804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1.49566">
                <text:p>1.49566</text:p>
              </table:table-cell>
              <table:table-cell office:value-type="float" office:value="2.892588">
                <text:p>2.892588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7.181479">
                <text:p>7.181479</text:p>
              </table:table-cell>
              <table:table-cell office:value-type="float" office:value="6.928361">
                <text:p>6.928361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6.185065">
                <text:p>6.185065</text:p>
              </table:table-cell>
              <table:table-cell office:value-type="float" office:value="6.216141">
                <text:p>6.216141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.863702">
                <text:p>1.863702</text:p>
              </table:table-cell>
              <table:table-cell office:value-type="float" office:value="8.181352">
                <text:p>8.181352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6.688443">
                <text:p>6.688443</text:p>
              </table:table-cell>
              <table:table-cell office:value-type="float" office:value="5.916171">
                <text:p>5.916171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.399076">
                <text:p>1.399076</text:p>
              </table:table-cell>
              <table:table-cell office:value-type="float" office:value="1.94385">
                <text:p>1.94385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2.85552">
                <text:p>2.85552</text:p>
              </table:table-cell>
              <table:table-cell office:value-type="float" office:value="8.964744">
                <text:p>8.964744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5.905587">
                <text:p>5.905587</text:p>
              </table:table-cell>
              <table:table-cell office:value-type="float" office:value="5.910826">
                <text:p>5.91082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2.883602">
                <text:p>2.883602</text:p>
              </table:table-cell>
              <table:table-cell office:value-type="float" office:value="2.618275">
                <text:p>2.61827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6.270367">
                <text:p>6.270367</text:p>
              </table:table-cell>
              <table:table-cell office:value-type="float" office:value="6.340556">
                <text:p>6.340556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7.395206">
                <text:p>7.395206</text:p>
              </table:table-cell>
              <table:table-cell office:value-type="float" office:value="5.95901">
                <text:p>5.95901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6.507093">
                <text:p>6.507093</text:p>
              </table:table-cell>
              <table:table-cell office:value-type="float" office:value="5.034357">
                <text:p>5.034357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6.804635">
                <text:p>6.804635</text:p>
              </table:table-cell>
              <table:table-cell office:value-type="float" office:value="6.756943">
                <text:p>6.756943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2.303095">
                <text:p>2.303095</text:p>
              </table:table-cell>
              <table:table-cell office:value-type="float" office:value="10.06858">
                <text:p>10.06858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6.696812">
                <text:p>6.696812</text:p>
              </table:table-cell>
              <table:table-cell office:value-type="float" office:value="6.072194">
                <text:p>6.072194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2.463489">
                <text:p>2.463489</text:p>
              </table:table-cell>
              <table:table-cell office:value-type="float" office:value="3.390164">
                <text:p>3.390164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7.484894">
                <text:p>7.484894</text:p>
              </table:table-cell>
              <table:table-cell office:value-type="float" office:value="6.614419">
                <text:p>6.614419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1.364272">
                <text:p>1.364272</text:p>
              </table:table-cell>
              <table:table-cell office:value-type="float" office:value="3.15861">
                <text:p>3.15861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.914954">
                <text:p>0.914954</text:p>
              </table:table-cell>
              <table:table-cell office:value-type="float" office:value="8.705799">
                <text:p>8.705799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6.070645">
                <text:p>6.070645</text:p>
              </table:table-cell>
              <table:table-cell office:value-type="float" office:value="4.756612">
                <text:p>4.756612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6.716149">
                <text:p>6.716149</text:p>
              </table:table-cell>
              <table:table-cell office:value-type="float" office:value="5.471578">
                <text:p>5.471578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6.388734">
                <text:p>6.388734</text:p>
              </table:table-cell>
              <table:table-cell office:value-type="float" office:value="6.489803">
                <text:p>6.489803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.812623">
                <text:p>1.812623</text:p>
              </table:table-cell>
              <table:table-cell office:value-type="float" office:value="9.702087">
                <text:p>9.702087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1.863999">
                <text:p>1.863999</text:p>
              </table:table-cell>
              <table:table-cell office:value-type="float" office:value="4.449712">
                <text:p>4.449712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6.287426">
                <text:p>6.287426</text:p>
              </table:table-cell>
              <table:table-cell office:value-type="float" office:value="5.956555">
                <text:p>5.956555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2.127128">
                <text:p>2.127128</text:p>
              </table:table-cell>
              <table:table-cell office:value-type="float" office:value="9.162418">
                <text:p>9.162418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2.104576">
                <text:p>2.104576</text:p>
              </table:table-cell>
              <table:table-cell office:value-type="float" office:value="3.355068">
                <text:p>3.355068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1.473355">
                <text:p>1.473355</text:p>
              </table:table-cell>
              <table:table-cell office:value-type="float" office:value="2.177202">
                <text:p>2.177202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2.627627">
                <text:p>2.627627</text:p>
              </table:table-cell>
              <table:table-cell office:value-type="float" office:value="8.399773">
                <text:p>8.399773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2.017639">
                <text:p>2.017639</text:p>
              </table:table-cell>
              <table:table-cell office:value-type="float" office:value="9.227176">
                <text:p>9.227176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6.478052">
                <text:p>6.478052</text:p>
              </table:table-cell>
              <table:table-cell office:value-type="float" office:value="5.988907">
                <text:p>5.988907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.752553">
                <text:p>1.752553</text:p>
              </table:table-cell>
              <table:table-cell office:value-type="float" office:value="7.834878">
                <text:p>7.834878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.745928">
                <text:p>1.745928</text:p>
              </table:table-cell>
              <table:table-cell office:value-type="float" office:value="3.360216">
                <text:p>3.360216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6.362274">
                <text:p>6.362274</text:p>
              </table:table-cell>
              <table:table-cell office:value-type="float" office:value="6.418696">
                <text:p>6.418696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1.152029">
                <text:p>1.152029</text:p>
              </table:table-cell>
              <table:table-cell office:value-type="float" office:value="4.072842">
                <text:p>4.072842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.640476">
                <text:p>0.640476</text:p>
              </table:table-cell>
              <table:table-cell office:value-type="float" office:value="10.454681">
                <text:p>10.454681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5.597445">
                <text:p>5.597445</text:p>
              </table:table-cell>
              <table:table-cell office:value-type="float" office:value="6.82886">
                <text:p>6.8288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.241939">
                <text:p>1.241939</text:p>
              </table:table-cell>
              <table:table-cell office:value-type="float" office:value="3.480413">
                <text:p>3.480413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.814856">
                <text:p>1.814856</text:p>
              </table:table-cell>
              <table:table-cell office:value-type="float" office:value="8.74049">
                <text:p>8.74049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.880864">
                <text:p>1.880864</text:p>
              </table:table-cell>
              <table:table-cell office:value-type="float" office:value="3.622165">
                <text:p>3.62216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.99409">
                <text:p>1.99409</text:p>
              </table:table-cell>
              <table:table-cell office:value-type="float" office:value="2.282029">
                <text:p>2.28202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5.977301">
                <text:p>5.977301</text:p>
              </table:table-cell>
              <table:table-cell office:value-type="float" office:value="5.44961">
                <text:p>5.44961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6.189221">
                <text:p>6.189221</text:p>
              </table:table-cell>
              <table:table-cell office:value-type="float" office:value="6.194933">
                <text:p>6.194933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.955823">
                <text:p>1.955823</text:p>
              </table:table-cell>
              <table:table-cell office:value-type="float" office:value="4.045761">
                <text:p>4.045761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.932644">
                <text:p>1.932644</text:p>
              </table:table-cell>
              <table:table-cell office:value-type="float" office:value="9.349526">
                <text:p>9.349526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.657615">
                <text:p>1.657615</text:p>
              </table:table-cell>
              <table:table-cell office:value-type="float" office:value="8.680199">
                <text:p>8.68019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.742229">
                <text:p>1.742229</text:p>
              </table:table-cell>
              <table:table-cell office:value-type="float" office:value="10.125397">
                <text:p>10.125397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7.300329">
                <text:p>7.300329</text:p>
              </table:table-cell>
              <table:table-cell office:value-type="float" office:value="6.093503">
                <text:p>6.093503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7.030701">
                <text:p>7.030701</text:p>
              </table:table-cell>
              <table:table-cell office:value-type="float" office:value="5.993497">
                <text:p>5.993497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.887689">
                <text:p>1.887689</text:p>
              </table:table-cell>
              <table:table-cell office:value-type="float" office:value="9.560256">
                <text:p>9.560256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2.934759">
                <text:p>2.934759</text:p>
              </table:table-cell>
              <table:table-cell office:value-type="float" office:value="3.086172">
                <text:p>3.086172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.70932">
                <text:p>1.70932</text:p>
              </table:table-cell>
              <table:table-cell office:value-type="float" office:value="8.721903">
                <text:p>8.72190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.765065">
                <text:p>0.765065</text:p>
              </table:table-cell>
              <table:table-cell office:value-type="float" office:value="3.508608">
                <text:p>3.508608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2.14971">
                <text:p>2.14971</text:p>
              </table:table-cell>
              <table:table-cell office:value-type="float" office:value="3.891899">
                <text:p>3.891899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.356261">
                <text:p>1.356261</text:p>
              </table:table-cell>
              <table:table-cell office:value-type="float" office:value="9.312319">
                <text:p>9.312319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2.613252">
                <text:p>2.613252</text:p>
              </table:table-cell>
              <table:table-cell office:value-type="float" office:value="3.349383">
                <text:p>3.349383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2.446277">
                <text:p>2.446277</text:p>
              </table:table-cell>
              <table:table-cell office:value-type="float" office:value="3.788631">
                <text:p>3.788631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2.214633">
                <text:p>2.214633</text:p>
              </table:table-cell>
              <table:table-cell office:value-type="float" office:value="3.558564">
                <text:p>3.558564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6.981468">
                <text:p>6.981468</text:p>
              </table:table-cell>
              <table:table-cell office:value-type="float" office:value="6.420423">
                <text:p>6.420423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.647461">
                <text:p>1.647461</text:p>
              </table:table-cell>
              <table:table-cell office:value-type="float" office:value="4.001854">
                <text:p>4.001854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.032041">
                <text:p>2.032041</text:p>
              </table:table-cell>
              <table:table-cell office:value-type="float" office:value="3.515683">
                <text:p>3.515683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.894824">
                <text:p>1.894824</text:p>
              </table:table-cell>
              <table:table-cell office:value-type="float" office:value="3.472179">
                <text:p>3.47217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7.233435">
                <text:p>7.233435</text:p>
              </table:table-cell>
              <table:table-cell office:value-type="float" office:value="5.881265">
                <text:p>5.881265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2.174916">
                <text:p>2.174916</text:p>
              </table:table-cell>
              <table:table-cell office:value-type="float" office:value="3.181431">
                <text:p>3.181431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1.865409">
                <text:p>1.865409</text:p>
              </table:table-cell>
              <table:table-cell office:value-type="float" office:value="3.074313">
                <text:p>3.074313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.185492">
                <text:p>2.185492</text:p>
              </table:table-cell>
              <table:table-cell office:value-type="float" office:value="3.215457">
                <text:p>3.21545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.971385">
                <text:p>0.971385</text:p>
              </table:table-cell>
              <table:table-cell office:value-type="float" office:value="8.94834">
                <text:p>8.94834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6.991467">
                <text:p>6.991467</text:p>
              </table:table-cell>
              <table:table-cell office:value-type="float" office:value="4.640725">
                <text:p>4.64072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2.611096">
                <text:p>2.611096</text:p>
              </table:table-cell>
              <table:table-cell office:value-type="float" office:value="3.749902">
                <text:p>3.74990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6.400312">
                <text:p>6.400312</text:p>
              </table:table-cell>
              <table:table-cell office:value-type="float" office:value="7.186407">
                <text:p>7.186407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1.765832">
                <text:p>1.765832</text:p>
              </table:table-cell>
              <table:table-cell office:value-type="float" office:value="8.882355">
                <text:p>8.882355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2.402271">
                <text:p>2.402271</text:p>
              </table:table-cell>
              <table:table-cell office:value-type="float" office:value="3.636217">
                <text:p>3.636217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.300723">
                <text:p>1.300723</text:p>
              </table:table-cell>
              <table:table-cell office:value-type="float" office:value="3.854236">
                <text:p>3.854236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6.616931">
                <text:p>6.616931</text:p>
              </table:table-cell>
              <table:table-cell office:value-type="float" office:value="5.780636">
                <text:p>5.780636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.924443">
                <text:p>1.924443</text:p>
              </table:table-cell>
              <table:table-cell office:value-type="float" office:value="2.015047">
                <text:p>2.015047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.26471">
                <text:p>2.26471</text:p>
              </table:table-cell>
              <table:table-cell office:value-type="float" office:value="2.306125">
                <text:p>2.306125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.974135">
                <text:p>0.974135</text:p>
              </table:table-cell>
              <table:table-cell office:value-type="float" office:value="9.902096">
                <text:p>9.902096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1.945604">
                <text:p>1.945604</text:p>
              </table:table-cell>
              <table:table-cell office:value-type="float" office:value="9.376612">
                <text:p>9.376612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.129704">
                <text:p>2.129704</text:p>
              </table:table-cell>
              <table:table-cell office:value-type="float" office:value="3.165485">
                <text:p>3.165485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6.460623">
                <text:p>6.460623</text:p>
              </table:table-cell>
              <table:table-cell office:value-type="float" office:value="5.468943">
                <text:p>5.468943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.717401">
                <text:p>1.717401</text:p>
              </table:table-cell>
              <table:table-cell office:value-type="float" office:value="8.8447">
                <text:p>8.844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5.684667">
                <text:p>5.684667</text:p>
              </table:table-cell>
              <table:table-cell office:value-type="float" office:value="5.34878">
                <text:p>5.34878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.997234">
                <text:p>1.997234</text:p>
              </table:table-cell>
              <table:table-cell office:value-type="float" office:value="8.545907">
                <text:p>8.545907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.183463">
                <text:p>1.183463</text:p>
              </table:table-cell>
              <table:table-cell office:value-type="float" office:value="2.827685">
                <text:p>2.827685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6.702307">
                <text:p>6.702307</text:p>
              </table:table-cell>
              <table:table-cell office:value-type="float" office:value="6.13506">
                <text:p>6.13506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2.35378">
                <text:p>2.35378</text:p>
              </table:table-cell>
              <table:table-cell office:value-type="float" office:value="3.234121">
                <text:p>3.234121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6.658071">
                <text:p>6.658071</text:p>
              </table:table-cell>
              <table:table-cell office:value-type="float" office:value="6.05056">
                <text:p>6.05056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2.011808">
                <text:p>2.011808</text:p>
              </table:table-cell>
              <table:table-cell office:value-type="float" office:value="9.827766">
                <text:p>9.827766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6.55914">
                <text:p>6.55914</text:p>
              </table:table-cell>
              <table:table-cell office:value-type="float" office:value="5.160236">
                <text:p>5.160236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2.157572">
                <text:p>2.157572</text:p>
              </table:table-cell>
              <table:table-cell office:value-type="float" office:value="2.777914">
                <text:p>2.777914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6.599277">
                <text:p>6.599277</text:p>
              </table:table-cell>
              <table:table-cell office:value-type="float" office:value="5.531116">
                <text:p>5.53111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.870458">
                <text:p>0.870458</text:p>
              </table:table-cell>
              <table:table-cell office:value-type="float" office:value="10.361223">
                <text:p>10.36122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2.141927">
                <text:p>2.141927</text:p>
              </table:table-cell>
              <table:table-cell office:value-type="float" office:value="9.046125">
                <text:p>9.04612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7.319423">
                <text:p>7.319423</text:p>
              </table:table-cell>
              <table:table-cell office:value-type="float" office:value="6.141213">
                <text:p>6.141213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.253187">
                <text:p>6.253187</text:p>
              </table:table-cell>
              <table:table-cell office:value-type="float" office:value="6.124303">
                <text:p>6.124303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6.253166">
                <text:p>6.253166</text:p>
              </table:table-cell>
              <table:table-cell office:value-type="float" office:value="4.838706">
                <text:p>4.838706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.902631">
                <text:p>1.902631</text:p>
              </table:table-cell>
              <table:table-cell office:value-type="float" office:value="3.217623">
                <text:p>3.217623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.0731">
                <text:p>1.0731</text:p>
              </table:table-cell>
              <table:table-cell office:value-type="float" office:value="2.85605">
                <text:p>2.8560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6.735226">
                <text:p>6.735226</text:p>
              </table:table-cell>
              <table:table-cell office:value-type="float" office:value="6.08013">
                <text:p>6.08013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7.184027">
                <text:p>7.184027</text:p>
              </table:table-cell>
              <table:table-cell office:value-type="float" office:value="5.21561">
                <text:p>5.21561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2.251994">
                <text:p>2.251994</text:p>
              </table:table-cell>
              <table:table-cell office:value-type="float" office:value="8.874477">
                <text:p>8.874477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1.838946">
                <text:p>1.838946</text:p>
              </table:table-cell>
              <table:table-cell office:value-type="float" office:value="8.723301">
                <text:p>8.723301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.437274">
                <text:p>1.437274</text:p>
              </table:table-cell>
              <table:table-cell office:value-type="float" office:value="8.178873">
                <text:p>8.178873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7.035344">
                <text:p>7.035344</text:p>
              </table:table-cell>
              <table:table-cell office:value-type="float" office:value="6.08421">
                <text:p>6.08421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.486573">
                <text:p>1.486573</text:p>
              </table:table-cell>
              <table:table-cell office:value-type="float" office:value="10.366238">
                <text:p>10.366238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7.073487">
                <text:p>7.073487</text:p>
              </table:table-cell>
              <table:table-cell office:value-type="float" office:value="7.099514">
                <text:p>7.099514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2.536105">
                <text:p>2.536105</text:p>
              </table:table-cell>
              <table:table-cell office:value-type="float" office:value="7.963012">
                <text:p>7.963012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.293619">
                <text:p>1.293619</text:p>
              </table:table-cell>
              <table:table-cell office:value-type="float" office:value="2.667487">
                <text:p>2.667487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2.14453">
                <text:p>2.14453</text:p>
              </table:table-cell>
              <table:table-cell office:value-type="float" office:value="3.691073">
                <text:p>3.691073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1.64745">
                <text:p>1.64745</text:p>
              </table:table-cell>
              <table:table-cell office:value-type="float" office:value="3.578223">
                <text:p>3.578223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7.611619">
                <text:p>7.611619</text:p>
              </table:table-cell>
              <table:table-cell office:value-type="float" office:value="4.867711">
                <text:p>4.867711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5.88614">
                <text:p>5.88614</text:p>
              </table:table-cell>
              <table:table-cell office:value-type="float" office:value="5.333969">
                <text:p>5.333969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6.064223">
                <text:p>6.064223</text:p>
              </table:table-cell>
              <table:table-cell office:value-type="float" office:value="6.919807">
                <text:p>6.919807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2.014922">
                <text:p>2.014922</text:p>
              </table:table-cell>
              <table:table-cell office:value-type="float" office:value="9.157435">
                <text:p>9.157435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.718738">
                <text:p>1.718738</text:p>
              </table:table-cell>
              <table:table-cell office:value-type="float" office:value="9.358266">
                <text:p>9.358266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7.235377">
                <text:p>7.235377</text:p>
              </table:table-cell>
              <table:table-cell office:value-type="float" office:value="6.124872">
                <text:p>6.124872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.666747">
                <text:p>1.666747</text:p>
              </table:table-cell>
              <table:table-cell office:value-type="float" office:value="8.686231">
                <text:p>8.686231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1.883617">
                <text:p>1.883617</text:p>
              </table:table-cell>
              <table:table-cell office:value-type="float" office:value="4.106174">
                <text:p>4.106174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.211366">
                <text:p>1.211366</text:p>
              </table:table-cell>
              <table:table-cell office:value-type="float" office:value="10.44926">
                <text:p>10.44926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5.467474">
                <text:p>5.467474</text:p>
              </table:table-cell>
              <table:table-cell office:value-type="float" office:value="7.265194">
                <text:p>7.265194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2.081506">
                <text:p>2.081506</text:p>
              </table:table-cell>
              <table:table-cell office:value-type="float" office:value="8.924716">
                <text:p>8.924716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6.280624">
                <text:p>6.280624</text:p>
              </table:table-cell>
              <table:table-cell office:value-type="float" office:value="5.753348">
                <text:p>5.753348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2.623606">
                <text:p>2.623606</text:p>
              </table:table-cell>
              <table:table-cell office:value-type="float" office:value="10.398638">
                <text:p>10.398638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6.517183">
                <text:p>6.517183</text:p>
              </table:table-cell>
              <table:table-cell office:value-type="float" office:value="4.892196">
                <text:p>4.892196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1.856264">
                <text:p>1.856264</text:p>
              </table:table-cell>
              <table:table-cell office:value-type="float" office:value="8.934272">
                <text:p>8.93427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6.01336">
                <text:p>6.01336</text:p>
              </table:table-cell>
              <table:table-cell office:value-type="float" office:value="5.890396">
                <text:p>5.890396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.529093">
                <text:p>1.529093</text:p>
              </table:table-cell>
              <table:table-cell office:value-type="float" office:value="9.695235">
                <text:p>9.695235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6.622007">
                <text:p>6.622007</text:p>
              </table:table-cell>
              <table:table-cell office:value-type="float" office:value="6.222375">
                <text:p>6.222375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2.648199">
                <text:p>2.648199</text:p>
              </table:table-cell>
              <table:table-cell office:value-type="float" office:value="3.948594">
                <text:p>3.948594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.461112">
                <text:p>1.461112</text:p>
              </table:table-cell>
              <table:table-cell office:value-type="float" office:value="9.499688">
                <text:p>9.49968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7.70636">
                <text:p>7.70636</text:p>
              </table:table-cell>
              <table:table-cell office:value-type="float" office:value="4.738159">
                <text:p>4.738159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2.347077">
                <text:p>2.347077</text:p>
              </table:table-cell>
              <table:table-cell office:value-type="float" office:value="9.234704">
                <text:p>9.234704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.794187">
                <text:p>1.794187</text:p>
              </table:table-cell>
              <table:table-cell office:value-type="float" office:value="8.44439">
                <text:p>8.44439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6.906032">
                <text:p>6.906032</text:p>
              </table:table-cell>
              <table:table-cell office:value-type="float" office:value="4.541867">
                <text:p>4.541867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7.051746">
                <text:p>7.051746</text:p>
              </table:table-cell>
              <table:table-cell office:value-type="float" office:value="5.920727">
                <text:p>5.920727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2.882236">
                <text:p>2.882236</text:p>
              </table:table-cell>
              <table:table-cell office:value-type="float" office:value="3.426186">
                <text:p>3.426186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5.723744">
                <text:p>5.723744</text:p>
              </table:table-cell>
              <table:table-cell office:value-type="float" office:value="6.729854">
                <text:p>6.72985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.566841">
                <text:p>1.566841</text:p>
              </table:table-cell>
              <table:table-cell office:value-type="float" office:value="9.473994">
                <text:p>9.473994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2.015659">
                <text:p>2.015659</text:p>
              </table:table-cell>
              <table:table-cell office:value-type="float" office:value="2.463876">
                <text:p>2.463876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.575652">
                <text:p>7.575652</text:p>
              </table:table-cell>
              <table:table-cell office:value-type="float" office:value="5.847504">
                <text:p>5.847504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7.294584">
                <text:p>7.294584</text:p>
              </table:table-cell>
              <table:table-cell office:value-type="float" office:value="6.852592">
                <text:p>6.852592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6.351108">
                <text:p>6.351108</text:p>
              </table:table-cell>
              <table:table-cell office:value-type="float" office:value="6.174431">
                <text:p>6.174431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.744487">
                <text:p>1.744487</text:p>
              </table:table-cell>
              <table:table-cell office:value-type="float" office:value="8.499617">
                <text:p>8.499617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.939288">
                <text:p>1.939288</text:p>
              </table:table-cell>
              <table:table-cell office:value-type="float" office:value="3.690874">
                <text:p>3.690874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.509477">
                <text:p>6.509477</text:p>
              </table:table-cell>
              <table:table-cell office:value-type="float" office:value="5.250951">
                <text:p>5.250951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7.616785">
                <text:p>7.616785</text:p>
              </table:table-cell>
              <table:table-cell office:value-type="float" office:value="4.747389">
                <text:p>4.747389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2.008304">
                <text:p>2.008304</text:p>
              </table:table-cell>
              <table:table-cell office:value-type="float" office:value="9.980164">
                <text:p>9.980164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.775737">
                <text:p>1.775737</text:p>
              </table:table-cell>
              <table:table-cell office:value-type="float" office:value="8.687358">
                <text:p>8.687358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.260188">
                <text:p>1.260188</text:p>
              </table:table-cell>
              <table:table-cell office:value-type="float" office:value="9.1807">
                <text:p>9.1807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.190685">
                <text:p>3.190685</text:p>
              </table:table-cell>
              <table:table-cell office:value-type="float" office:value="2.232669">
                <text:p>2.23266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.906671">
                <text:p>1.906671</text:p>
              </table:table-cell>
              <table:table-cell office:value-type="float" office:value="9.556617">
                <text:p>9.556617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6.30325">
                <text:p>6.30325</text:p>
              </table:table-cell>
              <table:table-cell office:value-type="float" office:value="5.311737">
                <text:p>5.311737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.772947">
                <text:p>2.772947</text:p>
              </table:table-cell>
              <table:table-cell office:value-type="float" office:value="9.051061">
                <text:p>9.051061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6.724073">
                <text:p>6.724073</text:p>
              </table:table-cell>
              <table:table-cell office:value-type="float" office:value="6.921466">
                <text:p>6.921466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0.966458">
                <text:p>0.966458</text:p>
              </table:table-cell>
              <table:table-cell office:value-type="float" office:value="2.848179">
                <text:p>2.848179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6.101262">
                <text:p>6.101262</text:p>
              </table:table-cell>
              <table:table-cell office:value-type="float" office:value="6.096914">
                <text:p>6.096914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6.303616">
                <text:p>6.303616</text:p>
              </table:table-cell>
              <table:table-cell office:value-type="float" office:value="6.056375">
                <text:p>6.056375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.211205">
                <text:p>1.211205</text:p>
              </table:table-cell>
              <table:table-cell office:value-type="float" office:value="3.290138">
                <text:p>3.290138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.700295">
                <text:p>1.700295</text:p>
              </table:table-cell>
              <table:table-cell office:value-type="float" office:value="8.875626">
                <text:p>8.875626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6.702614">
                <text:p>6.702614</text:p>
              </table:table-cell>
              <table:table-cell office:value-type="float" office:value="6.059839">
                <text:p>6.059839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.414669">
                <text:p>1.414669</text:p>
              </table:table-cell>
              <table:table-cell office:value-type="float" office:value="9.432285">
                <text:p>9.432285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1.586222">
                <text:p>1.586222</text:p>
              </table:table-cell>
              <table:table-cell office:value-type="float" office:value="8.325385">
                <text:p>8.325385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2.837404">
                <text:p>2.837404</text:p>
              </table:table-cell>
              <table:table-cell office:value-type="float" office:value="7.837739">
                <text:p>7.837739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7.433986">
                <text:p>7.433986</text:p>
              </table:table-cell>
              <table:table-cell office:value-type="float" office:value="5.713863">
                <text:p>5.713863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1.570409">
                <text:p>1.570409</text:p>
              </table:table-cell>
              <table:table-cell office:value-type="float" office:value="3.441624">
                <text:p>3.441624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7.467189">
                <text:p>7.467189</text:p>
              </table:table-cell>
              <table:table-cell office:value-type="float" office:value="6.853168">
                <text:p>6.853168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2.084213">
                <text:p>2.084213</text:p>
              </table:table-cell>
              <table:table-cell office:value-type="float" office:value="4.042547">
                <text:p>4.042547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7.100167">
                <text:p>7.100167</text:p>
              </table:table-cell>
              <table:table-cell office:value-type="float" office:value="6.11131">
                <text:p>6.11131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2.290637">
                <text:p>2.290637</text:p>
              </table:table-cell>
              <table:table-cell office:value-type="float" office:value="3.563333">
                <text:p>3.563333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.31984">
                <text:p>6.31984</text:p>
              </table:table-cell>
              <table:table-cell office:value-type="float" office:value="5.038313">
                <text:p>5.038313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2.100474">
                <text:p>2.100474</text:p>
              </table:table-cell>
              <table:table-cell office:value-type="float" office:value="9.350306">
                <text:p>9.350306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.464066">
                <text:p>1.464066</text:p>
              </table:table-cell>
              <table:table-cell office:value-type="float" office:value="3.43343">
                <text:p>3.43343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1.493967">
                <text:p>1.493967</text:p>
              </table:table-cell>
              <table:table-cell office:value-type="float" office:value="4.182334">
                <text:p>4.182334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7.202292">
                <text:p>7.202292</text:p>
              </table:table-cell>
              <table:table-cell office:value-type="float" office:value="4.942405">
                <text:p>4.942405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2.881745">
                <text:p>2.881745</text:p>
              </table:table-cell>
              <table:table-cell office:value-type="float" office:value="8.865322">
                <text:p>8.865322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.768965">
                <text:p>1.768965</text:p>
              </table:table-cell>
              <table:table-cell office:value-type="float" office:value="3.904135">
                <text:p>3.904135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6.741581">
                <text:p>6.741581</text:p>
              </table:table-cell>
              <table:table-cell office:value-type="float" office:value="5.87519">
                <text:p>5.87519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2.197564">
                <text:p>2.197564</text:p>
              </table:table-cell>
              <table:table-cell office:value-type="float" office:value="8.484201">
                <text:p>8.484201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2.653486">
                <text:p>2.653486</text:p>
              </table:table-cell>
              <table:table-cell office:value-type="float" office:value="2.808466">
                <text:p>2.808466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1.473744">
                <text:p>1.473744</text:p>
              </table:table-cell>
              <table:table-cell office:value-type="float" office:value="9.565697">
                <text:p>9.56569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1.633867">
                <text:p>1.633867</text:p>
              </table:table-cell>
              <table:table-cell office:value-type="float" office:value="9.044895">
                <text:p>9.04489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2.236185">
                <text:p>2.236185</text:p>
              </table:table-cell>
              <table:table-cell office:value-type="float" office:value="2.347126">
                <text:p>2.347126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.740163">
                <text:p>1.740163</text:p>
              </table:table-cell>
              <table:table-cell office:value-type="float" office:value="2.531824">
                <text:p>2.531824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6.900605">
                <text:p>6.900605</text:p>
              </table:table-cell>
              <table:table-cell office:value-type="float" office:value="6.783438">
                <text:p>6.78343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.792152">
                <text:p>1.792152</text:p>
              </table:table-cell>
              <table:table-cell office:value-type="float" office:value="8.385829">
                <text:p>8.385829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.66466">
                <text:p>1.66466</text:p>
              </table:table-cell>
              <table:table-cell office:value-type="float" office:value="3.627748">
                <text:p>3.627748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7.147076">
                <text:p>7.147076</text:p>
              </table:table-cell>
              <table:table-cell office:value-type="float" office:value="5.908673">
                <text:p>5.90867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7.333854">
                <text:p>7.333854</text:p>
              </table:table-cell>
              <table:table-cell office:value-type="float" office:value="6.461027">
                <text:p>6.461027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.026188">
                <text:p>1.026188</text:p>
              </table:table-cell>
              <table:table-cell office:value-type="float" office:value="10.182547">
                <text:p>10.182547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2.946579">
                <text:p>2.946579</text:p>
              </table:table-cell>
              <table:table-cell office:value-type="float" office:value="3.706375">
                <text:p>3.706375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.464493">
                <text:p>2.464493</text:p>
              </table:table-cell>
              <table:table-cell office:value-type="float" office:value="9.119162">
                <text:p>9.119162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.860713">
                <text:p>1.860713</text:p>
              </table:table-cell>
              <table:table-cell office:value-type="float" office:value="8.917486">
                <text:p>8.91748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.527399">
                <text:p>1.527399</text:p>
              </table:table-cell>
              <table:table-cell office:value-type="float" office:value="8.820749">
                <text:p>8.820749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.84287">
                <text:p>1.84287</text:p>
              </table:table-cell>
              <table:table-cell office:value-type="float" office:value="8.412422">
                <text:p>8.412422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2.11219">
                <text:p>2.11219</text:p>
              </table:table-cell>
              <table:table-cell office:value-type="float" office:value="2.694733">
                <text:p>2.69473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5.683228">
                <text:p>5.683228</text:p>
              </table:table-cell>
              <table:table-cell office:value-type="float" office:value="6.28114">
                <text:p>6.28114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.348085">
                <text:p>1.348085</text:p>
              </table:table-cell>
              <table:table-cell office:value-type="float" office:value="9.666202">
                <text:p>9.666202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2.481352">
                <text:p>2.481352</text:p>
              </table:table-cell>
              <table:table-cell office:value-type="float" office:value="2.191343">
                <text:p>2.191343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2.551626">
                <text:p>2.551626</text:p>
              </table:table-cell>
              <table:table-cell office:value-type="float" office:value="3.265798">
                <text:p>3.265798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.302647">
                <text:p>6.302647</text:p>
              </table:table-cell>
              <table:table-cell office:value-type="float" office:value="5.784004">
                <text:p>5.784004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1.444317">
                <text:p>1.444317</text:p>
              </table:table-cell>
              <table:table-cell office:value-type="float" office:value="9.845262">
                <text:p>9.845262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2.678209">
                <text:p>2.678209</text:p>
              </table:table-cell>
              <table:table-cell office:value-type="float" office:value="4.033445">
                <text:p>4.033445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1.396955">
                <text:p>1.396955</text:p>
              </table:table-cell>
              <table:table-cell office:value-type="float" office:value="3.474176">
                <text:p>3.474176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6.806773">
                <text:p>6.806773</text:p>
              </table:table-cell>
              <table:table-cell office:value-type="float" office:value="6.964431">
                <text:p>6.96443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6.773395">
                <text:p>6.773395</text:p>
              </table:table-cell>
              <table:table-cell office:value-type="float" office:value="5.829178">
                <text:p>5.829178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0.842593">
                <text:p>0.842593</text:p>
              </table:table-cell>
              <table:table-cell office:value-type="float" office:value="9.383715">
                <text:p>9.383715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2.023782">
                <text:p>2.023782</text:p>
              </table:table-cell>
              <table:table-cell office:value-type="float" office:value="2.858369">
                <text:p>2.858369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.926482">
                <text:p>1.926482</text:p>
              </table:table-cell>
              <table:table-cell office:value-type="float" office:value="2.291148">
                <text:p>2.291148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2.504162">
                <text:p>2.504162</text:p>
              </table:table-cell>
              <table:table-cell office:value-type="float" office:value="3.736754">
                <text:p>3.736754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2.033162">
                <text:p>2.033162</text:p>
              </table:table-cell>
              <table:table-cell office:value-type="float" office:value="9.141664">
                <text:p>9.14166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7.39434">
                <text:p>7.39434</text:p>
              </table:table-cell>
              <table:table-cell office:value-type="float" office:value="5.42431">
                <text:p>5.42431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6.75756">
                <text:p>6.75756</text:p>
              </table:table-cell>
              <table:table-cell office:value-type="float" office:value="5.515657">
                <text:p>5.515657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1.094109">
                <text:p>1.094109</text:p>
              </table:table-cell>
              <table:table-cell office:value-type="float" office:value="3.92841">
                <text:p>3.9284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1.099549">
                <text:p>1.099549</text:p>
              </table:table-cell>
              <table:table-cell office:value-type="float" office:value="9.655448">
                <text:p>9.655448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5.616922">
                <text:p>5.616922</text:p>
              </table:table-cell>
              <table:table-cell office:value-type="float" office:value="6.147835">
                <text:p>6.147835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7.071356">
                <text:p>7.071356</text:p>
              </table:table-cell>
              <table:table-cell office:value-type="float" office:value="5.514144">
                <text:p>5.514144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.332704">
                <text:p>1.332704</text:p>
              </table:table-cell>
              <table:table-cell office:value-type="float" office:value="4.040722">
                <text:p>4.040722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0.622489">
                <text:p>0.622489</text:p>
              </table:table-cell>
              <table:table-cell office:value-type="float" office:value="10.085613">
                <text:p>10.085613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1.333408">
                <text:p>1.333408</text:p>
              </table:table-cell>
              <table:table-cell office:value-type="float" office:value="9.973989">
                <text:p>9.973989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6.187856">
                <text:p>6.187856</text:p>
              </table:table-cell>
              <table:table-cell office:value-type="float" office:value="6.249673">
                <text:p>6.249673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.60973">
                <text:p>1.60973</text:p>
              </table:table-cell>
              <table:table-cell office:value-type="float" office:value="9.005404">
                <text:p>9.005404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0.875545">
                <text:p>0.875545</text:p>
              </table:table-cell>
              <table:table-cell office:value-type="float" office:value="3.567032">
                <text:p>3.5670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5.588871">
                <text:p>5.588871</text:p>
              </table:table-cell>
              <table:table-cell office:value-type="float" office:value="5.641098">
                <text:p>5.641098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6.083589">
                <text:p>6.083589</text:p>
              </table:table-cell>
              <table:table-cell office:value-type="float" office:value="5.98178">
                <text:p>5.98178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1.996299">
                <text:p>1.996299</text:p>
              </table:table-cell>
              <table:table-cell office:value-type="float" office:value="3.523744">
                <text:p>3.523744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1.522552">
                <text:p>1.522552</text:p>
              </table:table-cell>
              <table:table-cell office:value-type="float" office:value="2.662303">
                <text:p>2.662303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6.210599">
                <text:p>6.210599</text:p>
              </table:table-cell>
              <table:table-cell office:value-type="float" office:value="6.433198">
                <text:p>6.43319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.832894">
                <text:p>1.832894</text:p>
              </table:table-cell>
              <table:table-cell office:value-type="float" office:value="8.832533">
                <text:p>8.832533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6.529274">
                <text:p>6.529274</text:p>
              </table:table-cell>
              <table:table-cell office:value-type="float" office:value="6.270653">
                <text:p>6.270653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.549126">
                <text:p>1.549126</text:p>
              </table:table-cell>
              <table:table-cell office:value-type="float" office:value="9.117145">
                <text:p>9.117145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6.357465">
                <text:p>6.357465</text:p>
              </table:table-cell>
              <table:table-cell office:value-type="float" office:value="6.749331">
                <text:p>6.749331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6.830019">
                <text:p>6.830019</text:p>
              </table:table-cell>
              <table:table-cell office:value-type="float" office:value="6.705841">
                <text:p>6.705841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6.634272">
                <text:p>6.634272</text:p>
              </table:table-cell>
              <table:table-cell office:value-type="float" office:value="5.802859">
                <text:p>5.802859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.151188">
                <text:p>1.151188</text:p>
              </table:table-cell>
              <table:table-cell office:value-type="float" office:value="2.700961">
                <text:p>2.70096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2.68092">
                <text:p>2.68092</text:p>
              </table:table-cell>
              <table:table-cell office:value-type="float" office:value="3.313836">
                <text:p>3.313836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1.801415">
                <text:p>1.801415</text:p>
              </table:table-cell>
              <table:table-cell office:value-type="float" office:value="3.103932">
                <text:p>3.103932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5.742892">
                <text:p>5.742892</text:p>
              </table:table-cell>
              <table:table-cell office:value-type="float" office:value="5.515978">
                <text:p>5.515978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7.456081">
                <text:p>7.456081</text:p>
              </table:table-cell>
              <table:table-cell office:value-type="float" office:value="6.069211">
                <text:p>6.069211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6.975418">
                <text:p>6.975418</text:p>
              </table:table-cell>
              <table:table-cell office:value-type="float" office:value="5.924084">
                <text:p>5.924084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2.534036">
                <text:p>2.534036</text:p>
              </table:table-cell>
              <table:table-cell office:value-type="float" office:value="3.741854">
                <text:p>3.741854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6.476194">
                <text:p>6.476194</text:p>
              </table:table-cell>
              <table:table-cell office:value-type="float" office:value="5.639502">
                <text:p>5.639502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2.324155">
                <text:p>2.324155</text:p>
              </table:table-cell>
              <table:table-cell office:value-type="float" office:value="9.927999">
                <text:p>9.927999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1.262599">
                <text:p>1.262599</text:p>
              </table:table-cell>
              <table:table-cell office:value-type="float" office:value="8.380483">
                <text:p>8.380483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2.513243">
                <text:p>2.513243</text:p>
              </table:table-cell>
              <table:table-cell office:value-type="float" office:value="9.516558">
                <text:p>9.516558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1.293301">
                <text:p>1.293301</text:p>
              </table:table-cell>
              <table:table-cell office:value-type="float" office:value="9.99262">
                <text:p>9.99262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2.710955">
                <text:p>2.710955</text:p>
              </table:table-cell>
              <table:table-cell office:value-type="float" office:value="3.132842">
                <text:p>3.132842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6.943341">
                <text:p>6.943341</text:p>
              </table:table-cell>
              <table:table-cell office:value-type="float" office:value="6.173742">
                <text:p>6.17374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2.326288">
                <text:p>2.326288</text:p>
              </table:table-cell>
              <table:table-cell office:value-type="float" office:value="8.860168">
                <text:p>8.860168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6.456769">
                <text:p>6.456769</text:p>
              </table:table-cell>
              <table:table-cell office:value-type="float" office:value="7.319701">
                <text:p>7.319701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1.624499">
                <text:p>1.624499</text:p>
              </table:table-cell>
              <table:table-cell office:value-type="float" office:value="8.502987">
                <text:p>8.502987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7.479337">
                <text:p>7.479337</text:p>
              </table:table-cell>
              <table:table-cell office:value-type="float" office:value="5.690347">
                <text:p>5.690347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5.819338">
                <text:p>5.819338</text:p>
              </table:table-cell>
              <table:table-cell office:value-type="float" office:value="6.613261">
                <text:p>6.613261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2.756135">
                <text:p>2.756135</text:p>
              </table:table-cell>
              <table:table-cell office:value-type="float" office:value="8.348144">
                <text:p>8.34814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.078827">
                <text:p>3.078827</text:p>
              </table:table-cell>
              <table:table-cell office:value-type="float" office:value="8.417414">
                <text:p>8.417414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.899998">
                <text:p>2.899998</text:p>
              </table:table-cell>
              <table:table-cell office:value-type="float" office:value="8.923972">
                <text:p>8.923972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.460395">
                <text:p>1.460395</text:p>
              </table:table-cell>
              <table:table-cell office:value-type="float" office:value="9.241155">
                <text:p>9.241155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.42122">
                <text:p>1.42122</text:p>
              </table:table-cell>
              <table:table-cell office:value-type="float" office:value="9.083362">
                <text:p>9.083362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7.784521">
                <text:p>7.784521</text:p>
              </table:table-cell>
              <table:table-cell office:value-type="float" office:value="6.385392">
                <text:p>6.385392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2.839825">
                <text:p>2.839825</text:p>
              </table:table-cell>
              <table:table-cell office:value-type="float" office:value="4.429426">
                <text:p>4.429426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.384911">
                <text:p>1.384911</text:p>
              </table:table-cell>
              <table:table-cell office:value-type="float" office:value="8.35515">
                <text:p>8.35515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2.603887">
                <text:p>2.603887</text:p>
              </table:table-cell>
              <table:table-cell office:value-type="float" office:value="1.955661">
                <text:p>1.955661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8.141843">
                <text:p>8.141843</text:p>
              </table:table-cell>
              <table:table-cell office:value-type="float" office:value="7.180795">
                <text:p>7.180795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3.074194">
                <text:p>3.074194</text:p>
              </table:table-cell>
              <table:table-cell office:value-type="float" office:value="9.926584">
                <text:p>9.926584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2.738253">
                <text:p>2.738253</text:p>
              </table:table-cell>
              <table:table-cell office:value-type="float" office:value="2.980369">
                <text:p>2.980369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1.624721">
                <text:p>1.624721</text:p>
              </table:table-cell>
              <table:table-cell office:value-type="float" office:value="8.908573">
                <text:p>8.908573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1.293448">
                <text:p>1.293448</text:p>
              </table:table-cell>
              <table:table-cell office:value-type="float" office:value="4.210521">
                <text:p>4.210521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2.173378">
                <text:p>2.173378</text:p>
              </table:table-cell>
              <table:table-cell office:value-type="float" office:value="8.078293">
                <text:p>8.078293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1.8939">
                <text:p>1.8939</text:p>
              </table:table-cell>
              <table:table-cell office:value-type="float" office:value="3.173932">
                <text:p>3.17393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.563926">
                <text:p>1.563926</text:p>
              </table:table-cell>
              <table:table-cell office:value-type="float" office:value="3.484934">
                <text:p>3.484934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.793887">
                <text:p>1.793887</text:p>
              </table:table-cell>
              <table:table-cell office:value-type="float" office:value="8.830354">
                <text:p>8.83035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7.354346">
                <text:p>7.354346</text:p>
              </table:table-cell>
              <table:table-cell office:value-type="float" office:value="6.178703">
                <text:p>6.178703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2.100853">
                <text:p>2.100853</text:p>
              </table:table-cell>
              <table:table-cell office:value-type="float" office:value="3.086607">
                <text:p>3.086607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.519206">
                <text:p>1.519206</text:p>
              </table:table-cell>
              <table:table-cell office:value-type="float" office:value="10.300772">
                <text:p>10.300772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6.305141">
                <text:p>6.305141</text:p>
              </table:table-cell>
              <table:table-cell office:value-type="float" office:value="6.367454">
                <text:p>6.367454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.077531">
                <text:p>6.077531</text:p>
              </table:table-cell>
              <table:table-cell office:value-type="float" office:value="6.142965">
                <text:p>6.142965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5.46387">
                <text:p>5.46387</text:p>
              </table:table-cell>
              <table:table-cell office:value-type="float" office:value="5.690894">
                <text:p>5.690894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2.489502">
                <text:p>2.489502</text:p>
              </table:table-cell>
              <table:table-cell office:value-type="float" office:value="9.536277">
                <text:p>9.536277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2.431604">
                <text:p>2.431604</text:p>
              </table:table-cell>
              <table:table-cell office:value-type="float" office:value="8.796516">
                <text:p>8.796516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2.424661">
                <text:p>2.424661</text:p>
              </table:table-cell>
              <table:table-cell office:value-type="float" office:value="3.331251">
                <text:p>3.331251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2.086582">
                <text:p>2.086582</text:p>
              </table:table-cell>
              <table:table-cell office:value-type="float" office:value="9.963982">
                <text:p>9.96398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1.606793">
                <text:p>1.606793</text:p>
              </table:table-cell>
              <table:table-cell office:value-type="float" office:value="4.200678">
                <text:p>4.200678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6.522554">
                <text:p>6.522554</text:p>
              </table:table-cell>
              <table:table-cell office:value-type="float" office:value="5.931662">
                <text:p>5.931662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1.439485">
                <text:p>1.439485</text:p>
              </table:table-cell>
              <table:table-cell office:value-type="float" office:value="3.185736">
                <text:p>3.18573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2.249901">
                <text:p>2.249901</text:p>
              </table:table-cell>
              <table:table-cell office:value-type="float" office:value="2.924959">
                <text:p>2.924959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1.532751">
                <text:p>1.532751</text:p>
              </table:table-cell>
              <table:table-cell office:value-type="float" office:value="8.587417">
                <text:p>8.587417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7.499095">
                <text:p>7.499095</text:p>
              </table:table-cell>
              <table:table-cell office:value-type="float" office:value="5.671862">
                <text:p>5.671862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1.698114">
                <text:p>1.698114</text:p>
              </table:table-cell>
              <table:table-cell office:value-type="float" office:value="9.700293">
                <text:p>9.700293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6.909957">
                <text:p>6.909957</text:p>
              </table:table-cell>
              <table:table-cell office:value-type="float" office:value="5.97812">
                <text:p>5.97812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1.982205">
                <text:p>1.982205</text:p>
              </table:table-cell>
              <table:table-cell office:value-type="float" office:value="9.430356">
                <text:p>9.430356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1.9544">
                <text:p>1.9544</text:p>
              </table:table-cell>
              <table:table-cell office:value-type="float" office:value="8.792864">
                <text:p>8.792864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7.547075">
                <text:p>7.547075</text:p>
              </table:table-cell>
              <table:table-cell office:value-type="float" office:value="5.537774">
                <text:p>5.537774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1.867913">
                <text:p>1.867913</text:p>
              </table:table-cell>
              <table:table-cell office:value-type="float" office:value="8.998399">
                <text:p>8.998399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0.427412">
                <text:p>0.427412</text:p>
              </table:table-cell>
              <table:table-cell office:value-type="float" office:value="8.930492">
                <text:p>8.930492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7.490438">
                <text:p>7.490438</text:p>
              </table:table-cell>
              <table:table-cell office:value-type="float" office:value="6.205964">
                <text:p>6.205964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0.736771">
                <text:p>0.736771</text:p>
              </table:table-cell>
              <table:table-cell office:value-type="float" office:value="3.475837">
                <text:p>3.475837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0.866167">
                <text:p>0.866167</text:p>
              </table:table-cell>
              <table:table-cell office:value-type="float" office:value="9.957078">
                <text:p>9.957078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1.482089">
                <text:p>1.482089</text:p>
              </table:table-cell>
              <table:table-cell office:value-type="float" office:value="3.053695">
                <text:p>3.053695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2.675388">
                <text:p>2.675388</text:p>
              </table:table-cell>
              <table:table-cell office:value-type="float" office:value="9.492392">
                <text:p>9.49239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0.996055">
                <text:p>0.996055</text:p>
              </table:table-cell>
              <table:table-cell office:value-type="float" office:value="8.955129">
                <text:p>8.955129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6.206107">
                <text:p>6.206107</text:p>
              </table:table-cell>
              <table:table-cell office:value-type="float" office:value="5.560169">
                <text:p>5.56016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6.778223">
                <text:p>6.778223</text:p>
              </table:table-cell>
              <table:table-cell office:value-type="float" office:value="5.96308">
                <text:p>5.96308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7.408694">
                <text:p>7.408694</text:p>
              </table:table-cell>
              <table:table-cell office:value-type="float" office:value="6.062779">
                <text:p>6.062779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2.473822">
                <text:p>2.473822</text:p>
              </table:table-cell>
              <table:table-cell office:value-type="float" office:value="3.042104">
                <text:p>3.042104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.669994">
                <text:p>1.669994</text:p>
              </table:table-cell>
              <table:table-cell office:value-type="float" office:value="3.664123">
                <text:p>3.664123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7.119641">
                <text:p>7.119641</text:p>
              </table:table-cell>
              <table:table-cell office:value-type="float" office:value="4.98913">
                <text:p>4.98913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0.940098">
                <text:p>0.940098</text:p>
              </table:table-cell>
              <table:table-cell office:value-type="float" office:value="3.882254">
                <text:p>3.88225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2.361105">
                <text:p>2.361105</text:p>
              </table:table-cell>
              <table:table-cell office:value-type="float" office:value="3.754479">
                <text:p>3.754479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.793635">
                <text:p>1.793635</text:p>
              </table:table-cell>
              <table:table-cell office:value-type="float" office:value="8.87434">
                <text:p>8.87434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6.331248">
                <text:p>6.331248</text:p>
              </table:table-cell>
              <table:table-cell office:value-type="float" office:value="6.41663">
                <text:p>6.41663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1.410409">
                <text:p>1.410409</text:p>
              </table:table-cell>
              <table:table-cell office:value-type="float" office:value="9.404141">
                <text:p>9.404141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1.533928">
                <text:p>1.533928</text:p>
              </table:table-cell>
              <table:table-cell office:value-type="float" office:value="4.699583">
                <text:p>4.699583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2.23761">
                <text:p>2.23761</text:p>
              </table:table-cell>
              <table:table-cell office:value-type="float" office:value="9.351149">
                <text:p>9.351149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1.512246">
                <text:p>1.512246</text:p>
              </table:table-cell>
              <table:table-cell office:value-type="float" office:value="3.566164">
                <text:p>3.566164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1.174037">
                <text:p>1.174037</text:p>
              </table:table-cell>
              <table:table-cell office:value-type="float" office:value="10.312291">
                <text:p>10.312291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.029402">
                <text:p>1.029402</text:p>
              </table:table-cell>
              <table:table-cell office:value-type="float" office:value="3.807497">
                <text:p>3.807497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7.819455">
                <text:p>7.819455</text:p>
              </table:table-cell>
              <table:table-cell office:value-type="float" office:value="6.250246">
                <text:p>6.250246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6.744811">
                <text:p>6.744811</text:p>
              </table:table-cell>
              <table:table-cell office:value-type="float" office:value="4.814437">
                <text:p>4.814437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0.830704">
                <text:p>0.830704</text:p>
              </table:table-cell>
              <table:table-cell office:value-type="float" office:value="2.57439">
                <text:p>2.57439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5.781852">
                <text:p>5.781852</text:p>
              </table:table-cell>
              <table:table-cell office:value-type="float" office:value="6.328">
                <text:p>6.328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.457661">
                <text:p>1.457661</text:p>
              </table:table-cell>
              <table:table-cell office:value-type="float" office:value="10.096965">
                <text:p>10.096965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2.043379">
                <text:p>2.043379</text:p>
              </table:table-cell>
              <table:table-cell office:value-type="float" office:value="9.90586">
                <text:p>9.90586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2.666596">
                <text:p>2.666596</text:p>
              </table:table-cell>
              <table:table-cell office:value-type="float" office:value="2.439866">
                <text:p>2.439866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7.306199">
                <text:p>7.306199</text:p>
              </table:table-cell>
              <table:table-cell office:value-type="float" office:value="6.219377">
                <text:p>6.219377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2.367987">
                <text:p>2.367987</text:p>
              </table:table-cell>
              <table:table-cell office:value-type="float" office:value="9.537116">
                <text:p>9.537116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1.830496">
                <text:p>1.830496</text:p>
              </table:table-cell>
              <table:table-cell office:value-type="float" office:value="3.018932">
                <text:p>3.018932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1.69824">
                <text:p>1.69824</text:p>
              </table:table-cell>
              <table:table-cell office:value-type="float" office:value="9.788163">
                <text:p>9.788163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7.300597">
                <text:p>7.300597</text:p>
              </table:table-cell>
              <table:table-cell office:value-type="float" office:value="4.756676">
                <text:p>4.756676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6.149657">
                <text:p>6.149657</text:p>
              </table:table-cell>
              <table:table-cell office:value-type="float" office:value="5.766222">
                <text:p>5.766222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1.497767">
                <text:p>1.497767</text:p>
              </table:table-cell>
              <table:table-cell office:value-type="float" office:value="9.553325">
                <text:p>9.55332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7.600941">
                <text:p>7.600941</text:p>
              </table:table-cell>
              <table:table-cell office:value-type="float" office:value="5.933185">
                <text:p>5.93318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6.485639">
                <text:p>6.485639</text:p>
              </table:table-cell>
              <table:table-cell office:value-type="float" office:value="5.194254">
                <text:p>5.194254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1.851351">
                <text:p>1.851351</text:p>
              </table:table-cell>
              <table:table-cell office:value-type="float" office:value="3.508045">
                <text:p>3.508045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.867692">
                <text:p>2.867692</text:p>
              </table:table-cell>
              <table:table-cell office:value-type="float" office:value="9.007135">
                <text:p>9.007135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7.123019">
                <text:p>7.123019</text:p>
              </table:table-cell>
              <table:table-cell office:value-type="float" office:value="6.233456">
                <text:p>6.233456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.405065">
                <text:p>1.405065</text:p>
              </table:table-cell>
              <table:table-cell office:value-type="float" office:value="2.362983">
                <text:p>2.362983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2.417428">
                <text:p>2.417428</text:p>
              </table:table-cell>
              <table:table-cell office:value-type="float" office:value="2.215958">
                <text:p>2.215958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.920605">
                <text:p>1.920605</text:p>
              </table:table-cell>
              <table:table-cell office:value-type="float" office:value="7.794961">
                <text:p>7.794961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0.915053">
                <text:p>0.915053</text:p>
              </table:table-cell>
              <table:table-cell office:value-type="float" office:value="10.456517">
                <text:p>10.456517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2.260733">
                <text:p>2.260733</text:p>
              </table:table-cell>
              <table:table-cell office:value-type="float" office:value="2.365586">
                <text:p>2.365586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.046118">
                <text:p>1.046118</text:p>
              </table:table-cell>
              <table:table-cell office:value-type="float" office:value="3.852912">
                <text:p>3.85291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7.231271">
                <text:p>7.231271</text:p>
              </table:table-cell>
              <table:table-cell office:value-type="float" office:value="6.835715">
                <text:p>6.835715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2.344595">
                <text:p>2.344595</text:p>
              </table:table-cell>
              <table:table-cell office:value-type="float" office:value="3.470887">
                <text:p>3.470887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.04892">
                <text:p>3.04892</text:p>
              </table:table-cell>
              <table:table-cell office:value-type="float" office:value="4.21373">
                <text:p>4.21373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6.20924">
                <text:p>6.20924</text:p>
              </table:table-cell>
              <table:table-cell office:value-type="float" office:value="6.120018">
                <text:p>6.12001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1.670122">
                <text:p>1.670122</text:p>
              </table:table-cell>
              <table:table-cell office:value-type="float" office:value="3.266754">
                <text:p>3.266754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1.998501">
                <text:p>1.998501</text:p>
              </table:table-cell>
              <table:table-cell office:value-type="float" office:value="8.35194">
                <text:p>8.35194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2.844842">
                <text:p>2.844842</text:p>
              </table:table-cell>
              <table:table-cell office:value-type="float" office:value="9.863418">
                <text:p>9.863418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2.541412">
                <text:p>2.541412</text:p>
              </table:table-cell>
              <table:table-cell office:value-type="float" office:value="3.88793">
                <text:p>3.88793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6.493469">
                <text:p>6.493469</text:p>
              </table:table-cell>
              <table:table-cell office:value-type="float" office:value="6.310898">
                <text:p>6.310898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.06847">
                <text:p>1.06847</text:p>
              </table:table-cell>
              <table:table-cell office:value-type="float" office:value="9.596983">
                <text:p>9.59698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.201853">
                <text:p>1.201853</text:p>
              </table:table-cell>
              <table:table-cell office:value-type="float" office:value="3.173082">
                <text:p>3.173082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7.6234">
                <text:p>7.6234</text:p>
              </table:table-cell>
              <table:table-cell office:value-type="float" office:value="6.901965">
                <text:p>6.90196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7.823475">
                <text:p>7.823475</text:p>
              </table:table-cell>
              <table:table-cell office:value-type="float" office:value="5.901838">
                <text:p>5.901838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6.870893">
                <text:p>6.870893</text:p>
              </table:table-cell>
              <table:table-cell office:value-type="float" office:value="6.375113">
                <text:p>6.375113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7.110861">
                <text:p>7.110861</text:p>
              </table:table-cell>
              <table:table-cell office:value-type="float" office:value="6.254109">
                <text:p>6.25410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6.06205">
                <text:p>6.06205</text:p>
              </table:table-cell>
              <table:table-cell office:value-type="float" office:value="4.926514">
                <text:p>4.92651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.61211">
                <text:p>1.61211</text:p>
              </table:table-cell>
              <table:table-cell office:value-type="float" office:value="9.407894">
                <text:p>9.407894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.754421">
                <text:p>1.754421</text:p>
              </table:table-cell>
              <table:table-cell office:value-type="float" office:value="8.359497">
                <text:p>8.359497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3.161275">
                <text:p>3.161275</text:p>
              </table:table-cell>
              <table:table-cell office:value-type="float" office:value="2.525377">
                <text:p>2.52537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.269872">
                <text:p>1.269872</text:p>
              </table:table-cell>
              <table:table-cell office:value-type="float" office:value="3.952802">
                <text:p>3.952802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7.020566">
                <text:p>7.020566</text:p>
              </table:table-cell>
              <table:table-cell office:value-type="float" office:value="5.826255">
                <text:p>5.826255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6.552224">
                <text:p>6.552224</text:p>
              </table:table-cell>
              <table:table-cell office:value-type="float" office:value="5.827004">
                <text:p>5.827004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.411525">
                <text:p>2.411525</text:p>
              </table:table-cell>
              <table:table-cell office:value-type="float" office:value="9.717607">
                <text:p>9.717607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2.493352">
                <text:p>2.493352</text:p>
              </table:table-cell>
              <table:table-cell office:value-type="float" office:value="8.57716">
                <text:p>8.57716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.404052">
                <text:p>2.404052</text:p>
              </table:table-cell>
              <table:table-cell office:value-type="float" office:value="9.52024">
                <text:p>9.5202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6.243037">
                <text:p>6.243037</text:p>
              </table:table-cell>
              <table:table-cell office:value-type="float" office:value="6.459433">
                <text:p>6.459433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2.495905">
                <text:p>2.495905</text:p>
              </table:table-cell>
              <table:table-cell office:value-type="float" office:value="9.301878">
                <text:p>9.30187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2.892169">
                <text:p>2.892169</text:p>
              </table:table-cell>
              <table:table-cell office:value-type="float" office:value="8.8924">
                <text:p>8.8924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6.836554">
                <text:p>6.836554</text:p>
              </table:table-cell>
              <table:table-cell office:value-type="float" office:value="6.584845">
                <text:p>6.584845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.530365">
                <text:p>1.530365</text:p>
              </table:table-cell>
              <table:table-cell office:value-type="float" office:value="9.270947">
                <text:p>9.270947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7.264547">
                <text:p>7.264547</text:p>
              </table:table-cell>
              <table:table-cell office:value-type="float" office:value="6.221671">
                <text:p>6.221671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.079148">
                <text:p>1.079148</text:p>
              </table:table-cell>
              <table:table-cell office:value-type="float" office:value="3.047848">
                <text:p>3.047848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.944029">
                <text:p>1.944029</text:p>
              </table:table-cell>
              <table:table-cell office:value-type="float" office:value="9.03372">
                <text:p>9.03372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.438363">
                <text:p>1.438363</text:p>
              </table:table-cell>
              <table:table-cell office:value-type="float" office:value="2.883247">
                <text:p>2.883247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2.686499">
                <text:p>2.686499</text:p>
              </table:table-cell>
              <table:table-cell office:value-type="float" office:value="3.614915">
                <text:p>3.614915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.823913">
                <text:p>6.823913</text:p>
              </table:table-cell>
              <table:table-cell office:value-type="float" office:value="6.035777">
                <text:p>6.035777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5.72822">
                <text:p>5.72822</text:p>
              </table:table-cell>
              <table:table-cell office:value-type="float" office:value="6.967106">
                <text:p>6.967106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1.84889">
                <text:p>1.84889</text:p>
              </table:table-cell>
              <table:table-cell office:value-type="float" office:value="2.399427">
                <text:p>2.399427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2.218008">
                <text:p>2.218008</text:p>
              </table:table-cell>
              <table:table-cell office:value-type="float" office:value="2.784145">
                <text:p>2.784145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7.636131">
                <text:p>7.636131</text:p>
              </table:table-cell>
              <table:table-cell office:value-type="float" office:value="5.862596">
                <text:p>5.862596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3.059783">
                <text:p>3.059783</text:p>
              </table:table-cell>
              <table:table-cell office:value-type="float" office:value="3.428262">
                <text:p>3.42826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7.135971">
                <text:p>7.135971</text:p>
              </table:table-cell>
              <table:table-cell office:value-type="float" office:value="6.473648">
                <text:p>6.473648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2.847727">
                <text:p>2.847727</text:p>
              </table:table-cell>
              <table:table-cell office:value-type="float" office:value="3.19349">
                <text:p>3.19349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2.095204">
                <text:p>2.095204</text:p>
              </table:table-cell>
              <table:table-cell office:value-type="float" office:value="9.274737">
                <text:p>9.27473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.957195">
                <text:p>2.957195</text:p>
              </table:table-cell>
              <table:table-cell office:value-type="float" office:value="10.340745">
                <text:p>10.340745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.355185">
                <text:p>1.355185</text:p>
              </table:table-cell>
              <table:table-cell office:value-type="float" office:value="10.099146">
                <text:p>10.099146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0.89726">
                <text:p>0.89726</text:p>
              </table:table-cell>
              <table:table-cell office:value-type="float" office:value="9.852396">
                <text:p>9.852396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.948198">
                <text:p>1.948198</text:p>
              </table:table-cell>
              <table:table-cell office:value-type="float" office:value="8.754638">
                <text:p>8.754638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1.721136">
                <text:p>1.721136</text:p>
              </table:table-cell>
              <table:table-cell office:value-type="float" office:value="8.886663">
                <text:p>8.886663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2.077548">
                <text:p>2.077548</text:p>
              </table:table-cell>
              <table:table-cell office:value-type="float" office:value="2.760765">
                <text:p>2.760765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1.595618">
                <text:p>1.595618</text:p>
              </table:table-cell>
              <table:table-cell office:value-type="float" office:value="3.458847">
                <text:p>3.458847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6.263164">
                <text:p>6.263164</text:p>
              </table:table-cell>
              <table:table-cell office:value-type="float" office:value="5.688965">
                <text:p>5.688965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6.324162">
                <text:p>6.324162</text:p>
              </table:table-cell>
              <table:table-cell office:value-type="float" office:value="5.892683">
                <text:p>5.892683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1.325763">
                <text:p>1.325763</text:p>
              </table:table-cell>
              <table:table-cell office:value-type="float" office:value="8.884122">
                <text:p>8.884122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6.960097">
                <text:p>6.960097</text:p>
              </table:table-cell>
              <table:table-cell office:value-type="float" office:value="5.943976">
                <text:p>5.943976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1.777424">
                <text:p>1.777424</text:p>
              </table:table-cell>
              <table:table-cell office:value-type="float" office:value="9.40946">
                <text:p>9.40946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7.675859">
                <text:p>7.675859</text:p>
              </table:table-cell>
              <table:table-cell office:value-type="float" office:value="7.036177">
                <text:p>7.03617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1.752596">
                <text:p>1.752596</text:p>
              </table:table-cell>
              <table:table-cell office:value-type="float" office:value="2.441758">
                <text:p>2.441758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7.0649">
                <text:p>7.0649</text:p>
              </table:table-cell>
              <table:table-cell office:value-type="float" office:value="5.404373">
                <text:p>5.404373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1.164971">
                <text:p>1.164971</text:p>
              </table:table-cell>
              <table:table-cell office:value-type="float" office:value="7.90589">
                <text:p>7.90589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7.30536">
                <text:p>7.30536</text:p>
              </table:table-cell>
              <table:table-cell office:value-type="float" office:value="6.00779">
                <text:p>6.0077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6.121454">
                <text:p>6.121454</text:p>
              </table:table-cell>
              <table:table-cell office:value-type="float" office:value="6.024905">
                <text:p>6.024905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0.954782">
                <text:p>0.954782</text:p>
              </table:table-cell>
              <table:table-cell office:value-type="float" office:value="8.874174">
                <text:p>8.874174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2.013703">
                <text:p>2.013703</text:p>
              </table:table-cell>
              <table:table-cell office:value-type="float" office:value="3.380951">
                <text:p>3.380951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.166514">
                <text:p>2.166514</text:p>
              </table:table-cell>
              <table:table-cell office:value-type="float" office:value="3.402587">
                <text:p>3.402587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2.396996">
                <text:p>2.396996</text:p>
              </table:table-cell>
              <table:table-cell office:value-type="float" office:value="2.089715">
                <text:p>2.089715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1.278258">
                <text:p>1.278258</text:p>
              </table:table-cell>
              <table:table-cell office:value-type="float" office:value="8.706748">
                <text:p>8.706748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1.624512">
                <text:p>1.624512</text:p>
              </table:table-cell>
              <table:table-cell office:value-type="float" office:value="2.8908">
                <text:p>2.8908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6.751024">
                <text:p>6.751024</text:p>
              </table:table-cell>
              <table:table-cell office:value-type="float" office:value="6.096993">
                <text:p>6.096993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1.703621">
                <text:p>1.703621</text:p>
              </table:table-cell>
              <table:table-cell office:value-type="float" office:value="2.908561">
                <text:p>2.90856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1.471582">
                <text:p>1.471582</text:p>
              </table:table-cell>
              <table:table-cell office:value-type="float" office:value="9.40781">
                <text:p>9.40781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3.017814">
                <text:p>3.017814</text:p>
              </table:table-cell>
              <table:table-cell office:value-type="float" office:value="9.102208">
                <text:p>9.102208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.649162">
                <text:p>1.649162</text:p>
              </table:table-cell>
              <table:table-cell office:value-type="float" office:value="3.10372">
                <text:p>3.10372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6.86134">
                <text:p>6.86134</text:p>
              </table:table-cell>
              <table:table-cell office:value-type="float" office:value="4.863129">
                <text:p>4.863129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3.185222">
                <text:p>3.185222</text:p>
              </table:table-cell>
              <table:table-cell office:value-type="float" office:value="3.484913">
                <text:p>3.484913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6.34586">
                <text:p>6.34586</text:p>
              </table:table-cell>
              <table:table-cell office:value-type="float" office:value="6.45365">
                <text:p>6.4536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6.167097">
                <text:p>6.167097</text:p>
              </table:table-cell>
              <table:table-cell office:value-type="float" office:value="6.439864">
                <text:p>6.43986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.820258">
                <text:p>1.820258</text:p>
              </table:table-cell>
              <table:table-cell office:value-type="float" office:value="2.431491">
                <text:p>2.431491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2.144904">
                <text:p>2.144904</text:p>
              </table:table-cell>
              <table:table-cell office:value-type="float" office:value="2.75936">
                <text:p>2.75936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2.505517">
                <text:p>2.505517</text:p>
              </table:table-cell>
              <table:table-cell office:value-type="float" office:value="8.044415">
                <text:p>8.044415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5.765321">
                <text:p>5.765321</text:p>
              </table:table-cell>
              <table:table-cell office:value-type="float" office:value="6.792819">
                <text:p>6.79281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5.709123">
                <text:p>5.709123</text:p>
              </table:table-cell>
              <table:table-cell office:value-type="float" office:value="6.119373">
                <text:p>6.119373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2.440743">
                <text:p>2.440743</text:p>
              </table:table-cell>
              <table:table-cell office:value-type="float" office:value="9.18649">
                <text:p>9.18649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.95924">
                <text:p>1.95924</text:p>
              </table:table-cell>
              <table:table-cell office:value-type="float" office:value="2.822216">
                <text:p>2.822216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2.660927">
                <text:p>2.660927</text:p>
              </table:table-cell>
              <table:table-cell office:value-type="float" office:value="9.802382">
                <text:p>9.802382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1.901694">
                <text:p>1.901694</text:p>
              </table:table-cell>
              <table:table-cell office:value-type="float" office:value="3.000375">
                <text:p>3.00037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2.414897">
                <text:p>2.414897</text:p>
              </table:table-cell>
              <table:table-cell office:value-type="float" office:value="9.53743">
                <text:p>9.53743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.609053">
                <text:p>1.609053</text:p>
              </table:table-cell>
              <table:table-cell office:value-type="float" office:value="8.311438">
                <text:p>8.311438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6.103901">
                <text:p>6.103901</text:p>
              </table:table-cell>
              <table:table-cell office:value-type="float" office:value="5.5522">
                <text:p>5.5522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5.587884">
                <text:p>5.587884</text:p>
              </table:table-cell>
              <table:table-cell office:value-type="float" office:value="6.132553">
                <text:p>6.132553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0.470824">
                <text:p>0.470824</text:p>
              </table:table-cell>
              <table:table-cell office:value-type="float" office:value="9.258102">
                <text:p>9.258102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.244421">
                <text:p>1.244421</text:p>
              </table:table-cell>
              <table:table-cell office:value-type="float" office:value="10.098193">
                <text:p>10.098193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.735981">
                <text:p>1.735981</text:p>
              </table:table-cell>
              <table:table-cell office:value-type="float" office:value="9.96719">
                <text:p>9.96719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7.860449">
                <text:p>7.860449</text:p>
              </table:table-cell>
              <table:table-cell office:value-type="float" office:value="6.615007">
                <text:p>6.615007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2.954689">
                <text:p>2.954689</text:p>
              </table:table-cell>
              <table:table-cell office:value-type="float" office:value="3.370354">
                <text:p>3.37035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6.391988">
                <text:p>6.391988</text:p>
              </table:table-cell>
              <table:table-cell office:value-type="float" office:value="6.021521">
                <text:p>6.021521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6.929379">
                <text:p>6.929379</text:p>
              </table:table-cell>
              <table:table-cell office:value-type="float" office:value="5.968614">
                <text:p>5.968614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2.029148">
                <text:p>2.029148</text:p>
              </table:table-cell>
              <table:table-cell office:value-type="float" office:value="2.562944">
                <text:p>2.562944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2.031368">
                <text:p>2.031368</text:p>
              </table:table-cell>
              <table:table-cell office:value-type="float" office:value="8.294131">
                <text:p>8.294131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2.519338">
                <text:p>2.519338</text:p>
              </table:table-cell>
              <table:table-cell office:value-type="float" office:value="3.335986">
                <text:p>3.335986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5.708827">
                <text:p>5.708827</text:p>
              </table:table-cell>
              <table:table-cell office:value-type="float" office:value="5.655356">
                <text:p>5.655356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.987895">
                <text:p>1.987895</text:p>
              </table:table-cell>
              <table:table-cell office:value-type="float" office:value="8.892694">
                <text:p>8.892694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5.319266">
                <text:p>5.319266</text:p>
              </table:table-cell>
              <table:table-cell office:value-type="float" office:value="7.016348">
                <text:p>7.016348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0.576371">
                <text:p>0.576371</text:p>
              </table:table-cell>
              <table:table-cell office:value-type="float" office:value="3.318047">
                <text:p>3.318047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2.079156">
                <text:p>2.079156</text:p>
              </table:table-cell>
              <table:table-cell office:value-type="float" office:value="7.832636">
                <text:p>7.832636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2.357503">
                <text:p>2.357503</text:p>
              </table:table-cell>
              <table:table-cell office:value-type="float" office:value="3.036287">
                <text:p>3.036287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2.489319">
                <text:p>2.489319</text:p>
              </table:table-cell>
              <table:table-cell office:value-type="float" office:value="3.683139">
                <text:p>3.683139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.944127">
                <text:p>1.944127</text:p>
              </table:table-cell>
              <table:table-cell office:value-type="float" office:value="8.869349">
                <text:p>8.869349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6.747427">
                <text:p>6.747427</text:p>
              </table:table-cell>
              <table:table-cell office:value-type="float" office:value="5.22821">
                <text:p>5.22821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6.72195">
                <text:p>6.72195</text:p>
              </table:table-cell>
              <table:table-cell office:value-type="float" office:value="5.074799">
                <text:p>5.07479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2.472641">
                <text:p>2.472641</text:p>
              </table:table-cell>
              <table:table-cell office:value-type="float" office:value="3.861999">
                <text:p>3.861999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0.954692">
                <text:p>0.954692</text:p>
              </table:table-cell>
              <table:table-cell office:value-type="float" office:value="2.86307">
                <text:p>2.8630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.595636">
                <text:p>1.595636</text:p>
              </table:table-cell>
              <table:table-cell office:value-type="float" office:value="8.094164">
                <text:p>8.094164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6.625319">
                <text:p>6.625319</text:p>
              </table:table-cell>
              <table:table-cell office:value-type="float" office:value="5.682063">
                <text:p>5.682063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2.660395">
                <text:p>2.660395</text:p>
              </table:table-cell>
              <table:table-cell office:value-type="float" office:value="8.027356">
                <text:p>8.027356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7.448862">
                <text:p>7.448862</text:p>
              </table:table-cell>
              <table:table-cell office:value-type="float" office:value="6.608263">
                <text:p>6.608263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.765534">
                <text:p>1.765534</text:p>
              </table:table-cell>
              <table:table-cell office:value-type="float" office:value="8.310309">
                <text:p>8.310309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0.986025">
                <text:p>0.986025</text:p>
              </table:table-cell>
              <table:table-cell office:value-type="float" office:value="3.467746">
                <text:p>3.467746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6.991191">
                <text:p>6.991191</text:p>
              </table:table-cell>
              <table:table-cell office:value-type="float" office:value="5.71283">
                <text:p>5.71283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7.28596">
                <text:p>7.28596</text:p>
              </table:table-cell>
              <table:table-cell office:value-type="float" office:value="6.929761">
                <text:p>6.929761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3.001936">
                <text:p>3.001936</text:p>
              </table:table-cell>
              <table:table-cell office:value-type="float" office:value="3.703858">
                <text:p>3.703858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6.784741">
                <text:p>6.784741</text:p>
              </table:table-cell>
              <table:table-cell office:value-type="float" office:value="4.981774">
                <text:p>4.981774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6.855246">
                <text:p>6.855246</text:p>
              </table:table-cell>
              <table:table-cell office:value-type="float" office:value="5.533662">
                <text:p>5.533662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6.63035">
                <text:p>6.63035</text:p>
              </table:table-cell>
              <table:table-cell office:value-type="float" office:value="5.4603">
                <text:p>5.4603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2.601137">
                <text:p>2.601137</text:p>
              </table:table-cell>
              <table:table-cell office:value-type="float" office:value="9.702685">
                <text:p>9.702685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5.90987">
                <text:p>5.90987</text:p>
              </table:table-cell>
              <table:table-cell office:value-type="float" office:value="5.105843">
                <text:p>5.105843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.003186">
                <text:p>1.003186</text:p>
              </table:table-cell>
              <table:table-cell office:value-type="float" office:value="9.190754">
                <text:p>9.190754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5.984937">
                <text:p>5.984937</text:p>
              </table:table-cell>
              <table:table-cell office:value-type="float" office:value="6.881461">
                <text:p>6.881461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6.712765">
                <text:p>6.712765</text:p>
              </table:table-cell>
              <table:table-cell office:value-type="float" office:value="5.098353">
                <text:p>5.09835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.550462">
                <text:p>1.550462</text:p>
              </table:table-cell>
              <table:table-cell office:value-type="float" office:value="3.104662">
                <text:p>3.10466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2.099044">
                <text:p>2.099044</text:p>
              </table:table-cell>
              <table:table-cell office:value-type="float" office:value="2.672661">
                <text:p>2.672661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6.256404">
                <text:p>6.256404</text:p>
              </table:table-cell>
              <table:table-cell office:value-type="float" office:value="7.142272">
                <text:p>7.142272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6.741378">
                <text:p>6.741378</text:p>
              </table:table-cell>
              <table:table-cell office:value-type="float" office:value="4.810324">
                <text:p>4.810324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0.974108">
                <text:p>0.974108</text:p>
              </table:table-cell>
              <table:table-cell office:value-type="float" office:value="3.231508">
                <text:p>3.231508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7.511353">
                <text:p>7.511353</text:p>
              </table:table-cell>
              <table:table-cell office:value-type="float" office:value="5.831067">
                <text:p>5.831067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2.659579">
                <text:p>2.659579</text:p>
              </table:table-cell>
              <table:table-cell office:value-type="float" office:value="3.737863">
                <text:p>3.737863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2.225417">
                <text:p>2.225417</text:p>
              </table:table-cell>
              <table:table-cell office:value-type="float" office:value="2.480698">
                <text:p>2.480698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3.054801">
                <text:p>3.054801</text:p>
              </table:table-cell>
              <table:table-cell office:value-type="float" office:value="10.336028">
                <text:p>10.336028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2.094219">
                <text:p>2.094219</text:p>
              </table:table-cell>
              <table:table-cell office:value-type="float" office:value="9.353059">
                <text:p>9.353059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2.284264">
                <text:p>2.284264</text:p>
              </table:table-cell>
              <table:table-cell office:value-type="float" office:value="8.984145">
                <text:p>8.984145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.732888">
                <text:p>1.732888</text:p>
              </table:table-cell>
              <table:table-cell office:value-type="float" office:value="2.649547">
                <text:p>2.649547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6.830062">
                <text:p>6.830062</text:p>
              </table:table-cell>
              <table:table-cell office:value-type="float" office:value="4.728262">
                <text:p>4.728262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2.917162">
                <text:p>2.917162</text:p>
              </table:table-cell>
              <table:table-cell office:value-type="float" office:value="9.821544">
                <text:p>9.821544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6.719639">
                <text:p>6.719639</text:p>
              </table:table-cell>
              <table:table-cell office:value-type="float" office:value="6.896624">
                <text:p>6.896624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2.47659">
                <text:p>2.47659</text:p>
              </table:table-cell>
              <table:table-cell office:value-type="float" office:value="2.859588">
                <text:p>2.859588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7.262151">
                <text:p>7.262151</text:p>
              </table:table-cell>
              <table:table-cell office:value-type="float" office:value="5.675122">
                <text:p>5.675122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6.841013">
                <text:p>6.841013</text:p>
              </table:table-cell>
              <table:table-cell office:value-type="float" office:value="5.514259">
                <text:p>5.514259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7.140626">
                <text:p>7.140626</text:p>
              </table:table-cell>
              <table:table-cell office:value-type="float" office:value="5.91683">
                <text:p>5.91683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5.750322">
                <text:p>5.750322</text:p>
              </table:table-cell>
              <table:table-cell office:value-type="float" office:value="5.751078">
                <text:p>5.751078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3.015773">
                <text:p>3.015773</text:p>
              </table:table-cell>
              <table:table-cell office:value-type="float" office:value="3.380565">
                <text:p>3.380565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6.462237">
                <text:p>6.462237</text:p>
              </table:table-cell>
              <table:table-cell office:value-type="float" office:value="5.829248">
                <text:p>5.829248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1.953242">
                <text:p>1.953242</text:p>
              </table:table-cell>
              <table:table-cell office:value-type="float" office:value="8.357997">
                <text:p>8.357997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7.269877">
                <text:p>7.269877</text:p>
              </table:table-cell>
              <table:table-cell office:value-type="float" office:value="6.250345">
                <text:p>6.250345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1.751508">
                <text:p>1.751508</text:p>
              </table:table-cell>
              <table:table-cell office:value-type="float" office:value="2.937551">
                <text:p>2.937551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2.746521">
                <text:p>2.746521</text:p>
              </table:table-cell>
              <table:table-cell office:value-type="float" office:value="4.460931">
                <text:p>4.460931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2.653784">
                <text:p>2.653784</text:p>
              </table:table-cell>
              <table:table-cell office:value-type="float" office:value="9.81031">
                <text:p>9.81031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2.383756">
                <text:p>2.383756</text:p>
              </table:table-cell>
              <table:table-cell office:value-type="float" office:value="2.661753">
                <text:p>2.661753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7.258899">
                <text:p>7.258899</text:p>
              </table:table-cell>
              <table:table-cell office:value-type="float" office:value="6.092803">
                <text:p>6.092803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.228941">
                <text:p>1.228941</text:p>
              </table:table-cell>
              <table:table-cell office:value-type="float" office:value="8.914704">
                <text:p>8.914704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6.594421">
                <text:p>6.594421</text:p>
              </table:table-cell>
              <table:table-cell office:value-type="float" office:value="5.7996">
                <text:p>5.7996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6.453885">
                <text:p>6.453885</text:p>
              </table:table-cell>
              <table:table-cell office:value-type="float" office:value="4.697259">
                <text:p>4.697259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2.449928">
                <text:p>2.449928</text:p>
              </table:table-cell>
              <table:table-cell office:value-type="float" office:value="8.587261">
                <text:p>8.587261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2.539883">
                <text:p>2.539883</text:p>
              </table:table-cell>
              <table:table-cell office:value-type="float" office:value="8.489357">
                <text:p>8.489357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5.868664">
                <text:p>5.868664</text:p>
              </table:table-cell>
              <table:table-cell office:value-type="float" office:value="6.135667">
                <text:p>6.135667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.532282">
                <text:p>1.532282</text:p>
              </table:table-cell>
              <table:table-cell office:value-type="float" office:value="3.747611">
                <text:p>3.747611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0.604677">
                <text:p>0.604677</text:p>
              </table:table-cell>
              <table:table-cell office:value-type="float" office:value="9.730117">
                <text:p>9.730117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0.854827">
                <text:p>0.854827</text:p>
              </table:table-cell>
              <table:table-cell office:value-type="float" office:value="8.408655">
                <text:p>8.408655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2.162209">
                <text:p>2.162209</text:p>
              </table:table-cell>
              <table:table-cell office:value-type="float" office:value="3.193462">
                <text:p>3.193462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2.878327">
                <text:p>2.878327</text:p>
              </table:table-cell>
              <table:table-cell office:value-type="float" office:value="3.54514">
                <text:p>3.5451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6.316136">
                <text:p>6.316136</text:p>
              </table:table-cell>
              <table:table-cell office:value-type="float" office:value="6.478142">
                <text:p>6.478142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6.251949">
                <text:p>6.251949</text:p>
              </table:table-cell>
              <table:table-cell office:value-type="float" office:value="7.083947">
                <text:p>7.08394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2.511853">
                <text:p>2.511853</text:p>
              </table:table-cell>
              <table:table-cell office:value-type="float" office:value="8.762136">
                <text:p>8.762136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6.554865">
                <text:p>6.554865</text:p>
              </table:table-cell>
              <table:table-cell office:value-type="float" office:value="5.50187">
                <text:p>5.50187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2.817683">
                <text:p>2.817683</text:p>
              </table:table-cell>
              <table:table-cell office:value-type="float" office:value="3.13246">
                <text:p>3.13246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2.536194">
                <text:p>2.536194</text:p>
              </table:table-cell>
              <table:table-cell office:value-type="float" office:value="3.663459">
                <text:p>3.663459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7.06468">
                <text:p>7.06468</text:p>
              </table:table-cell>
              <table:table-cell office:value-type="float" office:value="5.590756">
                <text:p>5.590756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6.52182">
                <text:p>6.52182</text:p>
              </table:table-cell>
              <table:table-cell office:value-type="float" office:value="5.959592">
                <text:p>5.959592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6.326107">
                <text:p>6.326107</text:p>
              </table:table-cell>
              <table:table-cell office:value-type="float" office:value="6.81759">
                <text:p>6.81759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1.836259">
                <text:p>1.836259</text:p>
              </table:table-cell>
              <table:table-cell office:value-type="float" office:value="2.828678">
                <text:p>2.828678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2.072115">
                <text:p>2.072115</text:p>
              </table:table-cell>
              <table:table-cell office:value-type="float" office:value="7.857228">
                <text:p>7.857228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1.400154">
                <text:p>1.400154</text:p>
              </table:table-cell>
              <table:table-cell office:value-type="float" office:value="3.795339">
                <text:p>3.795339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0.994933">
                <text:p>0.994933</text:p>
              </table:table-cell>
              <table:table-cell office:value-type="float" office:value="4.302079">
                <text:p>4.302079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6.428898">
                <text:p>6.428898</text:p>
              </table:table-cell>
              <table:table-cell office:value-type="float" office:value="5.900377">
                <text:p>5.900377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2.379607">
                <text:p>2.379607</text:p>
              </table:table-cell>
              <table:table-cell office:value-type="float" office:value="8.650817">
                <text:p>8.650817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1.529145">
                <text:p>1.529145</text:p>
              </table:table-cell>
              <table:table-cell office:value-type="float" office:value="3.179431">
                <text:p>3.179431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2.465791">
                <text:p>2.465791</text:p>
              </table:table-cell>
              <table:table-cell office:value-type="float" office:value="2.629671">
                <text:p>2.629671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2.272736">
                <text:p>2.272736</text:p>
              </table:table-cell>
              <table:table-cell office:value-type="float" office:value="4.529432">
                <text:p>4.529432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1.434782">
                <text:p>1.434782</text:p>
              </table:table-cell>
              <table:table-cell office:value-type="float" office:value="10.21841">
                <text:p>10.21841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1.101782">
                <text:p>1.101782</text:p>
              </table:table-cell>
              <table:table-cell office:value-type="float" office:value="8.81032">
                <text:p>8.8103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1.394282">
                <text:p>1.394282</text:p>
              </table:table-cell>
              <table:table-cell office:value-type="float" office:value="10.083789">
                <text:p>10.083789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1.952124">
                <text:p>1.952124</text:p>
              </table:table-cell>
              <table:table-cell office:value-type="float" office:value="10.558751">
                <text:p>10.558751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.818855">
                <text:p>5.818855</text:p>
              </table:table-cell>
              <table:table-cell office:value-type="float" office:value="6.32344">
                <text:p>6.32344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.600697">
                <text:p>5.600697</text:p>
              </table:table-cell>
              <table:table-cell office:value-type="float" office:value="4.699065">
                <text:p>4.699065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7.096033">
                <text:p>7.096033</text:p>
              </table:table-cell>
              <table:table-cell office:value-type="float" office:value="6.083324">
                <text:p>6.08332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1.558038">
                <text:p>1.558038</text:p>
              </table:table-cell>
              <table:table-cell office:value-type="float" office:value="3.739506">
                <text:p>3.739506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1.547951">
                <text:p>1.547951</text:p>
              </table:table-cell>
              <table:table-cell office:value-type="float" office:value="2.966461">
                <text:p>2.966461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1.901224">
                <text:p>1.901224</text:p>
              </table:table-cell>
              <table:table-cell office:value-type="float" office:value="9.0609">
                <text:p>9.0609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6.230617">
                <text:p>6.230617</text:p>
              </table:table-cell>
              <table:table-cell office:value-type="float" office:value="6.028656">
                <text:p>6.028656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2.394869">
                <text:p>2.394869</text:p>
              </table:table-cell>
              <table:table-cell office:value-type="float" office:value="2.752518">
                <text:p>2.752518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6.73085">
                <text:p>6.73085</text:p>
              </table:table-cell>
              <table:table-cell office:value-type="float" office:value="6.709474">
                <text:p>6.709474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7.195189">
                <text:p>7.195189</text:p>
              </table:table-cell>
              <table:table-cell office:value-type="float" office:value="5.819304">
                <text:p>5.819304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2.237684">
                <text:p>2.237684</text:p>
              </table:table-cell>
              <table:table-cell office:value-type="float" office:value="3.80224">
                <text:p>3.80224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7.410877">
                <text:p>7.410877</text:p>
              </table:table-cell>
              <table:table-cell office:value-type="float" office:value="6.037129">
                <text:p>6.037129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7.138437">
                <text:p>7.138437</text:p>
              </table:table-cell>
              <table:table-cell office:value-type="float" office:value="6.271142">
                <text:p>6.271142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.412265">
                <text:p>2.412265</text:p>
              </table:table-cell>
              <table:table-cell office:value-type="float" office:value="8.997277">
                <text:p>8.997277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.160066">
                <text:p>2.160066</text:p>
              </table:table-cell>
              <table:table-cell office:value-type="float" office:value="3.314043">
                <text:p>3.314043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5.487537">
                <text:p>5.487537</text:p>
              </table:table-cell>
              <table:table-cell office:value-type="float" office:value="5.752771">
                <text:p>5.752771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1.542328">
                <text:p>1.542328</text:p>
              </table:table-cell>
              <table:table-cell office:value-type="float" office:value="2.989184">
                <text:p>2.989184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1.725807">
                <text:p>1.725807</text:p>
              </table:table-cell>
              <table:table-cell office:value-type="float" office:value="9.130845">
                <text:p>9.130845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1.558809">
                <text:p>1.558809</text:p>
              </table:table-cell>
              <table:table-cell office:value-type="float" office:value="9.168727">
                <text:p>9.168727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7.067761">
                <text:p>7.067761</text:p>
              </table:table-cell>
              <table:table-cell office:value-type="float" office:value="5.333519">
                <text:p>5.333519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.165757">
                <text:p>1.165757</text:p>
              </table:table-cell>
              <table:table-cell office:value-type="float" office:value="9.262263">
                <text:p>9.262263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.463221">
                <text:p>1.463221</text:p>
              </table:table-cell>
              <table:table-cell office:value-type="float" office:value="9.41614">
                <text:p>9.41614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.213344">
                <text:p>3.213344</text:p>
              </table:table-cell>
              <table:table-cell office:value-type="float" office:value="2.349581">
                <text:p>2.34958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.05875">
                <text:p>1.05875</text:p>
              </table:table-cell>
              <table:table-cell office:value-type="float" office:value="3.961572">
                <text:p>3.961572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6.577074">
                <text:p>6.577074</text:p>
              </table:table-cell>
              <table:table-cell office:value-type="float" office:value="5.18937">
                <text:p>5.18937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2.17437">
                <text:p>2.17437</text:p>
              </table:table-cell>
              <table:table-cell office:value-type="float" office:value="9.157547">
                <text:p>9.157547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.955371">
                <text:p>1.955371</text:p>
              </table:table-cell>
              <table:table-cell office:value-type="float" office:value="8.948975">
                <text:p>8.948975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2.401424">
                <text:p>2.401424</text:p>
              </table:table-cell>
              <table:table-cell office:value-type="float" office:value="2.968895">
                <text:p>2.968895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.728281">
                <text:p>1.728281</text:p>
              </table:table-cell>
              <table:table-cell office:value-type="float" office:value="3.965237">
                <text:p>3.965237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3.230278">
                <text:p>3.230278</text:p>
              </table:table-cell>
              <table:table-cell office:value-type="float" office:value="2.891503">
                <text:p>2.891503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7.08473">
                <text:p>7.08473</text:p>
              </table:table-cell>
              <table:table-cell office:value-type="float" office:value="6.306449">
                <text:p>6.30644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6.934805">
                <text:p>6.934805</text:p>
              </table:table-cell>
              <table:table-cell office:value-type="float" office:value="6.040858">
                <text:p>6.04085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2.599546">
                <text:p>2.599546</text:p>
              </table:table-cell>
              <table:table-cell office:value-type="float" office:value="3.052579">
                <text:p>3.052579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2.362189">
                <text:p>2.362189</text:p>
              </table:table-cell>
              <table:table-cell office:value-type="float" office:value="2.01051">
                <text:p>2.0105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7.357235">
                <text:p>7.357235</text:p>
              </table:table-cell>
              <table:table-cell office:value-type="float" office:value="5.001649">
                <text:p>5.001649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.433121">
                <text:p>1.433121</text:p>
              </table:table-cell>
              <table:table-cell office:value-type="float" office:value="8.949929">
                <text:p>8.949929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2.887666">
                <text:p>2.887666</text:p>
              </table:table-cell>
              <table:table-cell office:value-type="float" office:value="8.695224">
                <text:p>8.695224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.424835">
                <text:p>1.424835</text:p>
              </table:table-cell>
              <table:table-cell office:value-type="float" office:value="9.084524">
                <text:p>9.084524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.870169">
                <text:p>1.870169</text:p>
              </table:table-cell>
              <table:table-cell office:value-type="float" office:value="10.03469">
                <text:p>10.03469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2.276581">
                <text:p>2.276581</text:p>
              </table:table-cell>
              <table:table-cell office:value-type="float" office:value="8.563598">
                <text:p>8.563598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2.046776">
                <text:p>2.046776</text:p>
              </table:table-cell>
              <table:table-cell office:value-type="float" office:value="9.791207">
                <text:p>9.791207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2.731555">
                <text:p>2.731555</text:p>
              </table:table-cell>
              <table:table-cell office:value-type="float" office:value="3.62302">
                <text:p>3.62302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2.467526">
                <text:p>2.467526</text:p>
              </table:table-cell>
              <table:table-cell office:value-type="float" office:value="9.098384">
                <text:p>9.098384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2.001222">
                <text:p>2.001222</text:p>
              </table:table-cell>
              <table:table-cell office:value-type="float" office:value="4.190851">
                <text:p>4.19085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2.91443">
                <text:p>2.91443</text:p>
              </table:table-cell>
              <table:table-cell office:value-type="float" office:value="8.428943">
                <text:p>8.428943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7.155105">
                <text:p>7.155105</text:p>
              </table:table-cell>
              <table:table-cell office:value-type="float" office:value="4.800062">
                <text:p>4.800062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6.307571">
                <text:p>6.307571</text:p>
              </table:table-cell>
              <table:table-cell office:value-type="float" office:value="5.982826">
                <text:p>5.982826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6.99733">
                <text:p>6.99733</text:p>
              </table:table-cell>
              <table:table-cell office:value-type="float" office:value="5.463869">
                <text:p>5.463869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7.356182">
                <text:p>7.356182</text:p>
              </table:table-cell>
              <table:table-cell office:value-type="float" office:value="5.786759">
                <text:p>5.786759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1.462399">
                <text:p>1.462399</text:p>
              </table:table-cell>
              <table:table-cell office:value-type="float" office:value="2.269905">
                <text:p>2.26990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1.062777">
                <text:p>1.062777</text:p>
              </table:table-cell>
              <table:table-cell office:value-type="float" office:value="3.751374">
                <text:p>3.75137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7.122766">
                <text:p>7.122766</text:p>
              </table:table-cell>
              <table:table-cell office:value-type="float" office:value="5.972867">
                <text:p>5.972867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1.981692">
                <text:p>1.981692</text:p>
              </table:table-cell>
              <table:table-cell office:value-type="float" office:value="8.530601">
                <text:p>8.530601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1.871879">
                <text:p>1.871879</text:p>
              </table:table-cell>
              <table:table-cell office:value-type="float" office:value="9.429676">
                <text:p>9.429676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6.366794">
                <text:p>6.366794</text:p>
              </table:table-cell>
              <table:table-cell office:value-type="float" office:value="5.103786">
                <text:p>5.103786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1.788214">
                <text:p>1.788214</text:p>
              </table:table-cell>
              <table:table-cell office:value-type="float" office:value="9.044261">
                <text:p>9.044261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6.99395">
                <text:p>6.99395</text:p>
              </table:table-cell>
              <table:table-cell office:value-type="float" office:value="5.805178">
                <text:p>5.805178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.356022">
                <text:p>1.356022</text:p>
              </table:table-cell>
              <table:table-cell office:value-type="float" office:value="9.12165">
                <text:p>9.12165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5.747183">
                <text:p>5.747183</text:p>
              </table:table-cell>
              <table:table-cell office:value-type="float" office:value="6.141837">
                <text:p>6.141837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6.729056">
                <text:p>6.729056</text:p>
              </table:table-cell>
              <table:table-cell office:value-type="float" office:value="6.599439">
                <text:p>6.599439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1.837081">
                <text:p>1.837081</text:p>
              </table:table-cell>
              <table:table-cell office:value-type="float" office:value="3.543662">
                <text:p>3.543662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6.889682">
                <text:p>6.889682</text:p>
              </table:table-cell>
              <table:table-cell office:value-type="float" office:value="6.777459">
                <text:p>6.777459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2.581019">
                <text:p>2.581019</text:p>
              </table:table-cell>
              <table:table-cell office:value-type="float" office:value="8.299635">
                <text:p>8.29963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2.601314">
                <text:p>2.601314</text:p>
              </table:table-cell>
              <table:table-cell office:value-type="float" office:value="7.878451">
                <text:p>7.878451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5.755756">
                <text:p>5.755756</text:p>
              </table:table-cell>
              <table:table-cell office:value-type="float" office:value="6.070323">
                <text:p>6.070323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3.01069">
                <text:p>3.01069</text:p>
              </table:table-cell>
              <table:table-cell office:value-type="float" office:value="9.602767">
                <text:p>9.602767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1.7768">
                <text:p>1.7768</text:p>
              </table:table-cell>
              <table:table-cell office:value-type="float" office:value="9.86058">
                <text:p>9.86058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1.424476">
                <text:p>1.424476</text:p>
              </table:table-cell>
              <table:table-cell office:value-type="float" office:value="9.469227">
                <text:p>9.469227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2.331889">
                <text:p>2.331889</text:p>
              </table:table-cell>
              <table:table-cell office:value-type="float" office:value="3.750568">
                <text:p>3.750568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2.13641">
                <text:p>2.13641</text:p>
              </table:table-cell>
              <table:table-cell office:value-type="float" office:value="9.768584">
                <text:p>9.768584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1.902116">
                <text:p>1.902116</text:p>
              </table:table-cell>
              <table:table-cell office:value-type="float" office:value="2.699751">
                <text:p>2.699751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1.436375">
                <text:p>1.436375</text:p>
              </table:table-cell>
              <table:table-cell office:value-type="float" office:value="9.674778">
                <text:p>9.674778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2.576606">
                <text:p>2.576606</text:p>
              </table:table-cell>
              <table:table-cell office:value-type="float" office:value="2.803953">
                <text:p>2.803953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0.514923">
                <text:p>0.514923</text:p>
              </table:table-cell>
              <table:table-cell office:value-type="float" office:value="10.359368">
                <text:p>10.359368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2.592953">
                <text:p>2.592953</text:p>
              </table:table-cell>
              <table:table-cell office:value-type="float" office:value="2.923061">
                <text:p>2.923061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6.421151">
                <text:p>6.421151</text:p>
              </table:table-cell>
              <table:table-cell office:value-type="float" office:value="6.015727">
                <text:p>6.015727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6.463316">
                <text:p>6.463316</text:p>
              </table:table-cell>
              <table:table-cell office:value-type="float" office:value="5.299924">
                <text:p>5.299924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7.634702">
                <text:p>7.634702</text:p>
              </table:table-cell>
              <table:table-cell office:value-type="float" office:value="7.26776">
                <text:p>7.26776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2.505765">
                <text:p>2.505765</text:p>
              </table:table-cell>
              <table:table-cell office:value-type="float" office:value="3.575999">
                <text:p>3.57599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1.446273">
                <text:p>1.446273</text:p>
              </table:table-cell>
              <table:table-cell office:value-type="float" office:value="2.320358">
                <text:p>2.320358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2.487991">
                <text:p>2.487991</text:p>
              </table:table-cell>
              <table:table-cell office:value-type="float" office:value="2.811275">
                <text:p>2.811275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2.04169">
                <text:p>2.04169</text:p>
              </table:table-cell>
              <table:table-cell office:value-type="float" office:value="3.589861">
                <text:p>3.589861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7.200974">
                <text:p>7.200974</text:p>
              </table:table-cell>
              <table:table-cell office:value-type="float" office:value="5.777037">
                <text:p>5.777037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2.188929">
                <text:p>2.188929</text:p>
              </table:table-cell>
              <table:table-cell office:value-type="float" office:value="3.914258">
                <text:p>3.914258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2.727581">
                <text:p>2.727581</text:p>
              </table:table-cell>
              <table:table-cell office:value-type="float" office:value="9.066491">
                <text:p>9.066491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1.221876">
                <text:p>1.221876</text:p>
              </table:table-cell>
              <table:table-cell office:value-type="float" office:value="10.043239">
                <text:p>10.043239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1.772519">
                <text:p>1.772519</text:p>
              </table:table-cell>
              <table:table-cell office:value-type="float" office:value="8.218431">
                <text:p>8.218431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2.228654">
                <text:p>2.228654</text:p>
              </table:table-cell>
              <table:table-cell office:value-type="float" office:value="9.615579">
                <text:p>9.615579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1.202193">
                <text:p>1.202193</text:p>
              </table:table-cell>
              <table:table-cell office:value-type="float" office:value="3.439173">
                <text:p>3.439173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2.542308">
                <text:p>2.542308</text:p>
              </table:table-cell>
              <table:table-cell office:value-type="float" office:value="3.299258">
                <text:p>3.299258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1.755014">
                <text:p>1.755014</text:p>
              </table:table-cell>
              <table:table-cell office:value-type="float" office:value="8.529855">
                <text:p>8.529855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7.78485">
                <text:p>7.78485</text:p>
              </table:table-cell>
              <table:table-cell office:value-type="float" office:value="6.313302">
                <text:p>6.313302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2.096359">
                <text:p>2.096359</text:p>
              </table:table-cell>
              <table:table-cell office:value-type="float" office:value="8.910088">
                <text:p>8.910088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.594784">
                <text:p>1.594784</text:p>
              </table:table-cell>
              <table:table-cell office:value-type="float" office:value="3.90607">
                <text:p>3.9060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.999199">
                <text:p>1.999199</text:p>
              </table:table-cell>
              <table:table-cell office:value-type="float" office:value="3.461713">
                <text:p>3.461713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2.725398">
                <text:p>2.725398</text:p>
              </table:table-cell>
              <table:table-cell office:value-type="float" office:value="2.853549">
                <text:p>2.853549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.931796">
                <text:p>1.931796</text:p>
              </table:table-cell>
              <table:table-cell office:value-type="float" office:value="10.119124">
                <text:p>10.11912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.467824">
                <text:p>6.467824</text:p>
              </table:table-cell>
              <table:table-cell office:value-type="float" office:value="5.976676">
                <text:p>5.976676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.768781">
                <text:p>1.768781</text:p>
              </table:table-cell>
              <table:table-cell office:value-type="float" office:value="7.776687">
                <text:p>7.776687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2.710871">
                <text:p>2.710871</text:p>
              </table:table-cell>
              <table:table-cell office:value-type="float" office:value="3.013678">
                <text:p>3.013678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2.510544">
                <text:p>2.510544</text:p>
              </table:table-cell>
              <table:table-cell office:value-type="float" office:value="4.027257">
                <text:p>4.027257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1.815564">
                <text:p>1.815564</text:p>
              </table:table-cell>
              <table:table-cell office:value-type="float" office:value="8.440102">
                <text:p>8.440102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2.30696">
                <text:p>2.30696</text:p>
              </table:table-cell>
              <table:table-cell office:value-type="float" office:value="8.961082">
                <text:p>8.961082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1.994562">
                <text:p>1.994562</text:p>
              </table:table-cell>
              <table:table-cell office:value-type="float" office:value="2.864792">
                <text:p>2.864792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.844257">
                <text:p>5.844257</text:p>
              </table:table-cell>
              <table:table-cell office:value-type="float" office:value="6.130259">
                <text:p>6.130259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6.800009">
                <text:p>6.800009</text:p>
              </table:table-cell>
              <table:table-cell office:value-type="float" office:value="6.410141">
                <text:p>6.410141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1.198742">
                <text:p>1.198742</text:p>
              </table:table-cell>
              <table:table-cell office:value-type="float" office:value="3.057272">
                <text:p>3.057272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1.900731">
                <text:p>1.900731</text:p>
              </table:table-cell>
              <table:table-cell office:value-type="float" office:value="10.20369">
                <text:p>10.20369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2.009937">
                <text:p>2.009937</text:p>
              </table:table-cell>
              <table:table-cell office:value-type="float" office:value="3.028744">
                <text:p>3.028744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7.606402">
                <text:p>7.606402</text:p>
              </table:table-cell>
              <table:table-cell office:value-type="float" office:value="5.412098">
                <text:p>5.412098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3.027258">
                <text:p>3.027258</text:p>
              </table:table-cell>
              <table:table-cell office:value-type="float" office:value="8.305964">
                <text:p>8.305964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1.023354">
                <text:p>1.023354</text:p>
              </table:table-cell>
              <table:table-cell office:value-type="float" office:value="3.204771">
                <text:p>3.204771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7.528404">
                <text:p>7.528404</text:p>
              </table:table-cell>
              <table:table-cell office:value-type="float" office:value="5.604377">
                <text:p>5.604377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.403799">
                <text:p>1.403799</text:p>
              </table:table-cell>
              <table:table-cell office:value-type="float" office:value="9.694039">
                <text:p>9.694039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5.758135">
                <text:p>5.758135</text:p>
              </table:table-cell>
              <table:table-cell office:value-type="float" office:value="6.272277">
                <text:p>6.272277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7.63797">
                <text:p>7.63797</text:p>
              </table:table-cell>
              <table:table-cell office:value-type="float" office:value="6.546084">
                <text:p>6.546084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6.703835">
                <text:p>6.703835</text:p>
              </table:table-cell>
              <table:table-cell office:value-type="float" office:value="5.177141">
                <text:p>5.177141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2.865651">
                <text:p>2.865651</text:p>
              </table:table-cell>
              <table:table-cell office:value-type="float" office:value="2.553943">
                <text:p>2.553943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1.916159">
                <text:p>1.916159</text:p>
              </table:table-cell>
              <table:table-cell office:value-type="float" office:value="4.313296">
                <text:p>4.31329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8.122151">
                <text:p>8.122151</text:p>
              </table:table-cell>
              <table:table-cell office:value-type="float" office:value="6.6317">
                <text:p>6.6317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1.975387">
                <text:p>1.975387</text:p>
              </table:table-cell>
              <table:table-cell office:value-type="float" office:value="2.176128">
                <text:p>2.176128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2.651255">
                <text:p>2.651255</text:p>
              </table:table-cell>
              <table:table-cell office:value-type="float" office:value="8.914902">
                <text:p>8.914902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2.047124">
                <text:p>2.047124</text:p>
              </table:table-cell>
              <table:table-cell office:value-type="float" office:value="8.334226">
                <text:p>8.334226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1.744402">
                <text:p>1.744402</text:p>
              </table:table-cell>
              <table:table-cell office:value-type="float" office:value="9.118897">
                <text:p>9.118897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1.677196">
                <text:p>1.677196</text:p>
              </table:table-cell>
              <table:table-cell office:value-type="float" office:value="2.448212">
                <text:p>2.448212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1.937944">
                <text:p>1.937944</text:p>
              </table:table-cell>
              <table:table-cell office:value-type="float" office:value="9.394532">
                <text:p>9.394532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1.840969">
                <text:p>1.840969</text:p>
              </table:table-cell>
              <table:table-cell office:value-type="float" office:value="2.924743">
                <text:p>2.924743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2.444569">
                <text:p>2.444569</text:p>
              </table:table-cell>
              <table:table-cell office:value-type="float" office:value="3.580465">
                <text:p>3.580465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1.645659">
                <text:p>1.645659</text:p>
              </table:table-cell>
              <table:table-cell office:value-type="float" office:value="9.15894">
                <text:p>9.15894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3.130102">
                <text:p>3.130102</text:p>
              </table:table-cell>
              <table:table-cell office:value-type="float" office:value="3.059129">
                <text:p>3.059129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7.099709">
                <text:p>7.099709</text:p>
              </table:table-cell>
              <table:table-cell office:value-type="float" office:value="6.003476">
                <text:p>6.003476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.157696">
                <text:p>3.157696</text:p>
              </table:table-cell>
              <table:table-cell office:value-type="float" office:value="9.875601">
                <text:p>9.875601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.586381">
                <text:p>1.586381</text:p>
              </table:table-cell>
              <table:table-cell office:value-type="float" office:value="3.1294">
                <text:p>3.1294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2.377087">
                <text:p>2.377087</text:p>
              </table:table-cell>
              <table:table-cell office:value-type="float" office:value="4.184821">
                <text:p>4.184821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7.374151">
                <text:p>7.374151</text:p>
              </table:table-cell>
              <table:table-cell office:value-type="float" office:value="6.393318">
                <text:p>6.39331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1.473147">
                <text:p>1.473147</text:p>
              </table:table-cell>
              <table:table-cell office:value-type="float" office:value="3.35711">
                <text:p>3.35711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2.731965">
                <text:p>2.731965</text:p>
              </table:table-cell>
              <table:table-cell office:value-type="float" office:value="8.496059">
                <text:p>8.496059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3.022995">
                <text:p>3.022995</text:p>
              </table:table-cell>
              <table:table-cell office:value-type="float" office:value="2.837301">
                <text:p>2.837301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7.121012">
                <text:p>7.121012</text:p>
              </table:table-cell>
              <table:table-cell office:value-type="float" office:value="4.854969">
                <text:p>4.854969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.97674">
                <text:p>1.97674</text:p>
              </table:table-cell>
              <table:table-cell office:value-type="float" office:value="8.99814">
                <text:p>8.99814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3.163239">
                <text:p>3.163239</text:p>
              </table:table-cell>
              <table:table-cell office:value-type="float" office:value="3.668608">
                <text:p>3.668608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6.821383">
                <text:p>6.821383</text:p>
              </table:table-cell>
              <table:table-cell office:value-type="float" office:value="5.543124">
                <text:p>5.543124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6.906834">
                <text:p>6.906834</text:p>
              </table:table-cell>
              <table:table-cell office:value-type="float" office:value="6.032294">
                <text:p>6.032294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2.361692">
                <text:p>2.361692</text:p>
              </table:table-cell>
              <table:table-cell office:value-type="float" office:value="8.423913">
                <text:p>8.423913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6.179011">
                <text:p>6.179011</text:p>
              </table:table-cell>
              <table:table-cell office:value-type="float" office:value="6.033207">
                <text:p>6.033207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7.50827">
                <text:p>7.50827</text:p>
              </table:table-cell>
              <table:table-cell office:value-type="float" office:value="5.934842">
                <text:p>5.934842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2.142992">
                <text:p>2.142992</text:p>
              </table:table-cell>
              <table:table-cell office:value-type="float" office:value="3.984149">
                <text:p>3.984149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.778732">
                <text:p>2.778732</text:p>
              </table:table-cell>
              <table:table-cell office:value-type="float" office:value="8.941556">
                <text:p>8.941556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6.535646">
                <text:p>6.535646</text:p>
              </table:table-cell>
              <table:table-cell office:value-type="float" office:value="6.037728">
                <text:p>6.037728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.590816">
                <text:p>1.590816</text:p>
              </table:table-cell>
              <table:table-cell office:value-type="float" office:value="4.191127">
                <text:p>4.191127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.308673">
                <text:p>1.308673</text:p>
              </table:table-cell>
              <table:table-cell office:value-type="float" office:value="4.280197">
                <text:p>4.280197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.885242">
                <text:p>1.885242</text:p>
              </table:table-cell>
              <table:table-cell office:value-type="float" office:value="8.709286">
                <text:p>8.709286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.560886">
                <text:p>1.560886</text:p>
              </table:table-cell>
              <table:table-cell office:value-type="float" office:value="2.926375">
                <text:p>2.92637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5.863206">
                <text:p>5.863206</text:p>
              </table:table-cell>
              <table:table-cell office:value-type="float" office:value="5.380886">
                <text:p>5.380886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7.243895">
                <text:p>7.243895</text:p>
              </table:table-cell>
              <table:table-cell office:value-type="float" office:value="5.84247">
                <text:p>5.84247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2.007317">
                <text:p>2.007317</text:p>
              </table:table-cell>
              <table:table-cell office:value-type="float" office:value="9.945169">
                <text:p>9.945169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.970251">
                <text:p>1.970251</text:p>
              </table:table-cell>
              <table:table-cell office:value-type="float" office:value="8.631081">
                <text:p>8.631081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1.360475">
                <text:p>1.360475</text:p>
              </table:table-cell>
              <table:table-cell office:value-type="float" office:value="9.399116">
                <text:p>9.399116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1.327412">
                <text:p>1.327412</text:p>
              </table:table-cell>
              <table:table-cell office:value-type="float" office:value="9.22125">
                <text:p>9.22125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2.421338">
                <text:p>2.421338</text:p>
              </table:table-cell>
              <table:table-cell office:value-type="float" office:value="3.103182">
                <text:p>3.103182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1.877652">
                <text:p>1.877652</text:p>
              </table:table-cell>
              <table:table-cell office:value-type="float" office:value="8.113454">
                <text:p>8.113454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1.818348">
                <text:p>1.818348</text:p>
              </table:table-cell>
              <table:table-cell office:value-type="float" office:value="3.437503">
                <text:p>3.437503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1.062415">
                <text:p>1.062415</text:p>
              </table:table-cell>
              <table:table-cell office:value-type="float" office:value="8.175365">
                <text:p>8.175365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6.938709">
                <text:p>6.938709</text:p>
              </table:table-cell>
              <table:table-cell office:value-type="float" office:value="6.214962">
                <text:p>6.214962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2.099402">
                <text:p>2.099402</text:p>
              </table:table-cell>
              <table:table-cell office:value-type="float" office:value="8.932824">
                <text:p>8.932824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1.800397">
                <text:p>1.800397</text:p>
              </table:table-cell>
              <table:table-cell office:value-type="float" office:value="8.520026">
                <text:p>8.520026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.934189">
                <text:p>6.934189</text:p>
              </table:table-cell>
              <table:table-cell office:value-type="float" office:value="4.586559">
                <text:p>4.58655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1.777229">
                <text:p>1.777229</text:p>
              </table:table-cell>
              <table:table-cell office:value-type="float" office:value="3.664337">
                <text:p>3.664337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0.748677">
                <text:p>0.748677</text:p>
              </table:table-cell>
              <table:table-cell office:value-type="float" office:value="2.460334">
                <text:p>2.460334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2.198872">
                <text:p>2.198872</text:p>
              </table:table-cell>
              <table:table-cell office:value-type="float" office:value="8.309337">
                <text:p>8.309337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2.861995">
                <text:p>2.861995</text:p>
              </table:table-cell>
              <table:table-cell office:value-type="float" office:value="3.097834">
                <text:p>3.097834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0.94734">
                <text:p>0.94734</text:p>
              </table:table-cell>
              <table:table-cell office:value-type="float" office:value="3.717868">
                <text:p>3.717868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2.263786">
                <text:p>2.263786</text:p>
              </table:table-cell>
              <table:table-cell office:value-type="float" office:value="3.480544">
                <text:p>3.480544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7.242577">
                <text:p>7.242577</text:p>
              </table:table-cell>
              <table:table-cell office:value-type="float" office:value="5.856555">
                <text:p>5.856555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2.917914">
                <text:p>2.917914</text:p>
              </table:table-cell>
              <table:table-cell office:value-type="float" office:value="3.706664">
                <text:p>3.706664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0.612933">
                <text:p>0.612933</text:p>
              </table:table-cell>
              <table:table-cell office:value-type="float" office:value="9.085092">
                <text:p>9.085092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6.345761">
                <text:p>6.345761</text:p>
              </table:table-cell>
              <table:table-cell office:value-type="float" office:value="5.849788">
                <text:p>5.849788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1.236555">
                <text:p>1.236555</text:p>
              </table:table-cell>
              <table:table-cell office:value-type="float" office:value="8.579121">
                <text:p>8.579121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7.038965">
                <text:p>7.038965</text:p>
              </table:table-cell>
              <table:table-cell office:value-type="float" office:value="5.467109">
                <text:p>5.467109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2.49522">
                <text:p>2.49522</text:p>
              </table:table-cell>
              <table:table-cell office:value-type="float" office:value="2.181679">
                <text:p>2.181679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1.511202">
                <text:p>1.511202</text:p>
              </table:table-cell>
              <table:table-cell office:value-type="float" office:value="8.48072">
                <text:p>8.48072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1.613896">
                <text:p>1.613896</text:p>
              </table:table-cell>
              <table:table-cell office:value-type="float" office:value="9.678824">
                <text:p>9.678824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2.150593">
                <text:p>2.150593</text:p>
              </table:table-cell>
              <table:table-cell office:value-type="float" office:value="8.599771">
                <text:p>8.599771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1.765197">
                <text:p>1.765197</text:p>
              </table:table-cell>
              <table:table-cell office:value-type="float" office:value="9.120634">
                <text:p>9.120634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5.948832">
                <text:p>5.948832</text:p>
              </table:table-cell>
              <table:table-cell office:value-type="float" office:value="6.782742">
                <text:p>6.782742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1.142389">
                <text:p>1.142389</text:p>
              </table:table-cell>
              <table:table-cell office:value-type="float" office:value="4.247151">
                <text:p>4.24715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1.936326">
                <text:p>1.936326</text:p>
              </table:table-cell>
              <table:table-cell office:value-type="float" office:value="8.939237">
                <text:p>8.939237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1.578447">
                <text:p>1.578447</text:p>
              </table:table-cell>
              <table:table-cell office:value-type="float" office:value="9.907966">
                <text:p>9.907966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2.698018">
                <text:p>2.698018</text:p>
              </table:table-cell>
              <table:table-cell office:value-type="float" office:value="10.16191">
                <text:p>10.16191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.267626">
                <text:p>1.267626</text:p>
              </table:table-cell>
              <table:table-cell office:value-type="float" office:value="8.002991">
                <text:p>8.002991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5.698395">
                <text:p>5.698395</text:p>
              </table:table-cell>
              <table:table-cell office:value-type="float" office:value="5.965797">
                <text:p>5.965797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1.713311">
                <text:p>1.713311</text:p>
              </table:table-cell>
              <table:table-cell office:value-type="float" office:value="2.822835">
                <text:p>2.822835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.716956">
                <text:p>1.716956</text:p>
              </table:table-cell>
              <table:table-cell office:value-type="float" office:value="9.506546">
                <text:p>9.506546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2.863457">
                <text:p>2.863457</text:p>
              </table:table-cell>
              <table:table-cell office:value-type="float" office:value="2.46551">
                <text:p>2.4655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2.621894">
                <text:p>2.621894</text:p>
              </table:table-cell>
              <table:table-cell office:value-type="float" office:value="2.973806">
                <text:p>2.973806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6.823469">
                <text:p>6.823469</text:p>
              </table:table-cell>
              <table:table-cell office:value-type="float" office:value="6.27341">
                <text:p>6.27341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6.500429">
                <text:p>6.500429</text:p>
              </table:table-cell>
              <table:table-cell office:value-type="float" office:value="6.624239">
                <text:p>6.624239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2.071457">
                <text:p>2.071457</text:p>
              </table:table-cell>
              <table:table-cell office:value-type="float" office:value="8.869047">
                <text:p>8.86904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.226003">
                <text:p>1.226003</text:p>
              </table:table-cell>
              <table:table-cell office:value-type="float" office:value="9.044966">
                <text:p>9.044966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2.089665">
                <text:p>2.089665</text:p>
              </table:table-cell>
              <table:table-cell office:value-type="float" office:value="8.806856">
                <text:p>8.806856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7.145558">
                <text:p>7.145558</text:p>
              </table:table-cell>
              <table:table-cell office:value-type="float" office:value="5.481841">
                <text:p>5.481841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.821881">
                <text:p>1.821881</text:p>
              </table:table-cell>
              <table:table-cell office:value-type="float" office:value="3.156374">
                <text:p>3.156374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1.472821">
                <text:p>1.472821</text:p>
              </table:table-cell>
              <table:table-cell office:value-type="float" office:value="4.107346">
                <text:p>4.107346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6.508463">
                <text:p>6.508463</text:p>
              </table:table-cell>
              <table:table-cell office:value-type="float" office:value="5.579052">
                <text:p>5.579052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.813805">
                <text:p>1.813805</text:p>
              </table:table-cell>
              <table:table-cell office:value-type="float" office:value="2.991726">
                <text:p>2.991726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6.634862">
                <text:p>6.634862</text:p>
              </table:table-cell>
              <table:table-cell office:value-type="float" office:value="5.116293">
                <text:p>5.116293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.68445">
                <text:p>1.68445</text:p>
              </table:table-cell>
              <table:table-cell office:value-type="float" office:value="2.307179">
                <text:p>2.30717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6.774894">
                <text:p>6.774894</text:p>
              </table:table-cell>
              <table:table-cell office:value-type="float" office:value="5.459394">
                <text:p>5.459394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3.193072">
                <text:p>3.193072</text:p>
              </table:table-cell>
              <table:table-cell office:value-type="float" office:value="3.499029">
                <text:p>3.49902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1.619647">
                <text:p>1.619647</text:p>
              </table:table-cell>
              <table:table-cell office:value-type="float" office:value="2.790111">
                <text:p>2.790111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2.768938">
                <text:p>2.768938</text:p>
              </table:table-cell>
              <table:table-cell office:value-type="float" office:value="9.619865">
                <text:p>9.619865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5.683125">
                <text:p>5.683125</text:p>
              </table:table-cell>
              <table:table-cell office:value-type="float" office:value="5.338109">
                <text:p>5.338109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2.625554">
                <text:p>2.625554</text:p>
              </table:table-cell>
              <table:table-cell office:value-type="float" office:value="9.643501">
                <text:p>9.643501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6.930369">
                <text:p>6.930369</text:p>
              </table:table-cell>
              <table:table-cell office:value-type="float" office:value="6.487775">
                <text:p>6.48777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2.0705">
                <text:p>2.0705</text:p>
              </table:table-cell>
              <table:table-cell office:value-type="float" office:value="9.152161">
                <text:p>9.152161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1.055218">
                <text:p>1.055218</text:p>
              </table:table-cell>
              <table:table-cell office:value-type="float" office:value="3.993253">
                <text:p>3.993253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5.904005">
                <text:p>5.904005</text:p>
              </table:table-cell>
              <table:table-cell office:value-type="float" office:value="6.162431">
                <text:p>6.16243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2.313262">
                <text:p>2.313262</text:p>
              </table:table-cell>
              <table:table-cell office:value-type="float" office:value="9.596104">
                <text:p>9.596104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0.887851">
                <text:p>0.887851</text:p>
              </table:table-cell>
              <table:table-cell office:value-type="float" office:value="9.219565">
                <text:p>9.21956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5.732038">
                <text:p>5.732038</text:p>
              </table:table-cell>
              <table:table-cell office:value-type="float" office:value="5.185523">
                <text:p>5.185523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2.651246">
                <text:p>2.651246</text:p>
              </table:table-cell>
              <table:table-cell office:value-type="float" office:value="2.333728">
                <text:p>2.333728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2.587808">
                <text:p>2.587808</text:p>
              </table:table-cell>
              <table:table-cell office:value-type="float" office:value="10.339094">
                <text:p>10.339094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2.72123">
                <text:p>2.72123</text:p>
              </table:table-cell>
              <table:table-cell office:value-type="float" office:value="3.722339">
                <text:p>3.722339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7.215209">
                <text:p>7.215209</text:p>
              </table:table-cell>
              <table:table-cell office:value-type="float" office:value="6.147468">
                <text:p>6.147468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2.304137">
                <text:p>2.304137</text:p>
              </table:table-cell>
              <table:table-cell office:value-type="float" office:value="8.611624">
                <text:p>8.611624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2.037743">
                <text:p>2.037743</text:p>
              </table:table-cell>
              <table:table-cell office:value-type="float" office:value="8.619311">
                <text:p>8.61931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.693779">
                <text:p>1.693779</text:p>
              </table:table-cell>
              <table:table-cell office:value-type="float" office:value="8.901748">
                <text:p>8.901748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.794358">
                <text:p>1.794358</text:p>
              </table:table-cell>
              <table:table-cell office:value-type="float" office:value="4.056221">
                <text:p>4.056221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5.399888">
                <text:p>5.399888</text:p>
              </table:table-cell>
              <table:table-cell office:value-type="float" office:value="4.693805">
                <text:p>4.693805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6.955766">
                <text:p>6.955766</text:p>
              </table:table-cell>
              <table:table-cell office:value-type="float" office:value="6.073521">
                <text:p>6.073521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2.830715">
                <text:p>2.830715</text:p>
              </table:table-cell>
              <table:table-cell office:value-type="float" office:value="9.259765">
                <text:p>9.259765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2.664874">
                <text:p>2.664874</text:p>
              </table:table-cell>
              <table:table-cell office:value-type="float" office:value="4.635488">
                <text:p>4.635488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7.704602">
                <text:p>7.704602</text:p>
              </table:table-cell>
              <table:table-cell office:value-type="float" office:value="4.994811">
                <text:p>4.99481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2.492439">
                <text:p>2.492439</text:p>
              </table:table-cell>
              <table:table-cell office:value-type="float" office:value="8.222442">
                <text:p>8.222442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6.306511">
                <text:p>6.306511</text:p>
              </table:table-cell>
              <table:table-cell office:value-type="float" office:value="6.247662">
                <text:p>6.247662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7.214147">
                <text:p>7.214147</text:p>
              </table:table-cell>
              <table:table-cell office:value-type="float" office:value="5.784945">
                <text:p>5.78494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2.083861">
                <text:p>2.083861</text:p>
              </table:table-cell>
              <table:table-cell office:value-type="float" office:value="3.440974">
                <text:p>3.440974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2.210543">
                <text:p>2.210543</text:p>
              </table:table-cell>
              <table:table-cell office:value-type="float" office:value="9.649453">
                <text:p>9.649453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7.384164">
                <text:p>7.384164</text:p>
              </table:table-cell>
              <table:table-cell office:value-type="float" office:value="5.267102">
                <text:p>5.267102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.626279">
                <text:p>1.626279</text:p>
              </table:table-cell>
              <table:table-cell office:value-type="float" office:value="9.258837">
                <text:p>9.258837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2.329203">
                <text:p>2.329203</text:p>
              </table:table-cell>
              <table:table-cell office:value-type="float" office:value="4.104087">
                <text:p>4.104087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3.106807">
                <text:p>3.106807</text:p>
              </table:table-cell>
              <table:table-cell office:value-type="float" office:value="3.257876">
                <text:p>3.257876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6.135675">
                <text:p>6.135675</text:p>
              </table:table-cell>
              <table:table-cell office:value-type="float" office:value="6.403116">
                <text:p>6.403116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6.315035">
                <text:p>6.315035</text:p>
              </table:table-cell>
              <table:table-cell office:value-type="float" office:value="5.713013">
                <text:p>5.713013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5.743919">
                <text:p>5.743919</text:p>
              </table:table-cell>
              <table:table-cell office:value-type="float" office:value="5.495307">
                <text:p>5.495307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2.4517">
                <text:p>2.4517</text:p>
              </table:table-cell>
              <table:table-cell office:value-type="float" office:value="1.922618">
                <text:p>1.922618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.578505">
                <text:p>1.578505</text:p>
              </table:table-cell>
              <table:table-cell office:value-type="float" office:value="2.912432">
                <text:p>2.912432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6.007997">
                <text:p>6.007997</text:p>
              </table:table-cell>
              <table:table-cell office:value-type="float" office:value="6.095828">
                <text:p>6.095828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2.856753">
                <text:p>2.856753</text:p>
              </table:table-cell>
              <table:table-cell office:value-type="float" office:value="10.045231">
                <text:p>10.045231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1.796288">
                <text:p>1.796288</text:p>
              </table:table-cell>
              <table:table-cell office:value-type="float" office:value="8.032424">
                <text:p>8.032424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2.038068">
                <text:p>2.038068</text:p>
              </table:table-cell>
              <table:table-cell office:value-type="float" office:value="8.648924">
                <text:p>8.648924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1.404154">
                <text:p>1.404154</text:p>
              </table:table-cell>
              <table:table-cell office:value-type="float" office:value="9.276564">
                <text:p>9.276564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7.100395">
                <text:p>7.100395</text:p>
              </table:table-cell>
              <table:table-cell office:value-type="float" office:value="7.150404">
                <text:p>7.150404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1.641643">
                <text:p>1.641643</text:p>
              </table:table-cell>
              <table:table-cell office:value-type="float" office:value="9.19857">
                <text:p>9.19857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1.563464">
                <text:p>1.563464</text:p>
              </table:table-cell>
              <table:table-cell office:value-type="float" office:value="9.478588">
                <text:p>9.478588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7.048682">
                <text:p>7.048682</text:p>
              </table:table-cell>
              <table:table-cell office:value-type="float" office:value="6.644319">
                <text:p>6.64431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6.548355">
                <text:p>6.548355</text:p>
              </table:table-cell>
              <table:table-cell office:value-type="float" office:value="6.085344">
                <text:p>6.085344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2.228195">
                <text:p>2.228195</text:p>
              </table:table-cell>
              <table:table-cell office:value-type="float" office:value="8.117962">
                <text:p>8.117962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6.81714">
                <text:p>6.81714</text:p>
              </table:table-cell>
              <table:table-cell office:value-type="float" office:value="5.840448">
                <text:p>5.840448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.365948">
                <text:p>7.365948</text:p>
              </table:table-cell>
              <table:table-cell office:value-type="float" office:value="5.481928">
                <text:p>5.481928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1.406208">
                <text:p>1.406208</text:p>
              </table:table-cell>
              <table:table-cell office:value-type="float" office:value="9.122476">
                <text:p>9.122476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7.395237">
                <text:p>7.395237</text:p>
              </table:table-cell>
              <table:table-cell office:value-type="float" office:value="6.166394">
                <text:p>6.166394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7.200927">
                <text:p>7.200927</text:p>
              </table:table-cell>
              <table:table-cell office:value-type="float" office:value="5.901659">
                <text:p>5.901659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6.996497">
                <text:p>6.996497</text:p>
              </table:table-cell>
              <table:table-cell office:value-type="float" office:value="6.976079">
                <text:p>6.976079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1.713456">
                <text:p>1.713456</text:p>
              </table:table-cell>
              <table:table-cell office:value-type="float" office:value="8.847381">
                <text:p>8.847381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2.279261">
                <text:p>2.279261</text:p>
              </table:table-cell>
              <table:table-cell office:value-type="float" office:value="9.340135">
                <text:p>9.340135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0.559691">
                <text:p>0.559691</text:p>
              </table:table-cell>
              <table:table-cell office:value-type="float" office:value="9.40486">
                <text:p>9.40486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1.388166">
                <text:p>1.388166</text:p>
              </table:table-cell>
              <table:table-cell office:value-type="float" office:value="8.673579">
                <text:p>8.673579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.488131">
                <text:p>1.488131</text:p>
              </table:table-cell>
              <table:table-cell office:value-type="float" office:value="8.612101">
                <text:p>8.612101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7.590148">
                <text:p>7.590148</text:p>
              </table:table-cell>
              <table:table-cell office:value-type="float" office:value="6.085937">
                <text:p>6.085937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5.876932">
                <text:p>5.876932</text:p>
              </table:table-cell>
              <table:table-cell office:value-type="float" office:value="5.790952">
                <text:p>5.79095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.776356">
                <text:p>1.776356</text:p>
              </table:table-cell>
              <table:table-cell office:value-type="float" office:value="3.14702">
                <text:p>3.14702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.2783">
                <text:p>1.2783</text:p>
              </table:table-cell>
              <table:table-cell office:value-type="float" office:value="2.81001">
                <text:p>2.81001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6.947585">
                <text:p>6.947585</text:p>
              </table:table-cell>
              <table:table-cell office:value-type="float" office:value="6.58025">
                <text:p>6.58025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6.921772">
                <text:p>6.921772</text:p>
              </table:table-cell>
              <table:table-cell office:value-type="float" office:value="6.585335">
                <text:p>6.585335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.447433">
                <text:p>1.447433</text:p>
              </table:table-cell>
              <table:table-cell office:value-type="float" office:value="9.984741">
                <text:p>9.984741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1.808537">
                <text:p>1.808537</text:p>
              </table:table-cell>
              <table:table-cell office:value-type="float" office:value="9.610745">
                <text:p>9.610745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2.158665">
                <text:p>2.158665</text:p>
              </table:table-cell>
              <table:table-cell office:value-type="float" office:value="9.595632">
                <text:p>9.595632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1.559332">
                <text:p>1.559332</text:p>
              </table:table-cell>
              <table:table-cell office:value-type="float" office:value="2.743646">
                <text:p>2.743646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2.685209">
                <text:p>2.685209</text:p>
              </table:table-cell>
              <table:table-cell office:value-type="float" office:value="8.616355">
                <text:p>8.616355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6.651994">
                <text:p>6.651994</text:p>
              </table:table-cell>
              <table:table-cell office:value-type="float" office:value="5.857217">
                <text:p>5.857217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7.337273">
                <text:p>7.337273</text:p>
              </table:table-cell>
              <table:table-cell office:value-type="float" office:value="6.659516">
                <text:p>6.659516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1.838304">
                <text:p>1.838304</text:p>
              </table:table-cell>
              <table:table-cell office:value-type="float" office:value="8.477683">
                <text:p>8.477683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1.530842">
                <text:p>1.530842</text:p>
              </table:table-cell>
              <table:table-cell office:value-type="float" office:value="3.725249">
                <text:p>3.725249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6.664418">
                <text:p>6.664418</text:p>
              </table:table-cell>
              <table:table-cell office:value-type="float" office:value="6.041288">
                <text:p>6.041288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1.988143">
                <text:p>1.988143</text:p>
              </table:table-cell>
              <table:table-cell office:value-type="float" office:value="10.549894">
                <text:p>10.549894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.573656">
                <text:p>1.573656</text:p>
              </table:table-cell>
              <table:table-cell office:value-type="float" office:value="8.715176">
                <text:p>8.715176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2.418733">
                <text:p>2.418733</text:p>
              </table:table-cell>
              <table:table-cell office:value-type="float" office:value="3.342669">
                <text:p>3.342669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6.176292">
                <text:p>6.176292</text:p>
              </table:table-cell>
              <table:table-cell office:value-type="float" office:value="5.219562">
                <text:p>5.219562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6.211551">
                <text:p>6.211551</text:p>
              </table:table-cell>
              <table:table-cell office:value-type="float" office:value="6.337548">
                <text:p>6.337548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0.960361">
                <text:p>0.960361</text:p>
              </table:table-cell>
              <table:table-cell office:value-type="float" office:value="9.069799">
                <text:p>9.069799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1.262443">
                <text:p>1.262443</text:p>
              </table:table-cell>
              <table:table-cell office:value-type="float" office:value="3.003937">
                <text:p>3.003937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7.343043">
                <text:p>7.343043</text:p>
              </table:table-cell>
              <table:table-cell office:value-type="float" office:value="6.015564">
                <text:p>6.015564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1.781908">
                <text:p>1.781908</text:p>
              </table:table-cell>
              <table:table-cell office:value-type="float" office:value="9.361087">
                <text:p>9.361087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2.103475">
                <text:p>2.103475</text:p>
              </table:table-cell>
              <table:table-cell office:value-type="float" office:value="4.086233">
                <text:p>4.086233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7.76867">
                <text:p>7.76867</text:p>
              </table:table-cell>
              <table:table-cell office:value-type="float" office:value="7.359675">
                <text:p>7.359675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6.829816">
                <text:p>6.829816</text:p>
              </table:table-cell>
              <table:table-cell office:value-type="float" office:value="5.745175">
                <text:p>5.745175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8.092405">
                <text:p>8.092405</text:p>
              </table:table-cell>
              <table:table-cell office:value-type="float" office:value="5.859847">
                <text:p>5.859847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5.887251">
                <text:p>5.887251</text:p>
              </table:table-cell>
              <table:table-cell office:value-type="float" office:value="5.88717">
                <text:p>5.88717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7.381067">
                <text:p>7.381067</text:p>
              </table:table-cell>
              <table:table-cell office:value-type="float" office:value="6.159642">
                <text:p>6.159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